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283cm"/>
    </style:style>
    <style:style style:name="co2" style:family="table-column">
      <style:table-column-properties fo:break-before="auto" style:column-width="6.91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is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http://ruian.linked.opendata.cz/resource/obce/554979</text:p>
          </table:table-cell>
          <table:table-cell office:value-type="string">
            <text:p>Abertamy</text:p>
          </table:table-cell>
        </table:table-row>
        <table:table-row table:style-name="ro1">
          <table:table-cell office:value-type="string">
            <text:p>http://ruian.linked.opendata.cz/resource/obce/531367</text:p>
          </table:table-cell>
          <table:table-cell office:value-type="string">
            <text:p>Adamov</text:p>
          </table:table-cell>
        </table:table-row>
        <table:table-row table:style-name="ro1">
          <table:table-cell office:value-type="string">
            <text:p>http://ruian.linked.opendata.cz/resource/obce/535826</text:p>
          </table:table-cell>
          <table:table-cell office:value-type="string">
            <text:p>Adamov</text:p>
          </table:table-cell>
        </table:table-row>
        <table:table-row table:style-name="ro1">
          <table:table-cell office:value-type="string">
            <text:p>http://ruian.linked.opendata.cz/resource/obce/581291</text:p>
          </table:table-cell>
          <table:table-cell office:value-type="string">
            <text:p>Adamov</text:p>
          </table:table-cell>
        </table:table-row>
        <table:table-row table:style-name="ro1">
          <table:table-cell office:value-type="string">
            <text:p>http://ruian.linked.opendata.cz/resource/obce/547786</text:p>
          </table:table-cell>
          <table:table-cell office:value-type="string">
            <text:p>Adršpach</text:p>
          </table:table-cell>
        </table:table-row>
        <table:table-row table:style-name="ro1">
          <table:table-cell office:value-type="string">
            <text:p>http://ruian.linked.opendata.cz/resource/obce/547981</text:p>
          </table:table-cell>
          <table:table-cell office:value-type="string">
            <text:p>Albrechtice</text:p>
          </table:table-cell>
        </table:table-row>
        <table:table-row table:style-name="ro1">
          <table:table-cell office:value-type="string">
            <text:p>http://ruian.linked.opendata.cz/resource/obce/598925</text:p>
          </table:table-cell>
          <table:table-cell office:value-type="string">
            <text:p>Albrechtice</text:p>
          </table:table-cell>
        </table:table-row>
        <table:table-row table:style-name="ro1">
          <table:table-cell office:value-type="string">
            <text:p>http://ruian.linked.opendata.cz/resource/obce/576077</text:p>
          </table:table-cell>
          <table:table-cell office:value-type="string">
            <text:p>Albrechtice nad Orlicí</text:p>
          </table:table-cell>
        </table:table-row>
        <table:table-row table:style-name="ro1">
          <table:table-cell office:value-type="string">
            <text:p>http://ruian.linked.opendata.cz/resource/obce/549258</text:p>
          </table:table-cell>
          <table:table-cell office:value-type="string">
            <text:p>Albrechtice nad Vltavou</text:p>
          </table:table-cell>
        </table:table-row>
        <table:table-row table:style-name="ro1">
          <table:table-cell office:value-type="string">
            <text:p>http://ruian.linked.opendata.cz/resource/obce/563528</text:p>
          </table:table-cell>
          <table:table-cell office:value-type="string">
            <text:p>Albrechtice v Jizerských horách</text:p>
          </table:table-cell>
        </table:table-row>
        <table:table-row table:style-name="ro1">
          <table:table-cell office:value-type="string">
            <text:p>http://ruian.linked.opendata.cz/resource/obce/568741</text:p>
          </table:table-cell>
          <table:table-cell office:value-type="string">
            <text:p>Albrechtičky</text:p>
          </table:table-cell>
        </table:table-row>
        <table:table-row table:style-name="ro1">
          <table:table-cell office:value-type="string">
            <text:p>http://ruian.linked.opendata.cz/resource/obce/506761</text:p>
          </table:table-cell>
          <table:table-cell office:value-type="string">
            <text:p>Alojzov</text:p>
          </table:table-cell>
        </table:table-row>
        <table:table-row table:style-name="ro1">
          <table:table-cell office:value-type="string">
            <text:p>http://ruian.linked.opendata.cz/resource/obce/538001</text:p>
          </table:table-cell>
          <table:table-cell office:value-type="string">
            <text:p>Andělská Hora</text:p>
          </table:table-cell>
        </table:table-row>
        <table:table-row table:style-name="ro1">
          <table:table-cell office:value-type="string">
            <text:p>http://ruian.linked.opendata.cz/resource/obce/551929</text:p>
          </table:table-cell>
          <table:table-cell office:value-type="string">
            <text:p>Andělská Hora</text:p>
          </table:table-cell>
        </table:table-row>
        <table:table-row table:style-name="ro1">
          <table:table-cell office:value-type="string">
            <text:p>http://ruian.linked.opendata.cz/resource/obce/573426</text:p>
          </table:table-cell>
          <table:table-cell office:value-type="string">
            <text:p>Anenská Studánka</text:p>
          </table:table-cell>
        </table:table-row>
        <table:table-row table:style-name="ro1">
          <table:table-cell office:value-type="string">
            <text:p>http://ruian.linked.opendata.cz/resource/obce/586030</text:p>
          </table:table-cell>
          <table:table-cell office:value-type="string">
            <text:p>Archlebov</text:p>
          </table:table-cell>
        </table:table-row>
        <table:table-row table:style-name="ro1">
          <table:table-cell office:value-type="string">
            <text:p>http://ruian.linked.opendata.cz/resource/obce/509388</text:p>
          </table:table-cell>
          <table:table-cell office:value-type="string">
            <text:p>Arneštovice</text:p>
          </table:table-cell>
        </table:table-row>
        <table:table-row table:style-name="ro1">
          <table:table-cell office:value-type="string">
            <text:p>http://ruian.linked.opendata.cz/resource/obce/586854</text:p>
          </table:table-cell>
          <table:table-cell office:value-type="string">
            <text:p>Arnolec</text:p>
          </table:table-cell>
        </table:table-row>
        <table:table-row table:style-name="ro1">
          <table:table-cell office:value-type="string">
            <text:p>http://ruian.linked.opendata.cz/resource/obce/562343</text:p>
          </table:table-cell>
          <table:table-cell office:value-type="string">
            <text:p>Arnoltice</text:p>
          </table:table-cell>
        </table:table-row>
        <table:table-row table:style-name="ro1">
          <table:table-cell office:value-type="string">
            <text:p>http://ruian.linked.opendata.cz/resource/obce/554499</text:p>
          </table:table-cell>
          <table:table-cell office:value-type="string">
            <text:p>Aš</text:p>
          </table:table-cell>
        </table:table-row>
        <table:table-row table:style-name="ro1">
          <table:table-cell office:value-type="string">
            <text:p>http://ruian.linked.opendata.cz/resource/obce/538043</text:p>
          </table:table-cell>
          <table:table-cell office:value-type="string">
            <text:p>Babice</text:p>
          </table:table-cell>
        </table:table-row>
        <table:table-row table:style-name="ro1">
          <table:table-cell office:value-type="string">
            <text:p>http://ruian.linked.opendata.cz/resource/obce/537241</text:p>
          </table:table-cell>
          <table:table-cell office:value-type="string">
            <text:p>Babice</text:p>
          </table:table-cell>
        </table:table-row>
        <table:table-row table:style-name="ro1">
          <table:table-cell office:value-type="string">
            <text:p>http://ruian.linked.opendata.cz/resource/obce/552356</text:p>
          </table:table-cell>
          <table:table-cell office:value-type="string">
            <text:p>Babice</text:p>
          </table:table-cell>
        </table:table-row>
        <table:table-row table:style-name="ro1">
          <table:table-cell office:value-type="string">
            <text:p>http://ruian.linked.opendata.cz/resource/obce/569828</text:p>
          </table:table-cell>
          <table:table-cell office:value-type="string">
            <text:p>Babice</text:p>
          </table:table-cell>
        </table:table-row>
        <table:table-row table:style-name="ro1">
          <table:table-cell office:value-type="string">
            <text:p>http://ruian.linked.opendata.cz/resource/obce/592013</text:p>
          </table:table-cell>
          <table:table-cell office:value-type="string">
            <text:p>Babice</text:p>
          </table:table-cell>
        </table:table-row>
        <table:table-row table:style-name="ro1">
          <table:table-cell office:value-type="string">
            <text:p>http://ruian.linked.opendata.cz/resource/obce/590274</text:p>
          </table:table-cell>
          <table:table-cell office:value-type="string">
            <text:p>Babice</text:p>
          </table:table-cell>
        </table:table-row>
        <table:table-row table:style-name="ro1">
          <table:table-cell office:value-type="string">
            <text:p>http://ruian.linked.opendata.cz/resource/obce/582794</text:p>
          </table:table-cell>
          <table:table-cell office:value-type="string">
            <text:p>Babice nad Svitavou</text:p>
          </table:table-cell>
        </table:table-row>
        <table:table-row table:style-name="ro1">
          <table:table-cell office:value-type="string">
            <text:p>http://ruian.linked.opendata.cz/resource/obce/582808</text:p>
          </table:table-cell>
          <table:table-cell office:value-type="string">
            <text:p>Babice u Rosic</text:p>
          </table:table-cell>
        </table:table-row>
        <table:table-row table:style-name="ro1">
          <table:table-cell office:value-type="string">
            <text:p>http://ruian.linked.opendata.cz/resource/obce/553433</text:p>
          </table:table-cell>
          <table:table-cell office:value-type="string">
            <text:p>Babylon</text:p>
          </table:table-cell>
        </table:table-row>
        <table:table-row table:style-name="ro1">
          <table:table-cell office:value-type="string">
            <text:p>http://ruian.linked.opendata.cz/resource/obce/553701</text:p>
          </table:table-cell>
          <table:table-cell office:value-type="string">
            <text:p>Bačalky</text:p>
          </table:table-cell>
        </table:table-row>
        <table:table-row table:style-name="ro1">
          <table:table-cell office:value-type="string">
            <text:p>http://ruian.linked.opendata.cz/resource/obce/576085</text:p>
          </table:table-cell>
          <table:table-cell office:value-type="string">
            <text:p>Bačetín</text:p>
          </table:table-cell>
        </table:table-row>
        <table:table-row table:style-name="ro1">
          <table:table-cell office:value-type="string">
            <text:p>http://ruian.linked.opendata.cz/resource/obce/590282</text:p>
          </table:table-cell>
          <table:table-cell office:value-type="string">
            <text:p>Bačice</text:p>
          </table:table-cell>
        </table:table-row>
        <table:table-row table:style-name="ro1">
          <table:table-cell office:value-type="string">
            <text:p>http://ruian.linked.opendata.cz/resource/obce/546194</text:p>
          </table:table-cell>
          <table:table-cell office:value-type="string">
            <text:p>Bačkov</text:p>
          </table:table-cell>
        </table:table-row>
        <table:table-row table:style-name="ro1">
          <table:table-cell office:value-type="string">
            <text:p>http://ruian.linked.opendata.cz/resource/obce/544833</text:p>
          </table:table-cell>
          <table:table-cell office:value-type="string">
            <text:p>Bačkovice</text:p>
          </table:table-cell>
        </table:table-row>
        <table:table-row table:style-name="ro1">
          <table:table-cell office:value-type="string">
            <text:p>http://ruian.linked.opendata.cz/resource/obce/561118</text:p>
          </table:table-cell>
          <table:table-cell office:value-type="string">
            <text:p>Bácovice</text:p>
          </table:table-cell>
        </table:table-row>
        <table:table-row table:style-name="ro1">
          <table:table-cell office:value-type="string">
            <text:p>http://ruian.linked.opendata.cz/resource/obce/535427</text:p>
          </table:table-cell>
          <table:table-cell office:value-type="string">
            <text:p>Bakov nad Jizerou</text:p>
          </table:table-cell>
        </table:table-row>
        <table:table-row table:style-name="ro1">
          <table:table-cell office:value-type="string">
            <text:p>http://ruian.linked.opendata.cz/resource/obce/595217</text:p>
          </table:table-cell>
          <table:table-cell office:value-type="string">
            <text:p>Baliny</text:p>
          </table:table-cell>
        </table:table-row>
        <table:table-row table:style-name="ro1">
          <table:table-cell office:value-type="string">
            <text:p>http://ruian.linked.opendata.cz/resource/obce/563251</text:p>
          </table:table-cell>
          <table:table-cell office:value-type="string">
            <text:p>Balkova Lhota</text:p>
          </table:table-cell>
        </table:table-row>
        <table:table-row table:style-name="ro1">
          <table:table-cell office:value-type="string">
            <text:p>http://ruian.linked.opendata.cz/resource/obce/572560</text:p>
          </table:table-cell>
          <table:table-cell office:value-type="string">
            <text:p>Banín</text:p>
          </table:table-cell>
        </table:table-row>
        <table:table-row table:style-name="ro1">
          <table:table-cell office:value-type="string">
            <text:p>http://ruian.linked.opendata.cz/resource/obce/592021</text:p>
          </table:table-cell>
          <table:table-cell office:value-type="string">
            <text:p>Bánov</text:p>
          </table:table-cell>
        </table:table-row>
        <table:table-row table:style-name="ro1">
          <table:table-cell office:value-type="string">
            <text:p>http://ruian.linked.opendata.cz/resource/obce/562726</text:p>
          </table:table-cell>
          <table:table-cell office:value-type="string">
            <text:p>Báňovice</text:p>
          </table:table-cell>
        </table:table-row>
        <table:table-row table:style-name="ro1">
          <table:table-cell office:value-type="string">
            <text:p>http://ruian.linked.opendata.cz/resource/obce/593729</text:p>
          </table:table-cell>
          <table:table-cell office:value-type="string">
            <text:p>Bantice</text:p>
          </table:table-cell>
        </table:table-row>
        <table:table-row table:style-name="ro1">
          <table:table-cell office:value-type="string">
            <text:p>http://ruian.linked.opendata.cz/resource/obce/569836</text:p>
          </table:table-cell>
          <table:table-cell office:value-type="string">
            <text:p>Barchov</text:p>
          </table:table-cell>
        </table:table-row>
        <table:table-row table:style-name="ro1">
          <table:table-cell office:value-type="string">
            <text:p>http://ruian.linked.opendata.cz/resource/obce/574724</text:p>
          </table:table-cell>
          <table:table-cell office:value-type="string">
            <text:p>Barchov</text:p>
          </table:table-cell>
        </table:table-row>
        <table:table-row table:style-name="ro1">
          <table:table-cell office:value-type="string">
            <text:p>http://ruian.linked.opendata.cz/resource/obce/533173</text:p>
          </table:table-cell>
          <table:table-cell office:value-type="string">
            <text:p>Barchovice</text:p>
          </table:table-cell>
        </table:table-row>
        <table:table-row table:style-name="ro1">
          <table:table-cell office:value-type="string">
            <text:p>http://ruian.linked.opendata.cz/resource/obce/588300</text:p>
          </table:table-cell>
          <table:table-cell office:value-type="string">
            <text:p>Bařice-Velké Těšany</text:p>
          </table:table-cell>
        </table:table-row>
        <table:table-row table:style-name="ro1">
          <table:table-cell office:value-type="string">
            <text:p>http://ruian.linked.opendata.cz/resource/obce/599212</text:p>
          </table:table-cell>
          <table:table-cell office:value-type="string">
            <text:p>Bartošovice</text:p>
          </table:table-cell>
        </table:table-row>
        <table:table-row table:style-name="ro1">
          <table:table-cell office:value-type="string">
            <text:p>http://ruian.linked.opendata.cz/resource/obce/576093</text:p>
          </table:table-cell>
          <table:table-cell office:value-type="string">
            <text:p>Bartošovice v Orlických horách</text:p>
          </table:table-cell>
        </table:table-row>
        <table:table-row table:style-name="ro1">
          <table:table-cell office:value-type="string">
            <text:p>http://ruian.linked.opendata.cz/resource/obce/548260</text:p>
          </table:table-cell>
          <table:table-cell office:value-type="string">
            <text:p>Bartoušov</text:p>
          </table:table-cell>
        </table:table-row>
        <table:table-row table:style-name="ro1">
          <table:table-cell office:value-type="string">
            <text:p>http://ruian.linked.opendata.cz/resource/obce/598011</text:p>
          </table:table-cell>
          <table:table-cell office:value-type="string">
            <text:p>Baška</text:p>
          </table:table-cell>
        </table:table-row>
        <table:table-row table:style-name="ro1">
          <table:table-cell office:value-type="string">
            <text:p>http://ruian.linked.opendata.cz/resource/obce/572667</text:p>
          </table:table-cell>
          <table:table-cell office:value-type="string">
            <text:p>Bašnice</text:p>
          </table:table-cell>
        </table:table-row>
        <table:table-row table:style-name="ro1">
          <table:table-cell office:value-type="string">
            <text:p>http://ruian.linked.opendata.cz/resource/obce/538051</text:p>
          </table:table-cell>
          <table:table-cell office:value-type="string">
            <text:p>Bašť</text:p>
          </table:table-cell>
        </table:table-row>
        <table:table-row table:style-name="ro1">
          <table:table-cell office:value-type="string">
            <text:p>http://ruian.linked.opendata.cz/resource/obce/586862</text:p>
          </table:table-cell>
          <table:table-cell office:value-type="string">
            <text:p>Batelov</text:p>
          </table:table-cell>
        </table:table-row>
        <table:table-row table:style-name="ro1">
          <table:table-cell office:value-type="string">
            <text:p>http://ruian.linked.opendata.cz/resource/obce/579041</text:p>
          </table:table-cell>
          <table:table-cell office:value-type="string">
            <text:p>Batňovice</text:p>
          </table:table-cell>
        </table:table-row>
        <table:table-row table:style-name="ro1">
          <table:table-cell office:value-type="string">
            <text:p>http://ruian.linked.opendata.cz/resource/obce/550809</text:p>
          </table:table-cell>
          <table:table-cell office:value-type="string">
            <text:p>Bavorov</text:p>
          </table:table-cell>
        </table:table-row>
        <table:table-row table:style-name="ro1">
          <table:table-cell office:value-type="string">
            <text:p>http://ruian.linked.opendata.cz/resource/obce/584304</text:p>
          </table:table-cell>
          <table:table-cell office:value-type="string">
            <text:p>Bavory</text:p>
          </table:table-cell>
        </table:table-row>
        <table:table-row table:style-name="ro1">
          <table:table-cell office:value-type="string">
            <text:p>http://ruian.linked.opendata.cz/resource/obce/534421</text:p>
          </table:table-cell>
          <table:table-cell office:value-type="string">
            <text:p>Bavoryně</text:p>
          </table:table-cell>
        </table:table-row>
        <table:table-row table:style-name="ro1">
          <table:table-cell office:value-type="string">
            <text:p>http://ruian.linked.opendata.cz/resource/obce/566756</text:p>
          </table:table-cell>
          <table:table-cell office:value-type="string">
            <text:p>Bdeněves</text:p>
          </table:table-cell>
        </table:table-row>
        <table:table-row table:style-name="ro1">
          <table:table-cell office:value-type="string">
            <text:p>http://ruian.linked.opendata.cz/resource/obce/565423</text:p>
          </table:table-cell>
          <table:table-cell office:value-type="string">
            <text:p>Bdín</text:p>
          </table:table-cell>
        </table:table-row>
        <table:table-row table:style-name="ro1">
          <table:table-cell office:value-type="string">
            <text:p>http://ruian.linked.opendata.cz/resource/obce/572675</text:p>
          </table:table-cell>
          <table:table-cell office:value-type="string">
            <text:p>Běchary</text:p>
          </table:table-cell>
        </table:table-row>
        <table:table-row table:style-name="ro1">
          <table:table-cell office:value-type="string">
            <text:p>http://ruian.linked.opendata.cz/resource/obce/564575</text:p>
          </table:table-cell>
          <table:table-cell office:value-type="string">
            <text:p>Bechlín</text:p>
          </table:table-cell>
        </table:table-row>
        <table:table-row table:style-name="ro1">
          <table:table-cell office:value-type="string">
            <text:p>http://ruian.linked.opendata.cz/resource/obce/552054</text:p>
          </table:table-cell>
          <table:table-cell office:value-type="string">
            <text:p>Bechyně</text:p>
          </table:table-cell>
        </table:table-row>
        <table:table-row table:style-name="ro1">
          <table:table-cell office:value-type="string">
            <text:p>http://ruian.linked.opendata.cz/resource/obce/536156</text:p>
          </table:table-cell>
          <table:table-cell office:value-type="string">
            <text:p>Bečice</text:p>
          </table:table-cell>
        </table:table-row>
        <table:table-row table:style-name="ro1">
          <table:table-cell office:value-type="string">
            <text:p>http://ruian.linked.opendata.cz/resource/obce/563366</text:p>
          </table:table-cell>
          <table:table-cell office:value-type="string">
            <text:p>Bečice</text:p>
          </table:table-cell>
        </table:table-row>
        <table:table-row table:style-name="ro1">
          <table:table-cell office:value-type="string">
            <text:p>http://ruian.linked.opendata.cz/resource/obce/567043</text:p>
          </table:table-cell>
          <table:table-cell office:value-type="string">
            <text:p>Bečov</text:p>
          </table:table-cell>
        </table:table-row>
        <table:table-row table:style-name="ro1">
          <table:table-cell office:value-type="string">
            <text:p>http://ruian.linked.opendata.cz/resource/obce/554995</text:p>
          </table:table-cell>
          <table:table-cell office:value-type="string">
            <text:p>Bečov nad Teplou</text:p>
          </table:table-cell>
        </table:table-row>
        <table:table-row table:style-name="ro1">
          <table:table-cell office:value-type="string">
            <text:p>http://ruian.linked.opendata.cz/resource/obce/533181</text:p>
          </table:table-cell>
          <table:table-cell office:value-type="string">
            <text:p>Bečváry</text:p>
          </table:table-cell>
        </table:table-row>
        <table:table-row table:style-name="ro1">
          <table:table-cell office:value-type="string">
            <text:p>http://ruian.linked.opendata.cz/resource/obce/589268</text:p>
          </table:table-cell>
          <table:table-cell office:value-type="string">
            <text:p>Bedihošť</text:p>
          </table:table-cell>
        </table:table-row>
        <table:table-row table:style-name="ro1">
          <table:table-cell office:value-type="string">
            <text:p>http://ruian.linked.opendata.cz/resource/obce/562548</text:p>
          </table:table-cell>
          <table:table-cell office:value-type="string">
            <text:p>Bednárec</text:p>
          </table:table-cell>
        </table:table-row>
        <table:table-row table:style-name="ro1">
          <table:table-cell office:value-type="string">
            <text:p>http://ruian.linked.opendata.cz/resource/obce/561053</text:p>
          </table:table-cell>
          <table:table-cell office:value-type="string">
            <text:p>Bednáreček</text:p>
          </table:table-cell>
        </table:table-row>
        <table:table-row table:style-name="ro1">
          <table:table-cell office:value-type="string">
            <text:p>http://ruian.linked.opendata.cz/resource/obce/563536</text:p>
          </table:table-cell>
          <table:table-cell office:value-type="string">
            <text:p>Bedřichov</text:p>
          </table:table-cell>
        </table:table-row>
        <table:table-row table:style-name="ro1">
          <table:table-cell office:value-type="string">
            <text:p>http://ruian.linked.opendata.cz/resource/obce/581313</text:p>
          </table:table-cell>
          <table:table-cell office:value-type="string">
            <text:p>Bedřichov</text:p>
          </table:table-cell>
        </table:table-row>
        <table:table-row table:style-name="ro1">
          <table:table-cell office:value-type="string">
            <text:p>http://ruian.linked.opendata.cz/resource/obce/541842</text:p>
          </table:table-cell>
          <table:table-cell office:value-type="string">
            <text:p>Běhařov</text:p>
          </table:table-cell>
        </table:table-row>
        <table:table-row table:style-name="ro1">
          <table:table-cell office:value-type="string">
            <text:p>http://ruian.linked.opendata.cz/resource/obce/593737</text:p>
          </table:table-cell>
          <table:table-cell office:value-type="string">
            <text:p>Běhařovice</text:p>
          </table:table-cell>
        </table:table-row>
        <table:table-row table:style-name="ro1">
          <table:table-cell office:value-type="string">
            <text:p>http://ruian.linked.opendata.cz/resource/obce/512974</text:p>
          </table:table-cell>
          <table:table-cell office:value-type="string">
            <text:p>Bělá</text:p>
          </table:table-cell>
        </table:table-row>
        <table:table-row table:style-name="ro1">
          <table:table-cell office:value-type="string">
            <text:p>http://ruian.linked.opendata.cz/resource/obce/576972</text:p>
          </table:table-cell>
          <table:table-cell office:value-type="string">
            <text:p>Bělá</text:p>
          </table:table-cell>
        </table:table-row>
        <table:table-row table:style-name="ro1">
          <table:table-cell office:value-type="string">
            <text:p>http://ruian.linked.opendata.cz/resource/obce/573566</text:p>
          </table:table-cell>
          <table:table-cell office:value-type="string">
            <text:p>Bělá</text:p>
          </table:table-cell>
        </table:table-row>
        <table:table-row table:style-name="ro1">
          <table:table-cell office:value-type="string">
            <text:p>http://ruian.linked.opendata.cz/resource/obce/561126</text:p>
          </table:table-cell>
          <table:table-cell office:value-type="string">
            <text:p>Bělá</text:p>
          </table:table-cell>
        </table:table-row>
        <table:table-row table:style-name="ro1">
          <table:table-cell office:value-type="string">
            <text:p>http://ruian.linked.opendata.cz/resource/obce/553441</text:p>
          </table:table-cell>
          <table:table-cell office:value-type="string">
            <text:p>Bělá nad Radbuzou</text:p>
          </table:table-cell>
        </table:table-row>
        <table:table-row table:style-name="ro1">
          <table:table-cell office:value-type="string">
            <text:p>http://ruian.linked.opendata.cz/resource/obce/572586</text:p>
          </table:table-cell>
          <table:table-cell office:value-type="string">
            <text:p>Bělá nad Svitavou</text:p>
          </table:table-cell>
        </table:table-row>
        <table:table-row table:style-name="ro1">
          <table:table-cell office:value-type="string">
            <text:p>http://ruian.linked.opendata.cz/resource/obce/535443</text:p>
          </table:table-cell>
          <table:table-cell office:value-type="string">
            <text:p>Bělá pod Bezdězem</text:p>
          </table:table-cell>
        </table:table-row>
        <table:table-row table:style-name="ro1">
          <table:table-cell office:value-type="string">
            <text:p>http://ruian.linked.opendata.cz/resource/obce/523917</text:p>
          </table:table-cell>
          <table:table-cell office:value-type="string">
            <text:p>Bělá pod Pradědem</text:p>
          </table:table-cell>
        </table:table-row>
        <table:table-row table:style-name="ro1">
          <table:table-cell office:value-type="string">
            <text:p>http://ruian.linked.opendata.cz/resource/obce/505391</text:p>
          </table:table-cell>
          <table:table-cell office:value-type="string">
            <text:p>Bělá u Jevíčka</text:p>
          </table:table-cell>
        </table:table-row>
        <table:table-row table:style-name="ro1">
          <table:table-cell office:value-type="string">
            <text:p>http://ruian.linked.opendata.cz/resource/obce/550817</text:p>
          </table:table-cell>
          <table:table-cell office:value-type="string">
            <text:p>Bělčice</text:p>
          </table:table-cell>
        </table:table-row>
        <table:table-row table:style-name="ro1">
          <table:table-cell office:value-type="string">
            <text:p>http://ruian.linked.opendata.cz/resource/obce/535010</text:p>
          </table:table-cell>
          <table:table-cell office:value-type="string">
            <text:p>Běleč</text:p>
          </table:table-cell>
        </table:table-row>
        <table:table-row table:style-name="ro1">
          <table:table-cell office:value-type="string">
            <text:p>http://ruian.linked.opendata.cz/resource/obce/581321</text:p>
          </table:table-cell>
          <table:table-cell office:value-type="string">
            <text:p>Běleč</text:p>
          </table:table-cell>
        </table:table-row>
        <table:table-row table:style-name="ro1">
          <table:table-cell office:value-type="string">
            <text:p>http://ruian.linked.opendata.cz/resource/obce/560448</text:p>
          </table:table-cell>
          <table:table-cell office:value-type="string">
            <text:p>Běleč</text:p>
          </table:table-cell>
        </table:table-row>
        <table:table-row table:style-name="ro1">
          <table:table-cell office:value-type="string">
            <text:p>http://ruian.linked.opendata.cz/resource/obce/569852</text:p>
          </table:table-cell>
          <table:table-cell office:value-type="string">
            <text:p>Běleč nad Orlicí</text:p>
          </table:table-cell>
        </table:table-row>
        <table:table-row table:style-name="ro1">
          <table:table-cell office:value-type="string">
            <text:p>http://ruian.linked.opendata.cz/resource/obce/500526</text:p>
          </table:table-cell>
          <table:table-cell office:value-type="string">
            <text:p>Bělkovice-Lašťany</text:p>
          </table:table-cell>
        </table:table-row>
        <table:table-row table:style-name="ro1">
          <table:table-cell office:value-type="string">
            <text:p>http://ruian.linked.opendata.cz/resource/obce/532070</text:p>
          </table:table-cell>
          <table:table-cell office:value-type="string">
            <text:p>Běloky</text:p>
          </table:table-cell>
        </table:table-row>
        <table:table-row table:style-name="ro1">
          <table:table-cell office:value-type="string">
            <text:p>http://ruian.linked.opendata.cz/resource/obce/512231</text:p>
          </table:table-cell>
          <table:table-cell office:value-type="string">
            <text:p>Bělotín</text:p>
          </table:table-cell>
        </table:table-row>
        <table:table-row table:style-name="ro1">
          <table:table-cell office:value-type="string">
            <text:p>http://ruian.linked.opendata.cz/resource/obce/588318</text:p>
          </table:table-cell>
          <table:table-cell office:value-type="string">
            <text:p>Bělov</text:p>
          </table:table-cell>
        </table:table-row>
        <table:table-row table:style-name="ro1">
          <table:table-cell office:value-type="string">
            <text:p>http://ruian.linked.opendata.cz/resource/obce/533190</text:p>
          </table:table-cell>
          <table:table-cell office:value-type="string">
            <text:p>Bělušice</text:p>
          </table:table-cell>
        </table:table-row>
        <table:table-row table:style-name="ro1">
          <table:table-cell office:value-type="string">
            <text:p>http://ruian.linked.opendata.cz/resource/obce/567051</text:p>
          </table:table-cell>
          <table:table-cell office:value-type="string">
            <text:p>Bělušice</text:p>
          </table:table-cell>
        </table:table-row>
        <table:table-row table:style-name="ro1">
          <table:table-cell office:value-type="string">
            <text:p>http://ruian.linked.opendata.cz/resource/obce/569861</text:p>
          </table:table-cell>
          <table:table-cell office:value-type="string">
            <text:p>Benátky</text:p>
          </table:table-cell>
        </table:table-row>
        <table:table-row table:style-name="ro1">
          <table:table-cell office:value-type="string">
            <text:p>http://ruian.linked.opendata.cz/resource/obce/577774</text:p>
          </table:table-cell>
          <table:table-cell office:value-type="string">
            <text:p>Benátky</text:p>
          </table:table-cell>
        </table:table-row>
        <table:table-row table:style-name="ro1">
          <table:table-cell office:value-type="string">
            <text:p>http://ruian.linked.opendata.cz/resource/obce/535451</text:p>
          </table:table-cell>
          <table:table-cell office:value-type="string">
            <text:p>Benátky nad Jizerou</text:p>
          </table:table-cell>
        </table:table-row>
        <table:table-row table:style-name="ro1">
          <table:table-cell office:value-type="string">
            <text:p>http://ruian.linked.opendata.cz/resource/obce/576981</text:p>
          </table:table-cell>
          <table:table-cell office:value-type="string">
            <text:p>Benecko</text:p>
          </table:table-cell>
        </table:table-row>
        <table:table-row table:style-name="ro1">
          <table:table-cell office:value-type="string">
            <text:p>http://ruian.linked.opendata.cz/resource/obce/529303</text:p>
          </table:table-cell>
          <table:table-cell office:value-type="string">
            <text:p>Benešov</text:p>
          </table:table-cell>
        </table:table-row>
        <table:table-row table:style-name="ro1">
          <table:table-cell office:value-type="string">
            <text:p>http://ruian.linked.opendata.cz/resource/obce/581330</text:p>
          </table:table-cell>
          <table:table-cell office:value-type="string">
            <text:p>Benešov</text:p>
          </table:table-cell>
        </table:table-row>
        <table:table-row table:style-name="ro1">
          <table:table-cell office:value-type="string">
            <text:p>http://ruian.linked.opendata.cz/resource/obce/545406</text:p>
          </table:table-cell>
          <table:table-cell office:value-type="string">
            <text:p>Benešov nad Černou</text:p>
          </table:table-cell>
        </table:table-row>
        <table:table-row table:style-name="ro1">
          <table:table-cell office:value-type="string">
            <text:p>http://ruian.linked.opendata.cz/resource/obce/562351</text:p>
          </table:table-cell>
          <table:table-cell office:value-type="string">
            <text:p>Benešov nad Ploučnicí</text:p>
          </table:table-cell>
        </table:table-row>
        <table:table-row table:style-name="ro1">
          <table:table-cell office:value-type="string">
            <text:p>http://ruian.linked.opendata.cz/resource/obce/576999</text:p>
          </table:table-cell>
          <table:table-cell office:value-type="string">
            <text:p>Benešov u Semil</text:p>
          </table:table-cell>
        </table:table-row>
        <table:table-row table:style-name="ro1">
          <table:table-cell office:value-type="string">
            <text:p>http://ruian.linked.opendata.cz/resource/obce/560723</text:p>
          </table:table-cell>
          <table:table-cell office:value-type="string">
            <text:p>Benešovice</text:p>
          </table:table-cell>
        </table:table-row>
        <table:table-row table:style-name="ro1">
          <table:table-cell office:value-type="string">
            <text:p>http://ruian.linked.opendata.cz/resource/obce/590304</text:p>
          </table:table-cell>
          <table:table-cell office:value-type="string">
            <text:p>Benetice</text:p>
          </table:table-cell>
        </table:table-row>
        <table:table-row table:style-name="ro1">
          <table:table-cell office:value-type="string">
            <text:p>http://ruian.linked.opendata.cz/resource/obce/512281</text:p>
          </table:table-cell>
          <table:table-cell office:value-type="string">
            <text:p>Beňov</text:p>
          </table:table-cell>
        </table:table-row>
        <table:table-row table:style-name="ro1">
          <table:table-cell office:value-type="string">
            <text:p>http://ruian.linked.opendata.cz/resource/obce/531111</text:p>
          </table:table-cell>
          <table:table-cell office:value-type="string">
            <text:p>Bernardov</text:p>
          </table:table-cell>
        </table:table-row>
        <table:table-row table:style-name="ro1">
          <table:table-cell office:value-type="string">
            <text:p>http://ruian.linked.opendata.cz/resource/obce/532568</text:p>
          </table:table-cell>
          <table:table-cell office:value-type="string">
            <text:p>Bernartice</text:p>
          </table:table-cell>
        </table:table-row>
        <table:table-row table:style-name="ro1">
          <table:table-cell office:value-type="string">
            <text:p>http://ruian.linked.opendata.cz/resource/obce/524891</text:p>
          </table:table-cell>
          <table:table-cell office:value-type="string">
            <text:p>Bernartice</text:p>
          </table:table-cell>
        </table:table-row>
        <table:table-row table:style-name="ro1">
          <table:table-cell office:value-type="string">
            <text:p>http://ruian.linked.opendata.cz/resource/obce/549266</text:p>
          </table:table-cell>
          <table:table-cell office:value-type="string">
            <text:p>Bernartice</text:p>
          </table:table-cell>
        </table:table-row>
        <table:table-row table:style-name="ro1">
          <table:table-cell office:value-type="string">
            <text:p>http://ruian.linked.opendata.cz/resource/obce/579050</text:p>
          </table:table-cell>
          <table:table-cell office:value-type="string">
            <text:p>Bernartice</text:p>
          </table:table-cell>
        </table:table-row>
        <table:table-row table:style-name="ro1">
          <table:table-cell office:value-type="string">
            <text:p>http://ruian.linked.opendata.cz/resource/obce/568481</text:p>
          </table:table-cell>
          <table:table-cell office:value-type="string">
            <text:p>Bernartice nad Odrou</text:p>
          </table:table-cell>
        </table:table-row>
        <table:table-row table:style-name="ro1">
          <table:table-cell office:value-type="string">
            <text:p>http://ruian.linked.opendata.cz/resource/obce/531057</text:p>
          </table:table-cell>
          <table:table-cell office:value-type="string">
            <text:p>Beroun</text:p>
          </table:table-cell>
        </table:table-row>
        <table:table-row table:style-name="ro1">
          <table:table-cell office:value-type="string">
            <text:p>http://ruian.linked.opendata.cz/resource/obce/532088</text:p>
          </table:table-cell>
          <table:table-cell office:value-type="string">
            <text:p>Beřovice</text:p>
          </table:table-cell>
        </table:table-row>
        <table:table-row table:style-name="ro1">
          <table:table-cell office:value-type="string">
            <text:p>http://ruian.linked.opendata.cz/resource/obce/537021</text:p>
          </table:table-cell>
          <table:table-cell office:value-type="string">
            <text:p>Běrunice</text:p>
          </table:table-cell>
        </table:table-row>
        <table:table-row table:style-name="ro1">
          <table:table-cell office:value-type="string">
            <text:p>http://ruian.linked.opendata.cz/resource/obce/545414</text:p>
          </table:table-cell>
          <table:table-cell office:value-type="string">
            <text:p>Besednice</text:p>
          </table:table-cell>
        </table:table-row>
        <table:table-row table:style-name="ro1">
          <table:table-cell office:value-type="string">
            <text:p>http://ruian.linked.opendata.cz/resource/obce/555797</text:p>
          </table:table-cell>
          <table:table-cell office:value-type="string">
            <text:p>Běšiny</text:p>
          </table:table-cell>
        </table:table-row>
        <table:table-row table:style-name="ro1">
          <table:table-cell office:value-type="string">
            <text:p>http://ruian.linked.opendata.cz/resource/obce/531073</text:p>
          </table:table-cell>
          <table:table-cell office:value-type="string">
            <text:p>Běštín</text:p>
          </table:table-cell>
        </table:table-row>
        <table:table-row table:style-name="ro1">
          <table:table-cell office:value-type="string">
            <text:p>http://ruian.linked.opendata.cz/resource/obce/553760</text:p>
          </table:table-cell>
          <table:table-cell office:value-type="string">
            <text:p>Běstovice</text:p>
          </table:table-cell>
        </table:table-row>
        <table:table-row table:style-name="ro1">
          <table:table-cell office:value-type="string">
            <text:p>http://ruian.linked.opendata.cz/resource/obce/571181</text:p>
          </table:table-cell>
          <table:table-cell office:value-type="string">
            <text:p>Běstvina</text:p>
          </table:table-cell>
        </table:table-row>
        <table:table-row table:style-name="ro1">
          <table:table-cell office:value-type="string">
            <text:p>http://ruian.linked.opendata.cz/resource/obce/574309</text:p>
          </table:table-cell>
          <table:table-cell office:value-type="string">
            <text:p>Bezděčí u Trnávky</text:p>
          </table:table-cell>
        </table:table-row>
        <table:table-row table:style-name="ro1">
          <table:table-cell office:value-type="string">
            <text:p>http://ruian.linked.opendata.cz/resource/obce/598895</text:p>
          </table:table-cell>
          <table:table-cell office:value-type="string">
            <text:p>Bezdědovice</text:p>
          </table:table-cell>
        </table:table-row>
        <table:table-row table:style-name="ro1">
          <table:table-cell office:value-type="string">
            <text:p>http://ruian.linked.opendata.cz/resource/obce/548430</text:p>
          </table:table-cell>
          <table:table-cell office:value-type="string">
            <text:p>Bezděkov</text:p>
          </table:table-cell>
        </table:table-row>
        <table:table-row table:style-name="ro1">
          <table:table-cell office:value-type="string">
            <text:p>http://ruian.linked.opendata.cz/resource/obce/541095</text:p>
          </table:table-cell>
          <table:table-cell office:value-type="string">
            <text:p>Bezděkov</text:p>
          </table:table-cell>
        </table:table-row>
        <table:table-row table:style-name="ro1">
          <table:table-cell office:value-type="string">
            <text:p>http://ruian.linked.opendata.cz/resource/obce/555801</text:p>
          </table:table-cell>
          <table:table-cell office:value-type="string">
            <text:p>Bezděkov</text:p>
          </table:table-cell>
        </table:table-row>
        <table:table-row table:style-name="ro1">
          <table:table-cell office:value-type="string">
            <text:p>http://ruian.linked.opendata.cz/resource/obce/574741</text:p>
          </table:table-cell>
          <table:table-cell office:value-type="string">
            <text:p>Bezděkov</text:p>
          </table:table-cell>
        </table:table-row>
        <table:table-row table:style-name="ro1">
          <table:table-cell office:value-type="string">
            <text:p>http://ruian.linked.opendata.cz/resource/obce/573884</text:p>
          </table:table-cell>
          <table:table-cell office:value-type="string">
            <text:p>Bezděkov nad Metují</text:p>
          </table:table-cell>
        </table:table-row>
        <table:table-row table:style-name="ro1">
          <table:table-cell office:value-type="string">
            <text:p>http://ruian.linked.opendata.cz/resource/obce/529672</text:p>
          </table:table-cell>
          <table:table-cell office:value-type="string">
            <text:p>Bezděkov pod Třemšínem</text:p>
          </table:table-cell>
        </table:table-row>
        <table:table-row table:style-name="ro1">
          <table:table-cell office:value-type="string">
            <text:p>http://ruian.linked.opendata.cz/resource/obce/561398</text:p>
          </table:table-cell>
          <table:table-cell office:value-type="string">
            <text:p>Bezděz</text:p>
          </table:table-cell>
        </table:table-row>
        <table:table-row table:style-name="ro1">
          <table:table-cell office:value-type="string">
            <text:p>http://ruian.linked.opendata.cz/resource/obce/560740</text:p>
          </table:table-cell>
          <table:table-cell office:value-type="string">
            <text:p>Bezdružice</text:p>
          </table:table-cell>
        </table:table-row>
        <table:table-row table:style-name="ro1">
          <table:table-cell office:value-type="string">
            <text:p>http://ruian.linked.opendata.cz/resource/obce/593745</text:p>
          </table:table-cell>
          <table:table-cell office:value-type="string">
            <text:p>Bezkov</text:p>
          </table:table-cell>
        </table:table-row>
        <table:table-row table:style-name="ro1">
          <table:table-cell office:value-type="string">
            <text:p>http://ruian.linked.opendata.cz/resource/obce/588326</text:p>
          </table:table-cell>
          <table:table-cell office:value-type="string">
            <text:p>Bezměrov</text:p>
          </table:table-cell>
        </table:table-row>
        <table:table-row table:style-name="ro1">
          <table:table-cell office:value-type="string">
            <text:p>http://ruian.linked.opendata.cz/resource/obce/535478</text:p>
          </table:table-cell>
          <table:table-cell office:value-type="string">
            <text:p>Bezno</text:p>
          </table:table-cell>
        </table:table-row>
        <table:table-row table:style-name="ro1">
          <table:table-cell office:value-type="string">
            <text:p>http://ruian.linked.opendata.cz/resource/obce/512401</text:p>
          </table:table-cell>
          <table:table-cell office:value-type="string">
            <text:p>Bezuchov</text:p>
          </table:table-cell>
        </table:table-row>
        <table:table-row table:style-name="ro1">
          <table:table-cell office:value-type="string">
            <text:p>http://ruian.linked.opendata.cz/resource/obce/558656</text:p>
          </table:table-cell>
          <table:table-cell office:value-type="string">
            <text:p>Bezvěrov</text:p>
          </table:table-cell>
        </table:table-row>
        <table:table-row table:style-name="ro1">
          <table:table-cell office:value-type="string">
            <text:p>http://ruian.linked.opendata.cz/resource/obce/563901</text:p>
          </table:table-cell>
          <table:table-cell office:value-type="string">
            <text:p>Bílá</text:p>
          </table:table-cell>
        </table:table-row>
        <table:table-row table:style-name="ro1">
          <table:table-cell office:value-type="string">
            <text:p>http://ruian.linked.opendata.cz/resource/obce/598020</text:p>
          </table:table-cell>
          <table:table-cell office:value-type="string">
            <text:p>Bílá</text:p>
          </table:table-cell>
        </table:table-row>
        <table:table-row table:style-name="ro1">
          <table:table-cell office:value-type="string">
            <text:p>http://ruian.linked.opendata.cz/resource/obce/565750</text:p>
          </table:table-cell>
          <table:table-cell office:value-type="string">
            <text:p>Bílá Hlína</text:p>
          </table:table-cell>
        </table:table-row>
        <table:table-row table:style-name="ro1">
          <table:table-cell office:value-type="string">
            <text:p>http://ruian.linked.opendata.cz/resource/obce/500623</text:p>
          </table:table-cell>
          <table:table-cell office:value-type="string">
            <text:p>Bílá Lhota</text:p>
          </table:table-cell>
        </table:table-row>
        <table:table-row table:style-name="ro1">
          <table:table-cell office:value-type="string">
            <text:p>http://ruian.linked.opendata.cz/resource/obce/579068</text:p>
          </table:table-cell>
          <table:table-cell office:value-type="string">
            <text:p>Bílá Třemešná</text:p>
          </table:table-cell>
        </table:table-row>
        <table:table-row table:style-name="ro1">
          <table:table-cell office:value-type="string">
            <text:p>http://ruian.linked.opendata.cz/resource/obce/525227</text:p>
          </table:table-cell>
          <table:table-cell office:value-type="string">
            <text:p>Bílá Voda</text:p>
          </table:table-cell>
        </table:table-row>
        <table:table-row table:style-name="ro1">
          <table:table-cell office:value-type="string">
            <text:p>http://ruian.linked.opendata.cz/resource/obce/597198</text:p>
          </table:table-cell>
          <table:table-cell office:value-type="string">
            <text:p>Bílčice</text:p>
          </table:table-cell>
        </table:table-row>
        <table:table-row table:style-name="ro1">
          <table:table-cell office:value-type="string">
            <text:p>http://ruian.linked.opendata.cz/resource/obce/533971</text:p>
          </table:table-cell>
          <table:table-cell office:value-type="string">
            <text:p>Bílé Podolí</text:p>
          </table:table-cell>
        </table:table-row>
        <table:table-row table:style-name="ro1">
          <table:table-cell office:value-type="string">
            <text:p>http://ruian.linked.opendata.cz/resource/obce/579076</text:p>
          </table:table-cell>
          <table:table-cell office:value-type="string">
            <text:p>Bílé Poličany</text:p>
          </table:table-cell>
        </table:table-row>
        <table:table-row table:style-name="ro1">
          <table:table-cell office:value-type="string">
            <text:p>http://ruian.linked.opendata.cz/resource/obce/562980</text:p>
          </table:table-cell>
          <table:table-cell office:value-type="string">
            <text:p>Bílence</text:p>
          </table:table-cell>
        </table:table-row>
        <table:table-row table:style-name="ro1">
          <table:table-cell office:value-type="string">
            <text:p>http://ruian.linked.opendata.cz/resource/obce/535125</text:p>
          </table:table-cell>
          <table:table-cell office:value-type="string">
            <text:p>Bílichov</text:p>
          </table:table-cell>
        </table:table-row>
        <table:table-row table:style-name="ro1">
          <table:table-cell office:value-type="string">
            <text:p>http://ruian.linked.opendata.cz/resource/obce/567451</text:p>
          </table:table-cell>
          <table:table-cell office:value-type="string">
            <text:p>Bílina</text:p>
          </table:table-cell>
        </table:table-row>
        <table:table-row table:style-name="ro1">
          <table:table-cell office:value-type="string">
            <text:p>http://ruian.linked.opendata.cz/resource/obce/530743</text:p>
          </table:table-cell>
          <table:table-cell office:value-type="string">
            <text:p>Bílkovice</text:p>
          </table:table-cell>
        </table:table-row>
        <table:table-row table:style-name="ro1">
          <table:table-cell office:value-type="string">
            <text:p>http://ruian.linked.opendata.cz/resource/obce/530239</text:p>
          </table:table-cell>
          <table:table-cell office:value-type="string">
            <text:p>Bílov</text:p>
          </table:table-cell>
        </table:table-row>
        <table:table-row table:style-name="ro1">
          <table:table-cell office:value-type="string">
            <text:p>http://ruian.linked.opendata.cz/resource/obce/546984</text:p>
          </table:table-cell>
          <table:table-cell office:value-type="string">
            <text:p>Bílov</text:p>
          </table:table-cell>
        </table:table-row>
        <table:table-row table:style-name="ro1">
          <table:table-cell office:value-type="string">
            <text:p>http://ruian.linked.opendata.cz/resource/obce/599247</text:p>
          </table:table-cell>
          <table:table-cell office:value-type="string">
            <text:p>Bílovec</text:p>
          </table:table-cell>
        </table:table-row>
        <table:table-row table:style-name="ro1">
          <table:table-cell office:value-type="string">
            <text:p>http://ruian.linked.opendata.cz/resource/obce/592030</text:p>
          </table:table-cell>
          <table:table-cell office:value-type="string">
            <text:p>Bílovice</text:p>
          </table:table-cell>
        </table:table-row>
        <table:table-row table:style-name="ro1">
          <table:table-cell office:value-type="string">
            <text:p>http://ruian.linked.opendata.cz/resource/obce/582824</text:p>
          </table:table-cell>
          <table:table-cell office:value-type="string">
            <text:p>Bílovice nad Svitavou</text:p>
          </table:table-cell>
        </table:table-row>
        <table:table-row table:style-name="ro1">
          <table:table-cell office:value-type="string">
            <text:p>http://ruian.linked.opendata.cz/resource/obce/589276</text:p>
          </table:table-cell>
          <table:table-cell office:value-type="string">
            <text:p>Bílovice-Lutotín</text:p>
          </table:table-cell>
        </table:table-row>
        <table:table-row table:style-name="ro1">
          <table:table-cell office:value-type="string">
            <text:p>http://ruian.linked.opendata.cz/resource/obce/552062</text:p>
          </table:table-cell>
          <table:table-cell office:value-type="string">
            <text:p>Bílsko</text:p>
          </table:table-cell>
        </table:table-row>
        <table:table-row table:style-name="ro1">
          <table:table-cell office:value-type="string">
            <text:p>http://ruian.linked.opendata.cz/resource/obce/550833</text:p>
          </table:table-cell>
          <table:table-cell office:value-type="string">
            <text:p>Bílsko</text:p>
          </table:table-cell>
        </table:table-row>
        <table:table-row table:style-name="ro1">
          <table:table-cell office:value-type="string">
            <text:p>http://ruian.linked.opendata.cz/resource/obce/548901</text:p>
          </table:table-cell>
          <table:table-cell office:value-type="string">
            <text:p>Bílsko u Hořic</text:p>
          </table:table-cell>
        </table:table-row>
        <table:table-row table:style-name="ro1">
          <table:table-cell office:value-type="string">
            <text:p>http://ruian.linked.opendata.cz/resource/obce/586889</text:p>
          </table:table-cell>
          <table:table-cell office:value-type="string">
            <text:p>Bílý Kámen</text:p>
          </table:table-cell>
        </table:table-row>
        <table:table-row table:style-name="ro1">
          <table:table-cell office:value-type="string">
            <text:p>http://ruian.linked.opendata.cz/resource/obce/563919</text:p>
          </table:table-cell>
          <table:table-cell office:value-type="string">
            <text:p>Bílý Kostel nad Nisou</text:p>
          </table:table-cell>
        </table:table-row>
        <table:table-row table:style-name="ro1">
          <table:table-cell office:value-type="string">
            <text:p>http://ruian.linked.opendata.cz/resource/obce/546631</text:p>
          </table:table-cell>
          <table:table-cell office:value-type="string">
            <text:p>Bílý Potok</text:p>
          </table:table-cell>
        </table:table-row>
        <table:table-row table:style-name="ro1">
          <table:table-cell office:value-type="string">
            <text:p>http://ruian.linked.opendata.cz/resource/obce/576107</text:p>
          </table:table-cell>
          <table:table-cell office:value-type="string">
            <text:p>Bílý Újezd</text:p>
          </table:table-cell>
        </table:table-row>
        <table:table-row table:style-name="ro1">
          <table:table-cell office:value-type="string">
            <text:p>http://ruian.linked.opendata.cz/resource/obce/578088</text:p>
          </table:table-cell>
          <table:table-cell office:value-type="string">
            <text:p>Biřkov</text:p>
          </table:table-cell>
        </table:table-row>
        <table:table-row table:style-name="ro1">
          <table:table-cell office:value-type="string">
            <text:p>http://ruian.linked.opendata.cz/resource/obce/582832</text:p>
          </table:table-cell>
          <table:table-cell office:value-type="string">
            <text:p>Biskoupky</text:p>
          </table:table-cell>
        </table:table-row>
        <table:table-row table:style-name="ro1">
          <table:table-cell office:value-type="string">
            <text:p>http://ruian.linked.opendata.cz/resource/obce/572519</text:p>
          </table:table-cell>
          <table:table-cell office:value-type="string">
            <text:p>Biskupice</text:p>
          </table:table-cell>
        </table:table-row>
        <table:table-row table:style-name="ro1">
          <table:table-cell office:value-type="string">
            <text:p>http://ruian.linked.opendata.cz/resource/obce/573949</text:p>
          </table:table-cell>
          <table:table-cell office:value-type="string">
            <text:p>Biskupice</text:p>
          </table:table-cell>
        </table:table-row>
        <table:table-row table:style-name="ro1">
          <table:table-cell office:value-type="string">
            <text:p>http://ruian.linked.opendata.cz/resource/obce/585076</text:p>
          </table:table-cell>
          <table:table-cell office:value-type="string">
            <text:p>Biskupice</text:p>
          </table:table-cell>
        </table:table-row>
        <table:table-row table:style-name="ro1">
          <table:table-cell office:value-type="string">
            <text:p>http://ruian.linked.opendata.cz/resource/obce/589284</text:p>
          </table:table-cell>
          <table:table-cell office:value-type="string">
            <text:p>Biskupice</text:p>
          </table:table-cell>
        </table:table-row>
        <table:table-row table:style-name="ro1">
          <table:table-cell office:value-type="string">
            <text:p>http://ruian.linked.opendata.cz/resource/obce/590312</text:p>
          </table:table-cell>
          <table:table-cell office:value-type="string">
            <text:p>Biskupice-Pulkov</text:p>
          </table:table-cell>
        </table:table-row>
        <table:table-row table:style-name="ro1">
          <table:table-cell office:value-type="string">
            <text:p>http://ruian.linked.opendata.cz/resource/obce/535486</text:p>
          </table:table-cell>
          <table:table-cell office:value-type="string">
            <text:p>Bítouchov</text:p>
          </table:table-cell>
        </table:table-row>
        <table:table-row table:style-name="ro1">
          <table:table-cell office:value-type="string">
            <text:p>http://ruian.linked.opendata.cz/resource/obce/554936</text:p>
          </table:table-cell>
          <table:table-cell office:value-type="string">
            <text:p>Bítov</text:p>
          </table:table-cell>
        </table:table-row>
        <table:table-row table:style-name="ro1">
          <table:table-cell office:value-type="string">
            <text:p>http://ruian.linked.opendata.cz/resource/obce/593753</text:p>
          </table:table-cell>
          <table:table-cell office:value-type="string">
            <text:p>Bítov</text:p>
          </table:table-cell>
        </table:table-row>
        <table:table-row table:style-name="ro1">
          <table:table-cell office:value-type="string">
            <text:p>http://ruian.linked.opendata.cz/resource/obce/505005</text:p>
          </table:table-cell>
          <table:table-cell office:value-type="string">
            <text:p>Bítovany</text:p>
          </table:table-cell>
        </table:table-row>
        <table:table-row table:style-name="ro1">
          <table:table-cell office:value-type="string">
            <text:p>http://ruian.linked.opendata.cz/resource/obce/586897</text:p>
          </table:table-cell>
          <table:table-cell office:value-type="string">
            <text:p>Bítovčice</text:p>
          </table:table-cell>
        </table:table-row>
        <table:table-row table:style-name="ro1">
          <table:table-cell office:value-type="string">
            <text:p>http://ruian.linked.opendata.cz/resource/obce/565997</text:p>
          </table:table-cell>
          <table:table-cell office:value-type="string">
            <text:p>Bitozeves</text:p>
          </table:table-cell>
        </table:table-row>
        <table:table-row table:style-name="ro1">
          <table:table-cell office:value-type="string">
            <text:p>http://ruian.linked.opendata.cz/resource/obce/593761</text:p>
          </table:table-cell>
          <table:table-cell office:value-type="string">
            <text:p>Blanné</text:p>
          </table:table-cell>
        </table:table-row>
        <table:table-row table:style-name="ro1">
          <table:table-cell office:value-type="string">
            <text:p>http://ruian.linked.opendata.cz/resource/obce/581283</text:p>
          </table:table-cell>
          <table:table-cell office:value-type="string">
            <text:p>Blansko</text:p>
          </table:table-cell>
        </table:table-row>
        <table:table-row table:style-name="ro1">
          <table:table-cell office:value-type="string">
            <text:p>http://ruian.linked.opendata.cz/resource/obce/561401</text:p>
          </table:table-cell>
          <table:table-cell office:value-type="string">
            <text:p>Blatce</text:p>
          </table:table-cell>
        </table:table-row>
        <table:table-row table:style-name="ro1">
          <table:table-cell office:value-type="string">
            <text:p>http://ruian.linked.opendata.cz/resource/obce/500801</text:p>
          </table:table-cell>
          <table:table-cell office:value-type="string">
            <text:p>Blatec</text:p>
          </table:table-cell>
        </table:table-row>
        <table:table-row table:style-name="ro1">
          <table:table-cell office:value-type="string">
            <text:p>http://ruian.linked.opendata.cz/resource/obce/550850</text:p>
          </table:table-cell>
          <table:table-cell office:value-type="string">
            <text:p>Blatná</text:p>
          </table:table-cell>
        </table:table-row>
        <table:table-row table:style-name="ro1">
          <table:table-cell office:value-type="string">
            <text:p>http://ruian.linked.opendata.cz/resource/obce/590321</text:p>
          </table:table-cell>
          <table:table-cell office:value-type="string">
            <text:p>Blatnice</text:p>
          </table:table-cell>
        </table:table-row>
        <table:table-row table:style-name="ro1">
          <table:table-cell office:value-type="string">
            <text:p>http://ruian.linked.opendata.cz/resource/obce/558672</text:p>
          </table:table-cell>
          <table:table-cell office:value-type="string">
            <text:p>Blatnice</text:p>
          </table:table-cell>
        </table:table-row>
        <table:table-row table:style-name="ro1">
          <table:table-cell office:value-type="string">
            <text:p>http://ruian.linked.opendata.cz/resource/obce/586048</text:p>
          </table:table-cell>
          <table:table-cell office:value-type="string">
            <text:p>Blatnice pod Svatým Antonínkem</text:p>
          </table:table-cell>
        </table:table-row>
        <table:table-row table:style-name="ro1">
          <table:table-cell office:value-type="string">
            <text:p>http://ruian.linked.opendata.cz/resource/obce/586056</text:p>
          </table:table-cell>
          <table:table-cell office:value-type="string">
            <text:p>Blatnička</text:p>
          </table:table-cell>
        </table:table-row>
        <table:table-row table:style-name="ro1">
          <table:table-cell office:value-type="string">
            <text:p>http://ruian.linked.opendata.cz/resource/obce/566004</text:p>
          </table:table-cell>
          <table:table-cell office:value-type="string">
            <text:p>Blatno</text:p>
          </table:table-cell>
        </table:table-row>
        <table:table-row table:style-name="ro1">
          <table:table-cell office:value-type="string">
            <text:p>http://ruian.linked.opendata.cz/resource/obce/562998</text:p>
          </table:table-cell>
          <table:table-cell office:value-type="string">
            <text:p>Blatno</text:p>
          </table:table-cell>
        </table:table-row>
        <table:table-row table:style-name="ro1">
          <table:table-cell office:value-type="string">
            <text:p>http://ruian.linked.opendata.cz/resource/obce/561711</text:p>
          </table:table-cell>
          <table:table-cell office:value-type="string">
            <text:p>Blažejov</text:p>
          </table:table-cell>
        </table:table-row>
        <table:table-row table:style-name="ro1">
          <table:table-cell office:value-type="string">
            <text:p>http://ruian.linked.opendata.cz/resource/obce/532380</text:p>
          </table:table-cell>
          <table:table-cell office:value-type="string">
            <text:p>Blažejovice</text:p>
          </table:table-cell>
        </table:table-row>
        <table:table-row table:style-name="ro1">
          <table:table-cell office:value-type="string">
            <text:p>http://ruian.linked.opendata.cz/resource/obce/542318</text:p>
          </table:table-cell>
          <table:table-cell office:value-type="string">
            <text:p>Blazice</text:p>
          </table:table-cell>
        </table:table-row>
        <table:table-row table:style-name="ro1">
          <table:table-cell office:value-type="string">
            <text:p>http://ruian.linked.opendata.cz/resource/obce/566764</text:p>
          </table:table-cell>
          <table:table-cell office:value-type="string">
            <text:p>Blažim</text:p>
          </table:table-cell>
        </table:table-row>
        <table:table-row table:style-name="ro1">
          <table:table-cell office:value-type="string">
            <text:p>http://ruian.linked.opendata.cz/resource/obce/566012</text:p>
          </table:table-cell>
          <table:table-cell office:value-type="string">
            <text:p>Blažim</text:p>
          </table:table-cell>
        </table:table-row>
        <table:table-row table:style-name="ro1">
          <table:table-cell office:value-type="string">
            <text:p>http://ruian.linked.opendata.cz/resource/obce/595241</text:p>
          </table:table-cell>
          <table:table-cell office:value-type="string">
            <text:p>Blažkov</text:p>
          </table:table-cell>
        </table:table-row>
        <table:table-row table:style-name="ro1">
          <table:table-cell office:value-type="string">
            <text:p>http://ruian.linked.opendata.cz/resource/obce/582841</text:p>
          </table:table-cell>
          <table:table-cell office:value-type="string">
            <text:p>Blažovice</text:p>
          </table:table-cell>
        </table:table-row>
        <table:table-row table:style-name="ro1">
          <table:table-cell office:value-type="string">
            <text:p>http://ruian.linked.opendata.cz/resource/obce/569879</text:p>
          </table:table-cell>
          <table:table-cell office:value-type="string">
            <text:p>Blešno</text:p>
          </table:table-cell>
        </table:table-row>
        <table:table-row table:style-name="ro1">
          <table:table-cell office:value-type="string">
            <text:p>http://ruian.linked.opendata.cz/resource/obce/532100</text:p>
          </table:table-cell>
          <table:table-cell office:value-type="string">
            <text:p>Blevice</text:p>
          </table:table-cell>
        </table:table-row>
        <table:table-row table:style-name="ro1">
          <table:table-cell office:value-type="string">
            <text:p>http://ruian.linked.opendata.cz/resource/obce/553450</text:p>
          </table:table-cell>
          <table:table-cell office:value-type="string">
            <text:p>Blížejov</text:p>
          </table:table-cell>
        </table:table-row>
        <table:table-row table:style-name="ro1">
          <table:table-cell office:value-type="string">
            <text:p>http://ruian.linked.opendata.cz/resource/obce/561410</text:p>
          </table:table-cell>
          <table:table-cell office:value-type="string">
            <text:p>Blíževedly</text:p>
          </table:table-cell>
        </table:table-row>
        <table:table-row table:style-name="ro1">
          <table:table-cell office:value-type="string">
            <text:p>http://ruian.linked.opendata.cz/resource/obce/595250</text:p>
          </table:table-cell>
          <table:table-cell office:value-type="string">
            <text:p>Blízkov</text:p>
          </table:table-cell>
        </table:table-row>
        <table:table-row table:style-name="ro1">
          <table:table-cell office:value-type="string">
            <text:p>http://ruian.linked.opendata.cz/resource/obce/593770</text:p>
          </table:table-cell>
          <table:table-cell office:value-type="string">
            <text:p>Blížkovice</text:p>
          </table:table-cell>
        </table:table-row>
        <table:table-row table:style-name="ro1">
          <table:table-cell office:value-type="string">
            <text:p>http://ruian.linked.opendata.cz/resource/obce/557587</text:p>
          </table:table-cell>
          <table:table-cell office:value-type="string">
            <text:p>Blovice</text:p>
          </table:table-cell>
        </table:table-row>
        <table:table-row table:style-name="ro1">
          <table:table-cell office:value-type="string">
            <text:p>http://ruian.linked.opendata.cz/resource/obce/566021</text:p>
          </table:table-cell>
          <table:table-cell office:value-type="string">
            <text:p>Blšany</text:p>
          </table:table-cell>
        </table:table-row>
        <table:table-row table:style-name="ro1">
          <table:table-cell office:value-type="string">
            <text:p>http://ruian.linked.opendata.cz/resource/obce/542547</text:p>
          </table:table-cell>
          <table:table-cell office:value-type="string">
            <text:p>Blšany u Loun</text:p>
          </table:table-cell>
        </table:table-row>
        <table:table-row table:style-name="ro1">
          <table:table-cell office:value-type="string">
            <text:p>http://ruian.linked.opendata.cz/resource/obce/582859</text:p>
          </table:table-cell>
          <table:table-cell office:value-type="string">
            <text:p>Blučina</text:p>
          </table:table-cell>
        </table:table-row>
        <table:table-row table:style-name="ro1">
          <table:table-cell office:value-type="string">
            <text:p>http://ruian.linked.opendata.cz/resource/obce/530964</text:p>
          </table:table-cell>
          <table:table-cell office:value-type="string">
            <text:p>Bludov</text:p>
          </table:table-cell>
        </table:table-row>
        <table:table-row table:style-name="ro1">
          <table:table-cell office:value-type="string">
            <text:p>http://ruian.linked.opendata.cz/resource/obce/525588</text:p>
          </table:table-cell>
          <table:table-cell office:value-type="string">
            <text:p>Bludov</text:p>
          </table:table-cell>
        </table:table-row>
        <table:table-row table:style-name="ro1">
          <table:table-cell office:value-type="string">
            <text:p>http://ruian.linked.opendata.cz/resource/obce/537039</text:p>
          </table:table-cell>
          <table:table-cell office:value-type="string">
            <text:p>Bobnice</text:p>
          </table:table-cell>
        </table:table-row>
        <table:table-row table:style-name="ro1">
          <table:table-cell office:value-type="string">
            <text:p>http://ruian.linked.opendata.cz/resource/obce/595268</text:p>
          </table:table-cell>
          <table:table-cell office:value-type="string">
            <text:p>Bobrová</text:p>
          </table:table-cell>
        </table:table-row>
        <table:table-row table:style-name="ro1">
          <table:table-cell office:value-type="string">
            <text:p>http://ruian.linked.opendata.cz/resource/obce/595276</text:p>
          </table:table-cell>
          <table:table-cell office:value-type="string">
            <text:p>Bobrůvka</text:p>
          </table:table-cell>
        </table:table-row>
        <table:table-row table:style-name="ro1">
          <table:table-cell office:value-type="string">
            <text:p>http://ruian.linked.opendata.cz/resource/obce/511633</text:p>
          </table:table-cell>
          <table:table-cell office:value-type="string">
            <text:p>Bocanovice</text:p>
          </table:table-cell>
        </table:table-row>
        <table:table-row table:style-name="ro1">
          <table:table-cell office:value-type="string">
            <text:p>http://ruian.linked.opendata.cz/resource/obce/512532</text:p>
          </table:table-cell>
          <table:table-cell office:value-type="string">
            <text:p>Bochoř</text:p>
          </table:table-cell>
        </table:table-row>
        <table:table-row table:style-name="ro1">
          <table:table-cell office:value-type="string">
            <text:p>http://ruian.linked.opendata.cz/resource/obce/555029</text:p>
          </table:table-cell>
          <table:table-cell office:value-type="string">
            <text:p>Bochov</text:p>
          </table:table-cell>
        </table:table-row>
        <table:table-row table:style-name="ro1">
          <table:table-cell office:value-type="string">
            <text:p>http://ruian.linked.opendata.cz/resource/obce/590347</text:p>
          </table:table-cell>
          <table:table-cell office:value-type="string">
            <text:p>Bochovice</text:p>
          </table:table-cell>
        </table:table-row>
        <table:table-row table:style-name="ro1">
          <table:table-cell office:value-type="string">
            <text:p>http://ruian.linked.opendata.cz/resource/obce/572705</text:p>
          </table:table-cell>
          <table:table-cell office:value-type="string">
            <text:p>Boháňka</text:p>
          </table:table-cell>
        </table:table-row>
        <table:table-row table:style-name="ro1">
          <table:table-cell office:value-type="string">
            <text:p>http://ruian.linked.opendata.cz/resource/obce/569887</text:p>
          </table:table-cell>
          <table:table-cell office:value-type="string">
            <text:p>Boharyně</text:p>
          </table:table-cell>
        </table:table-row>
        <table:table-row table:style-name="ro1">
          <table:table-cell office:value-type="string">
            <text:p>http://ruian.linked.opendata.cz/resource/obce/592897</text:p>
          </table:table-cell>
          <table:table-cell office:value-type="string">
            <text:p>Bohaté Málkovice</text:p>
          </table:table-cell>
        </table:table-row>
        <table:table-row table:style-name="ro1">
          <table:table-cell office:value-type="string">
            <text:p>http://ruian.linked.opendata.cz/resource/obce/561428</text:p>
          </table:table-cell>
          <table:table-cell office:value-type="string">
            <text:p>Bohatice</text:p>
          </table:table-cell>
        </table:table-row>
        <table:table-row table:style-name="ro1">
          <table:table-cell office:value-type="string">
            <text:p>http://ruian.linked.opendata.cz/resource/obce/595284</text:p>
          </table:table-cell>
          <table:table-cell office:value-type="string">
            <text:p>Bohdalec</text:p>
          </table:table-cell>
        </table:table-row>
        <table:table-row table:style-name="ro1">
          <table:table-cell office:value-type="string">
            <text:p>http://ruian.linked.opendata.cz/resource/obce/592901</text:p>
          </table:table-cell>
          <table:table-cell office:value-type="string">
            <text:p>Bohdalice-Pavlovice</text:p>
          </table:table-cell>
        </table:table-row>
        <table:table-row table:style-name="ro1">
          <table:table-cell office:value-type="string">
            <text:p>http://ruian.linked.opendata.cz/resource/obce/547549</text:p>
          </table:table-cell>
          <table:table-cell office:value-type="string">
            <text:p>Bohdalín</text:p>
          </table:table-cell>
        </table:table-row>
        <table:table-row table:style-name="ro1">
          <table:table-cell office:value-type="string">
            <text:p>http://ruian.linked.opendata.cz/resource/obce/595292</text:p>
          </table:table-cell>
          <table:table-cell office:value-type="string">
            <text:p>Bohdalov</text:p>
          </table:table-cell>
        </table:table-row>
        <table:table-row table:style-name="ro1">
          <table:table-cell office:value-type="string">
            <text:p>http://ruian.linked.opendata.cz/resource/obce/536253</text:p>
          </table:table-cell>
          <table:table-cell office:value-type="string">
            <text:p>Bohdalovice</text:p>
          </table:table-cell>
        </table:table-row>
        <table:table-row table:style-name="ro1">
          <table:table-cell office:value-type="string">
            <text:p>http://ruian.linked.opendata.cz/resource/obce/533980</text:p>
          </table:table-cell>
          <table:table-cell office:value-type="string">
            <text:p>Bohdaneč</text:p>
          </table:table-cell>
        </table:table-row>
        <table:table-row table:style-name="ro1">
          <table:table-cell office:value-type="string">
            <text:p>http://ruian.linked.opendata.cz/resource/obce/576115</text:p>
          </table:table-cell>
          <table:table-cell office:value-type="string">
            <text:p>Bohdašín</text:p>
          </table:table-cell>
        </table:table-row>
        <table:table-row table:style-name="ro1">
          <table:table-cell office:value-type="string">
            <text:p>http://ruian.linked.opendata.cz/resource/obce/525804</text:p>
          </table:table-cell>
          <table:table-cell office:value-type="string">
            <text:p>Bohdíkov</text:p>
          </table:table-cell>
        </table:table-row>
        <table:table-row table:style-name="ro1">
          <table:table-cell office:value-type="string">
            <text:p>http://ruian.linked.opendata.cz/resource/obce/564559</text:p>
          </table:table-cell>
          <table:table-cell office:value-type="string">
            <text:p>Bohostice</text:p>
          </table:table-cell>
        </table:table-row>
        <table:table-row table:style-name="ro1">
          <table:table-cell office:value-type="string">
            <text:p>http://ruian.linked.opendata.cz/resource/obce/550116</text:p>
          </table:table-cell>
          <table:table-cell office:value-type="string">
            <text:p>Bohumilice</text:p>
          </table:table-cell>
        </table:table-row>
        <table:table-row table:style-name="ro1">
          <table:table-cell office:value-type="string">
            <text:p>http://ruian.linked.opendata.cz/resource/obce/599051</text:p>
          </table:table-cell>
          <table:table-cell office:value-type="string">
            <text:p>Bohumín</text:p>
          </table:table-cell>
        </table:table-row>
        <table:table-row table:style-name="ro1">
          <table:table-cell office:value-type="string">
            <text:p>http://ruian.linked.opendata.cz/resource/obce/537527</text:p>
          </table:table-cell>
          <table:table-cell office:value-type="string">
            <text:p>Bohunice</text:p>
          </table:table-cell>
        </table:table-row>
        <table:table-row table:style-name="ro1">
          <table:table-cell office:value-type="string">
            <text:p>http://ruian.linked.opendata.cz/resource/obce/577812</text:p>
          </table:table-cell>
          <table:table-cell office:value-type="string">
            <text:p>Bohuňov</text:p>
          </table:table-cell>
        </table:table-row>
        <table:table-row table:style-name="ro1">
          <table:table-cell office:value-type="string">
            <text:p>http://ruian.linked.opendata.cz/resource/obce/595306</text:p>
          </table:table-cell>
          <table:table-cell office:value-type="string">
            <text:p>Bohuňov</text:p>
          </table:table-cell>
        </table:table-row>
        <table:table-row table:style-name="ro1">
          <table:table-cell office:value-type="string">
            <text:p>http://ruian.linked.opendata.cz/resource/obce/500852</text:p>
          </table:table-cell>
          <table:table-cell office:value-type="string">
            <text:p>Bohuňovice</text:p>
          </table:table-cell>
        </table:table-row>
        <table:table-row table:style-name="ro1">
          <table:table-cell office:value-type="string">
            <text:p>http://ruian.linked.opendata.cz/resource/obce/577821</text:p>
          </table:table-cell>
          <table:table-cell office:value-type="string">
            <text:p>Bohuňovice</text:p>
          </table:table-cell>
        </table:table-row>
        <table:table-row table:style-name="ro1">
          <table:table-cell office:value-type="string">
            <text:p>http://ruian.linked.opendata.cz/resource/obce/550400</text:p>
          </table:table-cell>
          <table:table-cell office:value-type="string">
            <text:p>Bohušice</text:p>
          </table:table-cell>
        </table:table-row>
        <table:table-row table:style-name="ro1">
          <table:table-cell office:value-type="string">
            <text:p>http://ruian.linked.opendata.cz/resource/obce/506192</text:p>
          </table:table-cell>
          <table:table-cell office:value-type="string">
            <text:p>Bohuslavice</text:p>
          </table:table-cell>
        </table:table-row>
        <table:table-row table:style-name="ro1">
          <table:table-cell office:value-type="string">
            <text:p>http://ruian.linked.opendata.cz/resource/obce/525880</text:p>
          </table:table-cell>
          <table:table-cell office:value-type="string">
            <text:p>Bohuslavice</text:p>
          </table:table-cell>
        </table:table-row>
        <table:table-row table:style-name="ro1">
          <table:table-cell office:value-type="string">
            <text:p>http://ruian.linked.opendata.cz/resource/obce/573892</text:p>
          </table:table-cell>
          <table:table-cell office:value-type="string">
            <text:p>Bohuslavice</text:p>
          </table:table-cell>
        </table:table-row>
        <table:table-row table:style-name="ro1">
          <table:table-cell office:value-type="string">
            <text:p>http://ruian.linked.opendata.cz/resource/obce/589292</text:p>
          </table:table-cell>
          <table:table-cell office:value-type="string">
            <text:p>Bohuslavice</text:p>
          </table:table-cell>
        </table:table-row>
        <table:table-row table:style-name="ro1">
          <table:table-cell office:value-type="string">
            <text:p>http://ruian.linked.opendata.cz/resource/obce/586901</text:p>
          </table:table-cell>
          <table:table-cell office:value-type="string">
            <text:p>Bohuslavice</text:p>
          </table:table-cell>
        </table:table-row>
        <table:table-row table:style-name="ro1">
          <table:table-cell office:value-type="string">
            <text:p>http://ruian.linked.opendata.cz/resource/obce/557102</text:p>
          </table:table-cell>
          <table:table-cell office:value-type="string">
            <text:p>Bohuslavice nad Vláří</text:p>
          </table:table-cell>
        </table:table-row>
        <table:table-row table:style-name="ro1">
          <table:table-cell office:value-type="string">
            <text:p>http://ruian.linked.opendata.cz/resource/obce/585092</text:p>
          </table:table-cell>
          <table:table-cell office:value-type="string">
            <text:p>Bohuslavice u Zlína</text:p>
          </table:table-cell>
        </table:table-row>
        <table:table-row table:style-name="ro1">
          <table:table-cell office:value-type="string">
            <text:p>http://ruian.linked.opendata.cz/resource/obce/569178</text:p>
          </table:table-cell>
          <table:table-cell office:value-type="string">
            <text:p>Bohuslávky</text:p>
          </table:table-cell>
        </table:table-row>
        <table:table-row table:style-name="ro1">
          <table:table-cell office:value-type="string">
            <text:p>http://ruian.linked.opendata.cz/resource/obce/597201</text:p>
          </table:table-cell>
          <table:table-cell office:value-type="string">
            <text:p>Bohušov</text:p>
          </table:table-cell>
        </table:table-row>
        <table:table-row table:style-name="ro1">
          <table:table-cell office:value-type="string">
            <text:p>http://ruian.linked.opendata.cz/resource/obce/564591</text:p>
          </table:table-cell>
          <table:table-cell office:value-type="string">
            <text:p>Bohušovice nad Ohří</text:p>
          </table:table-cell>
        </table:table-row>
        <table:table-row table:style-name="ro1">
          <table:table-cell office:value-type="string">
            <text:p>http://ruian.linked.opendata.cz/resource/obce/593788</text:p>
          </table:table-cell>
          <table:table-cell office:value-type="string">
            <text:p>Bohutice</text:p>
          </table:table-cell>
        </table:table-row>
        <table:table-row table:style-name="ro1">
          <table:table-cell office:value-type="string">
            <text:p>http://ruian.linked.opendata.cz/resource/obce/525979</text:p>
          </table:table-cell>
          <table:table-cell office:value-type="string">
            <text:p>Bohutín</text:p>
          </table:table-cell>
        </table:table-row>
        <table:table-row table:style-name="ro1">
          <table:table-cell office:value-type="string">
            <text:p>http://ruian.linked.opendata.cz/resource/obce/539953</text:p>
          </table:table-cell>
          <table:table-cell office:value-type="string">
            <text:p>Bohutín</text:p>
          </table:table-cell>
        </table:table-row>
        <table:table-row table:style-name="ro1">
          <table:table-cell office:value-type="string">
            <text:p>http://ruian.linked.opendata.cz/resource/obce/566471</text:p>
          </table:table-cell>
          <table:table-cell office:value-type="string">
            <text:p>Bohy</text:p>
          </table:table-cell>
        </table:table-row>
        <table:table-row table:style-name="ro1">
          <table:table-cell office:value-type="string">
            <text:p>http://ruian.linked.opendata.cz/resource/obce/571202</text:p>
          </table:table-cell>
          <table:table-cell office:value-type="string">
            <text:p>Bojanov</text:p>
          </table:table-cell>
        </table:table-row>
        <table:table-row table:style-name="ro1">
          <table:table-cell office:value-type="string">
            <text:p>http://ruian.linked.opendata.cz/resource/obce/539104</text:p>
          </table:table-cell>
          <table:table-cell office:value-type="string">
            <text:p>Bojanovice</text:p>
          </table:table-cell>
        </table:table-row>
        <table:table-row table:style-name="ro1">
          <table:table-cell office:value-type="string">
            <text:p>http://ruian.linked.opendata.cz/resource/obce/593796</text:p>
          </table:table-cell>
          <table:table-cell office:value-type="string">
            <text:p>Bojanovice</text:p>
          </table:table-cell>
        </table:table-row>
        <table:table-row table:style-name="ro1">
          <table:table-cell office:value-type="string">
            <text:p>http://ruian.linked.opendata.cz/resource/obce/568457</text:p>
          </table:table-cell>
          <table:table-cell office:value-type="string">
            <text:p>Bojiště</text:p>
          </table:table-cell>
        </table:table-row>
        <table:table-row table:style-name="ro1">
          <table:table-cell office:value-type="string">
            <text:p>http://ruian.linked.opendata.cz/resource/obce/592048</text:p>
          </table:table-cell>
          <table:table-cell office:value-type="string">
            <text:p>Bojkovice</text:p>
          </table:table-cell>
        </table:table-row>
        <table:table-row table:style-name="ro1">
          <table:table-cell office:value-type="string">
            <text:p>http://ruian.linked.opendata.cz/resource/obce/506214</text:p>
          </table:table-cell>
          <table:table-cell office:value-type="string">
            <text:p>Bolatice</text:p>
          </table:table-cell>
        </table:table-row>
        <table:table-row table:style-name="ro1">
          <table:table-cell office:value-type="string">
            <text:p>http://ruian.linked.opendata.cz/resource/obce/563005</text:p>
          </table:table-cell>
          <table:table-cell office:value-type="string">
            <text:p>Boleboř</text:p>
          </table:table-cell>
        </table:table-row>
        <table:table-row table:style-name="ro1">
          <table:table-cell office:value-type="string">
            <text:p>http://ruian.linked.opendata.cz/resource/obce/576123</text:p>
          </table:table-cell>
          <table:table-cell office:value-type="string">
            <text:p>Bolehošť</text:p>
          </table:table-cell>
        </table:table-row>
        <table:table-row table:style-name="ro1">
          <table:table-cell office:value-type="string">
            <text:p>http://ruian.linked.opendata.cz/resource/obce/584321</text:p>
          </table:table-cell>
          <table:table-cell office:value-type="string">
            <text:p>Boleradice</text:p>
          </table:table-cell>
        </table:table-row>
        <table:table-row table:style-name="ro1">
          <table:table-cell office:value-type="string">
            <text:p>http://ruian.linked.opendata.cz/resource/obce/555835</text:p>
          </table:table-cell>
          <table:table-cell office:value-type="string">
            <text:p>Bolešiny</text:p>
          </table:table-cell>
        </table:table-row>
        <table:table-row table:style-name="ro1">
          <table:table-cell office:value-type="string">
            <text:p>http://ruian.linked.opendata.cz/resource/obce/545422</text:p>
          </table:table-cell>
          <table:table-cell office:value-type="string">
            <text:p>Boletice</text:p>
          </table:table-cell>
        </table:table-row>
        <table:table-row table:style-name="ro1">
          <table:table-cell office:value-type="string">
            <text:p>http://ruian.linked.opendata.cz/resource/obce/540463</text:p>
          </table:table-cell>
          <table:table-cell office:value-type="string">
            <text:p>Bolkov</text:p>
          </table:table-cell>
        </table:table-row>
        <table:table-row table:style-name="ro1">
          <table:table-cell office:value-type="string">
            <text:p>http://ruian.linked.opendata.cz/resource/obce/573558</text:p>
          </table:table-cell>
          <table:table-cell office:value-type="string">
            <text:p>Boňkov</text:p>
          </table:table-cell>
        </table:table-row>
        <table:table-row table:style-name="ro1">
          <table:table-cell office:value-type="string">
            <text:p>http://ruian.linked.opendata.cz/resource/obce/560758</text:p>
          </table:table-cell>
          <table:table-cell office:value-type="string">
            <text:p>Bor</text:p>
          </table:table-cell>
        </table:table-row>
        <table:table-row table:style-name="ro1">
          <table:table-cell office:value-type="string">
            <text:p>http://ruian.linked.opendata.cz/resource/obce/547867</text:p>
          </table:table-cell>
          <table:table-cell office:value-type="string">
            <text:p>Bor u Skutče</text:p>
          </table:table-cell>
        </table:table-row>
        <table:table-row table:style-name="ro1">
          <table:table-cell office:value-type="string">
            <text:p>http://ruian.linked.opendata.cz/resource/obce/595314</text:p>
          </table:table-cell>
          <table:table-cell office:value-type="string">
            <text:p>Borač</text:p>
          </table:table-cell>
        </table:table-row>
        <table:table-row table:style-name="ro1">
          <table:table-cell office:value-type="string">
            <text:p>http://ruian.linked.opendata.cz/resource/obce/538086</text:p>
          </table:table-cell>
          <table:table-cell office:value-type="string">
            <text:p>Bořanovice</text:p>
          </table:table-cell>
        </table:table-row>
        <table:table-row table:style-name="ro1">
          <table:table-cell office:value-type="string">
            <text:p>http://ruian.linked.opendata.cz/resource/obce/568431</text:p>
          </table:table-cell>
          <table:table-cell office:value-type="string">
            <text:p>Bordovice</text:p>
          </table:table-cell>
        </table:table-row>
        <table:table-row table:style-name="ro1">
          <table:table-cell office:value-type="string">
            <text:p>http://ruian.linked.opendata.cz/resource/obce/535508</text:p>
          </table:table-cell>
          <table:table-cell office:value-type="string">
            <text:p>Boreč</text:p>
          </table:table-cell>
        </table:table-row>
        <table:table-row table:style-name="ro1">
          <table:table-cell office:value-type="string">
            <text:p>http://ruian.linked.opendata.cz/resource/obce/534684</text:p>
          </table:table-cell>
          <table:table-cell office:value-type="string">
            <text:p>Borek</text:p>
          </table:table-cell>
        </table:table-row>
        <table:table-row table:style-name="ro1">
          <table:table-cell office:value-type="string">
            <text:p>http://ruian.linked.opendata.cz/resource/obce/548979</text:p>
          </table:table-cell>
          <table:table-cell office:value-type="string">
            <text:p>Borek</text:p>
          </table:table-cell>
        </table:table-row>
        <table:table-row table:style-name="ro1">
          <table:table-cell office:value-type="string">
            <text:p>http://ruian.linked.opendata.cz/resource/obce/544272</text:p>
          </table:table-cell>
          <table:table-cell office:value-type="string">
            <text:p>Borek</text:p>
          </table:table-cell>
        </table:table-row>
        <table:table-row table:style-name="ro1">
          <table:table-cell office:value-type="string">
            <text:p>http://ruian.linked.opendata.cz/resource/obce/568465</text:p>
          </table:table-cell>
          <table:table-cell office:value-type="string">
            <text:p>Borek</text:p>
          </table:table-cell>
        </table:table-row>
        <table:table-row table:style-name="ro1">
          <table:table-cell office:value-type="string">
            <text:p>http://ruian.linked.opendata.cz/resource/obce/574783</text:p>
          </table:table-cell>
          <table:table-cell office:value-type="string">
            <text:p>Borek</text:p>
          </table:table-cell>
        </table:table-row>
        <table:table-row table:style-name="ro1">
          <table:table-cell office:value-type="string">
            <text:p>http://ruian.linked.opendata.cz/resource/obce/549690</text:p>
          </table:table-cell>
          <table:table-cell office:value-type="string">
            <text:p>Bořenovice</text:p>
          </table:table-cell>
        </table:table-row>
        <table:table-row table:style-name="ro1">
          <table:table-cell office:value-type="string">
            <text:p>http://ruian.linked.opendata.cz/resource/obce/561240</text:p>
          </table:table-cell>
          <table:table-cell office:value-type="string">
            <text:p>Bořetice</text:p>
          </table:table-cell>
        </table:table-row>
        <table:table-row table:style-name="ro1">
          <table:table-cell office:value-type="string">
            <text:p>http://ruian.linked.opendata.cz/resource/obce/584347</text:p>
          </table:table-cell>
          <table:table-cell office:value-type="string">
            <text:p>Bořetice</text:p>
          </table:table-cell>
        </table:table-row>
        <table:table-row table:style-name="ro1">
          <table:table-cell office:value-type="string">
            <text:p>http://ruian.linked.opendata.cz/resource/obce/509418</text:p>
          </table:table-cell>
          <table:table-cell office:value-type="string">
            <text:p>Bořetín</text:p>
          </table:table-cell>
        </table:table-row>
        <table:table-row table:style-name="ro1">
          <table:table-cell office:value-type="string">
            <text:p>http://ruian.linked.opendata.cz/resource/obce/562742</text:p>
          </table:table-cell>
          <table:table-cell office:value-type="string">
            <text:p>Bořetín</text:p>
          </table:table-cell>
        </table:table-row>
        <table:table-row table:style-name="ro1">
          <table:table-cell office:value-type="string">
            <text:p>http://ruian.linked.opendata.cz/resource/obce/571229</text:p>
          </table:table-cell>
          <table:table-cell office:value-type="string">
            <text:p>Bořice</text:p>
          </table:table-cell>
        </table:table-row>
        <table:table-row table:style-name="ro1">
          <table:table-cell office:value-type="string">
            <text:p>http://ruian.linked.opendata.cz/resource/obce/567469</text:p>
          </table:table-cell>
          <table:table-cell office:value-type="string">
            <text:p>Bořislav</text:p>
          </table:table-cell>
        </table:table-row>
        <table:table-row table:style-name="ro1">
          <table:table-cell office:value-type="string">
            <text:p>http://ruian.linked.opendata.cz/resource/obce/581364</text:p>
          </table:table-cell>
          <table:table-cell office:value-type="string">
            <text:p>Bořitov</text:p>
          </table:table-cell>
        </table:table-row>
        <table:table-row table:style-name="ro1">
          <table:table-cell office:value-type="string">
            <text:p>http://ruian.linked.opendata.cz/resource/obce/584339</text:p>
          </table:table-cell>
          <table:table-cell office:value-type="string">
            <text:p>Borkovany</text:p>
          </table:table-cell>
        </table:table-row>
        <table:table-row table:style-name="ro1">
          <table:table-cell office:value-type="string">
            <text:p>http://ruian.linked.opendata.cz/resource/obce/552097</text:p>
          </table:table-cell>
          <table:table-cell office:value-type="string">
            <text:p>Borkovice</text:p>
          </table:table-cell>
        </table:table-row>
        <table:table-row table:style-name="ro1">
          <table:table-cell office:value-type="string">
            <text:p>http://ruian.linked.opendata.cz/resource/obce/576131</text:p>
          </table:table-cell>
          <table:table-cell office:value-type="string">
            <text:p>Borohrádek</text:p>
          </table:table-cell>
        </table:table-row>
        <table:table-row table:style-name="ro1">
          <table:table-cell office:value-type="string">
            <text:p>http://ruian.linked.opendata.cz/resource/obce/539970</text:p>
          </table:table-cell>
          <table:table-cell office:value-type="string">
            <text:p>Borotice</text:p>
          </table:table-cell>
        </table:table-row>
        <table:table-row table:style-name="ro1">
          <table:table-cell office:value-type="string">
            <text:p>http://ruian.linked.opendata.cz/resource/obce/593800</text:p>
          </table:table-cell>
          <table:table-cell office:value-type="string">
            <text:p>Borotice</text:p>
          </table:table-cell>
        </table:table-row>
        <table:table-row table:style-name="ro1">
          <table:table-cell office:value-type="string">
            <text:p>http://ruian.linked.opendata.cz/resource/obce/552101</text:p>
          </table:table-cell>
          <table:table-cell office:value-type="string">
            <text:p>Borotín</text:p>
          </table:table-cell>
        </table:table-row>
        <table:table-row table:style-name="ro1">
          <table:table-cell office:value-type="string">
            <text:p>http://ruian.linked.opendata.cz/resource/obce/581356</text:p>
          </table:table-cell>
          <table:table-cell office:value-type="string">
            <text:p>Borotín</text:p>
          </table:table-cell>
        </table:table-row>
        <table:table-row table:style-name="ro1">
          <table:table-cell office:value-type="string">
            <text:p>http://ruian.linked.opendata.cz/resource/obce/573906</text:p>
          </table:table-cell>
          <table:table-cell office:value-type="string">
            <text:p>Borová</text:p>
          </table:table-cell>
        </table:table-row>
        <table:table-row table:style-name="ro1">
          <table:table-cell office:value-type="string">
            <text:p>http://ruian.linked.opendata.cz/resource/obce/577839</text:p>
          </table:table-cell>
          <table:table-cell office:value-type="string">
            <text:p>Borová</text:p>
          </table:table-cell>
        </table:table-row>
        <table:table-row table:style-name="ro1">
          <table:table-cell office:value-type="string">
            <text:p>http://ruian.linked.opendata.cz/resource/obce/545902</text:p>
          </table:table-cell>
          <table:table-cell office:value-type="string">
            <text:p>Borová Lada</text:p>
          </table:table-cell>
        </table:table-row>
        <table:table-row table:style-name="ro1">
          <table:table-cell office:value-type="string">
            <text:p>http://ruian.linked.opendata.cz/resource/obce/544281</text:p>
          </table:table-cell>
          <table:table-cell office:value-type="string">
            <text:p>Borovany</text:p>
          </table:table-cell>
        </table:table-row>
        <table:table-row table:style-name="ro1">
          <table:table-cell office:value-type="string">
            <text:p>http://ruian.linked.opendata.cz/resource/obce/598780</text:p>
          </table:table-cell>
          <table:table-cell office:value-type="string">
            <text:p>Borovany</text:p>
          </table:table-cell>
        </table:table-row>
        <table:table-row table:style-name="ro1">
          <table:table-cell office:value-type="string">
            <text:p>http://ruian.linked.opendata.cz/resource/obce/587184</text:p>
          </table:table-cell>
          <table:table-cell office:value-type="string">
            <text:p>Borovná</text:p>
          </table:table-cell>
        </table:table-row>
        <table:table-row table:style-name="ro1">
          <table:table-cell office:value-type="string">
            <text:p>http://ruian.linked.opendata.cz/resource/obce/532096</text:p>
          </table:table-cell>
          <table:table-cell office:value-type="string">
            <text:p>Borovnice</text:p>
          </table:table-cell>
        </table:table-row>
        <table:table-row table:style-name="ro1">
          <table:table-cell office:value-type="string">
            <text:p>http://ruian.linked.opendata.cz/resource/obce/535681</text:p>
          </table:table-cell>
          <table:table-cell office:value-type="string">
            <text:p>Borovnice</text:p>
          </table:table-cell>
        </table:table-row>
        <table:table-row table:style-name="ro1">
          <table:table-cell office:value-type="string">
            <text:p>http://ruian.linked.opendata.cz/resource/obce/595322</text:p>
          </table:table-cell>
          <table:table-cell office:value-type="string">
            <text:p>Borovnice</text:p>
          </table:table-cell>
        </table:table-row>
        <table:table-row table:style-name="ro1">
          <table:table-cell office:value-type="string">
            <text:p>http://ruian.linked.opendata.cz/resource/obce/576140</text:p>
          </table:table-cell>
          <table:table-cell office:value-type="string">
            <text:p>Borovnice</text:p>
          </table:table-cell>
        </table:table-row>
        <table:table-row table:style-name="ro1">
          <table:table-cell office:value-type="string">
            <text:p>http://ruian.linked.opendata.cz/resource/obce/579092</text:p>
          </table:table-cell>
          <table:table-cell office:value-type="string">
            <text:p>Borovnice</text:p>
          </table:table-cell>
        </table:table-row>
        <table:table-row table:style-name="ro1">
          <table:table-cell office:value-type="string">
            <text:p>http://ruian.linked.opendata.cz/resource/obce/548821</text:p>
          </table:table-cell>
          <table:table-cell office:value-type="string">
            <text:p>Borovnička</text:p>
          </table:table-cell>
        </table:table-row>
        <table:table-row table:style-name="ro1">
          <table:table-cell office:value-type="string">
            <text:p>http://ruian.linked.opendata.cz/resource/obce/595331</text:p>
          </table:table-cell>
          <table:table-cell office:value-type="string">
            <text:p>Borovník</text:p>
          </table:table-cell>
        </table:table-row>
        <table:table-row table:style-name="ro1">
          <table:table-cell office:value-type="string">
            <text:p>http://ruian.linked.opendata.cz/resource/obce/566705</text:p>
          </table:table-cell>
          <table:table-cell office:value-type="string">
            <text:p>Borovno</text:p>
          </table:table-cell>
        </table:table-row>
        <table:table-row table:style-name="ro1">
          <table:table-cell office:value-type="string">
            <text:p>http://ruian.linked.opendata.cz/resource/obce/542156</text:p>
          </table:table-cell>
          <table:table-cell office:value-type="string">
            <text:p>Borovy</text:p>
          </table:table-cell>
        </table:table-row>
        <table:table-row table:style-name="ro1">
          <table:table-cell office:value-type="string">
            <text:p>http://ruian.linked.opendata.cz/resource/obce/592064</text:p>
          </table:table-cell>
          <table:table-cell office:value-type="string">
            <text:p>Boršice</text:p>
          </table:table-cell>
        </table:table-row>
        <table:table-row table:style-name="ro1">
          <table:table-cell office:value-type="string">
            <text:p>http://ruian.linked.opendata.cz/resource/obce/592056</text:p>
          </table:table-cell>
          <table:table-cell office:value-type="string">
            <text:p>Boršice u Blatnice</text:p>
          </table:table-cell>
        </table:table-row>
        <table:table-row table:style-name="ro1">
          <table:table-cell office:value-type="string">
            <text:p>http://ruian.linked.opendata.cz/resource/obce/586927</text:p>
          </table:table-cell>
          <table:table-cell office:value-type="string">
            <text:p>Boršov</text:p>
          </table:table-cell>
        </table:table-row>
        <table:table-row table:style-name="ro1">
          <table:table-cell office:value-type="string">
            <text:p>http://ruian.linked.opendata.cz/resource/obce/544299</text:p>
          </table:table-cell>
          <table:table-cell office:value-type="string">
            <text:p>Boršov nad Vltavou</text:p>
          </table:table-cell>
        </table:table-row>
        <table:table-row table:style-name="ro1">
          <table:table-cell office:value-type="string">
            <text:p>http://ruian.linked.opendata.cz/resource/obce/572632</text:p>
          </table:table-cell>
          <table:table-cell office:value-type="string">
            <text:p>Borušov</text:p>
          </table:table-cell>
        </table:table-row>
        <table:table-row table:style-name="ro1">
          <table:table-cell office:value-type="string">
            <text:p>http://ruian.linked.opendata.cz/resource/obce/595641</text:p>
          </table:table-cell>
          <table:table-cell office:value-type="string">
            <text:p>Bory</text:p>
          </table:table-cell>
        </table:table-row>
        <table:table-row table:style-name="ro1">
          <table:table-cell office:value-type="string">
            <text:p>http://ruian.linked.opendata.cz/resource/obce/535516</text:p>
          </table:table-cell>
          <table:table-cell office:value-type="string">
            <text:p>Boseň</text:p>
          </table:table-cell>
        </table:table-row>
        <table:table-row table:style-name="ro1">
          <table:table-cell office:value-type="string">
            <text:p>http://ruian.linked.opendata.cz/resource/obce/550124</text:p>
          </table:table-cell>
          <table:table-cell office:value-type="string">
            <text:p>Bošice</text:p>
          </table:table-cell>
        </table:table-row>
        <table:table-row table:style-name="ro1">
          <table:table-cell office:value-type="string">
            <text:p>http://ruian.linked.opendata.cz/resource/obce/535401</text:p>
          </table:table-cell>
          <table:table-cell office:value-type="string">
            <text:p>Bošilec</text:p>
          </table:table-cell>
        </table:table-row>
        <table:table-row table:style-name="ro1">
          <table:table-cell office:value-type="string">
            <text:p>http://ruian.linked.opendata.cz/resource/obce/548006</text:p>
          </table:table-cell>
          <table:table-cell office:value-type="string">
            <text:p>Bošín</text:p>
          </table:table-cell>
        </table:table-row>
        <table:table-row table:style-name="ro1">
          <table:table-cell office:value-type="string">
            <text:p>http://ruian.linked.opendata.cz/resource/obce/581372</text:p>
          </table:table-cell>
          <table:table-cell office:value-type="string">
            <text:p>Boskovice</text:p>
          </table:table-cell>
        </table:table-row>
        <table:table-row table:style-name="ro1">
          <table:table-cell office:value-type="string">
            <text:p>http://ruian.linked.opendata.cz/resource/obce/593818</text:p>
          </table:table-cell>
          <table:table-cell office:value-type="string">
            <text:p>Boskovštejn</text:p>
          </table:table-cell>
        </table:table-row>
        <table:table-row table:style-name="ro1">
          <table:table-cell office:value-type="string">
            <text:p>http://ruian.linked.opendata.cz/resource/obce/592919</text:p>
          </table:table-cell>
          <table:table-cell office:value-type="string">
            <text:p>Bošovice</text:p>
          </table:table-cell>
        </table:table-row>
        <table:table-row table:style-name="ro1">
          <table:table-cell office:value-type="string">
            <text:p>http://ruian.linked.opendata.cz/resource/obce/562122</text:p>
          </table:table-cell>
          <table:table-cell office:value-type="string">
            <text:p>Boudy</text:p>
          </table:table-cell>
        </table:table-row>
        <table:table-row table:style-name="ro1">
          <table:table-cell office:value-type="string">
            <text:p>http://ruian.linked.opendata.cz/resource/obce/589306</text:p>
          </table:table-cell>
          <table:table-cell office:value-type="string">
            <text:p>Bousín</text:p>
          </table:table-cell>
        </table:table-row>
        <table:table-row table:style-name="ro1">
          <table:table-cell office:value-type="string">
            <text:p>http://ruian.linked.opendata.cz/resource/obce/571237</text:p>
          </table:table-cell>
          <table:table-cell office:value-type="string">
            <text:p>Bousov</text:p>
          </table:table-cell>
        </table:table-row>
        <table:table-row table:style-name="ro1">
          <table:table-cell office:value-type="string">
            <text:p>http://ruian.linked.opendata.cz/resource/obce/500861</text:p>
          </table:table-cell>
          <table:table-cell office:value-type="string">
            <text:p>Bouzov</text:p>
          </table:table-cell>
        </table:table-row>
        <table:table-row table:style-name="ro1">
          <table:table-cell office:value-type="string">
            <text:p>http://ruian.linked.opendata.cz/resource/obce/573914</text:p>
          </table:table-cell>
          <table:table-cell office:value-type="string">
            <text:p>Božanov</text:p>
          </table:table-cell>
        </table:table-row>
        <table:table-row table:style-name="ro1">
          <table:table-cell office:value-type="string">
            <text:p>http://ruian.linked.opendata.cz/resource/obce/547581</text:p>
          </table:table-cell>
          <table:table-cell office:value-type="string">
            <text:p>Božejov</text:p>
          </table:table-cell>
        </table:table-row>
        <table:table-row table:style-name="ro1">
          <table:table-cell office:value-type="string">
            <text:p>http://ruian.linked.opendata.cz/resource/obce/549291</text:p>
          </table:table-cell>
          <table:table-cell office:value-type="string">
            <text:p>Božetice</text:p>
          </table:table-cell>
        </table:table-row>
        <table:table-row table:style-name="ro1">
          <table:table-cell office:value-type="string">
            <text:p>http://ruian.linked.opendata.cz/resource/obce/506486</text:p>
          </table:table-cell>
          <table:table-cell office:value-type="string">
            <text:p>Boží Dar</text:p>
          </table:table-cell>
        </table:table-row>
        <table:table-row table:style-name="ro1">
          <table:table-cell office:value-type="string">
            <text:p>http://ruian.linked.opendata.cz/resource/obce/555045</text:p>
          </table:table-cell>
          <table:table-cell office:value-type="string">
            <text:p>Božičany</text:p>
          </table:table-cell>
        </table:table-row>
        <table:table-row table:style-name="ro1">
          <table:table-cell office:value-type="string">
            <text:p>http://ruian.linked.opendata.cz/resource/obce/593826</text:p>
          </table:table-cell>
          <table:table-cell office:value-type="string">
            <text:p>Božice</text:p>
          </table:table-cell>
        </table:table-row>
        <table:table-row table:style-name="ro1">
          <table:table-cell office:value-type="string">
            <text:p>http://ruian.linked.opendata.cz/resource/obce/577006</text:p>
          </table:table-cell>
          <table:table-cell office:value-type="string">
            <text:p>Bozkov</text:p>
          </table:table-cell>
        </table:table-row>
        <table:table-row table:style-name="ro1">
          <table:table-cell office:value-type="string">
            <text:p>http://ruian.linked.opendata.cz/resource/obce/549100</text:p>
          </table:table-cell>
          <table:table-cell office:value-type="string">
            <text:p>Brada-Rybníček</text:p>
          </table:table-cell>
        </table:table-row>
        <table:table-row table:style-name="ro1">
          <table:table-cell office:value-type="string">
            <text:p>http://ruian.linked.opendata.cz/resource/obce/552127</text:p>
          </table:table-cell>
          <table:table-cell office:value-type="string">
            <text:p>Bradáčov</text:p>
          </table:table-cell>
        </table:table-row>
        <table:table-row table:style-name="ro1">
          <table:table-cell office:value-type="string">
            <text:p>http://ruian.linked.opendata.cz/resource/obce/570788</text:p>
          </table:table-cell>
          <table:table-cell office:value-type="string">
            <text:p>Bradlec</text:p>
          </table:table-cell>
        </table:table-row>
        <table:table-row table:style-name="ro1">
          <table:table-cell office:value-type="string">
            <text:p>http://ruian.linked.opendata.cz/resource/obce/577014</text:p>
          </table:table-cell>
          <table:table-cell office:value-type="string">
            <text:p>Bradlecká Lhota</text:p>
          </table:table-cell>
        </table:table-row>
        <table:table-row table:style-name="ro1">
          <table:table-cell office:value-type="string">
            <text:p>http://ruian.linked.opendata.cz/resource/obce/530832</text:p>
          </table:table-cell>
          <table:table-cell office:value-type="string">
            <text:p>Brambory</text:p>
          </table:table-cell>
        </table:table-row>
        <table:table-row table:style-name="ro1">
          <table:table-cell office:value-type="string">
            <text:p>http://ruian.linked.opendata.cz/resource/obce/567060</text:p>
          </table:table-cell>
          <table:table-cell office:value-type="string">
            <text:p>Braňany</text:p>
          </table:table-cell>
        </table:table-row>
        <table:table-row table:style-name="ro1">
          <table:table-cell office:value-type="string">
            <text:p>http://ruian.linked.opendata.cz/resource/obce/567078</text:p>
          </table:table-cell>
          <table:table-cell office:value-type="string">
            <text:p>Brandov</text:p>
          </table:table-cell>
        </table:table-row>
        <table:table-row table:style-name="ro1">
          <table:table-cell office:value-type="string">
            <text:p>http://ruian.linked.opendata.cz/resource/obce/538094</text:p>
          </table:table-cell>
          <table:table-cell office:value-type="string">
            <text:p>Brandýs nad Labem-Stará Boleslav</text:p>
          </table:table-cell>
        </table:table-row>
        <table:table-row table:style-name="ro1">
          <table:table-cell office:value-type="string">
            <text:p>http://ruian.linked.opendata.cz/resource/obce/579947</text:p>
          </table:table-cell>
          <table:table-cell office:value-type="string">
            <text:p>Brandýs nad Orlicí</text:p>
          </table:table-cell>
        </table:table-row>
        <table:table-row table:style-name="ro1">
          <table:table-cell office:value-type="string">
            <text:p>http://ruian.linked.opendata.cz/resource/obce/532118</text:p>
          </table:table-cell>
          <table:table-cell office:value-type="string">
            <text:p>Brandýsek</text:p>
          </table:table-cell>
        </table:table-row>
        <table:table-row table:style-name="ro1">
          <table:table-cell office:value-type="string">
            <text:p>http://ruian.linked.opendata.cz/resource/obce/549304</text:p>
          </table:table-cell>
          <table:table-cell office:value-type="string">
            <text:p>Branice</text:p>
          </table:table-cell>
        </table:table-row>
        <table:table-row table:style-name="ro1">
          <table:table-cell office:value-type="string">
            <text:p>http://ruian.linked.opendata.cz/resource/obce/582875</text:p>
          </table:table-cell>
          <table:table-cell office:value-type="string">
            <text:p>Braníškov</text:p>
          </table:table-cell>
        </table:table-row>
        <table:table-row table:style-name="ro1">
          <table:table-cell office:value-type="string">
            <text:p>http://ruian.linked.opendata.cz/resource/obce/551490</text:p>
          </table:table-cell>
          <table:table-cell office:value-type="string">
            <text:p>Branišov</text:p>
          </table:table-cell>
        </table:table-row>
        <table:table-row table:style-name="ro1">
          <table:table-cell office:value-type="string">
            <text:p>http://ruian.linked.opendata.cz/resource/obce/593834</text:p>
          </table:table-cell>
          <table:table-cell office:value-type="string">
            <text:p>Branišovice</text:p>
          </table:table-cell>
        </table:table-row>
        <table:table-row table:style-name="ro1">
          <table:table-cell office:value-type="string">
            <text:p>http://ruian.linked.opendata.cz/resource/obce/554197</text:p>
          </table:table-cell>
          <table:table-cell office:value-type="string">
            <text:p>Branka u Opavy</text:p>
          </table:table-cell>
        </table:table-row>
        <table:table-row table:style-name="ro1">
          <table:table-cell office:value-type="string">
            <text:p>http://ruian.linked.opendata.cz/resource/obce/592927</text:p>
          </table:table-cell>
          <table:table-cell office:value-type="string">
            <text:p>Brankovice</text:p>
          </table:table-cell>
        </table:table-row>
        <table:table-row table:style-name="ro1">
          <table:table-cell office:value-type="string">
            <text:p>http://ruian.linked.opendata.cz/resource/obce/541648</text:p>
          </table:table-cell>
          <table:table-cell office:value-type="string">
            <text:p>Branky</text:p>
          </table:table-cell>
        </table:table-row>
        <table:table-row table:style-name="ro1">
          <table:table-cell office:value-type="string">
            <text:p>http://ruian.linked.opendata.cz/resource/obce/526169</text:p>
          </table:table-cell>
          <table:table-cell office:value-type="string">
            <text:p>Branná</text:p>
          </table:table-cell>
        </table:table-row>
        <table:table-row table:style-name="ro1">
          <table:table-cell office:value-type="string">
            <text:p>http://ruian.linked.opendata.cz/resource/obce/541672</text:p>
          </table:table-cell>
          <table:table-cell office:value-type="string">
            <text:p>Branov</text:p>
          </table:table-cell>
        </table:table-row>
        <table:table-row table:style-name="ro1">
          <table:table-cell office:value-type="string">
            <text:p>http://ruian.linked.opendata.cz/resource/obce/590363</text:p>
          </table:table-cell>
          <table:table-cell office:value-type="string">
            <text:p>Bransouze</text:p>
          </table:table-cell>
        </table:table-row>
        <table:table-row table:style-name="ro1">
          <table:table-cell office:value-type="string">
            <text:p>http://ruian.linked.opendata.cz/resource/obce/597210</text:p>
          </table:table-cell>
          <table:table-cell office:value-type="string">
            <text:p>Brantice</text:p>
          </table:table-cell>
        </table:table-row>
        <table:table-row table:style-name="ro1">
          <table:table-cell office:value-type="string">
            <text:p>http://ruian.linked.opendata.cz/resource/obce/571946</text:p>
          </table:table-cell>
          <table:table-cell office:value-type="string">
            <text:p>Branžež</text:p>
          </table:table-cell>
        </table:table-row>
        <table:table-row table:style-name="ro1">
          <table:table-cell office:value-type="string">
            <text:p>http://ruian.linked.opendata.cz/resource/obce/532126</text:p>
          </table:table-cell>
          <table:table-cell office:value-type="string">
            <text:p>Braškov</text:p>
          </table:table-cell>
        </table:table-row>
        <table:table-row table:style-name="ro1">
          <table:table-cell office:value-type="string">
            <text:p>http://ruian.linked.opendata.cz/resource/obce/559725</text:p>
          </table:table-cell>
          <table:table-cell office:value-type="string">
            <text:p>Břasy</text:p>
          </table:table-cell>
        </table:table-row>
        <table:table-row table:style-name="ro1">
          <table:table-cell office:value-type="string">
            <text:p>http://ruian.linked.opendata.cz/resource/obce/531286</text:p>
          </table:table-cell>
          <table:table-cell office:value-type="string">
            <text:p>Bratčice</text:p>
          </table:table-cell>
        </table:table-row>
        <table:table-row table:style-name="ro1">
          <table:table-cell office:value-type="string">
            <text:p>http://ruian.linked.opendata.cz/resource/obce/582883</text:p>
          </table:table-cell>
          <table:table-cell office:value-type="string">
            <text:p>Bratčice</text:p>
          </table:table-cell>
        </table:table-row>
        <table:table-row table:style-name="ro1">
          <table:table-cell office:value-type="string">
            <text:p>http://ruian.linked.opendata.cz/resource/obce/539988</text:p>
          </table:table-cell>
          <table:table-cell office:value-type="string">
            <text:p>Bratkovice</text:p>
          </table:table-cell>
        </table:table-row>
        <table:table-row table:style-name="ro1">
          <table:table-cell office:value-type="string">
            <text:p>http://ruian.linked.opendata.cz/resource/obce/585106</text:p>
          </table:table-cell>
          <table:table-cell office:value-type="string">
            <text:p>Bratřejov</text:p>
          </table:table-cell>
        </table:table-row>
        <table:table-row table:style-name="ro1">
          <table:table-cell office:value-type="string">
            <text:p>http://ruian.linked.opendata.cz/resource/obce/547603</text:p>
          </table:table-cell>
          <table:table-cell office:value-type="string">
            <text:p>Bratřice</text:p>
          </table:table-cell>
        </table:table-row>
        <table:table-row table:style-name="ro1">
          <table:table-cell office:value-type="string">
            <text:p>http://ruian.linked.opendata.cz/resource/obce/553107</text:p>
          </table:table-cell>
          <table:table-cell office:value-type="string">
            <text:p>Bratříkovice</text:p>
          </table:table-cell>
        </table:table-row>
        <table:table-row table:style-name="ro1">
          <table:table-cell office:value-type="string">
            <text:p>http://ruian.linked.opendata.cz/resource/obce/571199</text:p>
          </table:table-cell>
          <table:table-cell office:value-type="string">
            <text:p>Bratřínov</text:p>
          </table:table-cell>
        </table:table-row>
        <table:table-row table:style-name="ro1">
          <table:table-cell office:value-type="string">
            <text:p>http://ruian.linked.opendata.cz/resource/obce/532142</text:p>
          </table:table-cell>
          <table:table-cell office:value-type="string">
            <text:p>Bratronice</text:p>
          </table:table-cell>
        </table:table-row>
        <table:table-row table:style-name="ro1">
          <table:table-cell office:value-type="string">
            <text:p>http://ruian.linked.opendata.cz/resource/obce/537063</text:p>
          </table:table-cell>
          <table:table-cell office:value-type="string">
            <text:p>Bratronice</text:p>
          </table:table-cell>
        </table:table-row>
        <table:table-row table:style-name="ro1">
          <table:table-cell office:value-type="string">
            <text:p>http://ruian.linked.opendata.cz/resource/obce/569437</text:p>
          </table:table-cell>
          <table:table-cell office:value-type="string">
            <text:p>Bratrušov</text:p>
          </table:table-cell>
        </table:table-row>
        <table:table-row table:style-name="ro1">
          <table:table-cell office:value-type="string">
            <text:p>http://ruian.linked.opendata.cz/resource/obce/556858</text:p>
          </table:table-cell>
          <table:table-cell office:value-type="string">
            <text:p>Bravantice</text:p>
          </table:table-cell>
        </table:table-row>
        <table:table-row table:style-name="ro1">
          <table:table-cell office:value-type="string">
            <text:p>http://ruian.linked.opendata.cz/resource/obce/538108</text:p>
          </table:table-cell>
          <table:table-cell office:value-type="string">
            <text:p>Brázdim</text:p>
          </table:table-cell>
        </table:table-row>
        <table:table-row table:style-name="ro1">
          <table:table-cell office:value-type="string">
            <text:p>http://ruian.linked.opendata.cz/resource/obce/539996</text:p>
          </table:table-cell>
          <table:table-cell office:value-type="string">
            <text:p>Brdy</text:p>
          </table:table-cell>
        </table:table-row>
        <table:table-row table:style-name="ro1">
          <table:table-cell office:value-type="string">
            <text:p>http://ruian.linked.opendata.cz/resource/obce/584291</text:p>
          </table:table-cell>
          <table:table-cell office:value-type="string">
            <text:p>Břeclav</text:p>
          </table:table-cell>
        </table:table-row>
        <table:table-row table:style-name="ro1">
          <table:table-cell office:value-type="string">
            <text:p>http://ruian.linked.opendata.cz/resource/obce/536059</text:p>
          </table:table-cell>
          <table:table-cell office:value-type="string">
            <text:p>Břehov</text:p>
          </table:table-cell>
        </table:table-row>
        <table:table-row table:style-name="ro1">
          <table:table-cell office:value-type="string">
            <text:p>http://ruian.linked.opendata.cz/resource/obce/574805</text:p>
          </table:table-cell>
          <table:table-cell office:value-type="string">
            <text:p>Břehy</text:p>
          </table:table-cell>
        </table:table-row>
        <table:table-row table:style-name="ro1">
          <table:table-cell office:value-type="string">
            <text:p>http://ruian.linked.opendata.cz/resource/obce/588385</text:p>
          </table:table-cell>
          <table:table-cell office:value-type="string">
            <text:p>Břest</text:p>
          </table:table-cell>
        </table:table-row>
        <table:table-row table:style-name="ro1">
          <table:table-cell office:value-type="string">
            <text:p>http://ruian.linked.opendata.cz/resource/obce/592072</text:p>
          </table:table-cell>
          <table:table-cell office:value-type="string">
            <text:p>Břestek</text:p>
          </table:table-cell>
        </table:table-row>
        <table:table-row table:style-name="ro1">
          <table:table-cell office:value-type="string">
            <text:p>http://ruian.linked.opendata.cz/resource/obce/548278</text:p>
          </table:table-cell>
          <table:table-cell office:value-type="string">
            <text:p>Břevnice</text:p>
          </table:table-cell>
        </table:table-row>
        <table:table-row table:style-name="ro1">
          <table:table-cell office:value-type="string">
            <text:p>http://ruian.linked.opendata.cz/resource/obce/541923</text:p>
          </table:table-cell>
          <table:table-cell office:value-type="string">
            <text:p>Břežany</text:p>
          </table:table-cell>
        </table:table-row>
        <table:table-row table:style-name="ro1">
          <table:table-cell office:value-type="string">
            <text:p>http://ruian.linked.opendata.cz/resource/obce/565041</text:p>
          </table:table-cell>
          <table:table-cell office:value-type="string">
            <text:p>Břežany</text:p>
          </table:table-cell>
        </table:table-row>
        <table:table-row table:style-name="ro1">
          <table:table-cell office:value-type="string">
            <text:p>http://ruian.linked.opendata.cz/resource/obce/593842</text:p>
          </table:table-cell>
          <table:table-cell office:value-type="string">
            <text:p>Břežany</text:p>
          </table:table-cell>
        </table:table-row>
        <table:table-row table:style-name="ro1">
          <table:table-cell office:value-type="string">
            <text:p>http://ruian.linked.opendata.cz/resource/obce/533211</text:p>
          </table:table-cell>
          <table:table-cell office:value-type="string">
            <text:p>Břežany I</text:p>
          </table:table-cell>
        </table:table-row>
        <table:table-row table:style-name="ro1">
          <table:table-cell office:value-type="string">
            <text:p>http://ruian.linked.opendata.cz/resource/obce/533220</text:p>
          </table:table-cell>
          <table:table-cell office:value-type="string">
            <text:p>Břežany II</text:p>
          </table:table-cell>
        </table:table-row>
        <table:table-row table:style-name="ro1">
          <table:table-cell office:value-type="string">
            <text:p>http://ruian.linked.opendata.cz/resource/obce/595349</text:p>
          </table:table-cell>
          <table:table-cell office:value-type="string">
            <text:p>Březejc</text:p>
          </table:table-cell>
        </table:table-row>
        <table:table-row table:style-name="ro1">
          <table:table-cell office:value-type="string">
            <text:p>http://ruian.linked.opendata.cz/resource/obce/530018</text:p>
          </table:table-cell>
          <table:table-cell office:value-type="string">
            <text:p>Březí</text:p>
          </table:table-cell>
        </table:table-row>
        <table:table-row table:style-name="ro1">
          <table:table-cell office:value-type="string">
            <text:p>http://ruian.linked.opendata.cz/resource/obce/564869</text:p>
          </table:table-cell>
          <table:table-cell office:value-type="string">
            <text:p>Březí</text:p>
          </table:table-cell>
        </table:table-row>
        <table:table-row table:style-name="ro1">
          <table:table-cell office:value-type="string">
            <text:p>http://ruian.linked.opendata.cz/resource/obce/584371</text:p>
          </table:table-cell>
          <table:table-cell office:value-type="string">
            <text:p>Březí</text:p>
          </table:table-cell>
        </table:table-row>
        <table:table-row table:style-name="ro1">
          <table:table-cell office:value-type="string">
            <text:p>http://ruian.linked.opendata.cz/resource/obce/595357</text:p>
          </table:table-cell>
          <table:table-cell office:value-type="string">
            <text:p>Březí</text:p>
          </table:table-cell>
        </table:table-row>
        <table:table-row table:style-name="ro1">
          <table:table-cell office:value-type="string">
            <text:p>http://ruian.linked.opendata.cz/resource/obce/595365</text:p>
          </table:table-cell>
          <table:table-cell office:value-type="string">
            <text:p>Březí nad Oslavou</text:p>
          </table:table-cell>
        </table:table-row>
        <table:table-row table:style-name="ro1">
          <table:table-cell office:value-type="string">
            <text:p>http://ruian.linked.opendata.cz/resource/obce/507733</text:p>
          </table:table-cell>
          <table:table-cell office:value-type="string">
            <text:p>Březina</text:p>
          </table:table-cell>
        </table:table-row>
        <table:table-row table:style-name="ro1">
          <table:table-cell office:value-type="string">
            <text:p>http://ruian.linked.opendata.cz/resource/obce/535567</text:p>
          </table:table-cell>
          <table:table-cell office:value-type="string">
            <text:p>Březina</text:p>
          </table:table-cell>
        </table:table-row>
        <table:table-row table:style-name="ro1">
          <table:table-cell office:value-type="string">
            <text:p>http://ruian.linked.opendata.cz/resource/obce/559733</text:p>
          </table:table-cell>
          <table:table-cell office:value-type="string">
            <text:p>Březina</text:p>
          </table:table-cell>
        </table:table-row>
        <table:table-row table:style-name="ro1">
          <table:table-cell office:value-type="string">
            <text:p>http://ruian.linked.opendata.cz/resource/obce/549070</text:p>
          </table:table-cell>
          <table:table-cell office:value-type="string">
            <text:p>Březina</text:p>
          </table:table-cell>
        </table:table-row>
        <table:table-row table:style-name="ro1">
          <table:table-cell office:value-type="string">
            <text:p>http://ruian.linked.opendata.cz/resource/obce/577871</text:p>
          </table:table-cell>
          <table:table-cell office:value-type="string">
            <text:p>Březina</text:p>
          </table:table-cell>
        </table:table-row>
        <table:table-row table:style-name="ro1">
          <table:table-cell office:value-type="string">
            <text:p>http://ruian.linked.opendata.cz/resource/obce/592935</text:p>
          </table:table-cell>
          <table:table-cell office:value-type="string">
            <text:p>Březina</text:p>
          </table:table-cell>
        </table:table-row>
        <table:table-row table:style-name="ro1">
          <table:table-cell office:value-type="string">
            <text:p>http://ruian.linked.opendata.cz/resource/obce/581429</text:p>
          </table:table-cell>
          <table:table-cell office:value-type="string">
            <text:p>Březina (dříve okres Blansko)</text:p>
          </table:table-cell>
        </table:table-row>
        <table:table-row table:style-name="ro1">
          <table:table-cell office:value-type="string">
            <text:p>http://ruian.linked.opendata.cz/resource/obce/582891</text:p>
          </table:table-cell>
          <table:table-cell office:value-type="string">
            <text:p>Březina (dříve okres Tišnov)</text:p>
          </table:table-cell>
        </table:table-row>
        <table:table-row table:style-name="ro1">
          <table:table-cell office:value-type="string">
            <text:p>http://ruian.linked.opendata.cz/resource/obce/572250</text:p>
          </table:table-cell>
          <table:table-cell office:value-type="string">
            <text:p>Březinky</text:p>
          </table:table-cell>
        </table:table-row>
        <table:table-row table:style-name="ro1">
          <table:table-cell office:value-type="string">
            <text:p>http://ruian.linked.opendata.cz/resource/obce/577898</text:p>
          </table:table-cell>
          <table:table-cell office:value-type="string">
            <text:p>Březiny</text:p>
          </table:table-cell>
        </table:table-row>
        <table:table-row table:style-name="ro1">
          <table:table-cell office:value-type="string">
            <text:p>http://ruian.linked.opendata.cz/resource/obce/540013</text:p>
          </table:table-cell>
          <table:table-cell office:value-type="string">
            <text:p>Březnice</text:p>
          </table:table-cell>
        </table:table-row>
        <table:table-row table:style-name="ro1">
          <table:table-cell office:value-type="string">
            <text:p>http://ruian.linked.opendata.cz/resource/obce/538744</text:p>
          </table:table-cell>
          <table:table-cell office:value-type="string">
            <text:p>Březnice</text:p>
          </table:table-cell>
        </table:table-row>
        <table:table-row table:style-name="ro1">
          <table:table-cell office:value-type="string">
            <text:p>http://ruian.linked.opendata.cz/resource/obce/552135</text:p>
          </table:table-cell>
          <table:table-cell office:value-type="string">
            <text:p>Březnice</text:p>
          </table:table-cell>
        </table:table-row>
        <table:table-row table:style-name="ro1">
          <table:table-cell office:value-type="string">
            <text:p>http://ruian.linked.opendata.cz/resource/obce/590380</text:p>
          </table:table-cell>
          <table:table-cell office:value-type="string">
            <text:p>Březník</text:p>
          </table:table-cell>
        </table:table-row>
        <table:table-row table:style-name="ro1">
          <table:table-cell office:value-type="string">
            <text:p>http://ruian.linked.opendata.cz/resource/obce/535583</text:p>
          </table:table-cell>
          <table:table-cell office:value-type="string">
            <text:p>Březno</text:p>
          </table:table-cell>
        </table:table-row>
        <table:table-row table:style-name="ro1">
          <table:table-cell office:value-type="string">
            <text:p>http://ruian.linked.opendata.cz/resource/obce/563013</text:p>
          </table:table-cell>
          <table:table-cell office:value-type="string">
            <text:p>Březno</text:p>
          </table:table-cell>
        </table:table-row>
        <table:table-row table:style-name="ro1">
          <table:table-cell office:value-type="string">
            <text:p>http://ruian.linked.opendata.cz/resource/obce/592081</text:p>
          </table:table-cell>
          <table:table-cell office:value-type="string">
            <text:p>Březolupy</text:p>
          </table:table-cell>
        </table:table-row>
        <table:table-row table:style-name="ro1">
          <table:table-cell office:value-type="string">
            <text:p>http://ruian.linked.opendata.cz/resource/obce/531090</text:p>
          </table:table-cell>
          <table:table-cell office:value-type="string">
            <text:p>Březová</text:p>
          </table:table-cell>
        </table:table-row>
        <table:table-row table:style-name="ro1">
          <table:table-cell office:value-type="string">
            <text:p>http://ruian.linked.opendata.cz/resource/obce/506451</text:p>
          </table:table-cell>
          <table:table-cell office:value-type="string">
            <text:p>Březová</text:p>
          </table:table-cell>
        </table:table-row>
        <table:table-row table:style-name="ro1">
          <table:table-cell office:value-type="string">
            <text:p>http://ruian.linked.opendata.cz/resource/obce/537870</text:p>
          </table:table-cell>
          <table:table-cell office:value-type="string">
            <text:p>Březová</text:p>
          </table:table-cell>
        </table:table-row>
        <table:table-row table:style-name="ro1">
          <table:table-cell office:value-type="string">
            <text:p>http://ruian.linked.opendata.cz/resource/obce/560294</text:p>
          </table:table-cell>
          <table:table-cell office:value-type="string">
            <text:p>Březová</text:p>
          </table:table-cell>
        </table:table-row>
        <table:table-row table:style-name="ro1">
          <table:table-cell office:value-type="string">
            <text:p>http://ruian.linked.opendata.cz/resource/obce/592099</text:p>
          </table:table-cell>
          <table:table-cell office:value-type="string">
            <text:p>Březová</text:p>
          </table:table-cell>
        </table:table-row>
        <table:table-row table:style-name="ro1">
          <table:table-cell office:value-type="string">
            <text:p>http://ruian.linked.opendata.cz/resource/obce/585131</text:p>
          </table:table-cell>
          <table:table-cell office:value-type="string">
            <text:p>Březová</text:p>
          </table:table-cell>
        </table:table-row>
        <table:table-row table:style-name="ro1">
          <table:table-cell office:value-type="string">
            <text:p>http://ruian.linked.opendata.cz/resource/obce/505145</text:p>
          </table:table-cell>
          <table:table-cell office:value-type="string">
            <text:p>Březová nad Svitavou</text:p>
          </table:table-cell>
        </table:table-row>
        <table:table-row table:style-name="ro1">
          <table:table-cell office:value-type="string">
            <text:p>http://ruian.linked.opendata.cz/resource/obce/599735</text:p>
          </table:table-cell>
          <table:table-cell office:value-type="string">
            <text:p>Březová-Oleško</text:p>
          </table:table-cell>
        </table:table-row>
        <table:table-row table:style-name="ro1">
          <table:table-cell office:value-type="string">
            <text:p>http://ruian.linked.opendata.cz/resource/obce/599514</text:p>
          </table:table-cell>
          <table:table-cell office:value-type="string">
            <text:p>Březovice</text:p>
          </table:table-cell>
        </table:table-row>
        <table:table-row table:style-name="ro1">
          <table:table-cell office:value-type="string">
            <text:p>http://ruian.linked.opendata.cz/resource/obce/595381</text:p>
          </table:table-cell>
          <table:table-cell office:value-type="string">
            <text:p>Březské</text:p>
          </table:table-cell>
        </table:table-row>
        <table:table-row table:style-name="ro1">
          <table:table-cell office:value-type="string">
            <text:p>http://ruian.linked.opendata.cz/resource/obce/589331</text:p>
          </table:table-cell>
          <table:table-cell office:value-type="string">
            <text:p>Březsko</text:p>
          </table:table-cell>
        </table:table-row>
        <table:table-row table:style-name="ro1">
          <table:table-cell office:value-type="string">
            <text:p>http://ruian.linked.opendata.cz/resource/obce/585149</text:p>
          </table:table-cell>
          <table:table-cell office:value-type="string">
            <text:p>Březůvky</text:p>
          </table:table-cell>
        </table:table-row>
        <table:table-row table:style-name="ro1">
          <table:table-cell office:value-type="string">
            <text:p>http://ruian.linked.opendata.cz/resource/obce/597228</text:p>
          </table:table-cell>
          <table:table-cell office:value-type="string">
            <text:p>Břidličná</text:p>
          </table:table-cell>
        </table:table-row>
        <table:table-row table:style-name="ro1">
          <table:table-cell office:value-type="string">
            <text:p>http://ruian.linked.opendata.cz/resource/obce/548855</text:p>
          </table:table-cell>
          <table:table-cell office:value-type="string">
            <text:p>Bříšťany</text:p>
          </table:table-cell>
        </table:table-row>
        <table:table-row table:style-name="ro1">
          <table:table-cell office:value-type="string">
            <text:p>http://ruian.linked.opendata.cz/resource/obce/537047</text:p>
          </table:table-cell>
          <table:table-cell office:value-type="string">
            <text:p>Bříství</text:p>
          </table:table-cell>
        </table:table-row>
        <table:table-row table:style-name="ro1">
          <table:table-cell office:value-type="string">
            <text:p>http://ruian.linked.opendata.cz/resource/obce/564648</text:p>
          </table:table-cell>
          <table:table-cell office:value-type="string">
            <text:p>Bříza</text:p>
          </table:table-cell>
        </table:table-row>
        <table:table-row table:style-name="ro1">
          <table:table-cell office:value-type="string">
            <text:p>http://ruian.linked.opendata.cz/resource/obce/545431</text:p>
          </table:table-cell>
          <table:table-cell office:value-type="string">
            <text:p>Brloh</text:p>
          </table:table-cell>
        </table:table-row>
        <table:table-row table:style-name="ro1">
          <table:table-cell office:value-type="string">
            <text:p>http://ruian.linked.opendata.cz/resource/obce/574791</text:p>
          </table:table-cell>
          <table:table-cell office:value-type="string">
            <text:p>Brloh</text:p>
          </table:table-cell>
        </table:table-row>
        <table:table-row table:style-name="ro1">
          <table:table-cell office:value-type="string">
            <text:p>http://ruian.linked.opendata.cz/resource/obce/564613</text:p>
          </table:table-cell>
          <table:table-cell office:value-type="string">
            <text:p>Brňany</text:p>
          </table:table-cell>
        </table:table-row>
        <table:table-row table:style-name="ro1">
          <table:table-cell office:value-type="string">
            <text:p>http://ruian.linked.opendata.cz/resource/obce/577863</text:p>
          </table:table-cell>
          <table:table-cell office:value-type="string">
            <text:p>Brněnec</text:p>
          </table:table-cell>
        </table:table-row>
        <table:table-row table:style-name="ro1">
          <table:table-cell office:value-type="string">
            <text:p>http://ruian.linked.opendata.cz/resource/obce/530727</text:p>
          </table:table-cell>
          <table:table-cell office:value-type="string">
            <text:p>Brníčko</text:p>
          </table:table-cell>
        </table:table-row>
        <table:table-row table:style-name="ro1">
          <table:table-cell office:value-type="string">
            <text:p>http://ruian.linked.opendata.cz/resource/obce/566136</text:p>
          </table:table-cell>
          <table:table-cell office:value-type="string">
            <text:p>Brnířov</text:p>
          </table:table-cell>
        </table:table-row>
        <table:table-row table:style-name="ro1">
          <table:table-cell office:value-type="string">
            <text:p>http://ruian.linked.opendata.cz/resource/obce/561444</text:p>
          </table:table-cell>
          <table:table-cell office:value-type="string">
            <text:p>Brniště</text:p>
          </table:table-cell>
        </table:table-row>
        <table:table-row table:style-name="ro1">
          <table:table-cell office:value-type="string">
            <text:p>http://ruian.linked.opendata.cz/resource/obce/582786</text:p>
          </table:table-cell>
          <table:table-cell office:value-type="string">
            <text:p>Brno</text:p>
          </table:table-cell>
        </table:table-row>
        <table:table-row table:style-name="ro1">
          <table:table-cell office:value-type="string">
            <text:p>http://ruian.linked.opendata.cz/resource/obce/584355</text:p>
          </table:table-cell>
          <table:table-cell office:value-type="string">
            <text:p>Brod nad Dyjí</text:p>
          </table:table-cell>
        </table:table-row>
        <table:table-row table:style-name="ro1">
          <table:table-cell office:value-type="string">
            <text:p>http://ruian.linked.opendata.cz/resource/obce/541605</text:p>
          </table:table-cell>
          <table:table-cell office:value-type="string">
            <text:p>Brod nad Tichou</text:p>
          </table:table-cell>
        </table:table-row>
        <table:table-row table:style-name="ro1">
          <table:table-cell office:value-type="string">
            <text:p>http://ruian.linked.opendata.cz/resource/obce/535559</text:p>
          </table:table-cell>
          <table:table-cell office:value-type="string">
            <text:p>Brodce</text:p>
          </table:table-cell>
        </table:table-row>
        <table:table-row table:style-name="ro1">
          <table:table-cell office:value-type="string">
            <text:p>http://ruian.linked.opendata.cz/resource/obce/546895</text:p>
          </table:table-cell>
          <table:table-cell office:value-type="string">
            <text:p>Brodec</text:p>
          </table:table-cell>
        </table:table-row>
        <table:table-row table:style-name="ro1">
          <table:table-cell office:value-type="string">
            <text:p>http://ruian.linked.opendata.cz/resource/obce/589314</text:p>
          </table:table-cell>
          <table:table-cell office:value-type="string">
            <text:p>Brodek u Konice</text:p>
          </table:table-cell>
        </table:table-row>
        <table:table-row table:style-name="ro1">
          <table:table-cell office:value-type="string">
            <text:p>http://ruian.linked.opendata.cz/resource/obce/512800</text:p>
          </table:table-cell>
          <table:table-cell office:value-type="string">
            <text:p>Brodek u Přerova</text:p>
          </table:table-cell>
        </table:table-row>
        <table:table-row table:style-name="ro1">
          <table:table-cell office:value-type="string">
            <text:p>http://ruian.linked.opendata.cz/resource/obce/589322</text:p>
          </table:table-cell>
          <table:table-cell office:value-type="string">
            <text:p>Brodek u Prostějova</text:p>
          </table:table-cell>
        </table:table-row>
        <table:table-row table:style-name="ro1">
          <table:table-cell office:value-type="string">
            <text:p>http://ruian.linked.opendata.cz/resource/obce/566489</text:p>
          </table:table-cell>
          <table:table-cell office:value-type="string">
            <text:p>Brodeslavy</text:p>
          </table:table-cell>
        </table:table-row>
        <table:table-row table:style-name="ro1">
          <table:table-cell office:value-type="string">
            <text:p>http://ruian.linked.opendata.cz/resource/obce/541401</text:p>
          </table:table-cell>
          <table:table-cell office:value-type="string">
            <text:p>Broumov</text:p>
          </table:table-cell>
        </table:table-row>
        <table:table-row table:style-name="ro1">
          <table:table-cell office:value-type="string">
            <text:p>http://ruian.linked.opendata.cz/resource/obce/573922</text:p>
          </table:table-cell>
          <table:table-cell office:value-type="string">
            <text:p>Broumov</text:p>
          </table:table-cell>
        </table:table-row>
        <table:table-row table:style-name="ro1">
          <table:table-cell office:value-type="string">
            <text:p>http://ruian.linked.opendata.cz/resource/obce/531081</text:p>
          </table:table-cell>
          <table:table-cell office:value-type="string">
            <text:p>Broumy</text:p>
          </table:table-cell>
        </table:table-row>
        <table:table-row table:style-name="ro1">
          <table:table-cell office:value-type="string">
            <text:p>http://ruian.linked.opendata.cz/resource/obce/564621</text:p>
          </table:table-cell>
          <table:table-cell office:value-type="string">
            <text:p>Brozany nad Ohří</text:p>
          </table:table-cell>
        </table:table-row>
        <table:table-row table:style-name="ro1">
          <table:table-cell office:value-type="string">
            <text:p>http://ruian.linked.opendata.cz/resource/obce/586943</text:p>
          </table:table-cell>
          <table:table-cell office:value-type="string">
            <text:p>Brtnice</text:p>
          </table:table-cell>
        </table:table-row>
        <table:table-row table:style-name="ro1">
          <table:table-cell office:value-type="string">
            <text:p>http://ruian.linked.opendata.cz/resource/obce/590371</text:p>
          </table:table-cell>
          <table:table-cell office:value-type="string">
            <text:p>Brtnička</text:p>
          </table:table-cell>
        </table:table-row>
        <table:table-row table:style-name="ro1">
          <table:table-cell office:value-type="string">
            <text:p>http://ruian.linked.opendata.cz/resource/obce/581381</text:p>
          </table:table-cell>
          <table:table-cell office:value-type="string">
            <text:p>Brťov-Jeneč</text:p>
          </table:table-cell>
        </table:table-row>
        <table:table-row table:style-name="ro1">
          <table:table-cell office:value-type="string">
            <text:p>http://ruian.linked.opendata.cz/resource/obce/581402</text:p>
          </table:table-cell>
          <table:table-cell office:value-type="string">
            <text:p>Brumov</text:p>
          </table:table-cell>
        </table:table-row>
        <table:table-row table:style-name="ro1">
          <table:table-cell office:value-type="string">
            <text:p>http://ruian.linked.opendata.cz/resource/obce/585114</text:p>
          </table:table-cell>
          <table:table-cell office:value-type="string">
            <text:p>Brumov-Bylnice</text:p>
          </table:table-cell>
        </table:table-row>
        <table:table-row table:style-name="ro1">
          <table:table-cell office:value-type="string">
            <text:p>http://ruian.linked.opendata.cz/resource/obce/506320</text:p>
          </table:table-cell>
          <table:table-cell office:value-type="string">
            <text:p>Brumovice</text:p>
          </table:table-cell>
        </table:table-row>
        <table:table-row table:style-name="ro1">
          <table:table-cell office:value-type="string">
            <text:p>http://ruian.linked.opendata.cz/resource/obce/584363</text:p>
          </table:table-cell>
          <table:table-cell office:value-type="string">
            <text:p>Brumovice</text:p>
          </table:table-cell>
        </table:table-row>
        <table:table-row table:style-name="ro1">
          <table:table-cell office:value-type="string">
            <text:p>http://ruian.linked.opendata.cz/resource/obce/597180</text:p>
          </table:table-cell>
          <table:table-cell office:value-type="string">
            <text:p>Bruntál</text:p>
          </table:table-cell>
        </table:table-row>
        <table:table-row table:style-name="ro1">
          <table:table-cell office:value-type="string">
            <text:p>http://ruian.linked.opendata.cz/resource/obce/588377</text:p>
          </table:table-cell>
          <table:table-cell office:value-type="string">
            <text:p>Brusné</text:p>
          </table:table-cell>
        </table:table-row>
        <table:table-row table:style-name="ro1">
          <table:table-cell office:value-type="string">
            <text:p>http://ruian.linked.opendata.cz/resource/obce/598038</text:p>
          </table:table-cell>
          <table:table-cell office:value-type="string">
            <text:p>Brušperk</text:p>
          </table:table-cell>
        </table:table-row>
        <table:table-row table:style-name="ro1">
          <table:table-cell office:value-type="string">
            <text:p>http://ruian.linked.opendata.cz/resource/obce/598046</text:p>
          </table:table-cell>
          <table:table-cell office:value-type="string">
            <text:p>Bruzovice</text:p>
          </table:table-cell>
        </table:table-row>
        <table:table-row table:style-name="ro1">
          <table:table-cell office:value-type="string">
            <text:p>http://ruian.linked.opendata.cz/resource/obce/566063</text:p>
          </table:table-cell>
          <table:table-cell office:value-type="string">
            <text:p>Břvany</text:p>
          </table:table-cell>
        </table:table-row>
        <table:table-row table:style-name="ro1">
          <table:table-cell office:value-type="string">
            <text:p>http://ruian.linked.opendata.cz/resource/obce/546755</text:p>
          </table:table-cell>
          <table:table-cell office:value-type="string">
            <text:p>Brzánky</text:p>
          </table:table-cell>
        </table:table-row>
        <table:table-row table:style-name="ro1">
          <table:table-cell office:value-type="string">
            <text:p>http://ruian.linked.opendata.cz/resource/obce/573931</text:p>
          </table:table-cell>
          <table:table-cell office:value-type="string">
            <text:p>Brzice</text:p>
          </table:table-cell>
        </table:table-row>
        <table:table-row table:style-name="ro1">
          <table:table-cell office:value-type="string">
            <text:p>http://ruian.linked.opendata.cz/resource/obce/586951</text:p>
          </table:table-cell>
          <table:table-cell office:value-type="string">
            <text:p>Brzkov</text:p>
          </table:table-cell>
        </table:table-row>
        <table:table-row table:style-name="ro1">
          <table:table-cell office:value-type="string">
            <text:p>http://ruian.linked.opendata.cz/resource/obce/560308</text:p>
          </table:table-cell>
          <table:table-cell office:value-type="string">
            <text:p>Bublava</text:p>
          </table:table-cell>
        </table:table-row>
        <table:table-row table:style-name="ro1">
          <table:table-cell office:value-type="string">
            <text:p>http://ruian.linked.opendata.cz/resource/obce/531103</text:p>
          </table:table-cell>
          <table:table-cell office:value-type="string">
            <text:p>Bubovice</text:p>
          </table:table-cell>
        </table:table-row>
        <table:table-row table:style-name="ro1">
          <table:table-cell office:value-type="string">
            <text:p>http://ruian.linked.opendata.cz/resource/obce/592102</text:p>
          </table:table-cell>
          <table:table-cell office:value-type="string">
            <text:p>Buchlovice</text:p>
          </table:table-cell>
        </table:table-row>
        <table:table-row table:style-name="ro1">
          <table:table-cell office:value-type="string">
            <text:p>http://ruian.linked.opendata.cz/resource/obce/558699</text:p>
          </table:table-cell>
          <table:table-cell office:value-type="string">
            <text:p>Bučí</text:p>
          </table:table-cell>
        </table:table-row>
        <table:table-row table:style-name="ro1">
          <table:table-cell office:value-type="string">
            <text:p>http://ruian.linked.opendata.cz/resource/obce/579963</text:p>
          </table:table-cell>
          <table:table-cell office:value-type="string">
            <text:p>Bučina</text:p>
          </table:table-cell>
        </table:table-row>
        <table:table-row table:style-name="ro1">
          <table:table-cell office:value-type="string">
            <text:p>http://ruian.linked.opendata.cz/resource/obce/592943</text:p>
          </table:table-cell>
          <table:table-cell office:value-type="string">
            <text:p>Bučovice</text:p>
          </table:table-cell>
        </table:table-row>
        <table:table-row table:style-name="ro1">
          <table:table-cell office:value-type="string">
            <text:p>http://ruian.linked.opendata.cz/resource/obce/548952</text:p>
          </table:table-cell>
          <table:table-cell office:value-type="string">
            <text:p>Budčeves</text:p>
          </table:table-cell>
        </table:table-row>
        <table:table-row table:style-name="ro1">
          <table:table-cell office:value-type="string">
            <text:p>http://ruian.linked.opendata.cz/resource/obce/546020</text:p>
          </table:table-cell>
          <table:table-cell office:value-type="string">
            <text:p>Budeč</text:p>
          </table:table-cell>
        </table:table-row>
        <table:table-row table:style-name="ro1">
          <table:table-cell office:value-type="string">
            <text:p>http://ruian.linked.opendata.cz/resource/obce/595390</text:p>
          </table:table-cell>
          <table:table-cell office:value-type="string">
            <text:p>Budeč</text:p>
          </table:table-cell>
        </table:table-row>
        <table:table-row table:style-name="ro1">
          <table:table-cell office:value-type="string">
            <text:p>http://ruian.linked.opendata.cz/resource/obce/555894</text:p>
          </table:table-cell>
          <table:table-cell office:value-type="string">
            <text:p>Budětice</text:p>
          </table:table-cell>
        </table:table-row>
        <table:table-row table:style-name="ro1">
          <table:table-cell office:value-type="string">
            <text:p>http://ruian.linked.opendata.cz/resource/obce/589349</text:p>
          </table:table-cell>
          <table:table-cell office:value-type="string">
            <text:p>Budětsko</text:p>
          </table:table-cell>
        </table:table-row>
        <table:table-row table:style-name="ro1">
          <table:table-cell office:value-type="string">
            <text:p>http://ruian.linked.opendata.cz/resource/obce/547638</text:p>
          </table:table-cell>
          <table:table-cell office:value-type="string">
            <text:p>Budíkov</text:p>
          </table:table-cell>
        </table:table-row>
        <table:table-row table:style-name="ro1">
          <table:table-cell office:value-type="string">
            <text:p>http://ruian.linked.opendata.cz/resource/obce/537055</text:p>
          </table:table-cell>
          <table:table-cell office:value-type="string">
            <text:p>Budiměřice</text:p>
          </table:table-cell>
        </table:table-row>
        <table:table-row table:style-name="ro1">
          <table:table-cell office:value-type="string">
            <text:p>http://ruian.linked.opendata.cz/resource/obce/546038</text:p>
          </table:table-cell>
          <table:table-cell office:value-type="string">
            <text:p>Budíškovice</text:p>
          </table:table-cell>
        </table:table-row>
        <table:table-row table:style-name="ro1">
          <table:table-cell office:value-type="string">
            <text:p>http://ruian.linked.opendata.cz/resource/obce/552143</text:p>
          </table:table-cell>
          <table:table-cell office:value-type="string">
            <text:p>Budislav</text:p>
          </table:table-cell>
        </table:table-row>
        <table:table-row table:style-name="ro1">
          <table:table-cell office:value-type="string">
            <text:p>http://ruian.linked.opendata.cz/resource/obce/577910</text:p>
          </table:table-cell>
          <table:table-cell office:value-type="string">
            <text:p>Budislav</text:p>
          </table:table-cell>
        </table:table-row>
        <table:table-row table:style-name="ro1">
          <table:table-cell office:value-type="string">
            <text:p>http://ruian.linked.opendata.cz/resource/obce/590401</text:p>
          </table:table-cell>
          <table:table-cell office:value-type="string">
            <text:p>Budišov</text:p>
          </table:table-cell>
        </table:table-row>
        <table:table-row table:style-name="ro1">
          <table:table-cell office:value-type="string">
            <text:p>http://ruian.linked.opendata.cz/resource/obce/506460</text:p>
          </table:table-cell>
          <table:table-cell office:value-type="string">
            <text:p>Budišov nad Budišovkou</text:p>
          </table:table-cell>
        </table:table-row>
        <table:table-row table:style-name="ro1">
          <table:table-cell office:value-type="string">
            <text:p>http://ruian.linked.opendata.cz/resource/obce/568261</text:p>
          </table:table-cell>
          <table:table-cell office:value-type="string">
            <text:p>Budišovice</text:p>
          </table:table-cell>
        </table:table-row>
        <table:table-row table:style-name="ro1">
          <table:table-cell office:value-type="string">
            <text:p>http://ruian.linked.opendata.cz/resource/obce/561576</text:p>
          </table:table-cell>
          <table:table-cell office:value-type="string">
            <text:p>Budkov</text:p>
          </table:table-cell>
        </table:table-row>
        <table:table-row table:style-name="ro1">
          <table:table-cell office:value-type="string">
            <text:p>http://ruian.linked.opendata.cz/resource/obce/590410</text:p>
          </table:table-cell>
          <table:table-cell office:value-type="string">
            <text:p>Budkov</text:p>
          </table:table-cell>
        </table:table-row>
        <table:table-row table:style-name="ro1">
          <table:table-cell office:value-type="string">
            <text:p>http://ruian.linked.opendata.cz/resource/obce/560171</text:p>
          </table:table-cell>
          <table:table-cell office:value-type="string">
            <text:p>Budyně</text:p>
          </table:table-cell>
        </table:table-row>
        <table:table-row table:style-name="ro1">
          <table:table-cell office:value-type="string">
            <text:p>http://ruian.linked.opendata.cz/resource/obce/564656</text:p>
          </table:table-cell>
          <table:table-cell office:value-type="string">
            <text:p>Budyně nad Ohří</text:p>
          </table:table-cell>
        </table:table-row>
        <table:table-row table:style-name="ro1">
          <table:table-cell office:value-type="string">
            <text:p>http://ruian.linked.opendata.cz/resource/obce/545449</text:p>
          </table:table-cell>
          <table:table-cell office:value-type="string">
            <text:p>Bujanov</text:p>
          </table:table-cell>
        </table:table-row>
        <table:table-row table:style-name="ro1">
          <table:table-cell office:value-type="string">
            <text:p>http://ruian.linked.opendata.cz/resource/obce/559741</text:p>
          </table:table-cell>
          <table:table-cell office:value-type="string">
            <text:p>Bujesily</text:p>
          </table:table-cell>
        </table:table-row>
        <table:table-row table:style-name="ro1">
          <table:table-cell office:value-type="string">
            <text:p>http://ruian.linked.opendata.cz/resource/obce/512826</text:p>
          </table:table-cell>
          <table:table-cell office:value-type="string">
            <text:p>Buk</text:p>
          </table:table-cell>
        </table:table-row>
        <table:table-row table:style-name="ro1">
          <table:table-cell office:value-type="string">
            <text:p>http://ruian.linked.opendata.cz/resource/obce/537519</text:p>
          </table:table-cell>
          <table:table-cell office:value-type="string">
            <text:p>Buk</text:p>
          </table:table-cell>
        </table:table-row>
        <table:table-row table:style-name="ro1">
          <table:table-cell office:value-type="string">
            <text:p>http://ruian.linked.opendata.cz/resource/obce/595403</text:p>
          </table:table-cell>
          <table:table-cell office:value-type="string">
            <text:p>Bukov</text:p>
          </table:table-cell>
        </table:table-row>
        <table:table-row table:style-name="ro1">
          <table:table-cell office:value-type="string">
            <text:p>http://ruian.linked.opendata.cz/resource/obce/546372</text:p>
          </table:table-cell>
          <table:table-cell office:value-type="string">
            <text:p>Buková</text:p>
          </table:table-cell>
        </table:table-row>
        <table:table-row table:style-name="ro1">
          <table:table-cell office:value-type="string">
            <text:p>http://ruian.linked.opendata.cz/resource/obce/589357</text:p>
          </table:table-cell>
          <table:table-cell office:value-type="string">
            <text:p>Buková</text:p>
          </table:table-cell>
        </table:table-row>
        <table:table-row table:style-name="ro1">
          <table:table-cell office:value-type="string">
            <text:p>http://ruian.linked.opendata.cz/resource/obce/540021</text:p>
          </table:table-cell>
          <table:table-cell office:value-type="string">
            <text:p>Buková u Příbramě</text:p>
          </table:table-cell>
        </table:table-row>
        <table:table-row table:style-name="ro1">
          <table:table-cell office:value-type="string">
            <text:p>http://ruian.linked.opendata.cz/resource/obce/532924</text:p>
          </table:table-cell>
          <table:table-cell office:value-type="string">
            <text:p>Bukovany</text:p>
          </table:table-cell>
        </table:table-row>
        <table:table-row table:style-name="ro1">
          <table:table-cell office:value-type="string">
            <text:p>http://ruian.linked.opendata.cz/resource/obce/552402</text:p>
          </table:table-cell>
          <table:table-cell office:value-type="string">
            <text:p>Bukovany</text:p>
          </table:table-cell>
        </table:table-row>
        <table:table-row table:style-name="ro1">
          <table:table-cell office:value-type="string">
            <text:p>http://ruian.linked.opendata.cz/resource/obce/564664</text:p>
          </table:table-cell>
          <table:table-cell office:value-type="string">
            <text:p>Bukovany</text:p>
          </table:table-cell>
        </table:table-row>
        <table:table-row table:style-name="ro1">
          <table:table-cell office:value-type="string">
            <text:p>http://ruian.linked.opendata.cz/resource/obce/560316</text:p>
          </table:table-cell>
          <table:table-cell office:value-type="string">
            <text:p>Bukovany</text:p>
          </table:table-cell>
        </table:table-row>
        <table:table-row table:style-name="ro1">
          <table:table-cell office:value-type="string">
            <text:p>http://ruian.linked.opendata.cz/resource/obce/586072</text:p>
          </table:table-cell>
          <table:table-cell office:value-type="string">
            <text:p>Bukovany</text:p>
          </table:table-cell>
        </table:table-row>
        <table:table-row table:style-name="ro1">
          <table:table-cell office:value-type="string">
            <text:p>http://ruian.linked.opendata.cz/resource/obce/511935</text:p>
          </table:table-cell>
          <table:table-cell office:value-type="string">
            <text:p>Bukovec</text:p>
          </table:table-cell>
        </table:table-row>
        <table:table-row table:style-name="ro1">
          <table:table-cell office:value-type="string">
            <text:p>http://ruian.linked.opendata.cz/resource/obce/553506</text:p>
          </table:table-cell>
          <table:table-cell office:value-type="string">
            <text:p>Bukovec</text:p>
          </table:table-cell>
        </table:table-row>
        <table:table-row table:style-name="ro1">
          <table:table-cell office:value-type="string">
            <text:p>http://ruian.linked.opendata.cz/resource/obce/581437</text:p>
          </table:table-cell>
          <table:table-cell office:value-type="string">
            <text:p>Bukovice</text:p>
          </table:table-cell>
        </table:table-row>
        <table:table-row table:style-name="ro1">
          <table:table-cell office:value-type="string">
            <text:p>http://ruian.linked.opendata.cz/resource/obce/547751</text:p>
          </table:table-cell>
          <table:table-cell office:value-type="string">
            <text:p>Bukovice</text:p>
          </table:table-cell>
        </table:table-row>
        <table:table-row table:style-name="ro1">
          <table:table-cell office:value-type="string">
            <text:p>http://ruian.linked.opendata.cz/resource/obce/581445</text:p>
          </table:table-cell>
          <table:table-cell office:value-type="string">
            <text:p>Bukovina</text:p>
          </table:table-cell>
        </table:table-row>
        <table:table-row table:style-name="ro1">
          <table:table-cell office:value-type="string">
            <text:p>http://ruian.linked.opendata.cz/resource/obce/574813</text:p>
          </table:table-cell>
          <table:table-cell office:value-type="string">
            <text:p>Bukovina nad Labem</text:p>
          </table:table-cell>
        </table:table-row>
        <table:table-row table:style-name="ro1">
          <table:table-cell office:value-type="string">
            <text:p>http://ruian.linked.opendata.cz/resource/obce/577031</text:p>
          </table:table-cell>
          <table:table-cell office:value-type="string">
            <text:p>Bukovina u Čisté</text:p>
          </table:table-cell>
        </table:table-row>
        <table:table-row table:style-name="ro1">
          <table:table-cell office:value-type="string">
            <text:p>http://ruian.linked.opendata.cz/resource/obce/574821</text:p>
          </table:table-cell>
          <table:table-cell office:value-type="string">
            <text:p>Bukovina u Přelouče</text:p>
          </table:table-cell>
        </table:table-row>
        <table:table-row table:style-name="ro1">
          <table:table-cell office:value-type="string">
            <text:p>http://ruian.linked.opendata.cz/resource/obce/581453</text:p>
          </table:table-cell>
          <table:table-cell office:value-type="string">
            <text:p>Bukovinka</text:p>
          </table:table-cell>
        </table:table-row>
        <table:table-row table:style-name="ro1">
          <table:table-cell office:value-type="string">
            <text:p>http://ruian.linked.opendata.cz/resource/obce/574830</text:p>
          </table:table-cell>
          <table:table-cell office:value-type="string">
            <text:p>Bukovka</text:p>
          </table:table-cell>
        </table:table-row>
        <table:table-row table:style-name="ro1">
          <table:table-cell office:value-type="string">
            <text:p>http://ruian.linked.opendata.cz/resource/obce/530085</text:p>
          </table:table-cell>
          <table:table-cell office:value-type="string">
            <text:p>Bukovník</text:p>
          </table:table-cell>
        </table:table-row>
        <table:table-row table:style-name="ro1">
          <table:table-cell office:value-type="string">
            <text:p>http://ruian.linked.opendata.cz/resource/obce/535605</text:p>
          </table:table-cell>
          <table:table-cell office:value-type="string">
            <text:p>Bukovno</text:p>
          </table:table-cell>
        </table:table-row>
        <table:table-row table:style-name="ro1">
          <table:table-cell office:value-type="string">
            <text:p>http://ruian.linked.opendata.cz/resource/obce/573353</text:p>
          </table:table-cell>
          <table:table-cell office:value-type="string">
            <text:p>Bukvice</text:p>
          </table:table-cell>
        </table:table-row>
        <table:table-row table:style-name="ro1">
          <table:table-cell office:value-type="string">
            <text:p>http://ruian.linked.opendata.cz/resource/obce/584380</text:p>
          </table:table-cell>
          <table:table-cell office:value-type="string">
            <text:p>Bulhary</text:p>
          </table:table-cell>
        </table:table-row>
        <table:table-row table:style-name="ro1">
          <table:table-cell office:value-type="string">
            <text:p>http://ruian.linked.opendata.cz/resource/obce/563935</text:p>
          </table:table-cell>
          <table:table-cell office:value-type="string">
            <text:p>Bulovka</text:p>
          </table:table-cell>
        </table:table-row>
        <table:table-row table:style-name="ro1">
          <table:table-cell office:value-type="string">
            <text:p>http://ruian.linked.opendata.cz/resource/obce/561312</text:p>
          </table:table-cell>
          <table:table-cell office:value-type="string">
            <text:p>Buřenice</text:p>
          </table:table-cell>
        </table:table-row>
        <table:table-row table:style-name="ro1">
          <table:table-cell office:value-type="string">
            <text:p>http://ruian.linked.opendata.cz/resource/obce/540048</text:p>
          </table:table-cell>
          <table:table-cell office:value-type="string">
            <text:p>Buš</text:p>
          </table:table-cell>
        </table:table-row>
        <table:table-row table:style-name="ro1">
          <table:table-cell office:value-type="string">
            <text:p>http://ruian.linked.opendata.cz/resource/obce/550159</text:p>
          </table:table-cell>
          <table:table-cell office:value-type="string">
            <text:p>Bušanovice</text:p>
          </table:table-cell>
        </table:table-row>
        <table:table-row table:style-name="ro1">
          <table:table-cell office:value-type="string">
            <text:p>http://ruian.linked.opendata.cz/resource/obce/532894</text:p>
          </table:table-cell>
          <table:table-cell office:value-type="string">
            <text:p>Bušín</text:p>
          </table:table-cell>
        </table:table-row>
        <table:table-row table:style-name="ro1">
          <table:table-cell office:value-type="string">
            <text:p>http://ruian.linked.opendata.cz/resource/obce/559750</text:p>
          </table:table-cell>
          <table:table-cell office:value-type="string">
            <text:p>Bušovice</text:p>
          </table:table-cell>
        </table:table-row>
        <table:table-row table:style-name="ro1">
          <table:table-cell office:value-type="string">
            <text:p>http://ruian.linked.opendata.cz/resource/obce/532169</text:p>
          </table:table-cell>
          <table:table-cell office:value-type="string">
            <text:p>Buštěhrad</text:p>
          </table:table-cell>
        </table:table-row>
        <table:table-row table:style-name="ro1">
          <table:table-cell office:value-type="string">
            <text:p>http://ruian.linked.opendata.cz/resource/obce/549282</text:p>
          </table:table-cell>
          <table:table-cell office:value-type="string">
            <text:p>Butoves</text:p>
          </table:table-cell>
        </table:table-row>
        <table:table-row table:style-name="ro1">
          <table:table-cell office:value-type="string">
            <text:p>http://ruian.linked.opendata.cz/resource/obce/529966</text:p>
          </table:table-cell>
          <table:table-cell office:value-type="string">
            <text:p>Buzice</text:p>
          </table:table-cell>
        </table:table-row>
        <table:table-row table:style-name="ro1">
          <table:table-cell office:value-type="string">
            <text:p>http://ruian.linked.opendata.cz/resource/obce/533238</text:p>
          </table:table-cell>
          <table:table-cell office:value-type="string">
            <text:p>Býchory</text:p>
          </table:table-cell>
        </table:table-row>
        <table:table-row table:style-name="ro1">
          <table:table-cell office:value-type="string">
            <text:p>http://ruian.linked.opendata.cz/resource/obce/546780</text:p>
          </table:table-cell>
          <table:table-cell office:value-type="string">
            <text:p>Býčkovice</text:p>
          </table:table-cell>
        </table:table-row>
        <table:table-row table:style-name="ro1">
          <table:table-cell office:value-type="string">
            <text:p>http://ruian.linked.opendata.cz/resource/obce/534714</text:p>
          </table:table-cell>
          <table:table-cell office:value-type="string">
            <text:p>Býkev</text:p>
          </table:table-cell>
        </table:table-row>
        <table:table-row table:style-name="ro1">
          <table:table-cell office:value-type="string">
            <text:p>http://ruian.linked.opendata.cz/resource/obce/534145</text:p>
          </table:table-cell>
          <table:table-cell office:value-type="string">
            <text:p>Bykoš</text:p>
          </table:table-cell>
        </table:table-row>
        <table:table-row table:style-name="ro1">
          <table:table-cell office:value-type="string">
            <text:p>http://ruian.linked.opendata.cz/resource/obce/569607</text:p>
          </table:table-cell>
          <table:table-cell office:value-type="string">
            <text:p>Býkov-Láryšov</text:p>
          </table:table-cell>
        </table:table-row>
        <table:table-row table:style-name="ro1">
          <table:table-cell office:value-type="string">
            <text:p>http://ruian.linked.opendata.cz/resource/obce/581461</text:p>
          </table:table-cell>
          <table:table-cell office:value-type="string">
            <text:p>Býkovice</text:p>
          </table:table-cell>
        </table:table-row>
        <table:table-row table:style-name="ro1">
          <table:table-cell office:value-type="string">
            <text:p>http://ruian.linked.opendata.cz/resource/obce/571245</text:p>
          </table:table-cell>
          <table:table-cell office:value-type="string">
            <text:p>Bylany</text:p>
          </table:table-cell>
        </table:table-row>
        <table:table-row table:style-name="ro1">
          <table:table-cell office:value-type="string">
            <text:p>http://ruian.linked.opendata.cz/resource/obce/544647</text:p>
          </table:table-cell>
          <table:table-cell office:value-type="string">
            <text:p>Bynovec</text:p>
          </table:table-cell>
        </table:table-row>
        <table:table-row table:style-name="ro1">
          <table:table-cell office:value-type="string">
            <text:p>http://ruian.linked.opendata.cz/resource/obce/534722</text:p>
          </table:table-cell>
          <table:table-cell office:value-type="string">
            <text:p>Byšice</text:p>
          </table:table-cell>
        </table:table-row>
        <table:table-row table:style-name="ro1">
          <table:table-cell office:value-type="string">
            <text:p>http://ruian.linked.opendata.cz/resource/obce/512877</text:p>
          </table:table-cell>
          <table:table-cell office:value-type="string">
            <text:p>Býškovice</text:p>
          </table:table-cell>
        </table:table-row>
        <table:table-row table:style-name="ro1">
          <table:table-cell office:value-type="string">
            <text:p>http://ruian.linked.opendata.cz/resource/obce/595420</text:p>
          </table:table-cell>
          <table:table-cell office:value-type="string">
            <text:p>Býšovec</text:p>
          </table:table-cell>
        </table:table-row>
        <table:table-row table:style-name="ro1">
          <table:table-cell office:value-type="string">
            <text:p>http://ruian.linked.opendata.cz/resource/obce/574848</text:p>
          </table:table-cell>
          <table:table-cell office:value-type="string">
            <text:p>Býšť</text:p>
          </table:table-cell>
        </table:table-row>
        <table:table-row table:style-name="ro1">
          <table:table-cell office:value-type="string">
            <text:p>http://ruian.linked.opendata.cz/resource/obce/561801</text:p>
          </table:table-cell>
          <table:table-cell office:value-type="string">
            <text:p>Bystrá</text:p>
          </table:table-cell>
        </table:table-row>
        <table:table-row table:style-name="ro1">
          <table:table-cell office:value-type="string">
            <text:p>http://ruian.linked.opendata.cz/resource/obce/577049</text:p>
          </table:table-cell>
          <table:table-cell office:value-type="string">
            <text:p>Bystrá nad Jizerou</text:p>
          </table:table-cell>
        </table:table-row>
        <table:table-row table:style-name="ro1">
          <table:table-cell office:value-type="string">
            <text:p>http://ruian.linked.opendata.cz/resource/obce/567477</text:p>
          </table:table-cell>
          <table:table-cell office:value-type="string">
            <text:p>Bystřany</text:p>
          </table:table-cell>
        </table:table-row>
        <table:table-row table:style-name="ro1">
          <table:table-cell office:value-type="string">
            <text:p>http://ruian.linked.opendata.cz/resource/obce/577928</text:p>
          </table:table-cell>
          <table:table-cell office:value-type="string">
            <text:p>Bystré</text:p>
          </table:table-cell>
        </table:table-row>
        <table:table-row table:style-name="ro1">
          <table:table-cell office:value-type="string">
            <text:p>http://ruian.linked.opendata.cz/resource/obce/576166</text:p>
          </table:table-cell>
          <table:table-cell office:value-type="string">
            <text:p>Bystré</text:p>
          </table:table-cell>
        </table:table-row>
        <table:table-row table:style-name="ro1">
          <table:table-cell office:value-type="string">
            <text:p>http://ruian.linked.opendata.cz/resource/obce/579971</text:p>
          </table:table-cell>
          <table:table-cell office:value-type="string">
            <text:p>Bystřec</text:p>
          </table:table-cell>
        </table:table-row>
        <table:table-row table:style-name="ro1">
          <table:table-cell office:value-type="string">
            <text:p>http://ruian.linked.opendata.cz/resource/obce/529451</text:p>
          </table:table-cell>
          <table:table-cell office:value-type="string">
            <text:p>Bystřice</text:p>
          </table:table-cell>
        </table:table-row>
        <table:table-row table:style-name="ro1">
          <table:table-cell office:value-type="string">
            <text:p>http://ruian.linked.opendata.cz/resource/obce/572772</text:p>
          </table:table-cell>
          <table:table-cell office:value-type="string">
            <text:p>Bystřice</text:p>
          </table:table-cell>
        </table:table-row>
        <table:table-row table:style-name="ro1">
          <table:table-cell office:value-type="string">
            <text:p>http://ruian.linked.opendata.cz/resource/obce/598062</text:p>
          </table:table-cell>
          <table:table-cell office:value-type="string">
            <text:p>Bystřice</text:p>
          </table:table-cell>
        </table:table-row>
        <table:table-row table:style-name="ro1">
          <table:table-cell office:value-type="string">
            <text:p>http://ruian.linked.opendata.cz/resource/obce/595411</text:p>
          </table:table-cell>
          <table:table-cell office:value-type="string">
            <text:p>Bystřice nad Pernštejnem</text:p>
          </table:table-cell>
        </table:table-row>
        <table:table-row table:style-name="ro1">
          <table:table-cell office:value-type="string">
            <text:p>http://ruian.linked.opendata.cz/resource/obce/588393</text:p>
          </table:table-cell>
          <table:table-cell office:value-type="string">
            <text:p>Bystřice pod Hostýnem</text:p>
          </table:table-cell>
        </table:table-row>
        <table:table-row table:style-name="ro1">
          <table:table-cell office:value-type="string">
            <text:p>http://ruian.linked.opendata.cz/resource/obce/592111</text:p>
          </table:table-cell>
          <table:table-cell office:value-type="string">
            <text:p>Bystřice pod Lopeníkem</text:p>
          </table:table-cell>
        </table:table-row>
        <table:table-row table:style-name="ro1">
          <table:table-cell office:value-type="string">
            <text:p>http://ruian.linked.opendata.cz/resource/obce/541711</text:p>
          </table:table-cell>
          <table:table-cell office:value-type="string">
            <text:p>Bystřička</text:p>
          </table:table-cell>
        </table:table-row>
        <table:table-row table:style-name="ro1">
          <table:table-cell office:value-type="string">
            <text:p>http://ruian.linked.opendata.cz/resource/obce/500879</text:p>
          </table:table-cell>
          <table:table-cell office:value-type="string">
            <text:p>Bystročice</text:p>
          </table:table-cell>
        </table:table-row>
        <table:table-row table:style-name="ro1">
          <table:table-cell office:value-type="string">
            <text:p>http://ruian.linked.opendata.cz/resource/obce/547026</text:p>
          </table:table-cell>
          <table:table-cell office:value-type="string">
            <text:p>Bystrovany</text:p>
          </table:table-cell>
        </table:table-row>
        <table:table-row table:style-name="ro1">
          <table:table-cell office:value-type="string">
            <text:p>http://ruian.linked.opendata.cz/resource/obce/576174</text:p>
          </table:table-cell>
          <table:table-cell office:value-type="string">
            <text:p>Byzhradec</text:p>
          </table:table-cell>
        </table:table-row>
        <table:table-row table:style-name="ro1">
          <table:table-cell office:value-type="string">
            <text:p>http://ruian.linked.opendata.cz/resource/obce/567485</text:p>
          </table:table-cell>
          <table:table-cell office:value-type="string">
            <text:p>Bžany</text:p>
          </table:table-cell>
        </table:table-row>
        <table:table-row table:style-name="ro1">
          <table:table-cell office:value-type="string">
            <text:p>http://ruian.linked.opendata.cz/resource/obce/586081</text:p>
          </table:table-cell>
          <table:table-cell office:value-type="string">
            <text:p>Bzenec</text:p>
          </table:table-cell>
        </table:table-row>
        <table:table-row table:style-name="ro1">
          <table:table-cell office:value-type="string">
            <text:p>http://ruian.linked.opendata.cz/resource/obce/531120</text:p>
          </table:table-cell>
          <table:table-cell office:value-type="string">
            <text:p>Bzová</text:p>
          </table:table-cell>
        </table:table-row>
        <table:table-row table:style-name="ro1">
          <table:table-cell office:value-type="string">
            <text:p>http://ruian.linked.opendata.cz/resource/obce/568490</text:p>
          </table:table-cell>
          <table:table-cell office:value-type="string">
            <text:p>Čachotín</text:p>
          </table:table-cell>
        </table:table-row>
        <table:table-row table:style-name="ro1">
          <table:table-cell office:value-type="string">
            <text:p>http://ruian.linked.opendata.cz/resource/obce/535621</text:p>
          </table:table-cell>
          <table:table-cell office:value-type="string">
            <text:p>Čachovice</text:p>
          </table:table-cell>
        </table:table-row>
        <table:table-row table:style-name="ro1">
          <table:table-cell office:value-type="string">
            <text:p>http://ruian.linked.opendata.cz/resource/obce/555941</text:p>
          </table:table-cell>
          <table:table-cell office:value-type="string">
            <text:p>Čachrov</text:p>
          </table:table-cell>
        </table:table-row>
        <table:table-row table:style-name="ro1">
          <table:table-cell office:value-type="string">
            <text:p>http://ruian.linked.opendata.cz/resource/obce/535541</text:p>
          </table:table-cell>
          <table:table-cell office:value-type="string">
            <text:p>Čakov</text:p>
          </table:table-cell>
        </table:table-row>
        <table:table-row table:style-name="ro1">
          <table:table-cell office:value-type="string">
            <text:p>http://ruian.linked.opendata.cz/resource/obce/529478</text:p>
          </table:table-cell>
          <table:table-cell office:value-type="string">
            <text:p>Čakov</text:p>
          </table:table-cell>
        </table:table-row>
        <table:table-row table:style-name="ro1">
          <table:table-cell office:value-type="string">
            <text:p>http://ruian.linked.opendata.cz/resource/obce/552003</text:p>
          </table:table-cell>
          <table:table-cell office:value-type="string">
            <text:p>Čaková</text:p>
          </table:table-cell>
        </table:table-row>
        <table:table-row table:style-name="ro1">
          <table:table-cell office:value-type="string">
            <text:p>http://ruian.linked.opendata.cz/resource/obce/598291</text:p>
          </table:table-cell>
          <table:table-cell office:value-type="string">
            <text:p>Čakovičky</text:p>
          </table:table-cell>
        </table:table-row>
        <table:table-row table:style-name="ro1">
          <table:table-cell office:value-type="string">
            <text:p>http://ruian.linked.opendata.cz/resource/obce/571270</text:p>
          </table:table-cell>
          <table:table-cell office:value-type="string">
            <text:p>Čankovice</text:p>
          </table:table-cell>
        </table:table-row>
        <table:table-row table:style-name="ro1">
          <table:table-cell office:value-type="string">
            <text:p>http://ruian.linked.opendata.cz/resource/obce/534005</text:p>
          </table:table-cell>
          <table:table-cell office:value-type="string">
            <text:p>Čáslav</text:p>
          </table:table-cell>
        </table:table-row>
        <table:table-row table:style-name="ro1">
          <table:table-cell office:value-type="string">
            <text:p>http://ruian.linked.opendata.cz/resource/obce/590436</text:p>
          </table:table-cell>
          <table:table-cell office:value-type="string">
            <text:p>Čáslavice</text:p>
          </table:table-cell>
        </table:table-row>
        <table:table-row table:style-name="ro1">
          <table:table-cell office:value-type="string">
            <text:p>http://ruian.linked.opendata.cz/resource/obce/547689</text:p>
          </table:table-cell>
          <table:table-cell office:value-type="string">
            <text:p>Čáslavsko</text:p>
          </table:table-cell>
        </table:table-row>
        <table:table-row table:style-name="ro1">
          <table:table-cell office:value-type="string">
            <text:p>http://ruian.linked.opendata.cz/resource/obce/560804</text:p>
          </table:table-cell>
          <table:table-cell office:value-type="string">
            <text:p>Částkov</text:p>
          </table:table-cell>
        </table:table-row>
        <table:table-row table:style-name="ro1">
          <table:table-cell office:value-type="string">
            <text:p>http://ruian.linked.opendata.cz/resource/obce/592137</text:p>
          </table:table-cell>
          <table:table-cell office:value-type="string">
            <text:p>Částkov</text:p>
          </table:table-cell>
        </table:table-row>
        <table:table-row table:style-name="ro1">
          <table:table-cell office:value-type="string">
            <text:p>http://ruian.linked.opendata.cz/resource/obce/553964</text:p>
          </table:table-cell>
          <table:table-cell office:value-type="string">
            <text:p>Častohostice</text:p>
          </table:table-cell>
        </table:table-row>
        <table:table-row table:style-name="ro1">
          <table:table-cell office:value-type="string">
            <text:p>http://ruian.linked.opendata.cz/resource/obce/576182</text:p>
          </table:table-cell>
          <table:table-cell office:value-type="string">
            <text:p>Častolovice</text:p>
          </table:table-cell>
        </table:table-row>
        <table:table-row table:style-name="ro1">
          <table:table-cell office:value-type="string">
            <text:p>http://ruian.linked.opendata.cz/resource/obce/547719</text:p>
          </table:table-cell>
          <table:table-cell office:value-type="string">
            <text:p>Častrov</text:p>
          </table:table-cell>
        </table:table-row>
        <table:table-row table:style-name="ro1">
          <table:table-cell office:value-type="string">
            <text:p>http://ruian.linked.opendata.cz/resource/obce/572799</text:p>
          </table:table-cell>
          <table:table-cell office:value-type="string">
            <text:p>Časy</text:p>
          </table:table-cell>
        </table:table-row>
        <table:table-row table:style-name="ro1">
          <table:table-cell office:value-type="string">
            <text:p>http://ruian.linked.opendata.cz/resource/obce/569119</text:p>
          </table:table-cell>
          <table:table-cell office:value-type="string">
            <text:p>Čavisov</text:p>
          </table:table-cell>
        </table:table-row>
        <table:table-row table:style-name="ro1">
          <table:table-cell office:value-type="string">
            <text:p>http://ruian.linked.opendata.cz/resource/obce/582913</text:p>
          </table:table-cell>
          <table:table-cell office:value-type="string">
            <text:p>Čebín</text:p>
          </table:table-cell>
        </table:table-row>
        <table:table-row table:style-name="ro1">
          <table:table-cell office:value-type="string">
            <text:p>http://ruian.linked.opendata.cz/resource/obce/560782</text:p>
          </table:table-cell>
          <table:table-cell office:value-type="string">
            <text:p>Cebiv</text:p>
          </table:table-cell>
        </table:table-row>
        <table:table-row table:style-name="ro1">
          <table:table-cell office:value-type="string">
            <text:p>http://ruian.linked.opendata.cz/resource/obce/534749</text:p>
          </table:table-cell>
          <table:table-cell office:value-type="string">
            <text:p>Čečelice</text:p>
          </table:table-cell>
        </table:table-row>
        <table:table-row table:style-name="ro1">
          <table:table-cell office:value-type="string">
            <text:p>http://ruian.linked.opendata.cz/resource/obce/510068</text:p>
          </table:table-cell>
          <table:table-cell office:value-type="string">
            <text:p>Čečelovice</text:p>
          </table:table-cell>
        </table:table-row>
        <table:table-row table:style-name="ro1">
          <table:table-cell office:value-type="string">
            <text:p>http://ruian.linked.opendata.cz/resource/obce/590444</text:p>
          </table:table-cell>
          <table:table-cell office:value-type="string">
            <text:p>Čechočovice</text:p>
          </table:table-cell>
        </table:table-row>
        <table:table-row table:style-name="ro1">
          <table:table-cell office:value-type="string">
            <text:p>http://ruian.linked.opendata.cz/resource/obce/529486</text:p>
          </table:table-cell>
          <table:table-cell office:value-type="string">
            <text:p>Čechtice</text:p>
          </table:table-cell>
        </table:table-row>
        <table:table-row table:style-name="ro1">
          <table:table-cell office:value-type="string">
            <text:p>http://ruian.linked.opendata.cz/resource/obce/590452</text:p>
          </table:table-cell>
          <table:table-cell office:value-type="string">
            <text:p>Čechtín</text:p>
          </table:table-cell>
        </table:table-row>
        <table:table-row table:style-name="ro1">
          <table:table-cell office:value-type="string">
            <text:p>http://ruian.linked.opendata.cz/resource/obce/552771</text:p>
          </table:table-cell>
          <table:table-cell office:value-type="string">
            <text:p>Čechy</text:p>
          </table:table-cell>
        </table:table-row>
        <table:table-row table:style-name="ro1">
          <table:table-cell office:value-type="string">
            <text:p>http://ruian.linked.opendata.cz/resource/obce/589381</text:p>
          </table:table-cell>
          <table:table-cell office:value-type="string">
            <text:p>Čechy pod Kosířem</text:p>
          </table:table-cell>
        </table:table-row>
        <table:table-row table:style-name="ro1">
          <table:table-cell office:value-type="string">
            <text:p>http://ruian.linked.opendata.cz/resource/obce/548375</text:p>
          </table:table-cell>
          <table:table-cell office:value-type="string">
            <text:p>Čečkovice</text:p>
          </table:table-cell>
        </table:table-row>
        <table:table-row table:style-name="ro1">
          <table:table-cell office:value-type="string">
            <text:p>http://ruian.linked.opendata.cz/resource/obce/566080</text:p>
          </table:table-cell>
          <table:table-cell office:value-type="string">
            <text:p>Čečovice</text:p>
          </table:table-cell>
        </table:table-row>
        <table:table-row table:style-name="ro1">
          <table:table-cell office:value-type="string">
            <text:p>http://ruian.linked.opendata.cz/resource/obce/550906</text:p>
          </table:table-cell>
          <table:table-cell office:value-type="string">
            <text:p>Cehnice</text:p>
          </table:table-cell>
        </table:table-row>
        <table:table-row table:style-name="ro1">
          <table:table-cell office:value-type="string">
            <text:p>http://ruian.linked.opendata.cz/resource/obce/589365</text:p>
          </table:table-cell>
          <table:table-cell office:value-type="string">
            <text:p>Čehovice</text:p>
          </table:table-cell>
        </table:table-row>
        <table:table-row table:style-name="ro1">
          <table:table-cell office:value-type="string">
            <text:p>http://ruian.linked.opendata.cz/resource/obce/586099</text:p>
          </table:table-cell>
          <table:table-cell office:value-type="string">
            <text:p>Čejč</text:p>
          </table:table-cell>
        </table:table-row>
        <table:table-row table:style-name="ro1">
          <table:table-cell office:value-type="string">
            <text:p>http://ruian.linked.opendata.cz/resource/obce/550922</text:p>
          </table:table-cell>
          <table:table-cell office:value-type="string">
            <text:p>Čejetice</text:p>
          </table:table-cell>
        </table:table-row>
        <table:table-row table:style-name="ro1">
          <table:table-cell office:value-type="string">
            <text:p>http://ruian.linked.opendata.cz/resource/obce/529524</text:p>
          </table:table-cell>
          <table:table-cell office:value-type="string">
            <text:p>Čejkovice</text:p>
          </table:table-cell>
        </table:table-row>
        <table:table-row table:style-name="ro1">
          <table:table-cell office:value-type="string">
            <text:p>http://ruian.linked.opendata.cz/resource/obce/544329</text:p>
          </table:table-cell>
          <table:table-cell office:value-type="string">
            <text:p>Čejkovice</text:p>
          </table:table-cell>
        </table:table-row>
        <table:table-row table:style-name="ro1">
          <table:table-cell office:value-type="string">
            <text:p>http://ruian.linked.opendata.cz/resource/obce/593877</text:p>
          </table:table-cell>
          <table:table-cell office:value-type="string">
            <text:p>Čejkovice</text:p>
          </table:table-cell>
        </table:table-row>
        <table:table-row table:style-name="ro1">
          <table:table-cell office:value-type="string">
            <text:p>http://ruian.linked.opendata.cz/resource/obce/586102</text:p>
          </table:table-cell>
          <table:table-cell office:value-type="string">
            <text:p>Čejkovice</text:p>
          </table:table-cell>
        </table:table-row>
        <table:table-row table:style-name="ro1">
          <table:table-cell office:value-type="string">
            <text:p>http://ruian.linked.opendata.cz/resource/obce/586978</text:p>
          </table:table-cell>
          <table:table-cell office:value-type="string">
            <text:p>Cejle</text:p>
          </table:table-cell>
        </table:table-row>
        <table:table-row table:style-name="ro1">
          <table:table-cell office:value-type="string">
            <text:p>http://ruian.linked.opendata.cz/resource/obce/547735</text:p>
          </table:table-cell>
          <table:table-cell office:value-type="string">
            <text:p>Čejov</text:p>
          </table:table-cell>
        </table:table-row>
        <table:table-row table:style-name="ro1">
          <table:table-cell office:value-type="string">
            <text:p>http://ruian.linked.opendata.cz/resource/obce/559768</text:p>
          </table:table-cell>
          <table:table-cell office:value-type="string">
            <text:p>Cekov</text:p>
          </table:table-cell>
        </table:table-row>
        <table:table-row table:style-name="ro1">
          <table:table-cell office:value-type="string">
            <text:p>http://ruian.linked.opendata.cz/resource/obce/598071</text:p>
          </table:table-cell>
          <table:table-cell office:value-type="string">
            <text:p>Čeladná</text:p>
          </table:table-cell>
        </table:table-row>
        <table:table-row table:style-name="ro1">
          <table:table-cell office:value-type="string">
            <text:p>http://ruian.linked.opendata.cz/resource/obce/538132</text:p>
          </table:table-cell>
          <table:table-cell office:value-type="string">
            <text:p>Čelákovice</text:p>
          </table:table-cell>
        </table:table-row>
        <table:table-row table:style-name="ro1">
          <table:table-cell office:value-type="string">
            <text:p>http://ruian.linked.opendata.cz/resource/obce/589390</text:p>
          </table:table-cell>
          <table:table-cell office:value-type="string">
            <text:p>Čelčice</text:p>
          </table:table-cell>
        </table:table-row>
        <table:table-row table:style-name="ro1">
          <table:table-cell office:value-type="string">
            <text:p>http://ruian.linked.opendata.cz/resource/obce/513059</text:p>
          </table:table-cell>
          <table:table-cell office:value-type="string">
            <text:p>Čelechovice</text:p>
          </table:table-cell>
        </table:table-row>
        <table:table-row table:style-name="ro1">
          <table:table-cell office:value-type="string">
            <text:p>http://ruian.linked.opendata.cz/resource/obce/589403</text:p>
          </table:table-cell>
          <table:table-cell office:value-type="string">
            <text:p>Čelechovice na Hané</text:p>
          </table:table-cell>
        </table:table-row>
        <table:table-row table:style-name="ro1">
          <table:table-cell office:value-type="string">
            <text:p>http://ruian.linked.opendata.cz/resource/obce/529826</text:p>
          </table:table-cell>
          <table:table-cell office:value-type="string">
            <text:p>Čelistná</text:p>
          </table:table-cell>
        </table:table-row>
        <table:table-row table:style-name="ro1">
          <table:table-cell office:value-type="string">
            <text:p>http://ruian.linked.opendata.cz/resource/obce/586111</text:p>
          </table:table-cell>
          <table:table-cell office:value-type="string">
            <text:p>Čeložnice</text:p>
          </table:table-cell>
        </table:table-row>
        <table:table-row table:style-name="ro1">
          <table:table-cell office:value-type="string">
            <text:p>http://ruian.linked.opendata.cz/resource/obce/558711</text:p>
          </table:table-cell>
          <table:table-cell office:value-type="string">
            <text:p>Čeminy</text:p>
          </table:table-cell>
        </table:table-row>
        <table:table-row table:style-name="ro1">
          <table:table-cell office:value-type="string">
            <text:p>http://ruian.linked.opendata.cz/resource/obce/540072</text:p>
          </table:table-cell>
          <table:table-cell office:value-type="string">
            <text:p>Čenkov</text:p>
          </table:table-cell>
        </table:table-row>
        <table:table-row table:style-name="ro1">
          <table:table-cell office:value-type="string">
            <text:p>http://ruian.linked.opendata.cz/resource/obce/598976</text:p>
          </table:table-cell>
          <table:table-cell office:value-type="string">
            <text:p>Čenkov u Bechyně</text:p>
          </table:table-cell>
        </table:table-row>
        <table:table-row table:style-name="ro1">
          <table:table-cell office:value-type="string">
            <text:p>http://ruian.linked.opendata.cz/resource/obce/579998</text:p>
          </table:table-cell>
          <table:table-cell office:value-type="string">
            <text:p>Čenkovice</text:p>
          </table:table-cell>
        </table:table-row>
        <table:table-row table:style-name="ro1">
          <table:table-cell office:value-type="string">
            <text:p>http://ruian.linked.opendata.cz/resource/obce/509191</text:p>
          </table:table-cell>
          <table:table-cell office:value-type="string">
            <text:p>Cep</text:p>
          </table:table-cell>
        </table:table-row>
        <table:table-row table:style-name="ro1">
          <table:table-cell office:value-type="string">
            <text:p>http://ruian.linked.opendata.cz/resource/obce/574856</text:p>
          </table:table-cell>
          <table:table-cell office:value-type="string">
            <text:p>Čeperka</text:p>
          </table:table-cell>
        </table:table-row>
        <table:table-row table:style-name="ro1">
          <table:table-cell office:value-type="string">
            <text:p>http://ruian.linked.opendata.cz/resource/obce/574864</text:p>
          </table:table-cell>
          <table:table-cell office:value-type="string">
            <text:p>Čepí</text:p>
          </table:table-cell>
        </table:table-row>
        <table:table-row table:style-name="ro1">
          <table:table-cell office:value-type="string">
            <text:p>http://ruian.linked.opendata.cz/resource/obce/550949</text:p>
          </table:table-cell>
          <table:table-cell office:value-type="string">
            <text:p>Čepřovice</text:p>
          </table:table-cell>
        </table:table-row>
        <table:table-row table:style-name="ro1">
          <table:table-cell office:value-type="string">
            <text:p>http://ruian.linked.opendata.cz/resource/obce/530581</text:p>
          </table:table-cell>
          <table:table-cell office:value-type="string">
            <text:p>Čeradice</text:p>
          </table:table-cell>
        </table:table-row>
        <table:table-row table:style-name="ro1">
          <table:table-cell office:value-type="string">
            <text:p>http://ruian.linked.opendata.cz/resource/obce/529516</text:p>
          </table:table-cell>
          <table:table-cell office:value-type="string">
            <text:p>Čerčany</text:p>
          </table:table-cell>
        </table:table-row>
        <table:table-row table:style-name="ro1">
          <table:table-cell office:value-type="string">
            <text:p>http://ruian.linked.opendata.cz/resource/obce/572781</text:p>
          </table:table-cell>
          <table:table-cell office:value-type="string">
            <text:p>Cerekvice nad Bystřicí</text:p>
          </table:table-cell>
        </table:table-row>
        <table:table-row table:style-name="ro1">
          <table:table-cell office:value-type="string">
            <text:p>http://ruian.linked.opendata.cz/resource/obce/577936</text:p>
          </table:table-cell>
          <table:table-cell office:value-type="string">
            <text:p>Cerekvice nad Loučnou</text:p>
          </table:table-cell>
        </table:table-row>
        <table:table-row table:style-name="ro1">
          <table:table-cell office:value-type="string">
            <text:p>http://ruian.linked.opendata.cz/resource/obce/586986</text:p>
          </table:table-cell>
          <table:table-cell office:value-type="string">
            <text:p>Cerekvička-Rosice</text:p>
          </table:table-cell>
        </table:table-row>
        <table:table-row table:style-name="ro1">
          <table:table-cell office:value-type="string">
            <text:p>http://ruian.linked.opendata.cz/resource/obce/533246</text:p>
          </table:table-cell>
          <table:table-cell office:value-type="string">
            <text:p>Cerhenice</text:p>
          </table:table-cell>
        </table:table-row>
        <table:table-row table:style-name="ro1">
          <table:table-cell office:value-type="string">
            <text:p>http://ruian.linked.opendata.cz/resource/obce/549321</text:p>
          </table:table-cell>
          <table:table-cell office:value-type="string">
            <text:p>Cerhonice</text:p>
          </table:table-cell>
        </table:table-row>
        <table:table-row table:style-name="ro1">
          <table:table-cell office:value-type="string">
            <text:p>http://ruian.linked.opendata.cz/resource/obce/531138</text:p>
          </table:table-cell>
          <table:table-cell office:value-type="string">
            <text:p>Cerhovice</text:p>
          </table:table-cell>
        </table:table-row>
        <table:table-row table:style-name="ro1">
          <table:table-cell office:value-type="string">
            <text:p>http://ruian.linked.opendata.cz/resource/obce/593885</text:p>
          </table:table-cell>
          <table:table-cell office:value-type="string">
            <text:p>Čermákovice</text:p>
          </table:table-cell>
        </table:table-row>
        <table:table-row table:style-name="ro1">
          <table:table-cell office:value-type="string">
            <text:p>http://ruian.linked.opendata.cz/resource/obce/553514</text:p>
          </table:table-cell>
          <table:table-cell office:value-type="string">
            <text:p>Čermná</text:p>
          </table:table-cell>
        </table:table-row>
        <table:table-row table:style-name="ro1">
          <table:table-cell office:value-type="string">
            <text:p>http://ruian.linked.opendata.cz/resource/obce/579106</text:p>
          </table:table-cell>
          <table:table-cell office:value-type="string">
            <text:p>Čermná</text:p>
          </table:table-cell>
        </table:table-row>
        <table:table-row table:style-name="ro1">
          <table:table-cell office:value-type="string">
            <text:p>http://ruian.linked.opendata.cz/resource/obce/576191</text:p>
          </table:table-cell>
          <table:table-cell office:value-type="string">
            <text:p>Čermná nad Orlicí</text:p>
          </table:table-cell>
        </table:table-row>
        <table:table-row table:style-name="ro1">
          <table:table-cell office:value-type="string">
            <text:p>http://ruian.linked.opendata.cz/resource/obce/569950</text:p>
          </table:table-cell>
          <table:table-cell office:value-type="string">
            <text:p>Čermná ve Slezsku</text:p>
          </table:table-cell>
        </table:table-row>
        <table:table-row table:style-name="ro1">
          <table:table-cell office:value-type="string">
            <text:p>http://ruian.linked.opendata.cz/resource/obce/595438</text:p>
          </table:table-cell>
          <table:table-cell office:value-type="string">
            <text:p>Černá</text:p>
          </table:table-cell>
        </table:table-row>
        <table:table-row table:style-name="ro1">
          <table:table-cell office:value-type="string">
            <text:p>http://ruian.linked.opendata.cz/resource/obce/581496</text:p>
          </table:table-cell>
          <table:table-cell office:value-type="string">
            <text:p>Černá Hora</text:p>
          </table:table-cell>
        </table:table-row>
        <table:table-row table:style-name="ro1">
          <table:table-cell office:value-type="string">
            <text:p>http://ruian.linked.opendata.cz/resource/obce/572896</text:p>
          </table:table-cell>
          <table:table-cell office:value-type="string">
            <text:p>Černá u Bohdanče</text:p>
          </table:table-cell>
        </table:table-row>
        <table:table-row table:style-name="ro1">
          <table:table-cell office:value-type="string">
            <text:p>http://ruian.linked.opendata.cz/resource/obce/545457</text:p>
          </table:table-cell>
          <table:table-cell office:value-type="string">
            <text:p>Černá v Pošumaví</text:p>
          </table:table-cell>
        </table:table-row>
        <table:table-row table:style-name="ro1">
          <table:table-cell office:value-type="string">
            <text:p>http://ruian.linked.opendata.cz/resource/obce/533491</text:p>
          </table:table-cell>
          <table:table-cell office:value-type="string">
            <text:p>Černá Voda</text:p>
          </table:table-cell>
        </table:table-row>
        <table:table-row table:style-name="ro1">
          <table:table-cell office:value-type="string">
            <text:p>http://ruian.linked.opendata.cz/resource/obce/538019</text:p>
          </table:table-cell>
          <table:table-cell office:value-type="string">
            <text:p>Černava</text:p>
          </table:table-cell>
        </table:table-row>
        <table:table-row table:style-name="ro1">
          <table:table-cell office:value-type="string">
            <text:p>http://ruian.linked.opendata.cz/resource/obce/542628</text:p>
          </table:table-cell>
          <table:table-cell office:value-type="string">
            <text:p>Černčice</text:p>
          </table:table-cell>
        </table:table-row>
        <table:table-row table:style-name="ro1">
          <table:table-cell office:value-type="string">
            <text:p>http://ruian.linked.opendata.cz/resource/obce/573957</text:p>
          </table:table-cell>
          <table:table-cell office:value-type="string">
            <text:p>Černčice</text:p>
          </table:table-cell>
        </table:table-row>
        <table:table-row table:style-name="ro1">
          <table:table-cell office:value-type="string">
            <text:p>http://ruian.linked.opendata.cz/resource/obce/533254</text:p>
          </table:table-cell>
          <table:table-cell office:value-type="string">
            <text:p>Černé Voděrady</text:p>
          </table:table-cell>
        </table:table-row>
        <table:table-row table:style-name="ro1">
          <table:table-cell office:value-type="string">
            <text:p>http://ruian.linked.opendata.cz/resource/obce/546852</text:p>
          </table:table-cell>
          <table:table-cell office:value-type="string">
            <text:p>Černěves</text:p>
          </table:table-cell>
        </table:table-row>
        <table:table-row table:style-name="ro1">
          <table:table-cell office:value-type="string">
            <text:p>http://ruian.linked.opendata.cz/resource/obce/587001</text:p>
          </table:table-cell>
          <table:table-cell office:value-type="string">
            <text:p>Černíč</text:p>
          </table:table-cell>
        </table:table-row>
        <table:table-row table:style-name="ro1">
          <table:table-cell office:value-type="string">
            <text:p>http://ruian.linked.opendata.cz/resource/obce/553531</text:p>
          </table:table-cell>
          <table:table-cell office:value-type="string">
            <text:p>Černíkov</text:p>
          </table:table-cell>
        </table:table-row>
        <table:table-row table:style-name="ro1">
          <table:table-cell office:value-type="string">
            <text:p>http://ruian.linked.opendata.cz/resource/obce/566632</text:p>
          </table:table-cell>
          <table:table-cell office:value-type="string">
            <text:p>Černíkovice</text:p>
          </table:table-cell>
        </table:table-row>
        <table:table-row table:style-name="ro1">
          <table:table-cell office:value-type="string">
            <text:p>http://ruian.linked.opendata.cz/resource/obce/576204</text:p>
          </table:table-cell>
          <table:table-cell office:value-type="string">
            <text:p>Černíkovice</text:p>
          </table:table-cell>
        </table:table-row>
        <table:table-row table:style-name="ro1">
          <table:table-cell office:value-type="string">
            <text:p>http://ruian.linked.opendata.cz/resource/obce/599301</text:p>
          </table:table-cell>
          <table:table-cell office:value-type="string">
            <text:p>Černíky</text:p>
          </table:table-cell>
        </table:table-row>
        <table:table-row table:style-name="ro1">
          <table:table-cell office:value-type="string">
            <text:p>http://ruian.linked.opendata.cz/resource/obce/569917</text:p>
          </table:table-cell>
          <table:table-cell office:value-type="string">
            <text:p>Černilov</text:p>
          </table:table-cell>
        </table:table-row>
        <table:table-row table:style-name="ro1">
          <table:table-cell office:value-type="string">
            <text:p>http://ruian.linked.opendata.cz/resource/obce/593893</text:p>
          </table:table-cell>
          <table:table-cell office:value-type="string">
            <text:p>Černín</text:p>
          </table:table-cell>
        </table:table-row>
        <table:table-row table:style-name="ro1">
          <table:table-cell office:value-type="string">
            <text:p>http://ruian.linked.opendata.cz/resource/obce/534013</text:p>
          </table:table-cell>
          <table:table-cell office:value-type="string">
            <text:p>Černíny</text:p>
          </table:table-cell>
        </table:table-row>
        <table:table-row table:style-name="ro1">
          <table:table-cell office:value-type="string">
            <text:p>http://ruian.linked.opendata.cz/resource/obce/564699</text:p>
          </table:table-cell>
          <table:table-cell office:value-type="string">
            <text:p>Černiv</text:p>
          </table:table-cell>
        </table:table-row>
        <table:table-row table:style-name="ro1">
          <table:table-cell office:value-type="string">
            <text:p>http://ruian.linked.opendata.cz/resource/obce/539121</text:p>
          </table:table-cell>
          <table:table-cell office:value-type="string">
            <text:p>Černolice</text:p>
          </table:table-cell>
        </table:table-row>
        <table:table-row table:style-name="ro1">
          <table:table-cell office:value-type="string">
            <text:p>http://ruian.linked.opendata.cz/resource/obce/539139</text:p>
          </table:table-cell>
          <table:table-cell office:value-type="string">
            <text:p>Černošice</text:p>
          </table:table-cell>
        </table:table-row>
        <table:table-row table:style-name="ro1">
          <table:table-cell office:value-type="string">
            <text:p>http://ruian.linked.opendata.cz/resource/obce/560812</text:p>
          </table:table-cell>
          <table:table-cell office:value-type="string">
            <text:p>Černošín</text:p>
          </table:table-cell>
        </table:table-row>
        <table:table-row table:style-name="ro1">
          <table:table-cell office:value-type="string">
            <text:p>http://ruian.linked.opendata.cz/resource/obce/513067</text:p>
          </table:table-cell>
          <table:table-cell office:value-type="string">
            <text:p>Černotín</text:p>
          </table:table-cell>
        </table:table-row>
        <table:table-row table:style-name="ro1">
          <table:table-cell office:value-type="string">
            <text:p>http://ruian.linked.opendata.cz/resource/obce/542423</text:p>
          </table:table-cell>
          <table:table-cell office:value-type="string">
            <text:p>Černouček</text:p>
          </table:table-cell>
        </table:table-row>
        <table:table-row table:style-name="ro1">
          <table:table-cell office:value-type="string">
            <text:p>http://ruian.linked.opendata.cz/resource/obce/545996</text:p>
          </table:table-cell>
          <table:table-cell office:value-type="string">
            <text:p>Černousy</text:p>
          </table:table-cell>
        </table:table-row>
        <table:table-row table:style-name="ro1">
          <table:table-cell office:value-type="string">
            <text:p>http://ruian.linked.opendata.cz/resource/obce/561142</text:p>
          </table:table-cell>
          <table:table-cell office:value-type="string">
            <text:p>Černov</text:p>
          </table:table-cell>
        </table:table-row>
        <table:table-row table:style-name="ro1">
          <table:table-cell office:value-type="string">
            <text:p>http://ruian.linked.opendata.cz/resource/obce/547760</text:p>
          </table:table-cell>
          <table:table-cell office:value-type="string">
            <text:p>Černovice</text:p>
          </table:table-cell>
        </table:table-row>
        <table:table-row table:style-name="ro1">
          <table:table-cell office:value-type="string">
            <text:p>http://ruian.linked.opendata.cz/resource/obce/563021</text:p>
          </table:table-cell>
          <table:table-cell office:value-type="string">
            <text:p>Černovice</text:p>
          </table:table-cell>
        </table:table-row>
        <table:table-row table:style-name="ro1">
          <table:table-cell office:value-type="string">
            <text:p>http://ruian.linked.opendata.cz/resource/obce/566098</text:p>
          </table:table-cell>
          <table:table-cell office:value-type="string">
            <text:p>Černovice</text:p>
          </table:table-cell>
        </table:table-row>
        <table:table-row table:style-name="ro1">
          <table:table-cell office:value-type="string">
            <text:p>http://ruian.linked.opendata.cz/resource/obce/581500</text:p>
          </table:table-cell>
          <table:table-cell office:value-type="string">
            <text:p>Černovice</text:p>
          </table:table-cell>
        </table:table-row>
        <table:table-row table:style-name="ro1">
          <table:table-cell office:value-type="string">
            <text:p>http://ruian.linked.opendata.cz/resource/obce/530328</text:p>
          </table:table-cell>
          <table:table-cell office:value-type="string">
            <text:p>Čerňovice</text:p>
          </table:table-cell>
        </table:table-row>
        <table:table-row table:style-name="ro1">
          <table:table-cell office:value-type="string">
            <text:p>http://ruian.linked.opendata.cz/resource/obce/569925</text:p>
          </table:table-cell>
          <table:table-cell office:value-type="string">
            <text:p>Černožice</text:p>
          </table:table-cell>
        </table:table-row>
        <table:table-row table:style-name="ro1">
          <table:table-cell office:value-type="string">
            <text:p>http://ruian.linked.opendata.cz/resource/obce/532207</text:p>
          </table:table-cell>
          <table:table-cell office:value-type="string">
            <text:p>Černuc</text:p>
          </table:table-cell>
        </table:table-row>
        <table:table-row table:style-name="ro1">
          <table:table-cell office:value-type="string">
            <text:p>http://ruian.linked.opendata.cz/resource/obce/595446</text:p>
          </table:table-cell>
          <table:table-cell office:value-type="string">
            <text:p>Černvír</text:p>
          </table:table-cell>
        </table:table-row>
        <table:table-row table:style-name="ro1">
          <table:table-cell office:value-type="string">
            <text:p>http://ruian.linked.opendata.cz/resource/obce/579114</text:p>
          </table:table-cell>
          <table:table-cell office:value-type="string">
            <text:p>Černý Důl</text:p>
          </table:table-cell>
        </table:table-row>
        <table:table-row table:style-name="ro1">
          <table:table-cell office:value-type="string">
            <text:p>http://ruian.linked.opendata.cz/resource/obce/563722</text:p>
          </table:table-cell>
          <table:table-cell office:value-type="string">
            <text:p>Černýšovice</text:p>
          </table:table-cell>
        </table:table-row>
        <table:table-row table:style-name="ro1">
          <table:table-cell office:value-type="string">
            <text:p>http://ruian.linked.opendata.cz/resource/obce/505099</text:p>
          </table:table-cell>
          <table:table-cell office:value-type="string">
            <text:p>Červená Hora</text:p>
          </table:table-cell>
        </table:table-row>
        <table:table-row table:style-name="ro1">
          <table:table-cell office:value-type="string">
            <text:p>http://ruian.linked.opendata.cz/resource/obce/590461</text:p>
          </table:table-cell>
          <table:table-cell office:value-type="string">
            <text:p>Červená Lhota</text:p>
          </table:table-cell>
        </table:table-row>
        <table:table-row table:style-name="ro1">
          <table:table-cell office:value-type="string">
            <text:p>http://ruian.linked.opendata.cz/resource/obce/547778</text:p>
          </table:table-cell>
          <table:table-cell office:value-type="string">
            <text:p>Červená Řečice</text:p>
          </table:table-cell>
        </table:table-row>
        <table:table-row table:style-name="ro1">
          <table:table-cell office:value-type="string">
            <text:p>http://ruian.linked.opendata.cz/resource/obce/548995</text:p>
          </table:table-cell>
          <table:table-cell office:value-type="string">
            <text:p>Červená Třemešná</text:p>
          </table:table-cell>
        </table:table-row>
        <table:table-row table:style-name="ro1">
          <table:table-cell office:value-type="string">
            <text:p>http://ruian.linked.opendata.cz/resource/obce/580015</text:p>
          </table:table-cell>
          <table:table-cell office:value-type="string">
            <text:p>Červená Voda</text:p>
          </table:table-cell>
        </table:table-row>
        <table:table-row table:style-name="ro1">
          <table:table-cell office:value-type="string">
            <text:p>http://ruian.linked.opendata.cz/resource/obce/534021</text:p>
          </table:table-cell>
          <table:table-cell office:value-type="string">
            <text:p>Červené Janovice</text:p>
          </table:table-cell>
        </table:table-row>
        <table:table-row table:style-name="ro1">
          <table:table-cell office:value-type="string">
            <text:p>http://ruian.linked.opendata.cz/resource/obce/533262</text:p>
          </table:table-cell>
          <table:table-cell office:value-type="string">
            <text:p>Červené Pečky</text:p>
          </table:table-cell>
        </table:table-row>
        <table:table-row table:style-name="ro1">
          <table:table-cell office:value-type="string">
            <text:p>http://ruian.linked.opendata.cz/resource/obce/542172</text:p>
          </table:table-cell>
          <table:table-cell office:value-type="string">
            <text:p>Červené Poříčí</text:p>
          </table:table-cell>
        </table:table-row>
        <table:table-row table:style-name="ro1">
          <table:table-cell office:value-type="string">
            <text:p>http://ruian.linked.opendata.cz/resource/obce/552186</text:p>
          </table:table-cell>
          <table:table-cell office:value-type="string">
            <text:p>Červenka</text:p>
          </table:table-cell>
        </table:table-row>
        <table:table-row table:style-name="ro1">
          <table:table-cell office:value-type="string">
            <text:p>http://ruian.linked.opendata.cz/resource/obce/509116</text:p>
          </table:table-cell>
          <table:table-cell office:value-type="string">
            <text:p>Červený Hrádek</text:p>
          </table:table-cell>
        </table:table-row>
        <table:table-row table:style-name="ro1">
          <table:table-cell office:value-type="string">
            <text:p>http://ruian.linked.opendata.cz/resource/obce/573965</text:p>
          </table:table-cell>
          <table:table-cell office:value-type="string">
            <text:p>Červený Kostelec</text:p>
          </table:table-cell>
        </table:table-row>
        <table:table-row table:style-name="ro1">
          <table:table-cell office:value-type="string">
            <text:p>http://ruian.linked.opendata.cz/resource/obce/529532</text:p>
          </table:table-cell>
          <table:table-cell office:value-type="string">
            <text:p>Červený Újezd</text:p>
          </table:table-cell>
        </table:table-row>
        <table:table-row table:style-name="ro1">
          <table:table-cell office:value-type="string">
            <text:p>http://ruian.linked.opendata.cz/resource/obce/532215</text:p>
          </table:table-cell>
          <table:table-cell office:value-type="string">
            <text:p>Červený Újezd</text:p>
          </table:table-cell>
        </table:table-row>
        <table:table-row table:style-name="ro1">
          <table:table-cell office:value-type="string">
            <text:p>http://ruian.linked.opendata.cz/resource/obce/582921</text:p>
          </table:table-cell>
          <table:table-cell office:value-type="string">
            <text:p>Česká</text:p>
          </table:table-cell>
        </table:table-row>
        <table:table-row table:style-name="ro1">
          <table:table-cell office:value-type="string">
            <text:p>http://ruian.linked.opendata.cz/resource/obce/568503</text:p>
          </table:table-cell>
          <table:table-cell office:value-type="string">
            <text:p>Česká Bělá</text:p>
          </table:table-cell>
        </table:table-row>
        <table:table-row table:style-name="ro1">
          <table:table-cell office:value-type="string">
            <text:p>http://ruian.linked.opendata.cz/resource/obce/558745</text:p>
          </table:table-cell>
          <table:table-cell office:value-type="string">
            <text:p>Česká Bříza</text:p>
          </table:table-cell>
        </table:table-row>
        <table:table-row table:style-name="ro1">
          <table:table-cell office:value-type="string">
            <text:p>http://ruian.linked.opendata.cz/resource/obce/573973</text:p>
          </table:table-cell>
          <table:table-cell office:value-type="string">
            <text:p>Česká Čermná</text:p>
          </table:table-cell>
        </table:table-row>
        <table:table-row table:style-name="ro1">
          <table:table-cell office:value-type="string">
            <text:p>http://ruian.linked.opendata.cz/resource/obce/562394</text:p>
          </table:table-cell>
          <table:table-cell office:value-type="string">
            <text:p>Česká Kamenice</text:p>
          </table:table-cell>
        </table:table-row>
        <table:table-row table:style-name="ro1">
          <table:table-cell office:value-type="string">
            <text:p>http://ruian.linked.opendata.cz/resource/obce/553549</text:p>
          </table:table-cell>
          <table:table-cell office:value-type="string">
            <text:p>Česká Kubice</text:p>
          </table:table-cell>
        </table:table-row>
        <table:table-row table:style-name="ro1">
          <table:table-cell office:value-type="string">
            <text:p>http://ruian.linked.opendata.cz/resource/obce/561380</text:p>
          </table:table-cell>
          <table:table-cell office:value-type="string">
            <text:p>Česká Lípa</text:p>
          </table:table-cell>
        </table:table-row>
        <table:table-row table:style-name="ro1">
          <table:table-cell office:value-type="string">
            <text:p>http://ruian.linked.opendata.cz/resource/obce/573981</text:p>
          </table:table-cell>
          <table:table-cell office:value-type="string">
            <text:p>Česká Metuje</text:p>
          </table:table-cell>
        </table:table-row>
        <table:table-row table:style-name="ro1">
          <table:table-cell office:value-type="string">
            <text:p>http://ruian.linked.opendata.cz/resource/obce/580023</text:p>
          </table:table-cell>
          <table:table-cell office:value-type="string">
            <text:p>Česká Rybná</text:p>
          </table:table-cell>
        </table:table-row>
        <table:table-row table:style-name="ro1">
          <table:table-cell office:value-type="string">
            <text:p>http://ruian.linked.opendata.cz/resource/obce/573990</text:p>
          </table:table-cell>
          <table:table-cell office:value-type="string">
            <text:p>Česká Skalice</text:p>
          </table:table-cell>
        </table:table-row>
        <table:table-row table:style-name="ro1">
          <table:table-cell office:value-type="string">
            <text:p>http://ruian.linked.opendata.cz/resource/obce/580031</text:p>
          </table:table-cell>
          <table:table-cell office:value-type="string">
            <text:p>Česká Třebová</text:p>
          </table:table-cell>
        </table:table-row>
        <table:table-row table:style-name="ro1">
          <table:table-cell office:value-type="string">
            <text:p>http://ruian.linked.opendata.cz/resource/obce/569356</text:p>
          </table:table-cell>
          <table:table-cell office:value-type="string">
            <text:p>Česká Ves</text:p>
          </table:table-cell>
        </table:table-row>
        <table:table-row table:style-name="ro1">
          <table:table-cell office:value-type="string">
            <text:p>http://ruian.linked.opendata.cz/resource/obce/544256</text:p>
          </table:table-cell>
          <table:table-cell office:value-type="string">
            <text:p>České Budějovice</text:p>
          </table:table-cell>
        </table:table-row>
        <table:table-row table:style-name="ro1">
          <table:table-cell office:value-type="string">
            <text:p>http://ruian.linked.opendata.cz/resource/obce/580040</text:p>
          </table:table-cell>
          <table:table-cell office:value-type="string">
            <text:p>České Heřmanice</text:p>
          </table:table-cell>
        </table:table-row>
        <table:table-row table:style-name="ro1">
          <table:table-cell office:value-type="string">
            <text:p>http://ruian.linked.opendata.cz/resource/obce/571296</text:p>
          </table:table-cell>
          <table:table-cell office:value-type="string">
            <text:p>České Lhotice</text:p>
          </table:table-cell>
        </table:table-row>
        <table:table-row table:style-name="ro1">
          <table:table-cell office:value-type="string">
            <text:p>http://ruian.linked.opendata.cz/resource/obce/580058</text:p>
          </table:table-cell>
          <table:table-cell office:value-type="string">
            <text:p>České Libchavy</text:p>
          </table:table-cell>
        </table:table-row>
        <table:table-row table:style-name="ro1">
          <table:table-cell office:value-type="string">
            <text:p>http://ruian.linked.opendata.cz/resource/obce/576212</text:p>
          </table:table-cell>
          <table:table-cell office:value-type="string">
            <text:p>České Meziříčí</text:p>
          </table:table-cell>
        </table:table-row>
        <table:table-row table:style-name="ro1">
          <table:table-cell office:value-type="string">
            <text:p>http://ruian.linked.opendata.cz/resource/obce/580066</text:p>
          </table:table-cell>
          <table:table-cell office:value-type="string">
            <text:p>České Petrovice</text:p>
          </table:table-cell>
        </table:table-row>
        <table:table-row table:style-name="ro1">
          <table:table-cell office:value-type="string">
            <text:p>http://ruian.linked.opendata.cz/resource/obce/546089</text:p>
          </table:table-cell>
          <table:table-cell office:value-type="string">
            <text:p>České Velenice</text:p>
          </table:table-cell>
        </table:table-row>
        <table:table-row table:style-name="ro1">
          <table:table-cell office:value-type="string">
            <text:p>http://ruian.linked.opendata.cz/resource/obce/533271</text:p>
          </table:table-cell>
          <table:table-cell office:value-type="string">
            <text:p>Český Brod</text:p>
          </table:table-cell>
        </table:table-row>
        <table:table-row table:style-name="ro1">
          <table:table-cell office:value-type="string">
            <text:p>http://ruian.linked.opendata.cz/resource/obce/563960</text:p>
          </table:table-cell>
          <table:table-cell office:value-type="string">
            <text:p>Český Dub</text:p>
          </table:table-cell>
        </table:table-row>
        <table:table-row table:style-name="ro1">
          <table:table-cell office:value-type="string">
            <text:p>http://ruian.linked.opendata.cz/resource/obce/567108</text:p>
          </table:table-cell>
          <table:table-cell office:value-type="string">
            <text:p>Český Jiřetín</text:p>
          </table:table-cell>
        </table:table-row>
        <table:table-row table:style-name="ro1">
          <table:table-cell office:value-type="string">
            <text:p>http://ruian.linked.opendata.cz/resource/obce/545392</text:p>
          </table:table-cell>
          <table:table-cell office:value-type="string">
            <text:p>Český Krumlov</text:p>
          </table:table-cell>
        </table:table-row>
        <table:table-row table:style-name="ro1">
          <table:table-cell office:value-type="string">
            <text:p>http://ruian.linked.opendata.cz/resource/obce/546097</text:p>
          </table:table-cell>
          <table:table-cell office:value-type="string">
            <text:p>Český Rudolec</text:p>
          </table:table-cell>
        </table:table-row>
        <table:table-row table:style-name="ro1">
          <table:table-cell office:value-type="string">
            <text:p>http://ruian.linked.opendata.cz/resource/obce/529541</text:p>
          </table:table-cell>
          <table:table-cell office:value-type="string">
            <text:p>Český Šternberk</text:p>
          </table:table-cell>
        </table:table-row>
        <table:table-row table:style-name="ro1">
          <table:table-cell office:value-type="string">
            <text:p>http://ruian.linked.opendata.cz/resource/obce/598933</text:p>
          </table:table-cell>
          <table:table-cell office:value-type="string">
            <text:p>Český Těšín</text:p>
          </table:table-cell>
        </table:table-row>
        <table:table-row table:style-name="ro1">
          <table:table-cell office:value-type="string">
            <text:p>http://ruian.linked.opendata.cz/resource/obce/572811</text:p>
          </table:table-cell>
          <table:table-cell office:value-type="string">
            <text:p>Češov</text:p>
          </table:table-cell>
        </table:table-row>
        <table:table-row table:style-name="ro1">
          <table:table-cell office:value-type="string">
            <text:p>http://ruian.linked.opendata.cz/resource/obce/550957</text:p>
          </table:table-cell>
          <table:table-cell office:value-type="string">
            <text:p>Čestice</text:p>
          </table:table-cell>
        </table:table-row>
        <table:table-row table:style-name="ro1">
          <table:table-cell office:value-type="string">
            <text:p>http://ruian.linked.opendata.cz/resource/obce/576221</text:p>
          </table:table-cell>
          <table:table-cell office:value-type="string">
            <text:p>Čestice</text:p>
          </table:table-cell>
        </table:table-row>
        <table:table-row table:style-name="ro1">
          <table:table-cell office:value-type="string">
            <text:p>http://ruian.linked.opendata.cz/resource/obce/534030</text:p>
          </table:table-cell>
          <table:table-cell office:value-type="string">
            <text:p>Čestín</text:p>
          </table:table-cell>
        </table:table-row>
        <table:table-row table:style-name="ro1">
          <table:table-cell office:value-type="string">
            <text:p>http://ruian.linked.opendata.cz/resource/obce/538141</text:p>
          </table:table-cell>
          <table:table-cell office:value-type="string">
            <text:p>Čestlice</text:p>
          </table:table-cell>
        </table:table-row>
        <table:table-row table:style-name="ro1">
          <table:table-cell office:value-type="string">
            <text:p>http://ruian.linked.opendata.cz/resource/obce/588407</text:p>
          </table:table-cell>
          <table:table-cell office:value-type="string">
            <text:p>Cetechovice</text:p>
          </table:table-cell>
        </table:table-row>
        <table:table-row table:style-name="ro1">
          <table:table-cell office:value-type="string">
            <text:p>http://ruian.linked.opendata.cz/resource/obce/563943</text:p>
          </table:table-cell>
          <table:table-cell office:value-type="string">
            <text:p>Cetenov</text:p>
          </table:table-cell>
        </table:table-row>
        <table:table-row table:style-name="ro1">
          <table:table-cell office:value-type="string">
            <text:p>http://ruian.linked.opendata.cz/resource/obce/581470</text:p>
          </table:table-cell>
          <table:table-cell office:value-type="string">
            <text:p>Cetkovice</text:p>
          </table:table-cell>
        </table:table-row>
        <table:table-row table:style-name="ro1">
          <table:table-cell office:value-type="string">
            <text:p>http://ruian.linked.opendata.cz/resource/obce/547662</text:p>
          </table:table-cell>
          <table:table-cell office:value-type="string">
            <text:p>Cetoraz</text:p>
          </table:table-cell>
        </table:table-row>
        <table:table-row table:style-name="ro1">
          <table:table-cell office:value-type="string">
            <text:p>http://ruian.linked.opendata.cz/resource/obce/564419</text:p>
          </table:table-cell>
          <table:table-cell office:value-type="string">
            <text:p>Cetyně</text:p>
          </table:table-cell>
        </table:table-row>
        <table:table-row table:style-name="ro1">
          <table:table-cell office:value-type="string">
            <text:p>http://ruian.linked.opendata.cz/resource/obce/568007</text:p>
          </table:table-cell>
          <table:table-cell office:value-type="string">
            <text:p>Chabařovice</text:p>
          </table:table-cell>
        </table:table-row>
        <table:table-row table:style-name="ro1">
          <table:table-cell office:value-type="string">
            <text:p>http://ruian.linked.opendata.cz/resource/obce/534081</text:p>
          </table:table-cell>
          <table:table-cell office:value-type="string">
            <text:p>Chabeřice</text:p>
          </table:table-cell>
        </table:table-row>
        <table:table-row table:style-name="ro1">
          <table:table-cell office:value-type="string">
            <text:p>http://ruian.linked.opendata.cz/resource/obce/531251</text:p>
          </table:table-cell>
          <table:table-cell office:value-type="string">
            <text:p>Chaloupky</text:p>
          </table:table-cell>
        </table:table-row>
        <table:table-row table:style-name="ro1">
          <table:table-cell office:value-type="string">
            <text:p>http://ruian.linked.opendata.cz/resource/obce/556335</text:p>
          </table:table-cell>
          <table:table-cell office:value-type="string">
            <text:p>Chanovice</text:p>
          </table:table-cell>
        </table:table-row>
        <table:table-row table:style-name="ro1">
          <table:table-cell office:value-type="string">
            <text:p>http://ruian.linked.opendata.cz/resource/obce/532886</text:p>
          </table:table-cell>
          <table:table-cell office:value-type="string">
            <text:p>Chářovice</text:p>
          </table:table-cell>
        </table:table-row>
        <table:table-row table:style-name="ro1">
          <table:table-cell office:value-type="string">
            <text:p>http://ruian.linked.opendata.cz/resource/obce/565784</text:p>
          </table:table-cell>
          <table:table-cell office:value-type="string">
            <text:p>Charvatce</text:p>
          </table:table-cell>
        </table:table-row>
        <table:table-row table:style-name="ro1">
          <table:table-cell office:value-type="string">
            <text:p>http://ruian.linked.opendata.cz/resource/obce/568872</text:p>
          </table:table-cell>
          <table:table-cell office:value-type="string">
            <text:p>Charváty</text:p>
          </table:table-cell>
        </table:table-row>
        <table:table-row table:style-name="ro1">
          <table:table-cell office:value-type="string">
            <text:p>http://ruian.linked.opendata.cz/resource/obce/563081</text:p>
          </table:table-cell>
          <table:table-cell office:value-type="string">
            <text:p>Chbany</text:p>
          </table:table-cell>
        </table:table-row>
        <table:table-row table:style-name="ro1">
          <table:table-cell office:value-type="string">
            <text:p>http://ruian.linked.opendata.cz/resource/obce/554481</text:p>
          </table:table-cell>
          <table:table-cell office:value-type="string">
            <text:p>Cheb</text:p>
          </table:table-cell>
        </table:table-row>
        <table:table-row table:style-name="ro1">
          <table:table-cell office:value-type="string">
            <text:p>http://ruian.linked.opendata.cz/resource/obce/551139</text:p>
          </table:table-cell>
          <table:table-cell office:value-type="string">
            <text:p>Chelčice</text:p>
          </table:table-cell>
        </table:table-row>
        <table:table-row table:style-name="ro1">
          <table:table-cell office:value-type="string">
            <text:p>http://ruian.linked.opendata.cz/resource/obce/559857</text:p>
          </table:table-cell>
          <table:table-cell office:value-type="string">
            <text:p>Cheznovice</text:p>
          </table:table-cell>
        </table:table-row>
        <table:table-row table:style-name="ro1">
          <table:table-cell office:value-type="string">
            <text:p>http://ruian.linked.opendata.cz/resource/obce/512923</text:p>
          </table:table-cell>
          <table:table-cell office:value-type="string">
            <text:p>Chlebičov</text:p>
          </table:table-cell>
        </table:table-row>
        <table:table-row table:style-name="ro1">
          <table:table-cell office:value-type="string">
            <text:p>http://ruian.linked.opendata.cz/resource/obce/532878</text:p>
          </table:table-cell>
          <table:table-cell office:value-type="string">
            <text:p>Chleby</text:p>
          </table:table-cell>
        </table:table-row>
        <table:table-row table:style-name="ro1">
          <table:table-cell office:value-type="string">
            <text:p>http://ruian.linked.opendata.cz/resource/obce/599620</text:p>
          </table:table-cell>
          <table:table-cell office:value-type="string">
            <text:p>Chleby</text:p>
          </table:table-cell>
        </table:table-row>
        <table:table-row table:style-name="ro1">
          <table:table-cell office:value-type="string">
            <text:p>http://ruian.linked.opendata.cz/resource/obce/576310</text:p>
          </table:table-cell>
          <table:table-cell office:value-type="string">
            <text:p>Chleny</text:p>
          </table:table-cell>
        </table:table-row>
        <table:table-row table:style-name="ro1">
          <table:table-cell office:value-type="string">
            <text:p>http://ruian.linked.opendata.cz/resource/obce/556343</text:p>
          </table:table-cell>
          <table:table-cell office:value-type="string">
            <text:p>Chlistov</text:p>
          </table:table-cell>
        </table:table-row>
        <table:table-row table:style-name="ro1">
          <table:table-cell office:value-type="string">
            <text:p>http://ruian.linked.opendata.cz/resource/obce/532045</text:p>
          </table:table-cell>
          <table:table-cell office:value-type="string">
            <text:p>Chlístov</text:p>
          </table:table-cell>
        </table:table-row>
        <table:table-row table:style-name="ro1">
          <table:table-cell office:value-type="string">
            <text:p>http://ruian.linked.opendata.cz/resource/obce/548791</text:p>
          </table:table-cell>
          <table:table-cell office:value-type="string">
            <text:p>Chlístov</text:p>
          </table:table-cell>
        </table:table-row>
        <table:table-row table:style-name="ro1">
          <table:table-cell office:value-type="string">
            <text:p>http://ruian.linked.opendata.cz/resource/obce/590703</text:p>
          </table:table-cell>
          <table:table-cell office:value-type="string">
            <text:p>Chlístov</text:p>
          </table:table-cell>
        </table:table-row>
        <table:table-row table:style-name="ro1">
          <table:table-cell office:value-type="string">
            <text:p>http://ruian.linked.opendata.cz/resource/obce/534099</text:p>
          </table:table-cell>
          <table:table-cell office:value-type="string">
            <text:p>Chlístovice</text:p>
          </table:table-cell>
        </table:table-row>
        <table:table-row table:style-name="ro1">
          <table:table-cell office:value-type="string">
            <text:p>http://ruian.linked.opendata.cz/resource/obce/529982</text:p>
          </table:table-cell>
          <table:table-cell office:value-type="string">
            <text:p>Chlum</text:p>
          </table:table-cell>
        </table:table-row>
        <table:table-row table:style-name="ro1">
          <table:table-cell office:value-type="string">
            <text:p>http://ruian.linked.opendata.cz/resource/obce/529770</text:p>
          </table:table-cell>
          <table:table-cell office:value-type="string">
            <text:p>Chlum</text:p>
          </table:table-cell>
        </table:table-row>
        <table:table-row table:style-name="ro1">
          <table:table-cell office:value-type="string">
            <text:p>http://ruian.linked.opendata.cz/resource/obce/540803</text:p>
          </table:table-cell>
          <table:table-cell office:value-type="string">
            <text:p>Chlum</text:p>
          </table:table-cell>
        </table:table-row>
        <table:table-row table:style-name="ro1">
          <table:table-cell office:value-type="string">
            <text:p>http://ruian.linked.opendata.cz/resource/obce/557773</text:p>
          </table:table-cell>
          <table:table-cell office:value-type="string">
            <text:p>Chlum</text:p>
          </table:table-cell>
        </table:table-row>
        <table:table-row table:style-name="ro1">
          <table:table-cell office:value-type="string">
            <text:p>http://ruian.linked.opendata.cz/resource/obce/561614</text:p>
          </table:table-cell>
          <table:table-cell office:value-type="string">
            <text:p>Chlum</text:p>
          </table:table-cell>
        </table:table-row>
        <table:table-row table:style-name="ro1">
          <table:table-cell office:value-type="string">
            <text:p>http://ruian.linked.opendata.cz/resource/obce/590711</text:p>
          </table:table-cell>
          <table:table-cell office:value-type="string">
            <text:p>Chlum</text:p>
          </table:table-cell>
        </table:table-row>
        <table:table-row table:style-name="ro1">
          <table:table-cell office:value-type="string">
            <text:p>http://ruian.linked.opendata.cz/resource/obce/560375</text:p>
          </table:table-cell>
          <table:table-cell office:value-type="string">
            <text:p>Chlum Svaté Maří</text:p>
          </table:table-cell>
        </table:table-row>
        <table:table-row table:style-name="ro1">
          <table:table-cell office:value-type="string">
            <text:p>http://ruian.linked.opendata.cz/resource/obce/546461</text:p>
          </table:table-cell>
          <table:table-cell office:value-type="string">
            <text:p>Chlum u Třeboně</text:p>
          </table:table-cell>
        </table:table-row>
        <table:table-row table:style-name="ro1">
          <table:table-cell office:value-type="string">
            <text:p>http://ruian.linked.opendata.cz/resource/obce/595705</text:p>
          </table:table-cell>
          <table:table-cell office:value-type="string">
            <text:p>Chlum-Korouhvice</text:p>
          </table:table-cell>
        </table:table-row>
        <table:table-row table:style-name="ro1">
          <table:table-cell office:value-type="string">
            <text:p>http://ruian.linked.opendata.cz/resource/obce/550248</text:p>
          </table:table-cell>
          <table:table-cell office:value-type="string">
            <text:p>Chlumany</text:p>
          </table:table-cell>
        </table:table-row>
        <table:table-row table:style-name="ro1">
          <table:table-cell office:value-type="string">
            <text:p>http://ruian.linked.opendata.cz/resource/obce/557781</text:p>
          </table:table-cell>
          <table:table-cell office:value-type="string">
            <text:p>Chlumčany</text:p>
          </table:table-cell>
        </table:table-row>
        <table:table-row table:style-name="ro1">
          <table:table-cell office:value-type="string">
            <text:p>http://ruian.linked.opendata.cz/resource/obce/566233</text:p>
          </table:table-cell>
          <table:table-cell office:value-type="string">
            <text:p>Chlumčany</text:p>
          </table:table-cell>
        </table:table-row>
        <table:table-row table:style-name="ro1">
          <table:table-cell office:value-type="string">
            <text:p>http://ruian.linked.opendata.cz/resource/obce/536229</text:p>
          </table:table-cell>
          <table:table-cell office:value-type="string">
            <text:p>Chlumec</text:p>
          </table:table-cell>
        </table:table-row>
        <table:table-row table:style-name="ro1">
          <table:table-cell office:value-type="string">
            <text:p>http://ruian.linked.opendata.cz/resource/obce/568015</text:p>
          </table:table-cell>
          <table:table-cell office:value-type="string">
            <text:p>Chlumec</text:p>
          </table:table-cell>
        </table:table-row>
        <table:table-row table:style-name="ro1">
          <table:table-cell office:value-type="string">
            <text:p>http://ruian.linked.opendata.cz/resource/obce/570109</text:p>
          </table:table-cell>
          <table:table-cell office:value-type="string">
            <text:p>Chlumec nad Cidlinou</text:p>
          </table:table-cell>
        </table:table-row>
        <table:table-row table:style-name="ro1">
          <table:table-cell office:value-type="string">
            <text:p>http://ruian.linked.opendata.cz/resource/obce/595713</text:p>
          </table:table-cell>
          <table:table-cell office:value-type="string">
            <text:p>Chlumek</text:p>
          </table:table-cell>
        </table:table-row>
        <table:table-row table:style-name="ro1">
          <table:table-cell office:value-type="string">
            <text:p>http://ruian.linked.opendata.cz/resource/obce/595721</text:p>
          </table:table-cell>
          <table:table-cell office:value-type="string">
            <text:p>Chlumětín</text:p>
          </table:table-cell>
        </table:table-row>
        <table:table-row table:style-name="ro1">
          <table:table-cell office:value-type="string">
            <text:p>http://ruian.linked.opendata.cz/resource/obce/534820</text:p>
          </table:table-cell>
          <table:table-cell office:value-type="string">
            <text:p>Chlumín</text:p>
          </table:table-cell>
        </table:table-row>
        <table:table-row table:style-name="ro1">
          <table:table-cell office:value-type="string">
            <text:p>http://ruian.linked.opendata.cz/resource/obce/540307</text:p>
          </table:table-cell>
          <table:table-cell office:value-type="string">
            <text:p>Chlumy</text:p>
          </table:table-cell>
        </table:table-row>
        <table:table-row table:style-name="ro1">
          <table:table-cell office:value-type="string">
            <text:p>http://ruian.linked.opendata.cz/resource/obce/534455</text:p>
          </table:table-cell>
          <table:table-cell office:value-type="string">
            <text:p>Chlustina</text:p>
          </table:table-cell>
        </table:table-row>
        <table:table-row table:style-name="ro1">
          <table:table-cell office:value-type="string">
            <text:p>http://ruian.linked.opendata.cz/resource/obce/572730</text:p>
          </table:table-cell>
          <table:table-cell office:value-type="string">
            <text:p>Chmelík</text:p>
          </table:table-cell>
        </table:table-row>
        <table:table-row table:style-name="ro1">
          <table:table-cell office:value-type="string">
            <text:p>http://ruian.linked.opendata.cz/resource/obce/529788</text:p>
          </table:table-cell>
          <table:table-cell office:value-type="string">
            <text:p>Chmelná</text:p>
          </table:table-cell>
        </table:table-row>
        <table:table-row table:style-name="ro1">
          <table:table-cell office:value-type="string">
            <text:p>http://ruian.linked.opendata.cz/resource/obce/536903</text:p>
          </table:table-cell>
          <table:table-cell office:value-type="string">
            <text:p>Chobot</text:p>
          </table:table-cell>
        </table:table-row>
        <table:table-row table:style-name="ro1">
          <table:table-cell office:value-type="string">
            <text:p>http://ruian.linked.opendata.cz/resource/obce/580350</text:p>
          </table:table-cell>
          <table:table-cell office:value-type="string">
            <text:p>Choceň</text:p>
          </table:table-cell>
        </table:table-row>
        <table:table-row table:style-name="ro1">
          <table:table-cell office:value-type="string">
            <text:p>http://ruian.linked.opendata.cz/resource/obce/557803</text:p>
          </table:table-cell>
          <table:table-cell office:value-type="string">
            <text:p>Chocenice</text:p>
          </table:table-cell>
        </table:table-row>
        <table:table-row table:style-name="ro1">
          <table:table-cell office:value-type="string">
            <text:p>http://ruian.linked.opendata.cz/resource/obce/529796</text:p>
          </table:table-cell>
          <table:table-cell office:value-type="string">
            <text:p>Chocerady</text:p>
          </table:table-cell>
        </table:table-row>
        <table:table-row table:style-name="ro1">
          <table:table-cell office:value-type="string">
            <text:p>http://ruian.linked.opendata.cz/resource/obce/535923</text:p>
          </table:table-cell>
          <table:table-cell office:value-type="string">
            <text:p>Chocnějovice</text:p>
          </table:table-cell>
        </table:table-row>
        <table:table-row table:style-name="ro1">
          <table:table-cell office:value-type="string">
            <text:p>http://ruian.linked.opendata.cz/resource/obce/553727</text:p>
          </table:table-cell>
          <table:table-cell office:value-type="string">
            <text:p>Chocomyšl</text:p>
          </table:table-cell>
        </table:table-row>
        <table:table-row table:style-name="ro1">
          <table:table-cell office:value-type="string">
            <text:p>http://ruian.linked.opendata.cz/resource/obce/534447</text:p>
          </table:table-cell>
          <table:table-cell office:value-type="string">
            <text:p>Chodouň</text:p>
          </table:table-cell>
        </table:table-row>
        <table:table-row table:style-name="ro1">
          <table:table-cell office:value-type="string">
            <text:p>http://ruian.linked.opendata.cz/resource/obce/564923</text:p>
          </table:table-cell>
          <table:table-cell office:value-type="string">
            <text:p>Chodouny</text:p>
          </table:table-cell>
        </table:table-row>
        <table:table-row table:style-name="ro1">
          <table:table-cell office:value-type="string">
            <text:p>http://ruian.linked.opendata.cz/resource/obce/553735</text:p>
          </table:table-cell>
          <table:table-cell office:value-type="string">
            <text:p>Chodov</text:p>
          </table:table-cell>
        </table:table-row>
        <table:table-row table:style-name="ro1">
          <table:table-cell office:value-type="string">
            <text:p>http://ruian.linked.opendata.cz/resource/obce/560383</text:p>
          </table:table-cell>
          <table:table-cell office:value-type="string">
            <text:p>Chodov</text:p>
          </table:table-cell>
        </table:table-row>
        <table:table-row table:style-name="ro1">
          <table:table-cell office:value-type="string">
            <text:p>http://ruian.linked.opendata.cz/resource/obce/578011</text:p>
          </table:table-cell>
          <table:table-cell office:value-type="string">
            <text:p>Chodov</text:p>
          </table:table-cell>
        </table:table-row>
        <table:table-row table:style-name="ro1">
          <table:table-cell office:value-type="string">
            <text:p>http://ruian.linked.opendata.cz/resource/obce/560901</text:p>
          </table:table-cell>
          <table:table-cell office:value-type="string">
            <text:p>Chodová Planá</text:p>
          </table:table-cell>
        </table:table-row>
        <table:table-row table:style-name="ro1">
          <table:table-cell office:value-type="string">
            <text:p>http://ruian.linked.opendata.cz/resource/obce/564931</text:p>
          </table:table-cell>
          <table:table-cell office:value-type="string">
            <text:p>Chodovlice</text:p>
          </table:table-cell>
        </table:table-row>
        <table:table-row table:style-name="ro1">
          <table:table-cell office:value-type="string">
            <text:p>http://ruian.linked.opendata.cz/resource/obce/553743</text:p>
          </table:table-cell>
          <table:table-cell office:value-type="string">
            <text:p>Chodská Lhota</text:p>
          </table:table-cell>
        </table:table-row>
        <table:table-row table:style-name="ro1">
          <table:table-cell office:value-type="string">
            <text:p>http://ruian.linked.opendata.cz/resource/obce/560910</text:p>
          </table:table-cell>
          <table:table-cell office:value-type="string">
            <text:p>Chodský Újezd</text:p>
          </table:table-cell>
        </table:table-row>
        <table:table-row table:style-name="ro1">
          <table:table-cell office:value-type="string">
            <text:p>http://ruian.linked.opendata.cz/resource/obce/549355</text:p>
          </table:table-cell>
          <table:table-cell office:value-type="string">
            <text:p>Cholenice</text:p>
          </table:table-cell>
        </table:table-row>
        <table:table-row table:style-name="ro1">
          <table:table-cell office:value-type="string">
            <text:p>http://ruian.linked.opendata.cz/resource/obce/502839</text:p>
          </table:table-cell>
          <table:table-cell office:value-type="string">
            <text:p>Cholina</text:p>
          </table:table-cell>
        </table:table-row>
        <table:table-row table:style-name="ro1">
          <table:table-cell office:value-type="string">
            <text:p>http://ruian.linked.opendata.cz/resource/obce/575054</text:p>
          </table:table-cell>
          <table:table-cell office:value-type="string">
            <text:p>Choltice</text:p>
          </table:table-cell>
        </table:table-row>
        <table:table-row table:style-name="ro1">
          <table:table-cell office:value-type="string">
            <text:p>http://ruian.linked.opendata.cz/resource/obce/541141</text:p>
          </table:table-cell>
          <table:table-cell office:value-type="string">
            <text:p>Chomle</text:p>
          </table:table-cell>
        </table:table-row>
        <table:table-row table:style-name="ro1">
          <table:table-cell office:value-type="string">
            <text:p>http://ruian.linked.opendata.cz/resource/obce/572969</text:p>
          </table:table-cell>
          <table:table-cell office:value-type="string">
            <text:p>Chomutice</text:p>
          </table:table-cell>
        </table:table-row>
        <table:table-row table:style-name="ro1">
          <table:table-cell office:value-type="string">
            <text:p>http://ruian.linked.opendata.cz/resource/obce/562971</text:p>
          </table:table-cell>
          <table:table-cell office:value-type="string">
            <text:p>Chomutov</text:p>
          </table:table-cell>
        </table:table-row>
        <table:table-row table:style-name="ro1">
          <table:table-cell office:value-type="string">
            <text:p>http://ruian.linked.opendata.cz/resource/obce/588504</text:p>
          </table:table-cell>
          <table:table-cell office:value-type="string">
            <text:p>Chomýž</text:p>
          </table:table-cell>
        </table:table-row>
        <table:table-row table:style-name="ro1">
          <table:table-cell office:value-type="string">
            <text:p>http://ruian.linked.opendata.cz/resource/obce/532606</text:p>
          </table:table-cell>
          <table:table-cell office:value-type="string">
            <text:p>Choratice</text:p>
          </table:table-cell>
        </table:table-row>
        <table:table-row table:style-name="ro1">
          <table:table-cell office:value-type="string">
            <text:p>http://ruian.linked.opendata.cz/resource/obce/578096</text:p>
          </table:table-cell>
          <table:table-cell office:value-type="string">
            <text:p>Chornice</text:p>
          </table:table-cell>
        </table:table-row>
        <table:table-row table:style-name="ro1">
          <table:table-cell office:value-type="string">
            <text:p>http://ruian.linked.opendata.cz/resource/obce/534838</text:p>
          </table:table-cell>
          <table:table-cell office:value-type="string">
            <text:p>Chorušice</text:p>
          </table:table-cell>
        </table:table-row>
        <table:table-row table:style-name="ro1">
          <table:table-cell office:value-type="string">
            <text:p>http://ruian.linked.opendata.cz/resource/obce/542831</text:p>
          </table:table-cell>
          <table:table-cell office:value-type="string">
            <text:p>Choryně</text:p>
          </table:table-cell>
        </table:table-row>
        <table:table-row table:style-name="ro1">
          <table:table-cell office:value-type="string">
            <text:p>http://ruian.linked.opendata.cz/resource/obce/537217</text:p>
          </table:table-cell>
          <table:table-cell office:value-type="string">
            <text:p>Choťánky</text:p>
          </table:table-cell>
        </table:table-row>
        <table:table-row table:style-name="ro1">
          <table:table-cell office:value-type="string">
            <text:p>http://ruian.linked.opendata.cz/resource/obce/568759</text:p>
          </table:table-cell>
          <table:table-cell office:value-type="string">
            <text:p>Chotěboř</text:p>
          </table:table-cell>
        </table:table-row>
        <table:table-row table:style-name="ro1">
          <table:table-cell office:value-type="string">
            <text:p>http://ruian.linked.opendata.cz/resource/obce/550477</text:p>
          </table:table-cell>
          <table:table-cell office:value-type="string">
            <text:p>Chotěbudice</text:p>
          </table:table-cell>
        </table:table-row>
        <table:table-row table:style-name="ro1">
          <table:table-cell office:value-type="string">
            <text:p>http://ruian.linked.opendata.cz/resource/obce/555291</text:p>
          </table:table-cell>
          <table:table-cell office:value-type="string">
            <text:p>Chotěbuz</text:p>
          </table:table-cell>
        </table:table-row>
        <table:table-row table:style-name="ro1">
          <table:table-cell office:value-type="string">
            <text:p>http://ruian.linked.opendata.cz/resource/obce/539287</text:p>
          </table:table-cell>
          <table:table-cell office:value-type="string">
            <text:p>Choteč</text:p>
          </table:table-cell>
        </table:table-row>
        <table:table-row table:style-name="ro1">
          <table:table-cell office:value-type="string">
            <text:p>http://ruian.linked.opendata.cz/resource/obce/549037</text:p>
          </table:table-cell>
          <table:table-cell office:value-type="string">
            <text:p>Choteč</text:p>
          </table:table-cell>
        </table:table-row>
        <table:table-row table:style-name="ro1">
          <table:table-cell office:value-type="string">
            <text:p>http://ruian.linked.opendata.cz/resource/obce/575062</text:p>
          </table:table-cell>
          <table:table-cell office:value-type="string">
            <text:p>Choteč</text:p>
          </table:table-cell>
        </table:table-row>
        <table:table-row table:style-name="ro1">
          <table:table-cell office:value-type="string">
            <text:p>http://ruian.linked.opendata.cz/resource/obce/552453</text:p>
          </table:table-cell>
          <table:table-cell office:value-type="string">
            <text:p>Chotěmice</text:p>
          </table:table-cell>
        </table:table-row>
        <table:table-row table:style-name="ro1">
          <table:table-cell office:value-type="string">
            <text:p>http://ruian.linked.opendata.cz/resource/obce/578100</text:p>
          </table:table-cell>
          <table:table-cell office:value-type="string">
            <text:p>Chotěnov</text:p>
          </table:table-cell>
        </table:table-row>
        <table:table-row table:style-name="ro1">
          <table:table-cell office:value-type="string">
            <text:p>http://ruian.linked.opendata.cz/resource/obce/537225</text:p>
          </table:table-cell>
          <table:table-cell office:value-type="string">
            <text:p>Chotěšice</text:p>
          </table:table-cell>
        </table:table-row>
        <table:table-row table:style-name="ro1">
          <table:table-cell office:value-type="string">
            <text:p>http://ruian.linked.opendata.cz/resource/obce/557838</text:p>
          </table:table-cell>
          <table:table-cell office:value-type="string">
            <text:p>Chotěšov</text:p>
          </table:table-cell>
        </table:table-row>
        <table:table-row table:style-name="ro1">
          <table:table-cell office:value-type="string">
            <text:p>http://ruian.linked.opendata.cz/resource/obce/564940</text:p>
          </table:table-cell>
          <table:table-cell office:value-type="string">
            <text:p>Chotěšov</text:p>
          </table:table-cell>
        </table:table-row>
        <table:table-row table:style-name="ro1">
          <table:table-cell office:value-type="string">
            <text:p>http://ruian.linked.opendata.cz/resource/obce/535931</text:p>
          </table:table-cell>
          <table:table-cell office:value-type="string">
            <text:p>Chotětov</text:p>
          </table:table-cell>
        </table:table-row>
        <table:table-row table:style-name="ro1">
          <table:table-cell office:value-type="string">
            <text:p>http://ruian.linked.opendata.cz/resource/obce/579319</text:p>
          </table:table-cell>
          <table:table-cell office:value-type="string">
            <text:p>Chotěvice</text:p>
          </table:table-cell>
        </table:table-row>
        <table:table-row table:style-name="ro1">
          <table:table-cell office:value-type="string">
            <text:p>http://ruian.linked.opendata.cz/resource/obce/558940</text:p>
          </table:table-cell>
          <table:table-cell office:value-type="string">
            <text:p>Chotíkov</text:p>
          </table:table-cell>
        </table:table-row>
        <table:table-row table:style-name="ro1">
          <table:table-cell office:value-type="string">
            <text:p>http://ruian.linked.opendata.cz/resource/obce/540323</text:p>
          </table:table-cell>
          <table:table-cell office:value-type="string">
            <text:p>Chotilsko</text:p>
          </table:table-cell>
        </table:table-row>
        <table:table-row table:style-name="ro1">
          <table:table-cell office:value-type="string">
            <text:p>http://ruian.linked.opendata.cz/resource/obce/564958</text:p>
          </table:table-cell>
          <table:table-cell office:value-type="string">
            <text:p>Chotiměř</text:p>
          </table:table-cell>
        </table:table-row>
        <table:table-row table:style-name="ro1">
          <table:table-cell office:value-type="string">
            <text:p>http://ruian.linked.opendata.cz/resource/obce/564966</text:p>
          </table:table-cell>
          <table:table-cell office:value-type="string">
            <text:p>Chotiněves</text:p>
          </table:table-cell>
        </table:table-row>
        <table:table-row table:style-name="ro1">
          <table:table-cell office:value-type="string">
            <text:p>http://ruian.linked.opendata.cz/resource/obce/561622</text:p>
          </table:table-cell>
          <table:table-cell office:value-type="string">
            <text:p>Chotovice</text:p>
          </table:table-cell>
        </table:table-row>
        <table:table-row table:style-name="ro1">
          <table:table-cell office:value-type="string">
            <text:p>http://ruian.linked.opendata.cz/resource/obce/578118</text:p>
          </table:table-cell>
          <table:table-cell office:value-type="string">
            <text:p>Chotovice</text:p>
          </table:table-cell>
        </table:table-row>
        <table:table-row table:style-name="ro1">
          <table:table-cell office:value-type="string">
            <text:p>http://ruian.linked.opendata.cz/resource/obce/534994</text:p>
          </table:table-cell>
          <table:table-cell office:value-type="string">
            <text:p>Choťovice</text:p>
          </table:table-cell>
        </table:table-row>
        <table:table-row table:style-name="ro1">
          <table:table-cell office:value-type="string">
            <text:p>http://ruian.linked.opendata.cz/resource/obce/552461</text:p>
          </table:table-cell>
          <table:table-cell office:value-type="string">
            <text:p>Chotoviny</text:p>
          </table:table-cell>
        </table:table-row>
        <table:table-row table:style-name="ro1">
          <table:table-cell office:value-type="string">
            <text:p>http://ruian.linked.opendata.cz/resource/obce/534102</text:p>
          </table:table-cell>
          <table:table-cell office:value-type="string">
            <text:p>Chotusice</text:p>
          </table:table-cell>
        </table:table-row>
        <table:table-row table:style-name="ro1">
          <table:table-cell office:value-type="string">
            <text:p>http://ruian.linked.opendata.cz/resource/obce/533343</text:p>
          </table:table-cell>
          <table:table-cell office:value-type="string">
            <text:p>Chotutice</text:p>
          </table:table-cell>
        </table:table-row>
        <table:table-row table:style-name="ro1">
          <table:table-cell office:value-type="string">
            <text:p>http://ruian.linked.opendata.cz/resource/obce/535907</text:p>
          </table:table-cell>
          <table:table-cell office:value-type="string">
            <text:p>Chotýčany</text:p>
          </table:table-cell>
        </table:table-row>
        <table:table-row table:style-name="ro1">
          <table:table-cell office:value-type="string">
            <text:p>http://ruian.linked.opendata.cz/resource/obce/564109</text:p>
          </table:table-cell>
          <table:table-cell office:value-type="string">
            <text:p>Chotyně</text:p>
          </table:table-cell>
        </table:table-row>
        <table:table-row table:style-name="ro1">
          <table:table-cell office:value-type="string">
            <text:p>http://ruian.linked.opendata.cz/resource/obce/529818</text:p>
          </table:table-cell>
          <table:table-cell office:value-type="string">
            <text:p>Chotýšany</text:p>
          </table:table-cell>
        </table:table-row>
        <table:table-row table:style-name="ro1">
          <table:table-cell office:value-type="string">
            <text:p>http://ruian.linked.opendata.cz/resource/obce/552470</text:p>
          </table:table-cell>
          <table:table-cell office:value-type="string">
            <text:p>Choustník</text:p>
          </table:table-cell>
        </table:table-row>
        <table:table-row table:style-name="ro1">
          <table:table-cell office:value-type="string">
            <text:p>http://ruian.linked.opendata.cz/resource/obce/579327</text:p>
          </table:table-cell>
          <table:table-cell office:value-type="string">
            <text:p>Choustníkovo Hradiště</text:p>
          </table:table-cell>
        </table:table-row>
        <table:table-row table:style-name="ro1">
          <table:table-cell office:value-type="string">
            <text:p>http://ruian.linked.opendata.cz/resource/obce/566241</text:p>
          </table:table-cell>
          <table:table-cell office:value-type="string">
            <text:p>Chožov</text:p>
          </table:table-cell>
        </table:table-row>
        <table:table-row table:style-name="ro1">
          <table:table-cell office:value-type="string">
            <text:p>http://ruian.linked.opendata.cz/resource/obce/546429</text:p>
          </table:table-cell>
          <table:table-cell office:value-type="string">
            <text:p>Chraberce</text:p>
          </table:table-cell>
        </table:table-row>
        <table:table-row table:style-name="ro1">
          <table:table-cell office:value-type="string">
            <text:p>http://ruian.linked.opendata.cz/resource/obce/571539</text:p>
          </table:table-cell>
          <table:table-cell office:value-type="string">
            <text:p>Chrast</text:p>
          </table:table-cell>
        </table:table-row>
        <table:table-row table:style-name="ro1">
          <table:table-cell office:value-type="string">
            <text:p>http://ruian.linked.opendata.cz/resource/obce/537233</text:p>
          </table:table-cell>
          <table:table-cell office:value-type="string">
            <text:p>Chrást</text:p>
          </table:table-cell>
        </table:table-row>
        <table:table-row table:style-name="ro1">
          <table:table-cell office:value-type="string">
            <text:p>http://ruian.linked.opendata.cz/resource/obce/558966</text:p>
          </table:table-cell>
          <table:table-cell office:value-type="string">
            <text:p>Chrást</text:p>
          </table:table-cell>
        </table:table-row>
        <table:table-row table:style-name="ro1">
          <table:table-cell office:value-type="string">
            <text:p>http://ruian.linked.opendata.cz/resource/obce/564249</text:p>
          </table:table-cell>
          <table:table-cell office:value-type="string">
            <text:p>Chrást</text:p>
          </table:table-cell>
        </table:table-row>
        <table:table-row table:style-name="ro1">
          <table:table-cell office:value-type="string">
            <text:p>http://ruian.linked.opendata.cz/resource/obce/539295</text:p>
          </table:table-cell>
          <table:table-cell office:value-type="string">
            <text:p>Chrášťany</text:p>
          </table:table-cell>
        </table:table-row>
        <table:table-row table:style-name="ro1">
          <table:table-cell office:value-type="string">
            <text:p>http://ruian.linked.opendata.cz/resource/obce/532037</text:p>
          </table:table-cell>
          <table:table-cell office:value-type="string">
            <text:p>Chrášťany</text:p>
          </table:table-cell>
        </table:table-row>
        <table:table-row table:style-name="ro1">
          <table:table-cell office:value-type="string">
            <text:p>http://ruian.linked.opendata.cz/resource/obce/533351</text:p>
          </table:table-cell>
          <table:table-cell office:value-type="string">
            <text:p>Chrášťany</text:p>
          </table:table-cell>
        </table:table-row>
        <table:table-row table:style-name="ro1">
          <table:table-cell office:value-type="string">
            <text:p>http://ruian.linked.opendata.cz/resource/obce/544591</text:p>
          </table:table-cell>
          <table:table-cell office:value-type="string">
            <text:p>Chrášťany</text:p>
          </table:table-cell>
        </table:table-row>
        <table:table-row table:style-name="ro1">
          <table:table-cell office:value-type="string">
            <text:p>http://ruian.linked.opendata.cz/resource/obce/541818</text:p>
          </table:table-cell>
          <table:table-cell office:value-type="string">
            <text:p>Chrášťany</text:p>
          </table:table-cell>
        </table:table-row>
        <table:table-row table:style-name="ro1">
          <table:table-cell office:value-type="string">
            <text:p>http://ruian.linked.opendata.cz/resource/obce/564117</text:p>
          </table:table-cell>
          <table:table-cell office:value-type="string">
            <text:p>Chrastava</text:p>
          </table:table-cell>
        </table:table-row>
        <table:table-row table:style-name="ro1">
          <table:table-cell office:value-type="string">
            <text:p>http://ruian.linked.opendata.cz/resource/obce/578126</text:p>
          </table:table-cell>
          <table:table-cell office:value-type="string">
            <text:p>Chrastavec</text:p>
          </table:table-cell>
        </table:table-row>
        <table:table-row table:style-name="ro1">
          <table:table-cell office:value-type="string">
            <text:p>http://ruian.linked.opendata.cz/resource/obce/553751</text:p>
          </table:table-cell>
          <table:table-cell office:value-type="string">
            <text:p>Chrastavice</text:p>
          </table:table-cell>
        </table:table-row>
        <table:table-row table:style-name="ro1">
          <table:table-cell office:value-type="string">
            <text:p>http://ruian.linked.opendata.cz/resource/obce/540358</text:p>
          </table:table-cell>
          <table:table-cell office:value-type="string">
            <text:p>Chraštice</text:p>
          </table:table-cell>
        </table:table-row>
        <table:table-row table:style-name="ro1">
          <table:table-cell office:value-type="string">
            <text:p>http://ruian.linked.opendata.cz/resource/obce/551155</text:p>
          </table:table-cell>
          <table:table-cell office:value-type="string">
            <text:p>Chrášťovice</text:p>
          </table:table-cell>
        </table:table-row>
        <table:table-row table:style-name="ro1">
          <table:table-cell office:value-type="string">
            <text:p>http://ruian.linked.opendata.cz/resource/obce/563145</text:p>
          </table:table-cell>
          <table:table-cell office:value-type="string">
            <text:p>Chrbonín</text:p>
          </table:table-cell>
        </table:table-row>
        <table:table-row table:style-name="ro1">
          <table:table-cell office:value-type="string">
            <text:p>http://ruian.linked.opendata.cz/resource/obce/573574</text:p>
          </table:table-cell>
          <table:table-cell office:value-type="string">
            <text:p>Chřenovice</text:p>
          </table:table-cell>
        </table:table-row>
        <table:table-row table:style-name="ro1">
          <table:table-cell office:value-type="string">
            <text:p>http://ruian.linked.opendata.cz/resource/obce/562530</text:p>
          </table:table-cell>
          <table:table-cell office:value-type="string">
            <text:p>Chřibská</text:p>
          </table:table-cell>
        </table:table-row>
        <table:table-row table:style-name="ro1">
          <table:table-cell office:value-type="string">
            <text:p>http://ruian.linked.opendata.cz/resource/obce/558974</text:p>
          </table:table-cell>
          <table:table-cell office:value-type="string">
            <text:p>Chříč</text:p>
          </table:table-cell>
        </table:table-row>
        <table:table-row table:style-name="ro1">
          <table:table-cell office:value-type="string">
            <text:p>http://ruian.linked.opendata.cz/resource/obce/550264</text:p>
          </table:table-cell>
          <table:table-cell office:value-type="string">
            <text:p>Chroboly</text:p>
          </table:table-cell>
        </table:table-row>
        <table:table-row table:style-name="ro1">
          <table:table-cell office:value-type="string">
            <text:p>http://ruian.linked.opendata.cz/resource/obce/569305</text:p>
          </table:table-cell>
          <table:table-cell office:value-type="string">
            <text:p>Chromeč</text:p>
          </table:table-cell>
        </table:table-row>
        <table:table-row table:style-name="ro1">
          <table:table-cell office:value-type="string">
            <text:p>http://ruian.linked.opendata.cz/resource/obce/588512</text:p>
          </table:table-cell>
          <table:table-cell office:value-type="string">
            <text:p>Chropyně</text:p>
          </table:table-cell>
        </table:table-row>
        <table:table-row table:style-name="ro1">
          <table:table-cell office:value-type="string">
            <text:p>http://ruian.linked.opendata.cz/resource/obce/534706</text:p>
          </table:table-cell>
          <table:table-cell office:value-type="string">
            <text:p>Chroustov</text:p>
          </table:table-cell>
        </table:table-row>
        <table:table-row table:style-name="ro1">
          <table:table-cell office:value-type="string">
            <text:p>http://ruian.linked.opendata.cz/resource/obce/571547</text:p>
          </table:table-cell>
          <table:table-cell office:value-type="string">
            <text:p>Chroustovice</text:p>
          </table:table-cell>
        </table:table-row>
        <table:table-row table:style-name="ro1">
          <table:table-cell office:value-type="string">
            <text:p>http://ruian.linked.opendata.cz/resource/obce/568767</text:p>
          </table:table-cell>
          <table:table-cell office:value-type="string">
            <text:p>Chrtníč</text:p>
          </table:table-cell>
        </table:table-row>
        <table:table-row table:style-name="ro1">
          <table:table-cell office:value-type="string">
            <text:p>http://ruian.linked.opendata.cz/resource/obce/572764</text:p>
          </table:table-cell>
          <table:table-cell office:value-type="string">
            <text:p>Chrtníky</text:p>
          </table:table-cell>
        </table:table-row>
        <table:table-row table:style-name="ro1">
          <table:table-cell office:value-type="string">
            <text:p>http://ruian.linked.opendata.cz/resource/obce/581534</text:p>
          </table:table-cell>
          <table:table-cell office:value-type="string">
            <text:p>Chrudichromy</text:p>
          </table:table-cell>
        </table:table-row>
        <table:table-row table:style-name="ro1">
          <table:table-cell office:value-type="string">
            <text:p>http://ruian.linked.opendata.cz/resource/obce/571164</text:p>
          </table:table-cell>
          <table:table-cell office:value-type="string">
            <text:p>Chrudim</text:p>
          </table:table-cell>
        </table:table-row>
        <table:table-row table:style-name="ro1">
          <table:table-cell office:value-type="string">
            <text:p>http://ruian.linked.opendata.cz/resource/obce/533670</text:p>
          </table:table-cell>
          <table:table-cell office:value-type="string">
            <text:p>Chrustenice</text:p>
          </table:table-cell>
        </table:table-row>
        <table:table-row table:style-name="ro1">
          <table:table-cell office:value-type="string">
            <text:p>http://ruian.linked.opendata.cz/resource/obce/532398</text:p>
          </table:table-cell>
          <table:table-cell office:value-type="string">
            <text:p>Chržín</text:p>
          </table:table-cell>
        </table:table-row>
        <table:table-row table:style-name="ro1">
          <table:table-cell office:value-type="string">
            <text:p>http://ruian.linked.opendata.cz/resource/obce/577154</text:p>
          </table:table-cell>
          <table:table-cell office:value-type="string">
            <text:p>Chuchelna</text:p>
          </table:table-cell>
        </table:table-row>
        <table:table-row table:style-name="ro1">
          <table:table-cell office:value-type="string">
            <text:p>http://ruian.linked.opendata.cz/resource/obce/507334</text:p>
          </table:table-cell>
          <table:table-cell office:value-type="string">
            <text:p>Chuchelná</text:p>
          </table:table-cell>
        </table:table-row>
        <table:table-row table:style-name="ro1">
          <table:table-cell office:value-type="string">
            <text:p>http://ruian.linked.opendata.cz/resource/obce/583111</text:p>
          </table:table-cell>
          <table:table-cell office:value-type="string">
            <text:p>Chudčice</text:p>
          </table:table-cell>
        </table:table-row>
        <table:table-row table:style-name="ro1">
          <table:table-cell office:value-type="string">
            <text:p>http://ruian.linked.opendata.cz/resource/obce/556378</text:p>
          </table:table-cell>
          <table:table-cell office:value-type="string">
            <text:p>Chudenice</text:p>
          </table:table-cell>
        </table:table-row>
        <table:table-row table:style-name="ro1">
          <table:table-cell office:value-type="string">
            <text:p>http://ruian.linked.opendata.cz/resource/obce/556386</text:p>
          </table:table-cell>
          <table:table-cell office:value-type="string">
            <text:p>Chudenín</text:p>
          </table:table-cell>
        </table:table-row>
        <table:table-row table:style-name="ro1">
          <table:table-cell office:value-type="string">
            <text:p>http://ruian.linked.opendata.cz/resource/obce/570125</text:p>
          </table:table-cell>
          <table:table-cell office:value-type="string">
            <text:p>Chudeřice</text:p>
          </table:table-cell>
        </table:table-row>
        <table:table-row table:style-name="ro1">
          <table:table-cell office:value-type="string">
            <text:p>http://ruian.linked.opendata.cz/resource/obce/568023</text:p>
          </table:table-cell>
          <table:table-cell office:value-type="string">
            <text:p>Chuderov</text:p>
          </table:table-cell>
        </table:table-row>
        <table:table-row table:style-name="ro1">
          <table:table-cell office:value-type="string">
            <text:p>http://ruian.linked.opendata.cz/resource/obce/571849</text:p>
          </table:table-cell>
          <table:table-cell office:value-type="string">
            <text:p>Chudíř</text:p>
          </table:table-cell>
        </table:table-row>
        <table:table-row table:style-name="ro1">
          <table:table-cell office:value-type="string">
            <text:p>http://ruian.linked.opendata.cz/resource/obce/546810</text:p>
          </table:table-cell>
          <table:table-cell office:value-type="string">
            <text:p>Chudoslavice</text:p>
          </table:table-cell>
        </table:table-row>
        <table:table-row table:style-name="ro1">
          <table:table-cell office:value-type="string">
            <text:p>http://ruian.linked.opendata.cz/resource/obce/594164</text:p>
          </table:table-cell>
          <table:table-cell office:value-type="string">
            <text:p>Chvalatice</text:p>
          </table:table-cell>
        </table:table-row>
        <table:table-row table:style-name="ro1">
          <table:table-cell office:value-type="string">
            <text:p>http://ruian.linked.opendata.cz/resource/obce/506737</text:p>
          </table:table-cell>
          <table:table-cell office:value-type="string">
            <text:p>Chvalčov</text:p>
          </table:table-cell>
        </table:table-row>
        <table:table-row table:style-name="ro1">
          <table:table-cell office:value-type="string">
            <text:p>http://ruian.linked.opendata.cz/resource/obce/579335</text:p>
          </table:table-cell>
          <table:table-cell office:value-type="string">
            <text:p>Chvaleč</text:p>
          </table:table-cell>
        </table:table-row>
        <table:table-row table:style-name="ro1">
          <table:table-cell office:value-type="string">
            <text:p>http://ruian.linked.opendata.cz/resource/obce/557846</text:p>
          </table:table-cell>
          <table:table-cell office:value-type="string">
            <text:p>Chválenice</text:p>
          </table:table-cell>
        </table:table-row>
        <table:table-row table:style-name="ro1">
          <table:table-cell office:value-type="string">
            <text:p>http://ruian.linked.opendata.cz/resource/obce/575071</text:p>
          </table:table-cell>
          <table:table-cell office:value-type="string">
            <text:p>Chvaletice</text:p>
          </table:table-cell>
        </table:table-row>
        <table:table-row table:style-name="ro1">
          <table:table-cell office:value-type="string">
            <text:p>http://ruian.linked.opendata.cz/resource/obce/569909</text:p>
          </table:table-cell>
          <table:table-cell office:value-type="string">
            <text:p>Chvalíkovice</text:p>
          </table:table-cell>
        </table:table-row>
        <table:table-row table:style-name="ro1">
          <table:table-cell office:value-type="string">
            <text:p>http://ruian.linked.opendata.cz/resource/obce/574112</text:p>
          </table:table-cell>
          <table:table-cell office:value-type="string">
            <text:p>Chvalkovice</text:p>
          </table:table-cell>
        </table:table-row>
        <table:table-row table:style-name="ro1">
          <table:table-cell office:value-type="string">
            <text:p>http://ruian.linked.opendata.cz/resource/obce/593095</text:p>
          </table:table-cell>
          <table:table-cell office:value-type="string">
            <text:p>Chvalkovice</text:p>
          </table:table-cell>
        </table:table-row>
        <table:table-row table:style-name="ro1">
          <table:table-cell office:value-type="string">
            <text:p>http://ruian.linked.opendata.cz/resource/obce/588547</text:p>
          </table:table-cell>
          <table:table-cell office:value-type="string">
            <text:p>Chvalnov-Lísky</text:p>
          </table:table-cell>
        </table:table-row>
        <table:table-row table:style-name="ro1">
          <table:table-cell office:value-type="string">
            <text:p>http://ruian.linked.opendata.cz/resource/obce/537420</text:p>
          </table:table-cell>
          <table:table-cell office:value-type="string">
            <text:p>Chvalovice</text:p>
          </table:table-cell>
        </table:table-row>
        <table:table-row table:style-name="ro1">
          <table:table-cell office:value-type="string">
            <text:p>http://ruian.linked.opendata.cz/resource/obce/594172</text:p>
          </table:table-cell>
          <table:table-cell office:value-type="string">
            <text:p>Chvalovice</text:p>
          </table:table-cell>
        </table:table-row>
        <table:table-row table:style-name="ro1">
          <table:table-cell office:value-type="string">
            <text:p>http://ruian.linked.opendata.cz/resource/obce/545546</text:p>
          </table:table-cell>
          <table:table-cell office:value-type="string">
            <text:p>Chvalšiny</text:p>
          </table:table-cell>
        </table:table-row>
        <table:table-row table:style-name="ro1">
          <table:table-cell office:value-type="string">
            <text:p>http://ruian.linked.opendata.cz/resource/obce/534846</text:p>
          </table:table-cell>
          <table:table-cell office:value-type="string">
            <text:p>Chvatěruby</text:p>
          </table:table-cell>
        </table:table-row>
        <table:table-row table:style-name="ro1">
          <table:table-cell office:value-type="string">
            <text:p>http://ruian.linked.opendata.cz/resource/obce/575089</text:p>
          </table:table-cell>
          <table:table-cell office:value-type="string">
            <text:p>Chvojenec</text:p>
          </table:table-cell>
        </table:table-row>
        <table:table-row table:style-name="ro1">
          <table:table-cell office:value-type="string">
            <text:p>http://ruian.linked.opendata.cz/resource/obce/549223</text:p>
          </table:table-cell>
          <table:table-cell office:value-type="string">
            <text:p>Chyjice</text:p>
          </table:table-cell>
        </table:table-row>
        <table:table-row table:style-name="ro1">
          <table:table-cell office:value-type="string">
            <text:p>http://ruian.linked.opendata.cz/resource/obce/531294</text:p>
          </table:table-cell>
          <table:table-cell office:value-type="string">
            <text:p>Chyňava</text:p>
          </table:table-cell>
        </table:table-row>
        <table:table-row table:style-name="ro1">
          <table:table-cell office:value-type="string">
            <text:p>http://ruian.linked.opendata.cz/resource/obce/539309</text:p>
          </table:table-cell>
          <table:table-cell office:value-type="string">
            <text:p>Chýně</text:p>
          </table:table-cell>
        </table:table-row>
        <table:table-row table:style-name="ro1">
          <table:table-cell office:value-type="string">
            <text:p>http://ruian.linked.opendata.cz/resource/obce/513431</text:p>
          </table:table-cell>
          <table:table-cell office:value-type="string">
            <text:p>Chýnice</text:p>
          </table:table-cell>
        </table:table-row>
        <table:table-row table:style-name="ro1">
          <table:table-cell office:value-type="string">
            <text:p>http://ruian.linked.opendata.cz/resource/obce/552496</text:p>
          </table:table-cell>
          <table:table-cell office:value-type="string">
            <text:p>Chýnov</text:p>
          </table:table-cell>
        </table:table-row>
        <table:table-row table:style-name="ro1">
          <table:table-cell office:value-type="string">
            <text:p>http://ruian.linked.opendata.cz/resource/obce/555207</text:p>
          </table:table-cell>
          <table:table-cell office:value-type="string">
            <text:p>Chyše</text:p>
          </table:table-cell>
        </table:table-row>
        <table:table-row table:style-name="ro1">
          <table:table-cell office:value-type="string">
            <text:p>http://ruian.linked.opendata.cz/resource/obce/549452</text:p>
          </table:table-cell>
          <table:table-cell office:value-type="string">
            <text:p>Chyšky</text:p>
          </table:table-cell>
        </table:table-row>
        <table:table-row table:style-name="ro1">
          <table:table-cell office:value-type="string">
            <text:p>http://ruian.linked.opendata.cz/resource/obce/561321</text:p>
          </table:table-cell>
          <table:table-cell office:value-type="string">
            <text:p>Chyšná</text:p>
          </table:table-cell>
        </table:table-row>
        <table:table-row table:style-name="ro1">
          <table:table-cell office:value-type="string">
            <text:p>http://ruian.linked.opendata.cz/resource/obce/575097</text:p>
          </table:table-cell>
          <table:table-cell office:value-type="string">
            <text:p>Chýšť</text:p>
          </table:table-cell>
        </table:table-row>
        <table:table-row table:style-name="ro1">
          <table:table-cell office:value-type="string">
            <text:p>http://ruian.linked.opendata.cz/resource/obce/561339</text:p>
          </table:table-cell>
          <table:table-cell office:value-type="string">
            <text:p>Chýstovice</text:p>
          </table:table-cell>
        </table:table-row>
        <table:table-row table:style-name="ro1">
          <table:table-cell office:value-type="string">
            <text:p>http://ruian.linked.opendata.cz/resource/obce/550965</text:p>
          </table:table-cell>
          <table:table-cell office:value-type="string">
            <text:p>Číčenice</text:p>
          </table:table-cell>
        </table:table-row>
        <table:table-row table:style-name="ro1">
          <table:table-cell office:value-type="string">
            <text:p>http://ruian.linked.opendata.cz/resource/obce/506621</text:p>
          </table:table-cell>
          <table:table-cell office:value-type="string">
            <text:p>Čichalov</text:p>
          </table:table-cell>
        </table:table-row>
        <table:table-row table:style-name="ro1">
          <table:table-cell office:value-type="string">
            <text:p>http://ruian.linked.opendata.cz/resource/obce/590487</text:p>
          </table:table-cell>
          <table:table-cell office:value-type="string">
            <text:p>Číchov</text:p>
          </table:table-cell>
        </table:table-row>
        <table:table-row table:style-name="ro1">
          <table:table-cell office:value-type="string">
            <text:p>http://ruian.linked.opendata.cz/resource/obce/539147</text:p>
          </table:table-cell>
          <table:table-cell office:value-type="string">
            <text:p>Číčovice</text:p>
          </table:table-cell>
        </table:table-row>
        <table:table-row table:style-name="ro1">
          <table:table-cell office:value-type="string">
            <text:p>http://ruian.linked.opendata.cz/resource/obce/590428</text:p>
          </table:table-cell>
          <table:table-cell office:value-type="string">
            <text:p>Cidlina</text:p>
          </table:table-cell>
        </table:table-row>
        <table:table-row table:style-name="ro1">
          <table:table-cell office:value-type="string">
            <text:p>http://ruian.linked.opendata.cz/resource/obce/590479</text:p>
          </table:table-cell>
          <table:table-cell office:value-type="string">
            <text:p>Číhalín</text:p>
          </table:table-cell>
        </table:table-row>
        <table:table-row table:style-name="ro1">
          <table:table-cell office:value-type="string">
            <text:p>http://ruian.linked.opendata.cz/resource/obce/542024</text:p>
          </table:table-cell>
          <table:table-cell office:value-type="string">
            <text:p>Číhaň</text:p>
          </table:table-cell>
        </table:table-row>
        <table:table-row table:style-name="ro1">
          <table:table-cell office:value-type="string">
            <text:p>http://ruian.linked.opendata.cz/resource/obce/568520</text:p>
          </table:table-cell>
          <table:table-cell office:value-type="string">
            <text:p>Číhošť</text:p>
          </table:table-cell>
        </table:table-row>
        <table:table-row table:style-name="ro1">
          <table:table-cell office:value-type="string">
            <text:p>http://ruian.linked.opendata.cz/resource/obce/588016</text:p>
          </table:table-cell>
          <table:table-cell office:value-type="string">
            <text:p>Cikháj</text:p>
          </table:table-cell>
        </table:table-row>
        <table:table-row table:style-name="ro1">
          <table:table-cell office:value-type="string">
            <text:p>http://ruian.linked.opendata.cz/resource/obce/590495</text:p>
          </table:table-cell>
          <table:table-cell office:value-type="string">
            <text:p>Čikov</text:p>
          </table:table-cell>
        </table:table-row>
        <table:table-row table:style-name="ro1">
          <table:table-cell office:value-type="string">
            <text:p>http://ruian.linked.opendata.cz/resource/obce/540927</text:p>
          </table:table-cell>
          <table:table-cell office:value-type="string">
            <text:p>Čilá</text:p>
          </table:table-cell>
        </table:table-row>
        <table:table-row table:style-name="ro1">
          <table:table-cell office:value-type="string">
            <text:p>http://ruian.linked.opendata.cz/resource/obce/599671</text:p>
          </table:table-cell>
          <table:table-cell office:value-type="string">
            <text:p>Čilec</text:p>
          </table:table-cell>
        </table:table-row>
        <table:table-row table:style-name="ro1">
          <table:table-cell office:value-type="string">
            <text:p>http://ruian.linked.opendata.cz/resource/obce/540081</text:p>
          </table:table-cell>
          <table:table-cell office:value-type="string">
            <text:p>Čím</text:p>
          </table:table-cell>
        </table:table-row>
        <table:table-row table:style-name="ro1">
          <table:table-cell office:value-type="string">
            <text:p>http://ruian.linked.opendata.cz/resource/obce/549339</text:p>
          </table:table-cell>
          <table:table-cell office:value-type="string">
            <text:p>Čimelice</text:p>
          </table:table-cell>
        </table:table-row>
        <table:table-row table:style-name="ro1">
          <table:table-cell office:value-type="string">
            <text:p>http://ruian.linked.opendata.cz/resource/obce/546101</text:p>
          </table:table-cell>
          <table:table-cell office:value-type="string">
            <text:p>Číměř</text:p>
          </table:table-cell>
        </table:table-row>
        <table:table-row table:style-name="ro1">
          <table:table-cell office:value-type="string">
            <text:p>http://ruian.linked.opendata.cz/resource/obce/590509</text:p>
          </table:table-cell>
          <table:table-cell office:value-type="string">
            <text:p>Číměř</text:p>
          </table:table-cell>
        </table:table-row>
        <table:table-row table:style-name="ro1">
          <table:table-cell office:value-type="string">
            <text:p>http://ruian.linked.opendata.cz/resource/obce/578495</text:p>
          </table:table-cell>
          <table:table-cell office:value-type="string">
            <text:p>Čímice</text:p>
          </table:table-cell>
        </table:table-row>
        <table:table-row table:style-name="ro1">
          <table:table-cell office:value-type="string">
            <text:p>http://ruian.linked.opendata.cz/resource/obce/537080</text:p>
          </table:table-cell>
          <table:table-cell office:value-type="string">
            <text:p>Činěves</text:p>
          </table:table-cell>
        </table:table-row>
        <table:table-row table:style-name="ro1">
          <table:table-cell office:value-type="string">
            <text:p>http://ruian.linked.opendata.cz/resource/obce/533998</text:p>
          </table:table-cell>
          <table:table-cell office:value-type="string">
            <text:p>Církvice</text:p>
          </table:table-cell>
        </table:table-row>
        <table:table-row table:style-name="ro1">
          <table:table-cell office:value-type="string">
            <text:p>http://ruian.linked.opendata.cz/resource/obce/599476</text:p>
          </table:table-cell>
          <table:table-cell office:value-type="string">
            <text:p>Církvice</text:p>
          </table:table-cell>
        </table:table-row>
        <table:table-row table:style-name="ro1">
          <table:table-cell office:value-type="string">
            <text:p>http://ruian.linked.opendata.cz/resource/obce/569135</text:p>
          </table:table-cell>
          <table:table-cell office:value-type="string">
            <text:p>Císařov</text:p>
          </table:table-cell>
        </table:table-row>
        <table:table-row table:style-name="ro1">
          <table:table-cell office:value-type="string">
            <text:p>http://ruian.linked.opendata.cz/resource/obce/539155</text:p>
          </table:table-cell>
          <table:table-cell office:value-type="string">
            <text:p>Čisovice</text:p>
          </table:table-cell>
        </table:table-row>
        <table:table-row table:style-name="ro1">
          <table:table-cell office:value-type="string">
            <text:p>http://ruian.linked.opendata.cz/resource/obce/535630</text:p>
          </table:table-cell>
          <table:table-cell office:value-type="string">
            <text:p>Čistá</text:p>
          </table:table-cell>
        </table:table-row>
        <table:table-row table:style-name="ro1">
          <table:table-cell office:value-type="string">
            <text:p>http://ruian.linked.opendata.cz/resource/obce/541699</text:p>
          </table:table-cell>
          <table:table-cell office:value-type="string">
            <text:p>Čistá</text:p>
          </table:table-cell>
        </table:table-row>
        <table:table-row table:style-name="ro1">
          <table:table-cell office:value-type="string">
            <text:p>http://ruian.linked.opendata.cz/resource/obce/577944</text:p>
          </table:table-cell>
          <table:table-cell office:value-type="string">
            <text:p>Čistá</text:p>
          </table:table-cell>
        </table:table-row>
        <table:table-row table:style-name="ro1">
          <table:table-cell office:value-type="string">
            <text:p>http://ruian.linked.opendata.cz/resource/obce/577057</text:p>
          </table:table-cell>
          <table:table-cell office:value-type="string">
            <text:p>Čistá u Horek</text:p>
          </table:table-cell>
        </table:table-row>
        <table:table-row table:style-name="ro1">
          <table:table-cell office:value-type="string">
            <text:p>http://ruian.linked.opendata.cz/resource/obce/569933</text:p>
          </table:table-cell>
          <table:table-cell office:value-type="string">
            <text:p>Čistěves</text:p>
          </table:table-cell>
        </table:table-row>
        <table:table-row table:style-name="ro1">
          <table:table-cell office:value-type="string">
            <text:p>http://ruian.linked.opendata.cz/resource/obce/560324</text:p>
          </table:table-cell>
          <table:table-cell office:value-type="string">
            <text:p>Citice</text:p>
          </table:table-cell>
        </table:table-row>
        <table:table-row table:style-name="ro1">
          <table:table-cell office:value-type="string">
            <text:p>http://ruian.linked.opendata.cz/resource/obce/542571</text:p>
          </table:table-cell>
          <table:table-cell office:value-type="string">
            <text:p>Cítoliby</text:p>
          </table:table-cell>
        </table:table-row>
        <table:table-row table:style-name="ro1">
          <table:table-cell office:value-type="string">
            <text:p>http://ruian.linked.opendata.cz/resource/obce/593851</text:p>
          </table:table-cell>
          <table:table-cell office:value-type="string">
            <text:p>Citonice</text:p>
          </table:table-cell>
        </table:table-row>
        <table:table-row table:style-name="ro1">
          <table:table-cell office:value-type="string">
            <text:p>http://ruian.linked.opendata.cz/resource/obce/512982</text:p>
          </table:table-cell>
          <table:table-cell office:value-type="string">
            <text:p>Citov</text:p>
          </table:table-cell>
        </table:table-row>
        <table:table-row table:style-name="ro1">
          <table:table-cell office:value-type="string">
            <text:p>http://ruian.linked.opendata.cz/resource/obce/534731</text:p>
          </table:table-cell>
          <table:table-cell office:value-type="string">
            <text:p>Cítov</text:p>
          </table:table-cell>
        </table:table-row>
        <table:table-row table:style-name="ro1">
          <table:table-cell office:value-type="string">
            <text:p>http://ruian.linked.opendata.cz/resource/obce/557641</text:p>
          </table:table-cell>
          <table:table-cell office:value-type="string">
            <text:p>Čižice</text:p>
          </table:table-cell>
        </table:table-row>
        <table:table-row table:style-name="ro1">
          <table:table-cell office:value-type="string">
            <text:p>http://ruian.linked.opendata.cz/resource/obce/557650</text:p>
          </table:table-cell>
          <table:table-cell office:value-type="string">
            <text:p>Čížkov</text:p>
          </table:table-cell>
        </table:table-row>
        <table:table-row table:style-name="ro1">
          <table:table-cell office:value-type="string">
            <text:p>http://ruian.linked.opendata.cz/resource/obce/598704</text:p>
          </table:table-cell>
          <table:table-cell office:value-type="string">
            <text:p>Čížkov</text:p>
          </table:table-cell>
        </table:table-row>
        <table:table-row table:style-name="ro1">
          <table:table-cell office:value-type="string">
            <text:p>http://ruian.linked.opendata.cz/resource/obce/564711</text:p>
          </table:table-cell>
          <table:table-cell office:value-type="string">
            <text:p>Čížkovice</text:p>
          </table:table-cell>
        </table:table-row>
        <table:table-row table:style-name="ro1">
          <table:table-cell office:value-type="string">
            <text:p>http://ruian.linked.opendata.cz/resource/obce/551503</text:p>
          </table:table-cell>
          <table:table-cell office:value-type="string">
            <text:p>Čížkrajice</text:p>
          </table:table-cell>
        </table:table-row>
        <table:table-row table:style-name="ro1">
          <table:table-cell office:value-type="string">
            <text:p>http://ruian.linked.opendata.cz/resource/obce/546054</text:p>
          </table:table-cell>
          <table:table-cell office:value-type="string">
            <text:p>Cizkrajov</text:p>
          </table:table-cell>
        </table:table-row>
        <table:table-row table:style-name="ro1">
          <table:table-cell office:value-type="string">
            <text:p>http://ruian.linked.opendata.cz/resource/obce/587117</text:p>
          </table:table-cell>
          <table:table-cell office:value-type="string">
            <text:p>Čížov</text:p>
          </table:table-cell>
        </table:table-row>
        <table:table-row table:style-name="ro1">
          <table:table-cell office:value-type="string">
            <text:p>http://ruian.linked.opendata.cz/resource/obce/549347</text:p>
          </table:table-cell>
          <table:table-cell office:value-type="string">
            <text:p>Čížová</text:p>
          </table:table-cell>
        </table:table-row>
        <table:table-row table:style-name="ro1">
          <table:table-cell office:value-type="string">
            <text:p>http://ruian.linked.opendata.cz/resource/obce/550167</text:p>
          </table:table-cell>
          <table:table-cell office:value-type="string">
            <text:p>Čkyně</text:p>
          </table:table-cell>
        </table:table-row>
        <table:table-row table:style-name="ro1">
          <table:table-cell office:value-type="string">
            <text:p>http://ruian.linked.opendata.cz/resource/obce/561703</text:p>
          </table:table-cell>
          <table:table-cell office:value-type="string">
            <text:p>Člunek</text:p>
          </table:table-cell>
        </table:table-row>
        <table:table-row table:style-name="ro1">
          <table:table-cell office:value-type="string">
            <text:p>http://ruian.linked.opendata.cz/resource/obce/578568</text:p>
          </table:table-cell>
          <table:table-cell office:value-type="string">
            <text:p>Čmelíny</text:p>
          </table:table-cell>
        </table:table-row>
        <table:table-row table:style-name="ro1">
          <table:table-cell office:value-type="string">
            <text:p>http://ruian.linked.opendata.cz/resource/obce/579980</text:p>
          </table:table-cell>
          <table:table-cell office:value-type="string">
            <text:p>Cotkytle</text:p>
          </table:table-cell>
        </table:table-row>
        <table:table-row table:style-name="ro1">
          <table:table-cell office:value-type="string">
            <text:p>http://ruian.linked.opendata.cz/resource/obce/554162</text:p>
          </table:table-cell>
          <table:table-cell office:value-type="string">
            <text:p>Crhov</text:p>
          </table:table-cell>
        </table:table-row>
        <table:table-row table:style-name="ro1">
          <table:table-cell office:value-type="string">
            <text:p>http://ruian.linked.opendata.cz/resource/obce/571253</text:p>
          </table:table-cell>
          <table:table-cell office:value-type="string">
            <text:p>Ctětín</text:p>
          </table:table-cell>
        </table:table-row>
        <table:table-row table:style-name="ro1">
          <table:table-cell office:value-type="string">
            <text:p>http://ruian.linked.opendata.cz/resource/obce/532690</text:p>
          </table:table-cell>
          <table:table-cell office:value-type="string">
            <text:p>Ctiboř</text:p>
          </table:table-cell>
        </table:table-row>
        <table:table-row table:style-name="ro1">
          <table:table-cell office:value-type="string">
            <text:p>http://ruian.linked.opendata.cz/resource/obce/579459</text:p>
          </table:table-cell>
          <table:table-cell office:value-type="string">
            <text:p>Ctiboř</text:p>
          </table:table-cell>
        </table:table-row>
        <table:table-row table:style-name="ro1">
          <table:table-cell office:value-type="string">
            <text:p>http://ruian.linked.opendata.cz/resource/obce/593869</text:p>
          </table:table-cell>
          <table:table-cell office:value-type="string">
            <text:p>Ctidružice</text:p>
          </table:table-cell>
        </table:table-row>
        <table:table-row table:style-name="ro1">
          <table:table-cell office:value-type="string">
            <text:p>http://ruian.linked.opendata.cz/resource/obce/570991</text:p>
          </table:table-cell>
          <table:table-cell office:value-type="string">
            <text:p>Ctiměřice</text:p>
          </table:table-cell>
        </table:table-row>
        <table:table-row table:style-name="ro1">
          <table:table-cell office:value-type="string">
            <text:p>http://ruian.linked.opendata.cz/resource/obce/564672</text:p>
          </table:table-cell>
          <table:table-cell office:value-type="string">
            <text:p>Ctiněves</text:p>
          </table:table-cell>
        </table:table-row>
        <table:table-row table:style-name="ro1">
          <table:table-cell office:value-type="string">
            <text:p>http://ruian.linked.opendata.cz/resource/obce/544531</text:p>
          </table:table-cell>
          <table:table-cell office:value-type="string">
            <text:p>Čtveřín</text:p>
          </table:table-cell>
        </table:table-row>
        <table:table-row table:style-name="ro1">
          <table:table-cell office:value-type="string">
            <text:p>http://ruian.linked.opendata.cz/resource/obce/529567</text:p>
          </table:table-cell>
          <table:table-cell office:value-type="string">
            <text:p>Čtyřkoly</text:p>
          </table:table-cell>
        </table:table-row>
        <table:table-row table:style-name="ro1">
          <table:table-cell office:value-type="string">
            <text:p>http://ruian.linked.opendata.cz/resource/obce/582930</text:p>
          </table:table-cell>
          <table:table-cell office:value-type="string">
            <text:p>Čučice</text:p>
          </table:table-cell>
        </table:table-row>
        <table:table-row table:style-name="ro1">
          <table:table-cell office:value-type="string">
            <text:p>http://ruian.linked.opendata.cz/resource/obce/561479</text:p>
          </table:table-cell>
          <table:table-cell office:value-type="string">
            <text:p>Cvikov</text:p>
          </table:table-cell>
        </table:table-row>
        <table:table-row table:style-name="ro1">
          <table:table-cell office:value-type="string">
            <text:p>http://ruian.linked.opendata.cz/resource/obce/550272</text:p>
          </table:table-cell>
          <table:table-cell office:value-type="string">
            <text:p>Cvrčovice</text:p>
          </table:table-cell>
        </table:table-row>
        <table:table-row table:style-name="ro1">
          <table:table-cell office:value-type="string">
            <text:p>http://ruian.linked.opendata.cz/resource/obce/532185</text:p>
          </table:table-cell>
          <table:table-cell office:value-type="string">
            <text:p>Cvrčovice</text:p>
          </table:table-cell>
        </table:table-row>
        <table:table-row table:style-name="ro1">
          <table:table-cell office:value-type="string">
            <text:p>http://ruian.linked.opendata.cz/resource/obce/546127</text:p>
          </table:table-cell>
          <table:table-cell office:value-type="string">
            <text:p>Dačice</text:p>
          </table:table-cell>
        </table:table-row>
        <table:table-row table:style-name="ro1">
          <table:table-cell office:value-type="string">
            <text:p>http://ruian.linked.opendata.cz/resource/obce/595454</text:p>
          </table:table-cell>
          <table:table-cell office:value-type="string">
            <text:p>Dalečín</text:p>
          </table:table-cell>
        </table:table-row>
        <table:table-row table:style-name="ro1">
          <table:table-cell office:value-type="string">
            <text:p>http://ruian.linked.opendata.cz/resource/obce/540099</text:p>
          </table:table-cell>
          <table:table-cell office:value-type="string">
            <text:p>Daleké Dušníky</text:p>
          </table:table-cell>
        </table:table-row>
        <table:table-row table:style-name="ro1">
          <table:table-cell office:value-type="string">
            <text:p>http://ruian.linked.opendata.cz/resource/obce/530425</text:p>
          </table:table-cell>
          <table:table-cell office:value-type="string">
            <text:p>Dalešice</text:p>
          </table:table-cell>
        </table:table-row>
        <table:table-row table:style-name="ro1">
          <table:table-cell office:value-type="string">
            <text:p>http://ruian.linked.opendata.cz/resource/obce/590517</text:p>
          </table:table-cell>
          <table:table-cell office:value-type="string">
            <text:p>Dalešice</text:p>
          </table:table-cell>
        </table:table-row>
        <table:table-row table:style-name="ro1">
          <table:table-cell office:value-type="string">
            <text:p>http://ruian.linked.opendata.cz/resource/obce/537918</text:p>
          </table:table-cell>
          <table:table-cell office:value-type="string">
            <text:p>Dalovice</text:p>
          </table:table-cell>
        </table:table-row>
        <table:table-row table:style-name="ro1">
          <table:table-cell office:value-type="string">
            <text:p>http://ruian.linked.opendata.cz/resource/obce/570818</text:p>
          </table:table-cell>
          <table:table-cell office:value-type="string">
            <text:p>Dalovice</text:p>
          </table:table-cell>
        </table:table-row>
        <table:table-row table:style-name="ro1">
          <table:table-cell office:value-type="string">
            <text:p>http://ruian.linked.opendata.cz/resource/obce/586129</text:p>
          </table:table-cell>
          <table:table-cell office:value-type="string">
            <text:p>Dambořice</text:p>
          </table:table-cell>
        </table:table-row>
        <table:table-row table:style-name="ro1">
          <table:table-cell office:value-type="string">
            <text:p>http://ruian.linked.opendata.cz/resource/obce/593907</text:p>
          </table:table-cell>
          <table:table-cell office:value-type="string">
            <text:p>Damnice</text:p>
          </table:table-cell>
        </table:table-row>
        <table:table-row table:style-name="ro1">
          <table:table-cell office:value-type="string">
            <text:p>http://ruian.linked.opendata.cz/resource/obce/580074</text:p>
          </table:table-cell>
          <table:table-cell office:value-type="string">
            <text:p>Damníkov</text:p>
          </table:table-cell>
        </table:table-row>
        <table:table-row table:style-name="ro1">
          <table:table-cell office:value-type="string">
            <text:p>http://ruian.linked.opendata.cz/resource/obce/595462</text:p>
          </table:table-cell>
          <table:table-cell office:value-type="string">
            <text:p>Daňkovice</text:p>
          </table:table-cell>
        </table:table-row>
        <table:table-row table:style-name="ro1">
          <table:table-cell office:value-type="string">
            <text:p>http://ruian.linked.opendata.cz/resource/obce/568228</text:p>
          </table:table-cell>
          <table:table-cell office:value-type="string">
            <text:p>Darkovice</text:p>
          </table:table-cell>
        </table:table-row>
        <table:table-row table:style-name="ro1">
          <table:table-cell office:value-type="string">
            <text:p>http://ruian.linked.opendata.cz/resource/obce/574899</text:p>
          </table:table-cell>
          <table:table-cell office:value-type="string">
            <text:p>Dašice</text:p>
          </table:table-cell>
        </table:table-row>
        <table:table-row table:style-name="ro1">
          <table:table-cell office:value-type="string">
            <text:p>http://ruian.linked.opendata.cz/resource/obce/552445</text:p>
          </table:table-cell>
          <table:table-cell office:value-type="string">
            <text:p>Daskabát</text:p>
          </table:table-cell>
        </table:table-row>
        <table:table-row table:style-name="ro1">
          <table:table-cell office:value-type="string">
            <text:p>http://ruian.linked.opendata.cz/resource/obce/560332</text:p>
          </table:table-cell>
          <table:table-cell office:value-type="string">
            <text:p>Dasnice</text:p>
          </table:table-cell>
        </table:table-row>
        <table:table-row table:style-name="ro1">
          <table:table-cell office:value-type="string">
            <text:p>http://ruian.linked.opendata.cz/resource/obce/535249</text:p>
          </table:table-cell>
          <table:table-cell office:value-type="string">
            <text:p>Dasný</text:p>
          </table:table-cell>
        </table:table-row>
        <table:table-row table:style-name="ro1">
          <table:table-cell office:value-type="string">
            <text:p>http://ruian.linked.opendata.cz/resource/obce/539163</text:p>
          </table:table-cell>
          <table:table-cell office:value-type="string">
            <text:p>Davle</text:p>
          </table:table-cell>
        </table:table-row>
        <table:table-row table:style-name="ro1">
          <table:table-cell office:value-type="string">
            <text:p>http://ruian.linked.opendata.cz/resource/obce/582948</text:p>
          </table:table-cell>
          <table:table-cell office:value-type="string">
            <text:p>Deblín</text:p>
          </table:table-cell>
        </table:table-row>
        <table:table-row table:style-name="ro1">
          <table:table-cell office:value-type="string">
            <text:p>http://ruian.linked.opendata.cz/resource/obce/564729</text:p>
          </table:table-cell>
          <table:table-cell office:value-type="string">
            <text:p>Děčany</text:p>
          </table:table-cell>
        </table:table-row>
        <table:table-row table:style-name="ro1">
          <table:table-cell office:value-type="string">
            <text:p>http://ruian.linked.opendata.cz/resource/obce/562335</text:p>
          </table:table-cell>
          <table:table-cell office:value-type="string">
            <text:p>Děčín</text:p>
          </table:table-cell>
        </table:table-row>
        <table:table-row table:style-name="ro1">
          <table:table-cell office:value-type="string">
            <text:p>http://ruian.linked.opendata.cz/resource/obce/590525</text:p>
          </table:table-cell>
          <table:table-cell office:value-type="string">
            <text:p>Dědice</text:p>
          </table:table-cell>
        </table:table-row>
        <table:table-row table:style-name="ro1">
          <table:table-cell office:value-type="string">
            <text:p>http://ruian.linked.opendata.cz/resource/obce/571300</text:p>
          </table:table-cell>
          <table:table-cell office:value-type="string">
            <text:p>Dědová</text:p>
          </table:table-cell>
        </table:table-row>
        <table:table-row table:style-name="ro1">
          <table:table-cell office:value-type="string">
            <text:p>http://ruian.linked.opendata.cz/resource/obce/561924</text:p>
          </table:table-cell>
          <table:table-cell office:value-type="string">
            <text:p>Dehtáře</text:p>
          </table:table-cell>
        </table:table-row>
        <table:table-row table:style-name="ro1">
          <table:table-cell office:value-type="string">
            <text:p>http://ruian.linked.opendata.cz/resource/obce/568236</text:p>
          </table:table-cell>
          <table:table-cell office:value-type="string">
            <text:p>Děhylov</text:p>
          </table:table-cell>
        </table:table-row>
        <table:table-row table:style-name="ro1">
          <table:table-cell office:value-type="string">
            <text:p>http://ruian.linked.opendata.cz/resource/obce/532746</text:p>
          </table:table-cell>
          <table:table-cell office:value-type="string">
            <text:p>Děkanovice</text:p>
          </table:table-cell>
        </table:table-row>
        <table:table-row table:style-name="ro1">
          <table:table-cell office:value-type="string">
            <text:p>http://ruian.linked.opendata.cz/resource/obce/565181</text:p>
          </table:table-cell>
          <table:table-cell office:value-type="string">
            <text:p>Děkov</text:p>
          </table:table-cell>
        </table:table-row>
        <table:table-row table:style-name="ro1">
          <table:table-cell office:value-type="string">
            <text:p>http://ruian.linked.opendata.cz/resource/obce/538116</text:p>
          </table:table-cell>
          <table:table-cell office:value-type="string">
            <text:p>Děpoltovice</text:p>
          </table:table-cell>
        </table:table-row>
        <table:table-row table:style-name="ro1">
          <table:table-cell office:value-type="string">
            <text:p>http://ruian.linked.opendata.cz/resource/obce/556041</text:p>
          </table:table-cell>
          <table:table-cell office:value-type="string">
            <text:p>Dešenice</text:p>
          </table:table-cell>
        </table:table-row>
        <table:table-row table:style-name="ro1">
          <table:table-cell office:value-type="string">
            <text:p>http://ruian.linked.opendata.cz/resource/obce/572357</text:p>
          </table:table-cell>
          <table:table-cell office:value-type="string">
            <text:p>Desná</text:p>
          </table:table-cell>
        </table:table-row>
        <table:table-row table:style-name="ro1">
          <table:table-cell office:value-type="string">
            <text:p>http://ruian.linked.opendata.cz/resource/obce/563552</text:p>
          </table:table-cell>
          <table:table-cell office:value-type="string">
            <text:p>Desná</text:p>
          </table:table-cell>
        </table:table-row>
        <table:table-row table:style-name="ro1">
          <table:table-cell office:value-type="string">
            <text:p>http://ruian.linked.opendata.cz/resource/obce/546143</text:p>
          </table:table-cell>
          <table:table-cell office:value-type="string">
            <text:p>Dešná</text:p>
          </table:table-cell>
        </table:table-row>
        <table:table-row table:style-name="ro1">
          <table:table-cell office:value-type="string">
            <text:p>http://ruian.linked.opendata.cz/resource/obce/585157</text:p>
          </table:table-cell>
          <table:table-cell office:value-type="string">
            <text:p>Dešná</text:p>
          </table:table-cell>
        </table:table-row>
        <table:table-row table:style-name="ro1">
          <table:table-cell office:value-type="string">
            <text:p>http://ruian.linked.opendata.cz/resource/obce/590533</text:p>
          </table:table-cell>
          <table:table-cell office:value-type="string">
            <text:p>Dešov</text:p>
          </table:table-cell>
        </table:table-row>
        <table:table-row table:style-name="ro1">
          <table:table-cell office:value-type="string">
            <text:p>http://ruian.linked.opendata.cz/resource/obce/546151</text:p>
          </table:table-cell>
          <table:table-cell office:value-type="string">
            <text:p>Deštná</text:p>
          </table:table-cell>
        </table:table-row>
        <table:table-row table:style-name="ro1">
          <table:table-cell office:value-type="string">
            <text:p>http://ruian.linked.opendata.cz/resource/obce/581518</text:p>
          </table:table-cell>
          <table:table-cell office:value-type="string">
            <text:p>Deštná</text:p>
          </table:table-cell>
        </table:table-row>
        <table:table-row table:style-name="ro1">
          <table:table-cell office:value-type="string">
            <text:p>http://ruian.linked.opendata.cz/resource/obce/576247</text:p>
          </table:table-cell>
          <table:table-cell office:value-type="string">
            <text:p>Deštné v Orlických horách</text:p>
          </table:table-cell>
        </table:table-row>
        <table:table-row table:style-name="ro1">
          <table:table-cell office:value-type="string">
            <text:p>http://ruian.linked.opendata.cz/resource/obce/566128</text:p>
          </table:table-cell>
          <table:table-cell office:value-type="string">
            <text:p>Deštnice</text:p>
          </table:table-cell>
        </table:table-row>
        <table:table-row table:style-name="ro1">
          <table:table-cell office:value-type="string">
            <text:p>http://ruian.linked.opendata.cz/resource/obce/572829</text:p>
          </table:table-cell>
          <table:table-cell office:value-type="string">
            <text:p>Dětenice</text:p>
          </table:table-cell>
        </table:table-row>
        <table:table-row table:style-name="ro1">
          <table:table-cell office:value-type="string">
            <text:p>http://ruian.linked.opendata.cz/resource/obce/592978</text:p>
          </table:table-cell>
          <table:table-cell office:value-type="string">
            <text:p>Dětkovice</text:p>
          </table:table-cell>
        </table:table-row>
        <table:table-row table:style-name="ro1">
          <table:table-cell office:value-type="string">
            <text:p>http://ruian.linked.opendata.cz/resource/obce/589420</text:p>
          </table:table-cell>
          <table:table-cell office:value-type="string">
            <text:p>Dětkovice</text:p>
          </table:table-cell>
        </table:table-row>
        <table:table-row table:style-name="ro1">
          <table:table-cell office:value-type="string">
            <text:p>http://ruian.linked.opendata.cz/resource/obce/598941</text:p>
          </table:table-cell>
          <table:table-cell office:value-type="string">
            <text:p>Dětmarovice</text:p>
          </table:table-cell>
        </table:table-row>
        <table:table-row table:style-name="ro1">
          <table:table-cell office:value-type="string">
            <text:p>http://ruian.linked.opendata.cz/resource/obce/546607</text:p>
          </table:table-cell>
          <table:table-cell office:value-type="string">
            <text:p>Dětřichov</text:p>
          </table:table-cell>
        </table:table-row>
        <table:table-row table:style-name="ro1">
          <table:table-cell office:value-type="string">
            <text:p>http://ruian.linked.opendata.cz/resource/obce/577961</text:p>
          </table:table-cell>
          <table:table-cell office:value-type="string">
            <text:p>Dětřichov</text:p>
          </table:table-cell>
        </table:table-row>
        <table:table-row table:style-name="ro1">
          <table:table-cell office:value-type="string">
            <text:p>http://ruian.linked.opendata.cz/resource/obce/597252</text:p>
          </table:table-cell>
          <table:table-cell office:value-type="string">
            <text:p>Dětřichov nad Bystřicí</text:p>
          </table:table-cell>
        </table:table-row>
        <table:table-row table:style-name="ro1">
          <table:table-cell office:value-type="string">
            <text:p>http://ruian.linked.opendata.cz/resource/obce/572683</text:p>
          </table:table-cell>
          <table:table-cell office:value-type="string">
            <text:p>Dětřichov u Moravské Třebové</text:p>
          </table:table-cell>
        </table:table-row>
        <table:table-row table:style-name="ro1">
          <table:table-cell office:value-type="string">
            <text:p>http://ruian.linked.opendata.cz/resource/obce/549118</text:p>
          </table:table-cell>
          <table:table-cell office:value-type="string">
            <text:p>Dílce</text:p>
          </table:table-cell>
        </table:table-row>
        <table:table-row table:style-name="ro1">
          <table:table-cell office:value-type="string">
            <text:p>http://ruian.linked.opendata.cz/resource/obce/553557</text:p>
          </table:table-cell>
          <table:table-cell office:value-type="string">
            <text:p>Díly</text:p>
          </table:table-cell>
        </table:table-row>
        <table:table-row table:style-name="ro1">
          <table:table-cell office:value-type="string">
            <text:p>http://ruian.linked.opendata.cz/resource/obce/552208</text:p>
          </table:table-cell>
          <table:table-cell office:value-type="string">
            <text:p>Dírná</text:p>
          </table:table-cell>
        </table:table-row>
        <table:table-row table:style-name="ro1">
          <table:table-cell office:value-type="string">
            <text:p>http://ruian.linked.opendata.cz/resource/obce/584401</text:p>
          </table:table-cell>
          <table:table-cell office:value-type="string">
            <text:p>Diváky</text:p>
          </table:table-cell>
        </table:table-row>
        <table:table-row table:style-name="ro1">
          <table:table-cell office:value-type="string">
            <text:p>http://ruian.linked.opendata.cz/resource/obce/551864</text:p>
          </table:table-cell>
          <table:table-cell office:value-type="string">
            <text:p>Dívčí Hrad</text:p>
          </table:table-cell>
        </table:table-row>
        <table:table-row table:style-name="ro1">
          <table:table-cell office:value-type="string">
            <text:p>http://ruian.linked.opendata.cz/resource/obce/529753</text:p>
          </table:table-cell>
          <table:table-cell office:value-type="string">
            <text:p>Dívčí Kopy</text:p>
          </table:table-cell>
        </table:table-row>
        <table:table-row table:style-name="ro1">
          <table:table-cell office:value-type="string">
            <text:p>http://ruian.linked.opendata.cz/resource/obce/544361</text:p>
          </table:table-cell>
          <table:table-cell office:value-type="string">
            <text:p>Dívčice</text:p>
          </table:table-cell>
        </table:table-row>
        <table:table-row table:style-name="ro1">
          <table:table-cell office:value-type="string">
            <text:p>http://ruian.linked.opendata.cz/resource/obce/569941</text:p>
          </table:table-cell>
          <table:table-cell office:value-type="string">
            <text:p>Divec</text:p>
          </table:table-cell>
        </table:table-row>
        <table:table-row table:style-name="ro1">
          <table:table-cell office:value-type="string">
            <text:p>http://ruian.linked.opendata.cz/resource/obce/529621</text:p>
          </table:table-cell>
          <table:table-cell office:value-type="string">
            <text:p>Divišov</text:p>
          </table:table-cell>
        </table:table-row>
        <table:table-row table:style-name="ro1">
          <table:table-cell office:value-type="string">
            <text:p>http://ruian.linked.opendata.cz/resource/obce/564737</text:p>
          </table:table-cell>
          <table:table-cell office:value-type="string">
            <text:p>Dlažkovice</text:p>
          </table:table-cell>
        </table:table-row>
        <table:table-row table:style-name="ro1">
          <table:table-cell office:value-type="string">
            <text:p>http://ruian.linked.opendata.cz/resource/obce/556068</text:p>
          </table:table-cell>
          <table:table-cell office:value-type="string">
            <text:p>Dlažov</text:p>
          </table:table-cell>
        </table:table-row>
        <table:table-row table:style-name="ro1">
          <table:table-cell office:value-type="string">
            <text:p>http://ruian.linked.opendata.cz/resource/obce/587010</text:p>
          </table:table-cell>
          <table:table-cell office:value-type="string">
            <text:p>Dlouhá Brtnice</text:p>
          </table:table-cell>
        </table:table-row>
        <table:table-row table:style-name="ro1">
          <table:table-cell office:value-type="string">
            <text:p>http://ruian.linked.opendata.cz/resource/obce/513504</text:p>
          </table:table-cell>
          <table:table-cell office:value-type="string">
            <text:p>Dlouhá Lhota</text:p>
          </table:table-cell>
        </table:table-row>
        <table:table-row table:style-name="ro1">
          <table:table-cell office:value-type="string">
            <text:p>http://ruian.linked.opendata.cz/resource/obce/535656</text:p>
          </table:table-cell>
          <table:table-cell office:value-type="string">
            <text:p>Dlouhá Lhota</text:p>
          </table:table-cell>
        </table:table-row>
        <table:table-row table:style-name="ro1">
          <table:table-cell office:value-type="string">
            <text:p>http://ruian.linked.opendata.cz/resource/obce/563650</text:p>
          </table:table-cell>
          <table:table-cell office:value-type="string">
            <text:p>Dlouhá Lhota</text:p>
          </table:table-cell>
        </table:table-row>
        <table:table-row table:style-name="ro1">
          <table:table-cell office:value-type="string">
            <text:p>http://ruian.linked.opendata.cz/resource/obce/581526</text:p>
          </table:table-cell>
          <table:table-cell office:value-type="string">
            <text:p>Dlouhá Lhota</text:p>
          </table:table-cell>
        </table:table-row>
        <table:table-row table:style-name="ro1">
          <table:table-cell office:value-type="string">
            <text:p>http://ruian.linked.opendata.cz/resource/obce/501476</text:p>
          </table:table-cell>
          <table:table-cell office:value-type="string">
            <text:p>Dlouhá Loučka</text:p>
          </table:table-cell>
        </table:table-row>
        <table:table-row table:style-name="ro1">
          <table:table-cell office:value-type="string">
            <text:p>http://ruian.linked.opendata.cz/resource/obce/577987</text:p>
          </table:table-cell>
          <table:table-cell office:value-type="string">
            <text:p>Dlouhá Loučka</text:p>
          </table:table-cell>
        </table:table-row>
        <table:table-row table:style-name="ro1">
          <table:table-cell office:value-type="string">
            <text:p>http://ruian.linked.opendata.cz/resource/obce/551708</text:p>
          </table:table-cell>
          <table:table-cell office:value-type="string">
            <text:p>Dlouhá Stráň</text:p>
          </table:table-cell>
        </table:table-row>
        <table:table-row table:style-name="ro1">
          <table:table-cell office:value-type="string">
            <text:p>http://ruian.linked.opendata.cz/resource/obce/548014</text:p>
          </table:table-cell>
          <table:table-cell office:value-type="string">
            <text:p>Dlouhá Třebová</text:p>
          </table:table-cell>
        </table:table-row>
        <table:table-row table:style-name="ro1">
          <table:table-cell office:value-type="string">
            <text:p>http://ruian.linked.opendata.cz/resource/obce/556076</text:p>
          </table:table-cell>
          <table:table-cell office:value-type="string">
            <text:p>Dlouhá Ves</text:p>
          </table:table-cell>
        </table:table-row>
        <table:table-row table:style-name="ro1">
          <table:table-cell office:value-type="string">
            <text:p>http://ruian.linked.opendata.cz/resource/obce/568538</text:p>
          </table:table-cell>
          <table:table-cell office:value-type="string">
            <text:p>Dlouhá Ves</text:p>
          </table:table-cell>
        </table:table-row>
        <table:table-row table:style-name="ro1">
          <table:table-cell office:value-type="string">
            <text:p>http://ruian.linked.opendata.cz/resource/obce/595471</text:p>
          </table:table-cell>
          <table:table-cell office:value-type="string">
            <text:p>Dlouhé</text:p>
          </table:table-cell>
        </table:table-row>
        <table:table-row table:style-name="ro1">
          <table:table-cell office:value-type="string">
            <text:p>http://ruian.linked.opendata.cz/resource/obce/533688</text:p>
          </table:table-cell>
          <table:table-cell office:value-type="string">
            <text:p>Dlouhomilov</text:p>
          </table:table-cell>
        </table:table-row>
        <table:table-row table:style-name="ro1">
          <table:table-cell office:value-type="string">
            <text:p>http://ruian.linked.opendata.cz/resource/obce/548031</text:p>
          </table:table-cell>
          <table:table-cell office:value-type="string">
            <text:p>Dlouhoňovice</text:p>
          </table:table-cell>
        </table:table-row>
        <table:table-row table:style-name="ro1">
          <table:table-cell office:value-type="string">
            <text:p>http://ruian.linked.opendata.cz/resource/obce/537098</text:p>
          </table:table-cell>
          <table:table-cell office:value-type="string">
            <text:p>Dlouhopolsko</text:p>
          </table:table-cell>
        </table:table-row>
        <table:table-row table:style-name="ro1">
          <table:table-cell office:value-type="string">
            <text:p>http://ruian.linked.opendata.cz/resource/obce/530468</text:p>
          </table:table-cell>
          <table:table-cell office:value-type="string">
            <text:p>Dlouhý Most</text:p>
          </table:table-cell>
        </table:table-row>
        <table:table-row table:style-name="ro1">
          <table:table-cell office:value-type="string">
            <text:p>http://ruian.linked.opendata.cz/resource/obce/560839</text:p>
          </table:table-cell>
          <table:table-cell office:value-type="string">
            <text:p>Dlouhý Újezd</text:p>
          </table:table-cell>
        </table:table-row>
        <table:table-row table:style-name="ro1">
          <table:table-cell office:value-type="string">
            <text:p>http://ruian.linked.opendata.cz/resource/obce/557668</text:p>
          </table:table-cell>
          <table:table-cell office:value-type="string">
            <text:p>Dnešice</text:p>
          </table:table-cell>
        </table:table-row>
        <table:table-row table:style-name="ro1">
          <table:table-cell office:value-type="string">
            <text:p>http://ruian.linked.opendata.cz/resource/obce/593923</text:p>
          </table:table-cell>
          <table:table-cell office:value-type="string">
            <text:p>Dobelice</text:p>
          </table:table-cell>
        </table:table-row>
        <table:table-row table:style-name="ro1">
          <table:table-cell office:value-type="string">
            <text:p>http://ruian.linked.opendata.cz/resource/obce/549363</text:p>
          </table:table-cell>
          <table:table-cell office:value-type="string">
            <text:p>Dobev</text:p>
          </table:table-cell>
        </table:table-row>
        <table:table-row table:style-name="ro1">
          <table:table-cell office:value-type="string">
            <text:p>http://ruian.linked.opendata.cz/resource/obce/562408</text:p>
          </table:table-cell>
          <table:table-cell office:value-type="string">
            <text:p>Dobkovice</text:p>
          </table:table-cell>
        </table:table-row>
        <table:table-row table:style-name="ro1">
          <table:table-cell office:value-type="string">
            <text:p>http://ruian.linked.opendata.cz/resource/obce/598089</text:p>
          </table:table-cell>
          <table:table-cell office:value-type="string">
            <text:p>Dobrá</text:p>
          </table:table-cell>
        </table:table-row>
        <table:table-row table:style-name="ro1">
          <table:table-cell office:value-type="string">
            <text:p>http://ruian.linked.opendata.cz/resource/obce/561932</text:p>
          </table:table-cell>
          <table:table-cell office:value-type="string">
            <text:p>Dobrá Voda</text:p>
          </table:table-cell>
        </table:table-row>
        <table:table-row table:style-name="ro1">
          <table:table-cell office:value-type="string">
            <text:p>http://ruian.linked.opendata.cz/resource/obce/595489</text:p>
          </table:table-cell>
          <table:table-cell office:value-type="string">
            <text:p>Dobrá Voda</text:p>
          </table:table-cell>
        </table:table-row>
        <table:table-row table:style-name="ro1">
          <table:table-cell office:value-type="string">
            <text:p>http://ruian.linked.opendata.cz/resource/obce/535206</text:p>
          </table:table-cell>
          <table:table-cell office:value-type="string">
            <text:p>Dobrá Voda u Českých Budějovic</text:p>
          </table:table-cell>
        </table:table-row>
        <table:table-row table:style-name="ro1">
          <table:table-cell office:value-type="string">
            <text:p>http://ruian.linked.opendata.cz/resource/obce/572837</text:p>
          </table:table-cell>
          <table:table-cell office:value-type="string">
            <text:p>Dobrá Voda u Hořic</text:p>
          </table:table-cell>
        </table:table-row>
        <table:table-row table:style-name="ro1">
          <table:table-cell office:value-type="string">
            <text:p>http://ruian.linked.opendata.cz/resource/obce/561762</text:p>
          </table:table-cell>
          <table:table-cell office:value-type="string">
            <text:p>Dobrá Voda u Pacova</text:p>
          </table:table-cell>
        </table:table-row>
        <table:table-row table:style-name="ro1">
          <table:table-cell office:value-type="string">
            <text:p>http://ruian.linked.opendata.cz/resource/obce/557676</text:p>
          </table:table-cell>
          <table:table-cell office:value-type="string">
            <text:p>Dobřany</text:p>
          </table:table-cell>
        </table:table-row>
        <table:table-row table:style-name="ro1">
          <table:table-cell office:value-type="string">
            <text:p>http://ruian.linked.opendata.cz/resource/obce/576280</text:p>
          </table:table-cell>
          <table:table-cell office:value-type="string">
            <text:p>Dobřany</text:p>
          </table:table-cell>
        </table:table-row>
        <table:table-row table:style-name="ro1">
          <table:table-cell office:value-type="string">
            <text:p>http://ruian.linked.opendata.cz/resource/obce/552542</text:p>
          </table:table-cell>
          <table:table-cell office:value-type="string">
            <text:p>Dobratice</text:p>
          </table:table-cell>
        </table:table-row>
        <table:table-row table:style-name="ro1">
          <table:table-cell office:value-type="string">
            <text:p>http://ruian.linked.opendata.cz/resource/obce/513105</text:p>
          </table:table-cell>
          <table:table-cell office:value-type="string">
            <text:p>Dobrčice</text:p>
          </table:table-cell>
        </table:table-row>
        <table:table-row table:style-name="ro1">
          <table:table-cell office:value-type="string">
            <text:p>http://ruian.linked.opendata.cz/resource/obce/576263</text:p>
          </table:table-cell>
          <table:table-cell office:value-type="string">
            <text:p>Dobré</text:p>
          </table:table-cell>
        </table:table-row>
        <table:table-row table:style-name="ro1">
          <table:table-cell office:value-type="string">
            <text:p>http://ruian.linked.opendata.cz/resource/obce/584410</text:p>
          </table:table-cell>
          <table:table-cell office:value-type="string">
            <text:p>Dobré Pole</text:p>
          </table:table-cell>
        </table:table-row>
        <table:table-row table:style-name="ro1">
          <table:table-cell office:value-type="string">
            <text:p>http://ruian.linked.opendata.cz/resource/obce/538167</text:p>
          </table:table-cell>
          <table:table-cell office:value-type="string">
            <text:p>Dobřejovice</text:p>
          </table:table-cell>
        </table:table-row>
        <table:table-row table:style-name="ro1">
          <table:table-cell office:value-type="string">
            <text:p>http://ruian.linked.opendata.cz/resource/obce/531570</text:p>
          </table:table-cell>
          <table:table-cell office:value-type="string">
            <text:p>Dobřeň</text:p>
          </table:table-cell>
        </table:table-row>
        <table:table-row table:style-name="ro1">
          <table:table-cell office:value-type="string">
            <text:p>http://ruian.linked.opendata.cz/resource/obce/569968</text:p>
          </table:table-cell>
          <table:table-cell office:value-type="string">
            <text:p>Dobřenice</text:p>
          </table:table-cell>
        </table:table-row>
        <table:table-row table:style-name="ro1">
          <table:table-cell office:value-type="string">
            <text:p>http://ruian.linked.opendata.cz/resource/obce/539180</text:p>
          </table:table-cell>
          <table:table-cell office:value-type="string">
            <text:p>Dobříč</text:p>
          </table:table-cell>
        </table:table-row>
        <table:table-row table:style-name="ro1">
          <table:table-cell office:value-type="string">
            <text:p>http://ruian.linked.opendata.cz/resource/obce/558770</text:p>
          </table:table-cell>
          <table:table-cell office:value-type="string">
            <text:p>Dobříč</text:p>
          </table:table-cell>
        </table:table-row>
        <table:table-row table:style-name="ro1">
          <table:table-cell office:value-type="string">
            <text:p>http://ruian.linked.opendata.cz/resource/obce/533289</text:p>
          </table:table-cell>
          <table:table-cell office:value-type="string">
            <text:p>Dobřichov</text:p>
          </table:table-cell>
        </table:table-row>
        <table:table-row table:style-name="ro1">
          <table:table-cell office:value-type="string">
            <text:p>http://ruian.linked.opendata.cz/resource/obce/539198</text:p>
          </table:table-cell>
          <table:table-cell office:value-type="string">
            <text:p>Dobřichovice</text:p>
          </table:table-cell>
        </table:table-row>
        <table:table-row table:style-name="ro1">
          <table:table-cell office:value-type="string">
            <text:p>http://ruian.linked.opendata.cz/resource/obce/580091</text:p>
          </table:table-cell>
          <table:table-cell office:value-type="string">
            <text:p>Dobříkov</text:p>
          </table:table-cell>
        </table:table-row>
        <table:table-row table:style-name="ro1">
          <table:table-cell office:value-type="string">
            <text:p>http://ruian.linked.opendata.cz/resource/obce/564745</text:p>
          </table:table-cell>
          <table:table-cell office:value-type="string">
            <text:p>Dobříň</text:p>
          </table:table-cell>
        </table:table-row>
        <table:table-row table:style-name="ro1">
          <table:table-cell office:value-type="string">
            <text:p>http://ruian.linked.opendata.cz/resource/obce/593931</text:p>
          </table:table-cell>
          <table:table-cell office:value-type="string">
            <text:p>Dobřínsko</text:p>
          </table:table-cell>
        </table:table-row>
        <table:table-row table:style-name="ro1">
          <table:table-cell office:value-type="string">
            <text:p>http://ruian.linked.opendata.cz/resource/obce/540111</text:p>
          </table:table-cell>
          <table:table-cell office:value-type="string">
            <text:p>Dobříš</text:p>
          </table:table-cell>
        </table:table-row>
        <table:table-row table:style-name="ro1">
          <table:table-cell office:value-type="string">
            <text:p>http://ruian.linked.opendata.cz/resource/obce/559776</text:p>
          </table:table-cell>
          <table:table-cell office:value-type="string">
            <text:p>Dobřív</text:p>
          </table:table-cell>
        </table:table-row>
        <table:table-row table:style-name="ro1">
          <table:table-cell office:value-type="string">
            <text:p>http://ruian.linked.opendata.cz/resource/obce/585165</text:p>
          </table:table-cell>
          <table:table-cell office:value-type="string">
            <text:p>Dobrkovice</text:p>
          </table:table-cell>
        </table:table-row>
        <table:table-row table:style-name="ro1">
          <table:table-cell office:value-type="string">
            <text:p>http://ruian.linked.opendata.cz/resource/obce/545783</text:p>
          </table:table-cell>
          <table:table-cell office:value-type="string">
            <text:p>Dobrná</text:p>
          </table:table-cell>
        </table:table-row>
        <table:table-row table:style-name="ro1">
          <table:table-cell office:value-type="string">
            <text:p>http://ruian.linked.opendata.cz/resource/obce/589438</text:p>
          </table:table-cell>
          <table:table-cell office:value-type="string">
            <text:p>Dobrochov</text:p>
          </table:table-cell>
        </table:table-row>
        <table:table-row table:style-name="ro1">
          <table:table-cell office:value-type="string">
            <text:p>http://ruian.linked.opendata.cz/resource/obce/592986</text:p>
          </table:table-cell>
          <table:table-cell office:value-type="string">
            <text:p>Dobročkovice</text:p>
          </table:table-cell>
        </table:table-row>
        <table:table-row table:style-name="ro1">
          <table:table-cell office:value-type="string">
            <text:p>http://ruian.linked.opendata.cz/resource/obce/565008</text:p>
          </table:table-cell>
          <table:table-cell office:value-type="string">
            <text:p>Dobročovice</text:p>
          </table:table-cell>
        </table:table-row>
        <table:table-row table:style-name="ro1">
          <table:table-cell office:value-type="string">
            <text:p>http://ruian.linked.opendata.cz/resource/obce/562416</text:p>
          </table:table-cell>
          <table:table-cell office:value-type="string">
            <text:p>Dobrohošť</text:p>
          </table:table-cell>
        </table:table-row>
        <table:table-row table:style-name="ro1">
          <table:table-cell office:value-type="string">
            <text:p>http://ruian.linked.opendata.cz/resource/obce/546861</text:p>
          </table:table-cell>
          <table:table-cell office:value-type="string">
            <text:p>Dobroměřice</text:p>
          </table:table-cell>
        </table:table-row>
        <table:table-row table:style-name="ro1">
          <table:table-cell office:value-type="string">
            <text:p>http://ruian.linked.opendata.cz/resource/obce/589446</text:p>
          </table:table-cell>
          <table:table-cell office:value-type="string">
            <text:p>Dobromilice</text:p>
          </table:table-cell>
        </table:table-row>
        <table:table-row table:style-name="ro1">
          <table:table-cell office:value-type="string">
            <text:p>http://ruian.linked.opendata.cz/resource/obce/552224</text:p>
          </table:table-cell>
          <table:table-cell office:value-type="string">
            <text:p>Dobronice u Bechyně</text:p>
          </table:table-cell>
        </table:table-row>
        <table:table-row table:style-name="ro1">
          <table:table-cell office:value-type="string">
            <text:p>http://ruian.linked.opendata.cz/resource/obce/587028</text:p>
          </table:table-cell>
          <table:table-cell office:value-type="string">
            <text:p>Dobronín</text:p>
          </table:table-cell>
        </table:table-row>
        <table:table-row table:style-name="ro1">
          <table:table-cell office:value-type="string">
            <text:p>http://ruian.linked.opendata.cz/resource/obce/569895</text:p>
          </table:table-cell>
          <table:table-cell office:value-type="string">
            <text:p>Dobroslavice</text:p>
          </table:table-cell>
        </table:table-row>
        <table:table-row table:style-name="ro1">
          <table:table-cell office:value-type="string">
            <text:p>http://ruian.linked.opendata.cz/resource/obce/587036</text:p>
          </table:table-cell>
          <table:table-cell office:value-type="string">
            <text:p>Dobroutov</text:p>
          </table:table-cell>
        </table:table-row>
        <table:table-row table:style-name="ro1">
          <table:table-cell office:value-type="string">
            <text:p>http://ruian.linked.opendata.cz/resource/obce/535672</text:p>
          </table:table-cell>
          <table:table-cell office:value-type="string">
            <text:p>Dobrovice</text:p>
          </table:table-cell>
        </table:table-row>
        <table:table-row table:style-name="ro1">
          <table:table-cell office:value-type="string">
            <text:p>http://ruian.linked.opendata.cz/resource/obce/529559</text:p>
          </table:table-cell>
          <table:table-cell office:value-type="string">
            <text:p>Dobrovítov</text:p>
          </table:table-cell>
        </table:table-row>
        <table:table-row table:style-name="ro1">
          <table:table-cell office:value-type="string">
            <text:p>http://ruian.linked.opendata.cz/resource/obce/539171</text:p>
          </table:table-cell>
          <table:table-cell office:value-type="string">
            <text:p>Dobrovíz</text:p>
          </table:table-cell>
        </table:table-row>
        <table:table-row table:style-name="ro1">
          <table:table-cell office:value-type="string">
            <text:p>http://ruian.linked.opendata.cz/resource/obce/530123</text:p>
          </table:table-cell>
          <table:table-cell office:value-type="string">
            <text:p>Dobršín</text:p>
          </table:table-cell>
        </table:table-row>
        <table:table-row table:style-name="ro1">
          <table:table-cell office:value-type="string">
            <text:p>http://ruian.linked.opendata.cz/resource/obce/576271</text:p>
          </table:table-cell>
          <table:table-cell office:value-type="string">
            <text:p>Dobruška</text:p>
          </table:table-cell>
        </table:table-row>
        <table:table-row table:style-name="ro1">
          <table:table-cell office:value-type="string">
            <text:p>http://ruian.linked.opendata.cz/resource/obce/536199</text:p>
          </table:table-cell>
          <table:table-cell office:value-type="string">
            <text:p>Dobšice</text:p>
          </table:table-cell>
        </table:table-row>
        <table:table-row table:style-name="ro1">
          <table:table-cell office:value-type="string">
            <text:p>http://ruian.linked.opendata.cz/resource/obce/537101</text:p>
          </table:table-cell>
          <table:table-cell office:value-type="string">
            <text:p>Dobšice</text:p>
          </table:table-cell>
        </table:table-row>
        <table:table-row table:style-name="ro1">
          <table:table-cell office:value-type="string">
            <text:p>http://ruian.linked.opendata.cz/resource/obce/546941</text:p>
          </table:table-cell>
          <table:table-cell office:value-type="string">
            <text:p>Dobšice</text:p>
          </table:table-cell>
        </table:table-row>
        <table:table-row table:style-name="ro1">
          <table:table-cell office:value-type="string">
            <text:p>http://ruian.linked.opendata.cz/resource/obce/571989</text:p>
          </table:table-cell>
          <table:table-cell office:value-type="string">
            <text:p>Dobšín</text:p>
          </table:table-cell>
        </table:table-row>
        <table:table-row table:style-name="ro1">
          <table:table-cell office:value-type="string">
            <text:p>http://ruian.linked.opendata.cz/resource/obce/569976</text:p>
          </table:table-cell>
          <table:table-cell office:value-type="string">
            <text:p>Dohalice</text:p>
          </table:table-cell>
        </table:table-row>
        <table:table-row table:style-name="ro1">
          <table:table-cell office:value-type="string">
            <text:p>http://ruian.linked.opendata.cz/resource/obce/564753</text:p>
          </table:table-cell>
          <table:table-cell office:value-type="string">
            <text:p>Doksany</text:p>
          </table:table-cell>
        </table:table-row>
        <table:table-row table:style-name="ro1">
          <table:table-cell office:value-type="string">
            <text:p>http://ruian.linked.opendata.cz/resource/obce/532223</text:p>
          </table:table-cell>
          <table:table-cell office:value-type="string">
            <text:p>Doksy</text:p>
          </table:table-cell>
        </table:table-row>
        <table:table-row table:style-name="ro1">
          <table:table-cell office:value-type="string">
            <text:p>http://ruian.linked.opendata.cz/resource/obce/561495</text:p>
          </table:table-cell>
          <table:table-cell office:value-type="string">
            <text:p>Doksy</text:p>
          </table:table-cell>
        </table:table-row>
        <table:table-row table:style-name="ro1">
          <table:table-cell office:value-type="string">
            <text:p>http://ruian.linked.opendata.cz/resource/obce/553646</text:p>
          </table:table-cell>
          <table:table-cell office:value-type="string">
            <text:p>Dolánky nad Ohří</text:p>
          </table:table-cell>
        </table:table-row>
        <table:table-row table:style-name="ro1">
          <table:table-cell office:value-type="string">
            <text:p>http://ruian.linked.opendata.cz/resource/obce/513130</text:p>
          </table:table-cell>
          <table:table-cell office:value-type="string">
            <text:p>Dolany</text:p>
          </table:table-cell>
        </table:table-row>
        <table:table-row table:style-name="ro1">
          <table:table-cell office:value-type="string">
            <text:p>http://ruian.linked.opendata.cz/resource/obce/501646</text:p>
          </table:table-cell>
          <table:table-cell office:value-type="string">
            <text:p>Dolany</text:p>
          </table:table-cell>
        </table:table-row>
        <table:table-row table:style-name="ro1">
          <table:table-cell office:value-type="string">
            <text:p>http://ruian.linked.opendata.cz/resource/obce/574015</text:p>
          </table:table-cell>
          <table:table-cell office:value-type="string">
            <text:p>Dolany</text:p>
          </table:table-cell>
        </table:table-row>
        <table:table-row table:style-name="ro1">
          <table:table-cell office:value-type="string">
            <text:p>http://ruian.linked.opendata.cz/resource/obce/558788</text:p>
          </table:table-cell>
          <table:table-cell office:value-type="string">
            <text:p>Dolany</text:p>
          </table:table-cell>
        </table:table-row>
        <table:table-row table:style-name="ro1">
          <table:table-cell office:value-type="string">
            <text:p>http://ruian.linked.opendata.cz/resource/obce/539201</text:p>
          </table:table-cell>
          <table:table-cell office:value-type="string">
            <text:p>Dolany</text:p>
          </table:table-cell>
        </table:table-row>
        <table:table-row table:style-name="ro1">
          <table:table-cell office:value-type="string">
            <text:p>http://ruian.linked.opendata.cz/resource/obce/556106</text:p>
          </table:table-cell>
          <table:table-cell office:value-type="string">
            <text:p>Dolany</text:p>
          </table:table-cell>
        </table:table-row>
        <table:table-row table:style-name="ro1">
          <table:table-cell office:value-type="string">
            <text:p>http://ruian.linked.opendata.cz/resource/obce/574902</text:p>
          </table:table-cell>
          <table:table-cell office:value-type="string">
            <text:p>Dolany</text:p>
          </table:table-cell>
        </table:table-row>
        <table:table-row table:style-name="ro1">
          <table:table-cell office:value-type="string">
            <text:p>http://ruian.linked.opendata.cz/resource/obce/539945</text:p>
          </table:table-cell>
          <table:table-cell office:value-type="string">
            <text:p>Dolce</text:p>
          </table:table-cell>
        </table:table-row>
        <table:table-row table:style-name="ro1">
          <table:table-cell office:value-type="string">
            <text:p>http://ruian.linked.opendata.cz/resource/obce/593958</text:p>
          </table:table-cell>
          <table:table-cell office:value-type="string">
            <text:p>Dolenice</text:p>
          </table:table-cell>
        </table:table-row>
        <table:table-row table:style-name="ro1">
          <table:table-cell office:value-type="string">
            <text:p>http://ruian.linked.opendata.cz/resource/obce/541800</text:p>
          </table:table-cell>
          <table:table-cell office:value-type="string">
            <text:p>Dolní Bečva</text:p>
          </table:table-cell>
        </table:table-row>
        <table:table-row table:style-name="ro1">
          <table:table-cell office:value-type="string">
            <text:p>http://ruian.linked.opendata.cz/resource/obce/558796</text:p>
          </table:table-cell>
          <table:table-cell office:value-type="string">
            <text:p>Dolní Bělá</text:p>
          </table:table-cell>
        </table:table-row>
        <table:table-row table:style-name="ro1">
          <table:table-cell office:value-type="string">
            <text:p>http://ruian.linked.opendata.cz/resource/obce/506702</text:p>
          </table:table-cell>
          <table:table-cell office:value-type="string">
            <text:p>Dolní Benešov</text:p>
          </table:table-cell>
        </table:table-row>
        <table:table-row table:style-name="ro1">
          <table:table-cell office:value-type="string">
            <text:p>http://ruian.linked.opendata.cz/resource/obce/534765</text:p>
          </table:table-cell>
          <table:table-cell office:value-type="string">
            <text:p>Dolní Beřkovice</text:p>
          </table:table-cell>
        </table:table-row>
        <table:table-row table:style-name="ro1">
          <table:table-cell office:value-type="string">
            <text:p>http://ruian.linked.opendata.cz/resource/obce/505030</text:p>
          </table:table-cell>
          <table:table-cell office:value-type="string">
            <text:p>Dolní Bezděkov</text:p>
          </table:table-cell>
        </table:table-row>
        <table:table-row table:style-name="ro1">
          <table:table-cell office:value-type="string">
            <text:p>http://ruian.linked.opendata.cz/resource/obce/586137</text:p>
          </table:table-cell>
          <table:table-cell office:value-type="string">
            <text:p>Dolní Bojanovice</text:p>
          </table:table-cell>
        </table:table-row>
        <table:table-row table:style-name="ro1">
          <table:table-cell office:value-type="string">
            <text:p>http://ruian.linked.opendata.cz/resource/obce/535702</text:p>
          </table:table-cell>
          <table:table-cell office:value-type="string">
            <text:p>Dolní Bousov</text:p>
          </table:table-cell>
        </table:table-row>
        <table:table-row table:style-name="ro1">
          <table:table-cell office:value-type="string">
            <text:p>http://ruian.linked.opendata.cz/resource/obce/579122</text:p>
          </table:table-cell>
          <table:table-cell office:value-type="string">
            <text:p>Dolní Branná</text:p>
          </table:table-cell>
        </table:table-row>
        <table:table-row table:style-name="ro1">
          <table:table-cell office:value-type="string">
            <text:p>http://ruian.linked.opendata.cz/resource/obce/539210</text:p>
          </table:table-cell>
          <table:table-cell office:value-type="string">
            <text:p>Dolní Břežany</text:p>
          </table:table-cell>
        </table:table-row>
        <table:table-row table:style-name="ro1">
          <table:table-cell office:value-type="string">
            <text:p>http://ruian.linked.opendata.cz/resource/obce/554863</text:p>
          </table:table-cell>
          <table:table-cell office:value-type="string">
            <text:p>Dolní Brusnice</text:p>
          </table:table-cell>
        </table:table-row>
        <table:table-row table:style-name="ro1">
          <table:table-cell office:value-type="string">
            <text:p>http://ruian.linked.opendata.cz/resource/obce/544388</text:p>
          </table:table-cell>
          <table:table-cell office:value-type="string">
            <text:p>Dolní Bukovsko</text:p>
          </table:table-cell>
        </table:table-row>
        <table:table-row table:style-name="ro1">
          <table:table-cell office:value-type="string">
            <text:p>http://ruian.linked.opendata.cz/resource/obce/587044</text:p>
          </table:table-cell>
          <table:table-cell office:value-type="string">
            <text:p>Dolní Cerekev</text:p>
          </table:table-cell>
        </table:table-row>
        <table:table-row table:style-name="ro1">
          <table:table-cell office:value-type="string">
            <text:p>http://ruian.linked.opendata.cz/resource/obce/580112</text:p>
          </table:table-cell>
          <table:table-cell office:value-type="string">
            <text:p>Dolní Čermná</text:p>
          </table:table-cell>
        </table:table-row>
        <table:table-row table:style-name="ro1">
          <table:table-cell office:value-type="string">
            <text:p>http://ruian.linked.opendata.cz/resource/obce/533297</text:p>
          </table:table-cell>
          <table:table-cell office:value-type="string">
            <text:p>Dolní Chvatliny</text:p>
          </table:table-cell>
        </table:table-row>
        <table:table-row table:style-name="ro1">
          <table:table-cell office:value-type="string">
            <text:p>http://ruian.linked.opendata.cz/resource/obce/580121</text:p>
          </table:table-cell>
          <table:table-cell office:value-type="string">
            <text:p>Dolní Dobrouč</text:p>
          </table:table-cell>
        </table:table-row>
        <table:table-row table:style-name="ro1">
          <table:table-cell office:value-type="string">
            <text:p>http://ruian.linked.opendata.cz/resource/obce/598101</text:p>
          </table:table-cell>
          <table:table-cell office:value-type="string">
            <text:p>Dolní Domaslavice</text:p>
          </table:table-cell>
        </table:table-row>
        <table:table-row table:style-name="ro1">
          <table:table-cell office:value-type="string">
            <text:p>http://ruian.linked.opendata.cz/resource/obce/593966</text:p>
          </table:table-cell>
          <table:table-cell office:value-type="string">
            <text:p>Dolní Dubňany</text:p>
          </table:table-cell>
        </table:table-row>
        <table:table-row table:style-name="ro1">
          <table:table-cell office:value-type="string">
            <text:p>http://ruian.linked.opendata.cz/resource/obce/584428</text:p>
          </table:table-cell>
          <table:table-cell office:value-type="string">
            <text:p>Dolní Dunajovice</text:p>
          </table:table-cell>
        </table:table-row>
        <table:table-row table:style-name="ro1">
          <table:table-cell office:value-type="string">
            <text:p>http://ruian.linked.opendata.cz/resource/obce/545465</text:p>
          </table:table-cell>
          <table:table-cell office:value-type="string">
            <text:p>Dolní Dvořiště</text:p>
          </table:table-cell>
        </table:table-row>
        <table:table-row table:style-name="ro1">
          <table:table-cell office:value-type="string">
            <text:p>http://ruian.linked.opendata.cz/resource/obce/579149</text:p>
          </table:table-cell>
          <table:table-cell office:value-type="string">
            <text:p>Dolní Dvůr</text:p>
          </table:table-cell>
        </table:table-row>
        <table:table-row table:style-name="ro1">
          <table:table-cell office:value-type="string">
            <text:p>http://ruian.linked.opendata.cz/resource/obce/545856</text:p>
          </table:table-cell>
          <table:table-cell office:value-type="string">
            <text:p>Dolní Habartice</text:p>
          </table:table-cell>
        </table:table-row>
        <table:table-row table:style-name="ro1">
          <table:table-cell office:value-type="string">
            <text:p>http://ruian.linked.opendata.cz/resource/obce/540129</text:p>
          </table:table-cell>
          <table:table-cell office:value-type="string">
            <text:p>Dolní Hbity</text:p>
          </table:table-cell>
        </table:table-row>
        <table:table-row table:style-name="ro1">
          <table:table-cell office:value-type="string">
            <text:p>http://ruian.linked.opendata.cz/resource/obce/595501</text:p>
          </table:table-cell>
          <table:table-cell office:value-type="string">
            <text:p>Dolní Heřmanice</text:p>
          </table:table-cell>
        </table:table-row>
        <table:table-row table:style-name="ro1">
          <table:table-cell office:value-type="string">
            <text:p>http://ruian.linked.opendata.cz/resource/obce/552241</text:p>
          </table:table-cell>
          <table:table-cell office:value-type="string">
            <text:p>Dolní Hořice</text:p>
          </table:table-cell>
        </table:table-row>
        <table:table-row table:style-name="ro1">
          <table:table-cell office:value-type="string">
            <text:p>http://ruian.linked.opendata.cz/resource/obce/560529</text:p>
          </table:table-cell>
          <table:table-cell office:value-type="string">
            <text:p>Dolní Hrachovice</text:p>
          </table:table-cell>
        </table:table-row>
        <table:table-row table:style-name="ro1">
          <table:table-cell office:value-type="string">
            <text:p>http://ruian.linked.opendata.cz/resource/obce/558800</text:p>
          </table:table-cell>
          <table:table-cell office:value-type="string">
            <text:p>Dolní Hradiště</text:p>
          </table:table-cell>
        </table:table-row>
        <table:table-row table:style-name="ro1">
          <table:table-cell office:value-type="string">
            <text:p>http://ruian.linked.opendata.cz/resource/obce/579157</text:p>
          </table:table-cell>
          <table:table-cell office:value-type="string">
            <text:p>Dolní Kalná</text:p>
          </table:table-cell>
        </table:table-row>
        <table:table-row table:style-name="ro1">
          <table:table-cell office:value-type="string">
            <text:p>http://ruian.linked.opendata.cz/resource/obce/582956</text:p>
          </table:table-cell>
          <table:table-cell office:value-type="string">
            <text:p>Dolní Kounice</text:p>
          </table:table-cell>
        </table:table-row>
        <table:table-row table:style-name="ro1">
          <table:table-cell office:value-type="string">
            <text:p>http://ruian.linked.opendata.cz/resource/obce/529648</text:p>
          </table:table-cell>
          <table:table-cell office:value-type="string">
            <text:p>Dolní Kralovice</text:p>
          </table:table-cell>
        </table:table-row>
        <table:table-row table:style-name="ro1">
          <table:table-cell office:value-type="string">
            <text:p>http://ruian.linked.opendata.cz/resource/obce/535711</text:p>
          </table:table-cell>
          <table:table-cell office:value-type="string">
            <text:p>Dolní Krupá</text:p>
          </table:table-cell>
        </table:table-row>
        <table:table-row table:style-name="ro1">
          <table:table-cell office:value-type="string">
            <text:p>http://ruian.linked.opendata.cz/resource/obce/568597</text:p>
          </table:table-cell>
          <table:table-cell office:value-type="string">
            <text:p>Dolní Krupá</text:p>
          </table:table-cell>
        </table:table-row>
        <table:table-row table:style-name="ro1">
          <table:table-cell office:value-type="string">
            <text:p>http://ruian.linked.opendata.cz/resource/obce/579165</text:p>
          </table:table-cell>
          <table:table-cell office:value-type="string">
            <text:p>Dolní Lánov</text:p>
          </table:table-cell>
        </table:table-row>
        <table:table-row table:style-name="ro1">
          <table:table-cell office:value-type="string">
            <text:p>http://ruian.linked.opendata.cz/resource/obce/587664</text:p>
          </table:table-cell>
          <table:table-cell office:value-type="string">
            <text:p>Dolní Lažany</text:p>
          </table:table-cell>
        </table:table-row>
        <table:table-row table:style-name="ro1">
          <table:table-cell office:value-type="string">
            <text:p>http://ruian.linked.opendata.cz/resource/obce/506711</text:p>
          </table:table-cell>
          <table:table-cell office:value-type="string">
            <text:p>Dolní Lhota</text:p>
          </table:table-cell>
        </table:table-row>
        <table:table-row table:style-name="ro1">
          <table:table-cell office:value-type="string">
            <text:p>http://ruian.linked.opendata.cz/resource/obce/585173</text:p>
          </table:table-cell>
          <table:table-cell office:value-type="string">
            <text:p>Dolní Lhota</text:p>
          </table:table-cell>
        </table:table-row>
        <table:table-row table:style-name="ro1">
          <table:table-cell office:value-type="string">
            <text:p>http://ruian.linked.opendata.cz/resource/obce/595519</text:p>
          </table:table-cell>
          <table:table-cell office:value-type="string">
            <text:p>Dolní Libochová</text:p>
          </table:table-cell>
        </table:table-row>
        <table:table-row table:style-name="ro1">
          <table:table-cell office:value-type="string">
            <text:p>http://ruian.linked.opendata.cz/resource/obce/549088</text:p>
          </table:table-cell>
          <table:table-cell office:value-type="string">
            <text:p>Dolní Lochov</text:p>
          </table:table-cell>
        </table:table-row>
        <table:table-row table:style-name="ro1">
          <table:table-cell office:value-type="string">
            <text:p>http://ruian.linked.opendata.cz/resource/obce/511951</text:p>
          </table:table-cell>
          <table:table-cell office:value-type="string">
            <text:p>Dolní Lomná</text:p>
          </table:table-cell>
        </table:table-row>
        <table:table-row table:style-name="ro1">
          <table:table-cell office:value-type="string">
            <text:p>http://ruian.linked.opendata.cz/resource/obce/595527</text:p>
          </table:table-cell>
          <table:table-cell office:value-type="string">
            <text:p>Dolní Loučky</text:p>
          </table:table-cell>
        </table:table-row>
        <table:table-row table:style-name="ro1">
          <table:table-cell office:value-type="string">
            <text:p>http://ruian.linked.opendata.cz/resource/obce/557684</text:p>
          </table:table-cell>
          <table:table-cell office:value-type="string">
            <text:p>Dolní Lukavice</text:p>
          </table:table-cell>
        </table:table-row>
        <table:table-row table:style-name="ro1">
          <table:table-cell office:value-type="string">
            <text:p>http://ruian.linked.opendata.cz/resource/obce/598968</text:p>
          </table:table-cell>
          <table:table-cell office:value-type="string">
            <text:p>Dolní Lutyně</text:p>
          </table:table-cell>
        </table:table-row>
        <table:table-row table:style-name="ro1">
          <table:table-cell office:value-type="string">
            <text:p>http://ruian.linked.opendata.cz/resource/obce/568601</text:p>
          </table:table-cell>
          <table:table-cell office:value-type="string">
            <text:p>Dolní Město</text:p>
          </table:table-cell>
        </table:table-row>
        <table:table-row table:style-name="ro1">
          <table:table-cell office:value-type="string">
            <text:p>http://ruian.linked.opendata.cz/resource/obce/580163</text:p>
          </table:table-cell>
          <table:table-cell office:value-type="string">
            <text:p>Dolní Morava</text:p>
          </table:table-cell>
        </table:table-row>
        <table:table-row table:style-name="ro1">
          <table:table-cell office:value-type="string">
            <text:p>http://ruian.linked.opendata.cz/resource/obce/597287</text:p>
          </table:table-cell>
          <table:table-cell office:value-type="string">
            <text:p>Dolní Moravice</text:p>
          </table:table-cell>
        </table:table-row>
        <table:table-row table:style-name="ro1">
          <table:table-cell office:value-type="string">
            <text:p>http://ruian.linked.opendata.cz/resource/obce/592145</text:p>
          </table:table-cell>
          <table:table-cell office:value-type="string">
            <text:p>Dolní Němčí</text:p>
          </table:table-cell>
        </table:table-row>
        <table:table-row table:style-name="ro1">
          <table:table-cell office:value-type="string">
            <text:p>http://ruian.linked.opendata.cz/resource/obce/569259</text:p>
          </table:table-cell>
          <table:table-cell office:value-type="string">
            <text:p>Dolní Nětčice</text:p>
          </table:table-cell>
        </table:table-row>
        <table:table-row table:style-name="ro1">
          <table:table-cell office:value-type="string">
            <text:p>http://ruian.linked.opendata.cz/resource/obce/560341</text:p>
          </table:table-cell>
          <table:table-cell office:value-type="string">
            <text:p>Dolní Nivy</text:p>
          </table:table-cell>
        </table:table-row>
        <table:table-row table:style-name="ro1">
          <table:table-cell office:value-type="string">
            <text:p>http://ruian.linked.opendata.cz/resource/obce/562301</text:p>
          </table:table-cell>
          <table:table-cell office:value-type="string">
            <text:p>Dolní Novosedly</text:p>
          </table:table-cell>
        </table:table-row>
        <table:table-row table:style-name="ro1">
          <table:table-cell office:value-type="string">
            <text:p>http://ruian.linked.opendata.cz/resource/obce/579173</text:p>
          </table:table-cell>
          <table:table-cell office:value-type="string">
            <text:p>Dolní Olešnice</text:p>
          </table:table-cell>
        </table:table-row>
        <table:table-row table:style-name="ro1">
          <table:table-cell office:value-type="string">
            <text:p>http://ruian.linked.opendata.cz/resource/obce/562467</text:p>
          </table:table-cell>
          <table:table-cell office:value-type="string">
            <text:p>Dolní Pěna</text:p>
          </table:table-cell>
        </table:table-row>
        <table:table-row table:style-name="ro1">
          <table:table-cell office:value-type="string">
            <text:p>http://ruian.linked.opendata.cz/resource/obce/562432</text:p>
          </table:table-cell>
          <table:table-cell office:value-type="string">
            <text:p>Dolní Podluží</text:p>
          </table:table-cell>
        </table:table-row>
        <table:table-row table:style-name="ro1">
          <table:table-cell office:value-type="string">
            <text:p>http://ruian.linked.opendata.cz/resource/obce/531260</text:p>
          </table:table-cell>
          <table:table-cell office:value-type="string">
            <text:p>Dolní Pohleď</text:p>
          </table:table-cell>
        </table:table-row>
        <table:table-row table:style-name="ro1">
          <table:table-cell office:value-type="string">
            <text:p>http://ruian.linked.opendata.cz/resource/obce/562441</text:p>
          </table:table-cell>
          <table:table-cell office:value-type="string">
            <text:p>Dolní Poustevna</text:p>
          </table:table-cell>
        </table:table-row>
        <table:table-row table:style-name="ro1">
          <table:table-cell office:value-type="string">
            <text:p>http://ruian.linked.opendata.cz/resource/obce/569984</text:p>
          </table:table-cell>
          <table:table-cell office:value-type="string">
            <text:p>Dolní Přím</text:p>
          </table:table-cell>
        </table:table-row>
        <table:table-row table:style-name="ro1">
          <table:table-cell office:value-type="string">
            <text:p>http://ruian.linked.opendata.cz/resource/obce/574023</text:p>
          </table:table-cell>
          <table:table-cell office:value-type="string">
            <text:p>Dolní Radechová</text:p>
          </table:table-cell>
        </table:table-row>
        <table:table-row table:style-name="ro1">
          <table:table-cell office:value-type="string">
            <text:p>http://ruian.linked.opendata.cz/resource/obce/563994</text:p>
          </table:table-cell>
          <table:table-cell office:value-type="string">
            <text:p>Dolní Řasnice</text:p>
          </table:table-cell>
        </table:table-row>
        <table:table-row table:style-name="ro1">
          <table:table-cell office:value-type="string">
            <text:p>http://ruian.linked.opendata.cz/resource/obce/574929</text:p>
          </table:table-cell>
          <table:table-cell office:value-type="string">
            <text:p>Dolní Ředice</text:p>
          </table:table-cell>
        </table:table-row>
        <table:table-row table:style-name="ro1">
          <table:table-cell office:value-type="string">
            <text:p>http://ruian.linked.opendata.cz/resource/obce/574911</text:p>
          </table:table-cell>
          <table:table-cell office:value-type="string">
            <text:p>Dolní Roveň</text:p>
          </table:table-cell>
        </table:table-row>
        <table:table-row table:style-name="ro1">
          <table:table-cell office:value-type="string">
            <text:p>http://ruian.linked.opendata.cz/resource/obce/595535</text:p>
          </table:table-cell>
          <table:table-cell office:value-type="string">
            <text:p>Dolní Rožínka</text:p>
          </table:table-cell>
        </table:table-row>
        <table:table-row table:style-name="ro1">
          <table:table-cell office:value-type="string">
            <text:p>http://ruian.linked.opendata.cz/resource/obce/538591</text:p>
          </table:table-cell>
          <table:table-cell office:value-type="string">
            <text:p>Dolní Rychnov</text:p>
          </table:table-cell>
        </table:table-row>
        <table:table-row table:style-name="ro1">
          <table:table-cell office:value-type="string">
            <text:p>http://ruian.linked.opendata.cz/resource/obce/535729</text:p>
          </table:table-cell>
          <table:table-cell office:value-type="string">
            <text:p>Dolní Slivno</text:p>
          </table:table-cell>
        </table:table-row>
        <table:table-row table:style-name="ro1">
          <table:table-cell office:value-type="string">
            <text:p>http://ruian.linked.opendata.cz/resource/obce/548448</text:p>
          </table:table-cell>
          <table:table-cell office:value-type="string">
            <text:p>Dolní Sokolovec</text:p>
          </table:table-cell>
        </table:table-row>
        <table:table-row table:style-name="ro1">
          <table:table-cell office:value-type="string">
            <text:p>http://ruian.linked.opendata.cz/resource/obce/570940</text:p>
          </table:table-cell>
          <table:table-cell office:value-type="string">
            <text:p>Dolní Stakory</text:p>
          </table:table-cell>
        </table:table-row>
        <table:table-row table:style-name="ro1">
          <table:table-cell office:value-type="string">
            <text:p>http://ruian.linked.opendata.cz/resource/obce/553379</text:p>
          </table:table-cell>
          <table:table-cell office:value-type="string">
            <text:p>Dolní Studénky</text:p>
          </table:table-cell>
        </table:table-row>
        <table:table-row table:style-name="ro1">
          <table:table-cell office:value-type="string">
            <text:p>http://ruian.linked.opendata.cz/resource/obce/552984</text:p>
          </table:table-cell>
          <table:table-cell office:value-type="string">
            <text:p>Dolní Těšice</text:p>
          </table:table-cell>
        </table:table-row>
        <table:table-row table:style-name="ro1">
          <table:table-cell office:value-type="string">
            <text:p>http://ruian.linked.opendata.cz/resource/obce/552607</text:p>
          </table:table-cell>
          <table:table-cell office:value-type="string">
            <text:p>Dolní Tošanovice</text:p>
          </table:table-cell>
        </table:table-row>
        <table:table-row table:style-name="ro1">
          <table:table-cell office:value-type="string">
            <text:p>http://ruian.linked.opendata.cz/resource/obce/545473</text:p>
          </table:table-cell>
          <table:table-cell office:value-type="string">
            <text:p>Dolní Třebonín</text:p>
          </table:table-cell>
        </table:table-row>
        <table:table-row table:style-name="ro1">
          <table:table-cell office:value-type="string">
            <text:p>http://ruian.linked.opendata.cz/resource/obce/513199</text:p>
          </table:table-cell>
          <table:table-cell office:value-type="string">
            <text:p>Dolní Újezd</text:p>
          </table:table-cell>
        </table:table-row>
        <table:table-row table:style-name="ro1">
          <table:table-cell office:value-type="string">
            <text:p>http://ruian.linked.opendata.cz/resource/obce/577995</text:p>
          </table:table-cell>
          <table:table-cell office:value-type="string">
            <text:p>Dolní Újezd</text:p>
          </table:table-cell>
        </table:table-row>
        <table:table-row table:style-name="ro1">
          <table:table-cell office:value-type="string">
            <text:p>http://ruian.linked.opendata.cz/resource/obce/584436</text:p>
          </table:table-cell>
          <table:table-cell office:value-type="string">
            <text:p>Dolní Věstonice</text:p>
          </table:table-cell>
        </table:table-row>
        <table:table-row table:style-name="ro1">
          <table:table-cell office:value-type="string">
            <text:p>http://ruian.linked.opendata.cz/resource/obce/590550</text:p>
          </table:table-cell>
          <table:table-cell office:value-type="string">
            <text:p>Dolní Vilémovice</text:p>
          </table:table-cell>
        </table:table-row>
        <table:table-row table:style-name="ro1">
          <table:table-cell office:value-type="string">
            <text:p>http://ruian.linked.opendata.cz/resource/obce/587061</text:p>
          </table:table-cell>
          <table:table-cell office:value-type="string">
            <text:p>Dolní Vilímeč</text:p>
          </table:table-cell>
        </table:table-row>
        <table:table-row table:style-name="ro1">
          <table:table-cell office:value-type="string">
            <text:p>http://ruian.linked.opendata.cz/resource/obce/567931</text:p>
          </table:table-cell>
          <table:table-cell office:value-type="string">
            <text:p>Dolní Zálezly</text:p>
          </table:table-cell>
        </table:table-row>
        <table:table-row table:style-name="ro1">
          <table:table-cell office:value-type="string">
            <text:p>http://ruian.linked.opendata.cz/resource/obce/554502</text:p>
          </table:table-cell>
          <table:table-cell office:value-type="string">
            <text:p>Dolní Žandov</text:p>
          </table:table-cell>
        </table:table-row>
        <table:table-row table:style-name="ro1">
          <table:table-cell office:value-type="string">
            <text:p>http://ruian.linked.opendata.cz/resource/obce/562602</text:p>
          </table:table-cell>
          <table:table-cell office:value-type="string">
            <text:p>Dolní Žďár</text:p>
          </table:table-cell>
        </table:table-row>
        <table:table-row table:style-name="ro1">
          <table:table-cell office:value-type="string">
            <text:p>http://ruian.linked.opendata.cz/resource/obce/531987</text:p>
          </table:table-cell>
          <table:table-cell office:value-type="string">
            <text:p>Dolní Zimoř</text:p>
          </table:table-cell>
        </table:table-row>
        <table:table-row table:style-name="ro1">
          <table:table-cell office:value-type="string">
            <text:p>http://ruian.linked.opendata.cz/resource/obce/553051</text:p>
          </table:table-cell>
          <table:table-cell office:value-type="string">
            <text:p>Dolní Životice</text:p>
          </table:table-cell>
        </table:table-row>
        <table:table-row table:style-name="ro1">
          <table:table-cell office:value-type="string">
            <text:p>http://ruian.linked.opendata.cz/resource/obce/568392</text:p>
          </table:table-cell>
          <table:table-cell office:value-type="string">
            <text:p>Doloplazy</text:p>
          </table:table-cell>
        </table:table-row>
        <table:table-row table:style-name="ro1">
          <table:table-cell office:value-type="string">
            <text:p>http://ruian.linked.opendata.cz/resource/obce/589454</text:p>
          </table:table-cell>
          <table:table-cell office:value-type="string">
            <text:p>Doloplazy</text:p>
          </table:table-cell>
        </table:table-row>
        <table:table-row table:style-name="ro1">
          <table:table-cell office:value-type="string">
            <text:p>http://ruian.linked.opendata.cz/resource/obce/590568</text:p>
          </table:table-cell>
          <table:table-cell office:value-type="string">
            <text:p>Domamil</text:p>
          </table:table-cell>
        </table:table-row>
        <table:table-row table:style-name="ro1">
          <table:table-cell office:value-type="string">
            <text:p>http://ruian.linked.opendata.cz/resource/obce/586145</text:p>
          </table:table-cell>
          <table:table-cell office:value-type="string">
            <text:p>Domanín</text:p>
          </table:table-cell>
        </table:table-row>
        <table:table-row table:style-name="ro1">
          <table:table-cell office:value-type="string">
            <text:p>http://ruian.linked.opendata.cz/resource/obce/562840</text:p>
          </table:table-cell>
          <table:table-cell office:value-type="string">
            <text:p>Domanín</text:p>
          </table:table-cell>
        </table:table-row>
        <table:table-row table:style-name="ro1">
          <table:table-cell office:value-type="string">
            <text:p>http://ruian.linked.opendata.cz/resource/obce/513181</text:p>
          </table:table-cell>
          <table:table-cell office:value-type="string">
            <text:p>Dománovice</text:p>
          </table:table-cell>
        </table:table-row>
        <table:table-row table:style-name="ro1">
          <table:table-cell office:value-type="string">
            <text:p>http://ruian.linked.opendata.cz/resource/obce/563048</text:p>
          </table:table-cell>
          <table:table-cell office:value-type="string">
            <text:p>Domašín</text:p>
          </table:table-cell>
        </table:table-row>
        <table:table-row table:style-name="ro1">
          <table:table-cell office:value-type="string">
            <text:p>http://ruian.linked.opendata.cz/resource/obce/582964</text:p>
          </table:table-cell>
          <table:table-cell office:value-type="string">
            <text:p>Domašov</text:p>
          </table:table-cell>
        </table:table-row>
        <table:table-row table:style-name="ro1">
          <table:table-cell office:value-type="string">
            <text:p>http://ruian.linked.opendata.cz/resource/obce/545279</text:p>
          </table:table-cell>
          <table:table-cell office:value-type="string">
            <text:p>Domašov nad Bystřicí</text:p>
          </table:table-cell>
        </table:table-row>
        <table:table-row table:style-name="ro1">
          <table:table-cell office:value-type="string">
            <text:p>http://ruian.linked.opendata.cz/resource/obce/552313</text:p>
          </table:table-cell>
          <table:table-cell office:value-type="string">
            <text:p>Domašov u Šternberka</text:p>
          </table:table-cell>
        </table:table-row>
        <table:table-row table:style-name="ro1">
          <table:table-cell office:value-type="string">
            <text:p>http://ruian.linked.opendata.cz/resource/obce/513211</text:p>
          </table:table-cell>
          <table:table-cell office:value-type="string">
            <text:p>Domaželice</text:p>
          </table:table-cell>
        </table:table-row>
        <table:table-row table:style-name="ro1">
          <table:table-cell office:value-type="string">
            <text:p>http://ruian.linked.opendata.cz/resource/obce/553425</text:p>
          </table:table-cell>
          <table:table-cell office:value-type="string">
            <text:p>Domažlice</text:p>
          </table:table-cell>
        </table:table-row>
        <table:table-row table:style-name="ro1">
          <table:table-cell office:value-type="string">
            <text:p>http://ruian.linked.opendata.cz/resource/obce/578517</text:p>
          </table:table-cell>
          <table:table-cell office:value-type="string">
            <text:p>Domoraz</text:p>
          </table:table-cell>
        </table:table-row>
        <table:table-row table:style-name="ro1">
          <table:table-cell office:value-type="string">
            <text:p>http://ruian.linked.opendata.cz/resource/obce/566152</text:p>
          </table:table-cell>
          <table:table-cell office:value-type="string">
            <text:p>Domoušice</text:p>
          </table:table-cell>
        </table:table-row>
        <table:table-row table:style-name="ro1">
          <table:table-cell office:value-type="string">
            <text:p>http://ruian.linked.opendata.cz/resource/obce/535745</text:p>
          </table:table-cell>
          <table:table-cell office:value-type="string">
            <text:p>Domousnice</text:p>
          </table:table-cell>
        </table:table-row>
        <table:table-row table:style-name="ro1">
          <table:table-cell office:value-type="string">
            <text:p>http://ruian.linked.opendata.cz/resource/obce/507610</text:p>
          </table:table-cell>
          <table:table-cell office:value-type="string">
            <text:p>Doňov</text:p>
          </table:table-cell>
        </table:table-row>
        <table:table-row table:style-name="ro1">
          <table:table-cell office:value-type="string">
            <text:p>http://ruian.linked.opendata.cz/resource/obce/564885</text:p>
          </table:table-cell>
          <table:table-cell office:value-type="string">
            <text:p>Doubek</text:p>
          </table:table-cell>
        </table:table-row>
        <table:table-row table:style-name="ro1">
          <table:table-cell office:value-type="string">
            <text:p>http://ruian.linked.opendata.cz/resource/obce/530417</text:p>
          </table:table-cell>
          <table:table-cell office:value-type="string">
            <text:p>Doubice</text:p>
          </table:table-cell>
        </table:table-row>
        <table:table-row table:style-name="ro1">
          <table:table-cell office:value-type="string">
            <text:p>http://ruian.linked.opendata.cz/resource/obce/568864</text:p>
          </table:table-cell>
          <table:table-cell office:value-type="string">
            <text:p>Doubrava</text:p>
          </table:table-cell>
        </table:table-row>
        <table:table-row table:style-name="ro1">
          <table:table-cell office:value-type="string">
            <text:p>http://ruian.linked.opendata.cz/resource/obce/533301</text:p>
          </table:table-cell>
          <table:table-cell office:value-type="string">
            <text:p>Doubravčice</text:p>
          </table:table-cell>
        </table:table-row>
        <table:table-row table:style-name="ro1">
          <table:table-cell office:value-type="string">
            <text:p>http://ruian.linked.opendata.cz/resource/obce/535664</text:p>
          </table:table-cell>
          <table:table-cell office:value-type="string">
            <text:p>Doubravice</text:p>
          </table:table-cell>
        </table:table-row>
        <table:table-row table:style-name="ro1">
          <table:table-cell office:value-type="string">
            <text:p>http://ruian.linked.opendata.cz/resource/obce/550981</text:p>
          </table:table-cell>
          <table:table-cell office:value-type="string">
            <text:p>Doubravice</text:p>
          </table:table-cell>
        </table:table-row>
        <table:table-row table:style-name="ro1">
          <table:table-cell office:value-type="string">
            <text:p>http://ruian.linked.opendata.cz/resource/obce/579181</text:p>
          </table:table-cell>
          <table:table-cell office:value-type="string">
            <text:p>Doubravice</text:p>
          </table:table-cell>
        </table:table-row>
        <table:table-row table:style-name="ro1">
          <table:table-cell office:value-type="string">
            <text:p>http://ruian.linked.opendata.cz/resource/obce/581542</text:p>
          </table:table-cell>
          <table:table-cell office:value-type="string">
            <text:p>Doubravice nad Svitavou</text:p>
          </table:table-cell>
        </table:table-row>
        <table:table-row table:style-name="ro1">
          <table:table-cell office:value-type="string">
            <text:p>http://ruian.linked.opendata.cz/resource/obce/571067</text:p>
          </table:table-cell>
          <table:table-cell office:value-type="string">
            <text:p>Doubravička</text:p>
          </table:table-cell>
        </table:table-row>
        <table:table-row table:style-name="ro1">
          <table:table-cell office:value-type="string">
            <text:p>http://ruian.linked.opendata.cz/resource/obce/595551</text:p>
          </table:table-cell>
          <table:table-cell office:value-type="string">
            <text:p>Doubravník</text:p>
          </table:table-cell>
        </table:table-row>
        <table:table-row table:style-name="ro1">
          <table:table-cell office:value-type="string">
            <text:p>http://ruian.linked.opendata.cz/resource/obce/585181</text:p>
          </table:table-cell>
          <table:table-cell office:value-type="string">
            <text:p>Doubravy</text:p>
          </table:table-cell>
        </table:table-row>
        <table:table-row table:style-name="ro1">
          <table:table-cell office:value-type="string">
            <text:p>http://ruian.linked.opendata.cz/resource/obce/544400</text:p>
          </table:table-cell>
          <table:table-cell office:value-type="string">
            <text:p>Doudleby</text:p>
          </table:table-cell>
        </table:table-row>
        <table:table-row table:style-name="ro1">
          <table:table-cell office:value-type="string">
            <text:p>http://ruian.linked.opendata.cz/resource/obce/576301</text:p>
          </table:table-cell>
          <table:table-cell office:value-type="string">
            <text:p>Doudleby nad Orlicí</text:p>
          </table:table-cell>
        </table:table-row>
        <table:table-row table:style-name="ro1">
          <table:table-cell office:value-type="string">
            <text:p>http://ruian.linked.opendata.cz/resource/obce/587079</text:p>
          </table:table-cell>
          <table:table-cell office:value-type="string">
            <text:p>Doupě</text:p>
          </table:table-cell>
        </table:table-row>
        <table:table-row table:style-name="ro1">
          <table:table-cell office:value-type="string">
            <text:p>http://ruian.linked.opendata.cz/resource/obce/560219</text:p>
          </table:table-cell>
          <table:table-cell office:value-type="string">
            <text:p>Drachkov</text:p>
          </table:table-cell>
        </table:table-row>
        <table:table-row table:style-name="ro1">
          <table:table-cell office:value-type="string">
            <text:p>http://ruian.linked.opendata.cz/resource/obce/552275</text:p>
          </table:table-cell>
          <table:table-cell office:value-type="string">
            <text:p>Dráchov</text:p>
          </table:table-cell>
        </table:table-row>
        <table:table-row table:style-name="ro1">
          <table:table-cell office:value-type="string">
            <text:p>http://ruian.linked.opendata.cz/resource/obce/501751</text:p>
          </table:table-cell>
          <table:table-cell office:value-type="string">
            <text:p>Drahanovice</text:p>
          </table:table-cell>
        </table:table-row>
        <table:table-row table:style-name="ro1">
          <table:table-cell office:value-type="string">
            <text:p>http://ruian.linked.opendata.cz/resource/obce/589462</text:p>
          </table:table-cell>
          <table:table-cell office:value-type="string">
            <text:p>Drahany</text:p>
          </table:table-cell>
        </table:table-row>
        <table:table-row table:style-name="ro1">
          <table:table-cell office:value-type="string">
            <text:p>http://ruian.linked.opendata.cz/resource/obce/531146</text:p>
          </table:table-cell>
          <table:table-cell office:value-type="string">
            <text:p>Drahelčice</text:p>
          </table:table-cell>
        </table:table-row>
        <table:table-row table:style-name="ro1">
          <table:table-cell office:value-type="string">
            <text:p>http://ruian.linked.opendata.cz/resource/obce/599298</text:p>
          </table:table-cell>
          <table:table-cell office:value-type="string">
            <text:p>Drahenice</text:p>
          </table:table-cell>
        </table:table-row>
        <table:table-row table:style-name="ro1">
          <table:table-cell office:value-type="string">
            <text:p>http://ruian.linked.opendata.cz/resource/obce/540251</text:p>
          </table:table-cell>
          <table:table-cell office:value-type="string">
            <text:p>Drahkov</text:p>
          </table:table-cell>
        </table:table-row>
        <table:table-row table:style-name="ro1">
          <table:table-cell office:value-type="string">
            <text:p>http://ruian.linked.opendata.cz/resource/obce/540145</text:p>
          </table:table-cell>
          <table:table-cell office:value-type="string">
            <text:p>Drahlín</text:p>
          </table:table-cell>
        </table:table-row>
        <table:table-row table:style-name="ro1">
          <table:table-cell office:value-type="string">
            <text:p>http://ruian.linked.opendata.cz/resource/obce/532151</text:p>
          </table:table-cell>
          <table:table-cell office:value-type="string">
            <text:p>Drahňovice</text:p>
          </table:table-cell>
        </table:table-row>
        <table:table-row table:style-name="ro1">
          <table:table-cell office:value-type="string">
            <text:p>http://ruian.linked.opendata.cz/resource/obce/564681</text:p>
          </table:table-cell>
          <table:table-cell office:value-type="string">
            <text:p>Drahobudice</text:p>
          </table:table-cell>
        </table:table-row>
        <table:table-row table:style-name="ro1">
          <table:table-cell office:value-type="string">
            <text:p>http://ruian.linked.opendata.cz/resource/obce/564770</text:p>
          </table:table-cell>
          <table:table-cell office:value-type="string">
            <text:p>Drahobuz</text:p>
          </table:table-cell>
        </table:table-row>
        <table:table-row table:style-name="ro1">
          <table:table-cell office:value-type="string">
            <text:p>http://ruian.linked.opendata.cz/resource/obce/551015</text:p>
          </table:table-cell>
          <table:table-cell office:value-type="string">
            <text:p>Drahonice</text:p>
          </table:table-cell>
        </table:table-row>
        <table:table-row table:style-name="ro1">
          <table:table-cell office:value-type="string">
            <text:p>http://ruian.linked.opendata.cz/resource/obce/595560</text:p>
          </table:table-cell>
          <table:table-cell office:value-type="string">
            <text:p>Drahonín</text:p>
          </table:table-cell>
        </table:table-row>
        <table:table-row table:style-name="ro1">
          <table:table-cell office:value-type="string">
            <text:p>http://ruian.linked.opendata.cz/resource/obce/530379</text:p>
          </table:table-cell>
          <table:table-cell office:value-type="string">
            <text:p>Drahoňův Újezd</text:p>
          </table:table-cell>
        </table:table-row>
        <table:table-row table:style-name="ro1">
          <table:table-cell office:value-type="string">
            <text:p>http://ruian.linked.opendata.cz/resource/obce/535958</text:p>
          </table:table-cell>
          <table:table-cell office:value-type="string">
            <text:p>Drahotěšice</text:p>
          </table:table-cell>
        </table:table-row>
        <table:table-row table:style-name="ro1">
          <table:table-cell office:value-type="string">
            <text:p>http://ruian.linked.opendata.cz/resource/obce/553573</text:p>
          </table:table-cell>
          <table:table-cell office:value-type="string">
            <text:p>Drahotín</text:p>
          </table:table-cell>
        </table:table-row>
        <table:table-row table:style-name="ro1">
          <table:table-cell office:value-type="string">
            <text:p>http://ruian.linked.opendata.cz/resource/obce/529711</text:p>
          </table:table-cell>
          <table:table-cell office:value-type="string">
            <text:p>Drahouš</text:p>
          </table:table-cell>
        </table:table-row>
        <table:table-row table:style-name="ro1">
          <table:table-cell office:value-type="string">
            <text:p>http://ruian.linked.opendata.cz/resource/obce/563765</text:p>
          </table:table-cell>
          <table:table-cell office:value-type="string">
            <text:p>Drahov</text:p>
          </table:table-cell>
        </table:table-row>
        <table:table-row table:style-name="ro1">
          <table:table-cell office:value-type="string">
            <text:p>http://ruian.linked.opendata.cz/resource/obce/540153</text:p>
          </table:table-cell>
          <table:table-cell office:value-type="string">
            <text:p>Drásov</text:p>
          </table:table-cell>
        </table:table-row>
        <table:table-row table:style-name="ro1">
          <table:table-cell office:value-type="string">
            <text:p>http://ruian.linked.opendata.cz/resource/obce/582972</text:p>
          </table:table-cell>
          <table:table-cell office:value-type="string">
            <text:p>Drásov</text:p>
          </table:table-cell>
        </table:table-row>
        <table:table-row table:style-name="ro1">
          <table:table-cell office:value-type="string">
            <text:p>http://ruian.linked.opendata.cz/resource/obce/578665</text:p>
          </table:table-cell>
          <table:table-cell office:value-type="string">
            <text:p>Dražeň</text:p>
          </table:table-cell>
        </table:table-row>
        <table:table-row table:style-name="ro1">
          <table:table-cell office:value-type="string">
            <text:p>http://ruian.linked.opendata.cz/resource/obce/553581</text:p>
          </table:table-cell>
          <table:table-cell office:value-type="string">
            <text:p>Draženov</text:p>
          </table:table-cell>
        </table:table-row>
        <table:table-row table:style-name="ro1">
          <table:table-cell office:value-type="string">
            <text:p>http://ruian.linked.opendata.cz/resource/obce/549371</text:p>
          </table:table-cell>
          <table:table-cell office:value-type="string">
            <text:p>Dražíč</text:p>
          </table:table-cell>
        </table:table-row>
        <table:table-row table:style-name="ro1">
          <table:table-cell office:value-type="string">
            <text:p>http://ruian.linked.opendata.cz/resource/obce/552283</text:p>
          </table:table-cell>
          <table:table-cell office:value-type="string">
            <text:p>Dražice</text:p>
          </table:table-cell>
        </table:table-row>
        <table:table-row table:style-name="ro1">
          <table:table-cell office:value-type="string">
            <text:p>http://ruian.linked.opendata.cz/resource/obce/552291</text:p>
          </table:table-cell>
          <table:table-cell office:value-type="string">
            <text:p>Dražičky</text:p>
          </table:table-cell>
        </table:table-row>
        <table:table-row table:style-name="ro1">
          <table:table-cell office:value-type="string">
            <text:p>http://ruian.linked.opendata.cz/resource/obce/551023</text:p>
          </table:table-cell>
          <table:table-cell office:value-type="string">
            <text:p>Drážov</text:p>
          </table:table-cell>
        </table:table-row>
        <table:table-row table:style-name="ro1">
          <table:table-cell office:value-type="string">
            <text:p>http://ruian.linked.opendata.cz/resource/obce/566683</text:p>
          </table:table-cell>
          <table:table-cell office:value-type="string">
            <text:p>Dražovice</text:p>
          </table:table-cell>
        </table:table-row>
        <table:table-row table:style-name="ro1">
          <table:table-cell office:value-type="string">
            <text:p>http://ruian.linked.opendata.cz/resource/obce/592994</text:p>
          </table:table-cell>
          <table:table-cell office:value-type="string">
            <text:p>Dražovice</text:p>
          </table:table-cell>
        </table:table-row>
        <table:table-row table:style-name="ro1">
          <table:table-cell office:value-type="string">
            <text:p>http://ruian.linked.opendata.cz/resource/obce/586153</text:p>
          </table:table-cell>
          <table:table-cell office:value-type="string">
            <text:p>Dražůvky</text:p>
          </table:table-cell>
        </table:table-row>
        <table:table-row table:style-name="ro1">
          <table:table-cell office:value-type="string">
            <text:p>http://ruian.linked.opendata.cz/resource/obce/504301</text:p>
          </table:table-cell>
          <table:table-cell office:value-type="string">
            <text:p>Dřenice</text:p>
          </table:table-cell>
        </table:table-row>
        <table:table-row table:style-name="ro1">
          <table:table-cell office:value-type="string">
            <text:p>http://ruian.linked.opendata.cz/resource/obce/551040</text:p>
          </table:table-cell>
          <table:table-cell office:value-type="string">
            <text:p>Dřešín</text:p>
          </table:table-cell>
        </table:table-row>
        <table:table-row table:style-name="ro1">
          <table:table-cell office:value-type="string">
            <text:p>http://ruian.linked.opendata.cz/resource/obce/532282</text:p>
          </table:table-cell>
          <table:table-cell office:value-type="string">
            <text:p>Dřetovice</text:p>
          </table:table-cell>
        </table:table-row>
        <table:table-row table:style-name="ro1">
          <table:table-cell office:value-type="string">
            <text:p>http://ruian.linked.opendata.cz/resource/obce/538191</text:p>
          </table:table-cell>
          <table:table-cell office:value-type="string">
            <text:p>Dřevčice</text:p>
          </table:table-cell>
        </table:table-row>
        <table:table-row table:style-name="ro1">
          <table:table-cell office:value-type="string">
            <text:p>http://ruian.linked.opendata.cz/resource/obce/573337</text:p>
          </table:table-cell>
          <table:table-cell office:value-type="string">
            <text:p>Dřevěnice</text:p>
          </table:table-cell>
        </table:table-row>
        <table:table-row table:style-name="ro1">
          <table:table-cell office:value-type="string">
            <text:p>http://ruian.linked.opendata.cz/resource/obce/540170</text:p>
          </table:table-cell>
          <table:table-cell office:value-type="string">
            <text:p>Drevníky</text:p>
          </table:table-cell>
        </table:table-row>
        <table:table-row table:style-name="ro1">
          <table:table-cell office:value-type="string">
            <text:p>http://ruian.linked.opendata.cz/resource/obce/589489</text:p>
          </table:table-cell>
          <table:table-cell office:value-type="string">
            <text:p>Dřevnovice</text:p>
          </table:table-cell>
        </table:table-row>
        <table:table-row table:style-name="ro1">
          <table:table-cell office:value-type="string">
            <text:p>http://ruian.linked.opendata.cz/resource/obce/513229</text:p>
          </table:table-cell>
          <table:table-cell office:value-type="string">
            <text:p>Dřevohostice</text:p>
          </table:table-cell>
        </table:table-row>
        <table:table-row table:style-name="ro1">
          <table:table-cell office:value-type="string">
            <text:p>http://ruian.linked.opendata.cz/resource/obce/563307</text:p>
          </table:table-cell>
          <table:table-cell office:value-type="string">
            <text:p>Drhovice</text:p>
          </table:table-cell>
        </table:table-row>
        <table:table-row table:style-name="ro1">
          <table:table-cell office:value-type="string">
            <text:p>http://ruian.linked.opendata.cz/resource/obce/549380</text:p>
          </table:table-cell>
          <table:table-cell office:value-type="string">
            <text:p>Drhovle</text:p>
          </table:table-cell>
        </table:table-row>
        <table:table-row table:style-name="ro1">
          <table:table-cell office:value-type="string">
            <text:p>http://ruian.linked.opendata.cz/resource/obce/540188</text:p>
          </table:table-cell>
          <table:table-cell office:value-type="string">
            <text:p>Drhovy</text:p>
          </table:table-cell>
        </table:table-row>
        <table:table-row table:style-name="ro1">
          <table:table-cell office:value-type="string">
            <text:p>http://ruian.linked.opendata.cz/resource/obce/532291</text:p>
          </table:table-cell>
          <table:table-cell office:value-type="string">
            <text:p>Dřínov</text:p>
          </table:table-cell>
        </table:table-row>
        <table:table-row table:style-name="ro1">
          <table:table-cell office:value-type="string">
            <text:p>http://ruian.linked.opendata.cz/resource/obce/534773</text:p>
          </table:table-cell>
          <table:table-cell office:value-type="string">
            <text:p>Dřínov</text:p>
          </table:table-cell>
        </table:table-row>
        <table:table-row table:style-name="ro1">
          <table:table-cell office:value-type="string">
            <text:p>http://ruian.linked.opendata.cz/resource/obce/588431</text:p>
          </table:table-cell>
          <table:table-cell office:value-type="string">
            <text:p>Dřínov</text:p>
          </table:table-cell>
        </table:table-row>
        <table:table-row table:style-name="ro1">
          <table:table-cell office:value-type="string">
            <text:p>http://ruian.linked.opendata.cz/resource/obce/534781</text:p>
          </table:table-cell>
          <table:table-cell office:value-type="string">
            <text:p>Dřísy</text:p>
          </table:table-cell>
        </table:table-row>
        <table:table-row table:style-name="ro1">
          <table:table-cell office:value-type="string">
            <text:p>http://ruian.linked.opendata.cz/resource/obce/574953</text:p>
          </table:table-cell>
          <table:table-cell office:value-type="string">
            <text:p>Dříteč</text:p>
          </table:table-cell>
        </table:table-row>
        <table:table-row table:style-name="ro1">
          <table:table-cell office:value-type="string">
            <text:p>http://ruian.linked.opendata.cz/resource/obce/544426</text:p>
          </table:table-cell>
          <table:table-cell office:value-type="string">
            <text:p>Dříteň</text:p>
          </table:table-cell>
        </table:table-row>
        <table:table-row table:style-name="ro1">
          <table:table-cell office:value-type="string">
            <text:p>http://ruian.linked.opendata.cz/resource/obce/554511</text:p>
          </table:table-cell>
          <table:table-cell office:value-type="string">
            <text:p>Drmoul</text:p>
          </table:table-cell>
        </table:table-row>
        <table:table-row table:style-name="ro1">
          <table:table-cell office:value-type="string">
            <text:p>http://ruian.linked.opendata.cz/resource/obce/512991</text:p>
          </table:table-cell>
          <table:table-cell office:value-type="string">
            <text:p>Drnek</text:p>
          </table:table-cell>
        </table:table-row>
        <table:table-row table:style-name="ro1">
          <table:table-cell office:value-type="string">
            <text:p>http://ruian.linked.opendata.cz/resource/obce/584444</text:p>
          </table:table-cell>
          <table:table-cell office:value-type="string">
            <text:p>Drnholec</text:p>
          </table:table-cell>
        </table:table-row>
        <table:table-row table:style-name="ro1">
          <table:table-cell office:value-type="string">
            <text:p>http://ruian.linked.opendata.cz/resource/obce/585190</text:p>
          </table:table-cell>
          <table:table-cell office:value-type="string">
            <text:p>Drnovice</text:p>
          </table:table-cell>
        </table:table-row>
        <table:table-row table:style-name="ro1">
          <table:table-cell office:value-type="string">
            <text:p>http://ruian.linked.opendata.cz/resource/obce/581551</text:p>
          </table:table-cell>
          <table:table-cell office:value-type="string">
            <text:p>Drnovice</text:p>
          </table:table-cell>
        </table:table-row>
        <table:table-row table:style-name="ro1">
          <table:table-cell office:value-type="string">
            <text:p>http://ruian.linked.opendata.cz/resource/obce/593001</text:p>
          </table:table-cell>
          <table:table-cell office:value-type="string">
            <text:p>Drnovice</text:p>
          </table:table-cell>
        </table:table-row>
        <table:table-row table:style-name="ro1">
          <table:table-cell office:value-type="string">
            <text:p>http://ruian.linked.opendata.cz/resource/obce/531341</text:p>
          </table:table-cell>
          <table:table-cell office:value-type="string">
            <text:p>Drobovice</text:p>
          </table:table-cell>
        </table:table-row>
        <table:table-row table:style-name="ro1">
          <table:table-cell office:value-type="string">
            <text:p>http://ruian.linked.opendata.cz/resource/obce/560243</text:p>
          </table:table-cell>
          <table:table-cell office:value-type="string">
            <text:p>Droužetice</text:p>
          </table:table-cell>
        </table:table-row>
        <table:table-row table:style-name="ro1">
          <table:table-cell office:value-type="string">
            <text:p>http://ruian.linked.opendata.cz/resource/obce/563056</text:p>
          </table:table-cell>
          <table:table-cell office:value-type="string">
            <text:p>Droužkovice</text:p>
          </table:table-cell>
        </table:table-row>
        <table:table-row table:style-name="ro1">
          <table:table-cell office:value-type="string">
            <text:p>http://ruian.linked.opendata.cz/resource/obce/531154</text:p>
          </table:table-cell>
          <table:table-cell office:value-type="string">
            <text:p>Drozdov</text:p>
          </table:table-cell>
        </table:table-row>
        <table:table-row table:style-name="ro1">
          <table:table-cell office:value-type="string">
            <text:p>http://ruian.linked.opendata.cz/resource/obce/570141</text:p>
          </table:table-cell>
          <table:table-cell office:value-type="string">
            <text:p>Drozdov</text:p>
          </table:table-cell>
        </table:table-row>
        <table:table-row table:style-name="ro1">
          <table:table-cell office:value-type="string">
            <text:p>http://ruian.linked.opendata.cz/resource/obce/537187</text:p>
          </table:table-cell>
          <table:table-cell office:value-type="string">
            <text:p>Drslavice</text:p>
          </table:table-cell>
        </table:table-row>
        <table:table-row table:style-name="ro1">
          <table:table-cell office:value-type="string">
            <text:p>http://ruian.linked.opendata.cz/resource/obce/592153</text:p>
          </table:table-cell>
          <table:table-cell office:value-type="string">
            <text:p>Drslavice</text:p>
          </table:table-cell>
        </table:table-row>
        <table:table-row table:style-name="ro1">
          <table:table-cell office:value-type="string">
            <text:p>http://ruian.linked.opendata.cz/resource/obce/568619</text:p>
          </table:table-cell>
          <table:table-cell office:value-type="string">
            <text:p>Druhanov</text:p>
          </table:table-cell>
        </table:table-row>
        <table:table-row table:style-name="ro1">
          <table:table-cell office:value-type="string">
            <text:p>http://ruian.linked.opendata.cz/resource/obce/560987</text:p>
          </table:table-cell>
          <table:table-cell office:value-type="string">
            <text:p>Drunče</text:p>
          </table:table-cell>
        </table:table-row>
        <table:table-row table:style-name="ro1">
          <table:table-cell office:value-type="string">
            <text:p>http://ruian.linked.opendata.cz/resource/obce/532274</text:p>
          </table:table-cell>
          <table:table-cell office:value-type="string">
            <text:p>Družec</text:p>
          </table:table-cell>
        </table:table-row>
        <table:table-row table:style-name="ro1">
          <table:table-cell office:value-type="string">
            <text:p>http://ruian.linked.opendata.cz/resource/obce/558834</text:p>
          </table:table-cell>
          <table:table-cell office:value-type="string">
            <text:p>Druztová</text:p>
          </table:table-cell>
        </table:table-row>
        <table:table-row table:style-name="ro1">
          <table:table-cell office:value-type="string">
            <text:p>http://ruian.linked.opendata.cz/resource/obce/593010</text:p>
          </table:table-cell>
          <table:table-cell office:value-type="string">
            <text:p>Drysice</text:p>
          </table:table-cell>
        </table:table-row>
        <table:table-row table:style-name="ro1">
          <table:table-cell office:value-type="string">
            <text:p>http://ruian.linked.opendata.cz/resource/obce/563561</text:p>
          </table:table-cell>
          <table:table-cell office:value-type="string">
            <text:p>Držkov</text:p>
          </table:table-cell>
        </table:table-row>
        <table:table-row table:style-name="ro1">
          <table:table-cell office:value-type="string">
            <text:p>http://ruian.linked.opendata.cz/resource/obce/585203</text:p>
          </table:table-cell>
          <table:table-cell office:value-type="string">
            <text:p>Držková</text:p>
          </table:table-cell>
        </table:table-row>
        <table:table-row table:style-name="ro1">
          <table:table-cell office:value-type="string">
            <text:p>http://ruian.linked.opendata.cz/resource/obce/558419</text:p>
          </table:table-cell>
          <table:table-cell office:value-type="string">
            <text:p>Držovice</text:p>
          </table:table-cell>
        </table:table-row>
        <table:table-row table:style-name="ro1">
          <table:table-cell office:value-type="string">
            <text:p>http://ruian.linked.opendata.cz/resource/obce/550183</text:p>
          </table:table-cell>
          <table:table-cell office:value-type="string">
            <text:p>Dub</text:p>
          </table:table-cell>
        </table:table-row>
        <table:table-row table:style-name="ro1">
          <table:table-cell office:value-type="string">
            <text:p>http://ruian.linked.opendata.cz/resource/obce/501794</text:p>
          </table:table-cell>
          <table:table-cell office:value-type="string">
            <text:p>Dub nad Moravou</text:p>
          </table:table-cell>
        </table:table-row>
        <table:table-row table:style-name="ro1">
          <table:table-cell office:value-type="string">
            <text:p>http://ruian.linked.opendata.cz/resource/obce/561533</text:p>
          </table:table-cell>
          <table:table-cell office:value-type="string">
            <text:p>Dubá</text:p>
          </table:table-cell>
        </table:table-row>
        <table:table-row table:style-name="ro1">
          <table:table-cell office:value-type="string">
            <text:p>http://ruian.linked.opendata.cz/resource/obce/572977</text:p>
          </table:table-cell>
          <table:table-cell office:value-type="string">
            <text:p>Dubany</text:p>
          </table:table-cell>
        </table:table-row>
        <table:table-row table:style-name="ro1">
          <table:table-cell office:value-type="string">
            <text:p>http://ruian.linked.opendata.cz/resource/obce/552071</text:p>
          </table:table-cell>
          <table:table-cell office:value-type="string">
            <text:p>Dubčany</text:p>
          </table:table-cell>
        </table:table-row>
        <table:table-row table:style-name="ro1">
          <table:table-cell office:value-type="string">
            <text:p>http://ruian.linked.opendata.cz/resource/obce/579190</text:p>
          </table:table-cell>
          <table:table-cell office:value-type="string">
            <text:p>Dubenec</text:p>
          </table:table-cell>
        </table:table-row>
        <table:table-row table:style-name="ro1">
          <table:table-cell office:value-type="string">
            <text:p>http://ruian.linked.opendata.cz/resource/obce/598381</text:p>
          </table:table-cell>
          <table:table-cell office:value-type="string">
            <text:p>Dubenec</text:p>
          </table:table-cell>
        </table:table-row>
        <table:table-row table:style-name="ro1">
          <table:table-cell office:value-type="string">
            <text:p>http://ruian.linked.opendata.cz/resource/obce/567507</text:p>
          </table:table-cell>
          <table:table-cell office:value-type="string">
            <text:p>Dubí</text:p>
          </table:table-cell>
        </table:table-row>
        <table:table-row table:style-name="ro1">
          <table:table-cell office:value-type="string">
            <text:p>http://ruian.linked.opendata.cz/resource/obce/534927</text:p>
          </table:table-cell>
          <table:table-cell office:value-type="string">
            <text:p>Dubicko</text:p>
          </table:table-cell>
        </table:table-row>
        <table:table-row table:style-name="ro1">
          <table:table-cell office:value-type="string">
            <text:p>http://ruian.linked.opendata.cz/resource/obce/535788</text:p>
          </table:table-cell>
          <table:table-cell office:value-type="string">
            <text:p>Dubičné</text:p>
          </table:table-cell>
        </table:table-row>
        <table:table-row table:style-name="ro1">
          <table:table-cell office:value-type="string">
            <text:p>http://ruian.linked.opendata.cz/resource/obce/540218</text:p>
          </table:table-cell>
          <table:table-cell office:value-type="string">
            <text:p>Dublovice</text:p>
          </table:table-cell>
        </table:table-row>
        <table:table-row table:style-name="ro1">
          <table:table-cell office:value-type="string">
            <text:p>http://ruian.linked.opendata.cz/resource/obce/586161</text:p>
          </table:table-cell>
          <table:table-cell office:value-type="string">
            <text:p>Dubňany</text:p>
          </table:table-cell>
        </table:table-row>
        <table:table-row table:style-name="ro1">
          <table:table-cell office:value-type="string">
            <text:p>http://ruian.linked.opendata.cz/resource/obce/544442</text:p>
          </table:table-cell>
          <table:table-cell office:value-type="string">
            <text:p>Dubné</text:p>
          </table:table-cell>
        </table:table-row>
        <table:table-row table:style-name="ro1">
          <table:table-cell office:value-type="string">
            <text:p>http://ruian.linked.opendata.cz/resource/obce/561541</text:p>
          </table:table-cell>
          <table:table-cell office:value-type="string">
            <text:p>Dubnice</text:p>
          </table:table-cell>
        </table:table-row>
        <table:table-row table:style-name="ro1">
          <table:table-cell office:value-type="string">
            <text:p>http://ruian.linked.opendata.cz/resource/obce/564508</text:p>
          </table:table-cell>
          <table:table-cell office:value-type="string">
            <text:p>Dubno</text:p>
          </table:table-cell>
        </table:table-row>
        <table:table-row table:style-name="ro1">
          <table:table-cell office:value-type="string">
            <text:p>http://ruian.linked.opendata.cz/resource/obce/551546</text:p>
          </table:table-cell>
          <table:table-cell office:value-type="string">
            <text:p>Dubovice</text:p>
          </table:table-cell>
        </table:table-row>
        <table:table-row table:style-name="ro1">
          <table:table-cell office:value-type="string">
            <text:p>http://ruian.linked.opendata.cz/resource/obce/567515</text:p>
          </table:table-cell>
          <table:table-cell office:value-type="string">
            <text:p>Duchcov</text:p>
          </table:table-cell>
        </table:table-row>
        <table:table-row table:style-name="ro1">
          <table:table-cell office:value-type="string">
            <text:p>http://ruian.linked.opendata.cz/resource/obce/587087</text:p>
          </table:table-cell>
          <table:table-cell office:value-type="string">
            <text:p>Dudín</text:p>
          </table:table-cell>
        </table:table-row>
        <table:table-row table:style-name="ro1">
          <table:table-cell office:value-type="string">
            <text:p>http://ruian.linked.opendata.cz/resource/obce/590576</text:p>
          </table:table-cell>
          <table:table-cell office:value-type="string">
            <text:p>Dukovany</text:p>
          </table:table-cell>
        </table:table-row>
        <table:table-row table:style-name="ro1">
          <table:table-cell office:value-type="string">
            <text:p>http://ruian.linked.opendata.cz/resource/obce/529869</text:p>
          </table:table-cell>
          <table:table-cell office:value-type="string">
            <text:p>Důl</text:p>
          </table:table-cell>
        </table:table-row>
        <table:table-row table:style-name="ro1">
          <table:table-cell office:value-type="string">
            <text:p>http://ruian.linked.opendata.cz/resource/obce/562815</text:p>
          </table:table-cell>
          <table:table-cell office:value-type="string">
            <text:p>Dunajovice</text:p>
          </table:table-cell>
        </table:table-row>
        <table:table-row table:style-name="ro1">
          <table:table-cell office:value-type="string">
            <text:p>http://ruian.linked.opendata.cz/resource/obce/532843</text:p>
          </table:table-cell>
          <table:table-cell office:value-type="string">
            <text:p>Dunice</text:p>
          </table:table-cell>
        </table:table-row>
        <table:table-row table:style-name="ro1">
          <table:table-cell office:value-type="string">
            <text:p>http://ruian.linked.opendata.cz/resource/obce/587095</text:p>
          </table:table-cell>
          <table:table-cell office:value-type="string">
            <text:p>Dušejov</text:p>
          </table:table-cell>
        </table:table-row>
        <table:table-row table:style-name="ro1">
          <table:table-cell office:value-type="string">
            <text:p>http://ruian.linked.opendata.cz/resource/obce/564818</text:p>
          </table:table-cell>
          <table:table-cell office:value-type="string">
            <text:p>Dušníky</text:p>
          </table:table-cell>
        </table:table-row>
        <table:table-row table:style-name="ro1">
          <table:table-cell office:value-type="string">
            <text:p>http://ruian.linked.opendata.cz/resource/obce/504955</text:p>
          </table:table-cell>
          <table:table-cell office:value-type="string">
            <text:p>Dvakačovice</text:p>
          </table:table-cell>
        </table:table-row>
        <table:table-row table:style-name="ro1">
          <table:table-cell office:value-type="string">
            <text:p>http://ruian.linked.opendata.cz/resource/obce/506729</text:p>
          </table:table-cell>
          <table:table-cell office:value-type="string">
            <text:p>Dvorce</text:p>
          </table:table-cell>
        </table:table-row>
        <table:table-row table:style-name="ro1">
          <table:table-cell office:value-type="string">
            <text:p>http://ruian.linked.opendata.cz/resource/obce/597317</text:p>
          </table:table-cell>
          <table:table-cell office:value-type="string">
            <text:p>Dvorce</text:p>
          </table:table-cell>
        </table:table-row>
        <table:table-row table:style-name="ro1">
          <table:table-cell office:value-type="string">
            <text:p>http://ruian.linked.opendata.cz/resource/obce/537110</text:p>
          </table:table-cell>
          <table:table-cell office:value-type="string">
            <text:p>Dvory</text:p>
          </table:table-cell>
        </table:table-row>
        <table:table-row table:style-name="ro1">
          <table:table-cell office:value-type="string">
            <text:p>http://ruian.linked.opendata.cz/resource/obce/537144</text:p>
          </table:table-cell>
          <table:table-cell office:value-type="string">
            <text:p>Dvory</text:p>
          </table:table-cell>
        </table:table-row>
        <table:table-row table:style-name="ro1">
          <table:table-cell office:value-type="string">
            <text:p>http://ruian.linked.opendata.cz/resource/obce/509141</text:p>
          </table:table-cell>
          <table:table-cell office:value-type="string">
            <text:p>Dvory nad Lužnicí</text:p>
          </table:table-cell>
        </table:table-row>
        <table:table-row table:style-name="ro1">
          <table:table-cell office:value-type="string">
            <text:p>http://ruian.linked.opendata.cz/resource/obce/579203</text:p>
          </table:table-cell>
          <table:table-cell office:value-type="string">
            <text:p>Dvůr Králové nad Labem</text:p>
          </table:table-cell>
        </table:table-row>
        <table:table-row table:style-name="ro1">
          <table:table-cell office:value-type="string">
            <text:p>http://ruian.linked.opendata.cz/resource/obce/593974</text:p>
          </table:table-cell>
          <table:table-cell office:value-type="string">
            <text:p>Dyjákovice</text:p>
          </table:table-cell>
        </table:table-row>
        <table:table-row table:style-name="ro1">
          <table:table-cell office:value-type="string">
            <text:p>http://ruian.linked.opendata.cz/resource/obce/593982</text:p>
          </table:table-cell>
          <table:table-cell office:value-type="string">
            <text:p>Dyjákovičky</text:p>
          </table:table-cell>
        </table:table-row>
        <table:table-row table:style-name="ro1">
          <table:table-cell office:value-type="string">
            <text:p>http://ruian.linked.opendata.cz/resource/obce/593991</text:p>
          </table:table-cell>
          <table:table-cell office:value-type="string">
            <text:p>Dyje</text:p>
          </table:table-cell>
        </table:table-row>
        <table:table-row table:style-name="ro1">
          <table:table-cell office:value-type="string">
            <text:p>http://ruian.linked.opendata.cz/resource/obce/587109</text:p>
          </table:table-cell>
          <table:table-cell office:value-type="string">
            <text:p>Dyjice</text:p>
          </table:table-cell>
        </table:table-row>
        <table:table-row table:style-name="ro1">
          <table:table-cell office:value-type="string">
            <text:p>http://ruian.linked.opendata.cz/resource/obce/537128</text:p>
          </table:table-cell>
          <table:table-cell office:value-type="string">
            <text:p>Dymokury</text:p>
          </table:table-cell>
        </table:table-row>
        <table:table-row table:style-name="ro1">
          <table:table-cell office:value-type="string">
            <text:p>http://ruian.linked.opendata.cz/resource/obce/544451</text:p>
          </table:table-cell>
          <table:table-cell office:value-type="string">
            <text:p>Dynín</text:p>
          </table:table-cell>
        </table:table-row>
        <table:table-row table:style-name="ro1">
          <table:table-cell office:value-type="string">
            <text:p>http://ruian.linked.opendata.cz/resource/obce/558851</text:p>
          </table:table-cell>
          <table:table-cell office:value-type="string">
            <text:p>Dýšina</text:p>
          </table:table-cell>
        </table:table-row>
        <table:table-row table:style-name="ro1">
          <table:table-cell office:value-type="string">
            <text:p>http://ruian.linked.opendata.cz/resource/obce/594008</text:p>
          </table:table-cell>
          <table:table-cell office:value-type="string">
            <text:p>Džbánice</text:p>
          </table:table-cell>
        </table:table-row>
        <table:table-row table:style-name="ro1">
          <table:table-cell office:value-type="string">
            <text:p>http://ruian.linked.opendata.cz/resource/obce/580210</text:p>
          </table:table-cell>
          <table:table-cell office:value-type="string">
            <text:p>Džbánov</text:p>
          </table:table-cell>
        </table:table-row>
        <table:table-row table:style-name="ro1">
          <table:table-cell office:value-type="string">
            <text:p>http://ruian.linked.opendata.cz/resource/obce/589497</text:p>
          </table:table-cell>
          <table:table-cell office:value-type="string">
            <text:p>Dzbel</text:p>
          </table:table-cell>
        </table:table-row>
        <table:table-row table:style-name="ro1">
          <table:table-cell office:value-type="string">
            <text:p>http://ruian.linked.opendata.cz/resource/obce/559792</text:p>
          </table:table-cell>
          <table:table-cell office:value-type="string">
            <text:p>Ejpovice</text:p>
          </table:table-cell>
        </table:table-row>
        <table:table-row table:style-name="ro1">
          <table:table-cell office:value-type="string">
            <text:p>http://ruian.linked.opendata.cz/resource/obce/560855</text:p>
          </table:table-cell>
          <table:table-cell office:value-type="string">
            <text:p>Erpužice</text:p>
          </table:table-cell>
        </table:table-row>
        <table:table-row table:style-name="ro1">
          <table:table-cell office:value-type="string">
            <text:p>http://ruian.linked.opendata.cz/resource/obce/561754</text:p>
          </table:table-cell>
          <table:table-cell office:value-type="string">
            <text:p>Eš</text:p>
          </table:table-cell>
        </table:table-row>
        <table:table-row table:style-name="ro1">
          <table:table-cell office:value-type="string">
            <text:p>http://ruian.linked.opendata.cz/resource/obce/564834</text:p>
          </table:table-cell>
          <table:table-cell office:value-type="string">
            <text:p>Evaň</text:p>
          </table:table-cell>
        </table:table-row>
        <table:table-row table:style-name="ro1">
          <table:table-cell office:value-type="string">
            <text:p>http://ruian.linked.opendata.cz/resource/obce/531162</text:p>
          </table:table-cell>
          <table:table-cell office:value-type="string">
            <text:p>Felbabka</text:p>
          </table:table-cell>
        </table:table-row>
        <table:table-row table:style-name="ro1">
          <table:table-cell office:value-type="string">
            <text:p>http://ruian.linked.opendata.cz/resource/obce/562637</text:p>
          </table:table-cell>
          <table:table-cell office:value-type="string">
            <text:p>Frahelž</text:p>
          </table:table-cell>
        </table:table-row>
        <table:table-row table:style-name="ro1">
          <table:table-cell office:value-type="string">
            <text:p>http://ruian.linked.opendata.cz/resource/obce/542644</text:p>
          </table:table-cell>
          <table:table-cell office:value-type="string">
            <text:p>Francova Lhota</text:p>
          </table:table-cell>
        </table:table-row>
        <table:table-row table:style-name="ro1">
          <table:table-cell office:value-type="string">
            <text:p>http://ruian.linked.opendata.cz/resource/obce/545899</text:p>
          </table:table-cell>
          <table:table-cell office:value-type="string">
            <text:p>Františkov nad Ploučnicí</text:p>
          </table:table-cell>
        </table:table-row>
        <table:table-row table:style-name="ro1">
          <table:table-cell office:value-type="string">
            <text:p>http://ruian.linked.opendata.cz/resource/obce/554529</text:p>
          </table:table-cell>
          <table:table-cell office:value-type="string">
            <text:p>Františkovy Lázně</text:p>
          </table:table-cell>
        </table:table-row>
        <table:table-row table:style-name="ro1">
          <table:table-cell office:value-type="string">
            <text:p>http://ruian.linked.opendata.cz/resource/obce/599344</text:p>
          </table:table-cell>
          <table:table-cell office:value-type="string">
            <text:p>Frenštát pod Radhoštěm</text:p>
          </table:table-cell>
        </table:table-row>
        <table:table-row table:style-name="ro1">
          <table:table-cell office:value-type="string">
            <text:p>http://ruian.linked.opendata.cz/resource/obce/598135</text:p>
          </table:table-cell>
          <table:table-cell office:value-type="string">
            <text:p>Fryčovice</text:p>
          </table:table-cell>
        </table:table-row>
        <table:table-row table:style-name="ro1">
          <table:table-cell office:value-type="string">
            <text:p>http://ruian.linked.opendata.cz/resource/obce/598003</text:p>
          </table:table-cell>
          <table:table-cell office:value-type="string">
            <text:p>Frýdek-Místek</text:p>
          </table:table-cell>
        </table:table-row>
        <table:table-row table:style-name="ro1">
          <table:table-cell office:value-type="string">
            <text:p>http://ruian.linked.opendata.cz/resource/obce/564028</text:p>
          </table:table-cell>
          <table:table-cell office:value-type="string">
            <text:p>Frýdlant</text:p>
          </table:table-cell>
        </table:table-row>
        <table:table-row table:style-name="ro1">
          <table:table-cell office:value-type="string">
            <text:p>http://ruian.linked.opendata.cz/resource/obce/598143</text:p>
          </table:table-cell>
          <table:table-cell office:value-type="string">
            <text:p>Frýdlant nad Ostravicí</text:p>
          </table:table-cell>
        </table:table-row>
        <table:table-row table:style-name="ro1">
          <table:table-cell office:value-type="string">
            <text:p>http://ruian.linked.opendata.cz/resource/obce/563579</text:p>
          </table:table-cell>
          <table:table-cell office:value-type="string">
            <text:p>Frýdštejn</text:p>
          </table:table-cell>
        </table:table-row>
        <table:table-row table:style-name="ro1">
          <table:table-cell office:value-type="string">
            <text:p>http://ruian.linked.opendata.cz/resource/obce/545481</text:p>
          </table:table-cell>
          <table:table-cell office:value-type="string">
            <text:p>Frymburk</text:p>
          </table:table-cell>
        </table:table-row>
        <table:table-row table:style-name="ro1">
          <table:table-cell office:value-type="string">
            <text:p>http://ruian.linked.opendata.cz/resource/obce/578525</text:p>
          </table:table-cell>
          <table:table-cell office:value-type="string">
            <text:p>Frymburk</text:p>
          </table:table-cell>
        </table:table-row>
        <table:table-row table:style-name="ro1">
          <table:table-cell office:value-type="string">
            <text:p>http://ruian.linked.opendata.cz/resource/obce/595578</text:p>
          </table:table-cell>
          <table:table-cell office:value-type="string">
            <text:p>Fryšava pod Žákovou horou</text:p>
          </table:table-cell>
        </table:table-row>
        <table:table-row table:style-name="ro1">
          <table:table-cell office:value-type="string">
            <text:p>http://ruian.linked.opendata.cz/resource/obce/585211</text:p>
          </table:table-cell>
          <table:table-cell office:value-type="string">
            <text:p>Fryšták</text:p>
          </table:table-cell>
        </table:table-row>
        <table:table-row table:style-name="ro1">
          <table:table-cell office:value-type="string">
            <text:p>http://ruian.linked.opendata.cz/resource/obce/599352</text:p>
          </table:table-cell>
          <table:table-cell office:value-type="string">
            <text:p>Fulnek</text:p>
          </table:table-cell>
        </table:table-row>
        <table:table-row table:style-name="ro1">
          <table:table-cell office:value-type="string">
            <text:p>http://ruian.linked.opendata.cz/resource/obce/568635</text:p>
          </table:table-cell>
          <table:table-cell office:value-type="string">
            <text:p>Golčův Jeníkov</text:p>
          </table:table-cell>
        </table:table-row>
        <table:table-row table:style-name="ro1">
          <table:table-cell office:value-type="string">
            <text:p>http://ruian.linked.opendata.cz/resource/obce/594016</text:p>
          </table:table-cell>
          <table:table-cell office:value-type="string">
            <text:p>Grešlové Mýto</text:p>
          </table:table-cell>
        </table:table-row>
        <table:table-row table:style-name="ro1">
          <table:table-cell office:value-type="string">
            <text:p>http://ruian.linked.opendata.cz/resource/obce/574325</text:p>
          </table:table-cell>
          <table:table-cell office:value-type="string">
            <text:p>Gruna</text:p>
          </table:table-cell>
        </table:table-row>
        <table:table-row table:style-name="ro1">
          <table:table-cell office:value-type="string">
            <text:p>http://ruian.linked.opendata.cz/resource/obce/599450</text:p>
          </table:table-cell>
          <table:table-cell office:value-type="string">
            <text:p>Grunta</text:p>
          </table:table-cell>
        </table:table-row>
        <table:table-row table:style-name="ro1">
          <table:table-cell office:value-type="string">
            <text:p>http://ruian.linked.opendata.cz/resource/obce/501841</text:p>
          </table:table-cell>
          <table:table-cell office:value-type="string">
            <text:p>Grygov</text:p>
          </table:table-cell>
        </table:table-row>
        <table:table-row table:style-name="ro1">
          <table:table-cell office:value-type="string">
            <text:p>http://ruian.linked.opendata.cz/resource/obce/569194</text:p>
          </table:table-cell>
          <table:table-cell office:value-type="string">
            <text:p>Grymov</text:p>
          </table:table-cell>
        </table:table-row>
        <table:table-row table:style-name="ro1">
          <table:table-cell office:value-type="string">
            <text:p>http://ruian.linked.opendata.cz/resource/obce/564036</text:p>
          </table:table-cell>
          <table:table-cell office:value-type="string">
            <text:p>Habartice</text:p>
          </table:table-cell>
        </table:table-row>
        <table:table-row table:style-name="ro1">
          <table:table-cell office:value-type="string">
            <text:p>http://ruian.linked.opendata.cz/resource/obce/560359</text:p>
          </table:table-cell>
          <table:table-cell office:value-type="string">
            <text:p>Habartov</text:p>
          </table:table-cell>
        </table:table-row>
        <table:table-row table:style-name="ro1">
          <table:table-cell office:value-type="string">
            <text:p>http://ruian.linked.opendata.cz/resource/obce/535575</text:p>
          </table:table-cell>
          <table:table-cell office:value-type="string">
            <text:p>Habří</text:p>
          </table:table-cell>
        </table:table-row>
        <table:table-row table:style-name="ro1">
          <table:table-cell office:value-type="string">
            <text:p>http://ruian.linked.opendata.cz/resource/obce/569992</text:p>
          </table:table-cell>
          <table:table-cell office:value-type="string">
            <text:p>Habřina</text:p>
          </table:table-cell>
        </table:table-row>
        <table:table-row table:style-name="ro1">
          <table:table-cell office:value-type="string">
            <text:p>http://ruian.linked.opendata.cz/resource/obce/567957</text:p>
          </table:table-cell>
          <table:table-cell office:value-type="string">
            <text:p>Habrovany</text:p>
          </table:table-cell>
        </table:table-row>
        <table:table-row table:style-name="ro1">
          <table:table-cell office:value-type="string">
            <text:p>http://ruian.linked.opendata.cz/resource/obce/593028</text:p>
          </table:table-cell>
          <table:table-cell office:value-type="string">
            <text:p>Habrovany</text:p>
          </table:table-cell>
        </table:table-row>
        <table:table-row table:style-name="ro1">
          <table:table-cell office:value-type="string">
            <text:p>http://ruian.linked.opendata.cz/resource/obce/581569</text:p>
          </table:table-cell>
          <table:table-cell office:value-type="string">
            <text:p>Habrůvka</text:p>
          </table:table-cell>
        </table:table-row>
        <table:table-row table:style-name="ro1">
          <table:table-cell office:value-type="string">
            <text:p>http://ruian.linked.opendata.cz/resource/obce/568651</text:p>
          </table:table-cell>
          <table:table-cell office:value-type="string">
            <text:p>Habry</text:p>
          </table:table-cell>
        </table:table-row>
        <table:table-row table:style-name="ro1">
          <table:table-cell office:value-type="string">
            <text:p>http://ruian.linked.opendata.cz/resource/obce/549967</text:p>
          </table:table-cell>
          <table:table-cell office:value-type="string">
            <text:p>Hačky</text:p>
          </table:table-cell>
        </table:table-row>
        <table:table-row table:style-name="ro1">
          <table:table-cell office:value-type="string">
            <text:p>http://ruian.linked.opendata.cz/resource/obce/562696</text:p>
          </table:table-cell>
          <table:table-cell office:value-type="string">
            <text:p>Hadravova Rosička</text:p>
          </table:table-cell>
        </table:table-row>
        <table:table-row table:style-name="ro1">
          <table:table-cell office:value-type="string">
            <text:p>http://ruian.linked.opendata.cz/resource/obce/567523</text:p>
          </table:table-cell>
          <table:table-cell office:value-type="string">
            <text:p>Háj u Duchcova</text:p>
          </table:table-cell>
        </table:table-row>
        <table:table-row table:style-name="ro1">
          <table:table-cell office:value-type="string">
            <text:p>http://ruian.linked.opendata.cz/resource/obce/506753</text:p>
          </table:table-cell>
          <table:table-cell office:value-type="string">
            <text:p>Háj ve Slezsku</text:p>
          </table:table-cell>
        </table:table-row>
        <table:table-row table:style-name="ro1">
          <table:table-cell office:value-type="string">
            <text:p>http://ruian.linked.opendata.cz/resource/obce/551597</text:p>
          </table:table-cell>
          <table:table-cell office:value-type="string">
            <text:p>Hajany</text:p>
          </table:table-cell>
        </table:table-row>
        <table:table-row table:style-name="ro1">
          <table:table-cell office:value-type="string">
            <text:p>http://ruian.linked.opendata.cz/resource/obce/582999</text:p>
          </table:table-cell>
          <table:table-cell office:value-type="string">
            <text:p>Hajany</text:p>
          </table:table-cell>
        </table:table-row>
        <table:table-row table:style-name="ro1">
          <table:table-cell office:value-type="string">
            <text:p>http://ruian.linked.opendata.cz/resource/obce/598402</text:p>
          </table:table-cell>
          <table:table-cell office:value-type="string">
            <text:p>Háje</text:p>
          </table:table-cell>
        </table:table-row>
        <table:table-row table:style-name="ro1">
          <table:table-cell office:value-type="string">
            <text:p>http://ruian.linked.opendata.cz/resource/obce/577073</text:p>
          </table:table-cell>
          <table:table-cell office:value-type="string">
            <text:p>Háje nad Jizerou</text:p>
          </table:table-cell>
        </table:table-row>
        <table:table-row table:style-name="ro1">
          <table:table-cell office:value-type="string">
            <text:p>http://ruian.linked.opendata.cz/resource/obce/538159</text:p>
          </table:table-cell>
          <table:table-cell office:value-type="string">
            <text:p>Hájek</text:p>
          </table:table-cell>
        </table:table-row>
        <table:table-row table:style-name="ro1">
          <table:table-cell office:value-type="string">
            <text:p>http://ruian.linked.opendata.cz/resource/obce/561690</text:p>
          </table:table-cell>
          <table:table-cell office:value-type="string">
            <text:p>Hájek</text:p>
          </table:table-cell>
        </table:table-row>
        <table:table-row table:style-name="ro1">
          <table:table-cell office:value-type="string">
            <text:p>http://ruian.linked.opendata.cz/resource/obce/579211</text:p>
          </table:table-cell>
          <table:table-cell office:value-type="string">
            <text:p>Hajnice</text:p>
          </table:table-cell>
        </table:table-row>
        <table:table-row table:style-name="ro1">
          <table:table-cell office:value-type="string">
            <text:p>http://ruian.linked.opendata.cz/resource/obce/562807</text:p>
          </table:table-cell>
          <table:table-cell office:value-type="string">
            <text:p>Halámky</text:p>
          </table:table-cell>
        </table:table-row>
        <table:table-row table:style-name="ro1">
          <table:table-cell office:value-type="string">
            <text:p>http://ruian.linked.opendata.cz/resource/obce/542679</text:p>
          </table:table-cell>
          <table:table-cell office:value-type="string">
            <text:p>Halenkov</text:p>
          </table:table-cell>
        </table:table-row>
        <table:table-row table:style-name="ro1">
          <table:table-cell office:value-type="string">
            <text:p>http://ruian.linked.opendata.cz/resource/obce/585220</text:p>
          </table:table-cell>
          <table:table-cell office:value-type="string">
            <text:p>Halenkovice</text:p>
          </table:table-cell>
        </table:table-row>
        <table:table-row table:style-name="ro1">
          <table:table-cell office:value-type="string">
            <text:p>http://ruian.linked.opendata.cz/resource/obce/585238</text:p>
          </table:table-cell>
          <table:table-cell office:value-type="string">
            <text:p>Haluzice</text:p>
          </table:table-cell>
        </table:table-row>
        <table:table-row table:style-name="ro1">
          <table:table-cell office:value-type="string">
            <text:p>http://ruian.linked.opendata.cz/resource/obce/560863</text:p>
          </table:table-cell>
          <table:table-cell office:value-type="string">
            <text:p>Halže</text:p>
          </table:table-cell>
        </table:table-row>
        <table:table-row table:style-name="ro1">
          <table:table-cell office:value-type="string">
            <text:p>http://ruian.linked.opendata.cz/resource/obce/562386</text:p>
          </table:table-cell>
          <table:table-cell office:value-type="string">
            <text:p>Hamr</text:p>
          </table:table-cell>
        </table:table-row>
        <table:table-row table:style-name="ro1">
          <table:table-cell office:value-type="string">
            <text:p>http://ruian.linked.opendata.cz/resource/obce/544337</text:p>
          </table:table-cell>
          <table:table-cell office:value-type="string">
            <text:p>Hamr na Jezeře</text:p>
          </table:table-cell>
        </table:table-row>
        <table:table-row table:style-name="ro1">
          <table:table-cell office:value-type="string">
            <text:p>http://ruian.linked.opendata.cz/resource/obce/571377</text:p>
          </table:table-cell>
          <table:table-cell office:value-type="string">
            <text:p>Hamry</text:p>
          </table:table-cell>
        </table:table-row>
        <table:table-row table:style-name="ro1">
          <table:table-cell office:value-type="string">
            <text:p>http://ruian.linked.opendata.cz/resource/obce/578240</text:p>
          </table:table-cell>
          <table:table-cell office:value-type="string">
            <text:p>Hamry</text:p>
          </table:table-cell>
        </table:table-row>
        <table:table-row table:style-name="ro1">
          <table:table-cell office:value-type="string">
            <text:p>http://ruian.linked.opendata.cz/resource/obce/595586</text:p>
          </table:table-cell>
          <table:table-cell office:value-type="string">
            <text:p>Hamry nad Sázavou</text:p>
          </table:table-cell>
        </table:table-row>
        <table:table-row table:style-name="ro1">
          <table:table-cell office:value-type="string">
            <text:p>http://ruian.linked.opendata.cz/resource/obce/552178</text:p>
          </table:table-cell>
          <table:table-cell office:value-type="string">
            <text:p>Haňovice</text:p>
          </table:table-cell>
        </table:table-row>
        <table:table-row table:style-name="ro1">
          <table:table-cell office:value-type="string">
            <text:p>http://ruian.linked.opendata.cz/resource/obce/535532</text:p>
          </table:table-cell>
          <table:table-cell office:value-type="string">
            <text:p>Hanušovice</text:p>
          </table:table-cell>
        </table:table-row>
        <table:table-row table:style-name="ro1">
          <table:table-cell office:value-type="string">
            <text:p>http://ruian.linked.opendata.cz/resource/obce/577081</text:p>
          </table:table-cell>
          <table:table-cell office:value-type="string">
            <text:p>Harrachov</text:p>
          </table:table-cell>
        </table:table-row>
        <table:table-row table:style-name="ro1">
          <table:table-cell office:value-type="string">
            <text:p>http://ruian.linked.opendata.cz/resource/obce/572284</text:p>
          </table:table-cell>
          <table:table-cell office:value-type="string">
            <text:p>Hartinkov</text:p>
          </table:table-cell>
        </table:table-row>
        <table:table-row table:style-name="ro1">
          <table:table-cell office:value-type="string">
            <text:p>http://ruian.linked.opendata.cz/resource/obce/536075</text:p>
          </table:table-cell>
          <table:table-cell office:value-type="string">
            <text:p>Hartmanice</text:p>
          </table:table-cell>
        </table:table-row>
        <table:table-row table:style-name="ro1">
          <table:table-cell office:value-type="string">
            <text:p>http://ruian.linked.opendata.cz/resource/obce/556181</text:p>
          </table:table-cell>
          <table:table-cell office:value-type="string">
            <text:p>Hartmanice</text:p>
          </table:table-cell>
        </table:table-row>
        <table:table-row table:style-name="ro1">
          <table:table-cell office:value-type="string">
            <text:p>http://ruian.linked.opendata.cz/resource/obce/578037</text:p>
          </table:table-cell>
          <table:table-cell office:value-type="string">
            <text:p>Hartmanice</text:p>
          </table:table-cell>
        </table:table-row>
        <table:table-row table:style-name="ro1">
          <table:table-cell office:value-type="string">
            <text:p>http://ruian.linked.opendata.cz/resource/obce/590584</text:p>
          </table:table-cell>
          <table:table-cell office:value-type="string">
            <text:p>Hartvíkovice</text:p>
          </table:table-cell>
        </table:table-row>
        <table:table-row table:style-name="ro1">
          <table:table-cell office:value-type="string">
            <text:p>http://ruian.linked.opendata.cz/resource/obce/563625</text:p>
          </table:table-cell>
          <table:table-cell office:value-type="string">
            <text:p>Haškovcova Lhota</text:p>
          </table:table-cell>
        </table:table-row>
        <table:table-row table:style-name="ro1">
          <table:table-cell office:value-type="string">
            <text:p>http://ruian.linked.opendata.cz/resource/obce/568210</text:p>
          </table:table-cell>
          <table:table-cell office:value-type="string">
            <text:p>Hať</text:p>
          </table:table-cell>
        </table:table-row>
        <table:table-row table:style-name="ro1">
          <table:table-cell office:value-type="string">
            <text:p>http://ruian.linked.opendata.cz/resource/obce/546291</text:p>
          </table:table-cell>
          <table:table-cell office:value-type="string">
            <text:p>Hatín</text:p>
          </table:table-cell>
        </table:table-row>
        <table:table-row table:style-name="ro1">
          <table:table-cell office:value-type="string">
            <text:p>http://ruian.linked.opendata.cz/resource/obce/555088</text:p>
          </table:table-cell>
          <table:table-cell office:value-type="string">
            <text:p>Havířov</text:p>
          </table:table-cell>
        </table:table-row>
        <table:table-row table:style-name="ro1">
          <table:table-cell office:value-type="string">
            <text:p>http://ruian.linked.opendata.cz/resource/obce/568660</text:p>
          </table:table-cell>
          <table:table-cell office:value-type="string">
            <text:p>Havlíčkova Borová</text:p>
          </table:table-cell>
        </table:table-row>
        <table:table-row table:style-name="ro1">
          <table:table-cell office:value-type="string">
            <text:p>http://ruian.linked.opendata.cz/resource/obce/568414</text:p>
          </table:table-cell>
          <table:table-cell office:value-type="string">
            <text:p>Havlíčkův Brod</text:p>
          </table:table-cell>
        </table:table-row>
        <table:table-row table:style-name="ro1">
          <table:table-cell office:value-type="string">
            <text:p>http://ruian.linked.opendata.cz/resource/obce/579220</text:p>
          </table:table-cell>
          <table:table-cell office:value-type="string">
            <text:p>Havlovice</text:p>
          </table:table-cell>
        </table:table-row>
        <table:table-row table:style-name="ro1">
          <table:table-cell office:value-type="string">
            <text:p>http://ruian.linked.opendata.cz/resource/obce/567141</text:p>
          </table:table-cell>
          <table:table-cell office:value-type="string">
            <text:p>Havraň</text:p>
          </table:table-cell>
        </table:table-row>
        <table:table-row table:style-name="ro1">
          <table:table-cell office:value-type="string">
            <text:p>http://ruian.linked.opendata.cz/resource/obce/594024</text:p>
          </table:table-cell>
          <table:table-cell office:value-type="string">
            <text:p>Havraníky</text:p>
          </table:table-cell>
        </table:table-row>
        <table:table-row table:style-name="ro1">
          <table:table-cell office:value-type="string">
            <text:p>http://ruian.linked.opendata.cz/resource/obce/554545</text:p>
          </table:table-cell>
          <table:table-cell office:value-type="string">
            <text:p>Hazlov</text:p>
          </table:table-cell>
        </table:table-row>
        <table:table-row table:style-name="ro1">
          <table:table-cell office:value-type="string">
            <text:p>http://ruian.linked.opendata.cz/resource/obce/541796</text:p>
          </table:table-cell>
          <table:table-cell office:value-type="string">
            <text:p>Hejná</text:p>
          </table:table-cell>
        </table:table-row>
        <table:table-row table:style-name="ro1">
          <table:table-cell office:value-type="string">
            <text:p>http://ruian.linked.opendata.cz/resource/obce/580228</text:p>
          </table:table-cell>
          <table:table-cell office:value-type="string">
            <text:p>Hejnice</text:p>
          </table:table-cell>
        </table:table-row>
        <table:table-row table:style-name="ro1">
          <table:table-cell office:value-type="string">
            <text:p>http://ruian.linked.opendata.cz/resource/obce/564044</text:p>
          </table:table-cell>
          <table:table-cell office:value-type="string">
            <text:p>Hejnice</text:p>
          </table:table-cell>
        </table:table-row>
        <table:table-row table:style-name="ro1">
          <table:table-cell office:value-type="string">
            <text:p>http://ruian.linked.opendata.cz/resource/obce/574031</text:p>
          </table:table-cell>
          <table:table-cell office:value-type="string">
            <text:p>Hejtmánkovice</text:p>
          </table:table-cell>
        </table:table-row>
        <table:table-row table:style-name="ro1">
          <table:table-cell office:value-type="string">
            <text:p>http://ruian.linked.opendata.cz/resource/obce/548049</text:p>
          </table:table-cell>
          <table:table-cell office:value-type="string">
            <text:p>Helvíkovice</text:p>
          </table:table-cell>
        </table:table-row>
        <table:table-row table:style-name="ro1">
          <table:table-cell office:value-type="string">
            <text:p>http://ruian.linked.opendata.cz/resource/obce/568678</text:p>
          </table:table-cell>
          <table:table-cell office:value-type="string">
            <text:p>Herálec</text:p>
          </table:table-cell>
        </table:table-row>
        <table:table-row table:style-name="ro1">
          <table:table-cell office:value-type="string">
            <text:p>http://ruian.linked.opendata.cz/resource/obce/595594</text:p>
          </table:table-cell>
          <table:table-cell office:value-type="string">
            <text:p>Herálec</text:p>
          </table:table-cell>
        </table:table-row>
        <table:table-row table:style-name="ro1">
          <table:table-cell office:value-type="string">
            <text:p>http://ruian.linked.opendata.cz/resource/obce/590592</text:p>
          </table:table-cell>
          <table:table-cell office:value-type="string">
            <text:p>Heraltice</text:p>
          </table:table-cell>
        </table:table-row>
        <table:table-row table:style-name="ro1">
          <table:table-cell office:value-type="string">
            <text:p>http://ruian.linked.opendata.cz/resource/obce/564915</text:p>
          </table:table-cell>
          <table:table-cell office:value-type="string">
            <text:p>Herink</text:p>
          </table:table-cell>
        </table:table-row>
        <table:table-row table:style-name="ro1">
          <table:table-cell office:value-type="string">
            <text:p>http://ruian.linked.opendata.cz/resource/obce/549398</text:p>
          </table:table-cell>
          <table:table-cell office:value-type="string">
            <text:p>Heřmaň</text:p>
          </table:table-cell>
        </table:table-row>
        <table:table-row table:style-name="ro1">
          <table:table-cell office:value-type="string">
            <text:p>http://ruian.linked.opendata.cz/resource/obce/598593</text:p>
          </table:table-cell>
          <table:table-cell office:value-type="string">
            <text:p>Heřmaň</text:p>
          </table:table-cell>
        </table:table-row>
        <table:table-row table:style-name="ro1">
          <table:table-cell office:value-type="string">
            <text:p>http://ruian.linked.opendata.cz/resource/obce/546305</text:p>
          </table:table-cell>
          <table:table-cell office:value-type="string">
            <text:p>Heřmaneč</text:p>
          </table:table-cell>
        </table:table-row>
        <table:table-row table:style-name="ro1">
          <table:table-cell office:value-type="string">
            <text:p>http://ruian.linked.opendata.cz/resource/obce/544353</text:p>
          </table:table-cell>
          <table:table-cell office:value-type="string">
            <text:p>Heřmanice</text:p>
          </table:table-cell>
        </table:table-row>
        <table:table-row table:style-name="ro1">
          <table:table-cell office:value-type="string">
            <text:p>http://ruian.linked.opendata.cz/resource/obce/574040</text:p>
          </table:table-cell>
          <table:table-cell office:value-type="string">
            <text:p>Heřmanice</text:p>
          </table:table-cell>
        </table:table-row>
        <table:table-row table:style-name="ro1">
          <table:table-cell office:value-type="string">
            <text:p>http://ruian.linked.opendata.cz/resource/obce/548596</text:p>
          </table:table-cell>
          <table:table-cell office:value-type="string">
            <text:p>Heřmanice</text:p>
          </table:table-cell>
        </table:table-row>
        <table:table-row table:style-name="ro1">
          <table:table-cell office:value-type="string">
            <text:p>http://ruian.linked.opendata.cz/resource/obce/568562</text:p>
          </table:table-cell>
          <table:table-cell office:value-type="string">
            <text:p>Heřmanice u Oder</text:p>
          </table:table-cell>
        </table:table-row>
        <table:table-row table:style-name="ro1">
          <table:table-cell office:value-type="string">
            <text:p>http://ruian.linked.opendata.cz/resource/obce/529702</text:p>
          </table:table-cell>
          <table:table-cell office:value-type="string">
            <text:p>Heřmaničky</text:p>
          </table:table-cell>
        </table:table-row>
        <table:table-row table:style-name="ro1">
          <table:table-cell office:value-type="string">
            <text:p>http://ruian.linked.opendata.cz/resource/obce/574058</text:p>
          </table:table-cell>
          <table:table-cell office:value-type="string">
            <text:p>Heřmánkovice</text:p>
          </table:table-cell>
        </table:table-row>
        <table:table-row table:style-name="ro1">
          <table:table-cell office:value-type="string">
            <text:p>http://ruian.linked.opendata.cz/resource/obce/568571</text:p>
          </table:table-cell>
          <table:table-cell office:value-type="string">
            <text:p>Heřmánky</text:p>
          </table:table-cell>
        </table:table-row>
        <table:table-row table:style-name="ro1">
          <table:table-cell office:value-type="string">
            <text:p>http://ruian.linked.opendata.cz/resource/obce/562483</text:p>
          </table:table-cell>
          <table:table-cell office:value-type="string">
            <text:p>Heřmanov</text:p>
          </table:table-cell>
        </table:table-row>
        <table:table-row table:style-name="ro1">
          <table:table-cell office:value-type="string">
            <text:p>http://ruian.linked.opendata.cz/resource/obce/595608</text:p>
          </table:table-cell>
          <table:table-cell office:value-type="string">
            <text:p>Heřmanov</text:p>
          </table:table-cell>
        </table:table-row>
        <table:table-row table:style-name="ro1">
          <table:table-cell office:value-type="string">
            <text:p>http://ruian.linked.opendata.cz/resource/obce/558869</text:p>
          </table:table-cell>
          <table:table-cell office:value-type="string">
            <text:p>Heřmanova Huť</text:p>
          </table:table-cell>
        </table:table-row>
        <table:table-row table:style-name="ro1">
          <table:table-cell office:value-type="string">
            <text:p>http://ruian.linked.opendata.cz/resource/obce/597325</text:p>
          </table:table-cell>
          <table:table-cell office:value-type="string">
            <text:p>Heřmanovice</text:p>
          </table:table-cell>
        </table:table-row>
        <table:table-row table:style-name="ro1">
          <table:table-cell office:value-type="string">
            <text:p>http://ruian.linked.opendata.cz/resource/obce/571385</text:p>
          </table:table-cell>
          <table:table-cell office:value-type="string">
            <text:p>Heřmanův Městec</text:p>
          </table:table-cell>
        </table:table-row>
        <table:table-row table:style-name="ro1">
          <table:table-cell office:value-type="string">
            <text:p>http://ruian.linked.opendata.cz/resource/obce/583014</text:p>
          </table:table-cell>
          <table:table-cell office:value-type="string">
            <text:p>Heroltice</text:p>
          </table:table-cell>
        </table:table-row>
        <table:table-row table:style-name="ro1">
          <table:table-cell office:value-type="string">
            <text:p>http://ruian.linked.opendata.cz/resource/obce/550213</text:p>
          </table:table-cell>
          <table:table-cell office:value-type="string">
            <text:p>Heršpice</text:p>
          </table:table-cell>
        </table:table-row>
        <table:table-row table:style-name="ro1">
          <table:table-cell office:value-type="string">
            <text:p>http://ruian.linked.opendata.cz/resource/obce/594032</text:p>
          </table:table-cell>
          <table:table-cell office:value-type="string">
            <text:p>Hevlín</text:p>
          </table:table-cell>
        </table:table-row>
        <table:table-row table:style-name="ro1">
          <table:table-cell office:value-type="string">
            <text:p>http://ruian.linked.opendata.cz/resource/obce/569666</text:p>
          </table:table-cell>
          <table:table-cell office:value-type="string">
            <text:p>Hladké Životice</text:p>
          </table:table-cell>
        </table:table-row>
        <table:table-row table:style-name="ro1">
          <table:table-cell office:value-type="string">
            <text:p>http://ruian.linked.opendata.cz/resource/obce/587125</text:p>
          </table:table-cell>
          <table:table-cell office:value-type="string">
            <text:p>Hladov</text:p>
          </table:table-cell>
        </table:table-row>
        <table:table-row table:style-name="ro1">
          <table:table-cell office:value-type="string">
            <text:p>http://ruian.linked.opendata.cz/resource/obce/560481</text:p>
          </table:table-cell>
          <table:table-cell office:value-type="string">
            <text:p>Hlasivo</text:p>
          </table:table-cell>
        </table:table-row>
        <table:table-row table:style-name="ro1">
          <table:table-cell office:value-type="string">
            <text:p>http://ruian.linked.opendata.cz/resource/obce/531171</text:p>
          </table:table-cell>
          <table:table-cell office:value-type="string">
            <text:p>Hlásná Třebaň</text:p>
          </table:table-cell>
        </table:table-row>
        <table:table-row table:style-name="ro1">
          <table:table-cell office:value-type="string">
            <text:p>http://ruian.linked.opendata.cz/resource/obce/552330</text:p>
          </table:table-cell>
          <table:table-cell office:value-type="string">
            <text:p>Hlásnice</text:p>
          </table:table-cell>
        </table:table-row>
        <table:table-row table:style-name="ro1">
          <table:table-cell office:value-type="string">
            <text:p>http://ruian.linked.opendata.cz/resource/obce/535851</text:p>
          </table:table-cell>
          <table:table-cell office:value-type="string">
            <text:p>Hlavatce</text:p>
          </table:table-cell>
        </table:table-row>
        <table:table-row table:style-name="ro1">
          <table:table-cell office:value-type="string">
            <text:p>http://ruian.linked.opendata.cz/resource/obce/552321</text:p>
          </table:table-cell>
          <table:table-cell office:value-type="string">
            <text:p>Hlavatce</text:p>
          </table:table-cell>
        </table:table-row>
        <table:table-row table:style-name="ro1">
          <table:table-cell office:value-type="string">
            <text:p>http://ruian.linked.opendata.cz/resource/obce/574961</text:p>
          </table:table-cell>
          <table:table-cell office:value-type="string">
            <text:p>Hlavečník</text:p>
          </table:table-cell>
        </table:table-row>
        <table:table-row table:style-name="ro1">
          <table:table-cell office:value-type="string">
            <text:p>http://ruian.linked.opendata.cz/resource/obce/565989</text:p>
          </table:table-cell>
          <table:table-cell office:value-type="string">
            <text:p>Hlavenec</text:p>
          </table:table-cell>
        </table:table-row>
        <table:table-row table:style-name="ro1">
          <table:table-cell office:value-type="string">
            <text:p>http://ruian.linked.opendata.cz/resource/obce/564052</text:p>
          </table:table-cell>
          <table:table-cell office:value-type="string">
            <text:p>Hlavice</text:p>
          </table:table-cell>
        </table:table-row>
        <table:table-row table:style-name="ro1">
          <table:table-cell office:value-type="string">
            <text:p>http://ruian.linked.opendata.cz/resource/obce/553093</text:p>
          </table:table-cell>
          <table:table-cell office:value-type="string">
            <text:p>Hlavnice</text:p>
          </table:table-cell>
        </table:table-row>
        <table:table-row table:style-name="ro1">
          <table:table-cell office:value-type="string">
            <text:p>http://ruian.linked.opendata.cz/resource/obce/556203</text:p>
          </table:table-cell>
          <table:table-cell office:value-type="string">
            <text:p>Hlavňovice</text:p>
          </table:table-cell>
        </table:table-row>
        <table:table-row table:style-name="ro1">
          <table:table-cell office:value-type="string">
            <text:p>http://ruian.linked.opendata.cz/resource/obce/583022</text:p>
          </table:table-cell>
          <table:table-cell office:value-type="string">
            <text:p>Hlína</text:p>
          </table:table-cell>
        </table:table-row>
        <table:table-row table:style-name="ro1">
          <table:table-cell office:value-type="string">
            <text:p>http://ruian.linked.opendata.cz/resource/obce/566390</text:p>
          </table:table-cell>
          <table:table-cell office:value-type="string">
            <text:p>Hlince</text:p>
          </table:table-cell>
        </table:table-row>
        <table:table-row table:style-name="ro1">
          <table:table-cell office:value-type="string">
            <text:p>http://ruian.linked.opendata.cz/resource/obce/598607</text:p>
          </table:table-cell>
          <table:table-cell office:value-type="string">
            <text:p>Hlincová Hora</text:p>
          </table:table-cell>
        </table:table-row>
        <table:table-row table:style-name="ro1">
          <table:table-cell office:value-type="string">
            <text:p>http://ruian.linked.opendata.cz/resource/obce/551872</text:p>
          </table:table-cell>
          <table:table-cell office:value-type="string">
            <text:p>Hlinka</text:p>
          </table:table-cell>
        </table:table-row>
        <table:table-row table:style-name="ro1">
          <table:table-cell office:value-type="string">
            <text:p>http://ruian.linked.opendata.cz/resource/obce/564842</text:p>
          </table:table-cell>
          <table:table-cell office:value-type="string">
            <text:p>Hlinná</text:p>
          </table:table-cell>
        </table:table-row>
        <table:table-row table:style-name="ro1">
          <table:table-cell office:value-type="string">
            <text:p>http://ruian.linked.opendata.cz/resource/obce/569267</text:p>
          </table:table-cell>
          <table:table-cell office:value-type="string">
            <text:p>Hlinsko</text:p>
          </table:table-cell>
        </table:table-row>
        <table:table-row table:style-name="ro1">
          <table:table-cell office:value-type="string">
            <text:p>http://ruian.linked.opendata.cz/resource/obce/571393</text:p>
          </table:table-cell>
          <table:table-cell office:value-type="string">
            <text:p>Hlinsko</text:p>
          </table:table-cell>
        </table:table-row>
        <table:table-row table:style-name="ro1">
          <table:table-cell office:value-type="string">
            <text:p>http://ruian.linked.opendata.cz/resource/obce/531197</text:p>
          </table:table-cell>
          <table:table-cell office:value-type="string">
            <text:p>Hlízov</text:p>
          </table:table-cell>
        </table:table-row>
        <table:table-row table:style-name="ro1">
          <table:table-cell office:value-type="string">
            <text:p>http://ruian.linked.opendata.cz/resource/obce/553620</text:p>
          </table:table-cell>
          <table:table-cell office:value-type="string">
            <text:p>Hlohová</text:p>
          </table:table-cell>
        </table:table-row>
        <table:table-row table:style-name="ro1">
          <table:table-cell office:value-type="string">
            <text:p>http://ruian.linked.opendata.cz/resource/obce/566641</text:p>
          </table:table-cell>
          <table:table-cell office:value-type="string">
            <text:p>Hlohovčice</text:p>
          </table:table-cell>
        </table:table-row>
        <table:table-row table:style-name="ro1">
          <table:table-cell office:value-type="string">
            <text:p>http://ruian.linked.opendata.cz/resource/obce/584452</text:p>
          </table:table-cell>
          <table:table-cell office:value-type="string">
            <text:p>Hlohovec</text:p>
          </table:table-cell>
        </table:table-row>
        <table:table-row table:style-name="ro1">
          <table:table-cell office:value-type="string">
            <text:p>http://ruian.linked.opendata.cz/resource/obce/559806</text:p>
          </table:table-cell>
          <table:table-cell office:value-type="string">
            <text:p>Hlohovice</text:p>
          </table:table-cell>
        </table:table-row>
        <table:table-row table:style-name="ro1">
          <table:table-cell office:value-type="string">
            <text:p>http://ruian.linked.opendata.cz/resource/obce/593036</text:p>
          </table:table-cell>
          <table:table-cell office:value-type="string">
            <text:p>Hlubočany</text:p>
          </table:table-cell>
        </table:table-row>
        <table:table-row table:style-name="ro1">
          <table:table-cell office:value-type="string">
            <text:p>http://ruian.linked.opendata.cz/resource/obce/568368</text:p>
          </table:table-cell>
          <table:table-cell office:value-type="string">
            <text:p>Hlubočec</text:p>
          </table:table-cell>
        </table:table-row>
        <table:table-row table:style-name="ro1">
          <table:table-cell office:value-type="string">
            <text:p>http://ruian.linked.opendata.cz/resource/obce/502146</text:p>
          </table:table-cell>
          <table:table-cell office:value-type="string">
            <text:p>Hlubočky</text:p>
          </table:table-cell>
        </table:table-row>
        <table:table-row table:style-name="ro1">
          <table:table-cell office:value-type="string">
            <text:p>http://ruian.linked.opendata.cz/resource/obce/571407</text:p>
          </table:table-cell>
          <table:table-cell office:value-type="string">
            <text:p>Hluboká</text:p>
          </table:table-cell>
        </table:table-row>
        <table:table-row table:style-name="ro1">
          <table:table-cell office:value-type="string">
            <text:p>http://ruian.linked.opendata.cz/resource/obce/544485</text:p>
          </table:table-cell>
          <table:table-cell office:value-type="string">
            <text:p>Hluboká nad Vltavou</text:p>
          </table:table-cell>
        </table:table-row>
        <table:table-row table:style-name="ro1">
          <table:table-cell office:value-type="string">
            <text:p>http://ruian.linked.opendata.cz/resource/obce/590614</text:p>
          </table:table-cell>
          <table:table-cell office:value-type="string">
            <text:p>Hluboké</text:p>
          </table:table-cell>
        </table:table-row>
        <table:table-row table:style-name="ro1">
          <table:table-cell office:value-type="string">
            <text:p>http://ruian.linked.opendata.cz/resource/obce/581577</text:p>
          </table:table-cell>
          <table:table-cell office:value-type="string">
            <text:p>Hluboké Dvory</text:p>
          </table:table-cell>
        </table:table-row>
        <table:table-row table:style-name="ro1">
          <table:table-cell office:value-type="string">
            <text:p>http://ruian.linked.opendata.cz/resource/obce/594041</text:p>
          </table:table-cell>
          <table:table-cell office:value-type="string">
            <text:p>Hluboké Mašůvky</text:p>
          </table:table-cell>
        </table:table-row>
        <table:table-row table:style-name="ro1">
          <table:table-cell office:value-type="string">
            <text:p>http://ruian.linked.opendata.cz/resource/obce/540242</text:p>
          </table:table-cell>
          <table:table-cell office:value-type="string">
            <text:p>Hluboš</text:p>
          </table:table-cell>
        </table:table-row>
        <table:table-row table:style-name="ro1">
          <table:table-cell office:value-type="string">
            <text:p>http://ruian.linked.opendata.cz/resource/obce/564605</text:p>
          </table:table-cell>
          <table:table-cell office:value-type="string">
            <text:p>Hlubyně</text:p>
          </table:table-cell>
        </table:table-row>
        <table:table-row table:style-name="ro1">
          <table:table-cell office:value-type="string">
            <text:p>http://ruian.linked.opendata.cz/resource/obce/589501</text:p>
          </table:table-cell>
          <table:table-cell office:value-type="string">
            <text:p>Hluchov</text:p>
          </table:table-cell>
        </table:table-row>
        <table:table-row table:style-name="ro1">
          <table:table-cell office:value-type="string">
            <text:p>http://ruian.linked.opendata.cz/resource/obce/507016</text:p>
          </table:table-cell>
          <table:table-cell office:value-type="string">
            <text:p>Hlučín</text:p>
          </table:table-cell>
        </table:table-row>
        <table:table-row table:style-name="ro1">
          <table:table-cell office:value-type="string">
            <text:p>http://ruian.linked.opendata.cz/resource/obce/592170</text:p>
          </table:table-cell>
          <table:table-cell office:value-type="string">
            <text:p>Hluk</text:p>
          </table:table-cell>
        </table:table-row>
        <table:table-row table:style-name="ro1">
          <table:table-cell office:value-type="string">
            <text:p>http://ruian.linked.opendata.cz/resource/obce/536628</text:p>
          </table:table-cell>
          <table:table-cell office:value-type="string">
            <text:p>Hlupín</text:p>
          </table:table-cell>
        </table:table-row>
        <table:table-row table:style-name="ro1">
          <table:table-cell office:value-type="string">
            <text:p>http://ruian.linked.opendata.cz/resource/obce/570001</text:p>
          </table:table-cell>
          <table:table-cell office:value-type="string">
            <text:p>Hlušice</text:p>
          </table:table-cell>
        </table:table-row>
        <table:table-row table:style-name="ro1">
          <table:table-cell office:value-type="string">
            <text:p>http://ruian.linked.opendata.cz/resource/obce/552020</text:p>
          </table:table-cell>
          <table:table-cell office:value-type="string">
            <text:p>Hlušovice</text:p>
          </table:table-cell>
        </table:table-row>
        <table:table-row table:style-name="ro1">
          <table:table-cell office:value-type="string">
            <text:p>http://ruian.linked.opendata.cz/resource/obce/542083</text:p>
          </table:table-cell>
          <table:table-cell office:value-type="string">
            <text:p>Hnačov</text:p>
          </table:table-cell>
        </table:table-row>
        <table:table-row table:style-name="ro1">
          <table:table-cell office:value-type="string">
            <text:p>http://ruian.linked.opendata.cz/resource/obce/594059</text:p>
          </table:table-cell>
          <table:table-cell office:value-type="string">
            <text:p>Hnanice</text:p>
          </table:table-cell>
        </table:table-row>
        <table:table-row table:style-name="ro1">
          <table:table-cell office:value-type="string">
            <text:p>http://ruian.linked.opendata.cz/resource/obce/580261</text:p>
          </table:table-cell>
          <table:table-cell office:value-type="string">
            <text:p>Hnátnice</text:p>
          </table:table-cell>
        </table:table-row>
        <table:table-row table:style-name="ro1">
          <table:table-cell office:value-type="string">
            <text:p>http://ruian.linked.opendata.cz/resource/obce/570010</text:p>
          </table:table-cell>
          <table:table-cell office:value-type="string">
            <text:p>Hněvčeves</text:p>
          </table:table-cell>
        </table:table-row>
        <table:table-row table:style-name="ro1">
          <table:table-cell office:value-type="string">
            <text:p>http://ruian.linked.opendata.cz/resource/obce/568694</text:p>
          </table:table-cell>
          <table:table-cell office:value-type="string">
            <text:p>Hněvkovice</text:p>
          </table:table-cell>
        </table:table-row>
        <table:table-row table:style-name="ro1">
          <table:table-cell office:value-type="string">
            <text:p>http://ruian.linked.opendata.cz/resource/obce/530221</text:p>
          </table:table-cell>
          <table:table-cell office:value-type="string">
            <text:p>Hněvnice</text:p>
          </table:table-cell>
        </table:table-row>
        <table:table-row table:style-name="ro1">
          <table:table-cell office:value-type="string">
            <text:p>http://ruian.linked.opendata.cz/resource/obce/507105</text:p>
          </table:table-cell>
          <table:table-cell office:value-type="string">
            <text:p>Hněvošice</text:p>
          </table:table-cell>
        </table:table-row>
        <table:table-row table:style-name="ro1">
          <table:table-cell office:value-type="string">
            <text:p>http://ruian.linked.opendata.cz/resource/obce/502235</text:p>
          </table:table-cell>
          <table:table-cell office:value-type="string">
            <text:p>Hněvotín</text:p>
          </table:table-cell>
        </table:table-row>
        <table:table-row table:style-name="ro1">
          <table:table-cell office:value-type="string">
            <text:p>http://ruian.linked.opendata.cz/resource/obce/502405</text:p>
          </table:table-cell>
          <table:table-cell office:value-type="string">
            <text:p>Hnojice</text:p>
          </table:table-cell>
        </table:table-row>
        <table:table-row table:style-name="ro1">
          <table:table-cell office:value-type="string">
            <text:p>http://ruian.linked.opendata.cz/resource/obce/598160</text:p>
          </table:table-cell>
          <table:table-cell office:value-type="string">
            <text:p>Hnojník</text:p>
          </table:table-cell>
        </table:table-row>
        <table:table-row table:style-name="ro1">
          <table:table-cell office:value-type="string">
            <text:p>http://ruian.linked.opendata.cz/resource/obce/513075</text:p>
          </table:table-cell>
          <table:table-cell office:value-type="string">
            <text:p>Hobšovice</text:p>
          </table:table-cell>
        </table:table-row>
        <table:table-row table:style-name="ro1">
          <table:table-cell office:value-type="string">
            <text:p>http://ruian.linked.opendata.cz/resource/obce/593044</text:p>
          </table:table-cell>
          <table:table-cell office:value-type="string">
            <text:p>Hodějice</text:p>
          </table:table-cell>
        </table:table-row>
        <table:table-row table:style-name="ro1">
          <table:table-cell office:value-type="string">
            <text:p>http://ruian.linked.opendata.cz/resource/obce/598992</text:p>
          </table:table-cell>
          <table:table-cell office:value-type="string">
            <text:p>Hodětín</text:p>
          </table:table-cell>
        </table:table-row>
        <table:table-row table:style-name="ro1">
          <table:table-cell office:value-type="string">
            <text:p>http://ruian.linked.opendata.cz/resource/obce/587141</text:p>
          </table:table-cell>
          <table:table-cell office:value-type="string">
            <text:p>Hodice</text:p>
          </table:table-cell>
        </table:table-row>
        <table:table-row table:style-name="ro1">
          <table:table-cell office:value-type="string">
            <text:p>http://ruian.linked.opendata.cz/resource/obce/595624</text:p>
          </table:table-cell>
          <table:table-cell office:value-type="string">
            <text:p>Hodíškov</text:p>
          </table:table-cell>
        </table:table-row>
        <table:table-row table:style-name="ro1">
          <table:table-cell office:value-type="string">
            <text:p>http://ruian.linked.opendata.cz/resource/obce/564061</text:p>
          </table:table-cell>
          <table:table-cell office:value-type="string">
            <text:p>Hodkovice nad Mohelkou</text:p>
          </table:table-cell>
        </table:table-row>
        <table:table-row table:style-name="ro1">
          <table:table-cell office:value-type="string">
            <text:p>http://ruian.linked.opendata.cz/resource/obce/594067</text:p>
          </table:table-cell>
          <table:table-cell office:value-type="string">
            <text:p>Hodonice</text:p>
          </table:table-cell>
        </table:table-row>
        <table:table-row table:style-name="ro1">
          <table:table-cell office:value-type="string">
            <text:p>http://ruian.linked.opendata.cz/resource/obce/562904</text:p>
          </table:table-cell>
          <table:table-cell office:value-type="string">
            <text:p>Hodonice</text:p>
          </table:table-cell>
        </table:table-row>
        <table:table-row table:style-name="ro1">
          <table:table-cell office:value-type="string">
            <text:p>http://ruian.linked.opendata.cz/resource/obce/547794</text:p>
          </table:table-cell>
          <table:table-cell office:value-type="string">
            <text:p>Hodonín</text:p>
          </table:table-cell>
        </table:table-row>
        <table:table-row table:style-name="ro1">
          <table:table-cell office:value-type="string">
            <text:p>http://ruian.linked.opendata.cz/resource/obce/581593</text:p>
          </table:table-cell>
          <table:table-cell office:value-type="string">
            <text:p>Hodonín</text:p>
          </table:table-cell>
        </table:table-row>
        <table:table-row table:style-name="ro1">
          <table:table-cell office:value-type="string">
            <text:p>http://ruian.linked.opendata.cz/resource/obce/586021</text:p>
          </table:table-cell>
          <table:table-cell office:value-type="string">
            <text:p>Hodonín</text:p>
          </table:table-cell>
        </table:table-row>
        <table:table-row table:style-name="ro1">
          <table:table-cell office:value-type="string">
            <text:p>http://ruian.linked.opendata.cz/resource/obce/590622</text:p>
          </table:table-cell>
          <table:table-cell office:value-type="string">
            <text:p>Hodov</text:p>
          </table:table-cell>
        </table:table-row>
        <table:table-row table:style-name="ro1">
          <table:table-cell office:value-type="string">
            <text:p>http://ruian.linked.opendata.cz/resource/obce/599409</text:p>
          </table:table-cell>
          <table:table-cell office:value-type="string">
            <text:p>Hodslavice</text:p>
          </table:table-cell>
        </table:table-row>
        <table:table-row table:style-name="ro1">
          <table:table-cell office:value-type="string">
            <text:p>http://ruian.linked.opendata.cz/resource/obce/547883</text:p>
          </table:table-cell>
          <table:table-cell office:value-type="string">
            <text:p>Hojanovice</text:p>
          </table:table-cell>
        </table:table-row>
        <table:table-row table:style-name="ro1">
          <table:table-cell office:value-type="string">
            <text:p>http://ruian.linked.opendata.cz/resource/obce/587150</text:p>
          </table:table-cell>
          <table:table-cell office:value-type="string">
            <text:p>Hojkov</text:p>
          </table:table-cell>
        </table:table-row>
        <table:table-row table:style-name="ro1">
          <table:table-cell office:value-type="string">
            <text:p>http://ruian.linked.opendata.cz/resource/obce/561096</text:p>
          </table:table-cell>
          <table:table-cell office:value-type="string">
            <text:p>Hojovice</text:p>
          </table:table-cell>
        </table:table-row>
        <table:table-row table:style-name="ro1">
          <table:table-cell office:value-type="string">
            <text:p>http://ruian.linked.opendata.cz/resource/obce/561584</text:p>
          </table:table-cell>
          <table:table-cell office:value-type="string">
            <text:p>Holany</text:p>
          </table:table-cell>
        </table:table-row>
        <table:table-row table:style-name="ro1">
          <table:table-cell office:value-type="string">
            <text:p>http://ruian.linked.opendata.cz/resource/obce/583031</text:p>
          </table:table-cell>
          <table:table-cell office:value-type="string">
            <text:p>Holasice</text:p>
          </table:table-cell>
        </table:table-row>
        <table:table-row table:style-name="ro1">
          <table:table-cell office:value-type="string">
            <text:p>http://ruian.linked.opendata.cz/resource/obce/507113</text:p>
          </table:table-cell>
          <table:table-cell office:value-type="string">
            <text:p>Holasovice</text:p>
          </table:table-cell>
        </table:table-row>
        <table:table-row table:style-name="ro1">
          <table:table-cell office:value-type="string">
            <text:p>http://ruian.linked.opendata.cz/resource/obce/597341</text:p>
          </table:table-cell>
          <table:table-cell office:value-type="string">
            <text:p>Holčovice</text:p>
          </table:table-cell>
        </table:table-row>
        <table:table-row table:style-name="ro1">
          <table:table-cell office:value-type="string">
            <text:p>http://ruian.linked.opendata.cz/resource/obce/566187</text:p>
          </table:table-cell>
          <table:table-cell office:value-type="string">
            <text:p>Holedeč</text:p>
          </table:table-cell>
        </table:table-row>
        <table:table-row table:style-name="ro1">
          <table:table-cell office:value-type="string">
            <text:p>http://ruian.linked.opendata.cz/resource/obce/577111</text:p>
          </table:table-cell>
          <table:table-cell office:value-type="string">
            <text:p>Holenice</text:p>
          </table:table-cell>
        </table:table-row>
        <table:table-row table:style-name="ro1">
          <table:table-cell office:value-type="string">
            <text:p>http://ruian.linked.opendata.cz/resource/obce/588458</text:p>
          </table:table-cell>
          <table:table-cell office:value-type="string">
            <text:p>Holešov</text:p>
          </table:table-cell>
        </table:table-row>
        <table:table-row table:style-name="ro1">
          <table:table-cell office:value-type="string">
            <text:p>http://ruian.linked.opendata.cz/resource/obce/571440</text:p>
          </table:table-cell>
          <table:table-cell office:value-type="string">
            <text:p>Holetín</text:p>
          </table:table-cell>
        </table:table-row>
        <table:table-row table:style-name="ro1">
          <table:table-cell office:value-type="string">
            <text:p>http://ruian.linked.opendata.cz/resource/obce/574988</text:p>
          </table:table-cell>
          <table:table-cell office:value-type="string">
            <text:p>Holice</text:p>
          </table:table-cell>
        </table:table-row>
        <table:table-row table:style-name="ro1">
          <table:table-cell office:value-type="string">
            <text:p>http://ruian.linked.opendata.cz/resource/obce/572900</text:p>
          </table:table-cell>
          <table:table-cell office:value-type="string">
            <text:p>Holín</text:p>
          </table:table-cell>
        </table:table-row>
        <table:table-row table:style-name="ro1">
          <table:table-cell office:value-type="string">
            <text:p>http://ruian.linked.opendata.cz/resource/obce/570028</text:p>
          </table:table-cell>
          <table:table-cell office:value-type="string">
            <text:p>Holohlavy</text:p>
          </table:table-cell>
        </table:table-row>
        <table:table-row table:style-name="ro1">
          <table:table-cell office:value-type="string">
            <text:p>http://ruian.linked.opendata.cz/resource/obce/573019</text:p>
          </table:table-cell>
          <table:table-cell office:value-type="string">
            <text:p>Holotín</text:p>
          </table:table-cell>
        </table:table-row>
        <table:table-row table:style-name="ro1">
          <table:table-cell office:value-type="string">
            <text:p>http://ruian.linked.opendata.cz/resource/obce/559814</text:p>
          </table:table-cell>
          <table:table-cell office:value-type="string">
            <text:p>Holoubkov</text:p>
          </table:table-cell>
        </table:table-row>
        <table:table-row table:style-name="ro1">
          <table:table-cell office:value-type="string">
            <text:p>http://ruian.linked.opendata.cz/resource/obce/566730</text:p>
          </table:table-cell>
          <table:table-cell office:value-type="string">
            <text:p>Holovousy</text:p>
          </table:table-cell>
        </table:table-row>
        <table:table-row table:style-name="ro1">
          <table:table-cell office:value-type="string">
            <text:p>http://ruian.linked.opendata.cz/resource/obce/572918</text:p>
          </table:table-cell>
          <table:table-cell office:value-type="string">
            <text:p>Holovousy</text:p>
          </table:table-cell>
        </table:table-row>
        <table:table-row table:style-name="ro1">
          <table:table-cell office:value-type="string">
            <text:p>http://ruian.linked.opendata.cz/resource/obce/581615</text:p>
          </table:table-cell>
          <table:table-cell office:value-type="string">
            <text:p>Holštejn</text:p>
          </table:table-cell>
        </table:table-row>
        <table:table-row table:style-name="ro1">
          <table:table-cell office:value-type="string">
            <text:p>http://ruian.linked.opendata.cz/resource/obce/539228</text:p>
          </table:table-cell>
          <table:table-cell office:value-type="string">
            <text:p>Holubice</text:p>
          </table:table-cell>
        </table:table-row>
        <table:table-row table:style-name="ro1">
          <table:table-cell office:value-type="string">
            <text:p>http://ruian.linked.opendata.cz/resource/obce/550825</text:p>
          </table:table-cell>
          <table:table-cell office:value-type="string">
            <text:p>Holubice</text:p>
          </table:table-cell>
        </table:table-row>
        <table:table-row table:style-name="ro1">
          <table:table-cell office:value-type="string">
            <text:p>http://ruian.linked.opendata.cz/resource/obce/545490</text:p>
          </table:table-cell>
          <table:table-cell office:value-type="string">
            <text:p>Holubov</text:p>
          </table:table-cell>
        </table:table-row>
        <table:table-row table:style-name="ro1">
          <table:table-cell office:value-type="string">
            <text:p>http://ruian.linked.opendata.cz/resource/obce/553654</text:p>
          </table:table-cell>
          <table:table-cell office:value-type="string">
            <text:p>Holýšov</text:p>
          </table:table-cell>
        </table:table-row>
        <table:table-row table:style-name="ro1">
          <table:table-cell office:value-type="string">
            <text:p>http://ruian.linked.opendata.cz/resource/obce/544493</text:p>
          </table:table-cell>
          <table:table-cell office:value-type="string">
            <text:p>Homole</text:p>
          </table:table-cell>
        </table:table-row>
        <table:table-row table:style-name="ro1">
          <table:table-cell office:value-type="string">
            <text:p>http://ruian.linked.opendata.cz/resource/obce/567973</text:p>
          </table:table-cell>
          <table:table-cell office:value-type="string">
            <text:p>Homole u Panny</text:p>
          </table:table-cell>
        </table:table-row>
        <table:table-row table:style-name="ro1">
          <table:table-cell office:value-type="string">
            <text:p>http://ruian.linked.opendata.cz/resource/obce/571458</text:p>
          </table:table-cell>
          <table:table-cell office:value-type="string">
            <text:p>Honbice</text:p>
          </table:table-cell>
        </table:table-row>
        <table:table-row table:style-name="ro1">
          <table:table-cell office:value-type="string">
            <text:p>http://ruian.linked.opendata.cz/resource/obce/542342</text:p>
          </table:table-cell>
          <table:table-cell office:value-type="string">
            <text:p>Honětice</text:p>
          </table:table-cell>
        </table:table-row>
        <table:table-row table:style-name="ro1">
          <table:table-cell office:value-type="string">
            <text:p>http://ruian.linked.opendata.cz/resource/obce/540668</text:p>
          </table:table-cell>
          <table:table-cell office:value-type="string">
            <text:p>Honezovice</text:p>
          </table:table-cell>
        </table:table-row>
        <table:table-row table:style-name="ro1">
          <table:table-cell office:value-type="string">
            <text:p>http://ruian.linked.opendata.cz/resource/obce/567167</text:p>
          </table:table-cell>
          <table:table-cell office:value-type="string">
            <text:p>Hora Svaté Kateřiny</text:p>
          </table:table-cell>
        </table:table-row>
        <table:table-row table:style-name="ro1">
          <table:table-cell office:value-type="string">
            <text:p>http://ruian.linked.opendata.cz/resource/obce/563064</text:p>
          </table:table-cell>
          <table:table-cell office:value-type="string">
            <text:p>Hora Svatého Šebestiána</text:p>
          </table:table-cell>
        </table:table-row>
        <table:table-row table:style-name="ro1">
          <table:table-cell office:value-type="string">
            <text:p>http://ruian.linked.opendata.cz/resource/obce/566276</text:p>
          </table:table-cell>
          <table:table-cell office:value-type="string">
            <text:p>Hora Svatého Václava</text:p>
          </table:table-cell>
        </table:table-row>
        <table:table-row table:style-name="ro1">
          <table:table-cell office:value-type="string">
            <text:p>http://ruian.linked.opendata.cz/resource/obce/534854</text:p>
          </table:table-cell>
          <table:table-cell office:value-type="string">
            <text:p>Hořany</text:p>
          </table:table-cell>
        </table:table-row>
        <table:table-row table:style-name="ro1">
          <table:table-cell office:value-type="string">
            <text:p>http://ruian.linked.opendata.cz/resource/obce/537152</text:p>
          </table:table-cell>
          <table:table-cell office:value-type="string">
            <text:p>Hořátev</text:p>
          </table:table-cell>
        </table:table-row>
        <table:table-row table:style-name="ro1">
          <table:table-cell office:value-type="string">
            <text:p>http://ruian.linked.opendata.cz/resource/obce/556254</text:p>
          </table:table-cell>
          <table:table-cell office:value-type="string">
            <text:p>Horažďovice</text:p>
          </table:table-cell>
        </table:table-row>
        <table:table-row table:style-name="ro1">
          <table:table-cell office:value-type="string">
            <text:p>http://ruian.linked.opendata.cz/resource/obce/564257</text:p>
          </table:table-cell>
          <table:table-cell office:value-type="string">
            <text:p>Horčápsko</text:p>
          </table:table-cell>
        </table:table-row>
        <table:table-row table:style-name="ro1">
          <table:table-cell office:value-type="string">
            <text:p>http://ruian.linked.opendata.cz/resource/obce/547531</text:p>
          </table:table-cell>
          <table:table-cell office:value-type="string">
            <text:p>Hořenice</text:p>
          </table:table-cell>
        </table:table-row>
        <table:table-row table:style-name="ro1">
          <table:table-cell office:value-type="string">
            <text:p>http://ruian.linked.opendata.cz/resource/obce/547948</text:p>
          </table:table-cell>
          <table:table-cell office:value-type="string">
            <text:p>Hořepník</text:p>
          </table:table-cell>
        </table:table-row>
        <table:table-row table:style-name="ro1">
          <table:table-cell office:value-type="string">
            <text:p>http://ruian.linked.opendata.cz/resource/obce/541729</text:p>
          </table:table-cell>
          <table:table-cell office:value-type="string">
            <text:p>Hořesedly</text:p>
          </table:table-cell>
        </table:table-row>
        <table:table-row table:style-name="ro1">
          <table:table-cell office:value-type="string">
            <text:p>http://ruian.linked.opendata.cz/resource/obce/532321</text:p>
          </table:table-cell>
          <table:table-cell office:value-type="string">
            <text:p>Hořešovice</text:p>
          </table:table-cell>
        </table:table-row>
        <table:table-row table:style-name="ro1">
          <table:table-cell office:value-type="string">
            <text:p>http://ruian.linked.opendata.cz/resource/obce/535150</text:p>
          </table:table-cell>
          <table:table-cell office:value-type="string">
            <text:p>Hořešovičky</text:p>
          </table:table-cell>
        </table:table-row>
        <table:table-row table:style-name="ro1">
          <table:table-cell office:value-type="string">
            <text:p>http://ruian.linked.opendata.cz/resource/obce/547956</text:p>
          </table:table-cell>
          <table:table-cell office:value-type="string">
            <text:p>Hořice</text:p>
          </table:table-cell>
        </table:table-row>
        <table:table-row table:style-name="ro1">
          <table:table-cell office:value-type="string">
            <text:p>http://ruian.linked.opendata.cz/resource/obce/572926</text:p>
          </table:table-cell>
          <table:table-cell office:value-type="string">
            <text:p>Hořice</text:p>
          </table:table-cell>
        </table:table-row>
        <table:table-row table:style-name="ro1">
          <table:table-cell office:value-type="string">
            <text:p>http://ruian.linked.opendata.cz/resource/obce/545520</text:p>
          </table:table-cell>
          <table:table-cell office:value-type="string">
            <text:p>Hořice na Šumavě</text:p>
          </table:table-cell>
        </table:table-row>
        <table:table-row table:style-name="ro1">
          <table:table-cell office:value-type="string">
            <text:p>http://ruian.linked.opendata.cz/resource/obce/574074</text:p>
          </table:table-cell>
          <table:table-cell office:value-type="string">
            <text:p>Hořičky</text:p>
          </table:table-cell>
        </table:table-row>
        <table:table-row table:style-name="ro1">
          <table:table-cell office:value-type="string">
            <text:p>http://ruian.linked.opendata.cz/resource/obce/534803</text:p>
          </table:table-cell>
          <table:table-cell office:value-type="string">
            <text:p>Hořín</text:p>
          </table:table-cell>
        </table:table-row>
        <table:table-row table:style-name="ro1">
          <table:table-cell office:value-type="string">
            <text:p>http://ruian.linked.opendata.cz/resource/obce/570044</text:p>
          </table:table-cell>
          <table:table-cell office:value-type="string">
            <text:p>Hořiněves</text:p>
          </table:table-cell>
        </table:table-row>
        <table:table-row table:style-name="ro1">
          <table:table-cell office:value-type="string">
            <text:p>http://ruian.linked.opendata.cz/resource/obce/571466</text:p>
          </table:table-cell>
          <table:table-cell office:value-type="string">
            <text:p>Horka</text:p>
          </table:table-cell>
        </table:table-row>
        <table:table-row table:style-name="ro1">
          <table:table-cell office:value-type="string">
            <text:p>http://ruian.linked.opendata.cz/resource/obce/531430</text:p>
          </table:table-cell>
          <table:table-cell office:value-type="string">
            <text:p>Horka I</text:p>
          </table:table-cell>
        </table:table-row>
        <table:table-row table:style-name="ro1">
          <table:table-cell office:value-type="string">
            <text:p>http://ruian.linked.opendata.cz/resource/obce/534056</text:p>
          </table:table-cell>
          <table:table-cell office:value-type="string">
            <text:p>Horka II</text:p>
          </table:table-cell>
        </table:table-row>
        <table:table-row table:style-name="ro1">
          <table:table-cell office:value-type="string">
            <text:p>http://ruian.linked.opendata.cz/resource/obce/502545</text:p>
          </table:table-cell>
          <table:table-cell office:value-type="string">
            <text:p>Horka nad Moravou</text:p>
          </table:table-cell>
        </table:table-row>
        <table:table-row table:style-name="ro1">
          <table:table-cell office:value-type="string">
            <text:p>http://ruian.linked.opendata.cz/resource/obce/574201</text:p>
          </table:table-cell>
          <table:table-cell office:value-type="string">
            <text:p>Horka u Staré Paky</text:p>
          </table:table-cell>
        </table:table-row>
        <table:table-row table:style-name="ro1">
          <table:table-cell office:value-type="string">
            <text:p>http://ruian.linked.opendata.cz/resource/obce/531359</text:p>
          </table:table-cell>
          <table:table-cell office:value-type="string">
            <text:p>Horky</text:p>
          </table:table-cell>
        </table:table-row>
        <table:table-row table:style-name="ro1">
          <table:table-cell office:value-type="string">
            <text:p>http://ruian.linked.opendata.cz/resource/obce/578053</text:p>
          </table:table-cell>
          <table:table-cell office:value-type="string">
            <text:p>Horky</text:p>
          </table:table-cell>
        </table:table-row>
        <table:table-row table:style-name="ro1">
          <table:table-cell office:value-type="string">
            <text:p>http://ruian.linked.opendata.cz/resource/obce/535818</text:p>
          </table:table-cell>
          <table:table-cell office:value-type="string">
            <text:p>Horky nad Jizerou</text:p>
          </table:table-cell>
        </table:table-row>
        <table:table-row table:style-name="ro1">
          <table:table-cell office:value-type="string">
            <text:p>http://ruian.linked.opendata.cz/resource/obce/542687</text:p>
          </table:table-cell>
          <table:table-cell office:value-type="string">
            <text:p>Horní Bečva</text:p>
          </table:table-cell>
        </table:table-row>
        <table:table-row table:style-name="ro1">
          <table:table-cell office:value-type="string">
            <text:p>http://ruian.linked.opendata.cz/resource/obce/558877</text:p>
          </table:table-cell>
          <table:table-cell office:value-type="string">
            <text:p>Horní Bělá</text:p>
          </table:table-cell>
        </table:table-row>
        <table:table-row table:style-name="ro1">
          <table:table-cell office:value-type="string">
            <text:p>http://ruian.linked.opendata.cz/resource/obce/597350</text:p>
          </table:table-cell>
          <table:table-cell office:value-type="string">
            <text:p>Horní Benešov</text:p>
          </table:table-cell>
        </table:table-row>
        <table:table-row table:style-name="ro1">
          <table:table-cell office:value-type="string">
            <text:p>http://ruian.linked.opendata.cz/resource/obce/564851</text:p>
          </table:table-cell>
          <table:table-cell office:value-type="string">
            <text:p>Horní Beřkovice</text:p>
          </table:table-cell>
        </table:table-row>
        <table:table-row table:style-name="ro1">
          <table:table-cell office:value-type="string">
            <text:p>http://ruian.linked.opendata.cz/resource/obce/532312</text:p>
          </table:table-cell>
          <table:table-cell office:value-type="string">
            <text:p>Horní Bezděkov</text:p>
          </table:table-cell>
        </table:table-row>
        <table:table-row table:style-name="ro1">
          <table:table-cell office:value-type="string">
            <text:p>http://ruian.linked.opendata.cz/resource/obce/555169</text:p>
          </table:table-cell>
          <table:table-cell office:value-type="string">
            <text:p>Horní Blatná</text:p>
          </table:table-cell>
        </table:table-row>
        <table:table-row table:style-name="ro1">
          <table:table-cell office:value-type="string">
            <text:p>http://ruian.linked.opendata.cz/resource/obce/598178</text:p>
          </table:table-cell>
          <table:table-cell office:value-type="string">
            <text:p>Horní Bludovice</text:p>
          </table:table-cell>
        </table:table-row>
        <table:table-row table:style-name="ro1">
          <table:table-cell office:value-type="string">
            <text:p>http://ruian.linked.opendata.cz/resource/obce/584461</text:p>
          </table:table-cell>
          <table:table-cell office:value-type="string">
            <text:p>Horní Bojanovice</text:p>
          </table:table-cell>
        </table:table-row>
        <table:table-row table:style-name="ro1">
          <table:table-cell office:value-type="string">
            <text:p>http://ruian.linked.opendata.cz/resource/obce/571474</text:p>
          </table:table-cell>
          <table:table-cell office:value-type="string">
            <text:p>Horní Bradlo</text:p>
          </table:table-cell>
        </table:table-row>
        <table:table-row table:style-name="ro1">
          <table:table-cell office:value-type="string">
            <text:p>http://ruian.linked.opendata.cz/resource/obce/577120</text:p>
          </table:table-cell>
          <table:table-cell office:value-type="string">
            <text:p>Horní Branná</text:p>
          </table:table-cell>
        </table:table-row>
        <table:table-row table:style-name="ro1">
          <table:table-cell office:value-type="string">
            <text:p>http://ruian.linked.opendata.cz/resource/obce/594075</text:p>
          </table:table-cell>
          <table:table-cell office:value-type="string">
            <text:p>Horní Břečkov</text:p>
          </table:table-cell>
        </table:table-row>
        <table:table-row table:style-name="ro1">
          <table:table-cell office:value-type="string">
            <text:p>http://ruian.linked.opendata.cz/resource/obce/558885</text:p>
          </table:table-cell>
          <table:table-cell office:value-type="string">
            <text:p>Horní Bříza</text:p>
          </table:table-cell>
        </table:table-row>
        <table:table-row table:style-name="ro1">
          <table:table-cell office:value-type="string">
            <text:p>http://ruian.linked.opendata.cz/resource/obce/579238</text:p>
          </table:table-cell>
          <table:table-cell office:value-type="string">
            <text:p>Horní Brusnice</text:p>
          </table:table-cell>
        </table:table-row>
        <table:table-row table:style-name="ro1">
          <table:table-cell office:value-type="string">
            <text:p>http://ruian.linked.opendata.cz/resource/obce/535834</text:p>
          </table:table-cell>
          <table:table-cell office:value-type="string">
            <text:p>Horní Bukovina</text:p>
          </table:table-cell>
        </table:table-row>
        <table:table-row table:style-name="ro1">
          <table:table-cell office:value-type="string">
            <text:p>http://ruian.linked.opendata.cz/resource/obce/547913</text:p>
          </table:table-cell>
          <table:table-cell office:value-type="string">
            <text:p>Horní Cerekev</text:p>
          </table:table-cell>
        </table:table-row>
        <table:table-row table:style-name="ro1">
          <table:table-cell office:value-type="string">
            <text:p>http://ruian.linked.opendata.cz/resource/obce/580279</text:p>
          </table:table-cell>
          <table:table-cell office:value-type="string">
            <text:p>Horní Čermná</text:p>
          </table:table-cell>
        </table:table-row>
        <table:table-row table:style-name="ro1">
          <table:table-cell office:value-type="string">
            <text:p>http://ruian.linked.opendata.cz/resource/obce/512192</text:p>
          </table:table-cell>
          <table:table-cell office:value-type="string">
            <text:p>Horní Domaslavice</text:p>
          </table:table-cell>
        </table:table-row>
        <table:table-row table:style-name="ro1">
          <table:table-cell office:value-type="string">
            <text:p>http://ruian.linked.opendata.cz/resource/obce/587168</text:p>
          </table:table-cell>
          <table:table-cell office:value-type="string">
            <text:p>Horní Dubenky</text:p>
          </table:table-cell>
        </table:table-row>
        <table:table-row table:style-name="ro1">
          <table:table-cell office:value-type="string">
            <text:p>http://ruian.linked.opendata.cz/resource/obce/594083</text:p>
          </table:table-cell>
          <table:table-cell office:value-type="string">
            <text:p>Horní Dubňany</text:p>
          </table:table-cell>
        </table:table-row>
        <table:table-row table:style-name="ro1">
          <table:table-cell office:value-type="string">
            <text:p>http://ruian.linked.opendata.cz/resource/obce/594091</text:p>
          </table:table-cell>
          <table:table-cell office:value-type="string">
            <text:p>Horní Dunajovice</text:p>
          </table:table-cell>
        </table:table-row>
        <table:table-row table:style-name="ro1">
          <table:table-cell office:value-type="string">
            <text:p>http://ruian.linked.opendata.cz/resource/obce/545503</text:p>
          </table:table-cell>
          <table:table-cell office:value-type="string">
            <text:p>Horní Dvořiště</text:p>
          </table:table-cell>
        </table:table-row>
        <table:table-row table:style-name="ro1">
          <table:table-cell office:value-type="string">
            <text:p>http://ruian.linked.opendata.cz/resource/obce/545929</text:p>
          </table:table-cell>
          <table:table-cell office:value-type="string">
            <text:p>Horní Habartice</text:p>
          </table:table-cell>
        </table:table-row>
        <table:table-row table:style-name="ro1">
          <table:table-cell office:value-type="string">
            <text:p>http://ruian.linked.opendata.cz/resource/obce/580295</text:p>
          </table:table-cell>
          <table:table-cell office:value-type="string">
            <text:p>Horní Heřmanice</text:p>
          </table:table-cell>
        </table:table-row>
        <table:table-row table:style-name="ro1">
          <table:table-cell office:value-type="string">
            <text:p>http://ruian.linked.opendata.cz/resource/obce/590631</text:p>
          </table:table-cell>
          <table:table-cell office:value-type="string">
            <text:p>Horní Heřmanice</text:p>
          </table:table-cell>
        </table:table-row>
        <table:table-row table:style-name="ro1">
          <table:table-cell office:value-type="string">
            <text:p>http://ruian.linked.opendata.cz/resource/obce/574996</text:p>
          </table:table-cell>
          <table:table-cell office:value-type="string">
            <text:p>Horní Jelení</text:p>
          </table:table-cell>
        </table:table-row>
        <table:table-row table:style-name="ro1">
          <table:table-cell office:value-type="string">
            <text:p>http://ruian.linked.opendata.cz/resource/obce/567175</text:p>
          </table:table-cell>
          <table:table-cell office:value-type="string">
            <text:p>Horní Jiřetín</text:p>
          </table:table-cell>
        </table:table-row>
        <table:table-row table:style-name="ro1">
          <table:table-cell office:value-type="string">
            <text:p>http://ruian.linked.opendata.cz/resource/obce/579254</text:p>
          </table:table-cell>
          <table:table-cell office:value-type="string">
            <text:p>Horní Kalná</text:p>
          </table:table-cell>
        </table:table-row>
        <table:table-row table:style-name="ro1">
          <table:table-cell office:value-type="string">
            <text:p>http://ruian.linked.opendata.cz/resource/obce/553662</text:p>
          </table:table-cell>
          <table:table-cell office:value-type="string">
            <text:p>Horní Kamenice</text:p>
          </table:table-cell>
        </table:table-row>
        <table:table-row table:style-name="ro1">
          <table:table-cell office:value-type="string">
            <text:p>http://ruian.linked.opendata.cz/resource/obce/536105</text:p>
          </table:table-cell>
          <table:table-cell office:value-type="string">
            <text:p>Horní Kněžeklady</text:p>
          </table:table-cell>
        </table:table-row>
        <table:table-row table:style-name="ro1">
          <table:table-cell office:value-type="string">
            <text:p>http://ruian.linked.opendata.cz/resource/obce/594105</text:p>
          </table:table-cell>
          <table:table-cell office:value-type="string">
            <text:p>Horní Kounice</text:p>
          </table:table-cell>
        </table:table-row>
        <table:table-row table:style-name="ro1">
          <table:table-cell office:value-type="string">
            <text:p>http://ruian.linked.opendata.cz/resource/obce/541290</text:p>
          </table:table-cell>
          <table:table-cell office:value-type="string">
            <text:p>Horní Kozolupy</text:p>
          </table:table-cell>
        </table:table-row>
        <table:table-row table:style-name="ro1">
          <table:table-cell office:value-type="string">
            <text:p>http://ruian.linked.opendata.cz/resource/obce/568708</text:p>
          </table:table-cell>
          <table:table-cell office:value-type="string">
            <text:p>Horní Krupá</text:p>
          </table:table-cell>
        </table:table-row>
        <table:table-row table:style-name="ro1">
          <table:table-cell office:value-type="string">
            <text:p>http://ruian.linked.opendata.cz/resource/obce/533327</text:p>
          </table:table-cell>
          <table:table-cell office:value-type="string">
            <text:p>Horní Kruty</text:p>
          </table:table-cell>
        </table:table-row>
        <table:table-row table:style-name="ro1">
          <table:table-cell office:value-type="string">
            <text:p>http://ruian.linked.opendata.cz/resource/obce/588474</text:p>
          </table:table-cell>
          <table:table-cell office:value-type="string">
            <text:p>Horní Lapač</text:p>
          </table:table-cell>
        </table:table-row>
        <table:table-row table:style-name="ro1">
          <table:table-cell office:value-type="string">
            <text:p>http://ruian.linked.opendata.cz/resource/obce/585246</text:p>
          </table:table-cell>
          <table:table-cell office:value-type="string">
            <text:p>Horní Lhota</text:p>
          </table:table-cell>
        </table:table-row>
        <table:table-row table:style-name="ro1">
          <table:table-cell office:value-type="string">
            <text:p>http://ruian.linked.opendata.cz/resource/obce/569500</text:p>
          </table:table-cell>
          <table:table-cell office:value-type="string">
            <text:p>Horní Lhota</text:p>
          </table:table-cell>
        </table:table-row>
        <table:table-row table:style-name="ro1">
          <table:table-cell office:value-type="string">
            <text:p>http://ruian.linked.opendata.cz/resource/obce/561592</text:p>
          </table:table-cell>
          <table:table-cell office:value-type="string">
            <text:p>Horní Libchava</text:p>
          </table:table-cell>
        </table:table-row>
        <table:table-row table:style-name="ro1">
          <table:table-cell office:value-type="string">
            <text:p>http://ruian.linked.opendata.cz/resource/obce/595659</text:p>
          </table:table-cell>
          <table:table-cell office:value-type="string">
            <text:p>Horní Libochová</text:p>
          </table:table-cell>
        </table:table-row>
        <table:table-row table:style-name="ro1">
          <table:table-cell office:value-type="string">
            <text:p>http://ruian.linked.opendata.cz/resource/obce/542725</text:p>
          </table:table-cell>
          <table:table-cell office:value-type="string">
            <text:p>Horní Lideč</text:p>
          </table:table-cell>
        </table:table-row>
        <table:table-row table:style-name="ro1">
          <table:table-cell office:value-type="string">
            <text:p>http://ruian.linked.opendata.cz/resource/obce/569798</text:p>
          </table:table-cell>
          <table:table-cell office:value-type="string">
            <text:p>Horní Loděnice</text:p>
          </table:table-cell>
        </table:table-row>
        <table:table-row table:style-name="ro1">
          <table:table-cell office:value-type="string">
            <text:p>http://ruian.linked.opendata.cz/resource/obce/511986</text:p>
          </table:table-cell>
          <table:table-cell office:value-type="string">
            <text:p>Horní Lomná</text:p>
          </table:table-cell>
        </table:table-row>
        <table:table-row table:style-name="ro1">
          <table:table-cell office:value-type="string">
            <text:p>http://ruian.linked.opendata.cz/resource/obce/595667</text:p>
          </table:table-cell>
          <table:table-cell office:value-type="string">
            <text:p>Horní Loučky</text:p>
          </table:table-cell>
        </table:table-row>
        <table:table-row table:style-name="ro1">
          <table:table-cell office:value-type="string">
            <text:p>http://ruian.linked.opendata.cz/resource/obce/539821</text:p>
          </table:table-cell>
          <table:table-cell office:value-type="string">
            <text:p>Horní Lukavice</text:p>
          </table:table-cell>
        </table:table-row>
        <table:table-row table:style-name="ro1">
          <table:table-cell office:value-type="string">
            <text:p>http://ruian.linked.opendata.cz/resource/obce/579262</text:p>
          </table:table-cell>
          <table:table-cell office:value-type="string">
            <text:p>Horní Maršov</text:p>
          </table:table-cell>
        </table:table-row>
        <table:table-row table:style-name="ro1">
          <table:table-cell office:value-type="string">
            <text:p>http://ruian.linked.opendata.cz/resource/obce/597368</text:p>
          </table:table-cell>
          <table:table-cell office:value-type="string">
            <text:p>Horní Město</text:p>
          </table:table-cell>
        </table:table-row>
        <table:table-row table:style-name="ro1">
          <table:table-cell office:value-type="string">
            <text:p>http://ruian.linked.opendata.cz/resource/obce/598658</text:p>
          </table:table-cell>
          <table:table-cell office:value-type="string">
            <text:p>Horní Meziříčko</text:p>
          </table:table-cell>
        </table:table-row>
        <table:table-row table:style-name="ro1">
          <table:table-cell office:value-type="string">
            <text:p>http://ruian.linked.opendata.cz/resource/obce/513491</text:p>
          </table:table-cell>
          <table:table-cell office:value-type="string">
            <text:p>Horní Moštěnice</text:p>
          </table:table-cell>
        </table:table-row>
        <table:table-row table:style-name="ro1">
          <table:table-cell office:value-type="string">
            <text:p>http://ruian.linked.opendata.cz/resource/obce/587206</text:p>
          </table:table-cell>
          <table:table-cell office:value-type="string">
            <text:p>Horní Myslová</text:p>
          </table:table-cell>
        </table:table-row>
        <table:table-row table:style-name="ro1">
          <table:table-cell office:value-type="string">
            <text:p>http://ruian.linked.opendata.cz/resource/obce/592188</text:p>
          </table:table-cell>
          <table:table-cell office:value-type="string">
            <text:p>Horní Němčí</text:p>
          </table:table-cell>
        </table:table-row>
        <table:table-row table:style-name="ro1">
          <table:table-cell office:value-type="string">
            <text:p>http://ruian.linked.opendata.cz/resource/obce/562785</text:p>
          </table:table-cell>
          <table:table-cell office:value-type="string">
            <text:p>Horní Němčice</text:p>
          </table:table-cell>
        </table:table-row>
        <table:table-row table:style-name="ro1">
          <table:table-cell office:value-type="string">
            <text:p>http://ruian.linked.opendata.cz/resource/obce/569275</text:p>
          </table:table-cell>
          <table:table-cell office:value-type="string">
            <text:p>Horní Nětčice</text:p>
          </table:table-cell>
        </table:table-row>
        <table:table-row table:style-name="ro1">
          <table:table-cell office:value-type="string">
            <text:p>http://ruian.linked.opendata.cz/resource/obce/579271</text:p>
          </table:table-cell>
          <table:table-cell office:value-type="string">
            <text:p>Horní Olešnice</text:p>
          </table:table-cell>
        </table:table-row>
        <table:table-row table:style-name="ro1">
          <table:table-cell office:value-type="string">
            <text:p>http://ruian.linked.opendata.cz/resource/obce/548243</text:p>
          </table:table-cell>
          <table:table-cell office:value-type="string">
            <text:p>Horní Paseka</text:p>
          </table:table-cell>
        </table:table-row>
        <table:table-row table:style-name="ro1">
          <table:table-cell office:value-type="string">
            <text:p>http://ruian.linked.opendata.cz/resource/obce/546364</text:p>
          </table:table-cell>
          <table:table-cell office:value-type="string">
            <text:p>Horní Pěna</text:p>
          </table:table-cell>
        </table:table-row>
        <table:table-row table:style-name="ro1">
          <table:table-cell office:value-type="string">
            <text:p>http://ruian.linked.opendata.cz/resource/obce/545511</text:p>
          </table:table-cell>
          <table:table-cell office:value-type="string">
            <text:p>Horní Planá</text:p>
          </table:table-cell>
        </table:table-row>
        <table:table-row table:style-name="ro1">
          <table:table-cell office:value-type="string">
            <text:p>http://ruian.linked.opendata.cz/resource/obce/534790</text:p>
          </table:table-cell>
          <table:table-cell office:value-type="string">
            <text:p>Horní Počaply</text:p>
          </table:table-cell>
        </table:table-row>
        <table:table-row table:style-name="ro1">
          <table:table-cell office:value-type="string">
            <text:p>http://ruian.linked.opendata.cz/resource/obce/562505</text:p>
          </table:table-cell>
          <table:table-cell office:value-type="string">
            <text:p>Horní Podluží</text:p>
          </table:table-cell>
        </table:table-row>
        <table:table-row table:style-name="ro1">
          <table:table-cell office:value-type="string">
            <text:p>http://ruian.linked.opendata.cz/resource/obce/561606</text:p>
          </table:table-cell>
          <table:table-cell office:value-type="string">
            <text:p>Horní Police</text:p>
          </table:table-cell>
        </table:table-row>
        <table:table-row table:style-name="ro1">
          <table:table-cell office:value-type="string">
            <text:p>http://ruian.linked.opendata.cz/resource/obce/536881</text:p>
          </table:table-cell>
          <table:table-cell office:value-type="string">
            <text:p>Horní Poříčí</text:p>
          </table:table-cell>
        </table:table-row>
        <table:table-row table:style-name="ro1">
          <table:table-cell office:value-type="string">
            <text:p>http://ruian.linked.opendata.cz/resource/obce/581631</text:p>
          </table:table-cell>
          <table:table-cell office:value-type="string">
            <text:p>Horní Poříčí</text:p>
          </table:table-cell>
        </table:table-row>
        <table:table-row table:style-name="ro1">
          <table:table-cell office:value-type="string">
            <text:p>http://ruian.linked.opendata.cz/resource/obce/574066</text:p>
          </table:table-cell>
          <table:table-cell office:value-type="string">
            <text:p>Horní Radechová</text:p>
          </table:table-cell>
        </table:table-row>
        <table:table-row table:style-name="ro1">
          <table:table-cell office:value-type="string">
            <text:p>http://ruian.linked.opendata.cz/resource/obce/546381</text:p>
          </table:table-cell>
          <table:table-cell office:value-type="string">
            <text:p>Horní Radouň</text:p>
          </table:table-cell>
        </table:table-row>
        <table:table-row table:style-name="ro1">
          <table:table-cell office:value-type="string">
            <text:p>http://ruian.linked.opendata.cz/resource/obce/595675</text:p>
          </table:table-cell>
          <table:table-cell office:value-type="string">
            <text:p>Horní Radslavice</text:p>
          </table:table-cell>
        </table:table-row>
        <table:table-row table:style-name="ro1">
          <table:table-cell office:value-type="string">
            <text:p>http://ruian.linked.opendata.cz/resource/obce/551589</text:p>
          </table:table-cell>
          <table:table-cell office:value-type="string">
            <text:p>Horní Rápotice</text:p>
          </table:table-cell>
        </table:table-row>
        <table:table-row table:style-name="ro1">
          <table:table-cell office:value-type="string">
            <text:p>http://ruian.linked.opendata.cz/resource/obce/564079</text:p>
          </table:table-cell>
          <table:table-cell office:value-type="string">
            <text:p>Horní Řasnice</text:p>
          </table:table-cell>
        </table:table-row>
        <table:table-row table:style-name="ro1">
          <table:table-cell office:value-type="string">
            <text:p>http://ruian.linked.opendata.cz/resource/obce/575011</text:p>
          </table:table-cell>
          <table:table-cell office:value-type="string">
            <text:p>Horní Ředice</text:p>
          </table:table-cell>
        </table:table-row>
        <table:table-row table:style-name="ro1">
          <table:table-cell office:value-type="string">
            <text:p>http://ruian.linked.opendata.cz/resource/obce/546763</text:p>
          </table:table-cell>
          <table:table-cell office:value-type="string">
            <text:p>Horní Řepčice</text:p>
          </table:table-cell>
        </table:table-row>
        <table:table-row table:style-name="ro1">
          <table:table-cell office:value-type="string">
            <text:p>http://ruian.linked.opendata.cz/resource/obce/595683</text:p>
          </table:table-cell>
          <table:table-cell office:value-type="string">
            <text:p>Horní Rožínka</text:p>
          </table:table-cell>
        </table:table-row>
        <table:table-row table:style-name="ro1">
          <table:table-cell office:value-type="string">
            <text:p>http://ruian.linked.opendata.cz/resource/obce/561061</text:p>
          </table:table-cell>
          <table:table-cell office:value-type="string">
            <text:p>Horní Skrýchov</text:p>
          </table:table-cell>
        </table:table-row>
        <table:table-row table:style-name="ro1">
          <table:table-cell office:value-type="string">
            <text:p>http://ruian.linked.opendata.cz/resource/obce/562319</text:p>
          </table:table-cell>
          <table:table-cell office:value-type="string">
            <text:p>Horní Slatina</text:p>
          </table:table-cell>
        </table:table-row>
        <table:table-row table:style-name="ro1">
          <table:table-cell office:value-type="string">
            <text:p>http://ruian.linked.opendata.cz/resource/obce/560367</text:p>
          </table:table-cell>
          <table:table-cell office:value-type="string">
            <text:p>Horní Slavkov</text:p>
          </table:table-cell>
        </table:table-row>
        <table:table-row table:style-name="ro1">
          <table:table-cell office:value-type="string">
            <text:p>http://ruian.linked.opendata.cz/resource/obce/599531</text:p>
          </table:table-cell>
          <table:table-cell office:value-type="string">
            <text:p>Horní Slivno</text:p>
          </table:table-cell>
        </table:table-row>
        <table:table-row table:style-name="ro1">
          <table:table-cell office:value-type="string">
            <text:p>http://ruian.linked.opendata.cz/resource/obce/550612</text:p>
          </table:table-cell>
          <table:table-cell office:value-type="string">
            <text:p>Horní Smrčné</text:p>
          </table:table-cell>
        </table:table-row>
        <table:table-row table:style-name="ro1">
          <table:table-cell office:value-type="string">
            <text:p>http://ruian.linked.opendata.cz/resource/obce/513695</text:p>
          </table:table-cell>
          <table:table-cell office:value-type="string">
            <text:p>Horní Smržov</text:p>
          </table:table-cell>
        </table:table-row>
        <table:table-row table:style-name="ro1">
          <table:table-cell office:value-type="string">
            <text:p>http://ruian.linked.opendata.cz/resource/obce/589519</text:p>
          </table:table-cell>
          <table:table-cell office:value-type="string">
            <text:p>Horní Štěpánov</text:p>
          </table:table-cell>
        </table:table-row>
        <table:table-row table:style-name="ro1">
          <table:table-cell office:value-type="string">
            <text:p>http://ruian.linked.opendata.cz/resource/obce/544515</text:p>
          </table:table-cell>
          <table:table-cell office:value-type="string">
            <text:p>Horní Stropnice</text:p>
          </table:table-cell>
        </table:table-row>
        <table:table-row table:style-name="ro1">
          <table:table-cell office:value-type="string">
            <text:p>http://ruian.linked.opendata.cz/resource/obce/535770</text:p>
          </table:table-cell>
          <table:table-cell office:value-type="string">
            <text:p>Horní Studénky</text:p>
          </table:table-cell>
        </table:table-row>
        <table:table-row table:style-name="ro1">
          <table:table-cell office:value-type="string">
            <text:p>http://ruian.linked.opendata.cz/resource/obce/552739</text:p>
          </table:table-cell>
          <table:table-cell office:value-type="string">
            <text:p>Horní Suchá</text:p>
          </table:table-cell>
        </table:table-row>
        <table:table-row table:style-name="ro1">
          <table:table-cell office:value-type="string">
            <text:p>http://ruian.linked.opendata.cz/resource/obce/552968</text:p>
          </table:table-cell>
          <table:table-cell office:value-type="string">
            <text:p>Horní Těšice</text:p>
          </table:table-cell>
        </table:table-row>
        <table:table-row table:style-name="ro1">
          <table:table-cell office:value-type="string">
            <text:p>http://ruian.linked.opendata.cz/resource/obce/552631</text:p>
          </table:table-cell>
          <table:table-cell office:value-type="string">
            <text:p>Horní Tošanovice</text:p>
          </table:table-cell>
        </table:table-row>
        <table:table-row table:style-name="ro1">
          <table:table-cell office:value-type="string">
            <text:p>http://ruian.linked.opendata.cz/resource/obce/580333</text:p>
          </table:table-cell>
          <table:table-cell office:value-type="string">
            <text:p>Horní Třešňovec</text:p>
          </table:table-cell>
        </table:table-row>
        <table:table-row table:style-name="ro1">
          <table:table-cell office:value-type="string">
            <text:p>http://ruian.linked.opendata.cz/resource/obce/569542</text:p>
          </table:table-cell>
          <table:table-cell office:value-type="string">
            <text:p>Horní Újezd</text:p>
          </table:table-cell>
        </table:table-row>
        <table:table-row table:style-name="ro1">
          <table:table-cell office:value-type="string">
            <text:p>http://ruian.linked.opendata.cz/resource/obce/572365</text:p>
          </table:table-cell>
          <table:table-cell office:value-type="string">
            <text:p>Horní Újezd</text:p>
          </table:table-cell>
        </table:table-row>
        <table:table-row table:style-name="ro1">
          <table:table-cell office:value-type="string">
            <text:p>http://ruian.linked.opendata.cz/resource/obce/590649</text:p>
          </table:table-cell>
          <table:table-cell office:value-type="string">
            <text:p>Horní Újezd</text:p>
          </table:table-cell>
        </table:table-row>
        <table:table-row table:style-name="ro1">
          <table:table-cell office:value-type="string">
            <text:p>http://ruian.linked.opendata.cz/resource/obce/547930</text:p>
          </table:table-cell>
          <table:table-cell office:value-type="string">
            <text:p>Horní Ves</text:p>
          </table:table-cell>
        </table:table-row>
        <table:table-row table:style-name="ro1">
          <table:table-cell office:value-type="string">
            <text:p>http://ruian.linked.opendata.cz/resource/obce/584479</text:p>
          </table:table-cell>
          <table:table-cell office:value-type="string">
            <text:p>Horní Věstonice</text:p>
          </table:table-cell>
        </table:table-row>
        <table:table-row table:style-name="ro1">
          <table:table-cell office:value-type="string">
            <text:p>http://ruian.linked.opendata.cz/resource/obce/590657</text:p>
          </table:table-cell>
          <table:table-cell office:value-type="string">
            <text:p>Horní Vilémovice</text:p>
          </table:table-cell>
        </table:table-row>
        <table:table-row table:style-name="ro1">
          <table:table-cell office:value-type="string">
            <text:p>http://ruian.linked.opendata.cz/resource/obce/550205</text:p>
          </table:table-cell>
          <table:table-cell office:value-type="string">
            <text:p>Horní Vltavice</text:p>
          </table:table-cell>
        </table:table-row>
        <table:table-row table:style-name="ro1">
          <table:table-cell office:value-type="string">
            <text:p>http://ruian.linked.opendata.cz/resource/obce/551805</text:p>
          </table:table-cell>
          <table:table-cell office:value-type="string">
            <text:p>Horní Životice</text:p>
          </table:table-cell>
        </table:table-row>
        <table:table-row table:style-name="ro1">
          <table:table-cell office:value-type="string">
            <text:p>http://ruian.linked.opendata.cz/resource/obce/590665</text:p>
          </table:table-cell>
          <table:table-cell office:value-type="string">
            <text:p>Hornice</text:p>
          </table:table-cell>
        </table:table-row>
        <table:table-row table:style-name="ro1">
          <table:table-cell office:value-type="string">
            <text:p>http://ruian.linked.opendata.cz/resource/obce/536369</text:p>
          </table:table-cell>
          <table:table-cell office:value-type="string">
            <text:p>Hornosín</text:p>
          </table:table-cell>
        </table:table-row>
        <table:table-row table:style-name="ro1">
          <table:table-cell office:value-type="string">
            <text:p>http://ruian.linked.opendata.cz/resource/obce/539236</text:p>
          </table:table-cell>
          <table:table-cell office:value-type="string">
            <text:p>Horoměřice</text:p>
          </table:table-cell>
        </table:table-row>
        <table:table-row table:style-name="ro1">
          <table:table-cell office:value-type="string">
            <text:p>http://ruian.linked.opendata.cz/resource/obce/561525</text:p>
          </table:table-cell>
          <table:table-cell office:value-type="string">
            <text:p>Horosedly</text:p>
          </table:table-cell>
        </table:table-row>
        <table:table-row table:style-name="ro1">
          <table:table-cell office:value-type="string">
            <text:p>http://ruian.linked.opendata.cz/resource/obce/538221</text:p>
          </table:table-cell>
          <table:table-cell office:value-type="string">
            <text:p>Horoušany</text:p>
          </table:table-cell>
        </table:table-row>
        <table:table-row table:style-name="ro1">
          <table:table-cell office:value-type="string">
            <text:p>http://ruian.linked.opendata.cz/resource/obce/531189</text:p>
          </table:table-cell>
          <table:table-cell office:value-type="string">
            <text:p>Hořovice</text:p>
          </table:table-cell>
        </table:table-row>
        <table:table-row table:style-name="ro1">
          <table:table-cell office:value-type="string">
            <text:p>http://ruian.linked.opendata.cz/resource/obce/541737</text:p>
          </table:table-cell>
          <table:table-cell office:value-type="string">
            <text:p>Hořovičky</text:p>
          </table:table-cell>
        </table:table-row>
        <table:table-row table:style-name="ro1">
          <table:table-cell office:value-type="string">
            <text:p>http://ruian.linked.opendata.cz/resource/obce/557722</text:p>
          </table:table-cell>
          <table:table-cell office:value-type="string">
            <text:p>Horšice</text:p>
          </table:table-cell>
        </table:table-row>
        <table:table-row table:style-name="ro1">
          <table:table-cell office:value-type="string">
            <text:p>http://ruian.linked.opendata.cz/resource/obce/542091</text:p>
          </table:table-cell>
          <table:table-cell office:value-type="string">
            <text:p>Horská Kvilda</text:p>
          </table:table-cell>
        </table:table-row>
        <table:table-row table:style-name="ro1">
          <table:table-cell office:value-type="string">
            <text:p>http://ruian.linked.opendata.cz/resource/obce/553671</text:p>
          </table:table-cell>
          <table:table-cell office:value-type="string">
            <text:p>Horšovský Týn</text:p>
          </table:table-cell>
        </table:table-row>
        <table:table-row table:style-name="ro1">
          <table:table-cell office:value-type="string">
            <text:p>http://ruian.linked.opendata.cz/resource/obce/531481</text:p>
          </table:table-cell>
          <table:table-cell office:value-type="string">
            <text:p>Horušice</text:p>
          </table:table-cell>
        </table:table-row>
        <table:table-row table:style-name="ro1">
          <table:table-cell office:value-type="string">
            <text:p>http://ruian.linked.opendata.cz/resource/obce/551651</text:p>
          </table:table-cell>
          <table:table-cell office:value-type="string">
            <text:p>Hory</text:p>
          </table:table-cell>
        </table:table-row>
        <table:table-row table:style-name="ro1">
          <table:table-cell office:value-type="string">
            <text:p>http://ruian.linked.opendata.cz/resource/obce/544523</text:p>
          </table:table-cell>
          <table:table-cell office:value-type="string">
            <text:p>Hosín</text:p>
          </table:table-cell>
        </table:table-row>
        <table:table-row table:style-name="ro1">
          <table:table-cell office:value-type="string">
            <text:p>http://ruian.linked.opendata.cz/resource/obce/551104</text:p>
          </table:table-cell>
          <table:table-cell office:value-type="string">
            <text:p>Hoslovice</text:p>
          </table:table-cell>
        </table:table-row>
        <table:table-row table:style-name="ro1">
          <table:table-cell office:value-type="string">
            <text:p>http://ruian.linked.opendata.cz/resource/obce/532339</text:p>
          </table:table-cell>
          <table:table-cell office:value-type="string">
            <text:p>Hospozín</text:p>
          </table:table-cell>
        </table:table-row>
        <table:table-row table:style-name="ro1">
          <table:table-cell office:value-type="string">
            <text:p>http://ruian.linked.opendata.cz/resource/obce/546402</text:p>
          </table:table-cell>
          <table:table-cell office:value-type="string">
            <text:p>Hospříz</text:p>
          </table:table-cell>
        </table:table-row>
        <table:table-row table:style-name="ro1">
          <table:table-cell office:value-type="string">
            <text:p>http://ruian.linked.opendata.cz/resource/obce/542750</text:p>
          </table:table-cell>
          <table:table-cell office:value-type="string">
            <text:p>Hošťálková</text:p>
          </table:table-cell>
        </table:table-row>
        <table:table-row table:style-name="ro1">
          <table:table-cell office:value-type="string">
            <text:p>http://ruian.linked.opendata.cz/resource/obce/597392</text:p>
          </table:table-cell>
          <table:table-cell office:value-type="string">
            <text:p>Hošťálkovy</text:p>
          </table:table-cell>
        </table:table-row>
        <table:table-row table:style-name="ro1">
          <table:table-cell office:value-type="string">
            <text:p>http://ruian.linked.opendata.cz/resource/obce/571482</text:p>
          </table:table-cell>
          <table:table-cell office:value-type="string">
            <text:p>Hošťalovice</text:p>
          </table:table-cell>
        </table:table-row>
        <table:table-row table:style-name="ro1">
          <table:table-cell office:value-type="string">
            <text:p>http://ruian.linked.opendata.cz/resource/obce/568511</text:p>
          </table:table-cell>
          <table:table-cell office:value-type="string">
            <text:p>Hostašovice</text:p>
          </table:table-cell>
        </table:table-row>
        <table:table-row table:style-name="ro1">
          <table:table-cell office:value-type="string">
            <text:p>http://ruian.linked.opendata.cz/resource/obce/535885</text:p>
          </table:table-cell>
          <table:table-cell office:value-type="string">
            <text:p>Hoštejn</text:p>
          </table:table-cell>
        </table:table-row>
        <table:table-row table:style-name="ro1">
          <table:table-cell office:value-type="string">
            <text:p>http://ruian.linked.opendata.cz/resource/obce/592196</text:p>
          </table:table-cell>
          <table:table-cell office:value-type="string">
            <text:p>Hostějov</text:p>
          </table:table-cell>
        </table:table-row>
        <table:table-row table:style-name="ro1">
          <table:table-cell office:value-type="string">
            <text:p>http://ruian.linked.opendata.cz/resource/obce/583057</text:p>
          </table:table-cell>
          <table:table-cell office:value-type="string">
            <text:p>Hostěnice</text:p>
          </table:table-cell>
        </table:table-row>
        <table:table-row table:style-name="ro1">
          <table:table-cell office:value-type="string">
            <text:p>http://ruian.linked.opendata.cz/resource/obce/594113</text:p>
          </table:table-cell>
          <table:table-cell office:value-type="string">
            <text:p>Hostěradice</text:p>
          </table:table-cell>
        </table:table-row>
        <table:table-row table:style-name="ro1">
          <table:table-cell office:value-type="string">
            <text:p>http://ruian.linked.opendata.cz/resource/obce/593052</text:p>
          </table:table-cell>
          <table:table-cell office:value-type="string">
            <text:p>Hostěrádky-Rešov</text:p>
          </table:table-cell>
        </table:table-row>
        <table:table-row table:style-name="ro1">
          <table:table-cell office:value-type="string">
            <text:p>http://ruian.linked.opendata.cz/resource/obce/587192</text:p>
          </table:table-cell>
          <table:table-cell office:value-type="string">
            <text:p>Hostětice</text:p>
          </table:table-cell>
        </table:table-row>
        <table:table-row table:style-name="ro1">
          <table:table-cell office:value-type="string">
            <text:p>http://ruian.linked.opendata.cz/resource/obce/550736</text:p>
          </table:table-cell>
          <table:table-cell office:value-type="string">
            <text:p>Hostětín</text:p>
          </table:table-cell>
        </table:table-row>
        <table:table-row table:style-name="ro1">
          <table:table-cell office:value-type="string">
            <text:p>http://ruian.linked.opendata.cz/resource/obce/551121</text:p>
          </table:table-cell>
          <table:table-cell office:value-type="string">
            <text:p>Hoštice</text:p>
          </table:table-cell>
        </table:table-row>
        <table:table-row table:style-name="ro1">
          <table:table-cell office:value-type="string">
            <text:p>http://ruian.linked.opendata.cz/resource/obce/588482</text:p>
          </table:table-cell>
          <table:table-cell office:value-type="string">
            <text:p>Hoštice</text:p>
          </table:table-cell>
        </table:table-row>
        <table:table-row table:style-name="ro1">
          <table:table-cell office:value-type="string">
            <text:p>http://ruian.linked.opendata.cz/resource/obce/593061</text:p>
          </table:table-cell>
          <table:table-cell office:value-type="string">
            <text:p>Hoštice-Heroltice</text:p>
          </table:table-cell>
        </table:table-row>
        <table:table-row table:style-name="ro1">
          <table:table-cell office:value-type="string">
            <text:p>http://ruian.linked.opendata.cz/resource/obce/594121</text:p>
          </table:table-cell>
          <table:table-cell office:value-type="string">
            <text:p>Hostim</text:p>
          </table:table-cell>
        </table:table-row>
        <table:table-row table:style-name="ro1">
          <table:table-cell office:value-type="string">
            <text:p>http://ruian.linked.opendata.cz/resource/obce/531499</text:p>
          </table:table-cell>
          <table:table-cell office:value-type="string">
            <text:p>Hostín</text:p>
          </table:table-cell>
        </table:table-row>
        <table:table-row table:style-name="ro1">
          <table:table-cell office:value-type="string">
            <text:p>http://ruian.linked.opendata.cz/resource/obce/531928</text:p>
          </table:table-cell>
          <table:table-cell office:value-type="string">
            <text:p>Hostín u Vojkovic</text:p>
          </table:table-cell>
        </table:table-row>
        <table:table-row table:style-name="ro1">
          <table:table-cell office:value-type="string">
            <text:p>http://ruian.linked.opendata.cz/resource/obce/579297</text:p>
          </table:table-cell>
          <table:table-cell office:value-type="string">
            <text:p>Hostinné</text:p>
          </table:table-cell>
        </table:table-row>
        <table:table-row table:style-name="ro1">
          <table:table-cell office:value-type="string">
            <text:p>http://ruian.linked.opendata.cz/resource/obce/585254</text:p>
          </table:table-cell>
          <table:table-cell office:value-type="string">
            <text:p>Hostišová</text:p>
          </table:table-cell>
        </table:table-row>
        <table:table-row table:style-name="ro1">
          <table:table-cell office:value-type="string">
            <text:p>http://ruian.linked.opendata.cz/resource/obce/539244</text:p>
          </table:table-cell>
          <table:table-cell office:value-type="string">
            <text:p>Hostivice</text:p>
          </table:table-cell>
        </table:table-row>
        <table:table-row table:style-name="ro1">
          <table:table-cell office:value-type="string">
            <text:p>http://ruian.linked.opendata.cz/resource/obce/564877</text:p>
          </table:table-cell>
          <table:table-cell office:value-type="string">
            <text:p>Hoštka</text:p>
          </table:table-cell>
        </table:table-row>
        <table:table-row table:style-name="ro1">
          <table:table-cell office:value-type="string">
            <text:p>http://ruian.linked.opendata.cz/resource/obce/560898</text:p>
          </table:table-cell>
          <table:table-cell office:value-type="string">
            <text:p>Hošťka</text:p>
          </table:table-cell>
        </table:table-row>
        <table:table-row table:style-name="ro1">
          <table:table-cell office:value-type="string">
            <text:p>http://ruian.linked.opendata.cz/resource/obce/531201</text:p>
          </table:table-cell>
          <table:table-cell office:value-type="string">
            <text:p>Hostomice</text:p>
          </table:table-cell>
        </table:table-row>
        <table:table-row table:style-name="ro1">
          <table:table-cell office:value-type="string">
            <text:p>http://ruian.linked.opendata.cz/resource/obce/567531</text:p>
          </table:table-cell>
          <table:table-cell office:value-type="string">
            <text:p>Hostomice</text:p>
          </table:table-cell>
        </table:table-row>
        <table:table-row table:style-name="ro1">
          <table:table-cell office:value-type="string">
            <text:p>http://ruian.linked.opendata.cz/resource/obce/532347</text:p>
          </table:table-cell>
          <table:table-cell office:value-type="string">
            <text:p>Hostouň</text:p>
          </table:table-cell>
        </table:table-row>
        <table:table-row table:style-name="ro1">
          <table:table-cell office:value-type="string">
            <text:p>http://ruian.linked.opendata.cz/resource/obce/553689</text:p>
          </table:table-cell>
          <table:table-cell office:value-type="string">
            <text:p>Hostouň</text:p>
          </table:table-cell>
        </table:table-row>
        <table:table-row table:style-name="ro1">
          <table:table-cell office:value-type="string">
            <text:p>http://ruian.linked.opendata.cz/resource/obce/534064</text:p>
          </table:table-cell>
          <table:table-cell office:value-type="string">
            <text:p>Hostovlice</text:p>
          </table:table-cell>
        </table:table-row>
        <table:table-row table:style-name="ro1">
          <table:table-cell office:value-type="string">
            <text:p>http://ruian.linked.opendata.cz/resource/obce/535524</text:p>
          </table:table-cell>
          <table:table-cell office:value-type="string">
            <text:p>Hosty</text:p>
          </table:table-cell>
        </table:table-row>
        <table:table-row table:style-name="ro1">
          <table:table-cell office:value-type="string">
            <text:p>http://ruian.linked.opendata.cz/resource/obce/542768</text:p>
          </table:table-cell>
          <table:table-cell office:value-type="string">
            <text:p>Hovězí</text:p>
          </table:table-cell>
        </table:table-row>
        <table:table-row table:style-name="ro1">
          <table:table-cell office:value-type="string">
            <text:p>http://ruian.linked.opendata.cz/resource/obce/586170</text:p>
          </table:table-cell>
          <table:table-cell office:value-type="string">
            <text:p>Hovorany</text:p>
          </table:table-cell>
        </table:table-row>
        <table:table-row table:style-name="ro1">
          <table:table-cell office:value-type="string">
            <text:p>http://ruian.linked.opendata.cz/resource/obce/538230</text:p>
          </table:table-cell>
          <table:table-cell office:value-type="string">
            <text:p>Hovorčovice</text:p>
          </table:table-cell>
        </table:table-row>
        <table:table-row table:style-name="ro1">
          <table:table-cell office:value-type="string">
            <text:p>http://ruian.linked.opendata.cz/resource/obce/553387</text:p>
          </table:table-cell>
          <table:table-cell office:value-type="string">
            <text:p>Hraběšice</text:p>
          </table:table-cell>
        </table:table-row>
        <table:table-row table:style-name="ro1">
          <table:table-cell office:value-type="string">
            <text:p>http://ruian.linked.opendata.cz/resource/obce/531413</text:p>
          </table:table-cell>
          <table:table-cell office:value-type="string">
            <text:p>Hraběšín</text:p>
          </table:table-cell>
        </table:table-row>
        <table:table-row table:style-name="ro1">
          <table:table-cell office:value-type="string">
            <text:p>http://ruian.linked.opendata.cz/resource/obce/594130</text:p>
          </table:table-cell>
          <table:table-cell office:value-type="string">
            <text:p>Hrabětice</text:p>
          </table:table-cell>
        </table:table-row>
        <table:table-row table:style-name="ro1">
          <table:table-cell office:value-type="string">
            <text:p>http://ruian.linked.opendata.cz/resource/obce/536091</text:p>
          </table:table-cell>
          <table:table-cell office:value-type="string">
            <text:p>Hrabišín</text:p>
          </table:table-cell>
        </table:table-row>
        <table:table-row table:style-name="ro1">
          <table:table-cell office:value-type="string">
            <text:p>http://ruian.linked.opendata.cz/resource/obce/553221</text:p>
          </table:table-cell>
          <table:table-cell office:value-type="string">
            <text:p>Hrabová</text:p>
          </table:table-cell>
        </table:table-row>
        <table:table-row table:style-name="ro1">
          <table:table-cell office:value-type="string">
            <text:p>http://ruian.linked.opendata.cz/resource/obce/513636</text:p>
          </table:table-cell>
          <table:table-cell office:value-type="string">
            <text:p>Hrabůvka</text:p>
          </table:table-cell>
        </table:table-row>
        <table:table-row table:style-name="ro1">
          <table:table-cell office:value-type="string">
            <text:p>http://ruian.linked.opendata.cz/resource/obce/507261</text:p>
          </table:table-cell>
          <table:table-cell office:value-type="string">
            <text:p>Hrabyně</text:p>
          </table:table-cell>
        </table:table-row>
        <table:table-row table:style-name="ro1">
          <table:table-cell office:value-type="string">
            <text:p>http://ruian.linked.opendata.cz/resource/obce/550221</text:p>
          </table:table-cell>
          <table:table-cell office:value-type="string">
            <text:p>Hracholusky</text:p>
          </table:table-cell>
        </table:table-row>
        <table:table-row table:style-name="ro1">
          <table:table-cell office:value-type="string">
            <text:p>http://ruian.linked.opendata.cz/resource/obce/565202</text:p>
          </table:table-cell>
          <table:table-cell office:value-type="string">
            <text:p>Hracholusky</text:p>
          </table:table-cell>
        </table:table-row>
        <table:table-row table:style-name="ro1">
          <table:table-cell office:value-type="string">
            <text:p>http://ruian.linked.opendata.cz/resource/obce/562831</text:p>
          </table:table-cell>
          <table:table-cell office:value-type="string">
            <text:p>Hrachoviště</text:p>
          </table:table-cell>
        </table:table-row>
        <table:table-row table:style-name="ro1">
          <table:table-cell office:value-type="string">
            <text:p>http://ruian.linked.opendata.cz/resource/obce/513733</text:p>
          </table:table-cell>
          <table:table-cell office:value-type="string">
            <text:p>Hradčany</text:p>
          </table:table-cell>
        </table:table-row>
        <table:table-row table:style-name="ro1">
          <table:table-cell office:value-type="string">
            <text:p>http://ruian.linked.opendata.cz/resource/obce/537161</text:p>
          </table:table-cell>
          <table:table-cell office:value-type="string">
            <text:p>Hradčany</text:p>
          </table:table-cell>
        </table:table-row>
        <table:table-row table:style-name="ro1">
          <table:table-cell office:value-type="string">
            <text:p>http://ruian.linked.opendata.cz/resource/obce/583065</text:p>
          </table:table-cell>
          <table:table-cell office:value-type="string">
            <text:p>Hradčany</text:p>
          </table:table-cell>
        </table:table-row>
        <table:table-row table:style-name="ro1">
          <table:table-cell office:value-type="string">
            <text:p>http://ruian.linked.opendata.cz/resource/obce/589527</text:p>
          </table:table-cell>
          <table:table-cell office:value-type="string">
            <text:p>Hradčany-Kobeřice</text:p>
          </table:table-cell>
        </table:table-row>
        <table:table-row table:style-name="ro1">
          <table:table-cell office:value-type="string">
            <text:p>http://ruian.linked.opendata.cz/resource/obce/535460</text:p>
          </table:table-cell>
          <table:table-cell office:value-type="string">
            <text:p>Hradce</text:p>
          </table:table-cell>
        </table:table-row>
        <table:table-row table:style-name="ro1">
          <table:table-cell office:value-type="string">
            <text:p>http://ruian.linked.opendata.cz/resource/obce/592200</text:p>
          </table:table-cell>
          <table:table-cell office:value-type="string">
            <text:p>Hradčovice</text:p>
          </table:table-cell>
        </table:table-row>
        <table:table-row table:style-name="ro1">
          <table:table-cell office:value-type="string">
            <text:p>http://ruian.linked.opendata.cz/resource/obce/557731</text:p>
          </table:table-cell>
          <table:table-cell office:value-type="string">
            <text:p>Hradec</text:p>
          </table:table-cell>
        </table:table-row>
        <table:table-row table:style-name="ro1">
          <table:table-cell office:value-type="string">
            <text:p>http://ruian.linked.opendata.cz/resource/obce/568724</text:p>
          </table:table-cell>
          <table:table-cell office:value-type="string">
            <text:p>Hradec</text:p>
          </table:table-cell>
        </table:table-row>
        <table:table-row table:style-name="ro1">
          <table:table-cell office:value-type="string">
            <text:p>http://ruian.linked.opendata.cz/resource/obce/569810</text:p>
          </table:table-cell>
          <table:table-cell office:value-type="string">
            <text:p>Hradec Králové</text:p>
          </table:table-cell>
        </table:table-row>
        <table:table-row table:style-name="ro1">
          <table:table-cell office:value-type="string">
            <text:p>http://ruian.linked.opendata.cz/resource/obce/507270</text:p>
          </table:table-cell>
          <table:table-cell office:value-type="string">
            <text:p>Hradec nad Moravicí</text:p>
          </table:table-cell>
        </table:table-row>
        <table:table-row table:style-name="ro1">
          <table:table-cell office:value-type="string">
            <text:p>http://ruian.linked.opendata.cz/resource/obce/572691</text:p>
          </table:table-cell>
          <table:table-cell office:value-type="string">
            <text:p>Hradec nad Svitavou</text:p>
          </table:table-cell>
        </table:table-row>
        <table:table-row table:style-name="ro1">
          <table:table-cell office:value-type="string">
            <text:p>http://ruian.linked.opendata.cz/resource/obce/553301</text:p>
          </table:table-cell>
          <table:table-cell office:value-type="string">
            <text:p>Hradec-Nová Ves</text:p>
          </table:table-cell>
        </table:table-row>
        <table:table-row table:style-name="ro1">
          <table:table-cell office:value-type="string">
            <text:p>http://ruian.linked.opendata.cz/resource/obce/532355</text:p>
          </table:table-cell>
          <table:table-cell office:value-type="string">
            <text:p>Hradečno</text:p>
          </table:table-cell>
        </table:table-row>
        <table:table-row table:style-name="ro1">
          <table:table-cell office:value-type="string">
            <text:p>http://ruian.linked.opendata.cz/resource/obce/512176</text:p>
          </table:table-cell>
          <table:table-cell office:value-type="string">
            <text:p>Hrádek</text:p>
          </table:table-cell>
        </table:table-row>
        <table:table-row table:style-name="ro1">
          <table:table-cell office:value-type="string">
            <text:p>http://ruian.linked.opendata.cz/resource/obce/547972</text:p>
          </table:table-cell>
          <table:table-cell office:value-type="string">
            <text:p>Hrádek</text:p>
          </table:table-cell>
        </table:table-row>
        <table:table-row table:style-name="ro1">
          <table:table-cell office:value-type="string">
            <text:p>http://ruian.linked.opendata.cz/resource/obce/556301</text:p>
          </table:table-cell>
          <table:table-cell office:value-type="string">
            <text:p>Hrádek</text:p>
          </table:table-cell>
        </table:table-row>
        <table:table-row table:style-name="ro1">
          <table:table-cell office:value-type="string">
            <text:p>http://ruian.linked.opendata.cz/resource/obce/570052</text:p>
          </table:table-cell>
          <table:table-cell office:value-type="string">
            <text:p>Hrádek</text:p>
          </table:table-cell>
        </table:table-row>
        <table:table-row table:style-name="ro1">
          <table:table-cell office:value-type="string">
            <text:p>http://ruian.linked.opendata.cz/resource/obce/559822</text:p>
          </table:table-cell>
          <table:table-cell office:value-type="string">
            <text:p>Hrádek</text:p>
          </table:table-cell>
        </table:table-row>
        <table:table-row table:style-name="ro1">
          <table:table-cell office:value-type="string">
            <text:p>http://ruian.linked.opendata.cz/resource/obce/594148</text:p>
          </table:table-cell>
          <table:table-cell office:value-type="string">
            <text:p>Hrádek</text:p>
          </table:table-cell>
        </table:table-row>
        <table:table-row table:style-name="ro1">
          <table:table-cell office:value-type="string">
            <text:p>http://ruian.linked.opendata.cz/resource/obce/564095</text:p>
          </table:table-cell>
          <table:table-cell office:value-type="string">
            <text:p>Hrádek nad Nisou</text:p>
          </table:table-cell>
        </table:table-row>
        <table:table-row table:style-name="ro1">
          <table:table-cell office:value-type="string">
            <text:p>http://ruian.linked.opendata.cz/resource/obce/556319</text:p>
          </table:table-cell>
          <table:table-cell office:value-type="string">
            <text:p>Hradešice</text:p>
          </table:table-cell>
        </table:table-row>
        <table:table-row table:style-name="ro1">
          <table:table-cell office:value-type="string">
            <text:p>http://ruian.linked.opendata.cz/resource/obce/564800</text:p>
          </table:table-cell>
          <table:table-cell office:value-type="string">
            <text:p>Hradešín</text:p>
          </table:table-cell>
        </table:table-row>
        <table:table-row table:style-name="ro1">
          <table:table-cell office:value-type="string">
            <text:p>http://ruian.linked.opendata.cz/resource/obce/532932</text:p>
          </table:table-cell>
          <table:table-cell office:value-type="string">
            <text:p>Hradiště</text:p>
          </table:table-cell>
        </table:table-row>
        <table:table-row table:style-name="ro1">
          <table:table-cell office:value-type="string">
            <text:p>http://ruian.linked.opendata.cz/resource/obce/541001</text:p>
          </table:table-cell>
          <table:table-cell office:value-type="string">
            <text:p>Hradiště</text:p>
          </table:table-cell>
        </table:table-row>
        <table:table-row table:style-name="ro1">
          <table:table-cell office:value-type="string">
            <text:p>http://ruian.linked.opendata.cz/resource/obce/555177</text:p>
          </table:table-cell>
          <table:table-cell office:value-type="string">
            <text:p>Hradiště</text:p>
          </table:table-cell>
        </table:table-row>
        <table:table-row table:style-name="ro1">
          <table:table-cell office:value-type="string">
            <text:p>http://ruian.linked.opendata.cz/resource/obce/557749</text:p>
          </table:table-cell>
          <table:table-cell office:value-type="string">
            <text:p>Hradiště</text:p>
          </table:table-cell>
        </table:table-row>
        <table:table-row table:style-name="ro1">
          <table:table-cell office:value-type="string">
            <text:p>http://ruian.linked.opendata.cz/resource/obce/566179</text:p>
          </table:table-cell>
          <table:table-cell office:value-type="string">
            <text:p>Hradiště</text:p>
          </table:table-cell>
        </table:table-row>
        <table:table-row table:style-name="ro1">
          <table:table-cell office:value-type="string">
            <text:p>http://ruian.linked.opendata.cz/resource/obce/537179</text:p>
          </table:table-cell>
          <table:table-cell office:value-type="string">
            <text:p>Hradištko</text:p>
          </table:table-cell>
        </table:table-row>
        <table:table-row table:style-name="ro1">
          <table:table-cell office:value-type="string">
            <text:p>http://ruian.linked.opendata.cz/resource/obce/539252</text:p>
          </table:table-cell>
          <table:table-cell office:value-type="string">
            <text:p>Hradištko</text:p>
          </table:table-cell>
        </table:table-row>
        <table:table-row table:style-name="ro1">
          <table:table-cell office:value-type="string">
            <text:p>http://ruian.linked.opendata.cz/resource/obce/513750</text:p>
          </table:table-cell>
          <table:table-cell office:value-type="string">
            <text:p>Hranice</text:p>
          </table:table-cell>
        </table:table-row>
        <table:table-row table:style-name="ro1">
          <table:table-cell office:value-type="string">
            <text:p>http://ruian.linked.opendata.cz/resource/obce/544540</text:p>
          </table:table-cell>
          <table:table-cell office:value-type="string">
            <text:p>Hranice</text:p>
          </table:table-cell>
        </table:table-row>
        <table:table-row table:style-name="ro1">
          <table:table-cell office:value-type="string">
            <text:p>http://ruian.linked.opendata.cz/resource/obce/554553</text:p>
          </table:table-cell>
          <table:table-cell office:value-type="string">
            <text:p>Hranice</text:p>
          </table:table-cell>
        </table:table-row>
        <table:table-row table:style-name="ro1">
          <table:table-cell office:value-type="string">
            <text:p>http://ruian.linked.opendata.cz/resource/obce/546976</text:p>
          </table:table-cell>
          <table:table-cell office:value-type="string">
            <text:p>Hraničné Petrovice</text:p>
          </table:table-cell>
        </table:table-row>
        <table:table-row table:style-name="ro1">
          <table:table-cell office:value-type="string">
            <text:p>http://ruian.linked.opendata.cz/resource/obce/549410</text:p>
          </table:table-cell>
          <table:table-cell office:value-type="string">
            <text:p>Hrazany</text:p>
          </table:table-cell>
        </table:table-row>
        <table:table-row table:style-name="ro1">
          <table:table-cell office:value-type="string">
            <text:p>http://ruian.linked.opendata.cz/resource/obce/598232</text:p>
          </table:table-cell>
          <table:table-cell office:value-type="string">
            <text:p>Hrčava</text:p>
          </table:table-cell>
        </table:table-row>
        <table:table-row table:style-name="ro1">
          <table:table-cell office:value-type="string">
            <text:p>http://ruian.linked.opendata.cz/resource/obce/544558</text:p>
          </table:table-cell>
          <table:table-cell office:value-type="string">
            <text:p>Hrdějovice</text:p>
          </table:table-cell>
        </table:table-row>
        <table:table-row table:style-name="ro1">
          <table:table-cell office:value-type="string">
            <text:p>http://ruian.linked.opendata.cz/resource/obce/589535</text:p>
          </table:table-cell>
          <table:table-cell office:value-type="string">
            <text:p>Hrdibořice</text:p>
          </table:table-cell>
        </table:table-row>
        <table:table-row table:style-name="ro1">
          <table:table-cell office:value-type="string">
            <text:p>http://ruian.linked.opendata.cz/resource/obce/532363</text:p>
          </table:table-cell>
          <table:table-cell office:value-type="string">
            <text:p>Hrdlív</text:p>
          </table:table-cell>
        </table:table-row>
        <table:table-row table:style-name="ro1">
          <table:table-cell office:value-type="string">
            <text:p>http://ruian.linked.opendata.cz/resource/obce/535869</text:p>
          </table:table-cell>
          <table:table-cell office:value-type="string">
            <text:p>Hrdlořezy</text:p>
          </table:table-cell>
        </table:table-row>
        <table:table-row table:style-name="ro1">
          <table:table-cell office:value-type="string">
            <text:p>http://ruian.linked.opendata.cz/resource/obce/532371</text:p>
          </table:table-cell>
          <table:table-cell office:value-type="string">
            <text:p>Hřebeč</text:p>
          </table:table-cell>
        </table:table-row>
        <table:table-row table:style-name="ro1">
          <table:table-cell office:value-type="string">
            <text:p>http://ruian.linked.opendata.cz/resource/obce/541761</text:p>
          </table:table-cell>
          <table:table-cell office:value-type="string">
            <text:p>Hřebečníky</text:p>
          </table:table-cell>
        </table:table-row>
        <table:table-row table:style-name="ro1">
          <table:table-cell office:value-type="string">
            <text:p>http://ruian.linked.opendata.cz/resource/obce/531219</text:p>
          </table:table-cell>
          <table:table-cell office:value-type="string">
            <text:p>Hředle</text:p>
          </table:table-cell>
        </table:table-row>
        <table:table-row table:style-name="ro1">
          <table:table-cell office:value-type="string">
            <text:p>http://ruian.linked.opendata.cz/resource/obce/541770</text:p>
          </table:table-cell>
          <table:table-cell office:value-type="string">
            <text:p>Hředle</text:p>
          </table:table-cell>
        </table:table-row>
        <table:table-row table:style-name="ro1">
          <table:table-cell office:value-type="string">
            <text:p>http://ruian.linked.opendata.cz/resource/obce/549428</text:p>
          </table:table-cell>
          <table:table-cell office:value-type="string">
            <text:p>Hrejkovice</text:p>
          </table:table-cell>
        </table:table-row>
        <table:table-row table:style-name="ro1">
          <table:table-cell office:value-type="string">
            <text:p>http://ruian.linked.opendata.cz/resource/obce/562513</text:p>
          </table:table-cell>
          <table:table-cell office:value-type="string">
            <text:p>Hřensko</text:p>
          </table:table-cell>
        </table:table-row>
        <table:table-row table:style-name="ro1">
          <table:table-cell office:value-type="string">
            <text:p>http://ruian.linked.opendata.cz/resource/obce/548642</text:p>
          </table:table-cell>
          <table:table-cell office:value-type="string">
            <text:p>Hřibiny-Ledská</text:p>
          </table:table-cell>
        </table:table-row>
        <table:table-row table:style-name="ro1">
          <table:table-cell office:value-type="string">
            <text:p>http://ruian.linked.opendata.cz/resource/obce/579301</text:p>
          </table:table-cell>
          <table:table-cell office:value-type="string">
            <text:p>Hřibojedy</text:p>
          </table:table-cell>
        </table:table-row>
        <table:table-row table:style-name="ro1">
          <table:table-cell office:value-type="string">
            <text:p>http://ruian.linked.opendata.cz/resource/obce/540285</text:p>
          </table:table-cell>
          <table:table-cell office:value-type="string">
            <text:p>Hřiměždice</text:p>
          </table:table-cell>
        </table:table-row>
        <table:table-row table:style-name="ro1">
          <table:table-cell office:value-type="string">
            <text:p>http://ruian.linked.opendata.cz/resource/obce/546445</text:p>
          </table:table-cell>
          <table:table-cell office:value-type="string">
            <text:p>Hříšice</text:p>
          </table:table-cell>
        </table:table-row>
        <table:table-row table:style-name="ro1">
          <table:table-cell office:value-type="string">
            <text:p>http://ruian.linked.opendata.cz/resource/obce/566195</text:p>
          </table:table-cell>
          <table:table-cell office:value-type="string">
            <text:p>Hříškov</text:p>
          </table:table-cell>
        </table:table-row>
        <table:table-row table:style-name="ro1">
          <table:table-cell office:value-type="string">
            <text:p>http://ruian.linked.opendata.cz/resource/obce/566217</text:p>
          </table:table-cell>
          <table:table-cell office:value-type="string">
            <text:p>Hřivice</text:p>
          </table:table-cell>
        </table:table-row>
        <table:table-row table:style-name="ro1">
          <table:table-cell office:value-type="string">
            <text:p>http://ruian.linked.opendata.cz/resource/obce/585271</text:p>
          </table:table-cell>
          <table:table-cell office:value-type="string">
            <text:p>Hřivínův Újezd</text:p>
          </table:table-cell>
        </table:table-row>
        <table:table-row table:style-name="ro1">
          <table:table-cell office:value-type="string">
            <text:p>http://ruian.linked.opendata.cz/resource/obce/567558</text:p>
          </table:table-cell>
          <table:table-cell office:value-type="string">
            <text:p>Hrob</text:p>
          </table:table-cell>
        </table:table-row>
        <table:table-row table:style-name="ro1">
          <table:table-cell office:value-type="string">
            <text:p>http://ruian.linked.opendata.cz/resource/obce/564893</text:p>
          </table:table-cell>
          <table:table-cell office:value-type="string">
            <text:p>Hrobce</text:p>
          </table:table-cell>
        </table:table-row>
        <table:table-row table:style-name="ro1">
          <table:table-cell office:value-type="string">
            <text:p>http://ruian.linked.opendata.cz/resource/obce/567566</text:p>
          </table:table-cell>
          <table:table-cell office:value-type="string">
            <text:p>Hrobčice</text:p>
          </table:table-cell>
        </table:table-row>
        <table:table-row table:style-name="ro1">
          <table:table-cell office:value-type="string">
            <text:p>http://ruian.linked.opendata.cz/resource/obce/575046</text:p>
          </table:table-cell>
          <table:table-cell office:value-type="string">
            <text:p>Hrobice</text:p>
          </table:table-cell>
        </table:table-row>
        <table:table-row table:style-name="ro1">
          <table:table-cell office:value-type="string">
            <text:p>http://ruian.linked.opendata.cz/resource/obce/585262</text:p>
          </table:table-cell>
          <table:table-cell office:value-type="string">
            <text:p>Hrobice</text:p>
          </table:table-cell>
        </table:table-row>
        <table:table-row table:style-name="ro1">
          <table:table-cell office:value-type="string">
            <text:p>http://ruian.linked.opendata.cz/resource/obce/571491</text:p>
          </table:table-cell>
          <table:table-cell office:value-type="string">
            <text:p>Hrochův Týnec</text:p>
          </table:table-cell>
        </table:table-row>
        <table:table-row table:style-name="ro1">
          <table:table-cell office:value-type="string">
            <text:p>http://ruian.linked.opendata.cz/resource/obce/558915</text:p>
          </table:table-cell>
          <table:table-cell office:value-type="string">
            <text:p>Hromnice</text:p>
          </table:table-cell>
        </table:table-row>
        <table:table-row table:style-name="ro1">
          <table:table-cell office:value-type="string">
            <text:p>http://ruian.linked.opendata.cz/resource/obce/574082</text:p>
          </table:table-cell>
          <table:table-cell office:value-type="string">
            <text:p>Hronov</text:p>
          </table:table-cell>
        </table:table-row>
        <table:table-row table:style-name="ro1">
          <table:table-cell office:value-type="string">
            <text:p>http://ruian.linked.opendata.cz/resource/obce/590673</text:p>
          </table:table-cell>
          <table:table-cell office:value-type="string">
            <text:p>Hrotovice</text:p>
          </table:table-cell>
        </table:table-row>
        <table:table-row table:style-name="ro1">
          <table:table-cell office:value-type="string">
            <text:p>http://ruian.linked.opendata.cz/resource/obce/571504</text:p>
          </table:table-cell>
          <table:table-cell office:value-type="string">
            <text:p>Hroubovice</text:p>
          </table:table-cell>
        </table:table-row>
        <table:table-row table:style-name="ro1">
          <table:table-cell office:value-type="string">
            <text:p>http://ruian.linked.opendata.cz/resource/obce/550639</text:p>
          </table:table-cell>
          <table:table-cell office:value-type="string">
            <text:p>Hroznatín</text:p>
          </table:table-cell>
        </table:table-row>
        <table:table-row table:style-name="ro1">
          <table:table-cell office:value-type="string">
            <text:p>http://ruian.linked.opendata.cz/resource/obce/555185</text:p>
          </table:table-cell>
          <table:table-cell office:value-type="string">
            <text:p>Hroznětín</text:p>
          </table:table-cell>
        </table:table-row>
        <table:table-row table:style-name="ro1">
          <table:table-cell office:value-type="string">
            <text:p>http://ruian.linked.opendata.cz/resource/obce/586188</text:p>
          </table:table-cell>
          <table:table-cell office:value-type="string">
            <text:p>Hroznová Lhota</text:p>
          </table:table-cell>
        </table:table-row>
        <table:table-row table:style-name="ro1">
          <table:table-cell office:value-type="string">
            <text:p>http://ruian.linked.opendata.cz/resource/obce/577146</text:p>
          </table:table-cell>
          <table:table-cell office:value-type="string">
            <text:p>Hrubá Skála</text:p>
          </table:table-cell>
        </table:table-row>
        <table:table-row table:style-name="ro1">
          <table:table-cell office:value-type="string">
            <text:p>http://ruian.linked.opendata.cz/resource/obce/586196</text:p>
          </table:table-cell>
          <table:table-cell office:value-type="string">
            <text:p>Hrubá Vrbka</text:p>
          </table:table-cell>
        </table:table-row>
        <table:table-row table:style-name="ro1">
          <table:table-cell office:value-type="string">
            <text:p>http://ruian.linked.opendata.cz/resource/obce/589543</text:p>
          </table:table-cell>
          <table:table-cell office:value-type="string">
            <text:p>Hrubčice</text:p>
          </table:table-cell>
        </table:table-row>
        <table:table-row table:style-name="ro1">
          <table:table-cell office:value-type="string">
            <text:p>http://ruian.linked.opendata.cz/resource/obce/599638</text:p>
          </table:table-cell>
          <table:table-cell office:value-type="string">
            <text:p>Hrubý Jeseník</text:p>
          </table:table-cell>
        </table:table-row>
        <table:table-row table:style-name="ro1">
          <table:table-cell office:value-type="string">
            <text:p>http://ruian.linked.opendata.cz/resource/obce/538248</text:p>
          </table:table-cell>
          <table:table-cell office:value-type="string">
            <text:p>Hrusice</text:p>
          </table:table-cell>
        </table:table-row>
        <table:table-row table:style-name="ro1">
          <table:table-cell office:value-type="string">
            <text:p>http://ruian.linked.opendata.cz/resource/obce/543543</text:p>
          </table:table-cell>
          <table:table-cell office:value-type="string">
            <text:p>Hruška</text:p>
          </table:table-cell>
        </table:table-row>
        <table:table-row table:style-name="ro1">
          <table:table-cell office:value-type="string">
            <text:p>http://ruian.linked.opendata.cz/resource/obce/593079</text:p>
          </table:table-cell>
          <table:table-cell office:value-type="string">
            <text:p>Hrušky</text:p>
          </table:table-cell>
        </table:table-row>
        <table:table-row table:style-name="ro1">
          <table:table-cell office:value-type="string">
            <text:p>http://ruian.linked.opendata.cz/resource/obce/584487</text:p>
          </table:table-cell>
          <table:table-cell office:value-type="string">
            <text:p>Hrušky</text:p>
          </table:table-cell>
        </table:table-row>
        <table:table-row table:style-name="ro1">
          <table:table-cell office:value-type="string">
            <text:p>http://ruian.linked.opendata.cz/resource/obce/565733</text:p>
          </table:table-cell>
          <table:table-cell office:value-type="string">
            <text:p>Hrušov</text:p>
          </table:table-cell>
        </table:table-row>
        <table:table-row table:style-name="ro1">
          <table:table-cell office:value-type="string">
            <text:p>http://ruian.linked.opendata.cz/resource/obce/580341</text:p>
          </table:table-cell>
          <table:table-cell office:value-type="string">
            <text:p>Hrušová</text:p>
          </table:table-cell>
        </table:table-row>
        <table:table-row table:style-name="ro1">
          <table:table-cell office:value-type="string">
            <text:p>http://ruian.linked.opendata.cz/resource/obce/563072</text:p>
          </table:table-cell>
          <table:table-cell office:value-type="string">
            <text:p>Hrušovany</text:p>
          </table:table-cell>
        </table:table-row>
        <table:table-row table:style-name="ro1">
          <table:table-cell office:value-type="string">
            <text:p>http://ruian.linked.opendata.cz/resource/obce/594156</text:p>
          </table:table-cell>
          <table:table-cell office:value-type="string">
            <text:p>Hrušovany nad Jevišovkou</text:p>
          </table:table-cell>
        </table:table-row>
        <table:table-row table:style-name="ro1">
          <table:table-cell office:value-type="string">
            <text:p>http://ruian.linked.opendata.cz/resource/obce/583081</text:p>
          </table:table-cell>
          <table:table-cell office:value-type="string">
            <text:p>Hrušovany u Brna</text:p>
          </table:table-cell>
        </table:table-row>
        <table:table-row table:style-name="ro1">
          <table:table-cell office:value-type="string">
            <text:p>http://ruian.linked.opendata.cz/resource/obce/590681</text:p>
          </table:table-cell>
          <table:table-cell office:value-type="string">
            <text:p>Hrutov</text:p>
          </table:table-cell>
        </table:table-row>
        <table:table-row table:style-name="ro1">
          <table:table-cell office:value-type="string">
            <text:p>http://ruian.linked.opendata.cz/resource/obce/587222</text:p>
          </table:table-cell>
          <table:table-cell office:value-type="string">
            <text:p>Hubenov</text:p>
          </table:table-cell>
        </table:table-row>
        <table:table-row table:style-name="ro1">
          <table:table-cell office:value-type="string">
            <text:p>http://ruian.linked.opendata.cz/resource/obce/513580</text:p>
          </table:table-cell>
          <table:table-cell office:value-type="string">
            <text:p>Hudčice</text:p>
          </table:table-cell>
        </table:table-row>
        <table:table-row table:style-name="ro1">
          <table:table-cell office:value-type="string">
            <text:p>http://ruian.linked.opendata.cz/resource/obce/531227</text:p>
          </table:table-cell>
          <table:table-cell office:value-type="string">
            <text:p>Hudlice</text:p>
          </table:table-cell>
        </table:table-row>
        <table:table-row table:style-name="ro1">
          <table:table-cell office:value-type="string">
            <text:p>http://ruian.linked.opendata.cz/resource/obce/598691</text:p>
          </table:table-cell>
          <table:table-cell office:value-type="string">
            <text:p>Hukvaldy</text:p>
          </table:table-cell>
        </table:table-row>
        <table:table-row table:style-name="ro1">
          <table:table-cell office:value-type="string">
            <text:p>http://ruian.linked.opendata.cz/resource/obce/529737</text:p>
          </table:table-cell>
          <table:table-cell office:value-type="string">
            <text:p>Hulice</text:p>
          </table:table-cell>
        </table:table-row>
        <table:table-row table:style-name="ro1">
          <table:table-cell office:value-type="string">
            <text:p>http://ruian.linked.opendata.cz/resource/obce/588491</text:p>
          </table:table-cell>
          <table:table-cell office:value-type="string">
            <text:p>Hulín</text:p>
          </table:table-cell>
        </table:table-row>
        <table:table-row table:style-name="ro1">
          <table:table-cell office:value-type="string">
            <text:p>http://ruian.linked.opendata.cz/resource/obce/570087</text:p>
          </table:table-cell>
          <table:table-cell office:value-type="string">
            <text:p>Humburky</text:p>
          </table:table-cell>
        </table:table-row>
        <table:table-row table:style-name="ro1">
          <table:table-cell office:value-type="string">
            <text:p>http://ruian.linked.opendata.cz/resource/obce/547999</text:p>
          </table:table-cell>
          <table:table-cell office:value-type="string">
            <text:p>Humpolec</text:p>
          </table:table-cell>
        </table:table-row>
        <table:table-row table:style-name="ro1">
          <table:table-cell office:value-type="string">
            <text:p>http://ruian.linked.opendata.cz/resource/obce/562521</text:p>
          </table:table-cell>
          <table:table-cell office:value-type="string">
            <text:p>Huntířov</text:p>
          </table:table-cell>
        </table:table-row>
        <table:table-row table:style-name="ro1">
          <table:table-cell office:value-type="string">
            <text:p>http://ruian.linked.opendata.cz/resource/obce/559849</text:p>
          </table:table-cell>
          <table:table-cell office:value-type="string">
            <text:p>Hůrky</text:p>
          </table:table-cell>
        </table:table-row>
        <table:table-row table:style-name="ro1">
          <table:table-cell office:value-type="string">
            <text:p>http://ruian.linked.opendata.cz/resource/obce/530646</text:p>
          </table:table-cell>
          <table:table-cell office:value-type="string">
            <text:p>Hurtova Lhota</text:p>
          </table:table-cell>
        </table:table-row>
        <table:table-row table:style-name="ro1">
          <table:table-cell office:value-type="string">
            <text:p>http://ruian.linked.opendata.cz/resource/obce/535753</text:p>
          </table:table-cell>
          <table:table-cell office:value-type="string">
            <text:p>Hůry</text:p>
          </table:table-cell>
        </table:table-row>
        <table:table-row table:style-name="ro1">
          <table:table-cell office:value-type="string">
            <text:p>http://ruian.linked.opendata.cz/resource/obce/599522</text:p>
          </table:table-cell>
          <table:table-cell office:value-type="string">
            <text:p>Husí Lhota</text:p>
          </table:table-cell>
        </table:table-row>
        <table:table-row table:style-name="ro1">
          <table:table-cell office:value-type="string">
            <text:p>http://ruian.linked.opendata.cz/resource/obce/538256</text:p>
          </table:table-cell>
          <table:table-cell office:value-type="string">
            <text:p>Husinec</text:p>
          </table:table-cell>
        </table:table-row>
        <table:table-row table:style-name="ro1">
          <table:table-cell office:value-type="string">
            <text:p>http://ruian.linked.opendata.cz/resource/obce/550230</text:p>
          </table:table-cell>
          <table:table-cell office:value-type="string">
            <text:p>Husinec</text:p>
          </table:table-cell>
        </table:table-row>
        <table:table-row table:style-name="ro1">
          <table:table-cell office:value-type="string">
            <text:p>http://ruian.linked.opendata.cz/resource/obce/542784</text:p>
          </table:table-cell>
          <table:table-cell office:value-type="string">
            <text:p>Huslenky</text:p>
          </table:table-cell>
        </table:table-row>
        <table:table-row table:style-name="ro1">
          <table:table-cell office:value-type="string">
            <text:p>http://ruian.linked.opendata.cz/resource/obce/592218</text:p>
          </table:table-cell>
          <table:table-cell office:value-type="string">
            <text:p>Huštěnovice</text:p>
          </table:table-cell>
        </table:table-row>
        <table:table-row table:style-name="ro1">
          <table:table-cell office:value-type="string">
            <text:p>http://ruian.linked.opendata.cz/resource/obce/584495</text:p>
          </table:table-cell>
          <table:table-cell office:value-type="string">
            <text:p>Hustopeče</text:p>
          </table:table-cell>
        </table:table-row>
        <table:table-row table:style-name="ro1">
          <table:table-cell office:value-type="string">
            <text:p>http://ruian.linked.opendata.cz/resource/obce/513768</text:p>
          </table:table-cell>
          <table:table-cell office:value-type="string">
            <text:p>Hustopeče nad Bečvou</text:p>
          </table:table-cell>
        </table:table-row>
        <table:table-row table:style-name="ro1">
          <table:table-cell office:value-type="string">
            <text:p>http://ruian.linked.opendata.cz/resource/obce/542814</text:p>
          </table:table-cell>
          <table:table-cell office:value-type="string">
            <text:p>Hutisko-Solanec</text:p>
          </table:table-cell>
        </table:table-row>
        <table:table-row table:style-name="ro1">
          <table:table-cell office:value-type="string">
            <text:p>http://ruian.linked.opendata.cz/resource/obce/597414</text:p>
          </table:table-cell>
          <table:table-cell office:value-type="string">
            <text:p>Huzová</text:p>
          </table:table-cell>
        </table:table-row>
        <table:table-row table:style-name="ro1">
          <table:table-cell office:value-type="string">
            <text:p>http://ruian.linked.opendata.cz/resource/obce/593087</text:p>
          </table:table-cell>
          <table:table-cell office:value-type="string">
            <text:p>Hvězdlice</text:p>
          </table:table-cell>
        </table:table-row>
        <table:table-row table:style-name="ro1">
          <table:table-cell office:value-type="string">
            <text:p>http://ruian.linked.opendata.cz/resource/obce/529745</text:p>
          </table:table-cell>
          <table:table-cell office:value-type="string">
            <text:p>Hvězdonice</text:p>
          </table:table-cell>
        </table:table-row>
        <table:table-row table:style-name="ro1">
          <table:table-cell office:value-type="string">
            <text:p>http://ruian.linked.opendata.cz/resource/obce/590690</text:p>
          </table:table-cell>
          <table:table-cell office:value-type="string">
            <text:p>Hvězdoňovice</text:p>
          </table:table-cell>
        </table:table-row>
        <table:table-row table:style-name="ro1">
          <table:table-cell office:value-type="string">
            <text:p>http://ruian.linked.opendata.cz/resource/obce/565334</text:p>
          </table:table-cell>
          <table:table-cell office:value-type="string">
            <text:p>Hvozd</text:p>
          </table:table-cell>
        </table:table-row>
        <table:table-row table:style-name="ro1">
          <table:table-cell office:value-type="string">
            <text:p>http://ruian.linked.opendata.cz/resource/obce/558931</text:p>
          </table:table-cell>
          <table:table-cell office:value-type="string">
            <text:p>Hvozd</text:p>
          </table:table-cell>
        </table:table-row>
        <table:table-row table:style-name="ro1">
          <table:table-cell office:value-type="string">
            <text:p>http://ruian.linked.opendata.cz/resource/obce/589560</text:p>
          </table:table-cell>
          <table:table-cell office:value-type="string">
            <text:p>Hvozd</text:p>
          </table:table-cell>
        </table:table-row>
        <table:table-row table:style-name="ro1">
          <table:table-cell office:value-type="string">
            <text:p>http://ruian.linked.opendata.cz/resource/obce/540315</text:p>
          </table:table-cell>
          <table:table-cell office:value-type="string">
            <text:p>Hvožďany</text:p>
          </table:table-cell>
        </table:table-row>
        <table:table-row table:style-name="ro1">
          <table:table-cell office:value-type="string">
            <text:p>http://ruian.linked.opendata.cz/resource/obce/566331</text:p>
          </table:table-cell>
          <table:table-cell office:value-type="string">
            <text:p>Hvožďany</text:p>
          </table:table-cell>
        </table:table-row>
        <table:table-row table:style-name="ro1">
          <table:table-cell office:value-type="string">
            <text:p>http://ruian.linked.opendata.cz/resource/obce/531235</text:p>
          </table:table-cell>
          <table:table-cell office:value-type="string">
            <text:p>Hvozdec</text:p>
          </table:table-cell>
        </table:table-row>
        <table:table-row table:style-name="ro1">
          <table:table-cell office:value-type="string">
            <text:p>http://ruian.linked.opendata.cz/resource/obce/535613</text:p>
          </table:table-cell>
          <table:table-cell office:value-type="string">
            <text:p>Hvozdec</text:p>
          </table:table-cell>
        </table:table-row>
        <table:table-row table:style-name="ro1">
          <table:table-cell office:value-type="string">
            <text:p>http://ruian.linked.opendata.cz/resource/obce/583090</text:p>
          </table:table-cell>
          <table:table-cell office:value-type="string">
            <text:p>Hvozdec</text:p>
          </table:table-cell>
        </table:table-row>
        <table:table-row table:style-name="ro1">
          <table:table-cell office:value-type="string">
            <text:p>http://ruian.linked.opendata.cz/resource/obce/585289</text:p>
          </table:table-cell>
          <table:table-cell office:value-type="string">
            <text:p>Hvozdná</text:p>
          </table:table-cell>
        </table:table-row>
        <table:table-row table:style-name="ro1">
          <table:table-cell office:value-type="string">
            <text:p>http://ruian.linked.opendata.cz/resource/obce/539261</text:p>
          </table:table-cell>
          <table:table-cell office:value-type="string">
            <text:p>Hvozdnice</text:p>
          </table:table-cell>
        </table:table-row>
        <table:table-row table:style-name="ro1">
          <table:table-cell office:value-type="string">
            <text:p>http://ruian.linked.opendata.cz/resource/obce/573621</text:p>
          </table:table-cell>
          <table:table-cell office:value-type="string">
            <text:p>Hvozdnice</text:p>
          </table:table-cell>
        </table:table-row>
        <table:table-row table:style-name="ro1">
          <table:table-cell office:value-type="string">
            <text:p>http://ruian.linked.opendata.cz/resource/obce/550281</text:p>
          </table:table-cell>
          <table:table-cell office:value-type="string">
            <text:p>Hybrálec</text:p>
          </table:table-cell>
        </table:table-row>
        <table:table-row table:style-name="ro1">
          <table:table-cell office:value-type="string">
            <text:p>http://ruian.linked.opendata.cz/resource/obce/574163</text:p>
          </table:table-cell>
          <table:table-cell office:value-type="string">
            <text:p>Hynčice</text:p>
          </table:table-cell>
        </table:table-row>
        <table:table-row table:style-name="ro1">
          <table:table-cell office:value-type="string">
            <text:p>http://ruian.linked.opendata.cz/resource/obce/536113</text:p>
          </table:table-cell>
          <table:table-cell office:value-type="string">
            <text:p>Hynčina</text:p>
          </table:table-cell>
        </table:table-row>
        <table:table-row table:style-name="ro1">
          <table:table-cell office:value-type="string">
            <text:p>http://ruian.linked.opendata.cz/resource/obce/531243</text:p>
          </table:table-cell>
          <table:table-cell office:value-type="string">
            <text:p>Hýskov</text:p>
          </table:table-cell>
        </table:table-row>
        <table:table-row table:style-name="ro1">
          <table:table-cell office:value-type="string">
            <text:p>http://ruian.linked.opendata.cz/resource/obce/586200</text:p>
          </table:table-cell>
          <table:table-cell office:value-type="string">
            <text:p>Hýsly</text:p>
          </table:table-cell>
        </table:table-row>
        <table:table-row table:style-name="ro1">
          <table:table-cell office:value-type="string">
            <text:p>http://ruian.linked.opendata.cz/resource/obce/584517</text:p>
          </table:table-cell>
          <table:table-cell office:value-type="string">
            <text:p>Ivaň</text:p>
          </table:table-cell>
        </table:table-row>
        <table:table-row table:style-name="ro1">
          <table:table-cell office:value-type="string">
            <text:p>http://ruian.linked.opendata.cz/resource/obce/589578</text:p>
          </table:table-cell>
          <table:table-cell office:value-type="string">
            <text:p>Ivaň</text:p>
          </table:table-cell>
        </table:table-row>
        <table:table-row table:style-name="ro1">
          <table:table-cell office:value-type="string">
            <text:p>http://ruian.linked.opendata.cz/resource/obce/583120</text:p>
          </table:table-cell>
          <table:table-cell office:value-type="string">
            <text:p>Ivančice</text:p>
          </table:table-cell>
        </table:table-row>
        <table:table-row table:style-name="ro1">
          <table:table-cell office:value-type="string">
            <text:p>http://ruian.linked.opendata.cz/resource/obce/593117</text:p>
          </table:table-cell>
          <table:table-cell office:value-type="string">
            <text:p>Ivanovice na Hané</text:p>
          </table:table-cell>
        </table:table-row>
        <table:table-row table:style-name="ro1">
          <table:table-cell office:value-type="string">
            <text:p>http://ruian.linked.opendata.cz/resource/obce/535966</text:p>
          </table:table-cell>
          <table:table-cell office:value-type="string">
            <text:p>Jabkenice</text:p>
          </table:table-cell>
        </table:table-row>
        <table:table-row table:style-name="ro1">
          <table:table-cell office:value-type="string">
            <text:p>http://ruian.linked.opendata.cz/resource/obce/581666</text:p>
          </table:table-cell>
          <table:table-cell office:value-type="string">
            <text:p>Jabloňany</text:p>
          </table:table-cell>
        </table:table-row>
        <table:table-row table:style-name="ro1">
          <table:table-cell office:value-type="string">
            <text:p>http://ruian.linked.opendata.cz/resource/obce/577162</text:p>
          </table:table-cell>
          <table:table-cell office:value-type="string">
            <text:p>Jablonec nad Jizerou</text:p>
          </table:table-cell>
        </table:table-row>
        <table:table-row table:style-name="ro1">
          <table:table-cell office:value-type="string">
            <text:p>http://ruian.linked.opendata.cz/resource/obce/563510</text:p>
          </table:table-cell>
          <table:table-cell office:value-type="string">
            <text:p>Jablonec nad Nisou</text:p>
          </table:table-cell>
        </table:table-row>
        <table:table-row table:style-name="ro1">
          <table:table-cell office:value-type="string">
            <text:p>http://ruian.linked.opendata.cz/resource/obce/540374</text:p>
          </table:table-cell>
          <table:table-cell office:value-type="string">
            <text:p>Jablonná</text:p>
          </table:table-cell>
        </table:table-row>
        <table:table-row table:style-name="ro1">
          <table:table-cell office:value-type="string">
            <text:p>http://ruian.linked.opendata.cz/resource/obce/580376</text:p>
          </table:table-cell>
          <table:table-cell office:value-type="string">
            <text:p>Jablonné nad Orlicí</text:p>
          </table:table-cell>
        </table:table-row>
        <table:table-row table:style-name="ro1">
          <table:table-cell office:value-type="string">
            <text:p>http://ruian.linked.opendata.cz/resource/obce/561631</text:p>
          </table:table-cell>
          <table:table-cell office:value-type="string">
            <text:p>Jablonné v Podještědí</text:p>
          </table:table-cell>
        </table:table-row>
        <table:table-row table:style-name="ro1">
          <table:table-cell office:value-type="string">
            <text:p>http://ruian.linked.opendata.cz/resource/obce/595730</text:p>
          </table:table-cell>
          <table:table-cell office:value-type="string">
            <text:p>Jabloňov</text:p>
          </table:table-cell>
        </table:table-row>
        <table:table-row table:style-name="ro1">
          <table:table-cell office:value-type="string">
            <text:p>http://ruian.linked.opendata.cz/resource/obce/542865</text:p>
          </table:table-cell>
          <table:table-cell office:value-type="string">
            <text:p>Jablůnka</text:p>
          </table:table-cell>
        </table:table-row>
        <table:table-row table:style-name="ro1">
          <table:table-cell office:value-type="string">
            <text:p>http://ruian.linked.opendata.cz/resource/obce/598259</text:p>
          </table:table-cell>
          <table:table-cell office:value-type="string">
            <text:p>Jablunkov</text:p>
          </table:table-cell>
        </table:table-row>
        <table:table-row table:style-name="ro1">
          <table:table-cell office:value-type="string">
            <text:p>http://ruian.linked.opendata.cz/resource/obce/555215</text:p>
          </table:table-cell>
          <table:table-cell office:value-type="string">
            <text:p>Jáchymov</text:p>
          </table:table-cell>
        </table:table-row>
        <table:table-row table:style-name="ro1">
          <table:table-cell office:value-type="string">
            <text:p>http://ruian.linked.opendata.cz/resource/obce/548782</text:p>
          </table:table-cell>
          <table:table-cell office:value-type="string">
            <text:p>Jahodov</text:p>
          </table:table-cell>
        </table:table-row>
        <table:table-row table:style-name="ro1">
          <table:table-cell office:value-type="string">
            <text:p>http://ruian.linked.opendata.cz/resource/obce/507377</text:p>
          </table:table-cell>
          <table:table-cell office:value-type="string">
            <text:p>Jakartovice</text:p>
          </table:table-cell>
        </table:table-row>
        <table:table-row table:style-name="ro1">
          <table:table-cell office:value-type="string">
            <text:p>http://ruian.linked.opendata.cz/resource/obce/554065</text:p>
          </table:table-cell>
          <table:table-cell office:value-type="string">
            <text:p>Jakubčovice nad Odrou</text:p>
          </table:table-cell>
        </table:table-row>
        <table:table-row table:style-name="ro1">
          <table:table-cell office:value-type="string">
            <text:p>http://ruian.linked.opendata.cz/resource/obce/590746</text:p>
          </table:table-cell>
          <table:table-cell office:value-type="string">
            <text:p>Jakubov u Moravských Budějovic</text:p>
          </table:table-cell>
        </table:table-row>
        <table:table-row table:style-name="ro1">
          <table:table-cell office:value-type="string">
            <text:p>http://ruian.linked.opendata.cz/resource/obce/553344</text:p>
          </table:table-cell>
          <table:table-cell office:value-type="string">
            <text:p>Jakubovice</text:p>
          </table:table-cell>
        </table:table-row>
        <table:table-row table:style-name="ro1">
          <table:table-cell office:value-type="string">
            <text:p>http://ruian.linked.opendata.cz/resource/obce/592226</text:p>
          </table:table-cell>
          <table:table-cell office:value-type="string">
            <text:p>Jalubí</text:p>
          </table:table-cell>
        </table:table-row>
        <table:table-row table:style-name="ro1">
          <table:table-cell office:value-type="string">
            <text:p>http://ruian.linked.opendata.cz/resource/obce/587249</text:p>
          </table:table-cell>
          <table:table-cell office:value-type="string">
            <text:p>Jamné</text:p>
          </table:table-cell>
        </table:table-row>
        <table:table-row table:style-name="ro1">
          <table:table-cell office:value-type="string">
            <text:p>http://ruian.linked.opendata.cz/resource/obce/580392</text:p>
          </table:table-cell>
          <table:table-cell office:value-type="string">
            <text:p>Jamné nad Orlicí</text:p>
          </table:table-cell>
        </table:table-row>
        <table:table-row table:style-name="ro1">
          <table:table-cell office:value-type="string">
            <text:p>http://ruian.linked.opendata.cz/resource/obce/594181</text:p>
          </table:table-cell>
          <table:table-cell office:value-type="string">
            <text:p>Jamolice</text:p>
          </table:table-cell>
        </table:table-row>
        <table:table-row table:style-name="ro1">
          <table:table-cell office:value-type="string">
            <text:p>http://ruian.linked.opendata.cz/resource/obce/595756</text:p>
          </table:table-cell>
          <table:table-cell office:value-type="string">
            <text:p>Jámy</text:p>
          </table:table-cell>
        </table:table-row>
        <table:table-row table:style-name="ro1">
          <table:table-cell office:value-type="string">
            <text:p>http://ruian.linked.opendata.cz/resource/obce/529842</text:p>
          </table:table-cell>
          <table:table-cell office:value-type="string">
            <text:p>Jankov</text:p>
          </table:table-cell>
        </table:table-row>
        <table:table-row table:style-name="ro1">
          <table:table-cell office:value-type="string">
            <text:p>http://ruian.linked.opendata.cz/resource/obce/561461</text:p>
          </table:table-cell>
          <table:table-cell office:value-type="string">
            <text:p>Jankov</text:p>
          </table:table-cell>
        </table:table-row>
        <table:table-row table:style-name="ro1">
          <table:table-cell office:value-type="string">
            <text:p>http://ruian.linked.opendata.cz/resource/obce/544612</text:p>
          </table:table-cell>
          <table:table-cell office:value-type="string">
            <text:p>Jankov</text:p>
          </table:table-cell>
        </table:table-row>
        <table:table-row table:style-name="ro1">
          <table:table-cell office:value-type="string">
            <text:p>http://ruian.linked.opendata.cz/resource/obce/575101</text:p>
          </table:table-cell>
          <table:table-cell office:value-type="string">
            <text:p>Jankovice</text:p>
          </table:table-cell>
        </table:table-row>
        <table:table-row table:style-name="ro1">
          <table:table-cell office:value-type="string">
            <text:p>http://ruian.linked.opendata.cz/resource/obce/592234</text:p>
          </table:table-cell>
          <table:table-cell office:value-type="string">
            <text:p>Jankovice</text:p>
          </table:table-cell>
        </table:table-row>
        <table:table-row table:style-name="ro1">
          <table:table-cell office:value-type="string">
            <text:p>http://ruian.linked.opendata.cz/resource/obce/588555</text:p>
          </table:table-cell>
          <table:table-cell office:value-type="string">
            <text:p>Jankovice</text:p>
          </table:table-cell>
        </table:table-row>
        <table:table-row table:style-name="ro1">
          <table:table-cell office:value-type="string">
            <text:p>http://ruian.linked.opendata.cz/resource/obce/553212</text:p>
          </table:table-cell>
          <table:table-cell office:value-type="string">
            <text:p>Janoušov</text:p>
          </table:table-cell>
        </table:table-row>
        <table:table-row table:style-name="ro1">
          <table:table-cell office:value-type="string">
            <text:p>http://ruian.linked.opendata.cz/resource/obce/544680</text:p>
          </table:table-cell>
          <table:table-cell office:value-type="string">
            <text:p>Janov</text:p>
          </table:table-cell>
        </table:table-row>
        <table:table-row table:style-name="ro1">
          <table:table-cell office:value-type="string">
            <text:p>http://ruian.linked.opendata.cz/resource/obce/565270</text:p>
          </table:table-cell>
          <table:table-cell office:value-type="string">
            <text:p>Janov</text:p>
          </table:table-cell>
        </table:table-row>
        <table:table-row table:style-name="ro1">
          <table:table-cell office:value-type="string">
            <text:p>http://ruian.linked.opendata.cz/resource/obce/576328</text:p>
          </table:table-cell>
          <table:table-cell office:value-type="string">
            <text:p>Janov</text:p>
          </table:table-cell>
        </table:table-row>
        <table:table-row table:style-name="ro1">
          <table:table-cell office:value-type="string">
            <text:p>http://ruian.linked.opendata.cz/resource/obce/578134</text:p>
          </table:table-cell>
          <table:table-cell office:value-type="string">
            <text:p>Janov</text:p>
          </table:table-cell>
        </table:table-row>
        <table:table-row table:style-name="ro1">
          <table:table-cell office:value-type="string">
            <text:p>http://ruian.linked.opendata.cz/resource/obce/597431</text:p>
          </table:table-cell>
          <table:table-cell office:value-type="string">
            <text:p>Janov</text:p>
          </table:table-cell>
        </table:table-row>
        <table:table-row table:style-name="ro1">
          <table:table-cell office:value-type="string">
            <text:p>http://ruian.linked.opendata.cz/resource/obce/563595</text:p>
          </table:table-cell>
          <table:table-cell office:value-type="string">
            <text:p>Janov nad Nisou</text:p>
          </table:table-cell>
        </table:table-row>
        <table:table-row table:style-name="ro1">
          <table:table-cell office:value-type="string">
            <text:p>http://ruian.linked.opendata.cz/resource/obce/570346</text:p>
          </table:table-cell>
          <table:table-cell office:value-type="string">
            <text:p>Janová</text:p>
          </table:table-cell>
        </table:table-row>
        <table:table-row table:style-name="ro1">
          <table:table-cell office:value-type="string">
            <text:p>http://ruian.linked.opendata.cz/resource/obce/507423</text:p>
          </table:table-cell>
          <table:table-cell office:value-type="string">
            <text:p>Janovice</text:p>
          </table:table-cell>
        </table:table-row>
        <table:table-row table:style-name="ro1">
          <table:table-cell office:value-type="string">
            <text:p>http://ruian.linked.opendata.cz/resource/obce/556394</text:p>
          </table:table-cell>
          <table:table-cell office:value-type="string">
            <text:p>Janovice nad Úhlavou</text:p>
          </table:table-cell>
        </table:table-row>
        <table:table-row table:style-name="ro1">
          <table:table-cell office:value-type="string">
            <text:p>http://ruian.linked.opendata.cz/resource/obce/561657</text:p>
          </table:table-cell>
          <table:table-cell office:value-type="string">
            <text:p>Janovice v Podještědí</text:p>
          </table:table-cell>
        </table:table-row>
        <table:table-row table:style-name="ro1">
          <table:table-cell office:value-type="string">
            <text:p>http://ruian.linked.opendata.cz/resource/obce/530395</text:p>
          </table:table-cell>
          <table:table-cell office:value-type="string">
            <text:p>Janská</text:p>
          </table:table-cell>
        </table:table-row>
        <table:table-row table:style-name="ro1">
          <table:table-cell office:value-type="string">
            <text:p>http://ruian.linked.opendata.cz/resource/obce/579351</text:p>
          </table:table-cell>
          <table:table-cell office:value-type="string">
            <text:p>Janské Lázně</text:p>
          </table:table-cell>
        </table:table-row>
        <table:table-row table:style-name="ro1">
          <table:table-cell office:value-type="string">
            <text:p>http://ruian.linked.opendata.cz/resource/obce/546658</text:p>
          </table:table-cell>
          <table:table-cell office:value-type="string">
            <text:p>Janův Důl</text:p>
          </table:table-cell>
        </table:table-row>
        <table:table-row table:style-name="ro1">
          <table:table-cell office:value-type="string">
            <text:p>http://ruian.linked.opendata.cz/resource/obce/578142</text:p>
          </table:table-cell>
          <table:table-cell office:value-type="string">
            <text:p>Janůvky</text:p>
          </table:table-cell>
        </table:table-row>
        <table:table-row table:style-name="ro1">
          <table:table-cell office:value-type="string">
            <text:p>http://ruian.linked.opendata.cz/resource/obce/542903</text:p>
          </table:table-cell>
          <table:table-cell office:value-type="string">
            <text:p>Jarcová</text:p>
          </table:table-cell>
        </table:table-row>
        <table:table-row table:style-name="ro1">
          <table:table-cell office:value-type="string">
            <text:p>http://ruian.linked.opendata.cz/resource/obce/588563</text:p>
          </table:table-cell>
          <table:table-cell office:value-type="string">
            <text:p>Jarohněvice</text:p>
          </table:table-cell>
        </table:table-row>
        <table:table-row table:style-name="ro1">
          <table:table-cell office:value-type="string">
            <text:p>http://ruian.linked.opendata.cz/resource/obce/574121</text:p>
          </table:table-cell>
          <table:table-cell office:value-type="string">
            <text:p>Jaroměř</text:p>
          </table:table-cell>
        </table:table-row>
        <table:table-row table:style-name="ro1">
          <table:table-cell office:value-type="string">
            <text:p>http://ruian.linked.opendata.cz/resource/obce/578151</text:p>
          </table:table-cell>
          <table:table-cell office:value-type="string">
            <text:p>Jaroměřice</text:p>
          </table:table-cell>
        </table:table-row>
        <table:table-row table:style-name="ro1">
          <table:table-cell office:value-type="string">
            <text:p>http://ruian.linked.opendata.cz/resource/obce/590754</text:p>
          </table:table-cell>
          <table:table-cell office:value-type="string">
            <text:p>Jaroměřice nad Rokytnou</text:p>
          </table:table-cell>
        </table:table-row>
        <table:table-row table:style-name="ro1">
          <table:table-cell office:value-type="string">
            <text:p>http://ruian.linked.opendata.cz/resource/obce/575119</text:p>
          </table:table-cell>
          <table:table-cell office:value-type="string">
            <text:p>Jaroslav</text:p>
          </table:table-cell>
        </table:table-row>
        <table:table-row table:style-name="ro1">
          <table:table-cell office:value-type="string">
            <text:p>http://ruian.linked.opendata.cz/resource/obce/594199</text:p>
          </table:table-cell>
          <table:table-cell office:value-type="string">
            <text:p>Jaroslavice</text:p>
          </table:table-cell>
        </table:table-row>
        <table:table-row table:style-name="ro1">
          <table:table-cell office:value-type="string">
            <text:p>http://ruian.linked.opendata.cz/resource/obce/578169</text:p>
          </table:table-cell>
          <table:table-cell office:value-type="string">
            <text:p>Jarošov</text:p>
          </table:table-cell>
        </table:table-row>
        <table:table-row table:style-name="ro1">
          <table:table-cell office:value-type="string">
            <text:p>http://ruian.linked.opendata.cz/resource/obce/546500</text:p>
          </table:table-cell>
          <table:table-cell office:value-type="string">
            <text:p>Jarošov nad Nežárkou</text:p>
          </table:table-cell>
        </table:table-row>
        <table:table-row table:style-name="ro1">
          <table:table-cell office:value-type="string">
            <text:p>http://ruian.linked.opendata.cz/resource/obce/558982</text:p>
          </table:table-cell>
          <table:table-cell office:value-type="string">
            <text:p>Jarov</text:p>
          </table:table-cell>
        </table:table-row>
        <table:table-row table:style-name="ro1">
          <table:table-cell office:value-type="string">
            <text:p>http://ruian.linked.opendata.cz/resource/obce/578541</text:p>
          </table:table-cell>
          <table:table-cell office:value-type="string">
            <text:p>Jarov</text:p>
          </table:table-cell>
        </table:table-row>
        <table:table-row table:style-name="ro1">
          <table:table-cell office:value-type="string">
            <text:p>http://ruian.linked.opendata.cz/resource/obce/532401</text:p>
          </table:table-cell>
          <table:table-cell office:value-type="string">
            <text:p>Jarpice</text:p>
          </table:table-cell>
        </table:table-row>
        <table:table-row table:style-name="ro1">
          <table:table-cell office:value-type="string">
            <text:p>http://ruian.linked.opendata.cz/resource/obce/590762</text:p>
          </table:table-cell>
          <table:table-cell office:value-type="string">
            <text:p>Jasenice</text:p>
          </table:table-cell>
        </table:table-row>
        <table:table-row table:style-name="ro1">
          <table:table-cell office:value-type="string">
            <text:p>http://ruian.linked.opendata.cz/resource/obce/574139</text:p>
          </table:table-cell>
          <table:table-cell office:value-type="string">
            <text:p>Jasenná</text:p>
          </table:table-cell>
        </table:table-row>
        <table:table-row table:style-name="ro1">
          <table:table-cell office:value-type="string">
            <text:p>http://ruian.linked.opendata.cz/resource/obce/585301</text:p>
          </table:table-cell>
          <table:table-cell office:value-type="string">
            <text:p>Jasenná</text:p>
          </table:table-cell>
        </table:table-row>
        <table:table-row table:style-name="ro1">
          <table:table-cell office:value-type="string">
            <text:p>http://ruian.linked.opendata.cz/resource/obce/541869</text:p>
          </table:table-cell>
          <table:table-cell office:value-type="string">
            <text:p>Javor</text:p>
          </table:table-cell>
        </table:table-row>
        <table:table-row table:style-name="ro1">
          <table:table-cell office:value-type="string">
            <text:p>http://ruian.linked.opendata.cz/resource/obce/595748</text:p>
          </table:table-cell>
          <table:table-cell office:value-type="string">
            <text:p>Javorek</text:p>
          </table:table-cell>
        </table:table-row>
        <table:table-row table:style-name="ro1">
          <table:table-cell office:value-type="string">
            <text:p>http://ruian.linked.opendata.cz/resource/obce/576336</text:p>
          </table:table-cell>
          <table:table-cell office:value-type="string">
            <text:p>Javornice</text:p>
          </table:table-cell>
        </table:table-row>
        <table:table-row table:style-name="ro1">
          <table:table-cell office:value-type="string">
            <text:p>http://ruian.linked.opendata.cz/resource/obce/536148</text:p>
          </table:table-cell>
          <table:table-cell office:value-type="string">
            <text:p>Javorník</text:p>
          </table:table-cell>
        </table:table-row>
        <table:table-row table:style-name="ro1">
          <table:table-cell office:value-type="string">
            <text:p>http://ruian.linked.opendata.cz/resource/obce/529851</text:p>
          </table:table-cell>
          <table:table-cell office:value-type="string">
            <text:p>Javorník</text:p>
          </table:table-cell>
        </table:table-row>
        <table:table-row table:style-name="ro1">
          <table:table-cell office:value-type="string">
            <text:p>http://ruian.linked.opendata.cz/resource/obce/580406</text:p>
          </table:table-cell>
          <table:table-cell office:value-type="string">
            <text:p>Javorník</text:p>
          </table:table-cell>
        </table:table-row>
        <table:table-row table:style-name="ro1">
          <table:table-cell office:value-type="string">
            <text:p>http://ruian.linked.opendata.cz/resource/obce/572713</text:p>
          </table:table-cell>
          <table:table-cell office:value-type="string">
            <text:p>Javorník</text:p>
          </table:table-cell>
        </table:table-row>
        <table:table-row table:style-name="ro1">
          <table:table-cell office:value-type="string">
            <text:p>http://ruian.linked.opendata.cz/resource/obce/586218</text:p>
          </table:table-cell>
          <table:table-cell office:value-type="string">
            <text:p>Javorník</text:p>
          </table:table-cell>
        </table:table-row>
        <table:table-row table:style-name="ro1">
          <table:table-cell office:value-type="string">
            <text:p>http://ruian.linked.opendata.cz/resource/obce/583154</text:p>
          </table:table-cell>
          <table:table-cell office:value-type="string">
            <text:p>Javůrek</text:p>
          </table:table-cell>
        </table:table-row>
        <table:table-row table:style-name="ro1">
          <table:table-cell office:value-type="string">
            <text:p>http://ruian.linked.opendata.cz/resource/obce/568783</text:p>
          </table:table-cell>
          <table:table-cell office:value-type="string">
            <text:p>Jedlá</text:p>
          </table:table-cell>
        </table:table-row>
        <table:table-row table:style-name="ro1">
          <table:table-cell office:value-type="string">
            <text:p>http://ruian.linked.opendata.cz/resource/obce/562963</text:p>
          </table:table-cell>
          <table:table-cell office:value-type="string">
            <text:p>Jedlany</text:p>
          </table:table-cell>
        </table:table-row>
        <table:table-row table:style-name="ro1">
          <table:table-cell office:value-type="string">
            <text:p>http://ruian.linked.opendata.cz/resource/obce/536288</text:p>
          </table:table-cell>
          <table:table-cell office:value-type="string">
            <text:p>Jedlí</text:p>
          </table:table-cell>
        </table:table-row>
        <table:table-row table:style-name="ro1">
          <table:table-cell office:value-type="string">
            <text:p>http://ruian.linked.opendata.cz/resource/obce/578185</text:p>
          </table:table-cell>
          <table:table-cell office:value-type="string">
            <text:p>Jedlová</text:p>
          </table:table-cell>
        </table:table-row>
        <table:table-row table:style-name="ro1">
          <table:table-cell office:value-type="string">
            <text:p>http://ruian.linked.opendata.cz/resource/obce/532410</text:p>
          </table:table-cell>
          <table:table-cell office:value-type="string">
            <text:p>Jedomělice</text:p>
          </table:table-cell>
        </table:table-row>
        <table:table-row table:style-name="ro1">
          <table:table-cell office:value-type="string">
            <text:p>http://ruian.linked.opendata.cz/resource/obce/575127</text:p>
          </table:table-cell>
          <table:table-cell office:value-type="string">
            <text:p>Jedousov</text:p>
          </table:table-cell>
        </table:table-row>
        <table:table-row table:style-name="ro1">
          <table:table-cell office:value-type="string">
            <text:p>http://ruian.linked.opendata.cz/resource/obce/581682</text:p>
          </table:table-cell>
          <table:table-cell office:value-type="string">
            <text:p>Jedovnice</text:p>
          </table:table-cell>
        </table:table-row>
        <table:table-row table:style-name="ro1">
          <table:table-cell office:value-type="string">
            <text:p>http://ruian.linked.opendata.cz/resource/obce/580414</text:p>
          </table:table-cell>
          <table:table-cell office:value-type="string">
            <text:p>Jehnědí</text:p>
          </table:table-cell>
        </table:table-row>
        <table:table-row table:style-name="ro1">
          <table:table-cell office:value-type="string">
            <text:p>http://ruian.linked.opendata.cz/resource/obce/590789</text:p>
          </table:table-cell>
          <table:table-cell office:value-type="string">
            <text:p>Jemnice</text:p>
          </table:table-cell>
        </table:table-row>
        <table:table-row table:style-name="ro1">
          <table:table-cell office:value-type="string">
            <text:p>http://ruian.linked.opendata.cz/resource/obce/532428</text:p>
          </table:table-cell>
          <table:table-cell office:value-type="string">
            <text:p>Jemníky</text:p>
          </table:table-cell>
        </table:table-row>
        <table:table-row table:style-name="ro1">
          <table:table-cell office:value-type="string">
            <text:p>http://ruian.linked.opendata.cz/resource/obce/505528</text:p>
          </table:table-cell>
          <table:table-cell office:value-type="string">
            <text:p>Jenčice</text:p>
          </table:table-cell>
        </table:table-row>
        <table:table-row table:style-name="ro1">
          <table:table-cell office:value-type="string">
            <text:p>http://ruian.linked.opendata.cz/resource/obce/539317</text:p>
          </table:table-cell>
          <table:table-cell office:value-type="string">
            <text:p>Jeneč</text:p>
          </table:table-cell>
        </table:table-row>
        <table:table-row table:style-name="ro1">
          <table:table-cell office:value-type="string">
            <text:p>http://ruian.linked.opendata.cz/resource/obce/567582</text:p>
          </table:table-cell>
          <table:table-cell office:value-type="string">
            <text:p>Jeníkov</text:p>
          </table:table-cell>
        </table:table-row>
        <table:table-row table:style-name="ro1">
          <table:table-cell office:value-type="string">
            <text:p>http://ruian.linked.opendata.cz/resource/obce/547816</text:p>
          </table:table-cell>
          <table:table-cell office:value-type="string">
            <text:p>Jeníkov</text:p>
          </table:table-cell>
        </table:table-row>
        <table:table-row table:style-name="ro1">
          <table:table-cell office:value-type="string">
            <text:p>http://ruian.linked.opendata.cz/resource/obce/570133</text:p>
          </table:table-cell>
          <table:table-cell office:value-type="string">
            <text:p>Jeníkovice</text:p>
          </table:table-cell>
        </table:table-row>
        <table:table-row table:style-name="ro1">
          <table:table-cell office:value-type="string">
            <text:p>http://ruian.linked.opendata.cz/resource/obce/575135</text:p>
          </table:table-cell>
          <table:table-cell office:value-type="string">
            <text:p>Jeníkovice</text:p>
          </table:table-cell>
        </table:table-row>
        <table:table-row table:style-name="ro1">
          <table:table-cell office:value-type="string">
            <text:p>http://ruian.linked.opendata.cz/resource/obce/537926</text:p>
          </table:table-cell>
          <table:table-cell office:value-type="string">
            <text:p>Jenišov</text:p>
          </table:table-cell>
        </table:table-row>
        <table:table-row table:style-name="ro1">
          <table:table-cell office:value-type="string">
            <text:p>http://ruian.linked.opendata.cz/resource/obce/563609</text:p>
          </table:table-cell>
          <table:table-cell office:value-type="string">
            <text:p>Jenišovice</text:p>
          </table:table-cell>
        </table:table-row>
        <table:table-row table:style-name="ro1">
          <table:table-cell office:value-type="string">
            <text:p>http://ruian.linked.opendata.cz/resource/obce/571563</text:p>
          </table:table-cell>
          <table:table-cell office:value-type="string">
            <text:p>Jenišovice</text:p>
          </table:table-cell>
        </table:table-row>
        <table:table-row table:style-name="ro1">
          <table:table-cell office:value-type="string">
            <text:p>http://ruian.linked.opendata.cz/resource/obce/538264</text:p>
          </table:table-cell>
          <table:table-cell office:value-type="string">
            <text:p>Jenštejn</text:p>
          </table:table-cell>
        </table:table-row>
        <table:table-row table:style-name="ro1">
          <table:table-cell office:value-type="string">
            <text:p>http://ruian.linked.opendata.cz/resource/obce/572993</text:p>
          </table:table-cell>
          <table:table-cell office:value-type="string">
            <text:p>Jeřice</text:p>
          </table:table-cell>
        </table:table-row>
        <table:table-row table:style-name="ro1">
          <table:table-cell office:value-type="string">
            <text:p>http://ruian.linked.opendata.cz/resource/obce/568805</text:p>
          </table:table-cell>
          <table:table-cell office:value-type="string">
            <text:p>Jeřišno</text:p>
          </table:table-cell>
        </table:table-row>
        <table:table-row table:style-name="ro1">
          <table:table-cell office:value-type="string">
            <text:p>http://ruian.linked.opendata.cz/resource/obce/530484</text:p>
          </table:table-cell>
          <table:table-cell office:value-type="string">
            <text:p>Jeřmanice</text:p>
          </table:table-cell>
        </table:table-row>
        <table:table-row table:style-name="ro1">
          <table:table-cell office:value-type="string">
            <text:p>http://ruian.linked.opendata.cz/resource/obce/587265</text:p>
          </table:table-cell>
          <table:table-cell office:value-type="string">
            <text:p>Jersín</text:p>
          </table:table-cell>
        </table:table-row>
        <table:table-row table:style-name="ro1">
          <table:table-cell office:value-type="string">
            <text:p>http://ruian.linked.opendata.cz/resource/obce/589586</text:p>
          </table:table-cell>
          <table:table-cell office:value-type="string">
            <text:p>Jesenec</text:p>
          </table:table-cell>
        </table:table-row>
        <table:table-row table:style-name="ro1">
          <table:table-cell office:value-type="string">
            <text:p>http://ruian.linked.opendata.cz/resource/obce/541834</text:p>
          </table:table-cell>
          <table:table-cell office:value-type="string">
            <text:p>Jesenice</text:p>
          </table:table-cell>
        </table:table-row>
        <table:table-row table:style-name="ro1">
          <table:table-cell office:value-type="string">
            <text:p>http://ruian.linked.opendata.cz/resource/obce/539325</text:p>
          </table:table-cell>
          <table:table-cell office:value-type="string">
            <text:p>Jesenice</text:p>
          </table:table-cell>
        </table:table-row>
        <table:table-row table:style-name="ro1">
          <table:table-cell office:value-type="string">
            <text:p>http://ruian.linked.opendata.cz/resource/obce/540391</text:p>
          </table:table-cell>
          <table:table-cell office:value-type="string">
            <text:p>Jesenice</text:p>
          </table:table-cell>
        </table:table-row>
        <table:table-row table:style-name="ro1">
          <table:table-cell office:value-type="string">
            <text:p>http://ruian.linked.opendata.cz/resource/obce/536385</text:p>
          </table:table-cell>
          <table:table-cell office:value-type="string">
            <text:p>Jeseník</text:p>
          </table:table-cell>
        </table:table-row>
        <table:table-row table:style-name="ro1">
          <table:table-cell office:value-type="string">
            <text:p>http://ruian.linked.opendata.cz/resource/obce/599468</text:p>
          </table:table-cell>
          <table:table-cell office:value-type="string">
            <text:p>Jeseník nad Odrou</text:p>
          </table:table-cell>
        </table:table-row>
        <table:table-row table:style-name="ro1">
          <table:table-cell office:value-type="string">
            <text:p>http://ruian.linked.opendata.cz/resource/obce/577171</text:p>
          </table:table-cell>
          <table:table-cell office:value-type="string">
            <text:p>Jesenný</text:p>
          </table:table-cell>
        </table:table-row>
        <table:table-row table:style-name="ro1">
          <table:table-cell office:value-type="string">
            <text:p>http://ruian.linked.opendata.cz/resource/obce/532134</text:p>
          </table:table-cell>
          <table:table-cell office:value-type="string">
            <text:p>Ješetice</text:p>
          </table:table-cell>
        </table:table-row>
        <table:table-row table:style-name="ro1">
          <table:table-cell office:value-type="string">
            <text:p>http://ruian.linked.opendata.cz/resource/obce/585319</text:p>
          </table:table-cell>
          <table:table-cell office:value-type="string">
            <text:p>Jestřabí</text:p>
          </table:table-cell>
        </table:table-row>
        <table:table-row table:style-name="ro1">
          <table:table-cell office:value-type="string">
            <text:p>http://ruian.linked.opendata.cz/resource/obce/533360</text:p>
          </table:table-cell>
          <table:table-cell office:value-type="string">
            <text:p>Jestřabí Lhota</text:p>
          </table:table-cell>
        </table:table-row>
        <table:table-row table:style-name="ro1">
          <table:table-cell office:value-type="string">
            <text:p>http://ruian.linked.opendata.cz/resource/obce/577189</text:p>
          </table:table-cell>
          <table:table-cell office:value-type="string">
            <text:p>Jestřabí v Krkonoších</text:p>
          </table:table-cell>
        </table:table-row>
        <table:table-row table:style-name="ro1">
          <table:table-cell office:value-type="string">
            <text:p>http://ruian.linked.opendata.cz/resource/obce/574147</text:p>
          </table:table-cell>
          <table:table-cell office:value-type="string">
            <text:p>Jestřebí</text:p>
          </table:table-cell>
        </table:table-row>
        <table:table-row table:style-name="ro1">
          <table:table-cell office:value-type="string">
            <text:p>http://ruian.linked.opendata.cz/resource/obce/536393</text:p>
          </table:table-cell>
          <table:table-cell office:value-type="string">
            <text:p>Jestřebí</text:p>
          </table:table-cell>
        </table:table-row>
        <table:table-row table:style-name="ro1">
          <table:table-cell office:value-type="string">
            <text:p>http://ruian.linked.opendata.cz/resource/obce/561665</text:p>
          </table:table-cell>
          <table:table-cell office:value-type="string">
            <text:p>Jestřebí</text:p>
          </table:table-cell>
        </table:table-row>
        <table:table-row table:style-name="ro1">
          <table:table-cell office:value-type="string">
            <text:p>http://ruian.linked.opendata.cz/resource/obce/549479</text:p>
          </table:table-cell>
          <table:table-cell office:value-type="string">
            <text:p>Jetětice</text:p>
          </table:table-cell>
        </table:table-row>
        <table:table-row table:style-name="ro1">
          <table:table-cell office:value-type="string">
            <text:p>http://ruian.linked.opendata.cz/resource/obce/574155</text:p>
          </table:table-cell>
          <table:table-cell office:value-type="string">
            <text:p>Jetřichov</text:p>
          </table:table-cell>
        </table:table-row>
        <table:table-row table:style-name="ro1">
          <table:table-cell office:value-type="string">
            <text:p>http://ruian.linked.opendata.cz/resource/obce/562556</text:p>
          </table:table-cell>
          <table:table-cell office:value-type="string">
            <text:p>Jetřichovice</text:p>
          </table:table-cell>
        </table:table-row>
        <table:table-row table:style-name="ro1">
          <table:table-cell office:value-type="string">
            <text:p>http://ruian.linked.opendata.cz/resource/obce/533378</text:p>
          </table:table-cell>
          <table:table-cell office:value-type="string">
            <text:p>Jevany</text:p>
          </table:table-cell>
        </table:table-row>
        <table:table-row table:style-name="ro1">
          <table:table-cell office:value-type="string">
            <text:p>http://ruian.linked.opendata.cz/resource/obce/578193</text:p>
          </table:table-cell>
          <table:table-cell office:value-type="string">
            <text:p>Jevíčko</text:p>
          </table:table-cell>
        </table:table-row>
        <table:table-row table:style-name="ro1">
          <table:table-cell office:value-type="string">
            <text:p>http://ruian.linked.opendata.cz/resource/obce/531871</text:p>
          </table:table-cell>
          <table:table-cell office:value-type="string">
            <text:p>Jeviněves</text:p>
          </table:table-cell>
        </table:table-row>
        <table:table-row table:style-name="ro1">
          <table:table-cell office:value-type="string">
            <text:p>http://ruian.linked.opendata.cz/resource/obce/594202</text:p>
          </table:table-cell>
          <table:table-cell office:value-type="string">
            <text:p>Jevišovice</text:p>
          </table:table-cell>
        </table:table-row>
        <table:table-row table:style-name="ro1">
          <table:table-cell office:value-type="string">
            <text:p>http://ruian.linked.opendata.cz/resource/obce/584525</text:p>
          </table:table-cell>
          <table:table-cell office:value-type="string">
            <text:p>Jevišovka</text:p>
          </table:table-cell>
        </table:table-row>
        <table:table-row table:style-name="ro1">
          <table:table-cell office:value-type="string">
            <text:p>http://ruian.linked.opendata.cz/resource/obce/575143</text:p>
          </table:table-cell>
          <table:table-cell office:value-type="string">
            <text:p>Jezbořice</text:p>
          </table:table-cell>
        </table:table-row>
        <table:table-row table:style-name="ro1">
          <table:table-cell office:value-type="string">
            <text:p>http://ruian.linked.opendata.cz/resource/obce/547191</text:p>
          </table:table-cell>
          <table:table-cell office:value-type="string">
            <text:p>Jezdkovice</text:p>
          </table:table-cell>
        </table:table-row>
        <table:table-row table:style-name="ro1">
          <table:table-cell office:value-type="string">
            <text:p>http://ruian.linked.opendata.cz/resource/obce/587273</text:p>
          </table:table-cell>
          <table:table-cell office:value-type="string">
            <text:p>Jezdovice</text:p>
          </table:table-cell>
        </table:table-row>
        <table:table-row table:style-name="ro1">
          <table:table-cell office:value-type="string">
            <text:p>http://ruian.linked.opendata.cz/resource/obce/587281</text:p>
          </table:table-cell>
          <table:table-cell office:value-type="string">
            <text:p>Ježená</text:p>
          </table:table-cell>
        </table:table-row>
        <table:table-row table:style-name="ro1">
          <table:table-cell office:value-type="string">
            <text:p>http://ruian.linked.opendata.cz/resource/obce/594211</text:p>
          </table:table-cell>
          <table:table-cell office:value-type="string">
            <text:p>Jezeřany-Maršovice</text:p>
          </table:table-cell>
        </table:table-row>
        <table:table-row table:style-name="ro1">
          <table:table-cell office:value-type="string">
            <text:p>http://ruian.linked.opendata.cz/resource/obce/556998</text:p>
          </table:table-cell>
          <table:table-cell office:value-type="string">
            <text:p>Jezernice</text:p>
          </table:table-cell>
        </table:table-row>
        <table:table-row table:style-name="ro1">
          <table:table-cell office:value-type="string">
            <text:p>http://ruian.linked.opendata.cz/resource/obce/593125</text:p>
          </table:table-cell>
          <table:table-cell office:value-type="string">
            <text:p>Ježkovice</text:p>
          </table:table-cell>
        </table:table-row>
        <table:table-row table:style-name="ro1">
          <table:table-cell office:value-type="string">
            <text:p>http://ruian.linked.opendata.cz/resource/obce/548073</text:p>
          </table:table-cell>
          <table:table-cell office:value-type="string">
            <text:p>Ježov</text:p>
          </table:table-cell>
        </table:table-row>
        <table:table-row table:style-name="ro1">
          <table:table-cell office:value-type="string">
            <text:p>http://ruian.linked.opendata.cz/resource/obce/586226</text:p>
          </table:table-cell>
          <table:table-cell office:value-type="string">
            <text:p>Ježov</text:p>
          </table:table-cell>
        </table:table-row>
        <table:table-row table:style-name="ro1">
          <table:table-cell office:value-type="string">
            <text:p>http://ruian.linked.opendata.cz/resource/obce/541753</text:p>
          </table:table-cell>
          <table:table-cell office:value-type="string">
            <text:p>Ježovy</text:p>
          </table:table-cell>
        </table:table-row>
        <table:table-row table:style-name="ro1">
          <table:table-cell office:value-type="string">
            <text:p>http://ruian.linked.opendata.cz/resource/obce/572659</text:p>
          </table:table-cell>
          <table:table-cell office:value-type="string">
            <text:p>Jičín</text:p>
          </table:table-cell>
        </table:table-row>
        <table:table-row table:style-name="ro1">
          <table:table-cell office:value-type="string">
            <text:p>http://ruian.linked.opendata.cz/resource/obce/573001</text:p>
          </table:table-cell>
          <table:table-cell office:value-type="string">
            <text:p>Jičíněves</text:p>
          </table:table-cell>
        </table:table-row>
        <table:table-row table:style-name="ro1">
          <table:table-cell office:value-type="string">
            <text:p>http://ruian.linked.opendata.cz/resource/obce/562084</text:p>
          </table:table-cell>
          <table:table-cell office:value-type="string">
            <text:p>Jickovice</text:p>
          </table:table-cell>
        </table:table-row>
        <table:table-row table:style-name="ro1">
          <table:table-cell office:value-type="string">
            <text:p>http://ruian.linked.opendata.cz/resource/obce/586846</text:p>
          </table:table-cell>
          <table:table-cell office:value-type="string">
            <text:p>Jihlava</text:p>
          </table:table-cell>
        </table:table-row>
        <table:table-row table:style-name="ro1">
          <table:table-cell office:value-type="string">
            <text:p>http://ruian.linked.opendata.cz/resource/obce/587290</text:p>
          </table:table-cell>
          <table:table-cell office:value-type="string">
            <text:p>Jihlávka</text:p>
          </table:table-cell>
        </table:table-row>
        <table:table-row table:style-name="ro1">
          <table:table-cell office:value-type="string">
            <text:p>http://ruian.linked.opendata.cz/resource/obce/537250</text:p>
          </table:table-cell>
          <table:table-cell office:value-type="string">
            <text:p>Jíkev</text:p>
          </table:table-cell>
        </table:table-row>
        <table:table-row table:style-name="ro1">
          <table:table-cell office:value-type="string">
            <text:p>http://ruian.linked.opendata.cz/resource/obce/548413</text:p>
          </table:table-cell>
          <table:table-cell office:value-type="string">
            <text:p>Jilem</text:p>
          </table:table-cell>
        </table:table-row>
        <table:table-row table:style-name="ro1">
          <table:table-cell office:value-type="string">
            <text:p>http://ruian.linked.opendata.cz/resource/obce/562769</text:p>
          </table:table-cell>
          <table:table-cell office:value-type="string">
            <text:p>Jilem</text:p>
          </table:table-cell>
        </table:table-row>
        <table:table-row table:style-name="ro1">
          <table:table-cell office:value-type="string">
            <text:p>http://ruian.linked.opendata.cz/resource/obce/577197</text:p>
          </table:table-cell>
          <table:table-cell office:value-type="string">
            <text:p>Jilemnice</text:p>
          </table:table-cell>
        </table:table-row>
        <table:table-row table:style-name="ro1">
          <table:table-cell office:value-type="string">
            <text:p>http://ruian.linked.opendata.cz/resource/obce/562564</text:p>
          </table:table-cell>
          <table:table-cell office:value-type="string">
            <text:p>Jílové</text:p>
          </table:table-cell>
        </table:table-row>
        <table:table-row table:style-name="ro1">
          <table:table-cell office:value-type="string">
            <text:p>http://ruian.linked.opendata.cz/resource/obce/563617</text:p>
          </table:table-cell>
          <table:table-cell office:value-type="string">
            <text:p>Jílové u Držkova</text:p>
          </table:table-cell>
        </table:table-row>
        <table:table-row table:style-name="ro1">
          <table:table-cell office:value-type="string">
            <text:p>http://ruian.linked.opendata.cz/resource/obce/539333</text:p>
          </table:table-cell>
          <table:table-cell office:value-type="string">
            <text:p>Jílové u Prahy</text:p>
          </table:table-cell>
        </table:table-row>
        <table:table-row table:style-name="ro1">
          <table:table-cell office:value-type="string">
            <text:p>http://ruian.linked.opendata.cz/resource/obce/544639</text:p>
          </table:table-cell>
          <table:table-cell office:value-type="string">
            <text:p>Jílovice</text:p>
          </table:table-cell>
        </table:table-row>
        <table:table-row table:style-name="ro1">
          <table:table-cell office:value-type="string">
            <text:p>http://ruian.linked.opendata.cz/resource/obce/576352</text:p>
          </table:table-cell>
          <table:table-cell office:value-type="string">
            <text:p>Jílovice</text:p>
          </table:table-cell>
        </table:table-row>
        <table:table-row table:style-name="ro1">
          <table:table-cell office:value-type="string">
            <text:p>http://ruian.linked.opendata.cz/resource/obce/539341</text:p>
          </table:table-cell>
          <table:table-cell office:value-type="string">
            <text:p>Jíloviště</text:p>
          </table:table-cell>
        </table:table-row>
        <table:table-row table:style-name="ro1">
          <table:table-cell office:value-type="string">
            <text:p>http://ruian.linked.opendata.cz/resource/obce/546011</text:p>
          </table:table-cell>
          <table:table-cell office:value-type="string">
            <text:p>Jimlín</text:p>
          </table:table-cell>
        </table:table-row>
        <table:table-row table:style-name="ro1">
          <table:table-cell office:value-type="string">
            <text:p>http://ruian.linked.opendata.cz/resource/obce/595772</text:p>
          </table:table-cell>
          <table:table-cell office:value-type="string">
            <text:p>Jimramov</text:p>
          </table:table-cell>
        </table:table-row>
        <table:table-row table:style-name="ro1">
          <table:table-cell office:value-type="string">
            <text:p>http://ruian.linked.opendata.cz/resource/obce/583171</text:p>
          </table:table-cell>
          <table:table-cell office:value-type="string">
            <text:p>Jinačovice</text:p>
          </table:table-cell>
        </table:table-row>
        <table:table-row table:style-name="ro1">
          <table:table-cell office:value-type="string">
            <text:p>http://ruian.linked.opendata.cz/resource/obce/540404</text:p>
          </table:table-cell>
          <table:table-cell office:value-type="string">
            <text:p>Jince</text:p>
          </table:table-cell>
        </table:table-row>
        <table:table-row table:style-name="ro1">
          <table:table-cell office:value-type="string">
            <text:p>http://ruian.linked.opendata.cz/resource/obce/536521</text:p>
          </table:table-cell>
          <table:table-cell office:value-type="string">
            <text:p>Jindřichov</text:p>
          </table:table-cell>
        </table:table-row>
        <table:table-row table:style-name="ro1">
          <table:table-cell office:value-type="string">
            <text:p>http://ruian.linked.opendata.cz/resource/obce/513873</text:p>
          </table:table-cell>
          <table:table-cell office:value-type="string">
            <text:p>Jindřichov</text:p>
          </table:table-cell>
        </table:table-row>
        <table:table-row table:style-name="ro1">
          <table:table-cell office:value-type="string">
            <text:p>http://ruian.linked.opendata.cz/resource/obce/597449</text:p>
          </table:table-cell>
          <table:table-cell office:value-type="string">
            <text:p>Jindřichov</text:p>
          </table:table-cell>
        </table:table-row>
        <table:table-row table:style-name="ro1">
          <table:table-cell office:value-type="string">
            <text:p>http://ruian.linked.opendata.cz/resource/obce/560413</text:p>
          </table:table-cell>
          <table:table-cell office:value-type="string">
            <text:p>Jindřichovice</text:p>
          </table:table-cell>
        </table:table-row>
        <table:table-row table:style-name="ro1">
          <table:table-cell office:value-type="string">
            <text:p>http://ruian.linked.opendata.cz/resource/obce/587303</text:p>
          </table:table-cell>
          <table:table-cell office:value-type="string">
            <text:p>Jindřichovice</text:p>
          </table:table-cell>
        </table:table-row>
        <table:table-row table:style-name="ro1">
          <table:table-cell office:value-type="string">
            <text:p>http://ruian.linked.opendata.cz/resource/obce/564133</text:p>
          </table:table-cell>
          <table:table-cell office:value-type="string">
            <text:p>Jindřichovice pod Smrkem</text:p>
          </table:table-cell>
        </table:table-row>
        <table:table-row table:style-name="ro1">
          <table:table-cell office:value-type="string">
            <text:p>http://ruian.linked.opendata.cz/resource/obce/545881</text:p>
          </table:table-cell>
          <table:table-cell office:value-type="string">
            <text:p>Jindřichův Hradec</text:p>
          </table:table-cell>
        </table:table-row>
        <table:table-row table:style-name="ro1">
          <table:table-cell office:value-type="string">
            <text:p>http://ruian.linked.opendata.cz/resource/obce/551163</text:p>
          </table:table-cell>
          <table:table-cell office:value-type="string">
            <text:p>Jinín</text:p>
          </table:table-cell>
        </table:table-row>
        <table:table-row table:style-name="ro1">
          <table:table-cell office:value-type="string">
            <text:p>http://ruian.linked.opendata.cz/resource/obce/539350</text:p>
          </table:table-cell>
          <table:table-cell office:value-type="string">
            <text:p>Jinočany</text:p>
          </table:table-cell>
        </table:table-row>
        <table:table-row table:style-name="ro1">
          <table:table-cell office:value-type="string">
            <text:p>http://ruian.linked.opendata.cz/resource/obce/549151</text:p>
          </table:table-cell>
          <table:table-cell office:value-type="string">
            <text:p>Jinolice</text:p>
          </table:table-cell>
        </table:table-row>
        <table:table-row table:style-name="ro1">
          <table:table-cell office:value-type="string">
            <text:p>http://ruian.linked.opendata.cz/resource/obce/590797</text:p>
          </table:table-cell>
          <table:table-cell office:value-type="string">
            <text:p>Jinošov</text:p>
          </table:table-cell>
        </table:table-row>
        <table:table-row table:style-name="ro1">
          <table:table-cell office:value-type="string">
            <text:p>http://ruian.linked.opendata.cz/resource/obce/550591</text:p>
          </table:table-cell>
          <table:table-cell office:value-type="string">
            <text:p>Jiratice</text:p>
          </table:table-cell>
        </table:table-row>
        <table:table-row table:style-name="ro1">
          <table:table-cell office:value-type="string">
            <text:p>http://ruian.linked.opendata.cz/resource/obce/546585</text:p>
          </table:table-cell>
          <table:table-cell office:value-type="string">
            <text:p>Jiřetín pod Bukovou</text:p>
          </table:table-cell>
        </table:table-row>
        <table:table-row table:style-name="ro1">
          <table:table-cell office:value-type="string">
            <text:p>http://ruian.linked.opendata.cz/resource/obce/562572</text:p>
          </table:table-cell>
          <table:table-cell office:value-type="string">
            <text:p>Jiřetín pod Jedlovou</text:p>
          </table:table-cell>
        </table:table-row>
        <table:table-row table:style-name="ro1">
          <table:table-cell office:value-type="string">
            <text:p>http://ruian.linked.opendata.cz/resource/obce/548081</text:p>
          </table:table-cell>
          <table:table-cell office:value-type="string">
            <text:p>Jiřice</text:p>
          </table:table-cell>
        </table:table-row>
        <table:table-row table:style-name="ro1">
          <table:table-cell office:value-type="string">
            <text:p>http://ruian.linked.opendata.cz/resource/obce/599581</text:p>
          </table:table-cell>
          <table:table-cell office:value-type="string">
            <text:p>Jiřice</text:p>
          </table:table-cell>
        </table:table-row>
        <table:table-row table:style-name="ro1">
          <table:table-cell office:value-type="string">
            <text:p>http://ruian.linked.opendata.cz/resource/obce/594229</text:p>
          </table:table-cell>
          <table:table-cell office:value-type="string">
            <text:p>Jiřice u Miroslavi</text:p>
          </table:table-cell>
        </table:table-row>
        <table:table-row table:style-name="ro1">
          <table:table-cell office:value-type="string">
            <text:p>http://ruian.linked.opendata.cz/resource/obce/550841</text:p>
          </table:table-cell>
          <table:table-cell office:value-type="string">
            <text:p>Jiřice u Moravských Budějovic</text:p>
          </table:table-cell>
        </table:table-row>
        <table:table-row table:style-name="ro1">
          <table:table-cell office:value-type="string">
            <text:p>http://ruian.linked.opendata.cz/resource/obce/562581</text:p>
          </table:table-cell>
          <table:table-cell office:value-type="string">
            <text:p>Jiříkov</text:p>
          </table:table-cell>
        </table:table-row>
        <table:table-row table:style-name="ro1">
          <table:table-cell office:value-type="string">
            <text:p>http://ruian.linked.opendata.cz/resource/obce/597457</text:p>
          </table:table-cell>
          <table:table-cell office:value-type="string">
            <text:p>Jiříkov</text:p>
          </table:table-cell>
        </table:table-row>
        <table:table-row table:style-name="ro1">
          <table:table-cell office:value-type="string">
            <text:p>http://ruian.linked.opendata.cz/resource/obce/583189</text:p>
          </table:table-cell>
          <table:table-cell office:value-type="string">
            <text:p>Jiříkovice</text:p>
          </table:table-cell>
        </table:table-row>
        <table:table-row table:style-name="ro1">
          <table:table-cell office:value-type="string">
            <text:p>http://ruian.linked.opendata.cz/resource/obce/563099</text:p>
          </table:table-cell>
          <table:table-cell office:value-type="string">
            <text:p>Jirkov</text:p>
          </table:table-cell>
        </table:table-row>
        <table:table-row table:style-name="ro1">
          <table:table-cell office:value-type="string">
            <text:p>http://ruian.linked.opendata.cz/resource/obce/538272</text:p>
          </table:table-cell>
          <table:table-cell office:value-type="string">
            <text:p>Jirny</text:p>
          </table:table-cell>
        </table:table-row>
        <table:table-row table:style-name="ro1">
          <table:table-cell office:value-type="string">
            <text:p>http://ruian.linked.opendata.cz/resource/obce/552534</text:p>
          </table:table-cell>
          <table:table-cell office:value-type="string">
            <text:p>Jistebnice</text:p>
          </table:table-cell>
        </table:table-row>
        <table:table-row table:style-name="ro1">
          <table:table-cell office:value-type="string">
            <text:p>http://ruian.linked.opendata.cz/resource/obce/599506</text:p>
          </table:table-cell>
          <table:table-cell office:value-type="string">
            <text:p>Jistebník</text:p>
          </table:table-cell>
        </table:table-row>
        <table:table-row table:style-name="ro1">
          <table:table-cell office:value-type="string">
            <text:p>http://ruian.linked.opendata.cz/resource/obce/546216</text:p>
          </table:table-cell>
          <table:table-cell office:value-type="string">
            <text:p>Jitkov</text:p>
          </table:table-cell>
        </table:table-row>
        <table:table-row table:style-name="ro1">
          <table:table-cell office:value-type="string">
            <text:p>http://ruian.linked.opendata.cz/resource/obce/535974</text:p>
          </table:table-cell>
          <table:table-cell office:value-type="string">
            <text:p>Jivina</text:p>
          </table:table-cell>
        </table:table-row>
        <table:table-row table:style-name="ro1">
          <table:table-cell office:value-type="string">
            <text:p>http://ruian.linked.opendata.cz/resource/obce/531308</text:p>
          </table:table-cell>
          <table:table-cell office:value-type="string">
            <text:p>Jivina</text:p>
          </table:table-cell>
        </table:table-row>
        <table:table-row table:style-name="ro1">
          <table:table-cell office:value-type="string">
            <text:p>http://ruian.linked.opendata.cz/resource/obce/579378</text:p>
          </table:table-cell>
          <table:table-cell office:value-type="string">
            <text:p>Jívka</text:p>
          </table:table-cell>
        </table:table-row>
        <table:table-row table:style-name="ro1">
          <table:table-cell office:value-type="string">
            <text:p>http://ruian.linked.opendata.cz/resource/obce/535761</text:p>
          </table:table-cell>
          <table:table-cell office:value-type="string">
            <text:p>Jivno</text:p>
          </table:table-cell>
        </table:table-row>
        <table:table-row table:style-name="ro1">
          <table:table-cell office:value-type="string">
            <text:p>http://ruian.linked.opendata.cz/resource/obce/503142</text:p>
          </table:table-cell>
          <table:table-cell office:value-type="string">
            <text:p>Jívová</text:p>
          </table:table-cell>
        </table:table-row>
        <table:table-row table:style-name="ro1">
          <table:table-cell office:value-type="string">
            <text:p>http://ruian.linked.opendata.cz/resource/obce/595802</text:p>
          </table:table-cell>
          <table:table-cell office:value-type="string">
            <text:p>Jívoví</text:p>
          </table:table-cell>
        </table:table-row>
        <table:table-row table:style-name="ro1">
          <table:table-cell office:value-type="string">
            <text:p>http://ruian.linked.opendata.cz/resource/obce/537268</text:p>
          </table:table-cell>
          <table:table-cell office:value-type="string">
            <text:p>Jizbice</text:p>
          </table:table-cell>
        </table:table-row>
        <table:table-row table:style-name="ro1">
          <table:table-cell office:value-type="string">
            <text:p>http://ruian.linked.opendata.cz/resource/obce/566039</text:p>
          </table:table-cell>
          <table:table-cell office:value-type="string">
            <text:p>Jizerní Vtelno</text:p>
          </table:table-cell>
        </table:table-row>
        <table:table-row table:style-name="ro1">
          <table:table-cell office:value-type="string">
            <text:p>http://ruian.linked.opendata.cz/resource/obce/511587</text:p>
          </table:table-cell>
          <table:table-cell office:value-type="string">
            <text:p>Josefov</text:p>
          </table:table-cell>
        </table:table-row>
        <table:table-row table:style-name="ro1">
          <table:table-cell office:value-type="string">
            <text:p>http://ruian.linked.opendata.cz/resource/obce/586234</text:p>
          </table:table-cell>
          <table:table-cell office:value-type="string">
            <text:p>Josefov</text:p>
          </table:table-cell>
        </table:table-row>
        <table:table-row table:style-name="ro1">
          <table:table-cell office:value-type="string">
            <text:p>http://ruian.linked.opendata.cz/resource/obce/529613</text:p>
          </table:table-cell>
          <table:table-cell office:value-type="string">
            <text:p>Josefův Důl</text:p>
          </table:table-cell>
        </table:table-row>
        <table:table-row table:style-name="ro1">
          <table:table-cell office:value-type="string">
            <text:p>http://ruian.linked.opendata.cz/resource/obce/563633</text:p>
          </table:table-cell>
          <table:table-cell office:value-type="string">
            <text:p>Josefův Důl</text:p>
          </table:table-cell>
        </table:table-row>
        <table:table-row table:style-name="ro1">
          <table:table-cell office:value-type="string">
            <text:p>http://ruian.linked.opendata.cz/resource/obce/549312</text:p>
          </table:table-cell>
          <table:table-cell office:value-type="string">
            <text:p>Kacákova Lhota</text:p>
          </table:table-cell>
        </table:table-row>
        <table:table-row table:style-name="ro1">
          <table:table-cell office:value-type="string">
            <text:p>http://ruian.linked.opendata.cz/resource/obce/577201</text:p>
          </table:table-cell>
          <table:table-cell office:value-type="string">
            <text:p>Kacanovy</text:p>
          </table:table-cell>
        </table:table-row>
        <table:table-row table:style-name="ro1">
          <table:table-cell office:value-type="string">
            <text:p>http://ruian.linked.opendata.cz/resource/obce/558991</text:p>
          </table:table-cell>
          <table:table-cell office:value-type="string">
            <text:p>Kaceřov</text:p>
          </table:table-cell>
        </table:table-row>
        <table:table-row table:style-name="ro1">
          <table:table-cell office:value-type="string">
            <text:p>http://ruian.linked.opendata.cz/resource/obce/560421</text:p>
          </table:table-cell>
          <table:table-cell office:value-type="string">
            <text:p>Kaceřov</text:p>
          </table:table-cell>
        </table:table-row>
        <table:table-row table:style-name="ro1">
          <table:table-cell office:value-type="string">
            <text:p>http://ruian.linked.opendata.cz/resource/obce/532444</text:p>
          </table:table-cell>
          <table:table-cell office:value-type="string">
            <text:p>Kačice</text:p>
          </table:table-cell>
        </table:table-row>
        <table:table-row table:style-name="ro1">
          <table:table-cell office:value-type="string">
            <text:p>http://ruian.linked.opendata.cz/resource/obce/562491</text:p>
          </table:table-cell>
          <table:table-cell office:value-type="string">
            <text:p>Kačlehy</text:p>
          </table:table-cell>
        </table:table-row>
        <table:table-row table:style-name="ro1">
          <table:table-cell office:value-type="string">
            <text:p>http://ruian.linked.opendata.cz/resource/obce/534129</text:p>
          </table:table-cell>
          <table:table-cell office:value-type="string">
            <text:p>Kácov</text:p>
          </table:table-cell>
        </table:table-row>
        <table:table-row table:style-name="ro1">
          <table:table-cell office:value-type="string">
            <text:p>http://ruian.linked.opendata.cz/resource/obce/563102</text:p>
          </table:table-cell>
          <table:table-cell office:value-type="string">
            <text:p>Kadaň</text:p>
          </table:table-cell>
        </table:table-row>
        <table:table-row table:style-name="ro1">
          <table:table-cell office:value-type="string">
            <text:p>http://ruian.linked.opendata.cz/resource/obce/531774</text:p>
          </table:table-cell>
          <table:table-cell office:value-type="string">
            <text:p>Kadlín</text:p>
          </table:table-cell>
        </table:table-row>
        <table:table-row table:style-name="ro1">
          <table:table-cell office:value-type="string">
            <text:p>http://ruian.linked.opendata.cz/resource/obce/595811</text:p>
          </table:table-cell>
          <table:table-cell office:value-type="string">
            <text:p>Kadolec</text:p>
          </table:table-cell>
        </table:table-row>
        <table:table-row table:style-name="ro1">
          <table:table-cell office:value-type="string">
            <text:p>http://ruian.linked.opendata.cz/resource/obce/595829</text:p>
          </table:table-cell>
          <table:table-cell office:value-type="string">
            <text:p>Kadov</text:p>
          </table:table-cell>
        </table:table-row>
        <table:table-row table:style-name="ro1">
          <table:table-cell office:value-type="string">
            <text:p>http://ruian.linked.opendata.cz/resource/obce/551180</text:p>
          </table:table-cell>
          <table:table-cell office:value-type="string">
            <text:p>Kadov</text:p>
          </table:table-cell>
        </table:table-row>
        <table:table-row table:style-name="ro1">
          <table:table-cell office:value-type="string">
            <text:p>http://ruian.linked.opendata.cz/resource/obce/594237</text:p>
          </table:table-cell>
          <table:table-cell office:value-type="string">
            <text:p>Kadov</text:p>
          </table:table-cell>
        </table:table-row>
        <table:table-row table:style-name="ro1">
          <table:table-cell office:value-type="string">
            <text:p>http://ruian.linked.opendata.cz/resource/obce/545554</text:p>
          </table:table-cell>
          <table:table-cell office:value-type="string">
            <text:p>Kájov</text:p>
          </table:table-cell>
        </table:table-row>
        <table:table-row table:style-name="ro1">
          <table:table-cell office:value-type="string">
            <text:p>http://ruian.linked.opendata.cz/resource/obce/579017</text:p>
          </table:table-cell>
          <table:table-cell office:value-type="string">
            <text:p>Kakejcov</text:p>
          </table:table-cell>
        </table:table-row>
        <table:table-row table:style-name="ro1">
          <table:table-cell office:value-type="string">
            <text:p>http://ruian.linked.opendata.cz/resource/obce/563111</text:p>
          </table:table-cell>
          <table:table-cell office:value-type="string">
            <text:p>Kalek</text:p>
          </table:table-cell>
        </table:table-row>
        <table:table-row table:style-name="ro1">
          <table:table-cell office:value-type="string">
            <text:p>http://ruian.linked.opendata.cz/resource/obce/536946</text:p>
          </table:table-cell>
          <table:table-cell office:value-type="string">
            <text:p>Kalenice</text:p>
          </table:table-cell>
        </table:table-row>
        <table:table-row table:style-name="ro1">
          <table:table-cell office:value-type="string">
            <text:p>http://ruian.linked.opendata.cz/resource/obce/587320</text:p>
          </table:table-cell>
          <table:table-cell office:value-type="string">
            <text:p>Kalhov</text:p>
          </table:table-cell>
        </table:table-row>
        <table:table-row table:style-name="ro1">
          <table:table-cell office:value-type="string">
            <text:p>http://ruian.linked.opendata.cz/resource/obce/548090</text:p>
          </table:table-cell>
          <table:table-cell office:value-type="string">
            <text:p>Kaliště</text:p>
          </table:table-cell>
        </table:table-row>
        <table:table-row table:style-name="ro1">
          <table:table-cell office:value-type="string">
            <text:p>http://ruian.linked.opendata.cz/resource/obce/538281</text:p>
          </table:table-cell>
          <table:table-cell office:value-type="string">
            <text:p>Kaliště</text:p>
          </table:table-cell>
        </table:table-row>
        <table:table-row table:style-name="ro1">
          <table:table-cell office:value-type="string">
            <text:p>http://ruian.linked.opendata.cz/resource/obce/587338</text:p>
          </table:table-cell>
          <table:table-cell office:value-type="string">
            <text:p>Kaliště</text:p>
          </table:table-cell>
        </table:table-row>
        <table:table-row table:style-name="ro1">
          <table:table-cell office:value-type="string">
            <text:p>http://ruian.linked.opendata.cz/resource/obce/565440</text:p>
          </table:table-cell>
          <table:table-cell office:value-type="string">
            <text:p>Kalivody</text:p>
          </table:table-cell>
        </table:table-row>
        <table:table-row table:style-name="ro1">
          <table:table-cell office:value-type="string">
            <text:p>http://ruian.linked.opendata.cz/resource/obce/595837</text:p>
          </table:table-cell>
          <table:table-cell office:value-type="string">
            <text:p>Kaly</text:p>
          </table:table-cell>
        </table:table-row>
        <table:table-row table:style-name="ro1">
          <table:table-cell office:value-type="string">
            <text:p>http://ruian.linked.opendata.cz/resource/obce/531031</text:p>
          </table:table-cell>
          <table:table-cell office:value-type="string">
            <text:p>Kamberk</text:p>
          </table:table-cell>
        </table:table-row>
        <table:table-row table:style-name="ro1">
          <table:table-cell office:value-type="string">
            <text:p>http://ruian.linked.opendata.cz/resource/obce/568821</text:p>
          </table:table-cell>
          <table:table-cell office:value-type="string">
            <text:p>Kámen</text:p>
          </table:table-cell>
        </table:table-row>
        <table:table-row table:style-name="ro1">
          <table:table-cell office:value-type="string">
            <text:p>http://ruian.linked.opendata.cz/resource/obce/548103</text:p>
          </table:table-cell>
          <table:table-cell office:value-type="string">
            <text:p>Kámen</text:p>
          </table:table-cell>
        </table:table-row>
        <table:table-row table:style-name="ro1">
          <table:table-cell office:value-type="string">
            <text:p>http://ruian.linked.opendata.cz/resource/obce/546453</text:p>
          </table:table-cell>
          <table:table-cell office:value-type="string">
            <text:p>Kámen</text:p>
          </table:table-cell>
        </table:table-row>
        <table:table-row table:style-name="ro1">
          <table:table-cell office:value-type="string">
            <text:p>http://ruian.linked.opendata.cz/resource/obce/566811</text:p>
          </table:table-cell>
          <table:table-cell office:value-type="string">
            <text:p>Kamenec</text:p>
          </table:table-cell>
        </table:table-row>
        <table:table-row table:style-name="ro1">
          <table:table-cell office:value-type="string">
            <text:p>http://ruian.linked.opendata.cz/resource/obce/578207</text:p>
          </table:table-cell>
          <table:table-cell office:value-type="string">
            <text:p>Kamenec u Poličky</text:p>
          </table:table-cell>
        </table:table-row>
        <table:table-row table:style-name="ro1">
          <table:table-cell office:value-type="string">
            <text:p>http://ruian.linked.opendata.cz/resource/obce/538299</text:p>
          </table:table-cell>
          <table:table-cell office:value-type="string">
            <text:p>Kamenice</text:p>
          </table:table-cell>
        </table:table-row>
        <table:table-row table:style-name="ro1">
          <table:table-cell office:value-type="string">
            <text:p>http://ruian.linked.opendata.cz/resource/obce/587346</text:p>
          </table:table-cell>
          <table:table-cell office:value-type="string">
            <text:p>Kamenice</text:p>
          </table:table-cell>
        </table:table-row>
        <table:table-row table:style-name="ro1">
          <table:table-cell office:value-type="string">
            <text:p>http://ruian.linked.opendata.cz/resource/obce/548111</text:p>
          </table:table-cell>
          <table:table-cell office:value-type="string">
            <text:p>Kamenice nad Lipou</text:p>
          </table:table-cell>
        </table:table-row>
        <table:table-row table:style-name="ro1">
          <table:table-cell office:value-type="string">
            <text:p>http://ruian.linked.opendata.cz/resource/obce/571571</text:p>
          </table:table-cell>
          <table:table-cell office:value-type="string">
            <text:p>Kameničky</text:p>
          </table:table-cell>
        </table:table-row>
        <table:table-row table:style-name="ro1">
          <table:table-cell office:value-type="string">
            <text:p>http://ruian.linked.opendata.cz/resource/obce/561681</text:p>
          </table:table-cell>
          <table:table-cell office:value-type="string">
            <text:p>Kamenický Šenov</text:p>
          </table:table-cell>
        </table:table-row>
        <table:table-row table:style-name="ro1">
          <table:table-cell office:value-type="string">
            <text:p>http://ruian.linked.opendata.cz/resource/obce/580422</text:p>
          </table:table-cell>
          <table:table-cell office:value-type="string">
            <text:p>Kameničná</text:p>
          </table:table-cell>
        </table:table-row>
        <table:table-row table:style-name="ro1">
          <table:table-cell office:value-type="string">
            <text:p>http://ruian.linked.opendata.cz/resource/obce/536571</text:p>
          </table:table-cell>
          <table:table-cell office:value-type="string">
            <text:p>Kamenná</text:p>
          </table:table-cell>
        </table:table-row>
        <table:table-row table:style-name="ro1">
          <table:table-cell office:value-type="string">
            <text:p>http://ruian.linked.opendata.cz/resource/obce/535982</text:p>
          </table:table-cell>
          <table:table-cell office:value-type="string">
            <text:p>Kamenná</text:p>
          </table:table-cell>
        </table:table-row>
        <table:table-row table:style-name="ro1">
          <table:table-cell office:value-type="string">
            <text:p>http://ruian.linked.opendata.cz/resource/obce/590801</text:p>
          </table:table-cell>
          <table:table-cell office:value-type="string">
            <text:p>Kamenná</text:p>
          </table:table-cell>
        </table:table-row>
        <table:table-row table:style-name="ro1">
          <table:table-cell office:value-type="string">
            <text:p>http://ruian.linked.opendata.cz/resource/obce/587362</text:p>
          </table:table-cell>
          <table:table-cell office:value-type="string">
            <text:p>Kamenná</text:p>
          </table:table-cell>
        </table:table-row>
        <table:table-row table:style-name="ro1">
          <table:table-cell office:value-type="string">
            <text:p>http://ruian.linked.opendata.cz/resource/obce/578215</text:p>
          </table:table-cell>
          <table:table-cell office:value-type="string">
            <text:p>Kamenná Horka</text:p>
          </table:table-cell>
        </table:table-row>
        <table:table-row table:style-name="ro1">
          <table:table-cell office:value-type="string">
            <text:p>http://ruian.linked.opendata.cz/resource/obce/568848</text:p>
          </table:table-cell>
          <table:table-cell office:value-type="string">
            <text:p>Kamenná Lhota</text:p>
          </table:table-cell>
        </table:table-row>
        <table:table-row table:style-name="ro1">
          <table:table-cell office:value-type="string">
            <text:p>http://ruian.linked.opendata.cz/resource/obce/537276</text:p>
          </table:table-cell>
          <table:table-cell office:value-type="string">
            <text:p>Kamenné Zboží</text:p>
          </table:table-cell>
        </table:table-row>
        <table:table-row table:style-name="ro1">
          <table:table-cell office:value-type="string">
            <text:p>http://ruian.linked.opendata.cz/resource/obce/532452</text:p>
          </table:table-cell>
          <table:table-cell office:value-type="string">
            <text:p>Kamenné Žehrovice</text:p>
          </table:table-cell>
        </table:table-row>
        <table:table-row table:style-name="ro1">
          <table:table-cell office:value-type="string">
            <text:p>http://ruian.linked.opendata.cz/resource/obce/598631</text:p>
          </table:table-cell>
          <table:table-cell office:value-type="string">
            <text:p>Kamenný Malíkov</text:p>
          </table:table-cell>
        </table:table-row>
        <table:table-row table:style-name="ro1">
          <table:table-cell office:value-type="string">
            <text:p>http://ruian.linked.opendata.cz/resource/obce/513032</text:p>
          </table:table-cell>
          <table:table-cell office:value-type="string">
            <text:p>Kamenný Most</text:p>
          </table:table-cell>
        </table:table-row>
        <table:table-row table:style-name="ro1">
          <table:table-cell office:value-type="string">
            <text:p>http://ruian.linked.opendata.cz/resource/obce/539368</text:p>
          </table:table-cell>
          <table:table-cell office:value-type="string">
            <text:p>Kamenný Přívoz</text:p>
          </table:table-cell>
        </table:table-row>
        <table:table-row table:style-name="ro1">
          <table:table-cell office:value-type="string">
            <text:p>http://ruian.linked.opendata.cz/resource/obce/541150</text:p>
          </table:table-cell>
          <table:table-cell office:value-type="string">
            <text:p>Kamenný Újezd</text:p>
          </table:table-cell>
        </table:table-row>
        <table:table-row table:style-name="ro1">
          <table:table-cell office:value-type="string">
            <text:p>http://ruian.linked.opendata.cz/resource/obce/544663</text:p>
          </table:table-cell>
          <table:table-cell office:value-type="string">
            <text:p>Kamenný Újezd</text:p>
          </table:table-cell>
        </table:table-row>
        <table:table-row table:style-name="ro1">
          <table:table-cell office:value-type="string">
            <text:p>http://ruian.linked.opendata.cz/resource/obce/546771</text:p>
          </table:table-cell>
          <table:table-cell office:value-type="string">
            <text:p>Kamýk</text:p>
          </table:table-cell>
        </table:table-row>
        <table:table-row table:style-name="ro1">
          <table:table-cell office:value-type="string">
            <text:p>http://ruian.linked.opendata.cz/resource/obce/540439</text:p>
          </table:table-cell>
          <table:table-cell office:value-type="string">
            <text:p>Kamýk nad Vltavou</text:p>
          </table:table-cell>
        </table:table-row>
        <table:table-row table:style-name="ro1">
          <table:table-cell office:value-type="string">
            <text:p>http://ruian.linked.opendata.cz/resource/obce/566144</text:p>
          </table:table-cell>
          <table:table-cell office:value-type="string">
            <text:p>Kanice</text:p>
          </table:table-cell>
        </table:table-row>
        <table:table-row table:style-name="ro1">
          <table:table-cell office:value-type="string">
            <text:p>http://ruian.linked.opendata.cz/resource/obce/583197</text:p>
          </table:table-cell>
          <table:table-cell office:value-type="string">
            <text:p>Kanice</text:p>
          </table:table-cell>
        </table:table-row>
        <table:table-row table:style-name="ro1">
          <table:table-cell office:value-type="string">
            <text:p>http://ruian.linked.opendata.cz/resource/obce/553778</text:p>
          </table:table-cell>
          <table:table-cell office:value-type="string">
            <text:p>Kaničky</text:p>
          </table:table-cell>
        </table:table-row>
        <table:table-row table:style-name="ro1">
          <table:table-cell office:value-type="string">
            <text:p>http://ruian.linked.opendata.cz/resource/obce/531651</text:p>
          </table:table-cell>
          <table:table-cell office:value-type="string">
            <text:p>Kanina</text:p>
          </table:table-cell>
        </table:table-row>
        <table:table-row table:style-name="ro1">
          <table:table-cell office:value-type="string">
            <text:p>http://ruian.linked.opendata.cz/resource/obce/585327</text:p>
          </table:table-cell>
          <table:table-cell office:value-type="string">
            <text:p>Kaňovice</text:p>
          </table:table-cell>
        </table:table-row>
        <table:table-row table:style-name="ro1">
          <table:table-cell office:value-type="string">
            <text:p>http://ruian.linked.opendata.cz/resource/obce/598275</text:p>
          </table:table-cell>
          <table:table-cell office:value-type="string">
            <text:p>Kaňovice</text:p>
          </table:table-cell>
        </table:table-row>
        <table:table-row table:style-name="ro1">
          <table:table-cell office:value-type="string">
            <text:p>http://ruian.linked.opendata.cz/resource/obce/545562</text:p>
          </table:table-cell>
          <table:table-cell office:value-type="string">
            <text:p>Kaplice</text:p>
          </table:table-cell>
        </table:table-row>
        <table:table-row table:style-name="ro1">
          <table:table-cell office:value-type="string">
            <text:p>http://ruian.linked.opendata.cz/resource/obce/570150</text:p>
          </table:table-cell>
          <table:table-cell office:value-type="string">
            <text:p>Káranice</text:p>
          </table:table-cell>
        </table:table-row>
        <table:table-row table:style-name="ro1">
          <table:table-cell office:value-type="string">
            <text:p>http://ruian.linked.opendata.cz/resource/obce/564974</text:p>
          </table:table-cell>
          <table:table-cell office:value-type="string">
            <text:p>Káraný</text:p>
          </table:table-cell>
        </table:table-row>
        <table:table-row table:style-name="ro1">
          <table:table-cell office:value-type="string">
            <text:p>http://ruian.linked.opendata.cz/resource/obce/546542</text:p>
          </table:table-cell>
          <table:table-cell office:value-type="string">
            <text:p>Kardašova Řečice</text:p>
          </table:table-cell>
        </table:table-row>
        <table:table-row table:style-name="ro1">
          <table:table-cell office:value-type="string">
            <text:p>http://ruian.linked.opendata.cz/resource/obce/559903</text:p>
          </table:table-cell>
          <table:table-cell office:value-type="string">
            <text:p>Kařez</text:p>
          </table:table-cell>
        </table:table-row>
        <table:table-row table:style-name="ro1">
          <table:table-cell office:value-type="string">
            <text:p>http://ruian.linked.opendata.cz/resource/obce/530361</text:p>
          </table:table-cell>
          <table:table-cell office:value-type="string">
            <text:p>Kařízek</text:p>
          </table:table-cell>
        </table:table-row>
        <table:table-row table:style-name="ro1">
          <table:table-cell office:value-type="string">
            <text:p>http://ruian.linked.opendata.cz/resource/obce/572748</text:p>
          </table:table-cell>
          <table:table-cell office:value-type="string">
            <text:p>Karle</text:p>
          </table:table-cell>
        </table:table-row>
        <table:table-row table:style-name="ro1">
          <table:table-cell office:value-type="string">
            <text:p>http://ruian.linked.opendata.cz/resource/obce/599727</text:p>
          </table:table-cell>
          <table:table-cell office:value-type="string">
            <text:p>Karlík</text:p>
          </table:table-cell>
        </table:table-row>
        <table:table-row table:style-name="ro1">
          <table:table-cell office:value-type="string">
            <text:p>http://ruian.linked.opendata.cz/resource/obce/586242</text:p>
          </table:table-cell>
          <table:table-cell office:value-type="string">
            <text:p>Karlín</text:p>
          </table:table-cell>
        </table:table-row>
        <table:table-row table:style-name="ro1">
          <table:table-cell office:value-type="string">
            <text:p>http://ruian.linked.opendata.cz/resource/obce/595845</text:p>
          </table:table-cell>
          <table:table-cell office:value-type="string">
            <text:p>Karlov</text:p>
          </table:table-cell>
        </table:table-row>
        <table:table-row table:style-name="ro1">
          <table:table-cell office:value-type="string">
            <text:p>http://ruian.linked.opendata.cz/resource/obce/597473</text:p>
          </table:table-cell>
          <table:table-cell office:value-type="string">
            <text:p>Karlova Studánka</text:p>
          </table:table-cell>
        </table:table-row>
        <table:table-row table:style-name="ro1">
          <table:table-cell office:value-type="string">
            <text:p>http://ruian.linked.opendata.cz/resource/obce/565288</text:p>
          </table:table-cell>
          <table:table-cell office:value-type="string">
            <text:p>Karlova Ves</text:p>
          </table:table-cell>
        </table:table-row>
        <table:table-row table:style-name="ro1">
          <table:table-cell office:value-type="string">
            <text:p>http://ruian.linked.opendata.cz/resource/obce/587052</text:p>
          </table:table-cell>
          <table:table-cell office:value-type="string">
            <text:p>Karlovice</text:p>
          </table:table-cell>
        </table:table-row>
        <table:table-row table:style-name="ro1">
          <table:table-cell office:value-type="string">
            <text:p>http://ruian.linked.opendata.cz/resource/obce/577219</text:p>
          </table:table-cell>
          <table:table-cell office:value-type="string">
            <text:p>Karlovice</text:p>
          </table:table-cell>
        </table:table-row>
        <table:table-row table:style-name="ro1">
          <table:table-cell office:value-type="string">
            <text:p>http://ruian.linked.opendata.cz/resource/obce/597481</text:p>
          </table:table-cell>
          <table:table-cell office:value-type="string">
            <text:p>Karlovice</text:p>
          </table:table-cell>
        </table:table-row>
        <table:table-row table:style-name="ro1">
          <table:table-cell office:value-type="string">
            <text:p>http://ruian.linked.opendata.cz/resource/obce/554961</text:p>
          </table:table-cell>
          <table:table-cell office:value-type="string">
            <text:p>Karlovy Vary</text:p>
          </table:table-cell>
        </table:table-row>
        <table:table-row table:style-name="ro1">
          <table:table-cell office:value-type="string">
            <text:p>http://ruian.linked.opendata.cz/resource/obce/531316</text:p>
          </table:table-cell>
          <table:table-cell office:value-type="string">
            <text:p>Karlštejn</text:p>
          </table:table-cell>
        </table:table-row>
        <table:table-row table:style-name="ro1">
          <table:table-cell office:value-type="string">
            <text:p>http://ruian.linked.opendata.cz/resource/obce/587354</text:p>
          </table:table-cell>
          <table:table-cell office:value-type="string">
            <text:p>Karolín</text:p>
          </table:table-cell>
        </table:table-row>
        <table:table-row table:style-name="ro1">
          <table:table-cell office:value-type="string">
            <text:p>http://ruian.linked.opendata.cz/resource/obce/542911</text:p>
          </table:table-cell>
          <table:table-cell office:value-type="string">
            <text:p>Karolinka</text:p>
          </table:table-cell>
        </table:table-row>
        <table:table-row table:style-name="ro1">
          <table:table-cell office:value-type="string">
            <text:p>http://ruian.linked.opendata.cz/resource/obce/598917</text:p>
          </table:table-cell>
          <table:table-cell office:value-type="string">
            <text:p>Karviná</text:p>
          </table:table-cell>
        </table:table-row>
        <table:table-row table:style-name="ro1">
          <table:table-cell office:value-type="string">
            <text:p>http://ruian.linked.opendata.cz/resource/obce/575151</text:p>
          </table:table-cell>
          <table:table-cell office:value-type="string">
            <text:p>Kasalice</text:p>
          </table:table-cell>
        </table:table-row>
        <table:table-row table:style-name="ro1">
          <table:table-cell office:value-type="string">
            <text:p>http://ruian.linked.opendata.cz/resource/obce/585343</text:p>
          </table:table-cell>
          <table:table-cell office:value-type="string">
            <text:p>Kašava</text:p>
          </table:table-cell>
        </table:table-row>
        <table:table-row table:style-name="ro1">
          <table:table-cell office:value-type="string">
            <text:p>http://ruian.linked.opendata.cz/resource/obce/557862</text:p>
          </table:table-cell>
          <table:table-cell office:value-type="string">
            <text:p>Kasejovice</text:p>
          </table:table-cell>
        </table:table-row>
        <table:table-row table:style-name="ro1">
          <table:table-cell office:value-type="string">
            <text:p>http://ruian.linked.opendata.cz/resource/obce/550256</text:p>
          </table:table-cell>
          <table:table-cell office:value-type="string">
            <text:p>Kašnice</text:p>
          </table:table-cell>
        </table:table-row>
        <table:table-row table:style-name="ro1">
          <table:table-cell office:value-type="string">
            <text:p>http://ruian.linked.opendata.cz/resource/obce/556432</text:p>
          </table:table-cell>
          <table:table-cell office:value-type="string">
            <text:p>Kašperské Hory</text:p>
          </table:table-cell>
        </table:table-row>
        <table:table-row table:style-name="ro1">
          <table:table-cell office:value-type="string">
            <text:p>http://ruian.linked.opendata.cz/resource/obce/568643</text:p>
          </table:table-cell>
          <table:table-cell office:value-type="string">
            <text:p>Kateřinice</text:p>
          </table:table-cell>
        </table:table-row>
        <table:table-row table:style-name="ro1">
          <table:table-cell office:value-type="string">
            <text:p>http://ruian.linked.opendata.cz/resource/obce/542946</text:p>
          </table:table-cell>
          <table:table-cell office:value-type="string">
            <text:p>Kateřinice</text:p>
          </table:table-cell>
        </table:table-row>
        <table:table-row table:style-name="ro1">
          <table:table-cell office:value-type="string">
            <text:p>http://ruian.linked.opendata.cz/resource/obce/530042</text:p>
          </table:table-cell>
          <table:table-cell office:value-type="string">
            <text:p>Katov</text:p>
          </table:table-cell>
        </table:table-row>
        <table:table-row table:style-name="ro1">
          <table:table-cell office:value-type="string">
            <text:p>http://ruian.linked.opendata.cz/resource/obce/587907</text:p>
          </table:table-cell>
          <table:table-cell office:value-type="string">
            <text:p>Katov</text:p>
          </table:table-cell>
        </table:table-row>
        <table:table-row table:style-name="ro1">
          <table:table-cell office:value-type="string">
            <text:p>http://ruian.linked.opendata.cz/resource/obce/551201</text:p>
          </table:table-cell>
          <table:table-cell office:value-type="string">
            <text:p>Katovice</text:p>
          </table:table-cell>
        </table:table-row>
        <table:table-row table:style-name="ro1">
          <table:table-cell office:value-type="string">
            <text:p>http://ruian.linked.opendata.cz/resource/obce/536008</text:p>
          </table:table-cell>
          <table:table-cell office:value-type="string">
            <text:p>Katusice</text:p>
          </table:table-cell>
        </table:table-row>
        <table:table-row table:style-name="ro1">
          <table:table-cell office:value-type="string">
            <text:p>http://ruian.linked.opendata.cz/resource/obce/559008</text:p>
          </table:table-cell>
          <table:table-cell office:value-type="string">
            <text:p>Kaznějov</text:p>
          </table:table-cell>
        </table:table-row>
        <table:table-row table:style-name="ro1">
          <table:table-cell office:value-type="string">
            <text:p>http://ruian.linked.opendata.cz/resource/obce/513415</text:p>
          </table:table-cell>
          <table:table-cell office:value-type="string">
            <text:p>Kbel</text:p>
          </table:table-cell>
        </table:table-row>
        <table:table-row table:style-name="ro1">
          <table:table-cell office:value-type="string">
            <text:p>http://ruian.linked.opendata.cz/resource/obce/557871</text:p>
          </table:table-cell>
          <table:table-cell office:value-type="string">
            <text:p>Kbel</text:p>
          </table:table-cell>
        </table:table-row>
        <table:table-row table:style-name="ro1">
          <table:table-cell office:value-type="string">
            <text:p>http://ruian.linked.opendata.cz/resource/obce/538183</text:p>
          </table:table-cell>
          <table:table-cell office:value-type="string">
            <text:p>Kbelany</text:p>
          </table:table-cell>
        </table:table-row>
        <table:table-row table:style-name="ro1">
          <table:table-cell office:value-type="string">
            <text:p>http://ruian.linked.opendata.cz/resource/obce/549169</text:p>
          </table:table-cell>
          <table:table-cell office:value-type="string">
            <text:p>Kbelnice</text:p>
          </table:table-cell>
        </table:table-row>
        <table:table-row table:style-name="ro1">
          <table:table-cell office:value-type="string">
            <text:p>http://ruian.linked.opendata.cz/resource/obce/590819</text:p>
          </table:table-cell>
          <table:table-cell office:value-type="string">
            <text:p>Kdousov</text:p>
          </table:table-cell>
        </table:table-row>
        <table:table-row table:style-name="ro1">
          <table:table-cell office:value-type="string">
            <text:p>http://ruian.linked.opendata.cz/resource/obce/553786</text:p>
          </table:table-cell>
          <table:table-cell office:value-type="string">
            <text:p>Kdyně</text:p>
          </table:table-cell>
        </table:table-row>
        <table:table-row table:style-name="ro1">
          <table:table-cell office:value-type="string">
            <text:p>http://ruian.linked.opendata.cz/resource/obce/565016</text:p>
          </table:table-cell>
          <table:table-cell office:value-type="string">
            <text:p>Keblice</text:p>
          </table:table-cell>
        </table:table-row>
        <table:table-row table:style-name="ro1">
          <table:table-cell office:value-type="string">
            <text:p>http://ruian.linked.opendata.cz/resource/obce/529907</text:p>
          </table:table-cell>
          <table:table-cell office:value-type="string">
            <text:p>Keblov</text:p>
          </table:table-cell>
        </table:table-row>
        <table:table-row table:style-name="ro1">
          <table:table-cell office:value-type="string">
            <text:p>http://ruian.linked.opendata.cz/resource/obce/541826</text:p>
          </table:table-cell>
          <table:table-cell office:value-type="string">
            <text:p>Kejnice</text:p>
          </table:table-cell>
        </table:table-row>
        <table:table-row table:style-name="ro1">
          <table:table-cell office:value-type="string">
            <text:p>http://ruian.linked.opendata.cz/resource/obce/548120</text:p>
          </table:table-cell>
          <table:table-cell office:value-type="string">
            <text:p>Kejžlice</text:p>
          </table:table-cell>
        </table:table-row>
        <table:table-row table:style-name="ro1">
          <table:table-cell office:value-type="string">
            <text:p>http://ruian.linked.opendata.cz/resource/obce/542989</text:p>
          </table:table-cell>
          <table:table-cell office:value-type="string">
            <text:p>Kelč</text:p>
          </table:table-cell>
        </table:table-row>
        <table:table-row table:style-name="ro1">
          <table:table-cell office:value-type="string">
            <text:p>http://ruian.linked.opendata.cz/resource/obce/586251</text:p>
          </table:table-cell>
          <table:table-cell office:value-type="string">
            <text:p>Kelčany</text:p>
          </table:table-cell>
        </table:table-row>
        <table:table-row table:style-name="ro1">
          <table:table-cell office:value-type="string">
            <text:p>http://ruian.linked.opendata.cz/resource/obce/592251</text:p>
          </table:table-cell>
          <table:table-cell office:value-type="string">
            <text:p>Kelníky</text:p>
          </table:table-cell>
        </table:table-row>
        <table:table-row table:style-name="ro1">
          <table:table-cell office:value-type="string">
            <text:p>http://ruian.linked.opendata.cz/resource/obce/549487</text:p>
          </table:table-cell>
          <table:table-cell office:value-type="string">
            <text:p>Kestřany</text:p>
          </table:table-cell>
        </table:table-row>
        <table:table-row table:style-name="ro1">
          <table:table-cell office:value-type="string">
            <text:p>http://ruian.linked.opendata.cz/resource/obce/583201</text:p>
          </table:table-cell>
          <table:table-cell office:value-type="string">
            <text:p>Ketkovice</text:p>
          </table:table-cell>
        </table:table-row>
        <table:table-row table:style-name="ro1">
          <table:table-cell office:value-type="string">
            <text:p>http://ruian.linked.opendata.cz/resource/obce/559911</text:p>
          </table:table-cell>
          <table:table-cell office:value-type="string">
            <text:p>Klabava</text:p>
          </table:table-cell>
        </table:table-row>
        <table:table-row table:style-name="ro1">
          <table:table-cell office:value-type="string">
            <text:p>http://ruian.linked.opendata.cz/resource/obce/542997</text:p>
          </table:table-cell>
          <table:table-cell office:value-type="string">
            <text:p>Kladeruby</text:p>
          </table:table-cell>
        </table:table-row>
        <table:table-row table:style-name="ro1">
          <table:table-cell office:value-type="string">
            <text:p>http://ruian.linked.opendata.cz/resource/obce/590827</text:p>
          </table:table-cell>
          <table:table-cell office:value-type="string">
            <text:p>Kladeruby nad Oslavou</text:p>
          </table:table-cell>
        </table:table-row>
        <table:table-row table:style-name="ro1">
          <table:table-cell office:value-type="string">
            <text:p>http://ruian.linked.opendata.cz/resource/obce/589594</text:p>
          </table:table-cell>
          <table:table-cell office:value-type="string">
            <text:p>Kladky</text:p>
          </table:table-cell>
        </table:table-row>
        <table:table-row table:style-name="ro1">
          <table:table-cell office:value-type="string">
            <text:p>http://ruian.linked.opendata.cz/resource/obce/569283</text:p>
          </table:table-cell>
          <table:table-cell office:value-type="string">
            <text:p>Kladníky</text:p>
          </table:table-cell>
        </table:table-row>
        <table:table-row table:style-name="ro1">
          <table:table-cell office:value-type="string">
            <text:p>http://ruian.linked.opendata.cz/resource/obce/532053</text:p>
          </table:table-cell>
          <table:table-cell office:value-type="string">
            <text:p>Kladno</text:p>
          </table:table-cell>
        </table:table-row>
        <table:table-row table:style-name="ro1">
          <table:table-cell office:value-type="string">
            <text:p>http://ruian.linked.opendata.cz/resource/obce/571580</text:p>
          </table:table-cell>
          <table:table-cell office:value-type="string">
            <text:p>Kladno</text:p>
          </table:table-cell>
        </table:table-row>
        <table:table-row table:style-name="ro1">
          <table:table-cell office:value-type="string">
            <text:p>http://ruian.linked.opendata.cz/resource/obce/533084</text:p>
          </table:table-cell>
          <table:table-cell office:value-type="string">
            <text:p>Kladruby</text:p>
          </table:table-cell>
        </table:table-row>
        <table:table-row table:style-name="ro1">
          <table:table-cell office:value-type="string">
            <text:p>http://ruian.linked.opendata.cz/resource/obce/560405</text:p>
          </table:table-cell>
          <table:table-cell office:value-type="string">
            <text:p>Kladruby</text:p>
          </table:table-cell>
        </table:table-row>
        <table:table-row table:style-name="ro1">
          <table:table-cell office:value-type="string">
            <text:p>http://ruian.linked.opendata.cz/resource/obce/559920</text:p>
          </table:table-cell>
          <table:table-cell office:value-type="string">
            <text:p>Kladruby</text:p>
          </table:table-cell>
        </table:table-row>
        <table:table-row table:style-name="ro1">
          <table:table-cell office:value-type="string">
            <text:p>http://ruian.linked.opendata.cz/resource/obce/567604</text:p>
          </table:table-cell>
          <table:table-cell office:value-type="string">
            <text:p>Kladruby</text:p>
          </table:table-cell>
        </table:table-row>
        <table:table-row table:style-name="ro1">
          <table:table-cell office:value-type="string">
            <text:p>http://ruian.linked.opendata.cz/resource/obce/560928</text:p>
          </table:table-cell>
          <table:table-cell office:value-type="string">
            <text:p>Kladruby</text:p>
          </table:table-cell>
        </table:table-row>
        <table:table-row table:style-name="ro1">
          <table:table-cell office:value-type="string">
            <text:p>http://ruian.linked.opendata.cz/resource/obce/575178</text:p>
          </table:table-cell>
          <table:table-cell office:value-type="string">
            <text:p>Kladruby nad Labem</text:p>
          </table:table-cell>
        </table:table-row>
        <table:table-row table:style-name="ro1">
          <table:table-cell office:value-type="string">
            <text:p>http://ruian.linked.opendata.cz/resource/obce/570168</text:p>
          </table:table-cell>
          <table:table-cell office:value-type="string">
            <text:p>Klamoš</text:p>
          </table:table-cell>
        </table:table-row>
        <table:table-row table:style-name="ro1">
          <table:table-cell office:value-type="string">
            <text:p>http://ruian.linked.opendata.cz/resource/obce/565024</text:p>
          </table:table-cell>
          <table:table-cell office:value-type="string">
            <text:p>Klapý</text:p>
          </table:table-cell>
        </table:table-row>
        <table:table-row table:style-name="ro1">
          <table:table-cell office:value-type="string">
            <text:p>http://ruian.linked.opendata.cz/resource/obce/557897</text:p>
          </table:table-cell>
          <table:table-cell office:value-type="string">
            <text:p>Klášter</text:p>
          </table:table-cell>
        </table:table-row>
        <table:table-row table:style-name="ro1">
          <table:table-cell office:value-type="string">
            <text:p>http://ruian.linked.opendata.cz/resource/obce/536024</text:p>
          </table:table-cell>
          <table:table-cell office:value-type="string">
            <text:p>Klášter Hradiště nad Jizerou</text:p>
          </table:table-cell>
        </table:table-row>
        <table:table-row table:style-name="ro1">
          <table:table-cell office:value-type="string">
            <text:p>http://ruian.linked.opendata.cz/resource/obce/563129</text:p>
          </table:table-cell>
          <table:table-cell office:value-type="string">
            <text:p>Klášterec nad Ohří</text:p>
          </table:table-cell>
        </table:table-row>
        <table:table-row table:style-name="ro1">
          <table:table-cell office:value-type="string">
            <text:p>http://ruian.linked.opendata.cz/resource/obce/580431</text:p>
          </table:table-cell>
          <table:table-cell office:value-type="string">
            <text:p>Klášterec nad Orlicí</text:p>
          </table:table-cell>
        </table:table-row>
        <table:table-row table:style-name="ro1">
          <table:table-cell office:value-type="string">
            <text:p>http://ruian.linked.opendata.cz/resource/obce/571687</text:p>
          </table:table-cell>
          <table:table-cell office:value-type="string">
            <text:p>Klášterní Skalice</text:p>
          </table:table-cell>
        </table:table-row>
        <table:table-row table:style-name="ro1">
          <table:table-cell office:value-type="string">
            <text:p>http://ruian.linked.opendata.cz/resource/obce/579386</text:p>
          </table:table-cell>
          <table:table-cell office:value-type="string">
            <text:p>Klášterská Lhota</text:p>
          </table:table-cell>
        </table:table-row>
        <table:table-row table:style-name="ro1">
          <table:table-cell office:value-type="string">
            <text:p>http://ruian.linked.opendata.cz/resource/obce/587371</text:p>
          </table:table-cell>
          <table:table-cell office:value-type="string">
            <text:p>Klatovec</text:p>
          </table:table-cell>
        </table:table-row>
        <table:table-row table:style-name="ro1">
          <table:table-cell office:value-type="string">
            <text:p>http://ruian.linked.opendata.cz/resource/obce/555771</text:p>
          </table:table-cell>
          <table:table-cell office:value-type="string">
            <text:p>Klatovy</text:p>
          </table:table-cell>
        </table:table-row>
        <table:table-row table:style-name="ro1">
          <table:table-cell office:value-type="string">
            <text:p>http://ruian.linked.opendata.cz/resource/obce/562688</text:p>
          </table:table-cell>
          <table:table-cell office:value-type="string">
            <text:p>Klec</text:p>
          </table:table-cell>
        </table:table-row>
        <table:table-row table:style-name="ro1">
          <table:table-cell office:value-type="string">
            <text:p>http://ruian.linked.opendata.cz/resource/obce/538311</text:p>
          </table:table-cell>
          <table:table-cell office:value-type="string">
            <text:p>Klecany</text:p>
          </table:table-cell>
        </table:table-row>
        <table:table-row table:style-name="ro1">
          <table:table-cell office:value-type="string">
            <text:p>http://ruian.linked.opendata.cz/resource/obce/553794</text:p>
          </table:table-cell>
          <table:table-cell office:value-type="string">
            <text:p>Klenčí pod Čerchovem</text:p>
          </table:table-cell>
        </table:table-row>
        <table:table-row table:style-name="ro1">
          <table:table-cell office:value-type="string">
            <text:p>http://ruian.linked.opendata.cz/resource/obce/565032</text:p>
          </table:table-cell>
          <table:table-cell office:value-type="string">
            <text:p>Kleneč</text:p>
          </table:table-cell>
        </table:table-row>
        <table:table-row table:style-name="ro1">
          <table:table-cell office:value-type="string">
            <text:p>http://ruian.linked.opendata.cz/resource/obce/541851</text:p>
          </table:table-cell>
          <table:table-cell office:value-type="string">
            <text:p>Klenová</text:p>
          </table:table-cell>
        </table:table-row>
        <table:table-row table:style-name="ro1">
          <table:table-cell office:value-type="string">
            <text:p>http://ruian.linked.opendata.cz/resource/obce/563986</text:p>
          </table:table-cell>
          <table:table-cell office:value-type="string">
            <text:p>Klenovice</text:p>
          </table:table-cell>
        </table:table-row>
        <table:table-row table:style-name="ro1">
          <table:table-cell office:value-type="string">
            <text:p>http://ruian.linked.opendata.cz/resource/obce/589608</text:p>
          </table:table-cell>
          <table:table-cell office:value-type="string">
            <text:p>Klenovice na Hané</text:p>
          </table:table-cell>
        </table:table-row>
        <table:table-row table:style-name="ro1">
          <table:table-cell office:value-type="string">
            <text:p>http://ruian.linked.opendata.cz/resource/obce/584541</text:p>
          </table:table-cell>
          <table:table-cell office:value-type="string">
            <text:p>Klentnice</text:p>
          </table:table-cell>
        </table:table-row>
        <table:table-row table:style-name="ro1">
          <table:table-cell office:value-type="string">
            <text:p>http://ruian.linked.opendata.cz/resource/obce/573787</text:p>
          </table:table-cell>
          <table:table-cell office:value-type="string">
            <text:p>Klešice</text:p>
          </table:table-cell>
        </table:table-row>
        <table:table-row table:style-name="ro1">
          <table:table-cell office:value-type="string">
            <text:p>http://ruian.linked.opendata.cz/resource/obce/538329</text:p>
          </table:table-cell>
          <table:table-cell office:value-type="string">
            <text:p>Klíčany</text:p>
          </table:table-cell>
        </table:table-row>
        <table:table-row table:style-name="ro1">
          <table:table-cell office:value-type="string">
            <text:p>http://ruian.linked.opendata.cz/resource/obce/599549</text:p>
          </table:table-cell>
          <table:table-cell office:value-type="string">
            <text:p>Klimkovice</text:p>
          </table:table-cell>
        </table:table-row>
        <table:table-row table:style-name="ro1">
          <table:table-cell office:value-type="string">
            <text:p>http://ruian.linked.opendata.cz/resource/obce/571211</text:p>
          </table:table-cell>
          <table:table-cell office:value-type="string">
            <text:p>Klínec</text:p>
          </table:table-cell>
        </table:table-row>
        <table:table-row table:style-name="ro1">
          <table:table-cell office:value-type="string">
            <text:p>http://ruian.linked.opendata.cz/resource/obce/567191</text:p>
          </table:table-cell>
          <table:table-cell office:value-type="string">
            <text:p>Klíny</text:p>
          </table:table-cell>
        </table:table-row>
        <table:table-row table:style-name="ro1">
          <table:table-cell office:value-type="string">
            <text:p>http://ruian.linked.opendata.cz/resource/obce/584550</text:p>
          </table:table-cell>
          <table:table-cell office:value-type="string">
            <text:p>Klobouky u Brna</text:p>
          </table:table-cell>
        </table:table-row>
        <table:table-row table:style-name="ro1">
          <table:table-cell office:value-type="string">
            <text:p>http://ruian.linked.opendata.cz/resource/obce/532461</text:p>
          </table:table-cell>
          <table:table-cell office:value-type="string">
            <text:p>Klobuky</text:p>
          </table:table-cell>
        </table:table-row>
        <table:table-row table:style-name="ro1">
          <table:table-cell office:value-type="string">
            <text:p>http://ruian.linked.opendata.cz/resource/obce/514047</text:p>
          </table:table-cell>
          <table:table-cell office:value-type="string">
            <text:p>Klokočí</text:p>
          </table:table-cell>
        </table:table-row>
        <table:table-row table:style-name="ro1">
          <table:table-cell office:value-type="string">
            <text:p>http://ruian.linked.opendata.cz/resource/obce/577227</text:p>
          </table:table-cell>
          <table:table-cell office:value-type="string">
            <text:p>Klokočí</text:p>
          </table:table-cell>
        </table:table-row>
        <table:table-row table:style-name="ro1">
          <table:table-cell office:value-type="string">
            <text:p>http://ruian.linked.opendata.cz/resource/obce/513628</text:p>
          </table:table-cell>
          <table:table-cell office:value-type="string">
            <text:p>Klokočná</text:p>
          </table:table-cell>
        </table:table-row>
        <table:table-row table:style-name="ro1">
          <table:table-cell office:value-type="string">
            <text:p>http://ruian.linked.opendata.cz/resource/obce/568856</text:p>
          </table:table-cell>
          <table:table-cell office:value-type="string">
            <text:p>Klokočov</text:p>
          </table:table-cell>
        </table:table-row>
        <table:table-row table:style-name="ro1">
          <table:table-cell office:value-type="string">
            <text:p>http://ruian.linked.opendata.cz/resource/obce/536687</text:p>
          </table:table-cell>
          <table:table-cell office:value-type="string">
            <text:p>Klopina</text:p>
          </table:table-cell>
        </table:table-row>
        <table:table-row table:style-name="ro1">
          <table:table-cell office:value-type="string">
            <text:p>http://ruian.linked.opendata.cz/resource/obce/589616</text:p>
          </table:table-cell>
          <table:table-cell office:value-type="string">
            <text:p>Klopotovice</text:p>
          </table:table-cell>
        </table:table-row>
        <table:table-row table:style-name="ro1">
          <table:table-cell office:value-type="string">
            <text:p>http://ruian.linked.opendata.cz/resource/obce/540447</text:p>
          </table:table-cell>
          <table:table-cell office:value-type="string">
            <text:p>Klučenice</text:p>
          </table:table-cell>
        </table:table-row>
        <table:table-row table:style-name="ro1">
          <table:table-cell office:value-type="string">
            <text:p>http://ruian.linked.opendata.cz/resource/obce/533386</text:p>
          </table:table-cell>
          <table:table-cell office:value-type="string">
            <text:p>Klučov</text:p>
          </table:table-cell>
        </table:table-row>
        <table:table-row table:style-name="ro1">
          <table:table-cell office:value-type="string">
            <text:p>http://ruian.linked.opendata.cz/resource/obce/590835</text:p>
          </table:table-cell>
          <table:table-cell office:value-type="string">
            <text:p>Klučov</text:p>
          </table:table-cell>
        </table:table-row>
        <table:table-row table:style-name="ro1">
          <table:table-cell office:value-type="string">
            <text:p>http://ruian.linked.opendata.cz/resource/obce/534137</text:p>
          </table:table-cell>
          <table:table-cell office:value-type="string">
            <text:p>Kluky</text:p>
          </table:table-cell>
        </table:table-row>
        <table:table-row table:style-name="ro1">
          <table:table-cell office:value-type="string">
            <text:p>http://ruian.linked.opendata.cz/resource/obce/549495</text:p>
          </table:table-cell>
          <table:table-cell office:value-type="string">
            <text:p>Kluky</text:p>
          </table:table-cell>
        </table:table-row>
        <table:table-row table:style-name="ro1">
          <table:table-cell office:value-type="string">
            <text:p>http://ruian.linked.opendata.cz/resource/obce/571075</text:p>
          </table:table-cell>
          <table:table-cell office:value-type="string">
            <text:p>Kluky</text:p>
          </table:table-cell>
        </table:table-row>
        <table:table-row table:style-name="ro1">
          <table:table-cell office:value-type="string">
            <text:p>http://ruian.linked.opendata.cz/resource/obce/534897</text:p>
          </table:table-cell>
          <table:table-cell office:value-type="string">
            <text:p>Kly</text:p>
          </table:table-cell>
        </table:table-row>
        <table:table-row table:style-name="ro1">
          <table:table-cell office:value-type="string">
            <text:p>http://ruian.linked.opendata.cz/resource/obce/532479</text:p>
          </table:table-cell>
          <table:table-cell office:value-type="string">
            <text:p>Kmetiněves</text:p>
          </table:table-cell>
        </table:table-row>
        <table:table-row table:style-name="ro1">
          <table:table-cell office:value-type="string">
            <text:p>http://ruian.linked.opendata.cz/resource/obce/586269</text:p>
          </table:table-cell>
          <table:table-cell office:value-type="string">
            <text:p>Kněždub</text:p>
          </table:table-cell>
        </table:table-row>
        <table:table-row table:style-name="ro1">
          <table:table-cell office:value-type="string">
            <text:p>http://ruian.linked.opendata.cz/resource/obce/539384</text:p>
          </table:table-cell>
          <table:table-cell office:value-type="string">
            <text:p>Kněževes</text:p>
          </table:table-cell>
        </table:table-row>
        <table:table-row table:style-name="ro1">
          <table:table-cell office:value-type="string">
            <text:p>http://ruian.linked.opendata.cz/resource/obce/541877</text:p>
          </table:table-cell>
          <table:table-cell office:value-type="string">
            <text:p>Kněževes</text:p>
          </table:table-cell>
        </table:table-row>
        <table:table-row table:style-name="ro1">
          <table:table-cell office:value-type="string">
            <text:p>http://ruian.linked.opendata.cz/resource/obce/581721</text:p>
          </table:table-cell>
          <table:table-cell office:value-type="string">
            <text:p>Kněževes</text:p>
          </table:table-cell>
        </table:table-row>
        <table:table-row table:style-name="ro1">
          <table:table-cell office:value-type="string">
            <text:p>http://ruian.linked.opendata.cz/resource/obce/595853</text:p>
          </table:table-cell>
          <table:table-cell office:value-type="string">
            <text:p>Kněževes</text:p>
          </table:table-cell>
        </table:table-row>
        <table:table-row table:style-name="ro1">
          <table:table-cell office:value-type="string">
            <text:p>http://ruian.linked.opendata.cz/resource/obce/537292</text:p>
          </table:table-cell>
          <table:table-cell office:value-type="string">
            <text:p>Kněžice</text:p>
          </table:table-cell>
        </table:table-row>
        <table:table-row table:style-name="ro1">
          <table:table-cell office:value-type="string">
            <text:p>http://ruian.linked.opendata.cz/resource/obce/574007</text:p>
          </table:table-cell>
          <table:table-cell office:value-type="string">
            <text:p>Kněžice</text:p>
          </table:table-cell>
        </table:table-row>
        <table:table-row table:style-name="ro1">
          <table:table-cell office:value-type="string">
            <text:p>http://ruian.linked.opendata.cz/resource/obce/590843</text:p>
          </table:table-cell>
          <table:table-cell office:value-type="string">
            <text:p>Kněžice</text:p>
          </table:table-cell>
        </table:table-row>
        <table:table-row table:style-name="ro1">
          <table:table-cell office:value-type="string">
            <text:p>http://ruian.linked.opendata.cz/resource/obce/551481</text:p>
          </table:table-cell>
          <table:table-cell office:value-type="string">
            <text:p>Kněžičky</text:p>
          </table:table-cell>
        </table:table-row>
        <table:table-row table:style-name="ro1">
          <table:table-cell office:value-type="string">
            <text:p>http://ruian.linked.opendata.cz/resource/obce/536041</text:p>
          </table:table-cell>
          <table:table-cell office:value-type="string">
            <text:p>Kněžmost</text:p>
          </table:table-cell>
        </table:table-row>
        <table:table-row table:style-name="ro1">
          <table:table-cell office:value-type="string">
            <text:p>http://ruian.linked.opendata.cz/resource/obce/573043</text:p>
          </table:table-cell>
          <table:table-cell office:value-type="string">
            <text:p>Kněžnice</text:p>
          </table:table-cell>
        </table:table-row>
        <table:table-row table:style-name="ro1">
          <table:table-cell office:value-type="string">
            <text:p>http://ruian.linked.opendata.cz/resource/obce/592269</text:p>
          </table:table-cell>
          <table:table-cell office:value-type="string">
            <text:p>Kněžpole</text:p>
          </table:table-cell>
        </table:table-row>
        <table:table-row table:style-name="ro1">
          <table:table-cell office:value-type="string">
            <text:p>http://ruian.linked.opendata.cz/resource/obce/587389</text:p>
          </table:table-cell>
          <table:table-cell office:value-type="string">
            <text:p>Knínice</text:p>
          </table:table-cell>
        </table:table-row>
        <table:table-row table:style-name="ro1">
          <table:table-cell office:value-type="string">
            <text:p>http://ruian.linked.opendata.cz/resource/obce/581739</text:p>
          </table:table-cell>
          <table:table-cell office:value-type="string">
            <text:p>Knínice u Boskovic</text:p>
          </table:table-cell>
        </table:table-row>
        <table:table-row table:style-name="ro1">
          <table:table-cell office:value-type="string">
            <text:p>http://ruian.linked.opendata.cz/resource/obce/598461</text:p>
          </table:table-cell>
          <table:table-cell office:value-type="string">
            <text:p>Kňovice</text:p>
          </table:table-cell>
        </table:table-row>
        <table:table-row table:style-name="ro1">
          <table:table-cell office:value-type="string">
            <text:p>http://ruian.linked.opendata.cz/resource/obce/532487</text:p>
          </table:table-cell>
          <table:table-cell office:value-type="string">
            <text:p>Knovíz</text:p>
          </table:table-cell>
        </table:table-row>
        <table:table-row table:style-name="ro1">
          <table:table-cell office:value-type="string">
            <text:p>http://ruian.linked.opendata.cz/resource/obce/548286</text:p>
          </table:table-cell>
          <table:table-cell office:value-type="string">
            <text:p>Knyk</text:p>
          </table:table-cell>
        </table:table-row>
        <table:table-row table:style-name="ro1">
          <table:table-cell office:value-type="string">
            <text:p>http://ruian.linked.opendata.cz/resource/obce/507504</text:p>
          </table:table-cell>
          <table:table-cell office:value-type="string">
            <text:p>Kobeřice</text:p>
          </table:table-cell>
        </table:table-row>
        <table:table-row table:style-name="ro1">
          <table:table-cell office:value-type="string">
            <text:p>http://ruian.linked.opendata.cz/resource/obce/593141</text:p>
          </table:table-cell>
          <table:table-cell office:value-type="string">
            <text:p>Kobeřice u Brna</text:p>
          </table:table-cell>
        </table:table-row>
        <table:table-row table:style-name="ro1">
          <table:table-cell office:value-type="string">
            <text:p>http://ruian.linked.opendata.cz/resource/obce/548146</text:p>
          </table:table-cell>
          <table:table-cell office:value-type="string">
            <text:p>Koberovice</text:p>
          </table:table-cell>
        </table:table-row>
        <table:table-row table:style-name="ro1">
          <table:table-cell office:value-type="string">
            <text:p>http://ruian.linked.opendata.cz/resource/obce/563641</text:p>
          </table:table-cell>
          <table:table-cell office:value-type="string">
            <text:p>Koberovy</text:p>
          </table:table-cell>
        </table:table-row>
        <table:table-row table:style-name="ro1">
          <table:table-cell office:value-type="string">
            <text:p>http://ruian.linked.opendata.cz/resource/obce/557218</text:p>
          </table:table-cell>
          <table:table-cell office:value-type="string">
            <text:p>Kobylá nad Vidnavkou</text:p>
          </table:table-cell>
        </table:table-row>
        <table:table-row table:style-name="ro1">
          <table:table-cell office:value-type="string">
            <text:p>http://ruian.linked.opendata.cz/resource/obce/584568</text:p>
          </table:table-cell>
          <table:table-cell office:value-type="string">
            <text:p>Kobylí</text:p>
          </table:table-cell>
        </table:table-row>
        <table:table-row table:style-name="ro1">
          <table:table-cell office:value-type="string">
            <text:p>http://ruian.linked.opendata.cz/resource/obce/573710</text:p>
          </table:table-cell>
          <table:table-cell office:value-type="string">
            <text:p>Kobylice</text:p>
          </table:table-cell>
        </table:table-row>
        <table:table-row table:style-name="ro1">
          <table:table-cell office:value-type="string">
            <text:p>http://ruian.linked.opendata.cz/resource/obce/531405</text:p>
          </table:table-cell>
          <table:table-cell office:value-type="string">
            <text:p>Kobylnice</text:p>
          </table:table-cell>
        </table:table-row>
        <table:table-row table:style-name="ro1">
          <table:table-cell office:value-type="string">
            <text:p>http://ruian.linked.opendata.cz/resource/obce/571172</text:p>
          </table:table-cell>
          <table:table-cell office:value-type="string">
            <text:p>Kobylnice</text:p>
          </table:table-cell>
        </table:table-row>
        <table:table-row table:style-name="ro1">
          <table:table-cell office:value-type="string">
            <text:p>http://ruian.linked.opendata.cz/resource/obce/583219</text:p>
          </table:table-cell>
          <table:table-cell office:value-type="string">
            <text:p>Kobylnice</text:p>
          </table:table-cell>
        </table:table-row>
        <table:table-row table:style-name="ro1">
          <table:table-cell office:value-type="string">
            <text:p>http://ruian.linked.opendata.cz/resource/obce/564141</text:p>
          </table:table-cell>
          <table:table-cell office:value-type="string">
            <text:p>Kobyly</text:p>
          </table:table-cell>
        </table:table-row>
        <table:table-row table:style-name="ro1">
          <table:table-cell office:value-type="string">
            <text:p>http://ruian.linked.opendata.cz/resource/obce/579394</text:p>
          </table:table-cell>
          <table:table-cell office:value-type="string">
            <text:p>Kocbeře</text:p>
          </table:table-cell>
        </table:table-row>
        <table:table-row table:style-name="ro1">
          <table:table-cell office:value-type="string">
            <text:p>http://ruian.linked.opendata.cz/resource/obce/536601</text:p>
          </table:table-cell>
          <table:table-cell office:value-type="string">
            <text:p>Kocelovice</text:p>
          </table:table-cell>
        </table:table-row>
        <table:table-row table:style-name="ro1">
          <table:table-cell office:value-type="string">
            <text:p>http://ruian.linked.opendata.cz/resource/obce/536067</text:p>
          </table:table-cell>
          <table:table-cell office:value-type="string">
            <text:p>Kochánky</text:p>
          </table:table-cell>
        </table:table-row>
        <table:table-row table:style-name="ro1">
          <table:table-cell office:value-type="string">
            <text:p>http://ruian.linked.opendata.cz/resource/obce/548529</text:p>
          </table:table-cell>
          <table:table-cell office:value-type="string">
            <text:p>Kochánov</text:p>
          </table:table-cell>
        </table:table-row>
        <table:table-row table:style-name="ro1">
          <table:table-cell office:value-type="string">
            <text:p>http://ruian.linked.opendata.cz/resource/obce/571610</text:p>
          </table:table-cell>
          <table:table-cell office:value-type="string">
            <text:p>Kočí</text:p>
          </table:table-cell>
        </table:table-row>
        <table:table-row table:style-name="ro1">
          <table:table-cell office:value-type="string">
            <text:p>http://ruian.linked.opendata.cz/resource/obce/578771</text:p>
          </table:table-cell>
          <table:table-cell office:value-type="string">
            <text:p>Kočín</text:p>
          </table:table-cell>
        </table:table-row>
        <table:table-row table:style-name="ro1">
          <table:table-cell office:value-type="string">
            <text:p>http://ruian.linked.opendata.cz/resource/obce/578231</text:p>
          </table:table-cell>
          <table:table-cell office:value-type="string">
            <text:p>Koclířov</text:p>
          </table:table-cell>
        </table:table-row>
        <table:table-row table:style-name="ro1">
          <table:table-cell office:value-type="string">
            <text:p>http://ruian.linked.opendata.cz/resource/obce/541559</text:p>
          </table:table-cell>
          <table:table-cell office:value-type="string">
            <text:p>Kočov</text:p>
          </table:table-cell>
        </table:table-row>
        <table:table-row table:style-name="ro1">
          <table:table-cell office:value-type="string">
            <text:p>http://ruian.linked.opendata.cz/resource/obce/579408</text:p>
          </table:table-cell>
          <table:table-cell office:value-type="string">
            <text:p>Kohoutov</text:p>
          </table:table-cell>
        </table:table-row>
        <table:table-row table:style-name="ro1">
          <table:table-cell office:value-type="string">
            <text:p>http://ruian.linked.opendata.cz/resource/obce/590851</text:p>
          </table:table-cell>
          <table:table-cell office:value-type="string">
            <text:p>Kojatice</text:p>
          </table:table-cell>
        </table:table-row>
        <table:table-row table:style-name="ro1">
          <table:table-cell office:value-type="string">
            <text:p>http://ruian.linked.opendata.cz/resource/obce/510645</text:p>
          </table:table-cell>
          <table:table-cell office:value-type="string">
            <text:p>Kojatín</text:p>
          </table:table-cell>
        </table:table-row>
        <table:table-row table:style-name="ro1">
          <table:table-cell office:value-type="string">
            <text:p>http://ruian.linked.opendata.cz/resource/obce/593150</text:p>
          </table:table-cell>
          <table:table-cell office:value-type="string">
            <text:p>Kojátky</text:p>
          </table:table-cell>
        </table:table-row>
        <table:table-row table:style-name="ro1">
          <table:table-cell office:value-type="string">
            <text:p>http://ruian.linked.opendata.cz/resource/obce/598712</text:p>
          </table:table-cell>
          <table:table-cell office:value-type="string">
            <text:p>Kojčice</text:p>
          </table:table-cell>
        </table:table-row>
        <table:table-row table:style-name="ro1">
          <table:table-cell office:value-type="string">
            <text:p>http://ruian.linked.opendata.cz/resource/obce/538345</text:p>
          </table:table-cell>
          <table:table-cell office:value-type="string">
            <text:p>Kojetice</text:p>
          </table:table-cell>
        </table:table-row>
        <table:table-row table:style-name="ro1">
          <table:table-cell office:value-type="string">
            <text:p>http://ruian.linked.opendata.cz/resource/obce/590860</text:p>
          </table:table-cell>
          <table:table-cell office:value-type="string">
            <text:p>Kojetice</text:p>
          </table:table-cell>
        </table:table-row>
        <table:table-row table:style-name="ro1">
          <table:table-cell office:value-type="string">
            <text:p>http://ruian.linked.opendata.cz/resource/obce/514055</text:p>
          </table:table-cell>
          <table:table-cell office:value-type="string">
            <text:p>Kojetín</text:p>
          </table:table-cell>
        </table:table-row>
        <table:table-row table:style-name="ro1">
          <table:table-cell office:value-type="string">
            <text:p>http://ruian.linked.opendata.cz/resource/obce/568881</text:p>
          </table:table-cell>
          <table:table-cell office:value-type="string">
            <text:p>Kojetín</text:p>
          </table:table-cell>
        </table:table-row>
        <table:table-row table:style-name="ro1">
          <table:table-cell office:value-type="string">
            <text:p>http://ruian.linked.opendata.cz/resource/obce/575194</text:p>
          </table:table-cell>
          <table:table-cell office:value-type="string">
            <text:p>Kojice</text:p>
          </table:table-cell>
        </table:table-row>
        <table:table-row table:style-name="ro1">
          <table:table-cell office:value-type="string">
            <text:p>http://ruian.linked.opendata.cz/resource/obce/541494</text:p>
          </table:table-cell>
          <table:table-cell office:value-type="string">
            <text:p>Kokašice</text:p>
          </table:table-cell>
        </table:table-row>
        <table:table-row table:style-name="ro1">
          <table:table-cell office:value-type="string">
            <text:p>http://ruian.linked.opendata.cz/resource/obce/534901</text:p>
          </table:table-cell>
          <table:table-cell office:value-type="string">
            <text:p>Kokořín</text:p>
          </table:table-cell>
        </table:table-row>
        <table:table-row table:style-name="ro1">
          <table:table-cell office:value-type="string">
            <text:p>http://ruian.linked.opendata.cz/resource/obce/514152</text:p>
          </table:table-cell>
          <table:table-cell office:value-type="string">
            <text:p>Kokory</text:p>
          </table:table-cell>
        </table:table-row>
        <table:table-row table:style-name="ro1">
          <table:table-cell office:value-type="string">
            <text:p>http://ruian.linked.opendata.cz/resource/obce/537306</text:p>
          </table:table-cell>
          <table:table-cell office:value-type="string">
            <text:p>Kolaje</text:p>
          </table:table-cell>
        </table:table-row>
        <table:table-row table:style-name="ro1">
          <table:table-cell office:value-type="string">
            <text:p>http://ruian.linked.opendata.cz/resource/obce/580465</text:p>
          </table:table-cell>
          <table:table-cell office:value-type="string">
            <text:p>Koldín</text:p>
          </table:table-cell>
        </table:table-row>
        <table:table-row table:style-name="ro1">
          <table:table-cell office:value-type="string">
            <text:p>http://ruian.linked.opendata.cz/resource/obce/532495</text:p>
          </table:table-cell>
          <table:table-cell office:value-type="string">
            <text:p>Koleč</text:p>
          </table:table-cell>
        </table:table-row>
        <table:table-row table:style-name="ro1">
          <table:table-cell office:value-type="string">
            <text:p>http://ruian.linked.opendata.cz/resource/obce/565199</text:p>
          </table:table-cell>
          <table:table-cell office:value-type="string">
            <text:p>Kolešov</text:p>
          </table:table-cell>
        </table:table-row>
        <table:table-row table:style-name="ro1">
          <table:table-cell office:value-type="string">
            <text:p>http://ruian.linked.opendata.cz/resource/obce/541893</text:p>
          </table:table-cell>
          <table:table-cell office:value-type="string">
            <text:p>Kolešovice</text:p>
          </table:table-cell>
        </table:table-row>
        <table:table-row table:style-name="ro1">
          <table:table-cell office:value-type="string">
            <text:p>http://ruian.linked.opendata.cz/resource/obce/533165</text:p>
          </table:table-cell>
          <table:table-cell office:value-type="string">
            <text:p>Kolín</text:p>
          </table:table-cell>
        </table:table-row>
        <table:table-row table:style-name="ro1">
          <table:table-cell office:value-type="string">
            <text:p>http://ruian.linked.opendata.cz/resource/obce/556467</text:p>
          </table:table-cell>
          <table:table-cell office:value-type="string">
            <text:p>Kolinec</text:p>
          </table:table-cell>
        </table:table-row>
        <table:table-row table:style-name="ro1">
          <table:table-cell office:value-type="string">
            <text:p>http://ruian.linked.opendata.cz/resource/obce/570974</text:p>
          </table:table-cell>
          <table:table-cell office:value-type="string">
            <text:p>Kolomuty</text:p>
          </table:table-cell>
        </table:table-row>
        <table:table-row table:style-name="ro1">
          <table:table-cell office:value-type="string">
            <text:p>http://ruian.linked.opendata.cz/resource/obce/555258</text:p>
          </table:table-cell>
          <table:table-cell office:value-type="string">
            <text:p>Kolová</text:p>
          </table:table-cell>
        </table:table-row>
        <table:table-row table:style-name="ro1">
          <table:table-cell office:value-type="string">
            <text:p>http://ruian.linked.opendata.cz/resource/obce/553816</text:p>
          </table:table-cell>
          <table:table-cell office:value-type="string">
            <text:p>Koloveč</text:p>
          </table:table-cell>
        </table:table-row>
        <table:table-row table:style-name="ro1">
          <table:table-cell office:value-type="string">
            <text:p>http://ruian.linked.opendata.cz/resource/obce/536733</text:p>
          </table:table-cell>
          <table:table-cell office:value-type="string">
            <text:p>Kolšov</text:p>
          </table:table-cell>
        </table:table-row>
        <table:table-row table:style-name="ro1">
          <table:table-cell office:value-type="string">
            <text:p>http://ruian.linked.opendata.cz/resource/obce/535877</text:p>
          </table:table-cell>
          <table:table-cell office:value-type="string">
            <text:p>Komařice</text:p>
          </table:table-cell>
        </table:table-row>
        <table:table-row table:style-name="ro1">
          <table:table-cell office:value-type="string">
            <text:p>http://ruian.linked.opendata.cz/resource/obce/588598</text:p>
          </table:table-cell>
          <table:table-cell office:value-type="string">
            <text:p>Komárno</text:p>
          </table:table-cell>
        </table:table-row>
        <table:table-row table:style-name="ro1">
          <table:table-cell office:value-type="string">
            <text:p>http://ruian.linked.opendata.cz/resource/obce/531324</text:p>
          </table:table-cell>
          <table:table-cell office:value-type="string">
            <text:p>Komárov</text:p>
          </table:table-cell>
        </table:table-row>
        <table:table-row table:style-name="ro1">
          <table:table-cell office:value-type="string">
            <text:p>http://ruian.linked.opendata.cz/resource/obce/547123</text:p>
          </table:table-cell>
          <table:table-cell office:value-type="string">
            <text:p>Komárov</text:p>
          </table:table-cell>
        </table:table-row>
        <table:table-row table:style-name="ro1">
          <table:table-cell office:value-type="string">
            <text:p>http://ruian.linked.opendata.cz/resource/obce/549436</text:p>
          </table:table-cell>
          <table:table-cell office:value-type="string">
            <text:p>Komárov</text:p>
          </table:table-cell>
        </table:table-row>
        <table:table-row table:style-name="ro1">
          <table:table-cell office:value-type="string">
            <text:p>http://ruian.linked.opendata.cz/resource/obce/599280</text:p>
          </table:table-cell>
          <table:table-cell office:value-type="string">
            <text:p>Komárov</text:p>
          </table:table-cell>
        </table:table-row>
        <table:table-row table:style-name="ro1">
          <table:table-cell office:value-type="string">
            <text:p>http://ruian.linked.opendata.cz/resource/obce/590878</text:p>
          </table:table-cell>
          <table:table-cell office:value-type="string">
            <text:p>Komárovice</text:p>
          </table:table-cell>
        </table:table-row>
        <table:table-row table:style-name="ro1">
          <table:table-cell office:value-type="string">
            <text:p>http://ruian.linked.opendata.cz/resource/obce/592277</text:p>
          </table:table-cell>
          <table:table-cell office:value-type="string">
            <text:p>Komňa</text:p>
          </table:table-cell>
        </table:table-row>
        <table:table-row table:style-name="ro1">
          <table:table-cell office:value-type="string">
            <text:p>http://ruian.linked.opendata.cz/resource/obce/593168</text:p>
          </table:table-cell>
          <table:table-cell office:value-type="string">
            <text:p>Komořany</text:p>
          </table:table-cell>
        </table:table-row>
        <table:table-row table:style-name="ro1">
          <table:table-cell office:value-type="string">
            <text:p>http://ruian.linked.opendata.cz/resource/obce/507237</text:p>
          </table:table-cell>
          <table:table-cell office:value-type="string">
            <text:p>Komorní Lhotka</text:p>
          </table:table-cell>
        </table:table-row>
        <table:table-row table:style-name="ro1">
          <table:table-cell office:value-type="string">
            <text:p>http://ruian.linked.opendata.cz/resource/obce/548162</text:p>
          </table:table-cell>
          <table:table-cell office:value-type="string">
            <text:p>Komorovice</text:p>
          </table:table-cell>
        </table:table-row>
        <table:table-row table:style-name="ro1">
          <table:table-cell office:value-type="string">
            <text:p>http://ruian.linked.opendata.cz/resource/obce/533394</text:p>
          </table:table-cell>
          <table:table-cell office:value-type="string">
            <text:p>Konárovice</text:p>
          </table:table-cell>
        </table:table-row>
        <table:table-row table:style-name="ro1">
          <table:table-cell office:value-type="string">
            <text:p>http://ruian.linked.opendata.cz/resource/obce/529931</text:p>
          </table:table-cell>
          <table:table-cell office:value-type="string">
            <text:p>Kondrac</text:p>
          </table:table-cell>
        </table:table-row>
        <table:table-row table:style-name="ro1">
          <table:table-cell office:value-type="string">
            <text:p>http://ruian.linked.opendata.cz/resource/obce/573051</text:p>
          </table:table-cell>
          <table:table-cell office:value-type="string">
            <text:p>Konecchlumí</text:p>
          </table:table-cell>
        </table:table-row>
        <table:table-row table:style-name="ro1">
          <table:table-cell office:value-type="string">
            <text:p>http://ruian.linked.opendata.cz/resource/obce/531332</text:p>
          </table:table-cell>
          <table:table-cell office:value-type="string">
            <text:p>Koněprusy</text:p>
          </table:table-cell>
        </table:table-row>
        <table:table-row table:style-name="ro1">
          <table:table-cell office:value-type="string">
            <text:p>http://ruian.linked.opendata.cz/resource/obce/590886</text:p>
          </table:table-cell>
          <table:table-cell office:value-type="string">
            <text:p>Koněšín</text:p>
          </table:table-cell>
        </table:table-row>
        <table:table-row table:style-name="ro1">
          <table:table-cell office:value-type="string">
            <text:p>http://ruian.linked.opendata.cz/resource/obce/531553</text:p>
          </table:table-cell>
          <table:table-cell office:value-type="string">
            <text:p>Konětopy</text:p>
          </table:table-cell>
        </table:table-row>
        <table:table-row table:style-name="ro1">
          <table:table-cell office:value-type="string">
            <text:p>http://ruian.linked.opendata.cz/resource/obce/589624</text:p>
          </table:table-cell>
          <table:table-cell office:value-type="string">
            <text:p>Konice</text:p>
          </table:table-cell>
        </table:table-row>
        <table:table-row table:style-name="ro1">
          <table:table-cell office:value-type="string">
            <text:p>http://ruian.linked.opendata.cz/resource/obce/564761</text:p>
          </table:table-cell>
          <table:table-cell office:value-type="string">
            <text:p>Konojedy</text:p>
          </table:table-cell>
        </table:table-row>
        <table:table-row table:style-name="ro1">
          <table:table-cell office:value-type="string">
            <text:p>http://ruian.linked.opendata.cz/resource/obce/560952</text:p>
          </table:table-cell>
          <table:table-cell office:value-type="string">
            <text:p>Konstantinovy Lázně</text:p>
          </table:table-cell>
        </table:table-row>
        <table:table-row table:style-name="ro1">
          <table:table-cell office:value-type="string">
            <text:p>http://ruian.linked.opendata.cz/resource/obce/573060</text:p>
          </table:table-cell>
          <table:table-cell office:value-type="string">
            <text:p>Kopidlno</text:p>
          </table:table-cell>
        </table:table-row>
        <table:table-row table:style-name="ro1">
          <table:table-cell office:value-type="string">
            <text:p>http://ruian.linked.opendata.cz/resource/obce/559024</text:p>
          </table:table-cell>
          <table:table-cell office:value-type="string">
            <text:p>Kopidlo</text:p>
          </table:table-cell>
        </table:table-row>
        <table:table-row table:style-name="ro1">
          <table:table-cell office:value-type="string">
            <text:p>http://ruian.linked.opendata.cz/resource/obce/553247</text:p>
          </table:table-cell>
          <table:table-cell office:value-type="string">
            <text:p>Kopřivná</text:p>
          </table:table-cell>
        </table:table-row>
        <table:table-row table:style-name="ro1">
          <table:table-cell office:value-type="string">
            <text:p>http://ruian.linked.opendata.cz/resource/obce/599565</text:p>
          </table:table-cell>
          <table:table-cell office:value-type="string">
            <text:p>Kopřivnice</text:p>
          </table:table-cell>
        </table:table-row>
        <table:table-row table:style-name="ro1">
          <table:table-cell office:value-type="string">
            <text:p>http://ruian.linked.opendata.cz/resource/obce/581755</text:p>
          </table:table-cell>
          <table:table-cell office:value-type="string">
            <text:p>Kořenec</text:p>
          </table:table-cell>
        </table:table-row>
        <table:table-row table:style-name="ro1">
          <table:table-cell office:value-type="string">
            <text:p>http://ruian.linked.opendata.cz/resource/obce/533408</text:p>
          </table:table-cell>
          <table:table-cell office:value-type="string">
            <text:p>Kořenice</text:p>
          </table:table-cell>
        </table:table-row>
        <table:table-row table:style-name="ro1">
          <table:table-cell office:value-type="string">
            <text:p>http://ruian.linked.opendata.cz/resource/obce/563668</text:p>
          </table:table-cell>
          <table:table-cell office:value-type="string">
            <text:p>Kořenov</text:p>
          </table:table-cell>
        </table:table-row>
        <table:table-row table:style-name="ro1">
          <table:table-cell office:value-type="string">
            <text:p>http://ruian.linked.opendata.cz/resource/obce/599204</text:p>
          </table:table-cell>
          <table:table-cell office:value-type="string">
            <text:p>Korkyně</text:p>
          </table:table-cell>
        </table:table-row>
        <table:table-row table:style-name="ro1">
          <table:table-cell office:value-type="string">
            <text:p>http://ruian.linked.opendata.cz/resource/obce/579033</text:p>
          </table:table-cell>
          <table:table-cell office:value-type="string">
            <text:p>Kornatice</text:p>
          </table:table-cell>
        </table:table-row>
        <table:table-row table:style-name="ro1">
          <table:table-cell office:value-type="string">
            <text:p>http://ruian.linked.opendata.cz/resource/obce/533793</text:p>
          </table:table-cell>
          <table:table-cell office:value-type="string">
            <text:p>Korno</text:p>
          </table:table-cell>
        </table:table-row>
        <table:table-row table:style-name="ro1">
          <table:table-cell office:value-type="string">
            <text:p>http://ruian.linked.opendata.cz/resource/obce/594253</text:p>
          </table:table-cell>
          <table:table-cell office:value-type="string">
            <text:p>Korolupy</text:p>
          </table:table-cell>
        </table:table-row>
        <table:table-row table:style-name="ro1">
          <table:table-cell office:value-type="string">
            <text:p>http://ruian.linked.opendata.cz/resource/obce/578258</text:p>
          </table:table-cell>
          <table:table-cell office:value-type="string">
            <text:p>Korouhev</text:p>
          </table:table-cell>
        </table:table-row>
        <table:table-row table:style-name="ro1">
          <table:table-cell office:value-type="string">
            <text:p>http://ruian.linked.opendata.cz/resource/obce/595861</text:p>
          </table:table-cell>
          <table:table-cell office:value-type="string">
            <text:p>Koroužné</text:p>
          </table:table-cell>
        </table:table-row>
        <table:table-row table:style-name="ro1">
          <table:table-cell office:value-type="string">
            <text:p>http://ruian.linked.opendata.cz/resource/obce/567221</text:p>
          </table:table-cell>
          <table:table-cell office:value-type="string">
            <text:p>Korozluky</text:p>
          </table:table-cell>
        </table:table-row>
        <table:table-row table:style-name="ro1">
          <table:table-cell office:value-type="string">
            <text:p>http://ruian.linked.opendata.cz/resource/obce/578266</text:p>
          </table:table-cell>
          <table:table-cell office:value-type="string">
            <text:p>Koruna</text:p>
          </table:table-cell>
        </table:table-row>
        <table:table-row table:style-name="ro1">
          <table:table-cell office:value-type="string">
            <text:p>http://ruian.linked.opendata.cz/resource/obce/588601</text:p>
          </table:table-cell>
          <table:table-cell office:value-type="string">
            <text:p>Koryčany</text:p>
          </table:table-cell>
        </table:table-row>
        <table:table-row table:style-name="ro1">
          <table:table-cell office:value-type="string">
            <text:p>http://ruian.linked.opendata.cz/resource/obce/559032</text:p>
          </table:table-cell>
          <table:table-cell office:value-type="string">
            <text:p>Koryta</text:p>
          </table:table-cell>
        </table:table-row>
        <table:table-row table:style-name="ro1">
          <table:table-cell office:value-type="string">
            <text:p>http://ruian.linked.opendata.cz/resource/obce/599557</text:p>
          </table:table-cell>
          <table:table-cell office:value-type="string">
            <text:p>Koryta</text:p>
          </table:table-cell>
        </table:table-row>
        <table:table-row table:style-name="ro1">
          <table:table-cell office:value-type="string">
            <text:p>http://ruian.linked.opendata.cz/resource/obce/592285</text:p>
          </table:table-cell>
          <table:table-cell office:value-type="string">
            <text:p>Korytná</text:p>
          </table:table-cell>
        </table:table-row>
        <table:table-row table:style-name="ro1">
          <table:table-cell office:value-type="string">
            <text:p>http://ruian.linked.opendata.cz/resource/obce/507458</text:p>
          </table:table-cell>
          <table:table-cell office:value-type="string">
            <text:p>Košařiska</text:p>
          </table:table-cell>
        </table:table-row>
        <table:table-row table:style-name="ro1">
          <table:table-cell office:value-type="string">
            <text:p>http://ruian.linked.opendata.cz/resource/obce/566047</text:p>
          </table:table-cell>
          <table:table-cell office:value-type="string">
            <text:p>Košátky</text:p>
          </table:table-cell>
        </table:table-row>
        <table:table-row table:style-name="ro1">
          <table:table-cell office:value-type="string">
            <text:p>http://ruian.linked.opendata.cz/resource/obce/548171</text:p>
          </table:table-cell>
          <table:table-cell office:value-type="string">
            <text:p>Košetice</text:p>
          </table:table-cell>
        </table:table-row>
        <table:table-row table:style-name="ro1">
          <table:table-cell office:value-type="string">
            <text:p>http://ruian.linked.opendata.cz/resource/obce/570176</text:p>
          </table:table-cell>
          <table:table-cell office:value-type="string">
            <text:p>Kosice</text:p>
          </table:table-cell>
        </table:table-row>
        <table:table-row table:style-name="ro1">
          <table:table-cell office:value-type="string">
            <text:p>http://ruian.linked.opendata.cz/resource/obce/552585</text:p>
          </table:table-cell>
          <table:table-cell office:value-type="string">
            <text:p>Košice</text:p>
          </table:table-cell>
        </table:table-row>
        <table:table-row table:style-name="ro1">
          <table:table-cell office:value-type="string">
            <text:p>http://ruian.linked.opendata.cz/resource/obce/551465</text:p>
          </table:table-cell>
          <table:table-cell office:value-type="string">
            <text:p>Košice</text:p>
          </table:table-cell>
        </table:table-row>
        <table:table-row table:style-name="ro1">
          <table:table-cell office:value-type="string">
            <text:p>http://ruian.linked.opendata.cz/resource/obce/570184</text:p>
          </table:table-cell>
          <table:table-cell office:value-type="string">
            <text:p>Kosičky</text:p>
          </table:table-cell>
        </table:table-row>
        <table:table-row table:style-name="ro1">
          <table:table-cell office:value-type="string">
            <text:p>http://ruian.linked.opendata.cz/resource/obce/537349</text:p>
          </table:table-cell>
          <table:table-cell office:value-type="string">
            <text:p>Košík</text:p>
          </table:table-cell>
        </table:table-row>
        <table:table-row table:style-name="ro1">
          <table:table-cell office:value-type="string">
            <text:p>http://ruian.linked.opendata.cz/resource/obce/592307</text:p>
          </table:table-cell>
          <table:table-cell office:value-type="string">
            <text:p>Košíky</text:p>
          </table:table-cell>
        </table:table-row>
        <table:table-row table:style-name="ro1">
          <table:table-cell office:value-type="string">
            <text:p>http://ruian.linked.opendata.cz/resource/obce/562955</text:p>
          </table:table-cell>
          <table:table-cell office:value-type="string">
            <text:p>Košín</text:p>
          </table:table-cell>
        </table:table-row>
        <table:table-row table:style-name="ro1">
          <table:table-cell office:value-type="string">
            <text:p>http://ruian.linked.opendata.cz/resource/obce/570826</text:p>
          </table:table-cell>
          <table:table-cell office:value-type="string">
            <text:p>Kosmonosy</text:p>
          </table:table-cell>
        </table:table-row>
        <table:table-row table:style-name="ro1">
          <table:table-cell office:value-type="string">
            <text:p>http://ruian.linked.opendata.cz/resource/obce/539392</text:p>
          </table:table-cell>
          <table:table-cell office:value-type="string">
            <text:p>Kosoř</text:p>
          </table:table-cell>
        </table:table-row>
        <table:table-row table:style-name="ro1">
          <table:table-cell office:value-type="string">
            <text:p>http://ruian.linked.opendata.cz/resource/obce/536121</text:p>
          </table:table-cell>
          <table:table-cell office:value-type="string">
            <text:p>Kosořice</text:p>
          </table:table-cell>
        </table:table-row>
        <table:table-row table:style-name="ro1">
          <table:table-cell office:value-type="string">
            <text:p>http://ruian.linked.opendata.cz/resource/obce/574449</text:p>
          </table:table-cell>
          <table:table-cell office:value-type="string">
            <text:p>Kosořín</text:p>
          </table:table-cell>
        </table:table-row>
        <table:table-row table:style-name="ro1">
          <table:table-cell office:value-type="string">
            <text:p>http://ruian.linked.opendata.cz/resource/obce/536814</text:p>
          </table:table-cell>
          <table:table-cell office:value-type="string">
            <text:p>Kosov</text:p>
          </table:table-cell>
        </table:table-row>
        <table:table-row table:style-name="ro1">
          <table:table-cell office:value-type="string">
            <text:p>http://ruian.linked.opendata.cz/resource/obce/540498</text:p>
          </table:table-cell>
          <table:table-cell office:value-type="string">
            <text:p>Kosova Hora</text:p>
          </table:table-cell>
        </table:table-row>
        <table:table-row table:style-name="ro1">
          <table:table-cell office:value-type="string">
            <text:p>http://ruian.linked.opendata.cz/resource/obce/577235</text:p>
          </table:table-cell>
          <table:table-cell office:value-type="string">
            <text:p>Košťálov</text:p>
          </table:table-cell>
        </table:table-row>
        <table:table-row table:style-name="ro1">
          <table:table-cell office:value-type="string">
            <text:p>http://ruian.linked.opendata.cz/resource/obce/567621</text:p>
          </table:table-cell>
          <table:table-cell office:value-type="string">
            <text:p>Košťany</text:p>
          </table:table-cell>
        </table:table-row>
        <table:table-row table:style-name="ro1">
          <table:table-cell office:value-type="string">
            <text:p>http://ruian.linked.opendata.cz/resource/obce/588521</text:p>
          </table:table-cell>
          <table:table-cell office:value-type="string">
            <text:p>Kostelany</text:p>
          </table:table-cell>
        </table:table-row>
        <table:table-row table:style-name="ro1">
          <table:table-cell office:value-type="string">
            <text:p>http://ruian.linked.opendata.cz/resource/obce/592293</text:p>
          </table:table-cell>
          <table:table-cell office:value-type="string">
            <text:p>Kostelany nad Moravou</text:p>
          </table:table-cell>
        </table:table-row>
        <table:table-row table:style-name="ro1">
          <table:table-cell office:value-type="string">
            <text:p>http://ruian.linked.opendata.cz/resource/obce/503916</text:p>
          </table:table-cell>
          <table:table-cell office:value-type="string">
            <text:p>Kostelec</text:p>
          </table:table-cell>
        </table:table-row>
        <table:table-row table:style-name="ro1">
          <table:table-cell office:value-type="string">
            <text:p>http://ruian.linked.opendata.cz/resource/obce/548928</text:p>
          </table:table-cell>
          <table:table-cell office:value-type="string">
            <text:p>Kostelec</text:p>
          </table:table-cell>
        </table:table-row>
        <table:table-row table:style-name="ro1">
          <table:table-cell office:value-type="string">
            <text:p>http://ruian.linked.opendata.cz/resource/obce/586277</text:p>
          </table:table-cell>
          <table:table-cell office:value-type="string">
            <text:p>Kostelec</text:p>
          </table:table-cell>
        </table:table-row>
        <table:table-row table:style-name="ro1">
          <table:table-cell office:value-type="string">
            <text:p>http://ruian.linked.opendata.cz/resource/obce/587401</text:p>
          </table:table-cell>
          <table:table-cell office:value-type="string">
            <text:p>Kostelec</text:p>
          </table:table-cell>
        </table:table-row>
        <table:table-row table:style-name="ro1">
          <table:table-cell office:value-type="string">
            <text:p>http://ruian.linked.opendata.cz/resource/obce/589632</text:p>
          </table:table-cell>
          <table:table-cell office:value-type="string">
            <text:p>Kostelec na Hané</text:p>
          </table:table-cell>
        </table:table-row>
        <table:table-row table:style-name="ro1">
          <table:table-cell office:value-type="string">
            <text:p>http://ruian.linked.opendata.cz/resource/obce/533416</text:p>
          </table:table-cell>
          <table:table-cell office:value-type="string">
            <text:p>Kostelec nad Černými Lesy</text:p>
          </table:table-cell>
        </table:table-row>
        <table:table-row table:style-name="ro1">
          <table:table-cell office:value-type="string">
            <text:p>http://ruian.linked.opendata.cz/resource/obce/534935</text:p>
          </table:table-cell>
          <table:table-cell office:value-type="string">
            <text:p>Kostelec nad Labem</text:p>
          </table:table-cell>
        </table:table-row>
        <table:table-row table:style-name="ro1">
          <table:table-cell office:value-type="string">
            <text:p>http://ruian.linked.opendata.cz/resource/obce/576361</text:p>
          </table:table-cell>
          <table:table-cell office:value-type="string">
            <text:p>Kostelec nad Orlicí</text:p>
          </table:table-cell>
        </table:table-row>
        <table:table-row table:style-name="ro1">
          <table:table-cell office:value-type="string">
            <text:p>http://ruian.linked.opendata.cz/resource/obce/549509</text:p>
          </table:table-cell>
          <table:table-cell office:value-type="string">
            <text:p>Kostelec nad Vltavou</text:p>
          </table:table-cell>
        </table:table-row>
        <table:table-row table:style-name="ro1">
          <table:table-cell office:value-type="string">
            <text:p>http://ruian.linked.opendata.cz/resource/obce/571628</text:p>
          </table:table-cell>
          <table:table-cell office:value-type="string">
            <text:p>Kostelec u Heřmanova Městce</text:p>
          </table:table-cell>
        </table:table-row>
        <table:table-row table:style-name="ro1">
          <table:table-cell office:value-type="string">
            <text:p>http://ruian.linked.opendata.cz/resource/obce/588610</text:p>
          </table:table-cell>
          <table:table-cell office:value-type="string">
            <text:p>Kostelec u Holešova</text:p>
          </table:table-cell>
        </table:table-row>
        <table:table-row table:style-name="ro1">
          <table:table-cell office:value-type="string">
            <text:p>http://ruian.linked.opendata.cz/resource/obce/538370</text:p>
          </table:table-cell>
          <table:table-cell office:value-type="string">
            <text:p>Kostelec u Křížků</text:p>
          </table:table-cell>
        </table:table-row>
        <table:table-row table:style-name="ro1">
          <table:table-cell office:value-type="string">
            <text:p>http://ruian.linked.opendata.cz/resource/obce/576387</text:p>
          </table:table-cell>
          <table:table-cell office:value-type="string">
            <text:p>Kostelecké Horky</text:p>
          </table:table-cell>
        </table:table-row>
        <table:table-row table:style-name="ro1">
          <table:table-cell office:value-type="string">
            <text:p>http://ruian.linked.opendata.cz/resource/obce/536130</text:p>
          </table:table-cell>
          <table:table-cell office:value-type="string">
            <text:p>Kostelní Hlavno</text:p>
          </table:table-cell>
        </table:table-row>
        <table:table-row table:style-name="ro1">
          <table:table-cell office:value-type="string">
            <text:p>http://ruian.linked.opendata.cz/resource/obce/537314</text:p>
          </table:table-cell>
          <table:table-cell office:value-type="string">
            <text:p>Kostelní Lhota</text:p>
          </table:table-cell>
        </table:table-row>
        <table:table-row table:style-name="ro1">
          <table:table-cell office:value-type="string">
            <text:p>http://ruian.linked.opendata.cz/resource/obce/587419</text:p>
          </table:table-cell>
          <table:table-cell office:value-type="string">
            <text:p>Kostelní Myslová</text:p>
          </table:table-cell>
        </table:table-row>
        <table:table-row table:style-name="ro1">
          <table:table-cell office:value-type="string">
            <text:p>http://ruian.linked.opendata.cz/resource/obce/509108</text:p>
          </table:table-cell>
          <table:table-cell office:value-type="string">
            <text:p>Kostelní Radouň</text:p>
          </table:table-cell>
        </table:table-row>
        <table:table-row table:style-name="ro1">
          <table:table-cell office:value-type="string">
            <text:p>http://ruian.linked.opendata.cz/resource/obce/508357</text:p>
          </table:table-cell>
          <table:table-cell office:value-type="string">
            <text:p>Kostelní Vydří</text:p>
          </table:table-cell>
        </table:table-row>
        <table:table-row table:style-name="ro1">
          <table:table-cell office:value-type="string">
            <text:p>http://ruian.linked.opendata.cz/resource/obce/575232</text:p>
          </table:table-cell>
          <table:table-cell office:value-type="string">
            <text:p>Kostěnice</text:p>
          </table:table-cell>
        </table:table-row>
        <table:table-row table:style-name="ro1">
          <table:table-cell office:value-type="string">
            <text:p>http://ruian.linked.opendata.cz/resource/obce/584576</text:p>
          </table:table-cell>
          <table:table-cell office:value-type="string">
            <text:p>Kostice</text:p>
          </table:table-cell>
        </table:table-row>
        <table:table-row table:style-name="ro1">
          <table:table-cell office:value-type="string">
            <text:p>http://ruian.linked.opendata.cz/resource/obce/566284</text:p>
          </table:table-cell>
          <table:table-cell office:value-type="string">
            <text:p>Koštice</text:p>
          </table:table-cell>
        </table:table-row>
        <table:table-row table:style-name="ro1">
          <table:table-cell office:value-type="string">
            <text:p>http://ruian.linked.opendata.cz/resource/obce/590894</text:p>
          </table:table-cell>
          <table:table-cell office:value-type="string">
            <text:p>Kostníky</text:p>
          </table:table-cell>
        </table:table-row>
        <table:table-row table:style-name="ro1">
          <table:table-cell office:value-type="string">
            <text:p>http://ruian.linked.opendata.cz/resource/obce/529630</text:p>
          </table:table-cell>
          <table:table-cell office:value-type="string">
            <text:p>Kostomlátky</text:p>
          </table:table-cell>
        </table:table-row>
        <table:table-row table:style-name="ro1">
          <table:table-cell office:value-type="string">
            <text:p>http://ruian.linked.opendata.cz/resource/obce/537331</text:p>
          </table:table-cell>
          <table:table-cell office:value-type="string">
            <text:p>Kostomlaty nad Labem</text:p>
          </table:table-cell>
        </table:table-row>
        <table:table-row table:style-name="ro1">
          <table:table-cell office:value-type="string">
            <text:p>http://ruian.linked.opendata.cz/resource/obce/567612</text:p>
          </table:table-cell>
          <table:table-cell office:value-type="string">
            <text:p>Kostomlaty pod Milešovkou</text:p>
          </table:table-cell>
        </table:table-row>
        <table:table-row table:style-name="ro1">
          <table:table-cell office:value-type="string">
            <text:p>http://ruian.linked.opendata.cz/resource/obce/565059</text:p>
          </table:table-cell>
          <table:table-cell office:value-type="string">
            <text:p>Kostomlaty pod Řípem</text:p>
          </table:table-cell>
        </table:table-row>
        <table:table-row table:style-name="ro1">
          <table:table-cell office:value-type="string">
            <text:p>http://ruian.linked.opendata.cz/resource/obce/513555</text:p>
          </table:table-cell>
          <table:table-cell office:value-type="string">
            <text:p>Kotenčice</text:p>
          </table:table-cell>
        </table:table-row>
        <table:table-row table:style-name="ro1">
          <table:table-cell office:value-type="string">
            <text:p>http://ruian.linked.opendata.cz/resource/obce/595870</text:p>
          </table:table-cell>
          <table:table-cell office:value-type="string">
            <text:p>Kotlasy</text:p>
          </table:table-cell>
        </table:table-row>
        <table:table-row table:style-name="ro1">
          <table:table-cell office:value-type="string">
            <text:p>http://ruian.linked.opendata.cz/resource/obce/534072</text:p>
          </table:table-cell>
          <table:table-cell office:value-type="string">
            <text:p>Kotopeky</text:p>
          </table:table-cell>
        </table:table-row>
        <table:table-row table:style-name="ro1">
          <table:table-cell office:value-type="string">
            <text:p>http://ruian.linked.opendata.cz/resource/obce/540633</text:p>
          </table:table-cell>
          <table:table-cell office:value-type="string">
            <text:p>Kotovice</text:p>
          </table:table-cell>
        </table:table-row>
        <table:table-row table:style-name="ro1">
          <table:table-cell office:value-type="string">
            <text:p>http://ruian.linked.opendata.cz/resource/obce/581763</text:p>
          </table:table-cell>
          <table:table-cell office:value-type="string">
            <text:p>Kotvrdovice</text:p>
          </table:table-cell>
        </table:table-row>
        <table:table-row table:style-name="ro1">
          <table:table-cell office:value-type="string">
            <text:p>http://ruian.linked.opendata.cz/resource/obce/537357</text:p>
          </table:table-cell>
          <table:table-cell office:value-type="string">
            <text:p>Kounice</text:p>
          </table:table-cell>
        </table:table-row>
        <table:table-row table:style-name="ro1">
          <table:table-cell office:value-type="string">
            <text:p>http://ruian.linked.opendata.cz/resource/obce/541907</text:p>
          </table:table-cell>
          <table:table-cell office:value-type="string">
            <text:p>Kounov</text:p>
          </table:table-cell>
        </table:table-row>
        <table:table-row table:style-name="ro1">
          <table:table-cell office:value-type="string">
            <text:p>http://ruian.linked.opendata.cz/resource/obce/576395</text:p>
          </table:table-cell>
          <table:table-cell office:value-type="string">
            <text:p>Kounov</text:p>
          </table:table-cell>
        </table:table-row>
        <table:table-row table:style-name="ro1">
          <table:table-cell office:value-type="string">
            <text:p>http://ruian.linked.opendata.cz/resource/obce/529681</text:p>
          </table:table-cell>
          <table:table-cell office:value-type="string">
            <text:p>Koupě</text:p>
          </table:table-cell>
        </table:table-row>
        <table:table-row table:style-name="ro1">
          <table:table-cell office:value-type="string">
            <text:p>http://ruian.linked.opendata.cz/resource/obce/533424</text:p>
          </table:table-cell>
          <table:table-cell office:value-type="string">
            <text:p>Kouřim</text:p>
          </table:table-cell>
        </table:table-row>
        <table:table-row table:style-name="ro1">
          <table:table-cell office:value-type="string">
            <text:p>http://ruian.linked.opendata.cz/resource/obce/553824</text:p>
          </table:table-cell>
          <table:table-cell office:value-type="string">
            <text:p>Kout na Šumavě</text:p>
          </table:table-cell>
        </table:table-row>
        <table:table-row table:style-name="ro1">
          <table:table-cell office:value-type="string">
            <text:p>http://ruian.linked.opendata.cz/resource/obce/548189</text:p>
          </table:table-cell>
          <table:table-cell office:value-type="string">
            <text:p>Kouty</text:p>
          </table:table-cell>
        </table:table-row>
        <table:table-row table:style-name="ro1">
          <table:table-cell office:value-type="string">
            <text:p>http://ruian.linked.opendata.cz/resource/obce/534943</text:p>
          </table:table-cell>
          <table:table-cell office:value-type="string">
            <text:p>Kouty</text:p>
          </table:table-cell>
        </table:table-row>
        <table:table-row table:style-name="ro1">
          <table:table-cell office:value-type="string">
            <text:p>http://ruian.linked.opendata.cz/resource/obce/590908</text:p>
          </table:table-cell>
          <table:table-cell office:value-type="string">
            <text:p>Kouty</text:p>
          </table:table-cell>
        </table:table-row>
        <table:table-row table:style-name="ro1">
          <table:table-cell office:value-type="string">
            <text:p>http://ruian.linked.opendata.cz/resource/obce/548944</text:p>
          </table:table-cell>
          <table:table-cell office:value-type="string">
            <text:p>Kovač</text:p>
          </table:table-cell>
        </table:table-row>
        <table:table-row table:style-name="ro1">
          <table:table-cell office:value-type="string">
            <text:p>http://ruian.linked.opendata.cz/resource/obce/583227</text:p>
          </table:table-cell>
          <table:table-cell office:value-type="string">
            <text:p>Kovalovice</text:p>
          </table:table-cell>
        </table:table-row>
        <table:table-row table:style-name="ro1">
          <table:table-cell office:value-type="string">
            <text:p>http://ruian.linked.opendata.cz/resource/obce/589641</text:p>
          </table:table-cell>
          <table:table-cell office:value-type="string">
            <text:p>Koválovice-Osíčany</text:p>
          </table:table-cell>
        </table:table-row>
        <table:table-row table:style-name="ro1">
          <table:table-cell office:value-type="string">
            <text:p>http://ruian.linked.opendata.cz/resource/obce/571971</text:p>
          </table:table-cell>
          <table:table-cell office:value-type="string">
            <text:p>Kováň</text:p>
          </table:table-cell>
        </table:table-row>
        <table:table-row table:style-name="ro1">
          <table:table-cell office:value-type="string">
            <text:p>http://ruian.linked.opendata.cz/resource/obce/572012</text:p>
          </table:table-cell>
          <table:table-cell office:value-type="string">
            <text:p>Kovanec</text:p>
          </table:table-cell>
        </table:table-row>
        <table:table-row table:style-name="ro1">
          <table:table-cell office:value-type="string">
            <text:p>http://ruian.linked.opendata.cz/resource/obce/537373</text:p>
          </table:table-cell>
          <table:table-cell office:value-type="string">
            <text:p>Kovanice</text:p>
          </table:table-cell>
        </table:table-row>
        <table:table-row table:style-name="ro1">
          <table:table-cell office:value-type="string">
            <text:p>http://ruian.linked.opendata.cz/resource/obce/549517</text:p>
          </table:table-cell>
          <table:table-cell office:value-type="string">
            <text:p>Kovářov</text:p>
          </table:table-cell>
        </table:table-row>
        <table:table-row table:style-name="ro1">
          <table:table-cell office:value-type="string">
            <text:p>http://ruian.linked.opendata.cz/resource/obce/563137</text:p>
          </table:table-cell>
          <table:table-cell office:value-type="string">
            <text:p>Kovářská</text:p>
          </table:table-cell>
        </table:table-row>
        <table:table-row table:style-name="ro1">
          <table:table-cell office:value-type="string">
            <text:p>http://ruian.linked.opendata.cz/resource/obce/578177</text:p>
          </table:table-cell>
          <table:table-cell office:value-type="string">
            <text:p>Kovčín</text:p>
          </table:table-cell>
        </table:table-row>
        <table:table-row table:style-name="ro1">
          <table:table-cell office:value-type="string">
            <text:p>http://ruian.linked.opendata.cz/resource/obce/581771</text:p>
          </table:table-cell>
          <table:table-cell office:value-type="string">
            <text:p>Kozárov</text:p>
          </table:table-cell>
        </table:table-row>
        <table:table-row table:style-name="ro1">
          <table:table-cell office:value-type="string">
            <text:p>http://ruian.linked.opendata.cz/resource/obce/540536</text:p>
          </table:table-cell>
          <table:table-cell office:value-type="string">
            <text:p>Kozárovice</text:p>
          </table:table-cell>
        </table:table-row>
        <table:table-row table:style-name="ro1">
          <table:table-cell office:value-type="string">
            <text:p>http://ruian.linked.opendata.cz/resource/obce/545309</text:p>
          </table:table-cell>
          <table:table-cell office:value-type="string">
            <text:p>Kožichovice</text:p>
          </table:table-cell>
        </table:table-row>
        <table:table-row table:style-name="ro1">
          <table:table-cell office:value-type="string">
            <text:p>http://ruian.linked.opendata.cz/resource/obce/550108</text:p>
          </table:table-cell>
          <table:table-cell office:value-type="string">
            <text:p>Kozlany</text:p>
          </table:table-cell>
        </table:table-row>
        <table:table-row table:style-name="ro1">
          <table:table-cell office:value-type="string">
            <text:p>http://ruian.linked.opendata.cz/resource/obce/590916</text:p>
          </table:table-cell>
          <table:table-cell office:value-type="string">
            <text:p>Kozlany</text:p>
          </table:table-cell>
        </table:table-row>
        <table:table-row table:style-name="ro1">
          <table:table-cell office:value-type="string">
            <text:p>http://ruian.linked.opendata.cz/resource/obce/559067</text:p>
          </table:table-cell>
          <table:table-cell office:value-type="string">
            <text:p>Kožlany</text:p>
          </table:table-cell>
        </table:table-row>
        <table:table-row table:style-name="ro1">
          <table:table-cell office:value-type="string">
            <text:p>http://ruian.linked.opendata.cz/resource/obce/568902</text:p>
          </table:table-cell>
          <table:table-cell office:value-type="string">
            <text:p>Kožlí</text:p>
          </table:table-cell>
        </table:table-row>
        <table:table-row table:style-name="ro1">
          <table:table-cell office:value-type="string">
            <text:p>http://ruian.linked.opendata.cz/resource/obce/561550</text:p>
          </table:table-cell>
          <table:table-cell office:value-type="string">
            <text:p>Kožlí</text:p>
          </table:table-cell>
        </table:table-row>
        <table:table-row table:style-name="ro1">
          <table:table-cell office:value-type="string">
            <text:p>http://ruian.linked.opendata.cz/resource/obce/568899</text:p>
          </table:table-cell>
          <table:table-cell office:value-type="string">
            <text:p>Kozlov</text:p>
          </table:table-cell>
        </table:table-row>
        <table:table-row table:style-name="ro1">
          <table:table-cell office:value-type="string">
            <text:p>http://ruian.linked.opendata.cz/resource/obce/595888</text:p>
          </table:table-cell>
          <table:table-cell office:value-type="string">
            <text:p>Kozlov</text:p>
          </table:table-cell>
        </table:table-row>
        <table:table-row table:style-name="ro1">
          <table:table-cell office:value-type="string">
            <text:p>http://ruian.linked.opendata.cz/resource/obce/587427</text:p>
          </table:table-cell>
          <table:table-cell office:value-type="string">
            <text:p>Kozlov</text:p>
          </table:table-cell>
        </table:table-row>
        <table:table-row table:style-name="ro1">
          <table:table-cell office:value-type="string">
            <text:p>http://ruian.linked.opendata.cz/resource/obce/540200</text:p>
          </table:table-cell>
          <table:table-cell office:value-type="string">
            <text:p>Kozlovice</text:p>
          </table:table-cell>
        </table:table-row>
        <table:table-row table:style-name="ro1">
          <table:table-cell office:value-type="string">
            <text:p>http://ruian.linked.opendata.cz/resource/obce/598321</text:p>
          </table:table-cell>
          <table:table-cell office:value-type="string">
            <text:p>Kozlovice</text:p>
          </table:table-cell>
        </table:table-row>
        <table:table-row table:style-name="ro1">
          <table:table-cell office:value-type="string">
            <text:p>http://ruian.linked.opendata.cz/resource/obce/530557</text:p>
          </table:table-cell>
          <table:table-cell office:value-type="string">
            <text:p>Kozly</text:p>
          </table:table-cell>
        </table:table-row>
        <table:table-row table:style-name="ro1">
          <table:table-cell office:value-type="string">
            <text:p>http://ruian.linked.opendata.cz/resource/obce/546232</text:p>
          </table:table-cell>
          <table:table-cell office:value-type="string">
            <text:p>Kozly</text:p>
          </table:table-cell>
        </table:table-row>
        <table:table-row table:style-name="ro1">
          <table:table-cell office:value-type="string">
            <text:p>http://ruian.linked.opendata.cz/resource/obce/529940</text:p>
          </table:table-cell>
          <table:table-cell office:value-type="string">
            <text:p>Kozmice</text:p>
          </table:table-cell>
        </table:table-row>
        <table:table-row table:style-name="ro1">
          <table:table-cell office:value-type="string">
            <text:p>http://ruian.linked.opendata.cz/resource/obce/547182</text:p>
          </table:table-cell>
          <table:table-cell office:value-type="string">
            <text:p>Kozmice</text:p>
          </table:table-cell>
        </table:table-row>
        <table:table-row table:style-name="ro1">
          <table:table-cell office:value-type="string">
            <text:p>http://ruian.linked.opendata.cz/resource/obce/533432</text:p>
          </table:table-cell>
          <table:table-cell office:value-type="string">
            <text:p>Kozojedy</text:p>
          </table:table-cell>
        </table:table-row>
        <table:table-row table:style-name="ro1">
          <table:table-cell office:value-type="string">
            <text:p>http://ruian.linked.opendata.cz/resource/obce/559041</text:p>
          </table:table-cell>
          <table:table-cell office:value-type="string">
            <text:p>Kozojedy</text:p>
          </table:table-cell>
        </table:table-row>
        <table:table-row table:style-name="ro1">
          <table:table-cell office:value-type="string">
            <text:p>http://ruian.linked.opendata.cz/resource/obce/565385</text:p>
          </table:table-cell>
          <table:table-cell office:value-type="string">
            <text:p>Kozojedy</text:p>
          </table:table-cell>
        </table:table-row>
        <table:table-row table:style-name="ro1">
          <table:table-cell office:value-type="string">
            <text:p>http://ruian.linked.opendata.cz/resource/obce/572136</text:p>
          </table:table-cell>
          <table:table-cell office:value-type="string">
            <text:p>Kozojedy</text:p>
          </table:table-cell>
        </table:table-row>
        <table:table-row table:style-name="ro1">
          <table:table-cell office:value-type="string">
            <text:p>http://ruian.linked.opendata.cz/resource/obce/586285</text:p>
          </table:table-cell>
          <table:table-cell office:value-type="string">
            <text:p>Kozojídky</text:p>
          </table:table-cell>
        </table:table-row>
        <table:table-row table:style-name="ro1">
          <table:table-cell office:value-type="string">
            <text:p>http://ruian.linked.opendata.cz/resource/obce/559059</text:p>
          </table:table-cell>
          <table:table-cell office:value-type="string">
            <text:p>Kozolupy</text:p>
          </table:table-cell>
        </table:table-row>
        <table:table-row table:style-name="ro1">
          <table:table-cell office:value-type="string">
            <text:p>http://ruian.linked.opendata.cz/resource/obce/571792</text:p>
          </table:table-cell>
          <table:table-cell office:value-type="string">
            <text:p>Kozomín</text:p>
          </table:table-cell>
        </table:table-row>
        <table:table-row table:style-name="ro1">
          <table:table-cell office:value-type="string">
            <text:p>http://ruian.linked.opendata.cz/resource/obce/503304</text:p>
          </table:table-cell>
          <table:table-cell office:value-type="string">
            <text:p>Kožušany-Tážaly</text:p>
          </table:table-cell>
        </table:table-row>
        <table:table-row table:style-name="ro1">
          <table:table-cell office:value-type="string">
            <text:p>http://ruian.linked.opendata.cz/resource/obce/593184</text:p>
          </table:table-cell>
          <table:table-cell office:value-type="string">
            <text:p>Kožušice</text:p>
          </table:table-cell>
        </table:table-row>
        <table:table-row table:style-name="ro1">
          <table:table-cell office:value-type="string">
            <text:p>http://ruian.linked.opendata.cz/resource/obce/565067</text:p>
          </table:table-cell>
          <table:table-cell office:value-type="string">
            <text:p>Krabčice</text:p>
          </table:table-cell>
        </table:table-row>
        <table:table-row table:style-name="ro1">
          <table:table-cell office:value-type="string">
            <text:p>http://ruian.linked.opendata.cz/resource/obce/548618</text:p>
          </table:table-cell>
          <table:table-cell office:value-type="string">
            <text:p>Kraborovice</text:p>
          </table:table-cell>
        </table:table-row>
        <table:table-row table:style-name="ro1">
          <table:table-cell office:value-type="string">
            <text:p>http://ruian.linked.opendata.cz/resource/obce/587435</text:p>
          </table:table-cell>
          <table:table-cell office:value-type="string">
            <text:p>Krahulčí</text:p>
          </table:table-cell>
        </table:table-row>
        <table:table-row table:style-name="ro1">
          <table:table-cell office:value-type="string">
            <text:p>http://ruian.linked.opendata.cz/resource/obce/550710</text:p>
          </table:table-cell>
          <table:table-cell office:value-type="string">
            <text:p>Krahulov</text:p>
          </table:table-cell>
        </table:table-row>
        <table:table-row table:style-name="ro1">
          <table:table-cell office:value-type="string">
            <text:p>http://ruian.linked.opendata.cz/resource/obce/560456</text:p>
          </table:table-cell>
          <table:table-cell office:value-type="string">
            <text:p>Krajková</text:p>
          </table:table-cell>
        </table:table-row>
        <table:table-row table:style-name="ro1">
          <table:table-cell office:value-type="string">
            <text:p>http://ruian.linked.opendata.cz/resource/obce/536342</text:p>
          </table:table-cell>
          <table:table-cell office:value-type="string">
            <text:p>Krajníčko</text:p>
          </table:table-cell>
        </table:table-row>
        <table:table-row table:style-name="ro1">
          <table:table-cell office:value-type="string">
            <text:p>http://ruian.linked.opendata.cz/resource/obce/565351</text:p>
          </table:table-cell>
          <table:table-cell office:value-type="string">
            <text:p>Krakov</text:p>
          </table:table-cell>
        </table:table-row>
        <table:table-row table:style-name="ro1">
          <table:table-cell office:value-type="string">
            <text:p>http://ruian.linked.opendata.cz/resource/obce/533441</text:p>
          </table:table-cell>
          <table:table-cell office:value-type="string">
            <text:p>Krakovany</text:p>
          </table:table-cell>
        </table:table-row>
        <table:table-row table:style-name="ro1">
          <table:table-cell office:value-type="string">
            <text:p>http://ruian.linked.opendata.cz/resource/obce/565369</text:p>
          </table:table-cell>
          <table:table-cell office:value-type="string">
            <text:p>Krakovec</text:p>
          </table:table-cell>
        </table:table-row>
        <table:table-row table:style-name="ro1">
          <table:table-cell office:value-type="string">
            <text:p>http://ruian.linked.opendata.cz/resource/obce/589659</text:p>
          </table:table-cell>
          <table:table-cell office:value-type="string">
            <text:p>Kralice na Hané</text:p>
          </table:table-cell>
        </table:table-row>
        <table:table-row table:style-name="ro1">
          <table:table-cell office:value-type="string">
            <text:p>http://ruian.linked.opendata.cz/resource/obce/590941</text:p>
          </table:table-cell>
          <table:table-cell office:value-type="string">
            <text:p>Kralice nad Oslavou</text:p>
          </table:table-cell>
        </table:table-row>
        <table:table-row table:style-name="ro1">
          <table:table-cell office:value-type="string">
            <text:p>http://ruian.linked.opendata.cz/resource/obce/570192</text:p>
          </table:table-cell>
          <table:table-cell office:value-type="string">
            <text:p>Králíky</text:p>
          </table:table-cell>
        </table:table-row>
        <table:table-row table:style-name="ro1">
          <table:table-cell office:value-type="string">
            <text:p>http://ruian.linked.opendata.cz/resource/obce/580481</text:p>
          </table:table-cell>
          <table:table-cell office:value-type="string">
            <text:p>Králíky</text:p>
          </table:table-cell>
        </table:table-row>
        <table:table-row table:style-name="ro1">
          <table:table-cell office:value-type="string">
            <text:p>http://ruian.linked.opendata.cz/resource/obce/549525</text:p>
          </table:table-cell>
          <table:table-cell office:value-type="string">
            <text:p>Králova Lhota</text:p>
          </table:table-cell>
        </table:table-row>
        <table:table-row table:style-name="ro1">
          <table:table-cell office:value-type="string">
            <text:p>http://ruian.linked.opendata.cz/resource/obce/576409</text:p>
          </table:table-cell>
          <table:table-cell office:value-type="string">
            <text:p>Králova Lhota</text:p>
          </table:table-cell>
        </table:table-row>
        <table:table-row table:style-name="ro1">
          <table:table-cell office:value-type="string">
            <text:p>http://ruian.linked.opendata.cz/resource/obce/530808</text:p>
          </table:table-cell>
          <table:table-cell office:value-type="string">
            <text:p>Královec</text:p>
          </table:table-cell>
        </table:table-row>
        <table:table-row table:style-name="ro1">
          <table:table-cell office:value-type="string">
            <text:p>http://ruian.linked.opendata.cz/resource/obce/559075</text:p>
          </table:table-cell>
          <table:table-cell office:value-type="string">
            <text:p>Kralovice</text:p>
          </table:table-cell>
        </table:table-row>
        <table:table-row table:style-name="ro1">
          <table:table-cell office:value-type="string">
            <text:p>http://ruian.linked.opendata.cz/resource/obce/535109</text:p>
          </table:table-cell>
          <table:table-cell office:value-type="string">
            <text:p>Královice</text:p>
          </table:table-cell>
        </table:table-row>
        <table:table-row table:style-name="ro1">
          <table:table-cell office:value-type="string">
            <text:p>http://ruian.linked.opendata.cz/resource/obce/560464</text:p>
          </table:table-cell>
          <table:table-cell office:value-type="string">
            <text:p>Královské Poříčí</text:p>
          </table:table-cell>
        </table:table-row>
        <table:table-row table:style-name="ro1">
          <table:table-cell office:value-type="string">
            <text:p>http://ruian.linked.opendata.cz/resource/obce/534951</text:p>
          </table:table-cell>
          <table:table-cell office:value-type="string">
            <text:p>Kralupy nad Vltavou</text:p>
          </table:table-cell>
        </table:table-row>
        <table:table-row table:style-name="ro1">
          <table:table-cell office:value-type="string">
            <text:p>http://ruian.linked.opendata.cz/resource/obce/533203</text:p>
          </table:table-cell>
          <table:table-cell office:value-type="string">
            <text:p>Králův Dvůr</text:p>
          </table:table-cell>
        </table:table-row>
        <table:table-row table:style-name="ro1">
          <table:table-cell office:value-type="string">
            <text:p>http://ruian.linked.opendata.cz/resource/obce/557943</text:p>
          </table:table-cell>
          <table:table-cell office:value-type="string">
            <text:p>Kramolín</text:p>
          </table:table-cell>
        </table:table-row>
        <table:table-row table:style-name="ro1">
          <table:table-cell office:value-type="string">
            <text:p>http://ruian.linked.opendata.cz/resource/obce/590959</text:p>
          </table:table-cell>
          <table:table-cell office:value-type="string">
            <text:p>Kramolín</text:p>
          </table:table-cell>
        </table:table-row>
        <table:table-row table:style-name="ro1">
          <table:table-cell office:value-type="string">
            <text:p>http://ruian.linked.opendata.cz/resource/obce/574546</text:p>
          </table:table-cell>
          <table:table-cell office:value-type="string">
            <text:p>Kramolna</text:p>
          </table:table-cell>
        </table:table-row>
        <table:table-row table:style-name="ro1">
          <table:table-cell office:value-type="string">
            <text:p>http://ruian.linked.opendata.cz/resource/obce/551261</text:p>
          </table:table-cell>
          <table:table-cell office:value-type="string">
            <text:p>Kraselov</text:p>
          </table:table-cell>
        </table:table-row>
        <table:table-row table:style-name="ro1">
          <table:table-cell office:value-type="string">
            <text:p>http://ruian.linked.opendata.cz/resource/obce/593192</text:p>
          </table:table-cell>
          <table:table-cell office:value-type="string">
            <text:p>Krásensko</text:p>
          </table:table-cell>
        </table:table-row>
        <table:table-row table:style-name="ro1">
          <table:table-cell office:value-type="string">
            <text:p>http://ruian.linked.opendata.cz/resource/obce/580490</text:p>
          </table:table-cell>
          <table:table-cell office:value-type="string">
            <text:p>Krasíkov</text:p>
          </table:table-cell>
        </table:table-row>
        <table:table-row table:style-name="ro1">
          <table:table-cell office:value-type="string">
            <text:p>http://ruian.linked.opendata.cz/resource/obce/561371</text:p>
          </table:table-cell>
          <table:table-cell office:value-type="string">
            <text:p>Krasíkovice</text:p>
          </table:table-cell>
        </table:table-row>
        <table:table-row table:style-name="ro1">
          <table:table-cell office:value-type="string">
            <text:p>http://ruian.linked.opendata.cz/resource/obce/560472</text:p>
          </table:table-cell>
          <table:table-cell office:value-type="string">
            <text:p>Kraslice</text:p>
          </table:table-cell>
        </table:table-row>
        <table:table-row table:style-name="ro1">
          <table:table-cell office:value-type="string">
            <text:p>http://ruian.linked.opendata.cz/resource/obce/536806</text:p>
          </table:table-cell>
          <table:table-cell office:value-type="string">
            <text:p>Krašlovice</text:p>
          </table:table-cell>
        </table:table-row>
        <table:table-row table:style-name="ro1">
          <table:table-cell office:value-type="string">
            <text:p>http://ruian.linked.opendata.cz/resource/obce/538795</text:p>
          </table:table-cell>
          <table:table-cell office:value-type="string">
            <text:p>Krásná</text:p>
          </table:table-cell>
        </table:table-row>
        <table:table-row table:style-name="ro1">
          <table:table-cell office:value-type="string">
            <text:p>http://ruian.linked.opendata.cz/resource/obce/549673</text:p>
          </table:table-cell>
          <table:table-cell office:value-type="string">
            <text:p>Krásná</text:p>
          </table:table-cell>
        </table:table-row>
        <table:table-row table:style-name="ro1">
          <table:table-cell office:value-type="string">
            <text:p>http://ruian.linked.opendata.cz/resource/obce/568929</text:p>
          </table:table-cell>
          <table:table-cell office:value-type="string">
            <text:p>Krásná Hora</text:p>
          </table:table-cell>
        </table:table-row>
        <table:table-row table:style-name="ro1">
          <table:table-cell office:value-type="string">
            <text:p>http://ruian.linked.opendata.cz/resource/obce/540552</text:p>
          </table:table-cell>
          <table:table-cell office:value-type="string">
            <text:p>Krásná Hora nad Vltavou</text:p>
          </table:table-cell>
        </table:table-row>
        <table:table-row table:style-name="ro1">
          <table:table-cell office:value-type="string">
            <text:p>http://ruian.linked.opendata.cz/resource/obce/562611</text:p>
          </table:table-cell>
          <table:table-cell office:value-type="string">
            <text:p>Krásná Lípa</text:p>
          </table:table-cell>
        </table:table-row>
        <table:table-row table:style-name="ro1">
          <table:table-cell office:value-type="string">
            <text:p>http://ruian.linked.opendata.cz/resource/obce/536164</text:p>
          </table:table-cell>
          <table:table-cell office:value-type="string">
            <text:p>Krásná Ves</text:p>
          </table:table-cell>
        </table:table-row>
        <table:table-row table:style-name="ro1">
          <table:table-cell office:value-type="string">
            <text:p>http://ruian.linked.opendata.cz/resource/obce/571652</text:p>
          </table:table-cell>
          <table:table-cell office:value-type="string">
            <text:p>Krásné</text:p>
          </table:table-cell>
        </table:table-row>
        <table:table-row table:style-name="ro1">
          <table:table-cell office:value-type="string">
            <text:p>http://ruian.linked.opendata.cz/resource/obce/595896</text:p>
          </table:table-cell>
          <table:table-cell office:value-type="string">
            <text:p>Krásné</text:p>
          </table:table-cell>
        </table:table-row>
        <table:table-row table:style-name="ro1">
          <table:table-cell office:value-type="string">
            <text:p>http://ruian.linked.opendata.cz/resource/obce/555304</text:p>
          </table:table-cell>
          <table:table-cell office:value-type="string">
            <text:p>Krásné Údolí</text:p>
          </table:table-cell>
        </table:table-row>
        <table:table-row table:style-name="ro1">
          <table:table-cell office:value-type="string">
            <text:p>http://ruian.linked.opendata.cz/resource/obce/595900</text:p>
          </table:table-cell>
          <table:table-cell office:value-type="string">
            <text:p>Krásněves</text:p>
          </table:table-cell>
        </table:table-row>
        <table:table-row table:style-name="ro1">
          <table:table-cell office:value-type="string">
            <text:p>http://ruian.linked.opendata.cz/resource/obce/538337</text:p>
          </table:table-cell>
          <table:table-cell office:value-type="string">
            <text:p>Krásno</text:p>
          </table:table-cell>
        </table:table-row>
        <table:table-row table:style-name="ro1">
          <table:table-cell office:value-type="string">
            <text:p>http://ruian.linked.opendata.cz/resource/obce/566306</text:p>
          </table:table-cell>
          <table:table-cell office:value-type="string">
            <text:p>Krásný Dvůr</text:p>
          </table:table-cell>
        </table:table-row>
        <table:table-row table:style-name="ro1">
          <table:table-cell office:value-type="string">
            <text:p>http://ruian.linked.opendata.cz/resource/obce/564168</text:p>
          </table:table-cell>
          <table:table-cell office:value-type="string">
            <text:p>Krásný Les</text:p>
          </table:table-cell>
        </table:table-row>
        <table:table-row table:style-name="ro1">
          <table:table-cell office:value-type="string">
            <text:p>http://ruian.linked.opendata.cz/resource/obce/578045</text:p>
          </table:table-cell>
          <table:table-cell office:value-type="string">
            <text:p>Krásný Les</text:p>
          </table:table-cell>
        </table:table-row>
        <table:table-row table:style-name="ro1">
          <table:table-cell office:value-type="string">
            <text:p>http://ruian.linked.opendata.cz/resource/obce/587443</text:p>
          </table:table-cell>
          <table:table-cell office:value-type="string">
            <text:p>Krasonice</text:p>
          </table:table-cell>
        </table:table-row>
        <table:table-row table:style-name="ro1">
          <table:table-cell office:value-type="string">
            <text:p>http://ruian.linked.opendata.cz/resource/obce/597511</text:p>
          </table:table-cell>
          <table:table-cell office:value-type="string">
            <text:p>Krasov</text:p>
          </table:table-cell>
        </table:table-row>
        <table:table-row table:style-name="ro1">
          <table:table-cell office:value-type="string">
            <text:p>http://ruian.linked.opendata.cz/resource/obce/581780</text:p>
          </table:table-cell>
          <table:table-cell office:value-type="string">
            <text:p>Krasová</text:p>
          </table:table-cell>
        </table:table-row>
        <table:table-row table:style-name="ro1">
          <table:table-cell office:value-type="string">
            <text:p>http://ruian.linked.opendata.cz/resource/obce/559083</text:p>
          </table:table-cell>
          <table:table-cell office:value-type="string">
            <text:p>Krašovice</text:p>
          </table:table-cell>
        </table:table-row>
        <table:table-row table:style-name="ro1">
          <table:table-cell office:value-type="string">
            <text:p>http://ruian.linked.opendata.cz/resource/obce/568937</text:p>
          </table:table-cell>
          <table:table-cell office:value-type="string">
            <text:p>Krátká Ves</text:p>
          </table:table-cell>
        </table:table-row>
        <table:table-row table:style-name="ro1">
          <table:table-cell office:value-type="string">
            <text:p>http://ruian.linked.opendata.cz/resource/obce/583235</text:p>
          </table:table-cell>
          <table:table-cell office:value-type="string">
            <text:p>Kratochvilka</text:p>
          </table:table-cell>
        </table:table-row>
        <table:table-row table:style-name="ro1">
          <table:table-cell office:value-type="string">
            <text:p>http://ruian.linked.opendata.cz/resource/obce/570206</text:p>
          </table:table-cell>
          <table:table-cell office:value-type="string">
            <text:p>Kratonohy</text:p>
          </table:table-cell>
        </table:table-row>
        <table:table-row table:style-name="ro1">
          <table:table-cell office:value-type="string">
            <text:p>http://ruian.linked.opendata.cz/resource/obce/560634</text:p>
          </table:table-cell>
          <table:table-cell office:value-type="string">
            <text:p>Krátošice</text:p>
          </table:table-cell>
        </table:table-row>
        <table:table-row table:style-name="ro1">
          <table:table-cell office:value-type="string">
            <text:p>http://ruian.linked.opendata.cz/resource/obce/537136</text:p>
          </table:table-cell>
          <table:table-cell office:value-type="string">
            <text:p>Kratušín</text:p>
          </table:table-cell>
        </table:table-row>
        <table:table-row table:style-name="ro1">
          <table:table-cell office:value-type="string">
            <text:p>http://ruian.linked.opendata.cz/resource/obce/507580</text:p>
          </table:table-cell>
          <table:table-cell office:value-type="string">
            <text:p>Kravaře</text:p>
          </table:table-cell>
        </table:table-row>
        <table:table-row table:style-name="ro1">
          <table:table-cell office:value-type="string">
            <text:p>http://ruian.linked.opendata.cz/resource/obce/561720</text:p>
          </table:table-cell>
          <table:table-cell office:value-type="string">
            <text:p>Kravaře</text:p>
          </table:table-cell>
        </table:table-row>
        <table:table-row table:style-name="ro1">
          <table:table-cell office:value-type="string">
            <text:p>http://ruian.linked.opendata.cz/resource/obce/594261</text:p>
          </table:table-cell>
          <table:table-cell office:value-type="string">
            <text:p>Kravsko</text:p>
          </table:table-cell>
        </table:table-row>
        <table:table-row table:style-name="ro1">
          <table:table-cell office:value-type="string">
            <text:p>http://ruian.linked.opendata.cz/resource/obce/569372</text:p>
          </table:table-cell>
          <table:table-cell office:value-type="string">
            <text:p>Krchleby</text:p>
          </table:table-cell>
        </table:table-row>
        <table:table-row table:style-name="ro1">
          <table:table-cell office:value-type="string">
            <text:p>http://ruian.linked.opendata.cz/resource/obce/534153</text:p>
          </table:table-cell>
          <table:table-cell office:value-type="string">
            <text:p>Krchleby</text:p>
          </table:table-cell>
        </table:table-row>
        <table:table-row table:style-name="ro1">
          <table:table-cell office:value-type="string">
            <text:p>http://ruian.linked.opendata.cz/resource/obce/548685</text:p>
          </table:table-cell>
          <table:table-cell office:value-type="string">
            <text:p>Krchleby</text:p>
          </table:table-cell>
        </table:table-row>
        <table:table-row table:style-name="ro1">
          <table:table-cell office:value-type="string">
            <text:p>http://ruian.linked.opendata.cz/resource/obce/537390</text:p>
          </table:table-cell>
          <table:table-cell office:value-type="string">
            <text:p>Krchleby</text:p>
          </table:table-cell>
        </table:table-row>
        <table:table-row table:style-name="ro1">
          <table:table-cell office:value-type="string">
            <text:p>http://ruian.linked.opendata.cz/resource/obce/552437</text:p>
          </table:table-cell>
          <table:table-cell office:value-type="string">
            <text:p>Krčmaň</text:p>
          </table:table-cell>
        </table:table-row>
        <table:table-row table:style-name="ro1">
          <table:table-cell office:value-type="string">
            <text:p>http://ruian.linked.opendata.cz/resource/obce/548201</text:p>
          </table:table-cell>
          <table:table-cell office:value-type="string">
            <text:p>Křeč</text:p>
          </table:table-cell>
        </table:table-row>
        <table:table-row table:style-name="ro1">
          <table:table-cell office:value-type="string">
            <text:p>http://ruian.linked.opendata.cz/resource/obce/533467</text:p>
          </table:table-cell>
          <table:table-cell office:value-type="string">
            <text:p>Křečhoř</text:p>
          </table:table-cell>
        </table:table-row>
        <table:table-row table:style-name="ro1">
          <table:table-cell office:value-type="string">
            <text:p>http://ruian.linked.opendata.cz/resource/obce/537403</text:p>
          </table:table-cell>
          <table:table-cell office:value-type="string">
            <text:p>Křečkov</text:p>
          </table:table-cell>
        </table:table-row>
        <table:table-row table:style-name="ro1">
          <table:table-cell office:value-type="string">
            <text:p>http://ruian.linked.opendata.cz/resource/obce/529991</text:p>
          </table:table-cell>
          <table:table-cell office:value-type="string">
            <text:p>Křečovice</text:p>
          </table:table-cell>
        </table:table-row>
        <table:table-row table:style-name="ro1">
          <table:table-cell office:value-type="string">
            <text:p>http://ruian.linked.opendata.cz/resource/obce/536954</text:p>
          </table:table-cell>
          <table:table-cell office:value-type="string">
            <text:p>Krejnice</text:p>
          </table:table-cell>
        </table:table-row>
        <table:table-row table:style-name="ro1">
          <table:table-cell office:value-type="string">
            <text:p>http://ruian.linked.opendata.cz/resource/obce/586960</text:p>
          </table:table-cell>
          <table:table-cell office:value-type="string">
            <text:p>Křekov</text:p>
          </table:table-cell>
        </table:table-row>
        <table:table-row table:style-name="ro1">
          <table:table-cell office:value-type="string">
            <text:p>http://ruian.linked.opendata.cz/resource/obce/554901</text:p>
          </table:table-cell>
          <table:table-cell office:value-type="string">
            <text:p>Křelov-Břuchotín</text:p>
          </table:table-cell>
        </table:table-row>
        <table:table-row table:style-name="ro1">
          <table:table-cell office:value-type="string">
            <text:p>http://ruian.linked.opendata.cz/resource/obce/559105</text:p>
          </table:table-cell>
          <table:table-cell office:value-type="string">
            <text:p>Křelovice</text:p>
          </table:table-cell>
        </table:table-row>
        <table:table-row table:style-name="ro1">
          <table:table-cell office:value-type="string">
            <text:p>http://ruian.linked.opendata.cz/resource/obce/548219</text:p>
          </table:table-cell>
          <table:table-cell office:value-type="string">
            <text:p>Křelovice</text:p>
          </table:table-cell>
        </table:table-row>
        <table:table-row table:style-name="ro1">
          <table:table-cell office:value-type="string">
            <text:p>http://ruian.linked.opendata.cz/resource/obce/545571</text:p>
          </table:table-cell>
          <table:table-cell office:value-type="string">
            <text:p>Křemže</text:p>
          </table:table-cell>
        </table:table-row>
        <table:table-row table:style-name="ro1">
          <table:table-cell office:value-type="string">
            <text:p>http://ruian.linked.opendata.cz/resource/obce/534960</text:p>
          </table:table-cell>
          <table:table-cell office:value-type="string">
            <text:p>Křenek</text:p>
          </table:table-cell>
        </table:table-row>
        <table:table-row table:style-name="ro1">
          <table:table-cell office:value-type="string">
            <text:p>http://ruian.linked.opendata.cz/resource/obce/556505</text:p>
          </table:table-cell>
          <table:table-cell office:value-type="string">
            <text:p>Křenice</text:p>
          </table:table-cell>
        </table:table-row>
        <table:table-row table:style-name="ro1">
          <table:table-cell office:value-type="string">
            <text:p>http://ruian.linked.opendata.cz/resource/obce/564991</text:p>
          </table:table-cell>
          <table:table-cell office:value-type="string">
            <text:p>Křenice</text:p>
          </table:table-cell>
        </table:table-row>
        <table:table-row table:style-name="ro1">
          <table:table-cell office:value-type="string">
            <text:p>http://ruian.linked.opendata.cz/resource/obce/578274</text:p>
          </table:table-cell>
          <table:table-cell office:value-type="string">
            <text:p>Křenov</text:p>
          </table:table-cell>
        </table:table-row>
        <table:table-row table:style-name="ro1">
          <table:table-cell office:value-type="string">
            <text:p>http://ruian.linked.opendata.cz/resource/obce/562181</text:p>
          </table:table-cell>
          <table:table-cell office:value-type="string">
            <text:p>Křenovice</text:p>
          </table:table-cell>
        </table:table-row>
        <table:table-row table:style-name="ro1">
          <table:table-cell office:value-type="string">
            <text:p>http://ruian.linked.opendata.cz/resource/obce/569143</text:p>
          </table:table-cell>
          <table:table-cell office:value-type="string">
            <text:p>Křenovice</text:p>
          </table:table-cell>
        </table:table-row>
        <table:table-row table:style-name="ro1">
          <table:table-cell office:value-type="string">
            <text:p>http://ruian.linked.opendata.cz/resource/obce/593214</text:p>
          </table:table-cell>
          <table:table-cell office:value-type="string">
            <text:p>Křenovice</text:p>
          </table:table-cell>
        </table:table-row>
        <table:table-row table:style-name="ro1">
          <table:table-cell office:value-type="string">
            <text:p>http://ruian.linked.opendata.cz/resource/obce/553832</text:p>
          </table:table-cell>
          <table:table-cell office:value-type="string">
            <text:p>Křenovy</text:p>
          </table:table-cell>
        </table:table-row>
        <table:table-row table:style-name="ro1">
          <table:table-cell office:value-type="string">
            <text:p>http://ruian.linked.opendata.cz/resource/obce/540579</text:p>
          </table:table-cell>
          <table:table-cell office:value-type="string">
            <text:p>Křepenice</text:p>
          </table:table-cell>
        </table:table-row>
        <table:table-row table:style-name="ro1">
          <table:table-cell office:value-type="string">
            <text:p>http://ruian.linked.opendata.cz/resource/obce/584592</text:p>
          </table:table-cell>
          <table:table-cell office:value-type="string">
            <text:p>Křepice</text:p>
          </table:table-cell>
        </table:table-row>
        <table:table-row table:style-name="ro1">
          <table:table-cell office:value-type="string">
            <text:p>http://ruian.linked.opendata.cz/resource/obce/594288</text:p>
          </table:table-cell>
          <table:table-cell office:value-type="string">
            <text:p>Křepice</text:p>
          </table:table-cell>
        </table:table-row>
        <table:table-row table:style-name="ro1">
          <table:table-cell office:value-type="string">
            <text:p>http://ruian.linked.opendata.cz/resource/obce/534161</text:p>
          </table:table-cell>
          <table:table-cell office:value-type="string">
            <text:p>Křesetice</text:p>
          </table:table-cell>
        </table:table-row>
        <table:table-row table:style-name="ro1">
          <table:table-cell office:value-type="string">
            <text:p>http://ruian.linked.opendata.cz/resource/obce/565083</text:p>
          </table:table-cell>
          <table:table-cell office:value-type="string">
            <text:p>Křešice</text:p>
          </table:table-cell>
        </table:table-row>
        <table:table-row table:style-name="ro1">
          <table:table-cell office:value-type="string">
            <text:p>http://ruian.linked.opendata.cz/resource/obce/565075</text:p>
          </table:table-cell>
          <table:table-cell office:value-type="string">
            <text:p>Křesín</text:p>
          </table:table-cell>
        </table:table-row>
        <table:table-row table:style-name="ro1">
          <table:table-cell office:value-type="string">
            <text:p>http://ruian.linked.opendata.cz/resource/obce/540587</text:p>
          </table:table-cell>
          <table:table-cell office:value-type="string">
            <text:p>Křešín</text:p>
          </table:table-cell>
        </table:table-row>
        <table:table-row table:style-name="ro1">
          <table:table-cell office:value-type="string">
            <text:p>http://ruian.linked.opendata.cz/resource/obce/548227</text:p>
          </table:table-cell>
          <table:table-cell office:value-type="string">
            <text:p>Křešín</text:p>
          </table:table-cell>
        </table:table-row>
        <table:table-row table:style-name="ro1">
          <table:table-cell office:value-type="string">
            <text:p>http://ruian.linked.opendata.cz/resource/obce/581801</text:p>
          </table:table-cell>
          <table:table-cell office:value-type="string">
            <text:p>Křetín</text:p>
          </table:table-cell>
        </table:table-row>
        <table:table-row table:style-name="ro1">
          <table:table-cell office:value-type="string">
            <text:p>http://ruian.linked.opendata.cz/resource/obce/529958</text:p>
          </table:table-cell>
          <table:table-cell office:value-type="string">
            <text:p>Krhanice</text:p>
          </table:table-cell>
        </table:table-row>
        <table:table-row table:style-name="ro1">
          <table:table-cell office:value-type="string">
            <text:p>http://ruian.linked.opendata.cz/resource/obce/581798</text:p>
          </table:table-cell>
          <table:table-cell office:value-type="string">
            <text:p>Krhov</text:p>
          </table:table-cell>
        </table:table-row>
        <table:table-row table:style-name="ro1">
          <table:table-cell office:value-type="string">
            <text:p>http://ruian.linked.opendata.cz/resource/obce/590967</text:p>
          </table:table-cell>
          <table:table-cell office:value-type="string">
            <text:p>Krhov</text:p>
          </table:table-cell>
        </table:table-row>
        <table:table-row table:style-name="ro1">
          <table:table-cell office:value-type="string">
            <text:p>http://ruian.linked.opendata.cz/resource/obce/500062</text:p>
          </table:table-cell>
          <table:table-cell office:value-type="string">
            <text:p>Krhová</text:p>
          </table:table-cell>
        </table:table-row>
        <table:table-row table:style-name="ro1">
          <table:table-cell office:value-type="string">
            <text:p>http://ruian.linked.opendata.cz/resource/obce/594270</text:p>
          </table:table-cell>
          <table:table-cell office:value-type="string">
            <text:p>Krhovice</text:p>
          </table:table-cell>
        </table:table-row>
        <table:table-row table:style-name="ro1">
          <table:table-cell office:value-type="string">
            <text:p>http://ruian.linked.opendata.cz/resource/obce/572861</text:p>
          </table:table-cell>
          <table:table-cell office:value-type="string">
            <text:p>Křičeň</text:p>
          </table:table-cell>
        </table:table-row>
        <table:table-row table:style-name="ro1">
          <table:table-cell office:value-type="string">
            <text:p>http://ruian.linked.opendata.cz/resource/obce/587842</text:p>
          </table:table-cell>
          <table:table-cell office:value-type="string">
            <text:p>Křídla</text:p>
          </table:table-cell>
        </table:table-row>
        <table:table-row table:style-name="ro1">
          <table:table-cell office:value-type="string">
            <text:p>http://ruian.linked.opendata.cz/resource/obce/550086</text:p>
          </table:table-cell>
          <table:table-cell office:value-type="string">
            <text:p>Křídlůvky</text:p>
          </table:table-cell>
        </table:table-row>
        <table:table-row table:style-name="ro1">
          <table:table-cell office:value-type="string">
            <text:p>http://ruian.linked.opendata.cz/resource/obce/563161</text:p>
          </table:table-cell>
          <table:table-cell office:value-type="string">
            <text:p>Křimov</text:p>
          </table:table-cell>
        </table:table-row>
        <table:table-row table:style-name="ro1">
          <table:table-cell office:value-type="string">
            <text:p>http://ruian.linked.opendata.cz/resource/obce/537411</text:p>
          </table:table-cell>
          <table:table-cell office:value-type="string">
            <text:p>Křinec</text:p>
          </table:table-cell>
        </table:table-row>
        <table:table-row table:style-name="ro1">
          <table:table-cell office:value-type="string">
            <text:p>http://ruian.linked.opendata.cz/resource/obce/574171</text:p>
          </table:table-cell>
          <table:table-cell office:value-type="string">
            <text:p>Křinice</text:p>
          </table:table-cell>
        </table:table-row>
        <table:table-row table:style-name="ro1">
          <table:table-cell office:value-type="string">
            <text:p>http://ruian.linked.opendata.cz/resource/obce/561673</text:p>
          </table:table-cell>
          <table:table-cell office:value-type="string">
            <text:p>Křišťanov</text:p>
          </table:table-cell>
        </table:table-row>
        <table:table-row table:style-name="ro1">
          <table:table-cell office:value-type="string">
            <text:p>http://ruian.linked.opendata.cz/resource/obce/597538</text:p>
          </table:table-cell>
          <table:table-cell office:value-type="string">
            <text:p>Křišťanovice</text:p>
          </table:table-cell>
        </table:table-row>
        <table:table-row table:style-name="ro1">
          <table:table-cell office:value-type="string">
            <text:p>http://ruian.linked.opendata.cz/resource/obce/541982</text:p>
          </table:table-cell>
          <table:table-cell office:value-type="string">
            <text:p>Křivoklát</text:p>
          </table:table-cell>
        </table:table-row>
        <table:table-row table:style-name="ro1">
          <table:table-cell office:value-type="string">
            <text:p>http://ruian.linked.opendata.cz/resource/obce/530000</text:p>
          </table:table-cell>
          <table:table-cell office:value-type="string">
            <text:p>Křivsoudov</text:p>
          </table:table-cell>
        </table:table-row>
        <table:table-row table:style-name="ro1">
          <table:table-cell office:value-type="string">
            <text:p>http://ruian.linked.opendata.cz/resource/obce/595918</text:p>
          </table:table-cell>
          <table:table-cell office:value-type="string">
            <text:p>Křižánky</text:p>
          </table:table-cell>
        </table:table-row>
        <table:table-row table:style-name="ro1">
          <table:table-cell office:value-type="string">
            <text:p>http://ruian.linked.opendata.cz/resource/obce/509752</text:p>
          </table:table-cell>
          <table:table-cell office:value-type="string">
            <text:p>Křižanov</text:p>
          </table:table-cell>
        </table:table-row>
        <table:table-row table:style-name="ro1">
          <table:table-cell office:value-type="string">
            <text:p>http://ruian.linked.opendata.cz/resource/obce/595926</text:p>
          </table:table-cell>
          <table:table-cell office:value-type="string">
            <text:p>Křižanov</text:p>
          </table:table-cell>
        </table:table-row>
        <table:table-row table:style-name="ro1">
          <table:table-cell office:value-type="string">
            <text:p>http://ruian.linked.opendata.cz/resource/obce/547824</text:p>
          </table:table-cell>
          <table:table-cell office:value-type="string">
            <text:p>Křižanovice</text:p>
          </table:table-cell>
        </table:table-row>
        <table:table-row table:style-name="ro1">
          <table:table-cell office:value-type="string">
            <text:p>http://ruian.linked.opendata.cz/resource/obce/593222</text:p>
          </table:table-cell>
          <table:table-cell office:value-type="string">
            <text:p>Křižanovice</text:p>
          </table:table-cell>
        </table:table-row>
        <table:table-row table:style-name="ro1">
          <table:table-cell office:value-type="string">
            <text:p>http://ruian.linked.opendata.cz/resource/obce/593231</text:p>
          </table:table-cell>
          <table:table-cell office:value-type="string">
            <text:p>Křižanovice u Vyškova</text:p>
          </table:table-cell>
        </table:table-row>
        <table:table-row table:style-name="ro1">
          <table:table-cell office:value-type="string">
            <text:p>http://ruian.linked.opendata.cz/resource/obce/564184</text:p>
          </table:table-cell>
          <table:table-cell office:value-type="string">
            <text:p>Křižany</text:p>
          </table:table-cell>
        </table:table-row>
        <table:table-row table:style-name="ro1">
          <table:table-cell office:value-type="string">
            <text:p>http://ruian.linked.opendata.cz/resource/obce/595934</text:p>
          </table:table-cell>
          <table:table-cell office:value-type="string">
            <text:p>Křižínkov</text:p>
          </table:table-cell>
        </table:table-row>
        <table:table-row table:style-name="ro1">
          <table:table-cell office:value-type="string">
            <text:p>http://ruian.linked.opendata.cz/resource/obce/538418</text:p>
          </table:table-cell>
          <table:table-cell office:value-type="string">
            <text:p>Křížkový Újezdec</text:p>
          </table:table-cell>
        </table:table-row>
        <table:table-row table:style-name="ro1">
          <table:table-cell office:value-type="string">
            <text:p>http://ruian.linked.opendata.cz/resource/obce/554596</text:p>
          </table:table-cell>
          <table:table-cell office:value-type="string">
            <text:p>Křižovatka</text:p>
          </table:table-cell>
        </table:table-row>
        <table:table-row table:style-name="ro1">
          <table:table-cell office:value-type="string">
            <text:p>http://ruian.linked.opendata.cz/resource/obce/598348</text:p>
          </table:table-cell>
          <table:table-cell office:value-type="string">
            <text:p>Krmelín</text:p>
          </table:table-cell>
        </table:table-row>
        <table:table-row table:style-name="ro1">
          <table:table-cell office:value-type="string">
            <text:p>http://ruian.linked.opendata.cz/resource/obce/529974</text:p>
          </table:table-cell>
          <table:table-cell office:value-type="string">
            <text:p>Krňany</text:p>
          </table:table-cell>
        </table:table-row>
        <table:table-row table:style-name="ro1">
          <table:table-cell office:value-type="string">
            <text:p>http://ruian.linked.opendata.cz/resource/obce/597520</text:p>
          </table:table-cell>
          <table:table-cell office:value-type="string">
            <text:p>Krnov</text:p>
          </table:table-cell>
        </table:table-row>
        <table:table-row table:style-name="ro1">
          <table:table-cell office:value-type="string">
            <text:p>http://ruian.linked.opendata.cz/resource/obce/536172</text:p>
          </table:table-cell>
          <table:table-cell office:value-type="string">
            <text:p>Krnsko</text:p>
          </table:table-cell>
        </table:table-row>
        <table:table-row table:style-name="ro1">
          <table:table-cell office:value-type="string">
            <text:p>http://ruian.linked.opendata.cz/resource/obce/590975</text:p>
          </table:table-cell>
          <table:table-cell office:value-type="string">
            <text:p>Krokočín</text:p>
          </table:table-cell>
        </table:table-row>
        <table:table-row table:style-name="ro1">
          <table:table-cell office:value-type="string">
            <text:p>http://ruian.linked.opendata.cz/resource/obce/588296</text:p>
          </table:table-cell>
          <table:table-cell office:value-type="string">
            <text:p>Kroměříž</text:p>
          </table:table-cell>
        </table:table-row>
        <table:table-row table:style-name="ro1">
          <table:table-cell office:value-type="string">
            <text:p>http://ruian.linked.opendata.cz/resource/obce/561738</text:p>
          </table:table-cell>
          <table:table-cell office:value-type="string">
            <text:p>Krompach</text:p>
          </table:table-cell>
        </table:table-row>
        <table:table-row table:style-name="ro1">
          <table:table-cell office:value-type="string">
            <text:p>http://ruian.linked.opendata.cz/resource/obce/536181</text:p>
          </table:table-cell>
          <table:table-cell office:value-type="string">
            <text:p>Kropáčova Vrutice</text:p>
          </table:table-cell>
        </table:table-row>
        <table:table-row table:style-name="ro1">
          <table:table-cell office:value-type="string">
            <text:p>http://ruian.linked.opendata.cz/resource/obce/541940</text:p>
          </table:table-cell>
          <table:table-cell office:value-type="string">
            <text:p>Kroučová</text:p>
          </table:table-cell>
        </table:table-row>
        <table:table-row table:style-name="ro1">
          <table:table-cell office:value-type="string">
            <text:p>http://ruian.linked.opendata.cz/resource/obce/571661</text:p>
          </table:table-cell>
          <table:table-cell office:value-type="string">
            <text:p>Krouna</text:p>
          </table:table-cell>
        </table:table-row>
        <table:table-row table:style-name="ro1">
          <table:table-cell office:value-type="string">
            <text:p>http://ruian.linked.opendata.cz/resource/obce/595951</text:p>
          </table:table-cell>
          <table:table-cell office:value-type="string">
            <text:p>Křoví</text:p>
          </table:table-cell>
        </table:table-row>
        <table:table-row table:style-name="ro1">
          <table:table-cell office:value-type="string">
            <text:p>http://ruian.linked.opendata.cz/resource/obce/559091</text:p>
          </table:table-cell>
          <table:table-cell office:value-type="string">
            <text:p>Krsy</text:p>
          </table:table-cell>
        </table:table-row>
        <table:table-row table:style-name="ro1">
          <table:table-cell office:value-type="string">
            <text:p>http://ruian.linked.opendata.cz/resource/obce/581810</text:p>
          </table:table-cell>
          <table:table-cell office:value-type="string">
            <text:p>Křtěnov</text:p>
          </table:table-cell>
        </table:table-row>
        <table:table-row table:style-name="ro1">
          <table:table-cell office:value-type="string">
            <text:p>http://ruian.linked.opendata.cz/resource/obce/581828</text:p>
          </table:table-cell>
          <table:table-cell office:value-type="string">
            <text:p>Křtiny</text:p>
          </table:table-cell>
        </table:table-row>
        <table:table-row table:style-name="ro1">
          <table:table-cell office:value-type="string">
            <text:p>http://ruian.linked.opendata.cz/resource/obce/552780</text:p>
          </table:table-cell>
          <table:table-cell office:value-type="string">
            <text:p>Křtomil</text:p>
          </table:table-cell>
        </table:table-row>
        <table:table-row table:style-name="ro1">
          <table:table-cell office:value-type="string">
            <text:p>http://ruian.linked.opendata.cz/resource/obce/563030</text:p>
          </table:table-cell>
          <table:table-cell office:value-type="string">
            <text:p>Krtov</text:p>
          </table:table-cell>
        </table:table-row>
        <table:table-row table:style-name="ro1">
          <table:table-cell office:value-type="string">
            <text:p>http://ruian.linked.opendata.cz/resource/obce/598500</text:p>
          </table:table-cell>
          <table:table-cell office:value-type="string">
            <text:p>Krty</text:p>
          </table:table-cell>
        </table:table-row>
        <table:table-row table:style-name="ro1">
          <table:table-cell office:value-type="string">
            <text:p>http://ruian.linked.opendata.cz/resource/obce/536555</text:p>
          </table:table-cell>
          <table:table-cell office:value-type="string">
            <text:p>Krty-Hradec</text:p>
          </table:table-cell>
        </table:table-row>
        <table:table-row table:style-name="ro1">
          <table:table-cell office:value-type="string">
            <text:p>http://ruian.linked.opendata.cz/resource/obce/568945</text:p>
          </table:table-cell>
          <table:table-cell office:value-type="string">
            <text:p>Krucemburk</text:p>
          </table:table-cell>
        </table:table-row>
        <table:table-row table:style-name="ro1">
          <table:table-cell office:value-type="string">
            <text:p>http://ruian.linked.opendata.cz/resource/obce/577243</text:p>
          </table:table-cell>
          <table:table-cell office:value-type="string">
            <text:p>Kruh</text:p>
          </table:table-cell>
        </table:table-row>
        <table:table-row table:style-name="ro1">
          <table:table-cell office:value-type="string">
            <text:p>http://ruian.linked.opendata.cz/resource/obce/589667</text:p>
          </table:table-cell>
          <table:table-cell office:value-type="string">
            <text:p>Krumsín</text:p>
          </table:table-cell>
        </table:table-row>
        <table:table-row table:style-name="ro1">
          <table:table-cell office:value-type="string">
            <text:p>http://ruian.linked.opendata.cz/resource/obce/584584</text:p>
          </table:table-cell>
          <table:table-cell office:value-type="string">
            <text:p>Krumvíř</text:p>
          </table:table-cell>
        </table:table-row>
        <table:table-row table:style-name="ro1">
          <table:table-cell office:value-type="string">
            <text:p>http://ruian.linked.opendata.cz/resource/obce/533459</text:p>
          </table:table-cell>
          <table:table-cell office:value-type="string">
            <text:p>Krupá</text:p>
          </table:table-cell>
        </table:table-row>
        <table:table-row table:style-name="ro1">
          <table:table-cell office:value-type="string">
            <text:p>http://ruian.linked.opendata.cz/resource/obce/541966</text:p>
          </table:table-cell>
          <table:table-cell office:value-type="string">
            <text:p>Krupá</text:p>
          </table:table-cell>
        </table:table-row>
        <table:table-row table:style-name="ro1">
          <table:table-cell office:value-type="string">
            <text:p>http://ruian.linked.opendata.cz/resource/obce/567639</text:p>
          </table:table-cell>
          <table:table-cell office:value-type="string">
            <text:p>Krupka</text:p>
          </table:table-cell>
        </table:table-row>
        <table:table-row table:style-name="ro1">
          <table:table-cell office:value-type="string">
            <text:p>http://ruian.linked.opendata.cz/resource/obce/541974</text:p>
          </table:table-cell>
          <table:table-cell office:value-type="string">
            <text:p>Krušovice</text:p>
          </table:table-cell>
        </table:table-row>
        <table:table-row table:style-name="ro1">
          <table:table-cell office:value-type="string">
            <text:p>http://ruian.linked.opendata.cz/resource/obce/568180</text:p>
          </table:table-cell>
          <table:table-cell office:value-type="string">
            <text:p>Kružberk</text:p>
          </table:table-cell>
        </table:table-row>
        <table:table-row table:style-name="ro1">
          <table:table-cell office:value-type="string">
            <text:p>http://ruian.linked.opendata.cz/resource/obce/599484</text:p>
          </table:table-cell>
          <table:table-cell office:value-type="string">
            <text:p>Krychnov</text:p>
          </table:table-cell>
        </table:table-row>
        <table:table-row table:style-name="ro1">
          <table:table-cell office:value-type="string">
            <text:p>http://ruian.linked.opendata.cz/resource/obce/566314</text:p>
          </table:table-cell>
          <table:table-cell office:value-type="string">
            <text:p>Kryry</text:p>
          </table:table-cell>
        </table:table-row>
        <table:table-row table:style-name="ro1">
          <table:table-cell office:value-type="string">
            <text:p>http://ruian.linked.opendata.cz/resource/obce/564176</text:p>
          </table:table-cell>
          <table:table-cell office:value-type="string">
            <text:p>Kryštofovo Údolí</text:p>
          </table:table-cell>
        </table:table-row>
        <table:table-row table:style-name="ro1">
          <table:table-cell office:value-type="string">
            <text:p>http://ruian.linked.opendata.cz/resource/obce/563315</text:p>
          </table:table-cell>
          <table:table-cell office:value-type="string">
            <text:p>Kryštofovy Hamry</text:p>
          </table:table-cell>
        </table:table-row>
        <table:table-row table:style-name="ro1">
          <table:table-cell office:value-type="string">
            <text:p>http://ruian.linked.opendata.cz/resource/obce/571717</text:p>
          </table:table-cell>
          <table:table-cell office:value-type="string">
            <text:p>Kšely</text:p>
          </table:table-cell>
        </table:table-row>
        <table:table-row table:style-name="ro1">
          <table:table-cell office:value-type="string">
            <text:p>http://ruian.linked.opendata.cz/resource/obce/560979</text:p>
          </table:table-cell>
          <table:table-cell office:value-type="string">
            <text:p>Kšice</text:p>
          </table:table-cell>
        </table:table-row>
        <table:table-row table:style-name="ro1">
          <table:table-cell office:value-type="string">
            <text:p>http://ruian.linked.opendata.cz/resource/obce/550329</text:p>
          </table:table-cell>
          <table:table-cell office:value-type="string">
            <text:p>Ktiš</text:p>
          </table:table-cell>
        </table:table-row>
        <table:table-row table:style-name="ro1">
          <table:table-cell office:value-type="string">
            <text:p>http://ruian.linked.opendata.cz/resource/obce/547484</text:p>
          </table:table-cell>
          <table:table-cell office:value-type="string">
            <text:p>Ktová</text:p>
          </table:table-cell>
        </table:table-row>
        <table:table-row table:style-name="ro1">
          <table:table-cell office:value-type="string">
            <text:p>http://ruian.linked.opendata.cz/resource/obce/531375</text:p>
          </table:table-cell>
          <table:table-cell office:value-type="string">
            <text:p>Kublov</text:p>
          </table:table-cell>
        </table:table-row>
        <table:table-row table:style-name="ro1">
          <table:table-cell office:value-type="string">
            <text:p>http://ruian.linked.opendata.cz/resource/obce/563978</text:p>
          </table:table-cell>
          <table:table-cell office:value-type="string">
            <text:p>Kubova Huť</text:p>
          </table:table-cell>
        </table:table-row>
        <table:table-row table:style-name="ro1">
          <table:table-cell office:value-type="string">
            <text:p>http://ruian.linked.opendata.cz/resource/obce/594296</text:p>
          </table:table-cell>
          <table:table-cell office:value-type="string">
            <text:p>Kubšice</text:p>
          </table:table-cell>
        </table:table-row>
        <table:table-row table:style-name="ro1">
          <table:table-cell office:value-type="string">
            <text:p>http://ruian.linked.opendata.cz/resource/obce/549541</text:p>
          </table:table-cell>
          <table:table-cell office:value-type="string">
            <text:p>Kučeř</text:p>
          </table:table-cell>
        </table:table-row>
        <table:table-row table:style-name="ro1">
          <table:table-cell office:value-type="string">
            <text:p>http://ruian.linked.opendata.cz/resource/obce/593249</text:p>
          </table:table-cell>
          <table:table-cell office:value-type="string">
            <text:p>Kučerov</text:p>
          </table:table-cell>
        </table:table-row>
        <table:table-row table:style-name="ro1">
          <table:table-cell office:value-type="string">
            <text:p>http://ruian.linked.opendata.cz/resource/obce/594300</text:p>
          </table:table-cell>
          <table:table-cell office:value-type="string">
            <text:p>Kuchařovice</text:p>
          </table:table-cell>
        </table:table-row>
        <table:table-row table:style-name="ro1">
          <table:table-cell office:value-type="string">
            <text:p>http://ruian.linked.opendata.cz/resource/obce/592323</text:p>
          </table:table-cell>
          <table:table-cell office:value-type="string">
            <text:p>Kudlovice</text:p>
          </table:table-cell>
        </table:table-row>
        <table:table-row table:style-name="ro1">
          <table:table-cell office:value-type="string">
            <text:p>http://ruian.linked.opendata.cz/resource/obce/555312</text:p>
          </table:table-cell>
          <table:table-cell office:value-type="string">
            <text:p>Kujavy</text:p>
          </table:table-cell>
        </table:table-row>
        <table:table-row table:style-name="ro1">
          <table:table-cell office:value-type="string">
            <text:p>http://ruian.linked.opendata.cz/resource/obce/572594</text:p>
          </table:table-cell>
          <table:table-cell office:value-type="string">
            <text:p>Kukle</text:p>
          </table:table-cell>
        </table:table-row>
        <table:table-row table:style-name="ro1">
          <table:table-cell office:value-type="string">
            <text:p>http://ruian.linked.opendata.cz/resource/obce/595969</text:p>
          </table:table-cell>
          <table:table-cell office:value-type="string">
            <text:p>Kuklík</text:p>
          </table:table-cell>
        </table:table-row>
        <table:table-row table:style-name="ro1">
          <table:table-cell office:value-type="string">
            <text:p>http://ruian.linked.opendata.cz/resource/obce/579416</text:p>
          </table:table-cell>
          <table:table-cell office:value-type="string">
            <text:p>Kuks</text:p>
          </table:table-cell>
        </table:table-row>
        <table:table-row table:style-name="ro1">
          <table:table-cell office:value-type="string">
            <text:p>http://ruian.linked.opendata.cz/resource/obce/581836</text:p>
          </table:table-cell>
          <table:table-cell office:value-type="string">
            <text:p>Kulířov</text:p>
          </table:table-cell>
        </table:table-row>
        <table:table-row table:style-name="ro1">
          <table:table-cell office:value-type="string">
            <text:p>http://ruian.linked.opendata.cz/resource/obce/570214</text:p>
          </table:table-cell>
          <table:table-cell office:value-type="string">
            <text:p>Kunčice</text:p>
          </table:table-cell>
        </table:table-row>
        <table:table-row table:style-name="ro1">
          <table:table-cell office:value-type="string">
            <text:p>http://ruian.linked.opendata.cz/resource/obce/579424</text:p>
          </table:table-cell>
          <table:table-cell office:value-type="string">
            <text:p>Kunčice nad Labem</text:p>
          </table:table-cell>
        </table:table-row>
        <table:table-row table:style-name="ro1">
          <table:table-cell office:value-type="string">
            <text:p>http://ruian.linked.opendata.cz/resource/obce/598356</text:p>
          </table:table-cell>
          <table:table-cell office:value-type="string">
            <text:p>Kunčice pod Ondřejníkem</text:p>
          </table:table-cell>
        </table:table-row>
        <table:table-row table:style-name="ro1">
          <table:table-cell office:value-type="string">
            <text:p>http://ruian.linked.opendata.cz/resource/obce/578282</text:p>
          </table:table-cell>
          <table:table-cell office:value-type="string">
            <text:p>Kunčina</text:p>
          </table:table-cell>
        </table:table-row>
        <table:table-row table:style-name="ro1">
          <table:table-cell office:value-type="string">
            <text:p>http://ruian.linked.opendata.cz/resource/obce/581844</text:p>
          </table:table-cell>
          <table:table-cell office:value-type="string">
            <text:p>Kunčina Ves</text:p>
          </table:table-cell>
        </table:table-row>
        <table:table-row table:style-name="ro1">
          <table:table-cell office:value-type="string">
            <text:p>http://ruian.linked.opendata.cz/resource/obce/595977</text:p>
          </table:table-cell>
          <table:table-cell office:value-type="string">
            <text:p>Kundratice</text:p>
          </table:table-cell>
        </table:table-row>
        <table:table-row table:style-name="ro1">
          <table:table-cell office:value-type="string">
            <text:p>http://ruian.linked.opendata.cz/resource/obce/559121</text:p>
          </table:table-cell>
          <table:table-cell office:value-type="string">
            <text:p>Kunějovice</text:p>
          </table:table-cell>
        </table:table-row>
        <table:table-row table:style-name="ro1">
          <table:table-cell office:value-type="string">
            <text:p>http://ruian.linked.opendata.cz/resource/obce/548570</text:p>
          </table:table-cell>
          <table:table-cell office:value-type="string">
            <text:p>Kunemil</text:p>
          </table:table-cell>
        </table:table-row>
        <table:table-row table:style-name="ro1">
          <table:table-cell office:value-type="string">
            <text:p>http://ruian.linked.opendata.cz/resource/obce/573515</text:p>
          </table:table-cell>
          <table:table-cell office:value-type="string">
            <text:p>Kunětice</text:p>
          </table:table-cell>
        </table:table-row>
        <table:table-row table:style-name="ro1">
          <table:table-cell office:value-type="string">
            <text:p>http://ruian.linked.opendata.cz/resource/obce/538426</text:p>
          </table:table-cell>
          <table:table-cell office:value-type="string">
            <text:p>Kunice</text:p>
          </table:table-cell>
        </table:table-row>
        <table:table-row table:style-name="ro1">
          <table:table-cell office:value-type="string">
            <text:p>http://ruian.linked.opendata.cz/resource/obce/581852</text:p>
          </table:table-cell>
          <table:table-cell office:value-type="string">
            <text:p>Kunice</text:p>
          </table:table-cell>
        </table:table-row>
        <table:table-row table:style-name="ro1">
          <table:table-cell office:value-type="string">
            <text:p>http://ruian.linked.opendata.cz/resource/obce/581861</text:p>
          </table:table-cell>
          <table:table-cell office:value-type="string">
            <text:p>Kuničky</text:p>
          </table:table-cell>
        </table:table-row>
        <table:table-row table:style-name="ro1">
          <table:table-cell office:value-type="string">
            <text:p>http://ruian.linked.opendata.cz/resource/obce/568546</text:p>
          </table:table-cell>
          <table:table-cell office:value-type="string">
            <text:p>Kunín</text:p>
          </table:table-cell>
        </table:table-row>
        <table:table-row table:style-name="ro1">
          <table:table-cell office:value-type="string">
            <text:p>http://ruian.linked.opendata.cz/resource/obce/588628</text:p>
          </table:table-cell>
          <table:table-cell office:value-type="string">
            <text:p>Kunkovice</text:p>
          </table:table-cell>
        </table:table-row>
        <table:table-row table:style-name="ro1">
          <table:table-cell office:value-type="string">
            <text:p>http://ruian.linked.opendata.cz/resource/obce/543021</text:p>
          </table:table-cell>
          <table:table-cell office:value-type="string">
            <text:p>Kunovice</text:p>
          </table:table-cell>
        </table:table-row>
        <table:table-row table:style-name="ro1">
          <table:table-cell office:value-type="string">
            <text:p>http://ruian.linked.opendata.cz/resource/obce/550744</text:p>
          </table:table-cell>
          <table:table-cell office:value-type="string">
            <text:p>Kunovice</text:p>
          </table:table-cell>
        </table:table-row>
        <table:table-row table:style-name="ro1">
          <table:table-cell office:value-type="string">
            <text:p>http://ruian.linked.opendata.cz/resource/obce/530026</text:p>
          </table:table-cell>
          <table:table-cell office:value-type="string">
            <text:p>Kuňovice</text:p>
          </table:table-cell>
        </table:table-row>
        <table:table-row table:style-name="ro1">
          <table:table-cell office:value-type="string">
            <text:p>http://ruian.linked.opendata.cz/resource/obce/530433</text:p>
          </table:table-cell>
          <table:table-cell office:value-type="string">
            <text:p>Kunratice</text:p>
          </table:table-cell>
        </table:table-row>
        <table:table-row table:style-name="ro1">
          <table:table-cell office:value-type="string">
            <text:p>http://ruian.linked.opendata.cz/resource/obce/546330</text:p>
          </table:table-cell>
          <table:table-cell office:value-type="string">
            <text:p>Kunratice</text:p>
          </table:table-cell>
        </table:table-row>
        <table:table-row table:style-name="ro1">
          <table:table-cell office:value-type="string">
            <text:p>http://ruian.linked.opendata.cz/resource/obce/561746</text:p>
          </table:table-cell>
          <table:table-cell office:value-type="string">
            <text:p>Kunratice u Cvikova</text:p>
          </table:table-cell>
        </table:table-row>
        <table:table-row table:style-name="ro1">
          <table:table-cell office:value-type="string">
            <text:p>http://ruian.linked.opendata.cz/resource/obce/581879</text:p>
          </table:table-cell>
          <table:table-cell office:value-type="string">
            <text:p>Kunštát</text:p>
          </table:table-cell>
        </table:table-row>
        <table:table-row table:style-name="ro1">
          <table:table-cell office:value-type="string">
            <text:p>http://ruian.linked.opendata.cz/resource/obce/580503</text:p>
          </table:table-cell>
          <table:table-cell office:value-type="string">
            <text:p>Kunvald</text:p>
          </table:table-cell>
        </table:table-row>
        <table:table-row table:style-name="ro1">
          <table:table-cell office:value-type="string">
            <text:p>http://ruian.linked.opendata.cz/resource/obce/546615</text:p>
          </table:table-cell>
          <table:table-cell office:value-type="string">
            <text:p>Kunžak</text:p>
          </table:table-cell>
        </table:table-row>
        <table:table-row table:style-name="ro1">
          <table:table-cell office:value-type="string">
            <text:p>http://ruian.linked.opendata.cz/resource/obce/583243</text:p>
          </table:table-cell>
          <table:table-cell office:value-type="string">
            <text:p>Kupařovice</text:p>
          </table:table-cell>
        </table:table-row>
        <table:table-row table:style-name="ro1">
          <table:table-cell office:value-type="string">
            <text:p>http://ruian.linked.opendata.cz/resource/obce/555282</text:p>
          </table:table-cell>
          <table:table-cell office:value-type="string">
            <text:p>Kurdějov</text:p>
          </table:table-cell>
        </table:table-row>
        <table:table-row table:style-name="ro1">
          <table:table-cell office:value-type="string">
            <text:p>http://ruian.linked.opendata.cz/resource/obce/583251</text:p>
          </table:table-cell>
          <table:table-cell office:value-type="string">
            <text:p>Kuřim</text:p>
          </table:table-cell>
        </table:table-row>
        <table:table-row table:style-name="ro1">
          <table:table-cell office:value-type="string">
            <text:p>http://ruian.linked.opendata.cz/resource/obce/560391</text:p>
          </table:table-cell>
          <table:table-cell office:value-type="string">
            <text:p>Kuřimany</text:p>
          </table:table-cell>
        </table:table-row>
        <table:table-row table:style-name="ro1">
          <table:table-cell office:value-type="string">
            <text:p>http://ruian.linked.opendata.cz/resource/obce/595985</text:p>
          </table:table-cell>
          <table:table-cell office:value-type="string">
            <text:p>Kuřimská Nová Ves</text:p>
          </table:table-cell>
        </table:table-row>
        <table:table-row table:style-name="ro1">
          <table:table-cell office:value-type="string">
            <text:p>http://ruian.linked.opendata.cz/resource/obce/595993</text:p>
          </table:table-cell>
          <table:table-cell office:value-type="string">
            <text:p>Kuřimské Jestřabí</text:p>
          </table:table-cell>
        </table:table-row>
        <table:table-row table:style-name="ro1">
          <table:table-cell office:value-type="string">
            <text:p>http://ruian.linked.opendata.cz/resource/obce/550302</text:p>
          </table:table-cell>
          <table:table-cell office:value-type="string">
            <text:p>Kuroslepy</text:p>
          </table:table-cell>
        </table:table-row>
        <table:table-row table:style-name="ro1">
          <table:table-cell office:value-type="string">
            <text:p>http://ruian.linked.opendata.cz/resource/obce/588636</text:p>
          </table:table-cell>
          <table:table-cell office:value-type="string">
            <text:p>Kurovice</text:p>
          </table:table-cell>
        </table:table-row>
        <table:table-row table:style-name="ro1">
          <table:table-cell office:value-type="string">
            <text:p>http://ruian.linked.opendata.cz/resource/obce/533955</text:p>
          </table:table-cell>
          <table:table-cell office:value-type="string">
            <text:p>Kutná Hora</text:p>
          </table:table-cell>
        </table:table-row>
        <table:table-row table:style-name="ro1">
          <table:table-cell office:value-type="string">
            <text:p>http://ruian.linked.opendata.cz/resource/obce/571512</text:p>
          </table:table-cell>
          <table:table-cell office:value-type="string">
            <text:p>Kutrovice</text:p>
          </table:table-cell>
        </table:table-row>
        <table:table-row table:style-name="ro1">
          <table:table-cell office:value-type="string">
            <text:p>http://ruian.linked.opendata.cz/resource/obce/586293</text:p>
          </table:table-cell>
          <table:table-cell office:value-type="string">
            <text:p>Kuželov</text:p>
          </table:table-cell>
        </table:table-row>
        <table:table-row table:style-name="ro1">
          <table:table-cell office:value-type="string">
            <text:p>http://ruian.linked.opendata.cz/resource/obce/588644</text:p>
          </table:table-cell>
          <table:table-cell office:value-type="string">
            <text:p>Kvasice</text:p>
          </table:table-cell>
        </table:table-row>
        <table:table-row table:style-name="ro1">
          <table:table-cell office:value-type="string">
            <text:p>http://ruian.linked.opendata.cz/resource/obce/576425</text:p>
          </table:table-cell>
          <table:table-cell office:value-type="string">
            <text:p>Kvasiny</text:p>
          </table:table-cell>
        </table:table-row>
        <table:table-row table:style-name="ro1">
          <table:table-cell office:value-type="string">
            <text:p>http://ruian.linked.opendata.cz/resource/obce/536750</text:p>
          </table:table-cell>
          <table:table-cell office:value-type="string">
            <text:p>Kváskovice</text:p>
          </table:table-cell>
        </table:table-row>
        <table:table-row table:style-name="ro1">
          <table:table-cell office:value-type="string">
            <text:p>http://ruian.linked.opendata.cz/resource/obce/541931</text:p>
          </table:table-cell>
          <table:table-cell office:value-type="string">
            <text:p>Kvášňovice</text:p>
          </table:table-cell>
        </table:table-row>
        <table:table-row table:style-name="ro1">
          <table:table-cell office:value-type="string">
            <text:p>http://ruian.linked.opendata.cz/resource/obce/568953</text:p>
          </table:table-cell>
          <table:table-cell office:value-type="string">
            <text:p>Květinov</text:p>
          </table:table-cell>
        </table:table-row>
        <table:table-row table:style-name="ro1">
          <table:table-cell office:value-type="string">
            <text:p>http://ruian.linked.opendata.cz/resource/obce/578291</text:p>
          </table:table-cell>
          <table:table-cell office:value-type="string">
            <text:p>Květná</text:p>
          </table:table-cell>
        </table:table-row>
        <table:table-row table:style-name="ro1">
          <table:table-cell office:value-type="string">
            <text:p>http://ruian.linked.opendata.cz/resource/obce/564982</text:p>
          </table:table-cell>
          <table:table-cell office:value-type="string">
            <text:p>Květnice</text:p>
          </table:table-cell>
        </table:table-row>
        <table:table-row table:style-name="ro1">
          <table:table-cell office:value-type="string">
            <text:p>http://ruian.linked.opendata.cz/resource/obce/598801</text:p>
          </table:table-cell>
          <table:table-cell office:value-type="string">
            <text:p>Květov</text:p>
          </table:table-cell>
        </table:table-row>
        <table:table-row table:style-name="ro1">
          <table:table-cell office:value-type="string">
            <text:p>http://ruian.linked.opendata.cz/resource/obce/553841</text:p>
          </table:table-cell>
          <table:table-cell office:value-type="string">
            <text:p>Kvíčovice</text:p>
          </table:table-cell>
        </table:table-row>
        <table:table-row table:style-name="ro1">
          <table:table-cell office:value-type="string">
            <text:p>http://ruian.linked.opendata.cz/resource/obce/550337</text:p>
          </table:table-cell>
          <table:table-cell office:value-type="string">
            <text:p>Kvilda</text:p>
          </table:table-cell>
        </table:table-row>
        <table:table-row table:style-name="ro1">
          <table:table-cell office:value-type="string">
            <text:p>http://ruian.linked.opendata.cz/resource/obce/532517</text:p>
          </table:table-cell>
          <table:table-cell office:value-type="string">
            <text:p>Kvílice</text:p>
          </table:table-cell>
        </table:table-row>
        <table:table-row table:style-name="ro1">
          <table:table-cell office:value-type="string">
            <text:p>http://ruian.linked.opendata.cz/resource/obce/546259</text:p>
          </table:table-cell>
          <table:table-cell office:value-type="string">
            <text:p>Kvítkov</text:p>
          </table:table-cell>
        </table:table-row>
        <table:table-row table:style-name="ro1">
          <table:table-cell office:value-type="string">
            <text:p>http://ruian.linked.opendata.cz/resource/obce/529729</text:p>
          </table:table-cell>
          <table:table-cell office:value-type="string">
            <text:p>Kvítkovice</text:p>
          </table:table-cell>
        </table:table-row>
        <table:table-row table:style-name="ro1">
          <table:table-cell office:value-type="string">
            <text:p>http://ruian.linked.opendata.cz/resource/obce/572047</text:p>
          </table:table-cell>
          <table:table-cell office:value-type="string">
            <text:p>Kyje</text:p>
          </table:table-cell>
        </table:table-row>
        <table:table-row table:style-name="ro1">
          <table:table-cell office:value-type="string">
            <text:p>http://ruian.linked.opendata.cz/resource/obce/548308</text:p>
          </table:table-cell>
          <table:table-cell office:value-type="string">
            <text:p>Kyjov</text:p>
          </table:table-cell>
        </table:table-row>
        <table:table-row table:style-name="ro1">
          <table:table-cell office:value-type="string">
            <text:p>http://ruian.linked.opendata.cz/resource/obce/586307</text:p>
          </table:table-cell>
          <table:table-cell office:value-type="string">
            <text:p>Kyjov</text:p>
          </table:table-cell>
        </table:table-row>
        <table:table-row table:style-name="ro1">
          <table:table-cell office:value-type="string">
            <text:p>http://ruian.linked.opendata.cz/resource/obce/596001</text:p>
          </table:table-cell>
          <table:table-cell office:value-type="string">
            <text:p>Kyjov</text:p>
          </table:table-cell>
        </table:table-row>
        <table:table-row table:style-name="ro1">
          <table:table-cell office:value-type="string">
            <text:p>http://ruian.linked.opendata.cz/resource/obce/512907</text:p>
          </table:table-cell>
          <table:table-cell office:value-type="string">
            <text:p>Kyjovice</text:p>
          </table:table-cell>
        </table:table-row>
        <table:table-row table:style-name="ro1">
          <table:table-cell office:value-type="string">
            <text:p>http://ruian.linked.opendata.cz/resource/obce/594318</text:p>
          </table:table-cell>
          <table:table-cell office:value-type="string">
            <text:p>Kyjovice</text:p>
          </table:table-cell>
        </table:table-row>
        <table:table-row table:style-name="ro1">
          <table:table-cell office:value-type="string">
            <text:p>http://ruian.linked.opendata.cz/resource/obce/568970</text:p>
          </table:table-cell>
          <table:table-cell office:value-type="string">
            <text:p>Kynice</text:p>
          </table:table-cell>
        </table:table-row>
        <table:table-row table:style-name="ro1">
          <table:table-cell office:value-type="string">
            <text:p>http://ruian.linked.opendata.cz/resource/obce/560499</text:p>
          </table:table-cell>
          <table:table-cell office:value-type="string">
            <text:p>Kynšperk nad Ohří</text:p>
          </table:table-cell>
        </table:table-row>
        <table:table-row table:style-name="ro1">
          <table:table-cell office:value-type="string">
            <text:p>http://ruian.linked.opendata.cz/resource/obce/555347</text:p>
          </table:table-cell>
          <table:table-cell office:value-type="string">
            <text:p>Kyselka</text:p>
          </table:table-cell>
        </table:table-row>
        <table:table-row table:style-name="ro1">
          <table:table-cell office:value-type="string">
            <text:p>http://ruian.linked.opendata.cz/resource/obce/588652</text:p>
          </table:table-cell>
          <table:table-cell office:value-type="string">
            <text:p>Kyselovice</text:p>
          </table:table-cell>
        </table:table-row>
        <table:table-row table:style-name="ro1">
          <table:table-cell office:value-type="string">
            <text:p>http://ruian.linked.opendata.cz/resource/obce/532525</text:p>
          </table:table-cell>
          <table:table-cell office:value-type="string">
            <text:p>Kyšice</text:p>
          </table:table-cell>
        </table:table-row>
        <table:table-row table:style-name="ro1">
          <table:table-cell office:value-type="string">
            <text:p>http://ruian.linked.opendata.cz/resource/obce/559130</text:p>
          </table:table-cell>
          <table:table-cell office:value-type="string">
            <text:p>Kyšice</text:p>
          </table:table-cell>
        </table:table-row>
        <table:table-row table:style-name="ro1">
          <table:table-cell office:value-type="string">
            <text:p>http://ruian.linked.opendata.cz/resource/obce/565091</text:p>
          </table:table-cell>
          <table:table-cell office:value-type="string">
            <text:p>Kyškovice</text:p>
          </table:table-cell>
        </table:table-row>
        <table:table-row table:style-name="ro1">
          <table:table-cell office:value-type="string">
            <text:p>http://ruian.linked.opendata.cz/resource/obce/571261</text:p>
          </table:table-cell>
          <table:table-cell office:value-type="string">
            <text:p>Kytín</text:p>
          </table:table-cell>
        </table:table-row>
        <table:table-row table:style-name="ro1">
          <table:table-cell office:value-type="string">
            <text:p>http://ruian.linked.opendata.cz/resource/obce/562645</text:p>
          </table:table-cell>
          <table:table-cell office:value-type="string">
            <text:p>Kytlice</text:p>
          </table:table-cell>
        </table:table-row>
        <table:table-row table:style-name="ro1">
          <table:table-cell office:value-type="string">
            <text:p>http://ruian.linked.opendata.cz/resource/obce/544701</text:p>
          </table:table-cell>
          <table:table-cell office:value-type="string">
            <text:p>Labská Stráň</text:p>
          </table:table-cell>
        </table:table-row>
        <table:table-row table:style-name="ro1">
          <table:table-cell office:value-type="string">
            <text:p>http://ruian.linked.opendata.cz/resource/obce/575259</text:p>
          </table:table-cell>
          <table:table-cell office:value-type="string">
            <text:p>Labské Chrčice</text:p>
          </table:table-cell>
        </table:table-row>
        <table:table-row table:style-name="ro1">
          <table:table-cell office:value-type="string">
            <text:p>http://ruian.linked.opendata.cz/resource/obce/586315</text:p>
          </table:table-cell>
          <table:table-cell office:value-type="string">
            <text:p>Labuty</text:p>
          </table:table-cell>
        </table:table-row>
        <table:table-row table:style-name="ro1">
          <table:table-cell office:value-type="string">
            <text:p>http://ruian.linked.opendata.cz/resource/obce/543098</text:p>
          </table:table-cell>
          <table:table-cell office:value-type="string">
            <text:p>Lačnov</text:p>
          </table:table-cell>
        </table:table-row>
        <table:table-row table:style-name="ro1">
          <table:table-cell office:value-type="string">
            <text:p>http://ruian.linked.opendata.cz/resource/obce/558443</text:p>
          </table:table-cell>
          <table:table-cell office:value-type="string">
            <text:p>Ladná</text:p>
          </table:table-cell>
        </table:table-row>
        <table:table-row table:style-name="ro1">
          <table:table-cell office:value-type="string">
            <text:p>http://ruian.linked.opendata.cz/resource/obce/567647</text:p>
          </table:table-cell>
          <table:table-cell office:value-type="string">
            <text:p>Lahošť</text:p>
          </table:table-cell>
        </table:table-row>
        <table:table-row table:style-name="ro1">
          <table:table-cell office:value-type="string">
            <text:p>http://ruian.linked.opendata.cz/resource/obce/548804</text:p>
          </table:table-cell>
          <table:table-cell office:value-type="string">
            <text:p>Lampertice</text:p>
          </table:table-cell>
        </table:table-row>
        <table:table-row table:style-name="ro1">
          <table:table-cell office:value-type="string">
            <text:p>http://ruian.linked.opendata.cz/resource/obce/594326</text:p>
          </table:table-cell>
          <table:table-cell office:value-type="string">
            <text:p>Lančov</text:p>
          </table:table-cell>
        </table:table-row>
        <table:table-row table:style-name="ro1">
          <table:table-cell office:value-type="string">
            <text:p>http://ruian.linked.opendata.cz/resource/obce/579432</text:p>
          </table:table-cell>
          <table:table-cell office:value-type="string">
            <text:p>Lánov</text:p>
          </table:table-cell>
        </table:table-row>
        <table:table-row table:style-name="ro1">
          <table:table-cell office:value-type="string">
            <text:p>http://ruian.linked.opendata.cz/resource/obce/580511</text:p>
          </table:table-cell>
          <table:table-cell office:value-type="string">
            <text:p>Lanškroun</text:p>
          </table:table-cell>
        </table:table-row>
        <table:table-row table:style-name="ro1">
          <table:table-cell office:value-type="string">
            <text:p>http://ruian.linked.opendata.cz/resource/obce/504807</text:p>
          </table:table-cell>
          <table:table-cell office:value-type="string">
            <text:p>Lány</text:p>
          </table:table-cell>
        </table:table-row>
        <table:table-row table:style-name="ro1">
          <table:table-cell office:value-type="string">
            <text:p>http://ruian.linked.opendata.cz/resource/obce/541991</text:p>
          </table:table-cell>
          <table:table-cell office:value-type="string">
            <text:p>Lány</text:p>
          </table:table-cell>
        </table:table-row>
        <table:table-row table:style-name="ro1">
          <table:table-cell office:value-type="string">
            <text:p>http://ruian.linked.opendata.cz/resource/obce/548481</text:p>
          </table:table-cell>
          <table:table-cell office:value-type="string">
            <text:p>Lány</text:p>
          </table:table-cell>
        </table:table-row>
        <table:table-row table:style-name="ro1">
          <table:table-cell office:value-type="string">
            <text:p>http://ruian.linked.opendata.cz/resource/obce/572845</text:p>
          </table:table-cell>
          <table:table-cell office:value-type="string">
            <text:p>Lány u Dašic</text:p>
          </table:table-cell>
        </table:table-row>
        <table:table-row table:style-name="ro1">
          <table:table-cell office:value-type="string">
            <text:p>http://ruian.linked.opendata.cz/resource/obce/584622</text:p>
          </table:table-cell>
          <table:table-cell office:value-type="string">
            <text:p>Lanžhot</text:p>
          </table:table-cell>
        </table:table-row>
        <table:table-row table:style-name="ro1">
          <table:table-cell office:value-type="string">
            <text:p>http://ruian.linked.opendata.cz/resource/obce/579441</text:p>
          </table:table-cell>
          <table:table-cell office:value-type="string">
            <text:p>Lanžov</text:p>
          </table:table-cell>
        </table:table-row>
        <table:table-row table:style-name="ro1">
          <table:table-cell office:value-type="string">
            <text:p>http://ruian.linked.opendata.cz/resource/obce/546623</text:p>
          </table:table-cell>
          <table:table-cell office:value-type="string">
            <text:p>Lásenice</text:p>
          </table:table-cell>
        </table:table-row>
        <table:table-row table:style-name="ro1">
          <table:table-cell office:value-type="string">
            <text:p>http://ruian.linked.opendata.cz/resource/obce/589675</text:p>
          </table:table-cell>
          <table:table-cell office:value-type="string">
            <text:p>Laškov</text:p>
          </table:table-cell>
        </table:table-row>
        <table:table-row table:style-name="ro1">
          <table:table-cell office:value-type="string">
            <text:p>http://ruian.linked.opendata.cz/resource/obce/542008</text:p>
          </table:table-cell>
          <table:table-cell office:value-type="string">
            <text:p>Lašovice</text:p>
          </table:table-cell>
        </table:table-row>
        <table:table-row table:style-name="ro1">
          <table:table-cell office:value-type="string">
            <text:p>http://ruian.linked.opendata.cz/resource/obce/596019</text:p>
          </table:table-cell>
          <table:table-cell office:value-type="string">
            <text:p>Lavičky</text:p>
          </table:table-cell>
        </table:table-row>
        <table:table-row table:style-name="ro1">
          <table:table-cell office:value-type="string">
            <text:p>http://ruian.linked.opendata.cz/resource/obce/578304</text:p>
          </table:table-cell>
          <table:table-cell office:value-type="string">
            <text:p>Lavičné</text:p>
          </table:table-cell>
        </table:table-row>
        <table:table-row table:style-name="ro1">
          <table:table-cell office:value-type="string">
            <text:p>http://ruian.linked.opendata.cz/resource/obce/510556</text:p>
          </table:table-cell>
          <table:table-cell office:value-type="string">
            <text:p>Láz</text:p>
          </table:table-cell>
        </table:table-row>
        <table:table-row table:style-name="ro1">
          <table:table-cell office:value-type="string">
            <text:p>http://ruian.linked.opendata.cz/resource/obce/540625</text:p>
          </table:table-cell>
          <table:table-cell office:value-type="string">
            <text:p>Láz</text:p>
          </table:table-cell>
        </table:table-row>
        <table:table-row table:style-name="ro1">
          <table:table-cell office:value-type="string">
            <text:p>http://ruian.linked.opendata.cz/resource/obce/583260</text:p>
          </table:table-cell>
          <table:table-cell office:value-type="string">
            <text:p>Lažánky</text:p>
          </table:table-cell>
        </table:table-row>
        <table:table-row table:style-name="ro1">
          <table:table-cell office:value-type="string">
            <text:p>http://ruian.linked.opendata.cz/resource/obce/598950</text:p>
          </table:table-cell>
          <table:table-cell office:value-type="string">
            <text:p>Lažánky</text:p>
          </table:table-cell>
        </table:table-row>
        <table:table-row table:style-name="ro1">
          <table:table-cell office:value-type="string">
            <text:p>http://ruian.linked.opendata.cz/resource/obce/545937</text:p>
          </table:table-cell>
          <table:table-cell office:value-type="string">
            <text:p>Lažany</text:p>
          </table:table-cell>
        </table:table-row>
        <table:table-row table:style-name="ro1">
          <table:table-cell office:value-type="string">
            <text:p>http://ruian.linked.opendata.cz/resource/obce/560197</text:p>
          </table:table-cell>
          <table:table-cell office:value-type="string">
            <text:p>Lažany</text:p>
          </table:table-cell>
        </table:table-row>
        <table:table-row table:style-name="ro1">
          <table:table-cell office:value-type="string">
            <text:p>http://ruian.linked.opendata.cz/resource/obce/581909</text:p>
          </table:table-cell>
          <table:table-cell office:value-type="string">
            <text:p>Lažany</text:p>
          </table:table-cell>
        </table:table-row>
        <table:table-row table:style-name="ro1">
          <table:table-cell office:value-type="string">
            <text:p>http://ruian.linked.opendata.cz/resource/obce/581887</text:p>
          </table:table-cell>
          <table:table-cell office:value-type="string">
            <text:p>Lazinov</text:p>
          </table:table-cell>
        </table:table-row>
        <table:table-row table:style-name="ro1">
          <table:table-cell office:value-type="string">
            <text:p>http://ruian.linked.opendata.cz/resource/obce/550345</text:p>
          </table:table-cell>
          <table:table-cell office:value-type="string">
            <text:p>Lažiště</text:p>
          </table:table-cell>
        </table:table-row>
        <table:table-row table:style-name="ro1">
          <table:table-cell office:value-type="string">
            <text:p>http://ruian.linked.opendata.cz/resource/obce/573094</text:p>
          </table:table-cell>
          <table:table-cell office:value-type="string">
            <text:p>Lázně Bělohrad</text:p>
          </table:table-cell>
        </table:table-row>
        <table:table-row table:style-name="ro1">
          <table:table-cell office:value-type="string">
            <text:p>http://ruian.linked.opendata.cz/resource/obce/574767</text:p>
          </table:table-cell>
          <table:table-cell office:value-type="string">
            <text:p>Lázně Bohdaneč</text:p>
          </table:table-cell>
        </table:table-row>
        <table:table-row table:style-name="ro1">
          <table:table-cell office:value-type="string">
            <text:p>http://ruian.linked.opendata.cz/resource/obce/554600</text:p>
          </table:table-cell>
          <table:table-cell office:value-type="string">
            <text:p>Lázně Kynžvart</text:p>
          </table:table-cell>
        </table:table-row>
        <table:table-row table:style-name="ro1">
          <table:table-cell office:value-type="string">
            <text:p>http://ruian.linked.opendata.cz/resource/obce/564206</text:p>
          </table:table-cell>
          <table:table-cell office:value-type="string">
            <text:p>Lázně Libverda</text:p>
          </table:table-cell>
        </table:table-row>
        <table:table-row table:style-name="ro1">
          <table:table-cell office:value-type="string">
            <text:p>http://ruian.linked.opendata.cz/resource/obce/538914</text:p>
          </table:table-cell>
          <table:table-cell office:value-type="string">
            <text:p>Lázně Toušeň</text:p>
          </table:table-cell>
        </table:table-row>
        <table:table-row table:style-name="ro1">
          <table:table-cell office:value-type="string">
            <text:p>http://ruian.linked.opendata.cz/resource/obce/514446</text:p>
          </table:table-cell>
          <table:table-cell office:value-type="string">
            <text:p>Lazníčky</text:p>
          </table:table-cell>
        </table:table-row>
        <table:table-row table:style-name="ro1">
          <table:table-cell office:value-type="string">
            <text:p>http://ruian.linked.opendata.cz/resource/obce/514471</text:p>
          </table:table-cell>
          <table:table-cell office:value-type="string">
            <text:p>Lazníky</text:p>
          </table:table-cell>
        </table:table-row>
        <table:table-row table:style-name="ro1">
          <table:table-cell office:value-type="string">
            <text:p>http://ruian.linked.opendata.cz/resource/obce/533939</text:p>
          </table:table-cell>
          <table:table-cell office:value-type="string">
            <text:p>Lážovice</text:p>
          </table:table-cell>
        </table:table-row>
        <table:table-row table:style-name="ro1">
          <table:table-cell office:value-type="string">
            <text:p>http://ruian.linked.opendata.cz/resource/obce/564346</text:p>
          </table:table-cell>
          <table:table-cell office:value-type="string">
            <text:p>Lazsko</text:p>
          </table:table-cell>
        </table:table-row>
        <table:table-row table:style-name="ro1">
          <table:table-cell office:value-type="string">
            <text:p>http://ruian.linked.opendata.cz/resource/obce/561649</text:p>
          </table:table-cell>
          <table:table-cell office:value-type="string">
            <text:p>Lčovice</text:p>
          </table:table-cell>
        </table:table-row>
        <table:table-row table:style-name="ro1">
          <table:table-cell office:value-type="string">
            <text:p>http://ruian.linked.opendata.cz/resource/obce/588661</text:p>
          </table:table-cell>
          <table:table-cell office:value-type="string">
            <text:p>Lechotice</text:p>
          </table:table-cell>
        </table:table-row>
        <table:table-row table:style-name="ro1">
          <table:table-cell office:value-type="string">
            <text:p>http://ruian.linked.opendata.cz/resource/obce/594334</text:p>
          </table:table-cell>
          <table:table-cell office:value-type="string">
            <text:p>Lechovice</text:p>
          </table:table-cell>
        </table:table-row>
        <table:table-row table:style-name="ro1">
          <table:table-cell office:value-type="string">
            <text:p>http://ruian.linked.opendata.cz/resource/obce/532533</text:p>
          </table:table-cell>
          <table:table-cell office:value-type="string">
            <text:p>Ledce</text:p>
          </table:table-cell>
        </table:table-row>
        <table:table-row table:style-name="ro1">
          <table:table-cell office:value-type="string">
            <text:p>http://ruian.linked.opendata.cz/resource/obce/559148</text:p>
          </table:table-cell>
          <table:table-cell office:value-type="string">
            <text:p>Ledce</text:p>
          </table:table-cell>
        </table:table-row>
        <table:table-row table:style-name="ro1">
          <table:table-cell office:value-type="string">
            <text:p>http://ruian.linked.opendata.cz/resource/obce/536202</text:p>
          </table:table-cell>
          <table:table-cell office:value-type="string">
            <text:p>Ledce</text:p>
          </table:table-cell>
        </table:table-row>
        <table:table-row table:style-name="ro1">
          <table:table-cell office:value-type="string">
            <text:p>http://ruian.linked.opendata.cz/resource/obce/583278</text:p>
          </table:table-cell>
          <table:table-cell office:value-type="string">
            <text:p>Ledce</text:p>
          </table:table-cell>
        </table:table-row>
        <table:table-row table:style-name="ro1">
          <table:table-cell office:value-type="string">
            <text:p>http://ruian.linked.opendata.cz/resource/obce/576433</text:p>
          </table:table-cell>
          <table:table-cell office:value-type="string">
            <text:p>Ledce</text:p>
          </table:table-cell>
        </table:table-row>
        <table:table-row table:style-name="ro1">
          <table:table-cell office:value-type="string">
            <text:p>http://ruian.linked.opendata.cz/resource/obce/534978</text:p>
          </table:table-cell>
          <table:table-cell office:value-type="string">
            <text:p>Ledčice</text:p>
          </table:table-cell>
        </table:table-row>
        <table:table-row table:style-name="ro1">
          <table:table-cell office:value-type="string">
            <text:p>http://ruian.linked.opendata.cz/resource/obce/568988</text:p>
          </table:table-cell>
          <table:table-cell office:value-type="string">
            <text:p>Ledeč nad Sázavou</text:p>
          </table:table-cell>
        </table:table-row>
        <table:table-row table:style-name="ro1">
          <table:table-cell office:value-type="string">
            <text:p>http://ruian.linked.opendata.cz/resource/obce/534170</text:p>
          </table:table-cell>
          <table:table-cell office:value-type="string">
            <text:p>Ledečko</text:p>
          </table:table-cell>
        </table:table-row>
        <table:table-row table:style-name="ro1">
          <table:table-cell office:value-type="string">
            <text:p>http://ruian.linked.opendata.cz/resource/obce/544736</text:p>
          </table:table-cell>
          <table:table-cell office:value-type="string">
            <text:p>Ledenice</text:p>
          </table:table-cell>
        </table:table-row>
        <table:table-row table:style-name="ro1">
          <table:table-cell office:value-type="string">
            <text:p>http://ruian.linked.opendata.cz/resource/obce/584631</text:p>
          </table:table-cell>
          <table:table-cell office:value-type="string">
            <text:p>Lednice</text:p>
          </table:table-cell>
        </table:table-row>
        <table:table-row table:style-name="ro1">
          <table:table-cell office:value-type="string">
            <text:p>http://ruian.linked.opendata.cz/resource/obce/567655</text:p>
          </table:table-cell>
          <table:table-cell office:value-type="string">
            <text:p>Ledvice</text:p>
          </table:table-cell>
        </table:table-row>
        <table:table-row table:style-name="ro1">
          <table:table-cell office:value-type="string">
            <text:p>http://ruian.linked.opendata.cz/resource/obce/570222</text:p>
          </table:table-cell>
          <table:table-cell office:value-type="string">
            <text:p>Lejšovka</text:p>
          </table:table-cell>
        </table:table-row>
        <table:table-row table:style-name="ro1">
          <table:table-cell office:value-type="string">
            <text:p>http://ruian.linked.opendata.cz/resource/obce/583286</text:p>
          </table:table-cell>
          <table:table-cell office:value-type="string">
            <text:p>Lelekovice</text:p>
          </table:table-cell>
        </table:table-row>
        <table:table-row table:style-name="ro1">
          <table:table-cell office:value-type="string">
            <text:p>http://ruian.linked.opendata.cz/resource/obce/566322</text:p>
          </table:table-cell>
          <table:table-cell office:value-type="string">
            <text:p>Lenešice</text:p>
          </table:table-cell>
        </table:table-row>
        <table:table-row table:style-name="ro1">
          <table:table-cell office:value-type="string">
            <text:p>http://ruian.linked.opendata.cz/resource/obce/550353</text:p>
          </table:table-cell>
          <table:table-cell office:value-type="string">
            <text:p>Lenora</text:p>
          </table:table-cell>
        </table:table-row>
        <table:table-row table:style-name="ro1">
          <table:table-cell office:value-type="string">
            <text:p>http://ruian.linked.opendata.cz/resource/obce/530051</text:p>
          </table:table-cell>
          <table:table-cell office:value-type="string">
            <text:p>Lešany</text:p>
          </table:table-cell>
        </table:table-row>
        <table:table-row table:style-name="ro1">
          <table:table-cell office:value-type="string">
            <text:p>http://ruian.linked.opendata.cz/resource/obce/589683</text:p>
          </table:table-cell>
          <table:table-cell office:value-type="string">
            <text:p>Lešany</text:p>
          </table:table-cell>
        </table:table-row>
        <table:table-row table:style-name="ro1">
          <table:table-cell office:value-type="string">
            <text:p>http://ruian.linked.opendata.cz/resource/obce/513521</text:p>
          </table:table-cell>
          <table:table-cell office:value-type="string">
            <text:p>Lešetice</text:p>
          </table:table-cell>
        </table:table-row>
        <table:table-row table:style-name="ro1">
          <table:table-cell office:value-type="string">
            <text:p>http://ruian.linked.opendata.cz/resource/obce/544264</text:p>
          </table:table-cell>
          <table:table-cell office:value-type="string">
            <text:p>Leskovec</text:p>
          </table:table-cell>
        </table:table-row>
        <table:table-row table:style-name="ro1">
          <table:table-cell office:value-type="string">
            <text:p>http://ruian.linked.opendata.cz/resource/obce/597546</text:p>
          </table:table-cell>
          <table:table-cell office:value-type="string">
            <text:p>Leskovec nad Moravicí</text:p>
          </table:table-cell>
        </table:table-row>
        <table:table-row table:style-name="ro1">
          <table:table-cell office:value-type="string">
            <text:p>http://ruian.linked.opendata.cz/resource/obce/548235</text:p>
          </table:table-cell>
          <table:table-cell office:value-type="string">
            <text:p>Leskovice</text:p>
          </table:table-cell>
        </table:table-row>
        <table:table-row table:style-name="ro1">
          <table:table-cell office:value-type="string">
            <text:p>http://ruian.linked.opendata.cz/resource/obce/568996</text:p>
          </table:table-cell>
          <table:table-cell office:value-type="string">
            <text:p>Leškovice</text:p>
          </table:table-cell>
        </table:table-row>
        <table:table-row table:style-name="ro1">
          <table:table-cell office:value-type="string">
            <text:p>http://ruian.linked.opendata.cz/resource/obce/562041</text:p>
          </table:table-cell>
          <table:table-cell office:value-type="string">
            <text:p>Lesná</text:p>
          </table:table-cell>
        </table:table-row>
        <table:table-row table:style-name="ro1">
          <table:table-cell office:value-type="string">
            <text:p>http://ruian.linked.opendata.cz/resource/obce/561002</text:p>
          </table:table-cell>
          <table:table-cell office:value-type="string">
            <text:p>Lesná</text:p>
          </table:table-cell>
        </table:table-row>
        <table:table-row table:style-name="ro1">
          <table:table-cell office:value-type="string">
            <text:p>http://ruian.linked.opendata.cz/resource/obce/594342</text:p>
          </table:table-cell>
          <table:table-cell office:value-type="string">
            <text:p>Lesná</text:p>
          </table:table-cell>
        </table:table-row>
        <table:table-row table:style-name="ro1">
          <table:table-cell office:value-type="string">
            <text:p>http://ruian.linked.opendata.cz/resource/obce/590983</text:p>
          </table:table-cell>
          <table:table-cell office:value-type="string">
            <text:p>Lesná</text:p>
          </table:table-cell>
        </table:table-row>
        <table:table-row table:style-name="ro1">
          <table:table-cell office:value-type="string">
            <text:p>http://ruian.linked.opendata.cz/resource/obce/544302</text:p>
          </table:table-cell>
          <table:table-cell office:value-type="string">
            <text:p>Lešná</text:p>
          </table:table-cell>
        </table:table-row>
        <table:table-row table:style-name="ro1">
          <table:table-cell office:value-type="string">
            <text:p>http://ruian.linked.opendata.cz/resource/obce/583294</text:p>
          </table:table-cell>
          <table:table-cell office:value-type="string">
            <text:p>Lesní Hluboké</text:p>
          </table:table-cell>
        </table:table-row>
        <table:table-row table:style-name="ro1">
          <table:table-cell office:value-type="string">
            <text:p>http://ruian.linked.opendata.cz/resource/obce/590991</text:p>
          </table:table-cell>
          <table:table-cell office:value-type="string">
            <text:p>Lesní Jakubov</text:p>
          </table:table-cell>
        </table:table-row>
        <table:table-row table:style-name="ro1">
          <table:table-cell office:value-type="string">
            <text:p>http://ruian.linked.opendata.cz/resource/obce/537284</text:p>
          </table:table-cell>
          <table:table-cell office:value-type="string">
            <text:p>Lesnice</text:p>
          </table:table-cell>
        </table:table-row>
        <table:table-row table:style-name="ro1">
          <table:table-cell office:value-type="string">
            <text:p>http://ruian.linked.opendata.cz/resource/obce/594351</text:p>
          </table:table-cell>
          <table:table-cell office:value-type="string">
            <text:p>Lesonice</text:p>
          </table:table-cell>
        </table:table-row>
        <table:table-row table:style-name="ro1">
          <table:table-cell office:value-type="string">
            <text:p>http://ruian.linked.opendata.cz/resource/obce/591009</text:p>
          </table:table-cell>
          <table:table-cell office:value-type="string">
            <text:p>Lesonice</text:p>
          </table:table-cell>
        </table:table-row>
        <table:table-row table:style-name="ro1">
          <table:table-cell office:value-type="string">
            <text:p>http://ruian.linked.opendata.cz/resource/obce/537713</text:p>
          </table:table-cell>
          <table:table-cell office:value-type="string">
            <text:p>Leština</text:p>
          </table:table-cell>
        </table:table-row>
        <table:table-row table:style-name="ro1">
          <table:table-cell office:value-type="string">
            <text:p>http://ruian.linked.opendata.cz/resource/obce/571695</text:p>
          </table:table-cell>
          <table:table-cell office:value-type="string">
            <text:p>Leština</text:p>
          </table:table-cell>
        </table:table-row>
        <table:table-row table:style-name="ro1">
          <table:table-cell office:value-type="string">
            <text:p>http://ruian.linked.opendata.cz/resource/obce/569011</text:p>
          </table:table-cell>
          <table:table-cell office:value-type="string">
            <text:p>Leština u Světlé</text:p>
          </table:table-cell>
        </table:table-row>
        <table:table-row table:style-name="ro1">
          <table:table-cell office:value-type="string">
            <text:p>http://ruian.linked.opendata.cz/resource/obce/571709</text:p>
          </table:table-cell>
          <table:table-cell office:value-type="string">
            <text:p>Leštinka</text:p>
          </table:table-cell>
        </table:table-row>
        <table:table-row table:style-name="ro1">
          <table:table-cell office:value-type="string">
            <text:p>http://ruian.linked.opendata.cz/resource/obce/561011</text:p>
          </table:table-cell>
          <table:table-cell office:value-type="string">
            <text:p>Lestkov</text:p>
          </table:table-cell>
        </table:table-row>
        <table:table-row table:style-name="ro1">
          <table:table-cell office:value-type="string">
            <text:p>http://ruian.linked.opendata.cz/resource/obce/573485</text:p>
          </table:table-cell>
          <table:table-cell office:value-type="string">
            <text:p>Lesůňky</text:p>
          </table:table-cell>
        </table:table-row>
        <table:table-row table:style-name="ro1">
          <table:table-cell office:value-type="string">
            <text:p>http://ruian.linked.opendata.cz/resource/obce/557951</text:p>
          </table:table-cell>
          <table:table-cell office:value-type="string">
            <text:p>Letiny</text:p>
          </table:table-cell>
        </table:table-row>
        <table:table-row table:style-name="ro1">
          <table:table-cell office:value-type="string">
            <text:p>http://ruian.linked.opendata.cz/resource/obce/540561</text:p>
          </table:table-cell>
          <table:table-cell office:value-type="string">
            <text:p>Letkov</text:p>
          </table:table-cell>
        </table:table-row>
        <table:table-row table:style-name="ro1">
          <table:table-cell office:value-type="string">
            <text:p>http://ruian.linked.opendata.cz/resource/obce/580538</text:p>
          </table:table-cell>
          <table:table-cell office:value-type="string">
            <text:p>Letohrad</text:p>
          </table:table-cell>
        </table:table-row>
        <table:table-row table:style-name="ro1">
          <table:table-cell office:value-type="string">
            <text:p>http://ruian.linked.opendata.cz/resource/obce/593257</text:p>
          </table:table-cell>
          <table:table-cell office:value-type="string">
            <text:p>Letonice</text:p>
          </table:table-cell>
        </table:table-row>
        <table:table-row table:style-name="ro1">
          <table:table-cell office:value-type="string">
            <text:p>http://ruian.linked.opendata.cz/resource/obce/581917</text:p>
          </table:table-cell>
          <table:table-cell office:value-type="string">
            <text:p>Letovice</text:p>
          </table:table-cell>
        </table:table-row>
        <table:table-row table:style-name="ro1">
          <table:table-cell office:value-type="string">
            <text:p>http://ruian.linked.opendata.cz/resource/obce/539406</text:p>
          </table:table-cell>
          <table:table-cell office:value-type="string">
            <text:p>Lety</text:p>
          </table:table-cell>
        </table:table-row>
        <table:table-row table:style-name="ro1">
          <table:table-cell office:value-type="string">
            <text:p>http://ruian.linked.opendata.cz/resource/obce/549568</text:p>
          </table:table-cell>
          <table:table-cell office:value-type="string">
            <text:p>Lety</text:p>
          </table:table-cell>
        </table:table-row>
        <table:table-row table:style-name="ro1">
          <table:table-cell office:value-type="string">
            <text:p>http://ruian.linked.opendata.cz/resource/obce/565105</text:p>
          </table:table-cell>
          <table:table-cell office:value-type="string">
            <text:p>Levín</text:p>
          </table:table-cell>
        </table:table-row>
        <table:table-row table:style-name="ro1">
          <table:table-cell office:value-type="string">
            <text:p>http://ruian.linked.opendata.cz/resource/obce/577375</text:p>
          </table:table-cell>
          <table:table-cell office:value-type="string">
            <text:p>Levínská Olešnice</text:p>
          </table:table-cell>
        </table:table-row>
        <table:table-row table:style-name="ro1">
          <table:table-cell office:value-type="string">
            <text:p>http://ruian.linked.opendata.cz/resource/obce/591025</text:p>
          </table:table-cell>
          <table:table-cell office:value-type="string">
            <text:p>Lhánice</text:p>
          </table:table-cell>
        </table:table-row>
        <table:table-row table:style-name="ro1">
          <table:table-cell office:value-type="string">
            <text:p>http://ruian.linked.opendata.cz/resource/obce/550361</text:p>
          </table:table-cell>
          <table:table-cell office:value-type="string">
            <text:p>Lhenice</text:p>
          </table:table-cell>
        </table:table-row>
        <table:table-row table:style-name="ro1">
          <table:table-cell office:value-type="string">
            <text:p>http://ruian.linked.opendata.cz/resource/obce/513041</text:p>
          </table:table-cell>
          <table:table-cell office:value-type="string">
            <text:p>Lhota</text:p>
          </table:table-cell>
        </table:table-row>
        <table:table-row table:style-name="ro1">
          <table:table-cell office:value-type="string">
            <text:p>http://ruian.linked.opendata.cz/resource/obce/534986</text:p>
          </table:table-cell>
          <table:table-cell office:value-type="string">
            <text:p>Lhota</text:p>
          </table:table-cell>
        </table:table-row>
        <table:table-row table:style-name="ro1">
          <table:table-cell office:value-type="string">
            <text:p>http://ruian.linked.opendata.cz/resource/obce/514497</text:p>
          </table:table-cell>
          <table:table-cell office:value-type="string">
            <text:p>Lhota</text:p>
          </table:table-cell>
        </table:table-row>
        <table:table-row table:style-name="ro1">
          <table:table-cell office:value-type="string">
            <text:p>http://ruian.linked.opendata.cz/resource/obce/573434</text:p>
          </table:table-cell>
          <table:table-cell office:value-type="string">
            <text:p>Lhota</text:p>
          </table:table-cell>
        </table:table-row>
        <table:table-row table:style-name="ro1">
          <table:table-cell office:value-type="string">
            <text:p>http://ruian.linked.opendata.cz/resource/obce/574180</text:p>
          </table:table-cell>
          <table:table-cell office:value-type="string">
            <text:p>Lhota pod Hořičkami</text:p>
          </table:table-cell>
        </table:table-row>
        <table:table-row table:style-name="ro1">
          <table:table-cell office:value-type="string">
            <text:p>http://ruian.linked.opendata.cz/resource/obce/570231</text:p>
          </table:table-cell>
          <table:table-cell office:value-type="string">
            <text:p>Lhota pod Libčany</text:p>
          </table:table-cell>
        </table:table-row>
        <table:table-row table:style-name="ro1">
          <table:table-cell office:value-type="string">
            <text:p>http://ruian.linked.opendata.cz/resource/obce/567001</text:p>
          </table:table-cell>
          <table:table-cell office:value-type="string">
            <text:p>Lhota pod Radčem</text:p>
          </table:table-cell>
        </table:table-row>
        <table:table-row table:style-name="ro1">
          <table:table-cell office:value-type="string">
            <text:p>http://ruian.linked.opendata.cz/resource/obce/581925</text:p>
          </table:table-cell>
          <table:table-cell office:value-type="string">
            <text:p>Lhota Rapotina</text:p>
          </table:table-cell>
        </table:table-row>
        <table:table-row table:style-name="ro1">
          <table:table-cell office:value-type="string">
            <text:p>http://ruian.linked.opendata.cz/resource/obce/581933</text:p>
          </table:table-cell>
          <table:table-cell office:value-type="string">
            <text:p>Lhota u Lysic</text:p>
          </table:table-cell>
        </table:table-row>
        <table:table-row table:style-name="ro1">
          <table:table-cell office:value-type="string">
            <text:p>http://ruian.linked.opendata.cz/resource/obce/581941</text:p>
          </table:table-cell>
          <table:table-cell office:value-type="string">
            <text:p>Lhota u Olešnice</text:p>
          </table:table-cell>
        </table:table-row>
        <table:table-row table:style-name="ro1">
          <table:table-cell office:value-type="string">
            <text:p>http://ruian.linked.opendata.cz/resource/obce/598411</text:p>
          </table:table-cell>
          <table:table-cell office:value-type="string">
            <text:p>Lhota u Příbramě</text:p>
          </table:table-cell>
        </table:table-row>
        <table:table-row table:style-name="ro1">
          <table:table-cell office:value-type="string">
            <text:p>http://ruian.linked.opendata.cz/resource/obce/556866</text:p>
          </table:table-cell>
          <table:table-cell office:value-type="string">
            <text:p>Lhota u Vsetína</text:p>
          </table:table-cell>
        </table:table-row>
        <table:table-row table:style-name="ro1">
          <table:table-cell office:value-type="string">
            <text:p>http://ruian.linked.opendata.cz/resource/obce/561282</text:p>
          </table:table-cell>
          <table:table-cell office:value-type="string">
            <text:p>Lhota-Vlasenice</text:p>
          </table:table-cell>
        </table:table-row>
        <table:table-row table:style-name="ro1">
          <table:table-cell office:value-type="string">
            <text:p>http://ruian.linked.opendata.cz/resource/obce/544876</text:p>
          </table:table-cell>
          <table:table-cell office:value-type="string">
            <text:p>Lhotice</text:p>
          </table:table-cell>
        </table:table-row>
        <table:table-row table:style-name="ro1">
          <table:table-cell office:value-type="string">
            <text:p>http://ruian.linked.opendata.cz/resource/obce/514527</text:p>
          </table:table-cell>
          <table:table-cell office:value-type="string">
            <text:p>Lhotka</text:p>
          </table:table-cell>
        </table:table-row>
        <table:table-row table:style-name="ro1">
          <table:table-cell office:value-type="string">
            <text:p>http://ruian.linked.opendata.cz/resource/obce/531898</text:p>
          </table:table-cell>
          <table:table-cell office:value-type="string">
            <text:p>Lhotka</text:p>
          </table:table-cell>
        </table:table-row>
        <table:table-row table:style-name="ro1">
          <table:table-cell office:value-type="string">
            <text:p>http://ruian.linked.opendata.cz/resource/obce/598364</text:p>
          </table:table-cell>
          <table:table-cell office:value-type="string">
            <text:p>Lhotka</text:p>
          </table:table-cell>
        </table:table-row>
        <table:table-row table:style-name="ro1">
          <table:table-cell office:value-type="string">
            <text:p>http://ruian.linked.opendata.cz/resource/obce/533335</text:p>
          </table:table-cell>
          <table:table-cell office:value-type="string">
            <text:p>Lhotka</text:p>
          </table:table-cell>
        </table:table-row>
        <table:table-row table:style-name="ro1">
          <table:table-cell office:value-type="string">
            <text:p>http://ruian.linked.opendata.cz/resource/obce/587451</text:p>
          </table:table-cell>
          <table:table-cell office:value-type="string">
            <text:p>Lhotka</text:p>
          </table:table-cell>
        </table:table-row>
        <table:table-row table:style-name="ro1">
          <table:table-cell office:value-type="string">
            <text:p>http://ruian.linked.opendata.cz/resource/obce/596035</text:p>
          </table:table-cell>
          <table:table-cell office:value-type="string">
            <text:p>Lhotka</text:p>
          </table:table-cell>
        </table:table-row>
        <table:table-row table:style-name="ro1">
          <table:table-cell office:value-type="string">
            <text:p>http://ruian.linked.opendata.cz/resource/obce/565113</text:p>
          </table:table-cell>
          <table:table-cell office:value-type="string">
            <text:p>Lhotka nad Labem</text:p>
          </table:table-cell>
        </table:table-row>
        <table:table-row table:style-name="ro1">
          <table:table-cell office:value-type="string">
            <text:p>http://ruian.linked.opendata.cz/resource/obce/553115</text:p>
          </table:table-cell>
          <table:table-cell office:value-type="string">
            <text:p>Lhotka u Litultovic</text:p>
          </table:table-cell>
        </table:table-row>
        <table:table-row table:style-name="ro1">
          <table:table-cell office:value-type="string">
            <text:p>http://ruian.linked.opendata.cz/resource/obce/559946</text:p>
          </table:table-cell>
          <table:table-cell office:value-type="string">
            <text:p>Lhotka u Radnic</text:p>
          </table:table-cell>
        </table:table-row>
        <table:table-row table:style-name="ro1">
          <table:table-cell office:value-type="string">
            <text:p>http://ruian.linked.opendata.cz/resource/obce/536211</text:p>
          </table:table-cell>
          <table:table-cell office:value-type="string">
            <text:p>Lhotky</text:p>
          </table:table-cell>
        </table:table-row>
        <table:table-row table:style-name="ro1">
          <table:table-cell office:value-type="string">
            <text:p>http://ruian.linked.opendata.cz/resource/obce/549550</text:p>
          </table:table-cell>
          <table:table-cell office:value-type="string">
            <text:p>Lhotsko</text:p>
          </table:table-cell>
        </table:table-row>
        <table:table-row table:style-name="ro1">
          <table:table-cell office:value-type="string">
            <text:p>http://ruian.linked.opendata.cz/resource/obce/576441</text:p>
          </table:table-cell>
          <table:table-cell office:value-type="string">
            <text:p>Lhoty u Potštejna</text:p>
          </table:table-cell>
        </table:table-row>
        <table:table-row table:style-name="ro1">
          <table:table-cell office:value-type="string">
            <text:p>http://ruian.linked.opendata.cz/resource/obce/578606</text:p>
          </table:table-cell>
          <table:table-cell office:value-type="string">
            <text:p>Lhůta</text:p>
          </table:table-cell>
        </table:table-row>
        <table:table-row table:style-name="ro1">
          <table:table-cell office:value-type="string">
            <text:p>http://ruian.linked.opendata.cz/resource/obce/554618</text:p>
          </table:table-cell>
          <table:table-cell office:value-type="string">
            <text:p>Libá</text:p>
          </table:table-cell>
        </table:table-row>
        <table:table-row table:style-name="ro1">
          <table:table-cell office:value-type="string">
            <text:p>http://ruian.linked.opendata.cz/resource/obce/573108</text:p>
          </table:table-cell>
          <table:table-cell office:value-type="string">
            <text:p>Libáň</text:p>
          </table:table-cell>
        </table:table-row>
        <table:table-row table:style-name="ro1">
          <table:table-cell office:value-type="string">
            <text:p>http://ruian.linked.opendata.cz/resource/obce/503941</text:p>
          </table:table-cell>
          <table:table-cell office:value-type="string">
            <text:p>Libavá</text:p>
          </table:table-cell>
        </table:table-row>
        <table:table-row table:style-name="ro1">
          <table:table-cell office:value-type="string">
            <text:p>http://ruian.linked.opendata.cz/resource/obce/560502</text:p>
          </table:table-cell>
          <table:table-cell office:value-type="string">
            <text:p>Libavské Údolí</text:p>
          </table:table-cell>
        </table:table-row>
        <table:table-row table:style-name="ro1">
          <table:table-cell office:value-type="string">
            <text:p>http://ruian.linked.opendata.cz/resource/obce/570249</text:p>
          </table:table-cell>
          <table:table-cell office:value-type="string">
            <text:p>Libčany</text:p>
          </table:table-cell>
        </table:table-row>
        <table:table-row table:style-name="ro1">
          <table:table-cell office:value-type="string">
            <text:p>http://ruian.linked.opendata.cz/resource/obce/566349</text:p>
          </table:table-cell>
          <table:table-cell office:value-type="string">
            <text:p>Libčeves</text:p>
          </table:table-cell>
        </table:table-row>
        <table:table-row table:style-name="ro1">
          <table:table-cell office:value-type="string">
            <text:p>http://ruian.linked.opendata.cz/resource/obce/580147</text:p>
          </table:table-cell>
          <table:table-cell office:value-type="string">
            <text:p>Libchavy</text:p>
          </table:table-cell>
        </table:table-row>
        <table:table-row table:style-name="ro1">
          <table:table-cell office:value-type="string">
            <text:p>http://ruian.linked.opendata.cz/resource/obce/547701</text:p>
          </table:table-cell>
          <table:table-cell office:value-type="string">
            <text:p>Libchyně</text:p>
          </table:table-cell>
        </table:table-row>
        <table:table-row table:style-name="ro1">
          <table:table-cell office:value-type="string">
            <text:p>http://ruian.linked.opendata.cz/resource/obce/539414</text:p>
          </table:table-cell>
          <table:table-cell office:value-type="string">
            <text:p>Libčice nad Vltavou</text:p>
          </table:table-cell>
        </table:table-row>
        <table:table-row table:style-name="ro1">
          <table:table-cell office:value-type="string">
            <text:p>http://ruian.linked.opendata.cz/resource/obce/535001</text:p>
          </table:table-cell>
          <table:table-cell office:value-type="string">
            <text:p>Liběchov</text:p>
          </table:table-cell>
        </table:table-row>
        <table:table-row table:style-name="ro1">
          <table:table-cell office:value-type="string">
            <text:p>http://ruian.linked.opendata.cz/resource/obce/580562</text:p>
          </table:table-cell>
          <table:table-cell office:value-type="string">
            <text:p>Libecina</text:p>
          </table:table-cell>
        </table:table-row>
        <table:table-row table:style-name="ro1">
          <table:table-cell office:value-type="string">
            <text:p>http://ruian.linked.opendata.cz/resource/obce/563188</text:p>
          </table:table-cell>
          <table:table-cell office:value-type="string">
            <text:p>Libědice</text:p>
          </table:table-cell>
        </table:table-row>
        <table:table-row table:style-name="ro1">
          <table:table-cell office:value-type="string">
            <text:p>http://ruian.linked.opendata.cz/resource/obce/563544</text:p>
          </table:table-cell>
          <table:table-cell office:value-type="string">
            <text:p>Libějice</text:p>
          </table:table-cell>
        </table:table-row>
        <table:table-row table:style-name="ro1">
          <table:table-cell office:value-type="string">
            <text:p>http://ruian.linked.opendata.cz/resource/obce/551333</text:p>
          </table:table-cell>
          <table:table-cell office:value-type="string">
            <text:p>Libějovice</text:p>
          </table:table-cell>
        </table:table-row>
        <table:table-row table:style-name="ro1">
          <table:table-cell office:value-type="string">
            <text:p>http://ruian.linked.opendata.cz/resource/obce/548651</text:p>
          </table:table-cell>
          <table:table-cell office:value-type="string">
            <text:p>Libel</text:p>
          </table:table-cell>
        </table:table-row>
        <table:table-row table:style-name="ro1">
          <table:table-cell office:value-type="string">
            <text:p>http://ruian.linked.opendata.cz/resource/obce/533475</text:p>
          </table:table-cell>
          <table:table-cell office:value-type="string">
            <text:p>Libenice</text:p>
          </table:table-cell>
        </table:table-row>
        <table:table-row table:style-name="ro1">
          <table:table-cell office:value-type="string">
            <text:p>http://ruian.linked.opendata.cz/resource/obce/539422</text:p>
          </table:table-cell>
          <table:table-cell office:value-type="string">
            <text:p>Libeř</text:p>
          </table:table-cell>
        </table:table-row>
        <table:table-row table:style-name="ro1">
          <table:table-cell office:value-type="string">
            <text:p>http://ruian.linked.opendata.cz/resource/obce/563889</text:p>
          </table:table-cell>
          <table:table-cell office:value-type="string">
            <text:p>Liberec</text:p>
          </table:table-cell>
        </table:table-row>
        <table:table-row table:style-name="ro1">
          <table:table-cell office:value-type="string">
            <text:p>http://ruian.linked.opendata.cz/resource/obce/576450</text:p>
          </table:table-cell>
          <table:table-cell office:value-type="string">
            <text:p>Liberk</text:p>
          </table:table-cell>
        </table:table-row>
        <table:table-row table:style-name="ro1">
          <table:table-cell office:value-type="string">
            <text:p>http://ruian.linked.opendata.cz/resource/obce/565121</text:p>
          </table:table-cell>
          <table:table-cell office:value-type="string">
            <text:p>Liběšice</text:p>
          </table:table-cell>
        </table:table-row>
        <table:table-row table:style-name="ro1">
          <table:table-cell office:value-type="string">
            <text:p>http://ruian.linked.opendata.cz/resource/obce/566357</text:p>
          </table:table-cell>
          <table:table-cell office:value-type="string">
            <text:p>Liběšice</text:p>
          </table:table-cell>
        </table:table-row>
        <table:table-row table:style-name="ro1">
          <table:table-cell office:value-type="string">
            <text:p>http://ruian.linked.opendata.cz/resource/obce/536831</text:p>
          </table:table-cell>
          <table:table-cell office:value-type="string">
            <text:p>Libětice</text:p>
          </table:table-cell>
        </table:table-row>
        <table:table-row table:style-name="ro1">
          <table:table-cell office:value-type="string">
            <text:p>http://ruian.linked.opendata.cz/resource/obce/530069</text:p>
          </table:table-cell>
          <table:table-cell office:value-type="string">
            <text:p>Libež</text:p>
          </table:table-cell>
        </table:table-row>
        <table:table-row table:style-name="ro1">
          <table:table-cell office:value-type="string">
            <text:p>http://ruian.linked.opendata.cz/resource/obce/538442</text:p>
          </table:table-cell>
          <table:table-cell office:value-type="string">
            <text:p>Líbeznice</text:p>
          </table:table-cell>
        </table:table-row>
        <table:table-row table:style-name="ro1">
          <table:table-cell office:value-type="string">
            <text:p>http://ruian.linked.opendata.cz/resource/obce/500046</text:p>
          </table:table-cell>
          <table:table-cell office:value-type="string">
            <text:p>Libhošť</text:p>
          </table:table-cell>
        </table:table-row>
        <table:table-row table:style-name="ro1">
          <table:table-cell office:value-type="string">
            <text:p>http://ruian.linked.opendata.cz/resource/obce/537438</text:p>
          </table:table-cell>
          <table:table-cell office:value-type="string">
            <text:p>Libice nad Cidlinou</text:p>
          </table:table-cell>
        </table:table-row>
        <table:table-row table:style-name="ro1">
          <table:table-cell office:value-type="string">
            <text:p>http://ruian.linked.opendata.cz/resource/obce/569020</text:p>
          </table:table-cell>
          <table:table-cell office:value-type="string">
            <text:p>Libice nad Doubravou</text:p>
          </table:table-cell>
        </table:table-row>
        <table:table-row table:style-name="ro1">
          <table:table-cell office:value-type="string">
            <text:p>http://ruian.linked.opendata.cz/resource/obce/544744</text:p>
          </table:table-cell>
          <table:table-cell office:value-type="string">
            <text:p>Libín</text:p>
          </table:table-cell>
        </table:table-row>
        <table:table-row table:style-name="ro1">
          <table:table-cell office:value-type="string">
            <text:p>http://ruian.linked.opendata.cz/resource/obce/539961</text:p>
          </table:table-cell>
          <table:table-cell office:value-type="string">
            <text:p>Libina</text:p>
          </table:table-cell>
        </table:table-row>
        <table:table-row table:style-name="ro1">
          <table:table-cell office:value-type="string">
            <text:p>http://ruian.linked.opendata.cz/resource/obce/571784</text:p>
          </table:table-cell>
          <table:table-cell office:value-type="string">
            <text:p>Libiš</text:p>
          </table:table-cell>
        </table:table-row>
        <table:table-row table:style-name="ro1">
          <table:table-cell office:value-type="string">
            <text:p>http://ruian.linked.opendata.cz/resource/obce/575305</text:p>
          </table:table-cell>
          <table:table-cell office:value-type="string">
            <text:p>Libišany</text:p>
          </table:table-cell>
        </table:table-row>
        <table:table-row table:style-name="ro1">
          <table:table-cell office:value-type="string">
            <text:p>http://ruian.linked.opendata.cz/resource/obce/553859</text:p>
          </table:table-cell>
          <table:table-cell office:value-type="string">
            <text:p>Libkov</text:p>
          </table:table-cell>
        </table:table-row>
        <table:table-row table:style-name="ro1">
          <table:table-cell office:value-type="string">
            <text:p>http://ruian.linked.opendata.cz/resource/obce/571725</text:p>
          </table:table-cell>
          <table:table-cell office:value-type="string">
            <text:p>Libkov</text:p>
          </table:table-cell>
        </table:table-row>
        <table:table-row table:style-name="ro1">
          <table:table-cell office:value-type="string">
            <text:p>http://ruian.linked.opendata.cz/resource/obce/598721</text:p>
          </table:table-cell>
          <table:table-cell office:value-type="string">
            <text:p>Libkova Voda</text:p>
          </table:table-cell>
        </table:table-row>
        <table:table-row table:style-name="ro1">
          <table:table-cell office:value-type="string">
            <text:p>http://ruian.linked.opendata.cz/resource/obce/565148</text:p>
          </table:table-cell>
          <table:table-cell office:value-type="string">
            <text:p>Libkovice pod Řípem</text:p>
          </table:table-cell>
        </table:table-row>
        <table:table-row table:style-name="ro1">
          <table:table-cell office:value-type="string">
            <text:p>http://ruian.linked.opendata.cz/resource/obce/531502</text:p>
          </table:table-cell>
          <table:table-cell office:value-type="string">
            <text:p>Liblice</text:p>
          </table:table-cell>
        </table:table-row>
        <table:table-row table:style-name="ro1">
          <table:table-cell office:value-type="string">
            <text:p>http://ruian.linked.opendata.cz/resource/obce/559954</text:p>
          </table:table-cell>
          <table:table-cell office:value-type="string">
            <text:p>Liblín</text:p>
          </table:table-cell>
        </table:table-row>
        <table:table-row table:style-name="ro1">
          <table:table-cell office:value-type="string">
            <text:p>http://ruian.linked.opendata.cz/resource/obce/579475</text:p>
          </table:table-cell>
          <table:table-cell office:value-type="string">
            <text:p>Libňatov</text:p>
          </table:table-cell>
        </table:table-row>
        <table:table-row table:style-name="ro1">
          <table:table-cell office:value-type="string">
            <text:p>http://ruian.linked.opendata.cz/resource/obce/535800</text:p>
          </table:table-cell>
          <table:table-cell office:value-type="string">
            <text:p>Libníč</text:p>
          </table:table-cell>
        </table:table-row>
        <table:table-row table:style-name="ro1">
          <table:table-cell office:value-type="string">
            <text:p>http://ruian.linked.opendata.cz/resource/obce/570257</text:p>
          </table:table-cell>
          <table:table-cell office:value-type="string">
            <text:p>Libníkovice</text:p>
          </table:table-cell>
        </table:table-row>
        <table:table-row table:style-name="ro1">
          <table:table-cell office:value-type="string">
            <text:p>http://ruian.linked.opendata.cz/resource/obce/530590</text:p>
          </table:table-cell>
          <table:table-cell office:value-type="string">
            <text:p>Libočany</text:p>
          </table:table-cell>
        </table:table-row>
        <table:table-row table:style-name="ro1">
          <table:table-cell office:value-type="string">
            <text:p>http://ruian.linked.opendata.cz/resource/obce/565156</text:p>
          </table:table-cell>
          <table:table-cell office:value-type="string">
            <text:p>Libochovany</text:p>
          </table:table-cell>
        </table:table-row>
        <table:table-row table:style-name="ro1">
          <table:table-cell office:value-type="string">
            <text:p>http://ruian.linked.opendata.cz/resource/obce/565164</text:p>
          </table:table-cell>
          <table:table-cell office:value-type="string">
            <text:p>Libochovice</text:p>
          </table:table-cell>
        </table:table-row>
        <table:table-row table:style-name="ro1">
          <table:table-cell office:value-type="string">
            <text:p>http://ruian.linked.opendata.cz/resource/obce/564150</text:p>
          </table:table-cell>
          <table:table-cell office:value-type="string">
            <text:p>Libochovičky</text:p>
          </table:table-cell>
        </table:table-row>
        <table:table-row table:style-name="ro1">
          <table:table-cell office:value-type="string">
            <text:p>http://ruian.linked.opendata.cz/resource/obce/533483</text:p>
          </table:table-cell>
          <table:table-cell office:value-type="string">
            <text:p>Libodřice</text:p>
          </table:table-cell>
        </table:table-row>
        <table:table-row table:style-name="ro1">
          <table:table-cell office:value-type="string">
            <text:p>http://ruian.linked.opendata.cz/resource/obce/571733</text:p>
          </table:table-cell>
          <table:table-cell office:value-type="string">
            <text:p>Liboměřice</text:p>
          </table:table-cell>
        </table:table-row>
        <table:table-row table:style-name="ro1">
          <table:table-cell office:value-type="string">
            <text:p>http://ruian.linked.opendata.cz/resource/obce/531448</text:p>
          </table:table-cell>
          <table:table-cell office:value-type="string">
            <text:p>Libomyšl</text:p>
          </table:table-cell>
        </table:table-row>
        <table:table-row table:style-name="ro1">
          <table:table-cell office:value-type="string">
            <text:p>http://ruian.linked.opendata.cz/resource/obce/566381</text:p>
          </table:table-cell>
          <table:table-cell office:value-type="string">
            <text:p>Libořice</text:p>
          </table:table-cell>
        </table:table-row>
        <table:table-row table:style-name="ro1">
          <table:table-cell office:value-type="string">
            <text:p>http://ruian.linked.opendata.cz/resource/obce/569003</text:p>
          </table:table-cell>
          <table:table-cell office:value-type="string">
            <text:p>Liboš</text:p>
          </table:table-cell>
        </table:table-row>
        <table:table-row table:style-name="ro1">
          <table:table-cell office:value-type="string">
            <text:p>http://ruian.linked.opendata.cz/resource/obce/573116</text:p>
          </table:table-cell>
          <table:table-cell office:value-type="string">
            <text:p>Libošovice</text:p>
          </table:table-cell>
        </table:table-row>
        <table:table-row table:style-name="ro1">
          <table:table-cell office:value-type="string">
            <text:p>http://ruian.linked.opendata.cz/resource/obce/565172</text:p>
          </table:table-cell>
          <table:table-cell office:value-type="string">
            <text:p>Libotenice</text:p>
          </table:table-cell>
        </table:table-row>
        <table:table-row table:style-name="ro1">
          <table:table-cell office:value-type="string">
            <text:p>http://ruian.linked.opendata.cz/resource/obce/579483</text:p>
          </table:table-cell>
          <table:table-cell office:value-type="string">
            <text:p>Libotov</text:p>
          </table:table-cell>
        </table:table-row>
        <table:table-row table:style-name="ro1">
          <table:table-cell office:value-type="string">
            <text:p>http://ruian.linked.opendata.cz/resource/obce/568058</text:p>
          </table:table-cell>
          <table:table-cell office:value-type="string">
            <text:p>Libouchec</text:p>
          </table:table-cell>
        </table:table-row>
        <table:table-row table:style-name="ro1">
          <table:table-cell office:value-type="string">
            <text:p>http://ruian.linked.opendata.cz/resource/obce/571601</text:p>
          </table:table-cell>
          <table:table-cell office:value-type="string">
            <text:p>Libovice</text:p>
          </table:table-cell>
        </table:table-row>
        <table:table-row table:style-name="ro1">
          <table:table-cell office:value-type="string">
            <text:p>http://ruian.linked.opendata.cz/resource/obce/570265</text:p>
          </table:table-cell>
          <table:table-cell office:value-type="string">
            <text:p>Librantice</text:p>
          </table:table-cell>
        </table:table-row>
        <table:table-row table:style-name="ro1">
          <table:table-cell office:value-type="string">
            <text:p>http://ruian.linked.opendata.cz/resource/obce/570273</text:p>
          </table:table-cell>
          <table:table-cell office:value-type="string">
            <text:p>Libřice</text:p>
          </table:table-cell>
        </table:table-row>
        <table:table-row table:style-name="ro1">
          <table:table-cell office:value-type="string">
            <text:p>http://ruian.linked.opendata.cz/resource/obce/577294</text:p>
          </table:table-cell>
          <table:table-cell office:value-type="string">
            <text:p>Libštát</text:p>
          </table:table-cell>
        </table:table-row>
        <table:table-row table:style-name="ro1">
          <table:table-cell office:value-type="string">
            <text:p>http://ruian.linked.opendata.cz/resource/obce/573124</text:p>
          </table:table-cell>
          <table:table-cell office:value-type="string">
            <text:p>Libuň</text:p>
          </table:table-cell>
        </table:table-row>
        <table:table-row table:style-name="ro1">
          <table:table-cell office:value-type="string">
            <text:p>http://ruian.linked.opendata.cz/resource/obce/532576</text:p>
          </table:table-cell>
          <table:table-cell office:value-type="string">
            <text:p>Libušín</text:p>
          </table:table-cell>
        </table:table-row>
        <table:table-row table:style-name="ro1">
          <table:table-cell office:value-type="string">
            <text:p>http://ruian.linked.opendata.cz/resource/obce/580571</text:p>
          </table:table-cell>
          <table:table-cell office:value-type="string">
            <text:p>Lichkov</text:p>
          </table:table-cell>
        </table:table-row>
        <table:table-row table:style-name="ro1">
          <table:table-cell office:value-type="string">
            <text:p>http://ruian.linked.opendata.cz/resource/obce/597554</text:p>
          </table:table-cell>
          <table:table-cell office:value-type="string">
            <text:p>Lichnov</text:p>
          </table:table-cell>
        </table:table-row>
        <table:table-row table:style-name="ro1">
          <table:table-cell office:value-type="string">
            <text:p>http://ruian.linked.opendata.cz/resource/obce/599603</text:p>
          </table:table-cell>
          <table:table-cell office:value-type="string">
            <text:p>Lichnov</text:p>
          </table:table-cell>
        </table:table-row>
        <table:table-row table:style-name="ro1">
          <table:table-cell office:value-type="string">
            <text:p>http://ruian.linked.opendata.cz/resource/obce/571326</text:p>
          </table:table-cell>
          <table:table-cell office:value-type="string">
            <text:p>Lichoceves</text:p>
          </table:table-cell>
        </table:table-row>
        <table:table-row table:style-name="ro1">
          <table:table-cell office:value-type="string">
            <text:p>http://ruian.linked.opendata.cz/resource/obce/547832</text:p>
          </table:table-cell>
          <table:table-cell office:value-type="string">
            <text:p>Licibořice</text:p>
          </table:table-cell>
        </table:table-row>
        <table:table-row table:style-name="ro1">
          <table:table-cell office:value-type="string">
            <text:p>http://ruian.linked.opendata.cz/resource/obce/576468</text:p>
          </table:table-cell>
          <table:table-cell office:value-type="string">
            <text:p>Lično</text:p>
          </table:table-cell>
        </table:table-row>
        <table:table-row table:style-name="ro1">
          <table:table-cell office:value-type="string">
            <text:p>http://ruian.linked.opendata.cz/resource/obce/544370</text:p>
          </table:table-cell>
          <table:table-cell office:value-type="string">
            <text:p>Lidečko</text:p>
          </table:table-cell>
        </table:table-row>
        <table:table-row table:style-name="ro1">
          <table:table-cell office:value-type="string">
            <text:p>http://ruian.linked.opendata.cz/resource/obce/532584</text:p>
          </table:table-cell>
          <table:table-cell office:value-type="string">
            <text:p>Lidice</text:p>
          </table:table-cell>
        </table:table-row>
        <table:table-row table:style-name="ro1">
          <table:table-cell office:value-type="string">
            <text:p>http://ruian.linked.opendata.cz/resource/obce/561100</text:p>
          </table:table-cell>
          <table:table-cell office:value-type="string">
            <text:p>Lidmaň</text:p>
          </table:table-cell>
        </table:table-row>
        <table:table-row table:style-name="ro1">
          <table:table-cell office:value-type="string">
            <text:p>http://ruian.linked.opendata.cz/resource/obce/559164</text:p>
          </table:table-cell>
          <table:table-cell office:value-type="string">
            <text:p>Líně</text:p>
          </table:table-cell>
        </table:table-row>
        <table:table-row table:style-name="ro1">
          <table:table-cell office:value-type="string">
            <text:p>http://ruian.linked.opendata.cz/resource/obce/578339</text:p>
          </table:table-cell>
          <table:table-cell office:value-type="string">
            <text:p>Linhartice</text:p>
          </table:table-cell>
        </table:table-row>
        <table:table-row table:style-name="ro1">
          <table:table-cell office:value-type="string">
            <text:p>http://ruian.linked.opendata.cz/resource/obce/549622</text:p>
          </table:table-cell>
          <table:table-cell office:value-type="string">
            <text:p>Lípa</text:p>
          </table:table-cell>
        </table:table-row>
        <table:table-row table:style-name="ro1">
          <table:table-cell office:value-type="string">
            <text:p>http://ruian.linked.opendata.cz/resource/obce/569038</text:p>
          </table:table-cell>
          <table:table-cell office:value-type="string">
            <text:p>Lípa</text:p>
          </table:table-cell>
        </table:table-row>
        <table:table-row table:style-name="ro1">
          <table:table-cell office:value-type="string">
            <text:p>http://ruian.linked.opendata.cz/resource/obce/576476</text:p>
          </table:table-cell>
          <table:table-cell office:value-type="string">
            <text:p>Lípa nad Orlicí</text:p>
          </table:table-cell>
        </table:table-row>
        <table:table-row table:style-name="ro1">
          <table:table-cell office:value-type="string">
            <text:p>http://ruian.linked.opendata.cz/resource/obce/513270</text:p>
          </table:table-cell>
          <table:table-cell office:value-type="string">
            <text:p>Lipec</text:p>
          </table:table-cell>
        </table:table-row>
        <table:table-row table:style-name="ro1">
          <table:table-cell office:value-type="string">
            <text:p>http://ruian.linked.opendata.cz/resource/obce/544761</text:p>
          </table:table-cell>
          <table:table-cell office:value-type="string">
            <text:p>Lipí</text:p>
          </table:table-cell>
        </table:table-row>
        <table:table-row table:style-name="ro1">
          <table:table-cell office:value-type="string">
            <text:p>http://ruian.linked.opendata.cz/resource/obce/552305</text:p>
          </table:table-cell>
          <table:table-cell office:value-type="string">
            <text:p>Lipina</text:p>
          </table:table-cell>
        </table:table-row>
        <table:table-row table:style-name="ro1">
          <table:table-cell office:value-type="string">
            <text:p>http://ruian.linked.opendata.cz/resource/obce/540005</text:p>
          </table:table-cell>
          <table:table-cell office:value-type="string">
            <text:p>Lipinka</text:p>
          </table:table-cell>
        </table:table-row>
        <table:table-row table:style-name="ro1">
          <table:table-cell office:value-type="string">
            <text:p>http://ruian.linked.opendata.cz/resource/obce/569046</text:p>
          </table:table-cell>
          <table:table-cell office:value-type="string">
            <text:p>Lipnice nad Sázavou</text:p>
          </table:table-cell>
        </table:table-row>
        <table:table-row table:style-name="ro1">
          <table:table-cell office:value-type="string">
            <text:p>http://ruian.linked.opendata.cz/resource/obce/565563</text:p>
          </table:table-cell>
          <table:table-cell office:value-type="string">
            <text:p>Lipník</text:p>
          </table:table-cell>
        </table:table-row>
        <table:table-row table:style-name="ro1">
          <table:table-cell office:value-type="string">
            <text:p>http://ruian.linked.opendata.cz/resource/obce/591041</text:p>
          </table:table-cell>
          <table:table-cell office:value-type="string">
            <text:p>Lipník</text:p>
          </table:table-cell>
        </table:table-row>
        <table:table-row table:style-name="ro1">
          <table:table-cell office:value-type="string">
            <text:p>http://ruian.linked.opendata.cz/resource/obce/514705</text:p>
          </table:table-cell>
          <table:table-cell office:value-type="string">
            <text:p>Lipník nad Bečvou</text:p>
          </table:table-cell>
        </table:table-row>
        <table:table-row table:style-name="ro1">
          <table:table-cell office:value-type="string">
            <text:p>http://ruian.linked.opendata.cz/resource/obce/566403</text:p>
          </table:table-cell>
          <table:table-cell office:value-type="string">
            <text:p>Lipno</text:p>
          </table:table-cell>
        </table:table-row>
        <table:table-row table:style-name="ro1">
          <table:table-cell office:value-type="string">
            <text:p>http://ruian.linked.opendata.cz/resource/obce/545597</text:p>
          </table:table-cell>
          <table:table-cell office:value-type="string">
            <text:p>Lipno nad Vltavou</text:p>
          </table:table-cell>
        </table:table-row>
        <table:table-row table:style-name="ro1">
          <table:table-cell office:value-type="string">
            <text:p>http://ruian.linked.opendata.cz/resource/obce/575313</text:p>
          </table:table-cell>
          <table:table-cell office:value-type="string">
            <text:p>Lipoltice</text:p>
          </table:table-cell>
        </table:table-row>
        <table:table-row table:style-name="ro1">
          <table:table-cell office:value-type="string">
            <text:p>http://ruian.linked.opendata.cz/resource/obce/586323</text:p>
          </table:table-cell>
          <table:table-cell office:value-type="string">
            <text:p>Lipov</text:p>
          </table:table-cell>
        </table:table-row>
        <table:table-row table:style-name="ro1">
          <table:table-cell office:value-type="string">
            <text:p>http://ruian.linked.opendata.cz/resource/obce/514772</text:p>
          </table:table-cell>
          <table:table-cell office:value-type="string">
            <text:p>Lipová</text:p>
          </table:table-cell>
        </table:table-row>
        <table:table-row table:style-name="ro1">
          <table:table-cell office:value-type="string">
            <text:p>http://ruian.linked.opendata.cz/resource/obce/554626</text:p>
          </table:table-cell>
          <table:table-cell office:value-type="string">
            <text:p>Lipová</text:p>
          </table:table-cell>
        </table:table-row>
        <table:table-row table:style-name="ro1">
          <table:table-cell office:value-type="string">
            <text:p>http://ruian.linked.opendata.cz/resource/obce/562661</text:p>
          </table:table-cell>
          <table:table-cell office:value-type="string">
            <text:p>Lipová</text:p>
          </table:table-cell>
        </table:table-row>
        <table:table-row table:style-name="ro1">
          <table:table-cell office:value-type="string">
            <text:p>http://ruian.linked.opendata.cz/resource/obce/589691</text:p>
          </table:table-cell>
          <table:table-cell office:value-type="string">
            <text:p>Lipová</text:p>
          </table:table-cell>
        </table:table-row>
        <table:table-row table:style-name="ro1">
          <table:table-cell office:value-type="string">
            <text:p>http://ruian.linked.opendata.cz/resource/obce/586871</text:p>
          </table:table-cell>
          <table:table-cell office:value-type="string">
            <text:p>Lipová</text:p>
          </table:table-cell>
        </table:table-row>
        <table:table-row table:style-name="ro1">
          <table:table-cell office:value-type="string">
            <text:p>http://ruian.linked.opendata.cz/resource/obce/540030</text:p>
          </table:table-cell>
          <table:table-cell office:value-type="string">
            <text:p>Lipová-lázně</text:p>
          </table:table-cell>
        </table:table-row>
        <table:table-row table:style-name="ro1">
          <table:table-cell office:value-type="string">
            <text:p>http://ruian.linked.opendata.cz/resource/obce/547875</text:p>
          </table:table-cell>
          <table:table-cell office:value-type="string">
            <text:p>Lipovec</text:p>
          </table:table-cell>
        </table:table-row>
        <table:table-row table:style-name="ro1">
          <table:table-cell office:value-type="string">
            <text:p>http://ruian.linked.opendata.cz/resource/obce/581950</text:p>
          </table:table-cell>
          <table:table-cell office:value-type="string">
            <text:p>Lipovec</text:p>
          </table:table-cell>
        </table:table-row>
        <table:table-row table:style-name="ro1">
          <table:table-cell office:value-type="string">
            <text:p>http://ruian.linked.opendata.cz/resource/obce/537071</text:p>
          </table:table-cell>
          <table:table-cell office:value-type="string">
            <text:p>Lipovice</text:p>
          </table:table-cell>
        </table:table-row>
        <table:table-row table:style-name="ro1">
          <table:table-cell office:value-type="string">
            <text:p>http://ruian.linked.opendata.cz/resource/obce/544396</text:p>
          </table:table-cell>
          <table:table-cell office:value-type="string">
            <text:p>Liptál</text:p>
          </table:table-cell>
        </table:table-row>
        <table:table-row table:style-name="ro1">
          <table:table-cell office:value-type="string">
            <text:p>http://ruian.linked.opendata.cz/resource/obce/597571</text:p>
          </table:table-cell>
          <table:table-cell office:value-type="string">
            <text:p>Liptaň</text:p>
          </table:table-cell>
        </table:table-row>
        <table:table-row table:style-name="ro1">
          <table:table-cell office:value-type="string">
            <text:p>http://ruian.linked.opendata.cz/resource/obce/581968</text:p>
          </table:table-cell>
          <table:table-cell office:value-type="string">
            <text:p>Lipůvka</text:p>
          </table:table-cell>
        </table:table-row>
        <table:table-row table:style-name="ro1">
          <table:table-cell office:value-type="string">
            <text:p>http://ruian.linked.opendata.cz/resource/obce/542016</text:p>
          </table:table-cell>
          <table:table-cell office:value-type="string">
            <text:p>Lišany</text:p>
          </table:table-cell>
        </table:table-row>
        <table:table-row table:style-name="ro1">
          <table:table-cell office:value-type="string">
            <text:p>http://ruian.linked.opendata.cz/resource/obce/566411</text:p>
          </table:table-cell>
          <table:table-cell office:value-type="string">
            <text:p>Lišany</text:p>
          </table:table-cell>
        </table:table-row>
        <table:table-row table:style-name="ro1">
          <table:table-cell office:value-type="string">
            <text:p>http://ruian.linked.opendata.cz/resource/obce/596051</text:p>
          </table:table-cell>
          <table:table-cell office:value-type="string">
            <text:p>Lísek</text:p>
          </table:table-cell>
        </table:table-row>
        <table:table-row table:style-name="ro1">
          <table:table-cell office:value-type="string">
            <text:p>http://ruian.linked.opendata.cz/resource/obce/570290</text:p>
          </table:table-cell>
          <table:table-cell office:value-type="string">
            <text:p>Lišice</text:p>
          </table:table-cell>
        </table:table-row>
        <table:table-row table:style-name="ro1">
          <table:table-cell office:value-type="string">
            <text:p>http://ruian.linked.opendata.cz/resource/obce/540617</text:p>
          </table:table-cell>
          <table:table-cell office:value-type="string">
            <text:p>Líšina</text:p>
          </table:table-cell>
        </table:table-row>
        <table:table-row table:style-name="ro1">
          <table:table-cell office:value-type="string">
            <text:p>http://ruian.linked.opendata.cz/resource/obce/573086</text:p>
          </table:table-cell>
          <table:table-cell office:value-type="string">
            <text:p>Lískovice</text:p>
          </table:table-cell>
        </table:table-row>
        <table:table-row table:style-name="ro1">
          <table:table-cell office:value-type="string">
            <text:p>http://ruian.linked.opendata.cz/resource/obce/571555</text:p>
          </table:table-cell>
          <table:table-cell office:value-type="string">
            <text:p>Líský</text:p>
          </table:table-cell>
        </table:table-row>
        <table:table-row table:style-name="ro1">
          <table:table-cell office:value-type="string">
            <text:p>http://ruian.linked.opendata.cz/resource/obce/559962</text:p>
          </table:table-cell>
          <table:table-cell office:value-type="string">
            <text:p>Líšná</text:p>
          </table:table-cell>
        </table:table-row>
        <table:table-row table:style-name="ro1">
          <table:table-cell office:value-type="string">
            <text:p>http://ruian.linked.opendata.cz/resource/obce/514802</text:p>
          </table:table-cell>
          <table:table-cell office:value-type="string">
            <text:p>Líšná</text:p>
          </table:table-cell>
        </table:table-row>
        <table:table-row table:style-name="ro1">
          <table:table-cell office:value-type="string">
            <text:p>http://ruian.linked.opendata.cz/resource/obce/596060</text:p>
          </table:table-cell>
          <table:table-cell office:value-type="string">
            <text:p>Líšná</text:p>
          </table:table-cell>
        </table:table-row>
        <table:table-row table:style-name="ro1">
          <table:table-cell office:value-type="string">
            <text:p>http://ruian.linked.opendata.cz/resource/obce/567248</text:p>
          </table:table-cell>
          <table:table-cell office:value-type="string">
            <text:p>Lišnice</text:p>
          </table:table-cell>
        </table:table-row>
        <table:table-row table:style-name="ro1">
          <table:table-cell office:value-type="string">
            <text:p>http://ruian.linked.opendata.cz/resource/obce/539457</text:p>
          </table:table-cell>
          <table:table-cell office:value-type="string">
            <text:p>Líšnice</text:p>
          </table:table-cell>
        </table:table-row>
        <table:table-row table:style-name="ro1">
          <table:table-cell office:value-type="string">
            <text:p>http://ruian.linked.opendata.cz/resource/obce/540161</text:p>
          </table:table-cell>
          <table:table-cell office:value-type="string">
            <text:p>Líšnice</text:p>
          </table:table-cell>
        </table:table-row>
        <table:table-row table:style-name="ro1">
          <table:table-cell office:value-type="string">
            <text:p>http://ruian.linked.opendata.cz/resource/obce/580589</text:p>
          </table:table-cell>
          <table:table-cell office:value-type="string">
            <text:p>Líšnice</text:p>
          </table:table-cell>
        </table:table-row>
        <table:table-row table:style-name="ro1">
          <table:table-cell office:value-type="string">
            <text:p>http://ruian.linked.opendata.cz/resource/obce/563676</text:p>
          </table:table-cell>
          <table:table-cell office:value-type="string">
            <text:p>Líšný</text:p>
          </table:table-cell>
        </table:table-row>
        <table:table-row table:style-name="ro1">
          <table:table-cell office:value-type="string">
            <text:p>http://ruian.linked.opendata.cz/resource/obce/540064</text:p>
          </table:table-cell>
          <table:table-cell office:value-type="string">
            <text:p>Lisov</text:p>
          </table:table-cell>
        </table:table-row>
        <table:table-row table:style-name="ro1">
          <table:table-cell office:value-type="string">
            <text:p>http://ruian.linked.opendata.cz/resource/obce/544779</text:p>
          </table:table-cell>
          <table:table-cell office:value-type="string">
            <text:p>Lišov</text:p>
          </table:table-cell>
        </table:table-row>
        <table:table-row table:style-name="ro1">
          <table:table-cell office:value-type="string">
            <text:p>http://ruian.linked.opendata.cz/resource/obce/546879</text:p>
          </table:table-cell>
          <table:table-cell office:value-type="string">
            <text:p>Líšťany</text:p>
          </table:table-cell>
        </table:table-row>
        <table:table-row table:style-name="ro1">
          <table:table-cell office:value-type="string">
            <text:p>http://ruian.linked.opendata.cz/resource/obce/559172</text:p>
          </table:table-cell>
          <table:table-cell office:value-type="string">
            <text:p>Líšťany</text:p>
          </table:table-cell>
        </table:table-row>
        <table:table-row table:style-name="ro1">
          <table:table-cell office:value-type="string">
            <text:p>http://ruian.linked.opendata.cz/resource/obce/566420</text:p>
          </table:table-cell>
          <table:table-cell office:value-type="string">
            <text:p>Líté</text:p>
          </table:table-cell>
        </table:table-row>
        <table:table-row table:style-name="ro1">
          <table:table-cell office:value-type="string">
            <text:p>http://ruian.linked.opendata.cz/resource/obce/531456</text:p>
          </table:table-cell>
          <table:table-cell office:value-type="string">
            <text:p>Liteň</text:p>
          </table:table-cell>
        </table:table-row>
        <table:table-row table:style-name="ro1">
          <table:table-cell office:value-type="string">
            <text:p>http://ruian.linked.opendata.cz/resource/obce/588695</text:p>
          </table:table-cell>
          <table:table-cell office:value-type="string">
            <text:p>Litenčice</text:p>
          </table:table-cell>
        </table:table-row>
        <table:table-row table:style-name="ro1">
          <table:table-cell office:value-type="string">
            <text:p>http://ruian.linked.opendata.cz/resource/obce/546470</text:p>
          </table:table-cell>
          <table:table-cell office:value-type="string">
            <text:p>Litíč</text:p>
          </table:table-cell>
        </table:table-row>
        <table:table-row table:style-name="ro1">
          <table:table-cell office:value-type="string">
            <text:p>http://ruian.linked.opendata.cz/resource/obce/532258</text:p>
          </table:table-cell>
          <table:table-cell office:value-type="string">
            <text:p>Litichovice</text:p>
          </table:table-cell>
        </table:table-row>
        <table:table-row table:style-name="ro1">
          <table:table-cell office:value-type="string">
            <text:p>http://ruian.linked.opendata.cz/resource/obce/573388</text:p>
          </table:table-cell>
          <table:table-cell office:value-type="string">
            <text:p>Litoboř</text:p>
          </table:table-cell>
        </table:table-row>
        <table:table-row table:style-name="ro1">
          <table:table-cell office:value-type="string">
            <text:p>http://ruian.linked.opendata.cz/resource/obce/594369</text:p>
          </table:table-cell>
          <table:table-cell office:value-type="string">
            <text:p>Litobratřice</text:p>
          </table:table-cell>
        </table:table-row>
        <table:table-row table:style-name="ro1">
          <table:table-cell office:value-type="string">
            <text:p>http://ruian.linked.opendata.cz/resource/obce/551341</text:p>
          </table:table-cell>
          <table:table-cell office:value-type="string">
            <text:p>Litochovice</text:p>
          </table:table-cell>
        </table:table-row>
        <table:table-row table:style-name="ro1">
          <table:table-cell office:value-type="string">
            <text:p>http://ruian.linked.opendata.cz/resource/obce/553611</text:p>
          </table:table-cell>
          <table:table-cell office:value-type="string">
            <text:p>Litohlavy</text:p>
          </table:table-cell>
        </table:table-row>
        <table:table-row table:style-name="ro1">
          <table:table-cell office:value-type="string">
            <text:p>http://ruian.linked.opendata.cz/resource/obce/550507</text:p>
          </table:table-cell>
          <table:table-cell office:value-type="string">
            <text:p>Litohoř</text:p>
          </table:table-cell>
        </table:table-row>
        <table:table-row table:style-name="ro1">
          <table:table-cell office:value-type="string">
            <text:p>http://ruian.linked.opendata.cz/resource/obce/561266</text:p>
          </table:table-cell>
          <table:table-cell office:value-type="string">
            <text:p>Litohošť</text:p>
          </table:table-cell>
        </table:table-row>
        <table:table-row table:style-name="ro1">
          <table:table-cell office:value-type="string">
            <text:p>http://ruian.linked.opendata.cz/resource/obce/564567</text:p>
          </table:table-cell>
          <table:table-cell office:value-type="string">
            <text:p>Litoměřice</text:p>
          </table:table-cell>
        </table:table-row>
        <table:table-row table:style-name="ro1">
          <table:table-cell office:value-type="string">
            <text:p>http://ruian.linked.opendata.cz/resource/obce/578347</text:p>
          </table:table-cell>
          <table:table-cell office:value-type="string">
            <text:p>Litomyšl</text:p>
          </table:table-cell>
        </table:table-row>
        <table:table-row table:style-name="ro1">
          <table:table-cell office:value-type="string">
            <text:p>http://ruian.linked.opendata.cz/resource/obce/575330</text:p>
          </table:table-cell>
          <table:table-cell office:value-type="string">
            <text:p>Litošice</text:p>
          </table:table-cell>
        </table:table-row>
        <table:table-row table:style-name="ro1">
          <table:table-cell office:value-type="string">
            <text:p>http://ruian.linked.opendata.cz/resource/obce/583308</text:p>
          </table:table-cell>
          <table:table-cell office:value-type="string">
            <text:p>Litostrov</text:p>
          </table:table-cell>
        </table:table-row>
        <table:table-row table:style-name="ro1">
          <table:table-cell office:value-type="string">
            <text:p>http://ruian.linked.opendata.cz/resource/obce/591068</text:p>
          </table:table-cell>
          <table:table-cell office:value-type="string">
            <text:p>Litovany</text:p>
          </table:table-cell>
        </table:table-row>
        <table:table-row table:style-name="ro1">
          <table:table-cell office:value-type="string">
            <text:p>http://ruian.linked.opendata.cz/resource/obce/503444</text:p>
          </table:table-cell>
          <table:table-cell office:value-type="string">
            <text:p>Litovel</text:p>
          </table:table-cell>
        </table:table-row>
        <table:table-row table:style-name="ro1">
          <table:table-cell office:value-type="string">
            <text:p>http://ruian.linked.opendata.cz/resource/obce/507920</text:p>
          </table:table-cell>
          <table:table-cell office:value-type="string">
            <text:p>Litultovice</text:p>
          </table:table-cell>
        </table:table-row>
        <table:table-row table:style-name="ro1">
          <table:table-cell office:value-type="string">
            <text:p>http://ruian.linked.opendata.cz/resource/obce/567256</text:p>
          </table:table-cell>
          <table:table-cell office:value-type="string">
            <text:p>Litvínov</text:p>
          </table:table-cell>
        </table:table-row>
        <table:table-row table:style-name="ro1">
          <table:table-cell office:value-type="string">
            <text:p>http://ruian.linked.opendata.cz/resource/obce/544795</text:p>
          </table:table-cell>
          <table:table-cell office:value-type="string">
            <text:p>Litvínovice</text:p>
          </table:table-cell>
        </table:table-row>
        <table:table-row table:style-name="ro1">
          <table:table-cell office:value-type="string">
            <text:p>http://ruian.linked.opendata.cz/resource/obce/546691</text:p>
          </table:table-cell>
          <table:table-cell office:value-type="string">
            <text:p>Lkáň</text:p>
          </table:table-cell>
        </table:table-row>
        <table:table-row table:style-name="ro1">
          <table:table-cell office:value-type="string">
            <text:p>http://ruian.linked.opendata.cz/resource/obce/551350</text:p>
          </table:table-cell>
          <table:table-cell office:value-type="string">
            <text:p>Lnáře</text:p>
          </table:table-cell>
        </table:table-row>
        <table:table-row table:style-name="ro1">
          <table:table-cell office:value-type="string">
            <text:p>http://ruian.linked.opendata.cz/resource/obce/531677</text:p>
          </table:table-cell>
          <table:table-cell office:value-type="string">
            <text:p>Lobeč</text:p>
          </table:table-cell>
        </table:table-row>
        <table:table-row table:style-name="ro1">
          <table:table-cell office:value-type="string">
            <text:p>http://ruian.linked.opendata.cz/resource/obce/545708</text:p>
          </table:table-cell>
          <table:table-cell office:value-type="string">
            <text:p>Lobendava</text:p>
          </table:table-cell>
        </table:table-row>
        <table:table-row table:style-name="ro1">
          <table:table-cell office:value-type="string">
            <text:p>http://ruian.linked.opendata.cz/resource/obce/515191</text:p>
          </table:table-cell>
          <table:table-cell office:value-type="string">
            <text:p>Lobodice</text:p>
          </table:table-cell>
        </table:table-row>
        <table:table-row table:style-name="ro1">
          <table:table-cell office:value-type="string">
            <text:p>http://ruian.linked.opendata.cz/resource/obce/544809</text:p>
          </table:table-cell>
          <table:table-cell office:value-type="string">
            <text:p>Ločenice</text:p>
          </table:table-cell>
        </table:table-row>
        <table:table-row table:style-name="ro1">
          <table:table-cell office:value-type="string">
            <text:p>http://ruian.linked.opendata.cz/resource/obce/570311</text:p>
          </table:table-cell>
          <table:table-cell office:value-type="string">
            <text:p>Lochenice</text:p>
          </table:table-cell>
        </table:table-row>
        <table:table-row table:style-name="ro1">
          <table:table-cell office:value-type="string">
            <text:p>http://ruian.linked.opendata.cz/resource/obce/566462</text:p>
          </table:table-cell>
          <table:table-cell office:value-type="string">
            <text:p>Lochousice</text:p>
          </table:table-cell>
        </table:table-row>
        <table:table-row table:style-name="ro1">
          <table:table-cell office:value-type="string">
            <text:p>http://ruian.linked.opendata.cz/resource/obce/531472</text:p>
          </table:table-cell>
          <table:table-cell office:value-type="string">
            <text:p>Lochovice</text:p>
          </table:table-cell>
        </table:table-row>
        <table:table-row table:style-name="ro1">
          <table:table-cell office:value-type="string">
            <text:p>http://ruian.linked.opendata.cz/resource/obce/531464</text:p>
          </table:table-cell>
          <table:table-cell office:value-type="string">
            <text:p>Loděnice</text:p>
          </table:table-cell>
        </table:table-row>
        <table:table-row table:style-name="ro1">
          <table:table-cell office:value-type="string">
            <text:p>http://ruian.linked.opendata.cz/resource/obce/594377</text:p>
          </table:table-cell>
          <table:table-cell office:value-type="string">
            <text:p>Loděnice</text:p>
          </table:table-cell>
        </table:table-row>
        <table:table-row table:style-name="ro1">
          <table:table-cell office:value-type="string">
            <text:p>http://ruian.linked.opendata.cz/resource/obce/546666</text:p>
          </table:table-cell>
          <table:table-cell office:value-type="string">
            <text:p>Lodhéřov</text:p>
          </table:table-cell>
        </table:table-row>
        <table:table-row table:style-name="ro1">
          <table:table-cell office:value-type="string">
            <text:p>http://ruian.linked.opendata.cz/resource/obce/570303</text:p>
          </table:table-cell>
          <table:table-cell office:value-type="string">
            <text:p>Lodín</text:p>
          </table:table-cell>
        </table:table-row>
        <table:table-row table:style-name="ro1">
          <table:table-cell office:value-type="string">
            <text:p>http://ruian.linked.opendata.cz/resource/obce/530093</text:p>
          </table:table-cell>
          <table:table-cell office:value-type="string">
            <text:p>Loket</text:p>
          </table:table-cell>
        </table:table-row>
        <table:table-row table:style-name="ro1">
          <table:table-cell office:value-type="string">
            <text:p>http://ruian.linked.opendata.cz/resource/obce/560537</text:p>
          </table:table-cell>
          <table:table-cell office:value-type="string">
            <text:p>Loket</text:p>
          </table:table-cell>
        </table:table-row>
        <table:table-row table:style-name="ro1">
          <table:table-cell office:value-type="string">
            <text:p>http://ruian.linked.opendata.cz/resource/obce/536822</text:p>
          </table:table-cell>
          <table:table-cell office:value-type="string">
            <text:p>Lom</text:p>
          </table:table-cell>
        </table:table-row>
        <table:table-row table:style-name="ro1">
          <table:table-cell office:value-type="string">
            <text:p>http://ruian.linked.opendata.cz/resource/obce/563587</text:p>
          </table:table-cell>
          <table:table-cell office:value-type="string">
            <text:p>Lom</text:p>
          </table:table-cell>
        </table:table-row>
        <table:table-row table:style-name="ro1">
          <table:table-cell office:value-type="string">
            <text:p>http://ruian.linked.opendata.cz/resource/obce/567264</text:p>
          </table:table-cell>
          <table:table-cell office:value-type="string">
            <text:p>Lom</text:p>
          </table:table-cell>
        </table:table-row>
        <table:table-row table:style-name="ro1">
          <table:table-cell office:value-type="string">
            <text:p>http://ruian.linked.opendata.cz/resource/obce/541702</text:p>
          </table:table-cell>
          <table:table-cell office:value-type="string">
            <text:p>Lom u Tachova</text:p>
          </table:table-cell>
        </table:table-row>
        <table:table-row table:style-name="ro1">
          <table:table-cell office:value-type="string">
            <text:p>http://ruian.linked.opendata.cz/resource/obce/578070</text:p>
          </table:table-cell>
          <table:table-cell office:value-type="string">
            <text:p>Lomec</text:p>
          </table:table-cell>
        </table:table-row>
        <table:table-row table:style-name="ro1">
          <table:table-cell office:value-type="string">
            <text:p>http://ruian.linked.opendata.cz/resource/obce/560545</text:p>
          </table:table-cell>
          <table:table-cell office:value-type="string">
            <text:p>Lomnice</text:p>
          </table:table-cell>
        </table:table-row>
        <table:table-row table:style-name="ro1">
          <table:table-cell office:value-type="string">
            <text:p>http://ruian.linked.opendata.cz/resource/obce/581976</text:p>
          </table:table-cell>
          <table:table-cell office:value-type="string">
            <text:p>Lomnice</text:p>
          </table:table-cell>
        </table:table-row>
        <table:table-row table:style-name="ro1">
          <table:table-cell office:value-type="string">
            <text:p>http://ruian.linked.opendata.cz/resource/obce/597589</text:p>
          </table:table-cell>
          <table:table-cell office:value-type="string">
            <text:p>Lomnice</text:p>
          </table:table-cell>
        </table:table-row>
        <table:table-row table:style-name="ro1">
          <table:table-cell office:value-type="string">
            <text:p>http://ruian.linked.opendata.cz/resource/obce/546674</text:p>
          </table:table-cell>
          <table:table-cell office:value-type="string">
            <text:p>Lomnice nad Lužnicí</text:p>
          </table:table-cell>
        </table:table-row>
        <table:table-row table:style-name="ro1">
          <table:table-cell office:value-type="string">
            <text:p>http://ruian.linked.opendata.cz/resource/obce/577308</text:p>
          </table:table-cell>
          <table:table-cell office:value-type="string">
            <text:p>Lomnice nad Popelkou</text:p>
          </table:table-cell>
        </table:table-row>
        <table:table-row table:style-name="ro1">
          <table:table-cell office:value-type="string">
            <text:p>http://ruian.linked.opendata.cz/resource/obce/583316</text:p>
          </table:table-cell>
          <table:table-cell office:value-type="string">
            <text:p>Lomnička</text:p>
          </table:table-cell>
        </table:table-row>
        <table:table-row table:style-name="ro1">
          <table:table-cell office:value-type="string">
            <text:p>http://ruian.linked.opendata.cz/resource/obce/587605</text:p>
          </table:table-cell>
          <table:table-cell office:value-type="string">
            <text:p>Lomy</text:p>
          </table:table-cell>
        </table:table-row>
        <table:table-row table:style-name="ro1">
          <table:table-cell office:value-type="string">
            <text:p>http://ruian.linked.opendata.cz/resource/obce/592340</text:p>
          </table:table-cell>
          <table:table-cell office:value-type="string">
            <text:p>Lopeník</text:p>
          </table:table-cell>
        </table:table-row>
        <table:table-row table:style-name="ro1">
          <table:table-cell office:value-type="string">
            <text:p>http://ruian.linked.opendata.cz/resource/obce/533505</text:p>
          </table:table-cell>
          <table:table-cell office:value-type="string">
            <text:p>Lošany</text:p>
          </table:table-cell>
        </table:table-row>
        <table:table-row table:style-name="ro1">
          <table:table-cell office:value-type="string">
            <text:p>http://ruian.linked.opendata.cz/resource/obce/558001</text:p>
          </table:table-cell>
          <table:table-cell office:value-type="string">
            <text:p>Losiná</text:p>
          </table:table-cell>
        </table:table-row>
        <table:table-row table:style-name="ro1">
          <table:table-cell office:value-type="string">
            <text:p>http://ruian.linked.opendata.cz/resource/obce/540196</text:p>
          </table:table-cell>
          <table:table-cell office:value-type="string">
            <text:p>Loštice</text:p>
          </table:table-cell>
        </table:table-row>
        <table:table-row table:style-name="ro1">
          <table:table-cell office:value-type="string">
            <text:p>http://ruian.linked.opendata.cz/resource/obce/552232</text:p>
          </table:table-cell>
          <table:table-cell office:value-type="string">
            <text:p>Loučany</text:p>
          </table:table-cell>
        </table:table-row>
        <table:table-row table:style-name="ro1">
          <table:table-cell office:value-type="string">
            <text:p>http://ruian.linked.opendata.cz/resource/obce/537446</text:p>
          </table:table-cell>
          <table:table-cell office:value-type="string">
            <text:p>Loučeň</text:p>
          </table:table-cell>
        </table:table-row>
        <table:table-row table:style-name="ro1">
          <table:table-cell office:value-type="string">
            <text:p>http://ruian.linked.opendata.cz/resource/obce/553867</text:p>
          </table:table-cell>
          <table:table-cell office:value-type="string">
            <text:p>Loučim</text:p>
          </table:table-cell>
        </table:table-row>
        <table:table-row table:style-name="ro1">
          <table:table-cell office:value-type="string">
            <text:p>http://ruian.linked.opendata.cz/resource/obce/535095</text:p>
          </table:table-cell>
          <table:table-cell office:value-type="string">
            <text:p>Loucká</text:p>
          </table:table-cell>
        </table:table-row>
        <table:table-row table:style-name="ro1">
          <table:table-cell office:value-type="string">
            <text:p>http://ruian.linked.opendata.cz/resource/obce/544418</text:p>
          </table:table-cell>
          <table:table-cell office:value-type="string">
            <text:p>Loučka</text:p>
          </table:table-cell>
        </table:table-row>
        <table:table-row table:style-name="ro1">
          <table:table-cell office:value-type="string">
            <text:p>http://ruian.linked.opendata.cz/resource/obce/552038</text:p>
          </table:table-cell>
          <table:table-cell office:value-type="string">
            <text:p>Loučka</text:p>
          </table:table-cell>
        </table:table-row>
        <table:table-row table:style-name="ro1">
          <table:table-cell office:value-type="string">
            <text:p>http://ruian.linked.opendata.cz/resource/obce/585432</text:p>
          </table:table-cell>
          <table:table-cell office:value-type="string">
            <text:p>Loučka</text:p>
          </table:table-cell>
        </table:table-row>
        <table:table-row table:style-name="ro1">
          <table:table-cell office:value-type="string">
            <text:p>http://ruian.linked.opendata.cz/resource/obce/573400</text:p>
          </table:table-cell>
          <table:table-cell office:value-type="string">
            <text:p>Loučky</text:p>
          </table:table-cell>
        </table:table-row>
        <table:table-row table:style-name="ro1">
          <table:table-cell office:value-type="string">
            <text:p>http://ruian.linked.opendata.cz/resource/obce/540226</text:p>
          </table:table-cell>
          <table:table-cell office:value-type="string">
            <text:p>Loučná nad Desnou</text:p>
          </table:table-cell>
        </table:table-row>
        <table:table-row table:style-name="ro1">
          <table:table-cell office:value-type="string">
            <text:p>http://ruian.linked.opendata.cz/resource/obce/546518</text:p>
          </table:table-cell>
          <table:table-cell office:value-type="string">
            <text:p>Loučná pod Klínovcem</text:p>
          </table:table-cell>
        </table:table-row>
        <table:table-row table:style-name="ro1">
          <table:table-cell office:value-type="string">
            <text:p>http://ruian.linked.opendata.cz/resource/obce/545601</text:p>
          </table:table-cell>
          <table:table-cell office:value-type="string">
            <text:p>Loučovice</text:p>
          </table:table-cell>
        </table:table-row>
        <table:table-row table:style-name="ro1">
          <table:table-cell office:value-type="string">
            <text:p>http://ruian.linked.opendata.cz/resource/obce/553875</text:p>
          </table:table-cell>
          <table:table-cell office:value-type="string">
            <text:p>Louka</text:p>
          </table:table-cell>
        </table:table-row>
        <table:table-row table:style-name="ro1">
          <table:table-cell office:value-type="string">
            <text:p>http://ruian.linked.opendata.cz/resource/obce/586331</text:p>
          </table:table-cell>
          <table:table-cell office:value-type="string">
            <text:p>Louka</text:p>
          </table:table-cell>
        </table:table-row>
        <table:table-row table:style-name="ro1">
          <table:table-cell office:value-type="string">
            <text:p>http://ruian.linked.opendata.cz/resource/obce/567272</text:p>
          </table:table-cell>
          <table:table-cell office:value-type="string">
            <text:p>Louka u Litvínova</text:p>
          </table:table-cell>
        </table:table-row>
        <table:table-row table:style-name="ro1">
          <table:table-cell office:value-type="string">
            <text:p>http://ruian.linked.opendata.cz/resource/obce/570770</text:p>
          </table:table-cell>
          <table:table-cell office:value-type="string">
            <text:p>Loukov</text:p>
          </table:table-cell>
        </table:table-row>
        <table:table-row table:style-name="ro1">
          <table:table-cell office:value-type="string">
            <text:p>http://ruian.linked.opendata.cz/resource/obce/588709</text:p>
          </table:table-cell>
          <table:table-cell office:value-type="string">
            <text:p>Loukov</text:p>
          </table:table-cell>
        </table:table-row>
        <table:table-row table:style-name="ro1">
          <table:table-cell office:value-type="string">
            <text:p>http://ruian.linked.opendata.cz/resource/obce/536261</text:p>
          </table:table-cell>
          <table:table-cell office:value-type="string">
            <text:p>Loukovec</text:p>
          </table:table-cell>
        </table:table-row>
        <table:table-row table:style-name="ro1">
          <table:table-cell office:value-type="string">
            <text:p>http://ruian.linked.opendata.cz/resource/obce/591092</text:p>
          </table:table-cell>
          <table:table-cell office:value-type="string">
            <text:p>Loukovice</text:p>
          </table:table-cell>
        </table:table-row>
        <table:table-row table:style-name="ro1">
          <table:table-cell office:value-type="string">
            <text:p>http://ruian.linked.opendata.cz/resource/obce/558010</text:p>
          </table:table-cell>
          <table:table-cell office:value-type="string">
            <text:p>Louňová</text:p>
          </table:table-cell>
        </table:table-row>
        <table:table-row table:style-name="ro1">
          <table:table-cell office:value-type="string">
            <text:p>http://ruian.linked.opendata.cz/resource/obce/538451</text:p>
          </table:table-cell>
          <table:table-cell office:value-type="string">
            <text:p>Louňovice</text:p>
          </table:table-cell>
        </table:table-row>
        <table:table-row table:style-name="ro1">
          <table:table-cell office:value-type="string">
            <text:p>http://ruian.linked.opendata.cz/resource/obce/530107</text:p>
          </table:table-cell>
          <table:table-cell office:value-type="string">
            <text:p>Louňovice pod Blaníkem</text:p>
          </table:table-cell>
        </table:table-row>
        <table:table-row table:style-name="ro1">
          <table:table-cell office:value-type="string">
            <text:p>http://ruian.linked.opendata.cz/resource/obce/565971</text:p>
          </table:table-cell>
          <table:table-cell office:value-type="string">
            <text:p>Louny</text:p>
          </table:table-cell>
        </table:table-row>
        <table:table-row table:style-name="ro1">
          <table:table-cell office:value-type="string">
            <text:p>http://ruian.linked.opendata.cz/resource/obce/563684</text:p>
          </table:table-cell>
          <table:table-cell office:value-type="string">
            <text:p>Loužnice</text:p>
          </table:table-cell>
        </table:table-row>
        <table:table-row table:style-name="ro1">
          <table:table-cell office:value-type="string">
            <text:p>http://ruian.linked.opendata.cz/resource/obce/586340</text:p>
          </table:table-cell>
          <table:table-cell office:value-type="string">
            <text:p>Lovčice</text:p>
          </table:table-cell>
        </table:table-row>
        <table:table-row table:style-name="ro1">
          <table:table-cell office:value-type="string">
            <text:p>http://ruian.linked.opendata.cz/resource/obce/570320</text:p>
          </table:table-cell>
          <table:table-cell office:value-type="string">
            <text:p>Lovčice</text:p>
          </table:table-cell>
        </table:table-row>
        <table:table-row table:style-name="ro1">
          <table:table-cell office:value-type="string">
            <text:p>http://ruian.linked.opendata.cz/resource/obce/593265</text:p>
          </table:table-cell>
          <table:table-cell office:value-type="string">
            <text:p>Lovčičky</text:p>
          </table:table-cell>
        </table:table-row>
        <table:table-row table:style-name="ro1">
          <table:table-cell office:value-type="string">
            <text:p>http://ruian.linked.opendata.cz/resource/obce/544957</text:p>
          </table:table-cell>
          <table:table-cell office:value-type="string">
            <text:p>Lovčovice</text:p>
          </table:table-cell>
        </table:table-row>
        <table:table-row table:style-name="ro1">
          <table:table-cell office:value-type="string">
            <text:p>http://ruian.linked.opendata.cz/resource/obce/565211</text:p>
          </table:table-cell>
          <table:table-cell office:value-type="string">
            <text:p>Lovečkovice</text:p>
          </table:table-cell>
        </table:table-row>
        <table:table-row table:style-name="ro1">
          <table:table-cell office:value-type="string">
            <text:p>http://ruian.linked.opendata.cz/resource/obce/565229</text:p>
          </table:table-cell>
          <table:table-cell office:value-type="string">
            <text:p>Lovosice</text:p>
          </table:table-cell>
        </table:table-row>
        <table:table-row table:style-name="ro1">
          <table:table-cell office:value-type="string">
            <text:p>http://ruian.linked.opendata.cz/resource/obce/566446</text:p>
          </table:table-cell>
          <table:table-cell office:value-type="string">
            <text:p>Loza</text:p>
          </table:table-cell>
        </table:table-row>
        <table:table-row table:style-name="ro1">
          <table:table-cell office:value-type="string">
            <text:p>http://ruian.linked.opendata.cz/resource/obce/571750</text:p>
          </table:table-cell>
          <table:table-cell office:value-type="string">
            <text:p>Lozice</text:p>
          </table:table-cell>
        </table:table-row>
        <table:table-row table:style-name="ro1">
          <table:table-cell office:value-type="string">
            <text:p>http://ruian.linked.opendata.cz/resource/obce/532193</text:p>
          </table:table-cell>
          <table:table-cell office:value-type="string">
            <text:p>Lštění</text:p>
          </table:table-cell>
        </table:table-row>
        <table:table-row table:style-name="ro1">
          <table:table-cell office:value-type="string">
            <text:p>http://ruian.linked.opendata.cz/resource/obce/581992</text:p>
          </table:table-cell>
          <table:table-cell office:value-type="string">
            <text:p>Lubě</text:p>
          </table:table-cell>
        </table:table-row>
        <table:table-row table:style-name="ro1">
          <table:table-cell office:value-type="string">
            <text:p>http://ruian.linked.opendata.cz/resource/obce/566438</text:p>
          </table:table-cell>
          <table:table-cell office:value-type="string">
            <text:p>Lubenec</text:p>
          </table:table-cell>
        </table:table-row>
        <table:table-row table:style-name="ro1">
          <table:table-cell office:value-type="string">
            <text:p>http://ruian.linked.opendata.cz/resource/obce/552216</text:p>
          </table:table-cell>
          <table:table-cell office:value-type="string">
            <text:p>Luběnice</text:p>
          </table:table-cell>
        </table:table-row>
        <table:table-row table:style-name="ro1">
          <table:table-cell office:value-type="string">
            <text:p>http://ruian.linked.opendata.cz/resource/obce/542032</text:p>
          </table:table-cell>
          <table:table-cell office:value-type="string">
            <text:p>Lubná</text:p>
          </table:table-cell>
        </table:table-row>
        <table:table-row table:style-name="ro1">
          <table:table-cell office:value-type="string">
            <text:p>http://ruian.linked.opendata.cz/resource/obce/578355</text:p>
          </table:table-cell>
          <table:table-cell office:value-type="string">
            <text:p>Lubná</text:p>
          </table:table-cell>
        </table:table-row>
        <table:table-row table:style-name="ro1">
          <table:table-cell office:value-type="string">
            <text:p>http://ruian.linked.opendata.cz/resource/obce/588717</text:p>
          </table:table-cell>
          <table:table-cell office:value-type="string">
            <text:p>Lubná</text:p>
          </table:table-cell>
        </table:table-row>
        <table:table-row table:style-name="ro1">
          <table:table-cell office:value-type="string">
            <text:p>http://ruian.linked.opendata.cz/resource/obce/596078</text:p>
          </table:table-cell>
          <table:table-cell office:value-type="string">
            <text:p>Lubné</text:p>
          </table:table-cell>
        </table:table-row>
        <table:table-row table:style-name="ro1">
          <table:table-cell office:value-type="string">
            <text:p>http://ruian.linked.opendata.cz/resource/obce/594385</text:p>
          </table:table-cell>
          <table:table-cell office:value-type="string">
            <text:p>Lubnice</text:p>
          </table:table-cell>
        </table:table-row>
        <table:table-row table:style-name="ro1">
          <table:table-cell office:value-type="string">
            <text:p>http://ruian.linked.opendata.cz/resource/obce/580619</text:p>
          </table:table-cell>
          <table:table-cell office:value-type="string">
            <text:p>Lubník</text:p>
          </table:table-cell>
        </table:table-row>
        <table:table-row table:style-name="ro1">
          <table:table-cell office:value-type="string">
            <text:p>http://ruian.linked.opendata.cz/resource/obce/599646</text:p>
          </table:table-cell>
          <table:table-cell office:value-type="string">
            <text:p>Luboměř</text:p>
          </table:table-cell>
        </table:table-row>
        <table:table-row table:style-name="ro1">
          <table:table-cell office:value-type="string">
            <text:p>http://ruian.linked.opendata.cz/resource/obce/554634</text:p>
          </table:table-cell>
          <table:table-cell office:value-type="string">
            <text:p>Luby</text:p>
          </table:table-cell>
        </table:table-row>
        <table:table-row table:style-name="ro1">
          <table:table-cell office:value-type="string">
            <text:p>http://ruian.linked.opendata.cz/resource/obce/563692</text:p>
          </table:table-cell>
          <table:table-cell office:value-type="string">
            <text:p>Lučany nad Nisou</text:p>
          </table:table-cell>
        </table:table-row>
        <table:table-row table:style-name="ro1">
          <table:table-cell office:value-type="string">
            <text:p>http://ruian.linked.opendata.cz/resource/obce/569062</text:p>
          </table:table-cell>
          <table:table-cell office:value-type="string">
            <text:p>Lučice</text:p>
          </table:table-cell>
        </table:table-row>
        <table:table-row table:style-name="ro1">
          <table:table-cell office:value-type="string">
            <text:p>http://ruian.linked.opendata.cz/resource/obce/598399</text:p>
          </table:table-cell>
          <table:table-cell office:value-type="string">
            <text:p>Lučina</text:p>
          </table:table-cell>
        </table:table-row>
        <table:table-row table:style-name="ro1">
          <table:table-cell office:value-type="string">
            <text:p>http://ruian.linked.opendata.cz/resource/obce/507971</text:p>
          </table:table-cell>
          <table:table-cell office:value-type="string">
            <text:p>Ludgeřovice</text:p>
          </table:table-cell>
        </table:table-row>
        <table:table-row table:style-name="ro1">
          <table:table-cell office:value-type="string">
            <text:p>http://ruian.linked.opendata.cz/resource/obce/531006</text:p>
          </table:table-cell>
          <table:table-cell office:value-type="string">
            <text:p>Ludíkov</text:p>
          </table:table-cell>
        </table:table-row>
        <table:table-row table:style-name="ro1">
          <table:table-cell office:value-type="string">
            <text:p>http://ruian.linked.opendata.cz/resource/obce/585441</text:p>
          </table:table-cell>
          <table:table-cell office:value-type="string">
            <text:p>Ludkovice</text:p>
          </table:table-cell>
        </table:table-row>
        <table:table-row table:style-name="ro1">
          <table:table-cell office:value-type="string">
            <text:p>http://ruian.linked.opendata.cz/resource/obce/589705</text:p>
          </table:table-cell>
          <table:table-cell office:value-type="string">
            <text:p>Ludmírov</text:p>
          </table:table-cell>
        </table:table-row>
        <table:table-row table:style-name="ro1">
          <table:table-cell office:value-type="string">
            <text:p>http://ruian.linked.opendata.cz/resource/obce/588725</text:p>
          </table:table-cell>
          <table:table-cell office:value-type="string">
            <text:p>Ludslavice</text:p>
          </table:table-cell>
        </table:table-row>
        <table:table-row table:style-name="ro1">
          <table:table-cell office:value-type="string">
            <text:p>http://ruian.linked.opendata.cz/resource/obce/551996</text:p>
          </table:table-cell>
          <table:table-cell office:value-type="string">
            <text:p>Ludvíkov</text:p>
          </table:table-cell>
        </table:table-row>
        <table:table-row table:style-name="ro1">
          <table:table-cell office:value-type="string">
            <text:p>http://ruian.linked.opendata.cz/resource/obce/546496</text:p>
          </table:table-cell>
          <table:table-cell office:value-type="string">
            <text:p>Ludvíkovice</text:p>
          </table:table-cell>
        </table:table-row>
        <table:table-row table:style-name="ro1">
          <table:table-cell office:value-type="string">
            <text:p>http://ruian.linked.opendata.cz/resource/obce/585459</text:p>
          </table:table-cell>
          <table:table-cell office:value-type="string">
            <text:p>Luhačovice</text:p>
          </table:table-cell>
        </table:table-row>
        <table:table-row table:style-name="ro1">
          <table:table-cell office:value-type="string">
            <text:p>http://ruian.linked.opendata.cz/resource/obce/514161</text:p>
          </table:table-cell>
          <table:table-cell office:value-type="string">
            <text:p>Luka</text:p>
          </table:table-cell>
        </table:table-row>
        <table:table-row table:style-name="ro1">
          <table:table-cell office:value-type="string">
            <text:p>http://ruian.linked.opendata.cz/resource/obce/503622</text:p>
          </table:table-cell>
          <table:table-cell office:value-type="string">
            <text:p>Luká</text:p>
          </table:table-cell>
        </table:table-row>
        <table:table-row table:style-name="ro1">
          <table:table-cell office:value-type="string">
            <text:p>http://ruian.linked.opendata.cz/resource/obce/587478</text:p>
          </table:table-cell>
          <table:table-cell office:value-type="string">
            <text:p>Luka nad Jihlavou</text:p>
          </table:table-cell>
        </table:table-row>
        <table:table-row table:style-name="ro1">
          <table:table-cell office:value-type="string">
            <text:p>http://ruian.linked.opendata.cz/resource/obce/548332</text:p>
          </table:table-cell>
          <table:table-cell office:value-type="string">
            <text:p>Lukavec</text:p>
          </table:table-cell>
        </table:table-row>
        <table:table-row table:style-name="ro1">
          <table:table-cell office:value-type="string">
            <text:p>http://ruian.linked.opendata.cz/resource/obce/565237</text:p>
          </table:table-cell>
          <table:table-cell office:value-type="string">
            <text:p>Lukavec</text:p>
          </table:table-cell>
        </table:table-row>
        <table:table-row table:style-name="ro1">
          <table:table-cell office:value-type="string">
            <text:p>http://ruian.linked.opendata.cz/resource/obce/573141</text:p>
          </table:table-cell>
          <table:table-cell office:value-type="string">
            <text:p>Lukavec u Hořic</text:p>
          </table:table-cell>
        </table:table-row>
        <table:table-row table:style-name="ro1">
          <table:table-cell office:value-type="string">
            <text:p>http://ruian.linked.opendata.cz/resource/obce/540234</text:p>
          </table:table-cell>
          <table:table-cell office:value-type="string">
            <text:p>Lukavice</text:p>
          </table:table-cell>
        </table:table-row>
        <table:table-row table:style-name="ro1">
          <table:table-cell office:value-type="string">
            <text:p>http://ruian.linked.opendata.cz/resource/obce/580627</text:p>
          </table:table-cell>
          <table:table-cell office:value-type="string">
            <text:p>Lukavice</text:p>
          </table:table-cell>
        </table:table-row>
        <table:table-row table:style-name="ro1">
          <table:table-cell office:value-type="string">
            <text:p>http://ruian.linked.opendata.cz/resource/obce/571768</text:p>
          </table:table-cell>
          <table:table-cell office:value-type="string">
            <text:p>Lukavice</text:p>
          </table:table-cell>
        </table:table-row>
        <table:table-row table:style-name="ro1">
          <table:table-cell office:value-type="string">
            <text:p>http://ruian.linked.opendata.cz/resource/obce/576492</text:p>
          </table:table-cell>
          <table:table-cell office:value-type="string">
            <text:p>Lukavice</text:p>
          </table:table-cell>
        </table:table-row>
        <table:table-row table:style-name="ro1">
          <table:table-cell office:value-type="string">
            <text:p>http://ruian.linked.opendata.cz/resource/obce/546909</text:p>
          </table:table-cell>
          <table:table-cell office:value-type="string">
            <text:p>Lukov</text:p>
          </table:table-cell>
        </table:table-row>
        <table:table-row table:style-name="ro1">
          <table:table-cell office:value-type="string">
            <text:p>http://ruian.linked.opendata.cz/resource/obce/550566</text:p>
          </table:table-cell>
          <table:table-cell office:value-type="string">
            <text:p>Lukov</text:p>
          </table:table-cell>
        </table:table-row>
        <table:table-row table:style-name="ro1">
          <table:table-cell office:value-type="string">
            <text:p>http://ruian.linked.opendata.cz/resource/obce/585467</text:p>
          </table:table-cell>
          <table:table-cell office:value-type="string">
            <text:p>Lukov</text:p>
          </table:table-cell>
        </table:table-row>
        <table:table-row table:style-name="ro1">
          <table:table-cell office:value-type="string">
            <text:p>http://ruian.linked.opendata.cz/resource/obce/594393</text:p>
          </table:table-cell>
          <table:table-cell office:value-type="string">
            <text:p>Lukov</text:p>
          </table:table-cell>
        </table:table-row>
        <table:table-row table:style-name="ro1">
          <table:table-cell office:value-type="string">
            <text:p>http://ruian.linked.opendata.cz/resource/obce/580635</text:p>
          </table:table-cell>
          <table:table-cell office:value-type="string">
            <text:p>Luková</text:p>
          </table:table-cell>
        </table:table-row>
        <table:table-row table:style-name="ro1">
          <table:table-cell office:value-type="string">
            <text:p>http://ruian.linked.opendata.cz/resource/obce/583324</text:p>
          </table:table-cell>
          <table:table-cell office:value-type="string">
            <text:p>Lukovany</text:p>
          </table:table-cell>
        </table:table-row>
        <table:table-row table:style-name="ro1">
          <table:table-cell office:value-type="string">
            <text:p>http://ruian.linked.opendata.cz/resource/obce/557145</text:p>
          </table:table-cell>
          <table:table-cell office:value-type="string">
            <text:p>Lukoveček</text:p>
          </table:table-cell>
        </table:table-row>
        <table:table-row table:style-name="ro1">
          <table:table-cell office:value-type="string">
            <text:p>http://ruian.linked.opendata.cz/resource/obce/593273</text:p>
          </table:table-cell>
          <table:table-cell office:value-type="string">
            <text:p>Luleč</text:p>
          </table:table-cell>
        </table:table-row>
        <table:table-row table:style-name="ro1">
          <table:table-cell office:value-type="string">
            <text:p>http://ruian.linked.opendata.cz/resource/obce/576506</text:p>
          </table:table-cell>
          <table:table-cell office:value-type="string">
            <text:p>Lupenice</text:p>
          </table:table-cell>
        </table:table-row>
        <table:table-row table:style-name="ro1">
          <table:table-cell office:value-type="string">
            <text:p>http://ruian.linked.opendata.cz/resource/obce/536270</text:p>
          </table:table-cell>
          <table:table-cell office:value-type="string">
            <text:p>Luštěnice</text:p>
          </table:table-cell>
        </table:table-row>
        <table:table-row table:style-name="ro1">
          <table:table-cell office:value-type="string">
            <text:p>http://ruian.linked.opendata.cz/resource/obce/503657</text:p>
          </table:table-cell>
          <table:table-cell office:value-type="string">
            <text:p>Lutín</text:p>
          </table:table-cell>
        </table:table-row>
        <table:table-row table:style-name="ro1">
          <table:table-cell office:value-type="string">
            <text:p>http://ruian.linked.opendata.cz/resource/obce/585483</text:p>
          </table:table-cell>
          <table:table-cell office:value-type="string">
            <text:p>Lutonina</text:p>
          </table:table-cell>
        </table:table-row>
        <table:table-row table:style-name="ro1">
          <table:table-cell office:value-type="string">
            <text:p>http://ruian.linked.opendata.cz/resource/obce/588733</text:p>
          </table:table-cell>
          <table:table-cell office:value-type="string">
            <text:p>Lutopecny</text:p>
          </table:table-cell>
        </table:table-row>
        <table:table-row table:style-name="ro1">
          <table:table-cell office:value-type="string">
            <text:p>http://ruian.linked.opendata.cz/resource/obce/558028</text:p>
          </table:table-cell>
          <table:table-cell office:value-type="string">
            <text:p>Lužany</text:p>
          </table:table-cell>
        </table:table-row>
        <table:table-row table:style-name="ro1">
          <table:table-cell office:value-type="string">
            <text:p>http://ruian.linked.opendata.cz/resource/obce/570354</text:p>
          </table:table-cell>
          <table:table-cell office:value-type="string">
            <text:p>Lužany</text:p>
          </table:table-cell>
        </table:table-row>
        <table:table-row table:style-name="ro1">
          <table:table-cell office:value-type="string">
            <text:p>http://ruian.linked.opendata.cz/resource/obce/573159</text:p>
          </table:table-cell>
          <table:table-cell office:value-type="string">
            <text:p>Lužany</text:p>
          </table:table-cell>
        </table:table-row>
        <table:table-row table:style-name="ro1">
          <table:table-cell office:value-type="string">
            <text:p>http://ruian.linked.opendata.cz/resource/obce/534404</text:p>
          </table:table-cell>
          <table:table-cell office:value-type="string">
            <text:p>Lužce</text:p>
          </table:table-cell>
        </table:table-row>
        <table:table-row table:style-name="ro1">
          <table:table-cell office:value-type="string">
            <text:p>http://ruian.linked.opendata.cz/resource/obce/571776</text:p>
          </table:table-cell>
          <table:table-cell office:value-type="string">
            <text:p>Luže</text:p>
          </table:table-cell>
        </table:table-row>
        <table:table-row table:style-name="ro1">
          <table:table-cell office:value-type="string">
            <text:p>http://ruian.linked.opendata.cz/resource/obce/570362</text:p>
          </table:table-cell>
          <table:table-cell office:value-type="string">
            <text:p>Lužec nad Cidlinou</text:p>
          </table:table-cell>
        </table:table-row>
        <table:table-row table:style-name="ro1">
          <table:table-cell office:value-type="string">
            <text:p>http://ruian.linked.opendata.cz/resource/obce/535028</text:p>
          </table:table-cell>
          <table:table-cell office:value-type="string">
            <text:p>Lužec nad Vltavou</text:p>
          </table:table-cell>
        </table:table-row>
        <table:table-row table:style-name="ro1">
          <table:table-cell office:value-type="string">
            <text:p>http://ruian.linked.opendata.cz/resource/obce/553891</text:p>
          </table:table-cell>
          <table:table-cell office:value-type="string">
            <text:p>Luženičky</text:p>
          </table:table-cell>
        </table:table-row>
        <table:table-row table:style-name="ro1">
          <table:table-cell office:value-type="string">
            <text:p>http://ruian.linked.opendata.cz/resource/obce/537322</text:p>
          </table:table-cell>
          <table:table-cell office:value-type="string">
            <text:p>Lužice</text:p>
          </table:table-cell>
        </table:table-row>
        <table:table-row table:style-name="ro1">
          <table:table-cell office:value-type="string">
            <text:p>http://ruian.linked.opendata.cz/resource/obce/567281</text:p>
          </table:table-cell>
          <table:table-cell office:value-type="string">
            <text:p>Lužice</text:p>
          </table:table-cell>
        </table:table-row>
        <table:table-row table:style-name="ro1">
          <table:table-cell office:value-type="string">
            <text:p>http://ruian.linked.opendata.cz/resource/obce/569844</text:p>
          </table:table-cell>
          <table:table-cell office:value-type="string">
            <text:p>Lužice</text:p>
          </table:table-cell>
        </table:table-row>
        <table:table-row table:style-name="ro1">
          <table:table-cell office:value-type="string">
            <text:p>http://ruian.linked.opendata.cz/resource/obce/586358</text:p>
          </table:table-cell>
          <table:table-cell office:value-type="string">
            <text:p>Lužice</text:p>
          </table:table-cell>
        </table:table-row>
        <table:table-row table:style-name="ro1">
          <table:table-cell office:value-type="string">
            <text:p>http://ruian.linked.opendata.cz/resource/obce/544434</text:p>
          </table:table-cell>
          <table:table-cell office:value-type="string">
            <text:p>Lužná</text:p>
          </table:table-cell>
        </table:table-row>
        <table:table-row table:style-name="ro1">
          <table:table-cell office:value-type="string">
            <text:p>http://ruian.linked.opendata.cz/resource/obce/542041</text:p>
          </table:table-cell>
          <table:table-cell office:value-type="string">
            <text:p>Lužná</text:p>
          </table:table-cell>
        </table:table-row>
        <table:table-row table:style-name="ro1">
          <table:table-cell office:value-type="string">
            <text:p>http://ruian.linked.opendata.cz/resource/obce/508501</text:p>
          </table:table-cell>
          <table:table-cell office:value-type="string">
            <text:p>Lužnice</text:p>
          </table:table-cell>
        </table:table-row>
        <table:table-row table:style-name="ro1">
          <table:table-cell office:value-type="string">
            <text:p>http://ruian.linked.opendata.cz/resource/obce/537454</text:p>
          </table:table-cell>
          <table:table-cell office:value-type="string">
            <text:p>Lysá nad Labem</text:p>
          </table:table-cell>
        </table:table-row>
        <table:table-row table:style-name="ro1">
          <table:table-cell office:value-type="string">
            <text:p>http://ruian.linked.opendata.cz/resource/obce/582018</text:p>
          </table:table-cell>
          <table:table-cell office:value-type="string">
            <text:p>Lysice</text:p>
          </table:table-cell>
        </table:table-row>
        <table:table-row table:style-name="ro1">
          <table:table-cell office:value-type="string">
            <text:p>http://ruian.linked.opendata.cz/resource/obce/593281</text:p>
          </table:table-cell>
          <table:table-cell office:value-type="string">
            <text:p>Lysovice</text:p>
          </table:table-cell>
        </table:table-row>
        <table:table-row table:style-name="ro1">
          <table:table-cell office:value-type="string">
            <text:p>http://ruian.linked.opendata.cz/resource/obce/574210</text:p>
          </table:table-cell>
          <table:table-cell office:value-type="string">
            <text:p>Machov</text:p>
          </table:table-cell>
        </table:table-row>
        <table:table-row table:style-name="ro1">
          <table:table-cell office:value-type="string">
            <text:p>http://ruian.linked.opendata.cz/resource/obce/585491</text:p>
          </table:table-cell>
          <table:table-cell office:value-type="string">
            <text:p>Machová</text:p>
          </table:table-cell>
        </table:table-row>
        <table:table-row table:style-name="ro1">
          <table:table-cell office:value-type="string">
            <text:p>http://ruian.linked.opendata.cz/resource/obce/536466</text:p>
          </table:table-cell>
          <table:table-cell office:value-type="string">
            <text:p>Mačkov</text:p>
          </table:table-cell>
        </table:table-row>
        <table:table-row table:style-name="ro1">
          <table:table-cell office:value-type="string">
            <text:p>http://ruian.linked.opendata.cz/resource/obce/594407</text:p>
          </table:table-cell>
          <table:table-cell office:value-type="string">
            <text:p>Mackovice</text:p>
          </table:table-cell>
        </table:table-row>
        <table:table-row table:style-name="ro1">
          <table:table-cell office:value-type="string">
            <text:p>http://ruian.linked.opendata.cz/resource/obce/537381</text:p>
          </table:table-cell>
          <table:table-cell office:value-type="string">
            <text:p>Mahouš</text:p>
          </table:table-cell>
        </table:table-row>
        <table:table-row table:style-name="ro1">
          <table:table-cell office:value-type="string">
            <text:p>http://ruian.linked.opendata.cz/resource/obce/546712</text:p>
          </table:table-cell>
          <table:table-cell office:value-type="string">
            <text:p>Majdalena</text:p>
          </table:table-cell>
        </table:table-row>
        <table:table-row table:style-name="ro1">
          <table:table-cell office:value-type="string">
            <text:p>http://ruian.linked.opendata.cz/resource/obce/503738</text:p>
          </table:table-cell>
          <table:table-cell office:value-type="string">
            <text:p>Majetín</text:p>
          </table:table-cell>
        </table:table-row>
        <table:table-row table:style-name="ro1">
          <table:table-cell office:value-type="string">
            <text:p>http://ruian.linked.opendata.cz/resource/obce/532622</text:p>
          </table:table-cell>
          <table:table-cell office:value-type="string">
            <text:p>Makotřasy</text:p>
          </table:table-cell>
        </table:table-row>
        <table:table-row table:style-name="ro1">
          <table:table-cell office:value-type="string">
            <text:p>http://ruian.linked.opendata.cz/resource/obce/582026</text:p>
          </table:table-cell>
          <table:table-cell office:value-type="string">
            <text:p>Makov</text:p>
          </table:table-cell>
        </table:table-row>
        <table:table-row table:style-name="ro1">
          <table:table-cell office:value-type="string">
            <text:p>http://ruian.linked.opendata.cz/resource/obce/578363</text:p>
          </table:table-cell>
          <table:table-cell office:value-type="string">
            <text:p>Makov</text:p>
          </table:table-cell>
        </table:table-row>
        <table:table-row table:style-name="ro1">
          <table:table-cell office:value-type="string">
            <text:p>http://ruian.linked.opendata.cz/resource/obce/544469</text:p>
          </table:table-cell>
          <table:table-cell office:value-type="string">
            <text:p>Malá Bystřice</text:p>
          </table:table-cell>
        </table:table-row>
        <table:table-row table:style-name="ro1">
          <table:table-cell office:value-type="string">
            <text:p>http://ruian.linked.opendata.cz/resource/obce/540714</text:p>
          </table:table-cell>
          <table:table-cell office:value-type="string">
            <text:p>Malá Hraštice</text:p>
          </table:table-cell>
        </table:table-row>
        <table:table-row table:style-name="ro1">
          <table:table-cell office:value-type="string">
            <text:p>http://ruian.linked.opendata.cz/resource/obce/582034</text:p>
          </table:table-cell>
          <table:table-cell office:value-type="string">
            <text:p>Malá Lhota</text:p>
          </table:table-cell>
        </table:table-row>
        <table:table-row table:style-name="ro1">
          <table:table-cell office:value-type="string">
            <text:p>http://ruian.linked.opendata.cz/resource/obce/596086</text:p>
          </table:table-cell>
          <table:table-cell office:value-type="string">
            <text:p>Malá Losenice</text:p>
          </table:table-cell>
        </table:table-row>
        <table:table-row table:style-name="ro1">
          <table:table-cell office:value-type="string">
            <text:p>http://ruian.linked.opendata.cz/resource/obce/540331</text:p>
          </table:table-cell>
          <table:table-cell office:value-type="string">
            <text:p>Malá Morava</text:p>
          </table:table-cell>
        </table:table-row>
        <table:table-row table:style-name="ro1">
          <table:table-cell office:value-type="string">
            <text:p>http://ruian.linked.opendata.cz/resource/obce/597601</text:p>
          </table:table-cell>
          <table:table-cell office:value-type="string">
            <text:p>Malá Morávka</text:p>
          </table:table-cell>
        </table:table-row>
        <table:table-row table:style-name="ro1">
          <table:table-cell office:value-type="string">
            <text:p>http://ruian.linked.opendata.cz/resource/obce/582042</text:p>
          </table:table-cell>
          <table:table-cell office:value-type="string">
            <text:p>Malá Roudka</text:p>
          </table:table-cell>
        </table:table-row>
        <table:table-row table:style-name="ro1">
          <table:table-cell office:value-type="string">
            <text:p>http://ruian.linked.opendata.cz/resource/obce/563706</text:p>
          </table:table-cell>
          <table:table-cell office:value-type="string">
            <text:p>Malá Skála</text:p>
          </table:table-cell>
        </table:table-row>
        <table:table-row table:style-name="ro1">
          <table:table-cell office:value-type="string">
            <text:p>http://ruian.linked.opendata.cz/resource/obce/551902</text:p>
          </table:table-cell>
          <table:table-cell office:value-type="string">
            <text:p>Malá Štáhle</text:p>
          </table:table-cell>
        </table:table-row>
        <table:table-row table:style-name="ro1">
          <table:table-cell office:value-type="string">
            <text:p>http://ruian.linked.opendata.cz/resource/obce/579505</text:p>
          </table:table-cell>
          <table:table-cell office:value-type="string">
            <text:p>Malá Úpa</text:p>
          </table:table-cell>
        </table:table-row>
        <table:table-row table:style-name="ro1">
          <table:table-cell office:value-type="string">
            <text:p>http://ruian.linked.opendata.cz/resource/obce/562700</text:p>
          </table:table-cell>
          <table:table-cell office:value-type="string">
            <text:p>Malá Veleň</text:p>
          </table:table-cell>
        </table:table-row>
        <table:table-row table:style-name="ro1">
          <table:table-cell office:value-type="string">
            <text:p>http://ruian.linked.opendata.cz/resource/obce/533319</text:p>
          </table:table-cell>
          <table:table-cell office:value-type="string">
            <text:p>Malá Víska</text:p>
          </table:table-cell>
        </table:table-row>
        <table:table-row table:style-name="ro1">
          <table:table-cell office:value-type="string">
            <text:p>http://ruian.linked.opendata.cz/resource/obce/586366</text:p>
          </table:table-cell>
          <table:table-cell office:value-type="string">
            <text:p>Malá Vrbka</text:p>
          </table:table-cell>
        </table:table-row>
        <table:table-row table:style-name="ro1">
          <table:table-cell office:value-type="string">
            <text:p>http://ruian.linked.opendata.cz/resource/obce/569071</text:p>
          </table:table-cell>
          <table:table-cell office:value-type="string">
            <text:p>Malčín</text:p>
          </table:table-cell>
        </table:table-row>
        <table:table-row table:style-name="ro1">
          <table:table-cell office:value-type="string">
            <text:p>http://ruian.linked.opendata.cz/resource/obce/567299</text:p>
          </table:table-cell>
          <table:table-cell office:value-type="string">
            <text:p>Malé Březno</text:p>
          </table:table-cell>
        </table:table-row>
        <table:table-row table:style-name="ro1">
          <table:table-cell office:value-type="string">
            <text:p>http://ruian.linked.opendata.cz/resource/obce/568091</text:p>
          </table:table-cell>
          <table:table-cell office:value-type="string">
            <text:p>Malé Březno</text:p>
          </table:table-cell>
        </table:table-row>
        <table:table-row table:style-name="ro1">
          <table:table-cell office:value-type="string">
            <text:p>http://ruian.linked.opendata.cz/resource/obce/589713</text:p>
          </table:table-cell>
          <table:table-cell office:value-type="string">
            <text:p>Malé Hradisko</text:p>
          </table:table-cell>
        </table:table-row>
        <table:table-row table:style-name="ro1">
          <table:table-cell office:value-type="string">
            <text:p>http://ruian.linked.opendata.cz/resource/obce/532631</text:p>
          </table:table-cell>
          <table:table-cell office:value-type="string">
            <text:p>Malé Kyšice</text:p>
          </table:table-cell>
        </table:table-row>
        <table:table-row table:style-name="ro1">
          <table:table-cell office:value-type="string">
            <text:p>http://ruian.linked.opendata.cz/resource/obce/513113</text:p>
          </table:table-cell>
          <table:table-cell office:value-type="string">
            <text:p>Malé Přítočno</text:p>
          </table:table-cell>
        </table:table-row>
        <table:table-row table:style-name="ro1">
          <table:table-cell office:value-type="string">
            <text:p>http://ruian.linked.opendata.cz/resource/obce/579513</text:p>
          </table:table-cell>
          <table:table-cell office:value-type="string">
            <text:p>Malé Svatoňovice</text:p>
          </table:table-cell>
        </table:table-row>
        <table:table-row table:style-name="ro1">
          <table:table-cell office:value-type="string">
            <text:p>http://ruian.linked.opendata.cz/resource/obce/572802</text:p>
          </table:table-cell>
          <table:table-cell office:value-type="string">
            <text:p>Malé Výkleky</text:p>
          </table:table-cell>
        </table:table-row>
        <table:table-row table:style-name="ro1">
          <table:table-cell office:value-type="string">
            <text:p>http://ruian.linked.opendata.cz/resource/obce/565245</text:p>
          </table:table-cell>
          <table:table-cell office:value-type="string">
            <text:p>Malé Žernoseky</text:p>
          </table:table-cell>
        </table:table-row>
        <table:table-row table:style-name="ro1">
          <table:table-cell office:value-type="string">
            <text:p>http://ruian.linked.opendata.cz/resource/obce/569089</text:p>
          </table:table-cell>
          <table:table-cell office:value-type="string">
            <text:p>Maleč</text:p>
          </table:table-cell>
        </table:table-row>
        <table:table-row table:style-name="ro1">
          <table:table-cell office:value-type="string">
            <text:p>http://ruian.linked.opendata.cz/resource/obce/568104</text:p>
          </table:table-cell>
          <table:table-cell office:value-type="string">
            <text:p>Malečov</text:p>
          </table:table-cell>
        </table:table-row>
        <table:table-row table:style-name="ro1">
          <table:table-cell office:value-type="string">
            <text:p>http://ruian.linked.opendata.cz/resource/obce/551384</text:p>
          </table:table-cell>
          <table:table-cell office:value-type="string">
            <text:p>Malenice</text:p>
          </table:table-cell>
        </table:table-row>
        <table:table-row table:style-name="ro1">
          <table:table-cell office:value-type="string">
            <text:p>http://ruian.linked.opendata.cz/resource/obce/552593</text:p>
          </table:table-cell>
          <table:table-cell office:value-type="string">
            <text:p>Malenovice</text:p>
          </table:table-cell>
        </table:table-row>
        <table:table-row table:style-name="ro1">
          <table:table-cell office:value-type="string">
            <text:p>http://ruian.linked.opendata.cz/resource/obce/534188</text:p>
          </table:table-cell>
          <table:table-cell office:value-type="string">
            <text:p>Malešov</text:p>
          </table:table-cell>
        </table:table-row>
        <table:table-row table:style-name="ro1">
          <table:table-cell office:value-type="string">
            <text:p>http://ruian.linked.opendata.cz/resource/obce/583332</text:p>
          </table:table-cell>
          <table:table-cell office:value-type="string">
            <text:p>Malešovice</text:p>
          </table:table-cell>
        </table:table-row>
        <table:table-row table:style-name="ro1">
          <table:table-cell office:value-type="string">
            <text:p>http://ruian.linked.opendata.cz/resource/obce/540366</text:p>
          </table:table-cell>
          <table:table-cell office:value-type="string">
            <text:p>Maletín</text:p>
          </table:table-cell>
        </table:table-row>
        <table:table-row table:style-name="ro1">
          <table:table-cell office:value-type="string">
            <text:p>http://ruian.linked.opendata.cz/resource/obce/583341</text:p>
          </table:table-cell>
          <table:table-cell office:value-type="string">
            <text:p>Malhostovice</text:p>
          </table:table-cell>
        </table:table-row>
        <table:table-row table:style-name="ro1">
          <table:table-cell office:value-type="string">
            <text:p>http://ruian.linked.opendata.cz/resource/obce/515329</text:p>
          </table:table-cell>
          <table:table-cell office:value-type="string">
            <text:p>Malhotice</text:p>
          </table:table-cell>
        </table:table-row>
        <table:table-row table:style-name="ro1">
          <table:table-cell office:value-type="string">
            <text:p>http://ruian.linked.opendata.cz/resource/obce/542491</text:p>
          </table:table-cell>
          <table:table-cell office:value-type="string">
            <text:p>Malíč</text:p>
          </table:table-cell>
        </table:table-row>
        <table:table-row table:style-name="ro1">
          <table:table-cell office:value-type="string">
            <text:p>http://ruian.linked.opendata.cz/resource/obce/578371</text:p>
          </table:table-cell>
          <table:table-cell office:value-type="string">
            <text:p>Malíkov</text:p>
          </table:table-cell>
        </table:table-row>
        <table:table-row table:style-name="ro1">
          <table:table-cell office:value-type="string">
            <text:p>http://ruian.linked.opendata.cz/resource/obce/532657</text:p>
          </table:table-cell>
          <table:table-cell office:value-type="string">
            <text:p>Malíkovice</text:p>
          </table:table-cell>
        </table:table-row>
        <table:table-row table:style-name="ro1">
          <table:table-cell office:value-type="string">
            <text:p>http://ruian.linked.opendata.cz/resource/obce/593290</text:p>
          </table:table-cell>
          <table:table-cell office:value-type="string">
            <text:p>Malínky</text:p>
          </table:table-cell>
        </table:table-row>
        <table:table-row table:style-name="ro1">
          <table:table-cell office:value-type="string">
            <text:p>http://ruian.linked.opendata.cz/resource/obce/565377</text:p>
          </table:table-cell>
          <table:table-cell office:value-type="string">
            <text:p>Malinová</text:p>
          </table:table-cell>
        </table:table-row>
        <table:table-row table:style-name="ro1">
          <table:table-cell office:value-type="string">
            <text:p>http://ruian.linked.opendata.cz/resource/obce/534218</text:p>
          </table:table-cell>
          <table:table-cell office:value-type="string">
            <text:p>Málkov</text:p>
          </table:table-cell>
        </table:table-row>
        <table:table-row table:style-name="ro1">
          <table:table-cell office:value-type="string">
            <text:p>http://ruian.linked.opendata.cz/resource/obce/563200</text:p>
          </table:table-cell>
          <table:table-cell office:value-type="string">
            <text:p>Málkov</text:p>
          </table:table-cell>
        </table:table-row>
        <table:table-row table:style-name="ro1">
          <table:table-cell office:value-type="string">
            <text:p>http://ruian.linked.opendata.cz/resource/obce/545619</text:p>
          </table:table-cell>
          <table:table-cell office:value-type="string">
            <text:p>Malonty</text:p>
          </table:table-cell>
        </table:table-row>
        <table:table-row table:style-name="ro1">
          <table:table-cell office:value-type="string">
            <text:p>http://ruian.linked.opendata.cz/resource/obce/533513</text:p>
          </table:table-cell>
          <table:table-cell office:value-type="string">
            <text:p>Malotice</text:p>
          </table:table-cell>
        </table:table-row>
        <table:table-row table:style-name="ro1">
          <table:table-cell office:value-type="string">
            <text:p>http://ruian.linked.opendata.cz/resource/obce/550418</text:p>
          </table:table-cell>
          <table:table-cell office:value-type="string">
            <text:p>Malovice</text:p>
          </table:table-cell>
        </table:table-row>
        <table:table-row table:style-name="ro1">
          <table:table-cell office:value-type="string">
            <text:p>http://ruian.linked.opendata.cz/resource/obce/552666</text:p>
          </table:table-cell>
          <table:table-cell office:value-type="string">
            <text:p>Malšice</text:p>
          </table:table-cell>
        </table:table-row>
        <table:table-row table:style-name="ro1">
          <table:table-cell office:value-type="string">
            <text:p>http://ruian.linked.opendata.cz/resource/obce/536296</text:p>
          </table:table-cell>
          <table:table-cell office:value-type="string">
            <text:p>Malšín</text:p>
          </table:table-cell>
        </table:table-row>
        <table:table-row table:style-name="ro1">
          <table:table-cell office:value-type="string">
            <text:p>http://ruian.linked.opendata.cz/resource/obce/562718</text:p>
          </table:table-cell>
          <table:table-cell office:value-type="string">
            <text:p>Malšovice</text:p>
          </table:table-cell>
        </table:table-row>
        <table:table-row table:style-name="ro1">
          <table:table-cell office:value-type="string">
            <text:p>http://ruian.linked.opendata.cz/resource/obce/587486</text:p>
          </table:table-cell>
          <table:table-cell office:value-type="string">
            <text:p>Malý Beranov</text:p>
          </table:table-cell>
        </table:table-row>
        <table:table-row table:style-name="ro1">
          <table:table-cell office:value-type="string">
            <text:p>http://ruian.linked.opendata.cz/resource/obce/556629</text:p>
          </table:table-cell>
          <table:table-cell office:value-type="string">
            <text:p>Malý Bor</text:p>
          </table:table-cell>
        </table:table-row>
        <table:table-row table:style-name="ro1">
          <table:table-cell office:value-type="string">
            <text:p>http://ruian.linked.opendata.cz/resource/obce/535036</text:p>
          </table:table-cell>
          <table:table-cell office:value-type="string">
            <text:p>Malý Újezd</text:p>
          </table:table-cell>
        </table:table-row>
        <table:table-row table:style-name="ro1">
          <table:table-cell office:value-type="string">
            <text:p>http://ruian.linked.opendata.cz/resource/obce/559202</text:p>
          </table:table-cell>
          <table:table-cell office:value-type="string">
            <text:p>Manětín</text:p>
          </table:table-cell>
        </table:table-row>
        <table:table-row table:style-name="ro1">
          <table:table-cell office:value-type="string">
            <text:p>http://ruian.linked.opendata.cz/resource/obce/568589</text:p>
          </table:table-cell>
          <table:table-cell office:value-type="string">
            <text:p>Mankovice</text:p>
          </table:table-cell>
        </table:table-row>
        <table:table-row table:style-name="ro1">
          <table:table-cell office:value-type="string">
            <text:p>http://ruian.linked.opendata.cz/resource/obce/578410</text:p>
          </table:table-cell>
          <table:table-cell office:value-type="string">
            <text:p>Maňovice</text:p>
          </table:table-cell>
        </table:table-row>
        <table:table-row table:style-name="ro1">
          <table:table-cell office:value-type="string">
            <text:p>http://ruian.linked.opendata.cz/resource/obce/561827</text:p>
          </table:table-cell>
          <table:table-cell office:value-type="string">
            <text:p>Mařenice</text:p>
          </table:table-cell>
        </table:table-row>
        <table:table-row table:style-name="ro1">
          <table:table-cell office:value-type="string">
            <text:p>http://ruian.linked.opendata.cz/resource/obce/554642</text:p>
          </table:table-cell>
          <table:table-cell office:value-type="string">
            <text:p>Mariánské Lázně</text:p>
          </table:table-cell>
        </table:table-row>
        <table:table-row table:style-name="ro1">
          <table:table-cell office:value-type="string">
            <text:p>http://ruian.linked.opendata.cz/resource/obce/567302</text:p>
          </table:table-cell>
          <table:table-cell office:value-type="string">
            <text:p>Mariánské Radčice</text:p>
          </table:table-cell>
        </table:table-row>
        <table:table-row table:style-name="ro1">
          <table:table-cell office:value-type="string">
            <text:p>http://ruian.linked.opendata.cz/resource/obce/545678</text:p>
          </table:table-cell>
          <table:table-cell office:value-type="string">
            <text:p>Markvartice</text:p>
          </table:table-cell>
        </table:table-row>
        <table:table-row table:style-name="ro1">
          <table:table-cell office:value-type="string">
            <text:p>http://ruian.linked.opendata.cz/resource/obce/573167</text:p>
          </table:table-cell>
          <table:table-cell office:value-type="string">
            <text:p>Markvartice</text:p>
          </table:table-cell>
        </table:table-row>
        <table:table-row table:style-name="ro1">
          <table:table-cell office:value-type="string">
            <text:p>http://ruian.linked.opendata.cz/resource/obce/587494</text:p>
          </table:table-cell>
          <table:table-cell office:value-type="string">
            <text:p>Markvartice</text:p>
          </table:table-cell>
        </table:table-row>
        <table:table-row table:style-name="ro1">
          <table:table-cell office:value-type="string">
            <text:p>http://ruian.linked.opendata.cz/resource/obce/591114</text:p>
          </table:table-cell>
          <table:table-cell office:value-type="string">
            <text:p>Markvartice</text:p>
          </table:table-cell>
        </table:table-row>
        <table:table-row table:style-name="ro1">
          <table:table-cell office:value-type="string">
            <text:p>http://ruian.linked.opendata.cz/resource/obce/508128</text:p>
          </table:table-cell>
          <table:table-cell office:value-type="string">
            <text:p>Markvartovice</text:p>
          </table:table-cell>
        </table:table-row>
        <table:table-row table:style-name="ro1">
          <table:table-cell office:value-type="string">
            <text:p>http://ruian.linked.opendata.cz/resource/obce/583359</text:p>
          </table:table-cell>
          <table:table-cell office:value-type="string">
            <text:p>Maršov</text:p>
          </table:table-cell>
        </table:table-row>
        <table:table-row table:style-name="ro1">
          <table:table-cell office:value-type="string">
            <text:p>http://ruian.linked.opendata.cz/resource/obce/579530</text:p>
          </table:table-cell>
          <table:table-cell office:value-type="string">
            <text:p>Maršov u Úpice</text:p>
          </table:table-cell>
        </table:table-row>
        <table:table-row table:style-name="ro1">
          <table:table-cell office:value-type="string">
            <text:p>http://ruian.linked.opendata.cz/resource/obce/530115</text:p>
          </table:table-cell>
          <table:table-cell office:value-type="string">
            <text:p>Maršovice</text:p>
          </table:table-cell>
        </table:table-row>
        <table:table-row table:style-name="ro1">
          <table:table-cell office:value-type="string">
            <text:p>http://ruian.linked.opendata.cz/resource/obce/563714</text:p>
          </table:table-cell>
          <table:table-cell office:value-type="string">
            <text:p>Maršovice</text:p>
          </table:table-cell>
        </table:table-row>
        <table:table-row table:style-name="ro1">
          <table:table-cell office:value-type="string">
            <text:p>http://ruian.linked.opendata.cz/resource/obce/565253</text:p>
          </table:table-cell>
          <table:table-cell office:value-type="string">
            <text:p>Martiněves</text:p>
          </table:table-cell>
        </table:table-row>
        <table:table-row table:style-name="ro1">
          <table:table-cell office:value-type="string">
            <text:p>http://ruian.linked.opendata.cz/resource/obce/596094</text:p>
          </table:table-cell>
          <table:table-cell office:value-type="string">
            <text:p>Martinice</text:p>
          </table:table-cell>
        </table:table-row>
        <table:table-row table:style-name="ro1">
          <table:table-cell office:value-type="string">
            <text:p>http://ruian.linked.opendata.cz/resource/obce/588741</text:p>
          </table:table-cell>
          <table:table-cell office:value-type="string">
            <text:p>Martinice</text:p>
          </table:table-cell>
        </table:table-row>
        <table:table-row table:style-name="ro1">
          <table:table-cell office:value-type="string">
            <text:p>http://ruian.linked.opendata.cz/resource/obce/561347</text:p>
          </table:table-cell>
          <table:table-cell office:value-type="string">
            <text:p>Martinice u Onšova</text:p>
          </table:table-cell>
        </table:table-row>
        <table:table-row table:style-name="ro1">
          <table:table-cell office:value-type="string">
            <text:p>http://ruian.linked.opendata.cz/resource/obce/573418</text:p>
          </table:table-cell>
          <table:table-cell office:value-type="string">
            <text:p>Martinice v Krkonoších</text:p>
          </table:table-cell>
        </table:table-row>
        <table:table-row table:style-name="ro1">
          <table:table-cell office:value-type="string">
            <text:p>http://ruian.linked.opendata.cz/resource/obce/550388</text:p>
          </table:table-cell>
          <table:table-cell office:value-type="string">
            <text:p>Martínkov</text:p>
          </table:table-cell>
        </table:table-row>
        <table:table-row table:style-name="ro1">
          <table:table-cell office:value-type="string">
            <text:p>http://ruian.linked.opendata.cz/resource/obce/574228</text:p>
          </table:table-cell>
          <table:table-cell office:value-type="string">
            <text:p>Martínkovice</text:p>
          </table:table-cell>
        </table:table-row>
        <table:table-row table:style-name="ro1">
          <table:table-cell office:value-type="string">
            <text:p>http://ruian.linked.opendata.cz/resource/obce/573779</text:p>
          </table:table-cell>
          <table:table-cell office:value-type="string">
            <text:p>Máslojedy</text:p>
          </table:table-cell>
        </table:table-row>
        <table:table-row table:style-name="ro1">
          <table:table-cell office:value-type="string">
            <text:p>http://ruian.linked.opendata.cz/resource/obce/538469</text:p>
          </table:table-cell>
          <table:table-cell office:value-type="string">
            <text:p>Máslovice</text:p>
          </table:table-cell>
        </table:table-row>
        <table:table-row table:style-name="ro1">
          <table:table-cell office:value-type="string">
            <text:p>http://ruian.linked.opendata.cz/resource/obce/564702</text:p>
          </table:table-cell>
          <table:table-cell office:value-type="string">
            <text:p>Masojedy</text:p>
          </table:table-cell>
        </table:table-row>
        <table:table-row table:style-name="ro1">
          <table:table-cell office:value-type="string">
            <text:p>http://ruian.linked.opendata.cz/resource/obce/594415</text:p>
          </table:table-cell>
          <table:table-cell office:value-type="string">
            <text:p>Mašovice</text:p>
          </table:table-cell>
        </table:table-row>
        <table:table-row table:style-name="ro1">
          <table:table-cell office:value-type="string">
            <text:p>http://ruian.linked.opendata.cz/resource/obce/591122</text:p>
          </table:table-cell>
          <table:table-cell office:value-type="string">
            <text:p>Mastník</text:p>
          </table:table-cell>
        </table:table-row>
        <table:table-row table:style-name="ro1">
          <table:table-cell office:value-type="string">
            <text:p>http://ruian.linked.opendata.cz/resource/obce/563218</text:p>
          </table:table-cell>
          <table:table-cell office:value-type="string">
            <text:p>Mašťov</text:p>
          </table:table-cell>
        </table:table-row>
        <table:table-row table:style-name="ro1">
          <table:table-cell office:value-type="string">
            <text:p>http://ruian.linked.opendata.cz/resource/obce/596108</text:p>
          </table:table-cell>
          <table:table-cell office:value-type="string">
            <text:p>Matějov</text:p>
          </table:table-cell>
        </table:table-row>
        <table:table-row table:style-name="ro1">
          <table:table-cell office:value-type="string">
            <text:p>http://ruian.linked.opendata.cz/resource/obce/535940</text:p>
          </table:table-cell>
          <table:table-cell office:value-type="string">
            <text:p>Mazelov</text:p>
          </table:table-cell>
        </table:table-row>
        <table:table-row table:style-name="ro1">
          <table:table-cell office:value-type="string">
            <text:p>http://ruian.linked.opendata.cz/resource/obce/562866</text:p>
          </table:table-cell>
          <table:table-cell office:value-type="string">
            <text:p>Mažice</text:p>
          </table:table-cell>
        </table:table-row>
        <table:table-row table:style-name="ro1">
          <table:table-cell office:value-type="string">
            <text:p>http://ruian.linked.opendata.cz/resource/obce/537462</text:p>
          </table:table-cell>
          <table:table-cell office:value-type="string">
            <text:p>Mcely</text:p>
          </table:table-cell>
        </table:table-row>
        <table:table-row table:style-name="ro1">
          <table:table-cell office:value-type="string">
            <text:p>http://ruian.linked.opendata.cz/resource/obce/565644</text:p>
          </table:table-cell>
          <table:table-cell office:value-type="string">
            <text:p>Mečeříž</text:p>
          </table:table-cell>
        </table:table-row>
        <table:table-row table:style-name="ro1">
          <table:table-cell office:value-type="string">
            <text:p>http://ruian.linked.opendata.cz/resource/obce/539490</text:p>
          </table:table-cell>
          <table:table-cell office:value-type="string">
            <text:p>Měchenice</text:p>
          </table:table-cell>
        </table:table-row>
        <table:table-row table:style-name="ro1">
          <table:table-cell office:value-type="string">
            <text:p>http://ruian.linked.opendata.cz/resource/obce/539716</text:p>
          </table:table-cell>
          <table:table-cell office:value-type="string">
            <text:p>Měcholupy</text:p>
          </table:table-cell>
        </table:table-row>
        <table:table-row table:style-name="ro1">
          <table:table-cell office:value-type="string">
            <text:p>http://ruian.linked.opendata.cz/resource/obce/566454</text:p>
          </table:table-cell>
          <table:table-cell office:value-type="string">
            <text:p>Měcholupy</text:p>
          </table:table-cell>
        </table:table-row>
        <table:table-row table:style-name="ro1">
          <table:table-cell office:value-type="string">
            <text:p>http://ruian.linked.opendata.cz/resource/obce/551392</text:p>
          </table:table-cell>
          <table:table-cell office:value-type="string">
            <text:p>Mečichov</text:p>
          </table:table-cell>
        </table:table-row>
        <table:table-row table:style-name="ro1">
          <table:table-cell office:value-type="string">
            <text:p>http://ruian.linked.opendata.cz/resource/obce/556637</text:p>
          </table:table-cell>
          <table:table-cell office:value-type="string">
            <text:p>Měčín</text:p>
          </table:table-cell>
        </table:table-row>
        <table:table-row table:style-name="ro1">
          <table:table-cell office:value-type="string">
            <text:p>http://ruian.linked.opendata.cz/resource/obce/553913</text:p>
          </table:table-cell>
          <table:table-cell office:value-type="string">
            <text:p>Meclov</text:p>
          </table:table-cell>
        </table:table-row>
        <table:table-row table:style-name="ro1">
          <table:table-cell office:value-type="string">
            <text:p>http://ruian.linked.opendata.cz/resource/obce/563226</text:p>
          </table:table-cell>
          <table:table-cell office:value-type="string">
            <text:p>Měděnec</text:p>
          </table:table-cell>
        </table:table-row>
        <table:table-row table:style-name="ro1">
          <table:table-cell office:value-type="string">
            <text:p>http://ruian.linked.opendata.cz/resource/obce/594423</text:p>
          </table:table-cell>
          <table:table-cell office:value-type="string">
            <text:p>Medlice</text:p>
          </table:table-cell>
        </table:table-row>
        <table:table-row table:style-name="ro1">
          <table:table-cell office:value-type="string">
            <text:p>http://ruian.linked.opendata.cz/resource/obce/552372</text:p>
          </table:table-cell>
          <table:table-cell office:value-type="string">
            <text:p>Medlov</text:p>
          </table:table-cell>
        </table:table-row>
        <table:table-row table:style-name="ro1">
          <table:table-cell office:value-type="string">
            <text:p>http://ruian.linked.opendata.cz/resource/obce/583367</text:p>
          </table:table-cell>
          <table:table-cell office:value-type="string">
            <text:p>Medlov</text:p>
          </table:table-cell>
        </table:table-row>
        <table:table-row table:style-name="ro1">
          <table:table-cell office:value-type="string">
            <text:p>http://ruian.linked.opendata.cz/resource/obce/550141</text:p>
          </table:table-cell>
          <table:table-cell office:value-type="string">
            <text:p>Medlovice</text:p>
          </table:table-cell>
        </table:table-row>
        <table:table-row table:style-name="ro1">
          <table:table-cell office:value-type="string">
            <text:p>http://ruian.linked.opendata.cz/resource/obce/592366</text:p>
          </table:table-cell>
          <table:table-cell office:value-type="string">
            <text:p>Medlovice</text:p>
          </table:table-cell>
        </table:table-row>
        <table:table-row table:style-name="ro1">
          <table:table-cell office:value-type="string">
            <text:p>http://ruian.linked.opendata.cz/resource/obce/529575</text:p>
          </table:table-cell>
          <table:table-cell office:value-type="string">
            <text:p>Medonosy</text:p>
          </table:table-cell>
        </table:table-row>
        <table:table-row table:style-name="ro1">
          <table:table-cell office:value-type="string">
            <text:p>http://ruian.linked.opendata.cz/resource/obce/579009</text:p>
          </table:table-cell>
          <table:table-cell office:value-type="string">
            <text:p>Medový Újezd</text:p>
          </table:table-cell>
        </table:table-row>
        <table:table-row table:style-name="ro1">
          <table:table-cell office:value-type="string">
            <text:p>http://ruian.linked.opendata.cz/resource/obce/536415</text:p>
          </table:table-cell>
          <table:table-cell office:value-type="string">
            <text:p>Měkynec</text:p>
          </table:table-cell>
        </table:table-row>
        <table:table-row table:style-name="ro1">
          <table:table-cell office:value-type="string">
            <text:p>http://ruian.linked.opendata.cz/resource/obce/508144</text:p>
          </table:table-cell>
          <table:table-cell office:value-type="string">
            <text:p>Melč</text:p>
          </table:table-cell>
        </table:table-row>
        <table:table-row table:style-name="ro1">
          <table:table-cell office:value-type="string">
            <text:p>http://ruian.linked.opendata.cz/resource/obce/583375</text:p>
          </table:table-cell>
          <table:table-cell office:value-type="string">
            <text:p>Mělčany</text:p>
          </table:table-cell>
        </table:table-row>
        <table:table-row table:style-name="ro1">
          <table:table-cell office:value-type="string">
            <text:p>http://ruian.linked.opendata.cz/resource/obce/535044</text:p>
          </table:table-cell>
          <table:table-cell office:value-type="string">
            <text:p>Mělnické Vtelno</text:p>
          </table:table-cell>
        </table:table-row>
        <table:table-row table:style-name="ro1">
          <table:table-cell office:value-type="string">
            <text:p>http://ruian.linked.opendata.cz/resource/obce/534676</text:p>
          </table:table-cell>
          <table:table-cell office:value-type="string">
            <text:p>Mělník</text:p>
          </table:table-cell>
        </table:table-row>
        <table:table-row table:style-name="ro1">
          <table:table-cell office:value-type="string">
            <text:p>http://ruian.linked.opendata.cz/resource/obce/531529</text:p>
          </table:table-cell>
          <table:table-cell office:value-type="string">
            <text:p>Měňany</text:p>
          </table:table-cell>
        </table:table-row>
        <table:table-row table:style-name="ro1">
          <table:table-cell office:value-type="string">
            <text:p>http://ruian.linked.opendata.cz/resource/obce/545031</text:p>
          </table:table-cell>
          <table:table-cell office:value-type="string">
            <text:p>Menhartice</text:p>
          </table:table-cell>
        </table:table-row>
        <table:table-row table:style-name="ro1">
          <table:table-cell office:value-type="string">
            <text:p>http://ruian.linked.opendata.cz/resource/obce/570397</text:p>
          </table:table-cell>
          <table:table-cell office:value-type="string">
            <text:p>Měník</text:p>
          </table:table-cell>
        </table:table-row>
        <table:table-row table:style-name="ro1">
          <table:table-cell office:value-type="string">
            <text:p>http://ruian.linked.opendata.cz/resource/obce/583383</text:p>
          </table:table-cell>
          <table:table-cell office:value-type="string">
            <text:p>Měnín</text:p>
          </table:table-cell>
        </table:table-row>
        <table:table-row table:style-name="ro1">
          <table:table-cell office:value-type="string">
            <text:p>http://ruian.linked.opendata.cz/resource/obce/545791</text:p>
          </table:table-cell>
          <table:table-cell office:value-type="string">
            <text:p>Merboltice</text:p>
          </table:table-cell>
        </table:table-row>
        <table:table-row table:style-name="ro1">
          <table:table-cell office:value-type="string">
            <text:p>http://ruian.linked.opendata.cz/resource/obce/596116</text:p>
          </table:table-cell>
          <table:table-cell office:value-type="string">
            <text:p>Měřín</text:p>
          </table:table-cell>
        </table:table-row>
        <table:table-row table:style-name="ro1">
          <table:table-cell office:value-type="string">
            <text:p>http://ruian.linked.opendata.cz/resource/obce/555363</text:p>
          </table:table-cell>
          <table:table-cell office:value-type="string">
            <text:p>Merklín</text:p>
          </table:table-cell>
        </table:table-row>
        <table:table-row table:style-name="ro1">
          <table:table-cell office:value-type="string">
            <text:p>http://ruian.linked.opendata.cz/resource/obce/558044</text:p>
          </table:table-cell>
          <table:table-cell office:value-type="string">
            <text:p>Merklín</text:p>
          </table:table-cell>
        </table:table-row>
        <table:table-row table:style-name="ro1">
          <table:table-cell office:value-type="string">
            <text:p>http://ruian.linked.opendata.cz/resource/obce/568911</text:p>
          </table:table-cell>
          <table:table-cell office:value-type="string">
            <text:p>Měrotín</text:p>
          </table:table-cell>
        </table:table-row>
        <table:table-row table:style-name="ro1">
          <table:table-cell office:value-type="string">
            <text:p>http://ruian.linked.opendata.cz/resource/obce/552909</text:p>
          </table:table-cell>
          <table:table-cell office:value-type="string">
            <text:p>Měrovice nad Hanou</text:p>
          </table:table-cell>
        </table:table-row>
        <table:table-row table:style-name="ro1">
          <table:table-cell office:value-type="string">
            <text:p>http://ruian.linked.opendata.cz/resource/obce/567698</text:p>
          </table:table-cell>
          <table:table-cell office:value-type="string">
            <text:p>Měrunice</text:p>
          </table:table-cell>
        </table:table-row>
        <table:table-row table:style-name="ro1">
          <table:table-cell office:value-type="string">
            <text:p>http://ruian.linked.opendata.cz/resource/obce/538477</text:p>
          </table:table-cell>
          <table:table-cell office:value-type="string">
            <text:p>Měšice</text:p>
          </table:table-cell>
        </table:table-row>
        <table:table-row table:style-name="ro1">
          <table:table-cell office:value-type="string">
            <text:p>http://ruian.linked.opendata.cz/resource/obce/587508</text:p>
          </table:table-cell>
          <table:table-cell office:value-type="string">
            <text:p>Měšín</text:p>
          </table:table-cell>
        </table:table-row>
        <table:table-row table:style-name="ro1">
          <table:table-cell office:value-type="string">
            <text:p>http://ruian.linked.opendata.cz/resource/obce/579084</text:p>
          </table:table-cell>
          <table:table-cell office:value-type="string">
            <text:p>Mešno</text:p>
          </table:table-cell>
        </table:table-row>
        <table:table-row table:style-name="ro1">
          <table:table-cell office:value-type="string">
            <text:p>http://ruian.linked.opendata.cz/resource/obce/537489</text:p>
          </table:table-cell>
          <table:table-cell office:value-type="string">
            <text:p>Městec Králové</text:p>
          </table:table-cell>
        </table:table-row>
        <table:table-row table:style-name="ro1">
          <table:table-cell office:value-type="string">
            <text:p>http://ruian.linked.opendata.cz/resource/obce/542067</text:p>
          </table:table-cell>
          <table:table-cell office:value-type="string">
            <text:p>Městečko</text:p>
          </table:table-cell>
        </table:table-row>
        <table:table-row table:style-name="ro1">
          <table:table-cell office:value-type="string">
            <text:p>http://ruian.linked.opendata.cz/resource/obce/578380</text:p>
          </table:table-cell>
          <table:table-cell office:value-type="string">
            <text:p>Městečko Trnávka</text:p>
          </table:table-cell>
        </table:table-row>
        <table:table-row table:style-name="ro1">
          <table:table-cell office:value-type="string">
            <text:p>http://ruian.linked.opendata.cz/resource/obce/597635</text:p>
          </table:table-cell>
          <table:table-cell office:value-type="string">
            <text:p>Město Albrechtice</text:p>
          </table:table-cell>
        </table:table-row>
        <table:table-row table:style-name="ro1">
          <table:table-cell office:value-type="string">
            <text:p>http://ruian.linked.opendata.cz/resource/obce/559211</text:p>
          </table:table-cell>
          <table:table-cell office:value-type="string">
            <text:p>Město Touškov</text:p>
          </table:table-cell>
        </table:table-row>
        <table:table-row table:style-name="ro1">
          <table:table-cell office:value-type="string">
            <text:p>http://ruian.linked.opendata.cz/resource/obce/512184</text:p>
          </table:table-cell>
          <table:table-cell office:value-type="string">
            <text:p>Metylovice</text:p>
          </table:table-cell>
        </table:table-row>
        <table:table-row table:style-name="ro1">
          <table:table-cell office:value-type="string">
            <text:p>http://ruian.linked.opendata.cz/resource/obce/553921</text:p>
          </table:table-cell>
          <table:table-cell office:value-type="string">
            <text:p>Mezholezy (dříve okres Domažlice)</text:p>
          </table:table-cell>
        </table:table-row>
        <table:table-row table:style-name="ro1">
          <table:table-cell office:value-type="string">
            <text:p>http://ruian.linked.opendata.cz/resource/obce/553930</text:p>
          </table:table-cell>
          <table:table-cell office:value-type="string">
            <text:p>Mezholezy (dříve okres Horšovský Týn)</text:p>
          </table:table-cell>
        </table:table-row>
        <table:table-row table:style-name="ro1">
          <table:table-cell office:value-type="string">
            <text:p>http://ruian.linked.opendata.cz/resource/obce/567311</text:p>
          </table:table-cell>
          <table:table-cell office:value-type="string">
            <text:p>Meziboří</text:p>
          </table:table-cell>
        </table:table-row>
        <table:table-row table:style-name="ro1">
          <table:table-cell office:value-type="string">
            <text:p>http://ruian.linked.opendata.cz/resource/obce/578461</text:p>
          </table:table-cell>
          <table:table-cell office:value-type="string">
            <text:p>Mezihoří</text:p>
          </table:table-cell>
        </table:table-row>
        <table:table-row table:style-name="ro1">
          <table:table-cell office:value-type="string">
            <text:p>http://ruian.linked.opendata.cz/resource/obce/574236</text:p>
          </table:table-cell>
          <table:table-cell office:value-type="string">
            <text:p>Mezilečí</text:p>
          </table:table-cell>
        </table:table-row>
        <table:table-row table:style-name="ro1">
          <table:table-cell office:value-type="string">
            <text:p>http://ruian.linked.opendata.cz/resource/obce/548367</text:p>
          </table:table-cell>
          <table:table-cell office:value-type="string">
            <text:p>Mezilesí</text:p>
          </table:table-cell>
        </table:table-row>
        <table:table-row table:style-name="ro1">
          <table:table-cell office:value-type="string">
            <text:p>http://ruian.linked.opendata.cz/resource/obce/574244</text:p>
          </table:table-cell>
          <table:table-cell office:value-type="string">
            <text:p>Mezilesí</text:p>
          </table:table-cell>
        </table:table-row>
        <table:table-row table:style-name="ro1">
          <table:table-cell office:value-type="string">
            <text:p>http://ruian.linked.opendata.cz/resource/obce/574252</text:p>
          </table:table-cell>
          <table:table-cell office:value-type="string">
            <text:p>Meziměstí</text:p>
          </table:table-cell>
        </table:table-row>
        <table:table-row table:style-name="ro1">
          <table:table-cell office:value-type="string">
            <text:p>http://ruian.linked.opendata.cz/resource/obce/551724</text:p>
          </table:table-cell>
          <table:table-cell office:value-type="string">
            <text:p>Mezina</text:p>
          </table:table-cell>
        </table:table-row>
        <table:table-row table:style-name="ro1">
          <table:table-cell office:value-type="string">
            <text:p>http://ruian.linked.opendata.cz/resource/obce/563234</text:p>
          </table:table-cell>
          <table:table-cell office:value-type="string">
            <text:p>Meziříčí</text:p>
          </table:table-cell>
        </table:table-row>
        <table:table-row table:style-name="ro1">
          <table:table-cell office:value-type="string">
            <text:p>http://ruian.linked.opendata.cz/resource/obce/587516</text:p>
          </table:table-cell>
          <table:table-cell office:value-type="string">
            <text:p>Meziříčko</text:p>
          </table:table-cell>
        </table:table-row>
        <table:table-row table:style-name="ro1">
          <table:table-cell office:value-type="string">
            <text:p>http://ruian.linked.opendata.cz/resource/obce/591149</text:p>
          </table:table-cell>
          <table:table-cell office:value-type="string">
            <text:p>Meziříčko</text:p>
          </table:table-cell>
        </table:table-row>
        <table:table-row table:style-name="ro1">
          <table:table-cell office:value-type="string">
            <text:p>http://ruian.linked.opendata.cz/resource/obce/529834</text:p>
          </table:table-cell>
          <table:table-cell office:value-type="string">
            <text:p>Mezná</text:p>
          </table:table-cell>
        </table:table-row>
        <table:table-row table:style-name="ro1">
          <table:table-cell office:value-type="string">
            <text:p>http://ruian.linked.opendata.cz/resource/obce/599255</text:p>
          </table:table-cell>
          <table:table-cell office:value-type="string">
            <text:p>Mezná</text:p>
          </table:table-cell>
        </table:table-row>
        <table:table-row table:style-name="ro1">
          <table:table-cell office:value-type="string">
            <text:p>http://ruian.linked.opendata.cz/resource/obce/530158</text:p>
          </table:table-cell>
          <table:table-cell office:value-type="string">
            <text:p>Mezno</text:p>
          </table:table-cell>
        </table:table-row>
        <table:table-row table:style-name="ro1">
          <table:table-cell office:value-type="string">
            <text:p>http://ruian.linked.opendata.cz/resource/obce/531537</text:p>
          </table:table-cell>
          <table:table-cell office:value-type="string">
            <text:p>Mezouň</text:p>
          </table:table-cell>
        </table:table-row>
        <table:table-row table:style-name="ro1">
          <table:table-cell office:value-type="string">
            <text:p>http://ruian.linked.opendata.cz/resource/obce/542521</text:p>
          </table:table-cell>
          <table:table-cell office:value-type="string">
            <text:p>Michalovice</text:p>
          </table:table-cell>
        </table:table-row>
        <table:table-row table:style-name="ro1">
          <table:table-cell office:value-type="string">
            <text:p>http://ruian.linked.opendata.cz/resource/obce/548316</text:p>
          </table:table-cell>
          <table:table-cell office:value-type="string">
            <text:p>Michalovice</text:p>
          </table:table-cell>
        </table:table-row>
        <table:table-row table:style-name="ro1">
          <table:table-cell office:value-type="string">
            <text:p>http://ruian.linked.opendata.cz/resource/obce/582069</text:p>
          </table:table-cell>
          <table:table-cell office:value-type="string">
            <text:p>Míchov</text:p>
          </table:table-cell>
        </table:table-row>
        <table:table-row table:style-name="ro1">
          <table:table-cell office:value-type="string">
            <text:p>http://ruian.linked.opendata.cz/resource/obce/571822</text:p>
          </table:table-cell>
          <table:table-cell office:value-type="string">
            <text:p>Míčov-Sušice</text:p>
          </table:table-cell>
        </table:table-row>
        <table:table-row table:style-name="ro1">
          <table:table-cell office:value-type="string">
            <text:p>http://ruian.linked.opendata.cz/resource/obce/550426</text:p>
          </table:table-cell>
          <table:table-cell office:value-type="string">
            <text:p>Mičovice</text:p>
          </table:table-cell>
        </table:table-row>
        <table:table-row table:style-name="ro1">
          <table:table-cell office:value-type="string">
            <text:p>http://ruian.linked.opendata.cz/resource/obce/568279</text:p>
          </table:table-cell>
          <table:table-cell office:value-type="string">
            <text:p>Mikolajice</text:p>
          </table:table-cell>
        </table:table-row>
        <table:table-row table:style-name="ro1">
          <table:table-cell office:value-type="string">
            <text:p>http://ruian.linked.opendata.cz/resource/obce/562751</text:p>
          </table:table-cell>
          <table:table-cell office:value-type="string">
            <text:p>Mikulášovice</text:p>
          </table:table-cell>
        </table:table-row>
        <table:table-row table:style-name="ro1">
          <table:table-cell office:value-type="string">
            <text:p>http://ruian.linked.opendata.cz/resource/obce/586374</text:p>
          </table:table-cell>
          <table:table-cell office:value-type="string">
            <text:p>Mikulčice</text:p>
          </table:table-cell>
        </table:table-row>
        <table:table-row table:style-name="ro1">
          <table:table-cell office:value-type="string">
            <text:p>http://ruian.linked.opendata.cz/resource/obce/578398</text:p>
          </table:table-cell>
          <table:table-cell office:value-type="string">
            <text:p>Mikuleč</text:p>
          </table:table-cell>
        </table:table-row>
        <table:table-row table:style-name="ro1">
          <table:table-cell office:value-type="string">
            <text:p>http://ruian.linked.opendata.cz/resource/obce/567701</text:p>
          </table:table-cell>
          <table:table-cell office:value-type="string">
            <text:p>Mikulov</text:p>
          </table:table-cell>
        </table:table-row>
        <table:table-row table:style-name="ro1">
          <table:table-cell office:value-type="string">
            <text:p>http://ruian.linked.opendata.cz/resource/obce/584649</text:p>
          </table:table-cell>
          <table:table-cell office:value-type="string">
            <text:p>Mikulov</text:p>
          </table:table-cell>
        </table:table-row>
        <table:table-row table:style-name="ro1">
          <table:table-cell office:value-type="string">
            <text:p>http://ruian.linked.opendata.cz/resource/obce/540382</text:p>
          </table:table-cell>
          <table:table-cell office:value-type="string">
            <text:p>Mikulovice</text:p>
          </table:table-cell>
        </table:table-row>
        <table:table-row table:style-name="ro1">
          <table:table-cell office:value-type="string">
            <text:p>http://ruian.linked.opendata.cz/resource/obce/575372</text:p>
          </table:table-cell>
          <table:table-cell office:value-type="string">
            <text:p>Mikulovice</text:p>
          </table:table-cell>
        </table:table-row>
        <table:table-row table:style-name="ro1">
          <table:table-cell office:value-type="string">
            <text:p>http://ruian.linked.opendata.cz/resource/obce/591157</text:p>
          </table:table-cell>
          <table:table-cell office:value-type="string">
            <text:p>Mikulovice</text:p>
          </table:table-cell>
        </table:table-row>
        <table:table-row table:style-name="ro1">
          <table:table-cell office:value-type="string">
            <text:p>http://ruian.linked.opendata.cz/resource/obce/594431</text:p>
          </table:table-cell>
          <table:table-cell office:value-type="string">
            <text:p>Mikulovice</text:p>
          </table:table-cell>
        </table:table-row>
        <table:table-row table:style-name="ro1">
          <table:table-cell office:value-type="string">
            <text:p>http://ruian.linked.opendata.cz/resource/obce/544507</text:p>
          </table:table-cell>
          <table:table-cell office:value-type="string">
            <text:p>Mikulůvka</text:p>
          </table:table-cell>
        </table:table-row>
        <table:table-row table:style-name="ro1">
          <table:table-cell office:value-type="string">
            <text:p>http://ruian.linked.opendata.cz/resource/obce/549835</text:p>
          </table:table-cell>
          <table:table-cell office:value-type="string">
            <text:p>Milasín</text:p>
          </table:table-cell>
        </table:table-row>
        <table:table-row table:style-name="ro1">
          <table:table-cell office:value-type="string">
            <text:p>http://ruian.linked.opendata.cz/resource/obce/553948</text:p>
          </table:table-cell>
          <table:table-cell office:value-type="string">
            <text:p>Milavče</text:p>
          </table:table-cell>
        </table:table-row>
        <table:table-row table:style-name="ro1">
          <table:table-cell office:value-type="string">
            <text:p>http://ruian.linked.opendata.cz/resource/obce/537497</text:p>
          </table:table-cell>
          <table:table-cell office:value-type="string">
            <text:p>Milčice</text:p>
          </table:table-cell>
        </table:table-row>
        <table:table-row table:style-name="ro1">
          <table:table-cell office:value-type="string">
            <text:p>http://ruian.linked.opendata.cz/resource/obce/558052</text:p>
          </table:table-cell>
          <table:table-cell office:value-type="string">
            <text:p>Mileč</text:p>
          </table:table-cell>
        </table:table-row>
        <table:table-row table:style-name="ro1">
          <table:table-cell office:value-type="string">
            <text:p>http://ruian.linked.opendata.cz/resource/obce/536539</text:p>
          </table:table-cell>
          <table:table-cell office:value-type="string">
            <text:p>Milejovice</text:p>
          </table:table-cell>
        </table:table-row>
        <table:table-row table:style-name="ro1">
          <table:table-cell office:value-type="string">
            <text:p>http://ruian.linked.opendata.cz/resource/obce/515418</text:p>
          </table:table-cell>
          <table:table-cell office:value-type="string">
            <text:p>Milenov</text:p>
          </table:table-cell>
        </table:table-row>
        <table:table-row table:style-name="ro1">
          <table:table-cell office:value-type="string">
            <text:p>http://ruian.linked.opendata.cz/resource/obce/587770</text:p>
          </table:table-cell>
          <table:table-cell office:value-type="string">
            <text:p>Milešín</text:p>
          </table:table-cell>
        </table:table-row>
        <table:table-row table:style-name="ro1">
          <table:table-cell office:value-type="string">
            <text:p>http://ruian.linked.opendata.cz/resource/obce/540749</text:p>
          </table:table-cell>
          <table:table-cell office:value-type="string">
            <text:p>Milešov</text:p>
          </table:table-cell>
        </table:table-row>
        <table:table-row table:style-name="ro1">
          <table:table-cell office:value-type="string">
            <text:p>http://ruian.linked.opendata.cz/resource/obce/593320</text:p>
          </table:table-cell>
          <table:table-cell office:value-type="string">
            <text:p>Milešovice</text:p>
          </table:table-cell>
        </table:table-row>
        <table:table-row table:style-name="ro1">
          <table:table-cell office:value-type="string">
            <text:p>http://ruian.linked.opendata.cz/resource/obce/573175</text:p>
          </table:table-cell>
          <table:table-cell office:value-type="string">
            <text:p>Miletín</text:p>
          </table:table-cell>
        </table:table-row>
        <table:table-row table:style-name="ro1">
          <table:table-cell office:value-type="string">
            <text:p>http://ruian.linked.opendata.cz/resource/obce/549576</text:p>
          </table:table-cell>
          <table:table-cell office:value-type="string">
            <text:p>Milevsko</text:p>
          </table:table-cell>
        </table:table-row>
        <table:table-row table:style-name="ro1">
          <table:table-cell office:value-type="string">
            <text:p>http://ruian.linked.opendata.cz/resource/obce/554651</text:p>
          </table:table-cell>
          <table:table-cell office:value-type="string">
            <text:p>Milhostov</text:p>
          </table:table-cell>
        </table:table-row>
        <table:table-row table:style-name="ro1">
          <table:table-cell office:value-type="string">
            <text:p>http://ruian.linked.opendata.cz/resource/obce/530166</text:p>
          </table:table-cell>
          <table:table-cell office:value-type="string">
            <text:p>Miličín</text:p>
          </table:table-cell>
        </table:table-row>
        <table:table-row table:style-name="ro1">
          <table:table-cell office:value-type="string">
            <text:p>http://ruian.linked.opendata.cz/resource/obce/587524</text:p>
          </table:table-cell>
          <table:table-cell office:value-type="string">
            <text:p>Milíčov</text:p>
          </table:table-cell>
        </table:table-row>
        <table:table-row table:style-name="ro1">
          <table:table-cell office:value-type="string">
            <text:p>http://ruian.linked.opendata.cz/resource/obce/594440</text:p>
          </table:table-cell>
          <table:table-cell office:value-type="string">
            <text:p>Milíčovice</text:p>
          </table:table-cell>
        </table:table-row>
        <table:table-row table:style-name="ro1">
          <table:table-cell office:value-type="string">
            <text:p>http://ruian.linked.opendata.cz/resource/obce/507547</text:p>
          </table:table-cell>
          <table:table-cell office:value-type="string">
            <text:p>Milíkov</text:p>
          </table:table-cell>
        </table:table-row>
        <table:table-row table:style-name="ro1">
          <table:table-cell office:value-type="string">
            <text:p>http://ruian.linked.opendata.cz/resource/obce/538906</text:p>
          </table:table-cell>
          <table:table-cell office:value-type="string">
            <text:p>Milíkov</text:p>
          </table:table-cell>
        </table:table-row>
        <table:table-row table:style-name="ro1">
          <table:table-cell office:value-type="string">
            <text:p>http://ruian.linked.opendata.cz/resource/obce/540757</text:p>
          </table:table-cell>
          <table:table-cell office:value-type="string">
            <text:p>Milín</text:p>
          </table:table-cell>
        </table:table-row>
        <table:table-row table:style-name="ro1">
          <table:table-cell office:value-type="string">
            <text:p>http://ruian.linked.opendata.cz/resource/obce/530140</text:p>
          </table:table-cell>
          <table:table-cell office:value-type="string">
            <text:p>Milínov</text:p>
          </table:table-cell>
        </table:table-row>
        <table:table-row table:style-name="ro1">
          <table:table-cell office:value-type="string">
            <text:p>http://ruian.linked.opendata.cz/resource/obce/541532</text:p>
          </table:table-cell>
          <table:table-cell office:value-type="string">
            <text:p>Milíře</text:p>
          </table:table-cell>
        </table:table-row>
        <table:table-row table:style-name="ro1">
          <table:table-cell office:value-type="string">
            <text:p>http://ruian.linked.opendata.cz/resource/obce/582077</text:p>
          </table:table-cell>
          <table:table-cell office:value-type="string">
            <text:p>Milonice</text:p>
          </table:table-cell>
        </table:table-row>
        <table:table-row table:style-name="ro1">
          <table:table-cell office:value-type="string">
            <text:p>http://ruian.linked.opendata.cz/resource/obce/593338</text:p>
          </table:table-cell>
          <table:table-cell office:value-type="string">
            <text:p>Milonice</text:p>
          </table:table-cell>
        </table:table-row>
        <table:table-row table:style-name="ro1">
          <table:table-cell office:value-type="string">
            <text:p>http://ruian.linked.opendata.cz/resource/obce/551414</text:p>
          </table:table-cell>
          <table:table-cell office:value-type="string">
            <text:p>Miloňovice</text:p>
          </table:table-cell>
        </table:table-row>
        <table:table-row table:style-name="ro1">
          <table:table-cell office:value-type="string">
            <text:p>http://ruian.linked.opendata.cz/resource/obce/542075</text:p>
          </table:table-cell>
          <table:table-cell office:value-type="string">
            <text:p>Milostín</text:p>
          </table:table-cell>
        </table:table-row>
        <table:table-row table:style-name="ro1">
          <table:table-cell office:value-type="string">
            <text:p>http://ruian.linked.opendata.cz/resource/obce/586382</text:p>
          </table:table-cell>
          <table:table-cell office:value-type="string">
            <text:p>Milotice</text:p>
          </table:table-cell>
        </table:table-row>
        <table:table-row table:style-name="ro1">
          <table:table-cell office:value-type="string">
            <text:p>http://ruian.linked.opendata.cz/resource/obce/515477</text:p>
          </table:table-cell>
          <table:table-cell office:value-type="string">
            <text:p>Milotice nad Bečvou</text:p>
          </table:table-cell>
        </table:table-row>
        <table:table-row table:style-name="ro1">
          <table:table-cell office:value-type="string">
            <text:p>http://ruian.linked.opendata.cz/resource/obce/569526</text:p>
          </table:table-cell>
          <table:table-cell office:value-type="string">
            <text:p>Milotice nad Opavou</text:p>
          </table:table-cell>
        </table:table-row>
        <table:table-row table:style-name="ro1">
          <table:table-cell office:value-type="string">
            <text:p>http://ruian.linked.opendata.cz/resource/obce/537501</text:p>
          </table:table-cell>
          <table:table-cell office:value-type="string">
            <text:p>Milovice</text:p>
          </table:table-cell>
        </table:table-row>
        <table:table-row table:style-name="ro1">
          <table:table-cell office:value-type="string">
            <text:p>http://ruian.linked.opendata.cz/resource/obce/584657</text:p>
          </table:table-cell>
          <table:table-cell office:value-type="string">
            <text:p>Milovice</text:p>
          </table:table-cell>
        </table:table-row>
        <table:table-row table:style-name="ro1">
          <table:table-cell office:value-type="string">
            <text:p>http://ruian.linked.opendata.cz/resource/obce/548863</text:p>
          </table:table-cell>
          <table:table-cell office:value-type="string">
            <text:p>Milovice u Hořic</text:p>
          </table:table-cell>
        </table:table-row>
        <table:table-row table:style-name="ro1">
          <table:table-cell office:value-type="string">
            <text:p>http://ruian.linked.opendata.cz/resource/obce/565466</text:p>
          </table:table-cell>
          <table:table-cell office:value-type="string">
            <text:p>Milý</text:p>
          </table:table-cell>
        </table:table-row>
        <table:table-row table:style-name="ro1">
          <table:table-cell office:value-type="string">
            <text:p>http://ruian.linked.opendata.cz/resource/obce/561835</text:p>
          </table:table-cell>
          <table:table-cell office:value-type="string">
            <text:p>Mimoň</text:p>
          </table:table-cell>
        </table:table-row>
        <table:table-row table:style-name="ro1">
          <table:table-cell office:value-type="string">
            <text:p>http://ruian.linked.opendata.cz/resource/obce/562149</text:p>
          </table:table-cell>
          <table:table-cell office:value-type="string">
            <text:p>Minice</text:p>
          </table:table-cell>
        </table:table-row>
        <table:table-row table:style-name="ro1">
          <table:table-cell office:value-type="string">
            <text:p>http://ruian.linked.opendata.cz/resource/obce/530506</text:p>
          </table:table-cell>
          <table:table-cell office:value-type="string">
            <text:p>Miřejovice</text:p>
          </table:table-cell>
        </table:table-row>
        <table:table-row table:style-name="ro1">
          <table:table-cell office:value-type="string">
            <text:p>http://ruian.linked.opendata.cz/resource/obce/530174</text:p>
          </table:table-cell>
          <table:table-cell office:value-type="string">
            <text:p>Miřetice</text:p>
          </table:table-cell>
        </table:table-row>
        <table:table-row table:style-name="ro1">
          <table:table-cell office:value-type="string">
            <text:p>http://ruian.linked.opendata.cz/resource/obce/571831</text:p>
          </table:table-cell>
          <table:table-cell office:value-type="string">
            <text:p>Miřetice</text:p>
          </table:table-cell>
        </table:table-row>
        <table:table-row table:style-name="ro1">
          <table:table-cell office:value-type="string">
            <text:p>http://ruian.linked.opendata.cz/resource/obce/553956</text:p>
          </table:table-cell>
          <table:table-cell office:value-type="string">
            <text:p>Mířkov</text:p>
          </table:table-cell>
        </table:table-row>
        <table:table-row table:style-name="ro1">
          <table:table-cell office:value-type="string">
            <text:p>http://ruian.linked.opendata.cz/resource/obce/545627</text:p>
          </table:table-cell>
          <table:table-cell office:value-type="string">
            <text:p>Mirkovice</text:p>
          </table:table-cell>
        </table:table-row>
        <table:table-row table:style-name="ro1">
          <table:table-cell office:value-type="string">
            <text:p>http://ruian.linked.opendata.cz/resource/obce/594458</text:p>
          </table:table-cell>
          <table:table-cell office:value-type="string">
            <text:p>Miroslav</text:p>
          </table:table-cell>
        </table:table-row>
        <table:table-row table:style-name="ro1">
          <table:table-cell office:value-type="string">
            <text:p>http://ruian.linked.opendata.cz/resource/obce/594466</text:p>
          </table:table-cell>
          <table:table-cell office:value-type="string">
            <text:p>Miroslavské Knínice</text:p>
          </table:table-cell>
        </table:table-row>
        <table:table-row table:style-name="ro1">
          <table:table-cell office:value-type="string">
            <text:p>http://ruian.linked.opendata.cz/resource/obce/559997</text:p>
          </table:table-cell>
          <table:table-cell office:value-type="string">
            <text:p>Mirošov</text:p>
          </table:table-cell>
        </table:table-row>
        <table:table-row table:style-name="ro1">
          <table:table-cell office:value-type="string">
            <text:p>http://ruian.linked.opendata.cz/resource/obce/587532</text:p>
          </table:table-cell>
          <table:table-cell office:value-type="string">
            <text:p>Mirošov</text:p>
          </table:table-cell>
        </table:table-row>
        <table:table-row table:style-name="ro1">
          <table:table-cell office:value-type="string">
            <text:p>http://ruian.linked.opendata.cz/resource/obce/596132</text:p>
          </table:table-cell>
          <table:table-cell office:value-type="string">
            <text:p>Mirošov</text:p>
          </table:table-cell>
        </table:table-row>
        <table:table-row table:style-name="ro1">
          <table:table-cell office:value-type="string">
            <text:p>http://ruian.linked.opendata.cz/resource/obce/538485</text:p>
          </table:table-cell>
          <table:table-cell office:value-type="string">
            <text:p>Mirošovice</text:p>
          </table:table-cell>
        </table:table-row>
        <table:table-row table:style-name="ro1">
          <table:table-cell office:value-type="string">
            <text:p>http://ruian.linked.opendata.cz/resource/obce/549584</text:p>
          </table:table-cell>
          <table:table-cell office:value-type="string">
            <text:p>Mirotice</text:p>
          </table:table-cell>
        </table:table-row>
        <table:table-row table:style-name="ro1">
          <table:table-cell office:value-type="string">
            <text:p>http://ruian.linked.opendata.cz/resource/obce/569381</text:p>
          </table:table-cell>
          <table:table-cell office:value-type="string">
            <text:p>Mírov</text:p>
          </table:table-cell>
        </table:table-row>
        <table:table-row table:style-name="ro1">
          <table:table-cell office:value-type="string">
            <text:p>http://ruian.linked.opendata.cz/resource/obce/537934</text:p>
          </table:table-cell>
          <table:table-cell office:value-type="string">
            <text:p>Mírová</text:p>
          </table:table-cell>
        </table:table-row>
        <table:table-row table:style-name="ro1">
          <table:table-cell office:value-type="string">
            <text:p>http://ruian.linked.opendata.cz/resource/obce/577316</text:p>
          </table:table-cell>
          <table:table-cell office:value-type="string">
            <text:p>Mírová pod Kozákovem</text:p>
          </table:table-cell>
        </table:table-row>
        <table:table-row table:style-name="ro1">
          <table:table-cell office:value-type="string">
            <text:p>http://ruian.linked.opendata.cz/resource/obce/549592</text:p>
          </table:table-cell>
          <table:table-cell office:value-type="string">
            <text:p>Mirovice</text:p>
          </table:table-cell>
        </table:table-row>
        <table:table-row table:style-name="ro1">
          <table:table-cell office:value-type="string">
            <text:p>http://ruian.linked.opendata.cz/resource/obce/534200</text:p>
          </table:table-cell>
          <table:table-cell office:value-type="string">
            <text:p>Miskovice</text:p>
          </table:table-cell>
        </table:table-row>
        <table:table-row table:style-name="ro1">
          <table:table-cell office:value-type="string">
            <text:p>http://ruian.linked.opendata.cz/resource/obce/588750</text:p>
          </table:table-cell>
          <table:table-cell office:value-type="string">
            <text:p>Míškovice</text:p>
          </table:table-cell>
        </table:table-row>
        <table:table-row table:style-name="ro1">
          <table:table-cell office:value-type="string">
            <text:p>http://ruian.linked.opendata.cz/resource/obce/546399</text:p>
          </table:table-cell>
          <table:table-cell office:value-type="string">
            <text:p>Míšov</text:p>
          </table:table-cell>
        </table:table-row>
        <table:table-row table:style-name="ro1">
          <table:table-cell office:value-type="string">
            <text:p>http://ruian.linked.opendata.cz/resource/obce/549606</text:p>
          </table:table-cell>
          <table:table-cell office:value-type="string">
            <text:p>Mišovice</text:p>
          </table:table-cell>
        </table:table-row>
        <table:table-row table:style-name="ro1">
          <table:table-cell office:value-type="string">
            <text:p>http://ruian.linked.opendata.cz/resource/obce/563242</text:p>
          </table:table-cell>
          <table:table-cell office:value-type="string">
            <text:p>Místo</text:p>
          </table:table-cell>
        </table:table-row>
        <table:table-row table:style-name="ro1">
          <table:table-cell office:value-type="string">
            <text:p>http://ruian.linked.opendata.cz/resource/obce/592382</text:p>
          </table:table-cell>
          <table:table-cell office:value-type="string">
            <text:p>Mistřice</text:p>
          </table:table-cell>
        </table:table-row>
        <table:table-row table:style-name="ro1">
          <table:table-cell office:value-type="string">
            <text:p>http://ruian.linked.opendata.cz/resource/obce/580643</text:p>
          </table:table-cell>
          <table:table-cell office:value-type="string">
            <text:p>Mistrovice</text:p>
          </table:table-cell>
        </table:table-row>
        <table:table-row table:style-name="ro1">
          <table:table-cell office:value-type="string">
            <text:p>http://ruian.linked.opendata.cz/resource/obce/535419</text:p>
          </table:table-cell>
          <table:table-cell office:value-type="string">
            <text:p>Mladá Boleslav</text:p>
          </table:table-cell>
        </table:table-row>
        <table:table-row table:style-name="ro1">
          <table:table-cell office:value-type="string">
            <text:p>http://ruian.linked.opendata.cz/resource/obce/552704</text:p>
          </table:table-cell>
          <table:table-cell office:value-type="string">
            <text:p>Mladá Vožice</text:p>
          </table:table-cell>
        </table:table-row>
        <table:table-row table:style-name="ro1">
          <table:table-cell office:value-type="string">
            <text:p>http://ruian.linked.opendata.cz/resource/obce/548383</text:p>
          </table:table-cell>
          <table:table-cell office:value-type="string">
            <text:p>Mladé Bříště</text:p>
          </table:table-cell>
        </table:table-row>
        <table:table-row table:style-name="ro1">
          <table:table-cell office:value-type="string">
            <text:p>http://ruian.linked.opendata.cz/resource/obce/579548</text:p>
          </table:table-cell>
          <table:table-cell office:value-type="string">
            <text:p>Mladé Buky</text:p>
          </table:table-cell>
        </table:table-row>
        <table:table-row table:style-name="ro1">
          <table:table-cell office:value-type="string">
            <text:p>http://ruian.linked.opendata.cz/resource/obce/504246</text:p>
          </table:table-cell>
          <table:table-cell office:value-type="string">
            <text:p>Mladeč</text:p>
          </table:table-cell>
        </table:table-row>
        <table:table-row table:style-name="ro1">
          <table:table-cell office:value-type="string">
            <text:p>http://ruian.linked.opendata.cz/resource/obce/553042</text:p>
          </table:table-cell>
          <table:table-cell office:value-type="string">
            <text:p>Mladecko</text:p>
          </table:table-cell>
        </table:table-row>
        <table:table-row table:style-name="ro1">
          <table:table-cell office:value-type="string">
            <text:p>http://ruian.linked.opendata.cz/resource/obce/573205</text:p>
          </table:table-cell>
          <table:table-cell office:value-type="string">
            <text:p>Mladějov</text:p>
          </table:table-cell>
        </table:table-row>
        <table:table-row table:style-name="ro1">
          <table:table-cell office:value-type="string">
            <text:p>http://ruian.linked.opendata.cz/resource/obce/578401</text:p>
          </table:table-cell>
          <table:table-cell office:value-type="string">
            <text:p>Mladějov na Moravě</text:p>
          </table:table-cell>
        </table:table-row>
        <table:table-row table:style-name="ro1">
          <table:table-cell office:value-type="string">
            <text:p>http://ruian.linked.opendata.cz/resource/obce/552348</text:p>
          </table:table-cell>
          <table:table-cell office:value-type="string">
            <text:p>Mladějovice</text:p>
          </table:table-cell>
        </table:table-row>
        <table:table-row table:style-name="ro1">
          <table:table-cell office:value-type="string">
            <text:p>http://ruian.linked.opendata.cz/resource/obce/580651</text:p>
          </table:table-cell>
          <table:table-cell office:value-type="string">
            <text:p>Mladkov</text:p>
          </table:table-cell>
        </table:table-row>
        <table:table-row table:style-name="ro1">
          <table:table-cell office:value-type="string">
            <text:p>http://ruian.linked.opendata.cz/resource/obce/571857</text:p>
          </table:table-cell>
          <table:table-cell office:value-type="string">
            <text:p>Mladoňovice</text:p>
          </table:table-cell>
        </table:table-row>
        <table:table-row table:style-name="ro1">
          <table:table-cell office:value-type="string">
            <text:p>http://ruian.linked.opendata.cz/resource/obce/591165</text:p>
          </table:table-cell>
          <table:table-cell office:value-type="string">
            <text:p>Mladoňovice</text:p>
          </table:table-cell>
        </table:table-row>
        <table:table-row table:style-name="ro1">
          <table:table-cell office:value-type="string">
            <text:p>http://ruian.linked.opendata.cz/resource/obce/544817</text:p>
          </table:table-cell>
          <table:table-cell office:value-type="string">
            <text:p>Mladošovice</text:p>
          </table:table-cell>
        </table:table-row>
        <table:table-row table:style-name="ro1">
          <table:table-cell office:value-type="string">
            <text:p>http://ruian.linked.opendata.cz/resource/obce/559237</text:p>
          </table:table-cell>
          <table:table-cell office:value-type="string">
            <text:p>Mladotice</text:p>
          </table:table-cell>
        </table:table-row>
        <table:table-row table:style-name="ro1">
          <table:table-cell office:value-type="string">
            <text:p>http://ruian.linked.opendata.cz/resource/obce/558061</text:p>
          </table:table-cell>
          <table:table-cell office:value-type="string">
            <text:p>Mladý Smolivec</text:p>
          </table:table-cell>
        </table:table-row>
        <table:table-row table:style-name="ro1">
          <table:table-cell office:value-type="string">
            <text:p>http://ruian.linked.opendata.cz/resource/obce/573213</text:p>
          </table:table-cell>
          <table:table-cell office:value-type="string">
            <text:p>Mlázovice</text:p>
          </table:table-cell>
        </table:table-row>
        <table:table-row table:style-name="ro1">
          <table:table-cell office:value-type="string">
            <text:p>http://ruian.linked.opendata.cz/resource/obce/560006</text:p>
          </table:table-cell>
          <table:table-cell office:value-type="string">
            <text:p>Mlečice</text:p>
          </table:table-cell>
        </table:table-row>
        <table:table-row table:style-name="ro1">
          <table:table-cell office:value-type="string">
            <text:p>http://ruian.linked.opendata.cz/resource/obce/565296</text:p>
          </table:table-cell>
          <table:table-cell office:value-type="string">
            <text:p>Mlékojedy</text:p>
          </table:table-cell>
        </table:table-row>
        <table:table-row table:style-name="ro1">
          <table:table-cell office:value-type="string">
            <text:p>http://ruian.linked.opendata.cz/resource/obce/570401</text:p>
          </table:table-cell>
          <table:table-cell office:value-type="string">
            <text:p>Mlékosrby</text:p>
          </table:table-cell>
        </table:table-row>
        <table:table-row table:style-name="ro1">
          <table:table-cell office:value-type="string">
            <text:p>http://ruian.linked.opendata.cz/resource/obce/542059</text:p>
          </table:table-cell>
          <table:table-cell office:value-type="string">
            <text:p>Mlýnské Struhadlo</text:p>
          </table:table-cell>
        </table:table-row>
        <table:table-row table:style-name="ro1">
          <table:table-cell office:value-type="string">
            <text:p>http://ruian.linked.opendata.cz/resource/obce/552712</text:p>
          </table:table-cell>
          <table:table-cell office:value-type="string">
            <text:p>Mlýny</text:p>
          </table:table-cell>
        </table:table-row>
        <table:table-row table:style-name="ro1">
          <table:table-cell office:value-type="string">
            <text:p>http://ruian.linked.opendata.cz/resource/obce/565300</text:p>
          </table:table-cell>
          <table:table-cell office:value-type="string">
            <text:p>Mnetěš</text:p>
          </table:table-cell>
        </table:table-row>
        <table:table-row table:style-name="ro1">
          <table:table-cell office:value-type="string">
            <text:p>http://ruian.linked.opendata.cz/resource/obce/548391</text:p>
          </table:table-cell>
          <table:table-cell office:value-type="string">
            <text:p>Mnich</text:p>
          </table:table-cell>
        </table:table-row>
        <table:table-row table:style-name="ro1">
          <table:table-cell office:value-type="string">
            <text:p>http://ruian.linked.opendata.cz/resource/obce/536563</text:p>
          </table:table-cell>
          <table:table-cell office:value-type="string">
            <text:p>Mnichov</text:p>
          </table:table-cell>
        </table:table-row>
        <table:table-row table:style-name="ro1">
          <table:table-cell office:value-type="string">
            <text:p>http://ruian.linked.opendata.cz/resource/obce/554677</text:p>
          </table:table-cell>
          <table:table-cell office:value-type="string">
            <text:p>Mnichov</text:p>
          </table:table-cell>
        </table:table-row>
        <table:table-row table:style-name="ro1">
          <table:table-cell office:value-type="string">
            <text:p>http://ruian.linked.opendata.cz/resource/obce/566292</text:p>
          </table:table-cell>
          <table:table-cell office:value-type="string">
            <text:p>Mnichov</text:p>
          </table:table-cell>
        </table:table-row>
        <table:table-row table:style-name="ro1">
          <table:table-cell office:value-type="string">
            <text:p>http://ruian.linked.opendata.cz/resource/obce/530191</text:p>
          </table:table-cell>
          <table:table-cell office:value-type="string">
            <text:p>Mnichovice</text:p>
          </table:table-cell>
        </table:table-row>
        <table:table-row table:style-name="ro1">
          <table:table-cell office:value-type="string">
            <text:p>http://ruian.linked.opendata.cz/resource/obce/538493</text:p>
          </table:table-cell>
          <table:table-cell office:value-type="string">
            <text:p>Mnichovice</text:p>
          </table:table-cell>
        </table:table-row>
        <table:table-row table:style-name="ro1">
          <table:table-cell office:value-type="string">
            <text:p>http://ruian.linked.opendata.cz/resource/obce/536326</text:p>
          </table:table-cell>
          <table:table-cell office:value-type="string">
            <text:p>Mnichovo Hradiště</text:p>
          </table:table-cell>
        </table:table-row>
        <table:table-row table:style-name="ro1">
          <table:table-cell office:value-type="string">
            <text:p>http://ruian.linked.opendata.cz/resource/obce/564231</text:p>
          </table:table-cell>
          <table:table-cell office:value-type="string">
            <text:p>Mníšek</text:p>
          </table:table-cell>
        </table:table-row>
        <table:table-row table:style-name="ro1">
          <table:table-cell office:value-type="string">
            <text:p>http://ruian.linked.opendata.cz/resource/obce/540765</text:p>
          </table:table-cell>
          <table:table-cell office:value-type="string">
            <text:p>Mníšek pod Brdy</text:p>
          </table:table-cell>
        </table:table-row>
        <table:table-row table:style-name="ro1">
          <table:table-cell office:value-type="string">
            <text:p>http://ruian.linked.opendata.cz/resource/obce/599174</text:p>
          </table:table-cell>
          <table:table-cell office:value-type="string">
            <text:p>Močerady</text:p>
          </table:table-cell>
        </table:table-row>
        <table:table-row table:style-name="ro1">
          <table:table-cell office:value-type="string">
            <text:p>http://ruian.linked.opendata.cz/resource/obce/538507</text:p>
          </table:table-cell>
          <table:table-cell office:value-type="string">
            <text:p>Mochov</text:p>
          </table:table-cell>
        </table:table-row>
        <table:table-row table:style-name="ro1">
          <table:table-cell office:value-type="string">
            <text:p>http://ruian.linked.opendata.cz/resource/obce/556718</text:p>
          </table:table-cell>
          <table:table-cell office:value-type="string">
            <text:p>Mochtín</text:p>
          </table:table-cell>
        </table:table-row>
        <table:table-row table:style-name="ro1">
          <table:table-cell office:value-type="string">
            <text:p>http://ruian.linked.opendata.cz/resource/obce/530999</text:p>
          </table:table-cell>
          <table:table-cell office:value-type="string">
            <text:p>Močovice</text:p>
          </table:table-cell>
        </table:table-row>
        <table:table-row table:style-name="ro1">
          <table:table-cell office:value-type="string">
            <text:p>http://ruian.linked.opendata.cz/resource/obce/567710</text:p>
          </table:table-cell>
          <table:table-cell office:value-type="string">
            <text:p>Modlany</text:p>
          </table:table-cell>
        </table:table-row>
        <table:table-row table:style-name="ro1">
          <table:table-cell office:value-type="string">
            <text:p>http://ruian.linked.opendata.cz/resource/obce/598267</text:p>
          </table:table-cell>
          <table:table-cell office:value-type="string">
            <text:p>Modletice</text:p>
          </table:table-cell>
        </table:table-row>
        <table:table-row table:style-name="ro1">
          <table:table-cell office:value-type="string">
            <text:p>http://ruian.linked.opendata.cz/resource/obce/569127</text:p>
          </table:table-cell>
          <table:table-cell office:value-type="string">
            <text:p>Modlíkov</text:p>
          </table:table-cell>
        </table:table-row>
        <table:table-row table:style-name="ro1">
          <table:table-cell office:value-type="string">
            <text:p>http://ruian.linked.opendata.cz/resource/obce/592391</text:p>
          </table:table-cell>
          <table:table-cell office:value-type="string">
            <text:p>Modrá</text:p>
          </table:table-cell>
        </table:table-row>
        <table:table-row table:style-name="ro1">
          <table:table-cell office:value-type="string">
            <text:p>http://ruian.linked.opendata.cz/resource/obce/598615</text:p>
          </table:table-cell>
          <table:table-cell office:value-type="string">
            <text:p>Modrá Hůrka</text:p>
          </table:table-cell>
        </table:table-row>
        <table:table-row table:style-name="ro1">
          <table:table-cell office:value-type="string">
            <text:p>http://ruian.linked.opendata.cz/resource/obce/542148</text:p>
          </table:table-cell>
          <table:table-cell office:value-type="string">
            <text:p>Modrava</text:p>
          </table:table-cell>
        </table:table-row>
        <table:table-row table:style-name="ro1">
          <table:table-cell office:value-type="string">
            <text:p>http://ruian.linked.opendata.cz/resource/obce/583391</text:p>
          </table:table-cell>
          <table:table-cell office:value-type="string">
            <text:p>Modřice</text:p>
          </table:table-cell>
        </table:table-row>
        <table:table-row table:style-name="ro1">
          <table:table-cell office:value-type="string">
            <text:p>http://ruian.linked.opendata.cz/resource/obce/577324</text:p>
          </table:table-cell>
          <table:table-cell office:value-type="string">
            <text:p>Modřišice</text:p>
          </table:table-cell>
        </table:table-row>
        <table:table-row table:style-name="ro1">
          <table:table-cell office:value-type="string">
            <text:p>http://ruian.linked.opendata.cz/resource/obce/599751</text:p>
          </table:table-cell>
          <table:table-cell office:value-type="string">
            <text:p>Modřovice</text:p>
          </table:table-cell>
        </table:table-row>
        <table:table-row table:style-name="ro1">
          <table:table-cell office:value-type="string">
            <text:p>http://ruian.linked.opendata.cz/resource/obce/540471</text:p>
          </table:table-cell>
          <table:table-cell office:value-type="string">
            <text:p>Mohelnice</text:p>
          </table:table-cell>
        </table:table-row>
        <table:table-row table:style-name="ro1">
          <table:table-cell office:value-type="string">
            <text:p>http://ruian.linked.opendata.cz/resource/obce/558079</text:p>
          </table:table-cell>
          <table:table-cell office:value-type="string">
            <text:p>Mohelnice</text:p>
          </table:table-cell>
        </table:table-row>
        <table:table-row table:style-name="ro1">
          <table:table-cell office:value-type="string">
            <text:p>http://ruian.linked.opendata.cz/resource/obce/565822</text:p>
          </table:table-cell>
          <table:table-cell office:value-type="string">
            <text:p>Mohelnice nad Jizerou</text:p>
          </table:table-cell>
        </table:table-row>
        <table:table-row table:style-name="ro1">
          <table:table-cell office:value-type="string">
            <text:p>http://ruian.linked.opendata.cz/resource/obce/591173</text:p>
          </table:table-cell>
          <table:table-cell office:value-type="string">
            <text:p>Mohelno</text:p>
          </table:table-cell>
        </table:table-row>
        <table:table-row table:style-name="ro1">
          <table:table-cell office:value-type="string">
            <text:p>http://ruian.linked.opendata.cz/resource/obce/598623</text:p>
          </table:table-cell>
          <table:table-cell office:value-type="string">
            <text:p>Mojné</text:p>
          </table:table-cell>
        </table:table-row>
        <table:table-row table:style-name="ro1">
          <table:table-cell office:value-type="string">
            <text:p>http://ruian.linked.opendata.cz/resource/obce/575381</text:p>
          </table:table-cell>
          <table:table-cell office:value-type="string">
            <text:p>Mokošín</text:p>
          </table:table-cell>
        </table:table-row>
        <table:table-row table:style-name="ro1">
          <table:table-cell office:value-type="string">
            <text:p>http://ruian.linked.opendata.cz/resource/obce/583405</text:p>
          </table:table-cell>
          <table:table-cell office:value-type="string">
            <text:p>Mokrá-Horákov</text:p>
          </table:table-cell>
        </table:table-row>
        <table:table-row table:style-name="ro1">
          <table:table-cell office:value-type="string">
            <text:p>http://ruian.linked.opendata.cz/resource/obce/576522</text:p>
          </table:table-cell>
          <table:table-cell office:value-type="string">
            <text:p>Mokré</text:p>
          </table:table-cell>
        </table:table-row>
        <table:table-row table:style-name="ro1">
          <table:table-cell office:value-type="string">
            <text:p>http://ruian.linked.opendata.cz/resource/obce/508373</text:p>
          </table:table-cell>
          <table:table-cell office:value-type="string">
            <text:p>Mokré Lazce</text:p>
          </table:table-cell>
        </table:table-row>
        <table:table-row table:style-name="ro1">
          <table:table-cell office:value-type="string">
            <text:p>http://ruian.linked.opendata.cz/resource/obce/556726</text:p>
          </table:table-cell>
          <table:table-cell office:value-type="string">
            <text:p>Mokrosuky</text:p>
          </table:table-cell>
        </table:table-row>
        <table:table-row table:style-name="ro1">
          <table:table-cell office:value-type="string">
            <text:p>http://ruian.linked.opendata.cz/resource/obce/540641</text:p>
          </table:table-cell>
          <table:table-cell office:value-type="string">
            <text:p>Mokrouše</text:p>
          </table:table-cell>
        </table:table-row>
        <table:table-row table:style-name="ro1">
          <table:table-cell office:value-type="string">
            <text:p>http://ruian.linked.opendata.cz/resource/obce/570419</text:p>
          </table:table-cell>
          <table:table-cell office:value-type="string">
            <text:p>Mokrovousy</text:p>
          </table:table-cell>
        </table:table-row>
        <table:table-row table:style-name="ro1">
          <table:table-cell office:value-type="string">
            <text:p>http://ruian.linked.opendata.cz/resource/obce/540781</text:p>
          </table:table-cell>
          <table:table-cell office:value-type="string">
            <text:p>Mokrovraty</text:p>
          </table:table-cell>
        </table:table-row>
        <table:table-row table:style-name="ro1">
          <table:table-cell office:value-type="string">
            <text:p>http://ruian.linked.opendata.cz/resource/obce/535842</text:p>
          </table:table-cell>
          <table:table-cell office:value-type="string">
            <text:p>Mokrý Lom</text:p>
          </table:table-cell>
        </table:table-row>
        <table:table-row table:style-name="ro1">
          <table:table-cell office:value-type="string">
            <text:p>http://ruian.linked.opendata.cz/resource/obce/567728</text:p>
          </table:table-cell>
          <table:table-cell office:value-type="string">
            <text:p>Moldava</text:p>
          </table:table-cell>
        </table:table-row>
        <table:table-row table:style-name="ro1">
          <table:table-cell office:value-type="string">
            <text:p>http://ruian.linked.opendata.cz/resource/obce/571873</text:p>
          </table:table-cell>
          <table:table-cell office:value-type="string">
            <text:p>Morašice</text:p>
          </table:table-cell>
        </table:table-row>
        <table:table-row table:style-name="ro1">
          <table:table-cell office:value-type="string">
            <text:p>http://ruian.linked.opendata.cz/resource/obce/594474</text:p>
          </table:table-cell>
          <table:table-cell office:value-type="string">
            <text:p>Morašice</text:p>
          </table:table-cell>
        </table:table-row>
        <table:table-row table:style-name="ro1">
          <table:table-cell office:value-type="string">
            <text:p>http://ruian.linked.opendata.cz/resource/obce/573035</text:p>
          </table:table-cell>
          <table:table-cell office:value-type="string">
            <text:p>Morašice</text:p>
          </table:table-cell>
        </table:table-row>
        <table:table-row table:style-name="ro1">
          <table:table-cell office:value-type="string">
            <text:p>http://ruian.linked.opendata.cz/resource/obce/578428</text:p>
          </table:table-cell>
          <table:table-cell office:value-type="string">
            <text:p>Morašice</text:p>
          </table:table-cell>
        </table:table-row>
        <table:table-row table:style-name="ro1">
          <table:table-cell office:value-type="string">
            <text:p>http://ruian.linked.opendata.cz/resource/obce/586391</text:p>
          </table:table-cell>
          <table:table-cell office:value-type="string">
            <text:p>Moravany</text:p>
          </table:table-cell>
        </table:table-row>
        <table:table-row table:style-name="ro1">
          <table:table-cell office:value-type="string">
            <text:p>http://ruian.linked.opendata.cz/resource/obce/575399</text:p>
          </table:table-cell>
          <table:table-cell office:value-type="string">
            <text:p>Moravany</text:p>
          </table:table-cell>
        </table:table-row>
        <table:table-row table:style-name="ro1">
          <table:table-cell office:value-type="string">
            <text:p>http://ruian.linked.opendata.cz/resource/obce/583413</text:p>
          </table:table-cell>
          <table:table-cell office:value-type="string">
            <text:p>Moravany</text:p>
          </table:table-cell>
        </table:table-row>
        <table:table-row table:style-name="ro1">
          <table:table-cell office:value-type="string">
            <text:p>http://ruian.linked.opendata.cz/resource/obce/596141</text:p>
          </table:table-cell>
          <table:table-cell office:value-type="string">
            <text:p>Moravec</text:p>
          </table:table-cell>
        </table:table-row>
        <table:table-row table:style-name="ro1">
          <table:table-cell office:value-type="string">
            <text:p>http://ruian.linked.opendata.cz/resource/obce/548405</text:p>
          </table:table-cell>
          <table:table-cell office:value-type="string">
            <text:p>Moraveč</text:p>
          </table:table-cell>
        </table:table-row>
        <table:table-row table:style-name="ro1">
          <table:table-cell office:value-type="string">
            <text:p>http://ruian.linked.opendata.cz/resource/obce/596159</text:p>
          </table:table-cell>
          <table:table-cell office:value-type="string">
            <text:p>Moravecké Pavlovice</text:p>
          </table:table-cell>
        </table:table-row>
        <table:table-row table:style-name="ro1">
          <table:table-cell office:value-type="string">
            <text:p>http://ruian.linked.opendata.cz/resource/obce/540480</text:p>
          </table:table-cell>
          <table:table-cell office:value-type="string">
            <text:p>Moravičany</text:p>
          </table:table-cell>
        </table:table-row>
        <table:table-row table:style-name="ro1">
          <table:table-cell office:value-type="string">
            <text:p>http://ruian.linked.opendata.cz/resource/obce/569097</text:p>
          </table:table-cell>
          <table:table-cell office:value-type="string">
            <text:p>Moravice</text:p>
          </table:table-cell>
        </table:table-row>
        <table:table-row table:style-name="ro1">
          <table:table-cell office:value-type="string">
            <text:p>http://ruian.linked.opendata.cz/resource/obce/598445</text:p>
          </table:table-cell>
          <table:table-cell office:value-type="string">
            <text:p>Morávka</text:p>
          </table:table-cell>
        </table:table-row>
        <table:table-row table:style-name="ro1">
          <table:table-cell office:value-type="string">
            <text:p>http://ruian.linked.opendata.cz/resource/obce/584665</text:p>
          </table:table-cell>
          <table:table-cell office:value-type="string">
            <text:p>Moravská Nová Ves</text:p>
          </table:table-cell>
        </table:table-row>
        <table:table-row table:style-name="ro1">
          <table:table-cell office:value-type="string">
            <text:p>http://ruian.linked.opendata.cz/resource/obce/578444</text:p>
          </table:table-cell>
          <table:table-cell office:value-type="string">
            <text:p>Moravská Třebová</text:p>
          </table:table-cell>
        </table:table-row>
        <table:table-row table:style-name="ro1">
          <table:table-cell office:value-type="string">
            <text:p>http://ruian.linked.opendata.cz/resource/obce/583421</text:p>
          </table:table-cell>
          <table:table-cell office:value-type="string">
            <text:p>Moravské Bránice</text:p>
          </table:table-cell>
        </table:table-row>
        <table:table-row table:style-name="ro1">
          <table:table-cell office:value-type="string">
            <text:p>http://ruian.linked.opendata.cz/resource/obce/591181</text:p>
          </table:table-cell>
          <table:table-cell office:value-type="string">
            <text:p>Moravské Budějovice</text:p>
          </table:table-cell>
        </table:table-row>
        <table:table-row table:style-name="ro1">
          <table:table-cell office:value-type="string">
            <text:p>http://ruian.linked.opendata.cz/resource/obce/583430</text:p>
          </table:table-cell>
          <table:table-cell office:value-type="string">
            <text:p>Moravské Knínice</text:p>
          </table:table-cell>
        </table:table-row>
        <table:table-row table:style-name="ro1">
          <table:table-cell office:value-type="string">
            <text:p>http://ruian.linked.opendata.cz/resource/obce/593346</text:p>
          </table:table-cell>
          <table:table-cell office:value-type="string">
            <text:p>Moravské Málkovice</text:p>
          </table:table-cell>
        </table:table-row>
        <table:table-row table:style-name="ro1">
          <table:table-cell office:value-type="string">
            <text:p>http://ruian.linked.opendata.cz/resource/obce/551732</text:p>
          </table:table-cell>
          <table:table-cell office:value-type="string">
            <text:p>Moravskoslezský Kočov</text:p>
          </table:table-cell>
        </table:table-row>
        <table:table-row table:style-name="ro1">
          <table:table-cell office:value-type="string">
            <text:p>http://ruian.linked.opendata.cz/resource/obce/597678</text:p>
          </table:table-cell>
          <table:table-cell office:value-type="string">
            <text:p>Moravský Beroun</text:p>
          </table:table-cell>
        </table:table-row>
        <table:table-row table:style-name="ro1">
          <table:table-cell office:value-type="string">
            <text:p>http://ruian.linked.opendata.cz/resource/obce/594482</text:p>
          </table:table-cell>
          <table:table-cell office:value-type="string">
            <text:p>Moravský Krumlov</text:p>
          </table:table-cell>
        </table:table-row>
        <table:table-row table:style-name="ro1">
          <table:table-cell office:value-type="string">
            <text:p>http://ruian.linked.opendata.cz/resource/obce/586404</text:p>
          </table:table-cell>
          <table:table-cell office:value-type="string">
            <text:p>Moravský Písek</text:p>
          </table:table-cell>
        </table:table-row>
        <table:table-row table:style-name="ro1">
          <table:table-cell office:value-type="string">
            <text:p>http://ruian.linked.opendata.cz/resource/obce/584673</text:p>
          </table:table-cell>
          <table:table-cell office:value-type="string">
            <text:p>Moravský Žižkov</text:p>
          </table:table-cell>
        </table:table-row>
        <table:table-row table:style-name="ro1">
          <table:table-cell office:value-type="string">
            <text:p>http://ruian.linked.opendata.cz/resource/obce/589721</text:p>
          </table:table-cell>
          <table:table-cell office:value-type="string">
            <text:p>Mořice</text:p>
          </table:table-cell>
        </table:table-row>
        <table:table-row table:style-name="ro1">
          <table:table-cell office:value-type="string">
            <text:p>http://ruian.linked.opendata.cz/resource/obce/531545</text:p>
          </table:table-cell>
          <table:table-cell office:value-type="string">
            <text:p>Mořina</text:p>
          </table:table-cell>
        </table:table-row>
        <table:table-row table:style-name="ro1">
          <table:table-cell office:value-type="string">
            <text:p>http://ruian.linked.opendata.cz/resource/obce/533912</text:p>
          </table:table-cell>
          <table:table-cell office:value-type="string">
            <text:p>Mořinka</text:p>
          </table:table-cell>
        </table:table-row>
        <table:table-row table:style-name="ro1">
          <table:table-cell office:value-type="string">
            <text:p>http://ruian.linked.opendata.cz/resource/obce/599689</text:p>
          </table:table-cell>
          <table:table-cell office:value-type="string">
            <text:p>Mořkov</text:p>
          </table:table-cell>
        </table:table-row>
        <table:table-row table:style-name="ro1">
          <table:table-cell office:value-type="string">
            <text:p>http://ruian.linked.opendata.cz/resource/obce/588768</text:p>
          </table:table-cell>
          <table:table-cell office:value-type="string">
            <text:p>Morkovice-Slížany</text:p>
          </table:table-cell>
        </table:table-row>
        <table:table-row table:style-name="ro1">
          <table:table-cell office:value-type="string">
            <text:p>http://ruian.linked.opendata.cz/resource/obce/584681</text:p>
          </table:table-cell>
          <table:table-cell office:value-type="string">
            <text:p>Morkůvky</text:p>
          </table:table-cell>
        </table:table-row>
        <table:table-row table:style-name="ro1">
          <table:table-cell office:value-type="string">
            <text:p>http://ruian.linked.opendata.cz/resource/obce/568686</text:p>
          </table:table-cell>
          <table:table-cell office:value-type="string">
            <text:p>Mošnov</text:p>
          </table:table-cell>
        </table:table-row>
        <table:table-row table:style-name="ro1">
          <table:table-cell office:value-type="string">
            <text:p>http://ruian.linked.opendata.cz/resource/obce/567027</text:p>
          </table:table-cell>
          <table:table-cell office:value-type="string">
            <text:p>Most</text:p>
          </table:table-cell>
        </table:table-row>
        <table:table-row table:style-name="ro1">
          <table:table-cell office:value-type="string">
            <text:p>http://ruian.linked.opendata.cz/resource/obce/580660</text:p>
          </table:table-cell>
          <table:table-cell office:value-type="string">
            <text:p>Mostek</text:p>
          </table:table-cell>
        </table:table-row>
        <table:table-row table:style-name="ro1">
          <table:table-cell office:value-type="string">
            <text:p>http://ruian.linked.opendata.cz/resource/obce/579556</text:p>
          </table:table-cell>
          <table:table-cell office:value-type="string">
            <text:p>Mostek</text:p>
          </table:table-cell>
        </table:table-row>
        <table:table-row table:style-name="ro1">
          <table:table-cell office:value-type="string">
            <text:p>http://ruian.linked.opendata.cz/resource/obce/589730</text:p>
          </table:table-cell>
          <table:table-cell office:value-type="string">
            <text:p>Mostkovice</text:p>
          </table:table-cell>
        </table:table-row>
        <table:table-row table:style-name="ro1">
          <table:table-cell office:value-type="string">
            <text:p>http://ruian.linked.opendata.cz/resource/obce/598453</text:p>
          </table:table-cell>
          <table:table-cell office:value-type="string">
            <text:p>Mosty u Jablunkova</text:p>
          </table:table-cell>
        </table:table-row>
        <table:table-row table:style-name="ro1">
          <table:table-cell office:value-type="string">
            <text:p>http://ruian.linked.opendata.cz/resource/obce/593354</text:p>
          </table:table-cell>
          <table:table-cell office:value-type="string">
            <text:p>Mouchnice</text:p>
          </table:table-cell>
        </table:table-row>
        <table:table-row table:style-name="ro1">
          <table:table-cell office:value-type="string">
            <text:p>http://ruian.linked.opendata.cz/resource/obce/557048</text:p>
          </table:table-cell>
          <table:table-cell office:value-type="string">
            <text:p>Mouřínov</text:p>
          </table:table-cell>
        </table:table-row>
        <table:table-row table:style-name="ro1">
          <table:table-cell office:value-type="string">
            <text:p>http://ruian.linked.opendata.cz/resource/obce/583448</text:p>
          </table:table-cell>
          <table:table-cell office:value-type="string">
            <text:p>Moutnice</text:p>
          </table:table-cell>
        </table:table-row>
        <table:table-row table:style-name="ro1">
          <table:table-cell office:value-type="string">
            <text:p>http://ruian.linked.opendata.cz/resource/obce/530204</text:p>
          </table:table-cell>
          <table:table-cell office:value-type="string">
            <text:p>Mrač</text:p>
          </table:table-cell>
        </table:table-row>
        <table:table-row table:style-name="ro1">
          <table:table-cell office:value-type="string">
            <text:p>http://ruian.linked.opendata.cz/resource/obce/554847</text:p>
          </table:table-cell>
          <table:table-cell office:value-type="string">
            <text:p>Mrákotín</text:p>
          </table:table-cell>
        </table:table-row>
        <table:table-row table:style-name="ro1">
          <table:table-cell office:value-type="string">
            <text:p>http://ruian.linked.opendata.cz/resource/obce/587541</text:p>
          </table:table-cell>
          <table:table-cell office:value-type="string">
            <text:p>Mrákotín</text:p>
          </table:table-cell>
        </table:table-row>
        <table:table-row table:style-name="ro1">
          <table:table-cell office:value-type="string">
            <text:p>http://ruian.linked.opendata.cz/resource/obce/553981</text:p>
          </table:table-cell>
          <table:table-cell office:value-type="string">
            <text:p>Mrákov</text:p>
          </table:table-cell>
        </table:table-row>
        <table:table-row table:style-name="ro1">
          <table:table-cell office:value-type="string">
            <text:p>http://ruian.linked.opendata.cz/resource/obce/538515</text:p>
          </table:table-cell>
          <table:table-cell office:value-type="string">
            <text:p>Mratín</text:p>
          </table:table-cell>
        </table:table-row>
        <table:table-row table:style-name="ro1">
          <table:table-cell office:value-type="string">
            <text:p>http://ruian.linked.opendata.cz/resource/obce/577332</text:p>
          </table:table-cell>
          <table:table-cell office:value-type="string">
            <text:p>Mříčná</text:p>
          </table:table-cell>
        </table:table-row>
        <table:table-row table:style-name="ro1">
          <table:table-cell office:value-type="string">
            <text:p>http://ruian.linked.opendata.cz/resource/obce/553905</text:p>
          </table:table-cell>
          <table:table-cell office:value-type="string">
            <text:p>Mrlínek</text:p>
          </table:table-cell>
        </table:table-row>
        <table:table-row table:style-name="ro1">
          <table:table-cell office:value-type="string">
            <text:p>http://ruian.linked.opendata.cz/resource/obce/554944</text:p>
          </table:table-cell>
          <table:table-cell office:value-type="string">
            <text:p>Mrsklesy</text:p>
          </table:table-cell>
        </table:table-row>
        <table:table-row table:style-name="ro1">
          <table:table-cell office:value-type="string">
            <text:p>http://ruian.linked.opendata.cz/resource/obce/559245</text:p>
          </table:table-cell>
          <table:table-cell office:value-type="string">
            <text:p>Mrtník</text:p>
          </table:table-cell>
        </table:table-row>
        <table:table-row table:style-name="ro1">
          <table:table-cell office:value-type="string">
            <text:p>http://ruian.linked.opendata.cz/resource/obce/513288</text:p>
          </table:table-cell>
          <table:table-cell office:value-type="string">
            <text:p>Mrzky</text:p>
          </table:table-cell>
        </table:table-row>
        <table:table-row table:style-name="ro1">
          <table:table-cell office:value-type="string">
            <text:p>http://ruian.linked.opendata.cz/resource/obce/542105</text:p>
          </table:table-cell>
          <table:table-cell office:value-type="string">
            <text:p>Mšec</text:p>
          </table:table-cell>
        </table:table-row>
        <table:table-row table:style-name="ro1">
          <table:table-cell office:value-type="string">
            <text:p>http://ruian.linked.opendata.cz/resource/obce/542113</text:p>
          </table:table-cell>
          <table:table-cell office:value-type="string">
            <text:p>Mšecké Žehrovice</text:p>
          </table:table-cell>
        </table:table-row>
        <table:table-row table:style-name="ro1">
          <table:table-cell office:value-type="string">
            <text:p>http://ruian.linked.opendata.cz/resource/obce/565318</text:p>
          </table:table-cell>
          <table:table-cell office:value-type="string">
            <text:p>Mšené-lázně</text:p>
          </table:table-cell>
        </table:table-row>
        <table:table-row table:style-name="ro1">
          <table:table-cell office:value-type="string">
            <text:p>http://ruian.linked.opendata.cz/resource/obce/535052</text:p>
          </table:table-cell>
          <table:table-cell office:value-type="string">
            <text:p>Mšeno</text:p>
          </table:table-cell>
        </table:table-row>
        <table:table-row table:style-name="ro1">
          <table:table-cell office:value-type="string">
            <text:p>http://ruian.linked.opendata.cz/resource/obce/538523</text:p>
          </table:table-cell>
          <table:table-cell office:value-type="string">
            <text:p>Mukařov</text:p>
          </table:table-cell>
        </table:table-row>
        <table:table-row table:style-name="ro1">
          <table:table-cell office:value-type="string">
            <text:p>http://ruian.linked.opendata.cz/resource/obce/571865</text:p>
          </table:table-cell>
          <table:table-cell office:value-type="string">
            <text:p>Mukařov</text:p>
          </table:table-cell>
        </table:table-row>
        <table:table-row table:style-name="ro1">
          <table:table-cell office:value-type="string">
            <text:p>http://ruian.linked.opendata.cz/resource/obce/542121</text:p>
          </table:table-cell>
          <table:table-cell office:value-type="string">
            <text:p>Mutějovice</text:p>
          </table:table-cell>
        </table:table-row>
        <table:table-row table:style-name="ro1">
          <table:table-cell office:value-type="string">
            <text:p>http://ruian.linked.opendata.cz/resource/obce/560278</text:p>
          </table:table-cell>
          <table:table-cell office:value-type="string">
            <text:p>Mutěnice</text:p>
          </table:table-cell>
        </table:table-row>
        <table:table-row table:style-name="ro1">
          <table:table-cell office:value-type="string">
            <text:p>http://ruian.linked.opendata.cz/resource/obce/586412</text:p>
          </table:table-cell>
          <table:table-cell office:value-type="string">
            <text:p>Mutěnice</text:p>
          </table:table-cell>
        </table:table-row>
        <table:table-row table:style-name="ro1">
          <table:table-cell office:value-type="string">
            <text:p>http://ruian.linked.opendata.cz/resource/obce/553999</text:p>
          </table:table-cell>
          <table:table-cell office:value-type="string">
            <text:p>Mutěnín</text:p>
          </table:table-cell>
        </table:table-row>
        <table:table-row table:style-name="ro1">
          <table:table-cell office:value-type="string">
            <text:p>http://ruian.linked.opendata.cz/resource/obce/547093</text:p>
          </table:table-cell>
          <table:table-cell office:value-type="string">
            <text:p>Mutkov</text:p>
          </table:table-cell>
        </table:table-row>
        <table:table-row table:style-name="ro1">
          <table:table-cell office:value-type="string">
            <text:p>http://ruian.linked.opendata.cz/resource/obce/535281</text:p>
          </table:table-cell>
          <table:table-cell office:value-type="string">
            <text:p>Mydlovary</text:p>
          </table:table-cell>
        </table:table-row>
        <table:table-row table:style-name="ro1">
          <table:table-cell office:value-type="string">
            <text:p>http://ruian.linked.opendata.cz/resource/obce/589748</text:p>
          </table:table-cell>
          <table:table-cell office:value-type="string">
            <text:p>Myslejovice</text:p>
          </table:table-cell>
        </table:table-row>
        <table:table-row table:style-name="ro1">
          <table:table-cell office:value-type="string">
            <text:p>http://ruian.linked.opendata.cz/resource/obce/587559</text:p>
          </table:table-cell>
          <table:table-cell office:value-type="string">
            <text:p>Mysletice</text:p>
          </table:table-cell>
        </table:table-row>
        <table:table-row table:style-name="ro1">
          <table:table-cell office:value-type="string">
            <text:p>http://ruian.linked.opendata.cz/resource/obce/561819</text:p>
          </table:table-cell>
          <table:table-cell office:value-type="string">
            <text:p>Mysletín</text:p>
          </table:table-cell>
        </table:table-row>
        <table:table-row table:style-name="ro1">
          <table:table-cell office:value-type="string">
            <text:p>http://ruian.linked.opendata.cz/resource/obce/587567</text:p>
          </table:table-cell>
          <table:table-cell office:value-type="string">
            <text:p>Mysliboř</text:p>
          </table:table-cell>
        </table:table-row>
        <table:table-row table:style-name="ro1">
          <table:table-cell office:value-type="string">
            <text:p>http://ruian.linked.opendata.cz/resource/obce/591190</text:p>
          </table:table-cell>
          <table:table-cell office:value-type="string">
            <text:p>Myslibořice</text:p>
          </table:table-cell>
        </table:table-row>
        <table:table-row table:style-name="ro1">
          <table:table-cell office:value-type="string">
            <text:p>http://ruian.linked.opendata.cz/resource/obce/549614</text:p>
          </table:table-cell>
          <table:table-cell office:value-type="string">
            <text:p>Myslín</text:p>
          </table:table-cell>
        </table:table-row>
        <table:table-row table:style-name="ro1">
          <table:table-cell office:value-type="string">
            <text:p>http://ruian.linked.opendata.cz/resource/obce/566543</text:p>
          </table:table-cell>
          <table:table-cell office:value-type="string">
            <text:p>Myslinka</text:p>
          </table:table-cell>
        </table:table-row>
        <table:table-row table:style-name="ro1">
          <table:table-cell office:value-type="string">
            <text:p>http://ruian.linked.opendata.cz/resource/obce/556734</text:p>
          </table:table-cell>
          <table:table-cell office:value-type="string">
            <text:p>Myslív</text:p>
          </table:table-cell>
        </table:table-row>
        <table:table-row table:style-name="ro1">
          <table:table-cell office:value-type="string">
            <text:p>http://ruian.linked.opendata.cz/resource/obce/552721</text:p>
          </table:table-cell>
          <table:table-cell office:value-type="string">
            <text:p>Myslkovice</text:p>
          </table:table-cell>
        </table:table-row>
        <table:table-row table:style-name="ro1">
          <table:table-cell office:value-type="string">
            <text:p>http://ruian.linked.opendata.cz/resource/obce/585505</text:p>
          </table:table-cell>
          <table:table-cell office:value-type="string">
            <text:p>Mysločovice</text:p>
          </table:table-cell>
        </table:table-row>
        <table:table-row table:style-name="ro1">
          <table:table-cell office:value-type="string">
            <text:p>http://ruian.linked.opendata.cz/resource/obce/541745</text:p>
          </table:table-cell>
          <table:table-cell office:value-type="string">
            <text:p>Myslovice</text:p>
          </table:table-cell>
        </table:table-row>
        <table:table-row table:style-name="ro1">
          <table:table-cell office:value-type="string">
            <text:p>http://ruian.linked.opendata.cz/resource/obce/570427</text:p>
          </table:table-cell>
          <table:table-cell office:value-type="string">
            <text:p>Myštěves</text:p>
          </table:table-cell>
        </table:table-row>
        <table:table-row table:style-name="ro1">
          <table:table-cell office:value-type="string">
            <text:p>http://ruian.linked.opendata.cz/resource/obce/551473</text:p>
          </table:table-cell>
          <table:table-cell office:value-type="string">
            <text:p>Myštice</text:p>
          </table:table-cell>
        </table:table-row>
        <table:table-row table:style-name="ro1">
          <table:table-cell office:value-type="string">
            <text:p>http://ruian.linked.opendata.cz/resource/obce/560014</text:p>
          </table:table-cell>
          <table:table-cell office:value-type="string">
            <text:p>Mýto</text:p>
          </table:table-cell>
        </table:table-row>
        <table:table-row table:style-name="ro1">
          <table:table-cell office:value-type="string">
            <text:p>http://ruian.linked.opendata.cz/resource/obce/570435</text:p>
          </table:table-cell>
          <table:table-cell office:value-type="string">
            <text:p>Mžany</text:p>
          </table:table-cell>
        </table:table-row>
        <table:table-row table:style-name="ro1">
          <table:table-cell office:value-type="string">
            <text:p>http://ruian.linked.opendata.cz/resource/obce/571890</text:p>
          </table:table-cell>
          <table:table-cell office:value-type="string">
            <text:p>Nabočany</text:p>
          </table:table-cell>
        </table:table-row>
        <table:table-row table:style-name="ro1">
          <table:table-cell office:value-type="string">
            <text:p>http://ruian.linked.opendata.cz/resource/obce/530212</text:p>
          </table:table-cell>
          <table:table-cell office:value-type="string">
            <text:p>Načeradec</text:p>
          </table:table-cell>
        </table:table-row>
        <table:table-row table:style-name="ro1">
          <table:table-cell office:value-type="string">
            <text:p>http://ruian.linked.opendata.cz/resource/obce/571903</text:p>
          </table:table-cell>
          <table:table-cell office:value-type="string">
            <text:p>Načešice</text:p>
          </table:table-cell>
        </table:table-row>
        <table:table-row table:style-name="ro1">
          <table:table-cell office:value-type="string">
            <text:p>http://ruian.linked.opendata.cz/resource/obce/573868</text:p>
          </table:table-cell>
          <table:table-cell office:value-type="string">
            <text:p>Náchod</text:p>
          </table:table-cell>
        </table:table-row>
        <table:table-row table:style-name="ro1">
          <table:table-cell office:value-type="string">
            <text:p>http://ruian.linked.opendata.cz/resource/obce/549631</text:p>
          </table:table-cell>
          <table:table-cell office:value-type="string">
            <text:p>Nadějkov</text:p>
          </table:table-cell>
        </table:table-row>
        <table:table-row table:style-name="ro1">
          <table:table-cell office:value-type="string">
            <text:p>http://ruian.linked.opendata.cz/resource/obce/587575</text:p>
          </table:table-cell>
          <table:table-cell office:value-type="string">
            <text:p>Nadějov</text:p>
          </table:table-cell>
        </table:table-row>
        <table:table-row table:style-name="ro1">
          <table:table-cell office:value-type="string">
            <text:p>http://ruian.linked.opendata.cz/resource/obce/559253</text:p>
          </table:table-cell>
          <table:table-cell office:value-type="string">
            <text:p>Nadryby</text:p>
          </table:table-cell>
        </table:table-row>
        <table:table-row table:style-name="ro1">
          <table:table-cell office:value-type="string">
            <text:p>http://ruian.linked.opendata.cz/resource/obce/574261</text:p>
          </table:table-cell>
          <table:table-cell office:value-type="string">
            <text:p>Nahořany</text:p>
          </table:table-cell>
        </table:table-row>
        <table:table-row table:style-name="ro1">
          <table:table-cell office:value-type="string">
            <text:p>http://ruian.linked.opendata.cz/resource/obce/552810</text:p>
          </table:table-cell>
          <table:table-cell office:value-type="string">
            <text:p>Nahošovice</text:p>
          </table:table-cell>
        </table:table-row>
        <table:table-row table:style-name="ro1">
          <table:table-cell office:value-type="string">
            <text:p>http://ruian.linked.opendata.cz/resource/obce/504441</text:p>
          </table:table-cell>
          <table:table-cell office:value-type="string">
            <text:p>Náklo</text:p>
          </table:table-cell>
        </table:table-row>
        <table:table-row table:style-name="ro1">
          <table:table-cell office:value-type="string">
            <text:p>http://ruian.linked.opendata.cz/resource/obce/535371</text:p>
          </table:table-cell>
          <table:table-cell office:value-type="string">
            <text:p>Nákří</text:p>
          </table:table-cell>
        </table:table-row>
        <table:table-row table:style-name="ro1">
          <table:table-cell office:value-type="string">
            <text:p>http://ruian.linked.opendata.cz/resource/obce/550779</text:p>
          </table:table-cell>
          <table:table-cell office:value-type="string">
            <text:p>Naloučany</text:p>
          </table:table-cell>
        </table:table-row>
        <table:table-row table:style-name="ro1">
          <table:table-cell office:value-type="string">
            <text:p>http://ruian.linked.opendata.cz/resource/obce/540790</text:p>
          </table:table-cell>
          <table:table-cell office:value-type="string">
            <text:p>Nalžovice</text:p>
          </table:table-cell>
        </table:table-row>
        <table:table-row table:style-name="ro1">
          <table:table-cell office:value-type="string">
            <text:p>http://ruian.linked.opendata.cz/resource/obce/556751</text:p>
          </table:table-cell>
          <table:table-cell office:value-type="string">
            <text:p>Nalžovské Hory</text:p>
          </table:table-cell>
        </table:table-row>
        <table:table-row table:style-name="ro1">
          <table:table-cell office:value-type="string">
            <text:p>http://ruian.linked.opendata.cz/resource/obce/504505</text:p>
          </table:table-cell>
          <table:table-cell office:value-type="string">
            <text:p>Náměšť na Hané</text:p>
          </table:table-cell>
        </table:table-row>
        <table:table-row table:style-name="ro1">
          <table:table-cell office:value-type="string">
            <text:p>http://ruian.linked.opendata.cz/resource/obce/591211</text:p>
          </table:table-cell>
          <table:table-cell office:value-type="string">
            <text:p>Náměšť nad Oslavou</text:p>
          </table:table-cell>
        </table:table-row>
        <table:table-row table:style-name="ro1">
          <table:table-cell office:value-type="string">
            <text:p>http://ruian.linked.opendata.cz/resource/obce/585513</text:p>
          </table:table-cell>
          <table:table-cell office:value-type="string">
            <text:p>Napajedla</text:p>
          </table:table-cell>
        </table:table-row>
        <table:table-row table:style-name="ro1">
          <table:table-cell office:value-type="string">
            <text:p>http://ruian.linked.opendata.cz/resource/obce/591220</text:p>
          </table:table-cell>
          <table:table-cell office:value-type="string">
            <text:p>Nárameč</text:p>
          </table:table-cell>
        </table:table-row>
        <table:table-row table:style-name="ro1">
          <table:table-cell office:value-type="string">
            <text:p>http://ruian.linked.opendata.cz/resource/obce/564478</text:p>
          </table:table-cell>
          <table:table-cell office:value-type="string">
            <text:p>Narysov</text:p>
          </table:table-cell>
        </table:table-row>
        <table:table-row table:style-name="ro1">
          <table:table-cell office:value-type="string">
            <text:p>http://ruian.linked.opendata.cz/resource/obce/559016</text:p>
          </table:table-cell>
          <table:table-cell office:value-type="string">
            <text:p>Nasavrky</text:p>
          </table:table-cell>
        </table:table-row>
        <table:table-row table:style-name="ro1">
          <table:table-cell office:value-type="string">
            <text:p>http://ruian.linked.opendata.cz/resource/obce/571911</text:p>
          </table:table-cell>
          <table:table-cell office:value-type="string">
            <text:p>Nasavrky</text:p>
          </table:table-cell>
        </table:table-row>
        <table:table-row table:style-name="ro1">
          <table:table-cell office:value-type="string">
            <text:p>http://ruian.linked.opendata.cz/resource/obce/580678</text:p>
          </table:table-cell>
          <table:table-cell office:value-type="string">
            <text:p>Nasavrky</text:p>
          </table:table-cell>
        </table:table-row>
        <table:table-row table:style-name="ro1">
          <table:table-cell office:value-type="string">
            <text:p>http://ruian.linked.opendata.cz/resource/obce/586421</text:p>
          </table:table-cell>
          <table:table-cell office:value-type="string">
            <text:p>Násedlovice</text:p>
          </table:table-cell>
        </table:table-row>
        <table:table-row table:style-name="ro1">
          <table:table-cell office:value-type="string">
            <text:p>http://ruian.linked.opendata.cz/resource/obce/594512</text:p>
          </table:table-cell>
          <table:table-cell office:value-type="string">
            <text:p>Našiměřice</text:p>
          </table:table-cell>
        </table:table-row>
        <table:table-row table:style-name="ro1">
          <table:table-cell office:value-type="string">
            <text:p>http://ruian.linked.opendata.cz/resource/obce/585521</text:p>
          </table:table-cell>
          <table:table-cell office:value-type="string">
            <text:p>Návojná</text:p>
          </table:table-cell>
        </table:table-row>
        <table:table-row table:style-name="ro1">
          <table:table-cell office:value-type="string">
            <text:p>http://ruian.linked.opendata.cz/resource/obce/554014</text:p>
          </table:table-cell>
          <table:table-cell office:value-type="string">
            <text:p>Návsí</text:p>
          </table:table-cell>
        </table:table-row>
        <table:table-row table:style-name="ro1">
          <table:table-cell office:value-type="string">
            <text:p>http://ruian.linked.opendata.cz/resource/obce/550434</text:p>
          </table:table-cell>
          <table:table-cell office:value-type="string">
            <text:p>Nebahovy</text:p>
          </table:table-cell>
        </table:table-row>
        <table:table-row table:style-name="ro1">
          <table:table-cell office:value-type="string">
            <text:p>http://ruian.linked.opendata.cz/resource/obce/554693</text:p>
          </table:table-cell>
          <table:table-cell office:value-type="string">
            <text:p>Nebanice</text:p>
          </table:table-cell>
        </table:table-row>
        <table:table-row table:style-name="ro1">
          <table:table-cell office:value-type="string">
            <text:p>http://ruian.linked.opendata.cz/resource/obce/540340</text:p>
          </table:table-cell>
          <table:table-cell office:value-type="string">
            <text:p>Nebílovy</text:p>
          </table:table-cell>
        </table:table-row>
        <table:table-row table:style-name="ro1">
          <table:table-cell office:value-type="string">
            <text:p>http://ruian.linked.opendata.cz/resource/obce/533521</text:p>
          </table:table-cell>
          <table:table-cell office:value-type="string">
            <text:p>Nebovidy</text:p>
          </table:table-cell>
        </table:table-row>
        <table:table-row table:style-name="ro1">
          <table:table-cell office:value-type="string">
            <text:p>http://ruian.linked.opendata.cz/resource/obce/583456</text:p>
          </table:table-cell>
          <table:table-cell office:value-type="string">
            <text:p>Nebovidy</text:p>
          </table:table-cell>
        </table:table-row>
        <table:table-row table:style-name="ro1">
          <table:table-cell office:value-type="string">
            <text:p>http://ruian.linked.opendata.cz/resource/obce/536644</text:p>
          </table:table-cell>
          <table:table-cell office:value-type="string">
            <text:p>Nebřehovice</text:p>
          </table:table-cell>
        </table:table-row>
        <table:table-row table:style-name="ro1">
          <table:table-cell office:value-type="string">
            <text:p>http://ruian.linked.opendata.cz/resource/obce/535061</text:p>
          </table:table-cell>
          <table:table-cell office:value-type="string">
            <text:p>Nebužely</text:p>
          </table:table-cell>
        </table:table-row>
        <table:table-row table:style-name="ro1">
          <table:table-cell office:value-type="string">
            <text:p>http://ruian.linked.opendata.cz/resource/obce/570451</text:p>
          </table:table-cell>
          <table:table-cell office:value-type="string">
            <text:p>Nechanice</text:p>
          </table:table-cell>
        </table:table-row>
        <table:table-row table:style-name="ro1">
          <table:table-cell office:value-type="string">
            <text:p>http://ruian.linked.opendata.cz/resource/obce/540846</text:p>
          </table:table-cell>
          <table:table-cell office:value-type="string">
            <text:p>Nechvalice</text:p>
          </table:table-cell>
        </table:table-row>
        <table:table-row table:style-name="ro1">
          <table:table-cell office:value-type="string">
            <text:p>http://ruian.linked.opendata.cz/resource/obce/586439</text:p>
          </table:table-cell>
          <table:table-cell office:value-type="string">
            <text:p>Nechvalín</text:p>
          </table:table-cell>
        </table:table-row>
        <table:table-row table:style-name="ro1">
          <table:table-cell office:value-type="string">
            <text:p>http://ruian.linked.opendata.cz/resource/obce/540811</text:p>
          </table:table-cell>
          <table:table-cell office:value-type="string">
            <text:p>Nečín</text:p>
          </table:table-cell>
        </table:table-row>
        <table:table-row table:style-name="ro1">
          <table:table-cell office:value-type="string">
            <text:p>http://ruian.linked.opendata.cz/resource/obce/559261</text:p>
          </table:table-cell>
          <table:table-cell office:value-type="string">
            <text:p>Nečtiny</text:p>
          </table:table-cell>
        </table:table-row>
        <table:table-row table:style-name="ro1">
          <table:table-cell office:value-type="string">
            <text:p>http://ruian.linked.opendata.cz/resource/obce/544825</text:p>
          </table:table-cell>
          <table:table-cell office:value-type="string">
            <text:p>Nedabyle</text:p>
          </table:table-cell>
        </table:table-row>
        <table:table-row table:style-name="ro1">
          <table:table-cell office:value-type="string">
            <text:p>http://ruian.linked.opendata.cz/resource/obce/592404</text:p>
          </table:table-cell>
          <table:table-cell office:value-type="string">
            <text:p>Nedachlebice</text:p>
          </table:table-cell>
        </table:table-row>
        <table:table-row table:style-name="ro1">
          <table:table-cell office:value-type="string">
            <text:p>http://ruian.linked.opendata.cz/resource/obce/592412</text:p>
          </table:table-cell>
          <table:table-cell office:value-type="string">
            <text:p>Nedakonice</text:p>
          </table:table-cell>
        </table:table-row>
        <table:table-row table:style-name="ro1">
          <table:table-cell office:value-type="string">
            <text:p>http://ruian.linked.opendata.cz/resource/obce/585530</text:p>
          </table:table-cell>
          <table:table-cell office:value-type="string">
            <text:p>Nedašov</text:p>
          </table:table-cell>
        </table:table-row>
        <table:table-row table:style-name="ro1">
          <table:table-cell office:value-type="string">
            <text:p>http://ruian.linked.opendata.cz/resource/obce/585548</text:p>
          </table:table-cell>
          <table:table-cell office:value-type="string">
            <text:p>Nedašova Lhota</text:p>
          </table:table-cell>
        </table:table-row>
        <table:table-row table:style-name="ro1">
          <table:table-cell office:value-type="string">
            <text:p>http://ruian.linked.opendata.cz/resource/obce/570443</text:p>
          </table:table-cell>
          <table:table-cell office:value-type="string">
            <text:p>Neděliště</text:p>
          </table:table-cell>
        </table:table-row>
        <table:table-row table:style-name="ro1">
          <table:table-cell office:value-type="string">
            <text:p>http://ruian.linked.opendata.cz/resource/obce/531863</text:p>
          </table:table-cell>
          <table:table-cell office:value-type="string">
            <text:p>Nedomice</text:p>
          </table:table-cell>
        </table:table-row>
        <table:table-row table:style-name="ro1">
          <table:table-cell office:value-type="string">
            <text:p>http://ruian.linked.opendata.cz/resource/obce/540820</text:p>
          </table:table-cell>
          <table:table-cell office:value-type="string">
            <text:p>Nedrahovice</text:p>
          </table:table-cell>
        </table:table-row>
        <table:table-row table:style-name="ro1">
          <table:table-cell office:value-type="string">
            <text:p>http://ruian.linked.opendata.cz/resource/obce/596175</text:p>
          </table:table-cell>
          <table:table-cell office:value-type="string">
            <text:p>Nedvědice</text:p>
          </table:table-cell>
        </table:table-row>
        <table:table-row table:style-name="ro1">
          <table:table-cell office:value-type="string">
            <text:p>http://ruian.linked.opendata.cz/resource/obce/578452</text:p>
          </table:table-cell>
          <table:table-cell office:value-type="string">
            <text:p>Nedvězí</text:p>
          </table:table-cell>
        </table:table-row>
        <table:table-row table:style-name="ro1">
          <table:table-cell office:value-type="string">
            <text:p>http://ruian.linked.opendata.cz/resource/obce/578223</text:p>
          </table:table-cell>
          <table:table-cell office:value-type="string">
            <text:p>Nehodiv</text:p>
          </table:table-cell>
        </table:table-row>
        <table:table-row table:style-name="ro1">
          <table:table-cell office:value-type="string">
            <text:p>http://ruian.linked.opendata.cz/resource/obce/538540</text:p>
          </table:table-cell>
          <table:table-cell office:value-type="string">
            <text:p>Nehvizdy</text:p>
          </table:table-cell>
        </table:table-row>
        <table:table-row table:style-name="ro1">
          <table:table-cell office:value-type="string">
            <text:p>http://ruian.linked.opendata.cz/resource/obce/555380</text:p>
          </table:table-cell>
          <table:table-cell office:value-type="string">
            <text:p>Nejdek</text:p>
          </table:table-cell>
        </table:table-row>
        <table:table-row table:style-name="ro1">
          <table:table-cell office:value-type="string">
            <text:p>http://ruian.linked.opendata.cz/resource/obce/548197</text:p>
          </table:table-cell>
          <table:table-cell office:value-type="string">
            <text:p>Nejepín</text:p>
          </table:table-cell>
        </table:table-row>
        <table:table-row table:style-name="ro1">
          <table:table-cell office:value-type="string">
            <text:p>http://ruian.linked.opendata.cz/resource/obce/559270</text:p>
          </table:table-cell>
          <table:table-cell office:value-type="string">
            <text:p>Nekmíř</text:p>
          </table:table-cell>
        </table:table-row>
        <table:table-row table:style-name="ro1">
          <table:table-cell office:value-type="string">
            <text:p>http://ruian.linked.opendata.cz/resource/obce/580686</text:p>
          </table:table-cell>
          <table:table-cell office:value-type="string">
            <text:p>Nekoř</text:p>
          </table:table-cell>
        </table:table-row>
        <table:table-row table:style-name="ro1">
          <table:table-cell office:value-type="string">
            <text:p>http://ruian.linked.opendata.cz/resource/obce/558095</text:p>
          </table:table-cell>
          <table:table-cell office:value-type="string">
            <text:p>Nekvasovy</text:p>
          </table:table-cell>
        </table:table-row>
        <table:table-row table:style-name="ro1">
          <table:table-cell office:value-type="string">
            <text:p>http://ruian.linked.opendata.cz/resource/obce/535079</text:p>
          </table:table-cell>
          <table:table-cell office:value-type="string">
            <text:p>Nelahozeves</text:p>
          </table:table-cell>
        </table:table-row>
        <table:table-row table:style-name="ro1">
          <table:table-cell office:value-type="string">
            <text:p>http://ruian.linked.opendata.cz/resource/obce/583464</text:p>
          </table:table-cell>
          <table:table-cell office:value-type="string">
            <text:p>Nelepeč-Žernůvka</text:p>
          </table:table-cell>
        </table:table-row>
        <table:table-row table:style-name="ro1">
          <table:table-cell office:value-type="string">
            <text:p>http://ruian.linked.opendata.cz/resource/obce/515787</text:p>
          </table:table-cell>
          <table:table-cell office:value-type="string">
            <text:p>Nelešovice</text:p>
          </table:table-cell>
        </table:table-row>
        <table:table-row table:style-name="ro1">
          <table:table-cell office:value-type="string">
            <text:p>http://ruian.linked.opendata.cz/resource/obce/554006</text:p>
          </table:table-cell>
          <table:table-cell office:value-type="string">
            <text:p>Nemanice</text:p>
          </table:table-cell>
        </table:table-row>
        <table:table-row table:style-name="ro1">
          <table:table-cell office:value-type="string">
            <text:p>http://ruian.linked.opendata.cz/resource/obce/593371</text:p>
          </table:table-cell>
          <table:table-cell office:value-type="string">
            <text:p>Němčany</text:p>
          </table:table-cell>
        </table:table-row>
        <table:table-row table:style-name="ro1">
          <table:table-cell office:value-type="string">
            <text:p>http://ruian.linked.opendata.cz/resource/obce/536334</text:p>
          </table:table-cell>
          <table:table-cell office:value-type="string">
            <text:p>Němčice</text:p>
          </table:table-cell>
        </table:table-row>
        <table:table-row table:style-name="ro1">
          <table:table-cell office:value-type="string">
            <text:p>http://ruian.linked.opendata.cz/resource/obce/536474</text:p>
          </table:table-cell>
          <table:table-cell office:value-type="string">
            <text:p>Němčice</text:p>
          </table:table-cell>
        </table:table-row>
        <table:table-row table:style-name="ro1">
          <table:table-cell office:value-type="string">
            <text:p>http://ruian.linked.opendata.cz/resource/obce/550396</text:p>
          </table:table-cell>
          <table:table-cell office:value-type="string">
            <text:p>Němčice</text:p>
          </table:table-cell>
        </table:table-row>
        <table:table-row table:style-name="ro1">
          <table:table-cell office:value-type="string">
            <text:p>http://ruian.linked.opendata.cz/resource/obce/572870</text:p>
          </table:table-cell>
          <table:table-cell office:value-type="string">
            <text:p>Němčice</text:p>
          </table:table-cell>
        </table:table-row>
        <table:table-row table:style-name="ro1">
          <table:table-cell office:value-type="string">
            <text:p>http://ruian.linked.opendata.cz/resource/obce/571636</text:p>
          </table:table-cell>
          <table:table-cell office:value-type="string">
            <text:p>Němčice</text:p>
          </table:table-cell>
        </table:table-row>
        <table:table-row table:style-name="ro1">
          <table:table-cell office:value-type="string">
            <text:p>http://ruian.linked.opendata.cz/resource/obce/580694</text:p>
          </table:table-cell>
          <table:table-cell office:value-type="string">
            <text:p>Němčice</text:p>
          </table:table-cell>
        </table:table-row>
        <table:table-row table:style-name="ro1">
          <table:table-cell office:value-type="string">
            <text:p>http://ruian.linked.opendata.cz/resource/obce/582085</text:p>
          </table:table-cell>
          <table:table-cell office:value-type="string">
            <text:p>Němčice</text:p>
          </table:table-cell>
        </table:table-row>
        <table:table-row table:style-name="ro1">
          <table:table-cell office:value-type="string">
            <text:p>http://ruian.linked.opendata.cz/resource/obce/588784</text:p>
          </table:table-cell>
          <table:table-cell office:value-type="string">
            <text:p>Němčice</text:p>
          </table:table-cell>
        </table:table-row>
        <table:table-row table:style-name="ro1">
          <table:table-cell office:value-type="string">
            <text:p>http://ruian.linked.opendata.cz/resource/obce/599166</text:p>
          </table:table-cell>
          <table:table-cell office:value-type="string">
            <text:p>Němčice</text:p>
          </table:table-cell>
        </table:table-row>
        <table:table-row table:style-name="ro1">
          <table:table-cell office:value-type="string">
            <text:p>http://ruian.linked.opendata.cz/resource/obce/589756</text:p>
          </table:table-cell>
          <table:table-cell office:value-type="string">
            <text:p>Němčice nad Hanou</text:p>
          </table:table-cell>
        </table:table-row>
        <table:table-row table:style-name="ro1">
          <table:table-cell office:value-type="string">
            <text:p>http://ruian.linked.opendata.cz/resource/obce/584703</text:p>
          </table:table-cell>
          <table:table-cell office:value-type="string">
            <text:p>Němčičky</text:p>
          </table:table-cell>
        </table:table-row>
        <table:table-row table:style-name="ro1">
          <table:table-cell office:value-type="string">
            <text:p>http://ruian.linked.opendata.cz/resource/obce/583472</text:p>
          </table:table-cell>
          <table:table-cell office:value-type="string">
            <text:p>Němčičky</text:p>
          </table:table-cell>
        </table:table-row>
        <table:table-row table:style-name="ro1">
          <table:table-cell office:value-type="string">
            <text:p>http://ruian.linked.opendata.cz/resource/obce/594521</text:p>
          </table:table-cell>
          <table:table-cell office:value-type="string">
            <text:p>Němčičky</text:p>
          </table:table-cell>
        </table:table-row>
        <table:table-row table:style-name="ro1">
          <table:table-cell office:value-type="string">
            <text:p>http://ruian.linked.opendata.cz/resource/obce/566837</text:p>
          </table:table-cell>
          <table:table-cell office:value-type="string">
            <text:p>Němčovice</text:p>
          </table:table-cell>
        </table:table-row>
        <table:table-row table:style-name="ro1">
          <table:table-cell office:value-type="string">
            <text:p>http://ruian.linked.opendata.cz/resource/obce/536725</text:p>
          </table:table-cell>
          <table:table-cell office:value-type="string">
            <text:p>Němětice</text:p>
          </table:table-cell>
        </table:table-row>
        <table:table-row table:style-name="ro1">
          <table:table-cell office:value-type="string">
            <text:p>http://ruian.linked.opendata.cz/resource/obce/553476</text:p>
          </table:table-cell>
          <table:table-cell office:value-type="string">
            <text:p>Nemile</text:p>
          </table:table-cell>
        </table:table-row>
        <table:table-row table:style-name="ro1">
          <table:table-cell office:value-type="string">
            <text:p>http://ruian.linked.opendata.cz/resource/obce/593389</text:p>
          </table:table-cell>
          <table:table-cell office:value-type="string">
            <text:p>Nemochovice</text:p>
          </table:table-cell>
        </table:table-row>
        <table:table-row table:style-name="ro1">
          <table:table-cell office:value-type="string">
            <text:p>http://ruian.linked.opendata.cz/resource/obce/593397</text:p>
          </table:table-cell>
          <table:table-cell office:value-type="string">
            <text:p>Nemojany</text:p>
          </table:table-cell>
        </table:table-row>
        <table:table-row table:style-name="ro1">
          <table:table-cell office:value-type="string">
            <text:p>http://ruian.linked.opendata.cz/resource/obce/579564</text:p>
          </table:table-cell>
          <table:table-cell office:value-type="string">
            <text:p>Nemojov</text:p>
          </table:table-cell>
        </table:table-row>
        <table:table-row table:style-name="ro1">
          <table:table-cell office:value-type="string">
            <text:p>http://ruian.linked.opendata.cz/resource/obce/593401</text:p>
          </table:table-cell>
          <table:table-cell office:value-type="string">
            <text:p>Nemotice</text:p>
          </table:table-cell>
        </table:table-row>
        <table:table-row table:style-name="ro1">
          <table:table-cell office:value-type="string">
            <text:p>http://ruian.linked.opendata.cz/resource/obce/573230</text:p>
          </table:table-cell>
          <table:table-cell office:value-type="string">
            <text:p>Nemyčeves</text:p>
          </table:table-cell>
        </table:table-row>
        <table:table-row table:style-name="ro1">
          <table:table-cell office:value-type="string">
            <text:p>http://ruian.linked.opendata.cz/resource/obce/552747</text:p>
          </table:table-cell>
          <table:table-cell office:value-type="string">
            <text:p>Nemyšl</text:p>
          </table:table-cell>
        </table:table-row>
        <table:table-row table:style-name="ro1">
          <table:table-cell office:value-type="string">
            <text:p>http://ruian.linked.opendata.cz/resource/obce/571156</text:p>
          </table:table-cell>
          <table:table-cell office:value-type="string">
            <text:p>Nemyslovice</text:p>
          </table:table-cell>
        </table:table-row>
        <table:table-row table:style-name="ro1">
          <table:table-cell office:value-type="string">
            <text:p>http://ruian.linked.opendata.cz/resource/obce/533602</text:p>
          </table:table-cell>
          <table:table-cell office:value-type="string">
            <text:p>Nenačovice</text:p>
          </table:table-cell>
        </table:table-row>
        <table:table-row table:style-name="ro1">
          <table:table-cell office:value-type="string">
            <text:p>http://ruian.linked.opendata.cz/resource/obce/586447</text:p>
          </table:table-cell>
          <table:table-cell office:value-type="string">
            <text:p>Nenkovice</text:p>
          </table:table-cell>
        </table:table-row>
        <table:table-row table:style-name="ro1">
          <table:table-cell office:value-type="string">
            <text:p>http://ruian.linked.opendata.cz/resource/obce/535435</text:p>
          </table:table-cell>
          <table:table-cell office:value-type="string">
            <text:p>Neplachov</text:p>
          </table:table-cell>
        </table:table-row>
        <table:table-row table:style-name="ro1">
          <table:table-cell office:value-type="string">
            <text:p>http://ruian.linked.opendata.cz/resource/obce/553158</text:p>
          </table:table-cell>
          <table:table-cell office:value-type="string">
            <text:p>Neplachovice</text:p>
          </table:table-cell>
        </table:table-row>
        <table:table-row table:style-name="ro1">
          <table:table-cell office:value-type="string">
            <text:p>http://ruian.linked.opendata.cz/resource/obce/570478</text:p>
          </table:table-cell>
          <table:table-cell office:value-type="string">
            <text:p>Nepolisy</text:p>
          </table:table-cell>
        </table:table-row>
        <table:table-row table:style-name="ro1">
          <table:table-cell office:value-type="string">
            <text:p>http://ruian.linked.opendata.cz/resource/obce/534226</text:p>
          </table:table-cell>
          <table:table-cell office:value-type="string">
            <text:p>Nepoměřice</text:p>
          </table:table-cell>
        </table:table-row>
        <table:table-row table:style-name="ro1">
          <table:table-cell office:value-type="string">
            <text:p>http://ruian.linked.opendata.cz/resource/obce/564524</text:p>
          </table:table-cell>
          <table:table-cell office:value-type="string">
            <text:p>Nepomuk</text:p>
          </table:table-cell>
        </table:table-row>
        <table:table-row table:style-name="ro1">
          <table:table-cell office:value-type="string">
            <text:p>http://ruian.linked.opendata.cz/resource/obce/558109</text:p>
          </table:table-cell>
          <table:table-cell office:value-type="string">
            <text:p>Nepomuk</text:p>
          </table:table-cell>
        </table:table-row>
        <table:table-row table:style-name="ro1">
          <table:table-cell office:value-type="string">
            <text:p>http://ruian.linked.opendata.cz/resource/obce/566501</text:p>
          </table:table-cell>
          <table:table-cell office:value-type="string">
            <text:p>Nepomyšl</text:p>
          </table:table-cell>
        </table:table-row>
        <table:table-row table:style-name="ro1">
          <table:table-cell office:value-type="string">
            <text:p>http://ruian.linked.opendata.cz/resource/obce/536351</text:p>
          </table:table-cell>
          <table:table-cell office:value-type="string">
            <text:p>Nepřevázka</text:p>
          </table:table-cell>
        </table:table-row>
        <table:table-row table:style-name="ro1">
          <table:table-cell office:value-type="string">
            <text:p>http://ruian.linked.opendata.cz/resource/obce/571521</text:p>
          </table:table-cell>
          <table:table-cell office:value-type="string">
            <text:p>Neprobylice</text:p>
          </table:table-cell>
        </table:table-row>
        <table:table-row table:style-name="ro1">
          <table:table-cell office:value-type="string">
            <text:p>http://ruian.linked.opendata.cz/resource/obce/573078</text:p>
          </table:table-cell>
          <table:table-cell office:value-type="string">
            <text:p>Neratov</text:p>
          </table:table-cell>
        </table:table-row>
        <table:table-row table:style-name="ro1">
          <table:table-cell office:value-type="string">
            <text:p>http://ruian.linked.opendata.cz/resource/obce/535087</text:p>
          </table:table-cell>
          <table:table-cell office:value-type="string">
            <text:p>Neratovice</text:p>
          </table:table-cell>
        </table:table-row>
        <table:table-row table:style-name="ro1">
          <table:table-cell office:value-type="string">
            <text:p>http://ruian.linked.opendata.cz/resource/obce/562157</text:p>
          </table:table-cell>
          <table:table-cell office:value-type="string">
            <text:p>Nerestce</text:p>
          </table:table-cell>
        </table:table-row>
        <table:table-row table:style-name="ro1">
          <table:table-cell office:value-type="string">
            <text:p>http://ruian.linked.opendata.cz/resource/obce/583481</text:p>
          </table:table-cell>
          <table:table-cell office:value-type="string">
            <text:p>Neslovice</text:p>
          </table:table-cell>
        </table:table-row>
        <table:table-row table:style-name="ro1">
          <table:table-cell office:value-type="string">
            <text:p>http://ruian.linked.opendata.cz/resource/obce/593419</text:p>
          </table:table-cell>
          <table:table-cell office:value-type="string">
            <text:p>Nesovice</text:p>
          </table:table-cell>
        </table:table-row>
        <table:table-row table:style-name="ro1">
          <table:table-cell office:value-type="string">
            <text:p>http://ruian.linked.opendata.cz/resource/obce/530263</text:p>
          </table:table-cell>
          <table:table-cell office:value-type="string">
            <text:p>Nespeky</text:p>
          </table:table-cell>
        </table:table-row>
        <table:table-row table:style-name="ro1">
          <table:table-cell office:value-type="string">
            <text:p>http://ruian.linked.opendata.cz/resource/obce/564222</text:p>
          </table:table-cell>
          <table:table-cell office:value-type="string">
            <text:p>Nestrašovice</text:p>
          </table:table-cell>
        </table:table-row>
        <table:table-row table:style-name="ro1">
          <table:table-cell office:value-type="string">
            <text:p>http://ruian.linked.opendata.cz/resource/obce/542130</text:p>
          </table:table-cell>
          <table:table-cell office:value-type="string">
            <text:p>Nesuchyně</text:p>
          </table:table-cell>
        </table:table-row>
        <table:table-row table:style-name="ro1">
          <table:table-cell office:value-type="string">
            <text:p>http://ruian.linked.opendata.cz/resource/obce/583499</text:p>
          </table:table-cell>
          <table:table-cell office:value-type="string">
            <text:p>Nesvačilka</text:p>
          </table:table-cell>
        </table:table-row>
        <table:table-row table:style-name="ro1">
          <table:table-cell office:value-type="string">
            <text:p>http://ruian.linked.opendata.cz/resource/obce/534269</text:p>
          </table:table-cell>
          <table:table-cell office:value-type="string">
            <text:p>Nesvačily</text:p>
          </table:table-cell>
        </table:table-row>
        <table:table-row table:style-name="ro1">
          <table:table-cell office:value-type="string">
            <text:p>http://ruian.linked.opendata.cz/resource/obce/596183</text:p>
          </table:table-cell>
          <table:table-cell office:value-type="string">
            <text:p>Netín</text:p>
          </table:table-cell>
        </table:table-row>
        <table:table-row table:style-name="ro1">
          <table:table-cell office:value-type="string">
            <text:p>http://ruian.linked.opendata.cz/resource/obce/550442</text:p>
          </table:table-cell>
          <table:table-cell office:value-type="string">
            <text:p>Netolice</text:p>
          </table:table-cell>
        </table:table-row>
        <table:table-row table:style-name="ro1">
          <table:table-cell office:value-type="string">
            <text:p>http://ruian.linked.opendata.cz/resource/obce/534919</text:p>
          </table:table-cell>
          <table:table-cell office:value-type="string">
            <text:p>Netřebice</text:p>
          </table:table-cell>
        </table:table-row>
        <table:table-row table:style-name="ro1">
          <table:table-cell office:value-type="string">
            <text:p>http://ruian.linked.opendata.cz/resource/obce/545643</text:p>
          </table:table-cell>
          <table:table-cell office:value-type="string">
            <text:p>Netřebice</text:p>
          </table:table-cell>
        </table:table-row>
        <table:table-row table:style-name="ro1">
          <table:table-cell office:value-type="string">
            <text:p>http://ruian.linked.opendata.cz/resource/obce/558117</text:p>
          </table:table-cell>
          <table:table-cell office:value-type="string">
            <text:p>Netunice</text:p>
          </table:table-cell>
        </table:table-row>
        <table:table-row table:style-name="ro1">
          <table:table-cell office:value-type="string">
            <text:p>http://ruian.linked.opendata.cz/resource/obce/530298</text:p>
          </table:table-cell>
          <table:table-cell office:value-type="string">
            <text:p>Netvořice</text:p>
          </table:table-cell>
        </table:table-row>
        <table:table-row table:style-name="ro1">
          <table:table-cell office:value-type="string">
            <text:p>http://ruian.linked.opendata.cz/resource/obce/585556</text:p>
          </table:table-cell>
          <table:table-cell office:value-type="string">
            <text:p>Neubuz</text:p>
          </table:table-cell>
        </table:table-row>
        <table:table-row table:style-name="ro1">
          <table:table-cell office:value-type="string">
            <text:p>http://ruian.linked.opendata.cz/resource/obce/554022</text:p>
          </table:table-cell>
          <table:table-cell office:value-type="string">
            <text:p>Neuměř</text:p>
          </table:table-cell>
        </table:table-row>
        <table:table-row table:style-name="ro1">
          <table:table-cell office:value-type="string">
            <text:p>http://ruian.linked.opendata.cz/resource/obce/532665</text:p>
          </table:table-cell>
          <table:table-cell office:value-type="string">
            <text:p>Neuměřice</text:p>
          </table:table-cell>
        </table:table-row>
        <table:table-row table:style-name="ro1">
          <table:table-cell office:value-type="string">
            <text:p>http://ruian.linked.opendata.cz/resource/obce/531588</text:p>
          </table:table-cell>
          <table:table-cell office:value-type="string">
            <text:p>Neumětely</text:p>
          </table:table-cell>
        </table:table-row>
        <table:table-row table:style-name="ro1">
          <table:table-cell office:value-type="string">
            <text:p>http://ruian.linked.opendata.cz/resource/obce/558125</text:p>
          </table:table-cell>
          <table:table-cell office:value-type="string">
            <text:p>Neurazy</text:p>
          </table:table-cell>
        </table:table-row>
        <table:table-row table:style-name="ro1">
          <table:table-cell office:value-type="string">
            <text:p>http://ruian.linked.opendata.cz/resource/obce/530301</text:p>
          </table:table-cell>
          <table:table-cell office:value-type="string">
            <text:p>Neustupov</text:p>
          </table:table-cell>
        </table:table-row>
        <table:table-row table:style-name="ro1">
          <table:table-cell office:value-type="string">
            <text:p>http://ruian.linked.opendata.cz/resource/obce/587583</text:p>
          </table:table-cell>
          <table:table-cell office:value-type="string">
            <text:p>Nevcehle</text:p>
          </table:table-cell>
        </table:table-row>
        <table:table-row table:style-name="ro1">
          <table:table-cell office:value-type="string">
            <text:p>http://ruian.linked.opendata.cz/resource/obce/530310</text:p>
          </table:table-cell>
          <table:table-cell office:value-type="string">
            <text:p>Neveklov</text:p>
          </table:table-cell>
        </table:table-row>
        <table:table-row table:style-name="ro1">
          <table:table-cell office:value-type="string">
            <text:p>http://ruian.linked.opendata.cz/resource/obce/571997</text:p>
          </table:table-cell>
          <table:table-cell office:value-type="string">
            <text:p>Neveklovice</text:p>
          </table:table-cell>
        </table:table-row>
        <table:table-row table:style-name="ro1">
          <table:table-cell office:value-type="string">
            <text:p>http://ruian.linked.opendata.cz/resource/obce/549657</text:p>
          </table:table-cell>
          <table:table-cell office:value-type="string">
            <text:p>Nevězice</text:p>
          </table:table-cell>
        </table:table-row>
        <table:table-row table:style-name="ro1">
          <table:table-cell office:value-type="string">
            <text:p>http://ruian.linked.opendata.cz/resource/obce/541192</text:p>
          </table:table-cell>
          <table:table-cell office:value-type="string">
            <text:p>Nevid</text:p>
          </table:table-cell>
        </table:table-row>
        <table:table-row table:style-name="ro1">
          <table:table-cell office:value-type="string">
            <text:p>http://ruian.linked.opendata.cz/resource/obce/593427</text:p>
          </table:table-cell>
          <table:table-cell office:value-type="string">
            <text:p>Nevojice</text:p>
          </table:table-cell>
        </table:table-row>
        <table:table-row table:style-name="ro1">
          <table:table-cell office:value-type="string">
            <text:p>http://ruian.linked.opendata.cz/resource/obce/554031</text:p>
          </table:table-cell>
          <table:table-cell office:value-type="string">
            <text:p>Nevolice</text:p>
          </table:table-cell>
        </table:table-row>
        <table:table-row table:style-name="ro1">
          <table:table-cell office:value-type="string">
            <text:p>http://ruian.linked.opendata.cz/resource/obce/549207</text:p>
          </table:table-cell>
          <table:table-cell office:value-type="string">
            <text:p>Nevratice</text:p>
          </table:table-cell>
        </table:table-row>
        <table:table-row table:style-name="ro1">
          <table:table-cell office:value-type="string">
            <text:p>http://ruian.linked.opendata.cz/resource/obce/559288</text:p>
          </table:table-cell>
          <table:table-cell office:value-type="string">
            <text:p>Nevřeň</text:p>
          </table:table-cell>
        </table:table-row>
        <table:table-row table:style-name="ro1">
          <table:table-cell office:value-type="string">
            <text:p>http://ruian.linked.opendata.cz/resource/obce/598585</text:p>
          </table:table-cell>
          <table:table-cell office:value-type="string">
            <text:p>Nezabudice</text:p>
          </table:table-cell>
        </table:table-row>
        <table:table-row table:style-name="ro1">
          <table:table-cell office:value-type="string">
            <text:p>http://ruian.linked.opendata.cz/resource/obce/546160</text:p>
          </table:table-cell>
          <table:table-cell office:value-type="string">
            <text:p>Nezabylice</text:p>
          </table:table-cell>
        </table:table-row>
        <table:table-row table:style-name="ro1">
          <table:table-cell office:value-type="string">
            <text:p>http://ruian.linked.opendata.cz/resource/obce/578533</text:p>
          </table:table-cell>
          <table:table-cell office:value-type="string">
            <text:p>Nezamyslice</text:p>
          </table:table-cell>
        </table:table-row>
        <table:table-row table:style-name="ro1">
          <table:table-cell office:value-type="string">
            <text:p>http://ruian.linked.opendata.cz/resource/obce/589764</text:p>
          </table:table-cell>
          <table:table-cell office:value-type="string">
            <text:p>Nezamyslice</text:p>
          </table:table-cell>
        </table:table-row>
        <table:table-row table:style-name="ro1">
          <table:table-cell office:value-type="string">
            <text:p>http://ruian.linked.opendata.cz/resource/obce/553590</text:p>
          </table:table-cell>
          <table:table-cell office:value-type="string">
            <text:p>Nezbavětice</text:p>
          </table:table-cell>
        </table:table-row>
        <table:table-row table:style-name="ro1">
          <table:table-cell office:value-type="string">
            <text:p>http://ruian.linked.opendata.cz/resource/obce/592421</text:p>
          </table:table-cell>
          <table:table-cell office:value-type="string">
            <text:p>Nezdenice</text:p>
          </table:table-cell>
        </table:table-row>
        <table:table-row table:style-name="ro1">
          <table:table-cell office:value-type="string">
            <text:p>http://ruian.linked.opendata.cz/resource/obce/542296</text:p>
          </table:table-cell>
          <table:table-cell office:value-type="string">
            <text:p>Nezdice</text:p>
          </table:table-cell>
        </table:table-row>
        <table:table-row table:style-name="ro1">
          <table:table-cell office:value-type="string">
            <text:p>http://ruian.linked.opendata.cz/resource/obce/556815</text:p>
          </table:table-cell>
          <table:table-cell office:value-type="string">
            <text:p>Nezdice na Šumavě</text:p>
          </table:table-cell>
        </table:table-row>
        <table:table-row table:style-name="ro1">
          <table:table-cell office:value-type="string">
            <text:p>http://ruian.linked.opendata.cz/resource/obce/540102</text:p>
          </table:table-cell>
          <table:table-cell office:value-type="string">
            <text:p>Nezdřev</text:p>
          </table:table-cell>
        </table:table-row>
        <table:table-row table:style-name="ro1">
          <table:table-cell office:value-type="string">
            <text:p>http://ruian.linked.opendata.cz/resource/obce/558141</text:p>
          </table:table-cell>
          <table:table-cell office:value-type="string">
            <text:p>Nezvěstice</text:p>
          </table:table-cell>
        </table:table-row>
        <table:table-row table:style-name="ro1">
          <table:table-cell office:value-type="string">
            <text:p>http://ruian.linked.opendata.cz/resource/obce/529893</text:p>
          </table:table-cell>
          <table:table-cell office:value-type="string">
            <text:p>Nicov</text:p>
          </table:table-cell>
        </table:table-row>
        <table:table-row table:style-name="ro1">
          <table:table-cell office:value-type="string">
            <text:p>http://ruian.linked.opendata.cz/resource/obce/551520</text:p>
          </table:table-cell>
          <table:table-cell office:value-type="string">
            <text:p>Nihošovice</text:p>
          </table:table-cell>
        </table:table-row>
        <table:table-row table:style-name="ro1">
          <table:table-cell office:value-type="string">
            <text:p>http://ruian.linked.opendata.cz/resource/obce/596191</text:p>
          </table:table-cell>
          <table:table-cell office:value-type="string">
            <text:p>Níhov</text:p>
          </table:table-cell>
        </table:table-row>
        <table:table-row table:style-name="ro1">
          <table:table-cell office:value-type="string">
            <text:p>http://ruian.linked.opendata.cz/resource/obce/584711</text:p>
          </table:table-cell>
          <table:table-cell office:value-type="string">
            <text:p>Nikolčice</text:p>
          </table:table-cell>
        </table:table-row>
        <table:table-row table:style-name="ro1">
          <table:table-cell office:value-type="string">
            <text:p>http://ruian.linked.opendata.cz/resource/obce/571121</text:p>
          </table:table-cell>
          <table:table-cell office:value-type="string">
            <text:p>Niměřice</text:p>
          </table:table-cell>
        </table:table-row>
        <table:table-row table:style-name="ro1">
          <table:table-cell office:value-type="string">
            <text:p>http://ruian.linked.opendata.cz/resource/obce/591238</text:p>
          </table:table-cell>
          <table:table-cell office:value-type="string">
            <text:p>Nimpšov</text:p>
          </table:table-cell>
        </table:table-row>
        <table:table-row table:style-name="ro1">
          <table:table-cell office:value-type="string">
            <text:p>http://ruian.linked.opendata.cz/resource/obce/536962</text:p>
          </table:table-cell>
          <table:table-cell office:value-type="string">
            <text:p>Nišovice</text:p>
          </table:table-cell>
        </table:table-row>
        <table:table-row table:style-name="ro1">
          <table:table-cell office:value-type="string">
            <text:p>http://ruian.linked.opendata.cz/resource/obce/588806</text:p>
          </table:table-cell>
          <table:table-cell office:value-type="string">
            <text:p>Nítkovice</text:p>
          </table:table-cell>
        </table:table-row>
        <table:table-row table:style-name="ro1">
          <table:table-cell office:value-type="string">
            <text:p>http://ruian.linked.opendata.cz/resource/obce/589772</text:p>
          </table:table-cell>
          <table:table-cell office:value-type="string">
            <text:p>Niva</text:p>
          </table:table-cell>
        </table:table-row>
        <table:table-row table:style-name="ro1">
          <table:table-cell office:value-type="string">
            <text:p>http://ruian.linked.opendata.cz/resource/obce/592439</text:p>
          </table:table-cell>
          <table:table-cell office:value-type="string">
            <text:p>Nivnice</text:p>
          </table:table-cell>
        </table:table-row>
        <table:table-row table:style-name="ro1">
          <table:table-cell office:value-type="string">
            <text:p>http://ruian.linked.opendata.cz/resource/obce/531596</text:p>
          </table:table-cell>
          <table:table-cell office:value-type="string">
            <text:p>Nižbor</text:p>
          </table:table-cell>
        </table:table-row>
        <table:table-row table:style-name="ro1">
          <table:table-cell office:value-type="string">
            <text:p>http://ruian.linked.opendata.cz/resource/obce/596205</text:p>
          </table:table-cell>
          <table:table-cell office:value-type="string">
            <text:p>Nížkov</text:p>
          </table:table-cell>
        </table:table-row>
        <table:table-row table:style-name="ro1">
          <table:table-cell office:value-type="string">
            <text:p>http://ruian.linked.opendata.cz/resource/obce/593435</text:p>
          </table:table-cell>
          <table:table-cell office:value-type="string">
            <text:p>Nížkovice</text:p>
          </table:table-cell>
        </table:table-row>
        <table:table-row table:style-name="ro1">
          <table:table-cell office:value-type="string">
            <text:p>http://ruian.linked.opendata.cz/resource/obce/552526</text:p>
          </table:table-cell>
          <table:table-cell office:value-type="string">
            <text:p>Nižní Lhoty</text:p>
          </table:table-cell>
        </table:table-row>
        <table:table-row table:style-name="ro1">
          <table:table-cell office:value-type="string">
            <text:p>http://ruian.linked.opendata.cz/resource/obce/597686</text:p>
          </table:table-cell>
          <table:table-cell office:value-type="string">
            <text:p>Norberčany</text:p>
          </table:table-cell>
        </table:table-row>
        <table:table-row table:style-name="ro1">
          <table:table-cell office:value-type="string">
            <text:p>http://ruian.linked.opendata.cz/resource/obce/531707</text:p>
          </table:table-cell>
          <table:table-cell office:value-type="string">
            <text:p>Nosálov</text:p>
          </table:table-cell>
        </table:table-row>
        <table:table-row table:style-name="ro1">
          <table:table-cell office:value-type="string">
            <text:p>http://ruian.linked.opendata.cz/resource/obce/584720</text:p>
          </table:table-cell>
          <table:table-cell office:value-type="string">
            <text:p>Nosislav</text:p>
          </table:table-cell>
        </table:table-row>
        <table:table-row table:style-name="ro1">
          <table:table-cell office:value-type="string">
            <text:p>http://ruian.linked.opendata.cz/resource/obce/552518</text:p>
          </table:table-cell>
          <table:table-cell office:value-type="string">
            <text:p>Nošovice</text:p>
          </table:table-cell>
        </table:table-row>
        <table:table-row table:style-name="ro1">
          <table:table-cell office:value-type="string">
            <text:p>http://ruian.linked.opendata.cz/resource/obce/561177</text:p>
          </table:table-cell>
          <table:table-cell office:value-type="string">
            <text:p>Nová Buková</text:p>
          </table:table-cell>
        </table:table-row>
        <table:table-row table:style-name="ro1">
          <table:table-cell office:value-type="string">
            <text:p>http://ruian.linked.opendata.cz/resource/obce/546798</text:p>
          </table:table-cell>
          <table:table-cell office:value-type="string">
            <text:p>Nová Bystřice</text:p>
          </table:table-cell>
        </table:table-row>
        <table:table-row table:style-name="ro1">
          <table:table-cell office:value-type="string">
            <text:p>http://ruian.linked.opendata.cz/resource/obce/548456</text:p>
          </table:table-cell>
          <table:table-cell office:value-type="string">
            <text:p>Nová Cerekev</text:p>
          </table:table-cell>
        </table:table-row>
        <table:table-row table:style-name="ro1">
          <table:table-cell office:value-type="string">
            <text:p>http://ruian.linked.opendata.cz/resource/obce/588814</text:p>
          </table:table-cell>
          <table:table-cell office:value-type="string">
            <text:p>Nová Dědina</text:p>
          </table:table-cell>
        </table:table-row>
        <table:table-row table:style-name="ro1">
          <table:table-cell office:value-type="string">
            <text:p>http://ruian.linked.opendata.cz/resource/obce/552381</text:p>
          </table:table-cell>
          <table:table-cell office:value-type="string">
            <text:p>Nová Hradečná</text:p>
          </table:table-cell>
        </table:table-row>
        <table:table-row table:style-name="ro1">
          <table:table-cell office:value-type="string">
            <text:p>http://ruian.linked.opendata.cz/resource/obce/586455</text:p>
          </table:table-cell>
          <table:table-cell office:value-type="string">
            <text:p>Nová Lhota</text:p>
          </table:table-cell>
        </table:table-row>
        <table:table-row table:style-name="ro1">
          <table:table-cell office:value-type="string">
            <text:p>http://ruian.linked.opendata.cz/resource/obce/562734</text:p>
          </table:table-cell>
          <table:table-cell office:value-type="string">
            <text:p>Nová Olešná</text:p>
          </table:table-cell>
        </table:table-row>
        <table:table-row table:style-name="ro1">
          <table:table-cell office:value-type="string">
            <text:p>http://ruian.linked.opendata.cz/resource/obce/573248</text:p>
          </table:table-cell>
          <table:table-cell office:value-type="string">
            <text:p>Nová Paka</text:p>
          </table:table-cell>
        </table:table-row>
        <table:table-row table:style-name="ro1">
          <table:table-cell office:value-type="string">
            <text:p>http://ruian.linked.opendata.cz/resource/obce/550451</text:p>
          </table:table-cell>
          <table:table-cell office:value-type="string">
            <text:p>Nová Pec</text:p>
          </table:table-cell>
        </table:table-row>
        <table:table-row table:style-name="ro1">
          <table:table-cell office:value-type="string">
            <text:p>http://ruian.linked.opendata.cz/resource/obce/546950</text:p>
          </table:table-cell>
          <table:table-cell office:value-type="string">
            <text:p>Nová Pláň</text:p>
          </table:table-cell>
        </table:table-row>
        <table:table-row table:style-name="ro1">
          <table:table-cell office:value-type="string">
            <text:p>http://ruian.linked.opendata.cz/resource/obce/587591</text:p>
          </table:table-cell>
          <table:table-cell office:value-type="string">
            <text:p>Nová Říše</text:p>
          </table:table-cell>
        </table:table-row>
        <table:table-row table:style-name="ro1">
          <table:table-cell office:value-type="string">
            <text:p>http://ruian.linked.opendata.cz/resource/obce/555398</text:p>
          </table:table-cell>
          <table:table-cell office:value-type="string">
            <text:p>Nová Role</text:p>
          </table:table-cell>
        </table:table-row>
        <table:table-row table:style-name="ro1">
          <table:table-cell office:value-type="string">
            <text:p>http://ruian.linked.opendata.cz/resource/obce/572608</text:p>
          </table:table-cell>
          <table:table-cell office:value-type="string">
            <text:p>Nová Sídla</text:p>
          </table:table-cell>
        </table:table-row>
        <table:table-row table:style-name="ro1">
          <table:table-cell office:value-type="string">
            <text:p>http://ruian.linked.opendata.cz/resource/obce/536377</text:p>
          </table:table-cell>
          <table:table-cell office:value-type="string">
            <text:p>Nová Telib</text:p>
          </table:table-cell>
        </table:table-row>
        <table:table-row table:style-name="ro1">
          <table:table-cell office:value-type="string">
            <text:p>http://ruian.linked.opendata.cz/resource/obce/546801</text:p>
          </table:table-cell>
          <table:table-cell office:value-type="string">
            <text:p>Nová Včelnice</text:p>
          </table:table-cell>
        </table:table-row>
        <table:table-row table:style-name="ro1">
          <table:table-cell office:value-type="string">
            <text:p>http://ruian.linked.opendata.cz/resource/obce/560201</text:p>
          </table:table-cell>
          <table:table-cell office:value-type="string">
            <text:p>Nová Ves</text:p>
          </table:table-cell>
        </table:table-row>
        <table:table-row table:style-name="ro1">
          <table:table-cell office:value-type="string">
            <text:p>http://ruian.linked.opendata.cz/resource/obce/513661</text:p>
          </table:table-cell>
          <table:table-cell office:value-type="string">
            <text:p>Nová Ves</text:p>
          </table:table-cell>
        </table:table-row>
        <table:table-row table:style-name="ro1">
          <table:table-cell office:value-type="string">
            <text:p>http://ruian.linked.opendata.cz/resource/obce/542636</text:p>
          </table:table-cell>
          <table:table-cell office:value-type="string">
            <text:p>Nová Ves</text:p>
          </table:table-cell>
        </table:table-row>
        <table:table-row table:style-name="ro1">
          <table:table-cell office:value-type="string">
            <text:p>http://ruian.linked.opendata.cz/resource/obce/535648</text:p>
          </table:table-cell>
          <table:table-cell office:value-type="string">
            <text:p>Nová Ves</text:p>
          </table:table-cell>
        </table:table-row>
        <table:table-row table:style-name="ro1">
          <table:table-cell office:value-type="string">
            <text:p>http://ruian.linked.opendata.cz/resource/obce/540269</text:p>
          </table:table-cell>
          <table:table-cell office:value-type="string">
            <text:p>Nová Ves</text:p>
          </table:table-cell>
        </table:table-row>
        <table:table-row table:style-name="ro1">
          <table:table-cell office:value-type="string">
            <text:p>http://ruian.linked.opendata.cz/resource/obce/535117</text:p>
          </table:table-cell>
          <table:table-cell office:value-type="string">
            <text:p>Nová Ves</text:p>
          </table:table-cell>
        </table:table-row>
        <table:table-row table:style-name="ro1">
          <table:table-cell office:value-type="string">
            <text:p>http://ruian.linked.opendata.cz/resource/obce/538558</text:p>
          </table:table-cell>
          <table:table-cell office:value-type="string">
            <text:p>Nová Ves</text:p>
          </table:table-cell>
        </table:table-row>
        <table:table-row table:style-name="ro1">
          <table:table-cell office:value-type="string">
            <text:p>http://ruian.linked.opendata.cz/resource/obce/546593</text:p>
          </table:table-cell>
          <table:table-cell office:value-type="string">
            <text:p>Nová Ves</text:p>
          </table:table-cell>
        </table:table-row>
        <table:table-row table:style-name="ro1">
          <table:table-cell office:value-type="string">
            <text:p>http://ruian.linked.opendata.cz/resource/obce/560561</text:p>
          </table:table-cell>
          <table:table-cell office:value-type="string">
            <text:p>Nová Ves</text:p>
          </table:table-cell>
        </table:table-row>
        <table:table-row table:style-name="ro1">
          <table:table-cell office:value-type="string">
            <text:p>http://ruian.linked.opendata.cz/resource/obce/576549</text:p>
          </table:table-cell>
          <table:table-cell office:value-type="string">
            <text:p>Nová Ves</text:p>
          </table:table-cell>
        </table:table-row>
        <table:table-row table:style-name="ro1">
          <table:table-cell office:value-type="string">
            <text:p>http://ruian.linked.opendata.cz/resource/obce/583502</text:p>
          </table:table-cell>
          <table:table-cell office:value-type="string">
            <text:p>Nová Ves</text:p>
          </table:table-cell>
        </table:table-row>
        <table:table-row table:style-name="ro1">
          <table:table-cell office:value-type="string">
            <text:p>http://ruian.linked.opendata.cz/resource/obce/596213</text:p>
          </table:table-cell>
          <table:table-cell office:value-type="string">
            <text:p>Nová Ves</text:p>
          </table:table-cell>
        </table:table-row>
        <table:table-row table:style-name="ro1">
          <table:table-cell office:value-type="string">
            <text:p>http://ruian.linked.opendata.cz/resource/obce/591246</text:p>
          </table:table-cell>
          <table:table-cell office:value-type="string">
            <text:p>Nová Ves</text:p>
          </table:table-cell>
        </table:table-row>
        <table:table-row table:style-name="ro1">
          <table:table-cell office:value-type="string">
            <text:p>http://ruian.linked.opendata.cz/resource/obce/599131</text:p>
          </table:table-cell>
          <table:table-cell office:value-type="string">
            <text:p>Nová Ves</text:p>
          </table:table-cell>
        </table:table-row>
        <table:table-row table:style-name="ro1">
          <table:table-cell office:value-type="string">
            <text:p>http://ruian.linked.opendata.cz/resource/obce/533530</text:p>
          </table:table-cell>
          <table:table-cell office:value-type="string">
            <text:p>Nová Ves I</text:p>
          </table:table-cell>
        </table:table-row>
        <table:table-row table:style-name="ro1">
          <table:table-cell office:value-type="string">
            <text:p>http://ruian.linked.opendata.cz/resource/obce/562360</text:p>
          </table:table-cell>
          <table:table-cell office:value-type="string">
            <text:p>Nová Ves nad Lužnicí</text:p>
          </table:table-cell>
        </table:table-row>
        <table:table-row table:style-name="ro1">
          <table:table-cell office:value-type="string">
            <text:p>http://ruian.linked.opendata.cz/resource/obce/563731</text:p>
          </table:table-cell>
          <table:table-cell office:value-type="string">
            <text:p>Nová Ves nad Nisou</text:p>
          </table:table-cell>
        </table:table-row>
        <table:table-row table:style-name="ro1">
          <table:table-cell office:value-type="string">
            <text:p>http://ruian.linked.opendata.cz/resource/obce/577341</text:p>
          </table:table-cell>
          <table:table-cell office:value-type="string">
            <text:p>Nová Ves nad Popelkou</text:p>
          </table:table-cell>
        </table:table-row>
        <table:table-row table:style-name="ro1">
          <table:table-cell office:value-type="string">
            <text:p>http://ruian.linked.opendata.cz/resource/obce/540889</text:p>
          </table:table-cell>
          <table:table-cell office:value-type="string">
            <text:p>Nová Ves pod Pleší</text:p>
          </table:table-cell>
        </table:table-row>
        <table:table-row table:style-name="ro1">
          <table:table-cell office:value-type="string">
            <text:p>http://ruian.linked.opendata.cz/resource/obce/571806</text:p>
          </table:table-cell>
          <table:table-cell office:value-type="string">
            <text:p>Nová Ves u Bakova</text:p>
          </table:table-cell>
        </table:table-row>
        <table:table-row table:style-name="ro1">
          <table:table-cell office:value-type="string">
            <text:p>http://ruian.linked.opendata.cz/resource/obce/569160</text:p>
          </table:table-cell>
          <table:table-cell office:value-type="string">
            <text:p>Nová Ves u Chotěboře</text:p>
          </table:table-cell>
        </table:table-row>
        <table:table-row table:style-name="ro1">
          <table:table-cell office:value-type="string">
            <text:p>http://ruian.linked.opendata.cz/resource/obce/552763</text:p>
          </table:table-cell>
          <table:table-cell office:value-type="string">
            <text:p>Nová Ves u Chýnova</text:p>
          </table:table-cell>
        </table:table-row>
        <table:table-row table:style-name="ro1">
          <table:table-cell office:value-type="string">
            <text:p>http://ruian.linked.opendata.cz/resource/obce/572438</text:p>
          </table:table-cell>
          <table:table-cell office:value-type="string">
            <text:p>Nová Ves u Jarošova</text:p>
          </table:table-cell>
        </table:table-row>
        <table:table-row table:style-name="ro1">
          <table:table-cell office:value-type="string">
            <text:p>http://ruian.linked.opendata.cz/resource/obce/569151</text:p>
          </table:table-cell>
          <table:table-cell office:value-type="string">
            <text:p>Nová Ves u Leštiny</text:p>
          </table:table-cell>
        </table:table-row>
        <table:table-row table:style-name="ro1">
          <table:table-cell office:value-type="string">
            <text:p>http://ruian.linked.opendata.cz/resource/obce/563455</text:p>
          </table:table-cell>
          <table:table-cell office:value-type="string">
            <text:p>Nová Ves u Mladé Vožice</text:p>
          </table:table-cell>
        </table:table-row>
        <table:table-row table:style-name="ro1">
          <table:table-cell office:value-type="string">
            <text:p>http://ruian.linked.opendata.cz/resource/obce/596221</text:p>
          </table:table-cell>
          <table:table-cell office:value-type="string">
            <text:p>Nová Ves u Nového Města na Moravě</text:p>
          </table:table-cell>
        </table:table-row>
        <table:table-row table:style-name="ro1">
          <table:table-cell office:value-type="string">
            <text:p>http://ruian.linked.opendata.cz/resource/obce/555266</text:p>
          </table:table-cell>
          <table:table-cell office:value-type="string">
            <text:p>Nová Ves u Světlé</text:p>
          </table:table-cell>
        </table:table-row>
        <table:table-row table:style-name="ro1">
          <table:table-cell office:value-type="string">
            <text:p>http://ruian.linked.opendata.cz/resource/obce/567329</text:p>
          </table:table-cell>
          <table:table-cell office:value-type="string">
            <text:p>Nová Ves v Horách</text:p>
          </table:table-cell>
        </table:table-row>
        <table:table-row table:style-name="ro1">
          <table:table-cell office:value-type="string">
            <text:p>http://ruian.linked.opendata.cz/resource/obce/583511</text:p>
          </table:table-cell>
          <table:table-cell office:value-type="string">
            <text:p>Nové Bránice</text:p>
          </table:table-cell>
        </table:table-row>
        <table:table-row table:style-name="ro1">
          <table:table-cell office:value-type="string">
            <text:p>http://ruian.linked.opendata.cz/resource/obce/540897</text:p>
          </table:table-cell>
          <table:table-cell office:value-type="string">
            <text:p>Nové Dvory</text:p>
          </table:table-cell>
        </table:table-row>
        <table:table-row table:style-name="ro1">
          <table:table-cell office:value-type="string">
            <text:p>http://ruian.linked.opendata.cz/resource/obce/534242</text:p>
          </table:table-cell>
          <table:table-cell office:value-type="string">
            <text:p>Nové Dvory</text:p>
          </table:table-cell>
        </table:table-row>
        <table:table-row table:style-name="ro1">
          <table:table-cell office:value-type="string">
            <text:p>http://ruian.linked.opendata.cz/resource/obce/565342</text:p>
          </table:table-cell>
          <table:table-cell office:value-type="string">
            <text:p>Nové Dvory</text:p>
          </table:table-cell>
        </table:table-row>
        <table:table-row table:style-name="ro1">
          <table:table-cell office:value-type="string">
            <text:p>http://ruian.linked.opendata.cz/resource/obce/587974</text:p>
          </table:table-cell>
          <table:table-cell office:value-type="string">
            <text:p>Nové Dvory</text:p>
          </table:table-cell>
        </table:table-row>
        <table:table-row table:style-name="ro1">
          <table:table-cell office:value-type="string">
            <text:p>http://ruian.linked.opendata.cz/resource/obce/506494</text:p>
          </table:table-cell>
          <table:table-cell office:value-type="string">
            <text:p>Nové Hamry</text:p>
          </table:table-cell>
        </table:table-row>
        <table:table-row table:style-name="ro1">
          <table:table-cell office:value-type="string">
            <text:p>http://ruian.linked.opendata.cz/resource/obce/569551</text:p>
          </table:table-cell>
          <table:table-cell office:value-type="string">
            <text:p>Nové Heřminovy</text:p>
          </table:table-cell>
        </table:table-row>
        <table:table-row table:style-name="ro1">
          <table:table-cell office:value-type="string">
            <text:p>http://ruian.linked.opendata.cz/resource/obce/544868</text:p>
          </table:table-cell>
          <table:table-cell office:value-type="string">
            <text:p>Nové Hrady</text:p>
          </table:table-cell>
        </table:table-row>
        <table:table-row table:style-name="ro1">
          <table:table-cell office:value-type="string">
            <text:p>http://ruian.linked.opendata.cz/resource/obce/571920</text:p>
          </table:table-cell>
          <table:table-cell office:value-type="string">
            <text:p>Nové Hrady</text:p>
          </table:table-cell>
        </table:table-row>
        <table:table-row table:style-name="ro1">
          <table:table-cell office:value-type="string">
            <text:p>http://ruian.linked.opendata.cz/resource/obce/561568</text:p>
          </table:table-cell>
          <table:table-cell office:value-type="string">
            <text:p>Nové Hutě</text:p>
          </table:table-cell>
        </table:table-row>
        <table:table-row table:style-name="ro1">
          <table:table-cell office:value-type="string">
            <text:p>http://ruian.linked.opendata.cz/resource/obce/512893</text:p>
          </table:table-cell>
          <table:table-cell office:value-type="string">
            <text:p>Nové Lublice</text:p>
          </table:table-cell>
        </table:table-row>
        <table:table-row table:style-name="ro1">
          <table:table-cell office:value-type="string">
            <text:p>http://ruian.linked.opendata.cz/resource/obce/570494</text:p>
          </table:table-cell>
          <table:table-cell office:value-type="string">
            <text:p>Nové Město</text:p>
          </table:table-cell>
        </table:table-row>
        <table:table-row table:style-name="ro1">
          <table:table-cell office:value-type="string">
            <text:p>http://ruian.linked.opendata.cz/resource/obce/596230</text:p>
          </table:table-cell>
          <table:table-cell office:value-type="string">
            <text:p>Nové Město na Moravě</text:p>
          </table:table-cell>
        </table:table-row>
        <table:table-row table:style-name="ro1">
          <table:table-cell office:value-type="string">
            <text:p>http://ruian.linked.opendata.cz/resource/obce/574279</text:p>
          </table:table-cell>
          <table:table-cell office:value-type="string">
            <text:p>Nové Město nad Metují</text:p>
          </table:table-cell>
        </table:table-row>
        <table:table-row table:style-name="ro1">
          <table:table-cell office:value-type="string">
            <text:p>http://ruian.linked.opendata.cz/resource/obce/564265</text:p>
          </table:table-cell>
          <table:table-cell office:value-type="string">
            <text:p>Nové Město pod Smrkem</text:p>
          </table:table-cell>
        </table:table-row>
        <table:table-row table:style-name="ro1">
          <table:table-cell office:value-type="string">
            <text:p>http://ruian.linked.opendata.cz/resource/obce/558176</text:p>
          </table:table-cell>
          <table:table-cell office:value-type="string">
            <text:p>Nové Mitrovice</text:p>
          </table:table-cell>
        </table:table-row>
        <table:table-row table:style-name="ro1">
          <table:table-cell office:value-type="string">
            <text:p>http://ruian.linked.opendata.cz/resource/obce/593443</text:p>
          </table:table-cell>
          <table:table-cell office:value-type="string">
            <text:p>Nové Sady</text:p>
          </table:table-cell>
        </table:table-row>
        <table:table-row table:style-name="ro1">
          <table:table-cell office:value-type="string">
            <text:p>http://ruian.linked.opendata.cz/resource/obce/596248</text:p>
          </table:table-cell>
          <table:table-cell office:value-type="string">
            <text:p>Nové Sady</text:p>
          </table:table-cell>
        </table:table-row>
        <table:table-row table:style-name="ro1">
          <table:table-cell office:value-type="string">
            <text:p>http://ruian.linked.opendata.cz/resource/obce/555274</text:p>
          </table:table-cell>
          <table:table-cell office:value-type="string">
            <text:p>Nové Sedlice</text:p>
          </table:table-cell>
        </table:table-row>
        <table:table-row table:style-name="ro1">
          <table:table-cell office:value-type="string">
            <text:p>http://ruian.linked.opendata.cz/resource/obce/560570</text:p>
          </table:table-cell>
          <table:table-cell office:value-type="string">
            <text:p>Nové Sedlo</text:p>
          </table:table-cell>
        </table:table-row>
        <table:table-row table:style-name="ro1">
          <table:table-cell office:value-type="string">
            <text:p>http://ruian.linked.opendata.cz/resource/obce/566519</text:p>
          </table:table-cell>
          <table:table-cell office:value-type="string">
            <text:p>Nové Sedlo</text:p>
          </table:table-cell>
        </table:table-row>
        <table:table-row table:style-name="ro1">
          <table:table-cell office:value-type="string">
            <text:p>http://ruian.linked.opendata.cz/resource/obce/542164</text:p>
          </table:table-cell>
          <table:table-cell office:value-type="string">
            <text:p>Nové Strašecí</text:p>
          </table:table-cell>
        </table:table-row>
        <table:table-row table:style-name="ro1">
          <table:table-cell office:value-type="string">
            <text:p>http://ruian.linked.opendata.cz/resource/obce/591254</text:p>
          </table:table-cell>
          <table:table-cell office:value-type="string">
            <text:p>Nové Syrovice</text:p>
          </table:table-cell>
        </table:table-row>
        <table:table-row table:style-name="ro1">
          <table:table-cell office:value-type="string">
            <text:p>http://ruian.linked.opendata.cz/resource/obce/596256</text:p>
          </table:table-cell>
          <table:table-cell office:value-type="string">
            <text:p>Nové Veselí</text:p>
          </table:table-cell>
        </table:table-row>
        <table:table-row table:style-name="ro1">
          <table:table-cell office:value-type="string">
            <text:p>http://ruian.linked.opendata.cz/resource/obce/561851</text:p>
          </table:table-cell>
          <table:table-cell office:value-type="string">
            <text:p>Noviny pod Ralskem</text:p>
          </table:table-cell>
        </table:table-row>
        <table:table-row table:style-name="ro1">
          <table:table-cell office:value-type="string">
            <text:p>http://ruian.linked.opendata.cz/resource/obce/567752</text:p>
          </table:table-cell>
          <table:table-cell office:value-type="string">
            <text:p>Novosedlice</text:p>
          </table:table-cell>
        </table:table-row>
        <table:table-row table:style-name="ro1">
          <table:table-cell office:value-type="string">
            <text:p>http://ruian.linked.opendata.cz/resource/obce/551554</text:p>
          </table:table-cell>
          <table:table-cell office:value-type="string">
            <text:p>Novosedly</text:p>
          </table:table-cell>
        </table:table-row>
        <table:table-row table:style-name="ro1">
          <table:table-cell office:value-type="string">
            <text:p>http://ruian.linked.opendata.cz/resource/obce/584746</text:p>
          </table:table-cell>
          <table:table-cell office:value-type="string">
            <text:p>Novosedly</text:p>
          </table:table-cell>
        </table:table-row>
        <table:table-row table:style-name="ro1">
          <table:table-cell office:value-type="string">
            <text:p>http://ruian.linked.opendata.cz/resource/obce/546844</text:p>
          </table:table-cell>
          <table:table-cell office:value-type="string">
            <text:p>Novosedly nad Nežárkou</text:p>
          </table:table-cell>
        </table:table-row>
        <table:table-row table:style-name="ro1">
          <table:table-cell office:value-type="string">
            <text:p>http://ruian.linked.opendata.cz/resource/obce/561860</text:p>
          </table:table-cell>
          <table:table-cell office:value-type="string">
            <text:p>Nový Bor</text:p>
          </table:table-cell>
        </table:table-row>
        <table:table-row table:style-name="ro1">
          <table:table-cell office:value-type="string">
            <text:p>http://ruian.linked.opendata.cz/resource/obce/570508</text:p>
          </table:table-cell>
          <table:table-cell office:value-type="string">
            <text:p>Nový Bydžov</text:p>
          </table:table-cell>
        </table:table-row>
        <table:table-row table:style-name="ro1">
          <table:table-cell office:value-type="string">
            <text:p>http://ruian.linked.opendata.cz/resource/obce/542181</text:p>
          </table:table-cell>
          <table:table-cell office:value-type="string">
            <text:p>Nový Dům</text:p>
          </table:table-cell>
        </table:table-row>
        <table:table-row table:style-name="ro1">
          <table:table-cell office:value-type="string">
            <text:p>http://ruian.linked.opendata.cz/resource/obce/599654</text:p>
          </table:table-cell>
          <table:table-cell office:value-type="string">
            <text:p>Nový Dvůr</text:p>
          </table:table-cell>
        </table:table-row>
        <table:table-row table:style-name="ro1">
          <table:table-cell office:value-type="string">
            <text:p>http://ruian.linked.opendata.cz/resource/obce/574287</text:p>
          </table:table-cell>
          <table:table-cell office:value-type="string">
            <text:p>Nový Hrádek</text:p>
          </table:table-cell>
        </table:table-row>
        <table:table-row table:style-name="ro1">
          <table:table-cell office:value-type="string">
            <text:p>http://ruian.linked.opendata.cz/resource/obce/544566</text:p>
          </table:table-cell>
          <table:table-cell office:value-type="string">
            <text:p>Nový Hrozenkov</text:p>
          </table:table-cell>
        </table:table-row>
        <table:table-row table:style-name="ro1">
          <table:table-cell office:value-type="string">
            <text:p>http://ruian.linked.opendata.cz/resource/obce/531600</text:p>
          </table:table-cell>
          <table:table-cell office:value-type="string">
            <text:p>Nový Jáchymov</text:p>
          </table:table-cell>
        </table:table-row>
        <table:table-row table:style-name="ro1">
          <table:table-cell office:value-type="string">
            <text:p>http://ruian.linked.opendata.cz/resource/obce/599191</text:p>
          </table:table-cell>
          <table:table-cell office:value-type="string">
            <text:p>Nový Jičín</text:p>
          </table:table-cell>
        </table:table-row>
        <table:table-row table:style-name="ro1">
          <table:table-cell office:value-type="string">
            <text:p>http://ruian.linked.opendata.cz/resource/obce/596264</text:p>
          </table:table-cell>
          <table:table-cell office:value-type="string">
            <text:p>Nový Jimramov</text:p>
          </table:table-cell>
        </table:table-row>
        <table:table-row table:style-name="ro1">
          <table:table-cell office:value-type="string">
            <text:p>http://ruian.linked.opendata.cz/resource/obce/540901</text:p>
          </table:table-cell>
          <table:table-cell office:value-type="string">
            <text:p>Nový Knín</text:p>
          </table:table-cell>
        </table:table-row>
        <table:table-row table:style-name="ro1">
          <table:table-cell office:value-type="string">
            <text:p>http://ruian.linked.opendata.cz/resource/obce/554707</text:p>
          </table:table-cell>
          <table:table-cell office:value-type="string">
            <text:p>Nový Kostel</text:p>
          </table:table-cell>
        </table:table-row>
        <table:table-row table:style-name="ro1">
          <table:table-cell office:value-type="string">
            <text:p>http://ruian.linked.opendata.cz/resource/obce/554057</text:p>
          </table:table-cell>
          <table:table-cell office:value-type="string">
            <text:p>Nový Kramolín</text:p>
          </table:table-cell>
        </table:table-row>
        <table:table-row table:style-name="ro1">
          <table:table-cell office:value-type="string">
            <text:p>http://ruian.linked.opendata.cz/resource/obce/540501</text:p>
          </table:table-cell>
          <table:table-cell office:value-type="string">
            <text:p>Nový Malín</text:p>
          </table:table-cell>
        </table:table-row>
        <table:table-row table:style-name="ro1">
          <table:table-cell office:value-type="string">
            <text:p>http://ruian.linked.opendata.cz/resource/obce/561878</text:p>
          </table:table-cell>
          <table:table-cell office:value-type="string">
            <text:p>Nový Oldřichov</text:p>
          </table:table-cell>
        </table:table-row>
        <table:table-row table:style-name="ro1">
          <table:table-cell office:value-type="string">
            <text:p>http://ruian.linked.opendata.cz/resource/obce/574295</text:p>
          </table:table-cell>
          <table:table-cell office:value-type="string">
            <text:p>Nový Ples</text:p>
          </table:table-cell>
        </table:table-row>
        <table:table-row table:style-name="ro1">
          <table:table-cell office:value-type="string">
            <text:p>http://ruian.linked.opendata.cz/resource/obce/586463</text:p>
          </table:table-cell>
          <table:table-cell office:value-type="string">
            <text:p>Nový Poddvorov</text:p>
          </table:table-cell>
        </table:table-row>
        <table:table-row table:style-name="ro1">
          <table:table-cell office:value-type="string">
            <text:p>http://ruian.linked.opendata.cz/resource/obce/584754</text:p>
          </table:table-cell>
          <table:table-cell office:value-type="string">
            <text:p>Nový Přerov</text:p>
          </table:table-cell>
        </table:table-row>
        <table:table-row table:style-name="ro1">
          <table:table-cell office:value-type="string">
            <text:p>http://ruian.linked.opendata.cz/resource/obce/548464</text:p>
          </table:table-cell>
          <table:table-cell office:value-type="string">
            <text:p>Nový Rychnov</text:p>
          </table:table-cell>
        </table:table-row>
        <table:table-row table:style-name="ro1">
          <table:table-cell office:value-type="string">
            <text:p>http://ruian.linked.opendata.cz/resource/obce/587729</text:p>
          </table:table-cell>
          <table:table-cell office:value-type="string">
            <text:p>Nový Šaldorf-Sedlešovice</text:p>
          </table:table-cell>
        </table:table-row>
        <table:table-row table:style-name="ro1">
          <table:table-cell office:value-type="string">
            <text:p>http://ruian.linked.opendata.cz/resource/obce/591262</text:p>
          </table:table-cell>
          <table:table-cell office:value-type="string">
            <text:p>Nový Telečkov</text:p>
          </table:table-cell>
        </table:table-row>
        <table:table-row table:style-name="ro1">
          <table:table-cell office:value-type="string">
            <text:p>http://ruian.linked.opendata.cz/resource/obce/538566</text:p>
          </table:table-cell>
          <table:table-cell office:value-type="string">
            <text:p>Nový Vestec</text:p>
          </table:table-cell>
        </table:table-row>
        <table:table-row table:style-name="ro1">
          <table:table-cell office:value-type="string">
            <text:p>http://ruian.linked.opendata.cz/resource/obce/531618</text:p>
          </table:table-cell>
          <table:table-cell office:value-type="string">
            <text:p>Nučice</text:p>
          </table:table-cell>
        </table:table-row>
        <table:table-row table:style-name="ro1">
          <table:table-cell office:value-type="string">
            <text:p>http://ruian.linked.opendata.cz/resource/obce/533548</text:p>
          </table:table-cell>
          <table:table-cell office:value-type="string">
            <text:p>Nučice</text:p>
          </table:table-cell>
        </table:table-row>
        <table:table-row table:style-name="ro1">
          <table:table-cell office:value-type="string">
            <text:p>http://ruian.linked.opendata.cz/resource/obce/564907</text:p>
          </table:table-cell>
          <table:table-cell office:value-type="string">
            <text:p>Nupaky</text:p>
          </table:table-cell>
        </table:table-row>
        <table:table-row table:style-name="ro1">
          <table:table-cell office:value-type="string">
            <text:p>http://ruian.linked.opendata.cz/resource/obce/507091</text:p>
          </table:table-cell>
          <table:table-cell office:value-type="string">
            <text:p>Nýdek</text:p>
          </table:table-cell>
        </table:table-row>
        <table:table-row table:style-name="ro1">
          <table:table-cell office:value-type="string">
            <text:p>http://ruian.linked.opendata.cz/resource/obce/596272</text:p>
          </table:table-cell>
          <table:table-cell office:value-type="string">
            <text:p>Nyklovice</text:p>
          </table:table-cell>
        </table:table-row>
        <table:table-row table:style-name="ro1">
          <table:table-cell office:value-type="string">
            <text:p>http://ruian.linked.opendata.cz/resource/obce/537004</text:p>
          </table:table-cell>
          <table:table-cell office:value-type="string">
            <text:p>Nymburk</text:p>
          </table:table-cell>
        </table:table-row>
        <table:table-row table:style-name="ro1">
          <table:table-cell office:value-type="string">
            <text:p>http://ruian.linked.opendata.cz/resource/obce/559300</text:p>
          </table:table-cell>
          <table:table-cell office:value-type="string">
            <text:p>Nýřany</text:p>
          </table:table-cell>
        </table:table-row>
        <table:table-row table:style-name="ro1">
          <table:table-cell office:value-type="string">
            <text:p>http://ruian.linked.opendata.cz/resource/obce/582107</text:p>
          </table:table-cell>
          <table:table-cell office:value-type="string">
            <text:p>Nýrov</text:p>
          </table:table-cell>
        </table:table-row>
        <table:table-row table:style-name="ro1">
          <table:table-cell office:value-type="string">
            <text:p>http://ruian.linked.opendata.cz/resource/obce/556831</text:p>
          </table:table-cell>
          <table:table-cell office:value-type="string">
            <text:p>Nýrsko</text:p>
          </table:table-cell>
        </table:table-row>
        <table:table-row table:style-name="ro1">
          <table:table-cell office:value-type="string">
            <text:p>http://ruian.linked.opendata.cz/resource/obce/513571</text:p>
          </table:table-cell>
          <table:table-cell office:value-type="string">
            <text:p>Občov</text:p>
          </table:table-cell>
        </table:table-row>
        <table:table-row table:style-name="ro1">
          <table:table-cell office:value-type="string">
            <text:p>http://ruian.linked.opendata.cz/resource/obce/540935</text:p>
          </table:table-cell>
          <table:table-cell office:value-type="string">
            <text:p>Obecnice</text:p>
          </table:table-cell>
        </table:table-row>
        <table:table-row table:style-name="ro1">
          <table:table-cell office:value-type="string">
            <text:p>http://ruian.linked.opendata.cz/resource/obce/589799</text:p>
          </table:table-cell>
          <table:table-cell office:value-type="string">
            <text:p>Obědkovice</text:p>
          </table:table-cell>
        </table:table-row>
        <table:table-row table:style-name="ro1">
          <table:table-cell office:value-type="string">
            <text:p>http://ruian.linked.opendata.cz/resource/obce/548065</text:p>
          </table:table-cell>
          <table:table-cell office:value-type="string">
            <text:p>Obědovice</text:p>
          </table:table-cell>
        </table:table-row>
        <table:table-row table:style-name="ro1">
          <table:table-cell office:value-type="string">
            <text:p>http://ruian.linked.opendata.cz/resource/obce/541443</text:p>
          </table:table-cell>
          <table:table-cell office:value-type="string">
            <text:p>Obora</text:p>
          </table:table-cell>
        </table:table-row>
        <table:table-row table:style-name="ro1">
          <table:table-cell office:value-type="string">
            <text:p>http://ruian.linked.opendata.cz/resource/obce/542580</text:p>
          </table:table-cell>
          <table:table-cell office:value-type="string">
            <text:p>Obora</text:p>
          </table:table-cell>
        </table:table-row>
        <table:table-row table:style-name="ro1">
          <table:table-cell office:value-type="string">
            <text:p>http://ruian.linked.opendata.cz/resource/obce/559318</text:p>
          </table:table-cell>
          <table:table-cell office:value-type="string">
            <text:p>Obora</text:p>
          </table:table-cell>
        </table:table-row>
        <table:table-row table:style-name="ro1">
          <table:table-cell office:value-type="string">
            <text:p>http://ruian.linked.opendata.cz/resource/obce/582115</text:p>
          </table:table-cell>
          <table:table-cell office:value-type="string">
            <text:p>Obora</text:p>
          </table:table-cell>
        </table:table-row>
        <table:table-row table:style-name="ro1">
          <table:table-cell office:value-type="string">
            <text:p>http://ruian.linked.opendata.cz/resource/obce/540951</text:p>
          </table:table-cell>
          <table:table-cell office:value-type="string">
            <text:p>Obořiště</text:p>
          </table:table-cell>
        </table:table-row>
        <table:table-row table:style-name="ro1">
          <table:table-cell office:value-type="string">
            <text:p>http://ruian.linked.opendata.cz/resource/obce/569577</text:p>
          </table:table-cell>
          <table:table-cell office:value-type="string">
            <text:p>Oborná</text:p>
          </table:table-cell>
        </table:table-row>
        <table:table-row table:style-name="ro1">
          <table:table-cell office:value-type="string">
            <text:p>http://ruian.linked.opendata.cz/resource/obce/540943</text:p>
          </table:table-cell>
          <table:table-cell office:value-type="string">
            <text:p>Obory</text:p>
          </table:table-cell>
        </table:table-row>
        <table:table-row table:style-name="ro1">
          <table:table-cell office:value-type="string">
            <text:p>http://ruian.linked.opendata.cz/resource/obce/548472</text:p>
          </table:table-cell>
          <table:table-cell office:value-type="string">
            <text:p>Obrataň</text:p>
          </table:table-cell>
        </table:table-row>
        <table:table-row table:style-name="ro1">
          <table:table-cell office:value-type="string">
            <text:p>http://ruian.linked.opendata.cz/resource/obce/535133</text:p>
          </table:table-cell>
          <table:table-cell office:value-type="string">
            <text:p>Obříství</text:p>
          </table:table-cell>
        </table:table-row>
        <table:table-row table:style-name="ro1">
          <table:table-cell office:value-type="string">
            <text:p>http://ruian.linked.opendata.cz/resource/obce/567337</text:p>
          </table:table-cell>
          <table:table-cell office:value-type="string">
            <text:p>Obrnice</text:p>
          </table:table-cell>
        </table:table-row>
        <table:table-row table:style-name="ro1">
          <table:table-cell office:value-type="string">
            <text:p>http://ruian.linked.opendata.cz/resource/obce/570893</text:p>
          </table:table-cell>
          <table:table-cell office:value-type="string">
            <text:p>Obrubce</text:p>
          </table:table-cell>
        </table:table-row>
        <table:table-row table:style-name="ro1">
          <table:table-cell office:value-type="string">
            <text:p>http://ruian.linked.opendata.cz/resource/obce/536407</text:p>
          </table:table-cell>
          <table:table-cell office:value-type="string">
            <text:p>Obruby</text:p>
          </table:table-cell>
        </table:table-row>
        <table:table-row table:style-name="ro1">
          <table:table-cell office:value-type="string">
            <text:p>http://ruian.linked.opendata.cz/resource/obce/596281</text:p>
          </table:table-cell>
          <table:table-cell office:value-type="string">
            <text:p>Obyčtov</text:p>
          </table:table-cell>
        </table:table-row>
        <table:table-row table:style-name="ro1">
          <table:table-cell office:value-type="string">
            <text:p>http://ruian.linked.opendata.cz/resource/obce/541915</text:p>
          </table:table-cell>
          <table:table-cell office:value-type="string">
            <text:p>Obytce</text:p>
          </table:table-cell>
        </table:table-row>
        <table:table-row table:style-name="ro1">
          <table:table-cell office:value-type="string">
            <text:p>http://ruian.linked.opendata.cz/resource/obce/576557</text:p>
          </table:table-cell>
          <table:table-cell office:value-type="string">
            <text:p>Očelice</text:p>
          </table:table-cell>
        </table:table-row>
        <table:table-row table:style-name="ro1">
          <table:table-cell office:value-type="string">
            <text:p>http://ruian.linked.opendata.cz/resource/obce/589811</text:p>
          </table:table-cell>
          <table:table-cell office:value-type="string">
            <text:p>Ochoz</text:p>
          </table:table-cell>
        </table:table-row>
        <table:table-row table:style-name="ro1">
          <table:table-cell office:value-type="string">
            <text:p>http://ruian.linked.opendata.cz/resource/obce/583537</text:p>
          </table:table-cell>
          <table:table-cell office:value-type="string">
            <text:p>Ochoz u Brna</text:p>
          </table:table-cell>
        </table:table-row>
        <table:table-row table:style-name="ro1">
          <table:table-cell office:value-type="string">
            <text:p>http://ruian.linked.opendata.cz/resource/obce/582123</text:p>
          </table:table-cell>
          <table:table-cell office:value-type="string">
            <text:p>Ochoz u Tišnova</text:p>
          </table:table-cell>
        </table:table-row>
        <table:table-row table:style-name="ro1">
          <table:table-cell office:value-type="string">
            <text:p>http://ruian.linked.opendata.cz/resource/obce/566527</text:p>
          </table:table-cell>
          <table:table-cell office:value-type="string">
            <text:p>Očihov</text:p>
          </table:table-cell>
        </table:table-row>
        <table:table-row table:style-name="ro1">
          <table:table-cell office:value-type="string">
            <text:p>http://ruian.linked.opendata.cz/resource/obce/510980</text:p>
          </table:table-cell>
          <table:table-cell office:value-type="string">
            <text:p>Ocmanice</text:p>
          </table:table-cell>
        </table:table-row>
        <table:table-row table:style-name="ro1">
          <table:table-cell office:value-type="string">
            <text:p>http://ruian.linked.opendata.cz/resource/obce/538574</text:p>
          </table:table-cell>
          <table:table-cell office:value-type="string">
            <text:p>Odolena Voda</text:p>
          </table:table-cell>
        </table:table-row>
        <table:table-row table:style-name="ro1">
          <table:table-cell office:value-type="string">
            <text:p>http://ruian.linked.opendata.cz/resource/obce/539554</text:p>
          </table:table-cell>
          <table:table-cell office:value-type="string">
            <text:p>Odrava</text:p>
          </table:table-cell>
        </table:table-row>
        <table:table-row table:style-name="ro1">
          <table:table-cell office:value-type="string">
            <text:p>http://ruian.linked.opendata.cz/resource/obce/537551</text:p>
          </table:table-cell>
          <table:table-cell office:value-type="string">
            <text:p>Odřepsy</text:p>
          </table:table-cell>
        </table:table-row>
        <table:table-row table:style-name="ro1">
          <table:table-cell office:value-type="string">
            <text:p>http://ruian.linked.opendata.cz/resource/obce/583529</text:p>
          </table:table-cell>
          <table:table-cell office:value-type="string">
            <text:p>Odrovice</text:p>
          </table:table-cell>
        </table:table-row>
        <table:table-row table:style-name="ro1">
          <table:table-cell office:value-type="string">
            <text:p>http://ruian.linked.opendata.cz/resource/obce/599701</text:p>
          </table:table-cell>
          <table:table-cell office:value-type="string">
            <text:p>Odry</text:p>
          </table:table-cell>
        </table:table-row>
        <table:table-row table:style-name="ro1">
          <table:table-cell office:value-type="string">
            <text:p>http://ruian.linked.opendata.cz/resource/obce/591289</text:p>
          </table:table-cell>
          <table:table-cell office:value-type="string">
            <text:p>Odunec</text:p>
          </table:table-cell>
        </table:table-row>
        <table:table-row table:style-name="ro1">
          <table:table-cell office:value-type="string">
            <text:p>http://ruian.linked.opendata.cz/resource/obce/533556</text:p>
          </table:table-cell>
          <table:table-cell office:value-type="string">
            <text:p>Ohaře</text:p>
          </table:table-cell>
        </table:table-row>
        <table:table-row table:style-name="ro1">
          <table:table-cell office:value-type="string">
            <text:p>http://ruian.linked.opendata.cz/resource/obce/549185</text:p>
          </table:table-cell>
          <table:table-cell office:value-type="string">
            <text:p>Ohařice</text:p>
          </table:table-cell>
        </table:table-row>
        <table:table-row table:style-name="ro1">
          <table:table-cell office:value-type="string">
            <text:p>http://ruian.linked.opendata.cz/resource/obce/548910</text:p>
          </table:table-cell>
          <table:table-cell office:value-type="string">
            <text:p>Ohaveč</text:p>
          </table:table-cell>
        </table:table-row>
        <table:table-row table:style-name="ro1">
          <table:table-cell office:value-type="string">
            <text:p>http://ruian.linked.opendata.cz/resource/obce/567761</text:p>
          </table:table-cell>
          <table:table-cell office:value-type="string">
            <text:p>Ohníč</text:p>
          </table:table-cell>
        </table:table-row>
        <table:table-row table:style-name="ro1">
          <table:table-cell office:value-type="string">
            <text:p>http://ruian.linked.opendata.cz/resource/obce/576565</text:p>
          </table:table-cell>
          <table:table-cell office:value-type="string">
            <text:p>Ohnišov</text:p>
          </table:table-cell>
        </table:table-row>
        <table:table-row table:style-name="ro1">
          <table:table-cell office:value-type="string">
            <text:p>http://ruian.linked.opendata.cz/resource/obce/570516</text:p>
          </table:table-cell>
          <table:table-cell office:value-type="string">
            <text:p>Ohnišťany</text:p>
          </table:table-cell>
        </table:table-row>
        <table:table-row table:style-name="ro1">
          <table:table-cell office:value-type="string">
            <text:p>http://ruian.linked.opendata.cz/resource/obce/540960</text:p>
          </table:table-cell>
          <table:table-cell office:value-type="string">
            <text:p>Ohrazenice</text:p>
          </table:table-cell>
        </table:table-row>
        <table:table-row table:style-name="ro1">
          <table:table-cell office:value-type="string">
            <text:p>http://ruian.linked.opendata.cz/resource/obce/577359</text:p>
          </table:table-cell>
          <table:table-cell office:value-type="string">
            <text:p>Ohrazenice</text:p>
          </table:table-cell>
        </table:table-row>
        <table:table-row table:style-name="ro1">
          <table:table-cell office:value-type="string">
            <text:p>http://ruian.linked.opendata.cz/resource/obce/539503</text:p>
          </table:table-cell>
          <table:table-cell office:value-type="string">
            <text:p>Ohrobec</text:p>
          </table:table-cell>
        </table:table-row>
        <table:table-row table:style-name="ro1">
          <table:table-cell office:value-type="string">
            <text:p>http://ruian.linked.opendata.cz/resource/obce/589802</text:p>
          </table:table-cell>
          <table:table-cell office:value-type="string">
            <text:p>Ohrozim</text:p>
          </table:table-cell>
        </table:table-row>
        <table:table-row table:style-name="ro1">
          <table:table-cell office:value-type="string">
            <text:p>http://ruian.linked.opendata.cz/resource/obce/591297</text:p>
          </table:table-cell>
          <table:table-cell office:value-type="string">
            <text:p>Okarec</text:p>
          </table:table-cell>
        </table:table-row>
        <table:table-row table:style-name="ro1">
          <table:table-cell office:value-type="string">
            <text:p>http://ruian.linked.opendata.cz/resource/obce/561886</text:p>
          </table:table-cell>
          <table:table-cell office:value-type="string">
            <text:p>Okna</text:p>
          </table:table-cell>
        </table:table-row>
        <table:table-row table:style-name="ro1">
          <table:table-cell office:value-type="string">
            <text:p>http://ruian.linked.opendata.cz/resource/obce/571334</text:p>
          </table:table-cell>
          <table:table-cell office:value-type="string">
            <text:p>Okoř</text:p>
          </table:table-cell>
        </table:table-row>
        <table:table-row table:style-name="ro1">
          <table:table-cell office:value-type="string">
            <text:p>http://ruian.linked.opendata.cz/resource/obce/563269</text:p>
          </table:table-cell>
          <table:table-cell office:value-type="string">
            <text:p>Okounov</text:p>
          </table:table-cell>
        </table:table-row>
        <table:table-row table:style-name="ro1">
          <table:table-cell office:value-type="string">
            <text:p>http://ruian.linked.opendata.cz/resource/obce/534251</text:p>
          </table:table-cell>
          <table:table-cell office:value-type="string">
            <text:p>Okřesaneč</text:p>
          </table:table-cell>
        </table:table-row>
        <table:table-row table:style-name="ro1">
          <table:table-cell office:value-type="string">
            <text:p>http://ruian.linked.opendata.cz/resource/obce/546933</text:p>
          </table:table-cell>
          <table:table-cell office:value-type="string">
            <text:p>Okřešice</text:p>
          </table:table-cell>
        </table:table-row>
        <table:table-row table:style-name="ro1">
          <table:table-cell office:value-type="string">
            <text:p>http://ruian.linked.opendata.cz/resource/obce/537560</text:p>
          </table:table-cell>
          <table:table-cell office:value-type="string">
            <text:p>Okřínek</text:p>
          </table:table-cell>
        </table:table-row>
        <table:table-row table:style-name="ro1">
          <table:table-cell office:value-type="string">
            <text:p>http://ruian.linked.opendata.cz/resource/obce/591301</text:p>
          </table:table-cell>
          <table:table-cell office:value-type="string">
            <text:p>Okříšky</text:p>
          </table:table-cell>
        </table:table-row>
        <table:table-row table:style-name="ro1">
          <table:table-cell office:value-type="string">
            <text:p>http://ruian.linked.opendata.cz/resource/obce/561894</text:p>
          </table:table-cell>
          <table:table-cell office:value-type="string">
            <text:p>Okrouhlá</text:p>
          </table:table-cell>
        </table:table-row>
        <table:table-row table:style-name="ro1">
          <table:table-cell office:value-type="string">
            <text:p>http://ruian.linked.opendata.cz/resource/obce/538922</text:p>
          </table:table-cell>
          <table:table-cell office:value-type="string">
            <text:p>Okrouhlá</text:p>
          </table:table-cell>
        </table:table-row>
        <table:table-row table:style-name="ro1">
          <table:table-cell office:value-type="string">
            <text:p>http://ruian.linked.opendata.cz/resource/obce/529877</text:p>
          </table:table-cell>
          <table:table-cell office:value-type="string">
            <text:p>Okrouhlá</text:p>
          </table:table-cell>
        </table:table-row>
        <table:table-row table:style-name="ro1">
          <table:table-cell office:value-type="string">
            <text:p>http://ruian.linked.opendata.cz/resource/obce/582131</text:p>
          </table:table-cell>
          <table:table-cell office:value-type="string">
            <text:p>Okrouhlá</text:p>
          </table:table-cell>
        </table:table-row>
        <table:table-row table:style-name="ro1">
          <table:table-cell office:value-type="string">
            <text:p>http://ruian.linked.opendata.cz/resource/obce/562475</text:p>
          </table:table-cell>
          <table:table-cell office:value-type="string">
            <text:p>Okrouhlá Radouň</text:p>
          </table:table-cell>
        </table:table-row>
        <table:table-row table:style-name="ro1">
          <table:table-cell office:value-type="string">
            <text:p>http://ruian.linked.opendata.cz/resource/obce/569186</text:p>
          </table:table-cell>
          <table:table-cell office:value-type="string">
            <text:p>Okrouhlice</text:p>
          </table:table-cell>
        </table:table-row>
        <table:table-row table:style-name="ro1">
          <table:table-cell office:value-type="string">
            <text:p>http://ruian.linked.opendata.cz/resource/obce/548588</text:p>
          </table:table-cell>
          <table:table-cell office:value-type="string">
            <text:p>Okrouhlička</text:p>
          </table:table-cell>
        </table:table-row>
        <table:table-row table:style-name="ro1">
          <table:table-cell office:value-type="string">
            <text:p>http://ruian.linked.opendata.cz/resource/obce/539511</text:p>
          </table:table-cell>
          <table:table-cell office:value-type="string">
            <text:p>Okrouhlo</text:p>
          </table:table-cell>
        </table:table-row>
        <table:table-row table:style-name="ro1">
          <table:table-cell office:value-type="string">
            <text:p>http://ruian.linked.opendata.cz/resource/obce/552259</text:p>
          </table:table-cell>
          <table:table-cell office:value-type="string">
            <text:p>Olbramice</text:p>
          </table:table-cell>
        </table:table-row>
        <table:table-row table:style-name="ro1">
          <table:table-cell office:value-type="string">
            <text:p>http://ruian.linked.opendata.cz/resource/obce/554049</text:p>
          </table:table-cell>
          <table:table-cell office:value-type="string">
            <text:p>Olbramice</text:p>
          </table:table-cell>
        </table:table-row>
        <table:table-row table:style-name="ro1">
          <table:table-cell office:value-type="string">
            <text:p>http://ruian.linked.opendata.cz/resource/obce/594555</text:p>
          </table:table-cell>
          <table:table-cell office:value-type="string">
            <text:p>Olbramkostel</text:p>
          </table:table-cell>
        </table:table-row>
        <table:table-row table:style-name="ro1">
          <table:table-cell office:value-type="string">
            <text:p>http://ruian.linked.opendata.cz/resource/obce/566888</text:p>
          </table:table-cell>
          <table:table-cell office:value-type="string">
            <text:p>Olbramov</text:p>
          </table:table-cell>
        </table:table-row>
        <table:table-row table:style-name="ro1">
          <table:table-cell office:value-type="string">
            <text:p>http://ruian.linked.opendata.cz/resource/obce/530344</text:p>
          </table:table-cell>
          <table:table-cell office:value-type="string">
            <text:p>Olbramovice</text:p>
          </table:table-cell>
        </table:table-row>
        <table:table-row table:style-name="ro1">
          <table:table-cell office:value-type="string">
            <text:p>http://ruian.linked.opendata.cz/resource/obce/594563</text:p>
          </table:table-cell>
          <table:table-cell office:value-type="string">
            <text:p>Olbramovice</text:p>
          </table:table-cell>
        </table:table-row>
        <table:table-row table:style-name="ro1">
          <table:table-cell office:value-type="string">
            <text:p>http://ruian.linked.opendata.cz/resource/obce/515825</text:p>
          </table:table-cell>
          <table:table-cell office:value-type="string">
            <text:p>Oldřichov</text:p>
          </table:table-cell>
        </table:table-row>
        <table:table-row table:style-name="ro1">
          <table:table-cell office:value-type="string">
            <text:p>http://ruian.linked.opendata.cz/resource/obce/552798</text:p>
          </table:table-cell>
          <table:table-cell office:value-type="string">
            <text:p>Oldřichov</text:p>
          </table:table-cell>
        </table:table-row>
        <table:table-row table:style-name="ro1">
          <table:table-cell office:value-type="string">
            <text:p>http://ruian.linked.opendata.cz/resource/obce/564281</text:p>
          </table:table-cell>
          <table:table-cell office:value-type="string">
            <text:p>Oldřichov v Hájích</text:p>
          </table:table-cell>
        </table:table-row>
        <table:table-row table:style-name="ro1">
          <table:table-cell office:value-type="string">
            <text:p>http://ruian.linked.opendata.cz/resource/obce/549444</text:p>
          </table:table-cell>
          <table:table-cell office:value-type="string">
            <text:p>Oldřichovice</text:p>
          </table:table-cell>
        </table:table-row>
        <table:table-row table:style-name="ro1">
          <table:table-cell office:value-type="string">
            <text:p>http://ruian.linked.opendata.cz/resource/obce/578479</text:p>
          </table:table-cell>
          <table:table-cell office:value-type="string">
            <text:p>Oldřiš</text:p>
          </table:table-cell>
        </table:table-row>
        <table:table-row table:style-name="ro1">
          <table:table-cell office:value-type="string">
            <text:p>http://ruian.linked.opendata.cz/resource/obce/509574</text:p>
          </table:table-cell>
          <table:table-cell office:value-type="string">
            <text:p>Oldřišov</text:p>
          </table:table-cell>
        </table:table-row>
        <table:table-row table:style-name="ro1">
          <table:table-cell office:value-type="string">
            <text:p>http://ruian.linked.opendata.cz/resource/obce/594571</text:p>
          </table:table-cell>
          <table:table-cell office:value-type="string">
            <text:p>Oleksovice</text:p>
          </table:table-cell>
        </table:table-row>
        <table:table-row table:style-name="ro1">
          <table:table-cell office:value-type="string">
            <text:p>http://ruian.linked.opendata.cz/resource/obce/569208</text:p>
          </table:table-cell>
          <table:table-cell office:value-type="string">
            <text:p>Olešenka</text:p>
          </table:table-cell>
        </table:table-row>
        <table:table-row table:style-name="ro1">
          <table:table-cell office:value-type="string">
            <text:p>http://ruian.linked.opendata.cz/resource/obce/533564</text:p>
          </table:table-cell>
          <table:table-cell office:value-type="string">
            <text:p>Oleška</text:p>
          </table:table-cell>
        </table:table-row>
        <table:table-row table:style-name="ro1">
          <table:table-cell office:value-type="string">
            <text:p>http://ruian.linked.opendata.cz/resource/obce/542440</text:p>
          </table:table-cell>
          <table:table-cell office:value-type="string">
            <text:p>Oleško</text:p>
          </table:table-cell>
        </table:table-row>
        <table:table-row table:style-name="ro1">
          <table:table-cell office:value-type="string">
            <text:p>http://ruian.linked.opendata.cz/resource/obce/542199</text:p>
          </table:table-cell>
          <table:table-cell office:value-type="string">
            <text:p>Olešná</text:p>
          </table:table-cell>
        </table:table-row>
        <table:table-row table:style-name="ro1">
          <table:table-cell office:value-type="string">
            <text:p>http://ruian.linked.opendata.cz/resource/obce/561967</text:p>
          </table:table-cell>
          <table:table-cell office:value-type="string">
            <text:p>Olešná</text:p>
          </table:table-cell>
        </table:table-row>
        <table:table-row table:style-name="ro1">
          <table:table-cell office:value-type="string">
            <text:p>http://ruian.linked.opendata.cz/resource/obce/531626</text:p>
          </table:table-cell>
          <table:table-cell office:value-type="string">
            <text:p>Olešná</text:p>
          </table:table-cell>
        </table:table-row>
        <table:table-row table:style-name="ro1">
          <table:table-cell office:value-type="string">
            <text:p>http://ruian.linked.opendata.cz/resource/obce/562190</text:p>
          </table:table-cell>
          <table:table-cell office:value-type="string">
            <text:p>Olešná</text:p>
          </table:table-cell>
        </table:table-row>
        <table:table-row table:style-name="ro1">
          <table:table-cell office:value-type="string">
            <text:p>http://ruian.linked.opendata.cz/resource/obce/569216</text:p>
          </table:table-cell>
          <table:table-cell office:value-type="string">
            <text:p>Olešná</text:p>
          </table:table-cell>
        </table:table-row>
        <table:table-row table:style-name="ro1">
          <table:table-cell office:value-type="string">
            <text:p>http://ruian.linked.opendata.cz/resource/obce/544884</text:p>
          </table:table-cell>
          <table:table-cell office:value-type="string">
            <text:p>Olešnice</text:p>
          </table:table-cell>
        </table:table-row>
        <table:table-row table:style-name="ro1">
          <table:table-cell office:value-type="string">
            <text:p>http://ruian.linked.opendata.cz/resource/obce/576581</text:p>
          </table:table-cell>
          <table:table-cell office:value-type="string">
            <text:p>Olešnice</text:p>
          </table:table-cell>
        </table:table-row>
        <table:table-row table:style-name="ro1">
          <table:table-cell office:value-type="string">
            <text:p>http://ruian.linked.opendata.cz/resource/obce/582158</text:p>
          </table:table-cell>
          <table:table-cell office:value-type="string">
            <text:p>Olešnice</text:p>
          </table:table-cell>
        </table:table-row>
        <table:table-row table:style-name="ro1">
          <table:table-cell office:value-type="string">
            <text:p>http://ruian.linked.opendata.cz/resource/obce/577367</text:p>
          </table:table-cell>
          <table:table-cell office:value-type="string">
            <text:p>Olešnice</text:p>
          </table:table-cell>
        </table:table-row>
        <table:table-row table:style-name="ro1">
          <table:table-cell office:value-type="string">
            <text:p>http://ruian.linked.opendata.cz/resource/obce/570524</text:p>
          </table:table-cell>
          <table:table-cell office:value-type="string">
            <text:p>Olešnice</text:p>
          </table:table-cell>
        </table:table-row>
        <table:table-row table:style-name="ro1">
          <table:table-cell office:value-type="string">
            <text:p>http://ruian.linked.opendata.cz/resource/obce/576573</text:p>
          </table:table-cell>
          <table:table-cell office:value-type="string">
            <text:p>Olešnice v Orlických horách</text:p>
          </table:table-cell>
        </table:table-row>
        <table:table-row table:style-name="ro1">
          <table:table-cell office:value-type="string">
            <text:p>http://ruian.linked.opendata.cz/resource/obce/544892</text:p>
          </table:table-cell>
          <table:table-cell office:value-type="string">
            <text:p>Olešník</text:p>
          </table:table-cell>
        </table:table-row>
        <table:table-row table:style-name="ro1">
          <table:table-cell office:value-type="string">
            <text:p>http://ruian.linked.opendata.cz/resource/obce/500496</text:p>
          </table:table-cell>
          <table:table-cell office:value-type="string">
            <text:p>Olomouc</text:p>
          </table:table-cell>
        </table:table-row>
        <table:table-row table:style-name="ro1">
          <table:table-cell office:value-type="string">
            <text:p>http://ruian.linked.opendata.cz/resource/obce/582166</text:p>
          </table:table-cell>
          <table:table-cell office:value-type="string">
            <text:p>Olomučany</text:p>
          </table:table-cell>
        </table:table-row>
        <table:table-row table:style-name="ro1">
          <table:table-cell office:value-type="string">
            <text:p>http://ruian.linked.opendata.cz/resource/obce/560588</text:p>
          </table:table-cell>
          <table:table-cell office:value-type="string">
            <text:p>Oloví</text:p>
          </table:table-cell>
        </table:table-row>
        <table:table-row table:style-name="ro1">
          <table:table-cell office:value-type="string">
            <text:p>http://ruian.linked.opendata.cz/resource/obce/532673</text:p>
          </table:table-cell>
          <table:table-cell office:value-type="string">
            <text:p>Olovnice</text:p>
          </table:table-cell>
        </table:table-row>
        <table:table-row table:style-name="ro1">
          <table:table-cell office:value-type="string">
            <text:p>http://ruian.linked.opendata.cz/resource/obce/541958</text:p>
          </table:table-cell>
          <table:table-cell office:value-type="string">
            <text:p>Olšany</text:p>
          </table:table-cell>
        </table:table-row>
        <table:table-row table:style-name="ro1">
          <table:table-cell office:value-type="string">
            <text:p>http://ruian.linked.opendata.cz/resource/obce/540510</text:p>
          </table:table-cell>
          <table:table-cell office:value-type="string">
            <text:p>Olšany</text:p>
          </table:table-cell>
        </table:table-row>
        <table:table-row table:style-name="ro1">
          <table:table-cell office:value-type="string">
            <text:p>http://ruian.linked.opendata.cz/resource/obce/550132</text:p>
          </table:table-cell>
          <table:table-cell office:value-type="string">
            <text:p>Olšany</text:p>
          </table:table-cell>
        </table:table-row>
        <table:table-row table:style-name="ro1">
          <table:table-cell office:value-type="string">
            <text:p>http://ruian.linked.opendata.cz/resource/obce/587613</text:p>
          </table:table-cell>
          <table:table-cell office:value-type="string">
            <text:p>Olšany</text:p>
          </table:table-cell>
        </table:table-row>
        <table:table-row table:style-name="ro1">
          <table:table-cell office:value-type="string">
            <text:p>http://ruian.linked.opendata.cz/resource/obce/589829</text:p>
          </table:table-cell>
          <table:table-cell office:value-type="string">
            <text:p>Olšany u Prostějova</text:p>
          </table:table-cell>
        </table:table-row>
        <table:table-row table:style-name="ro1">
          <table:table-cell office:value-type="string">
            <text:p>http://ruian.linked.opendata.cz/resource/obce/596302</text:p>
          </table:table-cell>
          <table:table-cell office:value-type="string">
            <text:p>Olší</text:p>
          </table:table-cell>
        </table:table-row>
        <table:table-row table:style-name="ro1">
          <table:table-cell office:value-type="string">
            <text:p>http://ruian.linked.opendata.cz/resource/obce/587214</text:p>
          </table:table-cell>
          <table:table-cell office:value-type="string">
            <text:p>Olší</text:p>
          </table:table-cell>
        </table:table-row>
        <table:table-row table:style-name="ro1">
          <table:table-cell office:value-type="string">
            <text:p>http://ruian.linked.opendata.cz/resource/obce/552844</text:p>
          </table:table-cell>
          <table:table-cell office:value-type="string">
            <text:p>Olšovec</text:p>
          </table:table-cell>
        </table:table-row>
        <table:table-row table:style-name="ro1">
          <table:table-cell office:value-type="string">
            <text:p>http://ruian.linked.opendata.cz/resource/obce/537365</text:p>
          </table:table-cell>
          <table:table-cell office:value-type="string">
            <text:p>Olšovice</text:p>
          </table:table-cell>
        </table:table-row>
        <table:table-row table:style-name="ro1">
          <table:table-cell office:value-type="string">
            <text:p>http://ruian.linked.opendata.cz/resource/obce/583545</text:p>
          </table:table-cell>
          <table:table-cell office:value-type="string">
            <text:p>Omice</text:p>
          </table:table-cell>
        </table:table-row>
        <table:table-row table:style-name="ro1">
          <table:table-cell office:value-type="string">
            <text:p>http://ruian.linked.opendata.cz/resource/obce/545660</text:p>
          </table:table-cell>
          <table:table-cell office:value-type="string">
            <text:p>Omlenice</text:p>
          </table:table-cell>
        </table:table-row>
        <table:table-row table:style-name="ro1">
          <table:table-cell office:value-type="string">
            <text:p>http://ruian.linked.opendata.cz/resource/obce/589837</text:p>
          </table:table-cell>
          <table:table-cell office:value-type="string">
            <text:p>Ondratice</text:p>
          </table:table-cell>
        </table:table-row>
        <table:table-row table:style-name="ro1">
          <table:table-cell office:value-type="string">
            <text:p>http://ruian.linked.opendata.cz/resource/obce/538582</text:p>
          </table:table-cell>
          <table:table-cell office:value-type="string">
            <text:p>Ondřejov</text:p>
          </table:table-cell>
        </table:table-row>
        <table:table-row table:style-name="ro1">
          <table:table-cell office:value-type="string">
            <text:p>http://ruian.linked.opendata.cz/resource/obce/537691</text:p>
          </table:table-cell>
          <table:table-cell office:value-type="string">
            <text:p>Ondřejov</text:p>
          </table:table-cell>
        </table:table-row>
        <table:table-row table:style-name="ro1">
          <table:table-cell office:value-type="string">
            <text:p>http://ruian.linked.opendata.cz/resource/obce/534277</text:p>
          </table:table-cell>
          <table:table-cell office:value-type="string">
            <text:p>Onomyšl</text:p>
          </table:table-cell>
        </table:table-row>
        <table:table-row table:style-name="ro1">
          <table:table-cell office:value-type="string">
            <text:p>http://ruian.linked.opendata.cz/resource/obce/594580</text:p>
          </table:table-cell>
          <table:table-cell office:value-type="string">
            <text:p>Onšov</text:p>
          </table:table-cell>
        </table:table-row>
        <table:table-row table:style-name="ro1">
          <table:table-cell office:value-type="string">
            <text:p>http://ruian.linked.opendata.cz/resource/obce/548502</text:p>
          </table:table-cell>
          <table:table-cell office:value-type="string">
            <text:p>Onšov</text:p>
          </table:table-cell>
        </table:table-row>
        <table:table-row table:style-name="ro1">
          <table:table-cell office:value-type="string">
            <text:p>http://ruian.linked.opendata.cz/resource/obce/552801</text:p>
          </table:table-cell>
          <table:table-cell office:value-type="string">
            <text:p>Opařany</text:p>
          </table:table-cell>
        </table:table-row>
        <table:table-row table:style-name="ro1">
          <table:table-cell office:value-type="string">
            <text:p>http://ruian.linked.opendata.cz/resource/obce/578487</text:p>
          </table:table-cell>
          <table:table-cell office:value-type="string">
            <text:p>Opatov</text:p>
          </table:table-cell>
        </table:table-row>
        <table:table-row table:style-name="ro1">
          <table:table-cell office:value-type="string">
            <text:p>http://ruian.linked.opendata.cz/resource/obce/587621</text:p>
          </table:table-cell>
          <table:table-cell office:value-type="string">
            <text:p>Opatov</text:p>
          </table:table-cell>
        </table:table-row>
        <table:table-row table:style-name="ro1">
          <table:table-cell office:value-type="string">
            <text:p>http://ruian.linked.opendata.cz/resource/obce/591319</text:p>
          </table:table-cell>
          <table:table-cell office:value-type="string">
            <text:p>Opatov</text:p>
          </table:table-cell>
        </table:table-row>
        <table:table-row table:style-name="ro1">
          <table:table-cell office:value-type="string">
            <text:p>http://ruian.linked.opendata.cz/resource/obce/572721</text:p>
          </table:table-cell>
          <table:table-cell office:value-type="string">
            <text:p>Opatovec</text:p>
          </table:table-cell>
        </table:table-row>
        <table:table-row table:style-name="ro1">
          <table:table-cell office:value-type="string">
            <text:p>http://ruian.linked.opendata.cz/resource/obce/516201</text:p>
          </table:table-cell>
          <table:table-cell office:value-type="string">
            <text:p>Opatovice</text:p>
          </table:table-cell>
        </table:table-row>
        <table:table-row table:style-name="ro1">
          <table:table-cell office:value-type="string">
            <text:p>http://ruian.linked.opendata.cz/resource/obce/583553</text:p>
          </table:table-cell>
          <table:table-cell office:value-type="string">
            <text:p>Opatovice</text:p>
          </table:table-cell>
        </table:table-row>
        <table:table-row table:style-name="ro1">
          <table:table-cell office:value-type="string">
            <text:p>http://ruian.linked.opendata.cz/resource/obce/530956</text:p>
          </table:table-cell>
          <table:table-cell office:value-type="string">
            <text:p>Opatovice I</text:p>
          </table:table-cell>
        </table:table-row>
        <table:table-row table:style-name="ro1">
          <table:table-cell office:value-type="string">
            <text:p>http://ruian.linked.opendata.cz/resource/obce/575429</text:p>
          </table:table-cell>
          <table:table-cell office:value-type="string">
            <text:p>Opatovice nad Labem</text:p>
          </table:table-cell>
        </table:table-row>
        <table:table-row table:style-name="ro1">
          <table:table-cell office:value-type="string">
            <text:p>http://ruian.linked.opendata.cz/resource/obce/505927</text:p>
          </table:table-cell>
          <table:table-cell office:value-type="string">
            <text:p>Opava</text:p>
          </table:table-cell>
        </table:table-row>
        <table:table-row table:style-name="ro1">
          <table:table-cell office:value-type="string">
            <text:p>http://ruian.linked.opendata.cz/resource/obce/571679</text:p>
          </table:table-cell>
          <table:table-cell office:value-type="string">
            <text:p>Oplany</text:p>
          </table:table-cell>
        </table:table-row>
        <table:table-row table:style-name="ro1">
          <table:table-cell office:value-type="string">
            <text:p>http://ruian.linked.opendata.cz/resource/obce/553000</text:p>
          </table:table-cell>
          <table:table-cell office:value-type="string">
            <text:p>Oplocany</text:p>
          </table:table-cell>
        </table:table-row>
        <table:table-row table:style-name="ro1">
          <table:table-cell office:value-type="string">
            <text:p>http://ruian.linked.opendata.cz/resource/obce/539783</text:p>
          </table:table-cell>
          <table:table-cell office:value-type="string">
            <text:p>Oplot</text:p>
          </table:table-cell>
        </table:table-row>
        <table:table-row table:style-name="ro1">
          <table:table-cell office:value-type="string">
            <text:p>http://ruian.linked.opendata.cz/resource/obce/537578</text:p>
          </table:table-cell>
          <table:table-cell office:value-type="string">
            <text:p>Opočnice</text:p>
          </table:table-cell>
        </table:table-row>
        <table:table-row table:style-name="ro1">
          <table:table-cell office:value-type="string">
            <text:p>http://ruian.linked.opendata.cz/resource/obce/542555</text:p>
          </table:table-cell>
          <table:table-cell office:value-type="string">
            <text:p>Opočno</text:p>
          </table:table-cell>
        </table:table-row>
        <table:table-row table:style-name="ro1">
          <table:table-cell office:value-type="string">
            <text:p>http://ruian.linked.opendata.cz/resource/obce/576590</text:p>
          </table:table-cell>
          <table:table-cell office:value-type="string">
            <text:p>Opočno</text:p>
          </table:table-cell>
        </table:table-row>
        <table:table-row table:style-name="ro1">
          <table:table-cell office:value-type="string">
            <text:p>http://ruian.linked.opendata.cz/resource/obce/537586</text:p>
          </table:table-cell>
          <table:table-cell office:value-type="string">
            <text:p>Opolany</text:p>
          </table:table-cell>
        </table:table-row>
        <table:table-row table:style-name="ro1">
          <table:table-cell office:value-type="string">
            <text:p>http://ruian.linked.opendata.cz/resource/obce/591327</text:p>
          </table:table-cell>
          <table:table-cell office:value-type="string">
            <text:p>Oponešice</text:p>
          </table:table-cell>
        </table:table-row>
        <table:table-row table:style-name="ro1">
          <table:table-cell office:value-type="string">
            <text:p>http://ruian.linked.opendata.cz/resource/obce/516350</text:p>
          </table:table-cell>
          <table:table-cell office:value-type="string">
            <text:p>Oprostovice</text:p>
          </table:table-cell>
        </table:table-row>
        <table:table-row table:style-name="ro1">
          <table:table-cell office:value-type="string">
            <text:p>http://ruian.linked.opendata.cz/resource/obce/542202</text:p>
          </table:table-cell>
          <table:table-cell office:value-type="string">
            <text:p>Oráčov</text:p>
          </table:table-cell>
        </table:table-row>
        <table:table-row table:style-name="ro1">
          <table:table-cell office:value-type="string">
            <text:p>http://ruian.linked.opendata.cz/resource/obce/539520</text:p>
          </table:table-cell>
          <table:table-cell office:value-type="string">
            <text:p>Ořech</text:p>
          </table:table-cell>
        </table:table-row>
        <table:table-row table:style-name="ro1">
          <table:table-cell office:value-type="string">
            <text:p>http://ruian.linked.opendata.cz/resource/obce/583561</text:p>
          </table:table-cell>
          <table:table-cell office:value-type="string">
            <text:p>Ořechov</text:p>
          </table:table-cell>
        </table:table-row>
        <table:table-row table:style-name="ro1">
          <table:table-cell office:value-type="string">
            <text:p>http://ruian.linked.opendata.cz/resource/obce/587630</text:p>
          </table:table-cell>
          <table:table-cell office:value-type="string">
            <text:p>Ořechov</text:p>
          </table:table-cell>
        </table:table-row>
        <table:table-row table:style-name="ro1">
          <table:table-cell office:value-type="string">
            <text:p>http://ruian.linked.opendata.cz/resource/obce/592447</text:p>
          </table:table-cell>
          <table:table-cell office:value-type="string">
            <text:p>Ořechov</text:p>
          </table:table-cell>
        </table:table-row>
        <table:table-row table:style-name="ro1">
          <table:table-cell office:value-type="string">
            <text:p>http://ruian.linked.opendata.cz/resource/obce/596329</text:p>
          </table:table-cell>
          <table:table-cell office:value-type="string">
            <text:p>Ořechov</text:p>
          </table:table-cell>
        </table:table-row>
        <table:table-row table:style-name="ro1">
          <table:table-cell office:value-type="string">
            <text:p>http://ruian.linked.opendata.cz/resource/obce/571962</text:p>
          </table:table-cell>
          <table:table-cell office:value-type="string">
            <text:p>Orel</text:p>
          </table:table-cell>
        </table:table-row>
        <table:table-row table:style-name="ro1">
          <table:table-cell office:value-type="string">
            <text:p>http://ruian.linked.opendata.cz/resource/obce/580716</text:p>
          </table:table-cell>
          <table:table-cell office:value-type="string">
            <text:p>Orlické Podhůří</text:p>
          </table:table-cell>
        </table:table-row>
        <table:table-row table:style-name="ro1">
          <table:table-cell office:value-type="string">
            <text:p>http://ruian.linked.opendata.cz/resource/obce/576603</text:p>
          </table:table-cell>
          <table:table-cell office:value-type="string">
            <text:p>Orlické Záhoří</text:p>
          </table:table-cell>
        </table:table-row>
        <table:table-row table:style-name="ro1">
          <table:table-cell office:value-type="string">
            <text:p>http://ruian.linked.opendata.cz/resource/obce/580724</text:p>
          </table:table-cell>
          <table:table-cell office:value-type="string">
            <text:p>Orličky</text:p>
          </table:table-cell>
        </table:table-row>
        <table:table-row table:style-name="ro1">
          <table:table-cell office:value-type="string">
            <text:p>http://ruian.linked.opendata.cz/resource/obce/549681</text:p>
          </table:table-cell>
          <table:table-cell office:value-type="string">
            <text:p>Orlík nad Vltavou</text:p>
          </table:table-cell>
        </table:table-row>
        <table:table-row table:style-name="ro1">
          <table:table-cell office:value-type="string">
            <text:p>http://ruian.linked.opendata.cz/resource/obce/599069</text:p>
          </table:table-cell>
          <table:table-cell office:value-type="string">
            <text:p>Orlová</text:p>
          </table:table-cell>
        </table:table-row>
        <table:table-row table:style-name="ro1">
          <table:table-cell office:value-type="string">
            <text:p>http://ruian.linked.opendata.cz/resource/obce/593460</text:p>
          </table:table-cell>
          <table:table-cell office:value-type="string">
            <text:p>Orlovice</text:p>
          </table:table-cell>
        </table:table-row>
        <table:table-row table:style-name="ro1">
          <table:table-cell office:value-type="string">
            <text:p>http://ruian.linked.opendata.cz/resource/obce/598470</text:p>
          </table:table-cell>
          <table:table-cell office:value-type="string">
            <text:p>Osečany</text:p>
          </table:table-cell>
        </table:table-row>
        <table:table-row table:style-name="ro1">
          <table:table-cell office:value-type="string">
            <text:p>http://ruian.linked.opendata.cz/resource/obce/599662</text:p>
          </table:table-cell>
          <table:table-cell office:value-type="string">
            <text:p>Oseček</text:p>
          </table:table-cell>
        </table:table-row>
        <table:table-row table:style-name="ro1">
          <table:table-cell office:value-type="string">
            <text:p>http://ruian.linked.opendata.cz/resource/obce/564290</text:p>
          </table:table-cell>
          <table:table-cell office:value-type="string">
            <text:p>Osečná</text:p>
          </table:table-cell>
        </table:table-row>
        <table:table-row table:style-name="ro1">
          <table:table-cell office:value-type="string">
            <text:p>http://ruian.linked.opendata.cz/resource/obce/576611</text:p>
          </table:table-cell>
          <table:table-cell office:value-type="string">
            <text:p>Osečnice</text:p>
          </table:table-cell>
        </table:table-row>
        <table:table-row table:style-name="ro1">
          <table:table-cell office:value-type="string">
            <text:p>http://ruian.linked.opendata.cz/resource/obce/531634</text:p>
          </table:table-cell>
          <table:table-cell office:value-type="string">
            <text:p>Osek</text:p>
          </table:table-cell>
        </table:table-row>
        <table:table-row table:style-name="ro1">
          <table:table-cell office:value-type="string">
            <text:p>http://ruian.linked.opendata.cz/resource/obce/567779</text:p>
          </table:table-cell>
          <table:table-cell office:value-type="string">
            <text:p>Osek</text:p>
          </table:table-cell>
        </table:table-row>
        <table:table-row table:style-name="ro1">
          <table:table-cell office:value-type="string">
            <text:p>http://ruian.linked.opendata.cz/resource/obce/560057</text:p>
          </table:table-cell>
          <table:table-cell office:value-type="string">
            <text:p>Osek</text:p>
          </table:table-cell>
        </table:table-row>
        <table:table-row table:style-name="ro1">
          <table:table-cell office:value-type="string">
            <text:p>http://ruian.linked.opendata.cz/resource/obce/551562</text:p>
          </table:table-cell>
          <table:table-cell office:value-type="string">
            <text:p>Osek</text:p>
          </table:table-cell>
        </table:table-row>
        <table:table-row table:style-name="ro1">
          <table:table-cell office:value-type="string">
            <text:p>http://ruian.linked.opendata.cz/resource/obce/573264</text:p>
          </table:table-cell>
          <table:table-cell office:value-type="string">
            <text:p>Osek</text:p>
          </table:table-cell>
        </table:table-row>
        <table:table-row table:style-name="ro1">
          <table:table-cell office:value-type="string">
            <text:p>http://ruian.linked.opendata.cz/resource/obce/598828</text:p>
          </table:table-cell>
          <table:table-cell office:value-type="string">
            <text:p>Osek</text:p>
          </table:table-cell>
        </table:table-row>
        <table:table-row table:style-name="ro1">
          <table:table-cell office:value-type="string">
            <text:p>http://ruian.linked.opendata.cz/resource/obce/516619</text:p>
          </table:table-cell>
          <table:table-cell office:value-type="string">
            <text:p>Osek nad Bečvou</text:p>
          </table:table-cell>
        </table:table-row>
        <table:table-row table:style-name="ro1">
          <table:table-cell office:value-type="string">
            <text:p>http://ruian.linked.opendata.cz/resource/obce/558184</text:p>
          </table:table-cell>
          <table:table-cell office:value-type="string">
            <text:p>Oselce</text:p>
          </table:table-cell>
        </table:table-row>
        <table:table-row table:style-name="ro1">
          <table:table-cell office:value-type="string">
            <text:p>http://ruian.linked.opendata.cz/resource/obce/541681</text:p>
          </table:table-cell>
          <table:table-cell office:value-type="string">
            <text:p>Ošelín</text:p>
          </table:table-cell>
        </table:table-row>
        <table:table-row table:style-name="ro1">
          <table:table-cell office:value-type="string">
            <text:p>http://ruian.linked.opendata.cz/resource/obce/570532</text:p>
          </table:table-cell>
          <table:table-cell office:value-type="string">
            <text:p>Osice</text:p>
          </table:table-cell>
        </table:table-row>
        <table:table-row table:style-name="ro1">
          <table:table-cell office:value-type="string">
            <text:p>http://ruian.linked.opendata.cz/resource/obce/588822</text:p>
          </table:table-cell>
          <table:table-cell office:value-type="string">
            <text:p>Osíčko</text:p>
          </table:table-cell>
        </table:table-row>
        <table:table-row table:style-name="ro1">
          <table:table-cell office:value-type="string">
            <text:p>http://ruian.linked.opendata.cz/resource/obce/570541</text:p>
          </table:table-cell>
          <table:table-cell office:value-type="string">
            <text:p>Osičky</text:p>
          </table:table-cell>
        </table:table-row>
        <table:table-row table:style-name="ro1">
          <table:table-cell office:value-type="string">
            <text:p>http://ruian.linked.opendata.cz/resource/obce/578509</text:p>
          </table:table-cell>
          <table:table-cell office:value-type="string">
            <text:p>Osík</text:p>
          </table:table-cell>
        </table:table-row>
        <table:table-row table:style-name="ro1">
          <table:table-cell office:value-type="string">
            <text:p>http://ruian.linked.opendata.cz/resource/obce/582174</text:p>
          </table:table-cell>
          <table:table-cell office:value-type="string">
            <text:p>Osiky</text:p>
          </table:table-cell>
        </table:table-row>
        <table:table-row table:style-name="ro1">
          <table:table-cell office:value-type="string">
            <text:p>http://ruian.linked.opendata.cz/resource/obce/540544</text:p>
          </table:table-cell>
          <table:table-cell office:value-type="string">
            <text:p>Oskava</text:p>
          </table:table-cell>
        </table:table-row>
        <table:table-row table:style-name="ro1">
          <table:table-cell office:value-type="string">
            <text:p>http://ruian.linked.opendata.cz/resource/obce/537616</text:p>
          </table:table-cell>
          <table:table-cell office:value-type="string">
            <text:p>Oskořínek</text:p>
          </table:table-cell>
        </table:table-row>
        <table:table-row table:style-name="ro1">
          <table:table-cell office:value-type="string">
            <text:p>http://ruian.linked.opendata.cz/resource/obce/583588</text:p>
          </table:table-cell>
          <table:table-cell office:value-type="string">
            <text:p>Oslavany</text:p>
          </table:table-cell>
        </table:table-row>
        <table:table-row table:style-name="ro1">
          <table:table-cell office:value-type="string">
            <text:p>http://ruian.linked.opendata.cz/resource/obce/596337</text:p>
          </table:table-cell>
          <table:table-cell office:value-type="string">
            <text:p>Oslavice</text:p>
          </table:table-cell>
        </table:table-row>
        <table:table-row table:style-name="ro1">
          <table:table-cell office:value-type="string">
            <text:p>http://ruian.linked.opendata.cz/resource/obce/511412</text:p>
          </table:table-cell>
          <table:table-cell office:value-type="string">
            <text:p>Oslavička</text:p>
          </table:table-cell>
        </table:table-row>
        <table:table-row table:style-name="ro1">
          <table:table-cell office:value-type="string">
            <text:p>http://ruian.linked.opendata.cz/resource/obce/594598</text:p>
          </table:table-cell>
          <table:table-cell office:value-type="string">
            <text:p>Oslnovice</text:p>
          </table:table-cell>
        </table:table-row>
        <table:table-row table:style-name="ro1">
          <table:table-cell office:value-type="string">
            <text:p>http://ruian.linked.opendata.cz/resource/obce/549703</text:p>
          </table:table-cell>
          <table:table-cell office:value-type="string">
            <text:p>Oslov</text:p>
          </table:table-cell>
        </table:table-row>
        <table:table-row table:style-name="ro1">
          <table:table-cell office:value-type="string">
            <text:p>http://ruian.linked.opendata.cz/resource/obce/597716</text:p>
          </table:table-cell>
          <table:table-cell office:value-type="string">
            <text:p>Osoblaha</text:p>
          </table:table-cell>
        </table:table-row>
        <table:table-row table:style-name="ro1">
          <table:table-cell office:value-type="string">
            <text:p>http://ruian.linked.opendata.cz/resource/obce/531642</text:p>
          </table:table-cell>
          <table:table-cell office:value-type="string">
            <text:p>Osov</text:p>
          </table:table-cell>
        </table:table-row>
        <table:table-row table:style-name="ro1">
          <table:table-cell office:value-type="string">
            <text:p>http://ruian.linked.opendata.cz/resource/obce/596345</text:p>
          </table:table-cell>
          <table:table-cell office:value-type="string">
            <text:p>Osová Bítýška</text:p>
          </table:table-cell>
        </table:table-row>
        <table:table-row table:style-name="ro1">
          <table:table-cell office:value-type="string">
            <text:p>http://ruian.linked.opendata.cz/resource/obce/596353</text:p>
          </table:table-cell>
          <table:table-cell office:value-type="string">
            <text:p>Osové</text:p>
          </table:table-cell>
        </table:table-row>
        <table:table-row table:style-name="ro1">
          <table:table-cell office:value-type="string">
            <text:p>http://ruian.linked.opendata.cz/resource/obce/591335</text:p>
          </table:table-cell>
          <table:table-cell office:value-type="string">
            <text:p>Ostašov</text:p>
          </table:table-cell>
        </table:table-row>
        <table:table-row table:style-name="ro1">
          <table:table-cell office:value-type="string">
            <text:p>http://ruian.linked.opendata.cz/resource/obce/583596</text:p>
          </table:table-cell>
          <table:table-cell office:value-type="string">
            <text:p>Ostopovice</text:p>
          </table:table-cell>
        </table:table-row>
        <table:table-row table:style-name="ro1">
          <table:table-cell office:value-type="string">
            <text:p>http://ruian.linked.opendata.cz/resource/obce/537624</text:p>
          </table:table-cell>
          <table:table-cell office:value-type="string">
            <text:p>Ostrá</text:p>
          </table:table-cell>
        </table:table-row>
        <table:table-row table:style-name="ro1">
          <table:table-cell office:value-type="string">
            <text:p>http://ruian.linked.opendata.cz/resource/obce/557170</text:p>
          </table:table-cell>
          <table:table-cell office:value-type="string">
            <text:p>Ostrata</text:p>
          </table:table-cell>
        </table:table-row>
        <table:table-row table:style-name="ro1">
          <table:table-cell office:value-type="string">
            <text:p>http://ruian.linked.opendata.cz/resource/obce/554821</text:p>
          </table:table-cell>
          <table:table-cell office:value-type="string">
            <text:p>Ostrava</text:p>
          </table:table-cell>
        </table:table-row>
        <table:table-row table:style-name="ro1">
          <table:table-cell office:value-type="string">
            <text:p>http://ruian.linked.opendata.cz/resource/obce/598542</text:p>
          </table:table-cell>
          <table:table-cell office:value-type="string">
            <text:p>Ostravice</text:p>
          </table:table-cell>
        </table:table-row>
        <table:table-row table:style-name="ro1">
          <table:table-cell office:value-type="string">
            <text:p>http://ruian.linked.opendata.cz/resource/obce/530352</text:p>
          </table:table-cell>
          <table:table-cell office:value-type="string">
            <text:p>Ostředek</text:p>
          </table:table-cell>
        </table:table-row>
        <table:table-row table:style-name="ro1">
          <table:table-cell office:value-type="string">
            <text:p>http://ruian.linked.opendata.cz/resource/obce/575437</text:p>
          </table:table-cell>
          <table:table-cell office:value-type="string">
            <text:p>Ostřešany</text:p>
          </table:table-cell>
        </table:table-row>
        <table:table-row table:style-name="ro1">
          <table:table-cell office:value-type="string">
            <text:p>http://ruian.linked.opendata.cz/resource/obce/578061</text:p>
          </table:table-cell>
          <table:table-cell office:value-type="string">
            <text:p>Ostřetice</text:p>
          </table:table-cell>
        </table:table-row>
        <table:table-row table:style-name="ro1">
          <table:table-cell office:value-type="string">
            <text:p>http://ruian.linked.opendata.cz/resource/obce/575445</text:p>
          </table:table-cell>
          <table:table-cell office:value-type="string">
            <text:p>Ostřetín</text:p>
          </table:table-cell>
        </table:table-row>
        <table:table-row table:style-name="ro1">
          <table:table-cell office:value-type="string">
            <text:p>http://ruian.linked.opendata.cz/resource/obce/535231</text:p>
          </table:table-cell>
          <table:table-cell office:value-type="string">
            <text:p>Ostrolovský Újezd</text:p>
          </table:table-cell>
        </table:table-row>
        <table:table-row table:style-name="ro1">
          <table:table-cell office:value-type="string">
            <text:p>http://ruian.linked.opendata.cz/resource/obce/573272</text:p>
          </table:table-cell>
          <table:table-cell office:value-type="string">
            <text:p>Ostroměř</text:p>
          </table:table-cell>
        </table:table-row>
        <table:table-row table:style-name="ro1">
          <table:table-cell office:value-type="string">
            <text:p>http://ruian.linked.opendata.cz/resource/obce/548359</text:p>
          </table:table-cell>
          <table:table-cell office:value-type="string">
            <text:p>Ostrov</text:p>
          </table:table-cell>
        </table:table-row>
        <table:table-row table:style-name="ro1">
          <table:table-cell office:value-type="string">
            <text:p>http://ruian.linked.opendata.cz/resource/obce/598372</text:p>
          </table:table-cell>
          <table:table-cell office:value-type="string">
            <text:p>Ostrov</text:p>
          </table:table-cell>
        </table:table-row>
        <table:table-row table:style-name="ro1">
          <table:table-cell office:value-type="string">
            <text:p>http://ruian.linked.opendata.cz/resource/obce/555428</text:p>
          </table:table-cell>
          <table:table-cell office:value-type="string">
            <text:p>Ostrov</text:p>
          </table:table-cell>
        </table:table-row>
        <table:table-row table:style-name="ro1">
          <table:table-cell office:value-type="string">
            <text:p>http://ruian.linked.opendata.cz/resource/obce/574104</text:p>
          </table:table-cell>
          <table:table-cell office:value-type="string">
            <text:p>Ostrov</text:p>
          </table:table-cell>
        </table:table-row>
        <table:table-row table:style-name="ro1">
          <table:table-cell office:value-type="string">
            <text:p>http://ruian.linked.opendata.cz/resource/obce/580732</text:p>
          </table:table-cell>
          <table:table-cell office:value-type="string">
            <text:p>Ostrov</text:p>
          </table:table-cell>
        </table:table-row>
        <table:table-row table:style-name="ro1">
          <table:table-cell office:value-type="string">
            <text:p>http://ruian.linked.opendata.cz/resource/obce/599395</text:p>
          </table:table-cell>
          <table:table-cell office:value-type="string">
            <text:p>Ostrov</text:p>
          </table:table-cell>
        </table:table-row>
        <table:table-row table:style-name="ro1">
          <table:table-cell office:value-type="string">
            <text:p>http://ruian.linked.opendata.cz/resource/obce/596361</text:p>
          </table:table-cell>
          <table:table-cell office:value-type="string">
            <text:p>Ostrov nad Oslavou</text:p>
          </table:table-cell>
        </table:table-row>
        <table:table-row table:style-name="ro1">
          <table:table-cell office:value-type="string">
            <text:p>http://ruian.linked.opendata.cz/resource/obce/559326</text:p>
          </table:table-cell>
          <table:table-cell office:value-type="string">
            <text:p>Ostrov u Bezdružic</text:p>
          </table:table-cell>
        </table:table-row>
        <table:table-row table:style-name="ro1">
          <table:table-cell office:value-type="string">
            <text:p>http://ruian.linked.opendata.cz/resource/obce/582182</text:p>
          </table:table-cell>
          <table:table-cell office:value-type="string">
            <text:p>Ostrov u Macochy</text:p>
          </table:table-cell>
        </table:table-row>
        <table:table-row table:style-name="ro1">
          <table:table-cell office:value-type="string">
            <text:p>http://ruian.linked.opendata.cz/resource/obce/583600</text:p>
          </table:table-cell>
          <table:table-cell office:value-type="string">
            <text:p>Ostrovačice</text:p>
          </table:table-cell>
        </table:table-row>
        <table:table-row table:style-name="ro1">
          <table:table-cell office:value-type="string">
            <text:p>http://ruian.linked.opendata.cz/resource/obce/586471</text:p>
          </table:table-cell>
          <table:table-cell office:value-type="string">
            <text:p>Ostrovánky</text:p>
          </table:table-cell>
        </table:table-row>
        <table:table-row table:style-name="ro1">
          <table:table-cell office:value-type="string">
            <text:p>http://ruian.linked.opendata.cz/resource/obce/549711</text:p>
          </table:table-cell>
          <table:table-cell office:value-type="string">
            <text:p>Ostrovec</text:p>
          </table:table-cell>
        </table:table-row>
        <table:table-row table:style-name="ro1">
          <table:table-cell office:value-type="string">
            <text:p>http://ruian.linked.opendata.cz/resource/obce/566993</text:p>
          </table:table-cell>
          <table:table-cell office:value-type="string">
            <text:p>Ostrovec-Lhotka</text:p>
          </table:table-cell>
        </table:table-row>
        <table:table-row table:style-name="ro1">
          <table:table-cell office:value-type="string">
            <text:p>http://ruian.linked.opendata.cz/resource/obce/592455</text:p>
          </table:table-cell>
          <table:table-cell office:value-type="string">
            <text:p>Ostrožská Lhota</text:p>
          </table:table-cell>
        </table:table-row>
        <table:table-row table:style-name="ro1">
          <table:table-cell office:value-type="string">
            <text:p>http://ruian.linked.opendata.cz/resource/obce/592463</text:p>
          </table:table-cell>
          <table:table-cell office:value-type="string">
            <text:p>Ostrožská Nová Ves</text:p>
          </table:table-cell>
        </table:table-row>
        <table:table-row table:style-name="ro1">
          <table:table-cell office:value-type="string">
            <text:p>http://ruian.linked.opendata.cz/resource/obce/569330</text:p>
          </table:table-cell>
          <table:table-cell office:value-type="string">
            <text:p>Ostružná</text:p>
          </table:table-cell>
        </table:table-row>
        <table:table-row table:style-name="ro1">
          <table:table-cell office:value-type="string">
            <text:p>http://ruian.linked.opendata.cz/resource/obce/573281</text:p>
          </table:table-cell>
          <table:table-cell office:value-type="string">
            <text:p>Ostružno</text:p>
          </table:table-cell>
        </table:table-row>
        <table:table-row table:style-name="ro1">
          <table:table-cell office:value-type="string">
            <text:p>http://ruian.linked.opendata.cz/resource/obce/592471</text:p>
          </table:table-cell>
          <table:table-cell office:value-type="string">
            <text:p>Osvětimany</text:p>
          </table:table-cell>
        </table:table-row>
        <table:table-row table:style-name="ro1">
          <table:table-cell office:value-type="string">
            <text:p>http://ruian.linked.opendata.cz/resource/obce/554073</text:p>
          </table:table-cell>
          <table:table-cell office:value-type="string">
            <text:p>Osvračín</text:p>
          </table:table-cell>
        </table:table-row>
        <table:table-row table:style-name="ro1">
          <table:table-cell office:value-type="string">
            <text:p>http://ruian.linked.opendata.cz/resource/obce/589845</text:p>
          </table:table-cell>
          <table:table-cell office:value-type="string">
            <text:p>Otaslavice</text:p>
          </table:table-cell>
        </table:table-row>
        <table:table-row table:style-name="ro1">
          <table:table-cell office:value-type="string">
            <text:p>http://ruian.linked.opendata.cz/resource/obce/540293</text:p>
          </table:table-cell>
          <table:table-cell office:value-type="string">
            <text:p>Otěšice</text:p>
          </table:table-cell>
        </table:table-row>
        <table:table-row table:style-name="ro1">
          <table:table-cell office:value-type="string">
            <text:p>http://ruian.linked.opendata.cz/resource/obce/509612</text:p>
          </table:table-cell>
          <table:table-cell office:value-type="string">
            <text:p>Otice</text:p>
          </table:table-cell>
        </table:table-row>
        <table:table-row table:style-name="ro1">
          <table:table-cell office:value-type="string">
            <text:p>http://ruian.linked.opendata.cz/resource/obce/596370</text:p>
          </table:table-cell>
          <table:table-cell office:value-type="string">
            <text:p>Otín</text:p>
          </table:table-cell>
        </table:table-row>
        <table:table-row table:style-name="ro1">
          <table:table-cell office:value-type="string">
            <text:p>http://ruian.linked.opendata.cz/resource/obce/587648</text:p>
          </table:table-cell>
          <table:table-cell office:value-type="string">
            <text:p>Otín</text:p>
          </table:table-cell>
        </table:table-row>
        <table:table-row table:style-name="ro1">
          <table:table-cell office:value-type="string">
            <text:p>http://ruian.linked.opendata.cz/resource/obce/589853</text:p>
          </table:table-cell>
          <table:table-cell office:value-type="string">
            <text:p>Otinoves</text:p>
          </table:table-cell>
        </table:table-row>
        <table:table-row table:style-name="ro1">
          <table:table-cell office:value-type="string">
            <text:p>http://ruian.linked.opendata.cz/resource/obce/506699</text:p>
          </table:table-cell>
          <table:table-cell office:value-type="string">
            <text:p>Otmarov</text:p>
          </table:table-cell>
        </table:table-row>
        <table:table-row table:style-name="ro1">
          <table:table-cell office:value-type="string">
            <text:p>http://ruian.linked.opendata.cz/resource/obce/534111</text:p>
          </table:table-cell>
          <table:table-cell office:value-type="string">
            <text:p>Otmíče</text:p>
          </table:table-cell>
        </table:table-row>
        <table:table-row table:style-name="ro1">
          <table:table-cell office:value-type="string">
            <text:p>http://ruian.linked.opendata.cz/resource/obce/593478</text:p>
          </table:table-cell>
          <table:table-cell office:value-type="string">
            <text:p>Otnice</text:p>
          </table:table-cell>
        </table:table-row>
        <table:table-row table:style-name="ro1">
          <table:table-cell office:value-type="string">
            <text:p>http://ruian.linked.opendata.cz/resource/obce/566209</text:p>
          </table:table-cell>
          <table:table-cell office:value-type="string">
            <text:p>Otov</text:p>
          </table:table-cell>
        </table:table-row>
        <table:table-row table:style-name="ro1">
          <table:table-cell office:value-type="string">
            <text:p>http://ruian.linked.opendata.cz/resource/obce/537969</text:p>
          </table:table-cell>
          <table:table-cell office:value-type="string">
            <text:p>Otovice</text:p>
          </table:table-cell>
        </table:table-row>
        <table:table-row table:style-name="ro1">
          <table:table-cell office:value-type="string">
            <text:p>http://ruian.linked.opendata.cz/resource/obce/574317</text:p>
          </table:table-cell>
          <table:table-cell office:value-type="string">
            <text:p>Otovice</text:p>
          </table:table-cell>
        </table:table-row>
        <table:table-row table:style-name="ro1">
          <table:table-cell office:value-type="string">
            <text:p>http://ruian.linked.opendata.cz/resource/obce/554952</text:p>
          </table:table-cell>
          <table:table-cell office:value-type="string">
            <text:p>Otradov</text:p>
          </table:table-cell>
        </table:table-row>
        <table:table-row table:style-name="ro1">
          <table:table-cell office:value-type="string">
            <text:p>http://ruian.linked.opendata.cz/resource/obce/555444</text:p>
          </table:table-cell>
          <table:table-cell office:value-type="string">
            <text:p>Otročín</text:p>
          </table:table-cell>
        </table:table-row>
        <table:table-row table:style-name="ro1">
          <table:table-cell office:value-type="string">
            <text:p>http://ruian.linked.opendata.cz/resource/obce/531669</text:p>
          </table:table-cell>
          <table:table-cell office:value-type="string">
            <text:p>Otročiněves</text:p>
          </table:table-cell>
        </table:table-row>
        <table:table-row table:style-name="ro1">
          <table:table-cell office:value-type="string">
            <text:p>http://ruian.linked.opendata.cz/resource/obce/585599</text:p>
          </table:table-cell>
          <table:table-cell office:value-type="string">
            <text:p>Otrokovice</text:p>
          </table:table-cell>
        </table:table-row>
        <table:table-row table:style-name="ro1">
          <table:table-cell office:value-type="string">
            <text:p>http://ruian.linked.opendata.cz/resource/obce/563277</text:p>
          </table:table-cell>
          <table:table-cell office:value-type="string">
            <text:p>Otvice</text:p>
          </table:table-cell>
        </table:table-row>
        <table:table-row table:style-name="ro1">
          <table:table-cell office:value-type="string">
            <text:p>http://ruian.linked.opendata.cz/resource/obce/532681</text:p>
          </table:table-cell>
          <table:table-cell office:value-type="string">
            <text:p>Otvovice</text:p>
          </table:table-cell>
        </table:table-row>
        <table:table-row table:style-name="ro1">
          <table:table-cell office:value-type="string">
            <text:p>http://ruian.linked.opendata.cz/resource/obce/541010</text:p>
          </table:table-cell>
          <table:table-cell office:value-type="string">
            <text:p>Ouběnice</text:p>
          </table:table-cell>
        </table:table-row>
        <table:table-row table:style-name="ro1">
          <table:table-cell office:value-type="string">
            <text:p>http://ruian.linked.opendata.cz/resource/obce/580741</text:p>
          </table:table-cell>
          <table:table-cell office:value-type="string">
            <text:p>Oucmanice</text:p>
          </table:table-cell>
        </table:table-row>
        <table:table-row table:style-name="ro1">
          <table:table-cell office:value-type="string">
            <text:p>http://ruian.linked.opendata.cz/resource/obce/569224</text:p>
          </table:table-cell>
          <table:table-cell office:value-type="string">
            <text:p>Oudoleň</text:p>
          </table:table-cell>
        </table:table-row>
        <table:table-row table:style-name="ro1">
          <table:table-cell office:value-type="string">
            <text:p>http://ruian.linked.opendata.cz/resource/obce/535141</text:p>
          </table:table-cell>
          <table:table-cell office:value-type="string">
            <text:p>Ovčáry</text:p>
          </table:table-cell>
        </table:table-row>
        <table:table-row table:style-name="ro1">
          <table:table-cell office:value-type="string">
            <text:p>http://ruian.linked.opendata.cz/resource/obce/533572</text:p>
          </table:table-cell>
          <table:table-cell office:value-type="string">
            <text:p>Ovčáry</text:p>
          </table:table-cell>
        </table:table-row>
        <table:table-row table:style-name="ro1">
          <table:table-cell office:value-type="string">
            <text:p>http://ruian.linked.opendata.cz/resource/obce/569232</text:p>
          </table:table-cell>
          <table:table-cell office:value-type="string">
            <text:p>Ovesná Lhota</text:p>
          </table:table-cell>
        </table:table-row>
        <table:table-row table:style-name="ro1">
          <table:table-cell office:value-type="string">
            <text:p>http://ruian.linked.opendata.cz/resource/obce/539473</text:p>
          </table:table-cell>
          <table:table-cell office:value-type="string">
            <text:p>Ovesné Kladruby</text:p>
          </table:table-cell>
        </table:table-row>
        <table:table-row table:style-name="ro1">
          <table:table-cell office:value-type="string">
            <text:p>http://ruian.linked.opendata.cz/resource/obce/544574</text:p>
          </table:table-cell>
          <table:table-cell office:value-type="string">
            <text:p>Oznice</text:p>
          </table:table-cell>
        </table:table-row>
        <table:table-row table:style-name="ro1">
          <table:table-cell office:value-type="string">
            <text:p>http://ruian.linked.opendata.cz/resource/obce/531278</text:p>
          </table:table-cell>
          <table:table-cell office:value-type="string">
            <text:p>Paběnice</text:p>
          </table:table-cell>
        </table:table-row>
        <table:table-row table:style-name="ro1">
          <table:table-cell office:value-type="string">
            <text:p>http://ruian.linked.opendata.cz/resource/obce/556912</text:p>
          </table:table-cell>
          <table:table-cell office:value-type="string">
            <text:p>Pačejov</text:p>
          </table:table-cell>
        </table:table-row>
        <table:table-row table:style-name="ro1">
          <table:table-cell office:value-type="string">
            <text:p>http://ruian.linked.opendata.cz/resource/obce/545953</text:p>
          </table:table-cell>
          <table:table-cell office:value-type="string">
            <text:p>Paceřice</text:p>
          </table:table-cell>
        </table:table-row>
        <table:table-row table:style-name="ro1">
          <table:table-cell office:value-type="string">
            <text:p>http://ruian.linked.opendata.cz/resource/obce/588831</text:p>
          </table:table-cell>
          <table:table-cell office:value-type="string">
            <text:p>Pacetluky</text:p>
          </table:table-cell>
        </table:table-row>
        <table:table-row table:style-name="ro1">
          <table:table-cell office:value-type="string">
            <text:p>http://ruian.linked.opendata.cz/resource/obce/588849</text:p>
          </table:table-cell>
          <table:table-cell office:value-type="string">
            <text:p>Pačlavice</text:p>
          </table:table-cell>
        </table:table-row>
        <table:table-row table:style-name="ro1">
          <table:table-cell office:value-type="string">
            <text:p>http://ruian.linked.opendata.cz/resource/obce/548511</text:p>
          </table:table-cell>
          <table:table-cell office:value-type="string">
            <text:p>Pacov</text:p>
          </table:table-cell>
        </table:table-row>
        <table:table-row table:style-name="ro1">
          <table:table-cell office:value-type="string">
            <text:p>http://ruian.linked.opendata.cz/resource/obce/564192</text:p>
          </table:table-cell>
          <table:table-cell office:value-type="string">
            <text:p>Páleč</text:p>
          </table:table-cell>
        </table:table-row>
        <table:table-row table:style-name="ro1">
          <table:table-cell office:value-type="string">
            <text:p>http://ruian.linked.opendata.cz/resource/obce/598551</text:p>
          </table:table-cell>
          <table:table-cell office:value-type="string">
            <text:p>Palkovice</text:p>
          </table:table-cell>
        </table:table-row>
        <table:table-row table:style-name="ro1">
          <table:table-cell office:value-type="string">
            <text:p>http://ruian.linked.opendata.cz/resource/obce/540595</text:p>
          </table:table-cell>
          <table:table-cell office:value-type="string">
            <text:p>Palonín</text:p>
          </table:table-cell>
        </table:table-row>
        <table:table-row table:style-name="ro1">
          <table:table-cell office:value-type="string">
            <text:p>http://ruian.linked.opendata.cz/resource/obce/550469</text:p>
          </table:table-cell>
          <table:table-cell office:value-type="string">
            <text:p>Pálovice</text:p>
          </table:table-cell>
        </table:table-row>
        <table:table-row table:style-name="ro1">
          <table:table-cell office:value-type="string">
            <text:p>http://ruian.linked.opendata.cz/resource/obce/582191</text:p>
          </table:table-cell>
          <table:table-cell office:value-type="string">
            <text:p>Pamětice</text:p>
          </table:table-cell>
        </table:table-row>
        <table:table-row table:style-name="ro1">
          <table:table-cell office:value-type="string">
            <text:p>http://ruian.linked.opendata.cz/resource/obce/587656</text:p>
          </table:table-cell>
          <table:table-cell office:value-type="string">
            <text:p>Panenská Rozsíčka</text:p>
          </table:table-cell>
        </table:table-row>
        <table:table-row table:style-name="ro1">
          <table:table-cell office:value-type="string">
            <text:p>http://ruian.linked.opendata.cz/resource/obce/538604</text:p>
          </table:table-cell>
          <table:table-cell office:value-type="string">
            <text:p>Panenské Břežany</text:p>
          </table:table-cell>
        </table:table-row>
        <table:table-row table:style-name="ro1">
          <table:table-cell office:value-type="string">
            <text:p>http://ruian.linked.opendata.cz/resource/obce/566535</text:p>
          </table:table-cell>
          <table:table-cell office:value-type="string">
            <text:p>Panenský Týnec</text:p>
          </table:table-cell>
        </table:table-row>
        <table:table-row table:style-name="ro1">
          <table:table-cell office:value-type="string">
            <text:p>http://ruian.linked.opendata.cz/resource/obce/542211</text:p>
          </table:table-cell>
          <table:table-cell office:value-type="string">
            <text:p>Panoší Újezd</text:p>
          </table:table-cell>
        </table:table-row>
        <table:table-row table:style-name="ro1">
          <table:table-cell office:value-type="string">
            <text:p>http://ruian.linked.opendata.cz/resource/obce/587672</text:p>
          </table:table-cell>
          <table:table-cell office:value-type="string">
            <text:p>Panské Dubenky</text:p>
          </table:table-cell>
        </table:table-row>
        <table:table-row table:style-name="ro1">
          <table:table-cell office:value-type="string">
            <text:p>http://ruian.linked.opendata.cz/resource/obce/551571</text:p>
          </table:table-cell>
          <table:table-cell office:value-type="string">
            <text:p>Paračov</text:p>
          </table:table-cell>
        </table:table-row>
        <table:table-row table:style-name="ro1">
          <table:table-cell office:value-type="string">
            <text:p>http://ruian.linked.opendata.cz/resource/obce/555134</text:p>
          </table:table-cell>
          <table:table-cell office:value-type="string">
            <text:p>Pardubice</text:p>
          </table:table-cell>
        </table:table-row>
        <table:table-row table:style-name="ro1">
          <table:table-cell office:value-type="string">
            <text:p>http://ruian.linked.opendata.cz/resource/obce/599182</text:p>
          </table:table-cell>
          <table:table-cell office:value-type="string">
            <text:p>Pařezov</text:p>
          </table:table-cell>
        </table:table-row>
        <table:table-row table:style-name="ro1">
          <table:table-cell office:value-type="string">
            <text:p>http://ruian.linked.opendata.cz/resource/obce/516635</text:p>
          </table:table-cell>
          <table:table-cell office:value-type="string">
            <text:p>Paršovice</text:p>
          </table:table-cell>
        </table:table-row>
        <table:table-row table:style-name="ro1">
          <table:table-cell office:value-type="string">
            <text:p>http://ruian.linked.opendata.cz/resource/obce/516686</text:p>
          </table:table-cell>
          <table:table-cell office:value-type="string">
            <text:p>Partutovice</text:p>
          </table:table-cell>
        </table:table-row>
        <table:table-row table:style-name="ro1">
          <table:table-cell office:value-type="string">
            <text:p>http://ruian.linked.opendata.cz/resource/obce/554081</text:p>
          </table:table-cell>
          <table:table-cell office:value-type="string">
            <text:p>Pasečnice</text:p>
          </table:table-cell>
        </table:table-row>
        <table:table-row table:style-name="ro1">
          <table:table-cell office:value-type="string">
            <text:p>http://ruian.linked.opendata.cz/resource/obce/504785</text:p>
          </table:table-cell>
          <table:table-cell office:value-type="string">
            <text:p>Paseka</text:p>
          </table:table-cell>
        </table:table-row>
        <table:table-row table:style-name="ro1">
          <table:table-cell office:value-type="string">
            <text:p>http://ruian.linked.opendata.cz/resource/obce/562254</text:p>
          </table:table-cell>
          <table:table-cell office:value-type="string">
            <text:p>Paseky</text:p>
          </table:table-cell>
        </table:table-row>
        <table:table-row table:style-name="ro1">
          <table:table-cell office:value-type="string">
            <text:p>http://ruian.linked.opendata.cz/resource/obce/547476</text:p>
          </table:table-cell>
          <table:table-cell office:value-type="string">
            <text:p>Paseky nad Jizerou</text:p>
          </table:table-cell>
        </table:table-row>
        <table:table-row table:style-name="ro1">
          <table:table-cell office:value-type="string">
            <text:p>http://ruian.linked.opendata.cz/resource/obce/513423</text:p>
          </table:table-cell>
          <table:table-cell office:value-type="string">
            <text:p>Pašinka</text:p>
          </table:table-cell>
        </table:table-row>
        <table:table-row table:style-name="ro1">
          <table:table-cell office:value-type="string">
            <text:p>http://ruian.linked.opendata.cz/resource/obce/598569</text:p>
          </table:table-cell>
          <table:table-cell office:value-type="string">
            <text:p>Paskov</text:p>
          </table:table-cell>
        </table:table-row>
        <table:table-row table:style-name="ro1">
          <table:table-cell office:value-type="string">
            <text:p>http://ruian.linked.opendata.cz/resource/obce/584762</text:p>
          </table:table-cell>
          <table:table-cell office:value-type="string">
            <text:p>Pasohlávky</text:p>
          </table:table-cell>
        </table:table-row>
        <table:table-row table:style-name="ro1">
          <table:table-cell office:value-type="string">
            <text:p>http://ruian.linked.opendata.cz/resource/obce/592480</text:p>
          </table:table-cell>
          <table:table-cell office:value-type="string">
            <text:p>Pašovice</text:p>
          </table:table-cell>
        </table:table-row>
        <table:table-row table:style-name="ro1">
          <table:table-cell office:value-type="string">
            <text:p>http://ruian.linked.opendata.cz/resource/obce/566781</text:p>
          </table:table-cell>
          <table:table-cell office:value-type="string">
            <text:p>Pastuchovice</text:p>
          </table:table-cell>
        </table:table-row>
        <table:table-row table:style-name="ro1">
          <table:table-cell office:value-type="string">
            <text:p>http://ruian.linked.opendata.cz/resource/obce/580759</text:p>
          </table:table-cell>
          <table:table-cell office:value-type="string">
            <text:p>Pastviny</text:p>
          </table:table-cell>
        </table:table-row>
        <table:table-row table:style-name="ro1">
          <table:table-cell office:value-type="string">
            <text:p>http://ruian.linked.opendata.cz/resource/obce/537632</text:p>
          </table:table-cell>
          <table:table-cell office:value-type="string">
            <text:p>Pátek</text:p>
          </table:table-cell>
        </table:table-row>
        <table:table-row table:style-name="ro1">
          <table:table-cell office:value-type="string">
            <text:p>http://ruian.linked.opendata.cz/resource/obce/567345</text:p>
          </table:table-cell>
          <table:table-cell office:value-type="string">
            <text:p>Patokryje</text:p>
          </table:table-cell>
        </table:table-row>
        <table:table-row table:style-name="ro1">
          <table:table-cell office:value-type="string">
            <text:p>http://ruian.linked.opendata.cz/resource/obce/594601</text:p>
          </table:table-cell>
          <table:table-cell office:value-type="string">
            <text:p>Pavlice</text:p>
          </table:table-cell>
        </table:table-row>
        <table:table-row table:style-name="ro1">
          <table:table-cell office:value-type="string">
            <text:p>http://ruian.linked.opendata.cz/resource/obce/544248</text:p>
          </table:table-cell>
          <table:table-cell office:value-type="string">
            <text:p>Pavlíkov</text:p>
          </table:table-cell>
        </table:table-row>
        <table:table-row table:style-name="ro1">
          <table:table-cell office:value-type="string">
            <text:p>http://ruian.linked.opendata.cz/resource/obce/596388</text:p>
          </table:table-cell>
          <table:table-cell office:value-type="string">
            <text:p>Pavlínov</text:p>
          </table:table-cell>
        </table:table-row>
        <table:table-row table:style-name="ro1">
          <table:table-cell office:value-type="string">
            <text:p>http://ruian.linked.opendata.cz/resource/obce/532711</text:p>
          </table:table-cell>
          <table:table-cell office:value-type="string">
            <text:p>Pavlov</text:p>
          </table:table-cell>
        </table:table-row>
        <table:table-row table:style-name="ro1">
          <table:table-cell office:value-type="string">
            <text:p>http://ruian.linked.opendata.cz/resource/obce/540609</text:p>
          </table:table-cell>
          <table:table-cell office:value-type="string">
            <text:p>Pavlov</text:p>
          </table:table-cell>
        </table:table-row>
        <table:table-row table:style-name="ro1">
          <table:table-cell office:value-type="string">
            <text:p>http://ruian.linked.opendata.cz/resource/obce/561916</text:p>
          </table:table-cell>
          <table:table-cell office:value-type="string">
            <text:p>Pavlov</text:p>
          </table:table-cell>
        </table:table-row>
        <table:table-row table:style-name="ro1">
          <table:table-cell office:value-type="string">
            <text:p>http://ruian.linked.opendata.cz/resource/obce/569241</text:p>
          </table:table-cell>
          <table:table-cell office:value-type="string">
            <text:p>Pavlov</text:p>
          </table:table-cell>
        </table:table-row>
        <table:table-row table:style-name="ro1">
          <table:table-cell office:value-type="string">
            <text:p>http://ruian.linked.opendata.cz/resource/obce/584771</text:p>
          </table:table-cell>
          <table:table-cell office:value-type="string">
            <text:p>Pavlov</text:p>
          </table:table-cell>
        </table:table-row>
        <table:table-row table:style-name="ro1">
          <table:table-cell office:value-type="string">
            <text:p>http://ruian.linked.opendata.cz/resource/obce/587681</text:p>
          </table:table-cell>
          <table:table-cell office:value-type="string">
            <text:p>Pavlov</text:p>
          </table:table-cell>
        </table:table-row>
        <table:table-row table:style-name="ro1">
          <table:table-cell office:value-type="string">
            <text:p>http://ruian.linked.opendata.cz/resource/obce/596396</text:p>
          </table:table-cell>
          <table:table-cell office:value-type="string">
            <text:p>Pavlov</text:p>
          </table:table-cell>
        </table:table-row>
        <table:table-row table:style-name="ro1">
          <table:table-cell office:value-type="string">
            <text:p>http://ruian.linked.opendata.cz/resource/obce/533076</text:p>
          </table:table-cell>
          <table:table-cell office:value-type="string">
            <text:p>Pavlovice</text:p>
          </table:table-cell>
        </table:table-row>
        <table:table-row table:style-name="ro1">
          <table:table-cell office:value-type="string">
            <text:p>http://ruian.linked.opendata.cz/resource/obce/557196</text:p>
          </table:table-cell>
          <table:table-cell office:value-type="string">
            <text:p>Pavlovice u Kojetína</text:p>
          </table:table-cell>
        </table:table-row>
        <table:table-row table:style-name="ro1">
          <table:table-cell office:value-type="string">
            <text:p>http://ruian.linked.opendata.cz/resource/obce/516694</text:p>
          </table:table-cell>
          <table:table-cell office:value-type="string">
            <text:p>Pavlovice u Přerova</text:p>
          </table:table-cell>
        </table:table-row>
        <table:table-row table:style-name="ro1">
          <table:table-cell office:value-type="string">
            <text:p>http://ruian.linked.opendata.cz/resource/obce/552500</text:p>
          </table:table-cell>
          <table:table-cell office:value-type="string">
            <text:p>Pazderna</text:p>
          </table:table-cell>
        </table:table-row>
        <table:table-row table:style-name="ro1">
          <table:table-cell office:value-type="string">
            <text:p>http://ruian.linked.opendata.cz/resource/obce/532720</text:p>
          </table:table-cell>
          <table:table-cell office:value-type="string">
            <text:p>Pchery</text:p>
          </table:table-cell>
        </table:table-row>
        <table:table-row table:style-name="ro1">
          <table:table-cell office:value-type="string">
            <text:p>http://ruian.linked.opendata.cz/resource/obce/554090</text:p>
          </table:table-cell>
          <table:table-cell office:value-type="string">
            <text:p>Pec</text:p>
          </table:table-cell>
        </table:table-row>
        <table:table-row table:style-name="ro1">
          <table:table-cell office:value-type="string">
            <text:p>http://ruian.linked.opendata.cz/resource/obce/507717</text:p>
          </table:table-cell>
          <table:table-cell office:value-type="string">
            <text:p>Peč</text:p>
          </table:table-cell>
        </table:table-row>
        <table:table-row table:style-name="ro1">
          <table:table-cell office:value-type="string">
            <text:p>http://ruian.linked.opendata.cz/resource/obce/579581</text:p>
          </table:table-cell>
          <table:table-cell office:value-type="string">
            <text:p>Pec pod Sněžkou</text:p>
          </table:table-cell>
        </table:table-row>
        <table:table-row table:style-name="ro1">
          <table:table-cell office:value-type="string">
            <text:p>http://ruian.linked.opendata.cz/resource/obce/541028</text:p>
          </table:table-cell>
          <table:table-cell office:value-type="string">
            <text:p>Pečice</text:p>
          </table:table-cell>
        </table:table-row>
        <table:table-row table:style-name="ro1">
          <table:table-cell office:value-type="string">
            <text:p>http://ruian.linked.opendata.cz/resource/obce/571032</text:p>
          </table:table-cell>
          <table:table-cell office:value-type="string">
            <text:p>Pěčice</text:p>
          </table:table-cell>
        </table:table-row>
        <table:table-row table:style-name="ro1">
          <table:table-cell office:value-type="string">
            <text:p>http://ruian.linked.opendata.cz/resource/obce/576620</text:p>
          </table:table-cell>
          <table:table-cell office:value-type="string">
            <text:p>Pěčín</text:p>
          </table:table-cell>
        </table:table-row>
        <table:table-row table:style-name="ro1">
          <table:table-cell office:value-type="string">
            <text:p>http://ruian.linked.opendata.cz/resource/obce/573299</text:p>
          </table:table-cell>
          <table:table-cell office:value-type="string">
            <text:p>Pecka</text:p>
          </table:table-cell>
        </table:table-row>
        <table:table-row table:style-name="ro1">
          <table:table-cell office:value-type="string">
            <text:p>http://ruian.linked.opendata.cz/resource/obce/537641</text:p>
          </table:table-cell>
          <table:table-cell office:value-type="string">
            <text:p>Pečky</text:p>
          </table:table-cell>
        </table:table-row>
        <table:table-row table:style-name="ro1">
          <table:table-cell office:value-type="string">
            <text:p>http://ruian.linked.opendata.cz/resource/obce/537543</text:p>
          </table:table-cell>
          <table:table-cell office:value-type="string">
            <text:p>Pěčnov</text:p>
          </table:table-cell>
        </table:table-row>
        <table:table-row table:style-name="ro1">
          <table:table-cell office:value-type="string">
            <text:p>http://ruian.linked.opendata.cz/resource/obce/566373</text:p>
          </table:table-cell>
          <table:table-cell office:value-type="string">
            <text:p>Pelechy</text:p>
          </table:table-cell>
        </table:table-row>
        <table:table-row table:style-name="ro1">
          <table:table-cell office:value-type="string">
            <text:p>http://ruian.linked.opendata.cz/resource/obce/547492</text:p>
          </table:table-cell>
          <table:table-cell office:value-type="string">
            <text:p>Pelhřimov</text:p>
          </table:table-cell>
        </table:table-row>
        <table:table-row table:style-name="ro1">
          <table:table-cell office:value-type="string">
            <text:p>http://ruian.linked.opendata.cz/resource/obce/563749</text:p>
          </table:table-cell>
          <table:table-cell office:value-type="string">
            <text:p>Pěnčín</text:p>
          </table:table-cell>
        </table:table-row>
        <table:table-row table:style-name="ro1">
          <table:table-cell office:value-type="string">
            <text:p>http://ruian.linked.opendata.cz/resource/obce/564303</text:p>
          </table:table-cell>
          <table:table-cell office:value-type="string">
            <text:p>Pěnčín</text:p>
          </table:table-cell>
        </table:table-row>
        <table:table-row table:style-name="ro1">
          <table:table-cell office:value-type="string">
            <text:p>http://ruian.linked.opendata.cz/resource/obce/589870</text:p>
          </table:table-cell>
          <table:table-cell office:value-type="string">
            <text:p>Pěnčín</text:p>
          </table:table-cell>
        </table:table-row>
        <table:table-row table:style-name="ro1">
          <table:table-cell office:value-type="string">
            <text:p>http://ruian.linked.opendata.cz/resource/obce/572004</text:p>
          </table:table-cell>
          <table:table-cell office:value-type="string">
            <text:p>Perálec</text:p>
          </table:table-cell>
        </table:table-row>
        <table:table-row table:style-name="ro1">
          <table:table-cell office:value-type="string">
            <text:p>http://ruian.linked.opendata.cz/resource/obce/577391</text:p>
          </table:table-cell>
          <table:table-cell office:value-type="string">
            <text:p>Peřimov</text:p>
          </table:table-cell>
        </table:table-row>
        <table:table-row table:style-name="ro1">
          <table:table-cell office:value-type="string">
            <text:p>http://ruian.linked.opendata.cz/resource/obce/584789</text:p>
          </table:table-cell>
          <table:table-cell office:value-type="string">
            <text:p>Perná</text:p>
          </table:table-cell>
        </table:table-row>
        <table:table-row table:style-name="ro1">
          <table:table-cell office:value-type="string">
            <text:p>http://ruian.linked.opendata.cz/resource/obce/559334</text:p>
          </table:table-cell>
          <table:table-cell office:value-type="string">
            <text:p>Pernarec</text:p>
          </table:table-cell>
        </table:table-row>
        <table:table-row table:style-name="ro1">
          <table:table-cell office:value-type="string">
            <text:p>http://ruian.linked.opendata.cz/resource/obce/555452</text:p>
          </table:table-cell>
          <table:table-cell office:value-type="string">
            <text:p>Pernink</text:p>
          </table:table-cell>
        </table:table-row>
        <table:table-row table:style-name="ro1">
          <table:table-cell office:value-type="string">
            <text:p>http://ruian.linked.opendata.cz/resource/obce/596400</text:p>
          </table:table-cell>
          <table:table-cell office:value-type="string">
            <text:p>Pernštejnské Jestřabí</text:p>
          </table:table-cell>
        </table:table-row>
        <table:table-row table:style-name="ro1">
          <table:table-cell office:value-type="string">
            <text:p>http://ruian.linked.opendata.cz/resource/obce/563285</text:p>
          </table:table-cell>
          <table:table-cell office:value-type="string">
            <text:p>Perštejn</text:p>
          </table:table-cell>
        </table:table-row>
        <table:table-row table:style-name="ro1">
          <table:table-cell office:value-type="string">
            <text:p>http://ruian.linked.opendata.cz/resource/obce/534307</text:p>
          </table:table-cell>
          <table:table-cell office:value-type="string">
            <text:p>Pertoltice</text:p>
          </table:table-cell>
        </table:table-row>
        <table:table-row table:style-name="ro1">
          <table:table-cell office:value-type="string">
            <text:p>http://ruian.linked.opendata.cz/resource/obce/564311</text:p>
          </table:table-cell>
          <table:table-cell office:value-type="string">
            <text:p>Pertoltice</text:p>
          </table:table-cell>
        </table:table-row>
        <table:table-row table:style-name="ro1">
          <table:table-cell office:value-type="string">
            <text:p>http://ruian.linked.opendata.cz/resource/obce/514276</text:p>
          </table:table-cell>
          <table:table-cell office:value-type="string">
            <text:p>Pertoltice pod Ralskem</text:p>
          </table:table-cell>
        </table:table-row>
        <table:table-row table:style-name="ro1">
          <table:table-cell office:value-type="string">
            <text:p>http://ruian.linked.opendata.cz/resource/obce/566551</text:p>
          </table:table-cell>
          <table:table-cell office:value-type="string">
            <text:p>Peruc</text:p>
          </table:table-cell>
        </table:table-row>
        <table:table-row table:style-name="ro1">
          <table:table-cell office:value-type="string">
            <text:p>http://ruian.linked.opendata.cz/resource/obce/546062</text:p>
          </table:table-cell>
          <table:table-cell office:value-type="string">
            <text:p>Pesvice</text:p>
          </table:table-cell>
        </table:table-row>
        <table:table-row table:style-name="ro1">
          <table:table-cell office:value-type="string">
            <text:p>http://ruian.linked.opendata.cz/resource/obce/529656</text:p>
          </table:table-cell>
          <table:table-cell office:value-type="string">
            <text:p>Pětihosty</text:p>
          </table:table-cell>
        </table:table-row>
        <table:table-row table:style-name="ro1">
          <table:table-cell office:value-type="string">
            <text:p>http://ruian.linked.opendata.cz/resource/obce/598241</text:p>
          </table:table-cell>
          <table:table-cell office:value-type="string">
            <text:p>Pětikozly</text:p>
          </table:table-cell>
        </table:table-row>
        <table:table-row table:style-name="ro1">
          <table:table-cell office:value-type="string">
            <text:p>http://ruian.linked.opendata.cz/resource/obce/563293</text:p>
          </table:table-cell>
          <table:table-cell office:value-type="string">
            <text:p>Pětipsy</text:p>
          </table:table-cell>
        </table:table-row>
        <table:table-row table:style-name="ro1">
          <table:table-cell office:value-type="string">
            <text:p>http://ruian.linked.opendata.cz/resource/obce/536431</text:p>
          </table:table-cell>
          <table:table-cell office:value-type="string">
            <text:p>Petkovy</text:p>
          </table:table-cell>
        </table:table-row>
        <table:table-row table:style-name="ro1">
          <table:table-cell office:value-type="string">
            <text:p>http://ruian.linked.opendata.cz/resource/obce/596418</text:p>
          </table:table-cell>
          <table:table-cell office:value-type="string">
            <text:p>Petráveč</text:p>
          </table:table-cell>
        </table:table-row>
        <table:table-row table:style-name="ro1">
          <table:table-cell office:value-type="string">
            <text:p>http://ruian.linked.opendata.cz/resource/obce/535699</text:p>
          </table:table-cell>
          <table:table-cell office:value-type="string">
            <text:p>Petříkov</text:p>
          </table:table-cell>
        </table:table-row>
        <table:table-row table:style-name="ro1">
          <table:table-cell office:value-type="string">
            <text:p>http://ruian.linked.opendata.cz/resource/obce/538612</text:p>
          </table:table-cell>
          <table:table-cell office:value-type="string">
            <text:p>Petříkov</text:p>
          </table:table-cell>
        </table:table-row>
        <table:table-row table:style-name="ro1">
          <table:table-cell office:value-type="string">
            <text:p>http://ruian.linked.opendata.cz/resource/obce/566560</text:p>
          </table:table-cell>
          <table:table-cell office:value-type="string">
            <text:p>Petrohrad</text:p>
          </table:table-cell>
        </table:table-row>
        <table:table-row table:style-name="ro1">
          <table:table-cell office:value-type="string">
            <text:p>http://ruian.linked.opendata.cz/resource/obce/530409</text:p>
          </table:table-cell>
          <table:table-cell office:value-type="string">
            <text:p>Petroupim</text:p>
          </table:table-cell>
        </table:table-row>
        <table:table-row table:style-name="ro1">
          <table:table-cell office:value-type="string">
            <text:p>http://ruian.linked.opendata.cz/resource/obce/539546</text:p>
          </table:table-cell>
          <table:table-cell office:value-type="string">
            <text:p>Petrov</text:p>
          </table:table-cell>
        </table:table-row>
        <table:table-row table:style-name="ro1">
          <table:table-cell office:value-type="string">
            <text:p>http://ruian.linked.opendata.cz/resource/obce/586480</text:p>
          </table:table-cell>
          <table:table-cell office:value-type="string">
            <text:p>Petrov</text:p>
          </table:table-cell>
        </table:table-row>
        <table:table-row table:style-name="ro1">
          <table:table-cell office:value-type="string">
            <text:p>http://ruian.linked.opendata.cz/resource/obce/582204</text:p>
          </table:table-cell>
          <table:table-cell office:value-type="string">
            <text:p>Petrov</text:p>
          </table:table-cell>
        </table:table-row>
        <table:table-row table:style-name="ro1">
          <table:table-cell office:value-type="string">
            <text:p>http://ruian.linked.opendata.cz/resource/obce/500020</text:p>
          </table:table-cell>
          <table:table-cell office:value-type="string">
            <text:p>Petrov nad Desnou</text:p>
          </table:table-cell>
        </table:table-row>
        <table:table-row table:style-name="ro1">
          <table:table-cell office:value-type="string">
            <text:p>http://ruian.linked.opendata.cz/resource/obce/542229</text:p>
          </table:table-cell>
          <table:table-cell office:value-type="string">
            <text:p>Petrovice</text:p>
          </table:table-cell>
        </table:table-row>
        <table:table-row table:style-name="ro1">
          <table:table-cell office:value-type="string">
            <text:p>http://ruian.linked.opendata.cz/resource/obce/541044</text:p>
          </table:table-cell>
          <table:table-cell office:value-type="string">
            <text:p>Petrovice</text:p>
          </table:table-cell>
        </table:table-row>
        <table:table-row table:style-name="ro1">
          <table:table-cell office:value-type="string">
            <text:p>http://ruian.linked.opendata.cz/resource/obce/551848</text:p>
          </table:table-cell>
          <table:table-cell office:value-type="string">
            <text:p>Petrovice</text:p>
          </table:table-cell>
        </table:table-row>
        <table:table-row table:style-name="ro1">
          <table:table-cell office:value-type="string">
            <text:p>http://ruian.linked.opendata.cz/resource/obce/568147</text:p>
          </table:table-cell>
          <table:table-cell office:value-type="string">
            <text:p>Petrovice</text:p>
          </table:table-cell>
        </table:table-row>
        <table:table-row table:style-name="ro1">
          <table:table-cell office:value-type="string">
            <text:p>http://ruian.linked.opendata.cz/resource/obce/570567</text:p>
          </table:table-cell>
          <table:table-cell office:value-type="string">
            <text:p>Petrovice</text:p>
          </table:table-cell>
        </table:table-row>
        <table:table-row table:style-name="ro1">
          <table:table-cell office:value-type="string">
            <text:p>http://ruian.linked.opendata.cz/resource/obce/580767</text:p>
          </table:table-cell>
          <table:table-cell office:value-type="string">
            <text:p>Petrovice</text:p>
          </table:table-cell>
        </table:table-row>
        <table:table-row table:style-name="ro1">
          <table:table-cell office:value-type="string">
            <text:p>http://ruian.linked.opendata.cz/resource/obce/582212</text:p>
          </table:table-cell>
          <table:table-cell office:value-type="string">
            <text:p>Petrovice</text:p>
          </table:table-cell>
        </table:table-row>
        <table:table-row table:style-name="ro1">
          <table:table-cell office:value-type="string">
            <text:p>http://ruian.linked.opendata.cz/resource/obce/591360</text:p>
          </table:table-cell>
          <table:table-cell office:value-type="string">
            <text:p>Petrovice</text:p>
          </table:table-cell>
        </table:table-row>
        <table:table-row table:style-name="ro1">
          <table:table-cell office:value-type="string">
            <text:p>http://ruian.linked.opendata.cz/resource/obce/594610</text:p>
          </table:table-cell>
          <table:table-cell office:value-type="string">
            <text:p>Petrovice</text:p>
          </table:table-cell>
        </table:table-row>
        <table:table-row table:style-name="ro1">
          <table:table-cell office:value-type="string">
            <text:p>http://ruian.linked.opendata.cz/resource/obce/534315</text:p>
          </table:table-cell>
          <table:table-cell office:value-type="string">
            <text:p>Petrovice I</text:p>
          </table:table-cell>
        </table:table-row>
        <table:table-row table:style-name="ro1">
          <table:table-cell office:value-type="string">
            <text:p>http://ruian.linked.opendata.cz/resource/obce/534323</text:p>
          </table:table-cell>
          <table:table-cell office:value-type="string">
            <text:p>Petrovice II</text:p>
          </table:table-cell>
        </table:table-row>
        <table:table-row table:style-name="ro1">
          <table:table-cell office:value-type="string">
            <text:p>http://ruian.linked.opendata.cz/resource/obce/599077</text:p>
          </table:table-cell>
          <table:table-cell office:value-type="string">
            <text:p>Petrovice u Karviné</text:p>
          </table:table-cell>
        </table:table-row>
        <table:table-row table:style-name="ro1">
          <table:table-cell office:value-type="string">
            <text:p>http://ruian.linked.opendata.cz/resource/obce/556921</text:p>
          </table:table-cell>
          <table:table-cell office:value-type="string">
            <text:p>Petrovice u Sušice</text:p>
          </table:table-cell>
        </table:table-row>
        <table:table-row table:style-name="ro1">
          <table:table-cell office:value-type="string">
            <text:p>http://ruian.linked.opendata.cz/resource/obce/548871</text:p>
          </table:table-cell>
          <table:table-cell office:value-type="string">
            <text:p>Petrovičky</text:p>
          </table:table-cell>
        </table:table-row>
        <table:table-row table:style-name="ro1">
          <table:table-cell office:value-type="string">
            <text:p>http://ruian.linked.opendata.cz/resource/obce/556874</text:p>
          </table:table-cell>
          <table:table-cell office:value-type="string">
            <text:p>Petrůvka</text:p>
          </table:table-cell>
        </table:table-row>
        <table:table-row table:style-name="ro1">
          <table:table-cell office:value-type="string">
            <text:p>http://ruian.linked.opendata.cz/resource/obce/591378</text:p>
          </table:table-cell>
          <table:table-cell office:value-type="string">
            <text:p>Petrůvky</text:p>
          </table:table-cell>
        </table:table-row>
        <table:table-row table:style-name="ro1">
          <table:table-cell office:value-type="string">
            <text:p>http://ruian.linked.opendata.cz/resource/obce/599085</text:p>
          </table:table-cell>
          <table:table-cell office:value-type="string">
            <text:p>Petřvald</text:p>
          </table:table-cell>
        </table:table-row>
        <table:table-row table:style-name="ro1">
          <table:table-cell office:value-type="string">
            <text:p>http://ruian.linked.opendata.cz/resource/obce/599743</text:p>
          </table:table-cell>
          <table:table-cell office:value-type="string">
            <text:p>Petřvald</text:p>
          </table:table-cell>
        </table:table-row>
        <table:table-row table:style-name="ro1">
          <table:table-cell office:value-type="string">
            <text:p>http://ruian.linked.opendata.cz/resource/obce/541052</text:p>
          </table:table-cell>
          <table:table-cell office:value-type="string">
            <text:p>Pičín</text:p>
          </table:table-cell>
        </table:table-row>
        <table:table-row table:style-name="ro1">
          <table:table-cell office:value-type="string">
            <text:p>http://ruian.linked.opendata.cz/resource/obce/549916</text:p>
          </table:table-cell>
          <table:table-cell office:value-type="string">
            <text:p>Pikárec</text:p>
          </table:table-cell>
        </table:table-row>
        <table:table-row table:style-name="ro1">
          <table:table-cell office:value-type="string">
            <text:p>http://ruian.linked.opendata.cz/resource/obce/556947</text:p>
          </table:table-cell>
          <table:table-cell office:value-type="string">
            <text:p>Pila</text:p>
          </table:table-cell>
        </table:table-row>
        <table:table-row table:style-name="ro1">
          <table:table-cell office:value-type="string">
            <text:p>http://ruian.linked.opendata.cz/resource/obce/579599</text:p>
          </table:table-cell>
          <table:table-cell office:value-type="string">
            <text:p>Pilníkov</text:p>
          </table:table-cell>
        </table:table-row>
        <table:table-row table:style-name="ro1">
          <table:table-cell office:value-type="string">
            <text:p>http://ruian.linked.opendata.cz/resource/obce/540650</text:p>
          </table:table-cell>
          <table:table-cell office:value-type="string">
            <text:p>Písařov</text:p>
          </table:table-cell>
        </table:table-row>
        <table:table-row table:style-name="ro1">
          <table:table-cell office:value-type="string">
            <text:p>http://ruian.linked.opendata.cz/resource/obce/540684</text:p>
          </table:table-cell>
          <table:table-cell office:value-type="string">
            <text:p>Písečná</text:p>
          </table:table-cell>
        </table:table-row>
        <table:table-row table:style-name="ro1">
          <table:table-cell office:value-type="string">
            <text:p>http://ruian.linked.opendata.cz/resource/obce/557226</text:p>
          </table:table-cell>
          <table:table-cell office:value-type="string">
            <text:p>Písečná</text:p>
          </table:table-cell>
        </table:table-row>
        <table:table-row table:style-name="ro1">
          <table:table-cell office:value-type="string">
            <text:p>http://ruian.linked.opendata.cz/resource/obce/580775</text:p>
          </table:table-cell>
          <table:table-cell office:value-type="string">
            <text:p>Písečná</text:p>
          </table:table-cell>
        </table:table-row>
        <table:table-row table:style-name="ro1">
          <table:table-cell office:value-type="string">
            <text:p>http://ruian.linked.opendata.cz/resource/obce/546917</text:p>
          </table:table-cell>
          <table:table-cell office:value-type="string">
            <text:p>Písečné</text:p>
          </table:table-cell>
        </table:table-row>
        <table:table-row table:style-name="ro1">
          <table:table-cell office:value-type="string">
            <text:p>http://ruian.linked.opendata.cz/resource/obce/596434</text:p>
          </table:table-cell>
          <table:table-cell office:value-type="string">
            <text:p>Písečné</text:p>
          </table:table-cell>
        </table:table-row>
        <table:table-row table:style-name="ro1">
          <table:table-cell office:value-type="string">
            <text:p>http://ruian.linked.opendata.cz/resource/obce/512028</text:p>
          </table:table-cell>
          <table:table-cell office:value-type="string">
            <text:p>Písek</text:p>
          </table:table-cell>
        </table:table-row>
        <table:table-row table:style-name="ro1">
          <table:table-cell office:value-type="string">
            <text:p>http://ruian.linked.opendata.cz/resource/obce/549240</text:p>
          </table:table-cell>
          <table:table-cell office:value-type="string">
            <text:p>Písek</text:p>
          </table:table-cell>
        </table:table-row>
        <table:table-row table:style-name="ro1">
          <table:table-cell office:value-type="string">
            <text:p>http://ruian.linked.opendata.cz/resource/obce/570575</text:p>
          </table:table-cell>
          <table:table-cell office:value-type="string">
            <text:p>Písek</text:p>
          </table:table-cell>
        </table:table-row>
        <table:table-row table:style-name="ro1">
          <table:table-cell office:value-type="string">
            <text:p>http://ruian.linked.opendata.cz/resource/obce/537659</text:p>
          </table:table-cell>
          <table:table-cell office:value-type="string">
            <text:p>Písková Lhota</text:p>
          </table:table-cell>
        </table:table-row>
        <table:table-row table:style-name="ro1">
          <table:table-cell office:value-type="string">
            <text:p>http://ruian.linked.opendata.cz/resource/obce/536440</text:p>
          </table:table-cell>
          <table:table-cell office:value-type="string">
            <text:p>Písková Lhota</text:p>
          </table:table-cell>
        </table:table-row>
        <table:table-row table:style-name="ro1">
          <table:table-cell office:value-type="string">
            <text:p>http://ruian.linked.opendata.cz/resource/obce/509647</text:p>
          </table:table-cell>
          <table:table-cell office:value-type="string">
            <text:p>Píšť</text:p>
          </table:table-cell>
        </table:table-row>
        <table:table-row table:style-name="ro1">
          <table:table-cell office:value-type="string">
            <text:p>http://ruian.linked.opendata.cz/resource/obce/548545</text:p>
          </table:table-cell>
          <table:table-cell office:value-type="string">
            <text:p>Píšť</text:p>
          </table:table-cell>
        </table:table-row>
        <table:table-row table:style-name="ro1">
          <table:table-cell office:value-type="string">
            <text:p>http://ruian.linked.opendata.cz/resource/obce/542539</text:p>
          </table:table-cell>
          <table:table-cell office:value-type="string">
            <text:p>Píšťany</text:p>
          </table:table-cell>
        </table:table-row>
        <table:table-row table:style-name="ro1">
          <table:table-cell office:value-type="string">
            <text:p>http://ruian.linked.opendata.cz/resource/obce/535991</text:p>
          </table:table-cell>
          <table:table-cell office:value-type="string">
            <text:p>Pištín</text:p>
          </table:table-cell>
        </table:table-row>
        <table:table-row table:style-name="ro1">
          <table:table-cell office:value-type="string">
            <text:p>http://ruian.linked.opendata.cz/resource/obce/561070</text:p>
          </table:table-cell>
          <table:table-cell office:value-type="string">
            <text:p>Pístina</text:p>
          </table:table-cell>
        </table:table-row>
        <table:table-row table:style-name="ro1">
          <table:table-cell office:value-type="string">
            <text:p>http://ruian.linked.opendata.cz/resource/obce/537667</text:p>
          </table:table-cell>
          <table:table-cell office:value-type="string">
            <text:p>Písty</text:p>
          </table:table-cell>
        </table:table-row>
        <table:table-row table:style-name="ro1">
          <table:table-cell office:value-type="string">
            <text:p>http://ruian.linked.opendata.cz/resource/obce/592498</text:p>
          </table:table-cell>
          <table:table-cell office:value-type="string">
            <text:p>Pitín</text:p>
          </table:table-cell>
        </table:table-row>
        <table:table-row table:style-name="ro1">
          <table:table-cell office:value-type="string">
            <text:p>http://ruian.linked.opendata.cz/resource/obce/589888</text:p>
          </table:table-cell>
          <table:table-cell office:value-type="string">
            <text:p>Pivín</text:p>
          </table:table-cell>
        </table:table-row>
        <table:table-row table:style-name="ro1">
          <table:table-cell office:value-type="string">
            <text:p>http://ruian.linked.opendata.cz/resource/obce/598887</text:p>
          </table:table-cell>
          <table:table-cell office:value-type="string">
            <text:p>Pivkovice</text:p>
          </table:table-cell>
        </table:table-row>
        <table:table-row table:style-name="ro1">
          <table:table-cell office:value-type="string">
            <text:p>http://ruian.linked.opendata.cz/resource/obce/535176</text:p>
          </table:table-cell>
          <table:table-cell office:value-type="string">
            <text:p>Planá</text:p>
          </table:table-cell>
        </table:table-row>
        <table:table-row table:style-name="ro1">
          <table:table-cell office:value-type="string">
            <text:p>http://ruian.linked.opendata.cz/resource/obce/561134</text:p>
          </table:table-cell>
          <table:table-cell office:value-type="string">
            <text:p>Planá</text:p>
          </table:table-cell>
        </table:table-row>
        <table:table-row table:style-name="ro1">
          <table:table-cell office:value-type="string">
            <text:p>http://ruian.linked.opendata.cz/resource/obce/552828</text:p>
          </table:table-cell>
          <table:table-cell office:value-type="string">
            <text:p>Planá nad Lužnicí</text:p>
          </table:table-cell>
        </table:table-row>
        <table:table-row table:style-name="ro1">
          <table:table-cell office:value-type="string">
            <text:p>http://ruian.linked.opendata.cz/resource/obce/533581</text:p>
          </table:table-cell>
          <table:table-cell office:value-type="string">
            <text:p>Plaňany</text:p>
          </table:table-cell>
        </table:table-row>
        <table:table-row table:style-name="ro1">
          <table:table-cell office:value-type="string">
            <text:p>http://ruian.linked.opendata.cz/resource/obce/587702</text:p>
          </table:table-cell>
          <table:table-cell office:value-type="string">
            <text:p>Plandry</text:p>
          </table:table-cell>
        </table:table-row>
        <table:table-row table:style-name="ro1">
          <table:table-cell office:value-type="string">
            <text:p>http://ruian.linked.opendata.cz/resource/obce/530336</text:p>
          </table:table-cell>
          <table:table-cell office:value-type="string">
            <text:p>Pláně</text:p>
          </table:table-cell>
        </table:table-row>
        <table:table-row table:style-name="ro1">
          <table:table-cell office:value-type="string">
            <text:p>http://ruian.linked.opendata.cz/resource/obce/556955</text:p>
          </table:table-cell>
          <table:table-cell office:value-type="string">
            <text:p>Plánice</text:p>
          </table:table-cell>
        </table:table-row>
        <table:table-row table:style-name="ro1">
          <table:table-cell office:value-type="string">
            <text:p>http://ruian.linked.opendata.cz/resource/obce/559351</text:p>
          </table:table-cell>
          <table:table-cell office:value-type="string">
            <text:p>Plasy</text:p>
          </table:table-cell>
        </table:table-row>
        <table:table-row table:style-name="ro1">
          <table:table-cell office:value-type="string">
            <text:p>http://ruian.linked.opendata.cz/resource/obce/535346</text:p>
          </table:table-cell>
          <table:table-cell office:value-type="string">
            <text:p>Plav</text:p>
          </table:table-cell>
        </table:table-row>
        <table:table-row table:style-name="ro1">
          <table:table-cell office:value-type="string">
            <text:p>http://ruian.linked.opendata.cz/resource/obce/594628</text:p>
          </table:table-cell>
          <table:table-cell office:value-type="string">
            <text:p>Plaveč</text:p>
          </table:table-cell>
        </table:table-row>
        <table:table-row table:style-name="ro1">
          <table:table-cell office:value-type="string">
            <text:p>http://ruian.linked.opendata.cz/resource/obce/509078</text:p>
          </table:table-cell>
          <table:table-cell office:value-type="string">
            <text:p>Plavsko</text:p>
          </table:table-cell>
        </table:table-row>
        <table:table-row table:style-name="ro1">
          <table:table-cell office:value-type="string">
            <text:p>http://ruian.linked.opendata.cz/resource/obce/563757</text:p>
          </table:table-cell>
          <table:table-cell office:value-type="string">
            <text:p>Plavy</text:p>
          </table:table-cell>
        </table:table-row>
        <table:table-row table:style-name="ro1">
          <table:table-cell office:value-type="string">
            <text:p>http://ruian.linked.opendata.cz/resource/obce/536458</text:p>
          </table:table-cell>
          <table:table-cell office:value-type="string">
            <text:p>Plazy</text:p>
          </table:table-cell>
        </table:table-row>
        <table:table-row table:style-name="ro1">
          <table:table-cell office:value-type="string">
            <text:p>http://ruian.linked.opendata.cz/resource/obce/572942</text:p>
          </table:table-cell>
          <table:table-cell office:value-type="string">
            <text:p>Plch</text:p>
          </table:table-cell>
        </table:table-row>
        <table:table-row table:style-name="ro1">
          <table:table-cell office:value-type="string">
            <text:p>http://ruian.linked.opendata.cz/resource/obce/564125</text:p>
          </table:table-cell>
          <table:table-cell office:value-type="string">
            <text:p>Plchov</text:p>
          </table:table-cell>
        </table:table-row>
        <table:table-row table:style-name="ro1">
          <table:table-cell office:value-type="string">
            <text:p>http://ruian.linked.opendata.cz/resource/obce/580783</text:p>
          </table:table-cell>
          <table:table-cell office:value-type="string">
            <text:p>Plchovice</text:p>
          </table:table-cell>
        </table:table-row>
        <table:table-row table:style-name="ro1">
          <table:table-cell office:value-type="string">
            <text:p>http://ruian.linked.opendata.cz/resource/obce/550051</text:p>
          </table:table-cell>
          <table:table-cell office:value-type="string">
            <text:p>Plenkovice</text:p>
          </table:table-cell>
        </table:table-row>
        <table:table-row table:style-name="ro1">
          <table:table-cell office:value-type="string">
            <text:p>http://ruian.linked.opendata.cz/resource/obce/507628</text:p>
          </table:table-cell>
          <table:table-cell office:value-type="string">
            <text:p>Pleše</text:p>
          </table:table-cell>
        </table:table-row>
        <table:table-row table:style-name="ro1">
          <table:table-cell office:value-type="string">
            <text:p>http://ruian.linked.opendata.cz/resource/obce/554740</text:p>
          </table:table-cell>
          <table:table-cell office:value-type="string">
            <text:p>Plesná</text:p>
          </table:table-cell>
        </table:table-row>
        <table:table-row table:style-name="ro1">
          <table:table-cell office:value-type="string">
            <text:p>http://ruian.linked.opendata.cz/resource/obce/559369</text:p>
          </table:table-cell>
          <table:table-cell office:value-type="string">
            <text:p>Plešnice</text:p>
          </table:table-cell>
        </table:table-row>
        <table:table-row table:style-name="ro1">
          <table:table-cell office:value-type="string">
            <text:p>http://ruian.linked.opendata.cz/resource/obce/532738</text:p>
          </table:table-cell>
          <table:table-cell office:value-type="string">
            <text:p>Pletený Újezd</text:p>
          </table:table-cell>
        </table:table-row>
        <table:table-row table:style-name="ro1">
          <table:table-cell office:value-type="string">
            <text:p>http://ruian.linked.opendata.cz/resource/obce/566861</text:p>
          </table:table-cell>
          <table:table-cell office:value-type="string">
            <text:p>Plískov</text:p>
          </table:table-cell>
        </table:table-row>
        <table:table-row table:style-name="ro1">
          <table:table-cell office:value-type="string">
            <text:p>http://ruian.linked.opendata.cz/resource/obce/565393</text:p>
          </table:table-cell>
          <table:table-cell office:value-type="string">
            <text:p>Ploskovice</text:p>
          </table:table-cell>
        </table:table-row>
        <table:table-row table:style-name="ro1">
          <table:table-cell office:value-type="string">
            <text:p>http://ruian.linked.opendata.cz/resource/obce/546968</text:p>
          </table:table-cell>
          <table:table-cell office:value-type="string">
            <text:p>Pluhův Žďár</text:p>
          </table:table-cell>
        </table:table-row>
        <table:table-row table:style-name="ro1">
          <table:table-cell office:value-type="string">
            <text:p>http://ruian.linked.opendata.cz/resource/obce/589896</text:p>
          </table:table-cell>
          <table:table-cell office:value-type="string">
            <text:p>Plumlov</text:p>
          </table:table-cell>
        </table:table-row>
        <table:table-row table:style-name="ro1">
          <table:table-cell office:value-type="string">
            <text:p>http://ruian.linked.opendata.cz/resource/obce/565580</text:p>
          </table:table-cell>
          <table:table-cell office:value-type="string">
            <text:p>Plužná</text:p>
          </table:table-cell>
        </table:table-row>
        <table:table-row table:style-name="ro1">
          <table:table-cell office:value-type="string">
            <text:p>http://ruian.linked.opendata.cz/resource/obce/554791</text:p>
          </table:table-cell>
          <table:table-cell office:value-type="string">
            <text:p>Plzeň</text:p>
          </table:table-cell>
        </table:table-row>
        <table:table-row table:style-name="ro1">
          <table:table-cell office:value-type="string">
            <text:p>http://ruian.linked.opendata.cz/resource/obce/566578</text:p>
          </table:table-cell>
          <table:table-cell office:value-type="string">
            <text:p>Pnětluky</text:p>
          </table:table-cell>
        </table:table-row>
        <table:table-row table:style-name="ro1">
          <table:table-cell office:value-type="string">
            <text:p>http://ruian.linked.opendata.cz/resource/obce/537675</text:p>
          </table:table-cell>
          <table:table-cell office:value-type="string">
            <text:p>Pňov-Předhradí</text:p>
          </table:table-cell>
        </table:table-row>
        <table:table-row table:style-name="ro1">
          <table:table-cell office:value-type="string">
            <text:p>http://ruian.linked.opendata.cz/resource/obce/559377</text:p>
          </table:table-cell>
          <table:table-cell office:value-type="string">
            <text:p>Pňovany</text:p>
          </table:table-cell>
        </table:table-row>
        <table:table-row table:style-name="ro1">
          <table:table-cell office:value-type="string">
            <text:p>http://ruian.linked.opendata.cz/resource/obce/552160</text:p>
          </table:table-cell>
          <table:table-cell office:value-type="string">
            <text:p>Pňovice</text:p>
          </table:table-cell>
        </table:table-row>
        <table:table-row table:style-name="ro1">
          <table:table-cell office:value-type="string">
            <text:p>http://ruian.linked.opendata.cz/resource/obce/554111</text:p>
          </table:table-cell>
          <table:table-cell office:value-type="string">
            <text:p>Poběžovice</text:p>
          </table:table-cell>
        </table:table-row>
        <table:table-row table:style-name="ro1">
          <table:table-cell office:value-type="string">
            <text:p>http://ruian.linked.opendata.cz/resource/obce/575461</text:p>
          </table:table-cell>
          <table:table-cell office:value-type="string">
            <text:p>Poběžovice u Holic</text:p>
          </table:table-cell>
        </table:table-row>
        <table:table-row table:style-name="ro1">
          <table:table-cell office:value-type="string">
            <text:p>http://ruian.linked.opendata.cz/resource/obce/575470</text:p>
          </table:table-cell>
          <table:table-cell office:value-type="string">
            <text:p>Poběžovice u Přelouče</text:p>
          </table:table-cell>
        </table:table-row>
        <table:table-row table:style-name="ro1">
          <table:table-cell office:value-type="string">
            <text:p>http://ruian.linked.opendata.cz/resource/obce/564214</text:p>
          </table:table-cell>
          <table:table-cell office:value-type="string">
            <text:p>Počaply</text:p>
          </table:table-cell>
        </table:table-row>
        <table:table-row table:style-name="ro1">
          <table:table-cell office:value-type="string">
            <text:p>http://ruian.linked.opendata.cz/resource/obce/548561</text:p>
          </table:table-cell>
          <table:table-cell office:value-type="string">
            <text:p>Počátky</text:p>
          </table:table-cell>
        </table:table-row>
        <table:table-row table:style-name="ro1">
          <table:table-cell office:value-type="string">
            <text:p>http://ruian.linked.opendata.cz/resource/obce/566586</text:p>
          </table:table-cell>
          <table:table-cell office:value-type="string">
            <text:p>Počedělice</text:p>
          </table:table-cell>
        </table:table-row>
        <table:table-row table:style-name="ro1">
          <table:table-cell office:value-type="string">
            <text:p>http://ruian.linked.opendata.cz/resource/obce/588865</text:p>
          </table:table-cell>
          <table:table-cell office:value-type="string">
            <text:p>Počenice-Tetětice</text:p>
          </table:table-cell>
        </table:table-row>
        <table:table-row table:style-name="ro1">
          <table:table-cell office:value-type="string">
            <text:p>http://ruian.linked.opendata.cz/resource/obce/541087</text:p>
          </table:table-cell>
          <table:table-cell office:value-type="string">
            <text:p>Počepice</text:p>
          </table:table-cell>
        </table:table-row>
        <table:table-row table:style-name="ro1">
          <table:table-cell office:value-type="string">
            <text:p>http://ruian.linked.opendata.cz/resource/obce/542237</text:p>
          </table:table-cell>
          <table:table-cell office:value-type="string">
            <text:p>Pochvalov</text:p>
          </table:table-cell>
        </table:table-row>
        <table:table-row table:style-name="ro1">
          <table:table-cell office:value-type="string">
            <text:p>http://ruian.linked.opendata.cz/resource/obce/554120</text:p>
          </table:table-cell>
          <table:table-cell office:value-type="string">
            <text:p>Pocinovice</text:p>
          </table:table-cell>
        </table:table-row>
        <table:table-row table:style-name="ro1">
          <table:table-cell office:value-type="string">
            <text:p>http://ruian.linked.opendata.cz/resource/obce/596442</text:p>
          </table:table-cell>
          <table:table-cell office:value-type="string">
            <text:p>Počítky</text:p>
          </table:table-cell>
        </table:table-row>
        <table:table-row table:style-name="ro1">
          <table:table-cell office:value-type="string">
            <text:p>http://ruian.linked.opendata.cz/resource/obce/566608</text:p>
          </table:table-cell>
          <table:table-cell office:value-type="string">
            <text:p>Podbořanský Rohozec</text:p>
          </table:table-cell>
        </table:table-row>
        <table:table-row table:style-name="ro1">
          <table:table-cell office:value-type="string">
            <text:p>http://ruian.linked.opendata.cz/resource/obce/566616</text:p>
          </table:table-cell>
          <table:table-cell office:value-type="string">
            <text:p>Podbořany</text:p>
          </table:table-cell>
        </table:table-row>
        <table:table-row table:style-name="ro1">
          <table:table-cell office:value-type="string">
            <text:p>http://ruian.linked.opendata.cz/resource/obce/534285</text:p>
          </table:table-cell>
          <table:table-cell office:value-type="string">
            <text:p>Podbrdy</text:p>
          </table:table-cell>
        </table:table-row>
        <table:table-row table:style-name="ro1">
          <table:table-cell office:value-type="string">
            <text:p>http://ruian.linked.opendata.cz/resource/obce/576654</text:p>
          </table:table-cell>
          <table:table-cell office:value-type="string">
            <text:p>Podbřezí</text:p>
          </table:table-cell>
        </table:table-row>
        <table:table-row table:style-name="ro1">
          <table:table-cell office:value-type="string">
            <text:p>http://ruian.linked.opendata.cz/resource/obce/550795</text:p>
          </table:table-cell>
          <table:table-cell office:value-type="string">
            <text:p>Podbřežice</text:p>
          </table:table-cell>
        </table:table-row>
        <table:table-row table:style-name="ro1">
          <table:table-cell office:value-type="string">
            <text:p>http://ruian.linked.opendata.cz/resource/obce/537683</text:p>
          </table:table-cell>
          <table:table-cell office:value-type="string">
            <text:p>Poděbrady</text:p>
          </table:table-cell>
        </table:table-row>
        <table:table-row table:style-name="ro1">
          <table:table-cell office:value-type="string">
            <text:p>http://ruian.linked.opendata.cz/resource/obce/596451</text:p>
          </table:table-cell>
          <table:table-cell office:value-type="string">
            <text:p>Poděšín</text:p>
          </table:table-cell>
        </table:table-row>
        <table:table-row table:style-name="ro1">
          <table:table-cell office:value-type="string">
            <text:p>http://ruian.linked.opendata.cz/resource/obce/566365</text:p>
          </table:table-cell>
          <table:table-cell office:value-type="string">
            <text:p>Poděvousy</text:p>
          </table:table-cell>
        </table:table-row>
        <table:table-row table:style-name="ro1">
          <table:table-cell office:value-type="string">
            <text:p>http://ruian.linked.opendata.cz/resource/obce/572039</text:p>
          </table:table-cell>
          <table:table-cell office:value-type="string">
            <text:p>Podhořany u Ronova</text:p>
          </table:table-cell>
        </table:table-row>
        <table:table-row table:style-name="ro1">
          <table:table-cell office:value-type="string">
            <text:p>http://ruian.linked.opendata.cz/resource/obce/573311</text:p>
          </table:table-cell>
          <table:table-cell office:value-type="string">
            <text:p>Podhorní Újezd a Vojice</text:p>
          </table:table-cell>
        </table:table-row>
        <table:table-row table:style-name="ro1">
          <table:table-cell office:value-type="string">
            <text:p>http://ruian.linked.opendata.cz/resource/obce/534811</text:p>
          </table:table-cell>
          <table:table-cell office:value-type="string">
            <text:p>Podhradí</text:p>
          </table:table-cell>
        </table:table-row>
        <table:table-row table:style-name="ro1">
          <table:table-cell office:value-type="string">
            <text:p>http://ruian.linked.opendata.cz/resource/obce/538817</text:p>
          </table:table-cell>
          <table:table-cell office:value-type="string">
            <text:p>Podhradí</text:p>
          </table:table-cell>
        </table:table-row>
        <table:table-row table:style-name="ro1">
          <table:table-cell office:value-type="string">
            <text:p>http://ruian.linked.opendata.cz/resource/obce/573329</text:p>
          </table:table-cell>
          <table:table-cell office:value-type="string">
            <text:p>Podhradí</text:p>
          </table:table-cell>
        </table:table-row>
        <table:table-row table:style-name="ro1">
          <table:table-cell office:value-type="string">
            <text:p>http://ruian.linked.opendata.cz/resource/obce/594636</text:p>
          </table:table-cell>
          <table:table-cell office:value-type="string">
            <text:p>Podhradí nad Dyjí</text:p>
          </table:table-cell>
        </table:table-row>
        <table:table-row table:style-name="ro1">
          <table:table-cell office:value-type="string">
            <text:p>http://ruian.linked.opendata.cz/resource/obce/588873</text:p>
          </table:table-cell>
          <table:table-cell office:value-type="string">
            <text:p>Podhradní Lhota</text:p>
          </table:table-cell>
        </table:table-row>
        <table:table-row table:style-name="ro1">
          <table:table-cell office:value-type="string">
            <text:p>http://ruian.linked.opendata.cz/resource/obce/593486</text:p>
          </table:table-cell>
          <table:table-cell office:value-type="string">
            <text:p>Podivice</text:p>
          </table:table-cell>
        </table:table-row>
        <table:table-row table:style-name="ro1">
          <table:table-cell office:value-type="string">
            <text:p>http://ruian.linked.opendata.cz/resource/obce/584797</text:p>
          </table:table-cell>
          <table:table-cell office:value-type="string">
            <text:p>Podivín</text:p>
          </table:table-cell>
        </table:table-row>
        <table:table-row table:style-name="ro1">
          <table:table-cell office:value-type="string">
            <text:p>http://ruian.linked.opendata.cz/resource/obce/585611</text:p>
          </table:table-cell>
          <table:table-cell office:value-type="string">
            <text:p>Podkopná Lhota</text:p>
          </table:table-cell>
        </table:table-row>
        <table:table-row table:style-name="ro1">
          <table:table-cell office:value-type="string">
            <text:p>http://ruian.linked.opendata.cz/resource/obce/564486</text:p>
          </table:table-cell>
          <table:table-cell office:value-type="string">
            <text:p>Podlesí</text:p>
          </table:table-cell>
        </table:table-row>
        <table:table-row table:style-name="ro1">
          <table:table-cell office:value-type="string">
            <text:p>http://ruian.linked.opendata.cz/resource/obce/580805</text:p>
          </table:table-cell>
          <table:table-cell office:value-type="string">
            <text:p>Podlesí</text:p>
          </table:table-cell>
        </table:table-row>
        <table:table-row table:style-name="ro1">
          <table:table-cell office:value-type="string">
            <text:p>http://ruian.linked.opendata.cz/resource/obce/532754</text:p>
          </table:table-cell>
          <table:table-cell office:value-type="string">
            <text:p>Podlešín</text:p>
          </table:table-cell>
        </table:table-row>
        <table:table-row table:style-name="ro1">
          <table:table-cell office:value-type="string">
            <text:p>http://ruian.linked.opendata.cz/resource/obce/531685</text:p>
          </table:table-cell>
          <table:table-cell office:value-type="string">
            <text:p>Podluhy</text:p>
          </table:table-cell>
        </table:table-row>
        <table:table-row table:style-name="ro1">
          <table:table-cell office:value-type="string">
            <text:p>http://ruian.linked.opendata.cz/resource/obce/548634</text:p>
          </table:table-cell>
          <table:table-cell office:value-type="string">
            <text:p>Podmoklany</text:p>
          </table:table-cell>
        </table:table-row>
        <table:table-row table:style-name="ro1">
          <table:table-cell office:value-type="string">
            <text:p>http://ruian.linked.opendata.cz/resource/obce/560081</text:p>
          </table:table-cell>
          <table:table-cell office:value-type="string">
            <text:p>Podmokly</text:p>
          </table:table-cell>
        </table:table-row>
        <table:table-row table:style-name="ro1">
          <table:table-cell office:value-type="string">
            <text:p>http://ruian.linked.opendata.cz/resource/obce/551686</text:p>
          </table:table-cell>
          <table:table-cell office:value-type="string">
            <text:p>Podmokly</text:p>
          </table:table-cell>
        </table:table-row>
        <table:table-row table:style-name="ro1">
          <table:table-cell office:value-type="string">
            <text:p>http://ruian.linked.opendata.cz/resource/obce/548251</text:p>
          </table:table-cell>
          <table:table-cell office:value-type="string">
            <text:p>Podmoky</text:p>
          </table:table-cell>
        </table:table-row>
        <table:table-row table:style-name="ro1">
          <table:table-cell office:value-type="string">
            <text:p>http://ruian.linked.opendata.cz/resource/obce/599590</text:p>
          </table:table-cell>
          <table:table-cell office:value-type="string">
            <text:p>Podmoky</text:p>
          </table:table-cell>
        </table:table-row>
        <table:table-row table:style-name="ro1">
          <table:table-cell office:value-type="string">
            <text:p>http://ruian.linked.opendata.cz/resource/obce/594644</text:p>
          </table:table-cell>
          <table:table-cell office:value-type="string">
            <text:p>Podmolí</text:p>
          </table:table-cell>
        </table:table-row>
        <table:table-row table:style-name="ro1">
          <table:table-cell office:value-type="string">
            <text:p>http://ruian.linked.opendata.cz/resource/obce/594652</text:p>
          </table:table-cell>
          <table:table-cell office:value-type="string">
            <text:p>Podmyče</text:p>
          </table:table-cell>
        </table:table-row>
        <table:table-row table:style-name="ro1">
          <table:table-cell office:value-type="string">
            <text:p>http://ruian.linked.opendata.cz/resource/obce/538621</text:p>
          </table:table-cell>
          <table:table-cell office:value-type="string">
            <text:p>Podolanka</text:p>
          </table:table-cell>
        </table:table-row>
        <table:table-row table:style-name="ro1">
          <table:table-cell office:value-type="string">
            <text:p>http://ruian.linked.opendata.cz/resource/obce/516864</text:p>
          </table:table-cell>
          <table:table-cell office:value-type="string">
            <text:p>Podolí</text:p>
          </table:table-cell>
        </table:table-row>
        <table:table-row table:style-name="ro1">
          <table:table-cell office:value-type="string">
            <text:p>http://ruian.linked.opendata.cz/resource/obce/592501</text:p>
          </table:table-cell>
          <table:table-cell office:value-type="string">
            <text:p>Podolí</text:p>
          </table:table-cell>
        </table:table-row>
        <table:table-row table:style-name="ro1">
          <table:table-cell office:value-type="string">
            <text:p>http://ruian.linked.opendata.cz/resource/obce/569496</text:p>
          </table:table-cell>
          <table:table-cell office:value-type="string">
            <text:p>Podolí</text:p>
          </table:table-cell>
        </table:table-row>
        <table:table-row table:style-name="ro1">
          <table:table-cell office:value-type="string">
            <text:p>http://ruian.linked.opendata.cz/resource/obce/583634</text:p>
          </table:table-cell>
          <table:table-cell office:value-type="string">
            <text:p>Podolí</text:p>
          </table:table-cell>
        </table:table-row>
        <table:table-row table:style-name="ro1">
          <table:table-cell office:value-type="string">
            <text:p>http://ruian.linked.opendata.cz/resource/obce/596469</text:p>
          </table:table-cell>
          <table:table-cell office:value-type="string">
            <text:p>Podolí</text:p>
          </table:table-cell>
        </table:table-row>
        <table:table-row table:style-name="ro1">
          <table:table-cell office:value-type="string">
            <text:p>http://ruian.linked.opendata.cz/resource/obce/549754</text:p>
          </table:table-cell>
          <table:table-cell office:value-type="string">
            <text:p>Podolí I</text:p>
          </table:table-cell>
        </table:table-row>
        <table:table-row table:style-name="ro1">
          <table:table-cell office:value-type="string">
            <text:p>http://ruian.linked.opendata.cz/resource/obce/550175</text:p>
          </table:table-cell>
          <table:table-cell office:value-type="string">
            <text:p>Podomí</text:p>
          </table:table-cell>
        </table:table-row>
        <table:table-row table:style-name="ro1">
          <table:table-cell office:value-type="string">
            <text:p>http://ruian.linked.opendata.cz/resource/obce/565415</text:p>
          </table:table-cell>
          <table:table-cell office:value-type="string">
            <text:p>Podsedice</text:p>
          </table:table-cell>
        </table:table-row>
        <table:table-row table:style-name="ro1">
          <table:table-cell office:value-type="string">
            <text:p>http://ruian.linked.opendata.cz/resource/obce/572951</text:p>
          </table:table-cell>
          <table:table-cell office:value-type="string">
            <text:p>Podůlšany</text:p>
          </table:table-cell>
        </table:table-row>
        <table:table-row table:style-name="ro1">
          <table:table-cell office:value-type="string">
            <text:p>http://ruian.linked.opendata.cz/resource/obce/573345</text:p>
          </table:table-cell>
          <table:table-cell office:value-type="string">
            <text:p>Podůlší</text:p>
          </table:table-cell>
        </table:table-row>
        <table:table-row table:style-name="ro1">
          <table:table-cell office:value-type="string">
            <text:p>http://ruian.linked.opendata.cz/resource/obce/528196</text:p>
          </table:table-cell>
          <table:table-cell office:value-type="string">
            <text:p>Podveky</text:p>
          </table:table-cell>
        </table:table-row>
        <table:table-row table:style-name="ro1">
          <table:table-cell office:value-type="string">
            <text:p>http://ruian.linked.opendata.cz/resource/obce/569291</text:p>
          </table:table-cell>
          <table:table-cell office:value-type="string">
            <text:p>Pohled</text:p>
          </table:table-cell>
        </table:table-row>
        <table:table-row table:style-name="ro1">
          <table:table-cell office:value-type="string">
            <text:p>http://ruian.linked.opendata.cz/resource/obce/573591</text:p>
          </table:table-cell>
          <table:table-cell office:value-type="string">
            <text:p>Pohleď</text:p>
          </table:table-cell>
        </table:table-row>
        <table:table-row table:style-name="ro1">
          <table:table-cell office:value-type="string">
            <text:p>http://ruian.linked.opendata.cz/resource/obce/578550</text:p>
          </table:table-cell>
          <table:table-cell office:value-type="string">
            <text:p>Pohledy</text:p>
          </table:table-cell>
        </table:table-row>
        <table:table-row table:style-name="ro1">
          <table:table-cell office:value-type="string">
            <text:p>http://ruian.linked.opendata.cz/resource/obce/560553</text:p>
          </table:table-cell>
          <table:table-cell office:value-type="string">
            <text:p>Pohnánec</text:p>
          </table:table-cell>
        </table:table-row>
        <table:table-row table:style-name="ro1">
          <table:table-cell office:value-type="string">
            <text:p>http://ruian.linked.opendata.cz/resource/obce/552852</text:p>
          </table:table-cell>
          <table:table-cell office:value-type="string">
            <text:p>Pohnání</text:p>
          </table:table-cell>
        </table:table-row>
        <table:table-row table:style-name="ro1">
          <table:table-cell office:value-type="string">
            <text:p>http://ruian.linked.opendata.cz/resource/obce/549461</text:p>
          </table:table-cell>
          <table:table-cell office:value-type="string">
            <text:p>Pohořelice</text:p>
          </table:table-cell>
        </table:table-row>
        <table:table-row table:style-name="ro1">
          <table:table-cell office:value-type="string">
            <text:p>http://ruian.linked.opendata.cz/resource/obce/584801</text:p>
          </table:table-cell>
          <table:table-cell office:value-type="string">
            <text:p>Pohořelice</text:p>
          </table:table-cell>
        </table:table-row>
        <table:table-row table:style-name="ro1">
          <table:table-cell office:value-type="string">
            <text:p>http://ruian.linked.opendata.cz/resource/obce/539562</text:p>
          </table:table-cell>
          <table:table-cell office:value-type="string">
            <text:p>Pohoří</text:p>
          </table:table-cell>
        </table:table-row>
        <table:table-row table:style-name="ro1">
          <table:table-cell office:value-type="string">
            <text:p>http://ruian.linked.opendata.cz/resource/obce/576662</text:p>
          </table:table-cell>
          <table:table-cell office:value-type="string">
            <text:p>Pohoří</text:p>
          </table:table-cell>
        </table:table-row>
        <table:table-row table:style-name="ro1">
          <table:table-cell office:value-type="string">
            <text:p>http://ruian.linked.opendata.cz/resource/obce/536911</text:p>
          </table:table-cell>
          <table:table-cell office:value-type="string">
            <text:p>Pohorovice</text:p>
          </table:table-cell>
        </table:table-row>
        <table:table-row table:style-name="ro1">
          <table:table-cell office:value-type="string">
            <text:p>http://ruian.linked.opendata.cz/resource/obce/545694</text:p>
          </table:table-cell>
          <table:table-cell office:value-type="string">
            <text:p>Pohorská Ves</text:p>
          </table:table-cell>
        </table:table-row>
        <table:table-row table:style-name="ro1">
          <table:table-cell office:value-type="string">
            <text:p>http://ruian.linked.opendata.cz/resource/obce/552861</text:p>
          </table:table-cell>
          <table:table-cell office:value-type="string">
            <text:p>Pojbuky</text:p>
          </table:table-cell>
        </table:table-row>
        <table:table-row table:style-name="ro1">
          <table:table-cell office:value-type="string">
            <text:p>http://ruian.linked.opendata.cz/resource/obce/596477</text:p>
          </table:table-cell>
          <table:table-cell office:value-type="string">
            <text:p>Pokojov</text:p>
          </table:table-cell>
        </table:table-row>
        <table:table-row table:style-name="ro1">
          <table:table-cell office:value-type="string">
            <text:p>http://ruian.linked.opendata.cz/resource/obce/550370</text:p>
          </table:table-cell>
          <table:table-cell office:value-type="string">
            <text:p>Pokojovice</text:p>
          </table:table-cell>
        </table:table-row>
        <table:table-row table:style-name="ro1">
          <table:table-cell office:value-type="string">
            <text:p>http://ruian.linked.opendata.cz/resource/obce/572063</text:p>
          </table:table-cell>
          <table:table-cell office:value-type="string">
            <text:p>Pokřikov</text:p>
          </table:table-cell>
        </table:table-row>
        <table:table-row table:style-name="ro1">
          <table:table-cell office:value-type="string">
            <text:p>http://ruian.linked.opendata.cz/resource/obce/553565</text:p>
          </table:table-cell>
          <table:table-cell office:value-type="string">
            <text:p>Polánka</text:p>
          </table:table-cell>
        </table:table-row>
        <table:table-row table:style-name="ro1">
          <table:table-cell office:value-type="string">
            <text:p>http://ruian.linked.opendata.cz/resource/obce/541788</text:p>
          </table:table-cell>
          <table:table-cell office:value-type="string">
            <text:p>Poleň</text:p>
          </table:table-cell>
        </table:table-row>
        <table:table-row table:style-name="ro1">
          <table:table-cell office:value-type="string">
            <text:p>http://ruian.linked.opendata.cz/resource/obce/533599</text:p>
          </table:table-cell>
          <table:table-cell office:value-type="string">
            <text:p>Polepy</text:p>
          </table:table-cell>
        </table:table-row>
        <table:table-row table:style-name="ro1">
          <table:table-cell office:value-type="string">
            <text:p>http://ruian.linked.opendata.cz/resource/obce/565431</text:p>
          </table:table-cell>
          <table:table-cell office:value-type="string">
            <text:p>Polepy</text:p>
          </table:table-cell>
        </table:table-row>
        <table:table-row table:style-name="ro1">
          <table:table-cell office:value-type="string">
            <text:p>http://ruian.linked.opendata.cz/resource/obce/538639</text:p>
          </table:table-cell>
          <table:table-cell office:value-type="string">
            <text:p>Polerady</text:p>
          </table:table-cell>
        </table:table-row>
        <table:table-row table:style-name="ro1">
          <table:table-cell office:value-type="string">
            <text:p>http://ruian.linked.opendata.cz/resource/obce/567353</text:p>
          </table:table-cell>
          <table:table-cell office:value-type="string">
            <text:p>Polerady</text:p>
          </table:table-cell>
        </table:table-row>
        <table:table-row table:style-name="ro1">
          <table:table-cell office:value-type="string">
            <text:p>http://ruian.linked.opendata.cz/resource/obce/561436</text:p>
          </table:table-cell>
          <table:table-cell office:value-type="string">
            <text:p>Polesí</text:p>
          </table:table-cell>
        </table:table-row>
        <table:table-row table:style-name="ro1">
          <table:table-cell office:value-type="string">
            <text:p>http://ruian.linked.opendata.cz/resource/obce/592510</text:p>
          </table:table-cell>
          <table:table-cell office:value-type="string">
            <text:p>Polešovice</text:p>
          </table:table-cell>
        </table:table-row>
        <table:table-row table:style-name="ro1">
          <table:table-cell office:value-type="string">
            <text:p>http://ruian.linked.opendata.cz/resource/obce/561959</text:p>
          </table:table-cell>
          <table:table-cell office:value-type="string">
            <text:p>Polevsko</text:p>
          </table:table-cell>
        </table:table-row>
        <table:table-row table:style-name="ro1">
          <table:table-cell office:value-type="string">
            <text:p>http://ruian.linked.opendata.cz/resource/obce/591394</text:p>
          </table:table-cell>
          <table:table-cell office:value-type="string">
            <text:p>Police</text:p>
          </table:table-cell>
        </table:table-row>
        <table:table-row table:style-name="ro1">
          <table:table-cell office:value-type="string">
            <text:p>http://ruian.linked.opendata.cz/resource/obce/540731</text:p>
          </table:table-cell>
          <table:table-cell office:value-type="string">
            <text:p>Police</text:p>
          </table:table-cell>
        </table:table-row>
        <table:table-row table:style-name="ro1">
          <table:table-cell office:value-type="string">
            <text:p>http://ruian.linked.opendata.cz/resource/obce/544621</text:p>
          </table:table-cell>
          <table:table-cell office:value-type="string">
            <text:p>Police</text:p>
          </table:table-cell>
        </table:table-row>
        <table:table-row table:style-name="ro1">
          <table:table-cell office:value-type="string">
            <text:p>http://ruian.linked.opendata.cz/resource/obce/574341</text:p>
          </table:table-cell>
          <table:table-cell office:value-type="string">
            <text:p>Police nad Metují</text:p>
          </table:table-cell>
        </table:table-row>
        <table:table-row table:style-name="ro1">
          <table:table-cell office:value-type="string">
            <text:p>http://ruian.linked.opendata.cz/resource/obce/578576</text:p>
          </table:table-cell>
          <table:table-cell office:value-type="string">
            <text:p>Polička</text:p>
          </table:table-cell>
        </table:table-row>
        <table:table-row table:style-name="ro1">
          <table:table-cell office:value-type="string">
            <text:p>http://ruian.linked.opendata.cz/resource/obce/500071</text:p>
          </table:table-cell>
          <table:table-cell office:value-type="string">
            <text:p>Poličná</text:p>
          </table:table-cell>
        </table:table-row>
        <table:table-row table:style-name="ro1">
          <table:table-cell office:value-type="string">
            <text:p>http://ruian.linked.opendata.cz/resource/obce/516899</text:p>
          </table:table-cell>
          <table:table-cell office:value-type="string">
            <text:p>Polkovice</text:p>
          </table:table-cell>
        </table:table-row>
        <table:table-row table:style-name="ro1">
          <table:table-cell office:value-type="string">
            <text:p>http://ruian.linked.opendata.cz/resource/obce/587711</text:p>
          </table:table-cell>
          <table:table-cell office:value-type="string">
            <text:p>Polná</text:p>
          </table:table-cell>
        </table:table-row>
        <table:table-row table:style-name="ro1">
          <table:table-cell office:value-type="string">
            <text:p>http://ruian.linked.opendata.cz/resource/obce/513237</text:p>
          </table:table-cell>
          <table:table-cell office:value-type="string">
            <text:p>Polní Chrčice</text:p>
          </table:table-cell>
        </table:table-row>
        <table:table-row table:style-name="ro1">
          <table:table-cell office:value-type="string">
            <text:p>http://ruian.linked.opendata.cz/resource/obce/513148</text:p>
          </table:table-cell>
          <table:table-cell office:value-type="string">
            <text:p>Polní Voděrady</text:p>
          </table:table-cell>
        </table:table-row>
        <table:table-row table:style-name="ro1">
          <table:table-cell office:value-type="string">
            <text:p>http://ruian.linked.opendata.cz/resource/obce/596485</text:p>
          </table:table-cell>
          <table:table-cell office:value-type="string">
            <text:p>Polnička</text:p>
          </table:table-cell>
        </table:table-row>
        <table:table-row table:style-name="ro1">
          <table:table-cell office:value-type="string">
            <text:p>http://ruian.linked.opendata.cz/resource/obce/516911</text:p>
          </table:table-cell>
          <table:table-cell office:value-type="string">
            <text:p>Polom</text:p>
          </table:table-cell>
        </table:table-row>
        <table:table-row table:style-name="ro1">
          <table:table-cell office:value-type="string">
            <text:p>http://ruian.linked.opendata.cz/resource/obce/548723</text:p>
          </table:table-cell>
          <table:table-cell office:value-type="string">
            <text:p>Polom</text:p>
          </table:table-cell>
        </table:table-row>
        <table:table-row table:style-name="ro1">
          <table:table-cell office:value-type="string">
            <text:p>http://ruian.linked.opendata.cz/resource/obce/549983</text:p>
          </table:table-cell>
          <table:table-cell office:value-type="string">
            <text:p>Polomí</text:p>
          </table:table-cell>
        </table:table-row>
        <table:table-row table:style-name="ro1">
          <table:table-cell office:value-type="string">
            <text:p>http://ruian.linked.opendata.cz/resource/obce/562459</text:p>
          </table:table-cell>
          <table:table-cell office:value-type="string">
            <text:p>Polště</text:p>
          </table:table-cell>
        </table:table-row>
        <table:table-row table:style-name="ro1">
          <table:table-cell office:value-type="string">
            <text:p>http://ruian.linked.opendata.cz/resource/obce/578584</text:p>
          </table:table-cell>
          <table:table-cell office:value-type="string">
            <text:p>Pomezí</text:p>
          </table:table-cell>
        </table:table-row>
        <table:table-row table:style-name="ro1">
          <table:table-cell office:value-type="string">
            <text:p>http://ruian.linked.opendata.cz/resource/obce/538868</text:p>
          </table:table-cell>
          <table:table-cell office:value-type="string">
            <text:p>Pomezí nad Ohří</text:p>
          </table:table-cell>
        </table:table-row>
        <table:table-row table:style-name="ro1">
          <table:table-cell office:value-type="string">
            <text:p>http://ruian.linked.opendata.cz/resource/obce/562670</text:p>
          </table:table-cell>
          <table:table-cell office:value-type="string">
            <text:p>Ponědraž</text:p>
          </table:table-cell>
        </table:table-row>
        <table:table-row table:style-name="ro1">
          <table:table-cell office:value-type="string">
            <text:p>http://ruian.linked.opendata.cz/resource/obce/562653</text:p>
          </table:table-cell>
          <table:table-cell office:value-type="string">
            <text:p>Ponědrážka</text:p>
          </table:table-cell>
        </table:table-row>
        <table:table-row table:style-name="ro1">
          <table:table-cell office:value-type="string">
            <text:p>http://ruian.linked.opendata.cz/resource/obce/549738</text:p>
          </table:table-cell>
          <table:table-cell office:value-type="string">
            <text:p>Ponětovice</text:p>
          </table:table-cell>
        </table:table-row>
        <table:table-row table:style-name="ro1">
          <table:table-cell office:value-type="string">
            <text:p>http://ruian.linked.opendata.cz/resource/obce/577405</text:p>
          </table:table-cell>
          <table:table-cell office:value-type="string">
            <text:p>Poniklá</text:p>
          </table:table-cell>
        </table:table-row>
        <table:table-row table:style-name="ro1">
          <table:table-cell office:value-type="string">
            <text:p>http://ruian.linked.opendata.cz/resource/obce/546992</text:p>
          </table:table-cell>
          <table:table-cell office:value-type="string">
            <text:p>Popelín</text:p>
          </table:table-cell>
        </table:table-row>
        <table:table-row table:style-name="ro1">
          <table:table-cell office:value-type="string">
            <text:p>http://ruian.linked.opendata.cz/resource/obce/584819</text:p>
          </table:table-cell>
          <table:table-cell office:value-type="string">
            <text:p>Popice</text:p>
          </table:table-cell>
        </table:table-row>
        <table:table-row table:style-name="ro1">
          <table:table-cell office:value-type="string">
            <text:p>http://ruian.linked.opendata.cz/resource/obce/532649</text:p>
          </table:table-cell>
          <table:table-cell office:value-type="string">
            <text:p>Popovice</text:p>
          </table:table-cell>
        </table:table-row>
        <table:table-row table:style-name="ro1">
          <table:table-cell office:value-type="string">
            <text:p>http://ruian.linked.opendata.cz/resource/obce/592528</text:p>
          </table:table-cell>
          <table:table-cell office:value-type="string">
            <text:p>Popovice</text:p>
          </table:table-cell>
        </table:table-row>
        <table:table-row table:style-name="ro1">
          <table:table-cell office:value-type="string">
            <text:p>http://ruian.linked.opendata.cz/resource/obce/583651</text:p>
          </table:table-cell>
          <table:table-cell office:value-type="string">
            <text:p>Popovice</text:p>
          </table:table-cell>
        </table:table-row>
        <table:table-row table:style-name="ro1">
          <table:table-cell office:value-type="string">
            <text:p>http://ruian.linked.opendata.cz/resource/obce/599221</text:p>
          </table:table-cell>
          <table:table-cell office:value-type="string">
            <text:p>Popovičky</text:p>
          </table:table-cell>
        </table:table-row>
        <table:table-row table:style-name="ro1">
          <table:table-cell office:value-type="string">
            <text:p>http://ruian.linked.opendata.cz/resource/obce/583669</text:p>
          </table:table-cell>
          <table:table-cell office:value-type="string">
            <text:p>Popůvky</text:p>
          </table:table-cell>
        </table:table-row>
        <table:table-row table:style-name="ro1">
          <table:table-cell office:value-type="string">
            <text:p>http://ruian.linked.opendata.cz/resource/obce/591408</text:p>
          </table:table-cell>
          <table:table-cell office:value-type="string">
            <text:p>Popůvky</text:p>
          </table:table-cell>
        </table:table-row>
        <table:table-row table:style-name="ro1">
          <table:table-cell office:value-type="string">
            <text:p>http://ruian.linked.opendata.cz/resource/obce/537705</text:p>
          </table:table-cell>
          <table:table-cell office:value-type="string">
            <text:p>Poříčany</text:p>
          </table:table-cell>
        </table:table-row>
        <table:table-row table:style-name="ro1">
          <table:table-cell office:value-type="string">
            <text:p>http://ruian.linked.opendata.cz/resource/obce/530441</text:p>
          </table:table-cell>
          <table:table-cell office:value-type="string">
            <text:p>Poříčí nad Sázavou</text:p>
          </table:table-cell>
        </table:table-row>
        <table:table-row table:style-name="ro1">
          <table:table-cell office:value-type="string">
            <text:p>http://ruian.linked.opendata.cz/resource/obce/572373</text:p>
          </table:table-cell>
          <table:table-cell office:value-type="string">
            <text:p>Poříčí u Litomyšle</text:p>
          </table:table-cell>
        </table:table-row>
        <table:table-row table:style-name="ro1">
          <table:table-cell office:value-type="string">
            <text:p>http://ruian.linked.opendata.cz/resource/obce/548600</text:p>
          </table:table-cell>
          <table:table-cell office:value-type="string">
            <text:p>Pošná</text:p>
          </table:table-cell>
        </table:table-row>
        <table:table-row table:style-name="ro1">
          <table:table-cell office:value-type="string">
            <text:p>http://ruian.linked.opendata.cz/resource/obce/566624</text:p>
          </table:table-cell>
          <table:table-cell office:value-type="string">
            <text:p>Postoloprty</text:p>
          </table:table-cell>
        </table:table-row>
        <table:table-row table:style-name="ro1">
          <table:table-cell office:value-type="string">
            <text:p>http://ruian.linked.opendata.cz/resource/obce/564087</text:p>
          </table:table-cell>
          <table:table-cell office:value-type="string">
            <text:p>Poštovice</text:p>
          </table:table-cell>
        </table:table-row>
        <table:table-row table:style-name="ro1">
          <table:table-cell office:value-type="string">
            <text:p>http://ruian.linked.opendata.cz/resource/obce/554138</text:p>
          </table:table-cell>
          <table:table-cell office:value-type="string">
            <text:p>Postřekov</text:p>
          </table:table-cell>
        </table:table-row>
        <table:table-row table:style-name="ro1">
          <table:table-cell office:value-type="string">
            <text:p>http://ruian.linked.opendata.cz/resource/obce/540773</text:p>
          </table:table-cell>
          <table:table-cell office:value-type="string">
            <text:p>Postřelmov</text:p>
          </table:table-cell>
        </table:table-row>
        <table:table-row table:style-name="ro1">
          <table:table-cell office:value-type="string">
            <text:p>http://ruian.linked.opendata.cz/resource/obce/553352</text:p>
          </table:table-cell>
          <table:table-cell office:value-type="string">
            <text:p>Postřelmůvek</text:p>
          </table:table-cell>
        </table:table-row>
        <table:table-row table:style-name="ro1">
          <table:table-cell office:value-type="string">
            <text:p>http://ruian.linked.opendata.cz/resource/obce/538647</text:p>
          </table:table-cell>
          <table:table-cell office:value-type="string">
            <text:p>Postřižín</text:p>
          </table:table-cell>
        </table:table-row>
        <table:table-row table:style-name="ro1">
          <table:table-cell office:value-type="string">
            <text:p>http://ruian.linked.opendata.cz/resource/obce/530450</text:p>
          </table:table-cell>
          <table:table-cell office:value-type="string">
            <text:p>Postupice</text:p>
          </table:table-cell>
        </table:table-row>
        <table:table-row table:style-name="ro1">
          <table:table-cell office:value-type="string">
            <text:p>http://ruian.linked.opendata.cz/resource/obce/549533</text:p>
          </table:table-cell>
          <table:table-cell office:value-type="string">
            <text:p>Poteč</text:p>
          </table:table-cell>
        </table:table-row>
        <table:table-row table:style-name="ro1">
          <table:table-cell office:value-type="string">
            <text:p>http://ruian.linked.opendata.cz/resource/obce/534331</text:p>
          </table:table-cell>
          <table:table-cell office:value-type="string">
            <text:p>Potěhy</text:p>
          </table:table-cell>
        </table:table-row>
        <table:table-row table:style-name="ro1">
          <table:table-cell office:value-type="string">
            <text:p>http://ruian.linked.opendata.cz/resource/obce/517101</text:p>
          </table:table-cell>
          <table:table-cell office:value-type="string">
            <text:p>Potštát</text:p>
          </table:table-cell>
        </table:table-row>
        <table:table-row table:style-name="ro1">
          <table:table-cell office:value-type="string">
            <text:p>http://ruian.linked.opendata.cz/resource/obce/576671</text:p>
          </table:table-cell>
          <table:table-cell office:value-type="string">
            <text:p>Potštejn</text:p>
          </table:table-cell>
        </table:table-row>
        <table:table-row table:style-name="ro1">
          <table:table-cell office:value-type="string">
            <text:p>http://ruian.linked.opendata.cz/resource/obce/555479</text:p>
          </table:table-cell>
          <table:table-cell office:value-type="string">
            <text:p>Potůčky</text:p>
          </table:table-cell>
        </table:table-row>
        <table:table-row table:style-name="ro1">
          <table:table-cell office:value-type="string">
            <text:p>http://ruian.linked.opendata.cz/resource/obce/530247</text:p>
          </table:table-cell>
          <table:table-cell office:value-type="string">
            <text:p>Potvorov</text:p>
          </table:table-cell>
        </table:table-row>
        <table:table-row table:style-name="ro1">
          <table:table-cell office:value-type="string">
            <text:p>http://ruian.linked.opendata.cz/resource/obce/577979</text:p>
          </table:table-cell>
          <table:table-cell office:value-type="string">
            <text:p>Poustka</text:p>
          </table:table-cell>
        </table:table-row>
        <table:table-row table:style-name="ro1">
          <table:table-cell office:value-type="string">
            <text:p>http://ruian.linked.opendata.cz/resource/obce/584835</text:p>
          </table:table-cell>
          <table:table-cell office:value-type="string">
            <text:p>Pouzdřany</text:p>
          </table:table-cell>
        </table:table-row>
        <table:table-row table:style-name="ro1">
          <table:table-cell office:value-type="string">
            <text:p>http://ruian.linked.opendata.cz/resource/obce/568155</text:p>
          </table:table-cell>
          <table:table-cell office:value-type="string">
            <text:p>Povrly</text:p>
          </table:table-cell>
        </table:table-row>
        <table:table-row table:style-name="ro1">
          <table:table-cell office:value-type="string">
            <text:p>http://ruian.linked.opendata.cz/resource/obce/591416</text:p>
          </table:table-cell>
          <table:table-cell office:value-type="string">
            <text:p>Pozďatín</text:p>
          </table:table-cell>
        </table:table-row>
        <table:table-row table:style-name="ro1">
          <table:table-cell office:value-type="string">
            <text:p>http://ruian.linked.opendata.cz/resource/obce/544655</text:p>
          </table:table-cell>
          <table:table-cell office:value-type="string">
            <text:p>Pozděchov</text:p>
          </table:table-cell>
        </table:table-row>
        <table:table-row table:style-name="ro1">
          <table:table-cell office:value-type="string">
            <text:p>http://ruian.linked.opendata.cz/resource/obce/532762</text:p>
          </table:table-cell>
          <table:table-cell office:value-type="string">
            <text:p>Pozdeň</text:p>
          </table:table-cell>
        </table:table-row>
        <table:table-row table:style-name="ro1">
          <table:table-cell office:value-type="string">
            <text:p>http://ruian.linked.opendata.cz/resource/obce/549401</text:p>
          </table:table-cell>
          <table:table-cell office:value-type="string">
            <text:p>Pozlovice</text:p>
          </table:table-cell>
        </table:table-row>
        <table:table-row table:style-name="ro1">
          <table:table-cell office:value-type="string">
            <text:p>http://ruian.linked.opendata.cz/resource/obce/583677</text:p>
          </table:table-cell>
          <table:table-cell office:value-type="string">
            <text:p>Pozořice</text:p>
          </table:table-cell>
        </table:table-row>
        <table:table-row table:style-name="ro1">
          <table:table-cell office:value-type="string">
            <text:p>http://ruian.linked.opendata.cz/resource/obce/583685</text:p>
          </table:table-cell>
          <table:table-cell office:value-type="string">
            <text:p>Prace</text:p>
          </table:table-cell>
        </table:table-row>
        <table:table-row table:style-name="ro1">
          <table:table-cell office:value-type="string">
            <text:p>http://ruian.linked.opendata.cz/resource/obce/594679</text:p>
          </table:table-cell>
          <table:table-cell office:value-type="string">
            <text:p>Práče</text:p>
          </table:table-cell>
        </table:table-row>
        <table:table-row table:style-name="ro1">
          <table:table-cell office:value-type="string">
            <text:p>http://ruian.linked.opendata.cz/resource/obce/551619</text:p>
          </table:table-cell>
          <table:table-cell office:value-type="string">
            <text:p>Pracejovice</text:p>
          </table:table-cell>
        </table:table-row>
        <table:table-row table:style-name="ro1">
          <table:table-cell office:value-type="string">
            <text:p>http://ruian.linked.opendata.cz/resource/obce/550094</text:p>
          </table:table-cell>
          <table:table-cell office:value-type="string">
            <text:p>Prachatice</text:p>
          </table:table-cell>
        </table:table-row>
        <table:table-row table:style-name="ro1">
          <table:table-cell office:value-type="string">
            <text:p>http://ruian.linked.opendata.cz/resource/obce/572071</text:p>
          </table:table-cell>
          <table:table-cell office:value-type="string">
            <text:p>Prachovice</text:p>
          </table:table-cell>
        </table:table-row>
        <table:table-row table:style-name="ro1">
          <table:table-cell office:value-type="string">
            <text:p>http://ruian.linked.opendata.cz/resource/obce/565458</text:p>
          </table:table-cell>
          <table:table-cell office:value-type="string">
            <text:p>Prackovice nad Labem</text:p>
          </table:table-cell>
        </table:table-row>
        <table:table-row table:style-name="ro1">
          <table:table-cell office:value-type="string">
            <text:p>http://ruian.linked.opendata.cz/resource/obce/558231</text:p>
          </table:table-cell>
          <table:table-cell office:value-type="string">
            <text:p>Prádlo</text:p>
          </table:table-cell>
        </table:table-row>
        <table:table-row table:style-name="ro1">
          <table:table-cell office:value-type="string">
            <text:p>http://ruian.linked.opendata.cz/resource/obce/554782</text:p>
          </table:table-cell>
          <table:table-cell office:value-type="string">
            <text:p>Praha</text:p>
          </table:table-cell>
        </table:table-row>
        <table:table-row table:style-name="ro1">
          <table:table-cell office:value-type="string">
            <text:p>http://ruian.linked.opendata.cz/resource/obce/592536</text:p>
          </table:table-cell>
          <table:table-cell office:value-type="string">
            <text:p>Prakšice</text:p>
          </table:table-cell>
        </table:table-row>
        <table:table-row table:style-name="ro1">
          <table:table-cell office:value-type="string">
            <text:p>http://ruian.linked.opendata.cz/resource/obce/539538</text:p>
          </table:table-cell>
          <table:table-cell office:value-type="string">
            <text:p>Prameny</text:p>
          </table:table-cell>
        </table:table-row>
        <table:table-row table:style-name="ro1">
          <table:table-cell office:value-type="string">
            <text:p>http://ruian.linked.opendata.cz/resource/obce/570648</text:p>
          </table:table-cell>
          <table:table-cell office:value-type="string">
            <text:p>Prasek</text:p>
          </table:table-cell>
        </table:table-row>
        <table:table-row table:style-name="ro1">
          <table:table-cell office:value-type="string">
            <text:p>http://ruian.linked.opendata.cz/resource/obce/556084</text:p>
          </table:table-cell>
          <table:table-cell office:value-type="string">
            <text:p>Prášily</text:p>
          </table:table-cell>
        </table:table-row>
        <table:table-row table:style-name="ro1">
          <table:table-cell office:value-type="string">
            <text:p>http://ruian.linked.opendata.cz/resource/obce/570656</text:p>
          </table:table-cell>
          <table:table-cell office:value-type="string">
            <text:p>Praskačka</text:p>
          </table:table-cell>
        </table:table-row>
        <table:table-row table:style-name="ro1">
          <table:table-cell office:value-type="string">
            <text:p>http://ruian.linked.opendata.cz/resource/obce/587397</text:p>
          </table:table-cell>
          <table:table-cell office:value-type="string">
            <text:p>Prasklice</text:p>
          </table:table-cell>
        </table:table-row>
        <table:table-row table:style-name="ro1">
          <table:table-cell office:value-type="string">
            <text:p>http://ruian.linked.opendata.cz/resource/obce/531693</text:p>
          </table:table-cell>
          <table:table-cell office:value-type="string">
            <text:p>Praskolesy</text:p>
          </table:table-cell>
        </table:table-row>
        <table:table-row table:style-name="ro1">
          <table:table-cell office:value-type="string">
            <text:p>http://ruian.linked.opendata.cz/resource/obce/552411</text:p>
          </table:table-cell>
          <table:table-cell office:value-type="string">
            <text:p>Přáslavice</text:p>
          </table:table-cell>
        </table:table-row>
        <table:table-row table:style-name="ro1">
          <table:table-cell office:value-type="string">
            <text:p>http://ruian.linked.opendata.cz/resource/obce/588890</text:p>
          </table:table-cell>
          <table:table-cell office:value-type="string">
            <text:p>Pravčice</text:p>
          </table:table-cell>
        </table:table-row>
        <table:table-row table:style-name="ro1">
          <table:table-cell office:value-type="string">
            <text:p>http://ruian.linked.opendata.cz/resource/obce/594687</text:p>
          </table:table-cell>
          <table:table-cell office:value-type="string">
            <text:p>Pravice</text:p>
          </table:table-cell>
        </table:table-row>
        <table:table-row table:style-name="ro1">
          <table:table-cell office:value-type="string">
            <text:p>http://ruian.linked.opendata.cz/resource/obce/583693</text:p>
          </table:table-cell>
          <table:table-cell office:value-type="string">
            <text:p>Pravlov</text:p>
          </table:table-cell>
        </table:table-row>
        <table:table-row table:style-name="ro1">
          <table:table-cell office:value-type="string">
            <text:p>http://ruian.linked.opendata.cz/resource/obce/530476</text:p>
          </table:table-cell>
          <table:table-cell office:value-type="string">
            <text:p>Pravonín</text:p>
          </table:table-cell>
        </table:table-row>
        <table:table-row table:style-name="ro1">
          <table:table-cell office:value-type="string">
            <text:p>http://ruian.linked.opendata.cz/resource/obce/572853</text:p>
          </table:table-cell>
          <table:table-cell office:value-type="string">
            <text:p>Pravy</text:p>
          </table:table-cell>
        </table:table-row>
        <table:table-row table:style-name="ro1">
          <table:table-cell office:value-type="string">
            <text:p>http://ruian.linked.opendata.cz/resource/obce/568813</text:p>
          </table:table-cell>
          <table:table-cell office:value-type="string">
            <text:p>Pražmo</text:p>
          </table:table-cell>
        </table:table-row>
        <table:table-row table:style-name="ro1">
          <table:table-cell office:value-type="string">
            <text:p>http://ruian.linked.opendata.cz/resource/obce/561517</text:p>
          </table:table-cell>
          <table:table-cell office:value-type="string">
            <text:p>Přeborov</text:p>
          </table:table-cell>
        </table:table-row>
        <table:table-row table:style-name="ro1">
          <table:table-cell office:value-type="string">
            <text:p>http://ruian.linked.opendata.cz/resource/obce/560596</text:p>
          </table:table-cell>
          <table:table-cell office:value-type="string">
            <text:p>Přebuz</text:p>
          </table:table-cell>
        </table:table-row>
        <table:table-row table:style-name="ro1">
          <table:table-cell office:value-type="string">
            <text:p>http://ruian.linked.opendata.cz/resource/obce/536547</text:p>
          </table:table-cell>
          <table:table-cell office:value-type="string">
            <text:p>Přechovice</text:p>
          </table:table-cell>
        </table:table-row>
        <table:table-row table:style-name="ro1">
          <table:table-cell office:value-type="string">
            <text:p>http://ruian.linked.opendata.cz/resource/obce/591424</text:p>
          </table:table-cell>
          <table:table-cell office:value-type="string">
            <text:p>Přeckov</text:p>
          </table:table-cell>
        </table:table-row>
        <table:table-row table:style-name="ro1">
          <table:table-cell office:value-type="string">
            <text:p>http://ruian.linked.opendata.cz/resource/obce/538655</text:p>
          </table:table-cell>
          <table:table-cell office:value-type="string">
            <text:p>Předboj</text:p>
          </table:table-cell>
        </table:table-row>
        <table:table-row table:style-name="ro1">
          <table:table-cell office:value-type="string">
            <text:p>http://ruian.linked.opendata.cz/resource/obce/540412</text:p>
          </table:table-cell>
          <table:table-cell office:value-type="string">
            <text:p>Předenice</text:p>
          </table:table-cell>
        </table:table-row>
        <table:table-row table:style-name="ro1">
          <table:table-cell office:value-type="string">
            <text:p>http://ruian.linked.opendata.cz/resource/obce/572101</text:p>
          </table:table-cell>
          <table:table-cell office:value-type="string">
            <text:p>Předhradí</text:p>
          </table:table-cell>
        </table:table-row>
        <table:table-row table:style-name="ro1">
          <table:table-cell office:value-type="string">
            <text:p>http://ruian.linked.opendata.cz/resource/obce/591432</text:p>
          </table:table-cell>
          <table:table-cell office:value-type="string">
            <text:p>Předín</text:p>
          </table:table-cell>
        </table:table-row>
        <table:table-row table:style-name="ro1">
          <table:table-cell office:value-type="string">
            <text:p>http://ruian.linked.opendata.cz/resource/obce/549746</text:p>
          </table:table-cell>
          <table:table-cell office:value-type="string">
            <text:p>Předklášteří</text:p>
          </table:table-cell>
        </table:table-row>
        <table:table-row table:style-name="ro1">
          <table:table-cell office:value-type="string">
            <text:p>http://ruian.linked.opendata.cz/resource/obce/536491</text:p>
          </table:table-cell>
          <table:table-cell office:value-type="string">
            <text:p>Předměřice nad Jizerou</text:p>
          </table:table-cell>
        </table:table-row>
        <table:table-row table:style-name="ro1">
          <table:table-cell office:value-type="string">
            <text:p>http://ruian.linked.opendata.cz/resource/obce/570672</text:p>
          </table:table-cell>
          <table:table-cell office:value-type="string">
            <text:p>Předměřice nad Labem</text:p>
          </table:table-cell>
        </table:table-row>
        <table:table-row table:style-name="ro1">
          <table:table-cell office:value-type="string">
            <text:p>http://ruian.linked.opendata.cz/resource/obce/551627</text:p>
          </table:table-cell>
          <table:table-cell office:value-type="string">
            <text:p>Předmíř</text:p>
          </table:table-cell>
        </table:table-row>
        <table:table-row table:style-name="ro1">
          <table:table-cell office:value-type="string">
            <text:p>http://ruian.linked.opendata.cz/resource/obce/545716</text:p>
          </table:table-cell>
          <table:table-cell office:value-type="string">
            <text:p>Přední Výtoň</text:p>
          </table:table-cell>
        </table:table-row>
        <table:table-row table:style-name="ro1">
          <table:table-cell office:value-type="string">
            <text:p>http://ruian.linked.opendata.cz/resource/obce/536792</text:p>
          </table:table-cell>
          <table:table-cell office:value-type="string">
            <text:p>Přední Zborovice</text:p>
          </table:table-cell>
        </table:table-row>
        <table:table-row table:style-name="ro1">
          <table:table-cell office:value-type="string">
            <text:p>http://ruian.linked.opendata.cz/resource/obce/509621</text:p>
          </table:table-cell>
          <table:table-cell office:value-type="string">
            <text:p>Předotice</text:p>
          </table:table-cell>
        </table:table-row>
        <table:table-row table:style-name="ro1">
          <table:table-cell office:value-type="string">
            <text:p>http://ruian.linked.opendata.cz/resource/obce/557005</text:p>
          </table:table-cell>
          <table:table-cell office:value-type="string">
            <text:p>Předslav</text:p>
          </table:table-cell>
        </table:table-row>
        <table:table-row table:style-name="ro1">
          <table:table-cell office:value-type="string">
            <text:p>http://ruian.linked.opendata.cz/resource/obce/551635</text:p>
          </table:table-cell>
          <table:table-cell office:value-type="string">
            <text:p>Předslavice</text:p>
          </table:table-cell>
        </table:table-row>
        <table:table-row table:style-name="ro1">
          <table:table-cell office:value-type="string">
            <text:p>http://ruian.linked.opendata.cz/resource/obce/552895</text:p>
          </table:table-cell>
          <table:table-cell office:value-type="string">
            <text:p>Přehořov</text:p>
          </table:table-cell>
        </table:table-row>
        <table:table-row table:style-name="ro1">
          <table:table-cell office:value-type="string">
            <text:p>http://ruian.linked.opendata.cz/resource/obce/513369</text:p>
          </table:table-cell>
          <table:table-cell office:value-type="string">
            <text:p>Přehvozdí</text:p>
          </table:table-cell>
        </table:table-row>
        <table:table-row table:style-name="ro1">
          <table:table-cell office:value-type="string">
            <text:p>http://ruian.linked.opendata.cz/resource/obce/559393</text:p>
          </table:table-cell>
          <table:table-cell office:value-type="string">
            <text:p>Přehýšov</text:p>
          </table:table-cell>
        </table:table-row>
        <table:table-row table:style-name="ro1">
          <table:table-cell office:value-type="string">
            <text:p>http://ruian.linked.opendata.cz/resource/obce/532771</text:p>
          </table:table-cell>
          <table:table-cell office:value-type="string">
            <text:p>Přelíc</text:p>
          </table:table-cell>
        </table:table-row>
        <table:table-row table:style-name="ro1">
          <table:table-cell office:value-type="string">
            <text:p>http://ruian.linked.opendata.cz/resource/obce/575500</text:p>
          </table:table-cell>
          <table:table-cell office:value-type="string">
            <text:p>Přelouč</text:p>
          </table:table-cell>
        </table:table-row>
        <table:table-row table:style-name="ro1">
          <table:table-cell office:value-type="string">
            <text:p>http://ruian.linked.opendata.cz/resource/obce/575518</text:p>
          </table:table-cell>
          <table:table-cell office:value-type="string">
            <text:p>Přelovice</text:p>
          </table:table-cell>
        </table:table-row>
        <table:table-row table:style-name="ro1">
          <table:table-cell office:value-type="string">
            <text:p>http://ruian.linked.opendata.cz/resource/obce/589934</text:p>
          </table:table-cell>
          <table:table-cell office:value-type="string">
            <text:p>Přemyslovice</text:p>
          </table:table-cell>
        </table:table-row>
        <table:table-row table:style-name="ro1">
          <table:table-cell office:value-type="string">
            <text:p>http://ruian.linked.opendata.cz/resource/obce/577413</text:p>
          </table:table-cell>
          <table:table-cell office:value-type="string">
            <text:p>Přepeře</text:p>
          </table:table-cell>
        </table:table-row>
        <table:table-row table:style-name="ro1">
          <table:table-cell office:value-type="string">
            <text:p>http://ruian.linked.opendata.cz/resource/obce/570923</text:p>
          </table:table-cell>
          <table:table-cell office:value-type="string">
            <text:p>Přepeře</text:p>
          </table:table-cell>
        </table:table-row>
        <table:table-row table:style-name="ro1">
          <table:table-cell office:value-type="string">
            <text:p>http://ruian.linked.opendata.cz/resource/obce/575526</text:p>
          </table:table-cell>
          <table:table-cell office:value-type="string">
            <text:p>Přepychy</text:p>
          </table:table-cell>
        </table:table-row>
        <table:table-row table:style-name="ro1">
          <table:table-cell office:value-type="string">
            <text:p>http://ruian.linked.opendata.cz/resource/obce/576689</text:p>
          </table:table-cell>
          <table:table-cell office:value-type="string">
            <text:p>Přepychy</text:p>
          </table:table-cell>
        </table:table-row>
        <table:table-row table:style-name="ro1">
          <table:table-cell office:value-type="string">
            <text:p>http://ruian.linked.opendata.cz/resource/obce/511382</text:p>
          </table:table-cell>
          <table:table-cell office:value-type="string">
            <text:p>Přerov</text:p>
          </table:table-cell>
        </table:table-row>
        <table:table-row table:style-name="ro1">
          <table:table-cell office:value-type="string">
            <text:p>http://ruian.linked.opendata.cz/resource/obce/537721</text:p>
          </table:table-cell>
          <table:table-cell office:value-type="string">
            <text:p>Přerov nad Labem</text:p>
          </table:table-cell>
        </table:table-row>
        <table:table-row table:style-name="ro1">
          <table:table-cell office:value-type="string">
            <text:p>http://ruian.linked.opendata.cz/resource/obce/598577</text:p>
          </table:table-cell>
          <table:table-cell office:value-type="string">
            <text:p>Přerubenice</text:p>
          </table:table-cell>
        </table:table-row>
        <table:table-row table:style-name="ro1">
          <table:table-cell office:value-type="string">
            <text:p>http://ruian.linked.opendata.cz/resource/obce/550078</text:p>
          </table:table-cell>
          <table:table-cell office:value-type="string">
            <text:p>Přeskače</text:p>
          </table:table-cell>
        </table:table-row>
        <table:table-row table:style-name="ro1">
          <table:table-cell office:value-type="string">
            <text:p>http://ruian.linked.opendata.cz/resource/obce/591441</text:p>
          </table:table-cell>
          <table:table-cell office:value-type="string">
            <text:p>Přešovice</text:p>
          </table:table-cell>
        </table:table-row>
        <table:table-row table:style-name="ro1">
          <table:table-cell office:value-type="string">
            <text:p>http://ruian.linked.opendata.cz/resource/obce/530620</text:p>
          </table:table-cell>
          <table:table-cell office:value-type="string">
            <text:p>Přestanov</text:p>
          </table:table-cell>
        </table:table-row>
        <table:table-row table:style-name="ro1">
          <table:table-cell office:value-type="string">
            <text:p>http://ruian.linked.opendata.cz/resource/obce/517224</text:p>
          </table:table-cell>
          <table:table-cell office:value-type="string">
            <text:p>Přestavlky</text:p>
          </table:table-cell>
        </table:table-row>
        <table:table-row table:style-name="ro1">
          <table:table-cell office:value-type="string">
            <text:p>http://ruian.linked.opendata.cz/resource/obce/530131</text:p>
          </table:table-cell>
          <table:table-cell office:value-type="string">
            <text:p>Přestavlky</text:p>
          </table:table-cell>
        </table:table-row>
        <table:table-row table:style-name="ro1">
          <table:table-cell office:value-type="string">
            <text:p>http://ruian.linked.opendata.cz/resource/obce/565474</text:p>
          </table:table-cell>
          <table:table-cell office:value-type="string">
            <text:p>Přestavlky</text:p>
          </table:table-cell>
        </table:table-row>
        <table:table-row table:style-name="ro1">
          <table:table-cell office:value-type="string">
            <text:p>http://ruian.linked.opendata.cz/resource/obce/572110</text:p>
          </table:table-cell>
          <table:table-cell office:value-type="string">
            <text:p>Přestavlky</text:p>
          </table:table-cell>
        </table:table-row>
        <table:table-row table:style-name="ro1">
          <table:table-cell office:value-type="string">
            <text:p>http://ruian.linked.opendata.cz/resource/obce/530492</text:p>
          </table:table-cell>
          <table:table-cell office:value-type="string">
            <text:p>Přestavlky u Čerčan</text:p>
          </table:table-cell>
        </table:table-row>
        <table:table-row table:style-name="ro1">
          <table:table-cell office:value-type="string">
            <text:p>http://ruian.linked.opendata.cz/resource/obce/549797</text:p>
          </table:table-cell>
          <table:table-cell office:value-type="string">
            <text:p>Přeštěnice</text:p>
          </table:table-cell>
        </table:table-row>
        <table:table-row table:style-name="ro1">
          <table:table-cell office:value-type="string">
            <text:p>http://ruian.linked.opendata.cz/resource/obce/558249</text:p>
          </table:table-cell>
          <table:table-cell office:value-type="string">
            <text:p>Přeštice</text:p>
          </table:table-cell>
        </table:table-row>
        <table:table-row table:style-name="ro1">
          <table:table-cell office:value-type="string">
            <text:p>http://ruian.linked.opendata.cz/resource/obce/551643</text:p>
          </table:table-cell>
          <table:table-cell office:value-type="string">
            <text:p>Přešťovice</text:p>
          </table:table-cell>
        </table:table-row>
        <table:table-row table:style-name="ro1">
          <table:table-cell office:value-type="string">
            <text:p>http://ruian.linked.opendata.cz/resource/obce/570681</text:p>
          </table:table-cell>
          <table:table-cell office:value-type="string">
            <text:p>Převýšov</text:p>
          </table:table-cell>
        </table:table-row>
        <table:table-row table:style-name="ro1">
          <table:table-cell office:value-type="string">
            <text:p>http://ruian.linked.opendata.cz/resource/obce/538671</text:p>
          </table:table-cell>
          <table:table-cell office:value-type="string">
            <text:p>Přezletice</text:p>
          </table:table-cell>
        </table:table-row>
        <table:table-row table:style-name="ro1">
          <table:table-cell office:value-type="string">
            <text:p>http://ruian.linked.opendata.cz/resource/obce/584843</text:p>
          </table:table-cell>
          <table:table-cell office:value-type="string">
            <text:p>Přibice</text:p>
          </table:table-cell>
        </table:table-row>
        <table:table-row table:style-name="ro1">
          <table:table-cell office:value-type="string">
            <text:p>http://ruian.linked.opendata.cz/resource/obce/599808</text:p>
          </table:table-cell>
          <table:table-cell office:value-type="string">
            <text:p>Příbor</text:p>
          </table:table-cell>
        </table:table-row>
        <table:table-row table:style-name="ro1">
          <table:table-cell office:value-type="string">
            <text:p>http://ruian.linked.opendata.cz/resource/obce/539911</text:p>
          </table:table-cell>
          <table:table-cell office:value-type="string">
            <text:p>Příbram</text:p>
          </table:table-cell>
        </table:table-row>
        <table:table-row table:style-name="ro1">
          <table:table-cell office:value-type="string">
            <text:p>http://ruian.linked.opendata.cz/resource/obce/583715</text:p>
          </table:table-cell>
          <table:table-cell office:value-type="string">
            <text:p>Příbram na Moravě</text:p>
          </table:table-cell>
        </table:table-row>
        <table:table-row table:style-name="ro1">
          <table:table-cell office:value-type="string">
            <text:p>http://ruian.linked.opendata.cz/resource/obce/561088</text:p>
          </table:table-cell>
          <table:table-cell office:value-type="string">
            <text:p>Příbraz</text:p>
          </table:table-cell>
        </table:table-row>
        <table:table-row table:style-name="ro1">
          <table:table-cell office:value-type="string">
            <text:p>http://ruian.linked.opendata.cz/resource/obce/569321</text:p>
          </table:table-cell>
          <table:table-cell office:value-type="string">
            <text:p>Přibyslav</text:p>
          </table:table-cell>
        </table:table-row>
        <table:table-row table:style-name="ro1">
          <table:table-cell office:value-type="string">
            <text:p>http://ruian.linked.opendata.cz/resource/obce/574368</text:p>
          </table:table-cell>
          <table:table-cell office:value-type="string">
            <text:p>Přibyslav</text:p>
          </table:table-cell>
        </table:table-row>
        <table:table-row table:style-name="ro1">
          <table:table-cell office:value-type="string">
            <text:p>http://ruian.linked.opendata.cz/resource/obce/583723</text:p>
          </table:table-cell>
          <table:table-cell office:value-type="string">
            <text:p>Přibyslavice</text:p>
          </table:table-cell>
        </table:table-row>
        <table:table-row table:style-name="ro1">
          <table:table-cell office:value-type="string">
            <text:p>http://ruian.linked.opendata.cz/resource/obce/591459</text:p>
          </table:table-cell>
          <table:table-cell office:value-type="string">
            <text:p>Přibyslavice</text:p>
          </table:table-cell>
        </table:table-row>
        <table:table-row table:style-name="ro1">
          <table:table-cell office:value-type="string">
            <text:p>http://ruian.linked.opendata.cz/resource/obce/558257</text:p>
          </table:table-cell>
          <table:table-cell office:value-type="string">
            <text:p>Příchovice</text:p>
          </table:table-cell>
        </table:table-row>
        <table:table-row table:style-name="ro1">
          <table:table-cell office:value-type="string">
            <text:p>http://ruian.linked.opendata.cz/resource/obce/542253</text:p>
          </table:table-cell>
          <table:table-cell office:value-type="string">
            <text:p>Příčina</text:p>
          </table:table-cell>
        </table:table-row>
        <table:table-row table:style-name="ro1">
          <table:table-cell office:value-type="string">
            <text:p>http://ruian.linked.opendata.cz/resource/obce/513547</text:p>
          </table:table-cell>
          <table:table-cell office:value-type="string">
            <text:p>Příčovy</text:p>
          </table:table-cell>
        </table:table-row>
        <table:table-row table:style-name="ro1">
          <table:table-cell office:value-type="string">
            <text:p>http://ruian.linked.opendata.cz/resource/obce/545724</text:p>
          </table:table-cell>
          <table:table-cell office:value-type="string">
            <text:p>Přídolí</text:p>
          </table:table-cell>
        </table:table-row>
        <table:table-row table:style-name="ro1">
          <table:table-cell office:value-type="string">
            <text:p>http://ruian.linked.opendata.cz/resource/obce/505013</text:p>
          </table:table-cell>
          <table:table-cell office:value-type="string">
            <text:p>Příkazy</text:p>
          </table:table-cell>
        </table:table-row>
        <table:table-row table:style-name="ro1">
          <table:table-cell office:value-type="string">
            <text:p>http://ruian.linked.opendata.cz/resource/obce/579131</text:p>
          </table:table-cell>
          <table:table-cell office:value-type="string">
            <text:p>Příkosice</text:p>
          </table:table-cell>
        </table:table-row>
        <table:table-row table:style-name="ro1">
          <table:table-cell office:value-type="string">
            <text:p>http://ruian.linked.opendata.cz/resource/obce/577421</text:p>
          </table:table-cell>
          <table:table-cell office:value-type="string">
            <text:p>Příkrý</text:p>
          </table:table-cell>
        </table:table-row>
        <table:table-row table:style-name="ro1">
          <table:table-cell office:value-type="string">
            <text:p>http://ruian.linked.opendata.cz/resource/obce/565261</text:p>
          </table:table-cell>
          <table:table-cell office:value-type="string">
            <text:p>Přílepy</text:p>
          </table:table-cell>
        </table:table-row>
        <table:table-row table:style-name="ro1">
          <table:table-cell office:value-type="string">
            <text:p>http://ruian.linked.opendata.cz/resource/obce/549720</text:p>
          </table:table-cell>
          <table:table-cell office:value-type="string">
            <text:p>Přílepy</text:p>
          </table:table-cell>
        </table:table-row>
        <table:table-row table:style-name="ro1">
          <table:table-cell office:value-type="string">
            <text:p>http://ruian.linked.opendata.cz/resource/obce/578622</text:p>
          </table:table-cell>
          <table:table-cell office:value-type="string">
            <text:p>Příluka</text:p>
          </table:table-cell>
        </table:table-row>
        <table:table-row table:style-name="ro1">
          <table:table-cell office:value-type="string">
            <text:p>http://ruian.linked.opendata.cz/resource/obce/561151</text:p>
          </table:table-cell>
          <table:table-cell office:value-type="string">
            <text:p>Přimda</text:p>
          </table:table-cell>
        </table:table-row>
        <table:table-row table:style-name="ro1">
          <table:table-cell office:value-type="string">
            <text:p>http://ruian.linked.opendata.cz/resource/obce/545732</text:p>
          </table:table-cell>
          <table:table-cell office:value-type="string">
            <text:p>Přísečná</text:p>
          </table:table-cell>
        </table:table-row>
        <table:table-row table:style-name="ro1">
          <table:table-cell office:value-type="string">
            <text:p>http://ruian.linked.opendata.cz/resource/obce/569348</text:p>
          </table:table-cell>
          <table:table-cell office:value-type="string">
            <text:p>Příseka</text:p>
          </table:table-cell>
        </table:table-row>
        <table:table-row table:style-name="ro1">
          <table:table-cell office:value-type="string">
            <text:p>http://ruian.linked.opendata.cz/resource/obce/533611</text:p>
          </table:table-cell>
          <table:table-cell office:value-type="string">
            <text:p>Přišimasy</text:p>
          </table:table-cell>
        </table:table-row>
        <table:table-row table:style-name="ro1">
          <table:table-cell office:value-type="string">
            <text:p>http://ruian.linked.opendata.cz/resource/obce/583731</text:p>
          </table:table-cell>
          <table:table-cell office:value-type="string">
            <text:p>Přísnotice</text:p>
          </table:table-cell>
        </table:table-row>
        <table:table-row table:style-name="ro1">
          <table:table-cell office:value-type="string">
            <text:p>http://ruian.linked.opendata.cz/resource/obce/567086</text:p>
          </table:table-cell>
          <table:table-cell office:value-type="string">
            <text:p>Příšov</text:p>
          </table:table-cell>
        </table:table-row>
        <table:table-row table:style-name="ro1">
          <table:table-cell office:value-type="string">
            <text:p>http://ruian.linked.opendata.cz/resource/obce/564354</text:p>
          </table:table-cell>
          <table:table-cell office:value-type="string">
            <text:p>Příšovice</text:p>
          </table:table-cell>
        </table:table-row>
        <table:table-row table:style-name="ro1">
          <table:table-cell office:value-type="string">
            <text:p>http://ruian.linked.opendata.cz/resource/obce/513393</text:p>
          </table:table-cell>
          <table:table-cell office:value-type="string">
            <text:p>Přistoupim</text:p>
          </table:table-cell>
        </table:table-row>
        <table:table-row table:style-name="ro1">
          <table:table-cell office:value-type="string">
            <text:p>http://ruian.linked.opendata.cz/resource/obce/544752</text:p>
          </table:table-cell>
          <table:table-cell office:value-type="string">
            <text:p>Příštpo</text:p>
          </table:table-cell>
        </table:table-row>
        <table:table-row table:style-name="ro1">
          <table:table-cell office:value-type="string">
            <text:p>http://ruian.linked.opendata.cz/resource/obce/584851</text:p>
          </table:table-cell>
          <table:table-cell office:value-type="string">
            <text:p>Přítluky</text:p>
          </table:table-cell>
        </table:table-row>
        <table:table-row table:style-name="ro1">
          <table:table-cell office:value-type="string">
            <text:p>http://ruian.linked.opendata.cz/resource/obce/560111</text:p>
          </table:table-cell>
          <table:table-cell office:value-type="string">
            <text:p>Přívětice</text:p>
          </table:table-cell>
        </table:table-row>
        <table:table-row table:style-name="ro1">
          <table:table-cell office:value-type="string">
            <text:p>http://ruian.linked.opendata.cz/resource/obce/580821</text:p>
          </table:table-cell>
          <table:table-cell office:value-type="string">
            <text:p>Přívrat</text:p>
          </table:table-cell>
        </table:table-row>
        <table:table-row table:style-name="ro1">
          <table:table-cell office:value-type="string">
            <text:p>http://ruian.linked.opendata.cz/resource/obce/544671</text:p>
          </table:table-cell>
          <table:table-cell office:value-type="string">
            <text:p>Prlov</text:p>
          </table:table-cell>
        </table:table-row>
        <table:table-row table:style-name="ro1">
          <table:table-cell office:value-type="string">
            <text:p>http://ruian.linked.opendata.cz/resource/obce/567787</text:p>
          </table:table-cell>
          <table:table-cell office:value-type="string">
            <text:p>Proboštov</text:p>
          </table:table-cell>
        </table:table-row>
        <table:table-row table:style-name="ro1">
          <table:table-cell office:value-type="string">
            <text:p>http://ruian.linked.opendata.cz/resource/obce/561509</text:p>
          </table:table-cell>
          <table:table-cell office:value-type="string">
            <text:p>Probulov</text:p>
          </table:table-cell>
        </table:table-row>
        <table:table-row table:style-name="ro1">
          <table:table-cell office:value-type="string">
            <text:p>http://ruian.linked.opendata.cz/resource/obce/570753</text:p>
          </table:table-cell>
          <table:table-cell office:value-type="string">
            <text:p>Prodašice</text:p>
          </table:table-cell>
        </table:table-row>
        <table:table-row table:style-name="ro1">
          <table:table-cell office:value-type="string">
            <text:p>http://ruian.linked.opendata.cz/resource/obce/594695</text:p>
          </table:table-cell>
          <table:table-cell office:value-type="string">
            <text:p>Prokopov</text:p>
          </table:table-cell>
        </table:table-row>
        <table:table-row table:style-name="ro1">
          <table:table-cell office:value-type="string">
            <text:p>http://ruian.linked.opendata.cz/resource/obce/548758</text:p>
          </table:table-cell>
          <table:table-cell office:value-type="string">
            <text:p>Proruby</text:p>
          </table:table-cell>
        </table:table-row>
        <table:table-row table:style-name="ro1">
          <table:table-cell office:value-type="string">
            <text:p>http://ruian.linked.opendata.cz/resource/obce/537829</text:p>
          </table:table-cell>
          <table:table-cell office:value-type="string">
            <text:p>Proseč</text:p>
          </table:table-cell>
        </table:table-row>
        <table:table-row table:style-name="ro1">
          <table:table-cell office:value-type="string">
            <text:p>http://ruian.linked.opendata.cz/resource/obce/572080</text:p>
          </table:table-cell>
          <table:table-cell office:value-type="string">
            <text:p>Proseč</text:p>
          </table:table-cell>
        </table:table-row>
        <table:table-row table:style-name="ro1">
          <table:table-cell office:value-type="string">
            <text:p>http://ruian.linked.opendata.cz/resource/obce/544345</text:p>
          </table:table-cell>
          <table:table-cell office:value-type="string">
            <text:p>Proseč pod Ještědem</text:p>
          </table:table-cell>
        </table:table-row>
        <table:table-row table:style-name="ro1">
          <table:table-cell office:value-type="string">
            <text:p>http://ruian.linked.opendata.cz/resource/obce/561941</text:p>
          </table:table-cell>
          <table:table-cell office:value-type="string">
            <text:p>Proseč pod Křemešníkem</text:p>
          </table:table-cell>
        </table:table-row>
        <table:table-row table:style-name="ro1">
          <table:table-cell office:value-type="string">
            <text:p>http://ruian.linked.opendata.cz/resource/obce/579602</text:p>
          </table:table-cell>
          <table:table-cell office:value-type="string">
            <text:p>Prosečné</text:p>
          </table:table-cell>
        </table:table-row>
        <table:table-row table:style-name="ro1">
          <table:table-cell office:value-type="string">
            <text:p>http://ruian.linked.opendata.cz/resource/obce/517151</text:p>
          </table:table-cell>
          <table:table-cell office:value-type="string">
            <text:p>Prosenice</text:p>
          </table:table-cell>
        </table:table-row>
        <table:table-row table:style-name="ro1">
          <table:table-cell office:value-type="string">
            <text:p>http://ruian.linked.opendata.cz/resource/obce/541133</text:p>
          </table:table-cell>
          <table:table-cell office:value-type="string">
            <text:p>Prosenická Lhota</text:p>
          </table:table-cell>
        </table:table-row>
        <table:table-row table:style-name="ro1">
          <table:table-cell office:value-type="string">
            <text:p>http://ruian.linked.opendata.cz/resource/obce/596493</text:p>
          </table:table-cell>
          <table:table-cell office:value-type="string">
            <text:p>Prosetín</text:p>
          </table:table-cell>
        </table:table-row>
        <table:table-row table:style-name="ro1">
          <table:table-cell office:value-type="string">
            <text:p>http://ruian.linked.opendata.cz/resource/obce/572098</text:p>
          </table:table-cell>
          <table:table-cell office:value-type="string">
            <text:p>Prosetín</text:p>
          </table:table-cell>
        </table:table-row>
        <table:table-row table:style-name="ro1">
          <table:table-cell office:value-type="string">
            <text:p>http://ruian.linked.opendata.cz/resource/obce/569313</text:p>
          </table:table-cell>
          <table:table-cell office:value-type="string">
            <text:p>Prosíčka</text:p>
          </table:table-cell>
        </table:table-row>
        <table:table-row table:style-name="ro1">
          <table:table-cell office:value-type="string">
            <text:p>http://ruian.linked.opendata.cz/resource/obce/594709</text:p>
          </table:table-cell>
          <table:table-cell office:value-type="string">
            <text:p>Prosiměřice</text:p>
          </table:table-cell>
        </table:table-row>
        <table:table-row table:style-name="ro1">
          <table:table-cell office:value-type="string">
            <text:p>http://ruian.linked.opendata.cz/resource/obce/589250</text:p>
          </table:table-cell>
          <table:table-cell office:value-type="string">
            <text:p>Prostějov</text:p>
          </table:table-cell>
        </table:table-row>
        <table:table-row table:style-name="ro1">
          <table:table-cell office:value-type="string">
            <text:p>http://ruian.linked.opendata.cz/resource/obce/589918</text:p>
          </table:table-cell>
          <table:table-cell office:value-type="string">
            <text:p>Prostějovičky</text:p>
          </table:table-cell>
        </table:table-row>
        <table:table-row table:style-name="ro1">
          <table:table-cell office:value-type="string">
            <text:p>http://ruian.linked.opendata.cz/resource/obce/541486</text:p>
          </table:table-cell>
          <table:table-cell office:value-type="string">
            <text:p>Prostiboř</text:p>
          </table:table-cell>
        </table:table-row>
        <table:table-row table:style-name="ro1">
          <table:table-cell office:value-type="string">
            <text:p>http://ruian.linked.opendata.cz/resource/obce/544698</text:p>
          </table:table-cell>
          <table:table-cell office:value-type="string">
            <text:p>Prostřední Bečva</text:p>
          </table:table-cell>
        </table:table-row>
        <table:table-row table:style-name="ro1">
          <table:table-cell office:value-type="string">
            <text:p>http://ruian.linked.opendata.cz/resource/obce/582221</text:p>
          </table:table-cell>
          <table:table-cell office:value-type="string">
            <text:p>Prostřední Poříčí</text:p>
          </table:table-cell>
        </table:table-row>
        <table:table-row table:style-name="ro1">
          <table:table-cell office:value-type="string">
            <text:p>http://ruian.linked.opendata.cz/resource/obce/589926</text:p>
          </table:table-cell>
          <table:table-cell office:value-type="string">
            <text:p>Protivanov</text:p>
          </table:table-cell>
        </table:table-row>
        <table:table-row table:style-name="ro1">
          <table:table-cell office:value-type="string">
            <text:p>http://ruian.linked.opendata.cz/resource/obce/549771</text:p>
          </table:table-cell>
          <table:table-cell office:value-type="string">
            <text:p>Protivín</text:p>
          </table:table-cell>
        </table:table-row>
        <table:table-row table:style-name="ro1">
          <table:table-cell office:value-type="string">
            <text:p>http://ruian.linked.opendata.cz/resource/obce/561983</text:p>
          </table:table-cell>
          <table:table-cell office:value-type="string">
            <text:p>Provodín</text:p>
          </table:table-cell>
        </table:table-row>
        <table:table-row table:style-name="ro1">
          <table:table-cell office:value-type="string">
            <text:p>http://ruian.linked.opendata.cz/resource/obce/585661</text:p>
          </table:table-cell>
          <table:table-cell office:value-type="string">
            <text:p>Provodov</text:p>
          </table:table-cell>
        </table:table-row>
        <table:table-row table:style-name="ro1">
          <table:table-cell office:value-type="string">
            <text:p>http://ruian.linked.opendata.cz/resource/obce/574350</text:p>
          </table:table-cell>
          <table:table-cell office:value-type="string">
            <text:p>Provodov-Šonov</text:p>
          </table:table-cell>
        </table:table-row>
        <table:table-row table:style-name="ro1">
          <table:table-cell office:value-type="string">
            <text:p>http://ruian.linked.opendata.cz/resource/obce/517208</text:p>
          </table:table-cell>
          <table:table-cell office:value-type="string">
            <text:p>Provodovice</text:p>
          </table:table-cell>
        </table:table-row>
        <table:table-row table:style-name="ro1">
          <table:table-cell office:value-type="string">
            <text:p>http://ruian.linked.opendata.cz/resource/obce/583707</text:p>
          </table:table-cell>
          <table:table-cell office:value-type="string">
            <text:p>Prštice</text:p>
          </table:table-cell>
        </table:table-row>
        <table:table-row table:style-name="ro1">
          <table:table-cell office:value-type="string">
            <text:p>http://ruian.linked.opendata.cz/resource/obce/539571</text:p>
          </table:table-cell>
          <table:table-cell office:value-type="string">
            <text:p>Průhonice</text:p>
          </table:table-cell>
        </table:table-row>
        <table:table-row table:style-name="ro1">
          <table:table-cell office:value-type="string">
            <text:p>http://ruian.linked.opendata.cz/resource/obce/586498</text:p>
          </table:table-cell>
          <table:table-cell office:value-type="string">
            <text:p>Prušánky</text:p>
          </table:table-cell>
        </table:table-row>
        <table:table-row table:style-name="ro1">
          <table:table-cell office:value-type="string">
            <text:p>http://ruian.linked.opendata.cz/resource/obce/564788</text:p>
          </table:table-cell>
          <table:table-cell office:value-type="string">
            <text:p>Prusice</text:p>
          </table:table-cell>
        </table:table-row>
        <table:table-row table:style-name="ro1">
          <table:table-cell office:value-type="string">
            <text:p>http://ruian.linked.opendata.cz/resource/obce/588903</text:p>
          </table:table-cell>
          <table:table-cell office:value-type="string">
            <text:p>Prusinovice</text:p>
          </table:table-cell>
        </table:table-row>
        <table:table-row table:style-name="ro1">
          <table:table-cell office:value-type="string">
            <text:p>http://ruian.linked.opendata.cz/resource/obce/593494</text:p>
          </table:table-cell>
          <table:table-cell office:value-type="string">
            <text:p>Prusy-Boškůvky</text:p>
          </table:table-cell>
        </table:table-row>
        <table:table-row table:style-name="ro1">
          <table:table-cell office:value-type="string">
            <text:p>http://ruian.linked.opendata.cz/resource/obce/561991</text:p>
          </table:table-cell>
          <table:table-cell office:value-type="string">
            <text:p>Prysk</text:p>
          </table:table-cell>
        </table:table-row>
        <table:table-row table:style-name="ro1">
          <table:table-cell office:value-type="string">
            <text:p>http://ruian.linked.opendata.cz/resource/obce/507181</text:p>
          </table:table-cell>
          <table:table-cell office:value-type="string">
            <text:p>Pržno</text:p>
          </table:table-cell>
        </table:table-row>
        <table:table-row table:style-name="ro1">
          <table:table-cell office:value-type="string">
            <text:p>http://ruian.linked.opendata.cz/resource/obce/544728</text:p>
          </table:table-cell>
          <table:table-cell office:value-type="string">
            <text:p>Pržno</text:p>
          </table:table-cell>
        </table:table-row>
        <table:table-row table:style-name="ro1">
          <table:table-cell office:value-type="string">
            <text:p>http://ruian.linked.opendata.cz/resource/obce/530671</text:p>
          </table:table-cell>
          <table:table-cell office:value-type="string">
            <text:p>Pšánky</text:p>
          </table:table-cell>
        </table:table-row>
        <table:table-row table:style-name="ro1">
          <table:table-cell office:value-type="string">
            <text:p>http://ruian.linked.opendata.cz/resource/obce/530514</text:p>
          </table:table-cell>
          <table:table-cell office:value-type="string">
            <text:p>Psáře</text:p>
          </table:table-cell>
        </table:table-row>
        <table:table-row table:style-name="ro1">
          <table:table-cell office:value-type="string">
            <text:p>http://ruian.linked.opendata.cz/resource/obce/563374</text:p>
          </table:table-cell>
          <table:table-cell office:value-type="string">
            <text:p>Psárov</text:p>
          </table:table-cell>
        </table:table-row>
        <table:table-row table:style-name="ro1">
          <table:table-cell office:value-type="string">
            <text:p>http://ruian.linked.opendata.cz/resource/obce/539597</text:p>
          </table:table-cell>
          <table:table-cell office:value-type="string">
            <text:p>Psáry</text:p>
          </table:table-cell>
        </table:table-row>
        <table:table-row table:style-name="ro1">
          <table:table-cell office:value-type="string">
            <text:p>http://ruian.linked.opendata.cz/resource/obce/555525</text:p>
          </table:table-cell>
          <table:table-cell office:value-type="string">
            <text:p>Pšov</text:p>
          </table:table-cell>
        </table:table-row>
        <table:table-row table:style-name="ro1">
          <table:table-cell office:value-type="string">
            <text:p>http://ruian.linked.opendata.cz/resource/obce/542270</text:p>
          </table:table-cell>
          <table:table-cell office:value-type="string">
            <text:p>Pšovlky</text:p>
          </table:table-cell>
        </table:table-row>
        <table:table-row table:style-name="ro1">
          <table:table-cell office:value-type="string">
            <text:p>http://ruian.linked.opendata.cz/resource/obce/552577</text:p>
          </table:table-cell>
          <table:table-cell office:value-type="string">
            <text:p>Pstruží</text:p>
          </table:table-cell>
        </table:table-row>
        <table:table-row table:style-name="ro1">
          <table:table-cell office:value-type="string">
            <text:p>http://ruian.linked.opendata.cz/resource/obce/589942</text:p>
          </table:table-cell>
          <table:table-cell office:value-type="string">
            <text:p>Ptení</text:p>
          </table:table-cell>
        </table:table-row>
        <table:table-row table:style-name="ro1">
          <table:table-cell office:value-type="string">
            <text:p>http://ruian.linked.opendata.cz/resource/obce/558265</text:p>
          </table:table-cell>
          <table:table-cell office:value-type="string">
            <text:p>Ptenín</text:p>
          </table:table-cell>
        </table:table-row>
        <table:table-row table:style-name="ro1">
          <table:table-cell office:value-type="string">
            <text:p>http://ruian.linked.opendata.cz/resource/obce/532789</text:p>
          </table:table-cell>
          <table:table-cell office:value-type="string">
            <text:p>Ptice</text:p>
          </table:table-cell>
        </table:table-row>
        <table:table-row table:style-name="ro1">
          <table:table-cell office:value-type="string">
            <text:p>http://ruian.linked.opendata.cz/resource/obce/571938</text:p>
          </table:table-cell>
          <table:table-cell office:value-type="string">
            <text:p>Ptýrov</text:p>
          </table:table-cell>
        </table:table-row>
        <table:table-row table:style-name="ro1">
          <table:table-cell office:value-type="string">
            <text:p>http://ruian.linked.opendata.cz/resource/obce/573531</text:p>
          </table:table-cell>
          <table:table-cell office:value-type="string">
            <text:p>Puchlovice</text:p>
          </table:table-cell>
        </table:table-row>
        <table:table-row table:style-name="ro1">
          <table:table-cell office:value-type="string">
            <text:p>http://ruian.linked.opendata.cz/resource/obce/554154</text:p>
          </table:table-cell>
          <table:table-cell office:value-type="string">
            <text:p>Puclice</text:p>
          </table:table-cell>
        </table:table-row>
        <table:table-row table:style-name="ro1">
          <table:table-cell office:value-type="string">
            <text:p>http://ruian.linked.opendata.cz/resource/obce/591491</text:p>
          </table:table-cell>
          <table:table-cell office:value-type="string">
            <text:p>Pucov</text:p>
          </table:table-cell>
        </table:table-row>
        <table:table-row table:style-name="ro1">
          <table:table-cell office:value-type="string">
            <text:p>http://ruian.linked.opendata.cz/resource/obce/587745</text:p>
          </table:table-cell>
          <table:table-cell office:value-type="string">
            <text:p>Puklice</text:p>
          </table:table-cell>
        </table:table-row>
        <table:table-row table:style-name="ro1">
          <table:table-cell office:value-type="string">
            <text:p>http://ruian.linked.opendata.cz/resource/obce/546577</text:p>
          </table:table-cell>
          <table:table-cell office:value-type="string">
            <text:p>Pulečný</text:p>
          </table:table-cell>
        </table:table-row>
        <table:table-row table:style-name="ro1">
          <table:table-cell office:value-type="string">
            <text:p>http://ruian.linked.opendata.cz/resource/obce/578631</text:p>
          </table:table-cell>
          <table:table-cell office:value-type="string">
            <text:p>Pustá Kamenice</text:p>
          </table:table-cell>
        </table:table-row>
        <table:table-row table:style-name="ro1">
          <table:table-cell office:value-type="string">
            <text:p>http://ruian.linked.opendata.cz/resource/obce/509736</text:p>
          </table:table-cell>
          <table:table-cell office:value-type="string">
            <text:p>Pustá Polom</text:p>
          </table:table-cell>
        </table:table-row>
        <table:table-row table:style-name="ro1">
          <table:table-cell office:value-type="string">
            <text:p>http://ruian.linked.opendata.cz/resource/obce/578649</text:p>
          </table:table-cell>
          <table:table-cell office:value-type="string">
            <text:p>Pustá Rybná</text:p>
          </table:table-cell>
        </table:table-row>
        <table:table-row table:style-name="ro1">
          <table:table-cell office:value-type="string">
            <text:p>http://ruian.linked.opendata.cz/resource/obce/568775</text:p>
          </table:table-cell>
          <table:table-cell office:value-type="string">
            <text:p>Pustějov</text:p>
          </table:table-cell>
        </table:table-row>
        <table:table-row table:style-name="ro1">
          <table:table-cell office:value-type="string">
            <text:p>http://ruian.linked.opendata.cz/resource/obce/593508</text:p>
          </table:table-cell>
          <table:table-cell office:value-type="string">
            <text:p>Pustiměř</text:p>
          </table:table-cell>
        </table:table-row>
        <table:table-row table:style-name="ro1">
          <table:table-cell office:value-type="string">
            <text:p>http://ruian.linked.opendata.cz/resource/obce/580830</text:p>
          </table:table-cell>
          <table:table-cell office:value-type="string">
            <text:p>Pustina</text:p>
          </table:table-cell>
        </table:table-row>
        <table:table-row table:style-name="ro1">
          <table:table-cell office:value-type="string">
            <text:p>http://ruian.linked.opendata.cz/resource/obce/542288</text:p>
          </table:table-cell>
          <table:table-cell office:value-type="string">
            <text:p>Pustověty</text:p>
          </table:table-cell>
        </table:table-row>
        <table:table-row table:style-name="ro1">
          <table:table-cell office:value-type="string">
            <text:p>http://ruian.linked.opendata.cz/resource/obce/549801</text:p>
          </table:table-cell>
          <table:table-cell office:value-type="string">
            <text:p>Putim</text:p>
          </table:table-cell>
        </table:table-row>
        <table:table-row table:style-name="ro1">
          <table:table-cell office:value-type="string">
            <text:p>http://ruian.linked.opendata.cz/resource/obce/598755</text:p>
          </table:table-cell>
          <table:table-cell office:value-type="string">
            <text:p>Putimov</text:p>
          </table:table-cell>
        </table:table-row>
        <table:table-row table:style-name="ro1">
          <table:table-cell office:value-type="string">
            <text:p>http://ruian.linked.opendata.cz/resource/obce/591505</text:p>
          </table:table-cell>
          <table:table-cell office:value-type="string">
            <text:p>Pyšel</text:p>
          </table:table-cell>
        </table:table-row>
        <table:table-row table:style-name="ro1">
          <table:table-cell office:value-type="string">
            <text:p>http://ruian.linked.opendata.cz/resource/obce/538680</text:p>
          </table:table-cell>
          <table:table-cell office:value-type="string">
            <text:p>Pyšely</text:p>
          </table:table-cell>
        </table:table-row>
        <table:table-row table:style-name="ro1">
          <table:table-cell office:value-type="string">
            <text:p>http://ruian.linked.opendata.cz/resource/obce/565652</text:p>
          </table:table-cell>
          <table:table-cell office:value-type="string">
            <text:p>Rabakov</text:p>
          </table:table-cell>
        </table:table-row>
        <table:table-row table:style-name="ro1">
          <table:table-cell office:value-type="string">
            <text:p>http://ruian.linked.opendata.cz/resource/obce/557013</text:p>
          </table:table-cell>
          <table:table-cell office:value-type="string">
            <text:p>Rabí</text:p>
          </table:table-cell>
        </table:table-row>
        <table:table-row table:style-name="ro1">
          <table:table-cell office:value-type="string">
            <text:p>http://ruian.linked.opendata.cz/resource/obce/556882</text:p>
          </table:table-cell>
          <table:table-cell office:value-type="string">
            <text:p>Rabštejnská Lhota</text:p>
          </table:table-cell>
        </table:table-row>
        <table:table-row table:style-name="ro1">
          <table:table-cell office:value-type="string">
            <text:p>http://ruian.linked.opendata.cz/resource/obce/575534</text:p>
          </table:table-cell>
          <table:table-cell office:value-type="string">
            <text:p>Ráby</text:p>
          </table:table-cell>
        </table:table-row>
        <table:table-row table:style-name="ro1">
          <table:table-cell office:value-type="string">
            <text:p>http://ruian.linked.opendata.cz/resource/obce/530522</text:p>
          </table:table-cell>
          <table:table-cell office:value-type="string">
            <text:p>Rabyně</text:p>
          </table:table-cell>
        </table:table-row>
        <table:table-row table:style-name="ro1">
          <table:table-cell office:value-type="string">
            <text:p>http://ruian.linked.opendata.cz/resource/obce/546071</text:p>
          </table:table-cell>
          <table:table-cell office:value-type="string">
            <text:p>Račetice</text:p>
          </table:table-cell>
        </table:table-row>
        <table:table-row table:style-name="ro1">
          <table:table-cell office:value-type="string">
            <text:p>http://ruian.linked.opendata.cz/resource/obce/565482</text:p>
          </table:table-cell>
          <table:table-cell office:value-type="string">
            <text:p>Račice</text:p>
          </table:table-cell>
        </table:table-row>
        <table:table-row table:style-name="ro1">
          <table:table-cell office:value-type="string">
            <text:p>http://ruian.linked.opendata.cz/resource/obce/591521</text:p>
          </table:table-cell>
          <table:table-cell office:value-type="string">
            <text:p>Račice</text:p>
          </table:table-cell>
        </table:table-row>
        <table:table-row table:style-name="ro1">
          <table:table-cell office:value-type="string">
            <text:p>http://ruian.linked.opendata.cz/resource/obce/596507</text:p>
          </table:table-cell>
          <table:table-cell office:value-type="string">
            <text:p>Račice</text:p>
          </table:table-cell>
        </table:table-row>
        <table:table-row table:style-name="ro1">
          <table:table-cell office:value-type="string">
            <text:p>http://ruian.linked.opendata.cz/resource/obce/599760</text:p>
          </table:table-cell>
          <table:table-cell office:value-type="string">
            <text:p>Račice</text:p>
          </table:table-cell>
        </table:table-row>
        <table:table-row table:style-name="ro1">
          <table:table-cell office:value-type="string">
            <text:p>http://ruian.linked.opendata.cz/resource/obce/570702</text:p>
          </table:table-cell>
          <table:table-cell office:value-type="string">
            <text:p>Račice nad Trotinou</text:p>
          </table:table-cell>
        </table:table-row>
        <table:table-row table:style-name="ro1">
          <table:table-cell office:value-type="string">
            <text:p>http://ruian.linked.opendata.cz/resource/obce/593516</text:p>
          </table:table-cell>
          <table:table-cell office:value-type="string">
            <text:p>Račice-Pístovice</text:p>
          </table:table-cell>
        </table:table-row>
        <table:table-row table:style-name="ro1">
          <table:table-cell office:value-type="string">
            <text:p>http://ruian.linked.opendata.cz/resource/obce/588059</text:p>
          </table:table-cell>
          <table:table-cell office:value-type="string">
            <text:p>Račín</text:p>
          </table:table-cell>
        </table:table-row>
        <table:table-row table:style-name="ro1">
          <table:table-cell office:value-type="string">
            <text:p>http://ruian.linked.opendata.cz/resource/obce/565491</text:p>
          </table:table-cell>
          <table:table-cell office:value-type="string">
            <text:p>Račiněves</text:p>
          </table:table-cell>
        </table:table-row>
        <table:table-row table:style-name="ro1">
          <table:table-cell office:value-type="string">
            <text:p>http://ruian.linked.opendata.cz/resource/obce/585670</text:p>
          </table:table-cell>
          <table:table-cell office:value-type="string">
            <text:p>Racková</text:p>
          </table:table-cell>
        </table:table-row>
        <table:table-row table:style-name="ro1">
          <table:table-cell office:value-type="string">
            <text:p>http://ruian.linked.opendata.cz/resource/obce/511307</text:p>
          </table:table-cell>
          <table:table-cell office:value-type="string">
            <text:p>Rácovice</text:p>
          </table:table-cell>
        </table:table-row>
        <table:table-row table:style-name="ro1">
          <table:table-cell office:value-type="string">
            <text:p>http://ruian.linked.opendata.cz/resource/obce/563773</text:p>
          </table:table-cell>
          <table:table-cell office:value-type="string">
            <text:p>Radčice</text:p>
          </table:table-cell>
        </table:table-row>
        <table:table-row table:style-name="ro1">
          <table:table-cell office:value-type="string">
            <text:p>http://ruian.linked.opendata.cz/resource/obce/586501</text:p>
          </table:table-cell>
          <table:table-cell office:value-type="string">
            <text:p>Radějov</text:p>
          </table:table-cell>
        </table:table-row>
        <table:table-row table:style-name="ro1">
          <table:table-cell office:value-type="string">
            <text:p>http://ruian.linked.opendata.cz/resource/obce/536423</text:p>
          </table:table-cell>
          <table:table-cell office:value-type="string">
            <text:p>Radějovice</text:p>
          </table:table-cell>
        </table:table-row>
        <table:table-row table:style-name="ro1">
          <table:table-cell office:value-type="string">
            <text:p>http://ruian.linked.opendata.cz/resource/obce/538698</text:p>
          </table:table-cell>
          <table:table-cell office:value-type="string">
            <text:p>Radějovice</text:p>
          </table:table-cell>
        </table:table-row>
        <table:table-row table:style-name="ro1">
          <table:table-cell office:value-type="string">
            <text:p>http://ruian.linked.opendata.cz/resource/obce/596515</text:p>
          </table:table-cell>
          <table:table-cell office:value-type="string">
            <text:p>Radenice</text:p>
          </table:table-cell>
        </table:table-row>
        <table:table-row table:style-name="ro1">
          <table:table-cell office:value-type="string">
            <text:p>http://ruian.linked.opendata.cz/resource/obce/552917</text:p>
          </table:table-cell>
          <table:table-cell office:value-type="string">
            <text:p>Radenín</text:p>
          </table:table-cell>
        </table:table-row>
        <table:table-row table:style-name="ro1">
          <table:table-cell office:value-type="string">
            <text:p>http://ruian.linked.opendata.cz/resource/obce/596523</text:p>
          </table:table-cell>
          <table:table-cell office:value-type="string">
            <text:p>Radešín</text:p>
          </table:table-cell>
        </table:table-row>
        <table:table-row table:style-name="ro1">
          <table:table-cell office:value-type="string">
            <text:p>http://ruian.linked.opendata.cz/resource/obce/596531</text:p>
          </table:table-cell>
          <table:table-cell office:value-type="string">
            <text:p>Radešínská Svratka</text:p>
          </table:table-cell>
        </table:table-row>
        <table:table-row table:style-name="ro1">
          <table:table-cell office:value-type="string">
            <text:p>http://ruian.linked.opendata.cz/resource/obce/552925</text:p>
          </table:table-cell>
          <table:table-cell office:value-type="string">
            <text:p>Radětice</text:p>
          </table:table-cell>
        </table:table-row>
        <table:table-row table:style-name="ro1">
          <table:table-cell office:value-type="string">
            <text:p>http://ruian.linked.opendata.cz/resource/obce/564389</text:p>
          </table:table-cell>
          <table:table-cell office:value-type="string">
            <text:p>Radětice</text:p>
          </table:table-cell>
        </table:table-row>
        <table:table-row table:style-name="ro1">
          <table:table-cell office:value-type="string">
            <text:p>http://ruian.linked.opendata.cz/resource/obce/575542</text:p>
          </table:table-cell>
          <table:table-cell office:value-type="string">
            <text:p>Radhošť</text:p>
          </table:table-cell>
        </table:table-row>
        <table:table-row table:style-name="ro1">
          <table:table-cell office:value-type="string">
            <text:p>http://ruian.linked.opendata.cz/resource/obce/550485</text:p>
          </table:table-cell>
          <table:table-cell office:value-type="string">
            <text:p>Radhostice</text:p>
          </table:table-cell>
        </table:table-row>
        <table:table-row table:style-name="ro1">
          <table:table-cell office:value-type="string">
            <text:p>http://ruian.linked.opendata.cz/resource/obce/598488</text:p>
          </table:table-cell>
          <table:table-cell office:value-type="string">
            <text:p>Radíč</text:p>
          </table:table-cell>
        </table:table-row>
        <table:table-row table:style-name="ro1">
          <table:table-cell office:value-type="string">
            <text:p>http://ruian.linked.opendata.cz/resource/obce/517275</text:p>
          </table:table-cell>
          <table:table-cell office:value-type="string">
            <text:p>Radíkov</text:p>
          </table:table-cell>
        </table:table-row>
        <table:table-row table:style-name="ro1">
          <table:table-cell office:value-type="string">
            <text:p>http://ruian.linked.opendata.cz/resource/obce/570711</text:p>
          </table:table-cell>
          <table:table-cell office:value-type="string">
            <text:p>Radíkovice</text:p>
          </table:table-cell>
        </table:table-row>
        <table:table-row table:style-name="ro1">
          <table:table-cell office:value-type="string">
            <text:p>http://ruian.linked.opendata.cz/resource/obce/533629</text:p>
          </table:table-cell>
          <table:table-cell office:value-type="string">
            <text:p>Radim</text:p>
          </table:table-cell>
        </table:table-row>
        <table:table-row table:style-name="ro1">
          <table:table-cell office:value-type="string">
            <text:p>http://ruian.linked.opendata.cz/resource/obce/573370</text:p>
          </table:table-cell>
          <table:table-cell office:value-type="string">
            <text:p>Radim</text:p>
          </table:table-cell>
        </table:table-row>
        <table:table-row table:style-name="ro1">
          <table:table-cell office:value-type="string">
            <text:p>http://ruian.linked.opendata.cz/resource/obce/578657</text:p>
          </table:table-cell>
          <table:table-cell office:value-type="string">
            <text:p>Radiměř</text:p>
          </table:table-cell>
        </table:table-row>
        <table:table-row table:style-name="ro1">
          <table:table-cell office:value-type="string">
            <text:p>http://ruian.linked.opendata.cz/resource/obce/544582</text:p>
          </table:table-cell>
          <table:table-cell office:value-type="string">
            <text:p>Radimovice</text:p>
          </table:table-cell>
        </table:table-row>
        <table:table-row table:style-name="ro1">
          <table:table-cell office:value-type="string">
            <text:p>http://ruian.linked.opendata.cz/resource/obce/563196</text:p>
          </table:table-cell>
          <table:table-cell office:value-type="string">
            <text:p>Radimovice u Tábora</text:p>
          </table:table-cell>
        </table:table-row>
        <table:table-row table:style-name="ro1">
          <table:table-cell office:value-type="string">
            <text:p>http://ruian.linked.opendata.cz/resource/obce/552933</text:p>
          </table:table-cell>
          <table:table-cell office:value-type="string">
            <text:p>Radimovice u Želče</text:p>
          </table:table-cell>
        </table:table-row>
        <table:table-row table:style-name="ro1">
          <table:table-cell office:value-type="string">
            <text:p>http://ruian.linked.opendata.cz/resource/obce/568317</text:p>
          </table:table-cell>
          <table:table-cell office:value-type="string">
            <text:p>Radkov</text:p>
          </table:table-cell>
        </table:table-row>
        <table:table-row table:style-name="ro1">
          <table:table-cell office:value-type="string">
            <text:p>http://ruian.linked.opendata.cz/resource/obce/574333</text:p>
          </table:table-cell>
          <table:table-cell office:value-type="string">
            <text:p>Radkov</text:p>
          </table:table-cell>
        </table:table-row>
        <table:table-row table:style-name="ro1">
          <table:table-cell office:value-type="string">
            <text:p>http://ruian.linked.opendata.cz/resource/obce/552941</text:p>
          </table:table-cell>
          <table:table-cell office:value-type="string">
            <text:p>Radkov</text:p>
          </table:table-cell>
        </table:table-row>
        <table:table-row table:style-name="ro1">
          <table:table-cell office:value-type="string">
            <text:p>http://ruian.linked.opendata.cz/resource/obce/549924</text:p>
          </table:table-cell>
          <table:table-cell office:value-type="string">
            <text:p>Radkov</text:p>
          </table:table-cell>
        </table:table-row>
        <table:table-row table:style-name="ro1">
          <table:table-cell office:value-type="string">
            <text:p>http://ruian.linked.opendata.cz/resource/obce/587761</text:p>
          </table:table-cell>
          <table:table-cell office:value-type="string">
            <text:p>Radkov</text:p>
          </table:table-cell>
        </table:table-row>
        <table:table-row table:style-name="ro1">
          <table:table-cell office:value-type="string">
            <text:p>http://ruian.linked.opendata.cz/resource/obce/517321</text:p>
          </table:table-cell>
          <table:table-cell office:value-type="string">
            <text:p>Radkova Lhota</text:p>
          </table:table-cell>
        </table:table-row>
        <table:table-row table:style-name="ro1">
          <table:table-cell office:value-type="string">
            <text:p>http://ruian.linked.opendata.cz/resource/obce/540421</text:p>
          </table:table-cell>
          <table:table-cell office:value-type="string">
            <text:p>Radkovice</text:p>
          </table:table-cell>
        </table:table-row>
        <table:table-row table:style-name="ro1">
          <table:table-cell office:value-type="string">
            <text:p>http://ruian.linked.opendata.cz/resource/obce/550493</text:p>
          </table:table-cell>
          <table:table-cell office:value-type="string">
            <text:p>Radkovice u Budče</text:p>
          </table:table-cell>
        </table:table-row>
        <table:table-row table:style-name="ro1">
          <table:table-cell office:value-type="string">
            <text:p>http://ruian.linked.opendata.cz/resource/obce/591548</text:p>
          </table:table-cell>
          <table:table-cell office:value-type="string">
            <text:p>Radkovice u Hrotovic</text:p>
          </table:table-cell>
        </table:table-row>
        <table:table-row table:style-name="ro1">
          <table:table-cell office:value-type="string">
            <text:p>http://ruian.linked.opendata.cz/resource/obce/517437</text:p>
          </table:table-cell>
          <table:table-cell office:value-type="string">
            <text:p>Radkovy</text:p>
          </table:table-cell>
        </table:table-row>
        <table:table-row table:style-name="ro1">
          <table:table-cell office:value-type="string">
            <text:p>http://ruian.linked.opendata.cz/resource/obce/563781</text:p>
          </table:table-cell>
          <table:table-cell office:value-type="string">
            <text:p>Rádlo</text:p>
          </table:table-cell>
        </table:table-row>
        <table:table-row table:style-name="ro1">
          <table:table-cell office:value-type="string">
            <text:p>http://ruian.linked.opendata.cz/resource/obce/560120</text:p>
          </table:table-cell>
          <table:table-cell office:value-type="string">
            <text:p>Radnice</text:p>
          </table:table-cell>
        </table:table-row>
        <table:table-row table:style-name="ro1">
          <table:table-cell office:value-type="string">
            <text:p>http://ruian.linked.opendata.cz/resource/obce/596540</text:p>
          </table:table-cell>
          <table:table-cell office:value-type="string">
            <text:p>Radňoves</text:p>
          </table:table-cell>
        </table:table-row>
        <table:table-row table:style-name="ro1">
          <table:table-cell office:value-type="string">
            <text:p>http://ruian.linked.opendata.cz/resource/obce/596558</text:p>
          </table:table-cell>
          <table:table-cell office:value-type="string">
            <text:p>Radňovice</text:p>
          </table:table-cell>
        </table:table-row>
        <table:table-row table:style-name="ro1">
          <table:table-cell office:value-type="string">
            <text:p>http://ruian.linked.opendata.cz/resource/obce/551660</text:p>
          </table:table-cell>
          <table:table-cell office:value-type="string">
            <text:p>Radomyšl</text:p>
          </table:table-cell>
        </table:table-row>
        <table:table-row table:style-name="ro1">
          <table:table-cell office:value-type="string">
            <text:p>http://ruian.linked.opendata.cz/resource/obce/538701</text:p>
          </table:table-cell>
          <table:table-cell office:value-type="string">
            <text:p>Radonice</text:p>
          </table:table-cell>
        </table:table-row>
        <table:table-row table:style-name="ro1">
          <table:table-cell office:value-type="string">
            <text:p>http://ruian.linked.opendata.cz/resource/obce/563323</text:p>
          </table:table-cell>
          <table:table-cell office:value-type="string">
            <text:p>Radonice</text:p>
          </table:table-cell>
        </table:table-row>
        <table:table-row table:style-name="ro1">
          <table:table-cell office:value-type="string">
            <text:p>http://ruian.linked.opendata.cz/resource/obce/591556</text:p>
          </table:table-cell>
          <table:table-cell office:value-type="string">
            <text:p>Radonín</text:p>
          </table:table-cell>
        </table:table-row>
        <table:table-row table:style-name="ro1">
          <table:table-cell office:value-type="string">
            <text:p>http://ruian.linked.opendata.cz/resource/obce/591564</text:p>
          </table:table-cell>
          <table:table-cell office:value-type="string">
            <text:p>Radošov</text:p>
          </table:table-cell>
        </table:table-row>
        <table:table-row table:style-name="ro1">
          <table:table-cell office:value-type="string">
            <text:p>http://ruian.linked.opendata.cz/resource/obce/530531</text:p>
          </table:table-cell>
          <table:table-cell office:value-type="string">
            <text:p>Radošovice</text:p>
          </table:table-cell>
        </table:table-row>
        <table:table-row table:style-name="ro1">
          <table:table-cell office:value-type="string">
            <text:p>http://ruian.linked.opendata.cz/resource/obce/544965</text:p>
          </table:table-cell>
          <table:table-cell office:value-type="string">
            <text:p>Radošovice</text:p>
          </table:table-cell>
        </table:table-row>
        <table:table-row table:style-name="ro1">
          <table:table-cell office:value-type="string">
            <text:p>http://ruian.linked.opendata.cz/resource/obce/551678</text:p>
          </table:table-cell>
          <table:table-cell office:value-type="string">
            <text:p>Radošovice</text:p>
          </table:table-cell>
        </table:table-row>
        <table:table-row table:style-name="ro1">
          <table:table-cell office:value-type="string">
            <text:p>http://ruian.linked.opendata.cz/resource/obce/583740</text:p>
          </table:table-cell>
          <table:table-cell office:value-type="string">
            <text:p>Radostice</text:p>
          </table:table-cell>
        </table:table-row>
        <table:table-row table:style-name="ro1">
          <table:table-cell office:value-type="string">
            <text:p>http://ruian.linked.opendata.cz/resource/obce/569364</text:p>
          </table:table-cell>
          <table:table-cell office:value-type="string">
            <text:p>Radostín</text:p>
          </table:table-cell>
        </table:table-row>
        <table:table-row table:style-name="ro1">
          <table:table-cell office:value-type="string">
            <text:p>http://ruian.linked.opendata.cz/resource/obce/596566</text:p>
          </table:table-cell>
          <table:table-cell office:value-type="string">
            <text:p>Radostín</text:p>
          </table:table-cell>
        </table:table-row>
        <table:table-row table:style-name="ro1">
          <table:table-cell office:value-type="string">
            <text:p>http://ruian.linked.opendata.cz/resource/obce/596574</text:p>
          </table:table-cell>
          <table:table-cell office:value-type="string">
            <text:p>Radostín nad Oslavou</text:p>
          </table:table-cell>
        </table:table-row>
        <table:table-row table:style-name="ro1">
          <table:table-cell office:value-type="string">
            <text:p>http://ruian.linked.opendata.cz/resource/obce/577430</text:p>
          </table:table-cell>
          <table:table-cell office:value-type="string">
            <text:p>Radostná pod Kozákovem</text:p>
          </table:table-cell>
        </table:table-row>
        <table:table-row table:style-name="ro1">
          <table:table-cell office:value-type="string">
            <text:p>http://ruian.linked.opendata.cz/resource/obce/570729</text:p>
          </table:table-cell>
          <table:table-cell office:value-type="string">
            <text:p>Radostov</text:p>
          </table:table-cell>
        </table:table-row>
        <table:table-row table:style-name="ro1">
          <table:table-cell office:value-type="string">
            <text:p>http://ruian.linked.opendata.cz/resource/obce/545040</text:p>
          </table:table-cell>
          <table:table-cell office:value-type="string">
            <text:p>Radotice</text:p>
          </table:table-cell>
        </table:table-row>
        <table:table-row table:style-name="ro1">
          <table:table-cell office:value-type="string">
            <text:p>http://ruian.linked.opendata.cz/resource/obce/517445</text:p>
          </table:table-cell>
          <table:table-cell office:value-type="string">
            <text:p>Radotín</text:p>
          </table:table-cell>
        </table:table-row>
        <table:table-row table:style-name="ro1">
          <table:table-cell office:value-type="string">
            <text:p>http://ruian.linked.opendata.cz/resource/obce/565521</text:p>
          </table:table-cell>
          <table:table-cell office:value-type="string">
            <text:p>Radovesice</text:p>
          </table:table-cell>
        </table:table-row>
        <table:table-row table:style-name="ro1">
          <table:table-cell office:value-type="string">
            <text:p>http://ruian.linked.opendata.cz/resource/obce/533637</text:p>
          </table:table-cell>
          <table:table-cell office:value-type="string">
            <text:p>Radovesnice I</text:p>
          </table:table-cell>
        </table:table-row>
        <table:table-row table:style-name="ro1">
          <table:table-cell office:value-type="string">
            <text:p>http://ruian.linked.opendata.cz/resource/obce/533645</text:p>
          </table:table-cell>
          <table:table-cell office:value-type="string">
            <text:p>Radovesnice II</text:p>
          </table:table-cell>
        </table:table-row>
        <table:table-row table:style-name="ro1">
          <table:table-cell office:value-type="string">
            <text:p>http://ruian.linked.opendata.cz/resource/obce/517534</text:p>
          </table:table-cell>
          <table:table-cell office:value-type="string">
            <text:p>Radslavice</text:p>
          </table:table-cell>
        </table:table-row>
        <table:table-row table:style-name="ro1">
          <table:table-cell office:value-type="string">
            <text:p>http://ruian.linked.opendata.cz/resource/obce/593524</text:p>
          </table:table-cell>
          <table:table-cell office:value-type="string">
            <text:p>Radslavice</text:p>
          </table:table-cell>
        </table:table-row>
        <table:table-row table:style-name="ro1">
          <table:table-cell office:value-type="string">
            <text:p>http://ruian.linked.opendata.cz/resource/obce/509841</text:p>
          </table:table-cell>
          <table:table-cell office:value-type="string">
            <text:p>Raduň</text:p>
          </table:table-cell>
        </table:table-row>
        <table:table-row table:style-name="ro1">
          <table:table-cell office:value-type="string">
            <text:p>http://ruian.linked.opendata.cz/resource/obce/530387</text:p>
          </table:table-cell>
          <table:table-cell office:value-type="string">
            <text:p>Radvanec</text:p>
          </table:table-cell>
        </table:table-row>
        <table:table-row table:style-name="ro1">
          <table:table-cell office:value-type="string">
            <text:p>http://ruian.linked.opendata.cz/resource/obce/517569</text:p>
          </table:table-cell>
          <table:table-cell office:value-type="string">
            <text:p>Radvanice</text:p>
          </table:table-cell>
        </table:table-row>
        <table:table-row table:style-name="ro1">
          <table:table-cell office:value-type="string">
            <text:p>http://ruian.linked.opendata.cz/resource/obce/579629</text:p>
          </table:table-cell>
          <table:table-cell office:value-type="string">
            <text:p>Radvanice</text:p>
          </table:table-cell>
        </table:table-row>
        <table:table-row table:style-name="ro1">
          <table:table-cell office:value-type="string">
            <text:p>http://ruian.linked.opendata.cz/resource/obce/540854</text:p>
          </table:table-cell>
          <table:table-cell office:value-type="string">
            <text:p>Rájec</text:p>
          </table:table-cell>
        </table:table-row>
        <table:table-row table:style-name="ro1">
          <table:table-cell office:value-type="string">
            <text:p>http://ruian.linked.opendata.cz/resource/obce/582239</text:p>
          </table:table-cell>
          <table:table-cell office:value-type="string">
            <text:p>Rájec-Jestřebí</text:p>
          </table:table-cell>
        </table:table-row>
        <table:table-row table:style-name="ro1">
          <table:table-cell office:value-type="string">
            <text:p>http://ruian.linked.opendata.cz/resource/obce/582247</text:p>
          </table:table-cell>
          <table:table-cell office:value-type="string">
            <text:p>Ráječko</text:p>
          </table:table-cell>
        </table:table-row>
        <table:table-row table:style-name="ro1">
          <table:table-cell office:value-type="string">
            <text:p>http://ruian.linked.opendata.cz/resource/obce/583758</text:p>
          </table:table-cell>
          <table:table-cell office:value-type="string">
            <text:p>Rajhrad</text:p>
          </table:table-cell>
        </table:table-row>
        <table:table-row table:style-name="ro1">
          <table:table-cell office:value-type="string">
            <text:p>http://ruian.linked.opendata.cz/resource/obce/583766</text:p>
          </table:table-cell>
          <table:table-cell office:value-type="string">
            <text:p>Rajhradice</text:p>
          </table:table-cell>
        </table:table-row>
        <table:table-row table:style-name="ro1">
          <table:table-cell office:value-type="string">
            <text:p>http://ruian.linked.opendata.cz/resource/obce/588920</text:p>
          </table:table-cell>
          <table:table-cell office:value-type="string">
            <text:p>Rajnochovice</text:p>
          </table:table-cell>
        </table:table-row>
        <table:table-row table:style-name="ro1">
          <table:table-cell office:value-type="string">
            <text:p>http://ruian.linked.opendata.cz/resource/obce/577448</text:p>
          </table:table-cell>
          <table:table-cell office:value-type="string">
            <text:p>Rakousy</text:p>
          </table:table-cell>
        </table:table-row>
        <table:table-row table:style-name="ro1">
          <table:table-cell office:value-type="string">
            <text:p>http://ruian.linked.opendata.cz/resource/obce/517585</text:p>
          </table:table-cell>
          <table:table-cell office:value-type="string">
            <text:p>Rakov</text:p>
          </table:table-cell>
        </table:table-row>
        <table:table-row table:style-name="ro1">
          <table:table-cell office:value-type="string">
            <text:p>http://ruian.linked.opendata.cz/resource/obce/566942</text:p>
          </table:table-cell>
          <table:table-cell office:value-type="string">
            <text:p>Raková</text:p>
          </table:table-cell>
        </table:table-row>
        <table:table-row table:style-name="ro1">
          <table:table-cell office:value-type="string">
            <text:p>http://ruian.linked.opendata.cz/resource/obce/589951</text:p>
          </table:table-cell>
          <table:table-cell office:value-type="string">
            <text:p>Raková u Konice</text:p>
          </table:table-cell>
        </table:table-row>
        <table:table-row table:style-name="ro1">
          <table:table-cell office:value-type="string">
            <text:p>http://ruian.linked.opendata.cz/resource/obce/562068</text:p>
          </table:table-cell>
          <table:table-cell office:value-type="string">
            <text:p>Rakovice</text:p>
          </table:table-cell>
        </table:table-row>
        <table:table-row table:style-name="ro1">
          <table:table-cell office:value-type="string">
            <text:p>http://ruian.linked.opendata.cz/resource/obce/541656</text:p>
          </table:table-cell>
          <table:table-cell office:value-type="string">
            <text:p>Rakovník</text:p>
          </table:table-cell>
        </table:table-row>
        <table:table-row table:style-name="ro1">
          <table:table-cell office:value-type="string">
            <text:p>http://ruian.linked.opendata.cz/resource/obce/589969</text:p>
          </table:table-cell>
          <table:table-cell office:value-type="string">
            <text:p>Rakůvka</text:p>
          </table:table-cell>
        </table:table-row>
        <table:table-row table:style-name="ro1">
          <table:table-cell office:value-type="string">
            <text:p>http://ruian.linked.opendata.cz/resource/obce/584860</text:p>
          </table:table-cell>
          <table:table-cell office:value-type="string">
            <text:p>Rakvice</text:p>
          </table:table-cell>
        </table:table-row>
        <table:table-row table:style-name="ro1">
          <table:table-cell office:value-type="string">
            <text:p>http://ruian.linked.opendata.cz/resource/obce/562017</text:p>
          </table:table-cell>
          <table:table-cell office:value-type="string">
            <text:p>Ralsko</text:p>
          </table:table-cell>
        </table:table-row>
        <table:table-row table:style-name="ro1">
          <table:table-cell office:value-type="string">
            <text:p>http://ruian.linked.opendata.cz/resource/obce/566659</text:p>
          </table:table-cell>
          <table:table-cell office:value-type="string">
            <text:p>Raná</text:p>
          </table:table-cell>
        </table:table-row>
        <table:table-row table:style-name="ro1">
          <table:table-cell office:value-type="string">
            <text:p>http://ruian.linked.opendata.cz/resource/obce/572152</text:p>
          </table:table-cell>
          <table:table-cell office:value-type="string">
            <text:p>Raná</text:p>
          </table:table-cell>
        </table:table-row>
        <table:table-row table:style-name="ro1">
          <table:table-cell office:value-type="string">
            <text:p>http://ruian.linked.opendata.cz/resource/obce/587176</text:p>
          </table:table-cell>
          <table:table-cell office:value-type="string">
            <text:p>Rančířov</text:p>
          </table:table-cell>
        </table:table-row>
        <table:table-row table:style-name="ro1">
          <table:table-cell office:value-type="string">
            <text:p>http://ruian.linked.opendata.cz/resource/obce/587788</text:p>
          </table:table-cell>
          <table:table-cell office:value-type="string">
            <text:p>Rantířov</text:p>
          </table:table-cell>
        </table:table-row>
        <table:table-row table:style-name="ro1">
          <table:table-cell office:value-type="string">
            <text:p>http://ruian.linked.opendata.cz/resource/obce/591581</text:p>
          </table:table-cell>
          <table:table-cell office:value-type="string">
            <text:p>Rapotice</text:p>
          </table:table-cell>
        </table:table-row>
        <table:table-row table:style-name="ro1">
          <table:table-cell office:value-type="string">
            <text:p>http://ruian.linked.opendata.cz/resource/obce/540862</text:p>
          </table:table-cell>
          <table:table-cell office:value-type="string">
            <text:p>Rapotín</text:p>
          </table:table-cell>
        </table:table-row>
        <table:table-row table:style-name="ro1">
          <table:table-cell office:value-type="string">
            <text:p>http://ruian.linked.opendata.cz/resource/obce/547069</text:p>
          </table:table-cell>
          <table:table-cell office:value-type="string">
            <text:p>Rapšach</text:p>
          </table:table-cell>
        </table:table-row>
        <table:table-row table:style-name="ro1">
          <table:table-cell office:value-type="string">
            <text:p>http://ruian.linked.opendata.cz/resource/obce/549274</text:p>
          </table:table-cell>
          <table:table-cell office:value-type="string">
            <text:p>Rašín</text:p>
          </table:table-cell>
        </table:table-row>
        <table:table-row table:style-name="ro1">
          <table:table-cell office:value-type="string">
            <text:p>http://ruian.linked.opendata.cz/resource/obce/549665</text:p>
          </table:table-cell>
          <table:table-cell office:value-type="string">
            <text:p>Raškovice</text:p>
          </table:table-cell>
        </table:table-row>
        <table:table-row table:style-name="ro1">
          <table:table-cell office:value-type="string">
            <text:p>http://ruian.linked.opendata.cz/resource/obce/587834</text:p>
          </table:table-cell>
          <table:table-cell office:value-type="string">
            <text:p>Řásná</text:p>
          </table:table-cell>
        </table:table-row>
        <table:table-row table:style-name="ro1">
          <table:table-cell office:value-type="string">
            <text:p>http://ruian.linked.opendata.cz/resource/obce/574376</text:p>
          </table:table-cell>
          <table:table-cell office:value-type="string">
            <text:p>Rasošky</text:p>
          </table:table-cell>
        </table:table-row>
        <table:table-row table:style-name="ro1">
          <table:table-cell office:value-type="string">
            <text:p>http://ruian.linked.opendata.cz/resource/obce/582255</text:p>
          </table:table-cell>
          <table:table-cell office:value-type="string">
            <text:p>Rašov</text:p>
          </table:table-cell>
        </table:table-row>
        <table:table-row table:style-name="ro1">
          <table:table-cell office:value-type="string">
            <text:p>http://ruian.linked.opendata.cz/resource/obce/534340</text:p>
          </table:table-cell>
          <table:table-cell office:value-type="string">
            <text:p>Rašovice</text:p>
          </table:table-cell>
        </table:table-row>
        <table:table-row table:style-name="ro1">
          <table:table-cell office:value-type="string">
            <text:p>http://ruian.linked.opendata.cz/resource/obce/593532</text:p>
          </table:table-cell>
          <table:table-cell office:value-type="string">
            <text:p>Rašovice</text:p>
          </table:table-cell>
        </table:table-row>
        <table:table-row table:style-name="ro1">
          <table:table-cell office:value-type="string">
            <text:p>http://ruian.linked.opendata.cz/resource/obce/564371</text:p>
          </table:table-cell>
          <table:table-cell office:value-type="string">
            <text:p>Raspenava</text:p>
          </table:table-cell>
        </table:table-row>
        <table:table-row table:style-name="ro1">
          <table:table-cell office:value-type="string">
            <text:p>http://ruian.linked.opendata.cz/resource/obce/530549</text:p>
          </table:table-cell>
          <table:table-cell office:value-type="string">
            <text:p>Rataje</text:p>
          </table:table-cell>
        </table:table-row>
        <table:table-row table:style-name="ro1">
          <table:table-cell office:value-type="string">
            <text:p>http://ruian.linked.opendata.cz/resource/obce/552976</text:p>
          </table:table-cell>
          <table:table-cell office:value-type="string">
            <text:p>Rataje</text:p>
          </table:table-cell>
        </table:table-row>
        <table:table-row table:style-name="ro1">
          <table:table-cell office:value-type="string">
            <text:p>http://ruian.linked.opendata.cz/resource/obce/588938</text:p>
          </table:table-cell>
          <table:table-cell office:value-type="string">
            <text:p>Rataje</text:p>
          </table:table-cell>
        </table:table-row>
        <table:table-row table:style-name="ro1">
          <table:table-cell office:value-type="string">
            <text:p>http://ruian.linked.opendata.cz/resource/obce/534358</text:p>
          </table:table-cell>
          <table:table-cell office:value-type="string">
            <text:p>Rataje nad Sázavou</text:p>
          </table:table-cell>
        </table:table-row>
        <table:table-row table:style-name="ro1">
          <table:table-cell office:value-type="string">
            <text:p>http://ruian.linked.opendata.cz/resource/obce/533653</text:p>
          </table:table-cell>
          <table:table-cell office:value-type="string">
            <text:p>Ratboř</text:p>
          </table:table-cell>
        </table:table-row>
        <table:table-row table:style-name="ro1">
          <table:table-cell office:value-type="string">
            <text:p>http://ruian.linked.opendata.cz/resource/obce/537748</text:p>
          </table:table-cell>
          <table:table-cell office:value-type="string">
            <text:p>Ratenice</text:p>
          </table:table-cell>
        </table:table-row>
        <table:table-row table:style-name="ro1">
          <table:table-cell office:value-type="string">
            <text:p>http://ruian.linked.opendata.cz/resource/obce/507784</text:p>
          </table:table-cell>
          <table:table-cell office:value-type="string">
            <text:p>Ratiboř</text:p>
          </table:table-cell>
        </table:table-row>
        <table:table-row table:style-name="ro1">
          <table:table-cell office:value-type="string">
            <text:p>http://ruian.linked.opendata.cz/resource/obce/544787</text:p>
          </table:table-cell>
          <table:table-cell office:value-type="string">
            <text:p>Ratiboř</text:p>
          </table:table-cell>
        </table:table-row>
        <table:table-row table:style-name="ro1">
          <table:table-cell office:value-type="string">
            <text:p>http://ruian.linked.opendata.cz/resource/obce/552992</text:p>
          </table:table-cell>
          <table:table-cell office:value-type="string">
            <text:p>Ratibořské Hory</text:p>
          </table:table-cell>
        </table:table-row>
        <table:table-row table:style-name="ro1">
          <table:table-cell office:value-type="string">
            <text:p>http://ruian.linked.opendata.cz/resource/obce/586510</text:p>
          </table:table-cell>
          <table:table-cell office:value-type="string">
            <text:p>Ratíškovice</text:p>
          </table:table-cell>
        </table:table-row>
        <table:table-row table:style-name="ro1">
          <table:table-cell office:value-type="string">
            <text:p>http://ruian.linked.opendata.cz/resource/obce/532550</text:p>
          </table:table-cell>
          <table:table-cell office:value-type="string">
            <text:p>Ratměřice</text:p>
          </table:table-cell>
        </table:table-row>
        <table:table-row table:style-name="ro1">
          <table:table-cell office:value-type="string">
            <text:p>http://ruian.linked.opendata.cz/resource/obce/549827</text:p>
          </table:table-cell>
          <table:table-cell office:value-type="string">
            <text:p>Ražice</text:p>
          </table:table-cell>
        </table:table-row>
        <table:table-row table:style-name="ro1">
          <table:table-cell office:value-type="string">
            <text:p>http://ruian.linked.opendata.cz/resource/obce/597724</text:p>
          </table:table-cell>
          <table:table-cell office:value-type="string">
            <text:p>Razová</text:p>
          </table:table-cell>
        </table:table-row>
        <table:table-row table:style-name="ro1">
          <table:table-cell office:value-type="string">
            <text:p>http://ruian.linked.opendata.cz/resource/obce/583774</text:p>
          </table:table-cell>
          <table:table-cell office:value-type="string">
            <text:p>Rebešovice</text:p>
          </table:table-cell>
        </table:table-row>
        <table:table-row table:style-name="ro1">
          <table:table-cell office:value-type="string">
            <text:p>http://ruian.linked.opendata.cz/resource/obce/575607</text:p>
          </table:table-cell>
          <table:table-cell office:value-type="string">
            <text:p>Řečany nad Labem</text:p>
          </table:table-cell>
        </table:table-row>
        <table:table-row table:style-name="ro1">
          <table:table-cell office:value-type="string">
            <text:p>http://ruian.linked.opendata.cz/resource/obce/548715</text:p>
          </table:table-cell>
          <table:table-cell office:value-type="string">
            <text:p>Řečice</text:p>
          </table:table-cell>
        </table:table-row>
        <table:table-row table:style-name="ro1">
          <table:table-cell office:value-type="string">
            <text:p>http://ruian.linked.opendata.cz/resource/obce/596680</text:p>
          </table:table-cell>
          <table:table-cell office:value-type="string">
            <text:p>Řečice</text:p>
          </table:table-cell>
        </table:table-row>
        <table:table-row table:style-name="ro1">
          <table:table-cell office:value-type="string">
            <text:p>http://ruian.linked.opendata.cz/resource/obce/538710</text:p>
          </table:table-cell>
          <table:table-cell office:value-type="string">
            <text:p>Řehenice</text:p>
          </table:table-cell>
        </table:table-row>
        <table:table-row table:style-name="ro1">
          <table:table-cell office:value-type="string">
            <text:p>http://ruian.linked.opendata.cz/resource/obce/568201</text:p>
          </table:table-cell>
          <table:table-cell office:value-type="string">
            <text:p>Řehlovice</text:p>
          </table:table-cell>
        </table:table-row>
        <table:table-row table:style-name="ro1">
          <table:table-cell office:value-type="string">
            <text:p>http://ruian.linked.opendata.cz/resource/obce/553395</text:p>
          </table:table-cell>
          <table:table-cell office:value-type="string">
            <text:p>Rejchartice</text:p>
          </table:table-cell>
        </table:table-row>
        <table:table-row table:style-name="ro1">
          <table:table-cell office:value-type="string">
            <text:p>http://ruian.linked.opendata.cz/resource/obce/557021</text:p>
          </table:table-cell>
          <table:table-cell office:value-type="string">
            <text:p>Rejštejn</text:p>
          </table:table-cell>
        </table:table-row>
        <table:table-row table:style-name="ro1">
          <table:table-cell office:value-type="string">
            <text:p>http://ruian.linked.opendata.cz/resource/obce/552640</text:p>
          </table:table-cell>
          <table:table-cell office:value-type="string">
            <text:p>Řeka</text:p>
          </table:table-cell>
        </table:table-row>
        <table:table-row table:style-name="ro1">
          <table:table-cell office:value-type="string">
            <text:p>http://ruian.linked.opendata.cz/resource/obce/560511</text:p>
          </table:table-cell>
          <table:table-cell office:value-type="string">
            <text:p>Řemíčov</text:p>
          </table:table-cell>
        </table:table-row>
        <table:table-row table:style-name="ro1">
          <table:table-cell office:value-type="string">
            <text:p>http://ruian.linked.opendata.cz/resource/obce/558303</text:p>
          </table:table-cell>
          <table:table-cell office:value-type="string">
            <text:p>Řenče</text:p>
          </table:table-cell>
        </table:table-row>
        <table:table-row table:style-name="ro1">
          <table:table-cell office:value-type="string">
            <text:p>http://ruian.linked.opendata.cz/resource/obce/534366</text:p>
          </table:table-cell>
          <table:table-cell office:value-type="string">
            <text:p>Řendějov</text:p>
          </table:table-cell>
        </table:table-row>
        <table:table-row table:style-name="ro1">
          <table:table-cell office:value-type="string">
            <text:p>http://ruian.linked.opendata.cz/resource/obce/553034</text:p>
          </table:table-cell>
          <table:table-cell office:value-type="string">
            <text:p>Řepeč</text:p>
          </table:table-cell>
        </table:table-row>
        <table:table-row table:style-name="ro1">
          <table:table-cell office:value-type="string">
            <text:p>http://ruian.linked.opendata.cz/resource/obce/536849</text:p>
          </table:table-cell>
          <table:table-cell office:value-type="string">
            <text:p>Řepice</text:p>
          </table:table-cell>
        </table:table-row>
        <table:table-row table:style-name="ro1">
          <table:table-cell office:value-type="string">
            <text:p>http://ruian.linked.opendata.cz/resource/obce/535168</text:p>
          </table:table-cell>
          <table:table-cell office:value-type="string">
            <text:p>Řepín</text:p>
          </table:table-cell>
        </table:table-row>
        <table:table-row table:style-name="ro1">
          <table:table-cell office:value-type="string">
            <text:p>http://ruian.linked.opendata.cz/resource/obce/568830</text:p>
          </table:table-cell>
          <table:table-cell office:value-type="string">
            <text:p>Řepiště</text:p>
          </table:table-cell>
        </table:table-row>
        <table:table-row table:style-name="ro1">
          <table:table-cell office:value-type="string">
            <text:p>http://ruian.linked.opendata.cz/resource/obce/572209</text:p>
          </table:table-cell>
          <table:table-cell office:value-type="string">
            <text:p>Řepníky</text:p>
          </table:table-cell>
        </table:table-row>
        <table:table-row table:style-name="ro1">
          <table:table-cell office:value-type="string">
            <text:p>http://ruian.linked.opendata.cz/resource/obce/536580</text:p>
          </table:table-cell>
          <table:table-cell office:value-type="string">
            <text:p>Řepov</text:p>
          </table:table-cell>
        </table:table-row>
        <table:table-row table:style-name="ro1">
          <table:table-cell office:value-type="string">
            <text:p>http://ruian.linked.opendata.cz/resource/obce/565504</text:p>
          </table:table-cell>
          <table:table-cell office:value-type="string">
            <text:p>Řeřichy</text:p>
          </table:table-cell>
        </table:table-row>
        <table:table-row table:style-name="ro1">
          <table:table-cell office:value-type="string">
            <text:p>http://ruian.linked.opendata.cz/resource/obce/594725</text:p>
          </table:table-cell>
          <table:table-cell office:value-type="string">
            <text:p>Rešice</text:p>
          </table:table-cell>
        </table:table-row>
        <table:table-row table:style-name="ro1">
          <table:table-cell office:value-type="string">
            <text:p>http://ruian.linked.opendata.cz/resource/obce/572217</text:p>
          </table:table-cell>
          <table:table-cell office:value-type="string">
            <text:p>Řestoky</text:p>
          </table:table-cell>
        </table:table-row>
        <table:table-row table:style-name="ro1">
          <table:table-cell office:value-type="string">
            <text:p>http://ruian.linked.opendata.cz/resource/obce/580872</text:p>
          </table:table-cell>
          <table:table-cell office:value-type="string">
            <text:p>Řetová</text:p>
          </table:table-cell>
        </table:table-row>
        <table:table-row table:style-name="ro1">
          <table:table-cell office:value-type="string">
            <text:p>http://ruian.linked.opendata.cz/resource/obce/580881</text:p>
          </table:table-cell>
          <table:table-cell office:value-type="string">
            <text:p>Řetůvka</text:p>
          </table:table-cell>
        </table:table-row>
        <table:table-row table:style-name="ro1">
          <table:table-cell office:value-type="string">
            <text:p>http://ruian.linked.opendata.cz/resource/obce/539643</text:p>
          </table:table-cell>
          <table:table-cell office:value-type="string">
            <text:p>Řevnice</text:p>
          </table:table-cell>
        </table:table-row>
        <table:table-row table:style-name="ro1">
          <table:table-cell office:value-type="string">
            <text:p>http://ruian.linked.opendata.cz/resource/obce/542351</text:p>
          </table:table-cell>
          <table:table-cell office:value-type="string">
            <text:p>Řevničov</text:p>
          </table:table-cell>
        </table:table-row>
        <table:table-row table:style-name="ro1">
          <table:table-cell office:value-type="string">
            <text:p>http://ruian.linked.opendata.cz/resource/obce/538728</text:p>
          </table:table-cell>
          <table:table-cell office:value-type="string">
            <text:p>Říčany</text:p>
          </table:table-cell>
        </table:table-row>
        <table:table-row table:style-name="ro1">
          <table:table-cell office:value-type="string">
            <text:p>http://ruian.linked.opendata.cz/resource/obce/583839</text:p>
          </table:table-cell>
          <table:table-cell office:value-type="string">
            <text:p>Říčany</text:p>
          </table:table-cell>
        </table:table-row>
        <table:table-row table:style-name="ro1">
          <table:table-cell office:value-type="string">
            <text:p>http://ruian.linked.opendata.cz/resource/obce/549789</text:p>
          </table:table-cell>
          <table:table-cell office:value-type="string">
            <text:p>Říčky</text:p>
          </table:table-cell>
        </table:table-row>
        <table:table-row table:style-name="ro1">
          <table:table-cell office:value-type="string">
            <text:p>http://ruian.linked.opendata.cz/resource/obce/576735</text:p>
          </table:table-cell>
          <table:table-cell office:value-type="string">
            <text:p>Říčky v Orlických horách</text:p>
          </table:table-cell>
        </table:table-row>
        <table:table-row table:style-name="ro1">
          <table:table-cell office:value-type="string">
            <text:p>http://ruian.linked.opendata.cz/resource/obce/583821</text:p>
          </table:table-cell>
          <table:table-cell office:value-type="string">
            <text:p>Řícmanice</text:p>
          </table:table-cell>
        </table:table-row>
        <table:table-row table:style-name="ro1">
          <table:table-cell office:value-type="string">
            <text:p>http://ruian.linked.opendata.cz/resource/obce/554103</text:p>
          </table:table-cell>
          <table:table-cell office:value-type="string">
            <text:p>Řídeč</text:p>
          </table:table-cell>
        </table:table-row>
        <table:table-row table:style-name="ro1">
          <table:table-cell office:value-type="string">
            <text:p>http://ruian.linked.opendata.cz/resource/obce/587851</text:p>
          </table:table-cell>
          <table:table-cell office:value-type="string">
            <text:p>Řídelov</text:p>
          </table:table-cell>
        </table:table-row>
        <table:table-row table:style-name="ro1">
          <table:table-cell office:value-type="string">
            <text:p>http://ruian.linked.opendata.cz/resource/obce/572233</text:p>
          </table:table-cell>
          <table:table-cell office:value-type="string">
            <text:p>Řídký</text:p>
          </table:table-cell>
        </table:table-row>
        <table:table-row table:style-name="ro1">
          <table:table-cell office:value-type="string">
            <text:p>http://ruian.linked.opendata.cz/resource/obce/596698</text:p>
          </table:table-cell>
          <table:table-cell office:value-type="string">
            <text:p>Řikonín</text:p>
          </table:table-cell>
        </table:table-row>
        <table:table-row table:style-name="ro1">
          <table:table-cell office:value-type="string">
            <text:p>http://ruian.linked.opendata.cz/resource/obce/530786</text:p>
          </table:table-cell>
          <table:table-cell office:value-type="string">
            <text:p>Říkov</text:p>
          </table:table-cell>
        </table:table-row>
        <table:table-row table:style-name="ro1">
          <table:table-cell office:value-type="string">
            <text:p>http://ruian.linked.opendata.cz/resource/obce/517666</text:p>
          </table:table-cell>
          <table:table-cell office:value-type="string">
            <text:p>Říkovice</text:p>
          </table:table-cell>
        </table:table-row>
        <table:table-row table:style-name="ro1">
          <table:table-cell office:value-type="string">
            <text:p>http://ruian.linked.opendata.cz/resource/obce/545007</text:p>
          </table:table-cell>
          <table:table-cell office:value-type="string">
            <text:p>Římov</text:p>
          </table:table-cell>
        </table:table-row>
        <table:table-row table:style-name="ro1">
          <table:table-cell office:value-type="string">
            <text:p>http://ruian.linked.opendata.cz/resource/obce/591645</text:p>
          </table:table-cell>
          <table:table-cell office:value-type="string">
            <text:p>Římov</text:p>
          </table:table-cell>
        </table:table-row>
        <table:table-row table:style-name="ro1">
          <table:table-cell office:value-type="string">
            <text:p>http://ruian.linked.opendata.cz/resource/obce/532941</text:p>
          </table:table-cell>
          <table:table-cell office:value-type="string">
            <text:p>Řimovice</text:p>
          </table:table-cell>
        </table:table-row>
        <table:table-row table:style-name="ro1">
          <table:table-cell office:value-type="string">
            <text:p>http://ruian.linked.opendata.cz/resource/obce/599115</text:p>
          </table:table-cell>
          <table:table-cell office:value-type="string">
            <text:p>Řípec</text:p>
          </table:table-cell>
        </table:table-row>
        <table:table-row table:style-name="ro1">
          <table:table-cell office:value-type="string">
            <text:p>http://ruian.linked.opendata.cz/resource/obce/532797</text:p>
          </table:table-cell>
          <table:table-cell office:value-type="string">
            <text:p>Řisuty</text:p>
          </table:table-cell>
        </table:table-row>
        <table:table-row table:style-name="ro1">
          <table:table-cell office:value-type="string">
            <text:p>http://ruian.linked.opendata.cz/resource/obce/539651</text:p>
          </table:table-cell>
          <table:table-cell office:value-type="string">
            <text:p>Řitka</text:p>
          </table:table-cell>
        </table:table-row>
        <table:table-row table:style-name="ro1">
          <table:table-cell office:value-type="string">
            <text:p>http://ruian.linked.opendata.cz/resource/obce/565661</text:p>
          </table:table-cell>
          <table:table-cell office:value-type="string">
            <text:p>Řitonice</text:p>
          </table:table-cell>
        </table:table-row>
        <table:table-row table:style-name="ro1">
          <table:table-cell office:value-type="string">
            <text:p>http://ruian.linked.opendata.cz/resource/obce/571318</text:p>
          </table:table-cell>
          <table:table-cell office:value-type="string">
            <text:p>Roblín</text:p>
          </table:table-cell>
        </table:table-row>
        <table:table-row table:style-name="ro1">
          <table:table-cell office:value-type="string">
            <text:p>http://ruian.linked.opendata.cz/resource/obce/559423</text:p>
          </table:table-cell>
          <table:table-cell office:value-type="string">
            <text:p>Rochlov</text:p>
          </table:table-cell>
        </table:table-row>
        <table:table-row table:style-name="ro1">
          <table:table-cell office:value-type="string">
            <text:p>http://ruian.linked.opendata.cz/resource/obce/565547</text:p>
          </table:table-cell>
          <table:table-cell office:value-type="string">
            <text:p>Rochov</text:p>
          </table:table-cell>
        </table:table-row>
        <table:table-row table:style-name="ro1">
          <table:table-cell office:value-type="string">
            <text:p>http://ruian.linked.opendata.cz/resource/obce/566667</text:p>
          </table:table-cell>
          <table:table-cell office:value-type="string">
            <text:p>Ročov</text:p>
          </table:table-cell>
        </table:table-row>
        <table:table-row table:style-name="ro1">
          <table:table-cell office:value-type="string">
            <text:p>http://ruian.linked.opendata.cz/resource/obce/561789</text:p>
          </table:table-cell>
          <table:table-cell office:value-type="string">
            <text:p>Rodinov</text:p>
          </table:table-cell>
        </table:table-row>
        <table:table-row table:style-name="ro1">
          <table:table-cell office:value-type="string">
            <text:p>http://ruian.linked.opendata.cz/resource/obce/587737</text:p>
          </table:table-cell>
          <table:table-cell office:value-type="string">
            <text:p>Rodkov</text:p>
          </table:table-cell>
        </table:table-row>
        <table:table-row table:style-name="ro1">
          <table:table-cell office:value-type="string">
            <text:p>http://ruian.linked.opendata.cz/resource/obce/560626</text:p>
          </table:table-cell>
          <table:table-cell office:value-type="string">
            <text:p>Rodná</text:p>
          </table:table-cell>
        </table:table-row>
        <table:table-row table:style-name="ro1">
          <table:table-cell office:value-type="string">
            <text:p>http://ruian.linked.opendata.cz/resource/obce/547085</text:p>
          </table:table-cell>
          <table:table-cell office:value-type="string">
            <text:p>Rodvínov</text:p>
          </table:table-cell>
        </table:table-row>
        <table:table-row table:style-name="ro1">
          <table:table-cell office:value-type="string">
            <text:p>http://ruian.linked.opendata.cz/resource/obce/586528</text:p>
          </table:table-cell>
          <table:table-cell office:value-type="string">
            <text:p>Rohatec</text:p>
          </table:table-cell>
        </table:table-row>
        <table:table-row table:style-name="ro1">
          <table:table-cell office:value-type="string">
            <text:p>http://ruian.linked.opendata.cz/resource/obce/565636</text:p>
          </table:table-cell>
          <table:table-cell office:value-type="string">
            <text:p>Rohatsko</text:p>
          </table:table-cell>
        </table:table-row>
        <table:table-row table:style-name="ro1">
          <table:table-cell office:value-type="string">
            <text:p>http://ruian.linked.opendata.cz/resource/obce/548669</text:p>
          </table:table-cell>
          <table:table-cell office:value-type="string">
            <text:p>Rohenice</text:p>
          </table:table-cell>
        </table:table-row>
        <table:table-row table:style-name="ro1">
          <table:table-cell office:value-type="string">
            <text:p>http://ruian.linked.opendata.cz/resource/obce/540871</text:p>
          </table:table-cell>
          <table:table-cell office:value-type="string">
            <text:p>Rohle</text:p>
          </table:table-cell>
        </table:table-row>
        <table:table-row table:style-name="ro1">
          <table:table-cell office:value-type="string">
            <text:p>http://ruian.linked.opendata.cz/resource/obce/568376</text:p>
          </table:table-cell>
          <table:table-cell office:value-type="string">
            <text:p>Rohov</text:p>
          </table:table-cell>
        </table:table-row>
        <table:table-row table:style-name="ro1">
          <table:table-cell office:value-type="string">
            <text:p>http://ruian.linked.opendata.cz/resource/obce/575551</text:p>
          </table:table-cell>
          <table:table-cell office:value-type="string">
            <text:p>Rohovládova Bělá</text:p>
          </table:table-cell>
        </table:table-row>
        <table:table-row table:style-name="ro1">
          <table:table-cell office:value-type="string">
            <text:p>http://ruian.linked.opendata.cz/resource/obce/526622</text:p>
          </table:table-cell>
          <table:table-cell office:value-type="string">
            <text:p>Rohozec</text:p>
          </table:table-cell>
        </table:table-row>
        <table:table-row table:style-name="ro1">
          <table:table-cell office:value-type="string">
            <text:p>http://ruian.linked.opendata.cz/resource/obce/582263</text:p>
          </table:table-cell>
          <table:table-cell office:value-type="string">
            <text:p>Rohozec</text:p>
          </table:table-cell>
        </table:table-row>
        <table:table-row table:style-name="ro1">
          <table:table-cell office:value-type="string">
            <text:p>http://ruian.linked.opendata.cz/resource/obce/578673</text:p>
          </table:table-cell>
          <table:table-cell office:value-type="string">
            <text:p>Rohozná</text:p>
          </table:table-cell>
        </table:table-row>
        <table:table-row table:style-name="ro1">
          <table:table-cell office:value-type="string">
            <text:p>http://ruian.linked.opendata.cz/resource/obce/587796</text:p>
          </table:table-cell>
          <table:table-cell office:value-type="string">
            <text:p>Rohozná</text:p>
          </table:table-cell>
        </table:table-row>
        <table:table-row table:style-name="ro1">
          <table:table-cell office:value-type="string">
            <text:p>http://ruian.linked.opendata.cz/resource/obce/575569</text:p>
          </table:table-cell>
          <table:table-cell office:value-type="string">
            <text:p>Rohoznice</text:p>
          </table:table-cell>
        </table:table-row>
        <table:table-row table:style-name="ro1">
          <table:table-cell office:value-type="string">
            <text:p>http://ruian.linked.opendata.cz/resource/obce/573221</text:p>
          </table:table-cell>
          <table:table-cell office:value-type="string">
            <text:p>Rohoznice</text:p>
          </table:table-cell>
        </table:table-row>
        <table:table-row table:style-name="ro1">
          <table:table-cell office:value-type="string">
            <text:p>http://ruian.linked.opendata.cz/resource/obce/591602</text:p>
          </table:table-cell>
          <table:table-cell office:value-type="string">
            <text:p>Rohy</text:p>
          </table:table-cell>
        </table:table-row>
        <table:table-row table:style-name="ro1">
          <table:table-cell office:value-type="string">
            <text:p>http://ruian.linked.opendata.cz/resource/obce/596582</text:p>
          </table:table-cell>
          <table:table-cell office:value-type="string">
            <text:p>Rojetín</text:p>
          </table:table-cell>
        </table:table-row>
        <table:table-row table:style-name="ro1">
          <table:table-cell office:value-type="string">
            <text:p>http://ruian.linked.opendata.cz/resource/obce/563331</text:p>
          </table:table-cell>
          <table:table-cell office:value-type="string">
            <text:p>Rokle</text:p>
          </table:table-cell>
        </table:table-row>
        <table:table-row table:style-name="ro1">
          <table:table-cell office:value-type="string">
            <text:p>http://ruian.linked.opendata.cz/resource/obce/559717</text:p>
          </table:table-cell>
          <table:table-cell office:value-type="string">
            <text:p>Rokycany</text:p>
          </table:table-cell>
        </table:table-row>
        <table:table-row table:style-name="ro1">
          <table:table-cell office:value-type="string">
            <text:p>http://ruian.linked.opendata.cz/resource/obce/529605</text:p>
          </table:table-cell>
          <table:table-cell office:value-type="string">
            <text:p>Rokytá</text:p>
          </table:table-cell>
        </table:table-row>
        <table:table-row table:style-name="ro1">
          <table:table-cell office:value-type="string">
            <text:p>http://ruian.linked.opendata.cz/resource/obce/548898</text:p>
          </table:table-cell>
          <table:table-cell office:value-type="string">
            <text:p>Rokytňany</text:p>
          </table:table-cell>
        </table:table-row>
        <table:table-row table:style-name="ro1">
          <table:table-cell office:value-type="string">
            <text:p>http://ruian.linked.opendata.cz/resource/obce/517607</text:p>
          </table:table-cell>
          <table:table-cell office:value-type="string">
            <text:p>Rokytnice</text:p>
          </table:table-cell>
        </table:table-row>
        <table:table-row table:style-name="ro1">
          <table:table-cell office:value-type="string">
            <text:p>http://ruian.linked.opendata.cz/resource/obce/556980</text:p>
          </table:table-cell>
          <table:table-cell office:value-type="string">
            <text:p>Rokytnice</text:p>
          </table:table-cell>
        </table:table-row>
        <table:table-row table:style-name="ro1">
          <table:table-cell office:value-type="string">
            <text:p>http://ruian.linked.opendata.cz/resource/obce/577456</text:p>
          </table:table-cell>
          <table:table-cell office:value-type="string">
            <text:p>Rokytnice nad Jizerou</text:p>
          </table:table-cell>
        </table:table-row>
        <table:table-row table:style-name="ro1">
          <table:table-cell office:value-type="string">
            <text:p>http://ruian.linked.opendata.cz/resource/obce/591611</text:p>
          </table:table-cell>
          <table:table-cell office:value-type="string">
            <text:p>Rokytnice nad Rokytnou</text:p>
          </table:table-cell>
        </table:table-row>
        <table:table-row table:style-name="ro1">
          <table:table-cell office:value-type="string">
            <text:p>http://ruian.linked.opendata.cz/resource/obce/576701</text:p>
          </table:table-cell>
          <table:table-cell office:value-type="string">
            <text:p>Rokytnice v Orlických horách</text:p>
          </table:table-cell>
        </table:table-row>
        <table:table-row table:style-name="ro1">
          <table:table-cell office:value-type="string">
            <text:p>http://ruian.linked.opendata.cz/resource/obce/575577</text:p>
          </table:table-cell>
          <table:table-cell office:value-type="string">
            <text:p>Rokytno</text:p>
          </table:table-cell>
        </table:table-row>
        <table:table-row table:style-name="ro1">
          <table:table-cell office:value-type="string">
            <text:p>http://ruian.linked.opendata.cz/resource/obce/571148</text:p>
          </table:table-cell>
          <table:table-cell office:value-type="string">
            <text:p>Rokytovec</text:p>
          </table:table-cell>
        </table:table-row>
        <table:table-row table:style-name="ro1">
          <table:table-cell office:value-type="string">
            <text:p>http://ruian.linked.opendata.cz/resource/obce/572161</text:p>
          </table:table-cell>
          <table:table-cell office:value-type="string">
            <text:p>Ronov nad Doubravou</text:p>
          </table:table-cell>
        </table:table-row>
        <table:table-row table:style-name="ro1">
          <table:table-cell office:value-type="string">
            <text:p>http://ruian.linked.opendata.cz/resource/obce/556971</text:p>
          </table:table-cell>
          <table:table-cell office:value-type="string">
            <text:p>Ropice</text:p>
          </table:table-cell>
        </table:table-row>
        <table:table-row table:style-name="ro1">
          <table:table-cell office:value-type="string">
            <text:p>http://ruian.linked.opendata.cz/resource/obce/577464</text:p>
          </table:table-cell>
          <table:table-cell office:value-type="string">
            <text:p>Roprachtice</text:p>
          </table:table-cell>
        </table:table-row>
        <table:table-row table:style-name="ro1">
          <table:table-cell office:value-type="string">
            <text:p>http://ruian.linked.opendata.cz/resource/obce/508004</text:p>
          </table:table-cell>
          <table:table-cell office:value-type="string">
            <text:p>Roseč</text:p>
          </table:table-cell>
        </table:table-row>
        <table:table-row table:style-name="ro1">
          <table:table-cell office:value-type="string">
            <text:p>http://ruian.linked.opendata.cz/resource/obce/572179</text:p>
          </table:table-cell>
          <table:table-cell office:value-type="string">
            <text:p>Rosice</text:p>
          </table:table-cell>
        </table:table-row>
        <table:table-row table:style-name="ro1">
          <table:table-cell office:value-type="string">
            <text:p>http://ruian.linked.opendata.cz/resource/obce/583782</text:p>
          </table:table-cell>
          <table:table-cell office:value-type="string">
            <text:p>Rosice</text:p>
          </table:table-cell>
        </table:table-row>
        <table:table-row table:style-name="ro1">
          <table:table-cell office:value-type="string">
            <text:p>http://ruian.linked.opendata.cz/resource/obce/549941</text:p>
          </table:table-cell>
          <table:table-cell office:value-type="string">
            <text:p>Rosička</text:p>
          </table:table-cell>
        </table:table-row>
        <table:table-row table:style-name="ro1">
          <table:table-cell office:value-type="string">
            <text:p>http://ruian.linked.opendata.cz/resource/obce/560995</text:p>
          </table:table-cell>
          <table:table-cell office:value-type="string">
            <text:p>Rosička</text:p>
          </table:table-cell>
        </table:table-row>
        <table:table-row table:style-name="ro1">
          <table:table-cell office:value-type="string">
            <text:p>http://ruian.linked.opendata.cz/resource/obce/541206</text:p>
          </table:table-cell>
          <table:table-cell office:value-type="string">
            <text:p>Rosovice</text:p>
          </table:table-cell>
        </table:table-row>
        <table:table-row table:style-name="ro1">
          <table:table-cell office:value-type="string">
            <text:p>http://ruian.linked.opendata.cz/resource/obce/588946</text:p>
          </table:table-cell>
          <table:table-cell office:value-type="string">
            <text:p>Roštění</text:p>
          </table:table-cell>
        </table:table-row>
        <table:table-row table:style-name="ro1">
          <table:table-cell office:value-type="string">
            <text:p>http://ruian.linked.opendata.cz/resource/obce/554898</text:p>
          </table:table-cell>
          <table:table-cell office:value-type="string">
            <text:p>Rostěnice-Zvonovice</text:p>
          </table:table-cell>
        </table:table-row>
        <table:table-row table:style-name="ro1">
          <table:table-cell office:value-type="string">
            <text:p>http://ruian.linked.opendata.cz/resource/obce/588954</text:p>
          </table:table-cell>
          <table:table-cell office:value-type="string">
            <text:p>Roštín</text:p>
          </table:table-cell>
        </table:table-row>
        <table:table-row table:style-name="ro1">
          <table:table-cell office:value-type="string">
            <text:p>http://ruian.linked.opendata.cz/resource/obce/533661</text:p>
          </table:table-cell>
          <table:table-cell office:value-type="string">
            <text:p>Rostoklaty</text:p>
          </table:table-cell>
        </table:table-row>
        <table:table-row table:style-name="ro1">
          <table:table-cell office:value-type="string">
            <text:p>http://ruian.linked.opendata.cz/resource/obce/560600</text:p>
          </table:table-cell>
          <table:table-cell office:value-type="string">
            <text:p>Rotava</text:p>
          </table:table-cell>
        </table:table-row>
        <table:table-row table:style-name="ro1">
          <table:table-cell office:value-type="string">
            <text:p>http://ruian.linked.opendata.cz/resource/obce/513709</text:p>
          </table:table-cell>
          <table:table-cell office:value-type="string">
            <text:p>Roubanina</text:p>
          </table:table-cell>
        </table:table-row>
        <table:table-row table:style-name="ro1">
          <table:table-cell office:value-type="string">
            <text:p>http://ruian.linked.opendata.cz/resource/obce/591629</text:p>
          </table:table-cell>
          <table:table-cell office:value-type="string">
            <text:p>Rouchovany</text:p>
          </table:table-cell>
        </table:table-row>
        <table:table-row table:style-name="ro1">
          <table:table-cell office:value-type="string">
            <text:p>http://ruian.linked.opendata.cz/resource/obce/553018</text:p>
          </table:table-cell>
          <table:table-cell office:value-type="string">
            <text:p>Roudná</text:p>
          </table:table-cell>
        </table:table-row>
        <table:table-row table:style-name="ro1">
          <table:table-cell office:value-type="string">
            <text:p>http://ruian.linked.opendata.cz/resource/obce/544973</text:p>
          </table:table-cell>
          <table:table-cell office:value-type="string">
            <text:p>Roudné</text:p>
          </table:table-cell>
        </table:table-row>
        <table:table-row table:style-name="ro1">
          <table:table-cell office:value-type="string">
            <text:p>http://ruian.linked.opendata.cz/resource/obce/570745</text:p>
          </table:table-cell>
          <table:table-cell office:value-type="string">
            <text:p>Roudnice</text:p>
          </table:table-cell>
        </table:table-row>
        <table:table-row table:style-name="ro1">
          <table:table-cell office:value-type="string">
            <text:p>http://ruian.linked.opendata.cz/resource/obce/565555</text:p>
          </table:table-cell>
          <table:table-cell office:value-type="string">
            <text:p>Roudnice nad Labem</text:p>
          </table:table-cell>
        </table:table-row>
        <table:table-row table:style-name="ro1">
          <table:table-cell office:value-type="string">
            <text:p>http://ruian.linked.opendata.cz/resource/obce/597741</text:p>
          </table:table-cell>
          <table:table-cell office:value-type="string">
            <text:p>Roudno</text:p>
          </table:table-cell>
        </table:table-row>
        <table:table-row table:style-name="ro1">
          <table:table-cell office:value-type="string">
            <text:p>http://ruian.linked.opendata.cz/resource/obce/558290</text:p>
          </table:table-cell>
          <table:table-cell office:value-type="string">
            <text:p>Roupov</text:p>
          </table:table-cell>
        </table:table-row>
        <table:table-row table:style-name="ro1">
          <table:table-cell office:value-type="string">
            <text:p>http://ruian.linked.opendata.cz/resource/obce/593559</text:p>
          </table:table-cell>
          <table:table-cell office:value-type="string">
            <text:p>Rousínov</text:p>
          </table:table-cell>
        </table:table-row>
        <table:table-row table:style-name="ro1">
          <table:table-cell office:value-type="string">
            <text:p>http://ruian.linked.opendata.cz/resource/obce/517615</text:p>
          </table:table-cell>
          <table:table-cell office:value-type="string">
            <text:p>Rouské</text:p>
          </table:table-cell>
        </table:table-row>
        <table:table-row table:style-name="ro1">
          <table:table-cell office:value-type="string">
            <text:p>http://ruian.linked.opendata.cz/resource/obce/596604</text:p>
          </table:table-cell>
          <table:table-cell office:value-type="string">
            <text:p>Rousměrov</text:p>
          </table:table-cell>
        </table:table-row>
        <table:table-row table:style-name="ro1">
          <table:table-cell office:value-type="string">
            <text:p>http://ruian.linked.opendata.cz/resource/obce/596612</text:p>
          </table:table-cell>
          <table:table-cell office:value-type="string">
            <text:p>Rovečné</text:p>
          </table:table-cell>
        </table:table-row>
        <table:table-row table:style-name="ro1">
          <table:table-cell office:value-type="string">
            <text:p>http://ruian.linked.opendata.cz/resource/obce/540919</text:p>
          </table:table-cell>
          <table:table-cell office:value-type="string">
            <text:p>Rovensko</text:p>
          </table:table-cell>
        </table:table-row>
        <table:table-row table:style-name="ro1">
          <table:table-cell office:value-type="string">
            <text:p>http://ruian.linked.opendata.cz/resource/obce/577472</text:p>
          </table:table-cell>
          <table:table-cell office:value-type="string">
            <text:p>Rovensko pod Troskami</text:p>
          </table:table-cell>
        </table:table-row>
        <table:table-row table:style-name="ro1">
          <table:table-cell office:value-type="string">
            <text:p>http://ruian.linked.opendata.cz/resource/obce/536865</text:p>
          </table:table-cell>
          <table:table-cell office:value-type="string">
            <text:p>Rovná</text:p>
          </table:table-cell>
        </table:table-row>
        <table:table-row table:style-name="ro1">
          <table:table-cell office:value-type="string">
            <text:p>http://ruian.linked.opendata.cz/resource/obce/560618</text:p>
          </table:table-cell>
          <table:table-cell office:value-type="string">
            <text:p>Rovná</text:p>
          </table:table-cell>
        </table:table-row>
        <table:table-row table:style-name="ro1">
          <table:table-cell office:value-type="string">
            <text:p>http://ruian.linked.opendata.cz/resource/obce/561274</text:p>
          </table:table-cell>
          <table:table-cell office:value-type="string">
            <text:p>Rovná</text:p>
          </table:table-cell>
        </table:table-row>
        <table:table-row table:style-name="ro1">
          <table:table-cell office:value-type="string">
            <text:p>http://ruian.linked.opendata.cz/resource/obce/537756</text:p>
          </table:table-cell>
          <table:table-cell office:value-type="string">
            <text:p>Rožďalovice</text:p>
          </table:table-cell>
        </table:table-row>
        <table:table-row table:style-name="ro1">
          <table:table-cell office:value-type="string">
            <text:p>http://ruian.linked.opendata.cz/resource/obce/583791</text:p>
          </table:table-cell>
          <table:table-cell office:value-type="string">
            <text:p>Rozdrojovice</text:p>
          </table:table-cell>
        </table:table-row>
        <table:table-row table:style-name="ro1">
          <table:table-cell office:value-type="string">
            <text:p>http://ruian.linked.opendata.cz/resource/obce/547808</text:p>
          </table:table-cell>
          <table:table-cell office:value-type="string">
            <text:p>Rozhovice</text:p>
          </table:table-cell>
        </table:table-row>
        <table:table-row table:style-name="ro1">
          <table:table-cell office:value-type="string">
            <text:p>http://ruian.linked.opendata.cz/resource/obce/578681</text:p>
          </table:table-cell>
          <table:table-cell office:value-type="string">
            <text:p>Rozhraní</text:p>
          </table:table-cell>
        </table:table-row>
        <table:table-row table:style-name="ro1">
          <table:table-cell office:value-type="string">
            <text:p>http://ruian.linked.opendata.cz/resource/obce/594733</text:p>
          </table:table-cell>
          <table:table-cell office:value-type="string">
            <text:p>Rozkoš</text:p>
          </table:table-cell>
        </table:table-row>
        <table:table-row table:style-name="ro1">
          <table:table-cell office:value-type="string">
            <text:p>http://ruian.linked.opendata.cz/resource/obce/545767</text:p>
          </table:table-cell>
          <table:table-cell office:value-type="string">
            <text:p>Rožmberk nad Vltavou</text:p>
          </table:table-cell>
        </table:table-row>
        <table:table-row table:style-name="ro1">
          <table:table-cell office:value-type="string">
            <text:p>http://ruian.linked.opendata.cz/resource/obce/545775</text:p>
          </table:table-cell>
          <table:table-cell office:value-type="string">
            <text:p>Rožmitál na Šumavě</text:p>
          </table:table-cell>
        </table:table-row>
        <table:table-row table:style-name="ro1">
          <table:table-cell office:value-type="string">
            <text:p>http://ruian.linked.opendata.cz/resource/obce/541231</text:p>
          </table:table-cell>
          <table:table-cell office:value-type="string">
            <text:p>Rožmitál pod Třemšínem</text:p>
          </table:table-cell>
        </table:table-row>
        <table:table-row table:style-name="ro1">
          <table:table-cell office:value-type="string">
            <text:p>http://ruian.linked.opendata.cz/resource/obce/596655</text:p>
          </table:table-cell>
          <table:table-cell office:value-type="string">
            <text:p>Rožná</text:p>
          </table:table-cell>
        </table:table-row>
        <table:table-row table:style-name="ro1">
          <table:table-cell office:value-type="string">
            <text:p>http://ruian.linked.opendata.cz/resource/obce/574384</text:p>
          </table:table-cell>
          <table:table-cell office:value-type="string">
            <text:p>Rožnov</text:p>
          </table:table-cell>
        </table:table-row>
        <table:table-row table:style-name="ro1">
          <table:table-cell office:value-type="string">
            <text:p>http://ruian.linked.opendata.cz/resource/obce/544841</text:p>
          </table:table-cell>
          <table:table-cell office:value-type="string">
            <text:p>Rožnov pod Radhoštěm</text:p>
          </table:table-cell>
        </table:table-row>
        <table:table-row table:style-name="ro1">
          <table:table-cell office:value-type="string">
            <text:p>http://ruian.linked.opendata.cz/resource/obce/587800</text:p>
          </table:table-cell>
          <table:table-cell office:value-type="string">
            <text:p>Rozseč</text:p>
          </table:table-cell>
        </table:table-row>
        <table:table-row table:style-name="ro1">
          <table:table-cell office:value-type="string">
            <text:p>http://ruian.linked.opendata.cz/resource/obce/596639</text:p>
          </table:table-cell>
          <table:table-cell office:value-type="string">
            <text:p>Rozseč</text:p>
          </table:table-cell>
        </table:table-row>
        <table:table-row table:style-name="ro1">
          <table:table-cell office:value-type="string">
            <text:p>http://ruian.linked.opendata.cz/resource/obce/582271</text:p>
          </table:table-cell>
          <table:table-cell office:value-type="string">
            <text:p>Rozseč nad Kunštátem</text:p>
          </table:table-cell>
        </table:table-row>
        <table:table-row table:style-name="ro1">
          <table:table-cell office:value-type="string">
            <text:p>http://ruian.linked.opendata.cz/resource/obce/582280</text:p>
          </table:table-cell>
          <table:table-cell office:value-type="string">
            <text:p>Rozsíčka</text:p>
          </table:table-cell>
        </table:table-row>
        <table:table-row table:style-name="ro1">
          <table:table-cell office:value-type="string">
            <text:p>http://ruian.linked.opendata.cz/resource/obce/569399</text:p>
          </table:table-cell>
          <table:table-cell office:value-type="string">
            <text:p>Rozsochatec</text:p>
          </table:table-cell>
        </table:table-row>
        <table:table-row table:style-name="ro1">
          <table:table-cell office:value-type="string">
            <text:p>http://ruian.linked.opendata.cz/resource/obce/596647</text:p>
          </table:table-cell>
          <table:table-cell office:value-type="string">
            <text:p>Rozsochy</text:p>
          </table:table-cell>
        </table:table-row>
        <table:table-row table:style-name="ro1">
          <table:table-cell office:value-type="string">
            <text:p>http://ruian.linked.opendata.cz/resource/obce/578690</text:p>
          </table:table-cell>
          <table:table-cell office:value-type="string">
            <text:p>Rozstání</text:p>
          </table:table-cell>
        </table:table-row>
        <table:table-row table:style-name="ro1">
          <table:table-cell office:value-type="string">
            <text:p>http://ruian.linked.opendata.cz/resource/obce/589977</text:p>
          </table:table-cell>
          <table:table-cell office:value-type="string">
            <text:p>Rozstání</text:p>
          </table:table-cell>
        </table:table-row>
        <table:table-row table:style-name="ro1">
          <table:table-cell office:value-type="string">
            <text:p>http://ruian.linked.opendata.cz/resource/obce/539627</text:p>
          </table:table-cell>
          <table:table-cell office:value-type="string">
            <text:p>Roztoky</text:p>
          </table:table-cell>
        </table:table-row>
        <table:table-row table:style-name="ro1">
          <table:table-cell office:value-type="string">
            <text:p>http://ruian.linked.opendata.cz/resource/obce/598526</text:p>
          </table:table-cell>
          <table:table-cell office:value-type="string">
            <text:p>Roztoky</text:p>
          </table:table-cell>
        </table:table-row>
        <table:table-row table:style-name="ro1">
          <table:table-cell office:value-type="string">
            <text:p>http://ruian.linked.opendata.cz/resource/obce/577499</text:p>
          </table:table-cell>
          <table:table-cell office:value-type="string">
            <text:p>Roztoky u Jilemnice</text:p>
          </table:table-cell>
        </table:table-row>
        <table:table-row table:style-name="ro1">
          <table:table-cell office:value-type="string">
            <text:p>http://ruian.linked.opendata.cz/resource/obce/577481</text:p>
          </table:table-cell>
          <table:table-cell office:value-type="string">
            <text:p>Roztoky u Semil</text:p>
          </table:table-cell>
        </table:table-row>
        <table:table-row table:style-name="ro1">
          <table:table-cell office:value-type="string">
            <text:p>http://ruian.linked.opendata.cz/resource/obce/561169</text:p>
          </table:table-cell>
          <table:table-cell office:value-type="string">
            <text:p>Rozvadov</text:p>
          </table:table-cell>
        </table:table-row>
        <table:table-row table:style-name="ro1">
          <table:table-cell office:value-type="string">
            <text:p>http://ruian.linked.opendata.cz/resource/obce/531715</text:p>
          </table:table-cell>
          <table:table-cell office:value-type="string">
            <text:p>Rpety</text:p>
          </table:table-cell>
        </table:table-row>
        <table:table-row table:style-name="ro1">
          <table:table-cell office:value-type="string">
            <text:p>http://ruian.linked.opendata.cz/resource/obce/567809</text:p>
          </table:table-cell>
          <table:table-cell office:value-type="string">
            <text:p>Rtyně nad Bílinou</text:p>
          </table:table-cell>
        </table:table-row>
        <table:table-row table:style-name="ro1">
          <table:table-cell office:value-type="string">
            <text:p>http://ruian.linked.opendata.cz/resource/obce/579637</text:p>
          </table:table-cell>
          <table:table-cell office:value-type="string">
            <text:p>Rtyně v Podkrkonoší</text:p>
          </table:table-cell>
        </table:table-row>
        <table:table-row table:style-name="ro1">
          <table:table-cell office:value-type="string">
            <text:p>http://ruian.linked.opendata.cz/resource/obce/542326</text:p>
          </table:table-cell>
          <table:table-cell office:value-type="string">
            <text:p>Ruda</text:p>
          </table:table-cell>
        </table:table-row>
        <table:table-row table:style-name="ro1">
          <table:table-cell office:value-type="string">
            <text:p>http://ruian.linked.opendata.cz/resource/obce/596663</text:p>
          </table:table-cell>
          <table:table-cell office:value-type="string">
            <text:p>Ruda</text:p>
          </table:table-cell>
        </table:table-row>
        <table:table-row table:style-name="ro1">
          <table:table-cell office:value-type="string">
            <text:p>http://ruian.linked.opendata.cz/resource/obce/540978</text:p>
          </table:table-cell>
          <table:table-cell office:value-type="string">
            <text:p>Ruda nad Moravou</text:p>
          </table:table-cell>
        </table:table-row>
        <table:table-row table:style-name="ro1">
          <table:table-cell office:value-type="string">
            <text:p>http://ruian.linked.opendata.cz/resource/obce/592552</text:p>
          </table:table-cell>
          <table:table-cell office:value-type="string">
            <text:p>Rudice</text:p>
          </table:table-cell>
        </table:table-row>
        <table:table-row table:style-name="ro1">
          <table:table-cell office:value-type="string">
            <text:p>http://ruian.linked.opendata.cz/resource/obce/582298</text:p>
          </table:table-cell>
          <table:table-cell office:value-type="string">
            <text:p>Rudice</text:p>
          </table:table-cell>
        </table:table-row>
        <table:table-row table:style-name="ro1">
          <table:table-cell office:value-type="string">
            <text:p>http://ruian.linked.opendata.cz/resource/obce/591637</text:p>
          </table:table-cell>
          <table:table-cell office:value-type="string">
            <text:p>Rudíkov</text:p>
          </table:table-cell>
        </table:table-row>
        <table:table-row table:style-name="ro1">
          <table:table-cell office:value-type="string">
            <text:p>http://ruian.linked.opendata.cz/resource/obce/586919</text:p>
          </table:table-cell>
          <table:table-cell office:value-type="string">
            <text:p>Rudimov</text:p>
          </table:table-cell>
        </table:table-row>
        <table:table-row table:style-name="ro1">
          <table:table-cell office:value-type="string">
            <text:p>http://ruian.linked.opendata.cz/resource/obce/583804</text:p>
          </table:table-cell>
          <table:table-cell office:value-type="string">
            <text:p>Rudka</text:p>
          </table:table-cell>
        </table:table-row>
        <table:table-row table:style-name="ro1">
          <table:table-cell office:value-type="string">
            <text:p>http://ruian.linked.opendata.cz/resource/obce/594741</text:p>
          </table:table-cell>
          <table:table-cell office:value-type="string">
            <text:p>Rudlice</text:p>
          </table:table-cell>
        </table:table-row>
        <table:table-row table:style-name="ro1">
          <table:table-cell office:value-type="string">
            <text:p>http://ruian.linked.opendata.cz/resource/obce/531723</text:p>
          </table:table-cell>
          <table:table-cell office:value-type="string">
            <text:p>Rudná</text:p>
          </table:table-cell>
        </table:table-row>
        <table:table-row table:style-name="ro1">
          <table:table-cell office:value-type="string">
            <text:p>http://ruian.linked.opendata.cz/resource/obce/578703</text:p>
          </table:table-cell>
          <table:table-cell office:value-type="string">
            <text:p>Rudná</text:p>
          </table:table-cell>
        </table:table-row>
        <table:table-row table:style-name="ro1">
          <table:table-cell office:value-type="string">
            <text:p>http://ruian.linked.opendata.cz/resource/obce/551945</text:p>
          </table:table-cell>
          <table:table-cell office:value-type="string">
            <text:p>Rudná pod Pradědem</text:p>
          </table:table-cell>
        </table:table-row>
        <table:table-row table:style-name="ro1">
          <table:table-cell office:value-type="string">
            <text:p>http://ruian.linked.opendata.cz/resource/obce/579645</text:p>
          </table:table-cell>
          <table:table-cell office:value-type="string">
            <text:p>Rudník</text:p>
          </table:table-cell>
        </table:table-row>
        <table:table-row table:style-name="ro1">
          <table:table-cell office:value-type="string">
            <text:p>http://ruian.linked.opendata.cz/resource/obce/596671</text:p>
          </table:table-cell>
          <table:table-cell office:value-type="string">
            <text:p>Rudolec</text:p>
          </table:table-cell>
        </table:table-row>
        <table:table-row table:style-name="ro1">
          <table:table-cell office:value-type="string">
            <text:p>http://ruian.linked.opendata.cz/resource/obce/544981</text:p>
          </table:table-cell>
          <table:table-cell office:value-type="string">
            <text:p>Rudolfov</text:p>
          </table:table-cell>
        </table:table-row>
        <table:table-row table:style-name="ro1">
          <table:table-cell office:value-type="string">
            <text:p>http://ruian.linked.opendata.cz/resource/obce/580848</text:p>
          </table:table-cell>
          <table:table-cell office:value-type="string">
            <text:p>Rudoltice</text:p>
          </table:table-cell>
        </table:table-row>
        <table:table-row table:style-name="ro1">
          <table:table-cell office:value-type="string">
            <text:p>http://ruian.linked.opendata.cz/resource/obce/562777</text:p>
          </table:table-cell>
          <table:table-cell office:value-type="string">
            <text:p>Rumburk</text:p>
          </table:table-cell>
        </table:table-row>
        <table:table-row table:style-name="ro1">
          <table:table-cell office:value-type="string">
            <text:p>http://ruian.linked.opendata.cz/resource/obce/593567</text:p>
          </table:table-cell>
          <table:table-cell office:value-type="string">
            <text:p>Ruprechtov</text:p>
          </table:table-cell>
        </table:table-row>
        <table:table-row table:style-name="ro1">
          <table:table-cell office:value-type="string">
            <text:p>http://ruian.linked.opendata.cz/resource/obce/588962</text:p>
          </table:table-cell>
          <table:table-cell office:value-type="string">
            <text:p>Rusava</text:p>
          </table:table-cell>
        </table:table-row>
        <table:table-row table:style-name="ro1">
          <table:table-cell office:value-type="string">
            <text:p>http://ruian.linked.opendata.cz/resource/obce/597775</text:p>
          </table:table-cell>
          <table:table-cell office:value-type="string">
            <text:p>Rusín</text:p>
          </table:table-cell>
        </table:table-row>
        <table:table-row table:style-name="ro1">
          <table:table-cell office:value-type="string">
            <text:p>http://ruian.linked.opendata.cz/resource/obce/569402</text:p>
          </table:table-cell>
          <table:table-cell office:value-type="string">
            <text:p>Rušinov</text:p>
          </table:table-cell>
        </table:table-row>
        <table:table-row table:style-name="ro1">
          <table:table-cell office:value-type="string">
            <text:p>http://ruian.linked.opendata.cz/resource/obce/544850</text:p>
          </table:table-cell>
          <table:table-cell office:value-type="string">
            <text:p>Růžďka</text:p>
          </table:table-cell>
        </table:table-row>
        <table:table-row table:style-name="ro1">
          <table:table-cell office:value-type="string">
            <text:p>http://ruian.linked.opendata.cz/resource/obce/587818</text:p>
          </table:table-cell>
          <table:table-cell office:value-type="string">
            <text:p>Růžená</text:p>
          </table:table-cell>
        </table:table-row>
        <table:table-row table:style-name="ro1">
          <table:table-cell office:value-type="string">
            <text:p>http://ruian.linked.opendata.cz/resource/obce/566900</text:p>
          </table:table-cell>
          <table:table-cell office:value-type="string">
            <text:p>Růžová</text:p>
          </table:table-cell>
        </table:table-row>
        <table:table-row table:style-name="ro1">
          <table:table-cell office:value-type="string">
            <text:p>http://ruian.linked.opendata.cz/resource/obce/568554</text:p>
          </table:table-cell>
          <table:table-cell office:value-type="string">
            <text:p>Rybí</text:p>
          </table:table-cell>
        </table:table-row>
        <table:table-row table:style-name="ro1">
          <table:table-cell office:value-type="string">
            <text:p>http://ruian.linked.opendata.cz/resource/obce/575593</text:p>
          </table:table-cell>
          <table:table-cell office:value-type="string">
            <text:p>Rybitví</text:p>
          </table:table-cell>
        </table:table-row>
        <table:table-row table:style-name="ro1">
          <table:table-cell office:value-type="string">
            <text:p>http://ruian.linked.opendata.cz/resource/obce/576727</text:p>
          </table:table-cell>
          <table:table-cell office:value-type="string">
            <text:p>Rybná nad Zdobnicí</text:p>
          </table:table-cell>
        </table:table-row>
        <table:table-row table:style-name="ro1">
          <table:table-cell office:value-type="string">
            <text:p>http://ruian.linked.opendata.cz/resource/obce/587826</text:p>
          </table:table-cell>
          <table:table-cell office:value-type="string">
            <text:p>Rybné</text:p>
          </table:table-cell>
        </table:table-row>
        <table:table-row table:style-name="ro1">
          <table:table-cell office:value-type="string">
            <text:p>http://ruian.linked.opendata.cz/resource/obce/559431</text:p>
          </table:table-cell>
          <table:table-cell office:value-type="string">
            <text:p>Rybnice</text:p>
          </table:table-cell>
        </table:table-row>
        <table:table-row table:style-name="ro1">
          <table:table-cell office:value-type="string">
            <text:p>http://ruian.linked.opendata.cz/resource/obce/569411</text:p>
          </table:table-cell>
          <table:table-cell office:value-type="string">
            <text:p>Rybníček</text:p>
          </table:table-cell>
        </table:table-row>
        <table:table-row table:style-name="ro1">
          <table:table-cell office:value-type="string">
            <text:p>http://ruian.linked.opendata.cz/resource/obce/553972</text:p>
          </table:table-cell>
          <table:table-cell office:value-type="string">
            <text:p>Rybníček</text:p>
          </table:table-cell>
        </table:table-row>
        <table:table-row table:style-name="ro1">
          <table:table-cell office:value-type="string">
            <text:p>http://ruian.linked.opendata.cz/resource/obce/547905</text:p>
          </table:table-cell>
          <table:table-cell office:value-type="string">
            <text:p>Rybník</text:p>
          </table:table-cell>
        </table:table-row>
        <table:table-row table:style-name="ro1">
          <table:table-cell office:value-type="string">
            <text:p>http://ruian.linked.opendata.cz/resource/obce/554189</text:p>
          </table:table-cell>
          <table:table-cell office:value-type="string">
            <text:p>Rybník</text:p>
          </table:table-cell>
        </table:table-row>
        <table:table-row table:style-name="ro1">
          <table:table-cell office:value-type="string">
            <text:p>http://ruian.linked.opendata.cz/resource/obce/541257</text:p>
          </table:table-cell>
          <table:table-cell office:value-type="string">
            <text:p>Rybníky</text:p>
          </table:table-cell>
        </table:table-row>
        <table:table-row table:style-name="ro1">
          <table:table-cell office:value-type="string">
            <text:p>http://ruian.linked.opendata.cz/resource/obce/594750</text:p>
          </table:table-cell>
          <table:table-cell office:value-type="string">
            <text:p>Rybníky</text:p>
          </table:table-cell>
        </table:table-row>
        <table:table-row table:style-name="ro1">
          <table:table-cell office:value-type="string">
            <text:p>http://ruian.linked.opendata.cz/resource/obce/562793</text:p>
          </table:table-cell>
          <table:table-cell office:value-type="string">
            <text:p>Rybniště</text:p>
          </table:table-cell>
        </table:table-row>
        <table:table-row table:style-name="ro1">
          <table:table-cell office:value-type="string">
            <text:p>http://ruian.linked.opendata.cz/resource/obce/578711</text:p>
          </table:table-cell>
          <table:table-cell office:value-type="string">
            <text:p>Rychnov na Moravě</text:p>
          </table:table-cell>
        </table:table-row>
        <table:table-row table:style-name="ro1">
          <table:table-cell office:value-type="string">
            <text:p>http://ruian.linked.opendata.cz/resource/obce/576069</text:p>
          </table:table-cell>
          <table:table-cell office:value-type="string">
            <text:p>Rychnov nad Kněžnou</text:p>
          </table:table-cell>
        </table:table-row>
        <table:table-row table:style-name="ro1">
          <table:table-cell office:value-type="string">
            <text:p>http://ruian.linked.opendata.cz/resource/obce/563790</text:p>
          </table:table-cell>
          <table:table-cell office:value-type="string">
            <text:p>Rychnov u Jablonce nad Nisou</text:p>
          </table:table-cell>
        </table:table-row>
        <table:table-row table:style-name="ro1">
          <table:table-cell office:value-type="string">
            <text:p>http://ruian.linked.opendata.cz/resource/obce/574406</text:p>
          </table:table-cell>
          <table:table-cell office:value-type="string">
            <text:p>Rychnovek</text:p>
          </table:table-cell>
        </table:table-row>
        <table:table-row table:style-name="ro1">
          <table:table-cell office:value-type="string">
            <text:p>http://ruian.linked.opendata.cz/resource/obce/599107</text:p>
          </table:table-cell>
          <table:table-cell office:value-type="string">
            <text:p>Rychvald</text:p>
          </table:table-cell>
        </table:table-row>
        <table:table-row table:style-name="ro1">
          <table:table-cell office:value-type="string">
            <text:p>http://ruian.linked.opendata.cz/resource/obce/546186</text:p>
          </table:table-cell>
          <table:table-cell office:value-type="string">
            <text:p>Ryjice</text:p>
          </table:table-cell>
        </table:table-row>
        <table:table-row table:style-name="ro1">
          <table:table-cell office:value-type="string">
            <text:p>http://ruian.linked.opendata.cz/resource/obce/597783</text:p>
          </table:table-cell>
          <table:table-cell office:value-type="string">
            <text:p>Rýmařov</text:p>
          </table:table-cell>
        </table:table-row>
        <table:table-row table:style-name="ro1">
          <table:table-cell office:value-type="string">
            <text:p>http://ruian.linked.opendata.cz/resource/obce/588971</text:p>
          </table:table-cell>
          <table:table-cell office:value-type="string">
            <text:p>Rymice</text:p>
          </table:table-cell>
        </table:table-row>
        <table:table-row table:style-name="ro1">
          <table:table-cell office:value-type="string">
            <text:p>http://ruian.linked.opendata.cz/resource/obce/562009</text:p>
          </table:table-cell>
          <table:table-cell office:value-type="string">
            <text:p>Rynárec</text:p>
          </table:table-cell>
        </table:table-row>
        <table:table-row table:style-name="ro1">
          <table:table-cell office:value-type="string">
            <text:p>http://ruian.linked.opendata.cz/resource/obce/542334</text:p>
          </table:table-cell>
          <table:table-cell office:value-type="string">
            <text:p>Rynholec</text:p>
          </table:table-cell>
        </table:table-row>
        <table:table-row table:style-name="ro1">
          <table:table-cell office:value-type="string">
            <text:p>http://ruian.linked.opendata.cz/resource/obce/564397</text:p>
          </table:table-cell>
          <table:table-cell office:value-type="string">
            <text:p>Rynoltice</text:p>
          </table:table-cell>
        </table:table-row>
        <table:table-row table:style-name="ro1">
          <table:table-cell office:value-type="string">
            <text:p>http://ruian.linked.opendata.cz/resource/obce/597791</text:p>
          </table:table-cell>
          <table:table-cell office:value-type="string">
            <text:p>Ryžoviště</text:p>
          </table:table-cell>
        </table:table-row>
        <table:table-row table:style-name="ro1">
          <table:table-cell office:value-type="string">
            <text:p>http://ruian.linked.opendata.cz/resource/obce/538396</text:p>
          </table:table-cell>
          <table:table-cell office:value-type="string">
            <text:p>Šabina</text:p>
          </table:table-cell>
        </table:table-row>
        <table:table-row table:style-name="ro1">
          <table:table-cell office:value-type="string">
            <text:p>http://ruian.linked.opendata.cz/resource/obce/541273</text:p>
          </table:table-cell>
          <table:table-cell office:value-type="string">
            <text:p>Sádek</text:p>
          </table:table-cell>
        </table:table-row>
        <table:table-row table:style-name="ro1">
          <table:table-cell office:value-type="string">
            <text:p>http://ruian.linked.opendata.cz/resource/obce/578720</text:p>
          </table:table-cell>
          <table:table-cell office:value-type="string">
            <text:p>Sádek</text:p>
          </table:table-cell>
        </table:table-row>
        <table:table-row table:style-name="ro1">
          <table:table-cell office:value-type="string">
            <text:p>http://ruian.linked.opendata.cz/resource/obce/555533</text:p>
          </table:table-cell>
          <table:table-cell office:value-type="string">
            <text:p>Sadov</text:p>
          </table:table-cell>
        </table:table-row>
        <table:table-row table:style-name="ro1">
          <table:table-cell office:value-type="string">
            <text:p>http://ruian.linked.opendata.cz/resource/obce/573191</text:p>
          </table:table-cell>
          <table:table-cell office:value-type="string">
            <text:p>Sadová</text:p>
          </table:table-cell>
        </table:table-row>
        <table:table-row table:style-name="ro1">
          <table:table-cell office:value-type="string">
            <text:p>http://ruian.linked.opendata.cz/resource/obce/537764</text:p>
          </table:table-cell>
          <table:table-cell office:value-type="string">
            <text:p>Sadská</text:p>
          </table:table-cell>
        </table:table-row>
        <table:table-row table:style-name="ro1">
          <table:table-cell office:value-type="string">
            <text:p>http://ruian.linked.opendata.cz/resource/obce/594865</text:p>
          </table:table-cell>
          <table:table-cell office:value-type="string">
            <text:p>Šafov</text:p>
          </table:table-cell>
        </table:table-row>
        <table:table-row table:style-name="ro1">
          <table:table-cell office:value-type="string">
            <text:p>http://ruian.linked.opendata.cz/resource/obce/584924</text:p>
          </table:table-cell>
          <table:table-cell office:value-type="string">
            <text:p>Šakvice</text:p>
          </table:table-cell>
        </table:table-row>
        <table:table-row table:style-name="ro1">
          <table:table-cell office:value-type="string">
            <text:p>http://ruian.linked.opendata.cz/resource/obce/548731</text:p>
          </table:table-cell>
          <table:table-cell office:value-type="string">
            <text:p>Salačova Lhota</text:p>
          </table:table-cell>
        </table:table-row>
        <table:table-row table:style-name="ro1">
          <table:table-cell office:value-type="string">
            <text:p>http://ruian.linked.opendata.cz/resource/obce/592561</text:p>
          </table:table-cell>
          <table:table-cell office:value-type="string">
            <text:p>Salaš</text:p>
          </table:table-cell>
        </table:table-row>
        <table:table-row table:style-name="ro1">
          <table:table-cell office:value-type="string">
            <text:p>http://ruian.linked.opendata.cz/resource/obce/534374</text:p>
          </table:table-cell>
          <table:table-cell office:value-type="string">
            <text:p>Samopše</text:p>
          </table:table-cell>
        </table:table-row>
        <table:table-row table:style-name="ro1">
          <table:table-cell office:value-type="string">
            <text:p>http://ruian.linked.opendata.cz/resource/obce/547077</text:p>
          </table:table-cell>
          <table:table-cell office:value-type="string">
            <text:p>Samotišky</text:p>
          </table:table-cell>
        </table:table-row>
        <table:table-row table:style-name="ro1">
          <table:table-cell office:value-type="string">
            <text:p>http://ruian.linked.opendata.cz/resource/obce/548740</text:p>
          </table:table-cell>
          <table:table-cell office:value-type="string">
            <text:p>Samšín</text:p>
          </table:table-cell>
        </table:table-row>
        <table:table-row table:style-name="ro1">
          <table:table-cell office:value-type="string">
            <text:p>http://ruian.linked.opendata.cz/resource/obce/573442</text:p>
          </table:table-cell>
          <table:table-cell office:value-type="string">
            <text:p>Samšina</text:p>
          </table:table-cell>
        </table:table-row>
        <table:table-row table:style-name="ro1">
          <table:table-cell office:value-type="string">
            <text:p>http://ruian.linked.opendata.cz/resource/obce/585807</text:p>
          </table:table-cell>
          <table:table-cell office:value-type="string">
            <text:p>Šanov</text:p>
          </table:table-cell>
        </table:table-row>
        <table:table-row table:style-name="ro1">
          <table:table-cell office:value-type="string">
            <text:p>http://ruian.linked.opendata.cz/resource/obce/542474</text:p>
          </table:table-cell>
          <table:table-cell office:value-type="string">
            <text:p>Šanov</text:p>
          </table:table-cell>
        </table:table-row>
        <table:table-row table:style-name="ro1">
          <table:table-cell office:value-type="string">
            <text:p>http://ruian.linked.opendata.cz/resource/obce/594873</text:p>
          </table:table-cell>
          <table:table-cell office:value-type="string">
            <text:p>Šanov</text:p>
          </table:table-cell>
        </table:table-row>
        <table:table-row table:style-name="ro1">
          <table:table-cell office:value-type="string">
            <text:p>http://ruian.linked.opendata.cz/resource/obce/537772</text:p>
          </table:table-cell>
          <table:table-cell office:value-type="string">
            <text:p>Sány</text:p>
          </table:table-cell>
        </table:table-row>
        <table:table-row table:style-name="ro1">
          <table:table-cell office:value-type="string">
            <text:p>http://ruian.linked.opendata.cz/resource/obce/571016</text:p>
          </table:table-cell>
          <table:table-cell office:value-type="string">
            <text:p>Šaplava</text:p>
          </table:table-cell>
        </table:table-row>
        <table:table-row table:style-name="ro1">
          <table:table-cell office:value-type="string">
            <text:p>http://ruian.linked.opendata.cz/resource/obce/593613</text:p>
          </table:table-cell>
          <table:table-cell office:value-type="string">
            <text:p>Šaratice</text:p>
          </table:table-cell>
        </table:table-row>
        <table:table-row table:style-name="ro1">
          <table:table-cell office:value-type="string">
            <text:p>http://ruian.linked.opendata.cz/resource/obce/586641</text:p>
          </table:table-cell>
          <table:table-cell office:value-type="string">
            <text:p>Šardice</text:p>
          </table:table-cell>
        </table:table-row>
        <table:table-row table:style-name="ro1">
          <table:table-cell office:value-type="string">
            <text:p>http://ruian.linked.opendata.cz/resource/obce/573256</text:p>
          </table:table-cell>
          <table:table-cell office:value-type="string">
            <text:p>Šárovcova Lhota</text:p>
          </table:table-cell>
        </table:table-row>
        <table:table-row table:style-name="ro1">
          <table:table-cell office:value-type="string">
            <text:p>http://ruian.linked.opendata.cz/resource/obce/585815</text:p>
          </table:table-cell>
          <table:table-cell office:value-type="string">
            <text:p>Šarovy</text:p>
          </table:table-cell>
        </table:table-row>
        <table:table-row table:style-name="ro1">
          <table:table-cell office:value-type="string">
            <text:p>http://ruian.linked.opendata.cz/resource/obce/594881</text:p>
          </table:table-cell>
          <table:table-cell office:value-type="string">
            <text:p>Šatov</text:p>
          </table:table-cell>
        </table:table-row>
        <table:table-row table:style-name="ro1">
          <table:table-cell office:value-type="string">
            <text:p>http://ruian.linked.opendata.cz/resource/obce/534382</text:p>
          </table:table-cell>
          <table:table-cell office:value-type="string">
            <text:p>Sázava</text:p>
          </table:table-cell>
        </table:table-row>
        <table:table-row table:style-name="ro1">
          <table:table-cell office:value-type="string">
            <text:p>http://ruian.linked.opendata.cz/resource/obce/574392</text:p>
          </table:table-cell>
          <table:table-cell office:value-type="string">
            <text:p>Sázava</text:p>
          </table:table-cell>
        </table:table-row>
        <table:table-row table:style-name="ro1">
          <table:table-cell office:value-type="string">
            <text:p>http://ruian.linked.opendata.cz/resource/obce/596701</text:p>
          </table:table-cell>
          <table:table-cell office:value-type="string">
            <text:p>Sázava</text:p>
          </table:table-cell>
        </table:table-row>
        <table:table-row table:style-name="ro1">
          <table:table-cell office:value-type="string">
            <text:p>http://ruian.linked.opendata.cz/resource/obce/569429</text:p>
          </table:table-cell>
          <table:table-cell office:value-type="string">
            <text:p>Sázavka</text:p>
          </table:table-cell>
        </table:table-row>
        <table:table-row table:style-name="ro1">
          <table:table-cell office:value-type="string">
            <text:p>http://ruian.linked.opendata.cz/resource/obce/532801</text:p>
          </table:table-cell>
          <table:table-cell office:value-type="string">
            <text:p>Sazená</text:p>
          </table:table-cell>
        </table:table-row>
        <table:table-row table:style-name="ro1">
          <table:table-cell office:value-type="string">
            <text:p>http://ruian.linked.opendata.cz/resource/obce/588237</text:p>
          </table:table-cell>
          <table:table-cell office:value-type="string">
            <text:p>Sazomín</text:p>
          </table:table-cell>
        </table:table-row>
        <table:table-row table:style-name="ro1">
          <table:table-cell office:value-type="string">
            <text:p>http://ruian.linked.opendata.cz/resource/obce/585726</text:p>
          </table:table-cell>
          <table:table-cell office:value-type="string">
            <text:p>Sazovice</text:p>
          </table:table-cell>
        </table:table-row>
        <table:table-row table:style-name="ro1">
          <table:table-cell office:value-type="string">
            <text:p>http://ruian.linked.opendata.cz/resource/obce/573451</text:p>
          </table:table-cell>
          <table:table-cell office:value-type="string">
            <text:p>Sběř</text:p>
          </table:table-cell>
        </table:table-row>
        <table:table-row table:style-name="ro1">
          <table:table-cell office:value-type="string">
            <text:p>http://ruian.linked.opendata.cz/resource/obce/531383</text:p>
          </table:table-cell>
          <table:table-cell office:value-type="string">
            <text:p>Schořov</text:p>
          </table:table-cell>
        </table:table-row>
        <table:table-row table:style-name="ro1">
          <table:table-cell office:value-type="string">
            <text:p>http://ruian.linked.opendata.cz/resource/obce/560146</text:p>
          </table:table-cell>
          <table:table-cell office:value-type="string">
            <text:p>Sebečice</text:p>
          </table:table-cell>
        </table:table-row>
        <table:table-row table:style-name="ro1">
          <table:table-cell office:value-type="string">
            <text:p>http://ruian.linked.opendata.cz/resource/obce/531421</text:p>
          </table:table-cell>
          <table:table-cell office:value-type="string">
            <text:p>Šebestěnice</text:p>
          </table:table-cell>
        </table:table-row>
        <table:table-row table:style-name="ro1">
          <table:table-cell office:value-type="string">
            <text:p>http://ruian.linked.opendata.cz/resource/obce/582468</text:p>
          </table:table-cell>
          <table:table-cell office:value-type="string">
            <text:p>Šebetov</text:p>
          </table:table-cell>
        </table:table-row>
        <table:table-row table:style-name="ro1">
          <table:table-cell office:value-type="string">
            <text:p>http://ruian.linked.opendata.cz/resource/obce/553204</text:p>
          </table:table-cell>
          <table:table-cell office:value-type="string">
            <text:p>Šebířov</text:p>
          </table:table-cell>
        </table:table-row>
        <table:table-row table:style-name="ro1">
          <table:table-cell office:value-type="string">
            <text:p>http://ruian.linked.opendata.cz/resource/obce/591807</text:p>
          </table:table-cell>
          <table:table-cell office:value-type="string">
            <text:p>Šebkovice</text:p>
          </table:table-cell>
        </table:table-row>
        <table:table-row table:style-name="ro1">
          <table:table-cell office:value-type="string">
            <text:p>http://ruian.linked.opendata.cz/resource/obce/578738</text:p>
          </table:table-cell>
          <table:table-cell office:value-type="string">
            <text:p>Sebranice</text:p>
          </table:table-cell>
        </table:table-row>
        <table:table-row table:style-name="ro1">
          <table:table-cell office:value-type="string">
            <text:p>http://ruian.linked.opendata.cz/resource/obce/582310</text:p>
          </table:table-cell>
          <table:table-cell office:value-type="string">
            <text:p>Sebranice</text:p>
          </table:table-cell>
        </table:table-row>
        <table:table-row table:style-name="ro1">
          <table:table-cell office:value-type="string">
            <text:p>http://ruian.linked.opendata.cz/resource/obce/582476</text:p>
          </table:table-cell>
          <table:table-cell office:value-type="string">
            <text:p>Šebrov-Kateřina</text:p>
          </table:table-cell>
        </table:table-row>
        <table:table-row table:style-name="ro1">
          <table:table-cell office:value-type="string">
            <text:p>http://ruian.linked.opendata.cz/resource/obce/558311</text:p>
          </table:table-cell>
          <table:table-cell office:value-type="string">
            <text:p>Seč</text:p>
          </table:table-cell>
        </table:table-row>
        <table:table-row table:style-name="ro1">
          <table:table-cell office:value-type="string">
            <text:p>http://ruian.linked.opendata.cz/resource/obce/572225</text:p>
          </table:table-cell>
          <table:table-cell office:value-type="string">
            <text:p>Seč</text:p>
          </table:table-cell>
        </table:table-row>
        <table:table-row table:style-name="ro1">
          <table:table-cell office:value-type="string">
            <text:p>http://ruian.linked.opendata.cz/resource/obce/580902</text:p>
          </table:table-cell>
          <table:table-cell office:value-type="string">
            <text:p>Seč</text:p>
          </table:table-cell>
        </table:table-row>
        <table:table-row table:style-name="ro1">
          <table:table-cell office:value-type="string">
            <text:p>http://ruian.linked.opendata.cz/resource/obce/581038</text:p>
          </table:table-cell>
          <table:table-cell office:value-type="string">
            <text:p>Šedivec</text:p>
          </table:table-cell>
        </table:table-row>
        <table:table-row table:style-name="ro1">
          <table:table-cell office:value-type="string">
            <text:p>http://ruian.linked.opendata.cz/resource/obce/587877</text:p>
          </table:table-cell>
          <table:table-cell office:value-type="string">
            <text:p>Sedlatice</text:p>
          </table:table-cell>
        </table:table-row>
        <table:table-row table:style-name="ro1">
          <table:table-cell office:value-type="string">
            <text:p>http://ruian.linked.opendata.cz/resource/obce/541281</text:p>
          </table:table-cell>
          <table:table-cell office:value-type="string">
            <text:p>Sedlčany</text:p>
          </table:table-cell>
        </table:table-row>
        <table:table-row table:style-name="ro1">
          <table:table-cell office:value-type="string">
            <text:p>http://ruian.linked.opendata.cz/resource/obce/511081</text:p>
          </table:table-cell>
          <table:table-cell office:value-type="string">
            <text:p>Sedlec</text:p>
          </table:table-cell>
        </table:table-row>
        <table:table-row table:style-name="ro1">
          <table:table-cell office:value-type="string">
            <text:p>http://ruian.linked.opendata.cz/resource/obce/529591</text:p>
          </table:table-cell>
          <table:table-cell office:value-type="string">
            <text:p>Sedlec</text:p>
          </table:table-cell>
        </table:table-row>
        <table:table-row table:style-name="ro1">
          <table:table-cell office:value-type="string">
            <text:p>http://ruian.linked.opendata.cz/resource/obce/530271</text:p>
          </table:table-cell>
          <table:table-cell office:value-type="string">
            <text:p>Sedlec</text:p>
          </table:table-cell>
        </table:table-row>
        <table:table-row table:style-name="ro1">
          <table:table-cell office:value-type="string">
            <text:p>http://ruian.linked.opendata.cz/resource/obce/545015</text:p>
          </table:table-cell>
          <table:table-cell office:value-type="string">
            <text:p>Sedlec</text:p>
          </table:table-cell>
        </table:table-row>
        <table:table-row table:style-name="ro1">
          <table:table-cell office:value-type="string">
            <text:p>http://ruian.linked.opendata.cz/resource/obce/546721</text:p>
          </table:table-cell>
          <table:table-cell office:value-type="string">
            <text:p>Sedlec</text:p>
          </table:table-cell>
        </table:table-row>
        <table:table-row table:style-name="ro1">
          <table:table-cell office:value-type="string">
            <text:p>http://ruian.linked.opendata.cz/resource/obce/584878</text:p>
          </table:table-cell>
          <table:table-cell office:value-type="string">
            <text:p>Sedlec</text:p>
          </table:table-cell>
        </table:table-row>
        <table:table-row table:style-name="ro1">
          <table:table-cell office:value-type="string">
            <text:p>http://ruian.linked.opendata.cz/resource/obce/598283</text:p>
          </table:table-cell>
          <table:table-cell office:value-type="string">
            <text:p>Sedlec</text:p>
          </table:table-cell>
        </table:table-row>
        <table:table-row table:style-name="ro1">
          <table:table-cell office:value-type="string">
            <text:p>http://ruian.linked.opendata.cz/resource/obce/530573</text:p>
          </table:table-cell>
          <table:table-cell office:value-type="string">
            <text:p>Sedlec-Prčice</text:p>
          </table:table-cell>
        </table:table-row>
        <table:table-row table:style-name="ro1">
          <table:table-cell office:value-type="string">
            <text:p>http://ruian.linked.opendata.cz/resource/obce/599263</text:p>
          </table:table-cell>
          <table:table-cell office:value-type="string">
            <text:p>Sedlečko u Soběslavě</text:p>
          </table:table-cell>
        </table:table-row>
        <table:table-row table:style-name="ro1">
          <table:table-cell office:value-type="string">
            <text:p>http://ruian.linked.opendata.cz/resource/obce/587885</text:p>
          </table:table-cell>
          <table:table-cell office:value-type="string">
            <text:p>Sedlejov</text:p>
          </table:table-cell>
        </table:table-row>
        <table:table-row table:style-name="ro1">
          <table:table-cell office:value-type="string">
            <text:p>http://ruian.linked.opendata.cz/resource/obce/548421</text:p>
          </table:table-cell>
          <table:table-cell office:value-type="string">
            <text:p>Sedletín</text:p>
          </table:table-cell>
        </table:table-row>
        <table:table-row table:style-name="ro1">
          <table:table-cell office:value-type="string">
            <text:p>http://ruian.linked.opendata.cz/resource/obce/548766</text:p>
          </table:table-cell>
          <table:table-cell office:value-type="string">
            <text:p>Sedlice</text:p>
          </table:table-cell>
        </table:table-row>
        <table:table-row table:style-name="ro1">
          <table:table-cell office:value-type="string">
            <text:p>http://ruian.linked.opendata.cz/resource/obce/551716</text:p>
          </table:table-cell>
          <table:table-cell office:value-type="string">
            <text:p>Sedlice</text:p>
          </table:table-cell>
        </table:table-row>
        <table:table-row table:style-name="ro1">
          <table:table-cell office:value-type="string">
            <text:p>http://ruian.linked.opendata.cz/resource/obce/564630</text:p>
          </table:table-cell>
          <table:table-cell office:value-type="string">
            <text:p>Sedlice</text:p>
          </table:table-cell>
        </table:table-row>
        <table:table-row table:style-name="ro1">
          <table:table-cell office:value-type="string">
            <text:p>http://ruian.linked.opendata.cz/resource/obce/540692</text:p>
          </table:table-cell>
          <table:table-cell office:value-type="string">
            <text:p>Sedliště</text:p>
          </table:table-cell>
        </table:table-row>
        <table:table-row table:style-name="ro1">
          <table:table-cell office:value-type="string">
            <text:p>http://ruian.linked.opendata.cz/resource/obce/548961</text:p>
          </table:table-cell>
          <table:table-cell office:value-type="string">
            <text:p>Sedliště</text:p>
          </table:table-cell>
        </table:table-row>
        <table:table-row table:style-name="ro1">
          <table:table-cell office:value-type="string">
            <text:p>http://ruian.linked.opendata.cz/resource/obce/578746</text:p>
          </table:table-cell>
          <table:table-cell office:value-type="string">
            <text:p>Sedliště</text:p>
          </table:table-cell>
        </table:table-row>
        <table:table-row table:style-name="ro1">
          <table:table-cell office:value-type="string">
            <text:p>http://ruian.linked.opendata.cz/resource/obce/598674</text:p>
          </table:table-cell>
          <table:table-cell office:value-type="string">
            <text:p>Sedliště</text:p>
          </table:table-cell>
        </table:table-row>
        <table:table-row table:style-name="ro1">
          <table:table-cell office:value-type="string">
            <text:p>http://ruian.linked.opendata.cz/resource/obce/599832</text:p>
          </table:table-cell>
          <table:table-cell office:value-type="string">
            <text:p>Sedlnice</text:p>
          </table:table-cell>
        </table:table-row>
        <table:table-row table:style-name="ro1">
          <table:table-cell office:value-type="string">
            <text:p>http://ruian.linked.opendata.cz/resource/obce/576743</text:p>
          </table:table-cell>
          <table:table-cell office:value-type="string">
            <text:p>Sedloňov</text:p>
          </table:table-cell>
        </table:table-row>
        <table:table-row table:style-name="ro1">
          <table:table-cell office:value-type="string">
            <text:p>http://ruian.linked.opendata.cz/resource/obce/585734</text:p>
          </table:table-cell>
          <table:table-cell office:value-type="string">
            <text:p>Sehradice</text:p>
          </table:table-cell>
        </table:table-row>
        <table:table-row table:style-name="ro1">
          <table:table-cell office:value-type="string">
            <text:p>http://ruian.linked.opendata.cz/resource/obce/596710</text:p>
          </table:table-cell>
          <table:table-cell office:value-type="string">
            <text:p>Sejřek</text:p>
          </table:table-cell>
        </table:table-row>
        <table:table-row table:style-name="ro1">
          <table:table-cell office:value-type="string">
            <text:p>http://ruian.linked.opendata.cz/resource/obce/572144</text:p>
          </table:table-cell>
          <table:table-cell office:value-type="string">
            <text:p>Sekeřice</text:p>
          </table:table-cell>
        </table:table-row>
        <table:table-row table:style-name="ro1">
          <table:table-cell office:value-type="string">
            <text:p>http://ruian.linked.opendata.cz/resource/obce/557188</text:p>
          </table:table-cell>
          <table:table-cell office:value-type="string">
            <text:p>Šelešovice</text:p>
          </table:table-cell>
        </table:table-row>
        <table:table-row table:style-name="ro1">
          <table:table-cell office:value-type="string">
            <text:p>http://ruian.linked.opendata.cz/resource/obce/534757</text:p>
          </table:table-cell>
          <table:table-cell office:value-type="string">
            <text:p>Seletice</text:p>
          </table:table-cell>
        </table:table-row>
        <table:table-row table:style-name="ro1">
          <table:table-cell office:value-type="string">
            <text:p>http://ruian.linked.opendata.cz/resource/obce/575615</text:p>
          </table:table-cell>
          <table:table-cell office:value-type="string">
            <text:p>Selmice</text:p>
          </table:table-cell>
        </table:table-row>
        <table:table-row table:style-name="ro1">
          <table:table-cell office:value-type="string">
            <text:p>http://ruian.linked.opendata.cz/resource/obce/506770</text:p>
          </table:table-cell>
          <table:table-cell office:value-type="string">
            <text:p>Seloutky</text:p>
          </table:table-cell>
        </table:table-row>
        <table:table-row table:style-name="ro1">
          <table:table-cell office:value-type="string">
            <text:p>http://ruian.linked.opendata.cz/resource/obce/555240</text:p>
          </table:table-cell>
          <table:table-cell office:value-type="string">
            <text:p>Semanín</text:p>
          </table:table-cell>
        </table:table-row>
        <table:table-row table:style-name="ro1">
          <table:table-cell office:value-type="string">
            <text:p>http://ruian.linked.opendata.cz/resource/obce/536610</text:p>
          </table:table-cell>
          <table:table-cell office:value-type="string">
            <text:p>Semčice</text:p>
          </table:table-cell>
        </table:table-row>
        <table:table-row table:style-name="ro1">
          <table:table-cell office:value-type="string">
            <text:p>http://ruian.linked.opendata.cz/resource/obce/576751</text:p>
          </table:table-cell>
          <table:table-cell office:value-type="string">
            <text:p>Semechnice</text:p>
          </table:table-cell>
        </table:table-row>
        <table:table-row table:style-name="ro1">
          <table:table-cell office:value-type="string">
            <text:p>http://ruian.linked.opendata.cz/resource/obce/537781</text:p>
          </table:table-cell>
          <table:table-cell office:value-type="string">
            <text:p>Semice</text:p>
          </table:table-cell>
        </table:table-row>
        <table:table-row table:style-name="ro1">
          <table:table-cell office:value-type="string">
            <text:p>http://ruian.linked.opendata.cz/resource/obce/576964</text:p>
          </table:table-cell>
          <table:table-cell office:value-type="string">
            <text:p>Semily</text:p>
          </table:table-cell>
        </table:table-row>
        <table:table-row table:style-name="ro1">
          <table:table-cell office:value-type="string">
            <text:p>http://ruian.linked.opendata.cz/resource/obce/575623</text:p>
          </table:table-cell>
          <table:table-cell office:value-type="string">
            <text:p>Semín</text:p>
          </table:table-cell>
        </table:table-row>
        <table:table-row table:style-name="ro1">
          <table:table-cell office:value-type="string">
            <text:p>http://ruian.linked.opendata.cz/resource/obce/554201</text:p>
          </table:table-cell>
          <table:table-cell office:value-type="string">
            <text:p>Semněvice</text:p>
          </table:table-cell>
        </table:table-row>
        <table:table-row table:style-name="ro1">
          <table:table-cell office:value-type="string">
            <text:p>http://ruian.linked.opendata.cz/resource/obce/555614</text:p>
          </table:table-cell>
          <table:table-cell office:value-type="string">
            <text:p>Šemnice</text:p>
          </table:table-cell>
        </table:table-row>
        <table:table-row table:style-name="ro1">
          <table:table-cell office:value-type="string">
            <text:p>http://ruian.linked.opendata.cz/resource/obce/530859</text:p>
          </table:table-cell>
          <table:table-cell office:value-type="string">
            <text:p>Semtěš</text:p>
          </table:table-cell>
        </table:table-row>
        <table:table-row table:style-name="ro1">
          <table:table-cell office:value-type="string">
            <text:p>http://ruian.linked.opendata.cz/resource/obce/547727</text:p>
          </table:table-cell>
          <table:table-cell office:value-type="string">
            <text:p>Sendraž</text:p>
          </table:table-cell>
        </table:table-row>
        <table:table-row table:style-name="ro1">
          <table:table-cell office:value-type="string">
            <text:p>http://ruian.linked.opendata.cz/resource/obce/570796</text:p>
          </table:table-cell>
          <table:table-cell office:value-type="string">
            <text:p>Sendražice</text:p>
          </table:table-cell>
        </table:table-row>
        <table:table-row table:style-name="ro1">
          <table:table-cell office:value-type="string">
            <text:p>http://ruian.linked.opendata.cz/resource/obce/542369</text:p>
          </table:table-cell>
          <table:table-cell office:value-type="string">
            <text:p>Senec</text:p>
          </table:table-cell>
        </table:table-row>
        <table:table-row table:style-name="ro1">
          <table:table-cell office:value-type="string">
            <text:p>http://ruian.linked.opendata.cz/resource/obce/582328</text:p>
          </table:table-cell>
          <table:table-cell office:value-type="string">
            <text:p>Senetářov</text:p>
          </table:table-cell>
        </table:table-row>
        <table:table-row table:style-name="ro1">
          <table:table-cell office:value-type="string">
            <text:p>http://ruian.linked.opendata.cz/resource/obce/537799</text:p>
          </table:table-cell>
          <table:table-cell office:value-type="string">
            <text:p>Senice</text:p>
          </table:table-cell>
        </table:table-row>
        <table:table-row table:style-name="ro1">
          <table:table-cell office:value-type="string">
            <text:p>http://ruian.linked.opendata.cz/resource/obce/505081</text:p>
          </table:table-cell>
          <table:table-cell office:value-type="string">
            <text:p>Senice na Hané</text:p>
          </table:table-cell>
        </table:table-row>
        <table:table-row table:style-name="ro1">
          <table:table-cell office:value-type="string">
            <text:p>http://ruian.linked.opendata.cz/resource/obce/552267</text:p>
          </table:table-cell>
          <table:table-cell office:value-type="string">
            <text:p>Senička</text:p>
          </table:table-cell>
        </table:table-row>
        <table:table-row table:style-name="ro1">
          <table:table-cell office:value-type="string">
            <text:p>http://ruian.linked.opendata.cz/resource/obce/544906</text:p>
          </table:table-cell>
          <table:table-cell office:value-type="string">
            <text:p>Seninka</text:p>
          </table:table-cell>
        </table:table-row>
        <table:table-row table:style-name="ro1">
          <table:table-cell office:value-type="string">
            <text:p>http://ruian.linked.opendata.cz/resource/obce/538752</text:p>
          </table:table-cell>
          <table:table-cell office:value-type="string">
            <text:p>Senohraby</text:p>
          </table:table-cell>
        </table:table-row>
        <table:table-row table:style-name="ro1">
          <table:table-cell office:value-type="string">
            <text:p>http://ruian.linked.opendata.cz/resource/obce/542377</text:p>
          </table:table-cell>
          <table:table-cell office:value-type="string">
            <text:p>Senomaty</text:p>
          </table:table-cell>
        </table:table-row>
        <table:table-row table:style-name="ro1">
          <table:table-cell office:value-type="string">
            <text:p>http://ruian.linked.opendata.cz/resource/obce/591661</text:p>
          </table:table-cell>
          <table:table-cell office:value-type="string">
            <text:p>Senorady</text:p>
          </table:table-cell>
        </table:table-row>
        <table:table-row table:style-name="ro1">
          <table:table-cell office:value-type="string">
            <text:p>http://ruian.linked.opendata.cz/resource/obce/598798</text:p>
          </table:table-cell>
          <table:table-cell office:value-type="string">
            <text:p>Šenov</text:p>
          </table:table-cell>
        </table:table-row>
        <table:table-row table:style-name="ro1">
          <table:table-cell office:value-type="string">
            <text:p>http://ruian.linked.opendata.cz/resource/obce/554171</text:p>
          </table:table-cell>
          <table:table-cell office:value-type="string">
            <text:p>Šenov u Nového Jičína</text:p>
          </table:table-cell>
        </table:table-row>
        <table:table-row table:style-name="ro1">
          <table:table-cell office:value-type="string">
            <text:p>http://ruian.linked.opendata.cz/resource/obce/548774</text:p>
          </table:table-cell>
          <table:table-cell office:value-type="string">
            <text:p>Senožaty</text:p>
          </table:table-cell>
        </table:table-row>
        <table:table-row table:style-name="ro1">
          <table:table-cell office:value-type="string">
            <text:p>http://ruian.linked.opendata.cz/resource/obce/583847</text:p>
          </table:table-cell>
          <table:table-cell office:value-type="string">
            <text:p>Sentice</text:p>
          </table:table-cell>
        </table:table-row>
        <table:table-row table:style-name="ro1">
          <table:table-cell office:value-type="string">
            <text:p>http://ruian.linked.opendata.cz/resource/obce/549843</text:p>
          </table:table-cell>
          <table:table-cell office:value-type="string">
            <text:p>Sepekov</text:p>
          </table:table-cell>
        </table:table-row>
        <table:table-row table:style-name="ro1">
          <table:table-cell office:value-type="string">
            <text:p>http://ruian.linked.opendata.cz/resource/obce/583944</text:p>
          </table:table-cell>
          <table:table-cell office:value-type="string">
            <text:p>Šerkovice</text:p>
          </table:table-cell>
        </table:table-row>
        <table:table-row table:style-name="ro1">
          <table:table-cell office:value-type="string">
            <text:p>http://ruian.linked.opendata.cz/resource/obce/538876</text:p>
          </table:table-cell>
          <table:table-cell office:value-type="string">
            <text:p>Šestajovice</text:p>
          </table:table-cell>
        </table:table-row>
        <table:table-row table:style-name="ro1">
          <table:table-cell office:value-type="string">
            <text:p>http://ruian.linked.opendata.cz/resource/obce/547654</text:p>
          </table:table-cell>
          <table:table-cell office:value-type="string">
            <text:p>Šestajovice</text:p>
          </table:table-cell>
        </table:table-row>
        <table:table-row table:style-name="ro1">
          <table:table-cell office:value-type="string">
            <text:p>http://ruian.linked.opendata.cz/resource/obce/532509</text:p>
          </table:table-cell>
          <table:table-cell office:value-type="string">
            <text:p>Šetějovice</text:p>
          </table:table-cell>
        </table:table-row>
        <table:table-row table:style-name="ro1">
          <table:table-cell office:value-type="string">
            <text:p>http://ruian.linked.opendata.cz/resource/obce/545121</text:p>
          </table:table-cell>
          <table:table-cell office:value-type="string">
            <text:p>Ševětín</text:p>
          </table:table-cell>
        </table:table-row>
        <table:table-row table:style-name="ro1">
          <table:table-cell office:value-type="string">
            <text:p>http://ruian.linked.opendata.cz/resource/obce/575640</text:p>
          </table:table-cell>
          <table:table-cell office:value-type="string">
            <text:p>Sezemice</text:p>
          </table:table-cell>
        </table:table-row>
        <table:table-row table:style-name="ro1">
          <table:table-cell office:value-type="string">
            <text:p>http://ruian.linked.opendata.cz/resource/obce/599573</text:p>
          </table:table-cell>
          <table:table-cell office:value-type="string">
            <text:p>Sezemice</text:p>
          </table:table-cell>
        </table:table-row>
        <table:table-row table:style-name="ro1">
          <table:table-cell office:value-type="string">
            <text:p>http://ruian.linked.opendata.cz/resource/obce/553069</text:p>
          </table:table-cell>
          <table:table-cell office:value-type="string">
            <text:p>Sezimovo Ústí</text:p>
          </table:table-cell>
        </table:table-row>
        <table:table-row table:style-name="ro1">
          <table:table-cell office:value-type="string">
            <text:p>http://ruian.linked.opendata.cz/resource/obce/538761</text:p>
          </table:table-cell>
          <table:table-cell office:value-type="string">
            <text:p>Sibřina</text:p>
          </table:table-cell>
        </table:table-row>
        <table:table-row table:style-name="ro1">
          <table:table-cell office:value-type="string">
            <text:p>http://ruian.linked.opendata.cz/resource/obce/510432</text:p>
          </table:table-cell>
          <table:table-cell office:value-type="string">
            <text:p>Šilheřovice</text:p>
          </table:table-cell>
        </table:table-row>
        <table:table-row table:style-name="ro1">
          <table:table-cell office:value-type="string">
            <text:p>http://ruian.linked.opendata.cz/resource/obce/583855</text:p>
          </table:table-cell>
          <table:table-cell office:value-type="string">
            <text:p>Silůvky</text:p>
          </table:table-cell>
        </table:table-row>
        <table:table-row table:style-name="ro1">
          <table:table-cell office:value-type="string">
            <text:p>http://ruian.linked.opendata.cz/resource/obce/588008</text:p>
          </table:table-cell>
          <table:table-cell office:value-type="string">
            <text:p>Šimanov</text:p>
          </table:table-cell>
        </table:table-row>
        <table:table-row table:style-name="ro1">
          <table:table-cell office:value-type="string">
            <text:p>http://ruian.linked.opendata.cz/resource/obce/564460</text:p>
          </table:table-cell>
          <table:table-cell office:value-type="string">
            <text:p>Šimonovice</text:p>
          </table:table-cell>
        </table:table-row>
        <table:table-row table:style-name="ro1">
          <table:table-cell office:value-type="string">
            <text:p>http://ruian.linked.opendata.cz/resource/obce/560677</text:p>
          </table:table-cell>
          <table:table-cell office:value-type="string">
            <text:p>Šindelová</text:p>
          </table:table-cell>
        </table:table-row>
        <table:table-row table:style-name="ro1">
          <table:table-cell office:value-type="string">
            <text:p>http://ruian.linked.opendata.cz/resource/obce/598496</text:p>
          </table:table-cell>
          <table:table-cell office:value-type="string">
            <text:p>Šípy</text:p>
          </table:table-cell>
        </table:table-row>
        <table:table-row table:style-name="ro1">
          <table:table-cell office:value-type="string">
            <text:p>http://ruian.linked.opendata.cz/resource/obce/546488</text:p>
          </table:table-cell>
          <table:table-cell office:value-type="string">
            <text:p>Sirá</text:p>
          </table:table-cell>
        </table:table-row>
        <table:table-row table:style-name="ro1">
          <table:table-cell office:value-type="string">
            <text:p>http://ruian.linked.opendata.cz/resource/obce/596728</text:p>
          </table:table-cell>
          <table:table-cell office:value-type="string">
            <text:p>Sirákov</text:p>
          </table:table-cell>
        </table:table-row>
        <table:table-row table:style-name="ro1">
          <table:table-cell office:value-type="string">
            <text:p>http://ruian.linked.opendata.cz/resource/obce/565598</text:p>
          </table:table-cell>
          <table:table-cell office:value-type="string">
            <text:p>Siřejovice</text:p>
          </table:table-cell>
        </table:table-row>
        <table:table-row table:style-name="ro1">
          <table:table-cell office:value-type="string">
            <text:p>http://ruian.linked.opendata.cz/resource/obce/597899</text:p>
          </table:table-cell>
          <table:table-cell office:value-type="string">
            <text:p>Široká Niva</text:p>
          </table:table-cell>
        </table:table-row>
        <table:table-row table:style-name="ro1">
          <table:table-cell office:value-type="string">
            <text:p>http://ruian.linked.opendata.cz/resource/obce/578851</text:p>
          </table:table-cell>
          <table:table-cell office:value-type="string">
            <text:p>Široký Důl</text:p>
          </table:table-cell>
        </table:table-row>
        <table:table-row table:style-name="ro1">
          <table:table-cell office:value-type="string">
            <text:p>http://ruian.linked.opendata.cz/resource/obce/552950</text:p>
          </table:table-cell>
          <table:table-cell office:value-type="string">
            <text:p>Šišma</text:p>
          </table:table-cell>
        </table:table-row>
        <table:table-row table:style-name="ro1">
          <table:table-cell office:value-type="string">
            <text:p>http://ruian.linked.opendata.cz/resource/obce/584932</text:p>
          </table:table-cell>
          <table:table-cell office:value-type="string">
            <text:p>Šitbořice</text:p>
          </table:table-cell>
        </table:table-row>
        <table:table-row table:style-name="ro1">
          <table:table-cell office:value-type="string">
            <text:p>http://ruian.linked.opendata.cz/resource/obce/583863</text:p>
          </table:table-cell>
          <table:table-cell office:value-type="string">
            <text:p>Sivice</text:p>
          </table:table-cell>
        </table:table-row>
        <table:table-row table:style-name="ro1">
          <table:table-cell office:value-type="string">
            <text:p>http://ruian.linked.opendata.cz/resource/obce/553077</text:p>
          </table:table-cell>
          <table:table-cell office:value-type="string">
            <text:p>Skalice</text:p>
          </table:table-cell>
        </table:table-row>
        <table:table-row table:style-name="ro1">
          <table:table-cell office:value-type="string">
            <text:p>http://ruian.linked.opendata.cz/resource/obce/570800</text:p>
          </table:table-cell>
          <table:table-cell office:value-type="string">
            <text:p>Skalice</text:p>
          </table:table-cell>
        </table:table-row>
        <table:table-row table:style-name="ro1">
          <table:table-cell office:value-type="string">
            <text:p>http://ruian.linked.opendata.cz/resource/obce/594768</text:p>
          </table:table-cell>
          <table:table-cell office:value-type="string">
            <text:p>Skalice</text:p>
          </table:table-cell>
        </table:table-row>
        <table:table-row table:style-name="ro1">
          <table:table-cell office:value-type="string">
            <text:p>http://ruian.linked.opendata.cz/resource/obce/582336</text:p>
          </table:table-cell>
          <table:table-cell office:value-type="string">
            <text:p>Skalice nad Svitavou</text:p>
          </table:table-cell>
        </table:table-row>
        <table:table-row table:style-name="ro1">
          <table:table-cell office:value-type="string">
            <text:p>http://ruian.linked.opendata.cz/resource/obce/562025</text:p>
          </table:table-cell>
          <table:table-cell office:value-type="string">
            <text:p>Skalice u České Lípy</text:p>
          </table:table-cell>
        </table:table-row>
        <table:table-row table:style-name="ro1">
          <table:table-cell office:value-type="string">
            <text:p>http://ruian.linked.opendata.cz/resource/obce/517747</text:p>
          </table:table-cell>
          <table:table-cell office:value-type="string">
            <text:p>Skalička</text:p>
          </table:table-cell>
        </table:table-row>
        <table:table-row table:style-name="ro1">
          <table:table-cell office:value-type="string">
            <text:p>http://ruian.linked.opendata.cz/resource/obce/545295</text:p>
          </table:table-cell>
          <table:table-cell office:value-type="string">
            <text:p>Skalička</text:p>
          </table:table-cell>
        </table:table-row>
        <table:table-row table:style-name="ro1">
          <table:table-cell office:value-type="string">
            <text:p>http://ruian.linked.opendata.cz/resource/obce/586536</text:p>
          </table:table-cell>
          <table:table-cell office:value-type="string">
            <text:p>Skalka</text:p>
          </table:table-cell>
        </table:table-row>
        <table:table-row table:style-name="ro1">
          <table:table-cell office:value-type="string">
            <text:p>http://ruian.linked.opendata.cz/resource/obce/589993</text:p>
          </table:table-cell>
          <table:table-cell office:value-type="string">
            <text:p>Skalka</text:p>
          </table:table-cell>
        </table:table-row>
        <table:table-row table:style-name="ro1">
          <table:table-cell office:value-type="string">
            <text:p>http://ruian.linked.opendata.cz/resource/obce/513890</text:p>
          </table:table-cell>
          <table:table-cell office:value-type="string">
            <text:p>Skalka u Doks</text:p>
          </table:table-cell>
        </table:table-row>
        <table:table-row table:style-name="ro1">
          <table:table-cell office:value-type="string">
            <text:p>http://ruian.linked.opendata.cz/resource/obce/554812</text:p>
          </table:table-cell>
          <table:table-cell office:value-type="string">
            <text:p>Skalná</text:p>
          </table:table-cell>
        </table:table-row>
        <table:table-row table:style-name="ro1">
          <table:table-cell office:value-type="string">
            <text:p>http://ruian.linked.opendata.cz/resource/obce/536636</text:p>
          </table:table-cell>
          <table:table-cell office:value-type="string">
            <text:p>Skalsko</text:p>
          </table:table-cell>
        </table:table-row>
        <table:table-row table:style-name="ro1">
          <table:table-cell office:value-type="string">
            <text:p>http://ruian.linked.opendata.cz/resource/obce/549851</text:p>
          </table:table-cell>
          <table:table-cell office:value-type="string">
            <text:p>Skály</text:p>
          </table:table-cell>
        </table:table-row>
        <table:table-row table:style-name="ro1">
          <table:table-cell office:value-type="string">
            <text:p>http://ruian.linked.opendata.cz/resource/obce/598909</text:p>
          </table:table-cell>
          <table:table-cell office:value-type="string">
            <text:p>Skály</text:p>
          </table:table-cell>
        </table:table-row>
        <table:table-row table:style-name="ro1">
          <table:table-cell office:value-type="string">
            <text:p>http://ruian.linked.opendata.cz/resource/obce/579467</text:p>
          </table:table-cell>
          <table:table-cell office:value-type="string">
            <text:p>Skapce</text:p>
          </table:table-cell>
        </table:table-row>
        <table:table-row table:style-name="ro1">
          <table:table-cell office:value-type="string">
            <text:p>http://ruian.linked.opendata.cz/resource/obce/539937</text:p>
          </table:table-cell>
          <table:table-cell office:value-type="string">
            <text:p>Skašov</text:p>
          </table:table-cell>
        </table:table-row>
        <table:table-row table:style-name="ro1">
          <table:table-cell office:value-type="string">
            <text:p>http://ruian.linked.opendata.cz/resource/obce/588989</text:p>
          </table:table-cell>
          <table:table-cell office:value-type="string">
            <text:p>Skaštice</text:p>
          </table:table-cell>
        </table:table-row>
        <table:table-row table:style-name="ro1">
          <table:table-cell office:value-type="string">
            <text:p>http://ruian.linked.opendata.cz/resource/obce/578754</text:p>
          </table:table-cell>
          <table:table-cell office:value-type="string">
            <text:p>Sklené</text:p>
          </table:table-cell>
        </table:table-row>
        <table:table-row table:style-name="ro1">
          <table:table-cell office:value-type="string">
            <text:p>http://ruian.linked.opendata.cz/resource/obce/596736</text:p>
          </table:table-cell>
          <table:table-cell office:value-type="string">
            <text:p>Sklené</text:p>
          </table:table-cell>
        </table:table-row>
        <table:table-row table:style-name="ro1">
          <table:table-cell office:value-type="string">
            <text:p>http://ruian.linked.opendata.cz/resource/obce/596744</text:p>
          </table:table-cell>
          <table:table-cell office:value-type="string">
            <text:p>Sklené nad Oslavou</text:p>
          </table:table-cell>
        </table:table-row>
        <table:table-row table:style-name="ro1">
          <table:table-cell office:value-type="string">
            <text:p>http://ruian.linked.opendata.cz/resource/obce/551741</text:p>
          </table:table-cell>
          <table:table-cell office:value-type="string">
            <text:p>Skočice</text:p>
          </table:table-cell>
        </table:table-row>
        <table:table-row table:style-name="ro1">
          <table:table-cell office:value-type="string">
            <text:p>http://ruian.linked.opendata.cz/resource/obce/566845</text:p>
          </table:table-cell>
          <table:table-cell office:value-type="string">
            <text:p>Skomelno</text:p>
          </table:table-cell>
        </table:table-row>
        <table:table-row table:style-name="ro1">
          <table:table-cell office:value-type="string">
            <text:p>http://ruian.linked.opendata.cz/resource/obce/553085</text:p>
          </table:table-cell>
          <table:table-cell office:value-type="string">
            <text:p>Skopytce</text:p>
          </table:table-cell>
        </table:table-row>
        <table:table-row table:style-name="ro1">
          <table:table-cell office:value-type="string">
            <text:p>http://ruian.linked.opendata.cz/resource/obce/580929</text:p>
          </table:table-cell>
          <table:table-cell office:value-type="string">
            <text:p>Skořenice</text:p>
          </table:table-cell>
        </table:table-row>
        <table:table-row table:style-name="ro1">
          <table:table-cell office:value-type="string">
            <text:p>http://ruian.linked.opendata.cz/resource/obce/506664</text:p>
          </table:table-cell>
          <table:table-cell office:value-type="string">
            <text:p>Skořice</text:p>
          </table:table-cell>
        </table:table-row>
        <table:table-row table:style-name="ro1">
          <table:table-cell office:value-type="string">
            <text:p>http://ruian.linked.opendata.cz/resource/obce/548324</text:p>
          </table:table-cell>
          <table:table-cell office:value-type="string">
            <text:p>Skorkov</text:p>
          </table:table-cell>
        </table:table-row>
        <table:table-row table:style-name="ro1">
          <table:table-cell office:value-type="string">
            <text:p>http://ruian.linked.opendata.cz/resource/obce/557030</text:p>
          </table:table-cell>
          <table:table-cell office:value-type="string">
            <text:p>Skorkov</text:p>
          </table:table-cell>
        </table:table-row>
        <table:table-row table:style-name="ro1">
          <table:table-cell office:value-type="string">
            <text:p>http://ruian.linked.opendata.cz/resource/obce/586544</text:p>
          </table:table-cell>
          <table:table-cell office:value-type="string">
            <text:p>Skoronice</text:p>
          </table:table-cell>
        </table:table-row>
        <table:table-row table:style-name="ro1">
          <table:table-cell office:value-type="string">
            <text:p>http://ruian.linked.opendata.cz/resource/obce/553484</text:p>
          </table:table-cell>
          <table:table-cell office:value-type="string">
            <text:p>Skorošice</text:p>
          </table:table-cell>
        </table:table-row>
        <table:table-row table:style-name="ro1">
          <table:table-cell office:value-type="string">
            <text:p>http://ruian.linked.opendata.cz/resource/obce/596752</text:p>
          </table:table-cell>
          <table:table-cell office:value-type="string">
            <text:p>Skorotice</text:p>
          </table:table-cell>
        </table:table-row>
        <table:table-row table:style-name="ro1">
          <table:table-cell office:value-type="string">
            <text:p>http://ruian.linked.opendata.cz/resource/obce/568716</text:p>
          </table:table-cell>
          <table:table-cell office:value-type="string">
            <text:p>Skotnice</text:p>
          </table:table-cell>
        </table:table-row>
        <table:table-row table:style-name="ro1">
          <table:table-cell office:value-type="string">
            <text:p>http://ruian.linked.opendata.cz/resource/obce/552151</text:p>
          </table:table-cell>
          <table:table-cell office:value-type="string">
            <text:p>Skrbeň</text:p>
          </table:table-cell>
        </table:table-row>
        <table:table-row table:style-name="ro1">
          <table:table-cell office:value-type="string">
            <text:p>http://ruian.linked.opendata.cz/resource/obce/582344</text:p>
          </table:table-cell>
          <table:table-cell office:value-type="string">
            <text:p>Skrchov</text:p>
          </table:table-cell>
        </table:table-row>
        <table:table-row table:style-name="ro1">
          <table:table-cell office:value-type="string">
            <text:p>http://ruian.linked.opendata.cz/resource/obce/596876</text:p>
          </table:table-cell>
          <table:table-cell office:value-type="string">
            <text:p>Škrdlovice</text:p>
          </table:table-cell>
        </table:table-row>
        <table:table-row table:style-name="ro1">
          <table:table-cell office:value-type="string">
            <text:p>http://ruian.linked.opendata.cz/resource/obce/596761</text:p>
          </table:table-cell>
          <table:table-cell office:value-type="string">
            <text:p>Skřinářov</text:p>
          </table:table-cell>
        </table:table-row>
        <table:table-row table:style-name="ro1">
          <table:table-cell office:value-type="string">
            <text:p>http://ruian.linked.opendata.cz/resource/obce/533963</text:p>
          </table:table-cell>
          <table:table-cell office:value-type="string">
            <text:p>Skřipel</text:p>
          </table:table-cell>
        </table:table-row>
        <table:table-row table:style-name="ro1">
          <table:table-cell office:value-type="string">
            <text:p>http://ruian.linked.opendata.cz/resource/obce/510131</text:p>
          </table:table-cell>
          <table:table-cell office:value-type="string">
            <text:p>Skřipov</text:p>
          </table:table-cell>
        </table:table-row>
        <table:table-row table:style-name="ro1">
          <table:table-cell office:value-type="string">
            <text:p>http://ruian.linked.opendata.cz/resource/obce/590002</text:p>
          </table:table-cell>
          <table:table-cell office:value-type="string">
            <text:p>Skřípov</text:p>
          </table:table-cell>
        </table:table-row>
        <table:table-row table:style-name="ro1">
          <table:table-cell office:value-type="string">
            <text:p>http://ruian.linked.opendata.cz/resource/obce/570834</text:p>
          </table:table-cell>
          <table:table-cell office:value-type="string">
            <text:p>Skřivany</text:p>
          </table:table-cell>
        </table:table-row>
        <table:table-row table:style-name="ro1">
          <table:table-cell office:value-type="string">
            <text:p>http://ruian.linked.opendata.cz/resource/obce/567361</text:p>
          </table:table-cell>
          <table:table-cell office:value-type="string">
            <text:p>Skršín</text:p>
          </table:table-cell>
        </table:table-row>
        <table:table-row table:style-name="ro1">
          <table:table-cell office:value-type="string">
            <text:p>http://ruian.linked.opendata.cz/resource/obce/560669</text:p>
          </table:table-cell>
          <table:table-cell office:value-type="string">
            <text:p>Skrýchov u Malšic</text:p>
          </table:table-cell>
        </table:table-row>
        <table:table-row table:style-name="ro1">
          <table:table-cell office:value-type="string">
            <text:p>http://ruian.linked.opendata.cz/resource/obce/542385</text:p>
          </table:table-cell>
          <table:table-cell office:value-type="string">
            <text:p>Skryje</text:p>
          </table:table-cell>
        </table:table-row>
        <table:table-row table:style-name="ro1">
          <table:table-cell office:value-type="string">
            <text:p>http://ruian.linked.opendata.cz/resource/obce/569461</text:p>
          </table:table-cell>
          <table:table-cell office:value-type="string">
            <text:p>Skryje</text:p>
          </table:table-cell>
        </table:table-row>
        <table:table-row table:style-name="ro1">
          <table:table-cell office:value-type="string">
            <text:p>http://ruian.linked.opendata.cz/resource/obce/549894</text:p>
          </table:table-cell>
          <table:table-cell office:value-type="string">
            <text:p>Skryje</text:p>
          </table:table-cell>
        </table:table-row>
        <table:table-row table:style-name="ro1">
          <table:table-cell office:value-type="string">
            <text:p>http://ruian.linked.opendata.cz/resource/obce/531740</text:p>
          </table:table-cell>
          <table:table-cell office:value-type="string">
            <text:p>Skuhrov</text:p>
          </table:table-cell>
        </table:table-row>
        <table:table-row table:style-name="ro1">
          <table:table-cell office:value-type="string">
            <text:p>http://ruian.linked.opendata.cz/resource/obce/563803</text:p>
          </table:table-cell>
          <table:table-cell office:value-type="string">
            <text:p>Skuhrov</text:p>
          </table:table-cell>
        </table:table-row>
        <table:table-row table:style-name="ro1">
          <table:table-cell office:value-type="string">
            <text:p>http://ruian.linked.opendata.cz/resource/obce/569470</text:p>
          </table:table-cell>
          <table:table-cell office:value-type="string">
            <text:p>Skuhrov</text:p>
          </table:table-cell>
        </table:table-row>
        <table:table-row table:style-name="ro1">
          <table:table-cell office:value-type="string">
            <text:p>http://ruian.linked.opendata.cz/resource/obce/576778</text:p>
          </table:table-cell>
          <table:table-cell office:value-type="string">
            <text:p>Skuhrov nad Bělou</text:p>
          </table:table-cell>
        </table:table-row>
        <table:table-row table:style-name="ro1">
          <table:table-cell office:value-type="string">
            <text:p>http://ruian.linked.opendata.cz/resource/obce/572241</text:p>
          </table:table-cell>
          <table:table-cell office:value-type="string">
            <text:p>Skuteč</text:p>
          </table:table-cell>
        </table:table-row>
        <table:table-row table:style-name="ro1">
          <table:table-cell office:value-type="string">
            <text:p>http://ruian.linked.opendata.cz/resource/obce/538884</text:p>
          </table:table-cell>
          <table:table-cell office:value-type="string">
            <text:p>Škvorec</text:p>
          </table:table-cell>
        </table:table-row>
        <table:table-row table:style-name="ro1">
          <table:table-cell office:value-type="string">
            <text:p>http://ruian.linked.opendata.cz/resource/obce/551830</text:p>
          </table:table-cell>
          <table:table-cell office:value-type="string">
            <text:p>Škvořetice</text:p>
          </table:table-cell>
        </table:table-row>
        <table:table-row table:style-name="ro1">
          <table:table-cell office:value-type="string">
            <text:p>http://ruian.linked.opendata.cz/resource/obce/533696</text:p>
          </table:table-cell>
          <table:table-cell office:value-type="string">
            <text:p>Skvrňov</text:p>
          </table:table-cell>
        </table:table-row>
        <table:table-row table:style-name="ro1">
          <table:table-cell office:value-type="string">
            <text:p>http://ruian.linked.opendata.cz/resource/obce/542415</text:p>
          </table:table-cell>
          <table:table-cell office:value-type="string">
            <text:p>Slabce</text:p>
          </table:table-cell>
        </table:table-row>
        <table:table-row table:style-name="ro1">
          <table:table-cell office:value-type="string">
            <text:p>http://ruian.linked.opendata.cz/resource/obce/549860</text:p>
          </table:table-cell>
          <table:table-cell office:value-type="string">
            <text:p>Slabčice</text:p>
          </table:table-cell>
        </table:table-row>
        <table:table-row table:style-name="ro1">
          <table:table-cell office:value-type="string">
            <text:p>http://ruian.linked.opendata.cz/resource/obce/577529</text:p>
          </table:table-cell>
          <table:table-cell office:value-type="string">
            <text:p>Slaná</text:p>
          </table:table-cell>
        </table:table-row>
        <table:table-row table:style-name="ro1">
          <table:table-cell office:value-type="string">
            <text:p>http://ruian.linked.opendata.cz/resource/obce/536776</text:p>
          </table:table-cell>
          <table:table-cell office:value-type="string">
            <text:p>Slaník</text:p>
          </table:table-cell>
        </table:table-row>
        <table:table-row table:style-name="ro1">
          <table:table-cell office:value-type="string">
            <text:p>http://ruian.linked.opendata.cz/resource/obce/532819</text:p>
          </table:table-cell>
          <table:table-cell office:value-type="string">
            <text:p>Slaný</text:p>
          </table:table-cell>
        </table:table-row>
        <table:table-row table:style-name="ro1">
          <table:table-cell office:value-type="string">
            <text:p>http://ruian.linked.opendata.cz/resource/obce/532916</text:p>
          </table:table-cell>
          <table:table-cell office:value-type="string">
            <text:p>Šlapanice</text:p>
          </table:table-cell>
        </table:table-row>
        <table:table-row table:style-name="ro1">
          <table:table-cell office:value-type="string">
            <text:p>http://ruian.linked.opendata.cz/resource/obce/583952</text:p>
          </table:table-cell>
          <table:table-cell office:value-type="string">
            <text:p>Šlapanice</text:p>
          </table:table-cell>
        </table:table-row>
        <table:table-row table:style-name="ro1">
          <table:table-cell office:value-type="string">
            <text:p>http://ruian.linked.opendata.cz/resource/obce/569585</text:p>
          </table:table-cell>
          <table:table-cell office:value-type="string">
            <text:p>Šlapanov</text:p>
          </table:table-cell>
        </table:table-row>
        <table:table-row table:style-name="ro1">
          <table:table-cell office:value-type="string">
            <text:p>http://ruian.linked.opendata.cz/resource/obce/599026</text:p>
          </table:table-cell>
          <table:table-cell office:value-type="string">
            <text:p>Slapsko</text:p>
          </table:table-cell>
        </table:table-row>
        <table:table-row table:style-name="ro1">
          <table:table-cell office:value-type="string">
            <text:p>http://ruian.linked.opendata.cz/resource/obce/539660</text:p>
          </table:table-cell>
          <table:table-cell office:value-type="string">
            <text:p>Slapy</text:p>
          </table:table-cell>
        </table:table-row>
        <table:table-row table:style-name="ro1">
          <table:table-cell office:value-type="string">
            <text:p>http://ruian.linked.opendata.cz/resource/obce/599042</text:p>
          </table:table-cell>
          <table:table-cell office:value-type="string">
            <text:p>Slapy</text:p>
          </table:table-cell>
        </table:table-row>
        <table:table-row table:style-name="ro1">
          <table:table-cell office:value-type="string">
            <text:p>http://ruian.linked.opendata.cz/resource/obce/532827</text:p>
          </table:table-cell>
          <table:table-cell office:value-type="string">
            <text:p>Slatina</text:p>
          </table:table-cell>
        </table:table-row>
        <table:table-row table:style-name="ro1">
          <table:table-cell office:value-type="string">
            <text:p>http://ruian.linked.opendata.cz/resource/obce/566748</text:p>
          </table:table-cell>
          <table:table-cell office:value-type="string">
            <text:p>Slatina</text:p>
          </table:table-cell>
        </table:table-row>
        <table:table-row table:style-name="ro1">
          <table:table-cell office:value-type="string">
            <text:p>http://ruian.linked.opendata.cz/resource/obce/568406</text:p>
          </table:table-cell>
          <table:table-cell office:value-type="string">
            <text:p>Slatina</text:p>
          </table:table-cell>
        </table:table-row>
        <table:table-row table:style-name="ro1">
          <table:table-cell office:value-type="string">
            <text:p>http://ruian.linked.opendata.cz/resource/obce/565601</text:p>
          </table:table-cell>
          <table:table-cell office:value-type="string">
            <text:p>Slatina</text:p>
          </table:table-cell>
        </table:table-row>
        <table:table-row table:style-name="ro1">
          <table:table-cell office:value-type="string">
            <text:p>http://ruian.linked.opendata.cz/resource/obce/578762</text:p>
          </table:table-cell>
          <table:table-cell office:value-type="string">
            <text:p>Slatina</text:p>
          </table:table-cell>
        </table:table-row>
        <table:table-row table:style-name="ro1">
          <table:table-cell office:value-type="string">
            <text:p>http://ruian.linked.opendata.cz/resource/obce/580945</text:p>
          </table:table-cell>
          <table:table-cell office:value-type="string">
            <text:p>Slatina</text:p>
          </table:table-cell>
        </table:table-row>
        <table:table-row table:style-name="ro1">
          <table:table-cell office:value-type="string">
            <text:p>http://ruian.linked.opendata.cz/resource/obce/578436</text:p>
          </table:table-cell>
          <table:table-cell office:value-type="string">
            <text:p>Slatina</text:p>
          </table:table-cell>
        </table:table-row>
        <table:table-row table:style-name="ro1">
          <table:table-cell office:value-type="string">
            <text:p>http://ruian.linked.opendata.cz/resource/obce/594776</text:p>
          </table:table-cell>
          <table:table-cell office:value-type="string">
            <text:p>Slatina</text:p>
          </table:table-cell>
        </table:table-row>
        <table:table-row table:style-name="ro1">
          <table:table-cell office:value-type="string">
            <text:p>http://ruian.linked.opendata.cz/resource/obce/574422</text:p>
          </table:table-cell>
          <table:table-cell office:value-type="string">
            <text:p>Slatina nad Úpou</text:p>
          </table:table-cell>
        </table:table-row>
        <table:table-row table:style-name="ro1">
          <table:table-cell office:value-type="string">
            <text:p>http://ruian.linked.opendata.cz/resource/obce/576786</text:p>
          </table:table-cell>
          <table:table-cell office:value-type="string">
            <text:p>Slatina nad Zdobnicí</text:p>
          </table:table-cell>
        </table:table-row>
        <table:table-row table:style-name="ro1">
          <table:table-cell office:value-type="string">
            <text:p>http://ruian.linked.opendata.cz/resource/obce/572268</text:p>
          </table:table-cell>
          <table:table-cell office:value-type="string">
            <text:p>Slatiňany</text:p>
          </table:table-cell>
        </table:table-row>
        <table:table-row table:style-name="ro1">
          <table:table-cell office:value-type="string">
            <text:p>http://ruian.linked.opendata.cz/resource/obce/505111</text:p>
          </table:table-cell>
          <table:table-cell office:value-type="string">
            <text:p>Slatinice</text:p>
          </table:table-cell>
        </table:table-row>
        <table:table-row table:style-name="ro1">
          <table:table-cell office:value-type="string">
            <text:p>http://ruian.linked.opendata.cz/resource/obce/590011</text:p>
          </table:table-cell>
          <table:table-cell office:value-type="string">
            <text:p>Slatinky</text:p>
          </table:table-cell>
        </table:table-row>
        <table:table-row table:style-name="ro1">
          <table:table-cell office:value-type="string">
            <text:p>http://ruian.linked.opendata.cz/resource/obce/573469</text:p>
          </table:table-cell>
          <table:table-cell office:value-type="string">
            <text:p>Slatiny</text:p>
          </table:table-cell>
        </table:table-row>
        <table:table-row table:style-name="ro1">
          <table:table-cell office:value-type="string">
            <text:p>http://ruian.linked.opendata.cz/resource/obce/545023</text:p>
          </table:table-cell>
          <table:table-cell office:value-type="string">
            <text:p>Slavče</text:p>
          </table:table-cell>
        </table:table-row>
        <table:table-row table:style-name="ro1">
          <table:table-cell office:value-type="string">
            <text:p>http://ruian.linked.opendata.cz/resource/obce/591688</text:p>
          </table:table-cell>
          <table:table-cell office:value-type="string">
            <text:p>Slavětice</text:p>
          </table:table-cell>
        </table:table-row>
        <table:table-row table:style-name="ro1">
          <table:table-cell office:value-type="string">
            <text:p>http://ruian.linked.opendata.cz/resource/obce/566713</text:p>
          </table:table-cell>
          <table:table-cell office:value-type="string">
            <text:p>Slavětín</text:p>
          </table:table-cell>
        </table:table-row>
        <table:table-row table:style-name="ro1">
          <table:table-cell office:value-type="string">
            <text:p>http://ruian.linked.opendata.cz/resource/obce/548553</text:p>
          </table:table-cell>
          <table:table-cell office:value-type="string">
            <text:p>Slavětín</text:p>
          </table:table-cell>
        </table:table-row>
        <table:table-row table:style-name="ro1">
          <table:table-cell office:value-type="string">
            <text:p>http://ruian.linked.opendata.cz/resource/obce/552194</text:p>
          </table:table-cell>
          <table:table-cell office:value-type="string">
            <text:p>Slavětín</text:p>
          </table:table-cell>
        </table:table-row>
        <table:table-row table:style-name="ro1">
          <table:table-cell office:value-type="string">
            <text:p>http://ruian.linked.opendata.cz/resource/obce/574431</text:p>
          </table:table-cell>
          <table:table-cell office:value-type="string">
            <text:p>Slavětín nad Metují</text:p>
          </table:table-cell>
        </table:table-row>
        <table:table-row table:style-name="ro1">
          <table:table-cell office:value-type="string">
            <text:p>http://ruian.linked.opendata.cz/resource/obce/572187</text:p>
          </table:table-cell>
          <table:table-cell office:value-type="string">
            <text:p>Slavhostice</text:p>
          </table:table-cell>
        </table:table-row>
        <table:table-row table:style-name="ro1">
          <table:table-cell office:value-type="string">
            <text:p>http://ruian.linked.opendata.cz/resource/obce/585751</text:p>
          </table:table-cell>
          <table:table-cell office:value-type="string">
            <text:p>Slavičín</text:p>
          </table:table-cell>
        </table:table-row>
        <table:table-row table:style-name="ro1">
          <table:table-cell office:value-type="string">
            <text:p>http://ruian.linked.opendata.cz/resource/obce/591700</text:p>
          </table:table-cell>
          <table:table-cell office:value-type="string">
            <text:p>Slavičky</text:p>
          </table:table-cell>
        </table:table-row>
        <table:table-row table:style-name="ro1">
          <table:table-cell office:value-type="string">
            <text:p>http://ruian.linked.opendata.cz/resource/obce/569488</text:p>
          </table:table-cell>
          <table:table-cell office:value-type="string">
            <text:p>Slavíkov</text:p>
          </table:table-cell>
        </table:table-row>
        <table:table-row table:style-name="ro1">
          <table:table-cell office:value-type="string">
            <text:p>http://ruian.linked.opendata.cz/resource/obce/545180</text:p>
          </table:table-cell>
          <table:table-cell office:value-type="string">
            <text:p>Slavíkovice</text:p>
          </table:table-cell>
        </table:table-row>
        <table:table-row table:style-name="ro1">
          <table:table-cell office:value-type="string">
            <text:p>http://ruian.linked.opendata.cz/resource/obce/510289</text:p>
          </table:table-cell>
          <table:table-cell office:value-type="string">
            <text:p>Slavkov</text:p>
          </table:table-cell>
        </table:table-row>
        <table:table-row table:style-name="ro1">
          <table:table-cell office:value-type="string">
            <text:p>http://ruian.linked.opendata.cz/resource/obce/592579</text:p>
          </table:table-cell>
          <table:table-cell office:value-type="string">
            <text:p>Slavkov</text:p>
          </table:table-cell>
        </table:table-row>
        <table:table-row table:style-name="ro1">
          <table:table-cell office:value-type="string">
            <text:p>http://ruian.linked.opendata.cz/resource/obce/588997</text:p>
          </table:table-cell>
          <table:table-cell office:value-type="string">
            <text:p>Slavkov pod Hostýnem</text:p>
          </table:table-cell>
        </table:table-row>
        <table:table-row table:style-name="ro1">
          <table:table-cell office:value-type="string">
            <text:p>http://ruian.linked.opendata.cz/resource/obce/593583</text:p>
          </table:table-cell>
          <table:table-cell office:value-type="string">
            <text:p>Slavkov u Brna</text:p>
          </table:table-cell>
        </table:table-row>
        <table:table-row table:style-name="ro1">
          <table:table-cell office:value-type="string">
            <text:p>http://ruian.linked.opendata.cz/resource/obce/548341</text:p>
          </table:table-cell>
          <table:table-cell office:value-type="string">
            <text:p>Slavníč</text:p>
          </table:table-cell>
        </table:table-row>
        <table:table-row table:style-name="ro1">
          <table:table-cell office:value-type="string">
            <text:p>http://ruian.linked.opendata.cz/resource/obce/547166</text:p>
          </table:table-cell>
          <table:table-cell office:value-type="string">
            <text:p>Slavonice</text:p>
          </table:table-cell>
        </table:table-row>
        <table:table-row table:style-name="ro1">
          <table:table-cell office:value-type="string">
            <text:p>http://ruian.linked.opendata.cz/resource/obce/574457</text:p>
          </table:table-cell>
          <table:table-cell office:value-type="string">
            <text:p>Slavoňov</text:p>
          </table:table-cell>
        </table:table-row>
        <table:table-row table:style-name="ro1">
          <table:table-cell office:value-type="string">
            <text:p>http://ruian.linked.opendata.cz/resource/obce/534391</text:p>
          </table:table-cell>
          <table:table-cell office:value-type="string">
            <text:p>Slavošov</text:p>
          </table:table-cell>
        </table:table-row>
        <table:table-row table:style-name="ro1">
          <table:table-cell office:value-type="string">
            <text:p>http://ruian.linked.opendata.cz/resource/obce/570117</text:p>
          </table:table-cell>
          <table:table-cell office:value-type="string">
            <text:p>Šléglov</text:p>
          </table:table-cell>
        </table:table-row>
        <table:table-row table:style-name="ro1">
          <table:table-cell office:value-type="string">
            <text:p>http://ruian.linked.opendata.cz/resource/obce/575658</text:p>
          </table:table-cell>
          <table:table-cell office:value-type="string">
            <text:p>Slepotice</text:p>
          </table:table-cell>
        </table:table-row>
        <table:table-row table:style-name="ro1">
          <table:table-cell office:value-type="string">
            <text:p>http://ruian.linked.opendata.cz/resource/obce/551881</text:p>
          </table:table-cell>
          <table:table-cell office:value-type="string">
            <text:p>Slezské Pavlovice</text:p>
          </table:table-cell>
        </table:table-row>
        <table:table-row table:style-name="ro1">
          <table:table-cell office:value-type="string">
            <text:p>http://ruian.linked.opendata.cz/resource/obce/597813</text:p>
          </table:table-cell>
          <table:table-cell office:value-type="string">
            <text:p>Slezské Rudoltice</text:p>
          </table:table-cell>
        </table:table-row>
        <table:table-row table:style-name="ro1">
          <table:table-cell office:value-type="string">
            <text:p>http://ruian.linked.opendata.cz/resource/obce/585769</text:p>
          </table:table-cell>
          <table:table-cell office:value-type="string">
            <text:p>Slopné</text:p>
          </table:table-cell>
        </table:table-row>
        <table:table-row table:style-name="ro1">
          <table:table-cell office:value-type="string">
            <text:p>http://ruian.linked.opendata.cz/resource/obce/582352</text:p>
          </table:table-cell>
          <table:table-cell office:value-type="string">
            <text:p>Sloup</text:p>
          </table:table-cell>
        </table:table-row>
        <table:table-row table:style-name="ro1">
          <table:table-cell office:value-type="string">
            <text:p>http://ruian.linked.opendata.cz/resource/obce/562050</text:p>
          </table:table-cell>
          <table:table-cell office:value-type="string">
            <text:p>Sloup v Čechách</text:p>
          </table:table-cell>
        </table:table-row>
        <table:table-row table:style-name="ro1">
          <table:table-cell office:value-type="string">
            <text:p>http://ruian.linked.opendata.cz/resource/obce/580325</text:p>
          </table:table-cell>
          <table:table-cell office:value-type="string">
            <text:p>Sloupnice</text:p>
          </table:table-cell>
        </table:table-row>
        <table:table-row table:style-name="ro1">
          <table:table-cell office:value-type="string">
            <text:p>http://ruian.linked.opendata.cz/resource/obce/548499</text:p>
          </table:table-cell>
          <table:table-cell office:value-type="string">
            <text:p>Sloupno</text:p>
          </table:table-cell>
        </table:table-row>
        <table:table-row table:style-name="ro1">
          <table:table-cell office:value-type="string">
            <text:p>http://ruian.linked.opendata.cz/resource/obce/570851</text:p>
          </table:table-cell>
          <table:table-cell office:value-type="string">
            <text:p>Sloupno</text:p>
          </table:table-cell>
        </table:table-row>
        <table:table-row table:style-name="ro1">
          <table:table-cell office:value-type="string">
            <text:p>http://ruian.linked.opendata.cz/resource/obce/537802</text:p>
          </table:table-cell>
          <table:table-cell office:value-type="string">
            <text:p>Sloveč</text:p>
          </table:table-cell>
        </table:table-row>
        <table:table-row table:style-name="ro1">
          <table:table-cell office:value-type="string">
            <text:p>http://ruian.linked.opendata.cz/resource/obce/532231</text:p>
          </table:table-cell>
          <table:table-cell office:value-type="string">
            <text:p>Slověnice</text:p>
          </table:table-cell>
        </table:table-row>
        <table:table-row table:style-name="ro1">
          <table:table-cell office:value-type="string">
            <text:p>http://ruian.linked.opendata.cz/resource/obce/538779</text:p>
          </table:table-cell>
          <table:table-cell office:value-type="string">
            <text:p>Sluhy</text:p>
          </table:table-cell>
        </table:table-row>
        <table:table-row table:style-name="ro1">
          <table:table-cell office:value-type="string">
            <text:p>http://ruian.linked.opendata.cz/resource/obce/562858</text:p>
          </table:table-cell>
          <table:table-cell office:value-type="string">
            <text:p>Šluknov</text:p>
          </table:table-cell>
        </table:table-row>
        <table:table-row table:style-name="ro1">
          <table:table-cell office:value-type="string">
            <text:p>http://ruian.linked.opendata.cz/resource/obce/546275</text:p>
          </table:table-cell>
          <table:table-cell office:value-type="string">
            <text:p>Slunečná</text:p>
          </table:table-cell>
        </table:table-row>
        <table:table-row table:style-name="ro1">
          <table:table-cell office:value-type="string">
            <text:p>http://ruian.linked.opendata.cz/resource/obce/594784</text:p>
          </table:table-cell>
          <table:table-cell office:value-type="string">
            <text:p>Slup</text:p>
          </table:table-cell>
        </table:table-row>
        <table:table-row table:style-name="ro1">
          <table:table-cell office:value-type="string">
            <text:p>http://ruian.linked.opendata.cz/resource/obce/585777</text:p>
          </table:table-cell>
          <table:table-cell office:value-type="string">
            <text:p>Slušovice</text:p>
          </table:table-cell>
        </table:table-row>
        <table:table-row table:style-name="ro1">
          <table:table-cell office:value-type="string">
            <text:p>http://ruian.linked.opendata.cz/resource/obce/538787</text:p>
          </table:table-cell>
          <table:table-cell office:value-type="string">
            <text:p>Sluštice</text:p>
          </table:table-cell>
        </table:table-row>
        <table:table-row table:style-name="ro1">
          <table:table-cell office:value-type="string">
            <text:p>http://ruian.linked.opendata.cz/resource/obce/573604</text:p>
          </table:table-cell>
          <table:table-cell office:value-type="string">
            <text:p>Služátky</text:p>
          </table:table-cell>
        </table:table-row>
        <table:table-row table:style-name="ro1">
          <table:table-cell office:value-type="string">
            <text:p>http://ruian.linked.opendata.cz/resource/obce/510297</text:p>
          </table:table-cell>
          <table:table-cell office:value-type="string">
            <text:p>Služovice</text:p>
          </table:table-cell>
        </table:table-row>
        <table:table-row table:style-name="ro1">
          <table:table-cell office:value-type="string">
            <text:p>http://ruian.linked.opendata.cz/resource/obce/532835</text:p>
          </table:table-cell>
          <table:table-cell office:value-type="string">
            <text:p>Smečno</text:p>
          </table:table-cell>
        </table:table-row>
        <table:table-row table:style-name="ro1">
          <table:table-cell office:value-type="string">
            <text:p>http://ruian.linked.opendata.cz/resource/obce/540722</text:p>
          </table:table-cell>
          <table:table-cell office:value-type="string">
            <text:p>Smědčice</text:p>
          </table:table-cell>
        </table:table-row>
        <table:table-row table:style-name="ro1">
          <table:table-cell office:value-type="string">
            <text:p>http://ruian.linked.opendata.cz/resource/obce/549878</text:p>
          </table:table-cell>
          <table:table-cell office:value-type="string">
            <text:p>Smetanova Lhota</text:p>
          </table:table-cell>
        </table:table-row>
        <table:table-row table:style-name="ro1">
          <table:table-cell office:value-type="string">
            <text:p>http://ruian.linked.opendata.cz/resource/obce/570869</text:p>
          </table:table-cell>
          <table:table-cell office:value-type="string">
            <text:p>Smidary</text:p>
          </table:table-cell>
        </table:table-row>
        <table:table-row table:style-name="ro1">
          <table:table-cell office:value-type="string">
            <text:p>http://ruian.linked.opendata.cz/resource/obce/530611</text:p>
          </table:table-cell>
          <table:table-cell office:value-type="string">
            <text:p>Smilkov</text:p>
          </table:table-cell>
        </table:table-row>
        <table:table-row table:style-name="ro1">
          <table:table-cell office:value-type="string">
            <text:p>http://ruian.linked.opendata.cz/resource/obce/536652</text:p>
          </table:table-cell>
          <table:table-cell office:value-type="string">
            <text:p>Smilovice</text:p>
          </table:table-cell>
        </table:table-row>
        <table:table-row table:style-name="ro1">
          <table:table-cell office:value-type="string">
            <text:p>http://ruian.linked.opendata.cz/resource/obce/552658</text:p>
          </table:table-cell>
          <table:table-cell office:value-type="string">
            <text:p>Smilovice</text:p>
          </table:table-cell>
        </table:table-row>
        <table:table-row table:style-name="ro1">
          <table:table-cell office:value-type="string">
            <text:p>http://ruian.linked.opendata.cz/resource/obce/565407</text:p>
          </table:table-cell>
          <table:table-cell office:value-type="string">
            <text:p>Smilovice</text:p>
          </table:table-cell>
        </table:table-row>
        <table:table-row table:style-name="ro1">
          <table:table-cell office:value-type="string">
            <text:p>http://ruian.linked.opendata.cz/resource/obce/553123</text:p>
          </table:table-cell>
          <table:table-cell office:value-type="string">
            <text:p>Smilovy Hory</text:p>
          </table:table-cell>
        </table:table-row>
        <table:table-row table:style-name="ro1">
          <table:table-cell office:value-type="string">
            <text:p>http://ruian.linked.opendata.cz/resource/obce/570877</text:p>
          </table:table-cell>
          <table:table-cell office:value-type="string">
            <text:p>Smiřice</text:p>
          </table:table-cell>
        </table:table-row>
        <table:table-row table:style-name="ro1">
          <table:table-cell office:value-type="string">
            <text:p>http://ruian.linked.opendata.cz/resource/obce/538027</text:p>
          </table:table-cell>
          <table:table-cell office:value-type="string">
            <text:p>Smolné Pece</text:p>
          </table:table-cell>
        </table:table-row>
        <table:table-row table:style-name="ro1">
          <table:table-cell office:value-type="string">
            <text:p>http://ruian.linked.opendata.cz/resource/obce/566721</text:p>
          </table:table-cell>
          <table:table-cell office:value-type="string">
            <text:p>Smolnice</text:p>
          </table:table-cell>
        </table:table-row>
        <table:table-row table:style-name="ro1">
          <table:table-cell office:value-type="string">
            <text:p>http://ruian.linked.opendata.cz/resource/obce/541311</text:p>
          </table:table-cell>
          <table:table-cell office:value-type="string">
            <text:p>Smolotely</text:p>
          </table:table-cell>
        </table:table-row>
        <table:table-row table:style-name="ro1">
          <table:table-cell office:value-type="string">
            <text:p>http://ruian.linked.opendata.cz/resource/obce/573817</text:p>
          </table:table-cell>
          <table:table-cell office:value-type="string">
            <text:p>Smrček</text:p>
          </table:table-cell>
        </table:table-row>
        <table:table-row table:style-name="ro1">
          <table:table-cell office:value-type="string">
            <text:p>http://ruian.linked.opendata.cz/resource/obce/550299</text:p>
          </table:table-cell>
          <table:table-cell office:value-type="string">
            <text:p>Smrčná</text:p>
          </table:table-cell>
        </table:table-row>
        <table:table-row table:style-name="ro1">
          <table:table-cell office:value-type="string">
            <text:p>http://ruian.linked.opendata.cz/resource/obce/591726</text:p>
          </table:table-cell>
          <table:table-cell office:value-type="string">
            <text:p>Smrk</text:p>
          </table:table-cell>
        </table:table-row>
        <table:table-row table:style-name="ro1">
          <table:table-cell office:value-type="string">
            <text:p>http://ruian.linked.opendata.cz/resource/obce/590029</text:p>
          </table:table-cell>
          <table:table-cell office:value-type="string">
            <text:p>Smržice</text:p>
          </table:table-cell>
        </table:table-row>
        <table:table-row table:style-name="ro1">
          <table:table-cell office:value-type="string">
            <text:p>http://ruian.linked.opendata.cz/resource/obce/561045</text:p>
          </table:table-cell>
          <table:table-cell office:value-type="string">
            <text:p>Smržov</text:p>
          </table:table-cell>
        </table:table-row>
        <table:table-row table:style-name="ro1">
          <table:table-cell office:value-type="string">
            <text:p>http://ruian.linked.opendata.cz/resource/obce/570885</text:p>
          </table:table-cell>
          <table:table-cell office:value-type="string">
            <text:p>Smržov</text:p>
          </table:table-cell>
        </table:table-row>
        <table:table-row table:style-name="ro1">
          <table:table-cell office:value-type="string">
            <text:p>http://ruian.linked.opendata.cz/resource/obce/563811</text:p>
          </table:table-cell>
          <table:table-cell office:value-type="string">
            <text:p>Smržovka</text:p>
          </table:table-cell>
        </table:table-row>
        <table:table-row table:style-name="ro1">
          <table:table-cell office:value-type="string">
            <text:p>http://ruian.linked.opendata.cz/resource/obce/565610</text:p>
          </table:table-cell>
          <table:table-cell office:value-type="string">
            <text:p>Snědovice</text:p>
          </table:table-cell>
        </table:table-row>
        <table:table-row table:style-name="ro1">
          <table:table-cell office:value-type="string">
            <text:p>http://ruian.linked.opendata.cz/resource/obce/532436</text:p>
          </table:table-cell>
          <table:table-cell office:value-type="string">
            <text:p>Snět</text:p>
          </table:table-cell>
        </table:table-row>
        <table:table-row table:style-name="ro1">
          <table:table-cell office:value-type="string">
            <text:p>http://ruian.linked.opendata.cz/resource/obce/576794</text:p>
          </table:table-cell>
          <table:table-cell office:value-type="string">
            <text:p>Sněžné</text:p>
          </table:table-cell>
        </table:table-row>
        <table:table-row table:style-name="ro1">
          <table:table-cell office:value-type="string">
            <text:p>http://ruian.linked.opendata.cz/resource/obce/596787</text:p>
          </table:table-cell>
          <table:table-cell office:value-type="string">
            <text:p>Sněžné</text:p>
          </table:table-cell>
        </table:table-row>
        <table:table-row table:style-name="ro1">
          <table:table-cell office:value-type="string">
            <text:p>http://ruian.linked.opendata.cz/resource/obce/593591</text:p>
          </table:table-cell>
          <table:table-cell office:value-type="string">
            <text:p>Snovídky</text:p>
          </table:table-cell>
        </table:table-row>
        <table:table-row table:style-name="ro1">
          <table:table-cell office:value-type="string">
            <text:p>http://ruian.linked.opendata.cz/resource/obce/573477</text:p>
          </table:table-cell>
          <table:table-cell office:value-type="string">
            <text:p>Sobčice</text:p>
          </table:table-cell>
        </table:table-row>
        <table:table-row table:style-name="ro1">
          <table:table-cell office:value-type="string">
            <text:p>http://ruian.linked.opendata.cz/resource/obce/517844</text:p>
          </table:table-cell>
          <table:table-cell office:value-type="string">
            <text:p>Soběchleby</text:p>
          </table:table-cell>
        </table:table-row>
        <table:table-row table:style-name="ro1">
          <table:table-cell office:value-type="string">
            <text:p>http://ruian.linked.opendata.cz/resource/obce/530638</text:p>
          </table:table-cell>
          <table:table-cell office:value-type="string">
            <text:p>Soběhrdy</text:p>
          </table:table-cell>
        </table:table-row>
        <table:table-row table:style-name="ro1">
          <table:table-cell office:value-type="string">
            <text:p>http://ruian.linked.opendata.cz/resource/obce/558346</text:p>
          </table:table-cell>
          <table:table-cell office:value-type="string">
            <text:p>Soběkury</text:p>
          </table:table-cell>
        </table:table-row>
        <table:table-row table:style-name="ro1">
          <table:table-cell office:value-type="string">
            <text:p>http://ruian.linked.opendata.cz/resource/obce/545805</text:p>
          </table:table-cell>
          <table:table-cell office:value-type="string">
            <text:p>Soběnov</text:p>
          </table:table-cell>
        </table:table-row>
        <table:table-row table:style-name="ro1">
          <table:table-cell office:value-type="string">
            <text:p>http://ruian.linked.opendata.cz/resource/obce/573361</text:p>
          </table:table-cell>
          <table:table-cell office:value-type="string">
            <text:p>Soběraz</text:p>
          </table:table-cell>
        </table:table-row>
        <table:table-row table:style-name="ro1">
          <table:table-cell office:value-type="string">
            <text:p>http://ruian.linked.opendata.cz/resource/obce/557099</text:p>
          </table:table-cell>
          <table:table-cell office:value-type="string">
            <text:p>Soběšice</text:p>
          </table:table-cell>
        </table:table-row>
        <table:table-row table:style-name="ro1">
          <table:table-cell office:value-type="string">
            <text:p>http://ruian.linked.opendata.cz/resource/obce/534293</text:p>
          </table:table-cell>
          <table:table-cell office:value-type="string">
            <text:p>Soběšín</text:p>
          </table:table-cell>
        </table:table-row>
        <table:table-row table:style-name="ro1">
          <table:table-cell office:value-type="string">
            <text:p>http://ruian.linked.opendata.cz/resource/obce/553131</text:p>
          </table:table-cell>
          <table:table-cell office:value-type="string">
            <text:p>Soběslav</text:p>
          </table:table-cell>
        </table:table-row>
        <table:table-row table:style-name="ro1">
          <table:table-cell office:value-type="string">
            <text:p>http://ruian.linked.opendata.cz/resource/obce/564401</text:p>
          </table:table-cell>
          <table:table-cell office:value-type="string">
            <text:p>Soběslavice</text:p>
          </table:table-cell>
        </table:table-row>
        <table:table-row table:style-name="ro1">
          <table:table-cell office:value-type="string">
            <text:p>http://ruian.linked.opendata.cz/resource/obce/568791</text:p>
          </table:table-cell>
          <table:table-cell office:value-type="string">
            <text:p>Soběšovice</text:p>
          </table:table-cell>
        </table:table-row>
        <table:table-row table:style-name="ro1">
          <table:table-cell office:value-type="string">
            <text:p>http://ruian.linked.opendata.cz/resource/obce/589004</text:p>
          </table:table-cell>
          <table:table-cell office:value-type="string">
            <text:p>Soběsuky</text:p>
          </table:table-cell>
        </table:table-row>
        <table:table-row table:style-name="ro1">
          <table:table-cell office:value-type="string">
            <text:p>http://ruian.linked.opendata.cz/resource/obce/572276</text:p>
          </table:table-cell>
          <table:table-cell office:value-type="string">
            <text:p>Sobětuchy</text:p>
          </table:table-cell>
        </table:table-row>
        <table:table-row table:style-name="ro1">
          <table:table-cell office:value-type="string">
            <text:p>http://ruian.linked.opendata.cz/resource/obce/569518</text:p>
          </table:table-cell>
          <table:table-cell office:value-type="string">
            <text:p>Sobíňov</text:p>
          </table:table-cell>
        </table:table-row>
        <table:table-row table:style-name="ro1">
          <table:table-cell office:value-type="string">
            <text:p>http://ruian.linked.opendata.cz/resource/obce/517836</text:p>
          </table:table-cell>
          <table:table-cell office:value-type="string">
            <text:p>Sobíšky</text:p>
          </table:table-cell>
        </table:table-row>
        <table:table-row table:style-name="ro1">
          <table:table-cell office:value-type="string">
            <text:p>http://ruian.linked.opendata.cz/resource/obce/547964</text:p>
          </table:table-cell>
          <table:table-cell office:value-type="string">
            <text:p>Sobkovice</text:p>
          </table:table-cell>
        </table:table-row>
        <table:table-row table:style-name="ro1">
          <table:table-cell office:value-type="string">
            <text:p>http://ruian.linked.opendata.cz/resource/obce/540986</text:p>
          </table:table-cell>
          <table:table-cell office:value-type="string">
            <text:p>Sobotín</text:p>
          </table:table-cell>
        </table:table-row>
        <table:table-row table:style-name="ro1">
          <table:table-cell office:value-type="string">
            <text:p>http://ruian.linked.opendata.cz/resource/obce/573493</text:p>
          </table:table-cell>
          <table:table-cell office:value-type="string">
            <text:p>Sobotka</text:p>
          </table:table-cell>
        </table:table-row>
        <table:table-row table:style-name="ro1">
          <table:table-cell office:value-type="string">
            <text:p>http://ruian.linked.opendata.cz/resource/obce/583880</text:p>
          </table:table-cell>
          <table:table-cell office:value-type="string">
            <text:p>Sobotovice</text:p>
          </table:table-cell>
        </table:table-row>
        <table:table-row table:style-name="ro1">
          <table:table-cell office:value-type="string">
            <text:p>http://ruian.linked.opendata.cz/resource/obce/586552</text:p>
          </table:table-cell>
          <table:table-cell office:value-type="string">
            <text:p>Sobůlky</text:p>
          </table:table-cell>
        </table:table-row>
        <table:table-row table:style-name="ro1">
          <table:table-cell office:value-type="string">
            <text:p>http://ruian.linked.opendata.cz/resource/obce/536661</text:p>
          </table:table-cell>
          <table:table-cell office:value-type="string">
            <text:p>Sojovice</text:p>
          </table:table-cell>
        </table:table-row>
        <table:table-row table:style-name="ro1">
          <table:table-cell office:value-type="string">
            <text:p>http://ruian.linked.opendata.cz/resource/obce/537811</text:p>
          </table:table-cell>
          <table:table-cell office:value-type="string">
            <text:p>Sokoleč</text:p>
          </table:table-cell>
        </table:table-row>
        <table:table-row table:style-name="ro1">
          <table:table-cell office:value-type="string">
            <text:p>http://ruian.linked.opendata.cz/resource/obce/583898</text:p>
          </table:table-cell>
          <table:table-cell office:value-type="string">
            <text:p>Sokolnice</text:p>
          </table:table-cell>
        </table:table-row>
        <table:table-row table:style-name="ro1">
          <table:table-cell office:value-type="string">
            <text:p>http://ruian.linked.opendata.cz/resource/obce/560286</text:p>
          </table:table-cell>
          <table:table-cell office:value-type="string">
            <text:p>Sokolov</text:p>
          </table:table-cell>
        </table:table-row>
        <table:table-row table:style-name="ro1">
          <table:table-cell office:value-type="string">
            <text:p>http://ruian.linked.opendata.cz/resource/obce/541320</text:p>
          </table:table-cell>
          <table:table-cell office:value-type="string">
            <text:p>Solenice</text:p>
          </table:table-cell>
        </table:table-row>
        <table:table-row table:style-name="ro1">
          <table:table-cell office:value-type="string">
            <text:p>http://ruian.linked.opendata.cz/resource/obce/576808</text:p>
          </table:table-cell>
          <table:table-cell office:value-type="string">
            <text:p>Solnice</text:p>
          </table:table-cell>
        </table:table-row>
        <table:table-row table:style-name="ro1">
          <table:table-cell office:value-type="string">
            <text:p>http://ruian.linked.opendata.cz/resource/obce/574511</text:p>
          </table:table-cell>
          <table:table-cell office:value-type="string">
            <text:p>Šonov</text:p>
          </table:table-cell>
        </table:table-row>
        <table:table-row table:style-name="ro1">
          <table:table-cell office:value-type="string">
            <text:p>http://ruian.linked.opendata.cz/resource/obce/580961</text:p>
          </table:table-cell>
          <table:table-cell office:value-type="string">
            <text:p>Sopotnice</text:p>
          </table:table-cell>
        </table:table-row>
        <table:table-row table:style-name="ro1">
          <table:table-cell office:value-type="string">
            <text:p>http://ruian.linked.opendata.cz/resource/obce/575666</text:p>
          </table:table-cell>
          <table:table-cell office:value-type="string">
            <text:p>Sopřeč</text:p>
          </table:table-cell>
        </table:table-row>
        <table:table-row table:style-name="ro1">
          <table:table-cell office:value-type="string">
            <text:p>http://ruian.linked.opendata.cz/resource/obce/562076</text:p>
          </table:table-cell>
          <table:table-cell office:value-type="string">
            <text:p>Sosnová</text:p>
          </table:table-cell>
        </table:table-row>
        <table:table-row table:style-name="ro1">
          <table:table-cell office:value-type="string">
            <text:p>http://ruian.linked.opendata.cz/resource/obce/597821</text:p>
          </table:table-cell>
          <table:table-cell office:value-type="string">
            <text:p>Sosnová</text:p>
          </table:table-cell>
        </table:table-row>
        <table:table-row table:style-name="ro1">
          <table:table-cell office:value-type="string">
            <text:p>http://ruian.linked.opendata.cz/resource/obce/582484</text:p>
          </table:table-cell>
          <table:table-cell office:value-type="string">
            <text:p>Šošůvka</text:p>
          </table:table-cell>
        </table:table-row>
        <table:table-row table:style-name="ro1">
          <table:table-cell office:value-type="string">
            <text:p>http://ruian.linked.opendata.cz/resource/obce/531065</text:p>
          </table:table-cell>
          <table:table-cell office:value-type="string">
            <text:p>Souňov</text:p>
          </table:table-cell>
        </table:table-row>
        <table:table-row table:style-name="ro1">
          <table:table-cell office:value-type="string">
            <text:p>http://ruian.linked.opendata.cz/resource/obce/551759</text:p>
          </table:table-cell>
          <table:table-cell office:value-type="string">
            <text:p>Sousedovice</text:p>
          </table:table-cell>
        </table:table-row>
        <table:table-row table:style-name="ro1">
          <table:table-cell office:value-type="string">
            <text:p>http://ruian.linked.opendata.cz/resource/obce/599387</text:p>
          </table:table-cell>
          <table:table-cell office:value-type="string">
            <text:p>Soutice</text:p>
          </table:table-cell>
        </table:table-row>
        <table:table-row table:style-name="ro1">
          <table:table-cell office:value-type="string">
            <text:p>http://ruian.linked.opendata.cz/resource/obce/570907</text:p>
          </table:table-cell>
          <table:table-cell office:value-type="string">
            <text:p>Sovětice</text:p>
          </table:table-cell>
        </table:table-row>
        <table:table-row table:style-name="ro1">
          <table:table-cell office:value-type="string">
            <text:p>http://ruian.linked.opendata.cz/resource/obce/565539</text:p>
          </table:table-cell>
          <table:table-cell office:value-type="string">
            <text:p>Sovínky</text:p>
          </table:table-cell>
        </table:table-row>
        <table:table-row table:style-name="ro1">
          <table:table-cell office:value-type="string">
            <text:p>http://ruian.linked.opendata.cz/resource/obce/573027</text:p>
          </table:table-cell>
          <table:table-cell office:value-type="string">
            <text:p>Sovolusky</text:p>
          </table:table-cell>
        </table:table-row>
        <table:table-row table:style-name="ro1">
          <table:table-cell office:value-type="string">
            <text:p>http://ruian.linked.opendata.cz/resource/obce/558362</text:p>
          </table:table-cell>
          <table:table-cell office:value-type="string">
            <text:p>Spálené Poříčí</text:p>
          </table:table-cell>
        </table:table-row>
        <table:table-row table:style-name="ro1">
          <table:table-cell office:value-type="string">
            <text:p>http://ruian.linked.opendata.cz/resource/obce/599867</text:p>
          </table:table-cell>
          <table:table-cell office:value-type="string">
            <text:p>Spálov</text:p>
          </table:table-cell>
        </table:table-row>
        <table:table-row table:style-name="ro1">
          <table:table-cell office:value-type="string">
            <text:p>http://ruian.linked.opendata.cz/resource/obce/554251</text:p>
          </table:table-cell>
          <table:table-cell office:value-type="string">
            <text:p>Spáňov</text:p>
          </table:table-cell>
        </table:table-row>
        <table:table-row table:style-name="ro1">
          <table:table-cell office:value-type="string">
            <text:p>http://ruian.linked.opendata.cz/resource/obce/596795</text:p>
          </table:table-cell>
          <table:table-cell office:value-type="string">
            <text:p>Spělkov</text:p>
          </table:table-cell>
        </table:table-row>
        <table:table-row table:style-name="ro1">
          <table:table-cell office:value-type="string">
            <text:p>http://ruian.linked.opendata.cz/resource/obce/556963</text:p>
          </table:table-cell>
          <table:table-cell office:value-type="string">
            <text:p>Spešov</text:p>
          </table:table-cell>
        </table:table-row>
        <table:table-row table:style-name="ro1">
          <table:table-cell office:value-type="string">
            <text:p>http://ruian.linked.opendata.cz/resource/obce/570061</text:p>
          </table:table-cell>
          <table:table-cell office:value-type="string">
            <text:p>Špičky</text:p>
          </table:table-cell>
        </table:table-row>
        <table:table-row table:style-name="ro1">
          <table:table-cell office:value-type="string">
            <text:p>http://ruian.linked.opendata.cz/resource/obce/579742</text:p>
          </table:table-cell>
          <table:table-cell office:value-type="string">
            <text:p>Špindlerův Mlýn</text:p>
          </table:table-cell>
        </table:table-row>
        <table:table-row table:style-name="ro1">
          <table:table-cell office:value-type="string">
            <text:p>http://ruian.linked.opendata.cz/resource/obce/574198</text:p>
          </table:table-cell>
          <table:table-cell office:value-type="string">
            <text:p>Spojil</text:p>
          </table:table-cell>
        </table:table-row>
        <table:table-row table:style-name="ro1">
          <table:table-cell office:value-type="string">
            <text:p>http://ruian.linked.opendata.cz/resource/obce/535192</text:p>
          </table:table-cell>
          <table:table-cell office:value-type="string">
            <text:p>Spomyšl</text:p>
          </table:table-cell>
        </table:table-row>
        <table:table-row table:style-name="ro1">
          <table:table-cell office:value-type="string">
            <text:p>http://ruian.linked.opendata.cz/resource/obce/563340</text:p>
          </table:table-cell>
          <table:table-cell office:value-type="string">
            <text:p>Spořice</text:p>
          </table:table-cell>
        </table:table-row>
        <table:table-row table:style-name="ro1">
          <table:table-cell office:value-type="string">
            <text:p>http://ruian.linked.opendata.cz/resource/obce/585793</text:p>
          </table:table-cell>
          <table:table-cell office:value-type="string">
            <text:p>Spytihněv</text:p>
          </table:table-cell>
        </table:table-row>
        <table:table-row table:style-name="ro1">
          <table:table-cell office:value-type="string">
            <text:p>http://ruian.linked.opendata.cz/resource/obce/590045</text:p>
          </table:table-cell>
          <table:table-cell office:value-type="string">
            <text:p>Srbce</text:p>
          </table:table-cell>
        </table:table-row>
        <table:table-row table:style-name="ro1">
          <table:table-cell office:value-type="string">
            <text:p>http://ruian.linked.opendata.cz/resource/obce/542431</text:p>
          </table:table-cell>
          <table:table-cell office:value-type="string">
            <text:p>Srbeč</text:p>
          </table:table-cell>
        </table:table-row>
        <table:table-row table:style-name="ro1">
          <table:table-cell office:value-type="string">
            <text:p>http://ruian.linked.opendata.cz/resource/obce/567833</text:p>
          </table:table-cell>
          <table:table-cell office:value-type="string">
            <text:p>Srbice</text:p>
          </table:table-cell>
        </table:table-row>
        <table:table-row table:style-name="ro1">
          <table:table-cell office:value-type="string">
            <text:p>http://ruian.linked.opendata.cz/resource/obce/554260</text:p>
          </table:table-cell>
          <table:table-cell office:value-type="string">
            <text:p>Srbice</text:p>
          </table:table-cell>
        </table:table-row>
        <table:table-row table:style-name="ro1">
          <table:table-cell office:value-type="string">
            <text:p>http://ruian.linked.opendata.cz/resource/obce/546348</text:p>
          </table:table-cell>
          <table:table-cell office:value-type="string">
            <text:p>Srbská Kamenice</text:p>
          </table:table-cell>
        </table:table-row>
        <table:table-row table:style-name="ro1">
          <table:table-cell office:value-type="string">
            <text:p>http://ruian.linked.opendata.cz/resource/obce/531758</text:p>
          </table:table-cell>
          <table:table-cell office:value-type="string">
            <text:p>Srbsko</text:p>
          </table:table-cell>
        </table:table-row>
        <table:table-row table:style-name="ro1">
          <table:table-cell office:value-type="string">
            <text:p>http://ruian.linked.opendata.cz/resource/obce/540676</text:p>
          </table:table-cell>
          <table:table-cell office:value-type="string">
            <text:p>Srby</text:p>
          </table:table-cell>
        </table:table-row>
        <table:table-row table:style-name="ro1">
          <table:table-cell office:value-type="string">
            <text:p>http://ruian.linked.opendata.cz/resource/obce/554278</text:p>
          </table:table-cell>
          <table:table-cell office:value-type="string">
            <text:p>Srby</text:p>
          </table:table-cell>
        </table:table-row>
        <table:table-row table:style-name="ro1">
          <table:table-cell office:value-type="string">
            <text:p>http://ruian.linked.opendata.cz/resource/obce/575682</text:p>
          </table:table-cell>
          <table:table-cell office:value-type="string">
            <text:p>Srch</text:p>
          </table:table-cell>
        </table:table-row>
        <table:table-row table:style-name="ro1">
          <table:table-cell office:value-type="string">
            <text:p>http://ruian.linked.opendata.cz/resource/obce/557111</text:p>
          </table:table-cell>
          <table:table-cell office:value-type="string">
            <text:p>Srní</text:p>
          </table:table-cell>
        </table:table-row>
        <table:table-row table:style-name="ro1">
          <table:table-cell office:value-type="string">
            <text:p>http://ruian.linked.opendata.cz/resource/obce/536245</text:p>
          </table:table-cell>
          <table:table-cell office:value-type="string">
            <text:p>Srnín</text:p>
          </table:table-cell>
        </table:table-row>
        <table:table-row table:style-name="ro1">
          <table:table-cell office:value-type="string">
            <text:p>http://ruian.linked.opendata.cz/resource/obce/553719</text:p>
          </table:table-cell>
          <table:table-cell office:value-type="string">
            <text:p>Srnojedy</text:p>
          </table:table-cell>
        </table:table-row>
        <table:table-row table:style-name="ro1">
          <table:table-cell office:value-type="string">
            <text:p>http://ruian.linked.opendata.cz/resource/obce/545066</text:p>
          </table:table-cell>
          <table:table-cell office:value-type="string">
            <text:p>Srubec</text:p>
          </table:table-cell>
        </table:table-row>
        <table:table-row table:style-name="ro1">
          <table:table-cell office:value-type="string">
            <text:p>http://ruian.linked.opendata.cz/resource/obce/580970</text:p>
          </table:table-cell>
          <table:table-cell office:value-type="string">
            <text:p>Sruby</text:p>
          </table:table-cell>
        </table:table-row>
        <table:table-row table:style-name="ro1">
          <table:table-cell office:value-type="string">
            <text:p>http://ruian.linked.opendata.cz/resource/obce/568333</text:p>
          </table:table-cell>
          <table:table-cell office:value-type="string">
            <text:p>Štáblovice</text:p>
          </table:table-cell>
        </table:table-row>
        <table:table-row table:style-name="ro1">
          <table:table-cell office:value-type="string">
            <text:p>http://ruian.linked.opendata.cz/resource/obce/550515</text:p>
          </table:table-cell>
          <table:table-cell office:value-type="string">
            <text:p>Stachy</text:p>
          </table:table-cell>
        </table:table-row>
        <table:table-row table:style-name="ro1">
          <table:table-cell office:value-type="string">
            <text:p>http://ruian.linked.opendata.cz/resource/obce/553140</text:p>
          </table:table-cell>
          <table:table-cell office:value-type="string">
            <text:p>Stádlec</text:p>
          </table:table-cell>
        </table:table-row>
        <table:table-row table:style-name="ro1">
          <table:table-cell office:value-type="string">
            <text:p>http://ruian.linked.opendata.cz/resource/obce/558427</text:p>
          </table:table-cell>
          <table:table-cell office:value-type="string">
            <text:p>Šťáhlavy</text:p>
          </table:table-cell>
        </table:table-row>
        <table:table-row table:style-name="ro1">
          <table:table-cell office:value-type="string">
            <text:p>http://ruian.linked.opendata.cz/resource/obce/587915</text:p>
          </table:table-cell>
          <table:table-cell office:value-type="string">
            <text:p>Stáj</text:p>
          </table:table-cell>
        </table:table-row>
        <table:table-row table:style-name="ro1">
          <table:table-cell office:value-type="string">
            <text:p>http://ruian.linked.opendata.cz/resource/obce/594792</text:p>
          </table:table-cell>
          <table:table-cell office:value-type="string">
            <text:p>Stálky</text:p>
          </table:table-cell>
        </table:table-row>
        <table:table-row table:style-name="ro1">
          <table:table-cell office:value-type="string">
            <text:p>http://ruian.linked.opendata.cz/resource/obce/554294</text:p>
          </table:table-cell>
          <table:table-cell office:value-type="string">
            <text:p>Staňkov</text:p>
          </table:table-cell>
        </table:table-row>
        <table:table-row table:style-name="ro1">
          <table:table-cell office:value-type="string">
            <text:p>http://ruian.linked.opendata.cz/resource/obce/562378</text:p>
          </table:table-cell>
          <table:table-cell office:value-type="string">
            <text:p>Staňkov</text:p>
          </table:table-cell>
        </table:table-row>
        <table:table-row table:style-name="ro1">
          <table:table-cell office:value-type="string">
            <text:p>http://ruian.linked.opendata.cz/resource/obce/543128</text:p>
          </table:table-cell>
          <table:table-cell office:value-type="string">
            <text:p>Staňkovice</text:p>
          </table:table-cell>
        </table:table-row>
        <table:table-row table:style-name="ro1">
          <table:table-cell office:value-type="string">
            <text:p>http://ruian.linked.opendata.cz/resource/obce/534412</text:p>
          </table:table-cell>
          <table:table-cell office:value-type="string">
            <text:p>Staňkovice</text:p>
          </table:table-cell>
        </table:table-row>
        <table:table-row table:style-name="ro1">
          <table:table-cell office:value-type="string">
            <text:p>http://ruian.linked.opendata.cz/resource/obce/546828</text:p>
          </table:table-cell>
          <table:table-cell office:value-type="string">
            <text:p>Staňkovice</text:p>
          </table:table-cell>
        </table:table-row>
        <table:table-row table:style-name="ro1">
          <table:table-cell office:value-type="string">
            <text:p>http://ruian.linked.opendata.cz/resource/obce/555550</text:p>
          </table:table-cell>
          <table:table-cell office:value-type="string">
            <text:p>Stanovice</text:p>
          </table:table-cell>
        </table:table-row>
        <table:table-row table:style-name="ro1">
          <table:table-cell office:value-type="string">
            <text:p>http://ruian.linked.opendata.cz/resource/obce/548812</text:p>
          </table:table-cell>
          <table:table-cell office:value-type="string">
            <text:p>Stanovice</text:p>
          </table:table-cell>
        </table:table-row>
        <table:table-row table:style-name="ro1">
          <table:table-cell office:value-type="string">
            <text:p>http://ruian.linked.opendata.cz/resource/obce/583901</text:p>
          </table:table-cell>
          <table:table-cell office:value-type="string">
            <text:p>Stanoviště</text:p>
          </table:table-cell>
        </table:table-row>
        <table:table-row table:style-name="ro1">
          <table:table-cell office:value-type="string">
            <text:p>http://ruian.linked.opendata.cz/resource/obce/541036</text:p>
          </table:table-cell>
          <table:table-cell office:value-type="string">
            <text:p>Stará Červená Voda</text:p>
          </table:table-cell>
        </table:table-row>
        <table:table-row table:style-name="ro1">
          <table:table-cell office:value-type="string">
            <text:p>http://ruian.linked.opendata.cz/resource/obce/541338</text:p>
          </table:table-cell>
          <table:table-cell office:value-type="string">
            <text:p>Stará Huť</text:p>
          </table:table-cell>
        </table:table-row>
        <table:table-row table:style-name="ro1">
          <table:table-cell office:value-type="string">
            <text:p>http://ruian.linked.opendata.cz/resource/obce/537837</text:p>
          </table:table-cell>
          <table:table-cell office:value-type="string">
            <text:p>Stará Lysá</text:p>
          </table:table-cell>
        </table:table-row>
        <table:table-row table:style-name="ro1">
          <table:table-cell office:value-type="string">
            <text:p>http://ruian.linked.opendata.cz/resource/obce/573507</text:p>
          </table:table-cell>
          <table:table-cell office:value-type="string">
            <text:p>Stará Paka</text:p>
          </table:table-cell>
        </table:table-row>
        <table:table-row table:style-name="ro1">
          <table:table-cell office:value-type="string">
            <text:p>http://ruian.linked.opendata.cz/resource/obce/587923</text:p>
          </table:table-cell>
          <table:table-cell office:value-type="string">
            <text:p>Stará Říše</text:p>
          </table:table-cell>
        </table:table-row>
        <table:table-row table:style-name="ro1">
          <table:table-cell office:value-type="string">
            <text:p>http://ruian.linked.opendata.cz/resource/obce/517887</text:p>
          </table:table-cell>
          <table:table-cell office:value-type="string">
            <text:p>Stará Ves</text:p>
          </table:table-cell>
        </table:table-row>
        <table:table-row table:style-name="ro1">
          <table:table-cell office:value-type="string">
            <text:p>http://ruian.linked.opendata.cz/resource/obce/551911</text:p>
          </table:table-cell>
          <table:table-cell office:value-type="string">
            <text:p>Stará Ves</text:p>
          </table:table-cell>
        </table:table-row>
        <table:table-row table:style-name="ro1">
          <table:table-cell office:value-type="string">
            <text:p>http://ruian.linked.opendata.cz/resource/obce/598739</text:p>
          </table:table-cell>
          <table:table-cell office:value-type="string">
            <text:p>Stará Ves nad Ondřejnicí</text:p>
          </table:table-cell>
        </table:table-row>
        <table:table-row table:style-name="ro1">
          <table:table-cell office:value-type="string">
            <text:p>http://ruian.linked.opendata.cz/resource/obce/539112</text:p>
          </table:table-cell>
          <table:table-cell office:value-type="string">
            <text:p>Stará Voda</text:p>
          </table:table-cell>
        </table:table-row>
        <table:table-row table:style-name="ro1">
          <table:table-cell office:value-type="string">
            <text:p>http://ruian.linked.opendata.cz/resource/obce/570915</text:p>
          </table:table-cell>
          <table:table-cell office:value-type="string">
            <text:p>Stará Voda</text:p>
          </table:table-cell>
        </table:table-row>
        <table:table-row table:style-name="ro1">
          <table:table-cell office:value-type="string">
            <text:p>http://ruian.linked.opendata.cz/resource/obce/561843</text:p>
          </table:table-cell>
          <table:table-cell office:value-type="string">
            <text:p>Staré Bříště</text:p>
          </table:table-cell>
        </table:table-row>
        <table:table-row table:style-name="ro1">
          <table:table-cell office:value-type="string">
            <text:p>http://ruian.linked.opendata.cz/resource/obce/579661</text:p>
          </table:table-cell>
          <table:table-cell office:value-type="string">
            <text:p>Staré Buky</text:p>
          </table:table-cell>
        </table:table-row>
        <table:table-row table:style-name="ro1">
          <table:table-cell office:value-type="string">
            <text:p>http://ruian.linked.opendata.cz/resource/obce/598747</text:p>
          </table:table-cell>
          <table:table-cell office:value-type="string">
            <text:p>Staré Hamry</text:p>
          </table:table-cell>
        </table:table-row>
        <table:table-row table:style-name="ro1">
          <table:table-cell office:value-type="string">
            <text:p>http://ruian.linked.opendata.cz/resource/obce/551813</text:p>
          </table:table-cell>
          <table:table-cell office:value-type="string">
            <text:p>Staré Heřminovy</text:p>
          </table:table-cell>
        </table:table-row>
        <table:table-row table:style-name="ro1">
          <table:table-cell office:value-type="string">
            <text:p>http://ruian.linked.opendata.cz/resource/obce/547204</text:p>
          </table:table-cell>
          <table:table-cell office:value-type="string">
            <text:p>Staré Hobzí</text:p>
          </table:table-cell>
        </table:table-row>
        <table:table-row table:style-name="ro1">
          <table:table-cell office:value-type="string">
            <text:p>http://ruian.linked.opendata.cz/resource/obce/545074</text:p>
          </table:table-cell>
          <table:table-cell office:value-type="string">
            <text:p>Staré Hodějovice</text:p>
          </table:table-cell>
        </table:table-row>
        <table:table-row table:style-name="ro1">
          <table:table-cell office:value-type="string">
            <text:p>http://ruian.linked.opendata.cz/resource/obce/575704</text:p>
          </table:table-cell>
          <table:table-cell office:value-type="string">
            <text:p>Staré Hradiště</text:p>
          </table:table-cell>
        </table:table-row>
        <table:table-row table:style-name="ro1">
          <table:table-cell office:value-type="string">
            <text:p>http://ruian.linked.opendata.cz/resource/obce/530735</text:p>
          </table:table-cell>
          <table:table-cell office:value-type="string">
            <text:p>Staré Hrady</text:p>
          </table:table-cell>
        </table:table-row>
        <table:table-row table:style-name="ro1">
          <table:table-cell office:value-type="string">
            <text:p>http://ruian.linked.opendata.cz/resource/obce/592587</text:p>
          </table:table-cell>
          <table:table-cell office:value-type="string">
            <text:p>Staré Hutě</text:p>
          </table:table-cell>
        </table:table-row>
        <table:table-row table:style-name="ro1">
          <table:table-cell office:value-type="string">
            <text:p>http://ruian.linked.opendata.cz/resource/obce/575712</text:p>
          </table:table-cell>
          <table:table-cell office:value-type="string">
            <text:p>Staré Jesenčany</text:p>
          </table:table-cell>
        </table:table-row>
        <table:table-row table:style-name="ro1">
          <table:table-cell office:value-type="string">
            <text:p>http://ruian.linked.opendata.cz/resource/obce/562823</text:p>
          </table:table-cell>
          <table:table-cell office:value-type="string">
            <text:p>Staré Křečany</text:p>
          </table:table-cell>
        </table:table-row>
        <table:table-row table:style-name="ro1">
          <table:table-cell office:value-type="string">
            <text:p>http://ruian.linked.opendata.cz/resource/obce/541079</text:p>
          </table:table-cell>
          <table:table-cell office:value-type="string">
            <text:p>Staré Město</text:p>
          </table:table-cell>
        </table:table-row>
        <table:table-row table:style-name="ro1">
          <table:table-cell office:value-type="string">
            <text:p>http://ruian.linked.opendata.cz/resource/obce/552551</text:p>
          </table:table-cell>
          <table:table-cell office:value-type="string">
            <text:p>Staré Město</text:p>
          </table:table-cell>
        </table:table-row>
        <table:table-row table:style-name="ro1">
          <table:table-cell office:value-type="string">
            <text:p>http://ruian.linked.opendata.cz/resource/obce/550752</text:p>
          </table:table-cell>
          <table:table-cell office:value-type="string">
            <text:p>Staré Město</text:p>
          </table:table-cell>
        </table:table-row>
        <table:table-row table:style-name="ro1">
          <table:table-cell office:value-type="string">
            <text:p>http://ruian.linked.opendata.cz/resource/obce/551767</text:p>
          </table:table-cell>
          <table:table-cell office:value-type="string">
            <text:p>Staré Město</text:p>
          </table:table-cell>
        </table:table-row>
        <table:table-row table:style-name="ro1">
          <table:table-cell office:value-type="string">
            <text:p>http://ruian.linked.opendata.cz/resource/obce/578789</text:p>
          </table:table-cell>
          <table:table-cell office:value-type="string">
            <text:p>Staré Město</text:p>
          </table:table-cell>
        </table:table-row>
        <table:table-row table:style-name="ro1">
          <table:table-cell office:value-type="string">
            <text:p>http://ruian.linked.opendata.cz/resource/obce/547212</text:p>
          </table:table-cell>
          <table:table-cell office:value-type="string">
            <text:p>Staré Město pod Landštejnem</text:p>
          </table:table-cell>
        </table:table-row>
        <table:table-row table:style-name="ro1">
          <table:table-cell office:value-type="string">
            <text:p>http://ruian.linked.opendata.cz/resource/obce/549096</text:p>
          </table:table-cell>
          <table:table-cell office:value-type="string">
            <text:p>Staré Místo</text:p>
          </table:table-cell>
        </table:table-row>
        <table:table-row table:style-name="ro1">
          <table:table-cell office:value-type="string">
            <text:p>http://ruian.linked.opendata.cz/resource/obce/561185</text:p>
          </table:table-cell>
          <table:table-cell office:value-type="string">
            <text:p>Staré Sedliště</text:p>
          </table:table-cell>
        </table:table-row>
        <table:table-row table:style-name="ro1">
          <table:table-cell office:value-type="string">
            <text:p>http://ruian.linked.opendata.cz/resource/obce/560642</text:p>
          </table:table-cell>
          <table:table-cell office:value-type="string">
            <text:p>Staré Sedlo</text:p>
          </table:table-cell>
        </table:table-row>
        <table:table-row table:style-name="ro1">
          <table:table-cell office:value-type="string">
            <text:p>http://ruian.linked.opendata.cz/resource/obce/561193</text:p>
          </table:table-cell>
          <table:table-cell office:value-type="string">
            <text:p>Staré Sedlo</text:p>
          </table:table-cell>
        </table:table-row>
        <table:table-row table:style-name="ro1">
          <table:table-cell office:value-type="string">
            <text:p>http://ruian.linked.opendata.cz/resource/obce/573523</text:p>
          </table:table-cell>
          <table:table-cell office:value-type="string">
            <text:p>Staré Smrkovice</text:p>
          </table:table-cell>
        </table:table-row>
        <table:table-row table:style-name="ro1">
          <table:table-cell office:value-type="string">
            <text:p>http://ruian.linked.opendata.cz/resource/obce/568198</text:p>
          </table:table-cell>
          <table:table-cell office:value-type="string">
            <text:p>Staré Těchanovice</text:p>
          </table:table-cell>
        </table:table-row>
        <table:table-row table:style-name="ro1">
          <table:table-cell office:value-type="string">
            <text:p>http://ruian.linked.opendata.cz/resource/obce/575721</text:p>
          </table:table-cell>
          <table:table-cell office:value-type="string">
            <text:p>Staré Ždánice</text:p>
          </table:table-cell>
        </table:table-row>
        <table:table-row table:style-name="ro1">
          <table:table-cell office:value-type="string">
            <text:p>http://ruian.linked.opendata.cz/resource/obce/591742</text:p>
          </table:table-cell>
          <table:table-cell office:value-type="string">
            <text:p>Stařeč</text:p>
          </table:table-cell>
        </table:table-row>
        <table:table-row table:style-name="ro1">
          <table:table-cell office:value-type="string">
            <text:p>http://ruian.linked.opendata.cz/resource/obce/590053</text:p>
          </table:table-cell>
          <table:table-cell office:value-type="string">
            <text:p>Stařechovice</text:p>
          </table:table-cell>
        </table:table-row>
        <table:table-row table:style-name="ro1">
          <table:table-cell office:value-type="string">
            <text:p>http://ruian.linked.opendata.cz/resource/obce/552569</text:p>
          </table:table-cell>
          <table:table-cell office:value-type="string">
            <text:p>Staříč</text:p>
          </table:table-cell>
        </table:table-row>
        <table:table-row table:style-name="ro1">
          <table:table-cell office:value-type="string">
            <text:p>http://ruian.linked.opendata.cz/resource/obce/530875</text:p>
          </table:table-cell>
          <table:table-cell office:value-type="string">
            <text:p>Starkoč</text:p>
          </table:table-cell>
        </table:table-row>
        <table:table-row table:style-name="ro1">
          <table:table-cell office:value-type="string">
            <text:p>http://ruian.linked.opendata.cz/resource/obce/574465</text:p>
          </table:table-cell>
          <table:table-cell office:value-type="string">
            <text:p>Stárkov</text:p>
          </table:table-cell>
        </table:table-row>
        <table:table-row table:style-name="ro1">
          <table:table-cell office:value-type="string">
            <text:p>http://ruian.linked.opendata.cz/resource/obce/552011</text:p>
          </table:table-cell>
          <table:table-cell office:value-type="string">
            <text:p>Štarnov</text:p>
          </table:table-cell>
        </table:table-row>
        <table:table-row table:style-name="ro1">
          <table:table-cell office:value-type="string">
            <text:p>http://ruian.linked.opendata.cz/resource/obce/564583</text:p>
          </table:table-cell>
          <table:table-cell office:value-type="string">
            <text:p>Starosedlský Hrádek</text:p>
          </table:table-cell>
        </table:table-row>
        <table:table-row table:style-name="ro1">
          <table:table-cell office:value-type="string">
            <text:p>http://ruian.linked.opendata.cz/resource/obce/584894</text:p>
          </table:table-cell>
          <table:table-cell office:value-type="string">
            <text:p>Starovice</text:p>
          </table:table-cell>
        </table:table-row>
        <table:table-row table:style-name="ro1">
          <table:table-cell office:value-type="string">
            <text:p>http://ruian.linked.opendata.cz/resource/obce/584908</text:p>
          </table:table-cell>
          <table:table-cell office:value-type="string">
            <text:p>Starovičky</text:p>
          </table:table-cell>
        </table:table-row>
        <table:table-row table:style-name="ro1">
          <table:table-cell office:value-type="string">
            <text:p>http://ruian.linked.opendata.cz/resource/obce/573132</text:p>
          </table:table-cell>
          <table:table-cell office:value-type="string">
            <text:p>Starý Bydžov</text:p>
          </table:table-cell>
        </table:table-row>
        <table:table-row table:style-name="ro1">
          <table:table-cell office:value-type="string">
            <text:p>http://ruian.linked.opendata.cz/resource/obce/592609</text:p>
          </table:table-cell>
          <table:table-cell office:value-type="string">
            <text:p>Starý Hrozenkov</text:p>
          </table:table-cell>
        </table:table-row>
        <table:table-row table:style-name="ro1">
          <table:table-cell office:value-type="string">
            <text:p>http://ruian.linked.opendata.cz/resource/obce/599905</text:p>
          </table:table-cell>
          <table:table-cell office:value-type="string">
            <text:p>Starý Jičín</text:p>
          </table:table-cell>
        </table:table-row>
        <table:table-row table:style-name="ro1">
          <table:table-cell office:value-type="string">
            <text:p>http://ruian.linked.opendata.cz/resource/obce/533700</text:p>
          </table:table-cell>
          <table:table-cell office:value-type="string">
            <text:p>Starý Kolín</text:p>
          </table:table-cell>
        </table:table-row>
        <table:table-row table:style-name="ro1">
          <table:table-cell office:value-type="string">
            <text:p>http://ruian.linked.opendata.cz/resource/obce/575739</text:p>
          </table:table-cell>
          <table:table-cell office:value-type="string">
            <text:p>Starý Mateřov</text:p>
          </table:table-cell>
        </table:table-row>
        <table:table-row table:style-name="ro1">
          <table:table-cell office:value-type="string">
            <text:p>http://ruian.linked.opendata.cz/resource/obce/594806</text:p>
          </table:table-cell>
          <table:table-cell office:value-type="string">
            <text:p>Starý Petřín</text:p>
          </table:table-cell>
        </table:table-row>
        <table:table-row table:style-name="ro1">
          <table:table-cell office:value-type="string">
            <text:p>http://ruian.linked.opendata.cz/resource/obce/558371</text:p>
          </table:table-cell>
          <table:table-cell office:value-type="string">
            <text:p>Starý Plzenec</text:p>
          </table:table-cell>
        </table:table-row>
        <table:table-row table:style-name="ro1">
          <table:table-cell office:value-type="string">
            <text:p>http://ruian.linked.opendata.cz/resource/obce/586561</text:p>
          </table:table-cell>
          <table:table-cell office:value-type="string">
            <text:p>Starý Poddvorov</text:p>
          </table:table-cell>
        </table:table-row>
        <table:table-row table:style-name="ro1">
          <table:table-cell office:value-type="string">
            <text:p>http://ruian.linked.opendata.cz/resource/obce/545538</text:p>
          </table:table-cell>
          <table:table-cell office:value-type="string">
            <text:p>Starý Šachov</text:p>
          </table:table-cell>
        </table:table-row>
        <table:table-row table:style-name="ro1">
          <table:table-cell office:value-type="string">
            <text:p>http://ruian.linked.opendata.cz/resource/obce/534889</text:p>
          </table:table-cell>
          <table:table-cell office:value-type="string">
            <text:p>Starý Vestec</text:p>
          </table:table-cell>
        </table:table-row>
        <table:table-row table:style-name="ro1">
          <table:table-cell office:value-type="string">
            <text:p>http://ruian.linked.opendata.cz/resource/obce/531766</text:p>
          </table:table-cell>
          <table:table-cell office:value-type="string">
            <text:p>Stašov</text:p>
          </table:table-cell>
        </table:table-row>
        <table:table-row table:style-name="ro1">
          <table:table-cell office:value-type="string">
            <text:p>http://ruian.linked.opendata.cz/resource/obce/578801</text:p>
          </table:table-cell>
          <table:table-cell office:value-type="string">
            <text:p>Stašov</text:p>
          </table:table-cell>
        </table:table-row>
        <table:table-row table:style-name="ro1">
          <table:table-cell office:value-type="string">
            <text:p>http://ruian.linked.opendata.cz/resource/obce/539686</text:p>
          </table:table-cell>
          <table:table-cell office:value-type="string">
            <text:p>Statenice</text:p>
          </table:table-cell>
        </table:table-row>
        <table:table-row table:style-name="ro1">
          <table:table-cell office:value-type="string">
            <text:p>http://ruian.linked.opendata.cz/resource/obce/570281</text:p>
          </table:table-cell>
          <table:table-cell office:value-type="string">
            <text:p>Stavenice</text:p>
          </table:table-cell>
        </table:table-row>
        <table:table-row table:style-name="ro1">
          <table:table-cell office:value-type="string">
            <text:p>http://ruian.linked.opendata.cz/resource/obce/586579</text:p>
          </table:table-cell>
          <table:table-cell office:value-type="string">
            <text:p>Stavěšice</text:p>
          </table:table-cell>
        </table:table-row>
        <table:table-row table:style-name="ro1">
          <table:table-cell office:value-type="string">
            <text:p>http://ruian.linked.opendata.cz/resource/obce/572934</text:p>
          </table:table-cell>
          <table:table-cell office:value-type="string">
            <text:p>Stéblová</text:p>
          </table:table-cell>
        </table:table-row>
        <table:table-row table:style-name="ro1">
          <table:table-cell office:value-type="string">
            <text:p>http://ruian.linked.opendata.cz/resource/obce/546925</text:p>
          </table:table-cell>
          <table:table-cell office:value-type="string">
            <text:p>Stebno</text:p>
          </table:table-cell>
        </table:table-row>
        <table:table-row table:style-name="ro1">
          <table:table-cell office:value-type="string">
            <text:p>http://ruian.linked.opendata.cz/resource/obce/510343</text:p>
          </table:table-cell>
          <table:table-cell office:value-type="string">
            <text:p>Stěbořice</text:p>
          </table:table-cell>
        </table:table-row>
        <table:table-row table:style-name="ro1">
          <table:table-cell office:value-type="string">
            <text:p>http://ruian.linked.opendata.cz/resource/obce/582492</text:p>
          </table:table-cell>
          <table:table-cell office:value-type="string">
            <text:p>Štěchov</text:p>
          </table:table-cell>
        </table:table-row>
        <table:table-row table:style-name="ro1">
          <table:table-cell office:value-type="string">
            <text:p>http://ruian.linked.opendata.cz/resource/obce/539732</text:p>
          </table:table-cell>
          <table:table-cell office:value-type="string">
            <text:p>Štěchovice</text:p>
          </table:table-cell>
        </table:table-row>
        <table:table-row table:style-name="ro1">
          <table:table-cell office:value-type="string">
            <text:p>http://ruian.linked.opendata.cz/resource/obce/536920</text:p>
          </table:table-cell>
          <table:table-cell office:value-type="string">
            <text:p>Štěchovice</text:p>
          </table:table-cell>
        </table:table-row>
        <table:table-row table:style-name="ro1">
          <table:table-cell office:value-type="string">
            <text:p>http://ruian.linked.opendata.cz/resource/obce/555622</text:p>
          </table:table-cell>
          <table:table-cell office:value-type="string">
            <text:p>Štědrá</text:p>
          </table:table-cell>
        </table:table-row>
        <table:table-row table:style-name="ro1">
          <table:table-cell office:value-type="string">
            <text:p>http://ruian.linked.opendata.cz/resource/obce/532851</text:p>
          </table:table-cell>
          <table:table-cell office:value-type="string">
            <text:p>Stehelčeves</text:p>
          </table:table-cell>
        </table:table-row>
        <table:table-row table:style-name="ro1">
          <table:table-cell office:value-type="string">
            <text:p>http://ruian.linked.opendata.cz/resource/obce/529885</text:p>
          </table:table-cell>
          <table:table-cell office:value-type="string">
            <text:p>Stehlovice</text:p>
          </table:table-cell>
        </table:table-row>
        <table:table-row table:style-name="ro1">
          <table:table-cell office:value-type="string">
            <text:p>http://ruian.linked.opendata.cz/resource/obce/551856</text:p>
          </table:table-cell>
          <table:table-cell office:value-type="string">
            <text:p>Štěkeň</text:p>
          </table:table-cell>
        </table:table-row>
        <table:table-row table:style-name="ro1">
          <table:table-cell office:value-type="string">
            <text:p>http://ruian.linked.opendata.cz/resource/obce/591815</text:p>
          </table:table-cell>
          <table:table-cell office:value-type="string">
            <text:p>Štěměchy</text:p>
          </table:table-cell>
        </table:table-row>
        <table:table-row table:style-name="ro1">
          <table:table-cell office:value-type="string">
            <text:p>http://ruian.linked.opendata.cz/resource/obce/558435</text:p>
          </table:table-cell>
          <table:table-cell office:value-type="string">
            <text:p>Štěnovice</text:p>
          </table:table-cell>
        </table:table-row>
        <table:table-row table:style-name="ro1">
          <table:table-cell office:value-type="string">
            <text:p>http://ruian.linked.opendata.cz/resource/obce/539741</text:p>
          </table:table-cell>
          <table:table-cell office:value-type="string">
            <text:p>Štěnovický Borek</text:p>
          </table:table-cell>
        </table:table-row>
        <table:table-row table:style-name="ro1">
          <table:table-cell office:value-type="string">
            <text:p>http://ruian.linked.opendata.cz/resource/obce/510483</text:p>
          </table:table-cell>
          <table:table-cell office:value-type="string">
            <text:p>Štěpánkovice</text:p>
          </table:table-cell>
        </table:table-row>
        <table:table-row table:style-name="ro1">
          <table:table-cell office:value-type="string">
            <text:p>http://ruian.linked.opendata.cz/resource/obce/505161</text:p>
          </table:table-cell>
          <table:table-cell office:value-type="string">
            <text:p>Štěpánov</text:p>
          </table:table-cell>
        </table:table-row>
        <table:table-row table:style-name="ro1">
          <table:table-cell office:value-type="string">
            <text:p>http://ruian.linked.opendata.cz/resource/obce/596884</text:p>
          </table:table-cell>
          <table:table-cell office:value-type="string">
            <text:p>Štěpánov nad Svratkou</text:p>
          </table:table-cell>
        </table:table-row>
        <table:table-row table:style-name="ro1">
          <table:table-cell office:value-type="string">
            <text:p>http://ruian.linked.opendata.cz/resource/obce/583961</text:p>
          </table:table-cell>
          <table:table-cell office:value-type="string">
            <text:p>Štěpánovice</text:p>
          </table:table-cell>
        </table:table-row>
        <table:table-row table:style-name="ro1">
          <table:table-cell office:value-type="string">
            <text:p>http://ruian.linked.opendata.cz/resource/obce/545139</text:p>
          </table:table-cell>
          <table:table-cell office:value-type="string">
            <text:p>Štěpánovice</text:p>
          </table:table-cell>
        </table:table-row>
        <table:table-row table:style-name="ro1">
          <table:table-cell office:value-type="string">
            <text:p>http://ruian.linked.opendata.cz/resource/obce/591823</text:p>
          </table:table-cell>
          <table:table-cell office:value-type="string">
            <text:p>Štěpkov</text:p>
          </table:table-cell>
        </table:table-row>
        <table:table-row table:style-name="ro1">
          <table:table-cell office:value-type="string">
            <text:p>http://ruian.linked.opendata.cz/resource/obce/505188</text:p>
          </table:table-cell>
          <table:table-cell office:value-type="string">
            <text:p>Šternberk</text:p>
          </table:table-cell>
        </table:table-row>
        <table:table-row table:style-name="ro1">
          <table:table-cell office:value-type="string">
            <text:p>http://ruian.linked.opendata.cz/resource/obce/565709</text:p>
          </table:table-cell>
          <table:table-cell office:value-type="string">
            <text:p>Štětí</text:p>
          </table:table-cell>
        </table:table-row>
        <table:table-row table:style-name="ro1">
          <table:table-cell office:value-type="string">
            <text:p>http://ruian.linked.opendata.cz/resource/obce/541419</text:p>
          </table:table-cell>
          <table:table-cell office:value-type="string">
            <text:p>Štětkovice</text:p>
          </table:table-cell>
        </table:table-row>
        <table:table-row table:style-name="ro1">
          <table:table-cell office:value-type="string">
            <text:p>http://ruian.linked.opendata.cz/resource/obce/570931</text:p>
          </table:table-cell>
          <table:table-cell office:value-type="string">
            <text:p>Stěžery</text:p>
          </table:table-cell>
        </table:table-row>
        <table:table-row table:style-name="ro1">
          <table:table-cell office:value-type="string">
            <text:p>http://ruian.linked.opendata.cz/resource/obce/566101</text:p>
          </table:table-cell>
          <table:table-cell office:value-type="string">
            <text:p>Štichov</text:p>
          </table:table-cell>
        </table:table-row>
        <table:table-row table:style-name="ro1">
          <table:table-cell office:value-type="string">
            <text:p>http://ruian.linked.opendata.cz/resource/obce/578797</text:p>
          </table:table-cell>
          <table:table-cell office:value-type="string">
            <text:p>Štichovice</text:p>
          </table:table-cell>
        </table:table-row>
        <table:table-row table:style-name="ro1">
          <table:table-cell office:value-type="string">
            <text:p>http://ruian.linked.opendata.cz/resource/obce/571644</text:p>
          </table:table-cell>
          <table:table-cell office:value-type="string">
            <text:p>Štíhlice</text:p>
          </table:table-cell>
        </table:table-row>
        <table:table-row table:style-name="ro1">
          <table:table-cell office:value-type="string">
            <text:p>http://ruian.linked.opendata.cz/resource/obce/590061</text:p>
          </table:table-cell>
          <table:table-cell office:value-type="string">
            <text:p>Stínava</text:p>
          </table:table-cell>
        </table:table-row>
        <table:table-row table:style-name="ro1">
          <table:table-cell office:value-type="string">
            <text:p>http://ruian.linked.opendata.cz/resource/obce/530930</text:p>
          </table:table-cell>
          <table:table-cell office:value-type="string">
            <text:p>Štipoklasy</text:p>
          </table:table-cell>
        </table:table-row>
        <table:table-row table:style-name="ro1">
          <table:table-cell office:value-type="string">
            <text:p>http://ruian.linked.opendata.cz/resource/obce/594890</text:p>
          </table:table-cell>
          <table:table-cell office:value-type="string">
            <text:p>Štítary</text:p>
          </table:table-cell>
        </table:table-row>
        <table:table-row table:style-name="ro1">
          <table:table-cell office:value-type="string">
            <text:p>http://ruian.linked.opendata.cz/resource/obce/510491</text:p>
          </table:table-cell>
          <table:table-cell office:value-type="string">
            <text:p>Štítina</text:p>
          </table:table-cell>
        </table:table-row>
        <table:table-row table:style-name="ro1">
          <table:table-cell office:value-type="string">
            <text:p>http://ruian.linked.opendata.cz/resource/obce/585831</text:p>
          </table:table-cell>
          <table:table-cell office:value-type="string">
            <text:p>Štítná nad Vláří-Popov</text:p>
          </table:table-cell>
        </table:table-row>
        <table:table-row table:style-name="ro1">
          <table:table-cell office:value-type="string">
            <text:p>http://ruian.linked.opendata.cz/resource/obce/579343</text:p>
          </table:table-cell>
          <table:table-cell office:value-type="string">
            <text:p>Štítov</text:p>
          </table:table-cell>
        </table:table-row>
        <table:table-row table:style-name="ro1">
          <table:table-cell office:value-type="string">
            <text:p>http://ruian.linked.opendata.cz/resource/obce/541168</text:p>
          </table:table-cell>
          <table:table-cell office:value-type="string">
            <text:p>Štíty</text:p>
          </table:table-cell>
        </table:table-row>
        <table:table-row table:style-name="ro1">
          <table:table-cell office:value-type="string">
            <text:p>http://ruian.linked.opendata.cz/resource/obce/532860</text:p>
          </table:table-cell>
          <table:table-cell office:value-type="string">
            <text:p>Stochov</text:p>
          </table:table-cell>
        </table:table-row>
        <table:table-row table:style-name="ro1">
          <table:table-cell office:value-type="string">
            <text:p>http://ruian.linked.opendata.cz/resource/obce/558389</text:p>
          </table:table-cell>
          <table:table-cell office:value-type="string">
            <text:p>Stod</text:p>
          </table:table-cell>
        </table:table-row>
        <table:table-row table:style-name="ro1">
          <table:table-cell office:value-type="string">
            <text:p>http://ruian.linked.opendata.cz/resource/obce/561452</text:p>
          </table:table-cell>
          <table:table-cell office:value-type="string">
            <text:p>Stojčín</text:p>
          </table:table-cell>
        </table:table-row>
        <table:table-row table:style-name="ro1">
          <table:table-cell office:value-type="string">
            <text:p>http://ruian.linked.opendata.cz/resource/obce/575755</text:p>
          </table:table-cell>
          <table:table-cell office:value-type="string">
            <text:p>Stojice</text:p>
          </table:table-cell>
        </table:table-row>
        <table:table-row table:style-name="ro1">
          <table:table-cell office:value-type="string">
            <text:p>http://ruian.linked.opendata.cz/resource/obce/569593</text:p>
          </table:table-cell>
          <table:table-cell office:value-type="string">
            <text:p>Štoky</text:p>
          </table:table-cell>
        </table:table-row>
        <table:table-row table:style-name="ro1">
          <table:table-cell office:value-type="string">
            <text:p>http://ruian.linked.opendata.cz/resource/obce/547891</text:p>
          </table:table-cell>
          <table:table-cell office:value-type="string">
            <text:p>Stolany</text:p>
          </table:table-cell>
        </table:table-row>
        <table:table-row table:style-name="ro1">
          <table:table-cell office:value-type="string">
            <text:p>http://ruian.linked.opendata.cz/resource/obce/587931</text:p>
          </table:table-cell>
          <table:table-cell office:value-type="string">
            <text:p>Stonařov</text:p>
          </table:table-cell>
        </table:table-row>
        <table:table-row table:style-name="ro1">
          <table:table-cell office:value-type="string">
            <text:p>http://ruian.linked.opendata.cz/resource/obce/599140</text:p>
          </table:table-cell>
          <table:table-cell office:value-type="string">
            <text:p>Stonava</text:p>
          </table:table-cell>
        </table:table-row>
        <table:table-row table:style-name="ro1">
          <table:table-cell office:value-type="string">
            <text:p>http://ruian.linked.opendata.cz/resource/obce/594814</text:p>
          </table:table-cell>
          <table:table-cell office:value-type="string">
            <text:p>Stošíkovice na Louce</text:p>
          </table:table-cell>
        </table:table-row>
        <table:table-row table:style-name="ro1">
          <table:table-cell office:value-type="string">
            <text:p>http://ruian.linked.opendata.cz/resource/obce/550523</text:p>
          </table:table-cell>
          <table:table-cell office:value-type="string">
            <text:p>Stožec</text:p>
          </table:table-cell>
        </table:table-row>
        <table:table-row table:style-name="ro1">
          <table:table-cell office:value-type="string">
            <text:p>http://ruian.linked.opendata.cz/resource/obce/530034</text:p>
          </table:table-cell>
          <table:table-cell office:value-type="string">
            <text:p>Stožice</text:p>
          </table:table-cell>
        </table:table-row>
        <table:table-row table:style-name="ro1">
          <table:table-cell office:value-type="string">
            <text:p>http://ruian.linked.opendata.cz/resource/obce/587940</text:p>
          </table:table-cell>
          <table:table-cell office:value-type="string">
            <text:p>Strachoňovice</text:p>
          </table:table-cell>
        </table:table-row>
        <table:table-row table:style-name="ro1">
          <table:table-cell office:value-type="string">
            <text:p>http://ruian.linked.opendata.cz/resource/obce/594822</text:p>
          </table:table-cell>
          <table:table-cell office:value-type="string">
            <text:p>Strachotice</text:p>
          </table:table-cell>
        </table:table-row>
        <table:table-row table:style-name="ro1">
          <table:table-cell office:value-type="string">
            <text:p>http://ruian.linked.opendata.cz/resource/obce/584916</text:p>
          </table:table-cell>
          <table:table-cell office:value-type="string">
            <text:p>Strachotín</text:p>
          </table:table-cell>
        </table:table-row>
        <table:table-row table:style-name="ro1">
          <table:table-cell office:value-type="string">
            <text:p>http://ruian.linked.opendata.cz/resource/obce/596809</text:p>
          </table:table-cell>
          <table:table-cell office:value-type="string">
            <text:p>Strachujov</text:p>
          </table:table-cell>
        </table:table-row>
        <table:table-row table:style-name="ro1">
          <table:table-cell office:value-type="string">
            <text:p>http://ruian.linked.opendata.cz/resource/obce/570958</text:p>
          </table:table-cell>
          <table:table-cell office:value-type="string">
            <text:p>Stračov</text:p>
          </table:table-cell>
        </table:table-row>
        <table:table-row table:style-name="ro1">
          <table:table-cell office:value-type="string">
            <text:p>http://ruian.linked.opendata.cz/resource/obce/599441</text:p>
          </table:table-cell>
          <table:table-cell office:value-type="string">
            <text:p>Stradonice</text:p>
          </table:table-cell>
        </table:table-row>
        <table:table-row table:style-name="ro1">
          <table:table-cell office:value-type="string">
            <text:p>http://ruian.linked.opendata.cz/resource/obce/572306</text:p>
          </table:table-cell>
          <table:table-cell office:value-type="string">
            <text:p>Stradouň</text:p>
          </table:table-cell>
        </table:table-row>
        <table:table-row table:style-name="ro1">
          <table:table-cell office:value-type="string">
            <text:p>http://ruian.linked.opendata.cz/resource/obce/512869</text:p>
          </table:table-cell>
          <table:table-cell office:value-type="string">
            <text:p>Strahovice</text:p>
          </table:table-cell>
        </table:table-row>
        <table:table-row table:style-name="ro1">
          <table:table-cell office:value-type="string">
            <text:p>http://ruian.linked.opendata.cz/resource/obce/550787</text:p>
          </table:table-cell>
          <table:table-cell office:value-type="string">
            <text:p>Strakonice</text:p>
          </table:table-cell>
        </table:table-row>
        <table:table-row table:style-name="ro1">
          <table:table-cell office:value-type="string">
            <text:p>http://ruian.linked.opendata.cz/resource/obce/578819</text:p>
          </table:table-cell>
          <table:table-cell office:value-type="string">
            <text:p>Strakov</text:p>
          </table:table-cell>
        </table:table-row>
        <table:table-row table:style-name="ro1">
          <table:table-cell office:value-type="string">
            <text:p>http://ruian.linked.opendata.cz/resource/obce/537853</text:p>
          </table:table-cell>
          <table:table-cell office:value-type="string">
            <text:p>Straky</text:p>
          </table:table-cell>
        </table:table-row>
        <table:table-row table:style-name="ro1">
          <table:table-cell office:value-type="string">
            <text:p>http://ruian.linked.opendata.cz/resource/obce/599948</text:p>
          </table:table-cell>
          <table:table-cell office:value-type="string">
            <text:p>Štramberk</text:p>
          </table:table-cell>
        </table:table-row>
        <table:table-row table:style-name="ro1">
          <table:table-cell office:value-type="string">
            <text:p>http://ruian.linked.opendata.cz/resource/obce/538809</text:p>
          </table:table-cell>
          <table:table-cell office:value-type="string">
            <text:p>Strančice</text:p>
          </table:table-cell>
        </table:table-row>
        <table:table-row table:style-name="ro1">
          <table:table-cell office:value-type="string">
            <text:p>http://ruian.linked.opendata.cz/resource/obce/596817</text:p>
          </table:table-cell>
          <table:table-cell office:value-type="string">
            <text:p>Stránecká Zhoř</text:p>
          </table:table-cell>
        </table:table-row>
        <table:table-row table:style-name="ro1">
          <table:table-cell office:value-type="string">
            <text:p>http://ruian.linked.opendata.cz/resource/obce/592617</text:p>
          </table:table-cell>
          <table:table-cell office:value-type="string">
            <text:p>Strání</text:p>
          </table:table-cell>
        </table:table-row>
        <table:table-row table:style-name="ro1">
          <table:table-cell office:value-type="string">
            <text:p>http://ruian.linked.opendata.cz/resource/obce/531731</text:p>
          </table:table-cell>
          <table:table-cell office:value-type="string">
            <text:p>Stránka</text:p>
          </table:table-cell>
        </table:table-row>
        <table:table-row table:style-name="ro1">
          <table:table-cell office:value-type="string">
            <text:p>http://ruian.linked.opendata.cz/resource/obce/599379</text:p>
          </table:table-cell>
          <table:table-cell office:value-type="string">
            <text:p>Stranný</text:p>
          </table:table-cell>
        </table:table-row>
        <table:table-row table:style-name="ro1">
          <table:table-cell office:value-type="string">
            <text:p>http://ruian.linked.opendata.cz/resource/obce/560162</text:p>
          </table:table-cell>
          <table:table-cell office:value-type="string">
            <text:p>Strašice</text:p>
          </table:table-cell>
        </table:table-row>
        <table:table-row table:style-name="ro1">
          <table:table-cell office:value-type="string">
            <text:p>http://ruian.linked.opendata.cz/resource/obce/551775</text:p>
          </table:table-cell>
          <table:table-cell office:value-type="string">
            <text:p>Strašice</text:p>
          </table:table-cell>
        </table:table-row>
        <table:table-row table:style-name="ro1">
          <table:table-cell office:value-type="string">
            <text:p>http://ruian.linked.opendata.cz/resource/obce/557129</text:p>
          </table:table-cell>
          <table:table-cell office:value-type="string">
            <text:p>Strašín</text:p>
          </table:table-cell>
        </table:table-row>
        <table:table-row table:style-name="ro1">
          <table:table-cell office:value-type="string">
            <text:p>http://ruian.linked.opendata.cz/resource/obce/565679</text:p>
          </table:table-cell>
          <table:table-cell office:value-type="string">
            <text:p>Straškov-Vodochody</text:p>
          </table:table-cell>
        </table:table-row>
        <table:table-row table:style-name="ro1">
          <table:table-cell office:value-type="string">
            <text:p>http://ruian.linked.opendata.cz/resource/obce/536709</text:p>
          </table:table-cell>
          <table:table-cell office:value-type="string">
            <text:p>Strašnov</text:p>
          </table:table-cell>
        </table:table-row>
        <table:table-row table:style-name="ro1">
          <table:table-cell office:value-type="string">
            <text:p>http://ruian.linked.opendata.cz/resource/obce/575763</text:p>
          </table:table-cell>
          <table:table-cell office:value-type="string">
            <text:p>Strašov</text:p>
          </table:table-cell>
        </table:table-row>
        <table:table-row table:style-name="ro1">
          <table:table-cell office:value-type="string">
            <text:p>http://ruian.linked.opendata.cz/resource/obce/537861</text:p>
          </table:table-cell>
          <table:table-cell office:value-type="string">
            <text:p>Stratov</text:p>
          </table:table-cell>
        </table:table-row>
        <table:table-row table:style-name="ro1">
          <table:table-cell office:value-type="string">
            <text:p>http://ruian.linked.opendata.cz/resource/obce/554316</text:p>
          </table:table-cell>
          <table:table-cell office:value-type="string">
            <text:p>Stráž</text:p>
          </table:table-cell>
        </table:table-row>
        <table:table-row table:style-name="ro1">
          <table:table-cell office:value-type="string">
            <text:p>http://ruian.linked.opendata.cz/resource/obce/561207</text:p>
          </table:table-cell>
          <table:table-cell office:value-type="string">
            <text:p>Stráž</text:p>
          </table:table-cell>
        </table:table-row>
        <table:table-row table:style-name="ro1">
          <table:table-cell office:value-type="string">
            <text:p>http://ruian.linked.opendata.cz/resource/obce/547221</text:p>
          </table:table-cell>
          <table:table-cell office:value-type="string">
            <text:p>Stráž nad Nežárkou</text:p>
          </table:table-cell>
        </table:table-row>
        <table:table-row table:style-name="ro1">
          <table:table-cell office:value-type="string">
            <text:p>http://ruian.linked.opendata.cz/resource/obce/544477</text:p>
          </table:table-cell>
          <table:table-cell office:value-type="string">
            <text:p>Stráž nad Nisou</text:p>
          </table:table-cell>
        </table:table-row>
        <table:table-row table:style-name="ro1">
          <table:table-cell office:value-type="string">
            <text:p>http://ruian.linked.opendata.cz/resource/obce/555584</text:p>
          </table:table-cell>
          <table:table-cell office:value-type="string">
            <text:p>Stráž nad Ohří</text:p>
          </table:table-cell>
        </table:table-row>
        <table:table-row table:style-name="ro1">
          <table:table-cell office:value-type="string">
            <text:p>http://ruian.linked.opendata.cz/resource/obce/562092</text:p>
          </table:table-cell>
          <table:table-cell office:value-type="string">
            <text:p>Stráž pod Ralskem</text:p>
          </table:table-cell>
        </table:table-row>
        <table:table-row table:style-name="ro1">
          <table:table-cell office:value-type="string">
            <text:p>http://ruian.linked.opendata.cz/resource/obce/596825</text:p>
          </table:table-cell>
          <table:table-cell office:value-type="string">
            <text:p>Strážek</text:p>
          </table:table-cell>
        </table:table-row>
        <table:table-row table:style-name="ro1">
          <table:table-cell office:value-type="string">
            <text:p>http://ruian.linked.opendata.cz/resource/obce/590070</text:p>
          </table:table-cell>
          <table:table-cell office:value-type="string">
            <text:p>Stražisko</text:p>
          </table:table-cell>
        </table:table-row>
        <table:table-row table:style-name="ro1">
          <table:table-cell office:value-type="string">
            <text:p>http://ruian.linked.opendata.cz/resource/obce/571881</text:p>
          </table:table-cell>
          <table:table-cell office:value-type="string">
            <text:p>Strážiště</text:p>
          </table:table-cell>
        </table:table-row>
        <table:table-row table:style-name="ro1">
          <table:table-cell office:value-type="string">
            <text:p>http://ruian.linked.opendata.cz/resource/obce/545082</text:p>
          </table:table-cell>
          <table:table-cell office:value-type="string">
            <text:p>Strážkovice</text:p>
          </table:table-cell>
        </table:table-row>
        <table:table-row table:style-name="ro1">
          <table:table-cell office:value-type="string">
            <text:p>http://ruian.linked.opendata.cz/resource/obce/580988</text:p>
          </table:table-cell>
          <table:table-cell office:value-type="string">
            <text:p>Strážná</text:p>
          </table:table-cell>
        </table:table-row>
        <table:table-row table:style-name="ro1">
          <table:table-cell office:value-type="string">
            <text:p>http://ruian.linked.opendata.cz/resource/obce/579696</text:p>
          </table:table-cell>
          <table:table-cell office:value-type="string">
            <text:p>Strážné</text:p>
          </table:table-cell>
        </table:table-row>
        <table:table-row table:style-name="ro1">
          <table:table-cell office:value-type="string">
            <text:p>http://ruian.linked.opendata.cz/resource/obce/586587</text:p>
          </table:table-cell>
          <table:table-cell office:value-type="string">
            <text:p>Strážnice</text:p>
          </table:table-cell>
        </table:table-row>
        <table:table-row table:style-name="ro1">
          <table:table-cell office:value-type="string">
            <text:p>http://ruian.linked.opendata.cz/resource/obce/550531</text:p>
          </table:table-cell>
          <table:table-cell office:value-type="string">
            <text:p>Strážný</text:p>
          </table:table-cell>
        </table:table-row>
        <table:table-row table:style-name="ro1">
          <table:table-cell office:value-type="string">
            <text:p>http://ruian.linked.opendata.cz/resource/obce/557137</text:p>
          </table:table-cell>
          <table:table-cell office:value-type="string">
            <text:p>Strážov</text:p>
          </table:table-cell>
        </table:table-row>
        <table:table-row table:style-name="ro1">
          <table:table-cell office:value-type="string">
            <text:p>http://ruian.linked.opendata.cz/resource/obce/586595</text:p>
          </table:table-cell>
          <table:table-cell office:value-type="string">
            <text:p>Strážovice</text:p>
          </table:table-cell>
        </table:table-row>
        <table:table-row table:style-name="ro1">
          <table:table-cell office:value-type="string">
            <text:p>http://ruian.linked.opendata.cz/resource/obce/539708</text:p>
          </table:table-cell>
          <table:table-cell office:value-type="string">
            <text:p>Středokluky</text:p>
          </table:table-cell>
        </table:table-row>
        <table:table-row table:style-name="ro1">
          <table:table-cell office:value-type="string">
            <text:p>http://ruian.linked.opendata.cz/resource/obce/540056</text:p>
          </table:table-cell>
          <table:table-cell office:value-type="string">
            <text:p>Střelice</text:p>
          </table:table-cell>
        </table:table-row>
        <table:table-row table:style-name="ro1">
          <table:table-cell office:value-type="string">
            <text:p>http://ruian.linked.opendata.cz/resource/obce/594831</text:p>
          </table:table-cell>
          <table:table-cell office:value-type="string">
            <text:p>Střelice</text:p>
          </table:table-cell>
        </table:table-row>
        <table:table-row table:style-name="ro1">
          <table:table-cell office:value-type="string">
            <text:p>http://ruian.linked.opendata.cz/resource/obce/583910</text:p>
          </table:table-cell>
          <table:table-cell office:value-type="string">
            <text:p>Střelice</text:p>
          </table:table-cell>
        </table:table-row>
        <table:table-row table:style-name="ro1">
          <table:table-cell office:value-type="string">
            <text:p>http://ruian.linked.opendata.cz/resource/obce/544914</text:p>
          </table:table-cell>
          <table:table-cell office:value-type="string">
            <text:p>Střelná</text:p>
          </table:table-cell>
        </table:table-row>
        <table:table-row table:style-name="ro1">
          <table:table-cell office:value-type="string">
            <text:p>http://ruian.linked.opendata.cz/resource/obce/551791</text:p>
          </table:table-cell>
          <table:table-cell office:value-type="string">
            <text:p>Střelské Hoštice</text:p>
          </table:table-cell>
        </table:table-row>
        <table:table-row table:style-name="ro1">
          <table:table-cell office:value-type="string">
            <text:p>http://ruian.linked.opendata.cz/resource/obce/572314</text:p>
          </table:table-cell>
          <table:table-cell office:value-type="string">
            <text:p>Střemošice</text:p>
          </table:table-cell>
        </table:table-row>
        <table:table-row table:style-name="ro1">
          <table:table-cell office:value-type="string">
            <text:p>http://ruian.linked.opendata.cz/resource/obce/535214</text:p>
          </table:table-cell>
          <table:table-cell office:value-type="string">
            <text:p>Střemy</text:p>
          </table:table-cell>
        </table:table-row>
        <table:table-row table:style-name="ro1">
          <table:table-cell office:value-type="string">
            <text:p>http://ruian.linked.opendata.cz/resource/obce/547018</text:p>
          </table:table-cell>
          <table:table-cell office:value-type="string">
            <text:p>Střeň</text:p>
          </table:table-cell>
        </table:table-row>
        <table:table-row table:style-name="ro1">
          <table:table-cell office:value-type="string">
            <text:p>http://ruian.linked.opendata.cz/resource/obce/536717</text:p>
          </table:table-cell>
          <table:table-cell office:value-type="string">
            <text:p>Strenice</text:p>
          </table:table-cell>
        </table:table-row>
        <table:table-row table:style-name="ro1">
          <table:table-cell office:value-type="string">
            <text:p>http://ruian.linked.opendata.cz/resource/obce/573540</text:p>
          </table:table-cell>
          <table:table-cell office:value-type="string">
            <text:p>Střevač</text:p>
          </table:table-cell>
        </table:table-row>
        <table:table-row table:style-name="ro1">
          <table:table-cell office:value-type="string">
            <text:p>http://ruian.linked.opendata.cz/resource/obce/570966</text:p>
          </table:table-cell>
          <table:table-cell office:value-type="string">
            <text:p>Střezetice</text:p>
          </table:table-cell>
        </table:table-row>
        <table:table-row table:style-name="ro1">
          <table:table-cell office:value-type="string">
            <text:p>http://ruian.linked.opendata.cz/resource/obce/530701</text:p>
          </table:table-cell>
          <table:table-cell office:value-type="string">
            <text:p>Střezimíř</text:p>
          </table:table-cell>
        </table:table-row>
        <table:table-row table:style-name="ro1">
          <table:table-cell office:value-type="string">
            <text:p>http://ruian.linked.opendata.cz/resource/obce/582379</text:p>
          </table:table-cell>
          <table:table-cell office:value-type="string">
            <text:p>Strhaře</text:p>
          </table:table-cell>
        </table:table-row>
        <table:table-row table:style-name="ro1">
          <table:table-cell office:value-type="string">
            <text:p>http://ruian.linked.opendata.cz/resource/obce/547247</text:p>
          </table:table-cell>
          <table:table-cell office:value-type="string">
            <text:p>Stříbřec</text:p>
          </table:table-cell>
        </table:table-row>
        <table:table-row table:style-name="ro1">
          <table:table-cell office:value-type="string">
            <text:p>http://ruian.linked.opendata.cz/resource/obce/560651</text:p>
          </table:table-cell>
          <table:table-cell office:value-type="string">
            <text:p>Stříbrná</text:p>
          </table:table-cell>
        </table:table-row>
        <table:table-row table:style-name="ro1">
          <table:table-cell office:value-type="string">
            <text:p>http://ruian.linked.opendata.cz/resource/obce/533718</text:p>
          </table:table-cell>
          <table:table-cell office:value-type="string">
            <text:p>Stříbrná Skalice</text:p>
          </table:table-cell>
        </table:table-row>
        <table:table-row table:style-name="ro1">
          <table:table-cell office:value-type="string">
            <text:p>http://ruian.linked.opendata.cz/resource/obce/569534</text:p>
          </table:table-cell>
          <table:table-cell office:value-type="string">
            <text:p>Stříbrné Hory</text:p>
          </table:table-cell>
        </table:table-row>
        <table:table-row table:style-name="ro1">
          <table:table-cell office:value-type="string">
            <text:p>http://ruian.linked.opendata.cz/resource/obce/592625</text:p>
          </table:table-cell>
          <table:table-cell office:value-type="string">
            <text:p>Stříbrnice</text:p>
          </table:table-cell>
        </table:table-row>
        <table:table-row table:style-name="ro1">
          <table:table-cell office:value-type="string">
            <text:p>http://ruian.linked.opendata.cz/resource/obce/552887</text:p>
          </table:table-cell>
          <table:table-cell office:value-type="string">
            <text:p>Stříbrnice</text:p>
          </table:table-cell>
        </table:table-row>
        <table:table-row table:style-name="ro1">
          <table:table-cell office:value-type="string">
            <text:p>http://ruian.linked.opendata.cz/resource/obce/561215</text:p>
          </table:table-cell>
          <table:table-cell office:value-type="string">
            <text:p>Stříbro</text:p>
          </table:table-cell>
        </table:table-row>
        <table:table-row table:style-name="ro1">
          <table:table-cell office:value-type="string">
            <text:p>http://ruian.linked.opendata.cz/resource/obce/589039</text:p>
          </table:table-cell>
          <table:table-cell office:value-type="string">
            <text:p>Střílky</text:p>
          </table:table-cell>
        </table:table-row>
        <table:table-row table:style-name="ro1">
          <table:table-cell office:value-type="string">
            <text:p>http://ruian.linked.opendata.cz/resource/obce/537594</text:p>
          </table:table-cell>
          <table:table-cell office:value-type="string">
            <text:p>Střítež</text:p>
          </table:table-cell>
        </table:table-row>
        <table:table-row table:style-name="ro1">
          <table:table-cell office:value-type="string">
            <text:p>http://ruian.linked.opendata.cz/resource/obce/552674</text:p>
          </table:table-cell>
          <table:table-cell office:value-type="string">
            <text:p>Střítež</text:p>
          </table:table-cell>
        </table:table-row>
        <table:table-row table:style-name="ro1">
          <table:table-cell office:value-type="string">
            <text:p>http://ruian.linked.opendata.cz/resource/obce/554871</text:p>
          </table:table-cell>
          <table:table-cell office:value-type="string">
            <text:p>Střítež</text:p>
          </table:table-cell>
        </table:table-row>
        <table:table-row table:style-name="ro1">
          <table:table-cell office:value-type="string">
            <text:p>http://ruian.linked.opendata.cz/resource/obce/549886</text:p>
          </table:table-cell>
          <table:table-cell office:value-type="string">
            <text:p>Střítež</text:p>
          </table:table-cell>
        </table:table-row>
        <table:table-row table:style-name="ro1">
          <table:table-cell office:value-type="string">
            <text:p>http://ruian.linked.opendata.cz/resource/obce/551538</text:p>
          </table:table-cell>
          <table:table-cell office:value-type="string">
            <text:p>Střítež</text:p>
          </table:table-cell>
        </table:table-row>
        <table:table-row table:style-name="ro1">
          <table:table-cell office:value-type="string">
            <text:p>http://ruian.linked.opendata.cz/resource/obce/587958</text:p>
          </table:table-cell>
          <table:table-cell office:value-type="string">
            <text:p>Střítež</text:p>
          </table:table-cell>
        </table:table-row>
        <table:table-row table:style-name="ro1">
          <table:table-cell office:value-type="string">
            <text:p>http://ruian.linked.opendata.cz/resource/obce/544922</text:p>
          </table:table-cell>
          <table:table-cell office:value-type="string">
            <text:p>Střítež nad Bečvou</text:p>
          </table:table-cell>
        </table:table-row>
        <table:table-row table:style-name="ro1">
          <table:table-cell office:value-type="string">
            <text:p>http://ruian.linked.opendata.cz/resource/obce/517909</text:p>
          </table:table-cell>
          <table:table-cell office:value-type="string">
            <text:p>Střítež nad Ludinou</text:p>
          </table:table-cell>
        </table:table-row>
        <table:table-row table:style-name="ro1">
          <table:table-cell office:value-type="string">
            <text:p>http://ruian.linked.opendata.cz/resource/obce/561487</text:p>
          </table:table-cell>
          <table:table-cell office:value-type="string">
            <text:p>Střítež pod Křemešníkem</text:p>
          </table:table-cell>
        </table:table-row>
        <table:table-row table:style-name="ro1">
          <table:table-cell office:value-type="string">
            <text:p>http://ruian.linked.opendata.cz/resource/obce/545091</text:p>
          </table:table-cell>
          <table:table-cell office:value-type="string">
            <text:p>Střížov</text:p>
          </table:table-cell>
        </table:table-row>
        <table:table-row table:style-name="ro1">
          <table:table-cell office:value-type="string">
            <text:p>http://ruian.linked.opendata.cz/resource/obce/508152</text:p>
          </table:table-cell>
          <table:table-cell office:value-type="string">
            <text:p>Střížovice</text:p>
          </table:table-cell>
        </table:table-row>
        <table:table-row table:style-name="ro1">
          <table:table-cell office:value-type="string">
            <text:p>http://ruian.linked.opendata.cz/resource/obce/558401</text:p>
          </table:table-cell>
          <table:table-cell office:value-type="string">
            <text:p>Střížovice</text:p>
          </table:table-cell>
        </table:table-row>
        <table:table-row table:style-name="ro1">
          <table:table-cell office:value-type="string">
            <text:p>http://ruian.linked.opendata.cz/resource/obce/589047</text:p>
          </table:table-cell>
          <table:table-cell office:value-type="string">
            <text:p>Střížovice</text:p>
          </table:table-cell>
        </table:table-row>
        <table:table-row table:style-name="ro1">
          <table:table-cell office:value-type="string">
            <text:p>http://ruian.linked.opendata.cz/resource/obce/547239</text:p>
          </table:table-cell>
          <table:table-cell office:value-type="string">
            <text:p>Strmilov</text:p>
          </table:table-cell>
        </table:table-row>
        <table:table-row table:style-name="ro1">
          <table:table-cell office:value-type="string">
            <text:p>http://ruian.linked.opendata.cz/resource/obce/599361</text:p>
          </table:table-cell>
          <table:table-cell office:value-type="string">
            <text:p>Strojetice</text:p>
          </table:table-cell>
        </table:table-row>
        <table:table-row table:style-name="ro1">
          <table:table-cell office:value-type="string">
            <text:p>http://ruian.linked.opendata.cz/resource/obce/587460</text:p>
          </table:table-cell>
          <table:table-cell office:value-type="string">
            <text:p>Stropešín</text:p>
          </table:table-cell>
        </table:table-row>
        <table:table-row table:style-name="ro1">
          <table:table-cell office:value-type="string">
            <text:p>http://ruian.linked.opendata.cz/resource/obce/538825</text:p>
          </table:table-cell>
          <table:table-cell office:value-type="string">
            <text:p>Struhařov</text:p>
          </table:table-cell>
        </table:table-row>
        <table:table-row table:style-name="ro1">
          <table:table-cell office:value-type="string">
            <text:p>http://ruian.linked.opendata.cz/resource/obce/530689</text:p>
          </table:table-cell>
          <table:table-cell office:value-type="string">
            <text:p>Struhařov</text:p>
          </table:table-cell>
        </table:table-row>
        <table:table-row table:style-name="ro1">
          <table:table-cell office:value-type="string">
            <text:p>http://ruian.linked.opendata.cz/resource/obce/569054</text:p>
          </table:table-cell>
          <table:table-cell office:value-type="string">
            <text:p>Strukov</text:p>
          </table:table-cell>
        </table:table-row>
        <table:table-row table:style-name="ro1">
          <table:table-cell office:value-type="string">
            <text:p>http://ruian.linked.opendata.cz/resource/obce/550540</text:p>
          </table:table-cell>
          <table:table-cell office:value-type="string">
            <text:p>Strunkovice nad Blanicí</text:p>
          </table:table-cell>
        </table:table-row>
        <table:table-row table:style-name="ro1">
          <table:table-cell office:value-type="string">
            <text:p>http://ruian.linked.opendata.cz/resource/obce/536784</text:p>
          </table:table-cell>
          <table:table-cell office:value-type="string">
            <text:p>Strunkovice nad Volyňkou</text:p>
          </table:table-cell>
        </table:table-row>
        <table:table-row table:style-name="ro1">
          <table:table-cell office:value-type="string">
            <text:p>http://ruian.linked.opendata.cz/resource/obce/563358</text:p>
          </table:table-cell>
          <table:table-cell office:value-type="string">
            <text:p>Strupčice</text:p>
          </table:table-cell>
        </table:table-row>
        <table:table-row table:style-name="ro1">
          <table:table-cell office:value-type="string">
            <text:p>http://ruian.linked.opendata.cz/resource/obce/577545</text:p>
          </table:table-cell>
          <table:table-cell office:value-type="string">
            <text:p>Stružinec</text:p>
          </table:table-cell>
        </table:table-row>
        <table:table-row table:style-name="ro1">
          <table:table-cell office:value-type="string">
            <text:p>http://ruian.linked.opendata.cz/resource/obce/555592</text:p>
          </table:table-cell>
          <table:table-cell office:value-type="string">
            <text:p>Stružná</text:p>
          </table:table-cell>
        </table:table-row>
        <table:table-row table:style-name="ro1">
          <table:table-cell office:value-type="string">
            <text:p>http://ruian.linked.opendata.cz/resource/obce/562106</text:p>
          </table:table-cell>
          <table:table-cell office:value-type="string">
            <text:p>Stružnice</text:p>
          </table:table-cell>
        </table:table-row>
        <table:table-row table:style-name="ro1">
          <table:table-cell office:value-type="string">
            <text:p>http://ruian.linked.opendata.cz/resource/obce/536032</text:p>
          </table:table-cell>
          <table:table-cell office:value-type="string">
            <text:p>Strýčice</text:p>
          </table:table-cell>
        </table:table-row>
        <table:table-row table:style-name="ro1">
          <table:table-cell office:value-type="string">
            <text:p>http://ruian.linked.opendata.cz/resource/obce/561223</text:p>
          </table:table-cell>
          <table:table-cell office:value-type="string">
            <text:p>Studánka</text:p>
          </table:table-cell>
        </table:table-row>
        <table:table-row table:style-name="ro1">
          <table:table-cell office:value-type="string">
            <text:p>http://ruian.linked.opendata.cz/resource/obce/547263</text:p>
          </table:table-cell>
          <table:table-cell office:value-type="string">
            <text:p>Studená</text:p>
          </table:table-cell>
        </table:table-row>
        <table:table-row table:style-name="ro1">
          <table:table-cell office:value-type="string">
            <text:p>http://ruian.linked.opendata.cz/resource/obce/553603</text:p>
          </table:table-cell>
          <table:table-cell office:value-type="string">
            <text:p>Studená</text:p>
          </table:table-cell>
        </table:table-row>
        <table:table-row table:style-name="ro1">
          <table:table-cell office:value-type="string">
            <text:p>http://ruian.linked.opendata.cz/resource/obce/580996</text:p>
          </table:table-cell>
          <table:table-cell office:value-type="string">
            <text:p>Studené</text:p>
          </table:table-cell>
        </table:table-row>
        <table:table-row table:style-name="ro1">
          <table:table-cell office:value-type="string">
            <text:p>http://ruian.linked.opendata.cz/resource/obce/591769</text:p>
          </table:table-cell>
          <table:table-cell office:value-type="string">
            <text:p>Studenec</text:p>
          </table:table-cell>
        </table:table-row>
        <table:table-row table:style-name="ro1">
          <table:table-cell office:value-type="string">
            <text:p>http://ruian.linked.opendata.cz/resource/obce/577553</text:p>
          </table:table-cell>
          <table:table-cell office:value-type="string">
            <text:p>Studenec</text:p>
          </table:table-cell>
        </table:table-row>
        <table:table-row table:style-name="ro1">
          <table:table-cell office:value-type="string">
            <text:p>http://ruian.linked.opendata.cz/resource/obce/551457</text:p>
          </table:table-cell>
          <table:table-cell office:value-type="string">
            <text:p>Studeněves</text:p>
          </table:table-cell>
        </table:table-row>
        <table:table-row table:style-name="ro1">
          <table:table-cell office:value-type="string">
            <text:p>http://ruian.linked.opendata.cz/resource/obce/599921</text:p>
          </table:table-cell>
          <table:table-cell office:value-type="string">
            <text:p>Studénka</text:p>
          </table:table-cell>
        </table:table-row>
        <table:table-row table:style-name="ro1">
          <table:table-cell office:value-type="string">
            <text:p>http://ruian.linked.opendata.cz/resource/obce/530719</text:p>
          </table:table-cell>
          <table:table-cell office:value-type="string">
            <text:p>Studený</text:p>
          </table:table-cell>
        </table:table-row>
        <table:table-row table:style-name="ro1">
          <table:table-cell office:value-type="string">
            <text:p>http://ruian.linked.opendata.cz/resource/obce/544931</text:p>
          </table:table-cell>
          <table:table-cell office:value-type="string">
            <text:p>Študlov</text:p>
          </table:table-cell>
        </table:table-row>
        <table:table-row table:style-name="ro1">
          <table:table-cell office:value-type="string">
            <text:p>http://ruian.linked.opendata.cz/resource/obce/578860</text:p>
          </table:table-cell>
          <table:table-cell office:value-type="string">
            <text:p>Študlov</text:p>
          </table:table-cell>
        </table:table-row>
        <table:table-row table:style-name="ro1">
          <table:table-cell office:value-type="string">
            <text:p>http://ruian.linked.opendata.cz/resource/obce/572322</text:p>
          </table:table-cell>
          <table:table-cell office:value-type="string">
            <text:p>Studnice</text:p>
          </table:table-cell>
        </table:table-row>
        <table:table-row table:style-name="ro1">
          <table:table-cell office:value-type="string">
            <text:p>http://ruian.linked.opendata.cz/resource/obce/574481</text:p>
          </table:table-cell>
          <table:table-cell office:value-type="string">
            <text:p>Studnice</text:p>
          </table:table-cell>
        </table:table-row>
        <table:table-row table:style-name="ro1">
          <table:table-cell office:value-type="string">
            <text:p>http://ruian.linked.opendata.cz/resource/obce/591777</text:p>
          </table:table-cell>
          <table:table-cell office:value-type="string">
            <text:p>Studnice</text:p>
          </table:table-cell>
        </table:table-row>
        <table:table-row table:style-name="ro1">
          <table:table-cell office:value-type="string">
            <text:p>http://ruian.linked.opendata.cz/resource/obce/593605</text:p>
          </table:table-cell>
          <table:table-cell office:value-type="string">
            <text:p>Studnice</text:p>
          </table:table-cell>
        </table:table-row>
        <table:table-row table:style-name="ro1">
          <table:table-cell office:value-type="string">
            <text:p>http://ruian.linked.opendata.cz/resource/obce/592633</text:p>
          </table:table-cell>
          <table:table-cell office:value-type="string">
            <text:p>Stupava</text:p>
          </table:table-cell>
        </table:table-row>
        <table:table-row table:style-name="ro1">
          <table:table-cell office:value-type="string">
            <text:p>http://ruian.linked.opendata.cz/resource/obce/562114</text:p>
          </table:table-cell>
          <table:table-cell office:value-type="string">
            <text:p>Stvolínky</text:p>
          </table:table-cell>
        </table:table-row>
        <table:table-row table:style-name="ro1">
          <table:table-cell office:value-type="string">
            <text:p>http://ruian.linked.opendata.cz/resource/obce/582620</text:p>
          </table:table-cell>
          <table:table-cell office:value-type="string">
            <text:p>Stvolová</text:p>
          </table:table-cell>
        </table:table-row>
        <table:table-row table:style-name="ro1">
          <table:table-cell office:value-type="string">
            <text:p>http://ruian.linked.opendata.cz/resource/obce/590096</text:p>
          </table:table-cell>
          <table:table-cell office:value-type="string">
            <text:p>Šubířov</text:p>
          </table:table-cell>
        </table:table-row>
        <table:table-row table:style-name="ro1">
          <table:table-cell office:value-type="string">
            <text:p>http://ruian.linked.opendata.cz/resource/obce/587982</text:p>
          </table:table-cell>
          <table:table-cell office:value-type="string">
            <text:p>Suchá</text:p>
          </table:table-cell>
        </table:table-row>
        <table:table-row table:style-name="ro1">
          <table:table-cell office:value-type="string">
            <text:p>http://ruian.linked.opendata.cz/resource/obce/578835</text:p>
          </table:table-cell>
          <table:table-cell office:value-type="string">
            <text:p>Suchá Lhota</text:p>
          </table:table-cell>
        </table:table-row>
        <table:table-row table:style-name="ro1">
          <table:table-cell office:value-type="string">
            <text:p>http://ruian.linked.opendata.cz/resource/obce/592641</text:p>
          </table:table-cell>
          <table:table-cell office:value-type="string">
            <text:p>Suchá Loz</text:p>
          </table:table-cell>
        </table:table-row>
        <table:table-row table:style-name="ro1">
          <table:table-cell office:value-type="string">
            <text:p>http://ruian.linked.opendata.cz/resource/obce/534439</text:p>
          </table:table-cell>
          <table:table-cell office:value-type="string">
            <text:p>Suchdol</text:p>
          </table:table-cell>
        </table:table-row>
        <table:table-row table:style-name="ro1">
          <table:table-cell office:value-type="string">
            <text:p>http://ruian.linked.opendata.cz/resource/obce/590088</text:p>
          </table:table-cell>
          <table:table-cell office:value-type="string">
            <text:p>Suchdol</text:p>
          </table:table-cell>
        </table:table-row>
        <table:table-row table:style-name="ro1">
          <table:table-cell office:value-type="string">
            <text:p>http://ruian.linked.opendata.cz/resource/obce/547280</text:p>
          </table:table-cell>
          <table:table-cell office:value-type="string">
            <text:p>Suchdol nad Lužnicí</text:p>
          </table:table-cell>
        </table:table-row>
        <table:table-row table:style-name="ro1">
          <table:table-cell office:value-type="string">
            <text:p>http://ruian.linked.opendata.cz/resource/obce/599930</text:p>
          </table:table-cell>
          <table:table-cell office:value-type="string">
            <text:p>Suchdol nad Odrou</text:p>
          </table:table-cell>
        </table:table-row>
        <table:table-row table:style-name="ro1">
          <table:table-cell office:value-type="string">
            <text:p>http://ruian.linked.opendata.cz/resource/obce/541371</text:p>
          </table:table-cell>
          <table:table-cell office:value-type="string">
            <text:p>Suchodol</text:p>
          </table:table-cell>
        </table:table-row>
        <table:table-row table:style-name="ro1">
          <table:table-cell office:value-type="string">
            <text:p>http://ruian.linked.opendata.cz/resource/obce/555231</text:p>
          </table:table-cell>
          <table:table-cell office:value-type="string">
            <text:p>Suchohrdly</text:p>
          </table:table-cell>
        </table:table-row>
        <table:table-row table:style-name="ro1">
          <table:table-cell office:value-type="string">
            <text:p>http://ruian.linked.opendata.cz/resource/obce/594849</text:p>
          </table:table-cell>
          <table:table-cell office:value-type="string">
            <text:p>Suchohrdly u Miroslavi</text:p>
          </table:table-cell>
        </table:table-row>
        <table:table-row table:style-name="ro1">
          <table:table-cell office:value-type="string">
            <text:p>http://ruian.linked.opendata.cz/resource/obce/531782</text:p>
          </table:table-cell>
          <table:table-cell office:value-type="string">
            <text:p>Suchomasty</text:p>
          </table:table-cell>
        </table:table-row>
        <table:table-row table:style-name="ro1">
          <table:table-cell office:value-type="string">
            <text:p>http://ruian.linked.opendata.cz/resource/obce/569771</text:p>
          </table:table-cell>
          <table:table-cell office:value-type="string">
            <text:p>Suchonice</text:p>
          </table:table-cell>
        </table:table-row>
        <table:table-row table:style-name="ro1">
          <table:table-cell office:value-type="string">
            <text:p>http://ruian.linked.opendata.cz/resource/obce/586617</text:p>
          </table:table-cell>
          <table:table-cell office:value-type="string">
            <text:p>Suchov</text:p>
          </table:table-cell>
        </table:table-row>
        <table:table-row table:style-name="ro1">
          <table:table-cell office:value-type="string">
            <text:p>http://ruian.linked.opendata.cz/resource/obce/579726</text:p>
          </table:table-cell>
          <table:table-cell office:value-type="string">
            <text:p>Suchovršice</text:p>
          </table:table-cell>
        </table:table-row>
        <table:table-row table:style-name="ro1">
          <table:table-cell office:value-type="string">
            <text:p>http://ruian.linked.opendata.cz/resource/obce/582409</text:p>
          </table:table-cell>
          <table:table-cell office:value-type="string">
            <text:p>Suchý</text:p>
          </table:table-cell>
        </table:table-row>
        <table:table-row table:style-name="ro1">
          <table:table-cell office:value-type="string">
            <text:p>http://ruian.linked.opendata.cz/resource/obce/574490</text:p>
          </table:table-cell>
          <table:table-cell office:value-type="string">
            <text:p>Suchý Důl</text:p>
          </table:table-cell>
        </table:table-row>
        <table:table-row table:style-name="ro1">
          <table:table-cell office:value-type="string">
            <text:p>http://ruian.linked.opendata.cz/resource/obce/531391</text:p>
          </table:table-cell>
          <table:table-cell office:value-type="string">
            <text:p>Sudějov</text:p>
          </table:table-cell>
        </table:table-row>
        <table:table-row table:style-name="ro1">
          <table:table-cell office:value-type="string">
            <text:p>http://ruian.linked.opendata.cz/resource/obce/510378</text:p>
          </table:table-cell>
          <table:table-cell office:value-type="string">
            <text:p>Sudice</text:p>
          </table:table-cell>
        </table:table-row>
        <table:table-row table:style-name="ro1">
          <table:table-cell office:value-type="string">
            <text:p>http://ruian.linked.opendata.cz/resource/obce/582395</text:p>
          </table:table-cell>
          <table:table-cell office:value-type="string">
            <text:p>Sudice</text:p>
          </table:table-cell>
        </table:table-row>
        <table:table-row table:style-name="ro1">
          <table:table-cell office:value-type="string">
            <text:p>http://ruian.linked.opendata.cz/resource/obce/591785</text:p>
          </table:table-cell>
          <table:table-cell office:value-type="string">
            <text:p>Sudice</text:p>
          </table:table-cell>
        </table:table-row>
        <table:table-row table:style-name="ro1">
          <table:table-cell office:value-type="string">
            <text:p>http://ruian.linked.opendata.cz/resource/obce/581003</text:p>
          </table:table-cell>
          <table:table-cell office:value-type="string">
            <text:p>Sudislav nad Orlicí</text:p>
          </table:table-cell>
        </table:table-row>
        <table:table-row table:style-name="ro1">
          <table:table-cell office:value-type="string">
            <text:p>http://ruian.linked.opendata.cz/resource/obce/541109</text:p>
          </table:table-cell>
          <table:table-cell office:value-type="string">
            <text:p>Sudkov</text:p>
          </table:table-cell>
        </table:table-row>
        <table:table-row table:style-name="ro1">
          <table:table-cell office:value-type="string">
            <text:p>http://ruian.linked.opendata.cz/resource/obce/565920</text:p>
          </table:table-cell>
          <table:table-cell office:value-type="string">
            <text:p>Sudoměř</text:p>
          </table:table-cell>
        </table:table-row>
        <table:table-row table:style-name="ro1">
          <table:table-cell office:value-type="string">
            <text:p>http://ruian.linked.opendata.cz/resource/obce/586609</text:p>
          </table:table-cell>
          <table:table-cell office:value-type="string">
            <text:p>Sudoměřice</text:p>
          </table:table-cell>
        </table:table-row>
        <table:table-row table:style-name="ro1">
          <table:table-cell office:value-type="string">
            <text:p>http://ruian.linked.opendata.cz/resource/obce/553166</text:p>
          </table:table-cell>
          <table:table-cell office:value-type="string">
            <text:p>Sudoměřice u Bechyně</text:p>
          </table:table-cell>
        </table:table-row>
        <table:table-row table:style-name="ro1">
          <table:table-cell office:value-type="string">
            <text:p>http://ruian.linked.opendata.cz/resource/obce/553174</text:p>
          </table:table-cell>
          <table:table-cell office:value-type="string">
            <text:p>Sudoměřice u Tábora</text:p>
          </table:table-cell>
        </table:table-row>
        <table:table-row table:style-name="ro1">
          <table:table-cell office:value-type="string">
            <text:p>http://ruian.linked.opendata.cz/resource/obce/571954</text:p>
          </table:table-cell>
          <table:table-cell office:value-type="string">
            <text:p>Sudovo Hlavno</text:p>
          </table:table-cell>
        </table:table-row>
        <table:table-row table:style-name="ro1">
          <table:table-cell office:value-type="string">
            <text:p>http://ruian.linked.opendata.cz/resource/obce/581011</text:p>
          </table:table-cell>
          <table:table-cell office:value-type="string">
            <text:p>Sudslava</text:p>
          </table:table-cell>
        </table:table-row>
        <table:table-row table:style-name="ro1">
          <table:table-cell office:value-type="string">
            <text:p>http://ruian.linked.opendata.cz/resource/obce/536768</text:p>
          </table:table-cell>
          <table:table-cell office:value-type="string">
            <text:p>Sukorady</text:p>
          </table:table-cell>
        </table:table-row>
        <table:table-row table:style-name="ro1">
          <table:table-cell office:value-type="string">
            <text:p>http://ruian.linked.opendata.cz/resource/obce/548880</text:p>
          </table:table-cell>
          <table:table-cell office:value-type="string">
            <text:p>Sukorady</text:p>
          </table:table-cell>
        </table:table-row>
        <table:table-row table:style-name="ro1">
          <table:table-cell office:value-type="string">
            <text:p>http://ruian.linked.opendata.cz/resource/obce/565695</text:p>
          </table:table-cell>
          <table:table-cell office:value-type="string">
            <text:p>Sulejovice</text:p>
          </table:table-cell>
        </table:table-row>
        <table:table-row table:style-name="ro1">
          <table:table-cell office:value-type="string">
            <text:p>http://ruian.linked.opendata.cz/resource/obce/538833</text:p>
          </table:table-cell>
          <table:table-cell office:value-type="string">
            <text:p>Sulice</text:p>
          </table:table-cell>
        </table:table-row>
        <table:table-row table:style-name="ro1">
          <table:table-cell office:value-type="string">
            <text:p>http://ruian.linked.opendata.cz/resource/obce/582417</text:p>
          </table:table-cell>
          <table:table-cell office:value-type="string">
            <text:p>Sulíkov</text:p>
          </table:table-cell>
        </table:table-row>
        <table:table-row table:style-name="ro1">
          <table:table-cell office:value-type="string">
            <text:p>http://ruian.linked.opendata.cz/resource/obce/589055</text:p>
          </table:table-cell>
          <table:table-cell office:value-type="string">
            <text:p>Sulimov</text:p>
          </table:table-cell>
        </table:table-row>
        <table:table-row table:style-name="ro1">
          <table:table-cell office:value-type="string">
            <text:p>http://ruian.linked.opendata.cz/resource/obce/561231</text:p>
          </table:table-cell>
          <table:table-cell office:value-type="string">
            <text:p>Sulislav</text:p>
          </table:table-cell>
        </table:table-row>
        <table:table-row table:style-name="ro1">
          <table:table-cell office:value-type="string">
            <text:p>http://ruian.linked.opendata.cz/resource/obce/596833</text:p>
          </table:table-cell>
          <table:table-cell office:value-type="string">
            <text:p>Sulkovec</text:p>
          </table:table-cell>
        </table:table-row>
        <table:table-row table:style-name="ro1">
          <table:table-cell office:value-type="string">
            <text:p>http://ruian.linked.opendata.cz/resource/obce/550574</text:p>
          </table:table-cell>
          <table:table-cell office:value-type="string">
            <text:p>Šumavské Hoštice</text:p>
          </table:table-cell>
        </table:table-row>
        <table:table-row table:style-name="ro1">
          <table:table-cell office:value-type="string">
            <text:p>http://ruian.linked.opendata.cz/resource/obce/592676</text:p>
          </table:table-cell>
          <table:table-cell office:value-type="string">
            <text:p>Šumice</text:p>
          </table:table-cell>
        </table:table-row>
        <table:table-row table:style-name="ro1">
          <table:table-cell office:value-type="string">
            <text:p>http://ruian.linked.opendata.cz/resource/obce/594903</text:p>
          </table:table-cell>
          <table:table-cell office:value-type="string">
            <text:p>Šumice</text:p>
          </table:table-cell>
        </table:table-row>
        <table:table-row table:style-name="ro1">
          <table:table-cell office:value-type="string">
            <text:p>http://ruian.linked.opendata.cz/resource/obce/594911</text:p>
          </table:table-cell>
          <table:table-cell office:value-type="string">
            <text:p>Šumná</text:p>
          </table:table-cell>
        </table:table-row>
        <table:table-row table:style-name="ro1">
          <table:table-cell office:value-type="string">
            <text:p>http://ruian.linked.opendata.cz/resource/obce/523704</text:p>
          </table:table-cell>
          <table:table-cell office:value-type="string">
            <text:p>Šumperk</text:p>
          </table:table-cell>
        </table:table-row>
        <table:table-row table:style-name="ro1">
          <table:table-cell office:value-type="string">
            <text:p>http://ruian.linked.opendata.cz/resource/obce/505218</text:p>
          </table:table-cell>
          <table:table-cell office:value-type="string">
            <text:p>Šumvald</text:p>
          </table:table-cell>
        </table:table-row>
        <table:table-row table:style-name="ro1">
          <table:table-cell office:value-type="string">
            <text:p>http://ruian.linked.opendata.cz/resource/obce/541117</text:p>
          </table:table-cell>
          <table:table-cell office:value-type="string">
            <text:p>Supíkovice</text:p>
          </table:table-cell>
        </table:table-row>
        <table:table-row table:style-name="ro1">
          <table:table-cell office:value-type="string">
            <text:p>http://ruian.linked.opendata.cz/resource/obce/518026</text:p>
          </table:table-cell>
          <table:table-cell office:value-type="string">
            <text:p>Sušice</text:p>
          </table:table-cell>
        </table:table-row>
        <table:table-row table:style-name="ro1">
          <table:table-cell office:value-type="string">
            <text:p>http://ruian.linked.opendata.cz/resource/obce/592650</text:p>
          </table:table-cell>
          <table:table-cell office:value-type="string">
            <text:p>Sušice</text:p>
          </table:table-cell>
        </table:table-row>
        <table:table-row table:style-name="ro1">
          <table:table-cell office:value-type="string">
            <text:p>http://ruian.linked.opendata.cz/resource/obce/557153</text:p>
          </table:table-cell>
          <table:table-cell office:value-type="string">
            <text:p>Sušice</text:p>
          </table:table-cell>
        </table:table-row>
        <table:table-row table:style-name="ro1">
          <table:table-cell office:value-type="string">
            <text:p>http://ruian.linked.opendata.cz/resource/obce/593621</text:p>
          </table:table-cell>
          <table:table-cell office:value-type="string">
            <text:p>Švábenice</text:p>
          </table:table-cell>
        </table:table-row>
        <table:table-row table:style-name="ro1">
          <table:table-cell office:value-type="string">
            <text:p>http://ruian.linked.opendata.cz/resource/obce/547255</text:p>
          </table:table-cell>
          <table:table-cell office:value-type="string">
            <text:p>Švábov</text:p>
          </table:table-cell>
        </table:table-row>
        <table:table-row table:style-name="ro1">
          <table:table-cell office:value-type="string">
            <text:p>http://ruian.linked.opendata.cz/resource/obce/592668</text:p>
          </table:table-cell>
          <table:table-cell office:value-type="string">
            <text:p>Svárov</text:p>
          </table:table-cell>
        </table:table-row>
        <table:table-row table:style-name="ro1">
          <table:table-cell office:value-type="string">
            <text:p>http://ruian.linked.opendata.cz/resource/obce/599433</text:p>
          </table:table-cell>
          <table:table-cell office:value-type="string">
            <text:p>Svárov</text:p>
          </table:table-cell>
        </table:table-row>
        <table:table-row table:style-name="ro1">
          <table:table-cell office:value-type="string">
            <text:p>http://ruian.linked.opendata.cz/resource/obce/531791</text:p>
          </table:table-cell>
          <table:table-cell office:value-type="string">
            <text:p>Svatá</text:p>
          </table:table-cell>
        </table:table-row>
        <table:table-row table:style-name="ro1">
          <table:table-cell office:value-type="string">
            <text:p>http://ruian.linked.opendata.cz/resource/obce/550558</text:p>
          </table:table-cell>
          <table:table-cell office:value-type="string">
            <text:p>Svatá Maří</text:p>
          </table:table-cell>
        </table:table-row>
        <table:table-row table:style-name="ro1">
          <table:table-cell office:value-type="string">
            <text:p>http://ruian.linked.opendata.cz/resource/obce/538434</text:p>
          </table:table-cell>
          <table:table-cell office:value-type="string">
            <text:p>Svatava</text:p>
          </table:table-cell>
        </table:table-row>
        <table:table-row table:style-name="ro1">
          <table:table-cell office:value-type="string">
            <text:p>http://ruian.linked.opendata.cz/resource/obce/541389</text:p>
          </table:table-cell>
          <table:table-cell office:value-type="string">
            <text:p>Svaté Pole</text:p>
          </table:table-cell>
        </table:table-row>
        <table:table-row table:style-name="ro1">
          <table:table-cell office:value-type="string">
            <text:p>http://ruian.linked.opendata.cz/resource/obce/586625</text:p>
          </table:table-cell>
          <table:table-cell office:value-type="string">
            <text:p>Svatobořice-Mistřín</text:p>
          </table:table-cell>
        </table:table-row>
        <table:table-row table:style-name="ro1">
          <table:table-cell office:value-type="string">
            <text:p>http://ruian.linked.opendata.cz/resource/obce/573302</text:p>
          </table:table-cell>
          <table:table-cell office:value-type="string">
            <text:p>Svatojanský Újezd</text:p>
          </table:table-cell>
        </table:table-row>
        <table:table-row table:style-name="ro1">
          <table:table-cell office:value-type="string">
            <text:p>http://ruian.linked.opendata.cz/resource/obce/547131</text:p>
          </table:table-cell>
          <table:table-cell office:value-type="string">
            <text:p>Svatoňovice</text:p>
          </table:table-cell>
        </table:table-row>
        <table:table-row table:style-name="ro1">
          <table:table-cell office:value-type="string">
            <text:p>http://ruian.linked.opendata.cz/resource/obce/583928</text:p>
          </table:table-cell>
          <table:table-cell office:value-type="string">
            <text:p>Svatoslav</text:p>
          </table:table-cell>
        </table:table-row>
        <table:table-row table:style-name="ro1">
          <table:table-cell office:value-type="string">
            <text:p>http://ruian.linked.opendata.cz/resource/obce/591793</text:p>
          </table:table-cell>
          <table:table-cell office:value-type="string">
            <text:p>Svatoslav</text:p>
          </table:table-cell>
        </table:table-row>
        <table:table-row table:style-name="ro1">
          <table:table-cell office:value-type="string">
            <text:p>http://ruian.linked.opendata.cz/resource/obce/541397</text:p>
          </table:table-cell>
          <table:table-cell office:value-type="string">
            <text:p>Svatý Jan</text:p>
          </table:table-cell>
        </table:table-row>
        <table:table-row table:style-name="ro1">
          <table:table-cell office:value-type="string">
            <text:p>http://ruian.linked.opendata.cz/resource/obce/545104</text:p>
          </table:table-cell>
          <table:table-cell office:value-type="string">
            <text:p>Svatý Jan nad Malší</text:p>
          </table:table-cell>
        </table:table-row>
        <table:table-row table:style-name="ro1">
          <table:table-cell office:value-type="string">
            <text:p>http://ruian.linked.opendata.cz/resource/obce/531804</text:p>
          </table:table-cell>
          <table:table-cell office:value-type="string">
            <text:p>Svatý Jan pod Skalou</text:p>
          </table:table-cell>
        </table:table-row>
        <table:table-row table:style-name="ro1">
          <table:table-cell office:value-type="string">
            <text:p>http://ruian.linked.opendata.cz/resource/obce/580708</text:p>
          </table:table-cell>
          <table:table-cell office:value-type="string">
            <text:p>Svatý Jiří</text:p>
          </table:table-cell>
        </table:table-row>
        <table:table-row table:style-name="ro1">
          <table:table-cell office:value-type="string">
            <text:p>http://ruian.linked.opendata.cz/resource/obce/534196</text:p>
          </table:table-cell>
          <table:table-cell office:value-type="string">
            <text:p>Svatý Mikuláš</text:p>
          </table:table-cell>
        </table:table-row>
        <table:table-row table:style-name="ro1">
          <table:table-cell office:value-type="string">
            <text:p>http://ruian.linked.opendata.cz/resource/obce/541125</text:p>
          </table:table-cell>
          <table:table-cell office:value-type="string">
            <text:p>Svébohov</text:p>
          </table:table-cell>
        </table:table-row>
        <table:table-row table:style-name="ro1">
          <table:table-cell office:value-type="string">
            <text:p>http://ruian.linked.opendata.cz/resource/obce/598305</text:p>
          </table:table-cell>
          <table:table-cell office:value-type="string">
            <text:p>Svémyslice</text:p>
          </table:table-cell>
        </table:table-row>
        <table:table-row table:style-name="ro1">
          <table:table-cell office:value-type="string">
            <text:p>http://ruian.linked.opendata.cz/resource/obce/598763</text:p>
          </table:table-cell>
          <table:table-cell office:value-type="string">
            <text:p>Svépravice</text:p>
          </table:table-cell>
        </table:table-row>
        <table:table-row table:style-name="ro1">
          <table:table-cell office:value-type="string">
            <text:p>http://ruian.linked.opendata.cz/resource/obce/557161</text:p>
          </table:table-cell>
          <table:table-cell office:value-type="string">
            <text:p>Svéradice</text:p>
          </table:table-cell>
        </table:table-row>
        <table:table-row table:style-name="ro1">
          <table:table-cell office:value-type="string">
            <text:p>http://ruian.linked.opendata.cz/resource/obce/552429</text:p>
          </table:table-cell>
          <table:table-cell office:value-type="string">
            <text:p>Svésedlice</text:p>
          </table:table-cell>
        </table:table-row>
        <table:table-row table:style-name="ro1">
          <table:table-cell office:value-type="string">
            <text:p>http://ruian.linked.opendata.cz/resource/obce/561029</text:p>
          </table:table-cell>
          <table:table-cell office:value-type="string">
            <text:p>Světce</text:p>
          </table:table-cell>
        </table:table-row>
        <table:table-row table:style-name="ro1">
          <table:table-cell office:value-type="string">
            <text:p>http://ruian.linked.opendata.cz/resource/obce/567841</text:p>
          </table:table-cell>
          <table:table-cell office:value-type="string">
            <text:p>Světec</text:p>
          </table:table-cell>
        </table:table-row>
        <table:table-row table:style-name="ro1">
          <table:table-cell office:value-type="string">
            <text:p>http://ruian.linked.opendata.cz/resource/obce/548154</text:p>
          </table:table-cell>
          <table:table-cell office:value-type="string">
            <text:p>Světí</text:p>
          </table:table-cell>
        </table:table-row>
        <table:table-row table:style-name="ro1">
          <table:table-cell office:value-type="string">
            <text:p>http://ruian.linked.opendata.cz/resource/obce/538841</text:p>
          </table:table-cell>
          <table:table-cell office:value-type="string">
            <text:p>Světice</text:p>
          </table:table-cell>
        </table:table-row>
        <table:table-row table:style-name="ro1">
          <table:table-cell office:value-type="string">
            <text:p>http://ruian.linked.opendata.cz/resource/obce/586064</text:p>
          </table:table-cell>
          <table:table-cell office:value-type="string">
            <text:p>Světlá</text:p>
          </table:table-cell>
        </table:table-row>
        <table:table-row table:style-name="ro1">
          <table:table-cell office:value-type="string">
            <text:p>http://ruian.linked.opendata.cz/resource/obce/597872</text:p>
          </table:table-cell>
          <table:table-cell office:value-type="string">
            <text:p>Světlá Hora</text:p>
          </table:table-cell>
        </table:table-row>
        <table:table-row table:style-name="ro1">
          <table:table-cell office:value-type="string">
            <text:p>http://ruian.linked.opendata.cz/resource/obce/569569</text:p>
          </table:table-cell>
          <table:table-cell office:value-type="string">
            <text:p>Světlá nad Sázavou</text:p>
          </table:table-cell>
        </table:table-row>
        <table:table-row table:style-name="ro1">
          <table:table-cell office:value-type="string">
            <text:p>http://ruian.linked.opendata.cz/resource/obce/564427</text:p>
          </table:table-cell>
          <table:table-cell office:value-type="string">
            <text:p>Světlá pod Ještědem</text:p>
          </table:table-cell>
        </table:table-row>
        <table:table-row table:style-name="ro1">
          <table:table-cell office:value-type="string">
            <text:p>http://ruian.linked.opendata.cz/resource/obce/545813</text:p>
          </table:table-cell>
          <table:table-cell office:value-type="string">
            <text:p>Světlík</text:p>
          </table:table-cell>
        </table:table-row>
        <table:table-row table:style-name="ro1">
          <table:table-cell office:value-type="string">
            <text:p>http://ruian.linked.opendata.cz/resource/obce/596841</text:p>
          </table:table-cell>
          <table:table-cell office:value-type="string">
            <text:p>Světnov</text:p>
          </table:table-cell>
        </table:table-row>
        <table:table-row table:style-name="ro1">
          <table:table-cell office:value-type="string">
            <text:p>http://ruian.linked.opendata.cz/resource/obce/569631</text:p>
          </table:table-cell>
          <table:table-cell office:value-type="string">
            <text:p>Sviadnov</text:p>
          </table:table-cell>
        </table:table-row>
        <table:table-row table:style-name="ro1">
          <table:table-cell office:value-type="string">
            <text:p>http://ruian.linked.opendata.cz/resource/obce/548693</text:p>
          </table:table-cell>
          <table:table-cell office:value-type="string">
            <text:p>Svídnice</text:p>
          </table:table-cell>
        </table:table-row>
        <table:table-row table:style-name="ro1">
          <table:table-cell office:value-type="string">
            <text:p>http://ruian.linked.opendata.cz/resource/obce/572331</text:p>
          </table:table-cell>
          <table:table-cell office:value-type="string">
            <text:p>Svídnice</text:p>
          </table:table-cell>
        </table:table-row>
        <table:table-row table:style-name="ro1">
          <table:table-cell office:value-type="string">
            <text:p>http://ruian.linked.opendata.cz/resource/obce/557200</text:p>
          </table:table-cell>
          <table:table-cell office:value-type="string">
            <text:p>Švihov</text:p>
          </table:table-cell>
        </table:table-row>
        <table:table-row table:style-name="ro1">
          <table:table-cell office:value-type="string">
            <text:p>http://ruian.linked.opendata.cz/resource/obce/565326</text:p>
          </table:table-cell>
          <table:table-cell office:value-type="string">
            <text:p>Švihov</text:p>
          </table:table-cell>
        </table:table-row>
        <table:table-row table:style-name="ro1">
          <table:table-cell office:value-type="string">
            <text:p>http://ruian.linked.opendata.cz/resource/obce/564435</text:p>
          </table:table-cell>
          <table:table-cell office:value-type="string">
            <text:p>Svijanský Újezd</text:p>
          </table:table-cell>
        </table:table-row>
        <table:table-row table:style-name="ro1">
          <table:table-cell office:value-type="string">
            <text:p>http://ruian.linked.opendata.cz/resource/obce/564443</text:p>
          </table:table-cell>
          <table:table-cell office:value-type="string">
            <text:p>Svijany</text:p>
          </table:table-cell>
        </table:table-row>
        <table:table-row table:style-name="ro1">
          <table:table-cell office:value-type="string">
            <text:p>http://ruian.linked.opendata.cz/resource/obce/531812</text:p>
          </table:table-cell>
          <table:table-cell office:value-type="string">
            <text:p>Svinaře</text:p>
          </table:table-cell>
        </table:table-row>
        <table:table-row table:style-name="ro1">
          <table:table-cell office:value-type="string">
            <text:p>http://ruian.linked.opendata.cz/resource/obce/532908</text:p>
          </table:table-cell>
          <table:table-cell office:value-type="string">
            <text:p>Svinařov</text:p>
          </table:table-cell>
        </table:table-row>
        <table:table-row table:style-name="ro1">
          <table:table-cell office:value-type="string">
            <text:p>http://ruian.linked.opendata.cz/resource/obce/575771</text:p>
          </table:table-cell>
          <table:table-cell office:value-type="string">
            <text:p>Svinčany</text:p>
          </table:table-cell>
        </table:table-row>
        <table:table-row table:style-name="ro1">
          <table:table-cell office:value-type="string">
            <text:p>http://ruian.linked.opendata.cz/resource/obce/582433</text:p>
          </table:table-cell>
          <table:table-cell office:value-type="string">
            <text:p>Svinošice</text:p>
          </table:table-cell>
        </table:table-row>
        <table:table-row table:style-name="ro1">
          <table:table-cell office:value-type="string">
            <text:p>http://ruian.linked.opendata.cz/resource/obce/553182</text:p>
          </table:table-cell>
          <table:table-cell office:value-type="string">
            <text:p>Sviny</text:p>
          </table:table-cell>
        </table:table-row>
        <table:table-row table:style-name="ro1">
          <table:table-cell office:value-type="string">
            <text:p>http://ruian.linked.opendata.cz/resource/obce/596850</text:p>
          </table:table-cell>
          <table:table-cell office:value-type="string">
            <text:p>Sviny</text:p>
          </table:table-cell>
        </table:table-row>
        <table:table-row table:style-name="ro1">
          <table:table-cell office:value-type="string">
            <text:p>http://ruian.linked.opendata.cz/resource/obce/582441</text:p>
          </table:table-cell>
          <table:table-cell office:value-type="string">
            <text:p>Svitávka</text:p>
          </table:table-cell>
        </table:table-row>
        <table:table-row table:style-name="ro1">
          <table:table-cell office:value-type="string">
            <text:p>http://ruian.linked.opendata.cz/resource/obce/577731</text:p>
          </table:table-cell>
          <table:table-cell office:value-type="string">
            <text:p>Svitavy</text:p>
          </table:table-cell>
        </table:table-row>
        <table:table-row table:style-name="ro1">
          <table:table-cell office:value-type="string">
            <text:p>http://ruian.linked.opendata.cz/resource/obce/579734</text:p>
          </table:table-cell>
          <table:table-cell office:value-type="string">
            <text:p>Svoboda nad Úpou</text:p>
          </table:table-cell>
        </table:table-row>
        <table:table-row table:style-name="ro1">
          <table:table-cell office:value-type="string">
            <text:p>http://ruian.linked.opendata.cz/resource/obce/597881</text:p>
          </table:table-cell>
          <table:table-cell office:value-type="string">
            <text:p>Svobodné Heřmanice</text:p>
          </table:table-cell>
        </table:table-row>
        <table:table-row table:style-name="ro1">
          <table:table-cell office:value-type="string">
            <text:p>http://ruian.linked.opendata.cz/resource/obce/578843</text:p>
          </table:table-cell>
          <table:table-cell office:value-type="string">
            <text:p>Svojanov</text:p>
          </table:table-cell>
        </table:table-row>
        <table:table-row table:style-name="ro1">
          <table:table-cell office:value-type="string">
            <text:p>http://ruian.linked.opendata.cz/resource/obce/577561</text:p>
          </table:table-cell>
          <table:table-cell office:value-type="string">
            <text:p>Svojek</text:p>
          </table:table-cell>
        </table:table-row>
        <table:table-row table:style-name="ro1">
          <table:table-cell office:value-type="string">
            <text:p>http://ruian.linked.opendata.cz/resource/obce/538850</text:p>
          </table:table-cell>
          <table:table-cell office:value-type="string">
            <text:p>Svojetice</text:p>
          </table:table-cell>
        </table:table-row>
        <table:table-row table:style-name="ro1">
          <table:table-cell office:value-type="string">
            <text:p>http://ruian.linked.opendata.cz/resource/obce/542458</text:p>
          </table:table-cell>
          <table:table-cell office:value-type="string">
            <text:p>Svojetín</text:p>
          </table:table-cell>
        </table:table-row>
        <table:table-row table:style-name="ro1">
          <table:table-cell office:value-type="string">
            <text:p>http://ruian.linked.opendata.cz/resource/obce/546283</text:p>
          </table:table-cell>
          <table:table-cell office:value-type="string">
            <text:p>Svojkov</text:p>
          </table:table-cell>
        </table:table-row>
        <table:table-row table:style-name="ro1">
          <table:table-cell office:value-type="string">
            <text:p>http://ruian.linked.opendata.cz/resource/obce/541176</text:p>
          </table:table-cell>
          <table:table-cell office:value-type="string">
            <text:p>Svojkovice</text:p>
          </table:table-cell>
        </table:table-row>
        <table:table-row table:style-name="ro1">
          <table:table-cell office:value-type="string">
            <text:p>http://ruian.linked.opendata.cz/resource/obce/587991</text:p>
          </table:table-cell>
          <table:table-cell office:value-type="string">
            <text:p>Svojkovice</text:p>
          </table:table-cell>
        </table:table-row>
        <table:table-row table:style-name="ro1">
          <table:table-cell office:value-type="string">
            <text:p>http://ruian.linked.opendata.cz/resource/obce/533726</text:p>
          </table:table-cell>
          <table:table-cell office:value-type="string">
            <text:p>Svojšice</text:p>
          </table:table-cell>
        </table:table-row>
        <table:table-row table:style-name="ro1">
          <table:table-cell office:value-type="string">
            <text:p>http://ruian.linked.opendata.cz/resource/obce/564273</text:p>
          </table:table-cell>
          <table:table-cell office:value-type="string">
            <text:p>Svojšice</text:p>
          </table:table-cell>
        </table:table-row>
        <table:table-row table:style-name="ro1">
          <table:table-cell office:value-type="string">
            <text:p>http://ruian.linked.opendata.cz/resource/obce/575780</text:p>
          </table:table-cell>
          <table:table-cell office:value-type="string">
            <text:p>Svojšice</text:p>
          </table:table-cell>
        </table:table-row>
        <table:table-row table:style-name="ro1">
          <table:table-cell office:value-type="string">
            <text:p>http://ruian.linked.opendata.cz/resource/obce/561258</text:p>
          </table:table-cell>
          <table:table-cell office:value-type="string">
            <text:p>Svojšín</text:p>
          </table:table-cell>
        </table:table-row>
        <table:table-row table:style-name="ro1">
          <table:table-cell office:value-type="string">
            <text:p>http://ruian.linked.opendata.cz/resource/obce/562131</text:p>
          </table:table-cell>
          <table:table-cell office:value-type="string">
            <text:p>Svor</text:p>
          </table:table-cell>
        </table:table-row>
        <table:table-row table:style-name="ro1">
          <table:table-cell office:value-type="string">
            <text:p>http://ruian.linked.opendata.cz/resource/obce/563170</text:p>
          </table:table-cell>
          <table:table-cell office:value-type="string">
            <text:p>Svrabov</text:p>
          </table:table-cell>
        </table:table-row>
        <table:table-row table:style-name="ro1">
          <table:table-cell office:value-type="string">
            <text:p>http://ruian.linked.opendata.cz/resource/obce/596868</text:p>
          </table:table-cell>
          <table:table-cell office:value-type="string">
            <text:p>Svratka</text:p>
          </table:table-cell>
        </table:table-row>
        <table:table-row table:style-name="ro1">
          <table:table-cell office:value-type="string">
            <text:p>http://ruian.linked.opendata.cz/resource/obce/572349</text:p>
          </table:table-cell>
          <table:table-cell office:value-type="string">
            <text:p>Svratouch</text:p>
          </table:table-cell>
        </table:table-row>
        <table:table-row table:style-name="ro1">
          <table:table-cell office:value-type="string">
            <text:p>http://ruian.linked.opendata.cz/resource/obce/571342</text:p>
          </table:table-cell>
          <table:table-cell office:value-type="string">
            <text:p>Svrkyně</text:p>
          </table:table-cell>
        </table:table-row>
        <table:table-row table:style-name="ro1">
          <table:table-cell office:value-type="string">
            <text:p>http://ruian.linked.opendata.cz/resource/obce/564451</text:p>
          </table:table-cell>
          <table:table-cell office:value-type="string">
            <text:p>Sychrov</text:p>
          </table:table-cell>
        </table:table-row>
        <table:table-row table:style-name="ro1">
          <table:table-cell office:value-type="string">
            <text:p>http://ruian.linked.opendata.cz/resource/obce/542466</text:p>
          </table:table-cell>
          <table:table-cell office:value-type="string">
            <text:p>Sýkořice</text:p>
          </table:table-cell>
        </table:table-row>
        <table:table-row table:style-name="ro1">
          <table:table-cell office:value-type="string">
            <text:p>http://ruian.linked.opendata.cz/resource/obce/582450</text:p>
          </table:table-cell>
          <table:table-cell office:value-type="string">
            <text:p>Synalov</text:p>
          </table:table-cell>
        </table:table-row>
        <table:table-row table:style-name="ro1">
          <table:table-cell office:value-type="string">
            <text:p>http://ruian.linked.opendata.cz/resource/obce/576816</text:p>
          </table:table-cell>
          <table:table-cell office:value-type="string">
            <text:p>Synkov-Slemeno</text:p>
          </table:table-cell>
        </table:table-row>
        <table:table-row table:style-name="ro1">
          <table:table-cell office:value-type="string">
            <text:p>http://ruian.linked.opendata.cz/resource/obce/577570</text:p>
          </table:table-cell>
          <table:table-cell office:value-type="string">
            <text:p>Syřenov</text:p>
          </table:table-cell>
        </table:table-row>
        <table:table-row table:style-name="ro1">
          <table:table-cell office:value-type="string">
            <text:p>http://ruian.linked.opendata.cz/resource/obce/598771</text:p>
          </table:table-cell>
          <table:table-cell office:value-type="string">
            <text:p>Syrov</text:p>
          </table:table-cell>
        </table:table-row>
        <table:table-row table:style-name="ro1">
          <table:table-cell office:value-type="string">
            <text:p>http://ruian.linked.opendata.cz/resource/obce/571008</text:p>
          </table:table-cell>
          <table:table-cell office:value-type="string">
            <text:p>Syrovátka</text:p>
          </table:table-cell>
        </table:table-row>
        <table:table-row table:style-name="ro1">
          <table:table-cell office:value-type="string">
            <text:p>http://ruian.linked.opendata.cz/resource/obce/583936</text:p>
          </table:table-cell>
          <table:table-cell office:value-type="string">
            <text:p>Syrovice</text:p>
          </table:table-cell>
        </table:table-row>
        <table:table-row table:style-name="ro1">
          <table:table-cell office:value-type="string">
            <text:p>http://ruian.linked.opendata.cz/resource/obce/586633</text:p>
          </table:table-cell>
          <table:table-cell office:value-type="string">
            <text:p>Syrovín</text:p>
          </table:table-cell>
        </table:table-row>
        <table:table-row table:style-name="ro1">
          <table:table-cell office:value-type="string">
            <text:p>http://ruian.linked.opendata.cz/resource/obce/557081</text:p>
          </table:table-cell>
          <table:table-cell office:value-type="string">
            <text:p>Sytno</text:p>
          </table:table-cell>
        </table:table-row>
        <table:table-row table:style-name="ro1">
          <table:table-cell office:value-type="string">
            <text:p>http://ruian.linked.opendata.cz/resource/obce/552046</text:p>
          </table:table-cell>
          <table:table-cell office:value-type="string">
            <text:p>Tábor</text:p>
          </table:table-cell>
        </table:table-row>
        <table:table-row table:style-name="ro1">
          <table:table-cell office:value-type="string">
            <text:p>http://ruian.linked.opendata.cz/resource/obce/531821</text:p>
          </table:table-cell>
          <table:table-cell office:value-type="string">
            <text:p>Tachlovice</text:p>
          </table:table-cell>
        </table:table-row>
        <table:table-row table:style-name="ro1">
          <table:table-cell office:value-type="string">
            <text:p>http://ruian.linked.opendata.cz/resource/obce/553638</text:p>
          </table:table-cell>
          <table:table-cell office:value-type="string">
            <text:p>Tachov</text:p>
          </table:table-cell>
        </table:table-row>
        <table:table-row table:style-name="ro1">
          <table:table-cell office:value-type="string">
            <text:p>http://ruian.linked.opendata.cz/resource/obce/560715</text:p>
          </table:table-cell>
          <table:table-cell office:value-type="string">
            <text:p>Tachov</text:p>
          </table:table-cell>
        </table:table-row>
        <table:table-row table:style-name="ro1">
          <table:table-cell office:value-type="string">
            <text:p>http://ruian.linked.opendata.cz/resource/obce/549932</text:p>
          </table:table-cell>
          <table:table-cell office:value-type="string">
            <text:p>Tálín</text:p>
          </table:table-cell>
        </table:table-row>
        <table:table-row table:style-name="ro1">
          <table:table-cell office:value-type="string">
            <text:p>http://ruian.linked.opendata.cz/resource/obce/563820</text:p>
          </table:table-cell>
          <table:table-cell office:value-type="string">
            <text:p>Tanvald</text:p>
          </table:table-cell>
        </table:table-row>
        <table:table-row table:style-name="ro1">
          <table:table-cell office:value-type="string">
            <text:p>http://ruian.linked.opendata.cz/resource/obce/586650</text:p>
          </table:table-cell>
          <table:table-cell office:value-type="string">
            <text:p>Tasov</text:p>
          </table:table-cell>
        </table:table-row>
        <table:table-row table:style-name="ro1">
          <table:table-cell office:value-type="string">
            <text:p>http://ruian.linked.opendata.cz/resource/obce/591831</text:p>
          </table:table-cell>
          <table:table-cell office:value-type="string">
            <text:p>Tasov</text:p>
          </table:table-cell>
        </table:table-row>
        <table:table-row table:style-name="ro1">
          <table:table-cell office:value-type="string">
            <text:p>http://ruian.linked.opendata.cz/resource/obce/568287</text:p>
          </table:table-cell>
          <table:table-cell office:value-type="string">
            <text:p>Tašov</text:p>
          </table:table-cell>
        </table:table-row>
        <table:table-row table:style-name="ro1">
          <table:table-cell office:value-type="string">
            <text:p>http://ruian.linked.opendata.cz/resource/obce/582506</text:p>
          </table:table-cell>
          <table:table-cell office:value-type="string">
            <text:p>Tasovice</text:p>
          </table:table-cell>
        </table:table-row>
        <table:table-row table:style-name="ro1">
          <table:table-cell office:value-type="string">
            <text:p>http://ruian.linked.opendata.cz/resource/obce/594920</text:p>
          </table:table-cell>
          <table:table-cell office:value-type="string">
            <text:p>Tasovice</text:p>
          </table:table-cell>
        </table:table-row>
        <table:table-row table:style-name="ro1">
          <table:table-cell office:value-type="string">
            <text:p>http://ruian.linked.opendata.cz/resource/obce/537888</text:p>
          </table:table-cell>
          <table:table-cell office:value-type="string">
            <text:p>Tatce</text:p>
          </table:table-cell>
        </table:table-row>
        <table:table-row table:style-name="ro1">
          <table:table-cell office:value-type="string">
            <text:p>http://ruian.linked.opendata.cz/resource/obce/581046</text:p>
          </table:table-cell>
          <table:table-cell office:value-type="string">
            <text:p>Tatenice</text:p>
          </table:table-cell>
        </table:table-row>
        <table:table-row table:style-name="ro1">
          <table:table-cell office:value-type="string">
            <text:p>http://ruian.linked.opendata.cz/resource/obce/578983</text:p>
          </table:table-cell>
          <table:table-cell office:value-type="string">
            <text:p>Tatiná</text:p>
          </table:table-cell>
        </table:table-row>
        <table:table-row table:style-name="ro1">
          <table:table-cell office:value-type="string">
            <text:p>http://ruian.linked.opendata.cz/resource/obce/577596</text:p>
          </table:table-cell>
          <table:table-cell office:value-type="string">
            <text:p>Tatobity</text:p>
          </table:table-cell>
        </table:table-row>
        <table:table-row table:style-name="ro1">
          <table:table-cell office:value-type="string">
            <text:p>http://ruian.linked.opendata.cz/resource/obce/538663</text:p>
          </table:table-cell>
          <table:table-cell office:value-type="string">
            <text:p>Tatrovice</text:p>
          </table:table-cell>
        </table:table-row>
        <table:table-row table:style-name="ro1">
          <table:table-cell office:value-type="string">
            <text:p>http://ruian.linked.opendata.cz/resource/obce/594938</text:p>
          </table:table-cell>
          <table:table-cell office:value-type="string">
            <text:p>Tavíkovice</text:p>
          </table:table-cell>
        </table:table-row>
        <table:table-row table:style-name="ro1">
          <table:table-cell office:value-type="string">
            <text:p>http://ruian.linked.opendata.cz/resource/obce/536598</text:p>
          </table:table-cell>
          <table:table-cell office:value-type="string">
            <text:p>Tchořovice</text:p>
          </table:table-cell>
        </table:table-row>
        <table:table-row table:style-name="ro1">
          <table:table-cell office:value-type="string">
            <text:p>http://ruian.linked.opendata.cz/resource/obce/529664</text:p>
          </table:table-cell>
          <table:table-cell office:value-type="string">
            <text:p>Těchařovice</text:p>
          </table:table-cell>
        </table:table-row>
        <table:table-row table:style-name="ro1">
          <table:table-cell office:value-type="string">
            <text:p>http://ruian.linked.opendata.cz/resource/obce/555193</text:p>
          </table:table-cell>
          <table:table-cell office:value-type="string">
            <text:p>Těchlovice</text:p>
          </table:table-cell>
        </table:table-row>
        <table:table-row table:style-name="ro1">
          <table:table-cell office:value-type="string">
            <text:p>http://ruian.linked.opendata.cz/resource/obce/571024</text:p>
          </table:table-cell>
          <table:table-cell office:value-type="string">
            <text:p>Těchlovice</text:p>
          </table:table-cell>
        </table:table-row>
        <table:table-row table:style-name="ro1">
          <table:table-cell office:value-type="string">
            <text:p>http://ruian.linked.opendata.cz/resource/obce/561355</text:p>
          </table:table-cell>
          <table:table-cell office:value-type="string">
            <text:p>Těchobuz</text:p>
          </table:table-cell>
        </table:table-row>
        <table:table-row table:style-name="ro1">
          <table:table-cell office:value-type="string">
            <text:p>http://ruian.linked.opendata.cz/resource/obce/581054</text:p>
          </table:table-cell>
          <table:table-cell office:value-type="string">
            <text:p>Těchonín</text:p>
          </table:table-cell>
        </table:table-row>
        <table:table-row table:style-name="ro1">
          <table:table-cell office:value-type="string">
            <text:p>http://ruian.linked.opendata.cz/resource/obce/549649</text:p>
          </table:table-cell>
          <table:table-cell office:value-type="string">
            <text:p>Tečovice</text:p>
          </table:table-cell>
        </table:table-row>
        <table:table-row table:style-name="ro1">
          <table:table-cell office:value-type="string">
            <text:p>http://ruian.linked.opendata.cz/resource/obce/530751</text:p>
          </table:table-cell>
          <table:table-cell office:value-type="string">
            <text:p>Tehov</text:p>
          </table:table-cell>
        </table:table-row>
        <table:table-row table:style-name="ro1">
          <table:table-cell office:value-type="string">
            <text:p>http://ruian.linked.opendata.cz/resource/obce/538892</text:p>
          </table:table-cell>
          <table:table-cell office:value-type="string">
            <text:p>Tehov</text:p>
          </table:table-cell>
        </table:table-row>
        <table:table-row table:style-name="ro1">
          <table:table-cell office:value-type="string">
            <text:p>http://ruian.linked.opendata.cz/resource/obce/599719</text:p>
          </table:table-cell>
          <table:table-cell office:value-type="string">
            <text:p>Tehovec</text:p>
          </table:table-cell>
        </table:table-row>
        <table:table-row table:style-name="ro1">
          <table:table-cell office:value-type="string">
            <text:p>http://ruian.linked.opendata.cz/resource/obce/588024</text:p>
          </table:table-cell>
          <table:table-cell office:value-type="string">
            <text:p>Telč</text:p>
          </table:table-cell>
        </table:table-row>
        <table:table-row table:style-name="ro1">
          <table:table-cell office:value-type="string">
            <text:p>http://ruian.linked.opendata.cz/resource/obce/578878</text:p>
          </table:table-cell>
          <table:table-cell office:value-type="string">
            <text:p>Telecí</text:p>
          </table:table-cell>
        </table:table-row>
        <table:table-row table:style-name="ro1">
          <table:table-cell office:value-type="string">
            <text:p>http://ruian.linked.opendata.cz/resource/obce/568295</text:p>
          </table:table-cell>
          <table:table-cell office:value-type="string">
            <text:p>Telnice</text:p>
          </table:table-cell>
        </table:table-row>
        <table:table-row table:style-name="ro1">
          <table:table-cell office:value-type="string">
            <text:p>http://ruian.linked.opendata.cz/resource/obce/583979</text:p>
          </table:table-cell>
          <table:table-cell office:value-type="string">
            <text:p>Telnice</text:p>
          </table:table-cell>
        </table:table-row>
        <table:table-row table:style-name="ro1">
          <table:table-cell office:value-type="string">
            <text:p>http://ruian.linked.opendata.cz/resource/obce/545155</text:p>
          </table:table-cell>
          <table:table-cell office:value-type="string">
            <text:p>Temelín</text:p>
          </table:table-cell>
        </table:table-row>
        <table:table-row table:style-name="ro1">
          <table:table-cell office:value-type="string">
            <text:p>http://ruian.linked.opendata.cz/resource/obce/562271</text:p>
          </table:table-cell>
          <table:table-cell office:value-type="string">
            <text:p>Temešvár</text:p>
          </table:table-cell>
        </table:table-row>
        <table:table-row table:style-name="ro1">
          <table:table-cell office:value-type="string">
            <text:p>http://ruian.linked.opendata.cz/resource/obce/548936</text:p>
          </table:table-cell>
          <table:table-cell office:value-type="string">
            <text:p>Těmice</text:p>
          </table:table-cell>
        </table:table-row>
        <table:table-row table:style-name="ro1">
          <table:table-cell office:value-type="string">
            <text:p>http://ruian.linked.opendata.cz/resource/obce/586668</text:p>
          </table:table-cell>
          <table:table-cell office:value-type="string">
            <text:p>Těmice</text:p>
          </table:table-cell>
        </table:table-row>
        <table:table-row table:style-name="ro1">
          <table:table-cell office:value-type="string">
            <text:p>http://ruian.linked.opendata.cz/resource/obce/560189</text:p>
          </table:table-cell>
          <table:table-cell office:value-type="string">
            <text:p>Těně</text:p>
          </table:table-cell>
        </table:table-row>
        <table:table-row table:style-name="ro1">
          <table:table-cell office:value-type="string">
            <text:p>http://ruian.linked.opendata.cz/resource/obce/555631</text:p>
          </table:table-cell>
          <table:table-cell office:value-type="string">
            <text:p>Teplá</text:p>
          </table:table-cell>
        </table:table-row>
        <table:table-row table:style-name="ro1">
          <table:table-cell office:value-type="string">
            <text:p>http://ruian.linked.opendata.cz/resource/obce/567442</text:p>
          </table:table-cell>
          <table:table-cell office:value-type="string">
            <text:p>Teplice</text:p>
          </table:table-cell>
        </table:table-row>
        <table:table-row table:style-name="ro1">
          <table:table-cell office:value-type="string">
            <text:p>http://ruian.linked.opendata.cz/resource/obce/519031</text:p>
          </table:table-cell>
          <table:table-cell office:value-type="string">
            <text:p>Teplice nad Bečvou</text:p>
          </table:table-cell>
        </table:table-row>
        <table:table-row table:style-name="ro1">
          <table:table-cell office:value-type="string">
            <text:p>http://ruian.linked.opendata.cz/resource/obce/574538</text:p>
          </table:table-cell>
          <table:table-cell office:value-type="string">
            <text:p>Teplice nad Metují</text:p>
          </table:table-cell>
        </table:table-row>
        <table:table-row table:style-name="ro1">
          <table:table-cell office:value-type="string">
            <text:p>http://ruian.linked.opendata.cz/resource/obce/537845</text:p>
          </table:table-cell>
          <table:table-cell office:value-type="string">
            <text:p>Teplička</text:p>
          </table:table-cell>
        </table:table-row>
        <table:table-row table:style-name="ro1">
          <table:table-cell office:value-type="string">
            <text:p>http://ruian.linked.opendata.cz/resource/obce/530760</text:p>
          </table:table-cell>
          <table:table-cell office:value-type="string">
            <text:p>Teplýšovice</text:p>
          </table:table-cell>
        </table:table-row>
        <table:table-row table:style-name="ro1">
          <table:table-cell office:value-type="string">
            <text:p>http://ruian.linked.opendata.cz/resource/obce/566802</text:p>
          </table:table-cell>
          <table:table-cell office:value-type="string">
            <text:p>Terešov</text:p>
          </table:table-cell>
        </table:table-row>
        <table:table-row table:style-name="ro1">
          <table:table-cell office:value-type="string">
            <text:p>http://ruian.linked.opendata.cz/resource/obce/565717</text:p>
          </table:table-cell>
          <table:table-cell office:value-type="string">
            <text:p>Terezín</text:p>
          </table:table-cell>
        </table:table-row>
        <table:table-row table:style-name="ro1">
          <table:table-cell office:value-type="string">
            <text:p>http://ruian.linked.opendata.cz/resource/obce/586676</text:p>
          </table:table-cell>
          <table:table-cell office:value-type="string">
            <text:p>Terezín</text:p>
          </table:table-cell>
        </table:table-row>
        <table:table-row table:style-name="ro1">
          <table:table-cell office:value-type="string">
            <text:p>http://ruian.linked.opendata.cz/resource/obce/599158</text:p>
          </table:table-cell>
          <table:table-cell office:value-type="string">
            <text:p>Těrlicko</text:p>
          </table:table-cell>
        </table:table-row>
        <table:table-row table:style-name="ro1">
          <table:table-cell office:value-type="string">
            <text:p>http://ruian.linked.opendata.cz/resource/obce/583995</text:p>
          </table:table-cell>
          <table:table-cell office:value-type="string">
            <text:p>Těšany</text:p>
          </table:table-cell>
        </table:table-row>
        <table:table-row table:style-name="ro1">
          <table:table-cell office:value-type="string">
            <text:p>http://ruian.linked.opendata.cz/resource/obce/505269</text:p>
          </table:table-cell>
          <table:table-cell office:value-type="string">
            <text:p>Těšetice</text:p>
          </table:table-cell>
        </table:table-row>
        <table:table-row table:style-name="ro1">
          <table:table-cell office:value-type="string">
            <text:p>http://ruian.linked.opendata.cz/resource/obce/594946</text:p>
          </table:table-cell>
          <table:table-cell office:value-type="string">
            <text:p>Těšetice</text:p>
          </table:table-cell>
        </table:table-row>
        <table:table-row table:style-name="ro1">
          <table:table-cell office:value-type="string">
            <text:p>http://ruian.linked.opendata.cz/resource/obce/546526</text:p>
          </table:table-cell>
          <table:table-cell office:value-type="string">
            <text:p>Těškov</text:p>
          </table:table-cell>
        </table:table-row>
        <table:table-row table:style-name="ro1">
          <table:table-cell office:value-type="string">
            <text:p>http://ruian.linked.opendata.cz/resource/obce/512745</text:p>
          </table:table-cell>
          <table:table-cell office:value-type="string">
            <text:p>Těškovice</text:p>
          </table:table-cell>
        </table:table-row>
        <table:table-row table:style-name="ro1">
          <table:table-cell office:value-type="string">
            <text:p>http://ruian.linked.opendata.cz/resource/obce/550582</text:p>
          </table:table-cell>
          <table:table-cell office:value-type="string">
            <text:p>Těšovice</text:p>
          </table:table-cell>
        </table:table-row>
        <table:table-row table:style-name="ro1">
          <table:table-cell office:value-type="string">
            <text:p>http://ruian.linked.opendata.cz/resource/obce/579360</text:p>
          </table:table-cell>
          <table:table-cell office:value-type="string">
            <text:p>Těšovice</text:p>
          </table:table-cell>
        </table:table-row>
        <table:table-row table:style-name="ro1">
          <table:table-cell office:value-type="string">
            <text:p>http://ruian.linked.opendata.cz/resource/obce/583987</text:p>
          </table:table-cell>
          <table:table-cell office:value-type="string">
            <text:p>Tetčice</text:p>
          </table:table-cell>
        </table:table-row>
        <table:table-row table:style-name="ro1">
          <table:table-cell office:value-type="string">
            <text:p>http://ruian.linked.opendata.cz/resource/obce/531839</text:p>
          </table:table-cell>
          <table:table-cell office:value-type="string">
            <text:p>Tetín</text:p>
          </table:table-cell>
        </table:table-row>
        <table:table-row table:style-name="ro1">
          <table:table-cell office:value-type="string">
            <text:p>http://ruian.linked.opendata.cz/resource/obce/572756</text:p>
          </table:table-cell>
          <table:table-cell office:value-type="string">
            <text:p>Tetín</text:p>
          </table:table-cell>
        </table:table-row>
        <table:table-row table:style-name="ro1">
          <table:table-cell office:value-type="string">
            <text:p>http://ruian.linked.opendata.cz/resource/obce/575810</text:p>
          </table:table-cell>
          <table:table-cell office:value-type="string">
            <text:p>Tetov</text:p>
          </table:table-cell>
        </table:table-row>
        <table:table-row table:style-name="ro1">
          <table:table-cell office:value-type="string">
            <text:p>http://ruian.linked.opendata.cz/resource/obce/599956</text:p>
          </table:table-cell>
          <table:table-cell office:value-type="string">
            <text:p>Tichá</text:p>
          </table:table-cell>
        </table:table-row>
        <table:table-row table:style-name="ro1">
          <table:table-cell office:value-type="string">
            <text:p>http://ruian.linked.opendata.cz/resource/obce/530778</text:p>
          </table:table-cell>
          <table:table-cell office:value-type="string">
            <text:p>Tichonice</text:p>
          </table:table-cell>
        </table:table-row>
        <table:table-row table:style-name="ro1">
          <table:table-cell office:value-type="string">
            <text:p>http://ruian.linked.opendata.cz/resource/obce/535184</text:p>
          </table:table-cell>
          <table:table-cell office:value-type="string">
            <text:p>Tichov</text:p>
          </table:table-cell>
        </table:table-row>
        <table:table-row table:style-name="ro1">
          <table:table-cell office:value-type="string">
            <text:p>http://ruian.linked.opendata.cz/resource/obce/569615</text:p>
          </table:table-cell>
          <table:table-cell office:value-type="string">
            <text:p>Tis</text:p>
          </table:table-cell>
        </table:table-row>
        <table:table-row table:style-name="ro1">
          <table:table-cell office:value-type="string">
            <text:p>http://ruian.linked.opendata.cz/resource/obce/559482</text:p>
          </table:table-cell>
          <table:table-cell office:value-type="string">
            <text:p>Tis u Blatna</text:p>
          </table:table-cell>
        </table:table-row>
        <table:table-row table:style-name="ro1">
          <table:table-cell office:value-type="string">
            <text:p>http://ruian.linked.opendata.cz/resource/obce/568309</text:p>
          </table:table-cell>
          <table:table-cell office:value-type="string">
            <text:p>Tisá</text:p>
          </table:table-cell>
        </table:table-row>
        <table:table-row table:style-name="ro1">
          <table:table-cell office:value-type="string">
            <text:p>http://ruian.linked.opendata.cz/resource/obce/599964</text:p>
          </table:table-cell>
          <table:table-cell office:value-type="string">
            <text:p>Tísek</text:p>
          </table:table-cell>
        </table:table-row>
        <table:table-row table:style-name="ro1">
          <table:table-cell office:value-type="string">
            <text:p>http://ruian.linked.opendata.cz/resource/obce/532592</text:p>
          </table:table-cell>
          <table:table-cell office:value-type="string">
            <text:p>Tisem</text:p>
          </table:table-cell>
        </table:table-row>
        <table:table-row table:style-name="ro1">
          <table:table-cell office:value-type="string">
            <text:p>http://ruian.linked.opendata.cz/resource/obce/535222</text:p>
          </table:table-cell>
          <table:table-cell office:value-type="string">
            <text:p>Tišice</text:p>
          </table:table-cell>
        </table:table-row>
        <table:table-row table:style-name="ro1">
          <table:table-cell office:value-type="string">
            <text:p>http://ruian.linked.opendata.cz/resource/obce/533734</text:p>
          </table:table-cell>
          <table:table-cell office:value-type="string">
            <text:p>Tismice</text:p>
          </table:table-cell>
        </table:table-row>
        <table:table-row table:style-name="ro1">
          <table:table-cell office:value-type="string">
            <text:p>http://ruian.linked.opendata.cz/resource/obce/584002</text:p>
          </table:table-cell>
          <table:table-cell office:value-type="string">
            <text:p>Tišnov</text:p>
          </table:table-cell>
        </table:table-row>
        <table:table-row table:style-name="ro1">
          <table:table-cell office:value-type="string">
            <text:p>http://ruian.linked.opendata.cz/resource/obce/596892</text:p>
          </table:table-cell>
          <table:table-cell office:value-type="string">
            <text:p>Tišnovská Nová Ves</text:p>
          </table:table-cell>
        </table:table-row>
        <table:table-row table:style-name="ro1">
          <table:table-cell office:value-type="string">
            <text:p>http://ruian.linked.opendata.cz/resource/obce/541621</text:p>
          </table:table-cell>
          <table:table-cell office:value-type="string">
            <text:p>Tisová</text:p>
          </table:table-cell>
        </table:table-row>
        <table:table-row table:style-name="ro1">
          <table:table-cell office:value-type="string">
            <text:p>http://ruian.linked.opendata.cz/resource/obce/581062</text:p>
          </table:table-cell>
          <table:table-cell office:value-type="string">
            <text:p>Tisová</text:p>
          </table:table-cell>
        </table:table-row>
        <table:table-row table:style-name="ro1">
          <table:table-cell office:value-type="string">
            <text:p>http://ruian.linked.opendata.cz/resource/obce/572381</text:p>
          </table:table-cell>
          <table:table-cell office:value-type="string">
            <text:p>Tisovec</text:p>
          </table:table-cell>
        </table:table-row>
        <table:table-row table:style-name="ro1">
          <table:table-cell office:value-type="string">
            <text:p>http://ruian.linked.opendata.cz/resource/obce/590100</text:p>
          </table:table-cell>
          <table:table-cell office:value-type="string">
            <text:p>Tištín</text:p>
          </table:table-cell>
        </table:table-row>
        <table:table-row table:style-name="ro1">
          <table:table-cell office:value-type="string">
            <text:p>http://ruian.linked.opendata.cz/resource/obce/559491</text:p>
          </table:table-cell>
          <table:table-cell office:value-type="string">
            <text:p>Tlučná</text:p>
          </table:table-cell>
        </table:table-row>
        <table:table-row table:style-name="ro1">
          <table:table-cell office:value-type="string">
            <text:p>http://ruian.linked.opendata.cz/resource/obce/554341</text:p>
          </table:table-cell>
          <table:table-cell office:value-type="string">
            <text:p>Tlumačov</text:p>
          </table:table-cell>
        </table:table-row>
        <table:table-row table:style-name="ro1">
          <table:table-cell office:value-type="string">
            <text:p>http://ruian.linked.opendata.cz/resource/obce/585858</text:p>
          </table:table-cell>
          <table:table-cell office:value-type="string">
            <text:p>Tlumačov</text:p>
          </table:table-cell>
        </table:table-row>
        <table:table-row table:style-name="ro1">
          <table:table-cell office:value-type="string">
            <text:p>http://ruian.linked.opendata.cz/resource/obce/531847</text:p>
          </table:table-cell>
          <table:table-cell office:value-type="string">
            <text:p>Tlustice</text:p>
          </table:table-cell>
        </table:table-row>
        <table:table-row table:style-name="ro1">
          <table:table-cell office:value-type="string">
            <text:p>http://ruian.linked.opendata.cz/resource/obce/531855</text:p>
          </table:table-cell>
          <table:table-cell office:value-type="string">
            <text:p>Tmaň</text:p>
          </table:table-cell>
        </table:table-row>
        <table:table-row table:style-name="ro1">
          <table:table-cell office:value-type="string">
            <text:p>http://ruian.linked.opendata.cz/resource/obce/541427</text:p>
          </table:table-cell>
          <table:table-cell office:value-type="string">
            <text:p>Tochovice</text:p>
          </table:table-cell>
        </table:table-row>
        <table:table-row table:style-name="ro1">
          <table:table-cell office:value-type="string">
            <text:p>http://ruian.linked.opendata.cz/resource/obce/534463</text:p>
          </table:table-cell>
          <table:table-cell office:value-type="string">
            <text:p>Točník</text:p>
          </table:table-cell>
        </table:table-row>
        <table:table-row table:style-name="ro1">
          <table:table-cell office:value-type="string">
            <text:p>http://ruian.linked.opendata.cz/resource/obce/578614</text:p>
          </table:table-cell>
          <table:table-cell office:value-type="string">
            <text:p>Tojice</text:p>
          </table:table-cell>
        </table:table-row>
        <table:table-row table:style-name="ro1">
          <table:table-cell office:value-type="string">
            <text:p>http://ruian.linked.opendata.cz/resource/obce/532541</text:p>
          </table:table-cell>
          <table:table-cell office:value-type="string">
            <text:p>Tomice</text:p>
          </table:table-cell>
        </table:table-row>
        <table:table-row table:style-name="ro1">
          <table:table-cell office:value-type="string">
            <text:p>http://ruian.linked.opendata.cz/resource/obce/593630</text:p>
          </table:table-cell>
          <table:table-cell office:value-type="string">
            <text:p>Topolany</text:p>
          </table:table-cell>
        </table:table-row>
        <table:table-row table:style-name="ro1">
          <table:table-cell office:value-type="string">
            <text:p>http://ruian.linked.opendata.cz/resource/obce/592692</text:p>
          </table:table-cell>
          <table:table-cell office:value-type="string">
            <text:p>Topolná</text:p>
          </table:table-cell>
        </table:table-row>
        <table:table-row table:style-name="ro1">
          <table:table-cell office:value-type="string">
            <text:p>http://ruian.linked.opendata.cz/resource/obce/533742</text:p>
          </table:table-cell>
          <table:table-cell office:value-type="string">
            <text:p>Toušice</text:p>
          </table:table-cell>
        </table:table-row>
        <table:table-row table:style-name="ro1">
          <table:table-cell office:value-type="string">
            <text:p>http://ruian.linked.opendata.cz/resource/obce/566829</text:p>
          </table:table-cell>
          <table:table-cell office:value-type="string">
            <text:p>Toužetín</text:p>
          </table:table-cell>
        </table:table-row>
        <table:table-row table:style-name="ro1">
          <table:table-cell office:value-type="string">
            <text:p>http://ruian.linked.opendata.cz/resource/obce/555657</text:p>
          </table:table-cell>
          <table:table-cell office:value-type="string">
            <text:p>Toužim</text:p>
          </table:table-cell>
        </table:table-row>
        <table:table-row table:style-name="ro1">
          <table:table-cell office:value-type="string">
            <text:p>http://ruian.linked.opendata.cz/resource/obce/519146</text:p>
          </table:table-cell>
          <table:table-cell office:value-type="string">
            <text:p>Tovačov</text:p>
          </table:table-cell>
        </table:table-row>
        <table:table-row table:style-name="ro1">
          <table:table-cell office:value-type="string">
            <text:p>http://ruian.linked.opendata.cz/resource/obce/552089</text:p>
          </table:table-cell>
          <table:table-cell office:value-type="string">
            <text:p>Tovéř</text:p>
          </table:table-cell>
        </table:table-row>
        <table:table-row table:style-name="ro1">
          <table:table-cell office:value-type="string">
            <text:p>http://ruian.linked.opendata.cz/resource/obce/552623</text:p>
          </table:table-cell>
          <table:table-cell office:value-type="string">
            <text:p>Třanovice</text:p>
          </table:table-cell>
        </table:table-row>
        <table:table-row table:style-name="ro1">
          <table:table-cell office:value-type="string">
            <text:p>http://ruian.linked.opendata.cz/resource/obce/592706</text:p>
          </table:table-cell>
          <table:table-cell office:value-type="string">
            <text:p>Traplice</text:p>
          </table:table-cell>
        </table:table-row>
        <table:table-row table:style-name="ro1">
          <table:table-cell office:value-type="string">
            <text:p>http://ruian.linked.opendata.cz/resource/obce/565741</text:p>
          </table:table-cell>
          <table:table-cell office:value-type="string">
            <text:p>Travčice</text:p>
          </table:table-cell>
        </table:table-row>
        <table:table-row table:style-name="ro1">
          <table:table-cell office:value-type="string">
            <text:p>http://ruian.linked.opendata.cz/resource/obce/584011</text:p>
          </table:table-cell>
          <table:table-cell office:value-type="string">
            <text:p>Trboušany</text:p>
          </table:table-cell>
        </table:table-row>
        <table:table-row table:style-name="ro1">
          <table:table-cell office:value-type="string">
            <text:p>http://ruian.linked.opendata.cz/resource/obce/578908</text:p>
          </table:table-cell>
          <table:table-cell office:value-type="string">
            <text:p>Třebařov</text:p>
          </table:table-cell>
        </table:table-row>
        <table:table-row table:style-name="ro1">
          <table:table-cell office:value-type="string">
            <text:p>http://ruian.linked.opendata.cz/resource/obce/578592</text:p>
          </table:table-cell>
          <table:table-cell office:value-type="string">
            <text:p>Třebčice</text:p>
          </table:table-cell>
        </table:table-row>
        <table:table-row table:style-name="ro1">
          <table:table-cell office:value-type="string">
            <text:p>http://ruian.linked.opendata.cz/resource/obce/571041</text:p>
          </table:table-cell>
          <table:table-cell office:value-type="string">
            <text:p>Třebechovice pod Orebem</text:p>
          </table:table-cell>
        </table:table-row>
        <table:table-row table:style-name="ro1">
          <table:table-cell office:value-type="string">
            <text:p>http://ruian.linked.opendata.cz/resource/obce/563153</text:p>
          </table:table-cell>
          <table:table-cell office:value-type="string">
            <text:p>Třebějice</text:p>
          </table:table-cell>
        </table:table-row>
        <table:table-row table:style-name="ro1">
          <table:table-cell office:value-type="string">
            <text:p>http://ruian.linked.opendata.cz/resource/obce/591858</text:p>
          </table:table-cell>
          <table:table-cell office:value-type="string">
            <text:p>Třebelovice</text:p>
          </table:table-cell>
        </table:table-row>
        <table:table-row table:style-name="ro1">
          <table:table-cell office:value-type="string">
            <text:p>http://ruian.linked.opendata.cz/resource/obce/539023</text:p>
          </table:table-cell>
          <table:table-cell office:value-type="string">
            <text:p>Třebeň</text:p>
          </table:table-cell>
        </table:table-row>
        <table:table-row table:style-name="ro1">
          <table:table-cell office:value-type="string">
            <text:p>http://ruian.linked.opendata.cz/resource/obce/565768</text:p>
          </table:table-cell>
          <table:table-cell office:value-type="string">
            <text:p>Třebenice</text:p>
          </table:table-cell>
        </table:table-row>
        <table:table-row table:style-name="ro1">
          <table:table-cell office:value-type="string">
            <text:p>http://ruian.linked.opendata.cz/resource/obce/591866</text:p>
          </table:table-cell>
          <table:table-cell office:value-type="string">
            <text:p>Třebenice</text:p>
          </table:table-cell>
        </table:table-row>
        <table:table-row table:style-name="ro1">
          <table:table-cell office:value-type="string">
            <text:p>http://ruian.linked.opendata.cz/resource/obce/530981</text:p>
          </table:table-cell>
          <table:table-cell office:value-type="string">
            <text:p>Třebešice</text:p>
          </table:table-cell>
        </table:table-row>
        <table:table-row table:style-name="ro1">
          <table:table-cell office:value-type="string">
            <text:p>http://ruian.linked.opendata.cz/resource/obce/532304</text:p>
          </table:table-cell>
          <table:table-cell office:value-type="string">
            <text:p>Třebešice</text:p>
          </table:table-cell>
        </table:table-row>
        <table:table-row table:style-name="ro1">
          <table:table-cell office:value-type="string">
            <text:p>http://ruian.linked.opendata.cz/resource/obce/576832</text:p>
          </table:table-cell>
          <table:table-cell office:value-type="string">
            <text:p>Třebešov</text:p>
          </table:table-cell>
        </table:table-row>
        <table:table-row table:style-name="ro1">
          <table:table-cell office:value-type="string">
            <text:p>http://ruian.linked.opendata.cz/resource/obce/537896</text:p>
          </table:table-cell>
          <table:table-cell office:value-type="string">
            <text:p>Třebestovice</text:p>
          </table:table-cell>
        </table:table-row>
        <table:table-row table:style-name="ro1">
          <table:table-cell office:value-type="string">
            <text:p>http://ruian.linked.opendata.cz/resource/obce/562327</text:p>
          </table:table-cell>
          <table:table-cell office:value-type="string">
            <text:p>Třebětice</text:p>
          </table:table-cell>
        </table:table-row>
        <table:table-row table:style-name="ro1">
          <table:table-cell office:value-type="string">
            <text:p>http://ruian.linked.opendata.cz/resource/obce/589098</text:p>
          </table:table-cell>
          <table:table-cell office:value-type="string">
            <text:p>Třebětice</text:p>
          </table:table-cell>
        </table:table-row>
        <table:table-row table:style-name="ro1">
          <table:table-cell office:value-type="string">
            <text:p>http://ruian.linked.opendata.cz/resource/obce/530972</text:p>
          </table:table-cell>
          <table:table-cell office:value-type="string">
            <text:p>Třebětín</text:p>
          </table:table-cell>
        </table:table-row>
        <table:table-row table:style-name="ro1">
          <table:table-cell office:value-type="string">
            <text:p>http://ruian.linked.opendata.cz/resource/obce/590266</text:p>
          </table:table-cell>
          <table:table-cell office:value-type="string">
            <text:p>Třebíč</text:p>
          </table:table-cell>
        </table:table-row>
        <table:table-row table:style-name="ro1">
          <table:table-cell office:value-type="string">
            <text:p>http://ruian.linked.opendata.cz/resource/obce/532959</text:p>
          </table:table-cell>
          <table:table-cell office:value-type="string">
            <text:p>Třebichovice</text:p>
          </table:table-cell>
        </table:table-row>
        <table:table-row table:style-name="ro1">
          <table:table-cell office:value-type="string">
            <text:p>http://ruian.linked.opendata.cz/resource/obce/579769</text:p>
          </table:table-cell>
          <table:table-cell office:value-type="string">
            <text:p>Třebihošť</text:p>
          </table:table-cell>
        </table:table-row>
        <table:table-row table:style-name="ro1">
          <table:table-cell office:value-type="string">
            <text:p>http://ruian.linked.opendata.cz/resource/obce/565776</text:p>
          </table:table-cell>
          <table:table-cell office:value-type="string">
            <text:p>Třebívlice</text:p>
          </table:table-cell>
        </table:table-row>
        <table:table-row table:style-name="ro1">
          <table:table-cell office:value-type="string">
            <text:p>http://ruian.linked.opendata.cz/resource/obce/532967</text:p>
          </table:table-cell>
          <table:table-cell office:value-type="string">
            <text:p>Třebíz</text:p>
          </table:table-cell>
        </table:table-row>
        <table:table-row table:style-name="ro1">
          <table:table-cell office:value-type="string">
            <text:p>http://ruian.linked.opendata.cz/resource/obce/573612</text:p>
          </table:table-cell>
          <table:table-cell office:value-type="string">
            <text:p>Třebnouševes</text:p>
          </table:table-cell>
        </table:table-row>
        <table:table-row table:style-name="ro1">
          <table:table-cell office:value-type="string">
            <text:p>http://ruian.linked.opendata.cz/resource/obce/542504</text:p>
          </table:table-cell>
          <table:table-cell office:value-type="string">
            <text:p>Třeboc</text:p>
          </table:table-cell>
        </table:table-row>
        <table:table-row table:style-name="ro1">
          <table:table-cell office:value-type="string">
            <text:p>http://ruian.linked.opendata.cz/resource/obce/551899</text:p>
          </table:table-cell>
          <table:table-cell office:value-type="string">
            <text:p>Třebohostice</text:p>
          </table:table-cell>
        </table:table-row>
        <table:table-row table:style-name="ro1">
          <table:table-cell office:value-type="string">
            <text:p>http://ruian.linked.opendata.cz/resource/obce/569101</text:p>
          </table:table-cell>
          <table:table-cell office:value-type="string">
            <text:p>Třebom</text:p>
          </table:table-cell>
        </table:table-row>
        <table:table-row table:style-name="ro1">
          <table:table-cell office:value-type="string">
            <text:p>http://ruian.linked.opendata.cz/resource/obce/547336</text:p>
          </table:table-cell>
          <table:table-cell office:value-type="string">
            <text:p>Třeboň</text:p>
          </table:table-cell>
        </table:table-row>
        <table:table-row table:style-name="ro1">
          <table:table-cell office:value-type="string">
            <text:p>http://ruian.linked.opendata.cz/resource/obce/571741</text:p>
          </table:table-cell>
          <table:table-cell office:value-type="string">
            <text:p>Třebonín</text:p>
          </table:table-cell>
        </table:table-row>
        <table:table-row table:style-name="ro1">
          <table:table-cell office:value-type="string">
            <text:p>http://ruian.linked.opendata.cz/resource/obce/572985</text:p>
          </table:table-cell>
          <table:table-cell office:value-type="string">
            <text:p>Třebosice</text:p>
          </table:table-cell>
        </table:table-row>
        <table:table-row table:style-name="ro1">
          <table:table-cell office:value-type="string">
            <text:p>http://ruian.linked.opendata.cz/resource/obce/539759</text:p>
          </table:table-cell>
          <table:table-cell office:value-type="string">
            <text:p>Třebotov</text:p>
          </table:table-cell>
        </table:table-row>
        <table:table-row table:style-name="ro1">
          <table:table-cell office:value-type="string">
            <text:p>http://ruian.linked.opendata.cz/resource/obce/581071</text:p>
          </table:table-cell>
          <table:table-cell office:value-type="string">
            <text:p>Třebovice</text:p>
          </table:table-cell>
        </table:table-row>
        <table:table-row table:style-name="ro1">
          <table:table-cell office:value-type="string">
            <text:p>http://ruian.linked.opendata.cz/resource/obce/533751</text:p>
          </table:table-cell>
          <table:table-cell office:value-type="string">
            <text:p>Třebovle</text:p>
          </table:table-cell>
        </table:table-row>
        <table:table-row table:style-name="ro1">
          <table:table-cell office:value-type="string">
            <text:p>http://ruian.linked.opendata.cz/resource/obce/541451</text:p>
          </table:table-cell>
          <table:table-cell office:value-type="string">
            <text:p>Třebsko</text:p>
          </table:table-cell>
        </table:table-row>
        <table:table-row table:style-name="ro1">
          <table:table-cell office:value-type="string">
            <text:p>http://ruian.linked.opendata.cz/resource/obce/532975</text:p>
          </table:table-cell>
          <table:table-cell office:value-type="string">
            <text:p>Třebusice</text:p>
          </table:table-cell>
        </table:table-row>
        <table:table-row table:style-name="ro1">
          <table:table-cell office:value-type="string">
            <text:p>http://ruian.linked.opendata.cz/resource/obce/565792</text:p>
          </table:table-cell>
          <table:table-cell office:value-type="string">
            <text:p>Třebušín</text:p>
          </table:table-cell>
        </table:table-row>
        <table:table-row table:style-name="ro1">
          <table:table-cell office:value-type="string">
            <text:p>http://ruian.linked.opendata.cz/resource/obce/597911</text:p>
          </table:table-cell>
          <table:table-cell office:value-type="string">
            <text:p>Třemešná</text:p>
          </table:table-cell>
        </table:table-row>
        <table:table-row table:style-name="ro1">
          <table:table-cell office:value-type="string">
            <text:p>http://ruian.linked.opendata.cz/resource/obce/561304</text:p>
          </table:table-cell>
          <table:table-cell office:value-type="string">
            <text:p>Třemešné</text:p>
          </table:table-cell>
        </table:table-row>
        <table:table-row table:style-name="ro1">
          <table:table-cell office:value-type="string">
            <text:p>http://ruian.linked.opendata.cz/resource/obce/559521</text:p>
          </table:table-cell>
          <table:table-cell office:value-type="string">
            <text:p>Třemošná</text:p>
          </table:table-cell>
        </table:table-row>
        <table:table-row table:style-name="ro1">
          <table:table-cell office:value-type="string">
            <text:p>http://ruian.linked.opendata.cz/resource/obce/572411</text:p>
          </table:table-cell>
          <table:table-cell office:value-type="string">
            <text:p>Třemošnice</text:p>
          </table:table-cell>
        </table:table-row>
        <table:table-row table:style-name="ro1">
          <table:table-cell office:value-type="string">
            <text:p>http://ruian.linked.opendata.cz/resource/obce/550311</text:p>
          </table:table-cell>
          <table:table-cell office:value-type="string">
            <text:p>Třesov</text:p>
          </table:table-cell>
        </table:table-row>
        <table:table-row table:style-name="ro1">
          <table:table-cell office:value-type="string">
            <text:p>http://ruian.linked.opendata.cz/resource/obce/571059</text:p>
          </table:table-cell>
          <table:table-cell office:value-type="string">
            <text:p>Třesovice</text:p>
          </table:table-cell>
        </table:table-row>
        <table:table-row table:style-name="ro1">
          <table:table-cell office:value-type="string">
            <text:p>http://ruian.linked.opendata.cz/resource/obce/536679</text:p>
          </table:table-cell>
          <table:table-cell office:value-type="string">
            <text:p>Třešovice</text:p>
          </table:table-cell>
        </table:table-row>
        <table:table-row table:style-name="ro1">
          <table:table-cell office:value-type="string">
            <text:p>http://ruian.linked.opendata.cz/resource/obce/588032</text:p>
          </table:table-cell>
          <table:table-cell office:value-type="string">
            <text:p>Třešť</text:p>
          </table:table-cell>
        </table:table-row>
        <table:table-row table:style-name="ro1">
          <table:table-cell office:value-type="string">
            <text:p>http://ruian.linked.opendata.cz/resource/obce/588041</text:p>
          </table:table-cell>
          <table:table-cell office:value-type="string">
            <text:p>Třeštice</text:p>
          </table:table-cell>
        </table:table-row>
        <table:table-row table:style-name="ro1">
          <table:table-cell office:value-type="string">
            <text:p>http://ruian.linked.opendata.cz/resource/obce/553336</text:p>
          </table:table-cell>
          <table:table-cell office:value-type="string">
            <text:p>Třeština</text:p>
          </table:table-cell>
        </table:table-row>
        <table:table-row table:style-name="ro1">
          <table:table-cell office:value-type="string">
            <text:p>http://ruian.linked.opendata.cz/resource/obce/554359</text:p>
          </table:table-cell>
          <table:table-cell office:value-type="string">
            <text:p>Trhanov</text:p>
          </table:table-cell>
        </table:table-row>
        <table:table-row table:style-name="ro1">
          <table:table-cell office:value-type="string">
            <text:p>http://ruian.linked.opendata.cz/resource/obce/572390</text:p>
          </table:table-cell>
          <table:table-cell office:value-type="string">
            <text:p>Trhová Kamenice</text:p>
          </table:table-cell>
        </table:table-row>
        <table:table-row table:style-name="ro1">
          <table:table-cell office:value-type="string">
            <text:p>http://ruian.linked.opendata.cz/resource/obce/598429</text:p>
          </table:table-cell>
          <table:table-cell office:value-type="string">
            <text:p>Trhové Dušníky</text:p>
          </table:table-cell>
        </table:table-row>
        <table:table-row table:style-name="ro1">
          <table:table-cell office:value-type="string">
            <text:p>http://ruian.linked.opendata.cz/resource/obce/545171</text:p>
          </table:table-cell>
          <table:table-cell office:value-type="string">
            <text:p>Trhové Sviny</text:p>
          </table:table-cell>
        </table:table-row>
        <table:table-row table:style-name="ro1">
          <table:table-cell office:value-type="string">
            <text:p>http://ruian.linked.opendata.cz/resource/obce/530816</text:p>
          </table:table-cell>
          <table:table-cell office:value-type="string">
            <text:p>Trhový Štěpánov</text:p>
          </table:table-cell>
        </table:table-row>
        <table:table-row table:style-name="ro1">
          <table:table-cell office:value-type="string">
            <text:p>http://ruian.linked.opendata.cz/resource/obce/533769</text:p>
          </table:table-cell>
          <table:table-cell office:value-type="string">
            <text:p>Tři Dvory</text:p>
          </table:table-cell>
        </table:table-row>
        <table:table-row table:style-name="ro1">
          <table:table-cell office:value-type="string">
            <text:p>http://ruian.linked.opendata.cz/resource/obce/554880</text:p>
          </table:table-cell>
          <table:table-cell office:value-type="string">
            <text:p>Tři Sekery</text:p>
          </table:table-cell>
        </table:table-row>
        <table:table-row table:style-name="ro1">
          <table:table-cell office:value-type="string">
            <text:p>http://ruian.linked.opendata.cz/resource/obce/587753</text:p>
          </table:table-cell>
          <table:table-cell office:value-type="string">
            <text:p>Tři Studně</text:p>
          </table:table-cell>
        </table:table-row>
        <table:table-row table:style-name="ro1">
          <table:table-cell office:value-type="string">
            <text:p>http://ruian.linked.opendata.cz/resource/obce/504921</text:p>
          </table:table-cell>
          <table:table-cell office:value-type="string">
            <text:p>Třibřichy</text:p>
          </table:table-cell>
        </table:table-row>
        <table:table-row table:style-name="ro1">
          <table:table-cell office:value-type="string">
            <text:p>http://ruian.linked.opendata.cz/resource/obce/598810</text:p>
          </table:table-cell>
          <table:table-cell office:value-type="string">
            <text:p>Třinec</text:p>
          </table:table-cell>
        </table:table-row>
        <table:table-row table:style-name="ro1">
          <table:table-cell office:value-type="string">
            <text:p>http://ruian.linked.opendata.cz/resource/obce/553697</text:p>
          </table:table-cell>
          <table:table-cell office:value-type="string">
            <text:p>Trmice</text:p>
          </table:table-cell>
        </table:table-row>
        <table:table-row table:style-name="ro1">
          <table:table-cell office:value-type="string">
            <text:p>http://ruian.linked.opendata.cz/resource/obce/585866</text:p>
          </table:table-cell>
          <table:table-cell office:value-type="string">
            <text:p>Trnava</text:p>
          </table:table-cell>
        </table:table-row>
        <table:table-row table:style-name="ro1">
          <table:table-cell office:value-type="string">
            <text:p>http://ruian.linked.opendata.cz/resource/obce/591840</text:p>
          </table:table-cell>
          <table:table-cell office:value-type="string">
            <text:p>Trnava</text:p>
          </table:table-cell>
        </table:table-row>
        <table:table-row table:style-name="ro1">
          <table:table-cell office:value-type="string">
            <text:p>http://ruian.linked.opendata.cz/resource/obce/530794</text:p>
          </table:table-cell>
          <table:table-cell office:value-type="string">
            <text:p>Trnávka</text:p>
          </table:table-cell>
        </table:table-row>
        <table:table-row table:style-name="ro1">
          <table:table-cell office:value-type="string">
            <text:p>http://ruian.linked.opendata.cz/resource/obce/569755</text:p>
          </table:table-cell>
          <table:table-cell office:value-type="string">
            <text:p>Trnávka</text:p>
          </table:table-cell>
        </table:table-row>
        <table:table-row table:style-name="ro1">
          <table:table-cell office:value-type="string">
            <text:p>http://ruian.linked.opendata.cz/resource/obce/576824</text:p>
          </table:table-cell>
          <table:table-cell office:value-type="string">
            <text:p>Trnov</text:p>
          </table:table-cell>
        </table:table-row>
        <table:table-row table:style-name="ro1">
          <table:table-cell office:value-type="string">
            <text:p>http://ruian.linked.opendata.cz/resource/obce/559504</text:p>
          </table:table-cell>
          <table:table-cell office:value-type="string">
            <text:p>Trnová</text:p>
          </table:table-cell>
        </table:table-row>
        <table:table-row table:style-name="ro1">
          <table:table-cell office:value-type="string">
            <text:p>http://ruian.linked.opendata.cz/resource/obce/598313</text:p>
          </table:table-cell>
          <table:table-cell office:value-type="string">
            <text:p>Trnová</text:p>
          </table:table-cell>
        </table:table-row>
        <table:table-row table:style-name="ro1">
          <table:table-cell office:value-type="string">
            <text:p>http://ruian.linked.opendata.cz/resource/obce/542407</text:p>
          </table:table-cell>
          <table:table-cell office:value-type="string">
            <text:p>Trnovany</text:p>
          </table:table-cell>
        </table:table-row>
        <table:table-row table:style-name="ro1">
          <table:table-cell office:value-type="string">
            <text:p>http://ruian.linked.opendata.cz/resource/obce/594954</text:p>
          </table:table-cell>
          <table:table-cell office:value-type="string">
            <text:p>Trnové Pole</text:p>
          </table:table-cell>
        </table:table-row>
        <table:table-row table:style-name="ro1">
          <table:table-cell office:value-type="string">
            <text:p>http://ruian.linked.opendata.cz/resource/obce/599999</text:p>
          </table:table-cell>
          <table:table-cell office:value-type="string">
            <text:p>Trojanovice</text:p>
          </table:table-cell>
        </table:table-row>
        <table:table-row table:style-name="ro1">
          <table:table-cell office:value-type="string">
            <text:p>http://ruian.linked.opendata.cz/resource/obce/572403</text:p>
          </table:table-cell>
          <table:table-cell office:value-type="string">
            <text:p>Trojovice</text:p>
          </table:table-cell>
        </table:table-row>
        <table:table-row table:style-name="ro1">
          <table:table-cell office:value-type="string">
            <text:p>http://ruian.linked.opendata.cz/resource/obce/579246</text:p>
          </table:table-cell>
          <table:table-cell office:value-type="string">
            <text:p>Trokavec</text:p>
          </table:table-cell>
        </table:table-row>
        <table:table-row table:style-name="ro1">
          <table:table-cell office:value-type="string">
            <text:p>http://ruian.linked.opendata.cz/resource/obce/594962</text:p>
          </table:table-cell>
          <table:table-cell office:value-type="string">
            <text:p>Troskotovice</text:p>
          </table:table-cell>
        </table:table-row>
        <table:table-row table:style-name="ro1">
          <table:table-cell office:value-type="string">
            <text:p>http://ruian.linked.opendata.cz/resource/obce/577600</text:p>
          </table:table-cell>
          <table:table-cell office:value-type="string">
            <text:p>Troskovice</text:p>
          </table:table-cell>
        </table:table-row>
        <table:table-row table:style-name="ro1">
          <table:table-cell office:value-type="string">
            <text:p>http://ruian.linked.opendata.cz/resource/obce/579751</text:p>
          </table:table-cell>
          <table:table-cell office:value-type="string">
            <text:p>Trotina</text:p>
          </table:table-cell>
        </table:table-row>
        <table:table-row table:style-name="ro1">
          <table:table-cell office:value-type="string">
            <text:p>http://ruian.linked.opendata.cz/resource/obce/505293</text:p>
          </table:table-cell>
          <table:table-cell office:value-type="string">
            <text:p>Troubelice</text:p>
          </table:table-cell>
        </table:table-row>
        <table:table-row table:style-name="ro1">
          <table:table-cell office:value-type="string">
            <text:p>http://ruian.linked.opendata.cz/resource/obce/519651</text:p>
          </table:table-cell>
          <table:table-cell office:value-type="string">
            <text:p>Troubky</text:p>
          </table:table-cell>
        </table:table-row>
        <table:table-row table:style-name="ro1">
          <table:table-cell office:value-type="string">
            <text:p>http://ruian.linked.opendata.cz/resource/obce/589080</text:p>
          </table:table-cell>
          <table:table-cell office:value-type="string">
            <text:p>Troubky-Zdislavice</text:p>
          </table:table-cell>
        </table:table-row>
        <table:table-row table:style-name="ro1">
          <table:table-cell office:value-type="string">
            <text:p>http://ruian.linked.opendata.cz/resource/obce/584029</text:p>
          </table:table-cell>
          <table:table-cell office:value-type="string">
            <text:p>Troubsko</text:p>
          </table:table-cell>
        </table:table-row>
        <table:table-row table:style-name="ro1">
          <table:table-cell office:value-type="string">
            <text:p>http://ruian.linked.opendata.cz/resource/obce/547921</text:p>
          </table:table-cell>
          <table:table-cell office:value-type="string">
            <text:p>Trpík</text:p>
          </table:table-cell>
        </table:table-row>
        <table:table-row table:style-name="ro1">
          <table:table-cell office:value-type="string">
            <text:p>http://ruian.linked.opendata.cz/resource/obce/578886</text:p>
          </table:table-cell>
          <table:table-cell office:value-type="string">
            <text:p>Trpín</text:p>
          </table:table-cell>
        </table:table-row>
        <table:table-row table:style-name="ro1">
          <table:table-cell office:value-type="string">
            <text:p>http://ruian.linked.opendata.cz/resource/obce/569623</text:p>
          </table:table-cell>
          <table:table-cell office:value-type="string">
            <text:p>Trpišovice</text:p>
          </table:table-cell>
        </table:table-row>
        <table:table-row table:style-name="ro1">
          <table:table-cell office:value-type="string">
            <text:p>http://ruian.linked.opendata.cz/resource/obce/561291</text:p>
          </table:table-cell>
          <table:table-cell office:value-type="string">
            <text:p>Trpísty</text:p>
          </table:table-cell>
        </table:table-row>
        <table:table-row table:style-name="ro1">
          <table:table-cell office:value-type="string">
            <text:p>http://ruian.linked.opendata.cz/resource/obce/505366</text:p>
          </table:table-cell>
          <table:table-cell office:value-type="string">
            <text:p>Tršice</text:p>
          </table:table-cell>
        </table:table-row>
        <table:table-row table:style-name="ro1">
          <table:table-cell office:value-type="string">
            <text:p>http://ruian.linked.opendata.cz/resource/obce/554855</text:p>
          </table:table-cell>
          <table:table-cell office:value-type="string">
            <text:p>Trstěnice</text:p>
          </table:table-cell>
        </table:table-row>
        <table:table-row table:style-name="ro1">
          <table:table-cell office:value-type="string">
            <text:p>http://ruian.linked.opendata.cz/resource/obce/594971</text:p>
          </table:table-cell>
          <table:table-cell office:value-type="string">
            <text:p>Trstěnice</text:p>
          </table:table-cell>
        </table:table-row>
        <table:table-row table:style-name="ro1">
          <table:table-cell office:value-type="string">
            <text:p>http://ruian.linked.opendata.cz/resource/obce/578894</text:p>
          </table:table-cell>
          <table:table-cell office:value-type="string">
            <text:p>Trstěnice</text:p>
          </table:table-cell>
        </table:table-row>
        <table:table-row table:style-name="ro1">
          <table:table-cell office:value-type="string">
            <text:p>http://ruian.linked.opendata.cz/resource/obce/573639</text:p>
          </table:table-cell>
          <table:table-cell office:value-type="string">
            <text:p>Třtěnice</text:p>
          </table:table-cell>
        </table:table-row>
        <table:table-row table:style-name="ro1">
          <table:table-cell office:value-type="string">
            <text:p>http://ruian.linked.opendata.cz/resource/obce/542512</text:p>
          </table:table-cell>
          <table:table-cell office:value-type="string">
            <text:p>Třtice</text:p>
          </table:table-cell>
        </table:table-row>
        <table:table-row table:style-name="ro1">
          <table:table-cell office:value-type="string">
            <text:p>http://ruian.linked.opendata.cz/resource/obce/533106</text:p>
          </table:table-cell>
          <table:table-cell office:value-type="string">
            <text:p>Trubín</text:p>
          </table:table-cell>
        </table:table-row>
        <table:table-row table:style-name="ro1">
          <table:table-cell office:value-type="string">
            <text:p>http://ruian.linked.opendata.cz/resource/obce/531880</text:p>
          </table:table-cell>
          <table:table-cell office:value-type="string">
            <text:p>Trubská</text:p>
          </table:table-cell>
        </table:table-row>
        <table:table-row table:style-name="ro1">
          <table:table-cell office:value-type="string">
            <text:p>http://ruian.linked.opendata.cz/resource/obce/536512</text:p>
          </table:table-cell>
          <table:table-cell office:value-type="string">
            <text:p>Truskovice</text:p>
          </table:table-cell>
        </table:table-row>
        <table:table-row table:style-name="ro1">
          <table:table-cell office:value-type="string">
            <text:p>http://ruian.linked.opendata.cz/resource/obce/575828</text:p>
          </table:table-cell>
          <table:table-cell office:value-type="string">
            <text:p>Trusnov</text:p>
          </table:table-cell>
        </table:table-row>
        <table:table-row table:style-name="ro1">
          <table:table-cell office:value-type="string">
            <text:p>http://ruian.linked.opendata.cz/resource/obce/579025</text:p>
          </table:table-cell>
          <table:table-cell office:value-type="string">
            <text:p>Trutnov</text:p>
          </table:table-cell>
        </table:table-row>
        <table:table-row table:style-name="ro1">
          <table:table-cell office:value-type="string">
            <text:p>http://ruian.linked.opendata.cz/resource/obce/572616</text:p>
          </table:table-cell>
          <table:table-cell office:value-type="string">
            <text:p>Tržek</text:p>
          </table:table-cell>
        </table:table-row>
        <table:table-row table:style-name="ro1">
          <table:table-cell office:value-type="string">
            <text:p>http://ruian.linked.opendata.cz/resource/obce/592714</text:p>
          </table:table-cell>
          <table:table-cell office:value-type="string">
            <text:p>Tučapy</text:p>
          </table:table-cell>
        </table:table-row>
        <table:table-row table:style-name="ro1">
          <table:table-cell office:value-type="string">
            <text:p>http://ruian.linked.opendata.cz/resource/obce/553239</text:p>
          </table:table-cell>
          <table:table-cell office:value-type="string">
            <text:p>Tučapy</text:p>
          </table:table-cell>
        </table:table-row>
        <table:table-row table:style-name="ro1">
          <table:table-cell office:value-type="string">
            <text:p>http://ruian.linked.opendata.cz/resource/obce/593648</text:p>
          </table:table-cell>
          <table:table-cell office:value-type="string">
            <text:p>Tučapy</text:p>
          </table:table-cell>
        </table:table-row>
        <table:table-row table:style-name="ro1">
          <table:table-cell office:value-type="string">
            <text:p>http://ruian.linked.opendata.cz/resource/obce/532983</text:p>
          </table:table-cell>
          <table:table-cell office:value-type="string">
            <text:p>Tuchlovice</text:p>
          </table:table-cell>
        </table:table-row>
        <table:table-row table:style-name="ro1">
          <table:table-cell office:value-type="string">
            <text:p>http://ruian.linked.opendata.cz/resource/obce/539767</text:p>
          </table:table-cell>
          <table:table-cell office:value-type="string">
            <text:p>Tuchoměřice</text:p>
          </table:table-cell>
        </table:table-row>
        <table:table-row table:style-name="ro1">
          <table:table-cell office:value-type="string">
            <text:p>http://ruian.linked.opendata.cz/resource/obce/533777</text:p>
          </table:table-cell>
          <table:table-cell office:value-type="string">
            <text:p>Tuchoraz</text:p>
          </table:table-cell>
        </table:table-row>
        <table:table-row table:style-name="ro1">
          <table:table-cell office:value-type="string">
            <text:p>http://ruian.linked.opendata.cz/resource/obce/566853</text:p>
          </table:table-cell>
          <table:table-cell office:value-type="string">
            <text:p>Tuchořice</text:p>
          </table:table-cell>
        </table:table-row>
        <table:table-row table:style-name="ro1">
          <table:table-cell office:value-type="string">
            <text:p>http://ruian.linked.opendata.cz/resource/obce/520047</text:p>
          </table:table-cell>
          <table:table-cell office:value-type="string">
            <text:p>Tučín</text:p>
          </table:table-cell>
        </table:table-row>
        <table:table-row table:style-name="ro1">
          <table:table-cell office:value-type="string">
            <text:p>http://ruian.linked.opendata.cz/resource/obce/531561</text:p>
          </table:table-cell>
          <table:table-cell office:value-type="string">
            <text:p>Tuhaň</text:p>
          </table:table-cell>
        </table:table-row>
        <table:table-row table:style-name="ro1">
          <table:table-cell office:value-type="string">
            <text:p>http://ruian.linked.opendata.cz/resource/obce/546267</text:p>
          </table:table-cell>
          <table:table-cell office:value-type="string">
            <text:p>Tuhaň</text:p>
          </table:table-cell>
        </table:table-row>
        <table:table-row table:style-name="ro1">
          <table:table-cell office:value-type="string">
            <text:p>http://ruian.linked.opendata.cz/resource/obce/533785</text:p>
          </table:table-cell>
          <table:table-cell office:value-type="string">
            <text:p>Tuklaty</text:p>
          </table:table-cell>
        </table:table-row>
        <table:table-row table:style-name="ro1">
          <table:table-cell office:value-type="string">
            <text:p>http://ruian.linked.opendata.cz/resource/obce/594989</text:p>
          </table:table-cell>
          <table:table-cell office:value-type="string">
            <text:p>Tulešice</text:p>
          </table:table-cell>
        </table:table-row>
        <table:table-row table:style-name="ro1">
          <table:table-cell office:value-type="string">
            <text:p>http://ruian.linked.opendata.cz/resource/obce/572420</text:p>
          </table:table-cell>
          <table:table-cell office:value-type="string">
            <text:p>Tuněchody</text:p>
          </table:table-cell>
        </table:table-row>
        <table:table-row table:style-name="ro1">
          <table:table-cell office:value-type="string">
            <text:p>http://ruian.linked.opendata.cz/resource/obce/529583</text:p>
          </table:table-cell>
          <table:table-cell office:value-type="string">
            <text:p>Tupadly</text:p>
          </table:table-cell>
        </table:table-row>
        <table:table-row table:style-name="ro1">
          <table:table-cell office:value-type="string">
            <text:p>http://ruian.linked.opendata.cz/resource/obce/534480</text:p>
          </table:table-cell>
          <table:table-cell office:value-type="string">
            <text:p>Tupadly</text:p>
          </table:table-cell>
        </table:table-row>
        <table:table-row table:style-name="ro1">
          <table:table-cell office:value-type="string">
            <text:p>http://ruian.linked.opendata.cz/resource/obce/592722</text:p>
          </table:table-cell>
          <table:table-cell office:value-type="string">
            <text:p>Tupesy</text:p>
          </table:table-cell>
        </table:table-row>
        <table:table-row table:style-name="ro1">
          <table:table-cell office:value-type="string">
            <text:p>http://ruian.linked.opendata.cz/resource/obce/573647</text:p>
          </table:table-cell>
          <table:table-cell office:value-type="string">
            <text:p>Tuř</text:p>
          </table:table-cell>
        </table:table-row>
        <table:table-row table:style-name="ro1">
          <table:table-cell office:value-type="string">
            <text:p>http://ruian.linked.opendata.cz/resource/obce/532177</text:p>
          </table:table-cell>
          <table:table-cell office:value-type="string">
            <text:p>Tuřany</text:p>
          </table:table-cell>
        </table:table-row>
        <table:table-row table:style-name="ro1">
          <table:table-cell office:value-type="string">
            <text:p>http://ruian.linked.opendata.cz/resource/obce/539619</text:p>
          </table:table-cell>
          <table:table-cell office:value-type="string">
            <text:p>Tuřany</text:p>
          </table:table-cell>
        </table:table-row>
        <table:table-row table:style-name="ro1">
          <table:table-cell office:value-type="string">
            <text:p>http://ruian.linked.opendata.cz/resource/obce/570982</text:p>
          </table:table-cell>
          <table:table-cell office:value-type="string">
            <text:p>Tuřice</text:p>
          </table:table-cell>
        </table:table-row>
        <table:table-row table:style-name="ro1">
          <table:table-cell office:value-type="string">
            <text:p>http://ruian.linked.opendata.cz/resource/obce/575844</text:p>
          </table:table-cell>
          <table:table-cell office:value-type="string">
            <text:p>Turkovice</text:p>
          </table:table-cell>
        </table:table-row>
        <table:table-row table:style-name="ro1">
          <table:table-cell office:value-type="string">
            <text:p>http://ruian.linked.opendata.cz/resource/obce/577626</text:p>
          </table:table-cell>
          <table:table-cell office:value-type="string">
            <text:p>Turnov</text:p>
          </table:table-cell>
        </table:table-row>
        <table:table-row table:style-name="ro1">
          <table:table-cell office:value-type="string">
            <text:p>http://ruian.linked.opendata.cz/resource/obce/551601</text:p>
          </table:table-cell>
          <table:table-cell office:value-type="string">
            <text:p>Turovec</text:p>
          </table:table-cell>
        </table:table-row>
        <table:table-row table:style-name="ro1">
          <table:table-cell office:value-type="string">
            <text:p>http://ruian.linked.opendata.cz/resource/obce/552836</text:p>
          </table:table-cell>
          <table:table-cell office:value-type="string">
            <text:p>Turovice</text:p>
          </table:table-cell>
        </table:table-row>
        <table:table-row table:style-name="ro1">
          <table:table-cell office:value-type="string">
            <text:p>http://ruian.linked.opendata.cz/resource/obce/539775</text:p>
          </table:table-cell>
          <table:table-cell office:value-type="string">
            <text:p>Tursko</text:p>
          </table:table-cell>
        </table:table-row>
        <table:table-row table:style-name="ro1">
          <table:table-cell office:value-type="string">
            <text:p>http://ruian.linked.opendata.cz/resource/obce/598330</text:p>
          </table:table-cell>
          <table:table-cell office:value-type="string">
            <text:p>Tušovice</text:p>
          </table:table-cell>
        </table:table-row>
        <table:table-row table:style-name="ro1">
          <table:table-cell office:value-type="string">
            <text:p>http://ruian.linked.opendata.cz/resource/obce/576841</text:p>
          </table:table-cell>
          <table:table-cell office:value-type="string">
            <text:p>Tutleky</text:p>
          </table:table-cell>
        </table:table-row>
        <table:table-row table:style-name="ro1">
          <table:table-cell office:value-type="string">
            <text:p>http://ruian.linked.opendata.cz/resource/obce/553522</text:p>
          </table:table-cell>
          <table:table-cell office:value-type="string">
            <text:p>Tužice</text:p>
          </table:table-cell>
        </table:table-row>
        <table:table-row table:style-name="ro1">
          <table:table-cell office:value-type="string">
            <text:p>http://ruian.linked.opendata.cz/resource/obce/584037</text:p>
          </table:table-cell>
          <table:table-cell office:value-type="string">
            <text:p>Tvarožná</text:p>
          </table:table-cell>
        </table:table-row>
        <table:table-row table:style-name="ro1">
          <table:table-cell office:value-type="string">
            <text:p>http://ruian.linked.opendata.cz/resource/obce/586684</text:p>
          </table:table-cell>
          <table:table-cell office:value-type="string">
            <text:p>Tvarožná Lhota</text:p>
          </table:table-cell>
        </table:table-row>
        <table:table-row table:style-name="ro1">
          <table:table-cell office:value-type="string">
            <text:p>http://ruian.linked.opendata.cz/resource/obce/594997</text:p>
          </table:table-cell>
          <table:table-cell office:value-type="string">
            <text:p>Tvořihráz</text:p>
          </table:table-cell>
        </table:table-row>
        <table:table-row table:style-name="ro1">
          <table:table-cell office:value-type="string">
            <text:p>http://ruian.linked.opendata.cz/resource/obce/590118</text:p>
          </table:table-cell>
          <table:table-cell office:value-type="string">
            <text:p>Tvorovice</text:p>
          </table:table-cell>
        </table:table-row>
        <table:table-row table:style-name="ro1">
          <table:table-cell office:value-type="string">
            <text:p>http://ruian.linked.opendata.cz/resource/obce/551821</text:p>
          </table:table-cell>
          <table:table-cell office:value-type="string">
            <text:p>Tvrdkov</text:p>
          </table:table-cell>
        </table:table-row>
        <table:table-row table:style-name="ro1">
          <table:table-cell office:value-type="string">
            <text:p>http://ruian.linked.opendata.cz/resource/obce/584941</text:p>
          </table:table-cell>
          <table:table-cell office:value-type="string">
            <text:p>Tvrdonice</text:p>
          </table:table-cell>
        </table:table-row>
        <table:table-row table:style-name="ro1">
          <table:table-cell office:value-type="string">
            <text:p>http://ruian.linked.opendata.cz/resource/obce/550604</text:p>
          </table:table-cell>
          <table:table-cell office:value-type="string">
            <text:p>Tvrzice</text:p>
          </table:table-cell>
        </table:table-row>
        <table:table-row table:style-name="ro1">
          <table:table-cell office:value-type="string">
            <text:p>http://ruian.linked.opendata.cz/resource/obce/546534</text:p>
          </table:table-cell>
          <table:table-cell office:value-type="string">
            <text:p>Týček</text:p>
          </table:table-cell>
        </table:table-row>
        <table:table-row table:style-name="ro1">
          <table:table-cell office:value-type="string">
            <text:p>http://ruian.linked.opendata.cz/resource/obce/558460</text:p>
          </table:table-cell>
          <table:table-cell office:value-type="string">
            <text:p>Tymákov</text:p>
          </table:table-cell>
        </table:table-row>
        <table:table-row table:style-name="ro1">
          <table:table-cell office:value-type="string">
            <text:p>http://ruian.linked.opendata.cz/resource/obce/570079</text:p>
          </table:table-cell>
          <table:table-cell office:value-type="string">
            <text:p>Týn nad Bečvou</text:p>
          </table:table-cell>
        </table:table-row>
        <table:table-row table:style-name="ro1">
          <table:table-cell office:value-type="string">
            <text:p>http://ruian.linked.opendata.cz/resource/obce/545201</text:p>
          </table:table-cell>
          <table:table-cell office:value-type="string">
            <text:p>Týn nad Vltavou</text:p>
          </table:table-cell>
        </table:table-row>
        <table:table-row table:style-name="ro1">
          <table:table-cell office:value-type="string">
            <text:p>http://ruian.linked.opendata.cz/resource/obce/541885</text:p>
          </table:table-cell>
          <table:table-cell office:value-type="string">
            <text:p>Týnec</text:p>
          </table:table-cell>
        </table:table-row>
        <table:table-row table:style-name="ro1">
          <table:table-cell office:value-type="string">
            <text:p>http://ruian.linked.opendata.cz/resource/obce/584959</text:p>
          </table:table-cell>
          <table:table-cell office:value-type="string">
            <text:p>Týnec</text:p>
          </table:table-cell>
        </table:table-row>
        <table:table-row table:style-name="ro1">
          <table:table-cell office:value-type="string">
            <text:p>http://ruian.linked.opendata.cz/resource/obce/533807</text:p>
          </table:table-cell>
          <table:table-cell office:value-type="string">
            <text:p>Týnec nad Labem</text:p>
          </table:table-cell>
        </table:table-row>
        <table:table-row table:style-name="ro1">
          <table:table-cell office:value-type="string">
            <text:p>http://ruian.linked.opendata.cz/resource/obce/530841</text:p>
          </table:table-cell>
          <table:table-cell office:value-type="string">
            <text:p>Týnec nad Sázavou</text:p>
          </table:table-cell>
        </table:table-row>
        <table:table-row table:style-name="ro1">
          <table:table-cell office:value-type="string">
            <text:p>http://ruian.linked.opendata.cz/resource/obce/539929</text:p>
          </table:table-cell>
          <table:table-cell office:value-type="string">
            <text:p>Týniště</text:p>
          </table:table-cell>
        </table:table-row>
        <table:table-row table:style-name="ro1">
          <table:table-cell office:value-type="string">
            <text:p>http://ruian.linked.opendata.cz/resource/obce/576859</text:p>
          </table:table-cell>
          <table:table-cell office:value-type="string">
            <text:p>Týniště nad Orlicí</text:p>
          </table:table-cell>
        </table:table-row>
        <table:table-row table:style-name="ro1">
          <table:table-cell office:value-type="string">
            <text:p>http://ruian.linked.opendata.cz/resource/obce/575861</text:p>
          </table:table-cell>
          <table:table-cell office:value-type="string">
            <text:p>Týnišťko</text:p>
          </table:table-cell>
        </table:table-row>
        <table:table-row table:style-name="ro1">
          <table:table-cell office:value-type="string">
            <text:p>http://ruian.linked.opendata.cz/resource/obce/573655</text:p>
          </table:table-cell>
          <table:table-cell office:value-type="string">
            <text:p>Úbislavice</text:p>
          </table:table-cell>
        </table:table-row>
        <table:table-row table:style-name="ro1">
          <table:table-cell office:value-type="string">
            <text:p>http://ruian.linked.opendata.cz/resource/obce/585874</text:p>
          </table:table-cell>
          <table:table-cell office:value-type="string">
            <text:p>Ublo</text:p>
          </table:table-cell>
        </table:table-row>
        <table:table-row table:style-name="ro1">
          <table:table-cell office:value-type="string">
            <text:p>http://ruian.linked.opendata.cz/resource/obce/566161</text:p>
          </table:table-cell>
          <table:table-cell office:value-type="string">
            <text:p>Úboč</text:p>
          </table:table-cell>
        </table:table-row>
        <table:table-row table:style-name="ro1">
          <table:table-cell office:value-type="string">
            <text:p>http://ruian.linked.opendata.cz/resource/obce/549959</text:p>
          </table:table-cell>
          <table:table-cell office:value-type="string">
            <text:p>Ubušínek</text:p>
          </table:table-cell>
        </table:table-row>
        <table:table-row table:style-name="ro1">
          <table:table-cell office:value-type="string">
            <text:p>http://ruian.linked.opendata.cz/resource/obce/563382</text:p>
          </table:table-cell>
          <table:table-cell office:value-type="string">
            <text:p>Údlice</text:p>
          </table:table-cell>
        </table:table-row>
        <table:table-row table:style-name="ro1">
          <table:table-cell office:value-type="string">
            <text:p>http://ruian.linked.opendata.cz/resource/obce/573663</text:p>
          </table:table-cell>
          <table:table-cell office:value-type="string">
            <text:p>Údrnice</text:p>
          </table:table-cell>
        </table:table-row>
        <table:table-row table:style-name="ro1">
          <table:table-cell office:value-type="string">
            <text:p>http://ruian.linked.opendata.cz/resource/obce/541214</text:p>
          </table:table-cell>
          <table:table-cell office:value-type="string">
            <text:p>Uhelná</text:p>
          </table:table-cell>
        </table:table-row>
        <table:table-row table:style-name="ro1">
          <table:table-cell office:value-type="string">
            <text:p>http://ruian.linked.opendata.cz/resource/obce/569640</text:p>
          </table:table-cell>
          <table:table-cell office:value-type="string">
            <text:p>Uhelná Příbram</text:p>
          </table:table-cell>
        </table:table-row>
        <table:table-row table:style-name="ro1">
          <table:table-cell office:value-type="string">
            <text:p>http://ruian.linked.opendata.cz/resource/obce/546411</text:p>
          </table:table-cell>
          <table:table-cell office:value-type="string">
            <text:p>Úherce</text:p>
          </table:table-cell>
        </table:table-row>
        <table:table-row table:style-name="ro1">
          <table:table-cell office:value-type="string">
            <text:p>http://ruian.linked.opendata.cz/resource/obce/546178</text:p>
          </table:table-cell>
          <table:table-cell office:value-type="string">
            <text:p>Úherce</text:p>
          </table:table-cell>
        </table:table-row>
        <table:table-row table:style-name="ro1">
          <table:table-cell office:value-type="string">
            <text:p>http://ruian.linked.opendata.cz/resource/obce/584967</text:p>
          </table:table-cell>
          <table:table-cell office:value-type="string">
            <text:p>Uherčice</text:p>
          </table:table-cell>
        </table:table-row>
        <table:table-row table:style-name="ro1">
          <table:table-cell office:value-type="string">
            <text:p>http://ruian.linked.opendata.cz/resource/obce/595004</text:p>
          </table:table-cell>
          <table:table-cell office:value-type="string">
            <text:p>Uherčice</text:p>
          </table:table-cell>
        </table:table-row>
        <table:table-row table:style-name="ro1">
          <table:table-cell office:value-type="string">
            <text:p>http://ruian.linked.opendata.cz/resource/obce/530697</text:p>
          </table:table-cell>
          <table:table-cell office:value-type="string">
            <text:p>Úherčice</text:p>
          </table:table-cell>
        </table:table-row>
        <table:table-row table:style-name="ro1">
          <table:table-cell office:value-type="string">
            <text:p>http://ruian.linked.opendata.cz/resource/obce/592005</text:p>
          </table:table-cell>
          <table:table-cell office:value-type="string">
            <text:p>Uherské Hradiště</text:p>
          </table:table-cell>
        </table:table-row>
        <table:table-row table:style-name="ro1">
          <table:table-cell office:value-type="string">
            <text:p>http://ruian.linked.opendata.cz/resource/obce/575879</text:p>
          </table:table-cell>
          <table:table-cell office:value-type="string">
            <text:p>Uhersko</text:p>
          </table:table-cell>
        </table:table-row>
        <table:table-row table:style-name="ro1">
          <table:table-cell office:value-type="string">
            <text:p>http://ruian.linked.opendata.cz/resource/obce/592731</text:p>
          </table:table-cell>
          <table:table-cell office:value-type="string">
            <text:p>Uherský Brod</text:p>
          </table:table-cell>
        </table:table-row>
        <table:table-row table:style-name="ro1">
          <table:table-cell office:value-type="string">
            <text:p>http://ruian.linked.opendata.cz/resource/obce/592749</text:p>
          </table:table-cell>
          <table:table-cell office:value-type="string">
            <text:p>Uherský Ostroh</text:p>
          </table:table-cell>
        </table:table-row>
        <table:table-row table:style-name="ro1">
          <table:table-cell office:value-type="string">
            <text:p>http://ruian.linked.opendata.cz/resource/obce/573671</text:p>
          </table:table-cell>
          <table:table-cell office:value-type="string">
            <text:p>Úhlejov</text:p>
          </table:table-cell>
        </table:table-row>
        <table:table-row table:style-name="ro1">
          <table:table-cell office:value-type="string">
            <text:p>http://ruian.linked.opendata.cz/resource/obce/568341</text:p>
          </table:table-cell>
          <table:table-cell office:value-type="string">
            <text:p>Uhlířov</text:p>
          </table:table-cell>
        </table:table-row>
        <table:table-row table:style-name="ro1">
          <table:table-cell office:value-type="string">
            <text:p>http://ruian.linked.opendata.cz/resource/obce/533815</text:p>
          </table:table-cell>
          <table:table-cell office:value-type="string">
            <text:p>Uhlířská Lhota</text:p>
          </table:table-cell>
        </table:table-row>
        <table:table-row table:style-name="ro1">
          <table:table-cell office:value-type="string">
            <text:p>http://ruian.linked.opendata.cz/resource/obce/534498</text:p>
          </table:table-cell>
          <table:table-cell office:value-type="string">
            <text:p>Uhlířské Janovice</text:p>
          </table:table-cell>
        </table:table-row>
        <table:table-row table:style-name="ro1">
          <table:table-cell office:value-type="string">
            <text:p>http://ruian.linked.opendata.cz/resource/obce/571351</text:p>
          </table:table-cell>
          <table:table-cell office:value-type="string">
            <text:p>Úholičky</text:p>
          </table:table-cell>
        </table:table-row>
        <table:table-row table:style-name="ro1">
          <table:table-cell office:value-type="string">
            <text:p>http://ruian.linked.opendata.cz/resource/obce/532991</text:p>
          </table:table-cell>
          <table:table-cell office:value-type="string">
            <text:p>Úhonice</text:p>
          </table:table-cell>
        </table:table-row>
        <table:table-row table:style-name="ro1">
          <table:table-cell office:value-type="string">
            <text:p>http://ruian.linked.opendata.cz/resource/obce/548537</text:p>
          </table:table-cell>
          <table:table-cell office:value-type="string">
            <text:p>Úhořilka</text:p>
          </table:table-cell>
        </table:table-row>
        <table:table-row table:style-name="ro1">
          <table:table-cell office:value-type="string">
            <text:p>http://ruian.linked.opendata.cz/resource/obce/572446</text:p>
          </table:table-cell>
          <table:table-cell office:value-type="string">
            <text:p>Úhřetice</text:p>
          </table:table-cell>
        </table:table-row>
        <table:table-row table:style-name="ro1">
          <table:table-cell office:value-type="string">
            <text:p>http://ruian.linked.opendata.cz/resource/obce/575887</text:p>
          </table:table-cell>
          <table:table-cell office:value-type="string">
            <text:p>Úhřetická Lhota</text:p>
          </table:table-cell>
        </table:table-row>
        <table:table-row table:style-name="ro1">
          <table:table-cell office:value-type="string">
            <text:p>http://ruian.linked.opendata.cz/resource/obce/586692</text:p>
          </table:table-cell>
          <table:table-cell office:value-type="string">
            <text:p>Uhřice</text:p>
          </table:table-cell>
        </table:table-row>
        <table:table-row table:style-name="ro1">
          <table:table-cell office:value-type="string">
            <text:p>http://ruian.linked.opendata.cz/resource/obce/550191</text:p>
          </table:table-cell>
          <table:table-cell office:value-type="string">
            <text:p>Uhřice</text:p>
          </table:table-cell>
        </table:table-row>
        <table:table-row table:style-name="ro1">
          <table:table-cell office:value-type="string">
            <text:p>http://ruian.linked.opendata.cz/resource/obce/582531</text:p>
          </table:table-cell>
          <table:table-cell office:value-type="string">
            <text:p>Uhřice</text:p>
          </table:table-cell>
        </table:table-row>
        <table:table-row table:style-name="ro1">
          <table:table-cell office:value-type="string">
            <text:p>http://ruian.linked.opendata.cz/resource/obce/589110</text:p>
          </table:table-cell>
          <table:table-cell office:value-type="string">
            <text:p>Uhřice</text:p>
          </table:table-cell>
        </table:table-row>
        <table:table-row table:style-name="ro1">
          <table:table-cell office:value-type="string">
            <text:p>http://ruian.linked.opendata.cz/resource/obce/552879</text:p>
          </table:table-cell>
          <table:table-cell office:value-type="string">
            <text:p>Uhřičice</text:p>
          </table:table-cell>
        </table:table-row>
        <table:table-row table:style-name="ro1">
          <table:table-cell office:value-type="string">
            <text:p>http://ruian.linked.opendata.cz/resource/obce/596906</text:p>
          </table:table-cell>
          <table:table-cell office:value-type="string">
            <text:p>Uhřínov</text:p>
          </table:table-cell>
        </table:table-row>
        <table:table-row table:style-name="ro1">
          <table:table-cell office:value-type="string">
            <text:p>http://ruian.linked.opendata.cz/resource/obce/533009</text:p>
          </table:table-cell>
          <table:table-cell office:value-type="string">
            <text:p>Uhy</text:p>
          </table:table-cell>
        </table:table-row>
        <table:table-row table:style-name="ro1">
          <table:table-cell office:value-type="string">
            <text:p>http://ruian.linked.opendata.cz/resource/obce/596914</text:p>
          </table:table-cell>
          <table:table-cell office:value-type="string">
            <text:p>Ujčov</text:p>
          </table:table-cell>
        </table:table-row>
        <table:table-row table:style-name="ro1">
          <table:table-cell office:value-type="string">
            <text:p>http://ruian.linked.opendata.cz/resource/obce/505501</text:p>
          </table:table-cell>
          <table:table-cell office:value-type="string">
            <text:p>Újezd</text:p>
          </table:table-cell>
        </table:table-row>
        <table:table-row table:style-name="ro1">
          <table:table-cell office:value-type="string">
            <text:p>http://ruian.linked.opendata.cz/resource/obce/531901</text:p>
          </table:table-cell>
          <table:table-cell office:value-type="string">
            <text:p>Újezd</text:p>
          </table:table-cell>
        </table:table-row>
        <table:table-row table:style-name="ro1">
          <table:table-cell office:value-type="string">
            <text:p>http://ruian.linked.opendata.cz/resource/obce/554383</text:p>
          </table:table-cell>
          <table:table-cell office:value-type="string">
            <text:p>Újezd</text:p>
          </table:table-cell>
        </table:table-row>
        <table:table-row table:style-name="ro1">
          <table:table-cell office:value-type="string">
            <text:p>http://ruian.linked.opendata.cz/resource/obce/585882</text:p>
          </table:table-cell>
          <table:table-cell office:value-type="string">
            <text:p>Újezd</text:p>
          </table:table-cell>
        </table:table-row>
        <table:table-row table:style-name="ro1">
          <table:table-cell office:value-type="string">
            <text:p>http://ruian.linked.opendata.cz/resource/obce/596922</text:p>
          </table:table-cell>
          <table:table-cell office:value-type="string">
            <text:p>Újezd</text:p>
          </table:table-cell>
        </table:table-row>
        <table:table-row table:style-name="ro1">
          <table:table-cell office:value-type="string">
            <text:p>http://ruian.linked.opendata.cz/resource/obce/595012</text:p>
          </table:table-cell>
          <table:table-cell office:value-type="string">
            <text:p>Újezd</text:p>
          </table:table-cell>
        </table:table-row>
        <table:table-row table:style-name="ro1">
          <table:table-cell office:value-type="string">
            <text:p>http://ruian.linked.opendata.cz/resource/obce/566594</text:p>
          </table:table-cell>
          <table:table-cell office:value-type="string">
            <text:p>Újezd nade Mží</text:p>
          </table:table-cell>
        </table:table-row>
        <table:table-row table:style-name="ro1">
          <table:table-cell office:value-type="string">
            <text:p>http://ruian.linked.opendata.cz/resource/obce/573680</text:p>
          </table:table-cell>
          <table:table-cell office:value-type="string">
            <text:p>Újezd pod Troskami</text:p>
          </table:table-cell>
        </table:table-row>
        <table:table-row table:style-name="ro1">
          <table:table-cell office:value-type="string">
            <text:p>http://ruian.linked.opendata.cz/resource/obce/534692</text:p>
          </table:table-cell>
          <table:table-cell office:value-type="string">
            <text:p>Újezd u Boskovic</text:p>
          </table:table-cell>
        </table:table-row>
        <table:table-row table:style-name="ro1">
          <table:table-cell office:value-type="string">
            <text:p>http://ruian.linked.opendata.cz/resource/obce/584045</text:p>
          </table:table-cell>
          <table:table-cell office:value-type="string">
            <text:p>Újezd u Brna</text:p>
          </table:table-cell>
        </table:table-row>
        <table:table-row table:style-name="ro1">
          <table:table-cell office:value-type="string">
            <text:p>http://ruian.linked.opendata.cz/resource/obce/582557</text:p>
          </table:table-cell>
          <table:table-cell office:value-type="string">
            <text:p>Újezd u Černé Hory</text:p>
          </table:table-cell>
        </table:table-row>
        <table:table-row table:style-name="ro1">
          <table:table-cell office:value-type="string">
            <text:p>http://ruian.linked.opendata.cz/resource/obce/581089</text:p>
          </table:table-cell>
          <table:table-cell office:value-type="string">
            <text:p>Újezd u Chocně</text:p>
          </table:table-cell>
        </table:table-row>
        <table:table-row table:style-name="ro1">
          <table:table-cell office:value-type="string">
            <text:p>http://ruian.linked.opendata.cz/resource/obce/578321</text:p>
          </table:table-cell>
          <table:table-cell office:value-type="string">
            <text:p>Újezd u Plánice</text:p>
          </table:table-cell>
        </table:table-row>
        <table:table-row table:style-name="ro1">
          <table:table-cell office:value-type="string">
            <text:p>http://ruian.linked.opendata.cz/resource/obce/575909</text:p>
          </table:table-cell>
          <table:table-cell office:value-type="string">
            <text:p>Újezd u Přelouče</text:p>
          </table:table-cell>
        </table:table-row>
        <table:table-row table:style-name="ro1">
          <table:table-cell office:value-type="string">
            <text:p>http://ruian.linked.opendata.cz/resource/obce/584053</text:p>
          </table:table-cell>
          <table:table-cell office:value-type="string">
            <text:p>Újezd u Rosic</text:p>
          </table:table-cell>
        </table:table-row>
        <table:table-row table:style-name="ro1">
          <table:table-cell office:value-type="string">
            <text:p>http://ruian.linked.opendata.cz/resource/obce/572888</text:p>
          </table:table-cell>
          <table:table-cell office:value-type="string">
            <text:p>Újezd u Sezemic</text:p>
          </table:table-cell>
        </table:table-row>
        <table:table-row table:style-name="ro1">
          <table:table-cell office:value-type="string">
            <text:p>http://ruian.linked.opendata.cz/resource/obce/546551</text:p>
          </table:table-cell>
          <table:table-cell office:value-type="string">
            <text:p>Újezd u Svatého Kříže</text:p>
          </table:table-cell>
        </table:table-row>
        <table:table-row table:style-name="ro1">
          <table:table-cell office:value-type="string">
            <text:p>http://ruian.linked.opendata.cz/resource/obce/549908</text:p>
          </table:table-cell>
          <table:table-cell office:value-type="string">
            <text:p>Újezd u Tišnova</text:p>
          </table:table-cell>
        </table:table-row>
        <table:table-row table:style-name="ro1">
          <table:table-cell office:value-type="string">
            <text:p>http://ruian.linked.opendata.cz/resource/obce/507644</text:p>
          </table:table-cell>
          <table:table-cell office:value-type="string">
            <text:p>Újezdec</text:p>
          </table:table-cell>
        </table:table-row>
        <table:table-row table:style-name="ro1">
          <table:table-cell office:value-type="string">
            <text:p>http://ruian.linked.opendata.cz/resource/obce/537535</text:p>
          </table:table-cell>
          <table:table-cell office:value-type="string">
            <text:p>Újezdec</text:p>
          </table:table-cell>
        </table:table-row>
        <table:table-row table:style-name="ro1">
          <table:table-cell office:value-type="string">
            <text:p>http://ruian.linked.opendata.cz/resource/obce/592757</text:p>
          </table:table-cell>
          <table:table-cell office:value-type="string">
            <text:p>Újezdec</text:p>
          </table:table-cell>
        </table:table-row>
        <table:table-row table:style-name="ro1">
          <table:table-cell office:value-type="string">
            <text:p>http://ruian.linked.opendata.cz/resource/obce/578916</text:p>
          </table:table-cell>
          <table:table-cell office:value-type="string">
            <text:p>Újezdec</text:p>
          </table:table-cell>
        </table:table-row>
        <table:table-row table:style-name="ro1">
          <table:table-cell office:value-type="string">
            <text:p>http://ruian.linked.opendata.cz/resource/obce/599492</text:p>
          </table:table-cell>
          <table:table-cell office:value-type="string">
            <text:p>Újezdec</text:p>
          </table:table-cell>
        </table:table-row>
        <table:table-row table:style-name="ro1">
          <table:table-cell office:value-type="string">
            <text:p>http://ruian.linked.opendata.cz/resource/obce/567850</text:p>
          </table:table-cell>
          <table:table-cell office:value-type="string">
            <text:p>Újezdeček</text:p>
          </table:table-cell>
        </table:table-row>
        <table:table-row table:style-name="ro1">
          <table:table-cell office:value-type="string">
            <text:p>http://ruian.linked.opendata.cz/resource/obce/570761</text:p>
          </table:table-cell>
          <table:table-cell office:value-type="string">
            <text:p>Ujkovice</text:p>
          </table:table-cell>
        </table:table-row>
        <table:table-row table:style-name="ro1">
          <table:table-cell office:value-type="string">
            <text:p>http://ruian.linked.opendata.cz/resource/obce/536695</text:p>
          </table:table-cell>
          <table:table-cell office:value-type="string">
            <text:p>Úlehle</text:p>
          </table:table-cell>
        </table:table-row>
        <table:table-row table:style-name="ro1">
          <table:table-cell office:value-type="string">
            <text:p>http://ruian.linked.opendata.cz/resource/obce/573698</text:p>
          </table:table-cell>
          <table:table-cell office:value-type="string">
            <text:p>Úlibice</text:p>
          </table:table-cell>
        </table:table-row>
        <table:table-row table:style-name="ro1">
          <table:table-cell office:value-type="string">
            <text:p>http://ruian.linked.opendata.cz/resource/obce/559555</text:p>
          </table:table-cell>
          <table:table-cell office:value-type="string">
            <text:p>Úlice</text:p>
          </table:table-cell>
        </table:table-row>
        <table:table-row table:style-name="ro1">
          <table:table-cell office:value-type="string">
            <text:p>http://ruian.linked.opendata.cz/resource/obce/534501</text:p>
          </table:table-cell>
          <table:table-cell office:value-type="string">
            <text:p>Úmonín</text:p>
          </table:table-cell>
        </table:table-row>
        <table:table-row table:style-name="ro1">
          <table:table-cell office:value-type="string">
            <text:p>http://ruian.linked.opendata.cz/resource/obce/537900</text:p>
          </table:table-cell>
          <table:table-cell office:value-type="string">
            <text:p>Úmyslovice</text:p>
          </table:table-cell>
        </table:table-row>
        <table:table-row table:style-name="ro1">
          <table:table-cell office:value-type="string">
            <text:p>http://ruian.linked.opendata.cz/resource/obce/595021</text:p>
          </table:table-cell>
          <table:table-cell office:value-type="string">
            <text:p>Únanov</text:p>
          </table:table-cell>
        </table:table-row>
        <table:table-row table:style-name="ro1">
          <table:table-cell office:value-type="string">
            <text:p>http://ruian.linked.opendata.cz/resource/obce/596931</text:p>
          </table:table-cell>
          <table:table-cell office:value-type="string">
            <text:p>Unčín</text:p>
          </table:table-cell>
        </table:table-row>
        <table:table-row table:style-name="ro1">
          <table:table-cell office:value-type="string">
            <text:p>http://ruian.linked.opendata.cz/resource/obce/541435</text:p>
          </table:table-cell>
          <table:table-cell office:value-type="string">
            <text:p>Únehle</text:p>
          </table:table-cell>
        </table:table-row>
        <table:table-row table:style-name="ro1">
          <table:table-cell office:value-type="string">
            <text:p>http://ruian.linked.opendata.cz/resource/obce/554391</text:p>
          </table:table-cell>
          <table:table-cell office:value-type="string">
            <text:p>Únějovice</text:p>
          </table:table-cell>
        </table:table-row>
        <table:table-row table:style-name="ro1">
          <table:table-cell office:value-type="string">
            <text:p>http://ruian.linked.opendata.cz/resource/obce/559563</text:p>
          </table:table-cell>
          <table:table-cell office:value-type="string">
            <text:p>Úněšov</text:p>
          </table:table-cell>
        </table:table-row>
        <table:table-row table:style-name="ro1">
          <table:table-cell office:value-type="string">
            <text:p>http://ruian.linked.opendata.cz/resource/obce/540528</text:p>
          </table:table-cell>
          <table:table-cell office:value-type="string">
            <text:p>Únětice</text:p>
          </table:table-cell>
        </table:table-row>
        <table:table-row table:style-name="ro1">
          <table:table-cell office:value-type="string">
            <text:p>http://ruian.linked.opendata.cz/resource/obce/539805</text:p>
          </table:table-cell>
          <table:table-cell office:value-type="string">
            <text:p>Únětice</text:p>
          </table:table-cell>
        </table:table-row>
        <table:table-row table:style-name="ro1">
          <table:table-cell office:value-type="string">
            <text:p>http://ruian.linked.opendata.cz/resource/obce/533017</text:p>
          </table:table-cell>
          <table:table-cell office:value-type="string">
            <text:p>Unhošť</text:p>
          </table:table-cell>
        </table:table-row>
        <table:table-row table:style-name="ro1">
          <table:table-cell office:value-type="string">
            <text:p>http://ruian.linked.opendata.cz/resource/obce/563951</text:p>
          </table:table-cell>
          <table:table-cell office:value-type="string">
            <text:p>Únice</text:p>
          </table:table-cell>
        </table:table-row>
        <table:table-row table:style-name="ro1">
          <table:table-cell office:value-type="string">
            <text:p>http://ruian.linked.opendata.cz/resource/obce/505587</text:p>
          </table:table-cell>
          <table:table-cell office:value-type="string">
            <text:p>Uničov</text:p>
          </table:table-cell>
        </table:table-row>
        <table:table-row table:style-name="ro1">
          <table:table-cell office:value-type="string">
            <text:p>http://ruian.linked.opendata.cz/resource/obce/582565</text:p>
          </table:table-cell>
          <table:table-cell office:value-type="string">
            <text:p>Unín</text:p>
          </table:table-cell>
        </table:table-row>
        <table:table-row table:style-name="ro1">
          <table:table-cell office:value-type="string">
            <text:p>http://ruian.linked.opendata.cz/resource/obce/584061</text:p>
          </table:table-cell>
          <table:table-cell office:value-type="string">
            <text:p>Unkovice</text:p>
          </table:table-cell>
        </table:table-row>
        <table:table-row table:style-name="ro1">
          <table:table-cell office:value-type="string">
            <text:p>http://ruian.linked.opendata.cz/resource/obce/579777</text:p>
          </table:table-cell>
          <table:table-cell office:value-type="string">
            <text:p>Úpice</text:p>
          </table:table-cell>
        </table:table-row>
        <table:table-row table:style-name="ro1">
          <table:table-cell office:value-type="string">
            <text:p>http://ruian.linked.opendata.cz/resource/obce/565806</text:p>
          </table:table-cell>
          <table:table-cell office:value-type="string">
            <text:p>Úpohlavy</text:p>
          </table:table-cell>
        </table:table-row>
        <table:table-row table:style-name="ro1">
          <table:table-cell office:value-type="string">
            <text:p>http://ruian.linked.opendata.cz/resource/obce/513717</text:p>
          </table:table-cell>
          <table:table-cell office:value-type="string">
            <text:p>Urbanice</text:p>
          </table:table-cell>
        </table:table-row>
        <table:table-row table:style-name="ro1">
          <table:table-cell office:value-type="string">
            <text:p>http://ruian.linked.opendata.cz/resource/obce/575917</text:p>
          </table:table-cell>
          <table:table-cell office:value-type="string">
            <text:p>Urbanice</text:p>
          </table:table-cell>
        </table:table-row>
        <table:table-row table:style-name="ro1">
          <table:table-cell office:value-type="string">
            <text:p>http://ruian.linked.opendata.cz/resource/obce/588067</text:p>
          </table:table-cell>
          <table:table-cell office:value-type="string">
            <text:p>Urbanov</text:p>
          </table:table-cell>
        </table:table-row>
        <table:table-row table:style-name="ro1">
          <table:table-cell office:value-type="string">
            <text:p>http://ruian.linked.opendata.cz/resource/obce/590126</text:p>
          </table:table-cell>
          <table:table-cell office:value-type="string">
            <text:p>Určice</text:p>
          </table:table-cell>
        </table:table-row>
        <table:table-row table:style-name="ro1">
          <table:table-cell office:value-type="string">
            <text:p>http://ruian.linked.opendata.cz/resource/obce/535494</text:p>
          </table:table-cell>
          <table:table-cell office:value-type="string">
            <text:p>Úsilné</text:p>
          </table:table-cell>
        </table:table-row>
        <table:table-row table:style-name="ro1">
          <table:table-cell office:value-type="string">
            <text:p>http://ruian.linked.opendata.cz/resource/obce/554405</text:p>
          </table:table-cell>
          <table:table-cell office:value-type="string">
            <text:p>Úsilov</text:p>
          </table:table-cell>
        </table:table-row>
        <table:table-row table:style-name="ro1">
          <table:table-cell office:value-type="string">
            <text:p>http://ruian.linked.opendata.cz/resource/obce/569658</text:p>
          </table:table-cell>
          <table:table-cell office:value-type="string">
            <text:p>Úsobí</text:p>
          </table:table-cell>
        </table:table-row>
        <table:table-row table:style-name="ro1">
          <table:table-cell office:value-type="string">
            <text:p>http://ruian.linked.opendata.cz/resource/obce/582573</text:p>
          </table:table-cell>
          <table:table-cell office:value-type="string">
            <text:p>Úsobrno</text:p>
          </table:table-cell>
        </table:table-row>
        <table:table-row table:style-name="ro1">
          <table:table-cell office:value-type="string">
            <text:p>http://ruian.linked.opendata.cz/resource/obce/541222</text:p>
          </table:table-cell>
          <table:table-cell office:value-type="string">
            <text:p>Úsov</text:p>
          </table:table-cell>
        </table:table-row>
        <table:table-row table:style-name="ro1">
          <table:table-cell office:value-type="string">
            <text:p>http://ruian.linked.opendata.cz/resource/obce/565814</text:p>
          </table:table-cell>
          <table:table-cell office:value-type="string">
            <text:p>Úštěk</text:p>
          </table:table-cell>
        </table:table-row>
        <table:table-row table:style-name="ro1">
          <table:table-cell office:value-type="string">
            <text:p>http://ruian.linked.opendata.cz/resource/obce/520306</text:p>
          </table:table-cell>
          <table:table-cell office:value-type="string">
            <text:p>Ústí</text:p>
          </table:table-cell>
        </table:table-row>
        <table:table-row table:style-name="ro1">
          <table:table-cell office:value-type="string">
            <text:p>http://ruian.linked.opendata.cz/resource/obce/570371</text:p>
          </table:table-cell>
          <table:table-cell office:value-type="string">
            <text:p>Ústí</text:p>
          </table:table-cell>
        </table:table-row>
        <table:table-row table:style-name="ro1">
          <table:table-cell office:value-type="string">
            <text:p>http://ruian.linked.opendata.cz/resource/obce/588075</text:p>
          </table:table-cell>
          <table:table-cell office:value-type="string">
            <text:p>Ústí</text:p>
          </table:table-cell>
        </table:table-row>
        <table:table-row table:style-name="ro1">
          <table:table-cell office:value-type="string">
            <text:p>http://ruian.linked.opendata.cz/resource/obce/554804</text:p>
          </table:table-cell>
          <table:table-cell office:value-type="string">
            <text:p>Ústí nad Labem</text:p>
          </table:table-cell>
        </table:table-row>
        <table:table-row table:style-name="ro1">
          <table:table-cell office:value-type="string">
            <text:p>http://ruian.linked.opendata.cz/resource/obce/579891</text:p>
          </table:table-cell>
          <table:table-cell office:value-type="string">
            <text:p>Ústí nad Orlicí</text:p>
          </table:table-cell>
        </table:table-row>
        <table:table-row table:style-name="ro1">
          <table:table-cell office:value-type="string">
            <text:p>http://ruian.linked.opendata.cz/resource/obce/552364</text:p>
          </table:table-cell>
          <table:table-cell office:value-type="string">
            <text:p>Ústín</text:p>
          </table:table-cell>
        </table:table-row>
        <table:table-row table:style-name="ro1">
          <table:table-cell office:value-type="string">
            <text:p>http://ruian.linked.opendata.cz/resource/obce/599123</text:p>
          </table:table-cell>
          <table:table-cell office:value-type="string">
            <text:p>Ústrašice</text:p>
          </table:table-cell>
        </table:table-row>
        <table:table-row table:style-name="ro1">
          <table:table-cell office:value-type="string">
            <text:p>http://ruian.linked.opendata.cz/resource/obce/537608</text:p>
          </table:table-cell>
          <table:table-cell office:value-type="string">
            <text:p>Ústrašín</text:p>
          </table:table-cell>
        </table:table-row>
        <table:table-row table:style-name="ro1">
          <table:table-cell office:value-type="string">
            <text:p>http://ruian.linked.opendata.cz/resource/obce/553883</text:p>
          </table:table-cell>
          <table:table-cell office:value-type="string">
            <text:p>Ústup</text:p>
          </table:table-cell>
        </table:table-row>
        <table:table-row table:style-name="ro1">
          <table:table-cell office:value-type="string">
            <text:p>http://ruian.linked.opendata.cz/resource/obce/584070</text:p>
          </table:table-cell>
          <table:table-cell office:value-type="string">
            <text:p>Úsuší</text:p>
          </table:table-cell>
        </table:table-row>
        <table:table-row table:style-name="ro1">
          <table:table-cell office:value-type="string">
            <text:p>http://ruian.linked.opendata.cz/resource/obce/572624</text:p>
          </table:table-cell>
          <table:table-cell office:value-type="string">
            <text:p>Útěchov</text:p>
          </table:table-cell>
        </table:table-row>
        <table:table-row table:style-name="ro1">
          <table:table-cell office:value-type="string">
            <text:p>http://ruian.linked.opendata.cz/resource/obce/548987</text:p>
          </table:table-cell>
          <table:table-cell office:value-type="string">
            <text:p>Útěchovice</text:p>
          </table:table-cell>
        </table:table-row>
        <table:table-row table:style-name="ro1">
          <table:table-cell office:value-type="string">
            <text:p>http://ruian.linked.opendata.cz/resource/obce/562033</text:p>
          </table:table-cell>
          <table:table-cell office:value-type="string">
            <text:p>Útěchovice pod Stražištěm</text:p>
          </table:table-cell>
        </table:table-row>
        <table:table-row table:style-name="ro1">
          <table:table-cell office:value-type="string">
            <text:p>http://ruian.linked.opendata.cz/resource/obce/537730</text:p>
          </table:table-cell>
          <table:table-cell office:value-type="string">
            <text:p>Útěchovičky</text:p>
          </table:table-cell>
        </table:table-row>
        <table:table-row table:style-name="ro1">
          <table:table-cell office:value-type="string">
            <text:p>http://ruian.linked.opendata.cz/resource/obce/559571</text:p>
          </table:table-cell>
          <table:table-cell office:value-type="string">
            <text:p>Úterý</text:p>
          </table:table-cell>
        </table:table-row>
        <table:table-row table:style-name="ro1">
          <table:table-cell office:value-type="string">
            <text:p>http://ruian.linked.opendata.cz/resource/obce/558486</text:p>
          </table:table-cell>
          <table:table-cell office:value-type="string">
            <text:p>Útušice</text:p>
          </table:table-cell>
        </table:table-row>
        <table:table-row table:style-name="ro1">
          <table:table-cell office:value-type="string">
            <text:p>http://ruian.linked.opendata.cz/resource/obce/555681</text:p>
          </table:table-cell>
          <table:table-cell office:value-type="string">
            <text:p>Útvina</text:p>
          </table:table-cell>
        </table:table-row>
        <table:table-row table:style-name="ro1">
          <table:table-cell office:value-type="string">
            <text:p>http://ruian.linked.opendata.cz/resource/obce/597937</text:p>
          </table:table-cell>
          <table:table-cell office:value-type="string">
            <text:p>Úvalno</text:p>
          </table:table-cell>
        </table:table-row>
        <table:table-row table:style-name="ro1">
          <table:table-cell office:value-type="string">
            <text:p>http://ruian.linked.opendata.cz/resource/obce/538957</text:p>
          </table:table-cell>
          <table:table-cell office:value-type="string">
            <text:p>Úvaly</text:p>
          </table:table-cell>
        </table:table-row>
        <table:table-row table:style-name="ro1">
          <table:table-cell office:value-type="string">
            <text:p>http://ruian.linked.opendata.cz/resource/obce/551937</text:p>
          </table:table-cell>
          <table:table-cell office:value-type="string">
            <text:p>Uzenice</text:p>
          </table:table-cell>
        </table:table-row>
        <table:table-row table:style-name="ro1">
          <table:table-cell office:value-type="string">
            <text:p>http://ruian.linked.opendata.cz/resource/obce/536890</text:p>
          </table:table-cell>
          <table:table-cell office:value-type="string">
            <text:p>Uzeničky</text:p>
          </table:table-cell>
        </table:table-row>
        <table:table-row table:style-name="ro1">
          <table:table-cell office:value-type="string">
            <text:p>http://ruian.linked.opendata.cz/resource/obce/534510</text:p>
          </table:table-cell>
          <table:table-cell office:value-type="string">
            <text:p>Úžice</text:p>
          </table:table-cell>
        </table:table-row>
        <table:table-row table:style-name="ro1">
          <table:table-cell office:value-type="string">
            <text:p>http://ruian.linked.opendata.cz/resource/obce/535257</text:p>
          </table:table-cell>
          <table:table-cell office:value-type="string">
            <text:p>Úžice</text:p>
          </table:table-cell>
        </table:table-row>
        <table:table-row table:style-name="ro1">
          <table:table-cell office:value-type="string">
            <text:p>http://ruian.linked.opendata.cz/resource/obce/586706</text:p>
          </table:table-cell>
          <table:table-cell office:value-type="string">
            <text:p>Vacenovice</text:p>
          </table:table-cell>
        </table:table-row>
        <table:table-row table:style-name="ro1">
          <table:table-cell office:value-type="string">
            <text:p>http://ruian.linked.opendata.cz/resource/obce/532061</text:p>
          </table:table-cell>
          <table:table-cell office:value-type="string">
            <text:p>Václavice</text:p>
          </table:table-cell>
        </table:table-row>
        <table:table-row table:style-name="ro1">
          <table:table-cell office:value-type="string">
            <text:p>http://ruian.linked.opendata.cz/resource/obce/597945</text:p>
          </table:table-cell>
          <table:table-cell office:value-type="string">
            <text:p>Václavov u Bruntálu</text:p>
          </table:table-cell>
        </table:table-row>
        <table:table-row table:style-name="ro1">
          <table:table-cell office:value-type="string">
            <text:p>http://ruian.linked.opendata.cz/resource/obce/598836</text:p>
          </table:table-cell>
          <table:table-cell office:value-type="string">
            <text:p>Václavovice</text:p>
          </table:table-cell>
        </table:table-row>
        <table:table-row table:style-name="ro1">
          <table:table-cell office:value-type="string">
            <text:p>http://ruian.linked.opendata.cz/resource/obce/565512</text:p>
          </table:table-cell>
          <table:table-cell office:value-type="string">
            <text:p>Václavy</text:p>
          </table:table-cell>
        </table:table-row>
        <table:table-row table:style-name="ro1">
          <table:table-cell office:value-type="string">
            <text:p>http://ruian.linked.opendata.cz/resource/obce/550621</text:p>
          </table:table-cell>
          <table:table-cell office:value-type="string">
            <text:p>Vacov</text:p>
          </table:table-cell>
        </table:table-row>
        <table:table-row table:style-name="ro1">
          <table:table-cell office:value-type="string">
            <text:p>http://ruian.linked.opendata.cz/resource/obce/536504</text:p>
          </table:table-cell>
          <table:table-cell office:value-type="string">
            <text:p>Vacovice</text:p>
          </table:table-cell>
        </table:table-row>
        <table:table-row table:style-name="ro1">
          <table:table-cell office:value-type="string">
            <text:p>http://ruian.linked.opendata.cz/resource/obce/553255</text:p>
          </table:table-cell>
          <table:table-cell office:value-type="string">
            <text:p>Val</text:p>
          </table:table-cell>
        </table:table-row>
        <table:table-row table:style-name="ro1">
          <table:table-cell office:value-type="string">
            <text:p>http://ruian.linked.opendata.cz/resource/obce/576875</text:p>
          </table:table-cell>
          <table:table-cell office:value-type="string">
            <text:p>Val</text:p>
          </table:table-cell>
        </table:table-row>
        <table:table-row table:style-name="ro1">
          <table:table-cell office:value-type="string">
            <text:p>http://ruian.linked.opendata.cz/resource/obce/544949</text:p>
          </table:table-cell>
          <table:table-cell office:value-type="string">
            <text:p>Valašská Bystřice</text:p>
          </table:table-cell>
        </table:table-row>
        <table:table-row table:style-name="ro1">
          <table:table-cell office:value-type="string">
            <text:p>http://ruian.linked.opendata.cz/resource/obce/544990</text:p>
          </table:table-cell>
          <table:table-cell office:value-type="string">
            <text:p>Valašská Polanka</text:p>
          </table:table-cell>
        </table:table-row>
        <table:table-row table:style-name="ro1">
          <table:table-cell office:value-type="string">
            <text:p>http://ruian.linked.opendata.cz/resource/obce/553026</text:p>
          </table:table-cell>
          <table:table-cell office:value-type="string">
            <text:p>Valašská Senice</text:p>
          </table:table-cell>
        </table:table-row>
        <table:table-row table:style-name="ro1">
          <table:table-cell office:value-type="string">
            <text:p>http://ruian.linked.opendata.cz/resource/obce/585891</text:p>
          </table:table-cell>
          <table:table-cell office:value-type="string">
            <text:p>Valašské Klobouky</text:p>
          </table:table-cell>
        </table:table-row>
        <table:table-row table:style-name="ro1">
          <table:table-cell office:value-type="string">
            <text:p>http://ruian.linked.opendata.cz/resource/obce/545058</text:p>
          </table:table-cell>
          <table:table-cell office:value-type="string">
            <text:p>Valašské Meziříčí</text:p>
          </table:table-cell>
        </table:table-row>
        <table:table-row table:style-name="ro1">
          <table:table-cell office:value-type="string">
            <text:p>http://ruian.linked.opendata.cz/resource/obce/545112</text:p>
          </table:table-cell>
          <table:table-cell office:value-type="string">
            <text:p>Valašské Příkazy</text:p>
          </table:table-cell>
        </table:table-row>
        <table:table-row table:style-name="ro1">
          <table:table-cell office:value-type="string">
            <text:p>http://ruian.linked.opendata.cz/resource/obce/582581</text:p>
          </table:table-cell>
          <table:table-cell office:value-type="string">
            <text:p>Valchov</text:p>
          </table:table-cell>
        </table:table-row>
        <table:table-row table:style-name="ro1">
          <table:table-cell office:value-type="string">
            <text:p>http://ruian.linked.opendata.cz/resource/obce/573701</text:p>
          </table:table-cell>
          <table:table-cell office:value-type="string">
            <text:p>Valdice</text:p>
          </table:table-cell>
        </table:table-row>
        <table:table-row table:style-name="ro1">
          <table:table-cell office:value-type="string">
            <text:p>http://ruian.linked.opendata.cz/resource/obce/587699</text:p>
          </table:table-cell>
          <table:table-cell office:value-type="string">
            <text:p>Valdíkov</text:p>
          </table:table-cell>
        </table:table-row>
        <table:table-row table:style-name="ro1">
          <table:table-cell office:value-type="string">
            <text:p>http://ruian.linked.opendata.cz/resource/obce/555690</text:p>
          </table:table-cell>
          <table:table-cell office:value-type="string">
            <text:p>Valeč</text:p>
          </table:table-cell>
        </table:table-row>
        <table:table-row table:style-name="ro1">
          <table:table-cell office:value-type="string">
            <text:p>http://ruian.linked.opendata.cz/resource/obce/591874</text:p>
          </table:table-cell>
          <table:table-cell office:value-type="string">
            <text:p>Valeč</text:p>
          </table:table-cell>
        </table:table-row>
        <table:table-row table:style-name="ro1">
          <table:table-cell office:value-type="string">
            <text:p>http://ruian.linked.opendata.cz/resource/obce/562874</text:p>
          </table:table-cell>
          <table:table-cell office:value-type="string">
            <text:p>Valkeřice</text:p>
          </table:table-cell>
        </table:table-row>
        <table:table-row table:style-name="ro1">
          <table:table-cell office:value-type="string">
            <text:p>http://ruian.linked.opendata.cz/resource/obce/551783</text:p>
          </table:table-cell>
          <table:table-cell office:value-type="string">
            <text:p>Valšov</text:p>
          </table:table-cell>
        </table:table-row>
        <table:table-row table:style-name="ro1">
          <table:table-cell office:value-type="string">
            <text:p>http://ruian.linked.opendata.cz/resource/obce/584975</text:p>
          </table:table-cell>
          <table:table-cell office:value-type="string">
            <text:p>Valtice</text:p>
          </table:table-cell>
        </table:table-row>
        <table:table-row table:style-name="ro1">
          <table:table-cell office:value-type="string">
            <text:p>http://ruian.linked.opendata.cz/resource/obce/595039</text:p>
          </table:table-cell>
          <table:table-cell office:value-type="string">
            <text:p>Valtrovice</text:p>
          </table:table-cell>
        </table:table-row>
        <table:table-row table:style-name="ro1">
          <table:table-cell office:value-type="string">
            <text:p>http://ruian.linked.opendata.cz/resource/obce/539481</text:p>
          </table:table-cell>
          <table:table-cell office:value-type="string">
            <text:p>Valy</text:p>
          </table:table-cell>
        </table:table-row>
        <table:table-row table:style-name="ro1">
          <table:table-cell office:value-type="string">
            <text:p>http://ruian.linked.opendata.cz/resource/obce/575925</text:p>
          </table:table-cell>
          <table:table-cell office:value-type="string">
            <text:p>Valy</text:p>
          </table:table-cell>
        </table:table-row>
        <table:table-row table:style-name="ro1">
          <table:table-cell office:value-type="string">
            <text:p>http://ruian.linked.opendata.cz/resource/obce/576883</text:p>
          </table:table-cell>
          <table:table-cell office:value-type="string">
            <text:p>Vamberk</text:p>
          </table:table-cell>
        </table:table-row>
        <table:table-row table:style-name="ro1">
          <table:table-cell office:value-type="string">
            <text:p>http://ruian.linked.opendata.cz/resource/obce/588083</text:p>
          </table:table-cell>
          <table:table-cell office:value-type="string">
            <text:p>Vanov</text:p>
          </table:table-cell>
        </table:table-row>
        <table:table-row table:style-name="ro1">
          <table:table-cell office:value-type="string">
            <text:p>http://ruian.linked.opendata.cz/resource/obce/582590</text:p>
          </table:table-cell>
          <table:table-cell office:value-type="string">
            <text:p>Vanovice</text:p>
          </table:table-cell>
        </table:table-row>
        <table:table-row table:style-name="ro1">
          <table:table-cell office:value-type="string">
            <text:p>http://ruian.linked.opendata.cz/resource/obce/588091</text:p>
          </table:table-cell>
          <table:table-cell office:value-type="string">
            <text:p>Vanůvek</text:p>
          </table:table-cell>
        </table:table-row>
        <table:table-row table:style-name="ro1">
          <table:table-cell office:value-type="string">
            <text:p>http://ruian.linked.opendata.cz/resource/obce/592773</text:p>
          </table:table-cell>
          <table:table-cell office:value-type="string">
            <text:p>Vápenice</text:p>
          </table:table-cell>
        </table:table-row>
        <table:table-row table:style-name="ro1">
          <table:table-cell office:value-type="string">
            <text:p>http://ruian.linked.opendata.cz/resource/obce/541249</text:p>
          </table:table-cell>
          <table:table-cell office:value-type="string">
            <text:p>Vápenná</text:p>
          </table:table-cell>
        </table:table-row>
        <table:table-row table:style-name="ro1">
          <table:table-cell office:value-type="string">
            <text:p>http://ruian.linked.opendata.cz/resource/obce/572454</text:p>
          </table:table-cell>
          <table:table-cell office:value-type="string">
            <text:p>Vápenný Podol</text:p>
          </table:table-cell>
        </table:table-row>
        <table:table-row table:style-name="ro1">
          <table:table-cell office:value-type="string">
            <text:p>http://ruian.linked.opendata.cz/resource/obce/575933</text:p>
          </table:table-cell>
          <table:table-cell office:value-type="string">
            <text:p>Vápno</text:p>
          </table:table-cell>
        </table:table-row>
        <table:table-row table:style-name="ro1">
          <table:table-cell office:value-type="string">
            <text:p>http://ruian.linked.opendata.cz/resource/obce/588105</text:p>
          </table:table-cell>
          <table:table-cell office:value-type="string">
            <text:p>Vápovice</text:p>
          </table:table-cell>
        </table:table-row>
        <table:table-row table:style-name="ro1">
          <table:table-cell office:value-type="string">
            <text:p>http://ruian.linked.opendata.cz/resource/obce/562882</text:p>
          </table:table-cell>
          <table:table-cell office:value-type="string">
            <text:p>Varnsdorf</text:p>
          </table:table-cell>
        </table:table-row>
        <table:table-row table:style-name="ro1">
          <table:table-cell office:value-type="string">
            <text:p>http://ruian.linked.opendata.cz/resource/obce/562211</text:p>
          </table:table-cell>
          <table:table-cell office:value-type="string">
            <text:p>Varvažov</text:p>
          </table:table-cell>
        </table:table-row>
        <table:table-row table:style-name="ro1">
          <table:table-cell office:value-type="string">
            <text:p>http://ruian.linked.opendata.cz/resource/obce/596949</text:p>
          </table:table-cell>
          <table:table-cell office:value-type="string">
            <text:p>Vatín</text:p>
          </table:table-cell>
        </table:table-row>
        <table:table-row table:style-name="ro1">
          <table:table-cell office:value-type="string">
            <text:p>http://ruian.linked.opendata.cz/resource/obce/534528</text:p>
          </table:table-cell>
          <table:table-cell office:value-type="string">
            <text:p>Vavřinec</text:p>
          </table:table-cell>
        </table:table-row>
        <table:table-row table:style-name="ro1">
          <table:table-cell office:value-type="string">
            <text:p>http://ruian.linked.opendata.cz/resource/obce/582603</text:p>
          </table:table-cell>
          <table:table-cell office:value-type="string">
            <text:p>Vavřinec</text:p>
          </table:table-cell>
        </table:table-row>
        <table:table-row table:style-name="ro1">
          <table:table-cell office:value-type="string">
            <text:p>http://ruian.linked.opendata.cz/resource/obce/592781</text:p>
          </table:table-cell>
          <table:table-cell office:value-type="string">
            <text:p>Vážany</text:p>
          </table:table-cell>
        </table:table-row>
        <table:table-row table:style-name="ro1">
          <table:table-cell office:value-type="string">
            <text:p>http://ruian.linked.opendata.cz/resource/obce/582611</text:p>
          </table:table-cell>
          <table:table-cell office:value-type="string">
            <text:p>Vážany</text:p>
          </table:table-cell>
        </table:table-row>
        <table:table-row table:style-name="ro1">
          <table:table-cell office:value-type="string">
            <text:p>http://ruian.linked.opendata.cz/resource/obce/593656</text:p>
          </table:table-cell>
          <table:table-cell office:value-type="string">
            <text:p>Vážany</text:p>
          </table:table-cell>
        </table:table-row>
        <table:table-row table:style-name="ro1">
          <table:table-cell office:value-type="string">
            <text:p>http://ruian.linked.opendata.cz/resource/obce/593664</text:p>
          </table:table-cell>
          <table:table-cell office:value-type="string">
            <text:p>Vážany nad Litavou</text:p>
          </table:table-cell>
        </table:table-row>
        <table:table-row table:style-name="ro1">
          <table:table-cell office:value-type="string">
            <text:p>http://ruian.linked.opendata.cz/resource/obce/572462</text:p>
          </table:table-cell>
          <table:table-cell office:value-type="string">
            <text:p>Včelákov</text:p>
          </table:table-cell>
        </table:table-row>
        <table:table-row table:style-name="ro1">
          <table:table-cell office:value-type="string">
            <text:p>http://ruian.linked.opendata.cz/resource/obce/545228</text:p>
          </table:table-cell>
          <table:table-cell office:value-type="string">
            <text:p>Včelná</text:p>
          </table:table-cell>
        </table:table-row>
        <table:table-row table:style-name="ro1">
          <table:table-cell office:value-type="string">
            <text:p>http://ruian.linked.opendata.cz/resource/obce/549002</text:p>
          </table:table-cell>
          <table:table-cell office:value-type="string">
            <text:p>Včelnička</text:p>
          </table:table-cell>
        </table:table-row>
        <table:table-row table:style-name="ro1">
          <table:table-cell office:value-type="string">
            <text:p>http://ruian.linked.opendata.cz/resource/obce/565865</text:p>
          </table:table-cell>
          <table:table-cell office:value-type="string">
            <text:p>Vchynice</text:p>
          </table:table-cell>
        </table:table-row>
        <table:table-row table:style-name="ro1">
          <table:table-cell office:value-type="string">
            <text:p>http://ruian.linked.opendata.cz/resource/obce/596965</text:p>
          </table:table-cell>
          <table:table-cell office:value-type="string">
            <text:p>Věchnov</text:p>
          </table:table-cell>
        </table:table-row>
        <table:table-row table:style-name="ro1">
          <table:table-cell office:value-type="string">
            <text:p>http://ruian.linked.opendata.cz/resource/obce/596957</text:p>
          </table:table-cell>
          <table:table-cell office:value-type="string">
            <text:p>Věcov</text:p>
          </table:table-cell>
        </table:table-row>
        <table:table-row table:style-name="ro1">
          <table:table-cell office:value-type="string">
            <text:p>http://ruian.linked.opendata.cz/resource/obce/565831</text:p>
          </table:table-cell>
          <table:table-cell office:value-type="string">
            <text:p>Vědomice</text:p>
          </table:table-cell>
        </table:table-row>
        <table:table-row table:style-name="ro1">
          <table:table-cell office:value-type="string">
            <text:p>http://ruian.linked.opendata.cz/resource/obce/595047</text:p>
          </table:table-cell>
          <table:table-cell office:value-type="string">
            <text:p>Vedrovice</text:p>
          </table:table-cell>
        </table:table-row>
        <table:table-row table:style-name="ro1">
          <table:table-cell office:value-type="string">
            <text:p>http://ruian.linked.opendata.cz/resource/obce/559580</text:p>
          </table:table-cell>
          <table:table-cell office:value-type="string">
            <text:p>Vejprnice</text:p>
          </table:table-cell>
        </table:table-row>
        <table:table-row table:style-name="ro1">
          <table:table-cell office:value-type="string">
            <text:p>http://ruian.linked.opendata.cz/resource/obce/563404</text:p>
          </table:table-cell>
          <table:table-cell office:value-type="string">
            <text:p>Vejprty</text:p>
          </table:table-cell>
        </table:table-row>
        <table:table-row table:style-name="ro1">
          <table:table-cell office:value-type="string">
            <text:p>http://ruian.linked.opendata.cz/resource/obce/560227</text:p>
          </table:table-cell>
          <table:table-cell office:value-type="string">
            <text:p>Vejvanov</text:p>
          </table:table-cell>
        </table:table-row>
        <table:table-row table:style-name="ro1">
          <table:table-cell office:value-type="string">
            <text:p>http://ruian.linked.opendata.cz/resource/obce/572471</text:p>
          </table:table-cell>
          <table:table-cell office:value-type="string">
            <text:p>Vejvanovice</text:p>
          </table:table-cell>
        </table:table-row>
        <table:table-row table:style-name="ro1">
          <table:table-cell office:value-type="string">
            <text:p>http://ruian.linked.opendata.cz/resource/obce/584096</text:p>
          </table:table-cell>
          <table:table-cell office:value-type="string">
            <text:p>Velatice</text:p>
          </table:table-cell>
        </table:table-row>
        <table:table-row table:style-name="ro1">
          <table:table-cell office:value-type="string">
            <text:p>http://ruian.linked.opendata.cz/resource/obce/578924</text:p>
          </table:table-cell>
          <table:table-cell office:value-type="string">
            <text:p>Velečín</text:p>
          </table:table-cell>
        </table:table-row>
        <table:table-row table:style-name="ro1">
          <table:table-cell office:value-type="string">
            <text:p>http://ruian.linked.opendata.cz/resource/obce/592790</text:p>
          </table:table-cell>
          <table:table-cell office:value-type="string">
            <text:p>Velehrad</text:p>
          </table:table-cell>
        </table:table-row>
        <table:table-row table:style-name="ro1">
          <table:table-cell office:value-type="string">
            <text:p>http://ruian.linked.opendata.cz/resource/obce/565849</text:p>
          </table:table-cell>
          <table:table-cell office:value-type="string">
            <text:p>Velemín</text:p>
          </table:table-cell>
        </table:table-row>
        <table:table-row table:style-name="ro1">
          <table:table-cell office:value-type="string">
            <text:p>http://ruian.linked.opendata.cz/resource/obce/566870</text:p>
          </table:table-cell>
          <table:table-cell office:value-type="string">
            <text:p>Velemyšleves</text:p>
          </table:table-cell>
        </table:table-row>
        <table:table-row table:style-name="ro1">
          <table:table-cell office:value-type="string">
            <text:p>http://ruian.linked.opendata.cz/resource/obce/538965</text:p>
          </table:table-cell>
          <table:table-cell office:value-type="string">
            <text:p>Veleň</text:p>
          </table:table-cell>
        </table:table-row>
        <table:table-row table:style-name="ro1">
          <table:table-cell office:value-type="string">
            <text:p>http://ruian.linked.opendata.cz/resource/obce/536083</text:p>
          </table:table-cell>
          <table:table-cell office:value-type="string">
            <text:p>Velenice</text:p>
          </table:table-cell>
        </table:table-row>
        <table:table-row table:style-name="ro1">
          <table:table-cell office:value-type="string">
            <text:p>http://ruian.linked.opendata.cz/resource/obce/562173</text:p>
          </table:table-cell>
          <table:table-cell office:value-type="string">
            <text:p>Velenice</text:p>
          </table:table-cell>
        </table:table-row>
        <table:table-row table:style-name="ro1">
          <table:table-cell office:value-type="string">
            <text:p>http://ruian.linked.opendata.cz/resource/obce/534871</text:p>
          </table:table-cell>
          <table:table-cell office:value-type="string">
            <text:p>Velenka</text:p>
          </table:table-cell>
        </table:table-row>
        <table:table-row table:style-name="ro1">
          <table:table-cell office:value-type="string">
            <text:p>http://ruian.linked.opendata.cz/resource/obce/530824</text:p>
          </table:table-cell>
          <table:table-cell office:value-type="string">
            <text:p>Velenov</text:p>
          </table:table-cell>
        </table:table-row>
        <table:table-row table:style-name="ro1">
          <table:table-cell office:value-type="string">
            <text:p>http://ruian.linked.opendata.cz/resource/obce/545821</text:p>
          </table:table-cell>
          <table:table-cell office:value-type="string">
            <text:p>Velešín</text:p>
          </table:table-cell>
        </table:table-row>
        <table:table-row table:style-name="ro1">
          <table:table-cell office:value-type="string">
            <text:p>http://ruian.linked.opendata.cz/resource/obce/593681</text:p>
          </table:table-cell>
          <table:table-cell office:value-type="string">
            <text:p>Velešovice</text:p>
          </table:table-cell>
        </table:table-row>
        <table:table-row table:style-name="ro1">
          <table:table-cell office:value-type="string">
            <text:p>http://ruian.linked.opendata.cz/resource/obce/592803</text:p>
          </table:table-cell>
          <table:table-cell office:value-type="string">
            <text:p>Veletiny</text:p>
          </table:table-cell>
        </table:table-row>
        <table:table-row table:style-name="ro1">
          <table:table-cell office:value-type="string">
            <text:p>http://ruian.linked.opendata.cz/resource/obce/533823</text:p>
          </table:table-cell>
          <table:table-cell office:value-type="string">
            <text:p>Veletov</text:p>
          </table:table-cell>
        </table:table-row>
        <table:table-row table:style-name="ro1">
          <table:table-cell office:value-type="string">
            <text:p>http://ruian.linked.opendata.cz/resource/obce/557366</text:p>
          </table:table-cell>
          <table:table-cell office:value-type="string">
            <text:p>Velhartice</text:p>
          </table:table-cell>
        </table:table-row>
        <table:table-row table:style-name="ro1">
          <table:table-cell office:value-type="string">
            <text:p>http://ruian.linked.opendata.cz/resource/obce/555703</text:p>
          </table:table-cell>
          <table:table-cell office:value-type="string">
            <text:p>Velichov</text:p>
          </table:table-cell>
        </table:table-row>
        <table:table-row table:style-name="ro1">
          <table:table-cell office:value-type="string">
            <text:p>http://ruian.linked.opendata.cz/resource/obce/574554</text:p>
          </table:table-cell>
          <table:table-cell office:value-type="string">
            <text:p>Velichovky</text:p>
          </table:table-cell>
        </table:table-row>
        <table:table-row table:style-name="ro1">
          <table:table-cell office:value-type="string">
            <text:p>http://ruian.linked.opendata.cz/resource/obce/538973</text:p>
          </table:table-cell>
          <table:table-cell office:value-type="string">
            <text:p>Veliká Ves</text:p>
          </table:table-cell>
        </table:table-row>
        <table:table-row table:style-name="ro1">
          <table:table-cell office:value-type="string">
            <text:p>http://ruian.linked.opendata.cz/resource/obce/563412</text:p>
          </table:table-cell>
          <table:table-cell office:value-type="string">
            <text:p>Veliká Ves</text:p>
          </table:table-cell>
        </table:table-row>
        <table:table-row table:style-name="ro1">
          <table:table-cell office:value-type="string">
            <text:p>http://ruian.linked.opendata.cz/resource/obce/533831</text:p>
          </table:table-cell>
          <table:table-cell office:value-type="string">
            <text:p>Velim</text:p>
          </table:table-cell>
        </table:table-row>
        <table:table-row table:style-name="ro1">
          <table:table-cell office:value-type="string">
            <text:p>http://ruian.linked.opendata.cz/resource/obce/575941</text:p>
          </table:table-cell>
          <table:table-cell office:value-type="string">
            <text:p>Veliny</text:p>
          </table:table-cell>
        </table:table-row>
        <table:table-row table:style-name="ro1">
          <table:table-cell office:value-type="string">
            <text:p>http://ruian.linked.opendata.cz/resource/obce/530867</text:p>
          </table:table-cell>
          <table:table-cell office:value-type="string">
            <text:p>Veliš</text:p>
          </table:table-cell>
        </table:table-row>
        <table:table-row table:style-name="ro1">
          <table:table-cell office:value-type="string">
            <text:p>http://ruian.linked.opendata.cz/resource/obce/573728</text:p>
          </table:table-cell>
          <table:table-cell office:value-type="string">
            <text:p>Veliš</text:p>
          </table:table-cell>
        </table:table-row>
        <table:table-row table:style-name="ro1">
          <table:table-cell office:value-type="string">
            <text:p>http://ruian.linked.opendata.cz/resource/obce/596973</text:p>
          </table:table-cell>
          <table:table-cell office:value-type="string">
            <text:p>Velká Bíteš</text:p>
          </table:table-cell>
        </table:table-row>
        <table:table-row table:style-name="ro1">
          <table:table-cell office:value-type="string">
            <text:p>http://ruian.linked.opendata.cz/resource/obce/542563</text:p>
          </table:table-cell>
          <table:table-cell office:value-type="string">
            <text:p>Velká Buková</text:p>
          </table:table-cell>
        </table:table-row>
        <table:table-row table:style-name="ro1">
          <table:table-cell office:value-type="string">
            <text:p>http://ruian.linked.opendata.cz/resource/obce/562891</text:p>
          </table:table-cell>
          <table:table-cell office:value-type="string">
            <text:p>Velká Bukovina</text:p>
          </table:table-cell>
        </table:table-row>
        <table:table-row table:style-name="ro1">
          <table:table-cell office:value-type="string">
            <text:p>http://ruian.linked.opendata.cz/resource/obce/505609</text:p>
          </table:table-cell>
          <table:table-cell office:value-type="string">
            <text:p>Velká Bystřice</text:p>
          </table:table-cell>
        </table:table-row>
        <table:table-row table:style-name="ro1">
          <table:table-cell office:value-type="string">
            <text:p>http://ruian.linked.opendata.cz/resource/obce/529699</text:p>
          </table:table-cell>
          <table:table-cell office:value-type="string">
            <text:p>Velká Chmelištná</text:p>
          </table:table-cell>
        </table:table-row>
        <table:table-row table:style-name="ro1">
          <table:table-cell office:value-type="string">
            <text:p>http://ruian.linked.opendata.cz/resource/obce/549011</text:p>
          </table:table-cell>
          <table:table-cell office:value-type="string">
            <text:p>Velká Chyška</text:p>
          </table:table-cell>
        </table:table-row>
        <table:table-row table:style-name="ro1">
          <table:table-cell office:value-type="string">
            <text:p>http://ruian.linked.opendata.cz/resource/obce/533025</text:p>
          </table:table-cell>
          <table:table-cell office:value-type="string">
            <text:p>Velká Dobrá</text:p>
          </table:table-cell>
        </table:table-row>
        <table:table-row table:style-name="ro1">
          <table:table-cell office:value-type="string">
            <text:p>http://ruian.linked.opendata.cz/resource/obce/539279</text:p>
          </table:table-cell>
          <table:table-cell office:value-type="string">
            <text:p>Velká Hleďsebe</text:p>
          </table:table-cell>
        </table:table-row>
        <table:table-row table:style-name="ro1">
          <table:table-cell office:value-type="string">
            <text:p>http://ruian.linked.opendata.cz/resource/obce/574562</text:p>
          </table:table-cell>
          <table:table-cell office:value-type="string">
            <text:p>Velká Jesenice</text:p>
          </table:table-cell>
        </table:table-row>
        <table:table-row table:style-name="ro1">
          <table:table-cell office:value-type="string">
            <text:p>http://ruian.linked.opendata.cz/resource/obce/553468</text:p>
          </table:table-cell>
          <table:table-cell office:value-type="string">
            <text:p>Velká Kraš</text:p>
          </table:table-cell>
        </table:table-row>
        <table:table-row table:style-name="ro1">
          <table:table-cell office:value-type="string">
            <text:p>http://ruian.linked.opendata.cz/resource/obce/513539</text:p>
          </table:table-cell>
          <table:table-cell office:value-type="string">
            <text:p>Velká Lečice</text:p>
          </table:table-cell>
        </table:table-row>
        <table:table-row table:style-name="ro1">
          <table:table-cell office:value-type="string">
            <text:p>http://ruian.linked.opendata.cz/resource/obce/545147</text:p>
          </table:table-cell>
          <table:table-cell office:value-type="string">
            <text:p>Velká Lhota</text:p>
          </table:table-cell>
        </table:table-row>
        <table:table-row table:style-name="ro1">
          <table:table-cell office:value-type="string">
            <text:p>http://ruian.linked.opendata.cz/resource/obce/596981</text:p>
          </table:table-cell>
          <table:table-cell office:value-type="string">
            <text:p>Velká Losenice</text:p>
          </table:table-cell>
        </table:table-row>
        <table:table-row table:style-name="ro1">
          <table:table-cell office:value-type="string">
            <text:p>http://ruian.linked.opendata.cz/resource/obce/586714</text:p>
          </table:table-cell>
          <table:table-cell office:value-type="string">
            <text:p>Velká nad Veličkou</text:p>
          </table:table-cell>
        </table:table-row>
        <table:table-row table:style-name="ro1">
          <table:table-cell office:value-type="string">
            <text:p>http://ruian.linked.opendata.cz/resource/obce/510882</text:p>
          </table:table-cell>
          <table:table-cell office:value-type="string">
            <text:p>Velká Polom</text:p>
          </table:table-cell>
        </table:table-row>
        <table:table-row table:style-name="ro1">
          <table:table-cell office:value-type="string">
            <text:p>http://ruian.linked.opendata.cz/resource/obce/581101</text:p>
          </table:table-cell>
          <table:table-cell office:value-type="string">
            <text:p>Velká Skrovnice</text:p>
          </table:table-cell>
        </table:table-row>
        <table:table-row table:style-name="ro1">
          <table:table-cell office:value-type="string">
            <text:p>http://ruian.linked.opendata.cz/resource/obce/551694</text:p>
          </table:table-cell>
          <table:table-cell office:value-type="string">
            <text:p>Velká Štáhle</text:p>
          </table:table-cell>
        </table:table-row>
        <table:table-row table:style-name="ro1">
          <table:table-cell office:value-type="string">
            <text:p>http://ruian.linked.opendata.cz/resource/obce/536741</text:p>
          </table:table-cell>
          <table:table-cell office:value-type="string">
            <text:p>Velká Turná</text:p>
          </table:table-cell>
        </table:table-row>
        <table:table-row table:style-name="ro1">
          <table:table-cell office:value-type="string">
            <text:p>http://ruian.linked.opendata.cz/resource/obce/568422</text:p>
          </table:table-cell>
          <table:table-cell office:value-type="string">
            <text:p>Velké Albrechtice</text:p>
          </table:table-cell>
        </table:table-row>
        <table:table-row table:style-name="ro1">
          <table:table-cell office:value-type="string">
            <text:p>http://ruian.linked.opendata.cz/resource/obce/584983</text:p>
          </table:table-cell>
          <table:table-cell office:value-type="string">
            <text:p>Velké Bílovice</text:p>
          </table:table-cell>
        </table:table-row>
        <table:table-row table:style-name="ro1">
          <table:table-cell office:value-type="string">
            <text:p>http://ruian.linked.opendata.cz/resource/obce/568350</text:p>
          </table:table-cell>
          <table:table-cell office:value-type="string">
            <text:p>Velké Březno</text:p>
          </table:table-cell>
        </table:table-row>
        <table:table-row table:style-name="ro1">
          <table:table-cell office:value-type="string">
            <text:p>http://ruian.linked.opendata.cz/resource/obce/555223</text:p>
          </table:table-cell>
          <table:table-cell office:value-type="string">
            <text:p>Velké Chvojno</text:p>
          </table:table-cell>
        </table:table-row>
        <table:table-row table:style-name="ro1">
          <table:table-cell office:value-type="string">
            <text:p>http://ruian.linked.opendata.cz/resource/obce/563838</text:p>
          </table:table-cell>
          <table:table-cell office:value-type="string">
            <text:p>Velké Hamry</text:p>
          </table:table-cell>
        </table:table-row>
        <table:table-row table:style-name="ro1">
          <table:table-cell office:value-type="string">
            <text:p>http://ruian.linked.opendata.cz/resource/obce/510891</text:p>
          </table:table-cell>
          <table:table-cell office:value-type="string">
            <text:p>Velké Heraltice</text:p>
          </table:table-cell>
        </table:table-row>
        <table:table-row table:style-name="ro1">
          <table:table-cell office:value-type="string">
            <text:p>http://ruian.linked.opendata.cz/resource/obce/584991</text:p>
          </table:table-cell>
          <table:table-cell office:value-type="string">
            <text:p>Velké Hostěrádky</text:p>
          </table:table-cell>
        </table:table-row>
        <table:table-row table:style-name="ro1">
          <table:table-cell office:value-type="string">
            <text:p>http://ruian.linked.opendata.cz/resource/obce/510939</text:p>
          </table:table-cell>
          <table:table-cell office:value-type="string">
            <text:p>Velké Hoštice</text:p>
          </table:table-cell>
        </table:table-row>
        <table:table-row table:style-name="ro1">
          <table:table-cell office:value-type="string">
            <text:p>http://ruian.linked.opendata.cz/resource/obce/557374</text:p>
          </table:table-cell>
          <table:table-cell office:value-type="string">
            <text:p>Velké Hydčice</text:p>
          </table:table-cell>
        </table:table-row>
        <table:table-row table:style-name="ro1">
          <table:table-cell office:value-type="string">
            <text:p>http://ruian.linked.opendata.cz/resource/obce/596990</text:p>
          </table:table-cell>
          <table:table-cell office:value-type="string">
            <text:p>Velké Janovice</text:p>
          </table:table-cell>
        </table:table-row>
        <table:table-row table:style-name="ro1">
          <table:table-cell office:value-type="string">
            <text:p>http://ruian.linked.opendata.cz/resource/obce/545163</text:p>
          </table:table-cell>
          <table:table-cell office:value-type="string">
            <text:p>Velké Karlovice</text:p>
          </table:table-cell>
        </table:table-row>
        <table:table-row table:style-name="ro1">
          <table:table-cell office:value-type="string">
            <text:p>http://ruian.linked.opendata.cz/resource/obce/569453</text:p>
          </table:table-cell>
          <table:table-cell office:value-type="string">
            <text:p>Velké Kunětice</text:p>
          </table:table-cell>
        </table:table-row>
        <table:table-row table:style-name="ro1">
          <table:table-cell office:value-type="string">
            <text:p>http://ruian.linked.opendata.cz/resource/obce/541265</text:p>
          </table:table-cell>
          <table:table-cell office:value-type="string">
            <text:p>Velké Losiny</text:p>
          </table:table-cell>
        </table:table-row>
        <table:table-row table:style-name="ro1">
          <table:table-cell office:value-type="string">
            <text:p>http://ruian.linked.opendata.cz/resource/obce/597007</text:p>
          </table:table-cell>
          <table:table-cell office:value-type="string">
            <text:p>Velké Meziříčí</text:p>
          </table:table-cell>
        </table:table-row>
        <table:table-row table:style-name="ro1">
          <table:table-cell office:value-type="string">
            <text:p>http://ruian.linked.opendata.cz/resource/obce/585009</text:p>
          </table:table-cell>
          <table:table-cell office:value-type="string">
            <text:p>Velké Němčice</text:p>
          </table:table-cell>
        </table:table-row>
        <table:table-row table:style-name="ro1">
          <table:table-cell office:value-type="string">
            <text:p>http://ruian.linked.opendata.cz/resource/obce/582646</text:p>
          </table:table-cell>
          <table:table-cell office:value-type="string">
            <text:p>Velké Opatovice</text:p>
          </table:table-cell>
        </table:table-row>
        <table:table-row table:style-name="ro1">
          <table:table-cell office:value-type="string">
            <text:p>http://ruian.linked.opendata.cz/resource/obce/585017</text:p>
          </table:table-cell>
          <table:table-cell office:value-type="string">
            <text:p>Velké Pavlovice</text:p>
          </table:table-cell>
        </table:table-row>
        <table:table-row table:style-name="ro1">
          <table:table-cell office:value-type="string">
            <text:p>http://ruian.linked.opendata.cz/resource/obce/574571</text:p>
          </table:table-cell>
          <table:table-cell office:value-type="string">
            <text:p>Velké Petrovice</text:p>
          </table:table-cell>
        </table:table-row>
        <table:table-row table:style-name="ro1">
          <table:table-cell office:value-type="string">
            <text:p>http://ruian.linked.opendata.cz/resource/obce/538981</text:p>
          </table:table-cell>
          <table:table-cell office:value-type="string">
            <text:p>Velké Popovice</text:p>
          </table:table-cell>
        </table:table-row>
        <table:table-row table:style-name="ro1">
          <table:table-cell office:value-type="string">
            <text:p>http://ruian.linked.opendata.cz/resource/obce/547646</text:p>
          </table:table-cell>
          <table:table-cell office:value-type="string">
            <text:p>Velké Poříčí</text:p>
          </table:table-cell>
        </table:table-row>
        <table:table-row table:style-name="ro1">
          <table:table-cell office:value-type="string">
            <text:p>http://ruian.linked.opendata.cz/resource/obce/539813</text:p>
          </table:table-cell>
          <table:table-cell office:value-type="string">
            <text:p>Velké Přílepy</text:p>
          </table:table-cell>
        </table:table-row>
        <table:table-row table:style-name="ro1">
          <table:table-cell office:value-type="string">
            <text:p>http://ruian.linked.opendata.cz/resource/obce/533033</text:p>
          </table:table-cell>
          <table:table-cell office:value-type="string">
            <text:p>Velké Přítočno</text:p>
          </table:table-cell>
        </table:table-row>
        <table:table-row table:style-name="ro1">
          <table:table-cell office:value-type="string">
            <text:p>http://ruian.linked.opendata.cz/resource/obce/579785</text:p>
          </table:table-cell>
          <table:table-cell office:value-type="string">
            <text:p>Velké Svatoňovice</text:p>
          </table:table-cell>
        </table:table-row>
        <table:table-row table:style-name="ro1">
          <table:table-cell office:value-type="string">
            <text:p>http://ruian.linked.opendata.cz/resource/obce/587893</text:p>
          </table:table-cell>
          <table:table-cell office:value-type="string">
            <text:p>Velké Tresné</text:p>
          </table:table-cell>
        </table:table-row>
        <table:table-row table:style-name="ro1">
          <table:table-cell office:value-type="string">
            <text:p>http://ruian.linked.opendata.cz/resource/obce/536857</text:p>
          </table:table-cell>
          <table:table-cell office:value-type="string">
            <text:p>Velké Všelisy</text:p>
          </table:table-cell>
        </table:table-row>
        <table:table-row table:style-name="ro1">
          <table:table-cell office:value-type="string">
            <text:p>http://ruian.linked.opendata.cz/resource/obce/565857</text:p>
          </table:table-cell>
          <table:table-cell office:value-type="string">
            <text:p>Velké Žernoseky</text:p>
          </table:table-cell>
        </table:table-row>
        <table:table-row table:style-name="ro1">
          <table:table-cell office:value-type="string">
            <text:p>http://ruian.linked.opendata.cz/resource/obce/588113</text:p>
          </table:table-cell>
          <table:table-cell office:value-type="string">
            <text:p>Velký Beranov</text:p>
          </table:table-cell>
        </table:table-row>
        <table:table-row table:style-name="ro1">
          <table:table-cell office:value-type="string">
            <text:p>http://ruian.linked.opendata.cz/resource/obce/557382</text:p>
          </table:table-cell>
          <table:table-cell office:value-type="string">
            <text:p>Velký Bor</text:p>
          </table:table-cell>
        </table:table-row>
        <table:table-row table:style-name="ro1">
          <table:table-cell office:value-type="string">
            <text:p>http://ruian.linked.opendata.cz/resource/obce/535265</text:p>
          </table:table-cell>
          <table:table-cell office:value-type="string">
            <text:p>Velký Borek</text:p>
          </table:table-cell>
        </table:table-row>
        <table:table-row table:style-name="ro1">
          <table:table-cell office:value-type="string">
            <text:p>http://ruian.linked.opendata.cz/resource/obce/531910</text:p>
          </table:table-cell>
          <table:table-cell office:value-type="string">
            <text:p>Velký Chlumec</text:p>
          </table:table-cell>
        </table:table-row>
        <table:table-row table:style-name="ro1">
          <table:table-cell office:value-type="string">
            <text:p>http://ruian.linked.opendata.cz/resource/obce/545325</text:p>
          </table:table-cell>
          <table:table-cell office:value-type="string">
            <text:p>Velký Karlov</text:p>
          </table:table-cell>
        </table:table-row>
        <table:table-row table:style-name="ro1">
          <table:table-cell office:value-type="string">
            <text:p>http://ruian.linked.opendata.cz/resource/obce/578002</text:p>
          </table:table-cell>
          <table:table-cell office:value-type="string">
            <text:p>Velký Luh</text:p>
          </table:table-cell>
        </table:table-row>
        <table:table-row table:style-name="ro1">
          <table:table-cell office:value-type="string">
            <text:p>http://ruian.linked.opendata.cz/resource/obce/554413</text:p>
          </table:table-cell>
          <table:table-cell office:value-type="string">
            <text:p>Velký Malahov</text:p>
          </table:table-cell>
        </table:table-row>
        <table:table-row table:style-name="ro1">
          <table:table-cell office:value-type="string">
            <text:p>http://ruian.linked.opendata.cz/resource/obce/585912</text:p>
          </table:table-cell>
          <table:table-cell office:value-type="string">
            <text:p>Velký Ořechov</text:p>
          </table:table-cell>
        </table:table-row>
        <table:table-row table:style-name="ro1">
          <table:table-cell office:value-type="string">
            <text:p>http://ruian.linked.opendata.cz/resource/obce/533840</text:p>
          </table:table-cell>
          <table:table-cell office:value-type="string">
            <text:p>Velký Osek</text:p>
          </table:table-cell>
        </table:table-row>
        <table:table-row table:style-name="ro1">
          <table:table-cell office:value-type="string">
            <text:p>http://ruian.linked.opendata.cz/resource/obce/562599</text:p>
          </table:table-cell>
          <table:table-cell office:value-type="string">
            <text:p>Velký Ratmírov</text:p>
          </table:table-cell>
        </table:table-row>
        <table:table-row table:style-name="ro1">
          <table:table-cell office:value-type="string">
            <text:p>http://ruian.linked.opendata.cz/resource/obce/549045</text:p>
          </table:table-cell>
          <table:table-cell office:value-type="string">
            <text:p>Velký Rybník</text:p>
          </table:table-cell>
        </table:table-row>
        <table:table-row table:style-name="ro1">
          <table:table-cell office:value-type="string">
            <text:p>http://ruian.linked.opendata.cz/resource/obce/562912</text:p>
          </table:table-cell>
          <table:table-cell office:value-type="string">
            <text:p>Velký Šenov</text:p>
          </table:table-cell>
        </table:table-row>
        <table:table-row table:style-name="ro1">
          <table:table-cell office:value-type="string">
            <text:p>http://ruian.linked.opendata.cz/resource/obce/574589</text:p>
          </table:table-cell>
          <table:table-cell office:value-type="string">
            <text:p>Velký Třebešov</text:p>
          </table:table-cell>
        </table:table-row>
        <table:table-row table:style-name="ro1">
          <table:table-cell office:value-type="string">
            <text:p>http://ruian.linked.opendata.cz/resource/obce/505650</text:p>
          </table:table-cell>
          <table:table-cell office:value-type="string">
            <text:p>Velký Týnec</text:p>
          </table:table-cell>
        </table:table-row>
        <table:table-row table:style-name="ro1">
          <table:table-cell office:value-type="string">
            <text:p>http://ruian.linked.opendata.cz/resource/obce/505668</text:p>
          </table:table-cell>
          <table:table-cell office:value-type="string">
            <text:p>Velký Újezd</text:p>
          </table:table-cell>
        </table:table-row>
        <table:table-row table:style-name="ro1">
          <table:table-cell office:value-type="string">
            <text:p>http://ruian.linked.opendata.cz/resource/obce/562203</text:p>
          </table:table-cell>
          <table:table-cell office:value-type="string">
            <text:p>Velký Valtinov</text:p>
          </table:table-cell>
        </table:table-row>
        <table:table-row table:style-name="ro1">
          <table:table-cell office:value-type="string">
            <text:p>http://ruian.linked.opendata.cz/resource/obce/579793</text:p>
          </table:table-cell>
          <table:table-cell office:value-type="string">
            <text:p>Velký Vřešťov</text:p>
          </table:table-cell>
        </table:table-row>
        <table:table-row table:style-name="ro1">
          <table:table-cell office:value-type="string">
            <text:p>http://ruian.linked.opendata.cz/resource/obce/552615</text:p>
          </table:table-cell>
          <table:table-cell office:value-type="string">
            <text:p>Vělopolí</text:p>
          </table:table-cell>
        </table:table-row>
        <table:table-row table:style-name="ro1">
          <table:table-cell office:value-type="string">
            <text:p>http://ruian.linked.opendata.cz/resource/obce/566896</text:p>
          </table:table-cell>
          <table:table-cell office:value-type="string">
            <text:p>Veltěže</text:p>
          </table:table-cell>
        </table:table-row>
        <table:table-row table:style-name="ro1">
          <table:table-cell office:value-type="string">
            <text:p>http://ruian.linked.opendata.cz/resource/obce/533858</text:p>
          </table:table-cell>
          <table:table-cell office:value-type="string">
            <text:p>Veltruby</text:p>
          </table:table-cell>
        </table:table-row>
        <table:table-row table:style-name="ro1">
          <table:table-cell office:value-type="string">
            <text:p>http://ruian.linked.opendata.cz/resource/obce/535273</text:p>
          </table:table-cell>
          <table:table-cell office:value-type="string">
            <text:p>Veltrusy</text:p>
          </table:table-cell>
        </table:table-row>
        <table:table-row table:style-name="ro1">
          <table:table-cell office:value-type="string">
            <text:p>http://ruian.linked.opendata.cz/resource/obce/533041</text:p>
          </table:table-cell>
          <table:table-cell office:value-type="string">
            <text:p>Velvary</text:p>
          </table:table-cell>
        </table:table-row>
        <table:table-row table:style-name="ro1">
          <table:table-cell office:value-type="string">
            <text:p>http://ruian.linked.opendata.cz/resource/obce/595055</text:p>
          </table:table-cell>
          <table:table-cell office:value-type="string">
            <text:p>Vémyslice</text:p>
          </table:table-cell>
        </table:table-row>
        <table:table-row table:style-name="ro1">
          <table:table-cell office:value-type="string">
            <text:p>http://ruian.linked.opendata.cz/resource/obce/578932</text:p>
          </table:table-cell>
          <table:table-cell office:value-type="string">
            <text:p>Vendolí</text:p>
          </table:table-cell>
        </table:table-row>
        <table:table-row table:style-name="ro1">
          <table:table-cell office:value-type="string">
            <text:p>http://ruian.linked.opendata.cz/resource/obce/554928</text:p>
          </table:table-cell>
          <table:table-cell office:value-type="string">
            <text:p>Vendryně</text:p>
          </table:table-cell>
        </table:table-row>
        <table:table-row table:style-name="ro1">
          <table:table-cell office:value-type="string">
            <text:p>http://ruian.linked.opendata.cz/resource/obce/569674</text:p>
          </table:table-cell>
          <table:table-cell office:value-type="string">
            <text:p>Vepříkov</text:p>
          </table:table-cell>
        </table:table-row>
        <table:table-row table:style-name="ro1">
          <table:table-cell office:value-type="string">
            <text:p>http://ruian.linked.opendata.cz/resource/obce/597015</text:p>
          </table:table-cell>
          <table:table-cell office:value-type="string">
            <text:p>Vepřová</text:p>
          </table:table-cell>
        </table:table-row>
        <table:table-row table:style-name="ro1">
          <table:table-cell office:value-type="string">
            <text:p>http://ruian.linked.opendata.cz/resource/obce/581119</text:p>
          </table:table-cell>
          <table:table-cell office:value-type="string">
            <text:p>Verměřovice</text:p>
          </table:table-cell>
        </table:table-row>
        <table:table-row table:style-name="ro1">
          <table:table-cell office:value-type="string">
            <text:p>http://ruian.linked.opendata.cz/resource/obce/562921</text:p>
          </table:table-cell>
          <table:table-cell office:value-type="string">
            <text:p>Verneřice</text:p>
          </table:table-cell>
        </table:table-row>
        <table:table-row table:style-name="ro1">
          <table:table-cell office:value-type="string">
            <text:p>http://ruian.linked.opendata.cz/resource/obce/547743</text:p>
          </table:table-cell>
          <table:table-cell office:value-type="string">
            <text:p>Vernéřovice</text:p>
          </table:table-cell>
        </table:table-row>
        <table:table-row table:style-name="ro1">
          <table:table-cell office:value-type="string">
            <text:p>http://ruian.linked.opendata.cz/resource/obce/554146</text:p>
          </table:table-cell>
          <table:table-cell office:value-type="string">
            <text:p>Vernířovice</text:p>
          </table:table-cell>
        </table:table-row>
        <table:table-row table:style-name="ro1">
          <table:table-cell office:value-type="string">
            <text:p>http://ruian.linked.opendata.cz/resource/obce/552119</text:p>
          </table:table-cell>
          <table:table-cell office:value-type="string">
            <text:p>Věrovany</text:p>
          </table:table-cell>
        </table:table-row>
        <table:table-row table:style-name="ro1">
          <table:table-cell office:value-type="string">
            <text:p>http://ruian.linked.opendata.cz/resource/obce/500259</text:p>
          </table:table-cell>
          <table:table-cell office:value-type="string">
            <text:p>Veřovice</text:p>
          </table:table-cell>
        </table:table-row>
        <table:table-row table:style-name="ro1">
          <table:table-cell office:value-type="string">
            <text:p>http://ruian.linked.opendata.cz/resource/obce/555711</text:p>
          </table:table-cell>
          <table:table-cell office:value-type="string">
            <text:p>Verušičky</text:p>
          </table:table-cell>
        </table:table-row>
        <table:table-row table:style-name="ro1">
          <table:table-cell office:value-type="string">
            <text:p>http://ruian.linked.opendata.cz/resource/obce/558494</text:p>
          </table:table-cell>
          <table:table-cell office:value-type="string">
            <text:p>Ves Touškov</text:p>
          </table:table-cell>
        </table:table-row>
        <table:table-row table:style-name="ro1">
          <table:table-cell office:value-type="string">
            <text:p>http://ruian.linked.opendata.cz/resource/obce/553263</text:p>
          </table:table-cell>
          <table:table-cell office:value-type="string">
            <text:p>Vesce</text:p>
          </table:table-cell>
        </table:table-row>
        <table:table-row table:style-name="ro1">
          <table:table-cell office:value-type="string">
            <text:p>http://ruian.linked.opendata.cz/resource/obce/560235</text:p>
          </table:table-cell>
          <table:table-cell office:value-type="string">
            <text:p>Veselá</text:p>
          </table:table-cell>
        </table:table-row>
        <table:table-row table:style-name="ro1">
          <table:table-cell office:value-type="string">
            <text:p>http://ruian.linked.opendata.cz/resource/obce/549053</text:p>
          </table:table-cell>
          <table:table-cell office:value-type="string">
            <text:p>Veselá</text:p>
          </table:table-cell>
        </table:table-row>
        <table:table-row table:style-name="ro1">
          <table:table-cell office:value-type="string">
            <text:p>http://ruian.linked.opendata.cz/resource/obce/577642</text:p>
          </table:table-cell>
          <table:table-cell office:value-type="string">
            <text:p>Veselá</text:p>
          </table:table-cell>
        </table:table-row>
        <table:table-row table:style-name="ro1">
          <table:table-cell office:value-type="string">
            <text:p>http://ruian.linked.opendata.cz/resource/obce/585921</text:p>
          </table:table-cell>
          <table:table-cell office:value-type="string">
            <text:p>Veselá</text:p>
          </table:table-cell>
        </table:table-row>
        <table:table-row table:style-name="ro1">
          <table:table-cell office:value-type="string">
            <text:p>http://ruian.linked.opendata.cz/resource/obce/562939</text:p>
          </table:table-cell>
          <table:table-cell office:value-type="string">
            <text:p>Veselé</text:p>
          </table:table-cell>
        </table:table-row>
        <table:table-row table:style-name="ro1">
          <table:table-cell office:value-type="string">
            <text:p>http://ruian.linked.opendata.cz/resource/obce/575968</text:p>
          </table:table-cell>
          <table:table-cell office:value-type="string">
            <text:p>Veselí</text:p>
          </table:table-cell>
        </table:table-row>
        <table:table-row table:style-name="ro1">
          <table:table-cell office:value-type="string">
            <text:p>http://ruian.linked.opendata.cz/resource/obce/553271</text:p>
          </table:table-cell>
          <table:table-cell office:value-type="string">
            <text:p>Veselí nad Lužnicí</text:p>
          </table:table-cell>
        </table:table-row>
        <table:table-row table:style-name="ro1">
          <table:table-cell office:value-type="string">
            <text:p>http://ruian.linked.opendata.cz/resource/obce/586722</text:p>
          </table:table-cell>
          <table:table-cell office:value-type="string">
            <text:p>Veselí nad Moravou</text:p>
          </table:table-cell>
        </table:table-row>
        <table:table-row table:style-name="ro1">
          <table:table-cell office:value-type="string">
            <text:p>http://ruian.linked.opendata.cz/resource/obce/565725</text:p>
          </table:table-cell>
          <table:table-cell office:value-type="string">
            <text:p>Veselice</text:p>
          </table:table-cell>
        </table:table-row>
        <table:table-row table:style-name="ro1">
          <table:table-cell office:value-type="string">
            <text:p>http://ruian.linked.opendata.cz/resource/obce/520420</text:p>
          </table:table-cell>
          <table:table-cell office:value-type="string">
            <text:p>Veselíčko</text:p>
          </table:table-cell>
        </table:table-row>
        <table:table-row table:style-name="ro1">
          <table:table-cell office:value-type="string">
            <text:p>http://ruian.linked.opendata.cz/resource/obce/549975</text:p>
          </table:table-cell>
          <table:table-cell office:value-type="string">
            <text:p>Veselíčko</text:p>
          </table:table-cell>
        </table:table-row>
        <table:table-row table:style-name="ro1">
          <table:table-cell office:value-type="string">
            <text:p>http://ruian.linked.opendata.cz/resource/obce/569682</text:p>
          </table:table-cell>
          <table:table-cell office:value-type="string">
            <text:p>Veselý Žďár</text:p>
          </table:table-cell>
        </table:table-row>
        <table:table-row table:style-name="ro1">
          <table:table-cell office:value-type="string">
            <text:p>http://ruian.linked.opendata.cz/resource/obce/541508</text:p>
          </table:table-cell>
          <table:table-cell office:value-type="string">
            <text:p>Věšín</text:p>
          </table:table-cell>
        </table:table-row>
        <table:table-row table:style-name="ro1">
          <table:table-cell office:value-type="string">
            <text:p>http://ruian.linked.opendata.cz/resource/obce/537942</text:p>
          </table:table-cell>
          <table:table-cell office:value-type="string">
            <text:p>Vestec</text:p>
          </table:table-cell>
        </table:table-row>
        <table:table-row table:style-name="ro1">
          <table:table-cell office:value-type="string">
            <text:p>http://ruian.linked.opendata.cz/resource/obce/513458</text:p>
          </table:table-cell>
          <table:table-cell office:value-type="string">
            <text:p>Vestec</text:p>
          </table:table-cell>
        </table:table-row>
        <table:table-row table:style-name="ro1">
          <table:table-cell office:value-type="string">
            <text:p>http://ruian.linked.opendata.cz/resource/obce/547565</text:p>
          </table:table-cell>
          <table:table-cell office:value-type="string">
            <text:p>Vestec</text:p>
          </table:table-cell>
        </table:table-row>
        <table:table-row table:style-name="ro1">
          <table:table-cell office:value-type="string">
            <text:p>http://ruian.linked.opendata.cz/resource/obce/597031</text:p>
          </table:table-cell>
          <table:table-cell office:value-type="string">
            <text:p>Věstín</text:p>
          </table:table-cell>
        </table:table-row>
        <table:table-row table:style-name="ro1">
          <table:table-cell office:value-type="string">
            <text:p>http://ruian.linked.opendata.cz/resource/obce/586731</text:p>
          </table:table-cell>
          <table:table-cell office:value-type="string">
            <text:p>Věteřov</text:p>
          </table:table-cell>
        </table:table-row>
        <table:table-row table:style-name="ro1">
          <table:table-cell office:value-type="string">
            <text:p>http://ruian.linked.opendata.cz/resource/obce/570036</text:p>
          </table:table-cell>
          <table:table-cell office:value-type="string">
            <text:p>Větřkovice</text:p>
          </table:table-cell>
        </table:table-row>
        <table:table-row table:style-name="ro1">
          <table:table-cell office:value-type="string">
            <text:p>http://ruian.linked.opendata.cz/resource/obce/545830</text:p>
          </table:table-cell>
          <table:table-cell office:value-type="string">
            <text:p>Větřní</text:p>
          </table:table-cell>
        </table:table-row>
        <table:table-row table:style-name="ro1">
          <table:table-cell office:value-type="string">
            <text:p>http://ruian.linked.opendata.cz/resource/obce/588121</text:p>
          </table:table-cell>
          <table:table-cell office:value-type="string">
            <text:p>Větrný Jeníkov</text:p>
          </table:table-cell>
        </table:table-row>
        <table:table-row table:style-name="ro1">
          <table:table-cell office:value-type="string">
            <text:p>http://ruian.linked.opendata.cz/resource/obce/538990</text:p>
          </table:table-cell>
          <table:table-cell office:value-type="string">
            <text:p>Větrušice</text:p>
          </table:table-cell>
        </table:table-row>
        <table:table-row table:style-name="ro1">
          <table:table-cell office:value-type="string">
            <text:p>http://ruian.linked.opendata.cz/resource/obce/595063</text:p>
          </table:table-cell>
          <table:table-cell office:value-type="string">
            <text:p>Vevčice</text:p>
          </table:table-cell>
        </table:table-row>
        <table:table-row table:style-name="ro1">
          <table:table-cell office:value-type="string">
            <text:p>http://ruian.linked.opendata.cz/resource/obce/584100</text:p>
          </table:table-cell>
          <table:table-cell office:value-type="string">
            <text:p>Veverská Bítýška</text:p>
          </table:table-cell>
        </table:table-row>
        <table:table-row table:style-name="ro1">
          <table:table-cell office:value-type="string">
            <text:p>http://ruian.linked.opendata.cz/resource/obce/584118</text:p>
          </table:table-cell>
          <table:table-cell office:value-type="string">
            <text:p>Veverské Knínice</text:p>
          </table:table-cell>
        </table:table-row>
        <table:table-row table:style-name="ro1">
          <table:table-cell office:value-type="string">
            <text:p>http://ruian.linked.opendata.cz/resource/obce/569691</text:p>
          </table:table-cell>
          <table:table-cell office:value-type="string">
            <text:p>Věž</text:p>
          </table:table-cell>
        </table:table-row>
        <table:table-row table:style-name="ro1">
          <table:table-cell office:value-type="string">
            <text:p>http://ruian.linked.opendata.cz/resource/obce/552755</text:p>
          </table:table-cell>
          <table:table-cell office:value-type="string">
            <text:p>Věžky</text:p>
          </table:table-cell>
        </table:table-row>
        <table:table-row table:style-name="ro1">
          <table:table-cell office:value-type="string">
            <text:p>http://ruian.linked.opendata.cz/resource/obce/589128</text:p>
          </table:table-cell>
          <table:table-cell office:value-type="string">
            <text:p>Věžky</text:p>
          </table:table-cell>
        </table:table-row>
        <table:table-row table:style-name="ro1">
          <table:table-cell office:value-type="string">
            <text:p>http://ruian.linked.opendata.cz/resource/obce/549061</text:p>
          </table:table-cell>
          <table:table-cell office:value-type="string">
            <text:p>Věžná</text:p>
          </table:table-cell>
        </table:table-row>
        <table:table-row table:style-name="ro1">
          <table:table-cell office:value-type="string">
            <text:p>http://ruian.linked.opendata.cz/resource/obce/597040</text:p>
          </table:table-cell>
          <table:table-cell office:value-type="string">
            <text:p>Věžná</text:p>
          </table:table-cell>
        </table:table-row>
        <table:table-row table:style-name="ro1">
          <table:table-cell office:value-type="string">
            <text:p>http://ruian.linked.opendata.cz/resource/obce/588130</text:p>
          </table:table-cell>
          <table:table-cell office:value-type="string">
            <text:p>Věžnice</text:p>
          </table:table-cell>
        </table:table-row>
        <table:table-row table:style-name="ro1">
          <table:table-cell office:value-type="string">
            <text:p>http://ruian.linked.opendata.cz/resource/obce/569704</text:p>
          </table:table-cell>
          <table:table-cell office:value-type="string">
            <text:p>Věžnice</text:p>
          </table:table-cell>
        </table:table-row>
        <table:table-row table:style-name="ro1">
          <table:table-cell office:value-type="string">
            <text:p>http://ruian.linked.opendata.cz/resource/obce/588148</text:p>
          </table:table-cell>
          <table:table-cell office:value-type="string">
            <text:p>Věžnička</text:p>
          </table:table-cell>
        </table:table-row>
        <table:table-row table:style-name="ro1">
          <table:table-cell office:value-type="string">
            <text:p>http://ruian.linked.opendata.cz/resource/obce/536300</text:p>
          </table:table-cell>
          <table:table-cell office:value-type="string">
            <text:p>Věžovatá Pláně</text:p>
          </table:table-cell>
        </table:table-row>
        <table:table-row table:style-name="ro1">
          <table:table-cell office:value-type="string">
            <text:p>http://ruian.linked.opendata.cz/resource/obce/590134</text:p>
          </table:table-cell>
          <table:table-cell office:value-type="string">
            <text:p>Víceměřice</text:p>
          </table:table-cell>
        </table:table-row>
        <table:table-row table:style-name="ro1">
          <table:table-cell office:value-type="string">
            <text:p>http://ruian.linked.opendata.cz/resource/obce/561037</text:p>
          </table:table-cell>
          <table:table-cell office:value-type="string">
            <text:p>Vícemil</text:p>
          </table:table-cell>
        </table:table-row>
        <table:table-row table:style-name="ro1">
          <table:table-cell office:value-type="string">
            <text:p>http://ruian.linked.opendata.cz/resource/obce/588342</text:p>
          </table:table-cell>
          <table:table-cell office:value-type="string">
            <text:p>Vícenice</text:p>
          </table:table-cell>
        </table:table-row>
        <table:table-row table:style-name="ro1">
          <table:table-cell office:value-type="string">
            <text:p>http://ruian.linked.opendata.cz/resource/obce/511242</text:p>
          </table:table-cell>
          <table:table-cell office:value-type="string">
            <text:p>Vícenice u Náměště nad Oslavou</text:p>
          </table:table-cell>
        </table:table-row>
        <table:table-row table:style-name="ro1">
          <table:table-cell office:value-type="string">
            <text:p>http://ruian.linked.opendata.cz/resource/obce/577651</text:p>
          </table:table-cell>
          <table:table-cell office:value-type="string">
            <text:p>Víchová nad Jizerou</text:p>
          </table:table-cell>
        </table:table-row>
        <table:table-row table:style-name="ro1">
          <table:table-cell office:value-type="string">
            <text:p>http://ruian.linked.opendata.cz/resource/obce/590142</text:p>
          </table:table-cell>
          <table:table-cell office:value-type="string">
            <text:p>Vícov</text:p>
          </table:table-cell>
        </table:table-row>
        <table:table-row table:style-name="ro1">
          <table:table-cell office:value-type="string">
            <text:p>http://ruian.linked.opendata.cz/resource/obce/545198</text:p>
          </table:table-cell>
          <table:table-cell office:value-type="string">
            <text:p>Vidče</text:p>
          </table:table-cell>
        </table:table-row>
        <table:table-row table:style-name="ro1">
          <table:table-cell office:value-type="string">
            <text:p>http://ruian.linked.opendata.cz/resource/obce/597058</text:p>
          </table:table-cell>
          <table:table-cell office:value-type="string">
            <text:p>Vídeň</text:p>
          </table:table-cell>
        </table:table-row>
        <table:table-row table:style-name="ro1">
          <table:table-cell office:value-type="string">
            <text:p>http://ruian.linked.opendata.cz/resource/obce/534536</text:p>
          </table:table-cell>
          <table:table-cell office:value-type="string">
            <text:p>Vidice</text:p>
          </table:table-cell>
        </table:table-row>
        <table:table-row table:style-name="ro1">
          <table:table-cell office:value-type="string">
            <text:p>http://ruian.linked.opendata.cz/resource/obce/554421</text:p>
          </table:table-cell>
          <table:table-cell office:value-type="string">
            <text:p>Vidice</text:p>
          </table:table-cell>
        </table:table-row>
        <table:table-row table:style-name="ro1">
          <table:table-cell office:value-type="string">
            <text:p>http://ruian.linked.opendata.cz/resource/obce/531936</text:p>
          </table:table-cell>
          <table:table-cell office:value-type="string">
            <text:p>Vidim</text:p>
          </table:table-cell>
        </table:table-row>
        <table:table-row table:style-name="ro1">
          <table:table-cell office:value-type="string">
            <text:p>http://ruian.linked.opendata.cz/resource/obce/578941</text:p>
          </table:table-cell>
          <table:table-cell office:value-type="string">
            <text:p>Vidlatá Seč</text:p>
          </table:table-cell>
        </table:table-row>
        <table:table-row table:style-name="ro1">
          <table:table-cell office:value-type="string">
            <text:p>http://ruian.linked.opendata.cz/resource/obce/541303</text:p>
          </table:table-cell>
          <table:table-cell office:value-type="string">
            <text:p>Vidnava</text:p>
          </table:table-cell>
        </table:table-row>
        <table:table-row table:style-name="ro1">
          <table:table-cell office:value-type="string">
            <text:p>http://ruian.linked.opendata.cz/resource/obce/573736</text:p>
          </table:table-cell>
          <table:table-cell office:value-type="string">
            <text:p>Vidochov</text:p>
          </table:table-cell>
        </table:table-row>
        <table:table-row table:style-name="ro1">
          <table:table-cell office:value-type="string">
            <text:p>http://ruian.linked.opendata.cz/resource/obce/597066</text:p>
          </table:table-cell>
          <table:table-cell office:value-type="string">
            <text:p>Vidonín</text:p>
          </table:table-cell>
        </table:table-row>
        <table:table-row table:style-name="ro1">
          <table:table-cell office:value-type="string">
            <text:p>http://ruian.linked.opendata.cz/resource/obce/535737</text:p>
          </table:table-cell>
          <table:table-cell office:value-type="string">
            <text:p>Vidov</text:p>
          </table:table-cell>
        </table:table-row>
        <table:table-row table:style-name="ro1">
          <table:table-cell office:value-type="string">
            <text:p>http://ruian.linked.opendata.cz/resource/obce/545210</text:p>
          </table:table-cell>
          <table:table-cell office:value-type="string">
            <text:p>Vigantice</text:p>
          </table:table-cell>
        </table:table-row>
        <table:table-row table:style-name="ro1">
          <table:table-cell office:value-type="string">
            <text:p>http://ruian.linked.opendata.cz/resource/obce/553191</text:p>
          </table:table-cell>
          <table:table-cell office:value-type="string">
            <text:p>Vikantice</text:p>
          </table:table-cell>
        </table:table-row>
        <table:table-row table:style-name="ro1">
          <table:table-cell office:value-type="string">
            <text:p>http://ruian.linked.opendata.cz/resource/obce/569445</text:p>
          </table:table-cell>
          <table:table-cell office:value-type="string">
            <text:p>Vikýřovice</text:p>
          </table:table-cell>
        </table:table-row>
        <table:table-row table:style-name="ro1">
          <table:table-cell office:value-type="string">
            <text:p>http://ruian.linked.opendata.cz/resource/obce/588156</text:p>
          </table:table-cell>
          <table:table-cell office:value-type="string">
            <text:p>Vílanec</text:p>
          </table:table-cell>
        </table:table-row>
        <table:table-row table:style-name="ro1">
          <table:table-cell office:value-type="string">
            <text:p>http://ruian.linked.opendata.cz/resource/obce/574597</text:p>
          </table:table-cell>
          <table:table-cell office:value-type="string">
            <text:p>Vilantice</text:p>
          </table:table-cell>
        </table:table-row>
        <table:table-row table:style-name="ro1">
          <table:table-cell office:value-type="string">
            <text:p>http://ruian.linked.opendata.cz/resource/obce/568961</text:p>
          </table:table-cell>
          <table:table-cell office:value-type="string">
            <text:p>Vilémov</text:p>
          </table:table-cell>
        </table:table-row>
        <table:table-row table:style-name="ro1">
          <table:table-cell office:value-type="string">
            <text:p>http://ruian.linked.opendata.cz/resource/obce/569712</text:p>
          </table:table-cell>
          <table:table-cell office:value-type="string">
            <text:p>Vilémov</text:p>
          </table:table-cell>
        </table:table-row>
        <table:table-row table:style-name="ro1">
          <table:table-cell office:value-type="string">
            <text:p>http://ruian.linked.opendata.cz/resource/obce/563439</text:p>
          </table:table-cell>
          <table:table-cell office:value-type="string">
            <text:p>Vilémov</text:p>
          </table:table-cell>
        </table:table-row>
        <table:table-row table:style-name="ro1">
          <table:table-cell office:value-type="string">
            <text:p>http://ruian.linked.opendata.cz/resource/obce/562947</text:p>
          </table:table-cell>
          <table:table-cell office:value-type="string">
            <text:p>Vilémov</text:p>
          </table:table-cell>
        </table:table-row>
        <table:table-row table:style-name="ro1">
          <table:table-cell office:value-type="string">
            <text:p>http://ruian.linked.opendata.cz/resource/obce/569721</text:p>
          </table:table-cell>
          <table:table-cell office:value-type="string">
            <text:p>Vilémovice</text:p>
          </table:table-cell>
        </table:table-row>
        <table:table-row table:style-name="ro1">
          <table:table-cell office:value-type="string">
            <text:p>http://ruian.linked.opendata.cz/resource/obce/582654</text:p>
          </table:table-cell>
          <table:table-cell office:value-type="string">
            <text:p>Vilémovice</text:p>
          </table:table-cell>
        </table:table-row>
        <table:table-row table:style-name="ro1">
          <table:table-cell office:value-type="string">
            <text:p>http://ruian.linked.opendata.cz/resource/obce/553280</text:p>
          </table:table-cell>
          <table:table-cell office:value-type="string">
            <text:p>Vilice</text:p>
          </table:table-cell>
        </table:table-row>
        <table:table-row table:style-name="ro1">
          <table:table-cell office:value-type="string">
            <text:p>http://ruian.linked.opendata.cz/resource/obce/550647</text:p>
          </table:table-cell>
          <table:table-cell office:value-type="string">
            <text:p>Vimperk</text:p>
          </table:table-cell>
        </table:table-row>
        <table:table-row table:style-name="ro1">
          <table:table-cell office:value-type="string">
            <text:p>http://ruian.linked.opendata.cz/resource/obce/534544</text:p>
          </table:table-cell>
          <table:table-cell office:value-type="string">
            <text:p>Vinaře</text:p>
          </table:table-cell>
        </table:table-row>
        <table:table-row table:style-name="ro1">
          <table:table-cell office:value-type="string">
            <text:p>http://ruian.linked.opendata.cz/resource/obce/533050</text:p>
          </table:table-cell>
          <table:table-cell office:value-type="string">
            <text:p>Vinařice</text:p>
          </table:table-cell>
        </table:table-row>
        <table:table-row table:style-name="ro1">
          <table:table-cell office:value-type="string">
            <text:p>http://ruian.linked.opendata.cz/resource/obce/534234</text:p>
          </table:table-cell>
          <table:table-cell office:value-type="string">
            <text:p>Vinařice</text:p>
          </table:table-cell>
        </table:table-row>
        <table:table-row table:style-name="ro1">
          <table:table-cell office:value-type="string">
            <text:p>http://ruian.linked.opendata.cz/resource/obce/565628</text:p>
          </table:table-cell>
          <table:table-cell office:value-type="string">
            <text:p>Vinařice</text:p>
          </table:table-cell>
        </table:table-row>
        <table:table-row table:style-name="ro1">
          <table:table-cell office:value-type="string">
            <text:p>http://ruian.linked.opendata.cz/resource/obce/566918</text:p>
          </table:table-cell>
          <table:table-cell office:value-type="string">
            <text:p>Vinařice</text:p>
          </table:table-cell>
        </table:table-row>
        <table:table-row table:style-name="ro1">
          <table:table-cell office:value-type="string">
            <text:p>http://ruian.linked.opendata.cz/resource/obce/571083</text:p>
          </table:table-cell>
          <table:table-cell office:value-type="string">
            <text:p>Vinary</text:p>
          </table:table-cell>
        </table:table-row>
        <table:table-row table:style-name="ro1">
          <table:table-cell office:value-type="string">
            <text:p>http://ruian.linked.opendata.cz/resource/obce/572489</text:p>
          </table:table-cell>
          <table:table-cell office:value-type="string">
            <text:p>Vinary</text:p>
          </table:table-cell>
        </table:table-row>
        <table:table-row table:style-name="ro1">
          <table:table-cell office:value-type="string">
            <text:p>http://ruian.linked.opendata.cz/resource/obce/544710</text:p>
          </table:table-cell>
          <table:table-cell office:value-type="string">
            <text:p>Vincencov</text:p>
          </table:table-cell>
        </table:table-row>
        <table:table-row table:style-name="ro1">
          <table:table-cell office:value-type="string">
            <text:p>http://ruian.linked.opendata.cz/resource/obce/570842</text:p>
          </table:table-cell>
          <table:table-cell office:value-type="string">
            <text:p>Vinec</text:p>
          </table:table-cell>
        </table:table-row>
        <table:table-row table:style-name="ro1">
          <table:table-cell office:value-type="string">
            <text:p>http://ruian.linked.opendata.cz/resource/obce/584126</text:p>
          </table:table-cell>
          <table:table-cell office:value-type="string">
            <text:p>Viničné Šumice</text:p>
          </table:table-cell>
        </table:table-row>
        <table:table-row table:style-name="ro1">
          <table:table-cell office:value-type="string">
            <text:p>http://ruian.linked.opendata.cz/resource/obce/560685</text:p>
          </table:table-cell>
          <table:table-cell office:value-type="string">
            <text:p>Vintířov</text:p>
          </table:table-cell>
        </table:table-row>
        <table:table-row table:style-name="ro1">
          <table:table-cell office:value-type="string">
            <text:p>http://ruian.linked.opendata.cz/resource/obce/597074</text:p>
          </table:table-cell>
          <table:table-cell office:value-type="string">
            <text:p>Vír</text:p>
          </table:table-cell>
        </table:table-row>
        <table:table-row table:style-name="ro1">
          <table:table-cell office:value-type="string">
            <text:p>http://ruian.linked.opendata.cz/resource/obce/573582</text:p>
          </table:table-cell>
          <table:table-cell office:value-type="string">
            <text:p>Víska</text:p>
          </table:table-cell>
        </table:table-row>
        <table:table-row table:style-name="ro1">
          <table:table-cell office:value-type="string">
            <text:p>http://ruian.linked.opendata.cz/resource/obce/578959</text:p>
          </table:table-cell>
          <table:table-cell office:value-type="string">
            <text:p>Víska u Jevíčka</text:p>
          </table:table-cell>
        </table:table-row>
        <table:table-row table:style-name="ro1">
          <table:table-cell office:value-type="string">
            <text:p>http://ruian.linked.opendata.cz/resource/obce/579289</text:p>
          </table:table-cell>
          <table:table-cell office:value-type="string">
            <text:p>Vísky</text:p>
          </table:table-cell>
        </table:table-row>
        <table:table-row table:style-name="ro1">
          <table:table-cell office:value-type="string">
            <text:p>http://ruian.linked.opendata.cz/resource/obce/582662</text:p>
          </table:table-cell>
          <table:table-cell office:value-type="string">
            <text:p>Vísky</text:p>
          </table:table-cell>
        </table:table-row>
        <table:table-row table:style-name="ro1">
          <table:table-cell office:value-type="string">
            <text:p>http://ruian.linked.opendata.cz/resource/obce/507652</text:p>
          </table:table-cell>
          <table:table-cell office:value-type="string">
            <text:p>Višňová</text:p>
          </table:table-cell>
        </table:table-row>
        <table:table-row table:style-name="ro1">
          <table:table-cell office:value-type="string">
            <text:p>http://ruian.linked.opendata.cz/resource/obce/541516</text:p>
          </table:table-cell>
          <table:table-cell office:value-type="string">
            <text:p>Višňová</text:p>
          </table:table-cell>
        </table:table-row>
        <table:table-row table:style-name="ro1">
          <table:table-cell office:value-type="string">
            <text:p>http://ruian.linked.opendata.cz/resource/obce/564494</text:p>
          </table:table-cell>
          <table:table-cell office:value-type="string">
            <text:p>Višňová</text:p>
          </table:table-cell>
        </table:table-row>
        <table:table-row table:style-name="ro1">
          <table:table-cell office:value-type="string">
            <text:p>http://ruian.linked.opendata.cz/resource/obce/595071</text:p>
          </table:table-cell>
          <table:table-cell office:value-type="string">
            <text:p>Višňové</text:p>
          </table:table-cell>
        </table:table-row>
        <table:table-row table:style-name="ro1">
          <table:table-cell office:value-type="string">
            <text:p>http://ruian.linked.opendata.cz/resource/obce/572497</text:p>
          </table:table-cell>
          <table:table-cell office:value-type="string">
            <text:p>Vítanov</text:p>
          </table:table-cell>
        </table:table-row>
        <table:table-row table:style-name="ro1">
          <table:table-cell office:value-type="string">
            <text:p>http://ruian.linked.opendata.cz/resource/obce/590151</text:p>
          </table:table-cell>
          <table:table-cell office:value-type="string">
            <text:p>Vitčice</text:p>
          </table:table-cell>
        </table:table-row>
        <table:table-row table:style-name="ro1">
          <table:table-cell office:value-type="string">
            <text:p>http://ruian.linked.opendata.cz/resource/obce/578967</text:p>
          </table:table-cell>
          <table:table-cell office:value-type="string">
            <text:p>Vítějeves</text:p>
          </table:table-cell>
        </table:table-row>
        <table:table-row table:style-name="ro1">
          <table:table-cell office:value-type="string">
            <text:p>http://ruian.linked.opendata.cz/resource/obce/550655</text:p>
          </table:table-cell>
          <table:table-cell office:value-type="string">
            <text:p>Vitějovice</text:p>
          </table:table-cell>
        </table:table-row>
        <table:table-row table:style-name="ro1">
          <table:table-cell office:value-type="string">
            <text:p>http://ruian.linked.opendata.cz/resource/obce/579815</text:p>
          </table:table-cell>
          <table:table-cell office:value-type="string">
            <text:p>Vítězná</text:p>
          </table:table-cell>
        </table:table-row>
        <table:table-row table:style-name="ro1">
          <table:table-cell office:value-type="string">
            <text:p>http://ruian.linked.opendata.cz/resource/obce/533866</text:p>
          </table:table-cell>
          <table:table-cell office:value-type="string">
            <text:p>Vitice</text:p>
          </table:table-cell>
        </table:table-row>
        <table:table-row table:style-name="ro1">
          <table:table-cell office:value-type="string">
            <text:p>http://ruian.linked.opendata.cz/resource/obce/535893</text:p>
          </table:table-cell>
          <table:table-cell office:value-type="string">
            <text:p>Vitín</text:p>
          </table:table-cell>
        </table:table-row>
        <table:table-row table:style-name="ro1">
          <table:table-cell office:value-type="string">
            <text:p>http://ruian.linked.opendata.cz/resource/obce/573752</text:p>
          </table:table-cell>
          <table:table-cell office:value-type="string">
            <text:p>Vitiněves</text:p>
          </table:table-cell>
        </table:table-row>
        <table:table-row table:style-name="ro1">
          <table:table-cell office:value-type="string">
            <text:p>http://ruian.linked.opendata.cz/resource/obce/511021</text:p>
          </table:table-cell>
          <table:table-cell office:value-type="string">
            <text:p>Vítkov</text:p>
          </table:table-cell>
        </table:table-row>
        <table:table-row table:style-name="ro1">
          <table:table-cell office:value-type="string">
            <text:p>http://ruian.linked.opendata.cz/resource/obce/577669</text:p>
          </table:table-cell>
          <table:table-cell office:value-type="string">
            <text:p>Vítkovice</text:p>
          </table:table-cell>
        </table:table-row>
        <table:table-row table:style-name="ro1">
          <table:table-cell office:value-type="string">
            <text:p>http://ruian.linked.opendata.cz/resource/obce/589136</text:p>
          </table:table-cell>
          <table:table-cell office:value-type="string">
            <text:p>Vítonice</text:p>
          </table:table-cell>
        </table:table-row>
        <table:table-row table:style-name="ro1">
          <table:table-cell office:value-type="string">
            <text:p>http://ruian.linked.opendata.cz/resource/obce/595080</text:p>
          </table:table-cell>
          <table:table-cell office:value-type="string">
            <text:p>Vítonice</text:p>
          </table:table-cell>
        </table:table-row>
        <table:table-row table:style-name="ro1">
          <table:table-cell office:value-type="string">
            <text:p>http://ruian.linked.opendata.cz/resource/obce/534048</text:p>
          </table:table-cell>
          <table:table-cell office:value-type="string">
            <text:p>Vižina</text:p>
          </table:table-cell>
        </table:table-row>
        <table:table-row table:style-name="ro1">
          <table:table-cell office:value-type="string">
            <text:p>http://ruian.linked.opendata.cz/resource/obce/585939</text:p>
          </table:table-cell>
          <table:table-cell office:value-type="string">
            <text:p>Vizovice</text:p>
          </table:table-cell>
        </table:table-row>
        <table:table-row table:style-name="ro1">
          <table:table-cell office:value-type="string">
            <text:p>http://ruian.linked.opendata.cz/resource/obce/586994</text:p>
          </table:table-cell>
          <table:table-cell office:value-type="string">
            <text:p>Vlachova Lhota</text:p>
          </table:table-cell>
        </table:table-row>
        <table:table-row table:style-name="ro1">
          <table:table-cell office:value-type="string">
            <text:p>http://ruian.linked.opendata.cz/resource/obce/585955</text:p>
          </table:table-cell>
          <table:table-cell office:value-type="string">
            <text:p>Vlachovice</text:p>
          </table:table-cell>
        </table:table-row>
        <table:table-row table:style-name="ro1">
          <table:table-cell office:value-type="string">
            <text:p>http://ruian.linked.opendata.cz/resource/obce/587869</text:p>
          </table:table-cell>
          <table:table-cell office:value-type="string">
            <text:p>Vlachovice</text:p>
          </table:table-cell>
        </table:table-row>
        <table:table-row table:style-name="ro1">
          <table:table-cell office:value-type="string">
            <text:p>http://ruian.linked.opendata.cz/resource/obce/550663</text:p>
          </table:table-cell>
          <table:table-cell office:value-type="string">
            <text:p>Vlachovo Březí</text:p>
          </table:table-cell>
        </table:table-row>
        <table:table-row table:style-name="ro1">
          <table:table-cell office:value-type="string">
            <text:p>http://ruian.linked.opendata.cz/resource/obce/534552</text:p>
          </table:table-cell>
          <table:table-cell office:value-type="string">
            <text:p>Vlačice</text:p>
          </table:table-cell>
        </table:table-row>
        <table:table-row table:style-name="ro1">
          <table:table-cell office:value-type="string">
            <text:p>http://ruian.linked.opendata.cz/resource/obce/591904</text:p>
          </table:table-cell>
          <table:table-cell office:value-type="string">
            <text:p>Vladislav</text:p>
          </table:table-cell>
        </table:table-row>
        <table:table-row table:style-name="ro1">
          <table:table-cell office:value-type="string">
            <text:p>http://ruian.linked.opendata.cz/resource/obce/585025</text:p>
          </table:table-cell>
          <table:table-cell office:value-type="string">
            <text:p>Vlasatice</text:p>
          </table:table-cell>
        </table:table-row>
        <table:table-row table:style-name="ro1">
          <table:table-cell office:value-type="string">
            <text:p>http://ruian.linked.opendata.cz/resource/obce/530883</text:p>
          </table:table-cell>
          <table:table-cell office:value-type="string">
            <text:p>Vlašim</text:p>
          </table:table-cell>
        </table:table-row>
        <table:table-row table:style-name="ro1">
          <table:table-cell office:value-type="string">
            <text:p>http://ruian.linked.opendata.cz/resource/obce/598844</text:p>
          </table:table-cell>
          <table:table-cell office:value-type="string">
            <text:p>Vlastec</text:p>
          </table:table-cell>
        </table:table-row>
        <table:table-row table:style-name="ro1">
          <table:table-cell office:value-type="string">
            <text:p>http://ruian.linked.opendata.cz/resource/obce/534561</text:p>
          </table:table-cell>
          <table:table-cell office:value-type="string">
            <text:p>Vlastějovice</text:p>
          </table:table-cell>
        </table:table-row>
        <table:table-row table:style-name="ro1">
          <table:table-cell office:value-type="string">
            <text:p>http://ruian.linked.opendata.cz/resource/obce/553298</text:p>
          </table:table-cell>
          <table:table-cell office:value-type="string">
            <text:p>Vlastiboř</text:p>
          </table:table-cell>
        </table:table-row>
        <table:table-row table:style-name="ro1">
          <table:table-cell office:value-type="string">
            <text:p>http://ruian.linked.opendata.cz/resource/obce/563846</text:p>
          </table:table-cell>
          <table:table-cell office:value-type="string">
            <text:p>Vlastiboř</text:p>
          </table:table-cell>
        </table:table-row>
        <table:table-row table:style-name="ro1">
          <table:table-cell office:value-type="string">
            <text:p>http://ruian.linked.opendata.cz/resource/obce/564516</text:p>
          </table:table-cell>
          <table:table-cell office:value-type="string">
            <text:p>Vlastibořice</text:p>
          </table:table-cell>
        </table:table-row>
        <table:table-row table:style-name="ro1">
          <table:table-cell office:value-type="string">
            <text:p>http://ruian.linked.opendata.cz/resource/obce/565873</text:p>
          </table:table-cell>
          <table:table-cell office:value-type="string">
            <text:p>Vlastislav</text:p>
          </table:table-cell>
        </table:table-row>
        <table:table-row table:style-name="ro1">
          <table:table-cell office:value-type="string">
            <text:p>http://ruian.linked.opendata.cz/resource/obce/591912</text:p>
          </table:table-cell>
          <table:table-cell office:value-type="string">
            <text:p>Vlčatín</text:p>
          </table:table-cell>
        </table:table-row>
        <table:table-row table:style-name="ro1">
          <table:table-cell office:value-type="string">
            <text:p>http://ruian.linked.opendata.cz/resource/obce/598640</text:p>
          </table:table-cell>
          <table:table-cell office:value-type="string">
            <text:p>Vlčetínec</text:p>
          </table:table-cell>
        </table:table-row>
        <table:table-row table:style-name="ro1">
          <table:table-cell office:value-type="string">
            <text:p>http://ruian.linked.opendata.cz/resource/obce/563447</text:p>
          </table:table-cell>
          <table:table-cell office:value-type="string">
            <text:p>Vlčeves</text:p>
          </table:table-cell>
        </table:table-row>
        <table:table-row table:style-name="ro1">
          <table:table-cell office:value-type="string">
            <text:p>http://ruian.linked.opendata.cz/resource/obce/566691</text:p>
          </table:table-cell>
          <table:table-cell office:value-type="string">
            <text:p>Vlčí</text:p>
          </table:table-cell>
        </table:table-row>
        <table:table-row table:style-name="ro1">
          <table:table-cell office:value-type="string">
            <text:p>http://ruian.linked.opendata.cz/resource/obce/575984</text:p>
          </table:table-cell>
          <table:table-cell office:value-type="string">
            <text:p>Vlčí Habřina</text:p>
          </table:table-cell>
        </table:table-row>
        <table:table-row table:style-name="ro1">
          <table:table-cell office:value-type="string">
            <text:p>http://ruian.linked.opendata.cz/resource/obce/541346</text:p>
          </table:table-cell>
          <table:table-cell office:value-type="string">
            <text:p>Vlčice</text:p>
          </table:table-cell>
        </table:table-row>
        <table:table-row table:style-name="ro1">
          <table:table-cell office:value-type="string">
            <text:p>http://ruian.linked.opendata.cz/resource/obce/579823</text:p>
          </table:table-cell>
          <table:table-cell office:value-type="string">
            <text:p>Vlčice</text:p>
          </table:table-cell>
        </table:table-row>
        <table:table-row table:style-name="ro1">
          <table:table-cell office:value-type="string">
            <text:p>http://ruian.linked.opendata.cz/resource/obce/581127</text:p>
          </table:table-cell>
          <table:table-cell office:value-type="string">
            <text:p>Vlčkov</text:p>
          </table:table-cell>
        </table:table-row>
        <table:table-row table:style-name="ro1">
          <table:table-cell office:value-type="string">
            <text:p>http://ruian.linked.opendata.cz/resource/obce/585963</text:p>
          </table:table-cell>
          <table:table-cell office:value-type="string">
            <text:p>Vlčková</text:p>
          </table:table-cell>
        </table:table-row>
        <table:table-row table:style-name="ro1">
          <table:table-cell office:value-type="string">
            <text:p>http://ruian.linked.opendata.cz/resource/obce/579831</text:p>
          </table:table-cell>
          <table:table-cell office:value-type="string">
            <text:p>Vlčkovice v Podkrkonoší</text:p>
          </table:table-cell>
        </table:table-row>
        <table:table-row table:style-name="ro1">
          <table:table-cell office:value-type="string">
            <text:p>http://ruian.linked.opendata.cz/resource/obce/592820</text:p>
          </table:table-cell>
          <table:table-cell office:value-type="string">
            <text:p>Vlčnov</text:p>
          </table:table-cell>
        </table:table-row>
        <table:table-row table:style-name="ro1">
          <table:table-cell office:value-type="string">
            <text:p>http://ruian.linked.opendata.cz/resource/obce/540706</text:p>
          </table:table-cell>
          <table:table-cell office:value-type="string">
            <text:p>Vlčtejn</text:p>
          </table:table-cell>
        </table:table-row>
        <table:table-row table:style-name="ro1">
          <table:table-cell office:value-type="string">
            <text:p>http://ruian.linked.opendata.cz/resource/obce/533874</text:p>
          </table:table-cell>
          <table:table-cell office:value-type="string">
            <text:p>Vlkančice</text:p>
          </table:table-cell>
        </table:table-row>
        <table:table-row table:style-name="ro1">
          <table:table-cell office:value-type="string">
            <text:p>http://ruian.linked.opendata.cz/resource/obce/534579</text:p>
          </table:table-cell>
          <table:table-cell office:value-type="string">
            <text:p>Vlkaneč</text:p>
          </table:table-cell>
        </table:table-row>
        <table:table-row table:style-name="ro1">
          <table:table-cell office:value-type="string">
            <text:p>http://ruian.linked.opendata.cz/resource/obce/566250</text:p>
          </table:table-cell>
          <table:table-cell office:value-type="string">
            <text:p>Vlkanov</text:p>
          </table:table-cell>
        </table:table-row>
        <table:table-row table:style-name="ro1">
          <table:table-cell office:value-type="string">
            <text:p>http://ruian.linked.opendata.cz/resource/obce/569739</text:p>
          </table:table-cell>
          <table:table-cell office:value-type="string">
            <text:p>Vlkanov</text:p>
          </table:table-cell>
        </table:table-row>
        <table:table-row table:style-name="ro1">
          <table:table-cell office:value-type="string">
            <text:p>http://ruian.linked.opendata.cz/resource/obce/565571</text:p>
          </table:table-cell>
          <table:table-cell office:value-type="string">
            <text:p>Vlkava</text:p>
          </table:table-cell>
        </table:table-row>
        <table:table-row table:style-name="ro1">
          <table:table-cell office:value-type="string">
            <text:p>http://ruian.linked.opendata.cz/resource/obce/547433</text:p>
          </table:table-cell>
          <table:table-cell office:value-type="string">
            <text:p>Vlkoš</text:p>
          </table:table-cell>
        </table:table-row>
        <table:table-row table:style-name="ro1">
          <table:table-cell office:value-type="string">
            <text:p>http://ruian.linked.opendata.cz/resource/obce/586749</text:p>
          </table:table-cell>
          <table:table-cell office:value-type="string">
            <text:p>Vlkoš</text:p>
          </table:table-cell>
        </table:table-row>
        <table:table-row table:style-name="ro1">
          <table:table-cell office:value-type="string">
            <text:p>http://ruian.linked.opendata.cz/resource/obce/597082</text:p>
          </table:table-cell>
          <table:table-cell office:value-type="string">
            <text:p>Vlkov</text:p>
          </table:table-cell>
        </table:table-row>
        <table:table-row table:style-name="ro1">
          <table:table-cell office:value-type="string">
            <text:p>http://ruian.linked.opendata.cz/resource/obce/535915</text:p>
          </table:table-cell>
          <table:table-cell office:value-type="string">
            <text:p>Vlkov</text:p>
          </table:table-cell>
        </table:table-row>
        <table:table-row table:style-name="ro1">
          <table:table-cell office:value-type="string">
            <text:p>http://ruian.linked.opendata.cz/resource/obce/553310</text:p>
          </table:table-cell>
          <table:table-cell office:value-type="string">
            <text:p>Vlkov</text:p>
          </table:table-cell>
        </table:table-row>
        <table:table-row table:style-name="ro1">
          <table:table-cell office:value-type="string">
            <text:p>http://ruian.linked.opendata.cz/resource/obce/574601</text:p>
          </table:table-cell>
          <table:table-cell office:value-type="string">
            <text:p>Vlkov</text:p>
          </table:table-cell>
        </table:table-row>
        <table:table-row table:style-name="ro1">
          <table:table-cell office:value-type="string">
            <text:p>http://ruian.linked.opendata.cz/resource/obce/537951</text:p>
          </table:table-cell>
          <table:table-cell office:value-type="string">
            <text:p>Vlkov pod Oškobrhem</text:p>
          </table:table-cell>
        </table:table-row>
        <table:table-row table:style-name="ro1">
          <table:table-cell office:value-type="string">
            <text:p>http://ruian.linked.opendata.cz/resource/obce/539376</text:p>
          </table:table-cell>
          <table:table-cell office:value-type="string">
            <text:p>Vlkovice</text:p>
          </table:table-cell>
        </table:table-row>
        <table:table-row table:style-name="ro1">
          <table:table-cell office:value-type="string">
            <text:p>http://ruian.linked.opendata.cz/resource/obce/598852</text:p>
          </table:table-cell>
          <table:table-cell office:value-type="string">
            <text:p>Vlksice</text:p>
          </table:table-cell>
        </table:table-row>
        <table:table-row table:style-name="ro1">
          <table:table-cell office:value-type="string">
            <text:p>http://ruian.linked.opendata.cz/resource/obce/586757</text:p>
          </table:table-cell>
          <table:table-cell office:value-type="string">
            <text:p>Vnorovy</text:p>
          </table:table-cell>
        </table:table-row>
        <table:table-row table:style-name="ro1">
          <table:table-cell office:value-type="string">
            <text:p>http://ruian.linked.opendata.cz/resource/obce/559601</text:p>
          </table:table-cell>
          <table:table-cell office:value-type="string">
            <text:p>Vochov</text:p>
          </table:table-cell>
        </table:table-row>
        <table:table-row table:style-name="ro1">
          <table:table-cell office:value-type="string">
            <text:p>http://ruian.linked.opendata.cz/resource/obce/576891</text:p>
          </table:table-cell>
          <table:table-cell office:value-type="string">
            <text:p>Voděrady</text:p>
          </table:table-cell>
        </table:table-row>
        <table:table-row table:style-name="ro1">
          <table:table-cell office:value-type="string">
            <text:p>http://ruian.linked.opendata.cz/resource/obce/582671</text:p>
          </table:table-cell>
          <table:table-cell office:value-type="string">
            <text:p>Voděrady</text:p>
          </table:table-cell>
        </table:table-row>
        <table:table-row table:style-name="ro1">
          <table:table-cell office:value-type="string">
            <text:p>http://ruian.linked.opendata.cz/resource/obce/581143</text:p>
          </table:table-cell>
          <table:table-cell office:value-type="string">
            <text:p>Voděrady</text:p>
          </table:table-cell>
        </table:table-row>
        <table:table-row table:style-name="ro1">
          <table:table-cell office:value-type="string">
            <text:p>http://ruian.linked.opendata.cz/resource/obce/553328</text:p>
          </table:table-cell>
          <table:table-cell office:value-type="string">
            <text:p>Vodice</text:p>
          </table:table-cell>
        </table:table-row>
        <table:table-row table:style-name="ro1">
          <table:table-cell office:value-type="string">
            <text:p>http://ruian.linked.opendata.cz/resource/obce/551953</text:p>
          </table:table-cell>
          <table:table-cell office:value-type="string">
            <text:p>Vodňany</text:p>
          </table:table-cell>
        </table:table-row>
        <table:table-row table:style-name="ro1">
          <table:table-cell office:value-type="string">
            <text:p>http://ruian.linked.opendata.cz/resource/obce/539015</text:p>
          </table:table-cell>
          <table:table-cell office:value-type="string">
            <text:p>Vodochody</text:p>
          </table:table-cell>
        </table:table-row>
        <table:table-row table:style-name="ro1">
          <table:table-cell office:value-type="string">
            <text:p>http://ruian.linked.opendata.cz/resource/obce/531014</text:p>
          </table:table-cell>
          <table:table-cell office:value-type="string">
            <text:p>Vodranty</text:p>
          </table:table-cell>
        </table:table-row>
        <table:table-row table:style-name="ro1">
          <table:table-cell office:value-type="string">
            <text:p>http://ruian.linked.opendata.cz/resource/obce/532614</text:p>
          </table:table-cell>
          <table:table-cell office:value-type="string">
            <text:p>Vodslivy</text:p>
          </table:table-cell>
        </table:table-row>
        <table:table-row table:style-name="ro1">
          <table:table-cell office:value-type="string">
            <text:p>http://ruian.linked.opendata.cz/resource/obce/584134</text:p>
          </table:table-cell>
          <table:table-cell office:value-type="string">
            <text:p>Vohančice</text:p>
          </table:table-cell>
        </table:table-row>
        <table:table-row table:style-name="ro1">
          <table:table-cell office:value-type="string">
            <text:p>http://ruian.linked.opendata.cz/resource/obce/530891</text:p>
          </table:table-cell>
          <table:table-cell office:value-type="string">
            <text:p>Vojkov</text:p>
          </table:table-cell>
        </table:table-row>
        <table:table-row table:style-name="ro1">
          <table:table-cell office:value-type="string">
            <text:p>http://ruian.linked.opendata.cz/resource/obce/535290</text:p>
          </table:table-cell>
          <table:table-cell office:value-type="string">
            <text:p>Vojkovice</text:p>
          </table:table-cell>
        </table:table-row>
        <table:table-row table:style-name="ro1">
          <table:table-cell office:value-type="string">
            <text:p>http://ruian.linked.opendata.cz/resource/obce/552488</text:p>
          </table:table-cell>
          <table:table-cell office:value-type="string">
            <text:p>Vojkovice</text:p>
          </table:table-cell>
        </table:table-row>
        <table:table-row table:style-name="ro1">
          <table:table-cell office:value-type="string">
            <text:p>http://ruian.linked.opendata.cz/resource/obce/555738</text:p>
          </table:table-cell>
          <table:table-cell office:value-type="string">
            <text:p>Vojkovice</text:p>
          </table:table-cell>
        </table:table-row>
        <table:table-row table:style-name="ro1">
          <table:table-cell office:value-type="string">
            <text:p>http://ruian.linked.opendata.cz/resource/obce/584142</text:p>
          </table:table-cell>
          <table:table-cell office:value-type="string">
            <text:p>Vojkovice</text:p>
          </table:table-cell>
        </table:table-row>
        <table:table-row table:style-name="ro1">
          <table:table-cell office:value-type="string">
            <text:p>http://ruian.linked.opendata.cz/resource/obce/562289</text:p>
          </table:table-cell>
          <table:table-cell office:value-type="string">
            <text:p>Vojníkov</text:p>
          </table:table-cell>
        </table:table-row>
        <table:table-row table:style-name="ro1">
          <table:table-cell office:value-type="string">
            <text:p>http://ruian.linked.opendata.cz/resource/obce/597091</text:p>
          </table:table-cell>
          <table:table-cell office:value-type="string">
            <text:p>Vojnův Městec</text:p>
          </table:table-cell>
        </table:table-row>
        <table:table-row table:style-name="ro1">
          <table:table-cell office:value-type="string">
            <text:p>http://ruian.linked.opendata.cz/resource/obce/549126</text:p>
          </table:table-cell>
          <table:table-cell office:value-type="string">
            <text:p>Vojslavice</text:p>
          </table:table-cell>
        </table:table-row>
        <table:table-row table:style-name="ro1">
          <table:table-cell office:value-type="string">
            <text:p>http://ruian.linked.opendata.cz/resource/obce/539074</text:p>
          </table:table-cell>
          <table:table-cell office:value-type="string">
            <text:p>Vojtanov</text:p>
          </table:table-cell>
        </table:table-row>
        <table:table-row table:style-name="ro1">
          <table:table-cell office:value-type="string">
            <text:p>http://ruian.linked.opendata.cz/resource/obce/572501</text:p>
          </table:table-cell>
          <table:table-cell office:value-type="string">
            <text:p>Vojtěchov</text:p>
          </table:table-cell>
        </table:table-row>
        <table:table-row table:style-name="ro1">
          <table:table-cell office:value-type="string">
            <text:p>http://ruian.linked.opendata.cz/resource/obce/599239</text:p>
          </table:table-cell>
          <table:table-cell office:value-type="string">
            <text:p>Vokov</text:p>
          </table:table-cell>
        </table:table-row>
        <table:table-row table:style-name="ro1">
          <table:table-cell office:value-type="string">
            <text:p>http://ruian.linked.opendata.cz/resource/obce/573761</text:p>
          </table:table-cell>
          <table:table-cell office:value-type="string">
            <text:p>Volanice</text:p>
          </table:table-cell>
        </table:table-row>
        <table:table-row table:style-name="ro1">
          <table:table-cell office:value-type="string">
            <text:p>http://ruian.linked.opendata.cz/resource/obce/533882</text:p>
          </table:table-cell>
          <table:table-cell office:value-type="string">
            <text:p>Volárna</text:p>
          </table:table-cell>
        </table:table-row>
        <table:table-row table:style-name="ro1">
          <table:table-cell office:value-type="string">
            <text:p>http://ruian.linked.opendata.cz/resource/obce/550671</text:p>
          </table:table-cell>
          <table:table-cell office:value-type="string">
            <text:p>Volary</text:p>
          </table:table-cell>
        </table:table-row>
        <table:table-row table:style-name="ro1">
          <table:table-cell office:value-type="string">
            <text:p>http://ruian.linked.opendata.cz/resource/obce/560251</text:p>
          </table:table-cell>
          <table:table-cell office:value-type="string">
            <text:p>Volduchy</text:p>
          </table:table-cell>
        </table:table-row>
        <table:table-row table:style-name="ro1">
          <table:table-cell office:value-type="string">
            <text:p>http://ruian.linked.opendata.cz/resource/obce/575992</text:p>
          </table:table-cell>
          <table:table-cell office:value-type="string">
            <text:p>Voleč</text:p>
          </table:table-cell>
        </table:table-row>
        <table:table-row table:style-name="ro1">
          <table:table-cell office:value-type="string">
            <text:p>http://ruian.linked.opendata.cz/resource/obce/541524</text:p>
          </table:table-cell>
          <table:table-cell office:value-type="string">
            <text:p>Volenice</text:p>
          </table:table-cell>
        </table:table-row>
        <table:table-row table:style-name="ro1">
          <table:table-cell office:value-type="string">
            <text:p>http://ruian.linked.opendata.cz/resource/obce/551961</text:p>
          </table:table-cell>
          <table:table-cell office:value-type="string">
            <text:p>Volenice</text:p>
          </table:table-cell>
        </table:table-row>
        <table:table-row table:style-name="ro1">
          <table:table-cell office:value-type="string">
            <text:p>http://ruian.linked.opendata.cz/resource/obce/546437</text:p>
          </table:table-cell>
          <table:table-cell office:value-type="string">
            <text:p>Volevčice</text:p>
          </table:table-cell>
        </table:table-row>
        <table:table-row table:style-name="ro1">
          <table:table-cell office:value-type="string">
            <text:p>http://ruian.linked.opendata.cz/resource/obce/588164</text:p>
          </table:table-cell>
          <table:table-cell office:value-type="string">
            <text:p>Volevčice</text:p>
          </table:table-cell>
        </table:table-row>
        <table:table-row table:style-name="ro1">
          <table:table-cell office:value-type="string">
            <text:p>http://ruian.linked.opendata.cz/resource/obce/562220</text:p>
          </table:table-cell>
          <table:table-cell office:value-type="string">
            <text:p>Volfartice</text:p>
          </table:table-cell>
        </table:table-row>
        <table:table-row table:style-name="ro1">
          <table:table-cell office:value-type="string">
            <text:p>http://ruian.linked.opendata.cz/resource/obce/547441</text:p>
          </table:table-cell>
          <table:table-cell office:value-type="string">
            <text:p>Volfířov</text:p>
          </table:table-cell>
        </table:table-row>
        <table:table-row table:style-name="ro1">
          <table:table-cell office:value-type="string">
            <text:p>http://ruian.linked.opendata.cz/resource/obce/551970</text:p>
          </table:table-cell>
          <table:table-cell office:value-type="string">
            <text:p>Volyně</text:p>
          </table:table-cell>
        </table:table-row>
        <table:table-row table:style-name="ro1">
          <table:table-cell office:value-type="string">
            <text:p>http://ruian.linked.opendata.cz/resource/obce/539830</text:p>
          </table:table-cell>
          <table:table-cell office:value-type="string">
            <text:p>Vonoklasy</text:p>
          </table:table-cell>
        </table:table-row>
        <table:table-row table:style-name="ro1">
          <table:table-cell office:value-type="string">
            <text:p>http://ruian.linked.opendata.cz/resource/obce/572527</text:p>
          </table:table-cell>
          <table:table-cell office:value-type="string">
            <text:p>Vortová</text:p>
          </table:table-cell>
        </table:table-row>
        <table:table-row table:style-name="ro1">
          <table:table-cell office:value-type="string">
            <text:p>http://ruian.linked.opendata.cz/resource/obce/530905</text:p>
          </table:table-cell>
          <table:table-cell office:value-type="string">
            <text:p>Votice</text:p>
          </table:table-cell>
        </table:table-row>
        <table:table-row table:style-name="ro1">
          <table:table-cell office:value-type="string">
            <text:p>http://ruian.linked.opendata.cz/resource/obce/541541</text:p>
          </table:table-cell>
          <table:table-cell office:value-type="string">
            <text:p>Voznice</text:p>
          </table:table-cell>
        </table:table-row>
        <table:table-row table:style-name="ro1">
          <table:table-cell office:value-type="string">
            <text:p>http://ruian.linked.opendata.cz/resource/obce/545261</text:p>
          </table:table-cell>
          <table:table-cell office:value-type="string">
            <text:p>Vrábče</text:p>
          </table:table-cell>
        </table:table-row>
        <table:table-row table:style-name="ro1">
          <table:table-cell office:value-type="string">
            <text:p>http://ruian.linked.opendata.cz/resource/obce/581151</text:p>
          </table:table-cell>
          <table:table-cell office:value-type="string">
            <text:p>Vraclav</text:p>
          </table:table-cell>
        </table:table-row>
        <table:table-row table:style-name="ro1">
          <table:table-cell office:value-type="string">
            <text:p>http://ruian.linked.opendata.cz/resource/obce/586765</text:p>
          </table:table-cell>
          <table:table-cell office:value-type="string">
            <text:p>Vracov</text:p>
          </table:table-cell>
        </table:table-row>
        <table:table-row table:style-name="ro1">
          <table:table-cell office:value-type="string">
            <text:p>http://ruian.linked.opendata.cz/resource/obce/530913</text:p>
          </table:table-cell>
          <table:table-cell office:value-type="string">
            <text:p>Vracovice</text:p>
          </table:table-cell>
        </table:table-row>
        <table:table-row table:style-name="ro1">
          <table:table-cell office:value-type="string">
            <text:p>http://ruian.linked.opendata.cz/resource/obce/550019</text:p>
          </table:table-cell>
          <table:table-cell office:value-type="string">
            <text:p>Vracovice</text:p>
          </table:table-cell>
        </table:table-row>
        <table:table-row table:style-name="ro1">
          <table:table-cell office:value-type="string">
            <text:p>http://ruian.linked.opendata.cz/resource/obce/548022</text:p>
          </table:table-cell>
          <table:table-cell office:value-type="string">
            <text:p>Vračovice-Orlov</text:p>
          </table:table-cell>
        </table:table-row>
        <table:table-row table:style-name="ro1">
          <table:table-cell office:value-type="string">
            <text:p>http://ruian.linked.opendata.cz/resource/obce/535303</text:p>
          </table:table-cell>
          <table:table-cell office:value-type="string">
            <text:p>Vraňany</text:p>
          </table:table-cell>
        </table:table-row>
        <table:table-row table:style-name="ro1">
          <table:table-cell office:value-type="string">
            <text:p>http://ruian.linked.opendata.cz/resource/obce/564362</text:p>
          </table:table-cell>
          <table:table-cell office:value-type="string">
            <text:p>Vrančice</text:p>
          </table:table-cell>
        </table:table-row>
        <table:table-row table:style-name="ro1">
          <table:table-cell office:value-type="string">
            <text:p>http://ruian.linked.opendata.cz/resource/obce/539848</text:p>
          </table:table-cell>
          <table:table-cell office:value-type="string">
            <text:p>Vrané nad Vltavou</text:p>
          </table:table-cell>
        </table:table-row>
        <table:table-row table:style-name="ro1">
          <table:table-cell office:value-type="string">
            <text:p>http://ruian.linked.opendata.cz/resource/obce/530921</text:p>
          </table:table-cell>
          <table:table-cell office:value-type="string">
            <text:p>Vranov</text:p>
          </table:table-cell>
        </table:table-row>
        <table:table-row table:style-name="ro1">
          <table:table-cell office:value-type="string">
            <text:p>http://ruian.linked.opendata.cz/resource/obce/579491</text:p>
          </table:table-cell>
          <table:table-cell office:value-type="string">
            <text:p>Vranov</text:p>
          </table:table-cell>
        </table:table-row>
        <table:table-row table:style-name="ro1">
          <table:table-cell office:value-type="string">
            <text:p>http://ruian.linked.opendata.cz/resource/obce/584151</text:p>
          </table:table-cell>
          <table:table-cell office:value-type="string">
            <text:p>Vranov</text:p>
          </table:table-cell>
        </table:table-row>
        <table:table-row table:style-name="ro1">
          <table:table-cell office:value-type="string">
            <text:p>http://ruian.linked.opendata.cz/resource/obce/595098</text:p>
          </table:table-cell>
          <table:table-cell office:value-type="string">
            <text:p>Vranov nad Dyjí</text:p>
          </table:table-cell>
        </table:table-row>
        <table:table-row table:style-name="ro1">
          <table:table-cell office:value-type="string">
            <text:p>http://ruian.linked.opendata.cz/resource/obce/582689</text:p>
          </table:table-cell>
          <table:table-cell office:value-type="string">
            <text:p>Vranová</text:p>
          </table:table-cell>
        </table:table-row>
        <table:table-row table:style-name="ro1">
          <table:table-cell office:value-type="string">
            <text:p>http://ruian.linked.opendata.cz/resource/obce/578975</text:p>
          </table:table-cell>
          <table:table-cell office:value-type="string">
            <text:p>Vranová Lhota</text:p>
          </table:table-cell>
        </table:table-row>
        <table:table-row table:style-name="ro1">
          <table:table-cell office:value-type="string">
            <text:p>http://ruian.linked.opendata.cz/resource/obce/541567</text:p>
          </table:table-cell>
          <table:table-cell office:value-type="string">
            <text:p>Vranovice</text:p>
          </table:table-cell>
        </table:table-row>
        <table:table-row table:style-name="ro1">
          <table:table-cell office:value-type="string">
            <text:p>http://ruian.linked.opendata.cz/resource/obce/585033</text:p>
          </table:table-cell>
          <table:table-cell office:value-type="string">
            <text:p>Vranovice</text:p>
          </table:table-cell>
        </table:table-row>
        <table:table-row table:style-name="ro1">
          <table:table-cell office:value-type="string">
            <text:p>http://ruian.linked.opendata.cz/resource/obce/590177</text:p>
          </table:table-cell>
          <table:table-cell office:value-type="string">
            <text:p>Vranovice-Kelčice</text:p>
          </table:table-cell>
        </table:table-row>
        <table:table-row table:style-name="ro1">
          <table:table-cell office:value-type="string">
            <text:p>http://ruian.linked.opendata.cz/resource/obce/595101</text:p>
          </table:table-cell>
          <table:table-cell office:value-type="string">
            <text:p>Vranovská Ves</text:p>
          </table:table-cell>
        </table:table-row>
        <table:table-row table:style-name="ro1">
          <table:table-cell office:value-type="string">
            <text:p>http://ruian.linked.opendata.cz/resource/obce/533068</text:p>
          </table:table-cell>
          <table:table-cell office:value-type="string">
            <text:p>Vraný</text:p>
          </table:table-cell>
        </table:table-row>
        <table:table-row table:style-name="ro1">
          <table:table-cell office:value-type="string">
            <text:p>http://ruian.linked.opendata.cz/resource/obce/595110</text:p>
          </table:table-cell>
          <table:table-cell office:value-type="string">
            <text:p>Vratěnín</text:p>
          </table:table-cell>
        </table:table-row>
        <table:table-row table:style-name="ro1">
          <table:table-cell office:value-type="string">
            <text:p>http://ruian.linked.opendata.cz/resource/obce/598879</text:p>
          </table:table-cell>
          <table:table-cell office:value-type="string">
            <text:p>Vratimov</text:p>
          </table:table-cell>
        </table:table-row>
        <table:table-row table:style-name="ro1">
          <table:table-cell office:value-type="string">
            <text:p>http://ruian.linked.opendata.cz/resource/obce/597104</text:p>
          </table:table-cell>
          <table:table-cell office:value-type="string">
            <text:p>Vratislávka</text:p>
          </table:table-cell>
        </table:table-row>
        <table:table-row table:style-name="ro1">
          <table:table-cell office:value-type="string">
            <text:p>http://ruian.linked.opendata.cz/resource/obce/564826</text:p>
          </table:table-cell>
          <table:table-cell office:value-type="string">
            <text:p>Vrátkov</text:p>
          </table:table-cell>
        </table:table-row>
        <table:table-row table:style-name="ro1">
          <table:table-cell office:value-type="string">
            <text:p>http://ruian.linked.opendata.cz/resource/obce/572021</text:p>
          </table:table-cell>
          <table:table-cell office:value-type="string">
            <text:p>Vrátno</text:p>
          </table:table-cell>
        </table:table-row>
        <table:table-row table:style-name="ro1">
          <table:table-cell office:value-type="string">
            <text:p>http://ruian.linked.opendata.cz/resource/obce/535796</text:p>
          </table:table-cell>
          <table:table-cell office:value-type="string">
            <text:p>Vráto</text:p>
          </table:table-cell>
        </table:table-row>
        <table:table-row table:style-name="ro1">
          <table:table-cell office:value-type="string">
            <text:p>http://ruian.linked.opendata.cz/resource/obce/531944</text:p>
          </table:table-cell>
          <table:table-cell office:value-type="string">
            <text:p>Vráž</text:p>
          </table:table-cell>
        </table:table-row>
        <table:table-row table:style-name="ro1">
          <table:table-cell office:value-type="string">
            <text:p>http://ruian.linked.opendata.cz/resource/obce/549991</text:p>
          </table:table-cell>
          <table:table-cell office:value-type="string">
            <text:p>Vráž</text:p>
          </table:table-cell>
        </table:table-row>
        <table:table-row table:style-name="ro1">
          <table:table-cell office:value-type="string">
            <text:p>http://ruian.linked.opendata.cz/resource/obce/565881</text:p>
          </table:table-cell>
          <table:table-cell office:value-type="string">
            <text:p>Vražkov</text:p>
          </table:table-cell>
        </table:table-row>
        <table:table-row table:style-name="ro1">
          <table:table-cell office:value-type="string">
            <text:p>http://ruian.linked.opendata.cz/resource/obce/554910</text:p>
          </table:table-cell>
          <table:table-cell office:value-type="string">
            <text:p>Vražné</text:p>
          </table:table-cell>
        </table:table-row>
        <table:table-row table:style-name="ro1">
          <table:table-cell office:value-type="string">
            <text:p>http://ruian.linked.opendata.cz/resource/obce/572292</text:p>
          </table:table-cell>
          <table:table-cell office:value-type="string">
            <text:p>Vrážné</text:p>
          </table:table-cell>
        </table:table-row>
        <table:table-row table:style-name="ro1">
          <table:table-cell office:value-type="string">
            <text:p>http://ruian.linked.opendata.cz/resource/obce/590185</text:p>
          </table:table-cell>
          <table:table-cell office:value-type="string">
            <text:p>Vrbátky</text:p>
          </table:table-cell>
        </table:table-row>
        <table:table-row table:style-name="ro1">
          <table:table-cell office:value-type="string">
            <text:p>http://ruian.linked.opendata.cz/resource/obce/572535</text:p>
          </table:table-cell>
          <table:table-cell office:value-type="string">
            <text:p>Vrbatův Kostelec</text:p>
          </table:table-cell>
        </table:table-row>
        <table:table-row table:style-name="ro1">
          <table:table-cell office:value-type="string">
            <text:p>http://ruian.linked.opendata.cz/resource/obce/533891</text:p>
          </table:table-cell>
          <table:table-cell office:value-type="string">
            <text:p>Vrbčany</text:p>
          </table:table-cell>
        </table:table-row>
        <table:table-row table:style-name="ro1">
          <table:table-cell office:value-type="string">
            <text:p>http://ruian.linked.opendata.cz/resource/obce/565903</text:p>
          </table:table-cell>
          <table:table-cell office:value-type="string">
            <text:p>Vrbičany</text:p>
          </table:table-cell>
        </table:table-row>
        <table:table-row table:style-name="ro1">
          <table:table-cell office:value-type="string">
            <text:p>http://ruian.linked.opendata.cz/resource/obce/571431</text:p>
          </table:table-cell>
          <table:table-cell office:value-type="string">
            <text:p>Vrbičany</text:p>
          </table:table-cell>
        </table:table-row>
        <table:table-row table:style-name="ro1">
          <table:table-cell office:value-type="string">
            <text:p>http://ruian.linked.opendata.cz/resource/obce/529915</text:p>
          </table:table-cell>
          <table:table-cell office:value-type="string">
            <text:p>Vrbice</text:p>
          </table:table-cell>
        </table:table-row>
        <table:table-row table:style-name="ro1">
          <table:table-cell office:value-type="string">
            <text:p>http://ruian.linked.opendata.cz/resource/obce/548707</text:p>
          </table:table-cell>
          <table:table-cell office:value-type="string">
            <text:p>Vrbice</text:p>
          </table:table-cell>
        </table:table-row>
        <table:table-row table:style-name="ro1">
          <table:table-cell office:value-type="string">
            <text:p>http://ruian.linked.opendata.cz/resource/obce/565890</text:p>
          </table:table-cell>
          <table:table-cell office:value-type="string">
            <text:p>Vrbice</text:p>
          </table:table-cell>
        </table:table-row>
        <table:table-row table:style-name="ro1">
          <table:table-cell office:value-type="string">
            <text:p>http://ruian.linked.opendata.cz/resource/obce/566675</text:p>
          </table:table-cell>
          <table:table-cell office:value-type="string">
            <text:p>Vrbice</text:p>
          </table:table-cell>
        </table:table-row>
        <table:table-row table:style-name="ro1">
          <table:table-cell office:value-type="string">
            <text:p>http://ruian.linked.opendata.cz/resource/obce/572128</text:p>
          </table:table-cell>
          <table:table-cell office:value-type="string">
            <text:p>Vrbice</text:p>
          </table:table-cell>
        </table:table-row>
        <table:table-row table:style-name="ro1">
          <table:table-cell office:value-type="string">
            <text:p>http://ruian.linked.opendata.cz/resource/obce/585041</text:p>
          </table:table-cell>
          <table:table-cell office:value-type="string">
            <text:p>Vrbice</text:p>
          </table:table-cell>
        </table:table-row>
        <table:table-row table:style-name="ro1">
          <table:table-cell office:value-type="string">
            <text:p>http://ruian.linked.opendata.cz/resource/obce/599611</text:p>
          </table:table-cell>
          <table:table-cell office:value-type="string">
            <text:p>Vrbice</text:p>
          </table:table-cell>
        </table:table-row>
        <table:table-row table:style-name="ro1">
          <table:table-cell office:value-type="string">
            <text:p>http://ruian.linked.opendata.cz/resource/obce/542393</text:p>
          </table:table-cell>
          <table:table-cell office:value-type="string">
            <text:p>Vrbka</text:p>
          </table:table-cell>
        </table:table-row>
        <table:table-row table:style-name="ro1">
          <table:table-cell office:value-type="string">
            <text:p>http://ruian.linked.opendata.cz/resource/obce/566926</text:p>
          </table:table-cell>
          <table:table-cell office:value-type="string">
            <text:p>Vrbno nad Lesy</text:p>
          </table:table-cell>
        </table:table-row>
        <table:table-row table:style-name="ro1">
          <table:table-cell office:value-type="string">
            <text:p>http://ruian.linked.opendata.cz/resource/obce/597961</text:p>
          </table:table-cell>
          <table:table-cell office:value-type="string">
            <text:p>Vrbno pod Pradědem</text:p>
          </table:table-cell>
        </table:table-row>
        <table:table-row table:style-name="ro1">
          <table:table-cell office:value-type="string">
            <text:p>http://ruian.linked.opendata.cz/resource/obce/537977</text:p>
          </table:table-cell>
          <table:table-cell office:value-type="string">
            <text:p>Vrbová Lhota</text:p>
          </table:table-cell>
        </table:table-row>
        <table:table-row table:style-name="ro1">
          <table:table-cell office:value-type="string">
            <text:p>http://ruian.linked.opendata.cz/resource/obce/595128</text:p>
          </table:table-cell>
          <table:table-cell office:value-type="string">
            <text:p>Vrbovec</text:p>
          </table:table-cell>
        </table:table-row>
        <table:table-row table:style-name="ro1">
          <table:table-cell office:value-type="string">
            <text:p>http://ruian.linked.opendata.cz/resource/obce/558559</text:p>
          </table:table-cell>
          <table:table-cell office:value-type="string">
            <text:p>Vrčeň</text:p>
          </table:table-cell>
        </table:table-row>
        <table:table-row table:style-name="ro1">
          <table:table-cell office:value-type="string">
            <text:p>http://ruian.linked.opendata.cz/resource/obce/579858</text:p>
          </table:table-cell>
          <table:table-cell office:value-type="string">
            <text:p>Vrchlabí</text:p>
          </table:table-cell>
        </table:table-row>
        <table:table-row table:style-name="ro1">
          <table:table-cell office:value-type="string">
            <text:p>http://ruian.linked.opendata.cz/resource/obce/590193</text:p>
          </table:table-cell>
          <table:table-cell office:value-type="string">
            <text:p>Vrchoslavice</text:p>
          </table:table-cell>
        </table:table-row>
        <table:table-row table:style-name="ro1">
          <table:table-cell office:value-type="string">
            <text:p>http://ruian.linked.opendata.cz/resource/obce/530948</text:p>
          </table:table-cell>
          <table:table-cell office:value-type="string">
            <text:p>Vrchotovy Janovice</text:p>
          </table:table-cell>
        </table:table-row>
        <table:table-row table:style-name="ro1">
          <table:table-cell office:value-type="string">
            <text:p>http://ruian.linked.opendata.cz/resource/obce/562238</text:p>
          </table:table-cell>
          <table:table-cell office:value-type="string">
            <text:p>Vrchovany</text:p>
          </table:table-cell>
        </table:table-row>
        <table:table-row table:style-name="ro1">
          <table:table-cell office:value-type="string">
            <text:p>http://ruian.linked.opendata.cz/resource/obce/548057</text:p>
          </table:table-cell>
          <table:table-cell office:value-type="string">
            <text:p>Vrchovnice</text:p>
          </table:table-cell>
        </table:table-row>
        <table:table-row table:style-name="ro1">
          <table:table-cell office:value-type="string">
            <text:p>http://ruian.linked.opendata.cz/resource/obce/569747</text:p>
          </table:table-cell>
          <table:table-cell office:value-type="string">
            <text:p>Vrchy</text:p>
          </table:table-cell>
        </table:table-row>
        <table:table-row table:style-name="ro1">
          <table:table-cell office:value-type="string">
            <text:p>http://ruian.linked.opendata.cz/resource/obce/550001</text:p>
          </table:table-cell>
          <table:table-cell office:value-type="string">
            <text:p>Vrcovice</text:p>
          </table:table-cell>
        </table:table-row>
        <table:table-row table:style-name="ro1">
          <table:table-cell office:value-type="string">
            <text:p>http://ruian.linked.opendata.cz/resource/obce/534587</text:p>
          </table:table-cell>
          <table:table-cell office:value-type="string">
            <text:p>Vrdy</text:p>
          </table:table-cell>
        </table:table-row>
        <table:table-row table:style-name="ro1">
          <table:table-cell office:value-type="string">
            <text:p>http://ruian.linked.opendata.cz/resource/obce/500291</text:p>
          </table:table-cell>
          <table:table-cell office:value-type="string">
            <text:p>Vřesina</text:p>
          </table:table-cell>
        </table:table-row>
        <table:table-row table:style-name="ro1">
          <table:table-cell office:value-type="string">
            <text:p>http://ruian.linked.opendata.cz/resource/obce/568244</text:p>
          </table:table-cell>
          <table:table-cell office:value-type="string">
            <text:p>Vřesina</text:p>
          </table:table-cell>
        </table:table-row>
        <table:table-row table:style-name="ro1">
          <table:table-cell office:value-type="string">
            <text:p>http://ruian.linked.opendata.cz/resource/obce/566055</text:p>
          </table:table-cell>
          <table:table-cell office:value-type="string">
            <text:p>Vřeskovice</text:p>
          </table:table-cell>
        </table:table-row>
        <table:table-row table:style-name="ro1">
          <table:table-cell office:value-type="string">
            <text:p>http://ruian.linked.opendata.cz/resource/obce/549029</text:p>
          </table:table-cell>
          <table:table-cell office:value-type="string">
            <text:p>Vřesník</text:p>
          </table:table-cell>
        </table:table-row>
        <table:table-row table:style-name="ro1">
          <table:table-cell office:value-type="string">
            <text:p>http://ruian.linked.opendata.cz/resource/obce/560707</text:p>
          </table:table-cell>
          <table:table-cell office:value-type="string">
            <text:p>Vřesová</text:p>
          </table:table-cell>
        </table:table-row>
        <table:table-row table:style-name="ro1">
          <table:table-cell office:value-type="string">
            <text:p>http://ruian.linked.opendata.cz/resource/obce/586773</text:p>
          </table:table-cell>
          <table:table-cell office:value-type="string">
            <text:p>Vřesovice</text:p>
          </table:table-cell>
        </table:table-row>
        <table:table-row table:style-name="ro1">
          <table:table-cell office:value-type="string">
            <text:p>http://ruian.linked.opendata.cz/resource/obce/590207</text:p>
          </table:table-cell>
          <table:table-cell office:value-type="string">
            <text:p>Vřesovice</text:p>
          </table:table-cell>
        </table:table-row>
        <table:table-row table:style-name="ro1">
          <table:table-cell office:value-type="string">
            <text:p>http://ruian.linked.opendata.cz/resource/obce/557455</text:p>
          </table:table-cell>
          <table:table-cell office:value-type="string">
            <text:p>Vrhaveč</text:p>
          </table:table-cell>
        </table:table-row>
        <table:table-row table:style-name="ro1">
          <table:table-cell office:value-type="string">
            <text:p>http://ruian.linked.opendata.cz/resource/obce/566934</text:p>
          </table:table-cell>
          <table:table-cell office:value-type="string">
            <text:p>Vroutek</text:p>
          </table:table-cell>
        </table:table-row>
        <table:table-row table:style-name="ro1">
          <table:table-cell office:value-type="string">
            <text:p>http://ruian.linked.opendata.cz/resource/obce/573795</text:p>
          </table:table-cell>
          <table:table-cell office:value-type="string">
            <text:p>Vršce</text:p>
          </table:table-cell>
        </table:table-row>
        <table:table-row table:style-name="ro1">
          <table:table-cell office:value-type="string">
            <text:p>http://ruian.linked.opendata.cz/resource/obce/563463</text:p>
          </table:table-cell>
          <table:table-cell office:value-type="string">
            <text:p>Vrskmaň</text:p>
          </table:table-cell>
        </table:table-row>
        <table:table-row table:style-name="ro1">
          <table:table-cell office:value-type="string">
            <text:p>http://ruian.linked.opendata.cz/resource/obce/511161</text:p>
          </table:table-cell>
          <table:table-cell office:value-type="string">
            <text:p>Vršovice</text:p>
          </table:table-cell>
        </table:table-row>
        <table:table-row table:style-name="ro1">
          <table:table-cell office:value-type="string">
            <text:p>http://ruian.linked.opendata.cz/resource/obce/546887</text:p>
          </table:table-cell>
          <table:table-cell office:value-type="string">
            <text:p>Vršovice</text:p>
          </table:table-cell>
        </table:table-row>
        <table:table-row table:style-name="ro1">
          <table:table-cell office:value-type="string">
            <text:p>http://ruian.linked.opendata.cz/resource/obce/574627</text:p>
          </table:table-cell>
          <table:table-cell office:value-type="string">
            <text:p>Vršovka</text:p>
          </table:table-cell>
        </table:table-row>
        <table:table-row table:style-name="ro1">
          <table:table-cell office:value-type="string">
            <text:p>http://ruian.linked.opendata.cz/resource/obce/565911</text:p>
          </table:table-cell>
          <table:table-cell office:value-type="string">
            <text:p>Vrutice</text:p>
          </table:table-cell>
        </table:table-row>
        <table:table-row table:style-name="ro1">
          <table:table-cell office:value-type="string">
            <text:p>http://ruian.linked.opendata.cz/resource/obce/537985</text:p>
          </table:table-cell>
          <table:table-cell office:value-type="string">
            <text:p>Všechlapy</text:p>
          </table:table-cell>
        </table:table-row>
        <table:table-row table:style-name="ro1">
          <table:table-cell office:value-type="string">
            <text:p>http://ruian.linked.opendata.cz/resource/obce/532266</text:p>
          </table:table-cell>
          <table:table-cell office:value-type="string">
            <text:p>Všechlapy</text:p>
          </table:table-cell>
        </table:table-row>
        <table:table-row table:style-name="ro1">
          <table:table-cell office:value-type="string">
            <text:p>http://ruian.linked.opendata.cz/resource/obce/521531</text:p>
          </table:table-cell>
          <table:table-cell office:value-type="string">
            <text:p>Všechovice</text:p>
          </table:table-cell>
        </table:table-row>
        <table:table-row table:style-name="ro1">
          <table:table-cell office:value-type="string">
            <text:p>http://ruian.linked.opendata.cz/resource/obce/584169</text:p>
          </table:table-cell>
          <table:table-cell office:value-type="string">
            <text:p>Všechovice</text:p>
          </table:table-cell>
        </table:table-row>
        <table:table-row table:style-name="ro1">
          <table:table-cell office:value-type="string">
            <text:p>http://ruian.linked.opendata.cz/resource/obce/566497</text:p>
          </table:table-cell>
          <table:table-cell office:value-type="string">
            <text:p>Všehrdy</text:p>
          </table:table-cell>
        </table:table-row>
        <table:table-row table:style-name="ro1">
          <table:table-cell office:value-type="string">
            <text:p>http://ruian.linked.opendata.cz/resource/obce/563471</text:p>
          </table:table-cell>
          <table:table-cell office:value-type="string">
            <text:p>Všehrdy</text:p>
          </table:table-cell>
        </table:table-row>
        <table:table-row table:style-name="ro1">
          <table:table-cell office:value-type="string">
            <text:p>http://ruian.linked.opendata.cz/resource/obce/536938</text:p>
          </table:table-cell>
          <table:table-cell office:value-type="string">
            <text:p>Všejany</text:p>
          </table:table-cell>
        </table:table-row>
        <table:table-row table:style-name="ro1">
          <table:table-cell office:value-type="string">
            <text:p>http://ruian.linked.opendata.cz/resource/obce/566071</text:p>
          </table:table-cell>
          <table:table-cell office:value-type="string">
            <text:p>Všekary</text:p>
          </table:table-cell>
        </table:table-row>
        <table:table-row table:style-name="ro1">
          <table:table-cell office:value-type="string">
            <text:p>http://ruian.linked.opendata.cz/resource/obce/564532</text:p>
          </table:table-cell>
          <table:table-cell office:value-type="string">
            <text:p>Všelibice</text:p>
          </table:table-cell>
        </table:table-row>
        <table:table-row table:style-name="ro1">
          <table:table-cell office:value-type="string">
            <text:p>http://ruian.linked.opendata.cz/resource/obce/585971</text:p>
          </table:table-cell>
          <table:table-cell office:value-type="string">
            <text:p>Všemina</text:p>
          </table:table-cell>
        </table:table-row>
        <table:table-row table:style-name="ro1">
          <table:table-cell office:value-type="string">
            <text:p>http://ruian.linked.opendata.cz/resource/obce/545287</text:p>
          </table:table-cell>
          <table:table-cell office:value-type="string">
            <text:p>Všemyslice</text:p>
          </table:table-cell>
        </table:table-row>
        <table:table-row table:style-name="ro1">
          <table:table-cell office:value-type="string">
            <text:p>http://ruian.linked.opendata.cz/resource/obce/577677</text:p>
          </table:table-cell>
          <table:table-cell office:value-type="string">
            <text:p>Všeň</text:p>
          </table:table-cell>
        </table:table-row>
        <table:table-row table:style-name="ro1">
          <table:table-cell office:value-type="string">
            <text:p>http://ruian.linked.opendata.cz/resource/obce/566799</text:p>
          </table:table-cell>
          <table:table-cell office:value-type="string">
            <text:p>Všenice</text:p>
          </table:table-cell>
        </table:table-row>
        <table:table-row table:style-name="ro1">
          <table:table-cell office:value-type="string">
            <text:p>http://ruian.linked.opendata.cz/resource/obce/539856</text:p>
          </table:table-cell>
          <table:table-cell office:value-type="string">
            <text:p>Všenory</text:p>
          </table:table-cell>
        </table:table-row>
        <table:table-row table:style-name="ro1">
          <table:table-cell office:value-type="string">
            <text:p>http://ruian.linked.opendata.cz/resource/obce/554448</text:p>
          </table:table-cell>
          <table:table-cell office:value-type="string">
            <text:p>Všepadly</text:p>
          </table:table-cell>
        </table:table-row>
        <table:table-row table:style-name="ro1">
          <table:table-cell office:value-type="string">
            <text:p>http://ruian.linked.opendata.cz/resource/obce/531952</text:p>
          </table:table-cell>
          <table:table-cell office:value-type="string">
            <text:p>Všeradice</text:p>
          </table:table-cell>
        </table:table-row>
        <table:table-row table:style-name="ro1">
          <table:table-cell office:value-type="string">
            <text:p>http://ruian.linked.opendata.cz/resource/obce/572543</text:p>
          </table:table-cell>
          <table:table-cell office:value-type="string">
            <text:p>Všeradov</text:p>
          </table:table-cell>
        </table:table-row>
        <table:table-row table:style-name="ro1">
          <table:table-cell office:value-type="string">
            <text:p>http://ruian.linked.opendata.cz/resource/obce/554456</text:p>
          </table:table-cell>
          <table:table-cell office:value-type="string">
            <text:p>Všeruby</text:p>
          </table:table-cell>
        </table:table-row>
        <table:table-row table:style-name="ro1">
          <table:table-cell office:value-type="string">
            <text:p>http://ruian.linked.opendata.cz/resource/obce/559628</text:p>
          </table:table-cell>
          <table:table-cell office:value-type="string">
            <text:p>Všeruby</text:p>
          </table:table-cell>
        </table:table-row>
        <table:table-row table:style-name="ro1">
          <table:table-cell office:value-type="string">
            <text:p>http://ruian.linked.opendata.cz/resource/obce/539031</text:p>
          </table:table-cell>
          <table:table-cell office:value-type="string">
            <text:p>Všestary</text:p>
          </table:table-cell>
        </table:table-row>
        <table:table-row table:style-name="ro1">
          <table:table-cell office:value-type="string">
            <text:p>http://ruian.linked.opendata.cz/resource/obce/571091</text:p>
          </table:table-cell>
          <table:table-cell office:value-type="string">
            <text:p>Všestary</text:p>
          </table:table-cell>
        </table:table-row>
        <table:table-row table:style-name="ro1">
          <table:table-cell office:value-type="string">
            <text:p>http://ruian.linked.opendata.cz/resource/obce/535311</text:p>
          </table:table-cell>
          <table:table-cell office:value-type="string">
            <text:p>Všestudy</text:p>
          </table:table-cell>
        </table:table-row>
        <table:table-row table:style-name="ro1">
          <table:table-cell office:value-type="string">
            <text:p>http://ruian.linked.opendata.cz/resource/obce/563480</text:p>
          </table:table-cell>
          <table:table-cell office:value-type="string">
            <text:p>Všestudy</text:p>
          </table:table-cell>
        </table:table-row>
        <table:table-row table:style-name="ro1">
          <table:table-cell office:value-type="string">
            <text:p>http://ruian.linked.opendata.cz/resource/obce/565130</text:p>
          </table:table-cell>
          <table:table-cell office:value-type="string">
            <text:p>Všesulov</text:p>
          </table:table-cell>
        </table:table-row>
        <table:table-row table:style-name="ro1">
          <table:table-cell office:value-type="string">
            <text:p>http://ruian.linked.opendata.cz/resource/obce/535320</text:p>
          </table:table-cell>
          <table:table-cell office:value-type="string">
            <text:p>Všetaty</text:p>
          </table:table-cell>
        </table:table-row>
        <table:table-row table:style-name="ro1">
          <table:table-cell office:value-type="string">
            <text:p>http://ruian.linked.opendata.cz/resource/obce/542598</text:p>
          </table:table-cell>
          <table:table-cell office:value-type="string">
            <text:p>Všetaty</text:p>
          </table:table-cell>
        </table:table-row>
        <table:table-row table:style-name="ro1">
          <table:table-cell office:value-type="string">
            <text:p>http://ruian.linked.opendata.cz/resource/obce/541630</text:p>
          </table:table-cell>
          <table:table-cell office:value-type="string">
            <text:p>Vsetín</text:p>
          </table:table-cell>
        </table:table-row>
        <table:table-row table:style-name="ro1">
          <table:table-cell office:value-type="string">
            <text:p>http://ruian.linked.opendata.cz/resource/obce/598437</text:p>
          </table:table-cell>
          <table:table-cell office:value-type="string">
            <text:p>Vševily</text:p>
          </table:table-cell>
        </table:table-row>
        <table:table-row table:style-name="ro1">
          <table:table-cell office:value-type="string">
            <text:p>http://ruian.linked.opendata.cz/resource/obce/558567</text:p>
          </table:table-cell>
          <table:table-cell office:value-type="string">
            <text:p>Vstiš</text:p>
          </table:table-cell>
        </table:table-row>
        <table:table-row table:style-name="ro1">
          <table:table-cell office:value-type="string">
            <text:p>http://ruian.linked.opendata.cz/resource/obce/591939</text:p>
          </table:table-cell>
          <table:table-cell office:value-type="string">
            <text:p>Výčapy</text:p>
          </table:table-cell>
        </table:table-row>
        <table:table-row table:style-name="ro1">
          <table:table-cell office:value-type="string">
            <text:p>http://ruian.linked.opendata.cz/resource/obce/562629</text:p>
          </table:table-cell>
          <table:table-cell office:value-type="string">
            <text:p>Vydří</text:p>
          </table:table-cell>
        </table:table-row>
        <table:table-row table:style-name="ro1">
          <table:table-cell office:value-type="string">
            <text:p>http://ruian.linked.opendata.cz/resource/obce/537993</text:p>
          </table:table-cell>
          <table:table-cell office:value-type="string">
            <text:p>Vykáň</text:p>
          </table:table-cell>
        </table:table-row>
        <table:table-row table:style-name="ro1">
          <table:table-cell office:value-type="string">
            <text:p>http://ruian.linked.opendata.cz/resource/obce/549134</text:p>
          </table:table-cell>
          <table:table-cell office:value-type="string">
            <text:p>Vyklantice</text:p>
          </table:table-cell>
        </table:table-row>
        <table:table-row table:style-name="ro1">
          <table:table-cell office:value-type="string">
            <text:p>http://ruian.linked.opendata.cz/resource/obce/547450</text:p>
          </table:table-cell>
          <table:table-cell office:value-type="string">
            <text:p>Výkleky</text:p>
          </table:table-cell>
        </table:table-row>
        <table:table-row table:style-name="ro1">
          <table:table-cell office:value-type="string">
            <text:p>http://ruian.linked.opendata.cz/resource/obce/581178</text:p>
          </table:table-cell>
          <table:table-cell office:value-type="string">
            <text:p>Výprachtice</text:p>
          </table:table-cell>
        </table:table-row>
        <table:table-row table:style-name="ro1">
          <table:table-cell office:value-type="string">
            <text:p>http://ruian.linked.opendata.cz/resource/obce/571105</text:p>
          </table:table-cell>
          <table:table-cell office:value-type="string">
            <text:p>Výrava</text:p>
          </table:table-cell>
        </table:table-row>
        <table:table-row table:style-name="ro1">
          <table:table-cell office:value-type="string">
            <text:p>http://ruian.linked.opendata.cz/resource/obce/566969</text:p>
          </table:table-cell>
          <table:table-cell office:value-type="string">
            <text:p>Výrov</text:p>
          </table:table-cell>
        </table:table-row>
        <table:table-row table:style-name="ro1">
          <table:table-cell office:value-type="string">
            <text:p>http://ruian.linked.opendata.cz/resource/obce/595136</text:p>
          </table:table-cell>
          <table:table-cell office:value-type="string">
            <text:p>Výrovice</text:p>
          </table:table-cell>
        </table:table-row>
        <table:table-row table:style-name="ro1">
          <table:table-cell office:value-type="string">
            <text:p>http://ruian.linked.opendata.cz/resource/obce/576018</text:p>
          </table:table-cell>
          <table:table-cell office:value-type="string">
            <text:p>Vyšehněvice</text:p>
          </table:table-cell>
        </table:table-row>
        <table:table-row table:style-name="ro1">
          <table:table-cell office:value-type="string">
            <text:p>http://ruian.linked.opendata.cz/resource/obce/570095</text:p>
          </table:table-cell>
          <table:table-cell office:value-type="string">
            <text:p>Vyšehoří</text:p>
          </table:table-cell>
        </table:table-row>
        <table:table-row table:style-name="ro1">
          <table:table-cell office:value-type="string">
            <text:p>http://ruian.linked.opendata.cz/resource/obce/539040</text:p>
          </table:table-cell>
          <table:table-cell office:value-type="string">
            <text:p>Vyšehořovice</text:p>
          </table:table-cell>
        </table:table-row>
        <table:table-row table:style-name="ro1">
          <table:table-cell office:value-type="string">
            <text:p>http://ruian.linked.opendata.cz/resource/obce/577685</text:p>
          </table:table-cell>
          <table:table-cell office:value-type="string">
            <text:p>Vyskeř</text:p>
          </table:table-cell>
        </table:table-row>
        <table:table-row table:style-name="ro1">
          <table:table-cell office:value-type="string">
            <text:p>http://ruian.linked.opendata.cz/resource/obce/592889</text:p>
          </table:table-cell>
          <table:table-cell office:value-type="string">
            <text:p>Vyškov</text:p>
          </table:table-cell>
        </table:table-row>
        <table:table-row table:style-name="ro1">
          <table:table-cell office:value-type="string">
            <text:p>http://ruian.linked.opendata.cz/resource/obce/566951</text:p>
          </table:table-cell>
          <table:table-cell office:value-type="string">
            <text:p>Výškov</text:p>
          </table:table-cell>
        </table:table-row>
        <table:table-row table:style-name="ro1">
          <table:table-cell office:value-type="string">
            <text:p>http://ruian.linked.opendata.cz/resource/obce/592838</text:p>
          </table:table-cell>
          <table:table-cell office:value-type="string">
            <text:p>Vyškovec</text:p>
          </table:table-cell>
        </table:table-row>
        <table:table-row table:style-name="ro1">
          <table:table-cell office:value-type="string">
            <text:p>http://ruian.linked.opendata.cz/resource/obce/549142</text:p>
          </table:table-cell>
          <table:table-cell office:value-type="string">
            <text:p>Vyskytná</text:p>
          </table:table-cell>
        </table:table-row>
        <table:table-row table:style-name="ro1">
          <table:table-cell office:value-type="string">
            <text:p>http://ruian.linked.opendata.cz/resource/obce/588172</text:p>
          </table:table-cell>
          <table:table-cell office:value-type="string">
            <text:p>Vyskytná nad Jihlavou</text:p>
          </table:table-cell>
        </table:table-row>
        <table:table-row table:style-name="ro1">
          <table:table-cell office:value-type="string">
            <text:p>http://ruian.linked.opendata.cz/resource/obce/563498</text:p>
          </table:table-cell>
          <table:table-cell office:value-type="string">
            <text:p>Výsluní</text:p>
          </table:table-cell>
        </table:table-row>
        <table:table-row table:style-name="ro1">
          <table:table-cell office:value-type="string">
            <text:p>http://ruian.linked.opendata.cz/resource/obce/552682</text:p>
          </table:table-cell>
          <table:table-cell office:value-type="string">
            <text:p>Vyšní Lhoty</text:p>
          </table:table-cell>
        </table:table-row>
        <table:table-row table:style-name="ro1">
          <table:table-cell office:value-type="string">
            <text:p>http://ruian.linked.opendata.cz/resource/obce/582701</text:p>
          </table:table-cell>
          <table:table-cell office:value-type="string">
            <text:p>Vysočany</text:p>
          </table:table-cell>
        </table:table-row>
        <table:table-row table:style-name="ro1">
          <table:table-cell office:value-type="string">
            <text:p>http://ruian.linked.opendata.cz/resource/obce/595144</text:p>
          </table:table-cell>
          <table:table-cell office:value-type="string">
            <text:p>Vysočany</text:p>
          </table:table-cell>
        </table:table-row>
        <table:table-row table:style-name="ro1">
          <table:table-cell office:value-type="string">
            <text:p>http://ruian.linked.opendata.cz/resource/obce/572551</text:p>
          </table:table-cell>
          <table:table-cell office:value-type="string">
            <text:p>Vysočina</text:p>
          </table:table-cell>
        </table:table-row>
        <table:table-row table:style-name="ro1">
          <table:table-cell office:value-type="string">
            <text:p>http://ruian.linked.opendata.cz/resource/obce/535338</text:p>
          </table:table-cell>
          <table:table-cell office:value-type="string">
            <text:p>Vysoká</text:p>
          </table:table-cell>
        </table:table-row>
        <table:table-row table:style-name="ro1">
          <table:table-cell office:value-type="string">
            <text:p>http://ruian.linked.opendata.cz/resource/obce/530654</text:p>
          </table:table-cell>
          <table:table-cell office:value-type="string">
            <text:p>Vysoká</text:p>
          </table:table-cell>
        </table:table-row>
        <table:table-row table:style-name="ro1">
          <table:table-cell office:value-type="string">
            <text:p>http://ruian.linked.opendata.cz/resource/obce/578991</text:p>
          </table:table-cell>
          <table:table-cell office:value-type="string">
            <text:p>Vysoká</text:p>
          </table:table-cell>
        </table:table-row>
        <table:table-row table:style-name="ro1">
          <table:table-cell office:value-type="string">
            <text:p>http://ruian.linked.opendata.cz/resource/obce/597970</text:p>
          </table:table-cell>
          <table:table-cell office:value-type="string">
            <text:p>Vysoká</text:p>
          </table:table-cell>
        </table:table-row>
        <table:table-row table:style-name="ro1">
          <table:table-cell office:value-type="string">
            <text:p>http://ruian.linked.opendata.cz/resource/obce/561771</text:p>
          </table:table-cell>
          <table:table-cell office:value-type="string">
            <text:p>Vysoká Lhota</text:p>
          </table:table-cell>
        </table:table-row>
        <table:table-row table:style-name="ro1">
          <table:table-cell office:value-type="string">
            <text:p>http://ruian.linked.opendata.cz/resource/obce/530280</text:p>
          </table:table-cell>
          <table:table-cell office:value-type="string">
            <text:p>Vysoká Libyně</text:p>
          </table:table-cell>
        </table:table-row>
        <table:table-row table:style-name="ro1">
          <table:table-cell office:value-type="string">
            <text:p>http://ruian.linked.opendata.cz/resource/obce/571113</text:p>
          </table:table-cell>
          <table:table-cell office:value-type="string">
            <text:p>Vysoká nad Labem</text:p>
          </table:table-cell>
        </table:table-row>
        <table:table-row table:style-name="ro1">
          <table:table-cell office:value-type="string">
            <text:p>http://ruian.linked.opendata.cz/resource/obce/563501</text:p>
          </table:table-cell>
          <table:table-cell office:value-type="string">
            <text:p>Vysoká Pec</text:p>
          </table:table-cell>
        </table:table-row>
        <table:table-row table:style-name="ro1">
          <table:table-cell office:value-type="string">
            <text:p>http://ruian.linked.opendata.cz/resource/obce/578029</text:p>
          </table:table-cell>
          <table:table-cell office:value-type="string">
            <text:p>Vysoká Pec</text:p>
          </table:table-cell>
        </table:table-row>
        <table:table-row table:style-name="ro1">
          <table:table-cell office:value-type="string">
            <text:p>http://ruian.linked.opendata.cz/resource/obce/574635</text:p>
          </table:table-cell>
          <table:table-cell office:value-type="string">
            <text:p>Vysoká Srbská</text:p>
          </table:table-cell>
        </table:table-row>
        <table:table-row table:style-name="ro1">
          <table:table-cell office:value-type="string">
            <text:p>http://ruian.linked.opendata.cz/resource/obce/541583</text:p>
          </table:table-cell>
          <table:table-cell office:value-type="string">
            <text:p>Vysoká u Příbramě</text:p>
          </table:table-cell>
        </table:table-row>
        <table:table-row table:style-name="ro1">
          <table:table-cell office:value-type="string">
            <text:p>http://ruian.linked.opendata.cz/resource/obce/588334</text:p>
          </table:table-cell>
          <table:table-cell office:value-type="string">
            <text:p>Vysoké</text:p>
          </table:table-cell>
        </table:table-row>
        <table:table-row table:style-name="ro1">
          <table:table-cell office:value-type="string">
            <text:p>http://ruian.linked.opendata.cz/resource/obce/576000</text:p>
          </table:table-cell>
          <table:table-cell office:value-type="string">
            <text:p>Vysoké Chvojno</text:p>
          </table:table-cell>
        </table:table-row>
        <table:table-row table:style-name="ro1">
          <table:table-cell office:value-type="string">
            <text:p>http://ruian.linked.opendata.cz/resource/obce/581186</text:p>
          </table:table-cell>
          <table:table-cell office:value-type="string">
            <text:p>Vysoké Mýto</text:p>
          </table:table-cell>
        </table:table-row>
        <table:table-row table:style-name="ro1">
          <table:table-cell office:value-type="string">
            <text:p>http://ruian.linked.opendata.cz/resource/obce/577693</text:p>
          </table:table-cell>
          <table:table-cell office:value-type="string">
            <text:p>Vysoké nad Jizerou</text:p>
          </table:table-cell>
        </table:table-row>
        <table:table-row table:style-name="ro1">
          <table:table-cell office:value-type="string">
            <text:p>http://ruian.linked.opendata.cz/resource/obce/585980</text:p>
          </table:table-cell>
          <table:table-cell office:value-type="string">
            <text:p>Vysoké Pole</text:p>
          </table:table-cell>
        </table:table-row>
        <table:table-row table:style-name="ro1">
          <table:table-cell office:value-type="string">
            <text:p>http://ruian.linked.opendata.cz/resource/obce/584177</text:p>
          </table:table-cell>
          <table:table-cell office:value-type="string">
            <text:p>Vysoké Popovice</text:p>
          </table:table-cell>
        </table:table-row>
        <table:table-row table:style-name="ro1">
          <table:table-cell office:value-type="string">
            <text:p>http://ruian.linked.opendata.cz/resource/obce/588181</text:p>
          </table:table-cell>
          <table:table-cell office:value-type="string">
            <text:p>Vysoké Studnice</text:p>
          </table:table-cell>
        </table:table-row>
        <table:table-row table:style-name="ro1">
          <table:table-cell office:value-type="string">
            <text:p>http://ruian.linked.opendata.cz/resource/obce/573809</text:p>
          </table:table-cell>
          <table:table-cell office:value-type="string">
            <text:p>Vysoké Veselí</text:p>
          </table:table-cell>
        </table:table-row>
        <table:table-row table:style-name="ro1">
          <table:table-cell office:value-type="string">
            <text:p>http://ruian.linked.opendata.cz/resource/obce/574643</text:p>
          </table:table-cell>
          <table:table-cell office:value-type="string">
            <text:p>Vysokov</text:p>
          </table:table-cell>
        </table:table-row>
        <table:table-row table:style-name="ro1">
          <table:table-cell office:value-type="string">
            <text:p>http://ruian.linked.opendata.cz/resource/obce/541591</text:p>
          </table:table-cell>
          <table:table-cell office:value-type="string">
            <text:p>Vysoký Chlumec</text:p>
          </table:table-cell>
        </table:table-row>
        <table:table-row table:style-name="ro1">
          <table:table-cell office:value-type="string">
            <text:p>http://ruian.linked.opendata.cz/resource/obce/531961</text:p>
          </table:table-cell>
          <table:table-cell office:value-type="string">
            <text:p>Vysoký Újezd</text:p>
          </table:table-cell>
        </table:table-row>
        <table:table-row table:style-name="ro1">
          <table:table-cell office:value-type="string">
            <text:p>http://ruian.linked.opendata.cz/resource/obce/513482</text:p>
          </table:table-cell>
          <table:table-cell office:value-type="string">
            <text:p>Vysoký Újezd</text:p>
          </table:table-cell>
        </table:table-row>
        <table:table-row table:style-name="ro1">
          <table:table-cell office:value-type="string">
            <text:p>http://ruian.linked.opendata.cz/resource/obce/548677</text:p>
          </table:table-cell>
          <table:table-cell office:value-type="string">
            <text:p>Vysoký Újezd</text:p>
          </table:table-cell>
        </table:table-row>
        <table:table-row table:style-name="ro1">
          <table:table-cell office:value-type="string">
            <text:p>http://ruian.linked.opendata.cz/resource/obce/590215</text:p>
          </table:table-cell>
          <table:table-cell office:value-type="string">
            <text:p>Výšovice</text:p>
          </table:table-cell>
        </table:table-row>
        <table:table-row table:style-name="ro1">
          <table:table-cell office:value-type="string">
            <text:p>http://ruian.linked.opendata.cz/resource/obce/545848</text:p>
          </table:table-cell>
          <table:table-cell office:value-type="string">
            <text:p>Vyšší Brod</text:p>
          </table:table-cell>
        </table:table-row>
        <table:table-row table:style-name="ro1">
          <table:table-cell office:value-type="string">
            <text:p>http://ruian.linked.opendata.cz/resource/obce/588199</text:p>
          </table:table-cell>
          <table:table-cell office:value-type="string">
            <text:p>Vystrčenovice</text:p>
          </table:table-cell>
        </table:table-row>
        <table:table-row table:style-name="ro1">
          <table:table-cell office:value-type="string">
            <text:p>http://ruian.linked.opendata.cz/resource/obce/561797</text:p>
          </table:table-cell>
          <table:table-cell office:value-type="string">
            <text:p>Vystrkov</text:p>
          </table:table-cell>
        </table:table-row>
        <table:table-row table:style-name="ro1">
          <table:table-cell office:value-type="string">
            <text:p>http://ruian.linked.opendata.cz/resource/obce/564796</text:p>
          </table:table-cell>
          <table:table-cell office:value-type="string">
            <text:p>Výžerky</text:p>
          </table:table-cell>
        </table:table-row>
        <table:table-row table:style-name="ro1">
          <table:table-cell office:value-type="string">
            <text:p>http://ruian.linked.opendata.cz/resource/obce/547841</text:p>
          </table:table-cell>
          <table:table-cell office:value-type="string">
            <text:p>Vyžice</text:p>
          </table:table-cell>
        </table:table-row>
        <table:table-row table:style-name="ro1">
          <table:table-cell office:value-type="string">
            <text:p>http://ruian.linked.opendata.cz/resource/obce/533904</text:p>
          </table:table-cell>
          <table:table-cell office:value-type="string">
            <text:p>Vyžlovka</text:p>
          </table:table-cell>
        </table:table-row>
        <table:table-row table:style-name="ro1">
          <table:table-cell office:value-type="string">
            <text:p>http://ruian.linked.opendata.cz/resource/obce/571415</text:p>
          </table:table-cell>
          <table:table-cell office:value-type="string">
            <text:p>Xaverov</text:p>
          </table:table-cell>
        </table:table-row>
        <table:table-row table:style-name="ro1">
          <table:table-cell office:value-type="string">
            <text:p>http://ruian.linked.opendata.cz/resource/obce/584231</text:p>
          </table:table-cell>
          <table:table-cell office:value-type="string">
            <text:p>Žabčice</text:p>
          </table:table-cell>
        </table:table-row>
        <table:table-row table:style-name="ro1">
          <table:table-cell office:value-type="string">
            <text:p>http://ruian.linked.opendata.cz/resource/obce/552691</text:p>
          </table:table-cell>
          <table:table-cell office:value-type="string">
            <text:p>Žabeň</text:p>
          </table:table-cell>
        </table:table-row>
        <table:table-row table:style-name="ro1">
          <table:table-cell office:value-type="string">
            <text:p>http://ruian.linked.opendata.cz/resource/obce/547514</text:p>
          </table:table-cell>
          <table:table-cell office:value-type="string">
            <text:p>Zábeštní Lhota</text:p>
          </table:table-cell>
        </table:table-row>
        <table:table-row table:style-name="ro1">
          <table:table-cell office:value-type="string">
            <text:p>http://ruian.linked.opendata.cz/resource/obce/508683</text:p>
          </table:table-cell>
          <table:table-cell office:value-type="string">
            <text:p>Záblatí</text:p>
          </table:table-cell>
        </table:table-row>
        <table:table-row table:style-name="ro1">
          <table:table-cell office:value-type="string">
            <text:p>http://ruian.linked.opendata.cz/resource/obce/550680</text:p>
          </table:table-cell>
          <table:table-cell office:value-type="string">
            <text:p>Záblatí</text:p>
          </table:table-cell>
        </table:table-row>
        <table:table-row table:style-name="ro1">
          <table:table-cell office:value-type="string">
            <text:p>http://ruian.linked.opendata.cz/resource/obce/597112</text:p>
          </table:table-cell>
          <table:table-cell office:value-type="string">
            <text:p>Záblatí</text:p>
          </table:table-cell>
        </table:table-row>
        <table:table-row table:style-name="ro1">
          <table:table-cell office:value-type="string">
            <text:p>http://ruian.linked.opendata.cz/resource/obce/513261</text:p>
          </table:table-cell>
          <table:table-cell office:value-type="string">
            <text:p>Žabonosy</text:p>
          </table:table-cell>
        </table:table-row>
        <table:table-row table:style-name="ro1">
          <table:table-cell office:value-type="string">
            <text:p>http://ruian.linked.opendata.cz/resource/obce/545317</text:p>
          </table:table-cell>
          <table:table-cell office:value-type="string">
            <text:p>Záboří</text:p>
          </table:table-cell>
        </table:table-row>
        <table:table-row table:style-name="ro1">
          <table:table-cell office:value-type="string">
            <text:p>http://ruian.linked.opendata.cz/resource/obce/551988</text:p>
          </table:table-cell>
          <table:table-cell office:value-type="string">
            <text:p>Záboří</text:p>
          </table:table-cell>
        </table:table-row>
        <table:table-row table:style-name="ro1">
          <table:table-cell office:value-type="string">
            <text:p>http://ruian.linked.opendata.cz/resource/obce/534595</text:p>
          </table:table-cell>
          <table:table-cell office:value-type="string">
            <text:p>Záboří nad Labem</text:p>
          </table:table-cell>
        </table:table-row>
        <table:table-row table:style-name="ro1">
          <table:table-cell office:value-type="string">
            <text:p>http://ruian.linked.opendata.cz/resource/obce/588202</text:p>
          </table:table-cell>
          <table:table-cell office:value-type="string">
            <text:p>Záborná</text:p>
          </table:table-cell>
        </table:table-row>
        <table:table-row table:style-name="ro1">
          <table:table-cell office:value-type="string">
            <text:p>http://ruian.linked.opendata.cz/resource/obce/545368</text:p>
          </table:table-cell>
          <table:table-cell office:value-type="string">
            <text:p>Žabovřesky</text:p>
          </table:table-cell>
        </table:table-row>
        <table:table-row table:style-name="ro1">
          <table:table-cell office:value-type="string">
            <text:p>http://ruian.linked.opendata.cz/resource/obce/565938</text:p>
          </table:table-cell>
          <table:table-cell office:value-type="string">
            <text:p>Žabovřesky nad Ohří</text:p>
          </table:table-cell>
        </table:table-row>
        <table:table-row table:style-name="ro1">
          <table:table-cell office:value-type="string">
            <text:p>http://ruian.linked.opendata.cz/resource/obce/537195</text:p>
          </table:table-cell>
          <table:table-cell office:value-type="string">
            <text:p>Zábrdí</text:p>
          </table:table-cell>
        </table:table-row>
        <table:table-row table:style-name="ro1">
          <table:table-cell office:value-type="string">
            <text:p>http://ruian.linked.opendata.cz/resource/obce/541354</text:p>
          </table:table-cell>
          <table:table-cell office:value-type="string">
            <text:p>Zábřeh</text:p>
          </table:table-cell>
        </table:table-row>
        <table:table-row table:style-name="ro1">
          <table:table-cell office:value-type="string">
            <text:p>http://ruian.linked.opendata.cz/resource/obce/548839</text:p>
          </table:table-cell>
          <table:table-cell office:value-type="string">
            <text:p>Zábřezí-Řečice</text:p>
          </table:table-cell>
        </table:table-row>
        <table:table-row table:style-name="ro1">
          <table:table-cell office:value-type="string">
            <text:p>http://ruian.linked.opendata.cz/resource/obce/574651</text:p>
          </table:table-cell>
          <table:table-cell office:value-type="string">
            <text:p>Zábrodí</text:p>
          </table:table-cell>
        </table:table-row>
        <table:table-row table:style-name="ro1">
          <table:table-cell office:value-type="string">
            <text:p>http://ruian.linked.opendata.cz/resource/obce/567868</text:p>
          </table:table-cell>
          <table:table-cell office:value-type="string">
            <text:p>Zabrušany</text:p>
          </table:table-cell>
        </table:table-row>
        <table:table-row table:style-name="ro1">
          <table:table-cell office:value-type="string">
            <text:p>http://ruian.linked.opendata.cz/resource/obce/541664</text:p>
          </table:table-cell>
          <table:table-cell office:value-type="string">
            <text:p>Záchlumí</text:p>
          </table:table-cell>
        </table:table-row>
        <table:table-row table:style-name="ro1">
          <table:table-cell office:value-type="string">
            <text:p>http://ruian.linked.opendata.cz/resource/obce/581208</text:p>
          </table:table-cell>
          <table:table-cell office:value-type="string">
            <text:p>Záchlumí</text:p>
          </table:table-cell>
        </table:table-row>
        <table:table-row table:style-name="ro1">
          <table:table-cell office:value-type="string">
            <text:p>http://ruian.linked.opendata.cz/resource/obce/549177</text:p>
          </table:table-cell>
          <table:table-cell office:value-type="string">
            <text:p>Zachotín</text:p>
          </table:table-cell>
        </table:table-row>
        <table:table-row table:style-name="ro1">
          <table:table-cell office:value-type="string">
            <text:p>http://ruian.linked.opendata.cz/resource/obce/571130</text:p>
          </table:table-cell>
          <table:table-cell office:value-type="string">
            <text:p>Zachrašťany</text:p>
          </table:table-cell>
        </table:table-row>
        <table:table-row table:style-name="ro1">
          <table:table-cell office:value-type="string">
            <text:p>http://ruian.linked.opendata.cz/resource/obce/579874</text:p>
          </table:table-cell>
          <table:table-cell office:value-type="string">
            <text:p>Žacléř</text:p>
          </table:table-cell>
        </table:table-row>
        <table:table-row table:style-name="ro1">
          <table:table-cell office:value-type="string">
            <text:p>http://ruian.linked.opendata.cz/resource/obce/541362</text:p>
          </table:table-cell>
          <table:table-cell office:value-type="string">
            <text:p>Zadní Chodov</text:p>
          </table:table-cell>
        </table:table-row>
        <table:table-row table:style-name="ro1">
          <table:table-cell office:value-type="string">
            <text:p>http://ruian.linked.opendata.cz/resource/obce/563927</text:p>
          </table:table-cell>
          <table:table-cell office:value-type="string">
            <text:p>Zadní Střítež</text:p>
          </table:table-cell>
        </table:table-row>
        <table:table-row table:style-name="ro1">
          <table:table-cell office:value-type="string">
            <text:p>http://ruian.linked.opendata.cz/resource/obce/531979</text:p>
          </table:table-cell>
          <table:table-cell office:value-type="string">
            <text:p>Zadní Třebaň</text:p>
          </table:table-cell>
        </table:table-row>
        <table:table-row table:style-name="ro1">
          <table:table-cell office:value-type="string">
            <text:p>http://ruian.linked.opendata.cz/resource/obce/587231</text:p>
          </table:table-cell>
          <table:table-cell office:value-type="string">
            <text:p>Zadní Vydří</text:p>
          </table:table-cell>
        </table:table-row>
        <table:table-row table:style-name="ro1">
          <table:table-cell office:value-type="string">
            <text:p>http://ruian.linked.opendata.cz/resource/obce/597121</text:p>
          </table:table-cell>
          <table:table-cell office:value-type="string">
            <text:p>Zadní Zhořec</text:p>
          </table:table-cell>
        </table:table-row>
        <table:table-row table:style-name="ro1">
          <table:table-cell office:value-type="string">
            <text:p>http://ruian.linked.opendata.cz/resource/obce/581194</text:p>
          </table:table-cell>
          <table:table-cell office:value-type="string">
            <text:p>Zádolí</text:p>
          </table:table-cell>
        </table:table-row>
        <table:table-row table:style-name="ro1">
          <table:table-cell office:value-type="string">
            <text:p>http://ruian.linked.opendata.cz/resource/obce/586781</text:p>
          </table:table-cell>
          <table:table-cell office:value-type="string">
            <text:p>Žádovice</text:p>
          </table:table-cell>
        </table:table-row>
        <table:table-row table:style-name="ro1">
          <table:table-cell office:value-type="string">
            <text:p>http://ruian.linked.opendata.cz/resource/obce/539431</text:p>
          </table:table-cell>
          <table:table-cell office:value-type="string">
            <text:p>Zádub-Závišín</text:p>
          </table:table-cell>
        </table:table-row>
        <table:table-row table:style-name="ro1">
          <table:table-cell office:value-type="string">
            <text:p>http://ruian.linked.opendata.cz/resource/obce/585998</text:p>
          </table:table-cell>
          <table:table-cell office:value-type="string">
            <text:p>Zádveřice-Raková</text:p>
          </table:table-cell>
        </table:table-row>
        <table:table-row table:style-name="ro1">
          <table:table-cell office:value-type="string">
            <text:p>http://ruian.linked.opendata.cz/resource/obce/536016</text:p>
          </table:table-cell>
          <table:table-cell office:value-type="string">
            <text:p>Zahájí</text:p>
          </table:table-cell>
        </table:table-row>
        <table:table-row table:style-name="ro1">
          <table:table-cell office:value-type="string">
            <text:p>http://ruian.linked.opendata.cz/resource/obce/589152</text:p>
          </table:table-cell>
          <table:table-cell office:value-type="string">
            <text:p>Zahnašovice</text:p>
          </table:table-cell>
        </table:table-row>
        <table:table-row table:style-name="ro1">
          <table:table-cell office:value-type="string">
            <text:p>http://ruian.linked.opendata.cz/resource/obce/554464</text:p>
          </table:table-cell>
          <table:table-cell office:value-type="string">
            <text:p>Zahořany</text:p>
          </table:table-cell>
        </table:table-row>
        <table:table-row table:style-name="ro1">
          <table:table-cell office:value-type="string">
            <text:p>http://ruian.linked.opendata.cz/resource/obce/571288</text:p>
          </table:table-cell>
          <table:table-cell office:value-type="string">
            <text:p>Zahořany</text:p>
          </table:table-cell>
        </table:table-row>
        <table:table-row table:style-name="ro1">
          <table:table-cell office:value-type="string">
            <text:p>http://ruian.linked.opendata.cz/resource/obce/536482</text:p>
          </table:table-cell>
          <table:table-cell office:value-type="string">
            <text:p>Zahorčice</text:p>
          </table:table-cell>
        </table:table-row>
        <table:table-row table:style-name="ro1">
          <table:table-cell office:value-type="string">
            <text:p>http://ruian.linked.opendata.cz/resource/obce/507695</text:p>
          </table:table-cell>
          <table:table-cell office:value-type="string">
            <text:p>Záhoří</text:p>
          </table:table-cell>
        </table:table-row>
        <table:table-row table:style-name="ro1">
          <table:table-cell office:value-type="string">
            <text:p>http://ruian.linked.opendata.cz/resource/obce/550027</text:p>
          </table:table-cell>
          <table:table-cell office:value-type="string">
            <text:p>Záhoří</text:p>
          </table:table-cell>
        </table:table-row>
        <table:table-row table:style-name="ro1">
          <table:table-cell office:value-type="string">
            <text:p>http://ruian.linked.opendata.cz/resource/obce/577707</text:p>
          </table:table-cell>
          <table:table-cell office:value-type="string">
            <text:p>Záhoří</text:p>
          </table:table-cell>
        </table:table-row>
        <table:table-row table:style-name="ro1">
          <table:table-cell office:value-type="string">
            <text:p>http://ruian.linked.opendata.cz/resource/obce/599000</text:p>
          </table:table-cell>
          <table:table-cell office:value-type="string">
            <text:p>Záhoří</text:p>
          </table:table-cell>
        </table:table-row>
        <table:table-row table:style-name="ro1">
          <table:table-cell office:value-type="string">
            <text:p>http://ruian.linked.opendata.cz/resource/obce/534471</text:p>
          </table:table-cell>
          <table:table-cell office:value-type="string">
            <text:p>Záhornice</text:p>
          </table:table-cell>
        </table:table-row>
        <table:table-row table:style-name="ro1">
          <table:table-cell office:value-type="string">
            <text:p>http://ruian.linked.opendata.cz/resource/obce/592846</text:p>
          </table:table-cell>
          <table:table-cell office:value-type="string">
            <text:p>Záhorovice</text:p>
          </table:table-cell>
        </table:table-row>
        <table:table-row table:style-name="ro1">
          <table:table-cell office:value-type="string">
            <text:p>http://ruian.linked.opendata.cz/resource/obce/591947</text:p>
          </table:table-cell>
          <table:table-cell office:value-type="string">
            <text:p>Zahrádka</text:p>
          </table:table-cell>
        </table:table-row>
        <table:table-row table:style-name="ro1">
          <table:table-cell office:value-type="string">
            <text:p>http://ruian.linked.opendata.cz/resource/obce/578827</text:p>
          </table:table-cell>
          <table:table-cell office:value-type="string">
            <text:p>Zahrádka</text:p>
          </table:table-cell>
        </table:table-row>
        <table:table-row table:style-name="ro1">
          <table:table-cell office:value-type="string">
            <text:p>http://ruian.linked.opendata.cz/resource/obce/547468</text:p>
          </table:table-cell>
          <table:table-cell office:value-type="string">
            <text:p>Zahrádky</text:p>
          </table:table-cell>
        </table:table-row>
        <table:table-row table:style-name="ro1">
          <table:table-cell office:value-type="string">
            <text:p>http://ruian.linked.opendata.cz/resource/obce/562246</text:p>
          </table:table-cell>
          <table:table-cell office:value-type="string">
            <text:p>Zahrádky</text:p>
          </table:table-cell>
        </table:table-row>
        <table:table-row table:style-name="ro1">
          <table:table-cell office:value-type="string">
            <text:p>http://ruian.linked.opendata.cz/resource/obce/585050</text:p>
          </table:table-cell>
          <table:table-cell office:value-type="string">
            <text:p>Zaječí</text:p>
          </table:table-cell>
        </table:table-row>
        <table:table-row table:style-name="ro1">
          <table:table-cell office:value-type="string">
            <text:p>http://ruian.linked.opendata.cz/resource/obce/572578</text:p>
          </table:table-cell>
          <table:table-cell office:value-type="string">
            <text:p>Zaječice</text:p>
          </table:table-cell>
        </table:table-row>
        <table:table-row table:style-name="ro1">
          <table:table-cell office:value-type="string">
            <text:p>http://ruian.linked.opendata.cz/resource/obce/531995</text:p>
          </table:table-cell>
          <table:table-cell office:value-type="string">
            <text:p>Zaječov</text:p>
          </table:table-cell>
        </table:table-row>
        <table:table-row table:style-name="ro1">
          <table:table-cell office:value-type="string">
            <text:p>http://ruian.linked.opendata.cz/resource/obce/571598</text:p>
          </table:table-cell>
          <table:table-cell office:value-type="string">
            <text:p>Zájezd</text:p>
          </table:table-cell>
        </table:table-row>
        <table:table-row table:style-name="ro1">
          <table:table-cell office:value-type="string">
            <text:p>http://ruian.linked.opendata.cz/resource/obce/547859</text:p>
          </table:table-cell>
          <table:table-cell office:value-type="string">
            <text:p>Zájezdec</text:p>
          </table:table-cell>
        </table:table-row>
        <table:table-row table:style-name="ro1">
          <table:table-cell office:value-type="string">
            <text:p>http://ruian.linked.opendata.cz/resource/obce/561975</text:p>
          </table:table-cell>
          <table:table-cell office:value-type="string">
            <text:p>Zajíčkov</text:p>
          </table:table-cell>
        </table:table-row>
        <table:table-row table:style-name="ro1">
          <table:table-cell office:value-type="string">
            <text:p>http://ruian.linked.opendata.cz/resource/obce/530182</text:p>
          </table:table-cell>
          <table:table-cell office:value-type="string">
            <text:p>Žákava</text:p>
          </table:table-cell>
        </table:table-row>
        <table:table-row table:style-name="ro1">
          <table:table-cell office:value-type="string">
            <text:p>http://ruian.linked.opendata.cz/resource/obce/533092</text:p>
          </table:table-cell>
          <table:table-cell office:value-type="string">
            <text:p>Zákolany</text:p>
          </table:table-cell>
        </table:table-row>
        <table:table-row table:style-name="ro1">
          <table:table-cell office:value-type="string">
            <text:p>http://ruian.linked.opendata.cz/resource/obce/523453</text:p>
          </table:table-cell>
          <table:table-cell office:value-type="string">
            <text:p>Žákovice</text:p>
          </table:table-cell>
        </table:table-row>
        <table:table-row table:style-name="ro1">
          <table:table-cell office:value-type="string">
            <text:p>http://ruian.linked.opendata.cz/resource/obce/584185</text:p>
          </table:table-cell>
          <table:table-cell office:value-type="string">
            <text:p>Zakřany</text:p>
          </table:table-cell>
        </table:table-row>
        <table:table-row table:style-name="ro1">
          <table:table-cell office:value-type="string">
            <text:p>http://ruian.linked.opendata.cz/resource/obce/562262</text:p>
          </table:table-cell>
          <table:table-cell office:value-type="string">
            <text:p>Zákupy</text:p>
          </table:table-cell>
        </table:table-row>
        <table:table-row table:style-name="ro1">
          <table:table-cell office:value-type="string">
            <text:p>http://ruian.linked.opendata.cz/resource/obce/534641</text:p>
          </table:table-cell>
          <table:table-cell office:value-type="string">
            <text:p>Žáky</text:p>
          </table:table-cell>
        </table:table-row>
        <table:table-row table:style-name="ro1">
          <table:table-cell office:value-type="string">
            <text:p>http://ruian.linked.opendata.cz/resource/obce/567876</text:p>
          </table:table-cell>
          <table:table-cell office:value-type="string">
            <text:p>Žalany</text:p>
          </table:table-cell>
        </table:table-row>
        <table:table-row table:style-name="ro1">
          <table:table-cell office:value-type="string">
            <text:p>http://ruian.linked.opendata.cz/resource/obce/513202</text:p>
          </table:table-cell>
          <table:table-cell office:value-type="string">
            <text:p>Zalešany</text:p>
          </table:table-cell>
        </table:table-row>
        <table:table-row table:style-name="ro1">
          <table:table-cell office:value-type="string">
            <text:p>http://ruian.linked.opendata.cz/resource/obce/595152</text:p>
          </table:table-cell>
          <table:table-cell office:value-type="string">
            <text:p>Zálesí</text:p>
          </table:table-cell>
        </table:table-row>
        <table:table-row table:style-name="ro1">
          <table:table-cell office:value-type="string">
            <text:p>http://ruian.linked.opendata.cz/resource/obce/584193</text:p>
          </table:table-cell>
          <table:table-cell office:value-type="string">
            <text:p>Zálesná Zhoř</text:p>
          </table:table-cell>
        </table:table-row>
        <table:table-row table:style-name="ro1">
          <table:table-cell office:value-type="string">
            <text:p>http://ruian.linked.opendata.cz/resource/obce/535354</text:p>
          </table:table-cell>
          <table:table-cell office:value-type="string">
            <text:p>Zálezlice</text:p>
          </table:table-cell>
        </table:table-row>
        <table:table-row table:style-name="ro1">
          <table:table-cell office:value-type="string">
            <text:p>http://ruian.linked.opendata.cz/resource/obce/550698</text:p>
          </table:table-cell>
          <table:table-cell office:value-type="string">
            <text:p>Zálezly</text:p>
          </table:table-cell>
        </table:table-row>
        <table:table-row table:style-name="ro1">
          <table:table-cell office:value-type="string">
            <text:p>http://ruian.linked.opendata.cz/resource/obce/565946</text:p>
          </table:table-cell>
          <table:table-cell office:value-type="string">
            <text:p>Žalhostice</text:p>
          </table:table-cell>
        </table:table-row>
        <table:table-row table:style-name="ro1">
          <table:table-cell office:value-type="string">
            <text:p>http://ruian.linked.opendata.cz/resource/obce/589225</text:p>
          </table:table-cell>
          <table:table-cell office:value-type="string">
            <text:p>Žalkovice</text:p>
          </table:table-cell>
        </table:table-row>
        <table:table-row table:style-name="ro1">
          <table:table-cell office:value-type="string">
            <text:p>http://ruian.linked.opendata.cz/resource/obce/574660</text:p>
          </table:table-cell>
          <table:table-cell office:value-type="string">
            <text:p>Zaloňov</text:p>
          </table:table-cell>
        </table:table-row>
        <table:table-row table:style-name="ro1">
          <table:table-cell office:value-type="string">
            <text:p>http://ruian.linked.opendata.cz/resource/obce/553361</text:p>
          </table:table-cell>
          <table:table-cell office:value-type="string">
            <text:p>Zálší</text:p>
          </table:table-cell>
        </table:table-row>
        <table:table-row table:style-name="ro1">
          <table:table-cell office:value-type="string">
            <text:p>http://ruian.linked.opendata.cz/resource/obce/581216</text:p>
          </table:table-cell>
          <table:table-cell office:value-type="string">
            <text:p>Zálší</text:p>
          </table:table-cell>
        </table:table-row>
        <table:table-row table:style-name="ro1">
          <table:table-cell office:value-type="string">
            <text:p>http://ruian.linked.opendata.cz/resource/obce/541613</text:p>
          </table:table-cell>
          <table:table-cell office:value-type="string">
            <text:p>Zalužany</text:p>
          </table:table-cell>
        </table:table-row>
        <table:table-row table:style-name="ro1">
          <table:table-cell office:value-type="string">
            <text:p>http://ruian.linked.opendata.cz/resource/obce/532002</text:p>
          </table:table-cell>
          <table:table-cell office:value-type="string">
            <text:p>Záluží</text:p>
          </table:table-cell>
        </table:table-row>
        <table:table-row table:style-name="ro1">
          <table:table-cell office:value-type="string">
            <text:p>http://ruian.linked.opendata.cz/resource/obce/542482</text:p>
          </table:table-cell>
          <table:table-cell office:value-type="string">
            <text:p>Záluží</text:p>
          </table:table-cell>
        </table:table-row>
        <table:table-row table:style-name="ro1">
          <table:table-cell office:value-type="string">
            <text:p>http://ruian.linked.opendata.cz/resource/obce/530603</text:p>
          </table:table-cell>
          <table:table-cell office:value-type="string">
            <text:p>Zálužice</text:p>
          </table:table-cell>
        </table:table-row>
        <table:table-row table:style-name="ro1">
          <table:table-cell office:value-type="string">
            <text:p>http://ruian.linked.opendata.cz/resource/obce/581259</text:p>
          </table:table-cell>
          <table:table-cell office:value-type="string">
            <text:p>Žamberk</text:p>
          </table:table-cell>
        </table:table-row>
        <table:table-row table:style-name="ro1">
          <table:table-cell office:value-type="string">
            <text:p>http://ruian.linked.opendata.cz/resource/obce/576921</text:p>
          </table:table-cell>
          <table:table-cell office:value-type="string">
            <text:p>Záměl</text:p>
          </table:table-cell>
        </table:table-row>
        <table:table-row table:style-name="ro1">
          <table:table-cell office:value-type="string">
            <text:p>http://ruian.linked.opendata.cz/resource/obce/549193</text:p>
          </table:table-cell>
          <table:table-cell office:value-type="string">
            <text:p>Zámostí-Blata</text:p>
          </table:table-cell>
        </table:table-row>
        <table:table-row table:style-name="ro1">
          <table:table-cell office:value-type="string">
            <text:p>http://ruian.linked.opendata.cz/resource/obce/581267</text:p>
          </table:table-cell>
          <table:table-cell office:value-type="string">
            <text:p>Žampach</text:p>
          </table:table-cell>
        </table:table-row>
        <table:table-row table:style-name="ro1">
          <table:table-cell office:value-type="string">
            <text:p>http://ruian.linked.opendata.cz/resource/obce/581224</text:p>
          </table:table-cell>
          <table:table-cell office:value-type="string">
            <text:p>Zámrsk</text:p>
          </table:table-cell>
        </table:table-row>
        <table:table-row table:style-name="ro1">
          <table:table-cell office:value-type="string">
            <text:p>http://ruian.linked.opendata.cz/resource/obce/522775</text:p>
          </table:table-cell>
          <table:table-cell office:value-type="string">
            <text:p>Zámrsky</text:p>
          </table:table-cell>
        </table:table-row>
        <table:table-row table:style-name="ro1">
          <table:table-cell office:value-type="string">
            <text:p>http://ruian.linked.opendata.cz/resource/obce/562297</text:p>
          </table:table-cell>
          <table:table-cell office:value-type="string">
            <text:p>Žandov</text:p>
          </table:table-cell>
        </table:table-row>
        <table:table-row table:style-name="ro1">
          <table:table-cell office:value-type="string">
            <text:p>http://ruian.linked.opendata.cz/resource/obce/505781</text:p>
          </table:table-cell>
          <table:table-cell office:value-type="string">
            <text:p>Zápy</text:p>
          </table:table-cell>
        </table:table-row>
        <table:table-row table:style-name="ro1">
          <table:table-cell office:value-type="string">
            <text:p>http://ruian.linked.opendata.cz/resource/obce/545376</text:p>
          </table:table-cell>
          <table:table-cell office:value-type="string">
            <text:p>Žár</text:p>
          </table:table-cell>
        </table:table-row>
        <table:table-row table:style-name="ro1">
          <table:table-cell office:value-type="string">
            <text:p>http://ruian.linked.opendata.cz/resource/obce/576042</text:p>
          </table:table-cell>
          <table:table-cell office:value-type="string">
            <text:p>Žáravice</text:p>
          </table:table-cell>
        </table:table-row>
        <table:table-row table:style-name="ro1">
          <table:table-cell office:value-type="string">
            <text:p>http://ruian.linked.opendata.cz/resource/obce/581232</text:p>
          </table:table-cell>
          <table:table-cell office:value-type="string">
            <text:p>Zářecká Lhota</text:p>
          </table:table-cell>
        </table:table-row>
        <table:table-row table:style-name="ro1">
          <table:table-cell office:value-type="string">
            <text:p>http://ruian.linked.opendata.cz/resource/obce/589161</text:p>
          </table:table-cell>
          <table:table-cell office:value-type="string">
            <text:p>Záříčí</text:p>
          </table:table-cell>
        </table:table-row>
        <table:table-row table:style-name="ro1">
          <table:table-cell office:value-type="string">
            <text:p>http://ruian.linked.opendata.cz/resource/obce/586790</text:p>
          </table:table-cell>
          <table:table-cell office:value-type="string">
            <text:p>Žarošice</text:p>
          </table:table-cell>
        </table:table-row>
        <table:table-row table:style-name="ro1">
          <table:table-cell office:value-type="string">
            <text:p>http://ruian.linked.opendata.cz/resource/obce/529923</text:p>
          </table:table-cell>
          <table:table-cell office:value-type="string">
            <text:p>Žárovná</text:p>
          </table:table-cell>
        </table:table-row>
        <table:table-row table:style-name="ro1">
          <table:table-cell office:value-type="string">
            <text:p>http://ruian.linked.opendata.cz/resource/obce/591955</text:p>
          </table:table-cell>
          <table:table-cell office:value-type="string">
            <text:p>Zárubice</text:p>
          </table:table-cell>
        </table:table-row>
        <table:table-row table:style-name="ro1">
          <table:table-cell office:value-type="string">
            <text:p>http://ruian.linked.opendata.cz/resource/obce/535362</text:p>
          </table:table-cell>
          <table:table-cell office:value-type="string">
            <text:p>Záryby</text:p>
          </table:table-cell>
        </table:table-row>
        <table:table-row table:style-name="ro1">
          <table:table-cell office:value-type="string">
            <text:p>http://ruian.linked.opendata.cz/resource/obce/563854</text:p>
          </table:table-cell>
          <table:table-cell office:value-type="string">
            <text:p>Zásada</text:p>
          </table:table-cell>
        </table:table-row>
        <table:table-row table:style-name="ro1">
          <table:table-cell office:value-type="string">
            <text:p>http://ruian.linked.opendata.cz/resource/obce/533921</text:p>
          </table:table-cell>
          <table:table-cell office:value-type="string">
            <text:p>Zásmuky</text:p>
          </table:table-cell>
        </table:table-row>
        <table:table-row table:style-name="ro1">
          <table:table-cell office:value-type="string">
            <text:p>http://ruian.linked.opendata.cz/resource/obce/545236</text:p>
          </table:table-cell>
          <table:table-cell office:value-type="string">
            <text:p>Zašová</text:p>
          </table:table-cell>
        </table:table-row>
        <table:table-row table:style-name="ro1">
          <table:table-cell office:value-type="string">
            <text:p>http://ruian.linked.opendata.cz/resource/obce/591963</text:p>
          </table:table-cell>
          <table:table-cell office:value-type="string">
            <text:p>Zašovice</text:p>
          </table:table-cell>
        </table:table-row>
        <table:table-row table:style-name="ro1">
          <table:table-cell office:value-type="string">
            <text:p>http://ruian.linked.opendata.cz/resource/obce/584207</text:p>
          </table:table-cell>
          <table:table-cell office:value-type="string">
            <text:p>Zastávka</text:p>
          </table:table-cell>
        </table:table-row>
        <table:table-row table:style-name="ro1">
          <table:table-cell office:value-type="string">
            <text:p>http://ruian.linked.opendata.cz/resource/obce/587257</text:p>
          </table:table-cell>
          <table:table-cell office:value-type="string">
            <text:p>Zástřizly</text:p>
          </table:table-cell>
        </table:table-row>
        <table:table-row table:style-name="ro1">
          <table:table-cell office:value-type="string">
            <text:p>http://ruian.linked.opendata.cz/resource/obce/584240</text:p>
          </table:table-cell>
          <table:table-cell office:value-type="string">
            <text:p>Žatčany</text:p>
          </table:table-cell>
        </table:table-row>
        <table:table-row table:style-name="ro1">
          <table:table-cell office:value-type="string">
            <text:p>http://ruian.linked.opendata.cz/resource/obce/566985</text:p>
          </table:table-cell>
          <table:table-cell office:value-type="string">
            <text:p>Žatec</text:p>
          </table:table-cell>
        </table:table-row>
        <table:table-row table:style-name="ro1">
          <table:table-cell office:value-type="string">
            <text:p>http://ruian.linked.opendata.cz/resource/obce/588270</text:p>
          </table:table-cell>
          <table:table-cell office:value-type="string">
            <text:p>Žatec</text:p>
          </table:table-cell>
        </table:table-row>
        <table:table-row table:style-name="ro1">
          <table:table-cell office:value-type="string">
            <text:p>http://ruian.linked.opendata.cz/resource/obce/597988</text:p>
          </table:table-cell>
          <table:table-cell office:value-type="string">
            <text:p>Zátor</text:p>
          </table:table-cell>
        </table:table-row>
        <table:table-row table:style-name="ro1">
          <table:table-cell office:value-type="string">
            <text:p>http://ruian.linked.opendata.cz/resource/obce/553492</text:p>
          </table:table-cell>
          <table:table-cell office:value-type="string">
            <text:p>Závada</text:p>
          </table:table-cell>
        </table:table-row>
        <table:table-row table:style-name="ro1">
          <table:table-cell office:value-type="string">
            <text:p>http://ruian.linked.opendata.cz/resource/obce/542601</text:p>
          </table:table-cell>
          <table:table-cell office:value-type="string">
            <text:p>Zavidov</text:p>
          </table:table-cell>
        </table:table-row>
        <table:table-row table:style-name="ro1">
          <table:table-cell office:value-type="string">
            <text:p>http://ruian.linked.opendata.cz/resource/obce/568473</text:p>
          </table:table-cell>
          <table:table-cell office:value-type="string">
            <text:p>Závišice</text:p>
          </table:table-cell>
        </table:table-row>
        <table:table-row table:style-name="ro1">
          <table:table-cell office:value-type="string">
            <text:p>http://ruian.linked.opendata.cz/resource/obce/586005</text:p>
          </table:table-cell>
          <table:table-cell office:value-type="string">
            <text:p>Závist</text:p>
          </table:table-cell>
        </table:table-row>
        <table:table-row table:style-name="ro1">
          <table:table-cell office:value-type="string">
            <text:p>http://ruian.linked.opendata.cz/resource/obce/557463</text:p>
          </table:table-cell>
          <table:table-cell office:value-type="string">
            <text:p>Zavlekov</text:p>
          </table:table-cell>
        </table:table-row>
        <table:table-row table:style-name="ro1">
          <table:table-cell office:value-type="string">
            <text:p>http://ruian.linked.opendata.cz/resource/obce/599778</text:p>
          </table:table-cell>
          <table:table-cell office:value-type="string">
            <text:p>Závraty</text:p>
          </table:table-cell>
        </table:table-row>
        <table:table-row table:style-name="ro1">
          <table:table-cell office:value-type="string">
            <text:p>http://ruian.linked.opendata.cz/resource/obce/542610</text:p>
          </table:table-cell>
          <table:table-cell office:value-type="string">
            <text:p>Zbečno</text:p>
          </table:table-cell>
        </table:table-row>
        <table:table-row table:style-name="ro1">
          <table:table-cell office:value-type="string">
            <text:p>http://ruian.linked.opendata.cz/resource/obce/550035</text:p>
          </table:table-cell>
          <table:table-cell office:value-type="string">
            <text:p>Zbelítov</text:p>
          </table:table-cell>
        </table:table-row>
        <table:table-row table:style-name="ro1">
          <table:table-cell office:value-type="string">
            <text:p>http://ruian.linked.opendata.cz/resource/obce/564320</text:p>
          </table:table-cell>
          <table:table-cell office:value-type="string">
            <text:p>Zbenice</text:p>
          </table:table-cell>
        </table:table-row>
        <table:table-row table:style-name="ro1">
          <table:table-cell office:value-type="string">
            <text:p>http://ruian.linked.opendata.cz/resource/obce/550043</text:p>
          </table:table-cell>
          <table:table-cell office:value-type="string">
            <text:p>Zběšičky</text:p>
          </table:table-cell>
        </table:table-row>
        <table:table-row table:style-name="ro1">
          <table:table-cell office:value-type="string">
            <text:p>http://ruian.linked.opendata.cz/resource/obce/588211</text:p>
          </table:table-cell>
          <table:table-cell office:value-type="string">
            <text:p>Zbilidy</text:p>
          </table:table-cell>
        </table:table-row>
        <table:table-row table:style-name="ro1">
          <table:table-cell office:value-type="string">
            <text:p>http://ruian.linked.opendata.cz/resource/obce/588229</text:p>
          </table:table-cell>
          <table:table-cell office:value-type="string">
            <text:p>Zbinohy</text:p>
          </table:table-cell>
        </table:table-row>
        <table:table-row table:style-name="ro1">
          <table:table-cell office:value-type="string">
            <text:p>http://ruian.linked.opendata.cz/resource/obce/560260</text:p>
          </table:table-cell>
          <table:table-cell office:value-type="string">
            <text:p>Zbiroh</text:p>
          </table:table-cell>
        </table:table-row>
        <table:table-row table:style-name="ro1">
          <table:table-cell office:value-type="string">
            <text:p>http://ruian.linked.opendata.cz/resource/obce/534609</text:p>
          </table:table-cell>
          <table:table-cell office:value-type="string">
            <text:p>Zbizuby</text:p>
          </table:table-cell>
        </table:table-row>
        <table:table-row table:style-name="ro1">
          <table:table-cell office:value-type="string">
            <text:p>http://ruian.linked.opendata.cz/resource/obce/595161</text:p>
          </table:table-cell>
          <table:table-cell office:value-type="string">
            <text:p>Zblovice</text:p>
          </table:table-cell>
        </table:table-row>
        <table:table-row table:style-name="ro1">
          <table:table-cell office:value-type="string">
            <text:p>http://ruian.linked.opendata.cz/resource/obce/570338</text:p>
          </table:table-cell>
          <table:table-cell office:value-type="string">
            <text:p>Zborov</text:p>
          </table:table-cell>
        </table:table-row>
        <table:table-row table:style-name="ro1">
          <table:table-cell office:value-type="string">
            <text:p>http://ruian.linked.opendata.cz/resource/obce/589187</text:p>
          </table:table-cell>
          <table:table-cell office:value-type="string">
            <text:p>Zborovice</text:p>
          </table:table-cell>
        </table:table-row>
        <table:table-row table:style-name="ro1">
          <table:table-cell office:value-type="string">
            <text:p>http://ruian.linked.opendata.cz/resource/obce/578312</text:p>
          </table:table-cell>
          <table:table-cell office:value-type="string">
            <text:p>Zborovy</text:p>
          </table:table-cell>
        </table:table-row>
        <table:table-row table:style-name="ro1">
          <table:table-cell office:value-type="string">
            <text:p>http://ruian.linked.opendata.cz/resource/obce/599697</text:p>
          </table:table-cell>
          <table:table-cell office:value-type="string">
            <text:p>Zbožíčko</text:p>
          </table:table-cell>
        </table:table-row>
        <table:table-row table:style-name="ro1">
          <table:table-cell office:value-type="string">
            <text:p>http://ruian.linked.opendata.cz/resource/obce/566977</text:p>
          </table:table-cell>
          <table:table-cell office:value-type="string">
            <text:p>Zbrašín</text:p>
          </table:table-cell>
        </table:table-row>
        <table:table-row table:style-name="ro1">
          <table:table-cell office:value-type="string">
            <text:p>http://ruian.linked.opendata.cz/resource/obce/584215</text:p>
          </table:table-cell>
          <table:table-cell office:value-type="string">
            <text:p>Zbraslav</text:p>
          </table:table-cell>
        </table:table-row>
        <table:table-row table:style-name="ro1">
          <table:table-cell office:value-type="string">
            <text:p>http://ruian.linked.opendata.cz/resource/obce/582727</text:p>
          </table:table-cell>
          <table:table-cell office:value-type="string">
            <text:p>Zbraslavec</text:p>
          </table:table-cell>
        </table:table-row>
        <table:table-row table:style-name="ro1">
          <table:table-cell office:value-type="string">
            <text:p>http://ruian.linked.opendata.cz/resource/obce/534617</text:p>
          </table:table-cell>
          <table:table-cell office:value-type="string">
            <text:p>Zbraslavice</text:p>
          </table:table-cell>
        </table:table-row>
        <table:table-row table:style-name="ro1">
          <table:table-cell office:value-type="string">
            <text:p>http://ruian.linked.opendata.cz/resource/obce/559661</text:p>
          </table:table-cell>
          <table:table-cell office:value-type="string">
            <text:p>Zbůch</text:p>
          </table:table-cell>
        </table:table-row>
        <table:table-row table:style-name="ro1">
          <table:table-cell office:value-type="string">
            <text:p>http://ruian.linked.opendata.cz/resource/obce/539872</text:p>
          </table:table-cell>
          <table:table-cell office:value-type="string">
            <text:p>Zbuzany</text:p>
          </table:table-cell>
        </table:table-row>
        <table:table-row table:style-name="ro1">
          <table:table-cell office:value-type="string">
            <text:p>http://ruian.linked.opendata.cz/resource/obce/568449</text:p>
          </table:table-cell>
          <table:table-cell office:value-type="string">
            <text:p>Zbyslavice</text:p>
          </table:table-cell>
        </table:table-row>
        <table:table-row table:style-name="ro1">
          <table:table-cell office:value-type="string">
            <text:p>http://ruian.linked.opendata.cz/resource/obce/534625</text:p>
          </table:table-cell>
          <table:table-cell office:value-type="string">
            <text:p>Zbýšov</text:p>
          </table:table-cell>
        </table:table-row>
        <table:table-row table:style-name="ro1">
          <table:table-cell office:value-type="string">
            <text:p>http://ruian.linked.opendata.cz/resource/obce/584223</text:p>
          </table:table-cell>
          <table:table-cell office:value-type="string">
            <text:p>Zbýšov</text:p>
          </table:table-cell>
        </table:table-row>
        <table:table-row table:style-name="ro1">
          <table:table-cell office:value-type="string">
            <text:p>http://ruian.linked.opendata.cz/resource/obce/593699</text:p>
          </table:table-cell>
          <table:table-cell office:value-type="string">
            <text:p>Zbýšov</text:p>
          </table:table-cell>
        </table:table-row>
        <table:table-row table:style-name="ro1">
          <table:table-cell office:value-type="string">
            <text:p>http://ruian.linked.opendata.cz/resource/obce/550701</text:p>
          </table:table-cell>
          <table:table-cell office:value-type="string">
            <text:p>Zbytiny</text:p>
          </table:table-cell>
        </table:table-row>
        <table:table-row table:style-name="ro1">
          <table:table-cell office:value-type="string">
            <text:p>http://ruian.linked.opendata.cz/resource/obce/513164</text:p>
          </table:table-cell>
          <table:table-cell office:value-type="string">
            <text:p>Ždánice</text:p>
          </table:table-cell>
        </table:table-row>
        <table:table-row table:style-name="ro1">
          <table:table-cell office:value-type="string">
            <text:p>http://ruian.linked.opendata.cz/resource/obce/586803</text:p>
          </table:table-cell>
          <table:table-cell office:value-type="string">
            <text:p>Ždánice</text:p>
          </table:table-cell>
        </table:table-row>
        <table:table-row table:style-name="ro1">
          <table:table-cell office:value-type="string">
            <text:p>http://ruian.linked.opendata.cz/resource/obce/597163</text:p>
          </table:table-cell>
          <table:table-cell office:value-type="string">
            <text:p>Ždánice</text:p>
          </table:table-cell>
        </table:table-row>
        <table:table-row table:style-name="ro1">
          <table:table-cell office:value-type="string">
            <text:p>http://ruian.linked.opendata.cz/resource/obce/554472</text:p>
          </table:table-cell>
          <table:table-cell office:value-type="string">
            <text:p>Ždánov</text:p>
          </table:table-cell>
        </table:table-row>
        <table:table-row table:style-name="ro1">
          <table:table-cell office:value-type="string">
            <text:p>http://ruian.linked.opendata.cz/resource/obce/529761</text:p>
          </table:table-cell>
          <table:table-cell office:value-type="string">
            <text:p>Žďár</text:p>
          </table:table-cell>
        </table:table-row>
        <table:table-row table:style-name="ro1">
          <table:table-cell office:value-type="string">
            <text:p>http://ruian.linked.opendata.cz/resource/obce/536971</text:p>
          </table:table-cell>
          <table:table-cell office:value-type="string">
            <text:p>Žďár</text:p>
          </table:table-cell>
        </table:table-row>
        <table:table-row table:style-name="ro1">
          <table:table-cell office:value-type="string">
            <text:p>http://ruian.linked.opendata.cz/resource/obce/582743</text:p>
          </table:table-cell>
          <table:table-cell office:value-type="string">
            <text:p>Žďár</text:p>
          </table:table-cell>
        </table:table-row>
        <table:table-row table:style-name="ro1">
          <table:table-cell office:value-type="string">
            <text:p>http://ruian.linked.opendata.cz/resource/obce/598518</text:p>
          </table:table-cell>
          <table:table-cell office:value-type="string">
            <text:p>Žďár</text:p>
          </table:table-cell>
        </table:table-row>
        <table:table-row table:style-name="ro1">
          <table:table-cell office:value-type="string">
            <text:p>http://ruian.linked.opendata.cz/resource/obce/598861</text:p>
          </table:table-cell>
          <table:table-cell office:value-type="string">
            <text:p>Žďár</text:p>
          </table:table-cell>
        </table:table-row>
        <table:table-row table:style-name="ro1">
          <table:table-cell office:value-type="string">
            <text:p>http://ruian.linked.opendata.cz/resource/obce/574686</text:p>
          </table:table-cell>
          <table:table-cell office:value-type="string">
            <text:p>Žďár nad Metují</text:p>
          </table:table-cell>
        </table:table-row>
        <table:table-row table:style-name="ro1">
          <table:table-cell office:value-type="string">
            <text:p>http://ruian.linked.opendata.cz/resource/obce/576956</text:p>
          </table:table-cell>
          <table:table-cell office:value-type="string">
            <text:p>Žďár nad Orlicí</text:p>
          </table:table-cell>
        </table:table-row>
        <table:table-row table:style-name="ro1">
          <table:table-cell office:value-type="string">
            <text:p>http://ruian.linked.opendata.cz/resource/obce/595209</text:p>
          </table:table-cell>
          <table:table-cell office:value-type="string">
            <text:p>Žďár nad Sázavou</text:p>
          </table:table-cell>
        </table:table-row>
        <table:table-row table:style-name="ro1">
          <table:table-cell office:value-type="string">
            <text:p>http://ruian.linked.opendata.cz/resource/obce/597171</text:p>
          </table:table-cell>
          <table:table-cell office:value-type="string">
            <text:p>Žďárec</text:p>
          </table:table-cell>
        </table:table-row>
        <table:table-row table:style-name="ro1">
          <table:table-cell office:value-type="string">
            <text:p>http://ruian.linked.opendata.cz/resource/obce/544604</text:p>
          </table:table-cell>
          <table:table-cell office:value-type="string">
            <text:p>Žďárek</text:p>
          </table:table-cell>
        </table:table-row>
        <table:table-row table:style-name="ro1">
          <table:table-cell office:value-type="string">
            <text:p>http://ruian.linked.opendata.cz/resource/obce/574694</text:p>
          </table:table-cell>
          <table:table-cell office:value-type="string">
            <text:p>Žďárky</text:p>
          </table:table-cell>
        </table:table-row>
        <table:table-row table:style-name="ro1">
          <table:table-cell office:value-type="string">
            <text:p>http://ruian.linked.opendata.cz/resource/obce/582751</text:p>
          </table:table-cell>
          <table:table-cell office:value-type="string">
            <text:p>Žďárná</text:p>
          </table:table-cell>
        </table:table-row>
        <table:table-row table:style-name="ro1">
          <table:table-cell office:value-type="string">
            <text:p>http://ruian.linked.opendata.cz/resource/obce/545244</text:p>
          </table:table-cell>
          <table:table-cell office:value-type="string">
            <text:p>Zděchov</text:p>
          </table:table-cell>
        </table:table-row>
        <table:table-row table:style-name="ro1">
          <table:table-cell office:value-type="string">
            <text:p>http://ruian.linked.opendata.cz/resource/obce/573744</text:p>
          </table:table-cell>
          <table:table-cell office:value-type="string">
            <text:p>Zdechovice</text:p>
          </table:table-cell>
        </table:table-row>
        <table:table-row table:style-name="ro1">
          <table:table-cell office:value-type="string">
            <text:p>http://ruian.linked.opendata.cz/resource/obce/576026</text:p>
          </table:table-cell>
          <table:table-cell office:value-type="string">
            <text:p>Zdechovice</text:p>
          </table:table-cell>
        </table:table-row>
        <table:table-row table:style-name="ro1">
          <table:table-cell office:value-type="string">
            <text:p>http://ruian.linked.opendata.cz/resource/obce/576930</text:p>
          </table:table-cell>
          <table:table-cell office:value-type="string">
            <text:p>Zdelov</text:p>
          </table:table-cell>
        </table:table-row>
        <table:table-row table:style-name="ro1">
          <table:table-cell office:value-type="string">
            <text:p>http://ruian.linked.opendata.cz/resource/obce/558583</text:p>
          </table:table-cell>
          <table:table-cell office:value-type="string">
            <text:p>Zdemyslice</text:p>
          </table:table-cell>
        </table:table-row>
        <table:table-row table:style-name="ro1">
          <table:table-cell office:value-type="string">
            <text:p>http://ruian.linked.opendata.cz/resource/obce/588245</text:p>
          </table:table-cell>
          <table:table-cell office:value-type="string">
            <text:p>Zdeňkov</text:p>
          </table:table-cell>
        </table:table-row>
        <table:table-row table:style-name="ro1">
          <table:table-cell office:value-type="string">
            <text:p>http://ruian.linked.opendata.cz/resource/obce/573876</text:p>
          </table:table-cell>
          <table:table-cell office:value-type="string">
            <text:p>Zderaz</text:p>
          </table:table-cell>
        </table:table-row>
        <table:table-row table:style-name="ro1">
          <table:table-cell office:value-type="string">
            <text:p>http://ruian.linked.opendata.cz/resource/obce/571814</text:p>
          </table:table-cell>
          <table:table-cell office:value-type="string">
            <text:p>Zdětín</text:p>
          </table:table-cell>
        </table:table-row>
        <table:table-row table:style-name="ro1">
          <table:table-cell office:value-type="string">
            <text:p>http://ruian.linked.opendata.cz/resource/obce/590223</text:p>
          </table:table-cell>
          <table:table-cell office:value-type="string">
            <text:p>Zdětín</text:p>
          </table:table-cell>
        </table:table-row>
        <table:table-row table:style-name="ro1">
          <table:table-cell office:value-type="string">
            <text:p>http://ruian.linked.opendata.cz/resource/obce/539058</text:p>
          </table:table-cell>
          <table:table-cell office:value-type="string">
            <text:p>Zdiby</text:p>
          </table:table-cell>
        </table:table-row>
        <table:table-row table:style-name="ro1">
          <table:table-cell office:value-type="string">
            <text:p>http://ruian.linked.opendata.cz/resource/obce/532011</text:p>
          </table:table-cell>
          <table:table-cell office:value-type="string">
            <text:p>Zdice</text:p>
          </table:table-cell>
        </table:table-row>
        <table:table-row table:style-name="ro1">
          <table:table-cell office:value-type="string">
            <text:p>http://ruian.linked.opendata.cz/resource/obce/550728</text:p>
          </table:table-cell>
          <table:table-cell office:value-type="string">
            <text:p>Zdíkov</text:p>
          </table:table-cell>
        </table:table-row>
        <table:table-row table:style-name="ro1">
          <table:table-cell office:value-type="string">
            <text:p>http://ruian.linked.opendata.cz/resource/obce/558605</text:p>
          </table:table-cell>
          <table:table-cell office:value-type="string">
            <text:p>Ždírec</text:p>
          </table:table-cell>
        </table:table-row>
        <table:table-row table:style-name="ro1">
          <table:table-cell office:value-type="string">
            <text:p>http://ruian.linked.opendata.cz/resource/obce/514195</text:p>
          </table:table-cell>
          <table:table-cell office:value-type="string">
            <text:p>Ždírec</text:p>
          </table:table-cell>
        </table:table-row>
        <table:table-row table:style-name="ro1">
          <table:table-cell office:value-type="string">
            <text:p>http://ruian.linked.opendata.cz/resource/obce/530662</text:p>
          </table:table-cell>
          <table:table-cell office:value-type="string">
            <text:p>Ždírec</text:p>
          </table:table-cell>
        </table:table-row>
        <table:table-row table:style-name="ro1">
          <table:table-cell office:value-type="string">
            <text:p>http://ruian.linked.opendata.cz/resource/obce/588288</text:p>
          </table:table-cell>
          <table:table-cell office:value-type="string">
            <text:p>Ždírec</text:p>
          </table:table-cell>
        </table:table-row>
        <table:table-row table:style-name="ro1">
          <table:table-cell office:value-type="string">
            <text:p>http://ruian.linked.opendata.cz/resource/obce/569780</text:p>
          </table:table-cell>
          <table:table-cell office:value-type="string">
            <text:p>Ždírec nad Doubravou</text:p>
          </table:table-cell>
        </table:table-row>
        <table:table-row table:style-name="ro1">
          <table:table-cell office:value-type="string">
            <text:p>http://ruian.linked.opendata.cz/resource/obce/564541</text:p>
          </table:table-cell>
          <table:table-cell office:value-type="string">
            <text:p>Zdislava</text:p>
          </table:table-cell>
        </table:table-row>
        <table:table-row table:style-name="ro1">
          <table:table-cell office:value-type="string">
            <text:p>http://ruian.linked.opendata.cz/resource/obce/531022</text:p>
          </table:table-cell>
          <table:table-cell office:value-type="string">
            <text:p>Zdislavice</text:p>
          </table:table-cell>
        </table:table-row>
        <table:table-row table:style-name="ro1">
          <table:table-cell office:value-type="string">
            <text:p>http://ruian.linked.opendata.cz/resource/obce/548847</text:p>
          </table:table-cell>
          <table:table-cell office:value-type="string">
            <text:p>Zdobín</text:p>
          </table:table-cell>
        </table:table-row>
        <table:table-row table:style-name="ro1">
          <table:table-cell office:value-type="string">
            <text:p>http://ruian.linked.opendata.cz/resource/obce/576948</text:p>
          </table:table-cell>
          <table:table-cell office:value-type="string">
            <text:p>Zdobnice</text:p>
          </table:table-cell>
        </table:table-row>
        <table:table-row table:style-name="ro1">
          <table:table-cell office:value-type="string">
            <text:p>http://ruian.linked.opendata.cz/resource/obce/589195</text:p>
          </table:table-cell>
          <table:table-cell office:value-type="string">
            <text:p>Zdounky</text:p>
          </table:table-cell>
        </table:table-row>
        <table:table-row table:style-name="ro1">
          <table:table-cell office:value-type="string">
            <text:p>http://ruian.linked.opendata.cz/resource/obce/513512</text:p>
          </table:table-cell>
          <table:table-cell office:value-type="string">
            <text:p>Zduchovice</text:p>
          </table:table-cell>
        </table:table-row>
        <table:table-row table:style-name="ro1">
          <table:table-cell office:value-type="string">
            <text:p>http://ruian.linked.opendata.cz/resource/obce/532029</text:p>
          </table:table-cell>
          <table:table-cell office:value-type="string">
            <text:p>Žebrák</text:p>
          </table:table-cell>
        </table:table-row>
        <table:table-row table:style-name="ro1">
          <table:table-cell office:value-type="string">
            <text:p>http://ruian.linked.opendata.cz/resource/obce/538035</text:p>
          </table:table-cell>
          <table:table-cell office:value-type="string">
            <text:p>Žehuň</text:p>
          </table:table-cell>
        </table:table-row>
        <table:table-row table:style-name="ro1">
          <table:table-cell office:value-type="string">
            <text:p>http://ruian.linked.opendata.cz/resource/obce/534650</text:p>
          </table:table-cell>
          <table:table-cell office:value-type="string">
            <text:p>Žehušice</text:p>
          </table:table-cell>
        </table:table-row>
        <table:table-row table:style-name="ro1">
          <table:table-cell office:value-type="string">
            <text:p>http://ruian.linked.opendata.cz/resource/obce/523640</text:p>
          </table:table-cell>
          <table:table-cell office:value-type="string">
            <text:p>Želatovice</text:p>
          </table:table-cell>
        </table:table-row>
        <table:table-row table:style-name="ro1">
          <table:table-cell office:value-type="string">
            <text:p>http://ruian.linked.opendata.cz/resource/obce/590240</text:p>
          </table:table-cell>
          <table:table-cell office:value-type="string">
            <text:p>Želeč</text:p>
          </table:table-cell>
        </table:table-row>
        <table:table-row table:style-name="ro1">
          <table:table-cell office:value-type="string">
            <text:p>http://ruian.linked.opendata.cz/resource/obce/553417</text:p>
          </table:table-cell>
          <table:table-cell office:value-type="string">
            <text:p>Želeč</text:p>
          </table:table-cell>
        </table:table-row>
        <table:table-row table:style-name="ro1">
          <table:table-cell office:value-type="string">
            <text:p>http://ruian.linked.opendata.cz/resource/obce/552399</text:p>
          </table:table-cell>
          <table:table-cell office:value-type="string">
            <text:p>Želechovice</text:p>
          </table:table-cell>
        </table:table-row>
        <table:table-row table:style-name="ro1">
          <table:table-cell office:value-type="string">
            <text:p>http://ruian.linked.opendata.cz/resource/obce/500011</text:p>
          </table:table-cell>
          <table:table-cell office:value-type="string">
            <text:p>Želechovice nad Dřevnicí</text:p>
          </table:table-cell>
        </table:table-row>
        <table:table-row table:style-name="ro1">
          <table:table-cell office:value-type="string">
            <text:p>http://ruian.linked.opendata.cz/resource/obce/593702</text:p>
          </table:table-cell>
          <table:table-cell office:value-type="string">
            <text:p>Zelená Hora</text:p>
          </table:table-cell>
        </table:table-row>
        <table:table-row table:style-name="ro1">
          <table:table-cell office:value-type="string">
            <text:p>http://ruian.linked.opendata.cz/resource/obce/539066</text:p>
          </table:table-cell>
          <table:table-cell office:value-type="string">
            <text:p>Zeleneč</text:p>
          </table:table-cell>
        </table:table-row>
        <table:table-row table:style-name="ro1">
          <table:table-cell office:value-type="string">
            <text:p>http://ruian.linked.opendata.cz/resource/obce/573183</text:p>
          </table:table-cell>
          <table:table-cell office:value-type="string">
            <text:p>Zelenecká Lhota</text:p>
          </table:table-cell>
        </table:table-row>
        <table:table-row table:style-name="ro1">
          <table:table-cell office:value-type="string">
            <text:p>http://ruian.linked.opendata.cz/resource/obce/599425</text:p>
          </table:table-cell>
          <table:table-cell office:value-type="string">
            <text:p>Želenice</text:p>
          </table:table-cell>
        </table:table-row>
        <table:table-row table:style-name="ro1">
          <table:table-cell office:value-type="string">
            <text:p>http://ruian.linked.opendata.cz/resource/obce/567426</text:p>
          </table:table-cell>
          <table:table-cell office:value-type="string">
            <text:p>Želenice</text:p>
          </table:table-cell>
        </table:table-row>
        <table:table-row table:style-name="ro1">
          <table:table-cell office:value-type="string">
            <text:p>http://ruian.linked.opendata.cz/resource/obce/584266</text:p>
          </table:table-cell>
          <table:table-cell office:value-type="string">
            <text:p>Želešice</text:p>
          </table:table-cell>
        </table:table-row>
        <table:table-row table:style-name="ro1">
          <table:table-cell office:value-type="string">
            <text:p>http://ruian.linked.opendata.cz/resource/obce/591998</text:p>
          </table:table-cell>
          <table:table-cell office:value-type="string">
            <text:p>Želetava</text:p>
          </table:table-cell>
        </table:table-row>
        <table:table-row table:style-name="ro1">
          <table:table-cell office:value-type="string">
            <text:p>http://ruian.linked.opendata.cz/resource/obce/586811</text:p>
          </table:table-cell>
          <table:table-cell office:value-type="string">
            <text:p>Želetice</text:p>
          </table:table-cell>
        </table:table-row>
        <table:table-row table:style-name="ro1">
          <table:table-cell office:value-type="string">
            <text:p>http://ruian.linked.opendata.cz/resource/obce/595179</text:p>
          </table:table-cell>
          <table:table-cell office:value-type="string">
            <text:p>Želetice</text:p>
          </table:table-cell>
        </table:table-row>
        <table:table-row table:style-name="ro1">
          <table:table-cell office:value-type="string">
            <text:p>http://ruian.linked.opendata.cz/resource/obce/599417</text:p>
          </table:table-cell>
          <table:table-cell office:value-type="string">
            <text:p>Železná</text:p>
          </table:table-cell>
        </table:table-row>
        <table:table-row table:style-name="ro1">
          <table:table-cell office:value-type="string">
            <text:p>http://ruian.linked.opendata.cz/resource/obce/557528</text:p>
          </table:table-cell>
          <table:table-cell office:value-type="string">
            <text:p>Železná Ruda</text:p>
          </table:table-cell>
        </table:table-row>
        <table:table-row table:style-name="ro1">
          <table:table-cell office:value-type="string">
            <text:p>http://ruian.linked.opendata.cz/resource/obce/584274</text:p>
          </table:table-cell>
          <table:table-cell office:value-type="string">
            <text:p>Železné</text:p>
          </table:table-cell>
        </table:table-row>
        <table:table-row table:style-name="ro1">
          <table:table-cell office:value-type="string">
            <text:p>http://ruian.linked.opendata.cz/resource/obce/573825</text:p>
          </table:table-cell>
          <table:table-cell office:value-type="string">
            <text:p>Železnice</text:p>
          </table:table-cell>
        </table:table-row>
        <table:table-row table:style-name="ro1">
          <table:table-cell office:value-type="string">
            <text:p>http://ruian.linked.opendata.cz/resource/obce/563871</text:p>
          </table:table-cell>
          <table:table-cell office:value-type="string">
            <text:p>Železný Brod</text:p>
          </table:table-cell>
        </table:table-row>
        <table:table-row table:style-name="ro1">
          <table:table-cell office:value-type="string">
            <text:p>http://ruian.linked.opendata.cz/resource/obce/549215</text:p>
          </table:table-cell>
          <table:table-cell office:value-type="string">
            <text:p>Želiv</text:p>
          </table:table-cell>
        </table:table-row>
        <table:table-row table:style-name="ro1">
          <table:table-cell office:value-type="string">
            <text:p>http://ruian.linked.opendata.cz/resource/obce/572195</text:p>
          </table:table-cell>
          <table:table-cell office:value-type="string">
            <text:p>Želivsko</text:p>
          </table:table-cell>
        </table:table-row>
        <table:table-row table:style-name="ro1">
          <table:table-cell office:value-type="string">
            <text:p>http://ruian.linked.opendata.cz/resource/obce/535397</text:p>
          </table:table-cell>
          <table:table-cell office:value-type="string">
            <text:p>Želízy</text:p>
          </table:table-cell>
        </table:table-row>
        <table:table-row table:style-name="ro1">
          <table:table-cell office:value-type="string">
            <text:p>http://ruian.linked.opendata.cz/resource/obce/530565</text:p>
          </table:table-cell>
          <table:table-cell office:value-type="string">
            <text:p>Želkovice</text:p>
          </table:table-cell>
        </table:table-row>
        <table:table-row table:style-name="ro1">
          <table:table-cell office:value-type="string">
            <text:p>http://ruian.linked.opendata.cz/resource/obce/550761</text:p>
          </table:table-cell>
          <table:table-cell office:value-type="string">
            <text:p>Želnava</text:p>
          </table:table-cell>
        </table:table-row>
        <table:table-row table:style-name="ro1">
          <table:table-cell office:value-type="string">
            <text:p>http://ruian.linked.opendata.cz/resource/obce/558591</text:p>
          </table:table-cell>
          <table:table-cell office:value-type="string">
            <text:p>Zemětice</text:p>
          </table:table-cell>
        </table:table-row>
        <table:table-row table:style-name="ro1">
          <table:table-cell office:value-type="string">
            <text:p>http://ruian.linked.opendata.cz/resource/obce/568732</text:p>
          </table:table-cell>
          <table:table-cell office:value-type="string">
            <text:p>Ženklava</text:p>
          </table:table-cell>
        </table:table-row>
        <table:table-row table:style-name="ro1">
          <table:table-cell office:value-type="string">
            <text:p>http://ruian.linked.opendata.cz/resource/obce/589233</text:p>
          </table:table-cell>
          <table:table-cell office:value-type="string">
            <text:p>Žeranovice</text:p>
          </table:table-cell>
        </table:table-row>
        <table:table-row table:style-name="ro1">
          <table:table-cell office:value-type="string">
            <text:p>http://ruian.linked.opendata.cz/resource/obce/586820</text:p>
          </table:table-cell>
          <table:table-cell office:value-type="string">
            <text:p>Žeravice</text:p>
          </table:table-cell>
        </table:table-row>
        <table:table-row table:style-name="ro1">
          <table:table-cell office:value-type="string">
            <text:p>http://ruian.linked.opendata.cz/resource/obce/586838</text:p>
          </table:table-cell>
          <table:table-cell office:value-type="string">
            <text:p>Žeraviny</text:p>
          </table:table-cell>
        </table:table-row>
        <table:table-row table:style-name="ro1">
          <table:table-cell office:value-type="string">
            <text:p>http://ruian.linked.opendata.cz/resource/obce/536989</text:p>
          </table:table-cell>
          <table:table-cell office:value-type="string">
            <text:p>Žerčice</text:p>
          </table:table-cell>
        </table:table-row>
        <table:table-row table:style-name="ro1">
          <table:table-cell office:value-type="string">
            <text:p>http://ruian.linked.opendata.cz/resource/obce/573833</text:p>
          </table:table-cell>
          <table:table-cell office:value-type="string">
            <text:p>Žeretice</text:p>
          </table:table-cell>
        </table:table-row>
        <table:table-row table:style-name="ro1">
          <table:table-cell office:value-type="string">
            <text:p>http://ruian.linked.opendata.cz/resource/obce/568163</text:p>
          </table:table-cell>
          <table:table-cell office:value-type="string">
            <text:p>Žermanice</text:p>
          </table:table-cell>
        </table:table-row>
        <table:table-row table:style-name="ro1">
          <table:table-cell office:value-type="string">
            <text:p>http://ruian.linked.opendata.cz/resource/obce/574708</text:p>
          </table:table-cell>
          <table:table-cell office:value-type="string">
            <text:p>Žernov</text:p>
          </table:table-cell>
        </table:table-row>
        <table:table-row table:style-name="ro1">
          <table:table-cell office:value-type="string">
            <text:p>http://ruian.linked.opendata.cz/resource/obce/577723</text:p>
          </table:table-cell>
          <table:table-cell office:value-type="string">
            <text:p>Žernov</text:p>
          </table:table-cell>
        </table:table-row>
        <table:table-row table:style-name="ro1">
          <table:table-cell office:value-type="string">
            <text:p>http://ruian.linked.opendata.cz/resource/obce/537209</text:p>
          </table:table-cell>
          <table:table-cell office:value-type="string">
            <text:p>Žernovice</text:p>
          </table:table-cell>
        </table:table-row>
        <table:table-row table:style-name="ro1">
          <table:table-cell office:value-type="string">
            <text:p>http://ruian.linked.opendata.cz/resource/obce/582760</text:p>
          </table:table-cell>
          <table:table-cell office:value-type="string">
            <text:p>Žernovník</text:p>
          </table:table-cell>
        </table:table-row>
        <table:table-row table:style-name="ro1">
          <table:table-cell office:value-type="string">
            <text:p>http://ruian.linked.opendata.cz/resource/obce/595187</text:p>
          </table:table-cell>
          <table:table-cell office:value-type="string">
            <text:p>Žerotice</text:p>
          </table:table-cell>
        </table:table-row>
        <table:table-row table:style-name="ro1">
          <table:table-cell office:value-type="string">
            <text:p>http://ruian.linked.opendata.cz/resource/obce/543012</text:p>
          </table:table-cell>
          <table:table-cell office:value-type="string">
            <text:p>Žerotín</text:p>
          </table:table-cell>
        </table:table-row>
        <table:table-row table:style-name="ro1">
          <table:table-cell office:value-type="string">
            <text:p>http://ruian.linked.opendata.cz/resource/obce/505862</text:p>
          </table:table-cell>
          <table:table-cell office:value-type="string">
            <text:p>Žerotín</text:p>
          </table:table-cell>
        </table:table-row>
        <table:table-row table:style-name="ro1">
          <table:table-cell office:value-type="string">
            <text:p>http://ruian.linked.opendata.cz/resource/obce/595195</text:p>
          </table:table-cell>
          <table:table-cell office:value-type="string">
            <text:p>Žerůtky</text:p>
          </table:table-cell>
        </table:table-row>
        <table:table-row table:style-name="ro1">
          <table:table-cell office:value-type="string">
            <text:p>http://ruian.linked.opendata.cz/resource/obce/582778</text:p>
          </table:table-cell>
          <table:table-cell office:value-type="string">
            <text:p>Žerůtky</text:p>
          </table:table-cell>
        </table:table-row>
        <table:table-row table:style-name="ro1">
          <table:table-cell office:value-type="string">
            <text:p>http://ruian.linked.opendata.cz/resource/obce/541460</text:p>
          </table:table-cell>
          <table:table-cell office:value-type="string">
            <text:p>Zhoř</text:p>
          </table:table-cell>
        </table:table-row>
        <table:table-row table:style-name="ro1">
          <table:table-cell office:value-type="string">
            <text:p>http://ruian.linked.opendata.cz/resource/obce/550060</text:p>
          </table:table-cell>
          <table:table-cell office:value-type="string">
            <text:p>Zhoř</text:p>
          </table:table-cell>
        </table:table-row>
        <table:table-row table:style-name="ro1">
          <table:table-cell office:value-type="string">
            <text:p>http://ruian.linked.opendata.cz/resource/obce/588253</text:p>
          </table:table-cell>
          <table:table-cell office:value-type="string">
            <text:p>Zhoř</text:p>
          </table:table-cell>
        </table:table-row>
        <table:table-row table:style-name="ro1">
          <table:table-cell office:value-type="string">
            <text:p>http://ruian.linked.opendata.cz/resource/obce/582735</text:p>
          </table:table-cell>
          <table:table-cell office:value-type="string">
            <text:p>Zhoř</text:p>
          </table:table-cell>
        </table:table-row>
        <table:table-row table:style-name="ro1">
          <table:table-cell office:value-type="string">
            <text:p>http://ruian.linked.opendata.cz/resource/obce/599034</text:p>
          </table:table-cell>
          <table:table-cell office:value-type="string">
            <text:p>Zhoř u Mladé Vožice</text:p>
          </table:table-cell>
        </table:table-row>
        <table:table-row table:style-name="ro1">
          <table:table-cell office:value-type="string">
            <text:p>http://ruian.linked.opendata.cz/resource/obce/560430</text:p>
          </table:table-cell>
          <table:table-cell office:value-type="string">
            <text:p>Zhoř u Tábora</text:p>
          </table:table-cell>
        </table:table-row>
        <table:table-row table:style-name="ro1">
          <table:table-cell office:value-type="string">
            <text:p>http://ruian.linked.opendata.cz/resource/obce/561363</text:p>
          </table:table-cell>
          <table:table-cell office:value-type="string">
            <text:p>Zhořec</text:p>
          </table:table-cell>
        </table:table-row>
        <table:table-row table:style-name="ro1">
          <table:table-cell office:value-type="string">
            <text:p>http://ruian.linked.opendata.cz/resource/obce/581275</text:p>
          </table:table-cell>
          <table:table-cell office:value-type="string">
            <text:p>Žichlínek</text:p>
          </table:table-cell>
        </table:table-row>
        <table:table-row table:style-name="ro1">
          <table:table-cell office:value-type="string">
            <text:p>http://ruian.linked.opendata.cz/resource/obce/571423</text:p>
          </table:table-cell>
          <table:table-cell office:value-type="string">
            <text:p>Zichovec</text:p>
          </table:table-cell>
        </table:table-row>
        <table:table-row table:style-name="ro1">
          <table:table-cell office:value-type="string">
            <text:p>http://ruian.linked.opendata.cz/resource/obce/557544</text:p>
          </table:table-cell>
          <table:table-cell office:value-type="string">
            <text:p>Žichovice</text:p>
          </table:table-cell>
        </table:table-row>
        <table:table-row table:style-name="ro1">
          <table:table-cell office:value-type="string">
            <text:p>http://ruian.linked.opendata.cz/resource/obce/584282</text:p>
          </table:table-cell>
          <table:table-cell office:value-type="string">
            <text:p>Židlochovice</text:p>
          </table:table-cell>
        </table:table-row>
        <table:table-row table:style-name="ro1">
          <table:table-cell office:value-type="string">
            <text:p>http://ruian.linked.opendata.cz/resource/obce/536997</text:p>
          </table:table-cell>
          <table:table-cell office:value-type="string">
            <text:p>Židněves</text:p>
          </table:table-cell>
        </table:table-row>
        <table:table-row table:style-name="ro1">
          <table:table-cell office:value-type="string">
            <text:p>http://ruian.linked.opendata.cz/resource/obce/565954</text:p>
          </table:table-cell>
          <table:table-cell office:value-type="string">
            <text:p>Židovice</text:p>
          </table:table-cell>
        </table:table-row>
        <table:table-row table:style-name="ro1">
          <table:table-cell office:value-type="string">
            <text:p>http://ruian.linked.opendata.cz/resource/obce/573841</text:p>
          </table:table-cell>
          <table:table-cell office:value-type="string">
            <text:p>Židovice</text:p>
          </table:table-cell>
        </table:table-row>
        <table:table-row table:style-name="ro1">
          <table:table-cell office:value-type="string">
            <text:p>http://ruian.linked.opendata.cz/resource/obce/559695</text:p>
          </table:table-cell>
          <table:table-cell office:value-type="string">
            <text:p>Žihle</text:p>
          </table:table-cell>
        </table:table-row>
        <table:table-row table:style-name="ro1">
          <table:table-cell office:value-type="string">
            <text:p>http://ruian.linked.opendata.cz/resource/obce/557536</text:p>
          </table:table-cell>
          <table:table-cell office:value-type="string">
            <text:p>Žihobce</text:p>
          </table:table-cell>
        </table:table-row>
        <table:table-row table:style-name="ro1">
          <table:table-cell office:value-type="string">
            <text:p>http://ruian.linked.opendata.cz/resource/obce/533149</text:p>
          </table:table-cell>
          <table:table-cell office:value-type="string">
            <text:p>Žilina</text:p>
          </table:table-cell>
        </table:table-row>
        <table:table-row table:style-name="ro1">
          <table:table-cell office:value-type="string">
            <text:p>http://ruian.linked.opendata.cz/resource/obce/559709</text:p>
          </table:table-cell>
          <table:table-cell office:value-type="string">
            <text:p>Žilov</text:p>
          </table:table-cell>
        </table:table-row>
        <table:table-row table:style-name="ro1">
          <table:table-cell office:value-type="string">
            <text:p>http://ruian.linked.opendata.cz/resource/obce/567884</text:p>
          </table:table-cell>
          <table:table-cell office:value-type="string">
            <text:p>Žim</text:p>
          </table:table-cell>
        </table:table-row>
        <table:table-row table:style-name="ro1">
          <table:table-cell office:value-type="string">
            <text:p>http://ruian.linked.opendata.cz/resource/obce/545384</text:p>
          </table:table-cell>
          <table:table-cell office:value-type="string">
            <text:p>Žimutice</text:p>
          </table:table-cell>
        </table:table-row>
        <table:table-row table:style-name="ro1">
          <table:table-cell office:value-type="string">
            <text:p>http://ruian.linked.opendata.cz/resource/obce/558630</text:p>
          </table:table-cell>
          <table:table-cell office:value-type="string">
            <text:p>Žinkovy</text:p>
          </table:table-cell>
        </table:table-row>
        <table:table-row table:style-name="ro1">
          <table:table-cell office:value-type="string">
            <text:p>http://ruian.linked.opendata.cz/resource/obce/561908</text:p>
          </table:table-cell>
          <table:table-cell office:value-type="string">
            <text:p>Žirov</text:p>
          </table:table-cell>
        </table:table-row>
        <table:table-row table:style-name="ro1">
          <table:table-cell office:value-type="string">
            <text:p>http://ruian.linked.opendata.cz/resource/obce/549231</text:p>
          </table:table-cell>
          <table:table-cell office:value-type="string">
            <text:p>Žirovnice</text:p>
          </table:table-cell>
        </table:table-row>
        <table:table-row table:style-name="ro1">
          <table:table-cell office:value-type="string">
            <text:p>http://ruian.linked.opendata.cz/resource/obce/563897</text:p>
          </table:table-cell>
          <table:table-cell office:value-type="string">
            <text:p>Žíšov</text:p>
          </table:table-cell>
        </table:table-row>
        <table:table-row table:style-name="ro1">
          <table:table-cell office:value-type="string">
            <text:p>http://ruian.linked.opendata.cz/resource/obce/565962</text:p>
          </table:table-cell>
          <table:table-cell office:value-type="string">
            <text:p>Žitenice</text:p>
          </table:table-cell>
        </table:table-row>
        <table:table-row table:style-name="ro1">
          <table:table-cell office:value-type="string">
            <text:p>http://ruian.linked.opendata.cz/resource/obce/592871</text:p>
          </table:table-cell>
          <table:table-cell office:value-type="string">
            <text:p>Žítková</text:p>
          </table:table-cell>
        </table:table-row>
        <table:table-row table:style-name="ro1">
          <table:table-cell office:value-type="string">
            <text:p>http://ruian.linked.opendata.cz/resource/obce/503410</text:p>
          </table:table-cell>
          <table:table-cell office:value-type="string">
            <text:p>Žitovlice</text:p>
          </table:table-cell>
        </table:table-row>
        <table:table-row table:style-name="ro1">
          <table:table-cell office:value-type="string">
            <text:p>http://ruian.linked.opendata.cz/resource/obce/576051</text:p>
          </table:table-cell>
          <table:table-cell office:value-type="string">
            <text:p>Živanice</text:p>
          </table:table-cell>
        </table:table-row>
        <table:table-row table:style-name="ro1">
          <table:table-cell office:value-type="string">
            <text:p>http://ruian.linked.opendata.cz/resource/obce/540137</text:p>
          </table:table-cell>
          <table:table-cell office:value-type="string">
            <text:p>Životice</text:p>
          </table:table-cell>
        </table:table-row>
        <table:table-row table:style-name="ro1">
          <table:table-cell office:value-type="string">
            <text:p>http://ruian.linked.opendata.cz/resource/obce/547000</text:p>
          </table:table-cell>
          <table:table-cell office:value-type="string">
            <text:p>Životice u Nového Jičína</text:p>
          </table:table-cell>
        </table:table-row>
        <table:table-row table:style-name="ro1">
          <table:table-cell office:value-type="string">
            <text:p>http://ruian.linked.opendata.cz/resource/obce/533947</text:p>
          </table:table-cell>
          <table:table-cell office:value-type="string">
            <text:p>Žiželice</text:p>
          </table:table-cell>
        </table:table-row>
        <table:table-row table:style-name="ro1">
          <table:table-cell office:value-type="string">
            <text:p>http://ruian.linked.opendata.cz/resource/obce/567019</text:p>
          </table:table-cell>
          <table:table-cell office:value-type="string">
            <text:p>Žiželice</text:p>
          </table:table-cell>
        </table:table-row>
        <table:table-row table:style-name="ro1">
          <table:table-cell office:value-type="string">
            <text:p>http://ruian.linked.opendata.cz/resource/obce/533157</text:p>
          </table:table-cell>
          <table:table-cell office:value-type="string">
            <text:p>Žižice</text:p>
          </table:table-cell>
        </table:table-row>
        <table:table-row table:style-name="ro1">
          <table:table-cell office:value-type="string">
            <text:p>http://ruian.linked.opendata.cz/resource/obce/569801</text:p>
          </table:table-cell>
          <table:table-cell office:value-type="string">
            <text:p>Žižkovo Pole</text:p>
          </table:table-cell>
        </table:table-row>
        <table:table-row table:style-name="ro1">
          <table:table-cell office:value-type="string">
            <text:p>http://ruian.linked.opendata.cz/resource/obce/592854</text:p>
          </table:table-cell>
          <table:table-cell office:value-type="string">
            <text:p>Zlámanec</text:p>
          </table:table-cell>
        </table:table-row>
        <table:table-row table:style-name="ro1">
          <table:table-cell office:value-type="string">
            <text:p>http://ruian.linked.opendata.cz/resource/obce/513644</text:p>
          </table:table-cell>
          <table:table-cell office:value-type="string">
            <text:p>Zlatá</text:p>
          </table:table-cell>
        </table:table-row>
        <table:table-row table:style-name="ro1">
          <table:table-cell office:value-type="string">
            <text:p>http://ruian.linked.opendata.cz/resource/obce/545864</text:p>
          </table:table-cell>
          <table:table-cell office:value-type="string">
            <text:p>Zlatá Koruna</text:p>
          </table:table-cell>
        </table:table-row>
        <table:table-row table:style-name="ro1">
          <table:table-cell office:value-type="string">
            <text:p>http://ruian.linked.opendata.cz/resource/obce/563862</text:p>
          </table:table-cell>
          <table:table-cell office:value-type="string">
            <text:p>Zlatá Olešnice</text:p>
          </table:table-cell>
        </table:table-row>
        <table:table-row table:style-name="ro1">
          <table:table-cell office:value-type="string">
            <text:p>http://ruian.linked.opendata.cz/resource/obce/579866</text:p>
          </table:table-cell>
          <table:table-cell office:value-type="string">
            <text:p>Zlatá Olešnice</text:p>
          </table:table-cell>
        </table:table-row>
        <table:table-row table:style-name="ro1">
          <table:table-cell office:value-type="string">
            <text:p>http://ruian.linked.opendata.cz/resource/obce/597996</text:p>
          </table:table-cell>
          <table:table-cell office:value-type="string">
            <text:p>Zlaté Hory</text:p>
          </table:table-cell>
        </table:table-row>
        <table:table-row table:style-name="ro1">
          <table:table-cell office:value-type="string">
            <text:p>http://ruian.linked.opendata.cz/resource/obce/598666</text:p>
          </table:table-cell>
          <table:table-cell office:value-type="string">
            <text:p>Zlátenka</text:p>
          </table:table-cell>
        </table:table-row>
        <table:table-row table:style-name="ro1">
          <table:table-cell office:value-type="string">
            <text:p>http://ruian.linked.opendata.cz/resource/obce/539881</text:p>
          </table:table-cell>
          <table:table-cell office:value-type="string">
            <text:p>Zlatníky-Hodkovice</text:p>
          </table:table-cell>
        </table:table-row>
        <table:table-row table:style-name="ro1">
          <table:table-cell office:value-type="string">
            <text:p>http://ruian.linked.opendata.cz/resource/obce/574091</text:p>
          </table:table-cell>
          <table:table-cell office:value-type="string">
            <text:p>Žlebské Chvalovice</text:p>
          </table:table-cell>
        </table:table-row>
        <table:table-row table:style-name="ro1">
          <table:table-cell office:value-type="string">
            <text:p>http://ruian.linked.opendata.cz/resource/obce/534668</text:p>
          </table:table-cell>
          <table:table-cell office:value-type="string">
            <text:p>Žleby</text:p>
          </table:table-cell>
        </table:table-row>
        <table:table-row table:style-name="ro1">
          <table:table-cell office:value-type="string">
            <text:p>http://ruian.linked.opendata.cz/resource/obce/592862</text:p>
          </table:table-cell>
          <table:table-cell office:value-type="string">
            <text:p>Zlechov</text:p>
          </table:table-cell>
        </table:table-row>
        <table:table-row table:style-name="ro1">
          <table:table-cell office:value-type="string">
            <text:p>http://ruian.linked.opendata.cz/resource/obce/585068</text:p>
          </table:table-cell>
          <table:table-cell office:value-type="string">
            <text:p>Zlín</text:p>
          </table:table-cell>
        </table:table-row>
        <table:table-row table:style-name="ro1">
          <table:table-cell office:value-type="string">
            <text:p>http://ruian.linked.opendata.cz/resource/obce/545341</text:p>
          </table:table-cell>
          <table:table-cell office:value-type="string">
            <text:p>Zliv</text:p>
          </table:table-cell>
        </table:table-row>
        <table:table-row table:style-name="ro1">
          <table:table-cell office:value-type="string">
            <text:p>http://ruian.linked.opendata.cz/resource/obce/589217</text:p>
          </table:table-cell>
          <table:table-cell office:value-type="string">
            <text:p>Zlobice</text:p>
          </table:table-cell>
        </table:table-row>
        <table:table-row table:style-name="ro1">
          <table:table-cell office:value-type="string">
            <text:p>http://ruian.linked.opendata.cz/resource/obce/531511</text:p>
          </table:table-cell>
          <table:table-cell office:value-type="string">
            <text:p>Zlončice</text:p>
          </table:table-cell>
        </table:table-row>
        <table:table-row table:style-name="ro1">
          <table:table-cell office:value-type="string">
            <text:p>http://ruian.linked.opendata.cz/resource/obce/533114</text:p>
          </table:table-cell>
          <table:table-cell office:value-type="string">
            <text:p>Zlonice</text:p>
          </table:table-cell>
        </table:table-row>
        <table:table-row table:style-name="ro1">
          <table:table-cell office:value-type="string">
            <text:p>http://ruian.linked.opendata.cz/resource/obce/539082</text:p>
          </table:table-cell>
          <table:table-cell office:value-type="string">
            <text:p>Zlonín</text:p>
          </table:table-cell>
        </table:table-row>
        <table:table-row table:style-name="ro1">
          <table:table-cell office:value-type="string">
            <text:p>http://ruian.linked.opendata.cz/resource/obce/535389</text:p>
          </table:table-cell>
          <table:table-cell office:value-type="string">
            <text:p>Zlosyň</text:p>
          </table:table-cell>
        </table:table-row>
        <table:table-row table:style-name="ro1">
          <table:table-cell office:value-type="string">
            <text:p>http://ruian.linked.opendata.cz/resource/obce/599271</text:p>
          </table:table-cell>
          <table:table-cell office:value-type="string">
            <text:p>Zlukov</text:p>
          </table:table-cell>
        </table:table-row>
        <table:table-row table:style-name="ro1">
          <table:table-cell office:value-type="string">
            <text:p>http://ruian.linked.opendata.cz/resource/obce/573850</text:p>
          </table:table-cell>
          <table:table-cell office:value-type="string">
            <text:p>Žlunice</text:p>
          </table:table-cell>
        </table:table-row>
        <table:table-row table:style-name="ro1">
          <table:table-cell office:value-type="string">
            <text:p>http://ruian.linked.opendata.cz/resource/obce/586013</text:p>
          </table:table-cell>
          <table:table-cell office:value-type="string">
            <text:p>Žlutava</text:p>
          </table:table-cell>
        </table:table-row>
        <table:table-row table:style-name="ro1">
          <table:table-cell office:value-type="string">
            <text:p>http://ruian.linked.opendata.cz/resource/obce/555762</text:p>
          </table:table-cell>
          <table:table-cell office:value-type="string">
            <text:p>Žlutice</text:p>
          </table:table-cell>
        </table:table-row>
        <table:table-row table:style-name="ro1">
          <table:table-cell office:value-type="string">
            <text:p>http://ruian.linked.opendata.cz/resource/obce/597139</text:p>
          </table:table-cell>
          <table:table-cell office:value-type="string">
            <text:p>Znětínek</text:p>
          </table:table-cell>
        </table:table-row>
        <table:table-row table:style-name="ro1">
          <table:table-cell office:value-type="string">
            <text:p>http://ruian.linked.opendata.cz/resource/obce/593711</text:p>
          </table:table-cell>
          <table:table-cell office:value-type="string">
            <text:p>Znojmo</text:p>
          </table:table-cell>
        </table:table-row>
        <table:table-row table:style-name="ro1">
          <table:table-cell office:value-type="string">
            <text:p>http://ruian.linked.opendata.cz/resource/obce/534633</text:p>
          </table:table-cell>
          <table:table-cell office:value-type="string">
            <text:p>Zruč nad Sázavou</text:p>
          </table:table-cell>
        </table:table-row>
        <table:table-row table:style-name="ro1">
          <table:table-cell office:value-type="string">
            <text:p>http://ruian.linked.opendata.cz/resource/obce/559679</text:p>
          </table:table-cell>
          <table:table-cell office:value-type="string">
            <text:p>Zruč-Senec</text:p>
          </table:table-cell>
        </table:table-row>
        <table:table-row table:style-name="ro1">
          <table:table-cell office:value-type="string">
            <text:p>http://ruian.linked.opendata.cz/resource/obce/545872</text:p>
          </table:table-cell>
          <table:table-cell office:value-type="string">
            <text:p>Zubčice</text:p>
          </table:table-cell>
        </table:table-row>
        <table:table-row table:style-name="ro1">
          <table:table-cell office:value-type="string">
            <text:p>http://ruian.linked.opendata.cz/resource/obce/545252</text:p>
          </table:table-cell>
          <table:table-cell office:value-type="string">
            <text:p>Zubří</text:p>
          </table:table-cell>
        </table:table-row>
        <table:table-row table:style-name="ro1">
          <table:table-cell office:value-type="string">
            <text:p>http://ruian.linked.opendata.cz/resource/obce/597147</text:p>
          </table:table-cell>
          <table:table-cell office:value-type="string">
            <text:p>Zubří</text:p>
          </table:table-cell>
        </table:table-row>
        <table:table-row table:style-name="ro1">
          <table:table-cell office:value-type="string">
            <text:p>http://ruian.linked.opendata.cz/resource/obce/568384</text:p>
          </table:table-cell>
          <table:table-cell office:value-type="string">
            <text:p>Zubrnice</text:p>
          </table:table-cell>
        </table:table-row>
        <table:table-row table:style-name="ro1">
          <table:table-cell office:value-type="string">
            <text:p>http://ruian.linked.opendata.cz/resource/obce/541575</text:p>
          </table:table-cell>
          <table:table-cell office:value-type="string">
            <text:p>Žulová</text:p>
          </table:table-cell>
        </table:table-row>
        <table:table-row table:style-name="ro1">
          <table:table-cell office:value-type="string">
            <text:p>http://ruian.linked.opendata.cz/resource/obce/572641</text:p>
          </table:table-cell>
          <table:table-cell office:value-type="string">
            <text:p>Žumberk</text:p>
          </table:table-cell>
        </table:table-row>
        <table:table-row table:style-name="ro1">
          <table:table-cell office:value-type="string">
            <text:p>http://ruian.linked.opendata.cz/resource/obce/564338</text:p>
          </table:table-cell>
          <table:table-cell office:value-type="string">
            <text:p>Županovice</text:p>
          </table:table-cell>
        </table:table-row>
        <table:table-row table:style-name="ro1">
          <table:table-cell office:value-type="string">
            <text:p>http://ruian.linked.opendata.cz/resource/obce/562424</text:p>
          </table:table-cell>
          <table:table-cell office:value-type="string">
            <text:p>Županovice</text:p>
          </table:table-cell>
        </table:table-row>
        <table:table-row table:style-name="ro1">
          <table:table-cell office:value-type="string">
            <text:p>http://ruian.linked.opendata.cz/resource/obce/539091</text:p>
          </table:table-cell>
          <table:table-cell office:value-type="string">
            <text:p>Zvánovice</text:p>
          </table:table-cell>
        </table:table-row>
        <table:table-row table:style-name="ro1">
          <table:table-cell office:value-type="string">
            <text:p>http://ruian.linked.opendata.cz/resource/obce/534862</text:p>
          </table:table-cell>
          <table:table-cell office:value-type="string">
            <text:p>Zvěřínek</text:p>
          </table:table-cell>
        </table:table-row>
        <table:table-row table:style-name="ro1">
          <table:table-cell office:value-type="string">
            <text:p>http://ruian.linked.opendata.cz/resource/obce/591980</text:p>
          </table:table-cell>
          <table:table-cell office:value-type="string">
            <text:p>Zvěrkovice</text:p>
          </table:table-cell>
        </table:table-row>
        <table:table-row table:style-name="ro1">
          <table:table-cell office:value-type="string">
            <text:p>http://ruian.linked.opendata.cz/resource/obce/553409</text:p>
          </table:table-cell>
          <table:table-cell office:value-type="string">
            <text:p>Zvěrotice</text:p>
          </table:table-cell>
        </table:table-row>
        <table:table-row table:style-name="ro1">
          <table:table-cell office:value-type="string">
            <text:p>http://ruian.linked.opendata.cz/resource/obce/531049</text:p>
          </table:table-cell>
          <table:table-cell office:value-type="string">
            <text:p>Zvěstov</text:p>
          </table:table-cell>
        </table:table-row>
        <table:table-row table:style-name="ro1">
          <table:table-cell office:value-type="string">
            <text:p>http://ruian.linked.opendata.cz/resource/obce/548626</text:p>
          </table:table-cell>
          <table:table-cell office:value-type="string">
            <text:p>Zvěstovice</text:p>
          </table:table-cell>
        </table:table-row>
        <table:table-row table:style-name="ro1">
          <table:table-cell office:value-type="string">
            <text:p>http://ruian.linked.opendata.cz/resource/obce/535591</text:p>
          </table:table-cell>
          <table:table-cell office:value-type="string">
            <text:p>Zvíkov</text:p>
          </table:table-cell>
        </table:table-row>
        <table:table-row table:style-name="ro1">
          <table:table-cell office:value-type="string">
            <text:p>http://ruian.linked.opendata.cz/resource/obce/536237</text:p>
          </table:table-cell>
          <table:table-cell office:value-type="string">
            <text:p>Zvíkov</text:p>
          </table:table-cell>
        </table:table-row>
        <table:table-row table:style-name="ro1">
          <table:table-cell office:value-type="string">
            <text:p>http://ruian.linked.opendata.cz/resource/obce/541061</text:p>
          </table:table-cell>
          <table:table-cell office:value-type="string">
            <text:p>Zvíkovec</text:p>
          </table:table-cell>
        </table:table-row>
        <table:table-row table:style-name="ro1">
          <table:table-cell office:value-type="string">
            <text:p>http://ruian.linked.opendata.cz/resource/obce/562165</text:p>
          </table:table-cell>
          <table:table-cell office:value-type="string">
            <text:p>Zvíkovské Podhradí</text:p>
          </table:table-cell>
        </table:table-row>
        <table:table-row table:style-name="ro1">
          <table:table-cell office:value-type="string">
            <text:p>http://ruian.linked.opendata.cz/resource/obce/539902</text:p>
          </table:table-cell>
          <table:table-cell office:value-type="string">
            <text:p>Zvole</text:p>
          </table:table-cell>
        </table:table-row>
        <table:table-row table:style-name="ro1">
          <table:table-cell office:value-type="string">
            <text:p>http://ruian.linked.opendata.cz/resource/obce/597155</text:p>
          </table:table-cell>
          <table:table-cell office:value-type="string">
            <text:p>Zvole</text:p>
          </table:table-cell>
        </table:table-row>
        <table:table-row table:style-name="ro1">
          <table:table-cell office:value-type="string">
            <text:p>http://ruian.linked.opendata.cz/resource/obce/541478</text:p>
          </table:table-cell>
          <table:table-cell office:value-type="string">
            <text:p>Zvole</text:p>
          </table:table-cell>
        </table:table-row>
        <table:table-row table:style-name="ro1">
          <table:table-cell office:value-type="string">
            <text:p>http://ruian.linked.opendata.cz/resource/obce/533122</text:p>
          </table:table-cell>
          <table:table-cell office:value-type="string">
            <text:p>Zvoleněves</text:p>
          </table:table-cell>
        </table:table-row>
        <table:table-row table:style-name="ro1">
          <table:table-cell office:value-type="string">
            <text:p>http://ruian.linked.opendata.cz/resource/obce/588261</text:p>
          </table:table-cell>
          <table:table-cell office:value-type="string">
            <text:p>Zvolenovice</text:p>
          </table:table-cell>
        </table:table-row>
        <table:table-row table:style-name="ro1">
          <table:table-cell office:value-type="string">
            <text:p>http://ruian.linked.opendata.cz/resource/obce/536873</text:p>
          </table:table-cell>
          <table:table-cell office:value-type="string">
            <text:p>Zvotoky</text:p>
          </table:table-cell>
        </table:table-row>
      </table:table>
      <table:table table:name="Lis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database-ranges>
        <table:database-range table:target-range-address="List1.A1:List1.B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5">05/02/2014</text:date>, <text:time>16:46:46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5T16:16:24.64</meta:creation-date>
    <dc:date>2014-02-05T16:46:41.59</dc:date>
    <meta:editing-duration>PT17M55S</meta:editing-duration>
    <meta:editing-cycles>1</meta:editing-cycles>
    <meta:document-statistic meta:table-count="3" meta:cell-count="12506" meta:object-count="0"/>
    <meta:generator>OpenOffice.org/3.4.1$Win32 OpenOffice.org_project/341m1$Build-9593</meta:generator>
  </office:meta>
</office:document-meta>
</file>